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bestobjid</text:p>
          </table:table-cell>
          <table:table-cell office:value-type="string" calcext:value-type="string">
            <text:p>specobji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fiberid</text:p>
          </table:table-cell>
          <table:table-cell office:value-type="string" calcext:value-type="string">
            <text:p>T_eff</text:p>
          </table:table-cell>
          <table:table-cell office:value-type="string" calcext:value-type="string">
            <text:p>Fe_H</text:p>
          </table:table-cell>
          <table:table-cell office:value-type="string" calcext:value-type="string">
            <text:p>Log_g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float" office:value="1.23767446148822E+018" calcext:value-type="float">
            <text:p>1.23767446148822E+018</text:p>
          </table:table-cell>
          <table:table-cell office:value-type="float" office:value="6.38462800531843E+017" calcext:value-type="float">
            <text:p>6.38462800531843E+017</text:p>
          </table:table-cell>
          <table:table-cell office:value-type="float" office:value="567" calcext:value-type="float">
            <text:p>567</text:p>
          </table:table-cell>
          <table:table-cell office:value-type="float" office:value="52252" calcext:value-type="float">
            <text:p>52252</text:p>
          </table:table-cell>
          <table:table-cell office:value-type="float" office:value="282" calcext:value-type="float">
            <text:p>282</text:p>
          </table:table-cell>
          <table:table-cell office:value-type="float" office:value="4290.597" calcext:value-type="float">
            <text:p>4290.597</text:p>
          </table:table-cell>
          <table:table-cell office:value-type="float" office:value="-0.3185627" calcext:value-type="float">
            <text:p>-0.3185627</text:p>
          </table:table-cell>
          <table:table-cell office:value-type="float" office:value="4.021944" calcext:value-type="float">
            <text:p>4.021944</text:p>
          </table:table-cell>
          <table:table-cell office:value-type="float" office:value="36.81591" calcext:value-type="float">
            <text:p>36.81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640963E+018" calcext:value-type="float">
            <text:p>1.23765460640963E+018</text:p>
          </table:table-cell>
          <table:table-cell office:value-type="float" office:value="9.50350820736526E+017" calcext:value-type="float">
            <text:p>9.50350820736526E+017</text:p>
          </table:table-cell>
          <table:table-cell office:value-type="float" office:value="844" calcext:value-type="float">
            <text:p>844</text:p>
          </table:table-cell>
          <table:table-cell office:value-type="float" office:value="52378" calcext:value-type="float">
            <text:p>52378</text:p>
          </table:table-cell>
          <table:table-cell office:value-type="float" office:value="332" calcext:value-type="float">
            <text:p>332</text:p>
          </table:table-cell>
          <table:table-cell office:value-type="float" office:value="4428.212" calcext:value-type="float">
            <text:p>4428.212</text:p>
          </table:table-cell>
          <table:table-cell office:value-type="float" office:value="-1.003212" calcext:value-type="float">
            <text:p>-1.003212</text:p>
          </table:table-cell>
          <table:table-cell office:value-type="float" office:value="4.449655" calcext:value-type="float">
            <text:p>4.449655</text:p>
          </table:table-cell>
          <table:table-cell office:value-type="float" office:value="34.34809" calcext:value-type="float">
            <text:p>34.348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12608304E+018" calcext:value-type="float">
            <text:p>1.23765512608304E+018</text:p>
          </table:table-cell>
          <table:table-cell office:value-type="float" office:value="9.50392052422568E+017" calcext:value-type="float">
            <text:p>9.50392052422568E+017</text:p>
          </table:table-cell>
          <table:table-cell office:value-type="float" office:value="844" calcext:value-type="float">
            <text:p>844</text:p>
          </table:table-cell>
          <table:table-cell office:value-type="float" office:value="52378" calcext:value-type="float">
            <text:p>52378</text:p>
          </table:table-cell>
          <table:table-cell office:value-type="float" office:value="482" calcext:value-type="float">
            <text:p>482</text:p>
          </table:table-cell>
          <table:table-cell office:value-type="float" office:value="4450.021" calcext:value-type="float">
            <text:p>4450.021</text:p>
          </table:table-cell>
          <table:table-cell office:value-type="float" office:value="-0.283043" calcext:value-type="float">
            <text:p>-0.283043</text:p>
          </table:table-cell>
          <table:table-cell office:value-type="float" office:value="4.061141" calcext:value-type="float">
            <text:p>4.061141</text:p>
          </table:table-cell>
          <table:table-cell office:value-type="float" office:value="36.45467" calcext:value-type="float">
            <text:p>36.454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2662168E+018" calcext:value-type="float">
            <text:p>1.23765512662168E+018</text:p>
          </table:table-cell>
          <table:table-cell office:value-type="float" office:value="9.51553961385552E+017" calcext:value-type="float">
            <text:p>9.51553961385552E+017</text:p>
          </table:table-cell>
          <table:table-cell office:value-type="float" office:value="845" calcext:value-type="float">
            <text:p>845</text:p>
          </table:table-cell>
          <table:table-cell office:value-type="float" office:value="52381" calcext:value-type="float">
            <text:p>52381</text:p>
          </table:table-cell>
          <table:table-cell office:value-type="float" office:value="613" calcext:value-type="float">
            <text:p>613</text:p>
          </table:table-cell>
          <table:table-cell office:value-type="float" office:value="4433.001" calcext:value-type="float">
            <text:p>4433.001</text:p>
          </table:table-cell>
          <table:table-cell office:value-type="float" office:value="-0.4737204" calcext:value-type="float">
            <text:p>-0.4737204</text:p>
          </table:table-cell>
          <table:table-cell office:value-type="float" office:value="4.31207" calcext:value-type="float">
            <text:p>4.31207</text:p>
          </table:table-cell>
          <table:table-cell office:value-type="float" office:value="34.37865" calcext:value-type="float">
            <text:p>34.37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2501382E+018" calcext:value-type="float">
            <text:p>1.23765512501382E+018</text:p>
          </table:table-cell>
          <table:table-cell office:value-type="float" office:value="9.54773886019332E+017" calcext:value-type="float">
            <text:p>9.54773886019332E+017</text:p>
          </table:table-cell>
          <table:table-cell office:value-type="float" office:value="848" calcext:value-type="float">
            <text:p>848</text:p>
          </table:table-cell>
          <table:table-cell office:value-type="float" office:value="52669" calcext:value-type="float">
            <text:p>52669</text:p>
          </table:table-cell>
          <table:table-cell office:value-type="float" office:value="39" calcext:value-type="float">
            <text:p>39</text:p>
          </table:table-cell>
          <table:table-cell office:value-type="float" office:value="4444.466" calcext:value-type="float">
            <text:p>4444.466</text:p>
          </table:table-cell>
          <table:table-cell office:value-type="float" office:value="-0.5986178" calcext:value-type="float">
            <text:p>-0.5986178</text:p>
          </table:table-cell>
          <table:table-cell office:value-type="float" office:value="4.425775" calcext:value-type="float">
            <text:p>4.425775</text:p>
          </table:table-cell>
          <table:table-cell office:value-type="float" office:value="41.16568" calcext:value-type="float">
            <text:p>41.165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2501448E+018" calcext:value-type="float">
            <text:p>1.23765512501448E+018</text:p>
          </table:table-cell>
          <table:table-cell office:value-type="float" office:value="9.57102371215796E+017" calcext:value-type="float">
            <text:p>9.57102371215796E+017</text:p>
          </table:table-cell>
          <table:table-cell office:value-type="float" office:value="850" calcext:value-type="float">
            <text:p>850</text:p>
          </table:table-cell>
          <table:table-cell office:value-type="float" office:value="52338" calcext:value-type="float">
            <text:p>52338</text:p>
          </table:table-cell>
          <table:table-cell office:value-type="float" office:value="318" calcext:value-type="float">
            <text:p>318</text:p>
          </table:table-cell>
          <table:table-cell office:value-type="float" office:value="4373.618" calcext:value-type="float">
            <text:p>4373.618</text:p>
          </table:table-cell>
          <table:table-cell office:value-type="float" office:value="-1.151058" calcext:value-type="float">
            <text:p>-1.151058</text:p>
          </table:table-cell>
          <table:table-cell office:value-type="float" office:value="4.416594" calcext:value-type="float">
            <text:p>4.416594</text:p>
          </table:table-cell>
          <table:table-cell office:value-type="float" office:value="48.24619" calcext:value-type="float">
            <text:p>48.2461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88126702E+018" calcext:value-type="float">
            <text:p>1.23765488126702E+018</text:p>
          </table:table-cell>
          <table:table-cell office:value-type="float" office:value="9.58243115167148E+017" calcext:value-type="float">
            <text:p>9.58243115167148E+017</text:p>
          </table:table-cell>
          <table:table-cell office:value-type="float" office:value="851" calcext:value-type="float">
            <text:p>851</text:p>
          </table:table-cell>
          <table:table-cell office:value-type="float" office:value="52376" calcext:value-type="float">
            <text:p>52376</text:p>
          </table:table-cell>
          <table:table-cell office:value-type="float" office:value="372" calcext:value-type="float">
            <text:p>372</text:p>
          </table:table-cell>
          <table:table-cell office:value-type="float" office:value="4363.767" calcext:value-type="float">
            <text:p>4363.767</text:p>
          </table:table-cell>
          <table:table-cell office:value-type="float" office:value="-1.065985" calcext:value-type="float">
            <text:p>-1.065985</text:p>
          </table:table-cell>
          <table:table-cell office:value-type="float" office:value="4.234049" calcext:value-type="float">
            <text:p>4.234049</text:p>
          </table:table-cell>
          <table:table-cell office:value-type="float" office:value="31.03894" calcext:value-type="float">
            <text:p>31.0389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90954E+018" calcext:value-type="float">
            <text:p>1.23765719090954E+018</text:p>
          </table:table-cell>
          <table:table-cell office:value-type="float" office:value="1.26553133538924E+018" calcext:value-type="float">
            <text:p>1.26553133538924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72" calcext:value-type="float">
            <text:p>72</text:p>
          </table:table-cell>
          <table:table-cell office:value-type="float" office:value="4026.165" calcext:value-type="float">
            <text:p>4026.165</text:p>
          </table:table-cell>
          <table:table-cell office:value-type="float" office:value="-1.556374" calcext:value-type="float">
            <text:p>-1.556374</text:p>
          </table:table-cell>
          <table:table-cell office:value-type="float" office:value="4.410027" calcext:value-type="float">
            <text:p>4.410027</text:p>
          </table:table-cell>
          <table:table-cell office:value-type="float" office:value="31.03482" calcext:value-type="float">
            <text:p>31.0348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259081E+018" calcext:value-type="float">
            <text:p>1.23766378259081E+018</text:p>
          </table:table-cell>
          <table:table-cell office:value-type="float" office:value="1.26553518367994E+018" calcext:value-type="float">
            <text:p>1.26553518367994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86" calcext:value-type="float">
            <text:p>86</text:p>
          </table:table-cell>
          <table:table-cell office:value-type="float" office:value="4091.449" calcext:value-type="float">
            <text:p>4091.449</text:p>
          </table:table-cell>
          <table:table-cell office:value-type="float" office:value="-1.184056" calcext:value-type="float">
            <text:p>-1.184056</text:p>
          </table:table-cell>
          <table:table-cell office:value-type="float" office:value="4.455959" calcext:value-type="float">
            <text:p>4.455959</text:p>
          </table:table-cell>
          <table:table-cell office:value-type="float" office:value="35.79148" calcext:value-type="float">
            <text:p>35.7914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90935E+018" calcext:value-type="float">
            <text:p>1.23765719090935E+018</text:p>
          </table:table-cell>
          <table:table-cell office:value-type="float" office:value="1.26554260538343E+018" calcext:value-type="float">
            <text:p>1.26554260538343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113" calcext:value-type="float">
            <text:p>113</text:p>
          </table:table-cell>
          <table:table-cell office:value-type="float" office:value="4356.46" calcext:value-type="float">
            <text:p>4356.46</text:p>
          </table:table-cell>
          <table:table-cell office:value-type="float" office:value="-0.2836472" calcext:value-type="float">
            <text:p>-0.2836472</text:p>
          </table:table-cell>
          <table:table-cell office:value-type="float" office:value="4.057478" calcext:value-type="float">
            <text:p>4.057478</text:p>
          </table:table-cell>
          <table:table-cell office:value-type="float" office:value="44.35949" calcext:value-type="float">
            <text:p>44.35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921E+018" calcext:value-type="float">
            <text:p>1.23765719090921E+018</text:p>
          </table:table-cell>
          <table:table-cell office:value-type="float" office:value="1.26555305074389E+018" calcext:value-type="float">
            <text:p>1.26555305074389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151" calcext:value-type="float">
            <text:p>151</text:p>
          </table:table-cell>
          <table:table-cell office:value-type="float" office:value="4403.117" calcext:value-type="float">
            <text:p>4403.117</text:p>
          </table:table-cell>
          <table:table-cell office:value-type="float" office:value="-0.553816" calcext:value-type="float">
            <text:p>-0.553816</text:p>
          </table:table-cell>
          <table:table-cell office:value-type="float" office:value="4.22342" calcext:value-type="float">
            <text:p>4.22342</text:p>
          </table:table-cell>
          <table:table-cell office:value-type="float" office:value="33.03071" calcext:value-type="float">
            <text:p>33.03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889E+018" calcext:value-type="float">
            <text:p>1.23765719090889E+018</text:p>
          </table:table-cell>
          <table:table-cell office:value-type="float" office:value="1.26556624488343E+018" calcext:value-type="float">
            <text:p>1.26556624488343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199" calcext:value-type="float">
            <text:p>199</text:p>
          </table:table-cell>
          <table:table-cell office:value-type="float" office:value="4072.978" calcext:value-type="float">
            <text:p>4072.978</text:p>
          </table:table-cell>
          <table:table-cell office:value-type="float" office:value="-1.255521" calcext:value-type="float">
            <text:p>-1.255521</text:p>
          </table:table-cell>
          <table:table-cell office:value-type="float" office:value="4.436629" calcext:value-type="float">
            <text:p>4.436629</text:p>
          </table:table-cell>
          <table:table-cell office:value-type="float" office:value="36.00319" calcext:value-type="float">
            <text:p>36.0031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829E+018" calcext:value-type="float">
            <text:p>1.23766371601829E+018</text:p>
          </table:table-cell>
          <table:table-cell office:value-type="float" office:value="1.26564623435435E+018" calcext:value-type="float">
            <text:p>1.26564623435435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490" calcext:value-type="float">
            <text:p>490</text:p>
          </table:table-cell>
          <table:table-cell office:value-type="float" office:value="4345.083" calcext:value-type="float">
            <text:p>4345.083</text:p>
          </table:table-cell>
          <table:table-cell office:value-type="float" office:value="-0.5002503" calcext:value-type="float">
            <text:p>-0.5002503</text:p>
          </table:table-cell>
          <table:table-cell office:value-type="float" office:value="4.077551" calcext:value-type="float">
            <text:p>4.077551</text:p>
          </table:table-cell>
          <table:table-cell office:value-type="float" office:value="30.6359" calcext:value-type="float">
            <text:p>30.63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42E+018" calcext:value-type="float">
            <text:p>1.23766371601842E+018</text:p>
          </table:table-cell>
          <table:table-cell office:value-type="float" office:value="1.26565063240086E+018" calcext:value-type="float">
            <text:p>1.26565063240086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506" calcext:value-type="float">
            <text:p>506</text:p>
          </table:table-cell>
          <table:table-cell office:value-type="float" office:value="4491.041" calcext:value-type="float">
            <text:p>4491.041</text:p>
          </table:table-cell>
          <table:table-cell office:value-type="float" office:value="-0.8800662" calcext:value-type="float">
            <text:p>-0.8800662</text:p>
          </table:table-cell>
          <table:table-cell office:value-type="float" office:value="4.398785" calcext:value-type="float">
            <text:p>4.398785</text:p>
          </table:table-cell>
          <table:table-cell office:value-type="float" office:value="40.28669" calcext:value-type="float">
            <text:p>40.286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615E+018" calcext:value-type="float">
            <text:p>1.23765719144615E+018</text:p>
          </table:table-cell>
          <table:table-cell office:value-type="float" office:value="1.26565393093574E+018" calcext:value-type="float">
            <text:p>1.26565393093574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518" calcext:value-type="float">
            <text:p>518</text:p>
          </table:table-cell>
          <table:table-cell office:value-type="float" office:value="4368.74" calcext:value-type="float">
            <text:p>4368.74</text:p>
          </table:table-cell>
          <table:table-cell office:value-type="float" office:value="-0.1899899" calcext:value-type="float">
            <text:p>-0.1899899</text:p>
          </table:table-cell>
          <table:table-cell office:value-type="float" office:value="4.070627" calcext:value-type="float">
            <text:p>4.070627</text:p>
          </table:table-cell>
          <table:table-cell office:value-type="float" office:value="38.18069" calcext:value-type="float">
            <text:p>38.180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55E+018" calcext:value-type="float">
            <text:p>1.23766371601855E+018</text:p>
          </table:table-cell>
          <table:table-cell office:value-type="float" office:value="1.2656602531276E+018" calcext:value-type="float">
            <text:p>1.2656602531276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541" calcext:value-type="float">
            <text:p>541</text:p>
          </table:table-cell>
          <table:table-cell office:value-type="float" office:value="4236.35" calcext:value-type="float">
            <text:p>4236.35</text:p>
          </table:table-cell>
          <table:table-cell office:value-type="float" office:value="-1.186723" calcext:value-type="float">
            <text:p>-1.186723</text:p>
          </table:table-cell>
          <table:table-cell office:value-type="float" office:value="4.288293" calcext:value-type="float">
            <text:p>4.288293</text:p>
          </table:table-cell>
          <table:table-cell office:value-type="float" office:value="41.28353" calcext:value-type="float">
            <text:p>41.2835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251996E+018" calcext:value-type="float">
            <text:p>1.23765719251996E+018</text:p>
          </table:table-cell>
          <table:table-cell office:value-type="float" office:value="1.26566575068574E+018" calcext:value-type="float">
            <text:p>1.26566575068574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561" calcext:value-type="float">
            <text:p>561</text:p>
          </table:table-cell>
          <table:table-cell office:value-type="float" office:value="4070.39" calcext:value-type="float">
            <text:p>4070.39</text:p>
          </table:table-cell>
          <table:table-cell office:value-type="float" office:value="-1.479934" calcext:value-type="float">
            <text:p>-1.479934</text:p>
          </table:table-cell>
          <table:table-cell office:value-type="float" office:value="4.465827" calcext:value-type="float">
            <text:p>4.465827</text:p>
          </table:table-cell>
          <table:table-cell office:value-type="float" office:value="36.40084" calcext:value-type="float">
            <text:p>36.400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168E+018" calcext:value-type="float">
            <text:p>1.23766378420168E+018</text:p>
          </table:table-cell>
          <table:table-cell office:value-type="float" office:value="1.26567647092411E+018" calcext:value-type="float">
            <text:p>1.26567647092411E+018</text:p>
          </table:table-cell>
          <table:table-cell office:value-type="float" office:value="1124" calcext:value-type="float">
            <text:p>1124</text:p>
          </table:table-cell>
          <table:table-cell office:value-type="float" office:value="52914" calcext:value-type="float">
            <text:p>52914</text:p>
          </table:table-cell>
          <table:table-cell office:value-type="float" office:value="600" calcext:value-type="float">
            <text:p>600</text:p>
          </table:table-cell>
          <table:table-cell office:value-type="float" office:value="4449.082" calcext:value-type="float">
            <text:p>4449.082</text:p>
          </table:table-cell>
          <table:table-cell office:value-type="float" office:value="-0.4819296" calcext:value-type="float">
            <text:p>-0.4819296</text:p>
          </table:table-cell>
          <table:table-cell office:value-type="float" office:value="4.251086" calcext:value-type="float">
            <text:p>4.251086</text:p>
          </table:table-cell>
          <table:table-cell office:value-type="float" office:value="41.55399" calcext:value-type="float">
            <text:p>41.55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574E+018" calcext:value-type="float">
            <text:p>1.23765718983574E+018</text:p>
          </table:table-cell>
          <table:table-cell office:value-type="float" office:value="1.26663853843103E+018" calcext:value-type="float">
            <text:p>1.26663853843103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4" calcext:value-type="float">
            <text:p>4</text:p>
          </table:table-cell>
          <table:table-cell office:value-type="float" office:value="4066.946" calcext:value-type="float">
            <text:p>4066.946</text:p>
          </table:table-cell>
          <table:table-cell office:value-type="float" office:value="-0.9972107" calcext:value-type="float">
            <text:p>-0.9972107</text:p>
          </table:table-cell>
          <table:table-cell office:value-type="float" office:value="4.237137" calcext:value-type="float">
            <text:p>4.237137</text:p>
          </table:table-cell>
          <table:table-cell office:value-type="float" office:value="33.67847" calcext:value-type="float">
            <text:p>33.678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781E+018" calcext:value-type="float">
            <text:p>1.23766378312781E+018</text:p>
          </table:table-cell>
          <table:table-cell office:value-type="float" office:value="1.26665365671591E+018" calcext:value-type="float">
            <text:p>1.26665365671591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59" calcext:value-type="float">
            <text:p>59</text:p>
          </table:table-cell>
          <table:table-cell office:value-type="float" office:value="4489.77" calcext:value-type="float">
            <text:p>4489.77</text:p>
          </table:table-cell>
          <table:table-cell office:value-type="float" office:value="-1.05011" calcext:value-type="float">
            <text:p>-1.05011</text:p>
          </table:table-cell>
          <table:table-cell office:value-type="float" office:value="4.405744" calcext:value-type="float">
            <text:p>4.405744</text:p>
          </table:table-cell>
          <table:table-cell office:value-type="float" office:value="32.35897" calcext:value-type="float">
            <text:p>32.358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259087E+018" calcext:value-type="float">
            <text:p>1.23766378259087E+018</text:p>
          </table:table-cell>
          <table:table-cell office:value-type="float" office:value="1.26666052866359E+018" calcext:value-type="float">
            <text:p>1.26666052866359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84" calcext:value-type="float">
            <text:p>84</text:p>
          </table:table-cell>
          <table:table-cell office:value-type="float" office:value="4369.436" calcext:value-type="float">
            <text:p>4369.436</text:p>
          </table:table-cell>
          <table:table-cell office:value-type="float" office:value="-0.3853531" calcext:value-type="float">
            <text:p>-0.3853531</text:p>
          </table:table-cell>
          <table:table-cell office:value-type="float" office:value="4.013786" calcext:value-type="float">
            <text:p>4.013786</text:p>
          </table:table-cell>
          <table:table-cell office:value-type="float" office:value="39.71466" calcext:value-type="float">
            <text:p>39.714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921E+018" calcext:value-type="float">
            <text:p>1.23765719090921E+018</text:p>
          </table:table-cell>
          <table:table-cell office:value-type="float" office:value="1.26667647158219E+018" calcext:value-type="float">
            <text:p>1.26667647158219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142" calcext:value-type="float">
            <text:p>142</text:p>
          </table:table-cell>
          <table:table-cell office:value-type="float" office:value="4416.409" calcext:value-type="float">
            <text:p>4416.409</text:p>
          </table:table-cell>
          <table:table-cell office:value-type="float" office:value="-0.2258226" calcext:value-type="float">
            <text:p>-0.2258226</text:p>
          </table:table-cell>
          <table:table-cell office:value-type="float" office:value="4.060286" calcext:value-type="float">
            <text:p>4.060286</text:p>
          </table:table-cell>
          <table:table-cell office:value-type="float" office:value="45.08788" calcext:value-type="float">
            <text:p>45.087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416E+018" calcext:value-type="float">
            <text:p>1.23766378366416E+018</text:p>
          </table:table-cell>
          <table:table-cell office:value-type="float" office:value="1.26669928644847E+018" calcext:value-type="float">
            <text:p>1.26669928644847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225" calcext:value-type="float">
            <text:p>225</text:p>
          </table:table-cell>
          <table:table-cell office:value-type="float" office:value="4349.148" calcext:value-type="float">
            <text:p>4349.148</text:p>
          </table:table-cell>
          <table:table-cell office:value-type="float" office:value="-0.3641275" calcext:value-type="float">
            <text:p>-0.3641275</text:p>
          </table:table-cell>
          <table:table-cell office:value-type="float" office:value="4.05324" calcext:value-type="float">
            <text:p>4.05324</text:p>
          </table:table-cell>
          <table:table-cell office:value-type="float" office:value="30.66483" calcext:value-type="float">
            <text:p>30.66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429E+018" calcext:value-type="float">
            <text:p>1.23766378366429E+018</text:p>
          </table:table-cell>
          <table:table-cell office:value-type="float" office:value="1.26670231010544E+018" calcext:value-type="float">
            <text:p>1.26670231010544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236" calcext:value-type="float">
            <text:p>236</text:p>
          </table:table-cell>
          <table:table-cell office:value-type="float" office:value="4243.329" calcext:value-type="float">
            <text:p>4243.329</text:p>
          </table:table-cell>
          <table:table-cell office:value-type="float" office:value="-1.328682" calcext:value-type="float">
            <text:p>-1.328682</text:p>
          </table:table-cell>
          <table:table-cell office:value-type="float" office:value="4.292042" calcext:value-type="float">
            <text:p>4.292042</text:p>
          </table:table-cell>
          <table:table-cell office:value-type="float" office:value="44.00361" calcext:value-type="float">
            <text:p>44.0036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66422E+018" calcext:value-type="float">
            <text:p>1.23766378366422E+018</text:p>
          </table:table-cell>
          <table:table-cell office:value-type="float" office:value="1.26670258498335E+018" calcext:value-type="float">
            <text:p>1.26670258498335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237" calcext:value-type="float">
            <text:p>237</text:p>
          </table:table-cell>
          <table:table-cell office:value-type="float" office:value="4495.105" calcext:value-type="float">
            <text:p>4495.105</text:p>
          </table:table-cell>
          <table:table-cell office:value-type="float" office:value="-0.5196915" calcext:value-type="float">
            <text:p>-0.5196915</text:p>
          </table:table-cell>
          <table:table-cell office:value-type="float" office:value="4.287357" calcext:value-type="float">
            <text:p>4.287357</text:p>
          </table:table-cell>
          <table:table-cell office:value-type="float" office:value="39.35775" calcext:value-type="float">
            <text:p>39.357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508E+018" calcext:value-type="float">
            <text:p>1.23765718983508E+018</text:p>
          </table:table-cell>
          <table:table-cell office:value-type="float" office:value="1.26670423425079E+018" calcext:value-type="float">
            <text:p>1.26670423425079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243" calcext:value-type="float">
            <text:p>243</text:p>
          </table:table-cell>
          <table:table-cell office:value-type="float" office:value="4410.066" calcext:value-type="float">
            <text:p>4410.066</text:p>
          </table:table-cell>
          <table:table-cell office:value-type="float" office:value="-0.7289864" calcext:value-type="float">
            <text:p>-0.7289864</text:p>
          </table:table-cell>
          <table:table-cell office:value-type="float" office:value="4.142555" calcext:value-type="float">
            <text:p>4.142555</text:p>
          </table:table-cell>
          <table:table-cell office:value-type="float" office:value="35.17209" calcext:value-type="float">
            <text:p>35.172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849E+018" calcext:value-type="float">
            <text:p>1.23765719090849E+018</text:p>
          </table:table-cell>
          <table:table-cell office:value-type="float" office:value="1.26672072692521E+018" calcext:value-type="float">
            <text:p>1.26672072692521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303" calcext:value-type="float">
            <text:p>303</text:p>
          </table:table-cell>
          <table:table-cell office:value-type="float" office:value="4311.346" calcext:value-type="float">
            <text:p>4311.346</text:p>
          </table:table-cell>
          <table:table-cell office:value-type="float" office:value="-1.395821" calcext:value-type="float">
            <text:p>-1.395821</text:p>
          </table:table-cell>
          <table:table-cell office:value-type="float" office:value="4.064843" calcext:value-type="float">
            <text:p>4.064843</text:p>
          </table:table-cell>
          <table:table-cell office:value-type="float" office:value="35.67493" calcext:value-type="float">
            <text:p>35.674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771E+018" calcext:value-type="float">
            <text:p>1.23766320491771E+018</text:p>
          </table:table-cell>
          <table:table-cell office:value-type="float" office:value="1.26673914374497E+018" calcext:value-type="float">
            <text:p>1.26673914374497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370" calcext:value-type="float">
            <text:p>370</text:p>
          </table:table-cell>
          <table:table-cell office:value-type="float" office:value="4460.484" calcext:value-type="float">
            <text:p>4460.484</text:p>
          </table:table-cell>
          <table:table-cell office:value-type="float" office:value="-0.4259127" calcext:value-type="float">
            <text:p>-0.4259127</text:p>
          </table:table-cell>
          <table:table-cell office:value-type="float" office:value="4.055589" calcext:value-type="float">
            <text:p>4.055589</text:p>
          </table:table-cell>
          <table:table-cell office:value-type="float" office:value="39.94207" calcext:value-type="float">
            <text:p>39.942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79E+018" calcext:value-type="float">
            <text:p>1.2376637160179E+018</text:p>
          </table:table-cell>
          <table:table-cell office:value-type="float" office:value="1.26675756056474E+018" calcext:value-type="float">
            <text:p>1.26675756056474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437" calcext:value-type="float">
            <text:p>437</text:p>
          </table:table-cell>
          <table:table-cell office:value-type="float" office:value="4106.185" calcext:value-type="float">
            <text:p>4106.185</text:p>
          </table:table-cell>
          <table:table-cell office:value-type="float" office:value="-1.162472" calcext:value-type="float">
            <text:p>-1.162472</text:p>
          </table:table-cell>
          <table:table-cell office:value-type="float" office:value="4.280273" calcext:value-type="float">
            <text:p>4.280273</text:p>
          </table:table-cell>
          <table:table-cell office:value-type="float" office:value="31.13247" calcext:value-type="float">
            <text:p>31.1324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809E+018" calcext:value-type="float">
            <text:p>1.23766371601809E+018</text:p>
          </table:table-cell>
          <table:table-cell office:value-type="float" office:value="1.26676553202404E+018" calcext:value-type="float">
            <text:p>1.26676553202404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466" calcext:value-type="float">
            <text:p>466</text:p>
          </table:table-cell>
          <table:table-cell office:value-type="float" office:value="4449.987" calcext:value-type="float">
            <text:p>4449.987</text:p>
          </table:table-cell>
          <table:table-cell office:value-type="float" office:value="-0.4651724" calcext:value-type="float">
            <text:p>-0.4651724</text:p>
          </table:table-cell>
          <table:table-cell office:value-type="float" office:value="4.088486" calcext:value-type="float">
            <text:p>4.088486</text:p>
          </table:table-cell>
          <table:table-cell office:value-type="float" office:value="37.8168" calcext:value-type="float">
            <text:p>37.8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42E+018" calcext:value-type="float">
            <text:p>1.23766371601842E+018</text:p>
          </table:table-cell>
          <table:table-cell office:value-type="float" office:value="1.26677900104148E+018" calcext:value-type="float">
            <text:p>1.26677900104148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515" calcext:value-type="float">
            <text:p>515</text:p>
          </table:table-cell>
          <table:table-cell office:value-type="float" office:value="4192.34" calcext:value-type="float">
            <text:p>4192.34</text:p>
          </table:table-cell>
          <table:table-cell office:value-type="float" office:value="-1.146358" calcext:value-type="float">
            <text:p>-1.146358</text:p>
          </table:table-cell>
          <table:table-cell office:value-type="float" office:value="4.263765" calcext:value-type="float">
            <text:p>4.263765</text:p>
          </table:table-cell>
          <table:table-cell office:value-type="float" office:value="39.06146" calcext:value-type="float">
            <text:p>39.061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817E+018" calcext:value-type="float">
            <text:p>1.23766320491817E+018</text:p>
          </table:table-cell>
          <table:table-cell office:value-type="float" office:value="1.26678504835543E+018" calcext:value-type="float">
            <text:p>1.26678504835543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537" calcext:value-type="float">
            <text:p>537</text:p>
          </table:table-cell>
          <table:table-cell office:value-type="float" office:value="4407.507" calcext:value-type="float">
            <text:p>4407.507</text:p>
          </table:table-cell>
          <table:table-cell office:value-type="float" office:value="-0.4803286" calcext:value-type="float">
            <text:p>-0.4803286</text:p>
          </table:table-cell>
          <table:table-cell office:value-type="float" office:value="4.001781" calcext:value-type="float">
            <text:p>4.001781</text:p>
          </table:table-cell>
          <table:table-cell office:value-type="float" office:value="35.34206" calcext:value-type="float">
            <text:p>35.34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49E+018" calcext:value-type="float">
            <text:p>1.23766371601849E+018</text:p>
          </table:table-cell>
          <table:table-cell office:value-type="float" office:value="1.26679027103566E+018" calcext:value-type="float">
            <text:p>1.26679027103566E+018</text:p>
          </table:table-cell>
          <table:table-cell office:value-type="float" office:value="1125" calcext:value-type="float">
            <text:p>1125</text:p>
          </table:table-cell>
          <table:table-cell office:value-type="float" office:value="52606" calcext:value-type="float">
            <text:p>52606</text:p>
          </table:table-cell>
          <table:table-cell office:value-type="float" office:value="556" calcext:value-type="float">
            <text:p>556</text:p>
          </table:table-cell>
          <table:table-cell office:value-type="float" office:value="4488.592" calcext:value-type="float">
            <text:p>4488.592</text:p>
          </table:table-cell>
          <table:table-cell office:value-type="float" office:value="-0.8917116" calcext:value-type="float">
            <text:p>-0.8917116</text:p>
          </table:table-cell>
          <table:table-cell office:value-type="float" office:value="4.277535" calcext:value-type="float">
            <text:p>4.277535</text:p>
          </table:table-cell>
          <table:table-cell office:value-type="float" office:value="43.70586" calcext:value-type="float">
            <text:p>43.705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56E+018" calcext:value-type="float">
            <text:p>1.2376571898356E+018</text:p>
          </table:table-cell>
          <table:table-cell office:value-type="float" office:value="1.26778862779501E+018" calcext:value-type="float">
            <text:p>1.26778862779501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92" calcext:value-type="float">
            <text:p>92</text:p>
          </table:table-cell>
          <table:table-cell office:value-type="float" office:value="4453.114" calcext:value-type="float">
            <text:p>4453.114</text:p>
          </table:table-cell>
          <table:table-cell office:value-type="float" office:value="-0.5633194" calcext:value-type="float">
            <text:p>-0.5633194</text:p>
          </table:table-cell>
          <table:table-cell office:value-type="float" office:value="4.116782" calcext:value-type="float">
            <text:p>4.116782</text:p>
          </table:table-cell>
          <table:table-cell office:value-type="float" office:value="41.43283" calcext:value-type="float">
            <text:p>41.432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761E+018" calcext:value-type="float">
            <text:p>1.23766378312761E+018</text:p>
          </table:table-cell>
          <table:table-cell office:value-type="float" office:value="1.26779000218455E+018" calcext:value-type="float">
            <text:p>1.26779000218455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97" calcext:value-type="float">
            <text:p>97</text:p>
          </table:table-cell>
          <table:table-cell office:value-type="float" office:value="4439.367" calcext:value-type="float">
            <text:p>4439.367</text:p>
          </table:table-cell>
          <table:table-cell office:value-type="float" office:value="-0.7134052" calcext:value-type="float">
            <text:p>-0.7134052</text:p>
          </table:table-cell>
          <table:table-cell office:value-type="float" office:value="4.378925" calcext:value-type="float">
            <text:p>4.378925</text:p>
          </table:table-cell>
          <table:table-cell office:value-type="float" office:value="31.8448" calcext:value-type="float">
            <text:p>31.84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7130044E+018" calcext:value-type="float">
            <text:p>1.23765697130044E+018</text:p>
          </table:table-cell>
          <table:table-cell office:value-type="float" office:value="1.26779165145199E+018" calcext:value-type="float">
            <text:p>1.26779165145199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103" calcext:value-type="float">
            <text:p>103</text:p>
          </table:table-cell>
          <table:table-cell office:value-type="float" office:value="4047.608" calcext:value-type="float">
            <text:p>4047.608</text:p>
          </table:table-cell>
          <table:table-cell office:value-type="float" office:value="-1.159548" calcext:value-type="float">
            <text:p>-1.159548</text:p>
          </table:table-cell>
          <table:table-cell office:value-type="float" office:value="4.404834" calcext:value-type="float">
            <text:p>4.404834</text:p>
          </table:table-cell>
          <table:table-cell office:value-type="float" office:value="40.27629" calcext:value-type="float">
            <text:p>40.276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697130031E+018" calcext:value-type="float">
            <text:p>1.23765697130031E+018</text:p>
          </table:table-cell>
          <table:table-cell office:value-type="float" office:value="1.26780347120199E+018" calcext:value-type="float">
            <text:p>1.26780347120199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146" calcext:value-type="float">
            <text:p>146</text:p>
          </table:table-cell>
          <table:table-cell office:value-type="float" office:value="4383.069" calcext:value-type="float">
            <text:p>4383.069</text:p>
          </table:table-cell>
          <table:table-cell office:value-type="float" office:value="-0.9111473" calcext:value-type="float">
            <text:p>-0.9111473</text:p>
          </table:table-cell>
          <table:table-cell office:value-type="float" office:value="4.322467" calcext:value-type="float">
            <text:p>4.322467</text:p>
          </table:table-cell>
          <table:table-cell office:value-type="float" office:value="39.68883" calcext:value-type="float">
            <text:p>39.68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208E+018" calcext:value-type="float">
            <text:p>1.23765719037208E+018</text:p>
          </table:table-cell>
          <table:table-cell office:value-type="float" office:value="1.26781666534152E+018" calcext:value-type="float">
            <text:p>1.26781666534152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194" calcext:value-type="float">
            <text:p>194</text:p>
          </table:table-cell>
          <table:table-cell office:value-type="float" office:value="4024.231" calcext:value-type="float">
            <text:p>4024.231</text:p>
          </table:table-cell>
          <table:table-cell office:value-type="float" office:value="-1.382928" calcext:value-type="float">
            <text:p>-1.382928</text:p>
          </table:table-cell>
          <table:table-cell office:value-type="float" office:value="4.213882" calcext:value-type="float">
            <text:p>4.213882</text:p>
          </table:table-cell>
          <table:table-cell office:value-type="float" office:value="47.57268" calcext:value-type="float">
            <text:p>47.572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742E+018" calcext:value-type="float">
            <text:p>1.23766378312742E+018</text:p>
          </table:table-cell>
          <table:table-cell office:value-type="float" office:value="1.26782133826594E+018" calcext:value-type="float">
            <text:p>1.26782133826594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211" calcext:value-type="float">
            <text:p>211</text:p>
          </table:table-cell>
          <table:table-cell office:value-type="float" office:value="4455.207" calcext:value-type="float">
            <text:p>4455.207</text:p>
          </table:table-cell>
          <table:table-cell office:value-type="float" office:value="-0.6767493" calcext:value-type="float">
            <text:p>-0.6767493</text:p>
          </table:table-cell>
          <table:table-cell office:value-type="float" office:value="4.388646" calcext:value-type="float">
            <text:p>4.388646</text:p>
          </table:table-cell>
          <table:table-cell office:value-type="float" office:value="43.18458" calcext:value-type="float">
            <text:p>43.18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495E+018" calcext:value-type="float">
            <text:p>1.23765718983495E+018</text:p>
          </table:table-cell>
          <table:table-cell office:value-type="float" office:value="1.26784222898687E+018" calcext:value-type="float">
            <text:p>1.26784222898687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287" calcext:value-type="float">
            <text:p>287</text:p>
          </table:table-cell>
          <table:table-cell office:value-type="float" office:value="4083.307" calcext:value-type="float">
            <text:p>4083.307</text:p>
          </table:table-cell>
          <table:table-cell office:value-type="float" office:value="-1.200885" calcext:value-type="float">
            <text:p>-1.200885</text:p>
          </table:table-cell>
          <table:table-cell office:value-type="float" office:value="4.270503" calcext:value-type="float">
            <text:p>4.270503</text:p>
          </table:table-cell>
          <table:table-cell office:value-type="float" office:value="31.19405" calcext:value-type="float">
            <text:p>31.1940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702E+018" calcext:value-type="float">
            <text:p>1.23766378312702E+018</text:p>
          </table:table-cell>
          <table:table-cell office:value-type="float" office:value="1.26784250386477E+018" calcext:value-type="float">
            <text:p>1.26784250386477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288" calcext:value-type="float">
            <text:p>288</text:p>
          </table:table-cell>
          <table:table-cell office:value-type="float" office:value="4399.552" calcext:value-type="float">
            <text:p>4399.552</text:p>
          </table:table-cell>
          <table:table-cell office:value-type="float" office:value="-0.7966117" calcext:value-type="float">
            <text:p>-0.7966117</text:p>
          </table:table-cell>
          <table:table-cell office:value-type="float" office:value="4.177586" calcext:value-type="float">
            <text:p>4.177586</text:p>
          </table:table-cell>
          <table:table-cell office:value-type="float" office:value="32.54301" calcext:value-type="float">
            <text:p>32.54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175E+018" calcext:value-type="float">
            <text:p>1.23765719037175E+018</text:p>
          </table:table-cell>
          <table:table-cell office:value-type="float" office:value="1.26784607727756E+018" calcext:value-type="float">
            <text:p>1.26784607727756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01" calcext:value-type="float">
            <text:p>301</text:p>
          </table:table-cell>
          <table:table-cell office:value-type="float" office:value="4437.972" calcext:value-type="float">
            <text:p>4437.972</text:p>
          </table:table-cell>
          <table:table-cell office:value-type="float" office:value="-0.3700497" calcext:value-type="float">
            <text:p>-0.3700497</text:p>
          </table:table-cell>
          <table:table-cell office:value-type="float" office:value="4.149564" calcext:value-type="float">
            <text:p>4.149564</text:p>
          </table:table-cell>
          <table:table-cell office:value-type="float" office:value="45.15298" calcext:value-type="float">
            <text:p>45.15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175E+018" calcext:value-type="float">
            <text:p>1.23765719037175E+018</text:p>
          </table:table-cell>
          <table:table-cell office:value-type="float" office:value="1.26784855117873E+018" calcext:value-type="float">
            <text:p>1.26784855117873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10" calcext:value-type="float">
            <text:p>310</text:p>
          </table:table-cell>
          <table:table-cell office:value-type="float" office:value="4423.749" calcext:value-type="float">
            <text:p>4423.749</text:p>
          </table:table-cell>
          <table:table-cell office:value-type="float" office:value="-0.3203839" calcext:value-type="float">
            <text:p>-0.3203839</text:p>
          </table:table-cell>
          <table:table-cell office:value-type="float" office:value="4.069371" calcext:value-type="float">
            <text:p>4.069371</text:p>
          </table:table-cell>
          <table:table-cell office:value-type="float" office:value="41.79785" calcext:value-type="float">
            <text:p>41.79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863E+018" calcext:value-type="float">
            <text:p>1.23765719090863E+018</text:p>
          </table:table-cell>
          <table:table-cell office:value-type="float" office:value="1.26784882605663E+018" calcext:value-type="float">
            <text:p>1.26784882605663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11" calcext:value-type="float">
            <text:p>311</text:p>
          </table:table-cell>
          <table:table-cell office:value-type="float" office:value="4143.935" calcext:value-type="float">
            <text:p>4143.935</text:p>
          </table:table-cell>
          <table:table-cell office:value-type="float" office:value="-1.393518" calcext:value-type="float">
            <text:p>-1.393518</text:p>
          </table:table-cell>
          <table:table-cell office:value-type="float" office:value="4.39645" calcext:value-type="float">
            <text:p>4.39645</text:p>
          </table:table-cell>
          <table:table-cell office:value-type="float" office:value="37.37715" calcext:value-type="float">
            <text:p>37.377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758E+018" calcext:value-type="float">
            <text:p>1.23766320491758E+018</text:p>
          </table:table-cell>
          <table:table-cell office:value-type="float" office:value="1.26785762214965E+018" calcext:value-type="float">
            <text:p>1.26785762214965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43" calcext:value-type="float">
            <text:p>343</text:p>
          </table:table-cell>
          <table:table-cell office:value-type="float" office:value="4470.809" calcext:value-type="float">
            <text:p>4470.809</text:p>
          </table:table-cell>
          <table:table-cell office:value-type="float" office:value="-0.4811533" calcext:value-type="float">
            <text:p>-0.4811533</text:p>
          </table:table-cell>
          <table:table-cell office:value-type="float" office:value="4.285151" calcext:value-type="float">
            <text:p>4.285151</text:p>
          </table:table-cell>
          <table:table-cell office:value-type="float" office:value="42.15028" calcext:value-type="float">
            <text:p>42.15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0491764E+018" calcext:value-type="float">
            <text:p>1.23766320491764E+018</text:p>
          </table:table-cell>
          <table:table-cell office:value-type="float" office:value="1.26786889214384E+018" calcext:value-type="float">
            <text:p>1.26786889214384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84" calcext:value-type="float">
            <text:p>384</text:p>
          </table:table-cell>
          <table:table-cell office:value-type="float" office:value="4261.221" calcext:value-type="float">
            <text:p>4261.221</text:p>
          </table:table-cell>
          <table:table-cell office:value-type="float" office:value="-1.269944" calcext:value-type="float">
            <text:p>-1.269944</text:p>
          </table:table-cell>
          <table:table-cell office:value-type="float" office:value="4.375996" calcext:value-type="float">
            <text:p>4.375996</text:p>
          </table:table-cell>
          <table:table-cell office:value-type="float" office:value="59.90187" calcext:value-type="float">
            <text:p>59.9018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144563E+018" calcext:value-type="float">
            <text:p>1.23765719144563E+018</text:p>
          </table:table-cell>
          <table:table-cell office:value-type="float" office:value="1.26787054141128E+018" calcext:value-type="float">
            <text:p>1.26787054141128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390" calcext:value-type="float">
            <text:p>390</text:p>
          </table:table-cell>
          <table:table-cell office:value-type="float" office:value="4074.917" calcext:value-type="float">
            <text:p>4074.917</text:p>
          </table:table-cell>
          <table:table-cell office:value-type="float" office:value="-1.165789" calcext:value-type="float">
            <text:p>-1.165789</text:p>
          </table:table-cell>
          <table:table-cell office:value-type="float" office:value="4.349131" calcext:value-type="float">
            <text:p>4.349131</text:p>
          </table:table-cell>
          <table:table-cell office:value-type="float" office:value="30.06403" calcext:value-type="float">
            <text:p>30.0640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79E+018" calcext:value-type="float">
            <text:p>1.2376632049179E+018</text:p>
          </table:table-cell>
          <table:table-cell office:value-type="float" office:value="1.26787383994616E+018" calcext:value-type="float">
            <text:p>1.26787383994616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402" calcext:value-type="float">
            <text:p>402</text:p>
          </table:table-cell>
          <table:table-cell office:value-type="float" office:value="4062.327" calcext:value-type="float">
            <text:p>4062.327</text:p>
          </table:table-cell>
          <table:table-cell office:value-type="float" office:value="-1.235914" calcext:value-type="float">
            <text:p>-1.235914</text:p>
          </table:table-cell>
          <table:table-cell office:value-type="float" office:value="4.274453" calcext:value-type="float">
            <text:p>4.274453</text:p>
          </table:table-cell>
          <table:table-cell office:value-type="float" office:value="34.21341" calcext:value-type="float">
            <text:p>34.2134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420116E+018" calcext:value-type="float">
            <text:p>1.23766378420116E+018</text:p>
          </table:table-cell>
          <table:table-cell office:value-type="float" office:value="1.26789390603337E+018" calcext:value-type="float">
            <text:p>1.26789390603337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475" calcext:value-type="float">
            <text:p>475</text:p>
          </table:table-cell>
          <table:table-cell office:value-type="float" office:value="4036.285" calcext:value-type="float">
            <text:p>4036.285</text:p>
          </table:table-cell>
          <table:table-cell office:value-type="float" office:value="-1.824287" calcext:value-type="float">
            <text:p>-1.824287</text:p>
          </table:table-cell>
          <table:table-cell office:value-type="float" office:value="4.163106" calcext:value-type="float">
            <text:p>4.163106</text:p>
          </table:table-cell>
          <table:table-cell office:value-type="float" office:value="34.41813" calcext:value-type="float">
            <text:p>34.418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0491817E+018" calcext:value-type="float">
            <text:p>1.23766320491817E+018</text:p>
          </table:table-cell>
          <table:table-cell office:value-type="float" office:value="1.26789747944616E+018" calcext:value-type="float">
            <text:p>1.26789747944616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488" calcext:value-type="float">
            <text:p>488</text:p>
          </table:table-cell>
          <table:table-cell office:value-type="float" office:value="4307.6" calcext:value-type="float">
            <text:p>4307.6</text:p>
          </table:table-cell>
          <table:table-cell office:value-type="float" office:value="-0.5729755" calcext:value-type="float">
            <text:p>-0.5729755</text:p>
          </table:table-cell>
          <table:table-cell office:value-type="float" office:value="4.167574" calcext:value-type="float">
            <text:p>4.167574</text:p>
          </table:table-cell>
          <table:table-cell office:value-type="float" office:value="58.92715" calcext:value-type="float">
            <text:p>58.927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0491817E+018" calcext:value-type="float">
            <text:p>1.23766320491817E+018</text:p>
          </table:table-cell>
          <table:table-cell office:value-type="float" office:value="1.26789857895779E+018" calcext:value-type="float">
            <text:p>1.26789857895779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492" calcext:value-type="float">
            <text:p>492</text:p>
          </table:table-cell>
          <table:table-cell office:value-type="float" office:value="4368.725" calcext:value-type="float">
            <text:p>4368.725</text:p>
          </table:table-cell>
          <table:table-cell office:value-type="float" office:value="-0.6155298" calcext:value-type="float">
            <text:p>-0.6155298</text:p>
          </table:table-cell>
          <table:table-cell office:value-type="float" office:value="4.034445" calcext:value-type="float">
            <text:p>4.034445</text:p>
          </table:table-cell>
          <table:table-cell office:value-type="float" office:value="58.64462" calcext:value-type="float">
            <text:p>58.644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609E+018" calcext:value-type="float">
            <text:p>1.23765719144609E+018</text:p>
          </table:table-cell>
          <table:table-cell office:value-type="float" office:value="1.26790077798104E+018" calcext:value-type="float">
            <text:p>1.26790077798104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00" calcext:value-type="float">
            <text:p>500</text:p>
          </table:table-cell>
          <table:table-cell office:value-type="float" office:value="4436.662" calcext:value-type="float">
            <text:p>4436.662</text:p>
          </table:table-cell>
          <table:table-cell office:value-type="float" office:value="-0.7168254" calcext:value-type="float">
            <text:p>-0.7168254</text:p>
          </table:table-cell>
          <table:table-cell office:value-type="float" office:value="4.206134" calcext:value-type="float">
            <text:p>4.206134</text:p>
          </table:table-cell>
          <table:table-cell office:value-type="float" office:value="44.71186" calcext:value-type="float">
            <text:p>44.71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49E+018" calcext:value-type="float">
            <text:p>1.23766371601849E+018</text:p>
          </table:table-cell>
          <table:table-cell office:value-type="float" office:value="1.26791369724267E+018" calcext:value-type="float">
            <text:p>1.26791369724267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47" calcext:value-type="float">
            <text:p>547</text:p>
          </table:table-cell>
          <table:table-cell office:value-type="float" office:value="4349.823" calcext:value-type="float">
            <text:p>4349.823</text:p>
          </table:table-cell>
          <table:table-cell office:value-type="float" office:value="-0.4074407" calcext:value-type="float">
            <text:p>-0.4074407</text:p>
          </table:table-cell>
          <table:table-cell office:value-type="float" office:value="4.040403" calcext:value-type="float">
            <text:p>4.040403</text:p>
          </table:table-cell>
          <table:table-cell office:value-type="float" office:value="51.66071" calcext:value-type="float">
            <text:p>51.66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55E+018" calcext:value-type="float">
            <text:p>1.23766371601855E+018</text:p>
          </table:table-cell>
          <table:table-cell office:value-type="float" office:value="1.26791699577755E+018" calcext:value-type="float">
            <text:p>1.26791699577755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59" calcext:value-type="float">
            <text:p>559</text:p>
          </table:table-cell>
          <table:table-cell office:value-type="float" office:value="4091.456" calcext:value-type="float">
            <text:p>4091.456</text:p>
          </table:table-cell>
          <table:table-cell office:value-type="float" office:value="-1.095762" calcext:value-type="float">
            <text:p>-1.095762</text:p>
          </table:table-cell>
          <table:table-cell office:value-type="float" office:value="4.33965" calcext:value-type="float">
            <text:p>4.33965</text:p>
          </table:table-cell>
          <table:table-cell office:value-type="float" office:value="36.73149" calcext:value-type="float">
            <text:p>36.7314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55529E+018" calcext:value-type="float">
            <text:p>1.23766371655529E+018</text:p>
          </table:table-cell>
          <table:table-cell office:value-type="float" office:value="1.26792166870197E+018" calcext:value-type="float">
            <text:p>1.26792166870197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76" calcext:value-type="float">
            <text:p>576</text:p>
          </table:table-cell>
          <table:table-cell office:value-type="float" office:value="4046.994" calcext:value-type="float">
            <text:p>4046.994</text:p>
          </table:table-cell>
          <table:table-cell office:value-type="float" office:value="-1.365525" calcext:value-type="float">
            <text:p>-1.365525</text:p>
          </table:table-cell>
          <table:table-cell office:value-type="float" office:value="4.290544" calcext:value-type="float">
            <text:p>4.290544</text:p>
          </table:table-cell>
          <table:table-cell office:value-type="float" office:value="32.59304" calcext:value-type="float">
            <text:p>32.593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83E+018" calcext:value-type="float">
            <text:p>1.2376632049183E+018</text:p>
          </table:table-cell>
          <table:table-cell office:value-type="float" office:value="1.26792194357988E+018" calcext:value-type="float">
            <text:p>1.26792194357988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77" calcext:value-type="float">
            <text:p>577</text:p>
          </table:table-cell>
          <table:table-cell office:value-type="float" office:value="4387.479" calcext:value-type="float">
            <text:p>4387.479</text:p>
          </table:table-cell>
          <table:table-cell office:value-type="float" office:value="-1.126054" calcext:value-type="float">
            <text:p>-1.126054</text:p>
          </table:table-cell>
          <table:table-cell office:value-type="float" office:value="4.491868" calcext:value-type="float">
            <text:p>4.491868</text:p>
          </table:table-cell>
          <table:table-cell office:value-type="float" office:value="31.84691" calcext:value-type="float">
            <text:p>31.846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648E+018" calcext:value-type="float">
            <text:p>1.23765719144648E+018</text:p>
          </table:table-cell>
          <table:table-cell office:value-type="float" office:value="1.26792469235895E+018" calcext:value-type="float">
            <text:p>1.26792469235895E+018</text:p>
          </table:table-cell>
          <table:table-cell office:value-type="float" office:value="1126" calcext:value-type="float">
            <text:p>1126</text:p>
          </table:table-cell>
          <table:table-cell office:value-type="float" office:value="52618" calcext:value-type="float">
            <text:p>52618</text:p>
          </table:table-cell>
          <table:table-cell office:value-type="float" office:value="587" calcext:value-type="float">
            <text:p>587</text:p>
          </table:table-cell>
          <table:table-cell office:value-type="float" office:value="4119.538" calcext:value-type="float">
            <text:p>4119.538</text:p>
          </table:table-cell>
          <table:table-cell office:value-type="float" office:value="-1.340005" calcext:value-type="float">
            <text:p>-1.340005</text:p>
          </table:table-cell>
          <table:table-cell office:value-type="float" office:value="4.263316" calcext:value-type="float">
            <text:p>4.263316</text:p>
          </table:table-cell>
          <table:table-cell office:value-type="float" office:value="37.70297" calcext:value-type="float">
            <text:p>37.702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807E+018" calcext:value-type="float">
            <text:p>1.23766378312807E+018</text:p>
          </table:table-cell>
          <table:table-cell office:value-type="float" office:value="1.26889336737107E+018" calcext:value-type="float">
            <text:p>1.26889336737107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15" calcext:value-type="float">
            <text:p>15</text:p>
          </table:table-cell>
          <table:table-cell office:value-type="float" office:value="4451.436" calcext:value-type="float">
            <text:p>4451.436</text:p>
          </table:table-cell>
          <table:table-cell office:value-type="float" office:value="-0.21288" calcext:value-type="float">
            <text:p>-0.21288</text:p>
          </table:table-cell>
          <table:table-cell office:value-type="float" office:value="4.157546" calcext:value-type="float">
            <text:p>4.157546</text:p>
          </table:table-cell>
          <table:table-cell office:value-type="float" office:value="45.54422" calcext:value-type="float">
            <text:p>45.544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788E+018" calcext:value-type="float">
            <text:p>1.23766378312788E+018</text:p>
          </table:table-cell>
          <table:table-cell office:value-type="float" office:value="1.26890491224316E+018" calcext:value-type="float">
            <text:p>1.26890491224316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7" calcext:value-type="float">
            <text:p>57</text:p>
          </table:table-cell>
          <table:table-cell office:value-type="float" office:value="4129.472" calcext:value-type="float">
            <text:p>4129.472</text:p>
          </table:table-cell>
          <table:table-cell office:value-type="float" office:value="-1.119329" calcext:value-type="float">
            <text:p>-1.119329</text:p>
          </table:table-cell>
          <table:table-cell office:value-type="float" office:value="4.415688" calcext:value-type="float">
            <text:p>4.415688</text:p>
          </table:table-cell>
          <table:table-cell office:value-type="float" office:value="35.19394" calcext:value-type="float">
            <text:p>35.1939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8983534E+018" calcext:value-type="float">
            <text:p>1.23765718983534E+018</text:p>
          </table:table-cell>
          <table:table-cell office:value-type="float" office:value="1.26892332906292E+018" calcext:value-type="float">
            <text:p>1.26892332906292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124" calcext:value-type="float">
            <text:p>124</text:p>
          </table:table-cell>
          <table:table-cell office:value-type="float" office:value="4084.756" calcext:value-type="float">
            <text:p>4084.756</text:p>
          </table:table-cell>
          <table:table-cell office:value-type="float" office:value="-1.252476" calcext:value-type="float">
            <text:p>-1.252476</text:p>
          </table:table-cell>
          <table:table-cell office:value-type="float" office:value="4.307055" calcext:value-type="float">
            <text:p>4.307055</text:p>
          </table:table-cell>
          <table:table-cell office:value-type="float" office:value="37.1015" calcext:value-type="float">
            <text:p>37.10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8983541E+018" calcext:value-type="float">
            <text:p>1.23765718983541E+018</text:p>
          </table:table-cell>
          <table:table-cell office:value-type="float" office:value="1.26892470345246E+018" calcext:value-type="float">
            <text:p>1.26892470345246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129" calcext:value-type="float">
            <text:p>129</text:p>
          </table:table-cell>
          <table:table-cell office:value-type="float" office:value="4054.771" calcext:value-type="float">
            <text:p>4054.771</text:p>
          </table:table-cell>
          <table:table-cell office:value-type="float" office:value="-1.191058" calcext:value-type="float">
            <text:p>-1.191058</text:p>
          </table:table-cell>
          <table:table-cell office:value-type="float" office:value="4.324357" calcext:value-type="float">
            <text:p>4.324357</text:p>
          </table:table-cell>
          <table:table-cell office:value-type="float" office:value="39.59909" calcext:value-type="float">
            <text:p>39.599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66429E+018" calcext:value-type="float">
            <text:p>1.23766378366429E+018</text:p>
          </table:table-cell>
          <table:table-cell office:value-type="float" office:value="1.26894092124897E+018" calcext:value-type="float">
            <text:p>1.26894092124897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188" calcext:value-type="float">
            <text:p>188</text:p>
          </table:table-cell>
          <table:table-cell office:value-type="float" office:value="4029.116" calcext:value-type="float">
            <text:p>4029.116</text:p>
          </table:table-cell>
          <table:table-cell office:value-type="float" office:value="-1.348666" calcext:value-type="float">
            <text:p>-1.348666</text:p>
          </table:table-cell>
          <table:table-cell office:value-type="float" office:value="4.351258" calcext:value-type="float">
            <text:p>4.351258</text:p>
          </table:table-cell>
          <table:table-cell office:value-type="float" office:value="30.00406" calcext:value-type="float">
            <text:p>30.0040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764E+018" calcext:value-type="float">
            <text:p>1.23766320491764E+018</text:p>
          </table:table-cell>
          <table:table-cell office:value-type="float" office:value="1.26898215293501E+018" calcext:value-type="float">
            <text:p>1.26898215293501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338" calcext:value-type="float">
            <text:p>338</text:p>
          </table:table-cell>
          <table:table-cell office:value-type="float" office:value="4055.63" calcext:value-type="float">
            <text:p>4055.63</text:p>
          </table:table-cell>
          <table:table-cell office:value-type="float" office:value="-1.209355" calcext:value-type="float">
            <text:p>-1.209355</text:p>
          </table:table-cell>
          <table:table-cell office:value-type="float" office:value="4.420538" calcext:value-type="float">
            <text:p>4.420538</text:p>
          </table:table-cell>
          <table:table-cell office:value-type="float" office:value="45.59216" calcext:value-type="float">
            <text:p>45.5921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14455E+018" calcext:value-type="float">
            <text:p>1.2376571914455E+018</text:p>
          </table:table-cell>
          <table:table-cell office:value-type="float" office:value="1.26898655098152E+018" calcext:value-type="float">
            <text:p>1.26898655098152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354" calcext:value-type="float">
            <text:p>354</text:p>
          </table:table-cell>
          <table:table-cell office:value-type="float" office:value="4174.91" calcext:value-type="float">
            <text:p>4174.91</text:p>
          </table:table-cell>
          <table:table-cell office:value-type="float" office:value="-1.264666" calcext:value-type="float">
            <text:p>-1.264666</text:p>
          </table:table-cell>
          <table:table-cell office:value-type="float" office:value="4.390902" calcext:value-type="float">
            <text:p>4.390902</text:p>
          </table:table-cell>
          <table:table-cell office:value-type="float" office:value="41.84856" calcext:value-type="float">
            <text:p>41.8485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0491777E+018" calcext:value-type="float">
            <text:p>1.23766320491777E+018</text:p>
          </table:table-cell>
          <table:table-cell office:value-type="float" office:value="1.26900606731291E+018" calcext:value-type="float">
            <text:p>1.26900606731291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425" calcext:value-type="float">
            <text:p>425</text:p>
          </table:table-cell>
          <table:table-cell office:value-type="float" office:value="4102.997" calcext:value-type="float">
            <text:p>4102.997</text:p>
          </table:table-cell>
          <table:table-cell office:value-type="float" office:value="-1.180091" calcext:value-type="float">
            <text:p>-1.180091</text:p>
          </table:table-cell>
          <table:table-cell office:value-type="float" office:value="4.393759" calcext:value-type="float">
            <text:p>4.393759</text:p>
          </table:table-cell>
          <table:table-cell office:value-type="float" office:value="42.62445" calcext:value-type="float">
            <text:p>42.6244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5551E+018" calcext:value-type="float">
            <text:p>1.2376637165551E+018</text:p>
          </table:table-cell>
          <table:table-cell office:value-type="float" office:value="1.26901101511524E+018" calcext:value-type="float">
            <text:p>1.26901101511524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443" calcext:value-type="float">
            <text:p>443</text:p>
          </table:table-cell>
          <table:table-cell office:value-type="float" office:value="4244.881" calcext:value-type="float">
            <text:p>4244.881</text:p>
          </table:table-cell>
          <table:table-cell office:value-type="float" office:value="-1.275887" calcext:value-type="float">
            <text:p>-1.275887</text:p>
          </table:table-cell>
          <table:table-cell office:value-type="float" office:value="4.452105" calcext:value-type="float">
            <text:p>4.452105</text:p>
          </table:table-cell>
          <table:table-cell office:value-type="float" office:value="32.4431" calcext:value-type="float">
            <text:p>32.44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589E+018" calcext:value-type="float">
            <text:p>1.23765719144589E+018</text:p>
          </table:table-cell>
          <table:table-cell office:value-type="float" office:value="1.26901623779547E+018" calcext:value-type="float">
            <text:p>1.26901623779547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462" calcext:value-type="float">
            <text:p>462</text:p>
          </table:table-cell>
          <table:table-cell office:value-type="float" office:value="4491.869" calcext:value-type="float">
            <text:p>4491.869</text:p>
          </table:table-cell>
          <table:table-cell office:value-type="float" office:value="-0.2784806" calcext:value-type="float">
            <text:p>-0.2784806</text:p>
          </table:table-cell>
          <table:table-cell office:value-type="float" office:value="4.166513" calcext:value-type="float">
            <text:p>4.166513</text:p>
          </table:table-cell>
          <table:table-cell office:value-type="float" office:value="41.96763" calcext:value-type="float">
            <text:p>41.967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849E+018" calcext:value-type="float">
            <text:p>1.23766371601849E+018</text:p>
          </table:table-cell>
          <table:table-cell office:value-type="float" office:value="1.269029431935E+018" calcext:value-type="float">
            <text:p>1.269029431935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10" calcext:value-type="float">
            <text:p>510</text:p>
          </table:table-cell>
          <table:table-cell office:value-type="float" office:value="4456.77" calcext:value-type="float">
            <text:p>4456.77</text:p>
          </table:table-cell>
          <table:table-cell office:value-type="float" office:value="-0.4078483" calcext:value-type="float">
            <text:p>-0.4078483</text:p>
          </table:table-cell>
          <table:table-cell office:value-type="float" office:value="4.149596" calcext:value-type="float">
            <text:p>4.149596</text:p>
          </table:table-cell>
          <table:table-cell office:value-type="float" office:value="41.47818" calcext:value-type="float">
            <text:p>41.478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142E+018" calcext:value-type="float">
            <text:p>1.23766378420142E+018</text:p>
          </table:table-cell>
          <table:table-cell office:value-type="float" office:value="1.26902998169082E+018" calcext:value-type="float">
            <text:p>1.26902998169082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12" calcext:value-type="float">
            <text:p>512</text:p>
          </table:table-cell>
          <table:table-cell office:value-type="float" office:value="4109.682" calcext:value-type="float">
            <text:p>4109.682</text:p>
          </table:table-cell>
          <table:table-cell office:value-type="float" office:value="-1.194249" calcext:value-type="float">
            <text:p>-1.194249</text:p>
          </table:table-cell>
          <table:table-cell office:value-type="float" office:value="4.238912" calcext:value-type="float">
            <text:p>4.238912</text:p>
          </table:table-cell>
          <table:table-cell office:value-type="float" office:value="32.70661" calcext:value-type="float">
            <text:p>32.7066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849E+018" calcext:value-type="float">
            <text:p>1.23766371601849E+018</text:p>
          </table:table-cell>
          <table:table-cell office:value-type="float" office:value="1.26903163095826E+018" calcext:value-type="float">
            <text:p>1.26903163095826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18" calcext:value-type="float">
            <text:p>518</text:p>
          </table:table-cell>
          <table:table-cell office:value-type="float" office:value="4465.283" calcext:value-type="float">
            <text:p>4465.283</text:p>
          </table:table-cell>
          <table:table-cell office:value-type="float" office:value="-0.002607469" calcext:value-type="float">
            <text:p>-0.002607469</text:p>
          </table:table-cell>
          <table:table-cell office:value-type="float" office:value="4.135295" calcext:value-type="float">
            <text:p>4.135295</text:p>
          </table:table-cell>
          <table:table-cell office:value-type="float" office:value="47.03019" calcext:value-type="float">
            <text:p>47.030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55529E+018" calcext:value-type="float">
            <text:p>1.23766371655529E+018</text:p>
          </table:table-cell>
          <table:table-cell office:value-type="float" office:value="1.26904482509779E+018" calcext:value-type="float">
            <text:p>1.26904482509779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66" calcext:value-type="float">
            <text:p>566</text:p>
          </table:table-cell>
          <table:table-cell office:value-type="float" office:value="4044.755" calcext:value-type="float">
            <text:p>4044.755</text:p>
          </table:table-cell>
          <table:table-cell office:value-type="float" office:value="-1.288232" calcext:value-type="float">
            <text:p>-1.288232</text:p>
          </table:table-cell>
          <table:table-cell office:value-type="float" office:value="4.346725" calcext:value-type="float">
            <text:p>4.346725</text:p>
          </table:table-cell>
          <table:table-cell office:value-type="float" office:value="36.39243" calcext:value-type="float">
            <text:p>36.3924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875E+018" calcext:value-type="float">
            <text:p>1.23766371601875E+018</text:p>
          </table:table-cell>
          <table:table-cell office:value-type="float" office:value="1.2690489482664E+018" calcext:value-type="float">
            <text:p>1.2690489482664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81" calcext:value-type="float">
            <text:p>581</text:p>
          </table:table-cell>
          <table:table-cell office:value-type="float" office:value="4359.496" calcext:value-type="float">
            <text:p>4359.496</text:p>
          </table:table-cell>
          <table:table-cell office:value-type="float" office:value="-0.7333686" calcext:value-type="float">
            <text:p>-0.7333686</text:p>
          </table:table-cell>
          <table:table-cell office:value-type="float" office:value="4.228345" calcext:value-type="float">
            <text:p>4.228345</text:p>
          </table:table-cell>
          <table:table-cell office:value-type="float" office:value="41.74495" calcext:value-type="float">
            <text:p>41.74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175E+018" calcext:value-type="float">
            <text:p>1.23766378420175E+018</text:p>
          </table:table-cell>
          <table:table-cell office:value-type="float" office:value="1.26905169704547E+018" calcext:value-type="float">
            <text:p>1.26905169704547E+018</text:p>
          </table:table-cell>
          <table:table-cell office:value-type="float" office:value="1127" calcext:value-type="float">
            <text:p>1127</text:p>
          </table:table-cell>
          <table:table-cell office:value-type="float" office:value="52932" calcext:value-type="float">
            <text:p>52932</text:p>
          </table:table-cell>
          <table:table-cell office:value-type="float" office:value="591" calcext:value-type="float">
            <text:p>591</text:p>
          </table:table-cell>
          <table:table-cell office:value-type="float" office:value="4498.013" calcext:value-type="float">
            <text:p>4498.013</text:p>
          </table:table-cell>
          <table:table-cell office:value-type="float" office:value="-0.5420505" calcext:value-type="float">
            <text:p>-0.5420505</text:p>
          </table:table-cell>
          <table:table-cell office:value-type="float" office:value="4.263502" calcext:value-type="float">
            <text:p>4.263502</text:p>
          </table:table-cell>
          <table:table-cell office:value-type="float" office:value="42.2635" calcext:value-type="float">
            <text:p>42.26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259264E+018" calcext:value-type="float">
            <text:p>1.23766378259264E+018</text:p>
          </table:table-cell>
          <table:table-cell office:value-type="float" office:value="1.27002860817747E+018" calcext:value-type="float">
            <text:p>1.27002860817747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49" calcext:value-type="float">
            <text:p>49</text:p>
          </table:table-cell>
          <table:table-cell office:value-type="float" office:value="4079.227" calcext:value-type="float">
            <text:p>4079.227</text:p>
          </table:table-cell>
          <table:table-cell office:value-type="float" office:value="-1.176178" calcext:value-type="float">
            <text:p>-1.176178</text:p>
          </table:table-cell>
          <table:table-cell office:value-type="float" office:value="4.217541" calcext:value-type="float">
            <text:p>4.217541</text:p>
          </table:table-cell>
          <table:table-cell office:value-type="float" office:value="39.72628" calcext:value-type="float">
            <text:p>39.7262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91079E+018" calcext:value-type="float">
            <text:p>1.23765719091079E+018</text:p>
          </table:table-cell>
          <table:table-cell office:value-type="float" office:value="1.27006076889258E+018" calcext:value-type="float">
            <text:p>1.27006076889258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166" calcext:value-type="float">
            <text:p>166</text:p>
          </table:table-cell>
          <table:table-cell office:value-type="float" office:value="4489.186" calcext:value-type="float">
            <text:p>4489.186</text:p>
          </table:table-cell>
          <table:table-cell office:value-type="float" office:value="-0.3472897" calcext:value-type="float">
            <text:p>-0.3472897</text:p>
          </table:table-cell>
          <table:table-cell office:value-type="float" office:value="4.15811" calcext:value-type="float">
            <text:p>4.15811</text:p>
          </table:table-cell>
          <table:table-cell office:value-type="float" office:value="30.47513" calcext:value-type="float">
            <text:p>30.47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912E+018" calcext:value-type="float">
            <text:p>1.23766378312912E+018</text:p>
          </table:table-cell>
          <table:table-cell office:value-type="float" office:value="1.27007533742165E+018" calcext:value-type="float">
            <text:p>1.27007533742165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219" calcext:value-type="float">
            <text:p>219</text:p>
          </table:table-cell>
          <table:table-cell office:value-type="float" office:value="4332.288" calcext:value-type="float">
            <text:p>4332.288</text:p>
          </table:table-cell>
          <table:table-cell office:value-type="float" office:value="-0.388404" calcext:value-type="float">
            <text:p>-0.388404</text:p>
          </table:table-cell>
          <table:table-cell office:value-type="float" office:value="4.071097" calcext:value-type="float">
            <text:p>4.071097</text:p>
          </table:table-cell>
          <table:table-cell office:value-type="float" office:value="37.27282" calcext:value-type="float">
            <text:p>37.272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259205E+018" calcext:value-type="float">
            <text:p>1.23766378259205E+018</text:p>
          </table:table-cell>
          <table:table-cell office:value-type="float" office:value="1.27008358375885E+018" calcext:value-type="float">
            <text:p>1.27008358375885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249" calcext:value-type="float">
            <text:p>249</text:p>
          </table:table-cell>
          <table:table-cell office:value-type="float" office:value="4320.242" calcext:value-type="float">
            <text:p>4320.242</text:p>
          </table:table-cell>
          <table:table-cell office:value-type="float" office:value="-1.05775" calcext:value-type="float">
            <text:p>-1.05775</text:p>
          </table:table-cell>
          <table:table-cell office:value-type="float" office:value="4.388511" calcext:value-type="float">
            <text:p>4.388511</text:p>
          </table:table-cell>
          <table:table-cell office:value-type="float" office:value="33.99269" calcext:value-type="float">
            <text:p>33.99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58E+018" calcext:value-type="float">
            <text:p>1.2376637836658E+018</text:p>
          </table:table-cell>
          <table:table-cell office:value-type="float" office:value="1.27008770692746E+018" calcext:value-type="float">
            <text:p>1.27008770692746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264" calcext:value-type="float">
            <text:p>264</text:p>
          </table:table-cell>
          <table:table-cell office:value-type="float" office:value="4057.959" calcext:value-type="float">
            <text:p>4057.959</text:p>
          </table:table-cell>
          <table:table-cell office:value-type="float" office:value="-1.279815" calcext:value-type="float">
            <text:p>-1.279815</text:p>
          </table:table-cell>
          <table:table-cell office:value-type="float" office:value="4.249725" calcext:value-type="float">
            <text:p>4.249725</text:p>
          </table:table-cell>
          <table:table-cell office:value-type="float" office:value="39.91626" calcext:value-type="float">
            <text:p>39.916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352E+018" calcext:value-type="float">
            <text:p>1.23765719037352E+018</text:p>
          </table:table-cell>
          <table:table-cell office:value-type="float" office:value="1.27008853156118E+018" calcext:value-type="float">
            <text:p>1.27008853156118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267" calcext:value-type="float">
            <text:p>267</text:p>
          </table:table-cell>
          <table:table-cell office:value-type="float" office:value="4327.322" calcext:value-type="float">
            <text:p>4327.322</text:p>
          </table:table-cell>
          <table:table-cell office:value-type="float" office:value="-0.5890749" calcext:value-type="float">
            <text:p>-0.5890749</text:p>
          </table:table-cell>
          <table:table-cell office:value-type="float" office:value="4.104905" calcext:value-type="float">
            <text:p>4.104905</text:p>
          </table:table-cell>
          <table:table-cell office:value-type="float" office:value="30.03234" calcext:value-type="float">
            <text:p>30.032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0491928E+018" calcext:value-type="float">
            <text:p>1.23766320491928E+018</text:p>
          </table:table-cell>
          <table:table-cell office:value-type="float" office:value="1.27010832277048E+018" calcext:value-type="float">
            <text:p>1.27010832277048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339" calcext:value-type="float">
            <text:p>339</text:p>
          </table:table-cell>
          <table:table-cell office:value-type="float" office:value="4140.346" calcext:value-type="float">
            <text:p>4140.346</text:p>
          </table:table-cell>
          <table:table-cell office:value-type="float" office:value="-1.372169" calcext:value-type="float">
            <text:p>-1.372169</text:p>
          </table:table-cell>
          <table:table-cell office:value-type="float" office:value="4.339634" calcext:value-type="float">
            <text:p>4.339634</text:p>
          </table:table-cell>
          <table:table-cell office:value-type="float" office:value="31.11081" calcext:value-type="float">
            <text:p>31.110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52766E+018" calcext:value-type="float">
            <text:p>1.2376637852766E+018</text:p>
          </table:table-cell>
          <table:table-cell office:value-type="float" office:value="1.27013031300303E+018" calcext:value-type="float">
            <text:p>1.27013031300303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419" calcext:value-type="float">
            <text:p>419</text:p>
          </table:table-cell>
          <table:table-cell office:value-type="float" office:value="4204.946" calcext:value-type="float">
            <text:p>4204.946</text:p>
          </table:table-cell>
          <table:table-cell office:value-type="float" office:value="-2.180086" calcext:value-type="float">
            <text:p>-2.180086</text:p>
          </table:table-cell>
          <table:table-cell office:value-type="float" office:value="4.482743" calcext:value-type="float">
            <text:p>4.482743</text:p>
          </table:table-cell>
          <table:table-cell office:value-type="float" office:value="32.74395" calcext:value-type="float">
            <text:p>32.74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3986E+018" calcext:value-type="float">
            <text:p>1.23766378473986E+018</text:p>
          </table:table-cell>
          <table:table-cell office:value-type="float" office:value="1.27015642640419E+018" calcext:value-type="float">
            <text:p>1.27015642640419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514" calcext:value-type="float">
            <text:p>514</text:p>
          </table:table-cell>
          <table:table-cell office:value-type="float" office:value="4498.88" calcext:value-type="float">
            <text:p>4498.88</text:p>
          </table:table-cell>
          <table:table-cell office:value-type="float" office:value="-0.5168582" calcext:value-type="float">
            <text:p>-0.5168582</text:p>
          </table:table-cell>
          <table:table-cell office:value-type="float" office:value="4.307971" calcext:value-type="float">
            <text:p>4.307971</text:p>
          </table:table-cell>
          <table:table-cell office:value-type="float" office:value="46.87799" calcext:value-type="float">
            <text:p>46.877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527706E+018" calcext:value-type="float">
            <text:p>1.23766378527706E+018</text:p>
          </table:table-cell>
          <table:table-cell office:value-type="float" office:value="1.27017456834605E+018" calcext:value-type="float">
            <text:p>1.27017456834605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580" calcext:value-type="float">
            <text:p>580</text:p>
          </table:table-cell>
          <table:table-cell office:value-type="float" office:value="4343.404" calcext:value-type="float">
            <text:p>4343.404</text:p>
          </table:table-cell>
          <table:table-cell office:value-type="float" office:value="-0.2178122" calcext:value-type="float">
            <text:p>-0.2178122</text:p>
          </table:table-cell>
          <table:table-cell office:value-type="float" office:value="4.004499" calcext:value-type="float">
            <text:p>4.004499</text:p>
          </table:table-cell>
          <table:table-cell office:value-type="float" office:value="41.04595" calcext:value-type="float">
            <text:p>41.04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3972466E+018" calcext:value-type="float">
            <text:p>1.23766633972466E+018</text:p>
          </table:table-cell>
          <table:table-cell office:value-type="float" office:value="1.27017539297977E+018" calcext:value-type="float">
            <text:p>1.27017539297977E+018</text:p>
          </table:table-cell>
          <table:table-cell office:value-type="float" office:value="1128" calcext:value-type="float">
            <text:p>1128</text:p>
          </table:table-cell>
          <table:table-cell office:value-type="float" office:value="52637" calcext:value-type="float">
            <text:p>52637</text:p>
          </table:table-cell>
          <table:table-cell office:value-type="float" office:value="583" calcext:value-type="float">
            <text:p>583</text:p>
          </table:table-cell>
          <table:table-cell office:value-type="float" office:value="4047.351" calcext:value-type="float">
            <text:p>4047.351</text:p>
          </table:table-cell>
          <table:table-cell office:value-type="float" office:value="-1.460115" calcext:value-type="float">
            <text:p>-1.460115</text:p>
          </table:table-cell>
          <table:table-cell office:value-type="float" office:value="4.437407" calcext:value-type="float">
            <text:p>4.437407</text:p>
          </table:table-cell>
          <table:table-cell office:value-type="float" office:value="35.50625" calcext:value-type="float">
            <text:p>35.5062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746848E+018" calcext:value-type="float">
            <text:p>1.23767176746848E+018</text:p>
          </table:table-cell>
          <table:table-cell office:value-type="float" office:value="3.92949816230963E+017" calcext:value-type="float">
            <text:p>3.9294981623096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9" calcext:value-type="float">
            <text:p>39</text:p>
          </table:table-cell>
          <table:table-cell office:value-type="float" office:value="4341.055" calcext:value-type="float">
            <text:p>4341.055</text:p>
          </table:table-cell>
          <table:table-cell office:value-type="float" office:value="-1.372015" calcext:value-type="float">
            <text:p>-1.372015</text:p>
          </table:table-cell>
          <table:table-cell office:value-type="float" office:value="4.070313" calcext:value-type="float">
            <text:p>4.070313</text:p>
          </table:table-cell>
          <table:table-cell office:value-type="float" office:value="31.43568" calcext:value-type="float">
            <text:p>31.435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854307E+018" calcext:value-type="float">
            <text:p>1.23767176854307E+018</text:p>
          </table:table-cell>
          <table:table-cell office:value-type="float" office:value="3.94074066736146E+017" calcext:value-type="float">
            <text:p>3.94074066736146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3" calcext:value-type="float">
            <text:p>33</text:p>
          </table:table-cell>
          <table:table-cell office:value-type="float" office:value="4411.931" calcext:value-type="float">
            <text:p>4411.931</text:p>
          </table:table-cell>
          <table:table-cell office:value-type="float" office:value="-0.7870008" calcext:value-type="float">
            <text:p>-0.7870008</text:p>
          </table:table-cell>
          <table:table-cell office:value-type="float" office:value="4.308568" calcext:value-type="float">
            <text:p>4.308568</text:p>
          </table:table-cell>
          <table:table-cell office:value-type="float" office:value="41.0018" calcext:value-type="float">
            <text:p>41.00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223E+018" calcext:value-type="float">
            <text:p>1.23765121121223E+018</text:p>
          </table:table-cell>
          <table:table-cell office:value-type="float" office:value="3.95272809355438E+017" calcext:value-type="float">
            <text:p>3.95272809355438E+017</text:p>
          </table:table-cell>
          <table:table-cell office:value-type="float" office:value="351" calcext:value-type="float">
            <text:p>351</text:p>
          </table:table-cell>
          <table:table-cell office:value-type="float" office:value="51695" calcext:value-type="float">
            <text:p>51695</text:p>
          </table:table-cell>
          <table:table-cell office:value-type="float" office:value="298" calcext:value-type="float">
            <text:p>298</text:p>
          </table:table-cell>
          <table:table-cell office:value-type="float" office:value="4179.825" calcext:value-type="float">
            <text:p>4179.825</text:p>
          </table:table-cell>
          <table:table-cell office:value-type="float" office:value="-1.437741" calcext:value-type="float">
            <text:p>-1.437741</text:p>
          </table:table-cell>
          <table:table-cell office:value-type="float" office:value="4.420512" calcext:value-type="float">
            <text:p>4.420512</text:p>
          </table:table-cell>
          <table:table-cell office:value-type="float" office:value="40.01413" calcext:value-type="float">
            <text:p>40.0141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409713E+018" calcext:value-type="float">
            <text:p>1.23765122409713E+018</text:p>
          </table:table-cell>
          <table:table-cell office:value-type="float" office:value="3.95274183744973E+017" calcext:value-type="float">
            <text:p>3.95274183744973E+017</text:p>
          </table:table-cell>
          <table:table-cell office:value-type="float" office:value="351" calcext:value-type="float">
            <text:p>351</text:p>
          </table:table-cell>
          <table:table-cell office:value-type="float" office:value="51695" calcext:value-type="float">
            <text:p>51695</text:p>
          </table:table-cell>
          <table:table-cell office:value-type="float" office:value="303" calcext:value-type="float">
            <text:p>303</text:p>
          </table:table-cell>
          <table:table-cell office:value-type="float" office:value="4234.57" calcext:value-type="float">
            <text:p>4234.57</text:p>
          </table:table-cell>
          <table:table-cell office:value-type="float" office:value="-1.313699" calcext:value-type="float">
            <text:p>-1.313699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46.70232" calcext:value-type="float">
            <text:p>46.7023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1282336E+018" calcext:value-type="float">
            <text:p>1.23765121282336E+018</text:p>
          </table:table-cell>
          <table:table-cell office:value-type="float" office:value="3.97564466599848E+017" calcext:value-type="float">
            <text:p>3.9756446659984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43" calcext:value-type="float">
            <text:p>443</text:p>
          </table:table-cell>
          <table:table-cell office:value-type="float" office:value="4413.054" calcext:value-type="float">
            <text:p>4413.054</text:p>
          </table:table-cell>
          <table:table-cell office:value-type="float" office:value="-0.7615207" calcext:value-type="float">
            <text:p>-0.7615207</text:p>
          </table:table-cell>
          <table:table-cell office:value-type="float" office:value="4.132025" calcext:value-type="float">
            <text:p>4.132025</text:p>
          </table:table-cell>
          <table:table-cell office:value-type="float" office:value="36.75579" calcext:value-type="float">
            <text:p>36.75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514E+018" calcext:value-type="float">
            <text:p>1.23765122624514E+018</text:p>
          </table:table-cell>
          <table:table-cell office:value-type="float" office:value="3.97590580001008E+017" calcext:value-type="float">
            <text:p>3.9759058000100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38" calcext:value-type="float">
            <text:p>538</text:p>
          </table:table-cell>
          <table:table-cell office:value-type="float" office:value="4391.565" calcext:value-type="float">
            <text:p>4391.565</text:p>
          </table:table-cell>
          <table:table-cell office:value-type="float" office:value="-0.6041244" calcext:value-type="float">
            <text:p>-0.6041244</text:p>
          </table:table-cell>
          <table:table-cell office:value-type="float" office:value="4.250395" calcext:value-type="float">
            <text:p>4.250395</text:p>
          </table:table-cell>
          <table:table-cell office:value-type="float" office:value="57.26668" calcext:value-type="float">
            <text:p>57.266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3761819E+018" calcext:value-type="float">
            <text:p>1.23765343761819E+018</text:p>
          </table:table-cell>
          <table:table-cell office:value-type="float" office:value="8.16419032465959E+017" calcext:value-type="float">
            <text:p>8.16419032465959E+017</text:p>
          </table:table-cell>
          <table:table-cell office:value-type="float" office:value="725" calcext:value-type="float">
            <text:p>725</text:p>
          </table:table-cell>
          <table:table-cell office:value-type="float" office:value="52258" calcext:value-type="float">
            <text:p>52258</text:p>
          </table:table-cell>
          <table:table-cell office:value-type="float" office:value="515" calcext:value-type="float">
            <text:p>515</text:p>
          </table:table-cell>
          <table:table-cell office:value-type="float" office:value="4425.04" calcext:value-type="float">
            <text:p>4425.04</text:p>
          </table:table-cell>
          <table:table-cell office:value-type="float" office:value="-0.6316988" calcext:value-type="float">
            <text:p>-0.6316988</text:p>
          </table:table-cell>
          <table:table-cell office:value-type="float" office:value="4.224452" calcext:value-type="float">
            <text:p>4.224452</text:p>
          </table:table-cell>
          <table:table-cell office:value-type="float" office:value="41.51208" calcext:value-type="float">
            <text:p>41.51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918511E+018" calcext:value-type="float">
            <text:p>1.23765656918511E+018</text:p>
          </table:table-cell>
          <table:table-cell office:value-type="float" office:value="1.2566115476109E+018" calcext:value-type="float">
            <text:p>1.2566115476109E+018</text:p>
          </table:table-cell>
          <table:table-cell office:value-type="float" office:value="1116" calcext:value-type="float">
            <text:p>1116</text:p>
          </table:table-cell>
          <table:table-cell office:value-type="float" office:value="52932" calcext:value-type="float">
            <text:p>52932</text:p>
          </table:table-cell>
          <table:table-cell office:value-type="float" office:value="390" calcext:value-type="float">
            <text:p>390</text:p>
          </table:table-cell>
          <table:table-cell office:value-type="float" office:value="4465.74" calcext:value-type="float">
            <text:p>4465.74</text:p>
          </table:table-cell>
          <table:table-cell office:value-type="float" office:value="-0.8923366" calcext:value-type="float">
            <text:p>-0.8923366</text:p>
          </table:table-cell>
          <table:table-cell office:value-type="float" office:value="4.442154" calcext:value-type="float">
            <text:p>4.442154</text:p>
          </table:table-cell>
          <table:table-cell office:value-type="float" office:value="33.1389" calcext:value-type="float">
            <text:p>33.13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745E+018" calcext:value-type="float">
            <text:p>1.2376565675745E+018</text:p>
          </table:table-cell>
          <table:table-cell office:value-type="float" office:value="1.25763519214783E+018" calcext:value-type="float">
            <text:p>1.25763519214783E+018</text:p>
          </table:table-cell>
          <table:table-cell office:value-type="float" office:value="1117" calcext:value-type="float">
            <text:p>1117</text:p>
          </table:table-cell>
          <table:table-cell office:value-type="float" office:value="52885" calcext:value-type="float">
            <text:p>52885</text:p>
          </table:table-cell>
          <table:table-cell office:value-type="float" office:value="18" calcext:value-type="float">
            <text:p>18</text:p>
          </table:table-cell>
          <table:table-cell office:value-type="float" office:value="4433.272" calcext:value-type="float">
            <text:p>4433.272</text:p>
          </table:table-cell>
          <table:table-cell office:value-type="float" office:value="-1.068462" calcext:value-type="float">
            <text:p>-1.068462</text:p>
          </table:table-cell>
          <table:table-cell office:value-type="float" office:value="4.41451" calcext:value-type="float">
            <text:p>4.41451</text:p>
          </table:table-cell>
          <table:table-cell office:value-type="float" office:value="35.42881" calcext:value-type="float">
            <text:p>35.428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65675741E+018" calcext:value-type="float">
            <text:p>1.2376565675741E+018</text:p>
          </table:table-cell>
          <table:table-cell office:value-type="float" office:value="1.25768989285131E+018" calcext:value-type="float">
            <text:p>1.25768989285131E+018</text:p>
          </table:table-cell>
          <table:table-cell office:value-type="float" office:value="1117" calcext:value-type="float">
            <text:p>1117</text:p>
          </table:table-cell>
          <table:table-cell office:value-type="float" office:value="52885" calcext:value-type="float">
            <text:p>52885</text:p>
          </table:table-cell>
          <table:table-cell office:value-type="float" office:value="217" calcext:value-type="float">
            <text:p>217</text:p>
          </table:table-cell>
          <table:table-cell office:value-type="float" office:value="4411.926" calcext:value-type="float">
            <text:p>4411.926</text:p>
          </table:table-cell>
          <table:table-cell office:value-type="float" office:value="-0.2246999" calcext:value-type="float">
            <text:p>-0.2246999</text:p>
          </table:table-cell>
          <table:table-cell office:value-type="float" office:value="4.083145" calcext:value-type="float">
            <text:p>4.083145</text:p>
          </table:table-cell>
          <table:table-cell office:value-type="float" office:value="31.38931" calcext:value-type="float">
            <text:p>31.389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74370406E+018" calcext:value-type="float">
            <text:p>1.23765974370406E+018</text:p>
          </table:table-cell>
          <table:table-cell office:value-type="float" office:value="1.2577962706013E+018" calcext:value-type="float">
            <text:p>1.2577962706013E+018</text:p>
          </table:table-cell>
          <table:table-cell office:value-type="float" office:value="1117" calcext:value-type="float">
            <text:p>1117</text:p>
          </table:table-cell>
          <table:table-cell office:value-type="float" office:value="52885" calcext:value-type="float">
            <text:p>52885</text:p>
          </table:table-cell>
          <table:table-cell office:value-type="float" office:value="604" calcext:value-type="float">
            <text:p>604</text:p>
          </table:table-cell>
          <table:table-cell office:value-type="float" office:value="4261.134" calcext:value-type="float">
            <text:p>4261.134</text:p>
          </table:table-cell>
          <table:table-cell office:value-type="float" office:value="-0.5536954" calcext:value-type="float">
            <text:p>-0.5536954</text:p>
          </table:table-cell>
          <table:table-cell office:value-type="float" office:value="4.091714" calcext:value-type="float">
            <text:p>4.091714</text:p>
          </table:table-cell>
          <table:table-cell office:value-type="float" office:value="33.67868" calcext:value-type="float">
            <text:p>33.678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33E+018" calcext:value-type="float">
            <text:p>1.2376637836633E+018</text:p>
          </table:table-cell>
          <table:table-cell office:value-type="float" office:value="1.25877318121321E+018" calcext:value-type="float">
            <text:p>1.25877318121321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62" calcext:value-type="float">
            <text:p>62</text:p>
          </table:table-cell>
          <table:table-cell office:value-type="float" office:value="4239.399" calcext:value-type="float">
            <text:p>4239.399</text:p>
          </table:table-cell>
          <table:table-cell office:value-type="float" office:value="-1.60642" calcext:value-type="float">
            <text:p>-1.60642</text:p>
          </table:table-cell>
          <table:table-cell office:value-type="float" office:value="4.235767" calcext:value-type="float">
            <text:p>4.235767</text:p>
          </table:table-cell>
          <table:table-cell office:value-type="float" office:value="44.41808" calcext:value-type="float">
            <text:p>44.418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598E+018" calcext:value-type="float">
            <text:p>1.23766378312598E+018</text:p>
          </table:table-cell>
          <table:table-cell office:value-type="float" office:value="1.25878005316088E+018" calcext:value-type="float">
            <text:p>1.25878005316088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87" calcext:value-type="float">
            <text:p>87</text:p>
          </table:table-cell>
          <table:table-cell office:value-type="float" office:value="4058.136" calcext:value-type="float">
            <text:p>4058.136</text:p>
          </table:table-cell>
          <table:table-cell office:value-type="float" office:value="-1.166891" calcext:value-type="float">
            <text:p>-1.166891</text:p>
          </table:table-cell>
          <table:table-cell office:value-type="float" office:value="4.394051" calcext:value-type="float">
            <text:p>4.394051</text:p>
          </table:table-cell>
          <table:table-cell office:value-type="float" office:value="41.17962" calcext:value-type="float">
            <text:p>41.1796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898339E+018" calcext:value-type="float">
            <text:p>1.2376571898339E+018</text:p>
          </table:table-cell>
          <table:table-cell office:value-type="float" office:value="1.25878060291669E+018" calcext:value-type="float">
            <text:p>1.25878060291669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89" calcext:value-type="float">
            <text:p>89</text:p>
          </table:table-cell>
          <table:table-cell office:value-type="float" office:value="4373.905" calcext:value-type="float">
            <text:p>4373.905</text:p>
          </table:table-cell>
          <table:table-cell office:value-type="float" office:value="-0.7174324" calcext:value-type="float">
            <text:p>-0.7174324</text:p>
          </table:table-cell>
          <table:table-cell office:value-type="float" office:value="4.08113" calcext:value-type="float">
            <text:p>4.08113</text:p>
          </table:table-cell>
          <table:table-cell office:value-type="float" office:value="35.55652" calcext:value-type="float">
            <text:p>35.556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258897E+018" calcext:value-type="float">
            <text:p>1.23766378258897E+018</text:p>
          </table:table-cell>
          <table:table-cell office:value-type="float" office:value="1.25881276363181E+018" calcext:value-type="float">
            <text:p>1.25881276363181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206" calcext:value-type="float">
            <text:p>206</text:p>
          </table:table-cell>
          <table:table-cell office:value-type="float" office:value="4347.802" calcext:value-type="float">
            <text:p>4347.802</text:p>
          </table:table-cell>
          <table:table-cell office:value-type="float" office:value="-0.970897" calcext:value-type="float">
            <text:p>-0.970897</text:p>
          </table:table-cell>
          <table:table-cell office:value-type="float" office:value="4.054919" calcext:value-type="float">
            <text:p>4.054919</text:p>
          </table:table-cell>
          <table:table-cell office:value-type="float" office:value="35.28131" calcext:value-type="float">
            <text:p>35.28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717185458E+018" calcext:value-type="float">
            <text:p>1.23766717185458E+018</text:p>
          </table:table-cell>
          <table:table-cell office:value-type="float" office:value="1.25881578728878E+018" calcext:value-type="float">
            <text:p>1.25881578728878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217" calcext:value-type="float">
            <text:p>217</text:p>
          </table:table-cell>
          <table:table-cell office:value-type="float" office:value="4467.597" calcext:value-type="float">
            <text:p>4467.597</text:p>
          </table:table-cell>
          <table:table-cell office:value-type="float" office:value="-0.4909583" calcext:value-type="float">
            <text:p>-0.4909583</text:p>
          </table:table-cell>
          <table:table-cell office:value-type="float" office:value="4.3032" calcext:value-type="float">
            <text:p>4.3032</text:p>
          </table:table-cell>
          <table:table-cell office:value-type="float" office:value="38.57014" calcext:value-type="float">
            <text:p>38.57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718E+018" calcext:value-type="float">
            <text:p>1.23765719090718E+018</text:p>
          </table:table-cell>
          <table:table-cell office:value-type="float" office:value="1.25881991045739E+018" calcext:value-type="float">
            <text:p>1.25881991045739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232" calcext:value-type="float">
            <text:p>232</text:p>
          </table:table-cell>
          <table:table-cell office:value-type="float" office:value="4393.074" calcext:value-type="float">
            <text:p>4393.074</text:p>
          </table:table-cell>
          <table:table-cell office:value-type="float" office:value="-0.1899613" calcext:value-type="float">
            <text:p>-0.1899613</text:p>
          </table:table-cell>
          <table:table-cell office:value-type="float" office:value="4.024532" calcext:value-type="float">
            <text:p>4.024532</text:p>
          </table:table-cell>
          <table:table-cell office:value-type="float" office:value="36.47552" calcext:value-type="float">
            <text:p>36.47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086E+018" calcext:value-type="float">
            <text:p>1.23765719198086E+018</text:p>
          </table:table-cell>
          <table:table-cell office:value-type="float" office:value="1.2588479480039E+018" calcext:value-type="float">
            <text:p>1.2588479480039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334" calcext:value-type="float">
            <text:p>334</text:p>
          </table:table-cell>
          <table:table-cell office:value-type="float" office:value="4381.535" calcext:value-type="float">
            <text:p>4381.535</text:p>
          </table:table-cell>
          <table:table-cell office:value-type="float" office:value="-0.3046159" calcext:value-type="float">
            <text:p>-0.3046159</text:p>
          </table:table-cell>
          <table:table-cell office:value-type="float" office:value="4.036993" calcext:value-type="float">
            <text:p>4.036993</text:p>
          </table:table-cell>
          <table:table-cell office:value-type="float" office:value="31.01815" calcext:value-type="float">
            <text:p>31.018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986E+018" calcext:value-type="float">
            <text:p>1.23766327792986E+018</text:p>
          </table:table-cell>
          <table:table-cell office:value-type="float" office:value="1.25887461116087E+018" calcext:value-type="float">
            <text:p>1.25887461116087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431" calcext:value-type="float">
            <text:p>431</text:p>
          </table:table-cell>
          <table:table-cell office:value-type="float" office:value="4366.803" calcext:value-type="float">
            <text:p>4366.803</text:p>
          </table:table-cell>
          <table:table-cell office:value-type="float" office:value="-0.7543749" calcext:value-type="float">
            <text:p>-0.7543749</text:p>
          </table:table-cell>
          <table:table-cell office:value-type="float" office:value="4.328051" calcext:value-type="float">
            <text:p>4.328051</text:p>
          </table:table-cell>
          <table:table-cell office:value-type="float" office:value="43.89293" calcext:value-type="float">
            <text:p>43.89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12E+018" calcext:value-type="float">
            <text:p>1.23765719144412E+018</text:p>
          </table:table-cell>
          <table:table-cell office:value-type="float" office:value="1.25887708506203E+018" calcext:value-type="float">
            <text:p>1.25887708506203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440" calcext:value-type="float">
            <text:p>440</text:p>
          </table:table-cell>
          <table:table-cell office:value-type="float" office:value="4456.933" calcext:value-type="float">
            <text:p>4456.933</text:p>
          </table:table-cell>
          <table:table-cell office:value-type="float" office:value="-0.4211027" calcext:value-type="float">
            <text:p>-0.4211027</text:p>
          </table:table-cell>
          <table:table-cell office:value-type="float" office:value="4.13028" calcext:value-type="float">
            <text:p>4.13028</text:p>
          </table:table-cell>
          <table:table-cell office:value-type="float" office:value="37.87909" calcext:value-type="float">
            <text:p>37.87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38E+018" calcext:value-type="float">
            <text:p>1.23765719144438E+018</text:p>
          </table:table-cell>
          <table:table-cell office:value-type="float" office:value="1.25888835505622E+018" calcext:value-type="float">
            <text:p>1.25888835505622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481" calcext:value-type="float">
            <text:p>481</text:p>
          </table:table-cell>
          <table:table-cell office:value-type="float" office:value="4196.806" calcext:value-type="float">
            <text:p>4196.806</text:p>
          </table:table-cell>
          <table:table-cell office:value-type="float" office:value="-1.234885" calcext:value-type="float">
            <text:p>-1.234885</text:p>
          </table:table-cell>
          <table:table-cell office:value-type="float" office:value="4.389038" calcext:value-type="float">
            <text:p>4.389038</text:p>
          </table:table-cell>
          <table:table-cell office:value-type="float" office:value="43.71753" calcext:value-type="float">
            <text:p>43.7175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705E+018" calcext:value-type="float">
            <text:p>1.23766371601705E+018</text:p>
          </table:table-cell>
          <table:table-cell office:value-type="float" office:value="1.25891694235854E+018" calcext:value-type="float">
            <text:p>1.25891694235854E+018</text:p>
          </table:table-cell>
          <table:table-cell office:value-type="float" office:value="1118" calcext:value-type="float">
            <text:p>1118</text:p>
          </table:table-cell>
          <table:table-cell office:value-type="float" office:value="52559" calcext:value-type="float">
            <text:p>52559</text:p>
          </table:table-cell>
          <table:table-cell office:value-type="float" office:value="585" calcext:value-type="float">
            <text:p>585</text:p>
          </table:table-cell>
          <table:table-cell office:value-type="float" office:value="4047.771" calcext:value-type="float">
            <text:p>4047.771</text:p>
          </table:table-cell>
          <table:table-cell office:value-type="float" office:value="-1.174443" calcext:value-type="float">
            <text:p>-1.174443</text:p>
          </table:table-cell>
          <table:table-cell office:value-type="float" office:value="4.268491" calcext:value-type="float">
            <text:p>4.268491</text:p>
          </table:table-cell>
          <table:table-cell office:value-type="float" office:value="39.91364" calcext:value-type="float">
            <text:p>39.9136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65E+018" calcext:value-type="float">
            <text:p>1.2376637831265E+018</text:p>
          </table:table-cell>
          <table:table-cell office:value-type="float" office:value="1.25988423808217E+018" calcext:value-type="float">
            <text:p>1.25988423808217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8" calcext:value-type="float">
            <text:p>8</text:p>
          </table:table-cell>
          <table:table-cell office:value-type="float" office:value="4365.922" calcext:value-type="float">
            <text:p>4365.922</text:p>
          </table:table-cell>
          <table:table-cell office:value-type="float" office:value="-0.9362658" calcext:value-type="float">
            <text:p>-0.9362658</text:p>
          </table:table-cell>
          <table:table-cell office:value-type="float" office:value="4.449948" calcext:value-type="float">
            <text:p>4.449948</text:p>
          </table:table-cell>
          <table:table-cell office:value-type="float" office:value="45.0358" calcext:value-type="float">
            <text:p>45.03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79E+018" calcext:value-type="float">
            <text:p>1.2376571909079E+018</text:p>
          </table:table-cell>
          <table:table-cell office:value-type="float" office:value="1.25990210514612E+018" calcext:value-type="float">
            <text:p>1.25990210514612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73" calcext:value-type="float">
            <text:p>73</text:p>
          </table:table-cell>
          <table:table-cell office:value-type="float" office:value="4337.949" calcext:value-type="float">
            <text:p>4337.949</text:p>
          </table:table-cell>
          <table:table-cell office:value-type="float" office:value="-0.9225096" calcext:value-type="float">
            <text:p>-0.9225096</text:p>
          </table:table-cell>
          <table:table-cell office:value-type="float" office:value="4.147362" calcext:value-type="float">
            <text:p>4.147362</text:p>
          </table:table-cell>
          <table:table-cell office:value-type="float" office:value="37.87399" calcext:value-type="float">
            <text:p>37.87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84E+018" calcext:value-type="float">
            <text:p>1.23765719037084E+018</text:p>
          </table:table-cell>
          <table:table-cell office:value-type="float" office:value="1.25991419977403E+018" calcext:value-type="float">
            <text:p>1.25991419977403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117" calcext:value-type="float">
            <text:p>117</text:p>
          </table:table-cell>
          <table:table-cell office:value-type="float" office:value="4040.238" calcext:value-type="float">
            <text:p>4040.238</text:p>
          </table:table-cell>
          <table:table-cell office:value-type="float" office:value="-1.408838" calcext:value-type="float">
            <text:p>-1.408838</text:p>
          </table:table-cell>
          <table:table-cell office:value-type="float" office:value="4.434331" calcext:value-type="float">
            <text:p>4.434331</text:p>
          </table:table-cell>
          <table:table-cell office:value-type="float" office:value="41.6927" calcext:value-type="float">
            <text:p>41.692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077E+018" calcext:value-type="float">
            <text:p>1.23765719037077E+018</text:p>
          </table:table-cell>
          <table:table-cell office:value-type="float" office:value="1.25992574464612E+018" calcext:value-type="float">
            <text:p>1.25992574464612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159" calcext:value-type="float">
            <text:p>159</text:p>
          </table:table-cell>
          <table:table-cell office:value-type="float" office:value="4473.953" calcext:value-type="float">
            <text:p>4473.953</text:p>
          </table:table-cell>
          <table:table-cell office:value-type="float" office:value="-0.3974976" calcext:value-type="float">
            <text:p>-0.3974976</text:p>
          </table:table-cell>
          <table:table-cell office:value-type="float" office:value="4.242546" calcext:value-type="float">
            <text:p>4.242546</text:p>
          </table:table-cell>
          <table:table-cell office:value-type="float" office:value="48.35297" calcext:value-type="float">
            <text:p>48.35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278E+018" calcext:value-type="float">
            <text:p>1.23766378366278E+018</text:p>
          </table:table-cell>
          <table:table-cell office:value-type="float" office:value="1.25992794366938E+018" calcext:value-type="float">
            <text:p>1.25992794366938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167" calcext:value-type="float">
            <text:p>167</text:p>
          </table:table-cell>
          <table:table-cell office:value-type="float" office:value="4227.736" calcext:value-type="float">
            <text:p>4227.736</text:p>
          </table:table-cell>
          <table:table-cell office:value-type="float" office:value="-1.991283" calcext:value-type="float">
            <text:p>-1.991283</text:p>
          </table:table-cell>
          <table:table-cell office:value-type="float" office:value="4.427946" calcext:value-type="float">
            <text:p>4.427946</text:p>
          </table:table-cell>
          <table:table-cell office:value-type="float" office:value="43.99878" calcext:value-type="float">
            <text:p>43.998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239E+018" calcext:value-type="float">
            <text:p>1.23766378366239E+018</text:p>
          </table:table-cell>
          <table:table-cell office:value-type="float" office:value="1.25994278707635E+018" calcext:value-type="float">
            <text:p>1.25994278707635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221" calcext:value-type="float">
            <text:p>221</text:p>
          </table:table-cell>
          <table:table-cell office:value-type="float" office:value="4422.981" calcext:value-type="float">
            <text:p>4422.981</text:p>
          </table:table-cell>
          <table:table-cell office:value-type="float" office:value="-0.7703354" calcext:value-type="float">
            <text:p>-0.7703354</text:p>
          </table:table-cell>
          <table:table-cell office:value-type="float" office:value="4.477992" calcext:value-type="float">
            <text:p>4.477992</text:p>
          </table:table-cell>
          <table:table-cell office:value-type="float" office:value="46.36185" calcext:value-type="float">
            <text:p>46.361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258884E+018" calcext:value-type="float">
            <text:p>1.23766378258884E+018</text:p>
          </table:table-cell>
          <table:table-cell office:value-type="float" office:value="1.2599488343903E+018" calcext:value-type="float">
            <text:p>1.2599488343903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243" calcext:value-type="float">
            <text:p>243</text:p>
          </table:table-cell>
          <table:table-cell office:value-type="float" office:value="4060.133" calcext:value-type="float">
            <text:p>4060.133</text:p>
          </table:table-cell>
          <table:table-cell office:value-type="float" office:value="-1.212854" calcext:value-type="float">
            <text:p>-1.212854</text:p>
          </table:table-cell>
          <table:table-cell office:value-type="float" office:value="4.402514" calcext:value-type="float">
            <text:p>4.402514</text:p>
          </table:table-cell>
          <table:table-cell office:value-type="float" office:value="39.74916" calcext:value-type="float">
            <text:p>39.7491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018E+018" calcext:value-type="float">
            <text:p>1.23765719037018E+018</text:p>
          </table:table-cell>
          <table:table-cell office:value-type="float" office:value="1.25996615169844E+018" calcext:value-type="float">
            <text:p>1.25996615169844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306" calcext:value-type="float">
            <text:p>306</text:p>
          </table:table-cell>
          <table:table-cell office:value-type="float" office:value="4494.615" calcext:value-type="float">
            <text:p>4494.615</text:p>
          </table:table-cell>
          <table:table-cell office:value-type="float" office:value="-0.2071356" calcext:value-type="float">
            <text:p>-0.2071356</text:p>
          </table:table-cell>
          <table:table-cell office:value-type="float" office:value="4.118332" calcext:value-type="float">
            <text:p>4.118332</text:p>
          </table:table-cell>
          <table:table-cell office:value-type="float" office:value="31.78099" calcext:value-type="float">
            <text:p>31.78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786E+018" calcext:value-type="float">
            <text:p>1.23765719251786E+018</text:p>
          </table:table-cell>
          <table:table-cell office:value-type="float" office:value="1.25998154486123E+018" calcext:value-type="float">
            <text:p>1.25998154486123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362" calcext:value-type="float">
            <text:p>362</text:p>
          </table:table-cell>
          <table:table-cell office:value-type="float" office:value="4199.726" calcext:value-type="float">
            <text:p>4199.726</text:p>
          </table:table-cell>
          <table:table-cell office:value-type="float" office:value="-1.301767" calcext:value-type="float">
            <text:p>-1.301767</text:p>
          </table:table-cell>
          <table:table-cell office:value-type="float" office:value="4.373129" calcext:value-type="float">
            <text:p>4.373129</text:p>
          </table:table-cell>
          <table:table-cell office:value-type="float" office:value="35.80936" calcext:value-type="float">
            <text:p>35.80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6666E+018" calcext:value-type="float">
            <text:p>1.23766327846666E+018</text:p>
          </table:table-cell>
          <table:table-cell office:value-type="float" office:value="1.25998484339611E+018" calcext:value-type="float">
            <text:p>1.25998484339611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374" calcext:value-type="float">
            <text:p>374</text:p>
          </table:table-cell>
          <table:table-cell office:value-type="float" office:value="4355.267" calcext:value-type="float">
            <text:p>4355.267</text:p>
          </table:table-cell>
          <table:table-cell office:value-type="float" office:value="-1.040461" calcext:value-type="float">
            <text:p>-1.040461</text:p>
          </table:table-cell>
          <table:table-cell office:value-type="float" office:value="4.200996" calcext:value-type="float">
            <text:p>4.200996</text:p>
          </table:table-cell>
          <table:table-cell office:value-type="float" office:value="35.8554" calcext:value-type="float">
            <text:p>35.8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12E+018" calcext:value-type="float">
            <text:p>1.23765719251812E+018</text:p>
          </table:table-cell>
          <table:table-cell office:value-type="float" office:value="1.26000463460541E+018" calcext:value-type="float">
            <text:p>1.26000463460541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446" calcext:value-type="float">
            <text:p>446</text:p>
          </table:table-cell>
          <table:table-cell office:value-type="float" office:value="4382.1" calcext:value-type="float">
            <text:p>4382.1</text:p>
          </table:table-cell>
          <table:table-cell office:value-type="float" office:value="-0.9639397" calcext:value-type="float">
            <text:p>-0.9639397</text:p>
          </table:table-cell>
          <table:table-cell office:value-type="float" office:value="4.324342" calcext:value-type="float">
            <text:p>4.324342</text:p>
          </table:table-cell>
          <table:table-cell office:value-type="float" office:value="32.00083" calcext:value-type="float">
            <text:p>32.00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992E+018" calcext:value-type="float">
            <text:p>1.23766327792992E+018</text:p>
          </table:table-cell>
          <table:table-cell office:value-type="float" office:value="1.26001343069844E+018" calcext:value-type="float">
            <text:p>1.26001343069844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478" calcext:value-type="float">
            <text:p>478</text:p>
          </table:table-cell>
          <table:table-cell office:value-type="float" office:value="4437.744" calcext:value-type="float">
            <text:p>4437.744</text:p>
          </table:table-cell>
          <table:table-cell office:value-type="float" office:value="-0.469522" calcext:value-type="float">
            <text:p>-0.469522</text:p>
          </table:table-cell>
          <table:table-cell office:value-type="float" office:value="4.334179" calcext:value-type="float">
            <text:p>4.334179</text:p>
          </table:table-cell>
          <table:table-cell office:value-type="float" office:value="36.9988" calcext:value-type="float">
            <text:p>36.99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65E+018" calcext:value-type="float">
            <text:p>1.23766378419965E+018</text:p>
          </table:table-cell>
          <table:table-cell office:value-type="float" office:value="1.26001837850076E+018" calcext:value-type="float">
            <text:p>1.26001837850076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496" calcext:value-type="float">
            <text:p>496</text:p>
          </table:table-cell>
          <table:table-cell office:value-type="float" office:value="4393.404" calcext:value-type="float">
            <text:p>4393.404</text:p>
          </table:table-cell>
          <table:table-cell office:value-type="float" office:value="-0.5156753" calcext:value-type="float">
            <text:p>-0.5156753</text:p>
          </table:table-cell>
          <table:table-cell office:value-type="float" office:value="4.12929" calcext:value-type="float">
            <text:p>4.12929</text:p>
          </table:table-cell>
          <table:table-cell office:value-type="float" office:value="42.65277" calcext:value-type="float">
            <text:p>42.65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98E+018" calcext:value-type="float">
            <text:p>1.23766378419998E+018</text:p>
          </table:table-cell>
          <table:table-cell office:value-type="float" office:value="1.26003294702983E+018" calcext:value-type="float">
            <text:p>1.26003294702983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549" calcext:value-type="float">
            <text:p>549</text:p>
          </table:table-cell>
          <table:table-cell office:value-type="float" office:value="4317.399" calcext:value-type="float">
            <text:p>4317.399</text:p>
          </table:table-cell>
          <table:table-cell office:value-type="float" office:value="-0.8673745" calcext:value-type="float">
            <text:p>-0.8673745</text:p>
          </table:table-cell>
          <table:table-cell office:value-type="float" office:value="4.10451" calcext:value-type="float">
            <text:p>4.10451</text:p>
          </table:table-cell>
          <table:table-cell office:value-type="float" office:value="41.56185" calcext:value-type="float">
            <text:p>41.561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39E+018" calcext:value-type="float">
            <text:p>1.23765719251839E+018</text:p>
          </table:table-cell>
          <table:table-cell office:value-type="float" office:value="1.26003734507634E+018" calcext:value-type="float">
            <text:p>1.26003734507634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565" calcext:value-type="float">
            <text:p>565</text:p>
          </table:table-cell>
          <table:table-cell office:value-type="float" office:value="4455.153" calcext:value-type="float">
            <text:p>4455.153</text:p>
          </table:table-cell>
          <table:table-cell office:value-type="float" office:value="-0.5830867" calcext:value-type="float">
            <text:p>-0.5830867</text:p>
          </table:table-cell>
          <table:table-cell office:value-type="float" office:value="4.207774" calcext:value-type="float">
            <text:p>4.207774</text:p>
          </table:table-cell>
          <table:table-cell office:value-type="float" office:value="38.70719" calcext:value-type="float">
            <text:p>38.707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45E+018" calcext:value-type="float">
            <text:p>1.23765719251845E+018</text:p>
          </table:table-cell>
          <table:table-cell office:value-type="float" office:value="1.26003871946588E+018" calcext:value-type="float">
            <text:p>1.26003871946588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570" calcext:value-type="float">
            <text:p>570</text:p>
          </table:table-cell>
          <table:table-cell office:value-type="float" office:value="4476.197" calcext:value-type="float">
            <text:p>4476.197</text:p>
          </table:table-cell>
          <table:table-cell office:value-type="float" office:value="-0.5360959" calcext:value-type="float">
            <text:p>-0.5360959</text:p>
          </table:table-cell>
          <table:table-cell office:value-type="float" office:value="4.313595" calcext:value-type="float">
            <text:p>4.313595</text:p>
          </table:table-cell>
          <table:table-cell office:value-type="float" office:value="35.79469" calcext:value-type="float">
            <text:p>35.79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6732E+018" calcext:value-type="float">
            <text:p>1.23766327846732E+018</text:p>
          </table:table-cell>
          <table:table-cell office:value-type="float" office:value="1.26004861507053E+018" calcext:value-type="float">
            <text:p>1.26004861507053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606" calcext:value-type="float">
            <text:p>606</text:p>
          </table:table-cell>
          <table:table-cell office:value-type="float" office:value="4409.556" calcext:value-type="float">
            <text:p>4409.556</text:p>
          </table:table-cell>
          <table:table-cell office:value-type="float" office:value="-0.5263669" calcext:value-type="float">
            <text:p>-0.5263669</text:p>
          </table:table-cell>
          <table:table-cell office:value-type="float" office:value="4.204493" calcext:value-type="float">
            <text:p>4.204493</text:p>
          </table:table-cell>
          <table:table-cell office:value-type="float" office:value="33.56335" calcext:value-type="float">
            <text:p>33.56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432792E+018" calcext:value-type="float">
            <text:p>1.23767843432792E+018</text:p>
          </table:table-cell>
          <table:table-cell office:value-type="float" office:value="1.2600516387275E+018" calcext:value-type="float">
            <text:p>1.2600516387275E+018</text:p>
          </table:table-cell>
          <table:table-cell office:value-type="float" office:value="1119" calcext:value-type="float">
            <text:p>1119</text:p>
          </table:table-cell>
          <table:table-cell office:value-type="float" office:value="52581" calcext:value-type="float">
            <text:p>52581</text:p>
          </table:table-cell>
          <table:table-cell office:value-type="float" office:value="617" calcext:value-type="float">
            <text:p>617</text:p>
          </table:table-cell>
          <table:table-cell office:value-type="float" office:value="4441.272" calcext:value-type="float">
            <text:p>4441.272</text:p>
          </table:table-cell>
          <table:table-cell office:value-type="float" office:value="-0.5276626" calcext:value-type="float">
            <text:p>-0.5276626</text:p>
          </table:table-cell>
          <table:table-cell office:value-type="float" office:value="4.193852" calcext:value-type="float">
            <text:p>4.193852</text:p>
          </table:table-cell>
          <table:table-cell office:value-type="float" office:value="34.32835" calcext:value-type="float">
            <text:p>34.328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41E+018" calcext:value-type="float">
            <text:p>1.2376571898341E+018</text:p>
          </table:table-cell>
          <table:table-cell office:value-type="float" office:value="1.26100848885579E+018" calcext:value-type="float">
            <text:p>1.26100848885579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2" calcext:value-type="float">
            <text:p>2</text:p>
          </table:table-cell>
          <table:table-cell office:value-type="float" office:value="4304.529" calcext:value-type="float">
            <text:p>4304.529</text:p>
          </table:table-cell>
          <table:table-cell office:value-type="float" office:value="-0.6218654" calcext:value-type="float">
            <text:p>-0.6218654</text:p>
          </table:table-cell>
          <table:table-cell office:value-type="float" office:value="4.008871" calcext:value-type="float">
            <text:p>4.008871</text:p>
          </table:table-cell>
          <table:table-cell office:value-type="float" office:value="43.26083" calcext:value-type="float">
            <text:p>43.26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258937E+018" calcext:value-type="float">
            <text:p>1.23766378258937E+018</text:p>
          </table:table-cell>
          <table:table-cell office:value-type="float" office:value="1.26102003372788E+018" calcext:value-type="float">
            <text:p>1.26102003372788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44" calcext:value-type="float">
            <text:p>44</text:p>
          </table:table-cell>
          <table:table-cell office:value-type="float" office:value="4400.287" calcext:value-type="float">
            <text:p>4400.287</text:p>
          </table:table-cell>
          <table:table-cell office:value-type="float" office:value="-0.5334783" calcext:value-type="float">
            <text:p>-0.5334783</text:p>
          </table:table-cell>
          <table:table-cell office:value-type="float" office:value="4.088849" calcext:value-type="float">
            <text:p>4.088849</text:p>
          </table:table-cell>
          <table:table-cell office:value-type="float" office:value="39.46667" calcext:value-type="float">
            <text:p>39.466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578E+018" calcext:value-type="float">
            <text:p>1.23766378312578E+018</text:p>
          </table:table-cell>
          <table:table-cell office:value-type="float" office:value="1.26104587225114E+018" calcext:value-type="float">
            <text:p>1.26104587225114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138" calcext:value-type="float">
            <text:p>138</text:p>
          </table:table-cell>
          <table:table-cell office:value-type="float" office:value="4418.787" calcext:value-type="float">
            <text:p>4418.787</text:p>
          </table:table-cell>
          <table:table-cell office:value-type="float" office:value="-0.9869603" calcext:value-type="float">
            <text:p>-0.9869603</text:p>
          </table:table-cell>
          <table:table-cell office:value-type="float" office:value="4.38409" calcext:value-type="float">
            <text:p>4.38409</text:p>
          </table:table-cell>
          <table:table-cell office:value-type="float" office:value="35.05489" calcext:value-type="float">
            <text:p>35.054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758E+018" calcext:value-type="float">
            <text:p>1.23765719090758E+018</text:p>
          </table:table-cell>
          <table:table-cell office:value-type="float" office:value="1.26104944566393E+018" calcext:value-type="float">
            <text:p>1.26104944566393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151" calcext:value-type="float">
            <text:p>151</text:p>
          </table:table-cell>
          <table:table-cell office:value-type="float" office:value="4034.72" calcext:value-type="float">
            <text:p>4034.72</text:p>
          </table:table-cell>
          <table:table-cell office:value-type="float" office:value="-1.271525" calcext:value-type="float">
            <text:p>-1.271525</text:p>
          </table:table-cell>
          <table:table-cell office:value-type="float" office:value="4.2658" calcext:value-type="float">
            <text:p>4.2658</text:p>
          </table:table-cell>
          <table:table-cell office:value-type="float" office:value="38.87144" calcext:value-type="float">
            <text:p>38.8714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038E+018" calcext:value-type="float">
            <text:p>1.23765719037038E+018</text:p>
          </table:table-cell>
          <table:table-cell office:value-type="float" office:value="1.26105769200113E+018" calcext:value-type="float">
            <text:p>1.26105769200113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181" calcext:value-type="float">
            <text:p>181</text:p>
          </table:table-cell>
          <table:table-cell office:value-type="float" office:value="4226.037" calcext:value-type="float">
            <text:p>4226.037</text:p>
          </table:table-cell>
          <table:table-cell office:value-type="float" office:value="-1.338418" calcext:value-type="float">
            <text:p>-1.338418</text:p>
          </table:table-cell>
          <table:table-cell office:value-type="float" office:value="4.446256" calcext:value-type="float">
            <text:p>4.446256</text:p>
          </table:table-cell>
          <table:table-cell office:value-type="float" office:value="36.2384" calcext:value-type="float">
            <text:p>36.238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66265E+018" calcext:value-type="float">
            <text:p>1.23766378366265E+018</text:p>
          </table:table-cell>
          <table:table-cell office:value-type="float" office:value="1.2610601659023E+018" calcext:value-type="float">
            <text:p>1.2610601659023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190" calcext:value-type="float">
            <text:p>190</text:p>
          </table:table-cell>
          <table:table-cell office:value-type="float" office:value="4479.249" calcext:value-type="float">
            <text:p>4479.249</text:p>
          </table:table-cell>
          <table:table-cell office:value-type="float" office:value="-0.1465567" calcext:value-type="float">
            <text:p>-0.1465567</text:p>
          </table:table-cell>
          <table:table-cell office:value-type="float" office:value="4.211307" calcext:value-type="float">
            <text:p>4.211307</text:p>
          </table:table-cell>
          <table:table-cell office:value-type="float" office:value="47.24662" calcext:value-type="float">
            <text:p>47.246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252E+018" calcext:value-type="float">
            <text:p>1.23766378366252E+018</text:p>
          </table:table-cell>
          <table:table-cell office:value-type="float" office:value="1.26106896199532E+018" calcext:value-type="float">
            <text:p>1.26106896199532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222" calcext:value-type="float">
            <text:p>222</text:p>
          </table:table-cell>
          <table:table-cell office:value-type="float" office:value="4129.723" calcext:value-type="float">
            <text:p>4129.723</text:p>
          </table:table-cell>
          <table:table-cell office:value-type="float" office:value="-1.132895" calcext:value-type="float">
            <text:p>-1.132895</text:p>
          </table:table-cell>
          <table:table-cell office:value-type="float" office:value="4.34348" calcext:value-type="float">
            <text:p>4.34348</text:p>
          </table:table-cell>
          <table:table-cell office:value-type="float" office:value="31.47198" calcext:value-type="float">
            <text:p>31.4719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8983338E+018" calcext:value-type="float">
            <text:p>1.23765718983338E+018</text:p>
          </table:table-cell>
          <table:table-cell office:value-type="float" office:value="1.26107583394299E+018" calcext:value-type="float">
            <text:p>1.26107583394299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247" calcext:value-type="float">
            <text:p>247</text:p>
          </table:table-cell>
          <table:table-cell office:value-type="float" office:value="4314.736" calcext:value-type="float">
            <text:p>4314.736</text:p>
          </table:table-cell>
          <table:table-cell office:value-type="float" office:value="-0.6366275" calcext:value-type="float">
            <text:p>-0.6366275</text:p>
          </table:table-cell>
          <table:table-cell office:value-type="float" office:value="4.040723" calcext:value-type="float">
            <text:p>4.040723</text:p>
          </table:table-cell>
          <table:table-cell office:value-type="float" office:value="41.88831" calcext:value-type="float">
            <text:p>41.888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12E+018" calcext:value-type="float">
            <text:p>1.23765719037012E+018</text:p>
          </table:table-cell>
          <table:table-cell office:value-type="float" office:value="1.26108490491392E+018" calcext:value-type="float">
            <text:p>1.26108490491392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280" calcext:value-type="float">
            <text:p>280</text:p>
          </table:table-cell>
          <table:table-cell office:value-type="float" office:value="4469.336" calcext:value-type="float">
            <text:p>4469.336</text:p>
          </table:table-cell>
          <table:table-cell office:value-type="float" office:value="-0.8904824" calcext:value-type="float">
            <text:p>-0.8904824</text:p>
          </table:table-cell>
          <table:table-cell office:value-type="float" office:value="4.288475" calcext:value-type="float">
            <text:p>4.288475</text:p>
          </table:table-cell>
          <table:table-cell office:value-type="float" office:value="40.11189" calcext:value-type="float">
            <text:p>40.111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12E+018" calcext:value-type="float">
            <text:p>1.23765719037012E+018</text:p>
          </table:table-cell>
          <table:table-cell office:value-type="float" office:value="1.26109260149532E+018" calcext:value-type="float">
            <text:p>1.26109260149532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308" calcext:value-type="float">
            <text:p>308</text:p>
          </table:table-cell>
          <table:table-cell office:value-type="float" office:value="4359.444" calcext:value-type="float">
            <text:p>4359.444</text:p>
          </table:table-cell>
          <table:table-cell office:value-type="float" office:value="-0.6383292" calcext:value-type="float">
            <text:p>-0.6383292</text:p>
          </table:table-cell>
          <table:table-cell office:value-type="float" office:value="4.109359" calcext:value-type="float">
            <text:p>4.109359</text:p>
          </table:table-cell>
          <table:table-cell office:value-type="float" office:value="46.32144" calcext:value-type="float">
            <text:p>46.321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686E+018" calcext:value-type="float">
            <text:p>1.23765719090686E+018</text:p>
          </table:table-cell>
          <table:table-cell office:value-type="float" office:value="1.26109370100694E+018" calcext:value-type="float">
            <text:p>1.26109370100694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312" calcext:value-type="float">
            <text:p>312</text:p>
          </table:table-cell>
          <table:table-cell office:value-type="float" office:value="4401.297" calcext:value-type="float">
            <text:p>4401.297</text:p>
          </table:table-cell>
          <table:table-cell office:value-type="float" office:value="-0.8348472" calcext:value-type="float">
            <text:p>-0.8348472</text:p>
          </table:table-cell>
          <table:table-cell office:value-type="float" office:value="4.328526" calcext:value-type="float">
            <text:p>4.328526</text:p>
          </table:table-cell>
          <table:table-cell office:value-type="float" office:value="39.19413" calcext:value-type="float">
            <text:p>39.194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099E+018" calcext:value-type="float">
            <text:p>1.23765719198099E+018</text:p>
          </table:table-cell>
          <table:table-cell office:value-type="float" office:value="1.26111074343717E+018" calcext:value-type="float">
            <text:p>1.26111074343717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374" calcext:value-type="float">
            <text:p>374</text:p>
          </table:table-cell>
          <table:table-cell office:value-type="float" office:value="4273.336" calcext:value-type="float">
            <text:p>4273.336</text:p>
          </table:table-cell>
          <table:table-cell office:value-type="float" office:value="-0.457914" calcext:value-type="float">
            <text:p>-0.457914</text:p>
          </table:table-cell>
          <table:table-cell office:value-type="float" office:value="4.088619" calcext:value-type="float">
            <text:p>4.088619</text:p>
          </table:table-cell>
          <table:table-cell office:value-type="float" office:value="45.223" calcext:value-type="float">
            <text:p>45.2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119E+018" calcext:value-type="float">
            <text:p>1.23765719198119E+018</text:p>
          </table:table-cell>
          <table:table-cell office:value-type="float" office:value="1.2611316341581E+018" calcext:value-type="float">
            <text:p>1.2611316341581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450" calcext:value-type="float">
            <text:p>450</text:p>
          </table:table-cell>
          <table:table-cell office:value-type="float" office:value="4479.025" calcext:value-type="float">
            <text:p>4479.025</text:p>
          </table:table-cell>
          <table:table-cell office:value-type="float" office:value="-0.2119797" calcext:value-type="float">
            <text:p>-0.2119797</text:p>
          </table:table-cell>
          <table:table-cell office:value-type="float" office:value="4.201752" calcext:value-type="float">
            <text:p>4.201752</text:p>
          </table:table-cell>
          <table:table-cell office:value-type="float" office:value="42.44719" calcext:value-type="float">
            <text:p>42.447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19E+018" calcext:value-type="float">
            <text:p>1.23765719144419E+018</text:p>
          </table:table-cell>
          <table:table-cell office:value-type="float" office:value="1.26113658196043E+018" calcext:value-type="float">
            <text:p>1.26113658196043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468" calcext:value-type="float">
            <text:p>468</text:p>
          </table:table-cell>
          <table:table-cell office:value-type="float" office:value="4484.349" calcext:value-type="float">
            <text:p>4484.349</text:p>
          </table:table-cell>
          <table:table-cell office:value-type="float" office:value="-0.2614435" calcext:value-type="float">
            <text:p>-0.2614435</text:p>
          </table:table-cell>
          <table:table-cell office:value-type="float" office:value="4.282191" calcext:value-type="float">
            <text:p>4.282191</text:p>
          </table:table-cell>
          <table:table-cell office:value-type="float" office:value="45.90063" calcext:value-type="float">
            <text:p>45.90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004E+018" calcext:value-type="float">
            <text:p>1.23766378420004E+018</text:p>
          </table:table-cell>
          <table:table-cell office:value-type="float" office:value="1.26116187072787E+018" calcext:value-type="float">
            <text:p>1.26116187072787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560" calcext:value-type="float">
            <text:p>560</text:p>
          </table:table-cell>
          <table:table-cell office:value-type="float" office:value="4312.261" calcext:value-type="float">
            <text:p>4312.261</text:p>
          </table:table-cell>
          <table:table-cell office:value-type="float" office:value="-0.9796354" calcext:value-type="float">
            <text:p>-0.9796354</text:p>
          </table:table-cell>
          <table:table-cell office:value-type="float" office:value="4.297406" calcext:value-type="float">
            <text:p>4.297406</text:p>
          </table:table-cell>
          <table:table-cell office:value-type="float" office:value="30.1344" calcext:value-type="float">
            <text:p>30.1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32E+018" calcext:value-type="float">
            <text:p>1.23765719251832E+018</text:p>
          </table:table-cell>
          <table:table-cell office:value-type="float" office:value="1.26116269536159E+018" calcext:value-type="float">
            <text:p>1.26116269536159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563" calcext:value-type="float">
            <text:p>563</text:p>
          </table:table-cell>
          <table:table-cell office:value-type="float" office:value="4048.905" calcext:value-type="float">
            <text:p>4048.905</text:p>
          </table:table-cell>
          <table:table-cell office:value-type="float" office:value="-1.168475" calcext:value-type="float">
            <text:p>-1.168475</text:p>
          </table:table-cell>
          <table:table-cell office:value-type="float" office:value="4.329158" calcext:value-type="float">
            <text:p>4.329158</text:p>
          </table:table-cell>
          <table:table-cell office:value-type="float" office:value="37.25315" calcext:value-type="float">
            <text:p>37.253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705E+018" calcext:value-type="float">
            <text:p>1.23766371601705E+018</text:p>
          </table:table-cell>
          <table:table-cell office:value-type="float" office:value="1.26116984218717E+018" calcext:value-type="float">
            <text:p>1.26116984218717E+018</text:p>
          </table:table-cell>
          <table:table-cell office:value-type="float" office:value="1120" calcext:value-type="float">
            <text:p>1120</text:p>
          </table:table-cell>
          <table:table-cell office:value-type="float" office:value="52589" calcext:value-type="float">
            <text:p>52589</text:p>
          </table:table-cell>
          <table:table-cell office:value-type="float" office:value="589" calcext:value-type="float">
            <text:p>589</text:p>
          </table:table-cell>
          <table:table-cell office:value-type="float" office:value="4476.693" calcext:value-type="float">
            <text:p>4476.693</text:p>
          </table:table-cell>
          <table:table-cell office:value-type="float" office:value="-0.2155815" calcext:value-type="float">
            <text:p>-0.2155815</text:p>
          </table:table-cell>
          <table:table-cell office:value-type="float" office:value="4.228723" calcext:value-type="float">
            <text:p>4.228723</text:p>
          </table:table-cell>
          <table:table-cell office:value-type="float" office:value="39.11041" calcext:value-type="float">
            <text:p>39.11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643E+018" calcext:value-type="float">
            <text:p>1.23766378312643E+018</text:p>
          </table:table-cell>
          <table:table-cell office:value-type="float" office:value="1.26213604279481E+018" calcext:value-type="float">
            <text:p>1.26213604279481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8" calcext:value-type="float">
            <text:p>8</text:p>
          </table:table-cell>
          <table:table-cell office:value-type="float" office:value="4473.017" calcext:value-type="float">
            <text:p>4473.017</text:p>
          </table:table-cell>
          <table:table-cell office:value-type="float" office:value="-0.07243633" calcext:value-type="float">
            <text:p>-0.07243633</text:p>
          </table:table-cell>
          <table:table-cell office:value-type="float" office:value="4.068581" calcext:value-type="float">
            <text:p>4.068581</text:p>
          </table:table-cell>
          <table:table-cell office:value-type="float" office:value="44.0025" calcext:value-type="float">
            <text:p>44.0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637E+018" calcext:value-type="float">
            <text:p>1.23766378312637E+018</text:p>
          </table:table-cell>
          <table:table-cell office:value-type="float" office:value="1.26213741718434E+018" calcext:value-type="float">
            <text:p>1.26213741718434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13" calcext:value-type="float">
            <text:p>13</text:p>
          </table:table-cell>
          <table:table-cell office:value-type="float" office:value="4128.468" calcext:value-type="float">
            <text:p>4128.468</text:p>
          </table:table-cell>
          <table:table-cell office:value-type="float" office:value="-1.302109" calcext:value-type="float">
            <text:p>-1.302109</text:p>
          </table:table-cell>
          <table:table-cell office:value-type="float" office:value="4.214658" calcext:value-type="float">
            <text:p>4.214658</text:p>
          </table:table-cell>
          <table:table-cell office:value-type="float" office:value="31.46972" calcext:value-type="float">
            <text:p>31.4697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637E+018" calcext:value-type="float">
            <text:p>1.23766378312637E+018</text:p>
          </table:table-cell>
          <table:table-cell office:value-type="float" office:value="1.26213824181806E+018" calcext:value-type="float">
            <text:p>1.26213824181806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16" calcext:value-type="float">
            <text:p>16</text:p>
          </table:table-cell>
          <table:table-cell office:value-type="float" office:value="4335.581" calcext:value-type="float">
            <text:p>4335.581</text:p>
          </table:table-cell>
          <table:table-cell office:value-type="float" office:value="-1.302891" calcext:value-type="float">
            <text:p>-1.302891</text:p>
          </table:table-cell>
          <table:table-cell office:value-type="float" office:value="4.213194" calcext:value-type="float">
            <text:p>4.213194</text:p>
          </table:table-cell>
          <table:table-cell office:value-type="float" office:value="31.31146" calcext:value-type="float">
            <text:p>31.311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66324E+018" calcext:value-type="float">
            <text:p>1.23766378366324E+018</text:p>
          </table:table-cell>
          <table:table-cell office:value-type="float" office:value="1.26214181523085E+018" calcext:value-type="float">
            <text:p>1.2621418152308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29" calcext:value-type="float">
            <text:p>29</text:p>
          </table:table-cell>
          <table:table-cell office:value-type="float" office:value="4463.083" calcext:value-type="float">
            <text:p>4463.083</text:p>
          </table:table-cell>
          <table:table-cell office:value-type="float" office:value="-1.061719" calcext:value-type="float">
            <text:p>-1.061719</text:p>
          </table:table-cell>
          <table:table-cell office:value-type="float" office:value="4.379357" calcext:value-type="float">
            <text:p>4.379357</text:p>
          </table:table-cell>
          <table:table-cell office:value-type="float" office:value="32.54104" calcext:value-type="float">
            <text:p>32.541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123E+018" calcext:value-type="float">
            <text:p>1.23765719037123E+018</text:p>
          </table:table-cell>
          <table:table-cell office:value-type="float" office:value="1.26214209010876E+018" calcext:value-type="float">
            <text:p>1.26214209010876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30" calcext:value-type="float">
            <text:p>30</text:p>
          </table:table-cell>
          <table:table-cell office:value-type="float" office:value="4442.902" calcext:value-type="float">
            <text:p>4442.902</text:p>
          </table:table-cell>
          <table:table-cell office:value-type="float" office:value="-0.6798004" calcext:value-type="float">
            <text:p>-0.6798004</text:p>
          </table:table-cell>
          <table:table-cell office:value-type="float" office:value="4.394537" calcext:value-type="float">
            <text:p>4.394537</text:p>
          </table:table-cell>
          <table:table-cell office:value-type="float" office:value="44.14309" calcext:value-type="float">
            <text:p>44.143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84E+018" calcext:value-type="float">
            <text:p>1.23765719037084E+018</text:p>
          </table:table-cell>
          <table:table-cell office:value-type="float" office:value="1.2621635305855E+018" calcext:value-type="float">
            <text:p>1.262163530585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108" calcext:value-type="float">
            <text:p>108</text:p>
          </table:table-cell>
          <table:table-cell office:value-type="float" office:value="4090.792" calcext:value-type="float">
            <text:p>4090.792</text:p>
          </table:table-cell>
          <table:table-cell office:value-type="float" office:value="-1.218414" calcext:value-type="float">
            <text:p>-1.218414</text:p>
          </table:table-cell>
          <table:table-cell office:value-type="float" office:value="4.42987" calcext:value-type="float">
            <text:p>4.42987</text:p>
          </table:table-cell>
          <table:table-cell office:value-type="float" office:value="35.02835" calcext:value-type="float">
            <text:p>35.0283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8983377E+018" calcext:value-type="float">
            <text:p>1.23765718983377E+018</text:p>
          </table:table-cell>
          <table:table-cell office:value-type="float" office:value="1.26216930302155E+018" calcext:value-type="float">
            <text:p>1.2621693030215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129" calcext:value-type="float">
            <text:p>129</text:p>
          </table:table-cell>
          <table:table-cell office:value-type="float" office:value="4207.575" calcext:value-type="float">
            <text:p>4207.575</text:p>
          </table:table-cell>
          <table:table-cell office:value-type="float" office:value="-1.27561" calcext:value-type="float">
            <text:p>-1.27561</text:p>
          </table:table-cell>
          <table:table-cell office:value-type="float" office:value="4.3051" calcext:value-type="float">
            <text:p>4.3051</text:p>
          </table:table-cell>
          <table:table-cell office:value-type="float" office:value="32.6823" calcext:value-type="float">
            <text:p>32.68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064E+018" calcext:value-type="float">
            <text:p>1.23765719037064E+018</text:p>
          </table:table-cell>
          <table:table-cell office:value-type="float" office:value="1.26217287643434E+018" calcext:value-type="float">
            <text:p>1.26217287643434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142" calcext:value-type="float">
            <text:p>142</text:p>
          </table:table-cell>
          <table:table-cell office:value-type="float" office:value="4458.231" calcext:value-type="float">
            <text:p>4458.231</text:p>
          </table:table-cell>
          <table:table-cell office:value-type="float" office:value="-0.1886197" calcext:value-type="float">
            <text:p>-0.1886197</text:p>
          </table:table-cell>
          <table:table-cell office:value-type="float" office:value="4.09132" calcext:value-type="float">
            <text:p>4.09132</text:p>
          </table:table-cell>
          <table:table-cell office:value-type="float" office:value="32.36713" calcext:value-type="float">
            <text:p>32.367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31E+018" calcext:value-type="float">
            <text:p>1.23765719037031E+018</text:p>
          </table:table-cell>
          <table:table-cell office:value-type="float" office:value="1.26219734056805E+018" calcext:value-type="float">
            <text:p>1.2621973405680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231" calcext:value-type="float">
            <text:p>231</text:p>
          </table:table-cell>
          <table:table-cell office:value-type="float" office:value="4096.513" calcext:value-type="float">
            <text:p>4096.513</text:p>
          </table:table-cell>
          <table:table-cell office:value-type="float" office:value="-1.125128" calcext:value-type="float">
            <text:p>-1.125128</text:p>
          </table:table-cell>
          <table:table-cell office:value-type="float" office:value="4.272726" calcext:value-type="float">
            <text:p>4.272726</text:p>
          </table:table-cell>
          <table:table-cell office:value-type="float" office:value="30.44672" calcext:value-type="float">
            <text:p>30.4467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2565E+018" calcext:value-type="float">
            <text:p>1.23766378312565E+018</text:p>
          </table:table-cell>
          <table:table-cell office:value-type="float" office:value="1.26220421251573E+018" calcext:value-type="float">
            <text:p>1.26220421251573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256" calcext:value-type="float">
            <text:p>256</text:p>
          </table:table-cell>
          <table:table-cell office:value-type="float" office:value="4472.842" calcext:value-type="float">
            <text:p>4472.842</text:p>
          </table:table-cell>
          <table:table-cell office:value-type="float" office:value="-0.5283694" calcext:value-type="float">
            <text:p>-0.5283694</text:p>
          </table:table-cell>
          <table:table-cell office:value-type="float" office:value="4.341817" calcext:value-type="float">
            <text:p>4.341817</text:p>
          </table:table-cell>
          <table:table-cell office:value-type="float" office:value="32.39236" calcext:value-type="float">
            <text:p>32.392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331E+018" calcext:value-type="float">
            <text:p>1.23765718983331E+018</text:p>
          </table:table-cell>
          <table:table-cell office:value-type="float" office:value="1.26221273373084E+018" calcext:value-type="float">
            <text:p>1.26221273373084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287" calcext:value-type="float">
            <text:p>287</text:p>
          </table:table-cell>
          <table:table-cell office:value-type="float" office:value="4025.577" calcext:value-type="float">
            <text:p>4025.577</text:p>
          </table:table-cell>
          <table:table-cell office:value-type="float" office:value="-1.197454" calcext:value-type="float">
            <text:p>-1.197454</text:p>
          </table:table-cell>
          <table:table-cell office:value-type="float" office:value="4.266211" calcext:value-type="float">
            <text:p>4.266211</text:p>
          </table:table-cell>
          <table:table-cell office:value-type="float" office:value="44.72553" calcext:value-type="float">
            <text:p>44.7255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792986E+018" calcext:value-type="float">
            <text:p>1.23766327792986E+018</text:p>
          </table:table-cell>
          <table:table-cell office:value-type="float" office:value="1.26226193687619E+018" calcext:value-type="float">
            <text:p>1.26226193687619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466" calcext:value-type="float">
            <text:p>466</text:p>
          </table:table-cell>
          <table:table-cell office:value-type="float" office:value="4257.768" calcext:value-type="float">
            <text:p>4257.768</text:p>
          </table:table-cell>
          <table:table-cell office:value-type="float" office:value="-1.317846" calcext:value-type="float">
            <text:p>-1.317846</text:p>
          </table:table-cell>
          <table:table-cell office:value-type="float" office:value="4.319409" calcext:value-type="float">
            <text:p>4.319409</text:p>
          </table:table-cell>
          <table:table-cell office:value-type="float" office:value="44.57051" calcext:value-type="float">
            <text:p>44.570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1601665E+018" calcext:value-type="float">
            <text:p>1.23766371601665E+018</text:p>
          </table:table-cell>
          <table:table-cell office:value-type="float" office:value="1.26226825906805E+018" calcext:value-type="float">
            <text:p>1.2622682590680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489" calcext:value-type="float">
            <text:p>489</text:p>
          </table:table-cell>
          <table:table-cell office:value-type="float" office:value="4187.575" calcext:value-type="float">
            <text:p>4187.575</text:p>
          </table:table-cell>
          <table:table-cell office:value-type="float" office:value="-1.035689" calcext:value-type="float">
            <text:p>-1.035689</text:p>
          </table:table-cell>
          <table:table-cell office:value-type="float" office:value="4.113193" calcext:value-type="float">
            <text:p>4.113193</text:p>
          </table:table-cell>
          <table:table-cell office:value-type="float" office:value="37.82599" calcext:value-type="float">
            <text:p>37.8259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144445E+018" calcext:value-type="float">
            <text:p>1.23765719144445E+018</text:p>
          </table:table-cell>
          <table:table-cell office:value-type="float" office:value="1.262274306382E+018" calcext:value-type="float">
            <text:p>1.262274306382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511" calcext:value-type="float">
            <text:p>511</text:p>
          </table:table-cell>
          <table:table-cell office:value-type="float" office:value="4342.285" calcext:value-type="float">
            <text:p>4342.285</text:p>
          </table:table-cell>
          <table:table-cell office:value-type="float" office:value="-0.9652786" calcext:value-type="float">
            <text:p>-0.9652786</text:p>
          </table:table-cell>
          <table:table-cell office:value-type="float" office:value="4.140958" calcext:value-type="float">
            <text:p>4.140958</text:p>
          </table:table-cell>
          <table:table-cell office:value-type="float" office:value="37.11094" calcext:value-type="float">
            <text:p>37.11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78E+018" calcext:value-type="float">
            <text:p>1.23766378419978E+018</text:p>
          </table:table-cell>
          <table:table-cell office:value-type="float" office:value="1.26227595564944E+018" calcext:value-type="float">
            <text:p>1.26227595564944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517" calcext:value-type="float">
            <text:p>517</text:p>
          </table:table-cell>
          <table:table-cell office:value-type="float" office:value="4453.261" calcext:value-type="float">
            <text:p>4453.261</text:p>
          </table:table-cell>
          <table:table-cell office:value-type="float" office:value="-0.265436" calcext:value-type="float">
            <text:p>-0.265436</text:p>
          </table:table-cell>
          <table:table-cell office:value-type="float" office:value="4.185017" calcext:value-type="float">
            <text:p>4.185017</text:p>
          </table:table-cell>
          <table:table-cell office:value-type="float" office:value="37.79647" calcext:value-type="float">
            <text:p>37.796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78E+018" calcext:value-type="float">
            <text:p>1.23766378419978E+018</text:p>
          </table:table-cell>
          <table:table-cell office:value-type="float" office:value="1.26227650540525E+018" calcext:value-type="float">
            <text:p>1.26227650540525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519" calcext:value-type="float">
            <text:p>519</text:p>
          </table:table-cell>
          <table:table-cell office:value-type="float" office:value="4097.526" calcext:value-type="float">
            <text:p>4097.526</text:p>
          </table:table-cell>
          <table:table-cell office:value-type="float" office:value="-1.52078" calcext:value-type="float">
            <text:p>-1.52078</text:p>
          </table:table-cell>
          <table:table-cell office:value-type="float" office:value="4.415777" calcext:value-type="float">
            <text:p>4.415777</text:p>
          </table:table-cell>
          <table:table-cell office:value-type="float" office:value="34.14145" calcext:value-type="float">
            <text:p>34.1414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846732E+018" calcext:value-type="float">
            <text:p>1.23766327846732E+018</text:p>
          </table:table-cell>
          <table:table-cell office:value-type="float" office:value="1.26228997442269E+018" calcext:value-type="float">
            <text:p>1.26228997442269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568" calcext:value-type="float">
            <text:p>568</text:p>
          </table:table-cell>
          <table:table-cell office:value-type="float" office:value="4310.002" calcext:value-type="float">
            <text:p>4310.002</text:p>
          </table:table-cell>
          <table:table-cell office:value-type="float" office:value="-0.2370642" calcext:value-type="float">
            <text:p>-0.2370642</text:p>
          </table:table-cell>
          <table:table-cell office:value-type="float" office:value="4.002459" calcext:value-type="float">
            <text:p>4.002459</text:p>
          </table:table-cell>
          <table:table-cell office:value-type="float" office:value="46.76873" calcext:value-type="float">
            <text:p>46.76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004E+018" calcext:value-type="float">
            <text:p>1.23766378420004E+018</text:p>
          </table:table-cell>
          <table:table-cell office:value-type="float" office:value="1.262297945882E+018" calcext:value-type="float">
            <text:p>1.262297945882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597" calcext:value-type="float">
            <text:p>597</text:p>
          </table:table-cell>
          <table:table-cell office:value-type="float" office:value="4125.694" calcext:value-type="float">
            <text:p>4125.694</text:p>
          </table:table-cell>
          <table:table-cell office:value-type="float" office:value="-0.6118836" calcext:value-type="float">
            <text:p>-0.6118836</text:p>
          </table:table-cell>
          <table:table-cell office:value-type="float" office:value="4.078712" calcext:value-type="float">
            <text:p>4.078712</text:p>
          </table:table-cell>
          <table:table-cell office:value-type="float" office:value="35.51139" calcext:value-type="float">
            <text:p>35.51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97E+018" calcext:value-type="float">
            <text:p>1.23765719144497E+018</text:p>
          </table:table-cell>
          <table:table-cell office:value-type="float" office:value="1.26230646709711E+018" calcext:value-type="float">
            <text:p>1.26230646709711E+018</text:p>
          </table:table-cell>
          <table:table-cell office:value-type="float" office:value="1121" calcext:value-type="float">
            <text:p>1121</text:p>
          </table:table-cell>
          <table:table-cell office:value-type="float" office:value="52873" calcext:value-type="float">
            <text:p>52873</text:p>
          </table:table-cell>
          <table:table-cell office:value-type="float" office:value="628" calcext:value-type="float">
            <text:p>628</text:p>
          </table:table-cell>
          <table:table-cell office:value-type="float" office:value="4368.894" calcext:value-type="float">
            <text:p>4368.894</text:p>
          </table:table-cell>
          <table:table-cell office:value-type="float" office:value="-0.7697539" calcext:value-type="float">
            <text:p>-0.7697539</text:p>
          </table:table-cell>
          <table:table-cell office:value-type="float" office:value="4.390835" calcext:value-type="float">
            <text:p>4.390835</text:p>
          </table:table-cell>
          <table:table-cell office:value-type="float" office:value="45.32943" calcext:value-type="float">
            <text:p>45.32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2643E+018" calcext:value-type="float">
            <text:p>1.23766378312643E+018</text:p>
          </table:table-cell>
          <table:table-cell office:value-type="float" office:value="1.26326496640896E+018" calcext:value-type="float">
            <text:p>1.26326496640896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19" calcext:value-type="float">
            <text:p>19</text:p>
          </table:table-cell>
          <table:table-cell office:value-type="float" office:value="4318.29" calcext:value-type="float">
            <text:p>4318.29</text:p>
          </table:table-cell>
          <table:table-cell office:value-type="float" office:value="-0.4848309" calcext:value-type="float">
            <text:p>-0.4848309</text:p>
          </table:table-cell>
          <table:table-cell office:value-type="float" office:value="4.091821" calcext:value-type="float">
            <text:p>4.091821</text:p>
          </table:table-cell>
          <table:table-cell office:value-type="float" office:value="31.85042" calcext:value-type="float">
            <text:p>31.850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77E+018" calcext:value-type="float">
            <text:p>1.23765719037077E+018</text:p>
          </table:table-cell>
          <table:table-cell office:value-type="float" office:value="1.26330070053686E+018" calcext:value-type="float">
            <text:p>1.26330070053686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149" calcext:value-type="float">
            <text:p>149</text:p>
          </table:table-cell>
          <table:table-cell office:value-type="float" office:value="4492.406" calcext:value-type="float">
            <text:p>4492.406</text:p>
          </table:table-cell>
          <table:table-cell office:value-type="float" office:value="-0.4394687" calcext:value-type="float">
            <text:p>-0.4394687</text:p>
          </table:table-cell>
          <table:table-cell office:value-type="float" office:value="4.153636" calcext:value-type="float">
            <text:p>4.153636</text:p>
          </table:table-cell>
          <table:table-cell office:value-type="float" office:value="38.70774" calcext:value-type="float">
            <text:p>38.707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057E+018" calcext:value-type="float">
            <text:p>1.23765719037057E+018</text:p>
          </table:table-cell>
          <table:table-cell office:value-type="float" office:value="1.26330592321709E+018" calcext:value-type="float">
            <text:p>1.26330592321709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168" calcext:value-type="float">
            <text:p>168</text:p>
          </table:table-cell>
          <table:table-cell office:value-type="float" office:value="4092.079" calcext:value-type="float">
            <text:p>4092.079</text:p>
          </table:table-cell>
          <table:table-cell office:value-type="float" office:value="-1.199691" calcext:value-type="float">
            <text:p>-1.199691</text:p>
          </table:table-cell>
          <table:table-cell office:value-type="float" office:value="4.225463" calcext:value-type="float">
            <text:p>4.225463</text:p>
          </table:table-cell>
          <table:table-cell office:value-type="float" office:value="36.19223" calcext:value-type="float">
            <text:p>36.192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37051E+018" calcext:value-type="float">
            <text:p>1.23765719037051E+018</text:p>
          </table:table-cell>
          <table:table-cell office:value-type="float" office:value="1.26330949662988E+018" calcext:value-type="float">
            <text:p>1.26330949662988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181" calcext:value-type="float">
            <text:p>181</text:p>
          </table:table-cell>
          <table:table-cell office:value-type="float" office:value="4307.193" calcext:value-type="float">
            <text:p>4307.193</text:p>
          </table:table-cell>
          <table:table-cell office:value-type="float" office:value="-0.5183511" calcext:value-type="float">
            <text:p>-0.5183511</text:p>
          </table:table-cell>
          <table:table-cell office:value-type="float" office:value="4.060348" calcext:value-type="float">
            <text:p>4.060348</text:p>
          </table:table-cell>
          <table:table-cell office:value-type="float" office:value="41.6156" calcext:value-type="float">
            <text:p>41.6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718E+018" calcext:value-type="float">
            <text:p>1.23765719090718E+018</text:p>
          </table:table-cell>
          <table:table-cell office:value-type="float" office:value="1.26332488979267E+018" calcext:value-type="float">
            <text:p>1.26332488979267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237" calcext:value-type="float">
            <text:p>237</text:p>
          </table:table-cell>
          <table:table-cell office:value-type="float" office:value="4395.83" calcext:value-type="float">
            <text:p>4395.83</text:p>
          </table:table-cell>
          <table:table-cell office:value-type="float" office:value="-0.4129442" calcext:value-type="float">
            <text:p>-0.4129442</text:p>
          </table:table-cell>
          <table:table-cell office:value-type="float" office:value="4.073442" calcext:value-type="float">
            <text:p>4.073442</text:p>
          </table:table-cell>
          <table:table-cell office:value-type="float" office:value="43.63623" calcext:value-type="float">
            <text:p>43.63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3324E+018" calcext:value-type="float">
            <text:p>1.23765718983324E+018</text:p>
          </table:table-cell>
          <table:table-cell office:value-type="float" office:value="1.26334220710081E+018" calcext:value-type="float">
            <text:p>1.26334220710081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300" calcext:value-type="float">
            <text:p>300</text:p>
          </table:table-cell>
          <table:table-cell office:value-type="float" office:value="4057.142" calcext:value-type="float">
            <text:p>4057.142</text:p>
          </table:table-cell>
          <table:table-cell office:value-type="float" office:value="-1.491543" calcext:value-type="float">
            <text:p>-1.491543</text:p>
          </table:table-cell>
          <table:table-cell office:value-type="float" office:value="4.44304" calcext:value-type="float">
            <text:p>4.44304</text:p>
          </table:table-cell>
          <table:table-cell office:value-type="float" office:value="32.31347" calcext:value-type="float">
            <text:p>32.3134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19090705E+018" calcext:value-type="float">
            <text:p>1.23765719090705E+018</text:p>
          </table:table-cell>
          <table:table-cell office:value-type="float" office:value="1.26334660514732E+018" calcext:value-type="float">
            <text:p>1.26334660514732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316" calcext:value-type="float">
            <text:p>316</text:p>
          </table:table-cell>
          <table:table-cell office:value-type="float" office:value="4292.428" calcext:value-type="float">
            <text:p>4292.428</text:p>
          </table:table-cell>
          <table:table-cell office:value-type="float" office:value="-0.4101507" calcext:value-type="float">
            <text:p>-0.4101507</text:p>
          </table:table-cell>
          <table:table-cell office:value-type="float" office:value="4.058596" calcext:value-type="float">
            <text:p>4.058596</text:p>
          </table:table-cell>
          <table:table-cell office:value-type="float" office:value="39.7434" calcext:value-type="float">
            <text:p>39.74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691E+018" calcext:value-type="float">
            <text:p>1.23766371601691E+018</text:p>
          </table:table-cell>
          <table:table-cell office:value-type="float" office:value="1.26341010194382E+018" calcext:value-type="float">
            <text:p>1.26341010194382E+018</text:p>
          </table:table-cell>
          <table:table-cell office:value-type="float" office:value="1122" calcext:value-type="float">
            <text:p>1122</text:p>
          </table:table-cell>
          <table:table-cell office:value-type="float" office:value="52876" calcext:value-type="float">
            <text:p>52876</text:p>
          </table:table-cell>
          <table:table-cell office:value-type="float" office:value="547" calcext:value-type="float">
            <text:p>547</text:p>
          </table:table-cell>
          <table:table-cell office:value-type="float" office:value="4465.225" calcext:value-type="float">
            <text:p>4465.225</text:p>
          </table:table-cell>
          <table:table-cell office:value-type="float" office:value="-0.8713888" calcext:value-type="float">
            <text:p>-0.8713888</text:p>
          </table:table-cell>
          <table:table-cell office:value-type="float" office:value="4.458709" calcext:value-type="float">
            <text:p>4.458709</text:p>
          </table:table-cell>
          <table:table-cell office:value-type="float" office:value="30.15402" calcext:value-type="float">
            <text:p>30.154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303725252373E+017" calcext:value-type="float">
            <text:p>5.11303725252373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528" calcext:value-type="float">
            <text:p>528</text:p>
          </table:table-cell>
          <table:table-cell office:value-type="float" office:value="4451.422" calcext:value-type="float">
            <text:p>4451.422</text:p>
          </table:table-cell>
          <table:table-cell office:value-type="float" office:value="-0.19608" calcext:value-type="float">
            <text:p>-0.19608</text:p>
          </table:table-cell>
          <table:table-cell office:value-type="float" office:value="4.155226" calcext:value-type="float">
            <text:p>4.155226</text:p>
          </table:table-cell>
          <table:table-cell office:value-type="float" office:value="43.51454" calcext:value-type="float">
            <text:p>43.51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7251493E+018" calcext:value-type="float">
            <text:p>1.23765347251493E+018</text:p>
          </table:table-cell>
          <table:table-cell office:value-type="float" office:value="5.11305099641907E+017" calcext:value-type="float">
            <text:p>5.11305099641907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533" calcext:value-type="float">
            <text:p>533</text:p>
          </table:table-cell>
          <table:table-cell office:value-type="float" office:value="4324.94" calcext:value-type="float">
            <text:p>4324.94</text:p>
          </table:table-cell>
          <table:table-cell office:value-type="float" office:value="-0.5879442" calcext:value-type="float">
            <text:p>-0.5879442</text:p>
          </table:table-cell>
          <table:table-cell office:value-type="float" office:value="4.179401" calcext:value-type="float">
            <text:p>4.179401</text:p>
          </table:table-cell>
          <table:table-cell office:value-type="float" office:value="32.6874" calcext:value-type="float">
            <text:p>32.68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2935E+018" calcext:value-type="float">
            <text:p>1.23765290022935E+018</text:p>
          </table:table-cell>
          <table:table-cell office:value-type="float" office:value="5.13443100035672E+017" calcext:value-type="float">
            <text:p>5.13443100035672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119" calcext:value-type="float">
            <text:p>119</text:p>
          </table:table-cell>
          <table:table-cell office:value-type="float" office:value="4001.39" calcext:value-type="float">
            <text:p>4001.39</text:p>
          </table:table-cell>
          <table:table-cell office:value-type="float" office:value="-1.571444" calcext:value-type="float">
            <text:p>-1.571444</text:p>
          </table:table-cell>
          <table:table-cell office:value-type="float" office:value="4.433624" calcext:value-type="float">
            <text:p>4.433624</text:p>
          </table:table-cell>
          <table:table-cell office:value-type="float" office:value="37.92509" calcext:value-type="float">
            <text:p>37.925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130335E+018" calcext:value-type="float">
            <text:p>1.23765290130335E+018</text:p>
          </table:table-cell>
          <table:table-cell office:value-type="float" office:value="5.13580538989144E+017" calcext:value-type="float">
            <text:p>5.135805389891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619" calcext:value-type="float">
            <text:p>619</text:p>
          </table:table-cell>
          <table:table-cell office:value-type="float" office:value="4427.193" calcext:value-type="float">
            <text:p>4427.193</text:p>
          </table:table-cell>
          <table:table-cell office:value-type="float" office:value="-0.4332498" calcext:value-type="float">
            <text:p>-0.4332498</text:p>
          </table:table-cell>
          <table:table-cell office:value-type="float" office:value="4.017383" calcext:value-type="float">
            <text:p>4.017383</text:p>
          </table:table-cell>
          <table:table-cell office:value-type="float" office:value="33.15643" calcext:value-type="float">
            <text:p>33.1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746E+018" calcext:value-type="float">
            <text:p>1.23764996406746E+018</text:p>
          </table:table-cell>
          <table:table-cell office:value-type="float" office:value="5.19205365598939E+017" calcext:value-type="float">
            <text:p>5.19205365598939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602" calcext:value-type="float">
            <text:p>602</text:p>
          </table:table-cell>
          <table:table-cell office:value-type="float" office:value="4402.82" calcext:value-type="float">
            <text:p>4402.82</text:p>
          </table:table-cell>
          <table:table-cell office:value-type="float" office:value="-0.2165822" calcext:value-type="float">
            <text:p>-0.2165822</text:p>
          </table:table-cell>
          <table:table-cell office:value-type="float" office:value="4.07973" calcext:value-type="float">
            <text:p>4.07973</text:p>
          </table:table-cell>
          <table:table-cell office:value-type="float" office:value="33.617" calcext:value-type="float">
            <text:p>33.6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209434E+018" calcext:value-type="float">
            <text:p>1.23765294209434E+018</text:p>
          </table:table-cell>
          <table:table-cell office:value-type="float" office:value="8.33169542443199E+017" calcext:value-type="float">
            <text:p>8.33169542443199E+017</text:p>
          </table:table-cell>
          <table:table-cell office:value-type="float" office:value="740" calcext:value-type="float">
            <text:p>740</text:p>
          </table:table-cell>
          <table:table-cell office:value-type="float" office:value="52263" calcext:value-type="float">
            <text:p>52263</text:p>
          </table:table-cell>
          <table:table-cell office:value-type="float" office:value="13" calcext:value-type="float">
            <text:p>13</text:p>
          </table:table-cell>
          <table:table-cell office:value-type="float" office:value="4083.848" calcext:value-type="float">
            <text:p>4083.848</text:p>
          </table:table-cell>
          <table:table-cell office:value-type="float" office:value="-1.111369" calcext:value-type="float">
            <text:p>-1.111369</text:p>
          </table:table-cell>
          <table:table-cell office:value-type="float" office:value="4.415732" calcext:value-type="float">
            <text:p>4.415732</text:p>
          </table:table-cell>
          <table:table-cell office:value-type="float" office:value="38.96095" calcext:value-type="float">
            <text:p>38.9609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624116537E+018" calcext:value-type="float">
            <text:p>1.23765624116537E+018</text:p>
          </table:table-cell>
          <table:table-cell office:value-type="float" office:value="8.34331176444389E+017" calcext:value-type="float">
            <text:p>8.34331176444389E+017</text:p>
          </table:table-cell>
          <table:table-cell office:value-type="float" office:value="741" calcext:value-type="float">
            <text:p>741</text:p>
          </table:table-cell>
          <table:table-cell office:value-type="float" office:value="52261" calcext:value-type="float">
            <text:p>52261</text:p>
          </table:table-cell>
          <table:table-cell office:value-type="float" office:value="143" calcext:value-type="float">
            <text:p>143</text:p>
          </table:table-cell>
          <table:table-cell office:value-type="float" office:value="4438.325" calcext:value-type="float">
            <text:p>4438.325</text:p>
          </table:table-cell>
          <table:table-cell office:value-type="float" office:value="-0.6340271" calcext:value-type="float">
            <text:p>-0.6340271</text:p>
          </table:table-cell>
          <table:table-cell office:value-type="float" office:value="4.126832" calcext:value-type="float">
            <text:p>4.126832</text:p>
          </table:table-cell>
          <table:table-cell office:value-type="float" office:value="42.1328" calcext:value-type="float">
            <text:p>42.1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316926E+018" calcext:value-type="float">
            <text:p>1.23765294316926E+018</text:p>
          </table:table-cell>
          <table:table-cell office:value-type="float" office:value="8.35449379803392E+017" calcext:value-type="float">
            <text:p>8.35449379803392E+017</text:p>
          </table:table-cell>
          <table:table-cell office:value-type="float" office:value="742" calcext:value-type="float">
            <text:p>742</text:p>
          </table:table-cell>
          <table:table-cell office:value-type="float" office:value="52263" calcext:value-type="float">
            <text:p>52263</text:p>
          </table:table-cell>
          <table:table-cell office:value-type="float" office:value="115" calcext:value-type="float">
            <text:p>115</text:p>
          </table:table-cell>
          <table:table-cell office:value-type="float" office:value="4344.646" calcext:value-type="float">
            <text:p>4344.646</text:p>
          </table:table-cell>
          <table:table-cell office:value-type="float" office:value="-1.013497" calcext:value-type="float">
            <text:p>-1.013497</text:p>
          </table:table-cell>
          <table:table-cell office:value-type="float" office:value="4.12304" calcext:value-type="float">
            <text:p>4.12304</text:p>
          </table:table-cell>
          <table:table-cell office:value-type="float" office:value="38.21979" calcext:value-type="float">
            <text:p>38.2197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54314455E+018" calcext:value-type="float">
            <text:p>1.23766354314455E+018</text:p>
          </table:table-cell>
          <table:table-cell office:value-type="float" office:value="1.11464974522308E+018" calcext:value-type="float">
            <text:p>1.11464974522308E+018</text:p>
          </table:table-cell>
          <table:table-cell office:value-type="float" office:value="990" calcext:value-type="float">
            <text:p>990</text:p>
          </table:table-cell>
          <table:table-cell office:value-type="float" office:value="52465" calcext:value-type="float">
            <text:p>52465</text:p>
          </table:table-cell>
          <table:table-cell office:value-type="float" office:value="32" calcext:value-type="float">
            <text:p>32</text:p>
          </table:table-cell>
          <table:table-cell office:value-type="float" office:value="4310.974" calcext:value-type="float">
            <text:p>4310.974</text:p>
          </table:table-cell>
          <table:table-cell office:value-type="float" office:value="-1.267346" calcext:value-type="float">
            <text:p>-1.267346</text:p>
          </table:table-cell>
          <table:table-cell office:value-type="float" office:value="4.336706" calcext:value-type="float">
            <text:p>4.336706</text:p>
          </table:table-cell>
          <table:table-cell office:value-type="float" office:value="37.98339" calcext:value-type="float">
            <text:p>37.9833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842354543E+018" calcext:value-type="float">
            <text:p>1.23765842354543E+018</text:p>
          </table:table-cell>
          <table:table-cell office:value-type="float" office:value="1.11580945917257E+018" calcext:value-type="float">
            <text:p>1.11580945917257E+018</text:p>
          </table:table-cell>
          <table:table-cell office:value-type="float" office:value="991" calcext:value-type="float">
            <text:p>991</text:p>
          </table:table-cell>
          <table:table-cell office:value-type="float" office:value="52707" calcext:value-type="float">
            <text:p>52707</text:p>
          </table:table-cell>
          <table:table-cell office:value-type="float" office:value="155" calcext:value-type="float">
            <text:p>155</text:p>
          </table:table-cell>
          <table:table-cell office:value-type="float" office:value="4491.411" calcext:value-type="float">
            <text:p>4491.411</text:p>
          </table:table-cell>
          <table:table-cell office:value-type="float" office:value="-0.192008" calcext:value-type="float">
            <text:p>-0.192008</text:p>
          </table:table-cell>
          <table:table-cell office:value-type="float" office:value="4.168386" calcext:value-type="float">
            <text:p>4.168386</text:p>
          </table:table-cell>
          <table:table-cell office:value-type="float" office:value="30.55404" calcext:value-type="float">
            <text:p>30.554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42408591E+018" calcext:value-type="float">
            <text:p>1.23765842408591E+018</text:p>
          </table:table-cell>
          <table:table-cell office:value-type="float" office:value="1.12036858453979E+018" calcext:value-type="float">
            <text:p>1.12036858453979E+018</text:p>
          </table:table-cell>
          <table:table-cell office:value-type="float" office:value="995" calcext:value-type="float">
            <text:p>995</text:p>
          </table:table-cell>
          <table:table-cell office:value-type="float" office:value="52731" calcext:value-type="float">
            <text:p>52731</text:p>
          </table:table-cell>
          <table:table-cell office:value-type="float" office:value="357" calcext:value-type="float">
            <text:p>357</text:p>
          </table:table-cell>
          <table:table-cell office:value-type="float" office:value="4484.542" calcext:value-type="float">
            <text:p>4484.542</text:p>
          </table:table-cell>
          <table:table-cell office:value-type="float" office:value="-0.5772359" calcext:value-type="float">
            <text:p>-0.5772359</text:p>
          </table:table-cell>
          <table:table-cell office:value-type="float" office:value="4.313661" calcext:value-type="float">
            <text:p>4.313661</text:p>
          </table:table-cell>
          <table:table-cell office:value-type="float" office:value="33.16459" calcext:value-type="float">
            <text:p>33.164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49387814E+018" calcext:value-type="float">
            <text:p>1.23765849387814E+018</text:p>
          </table:table-cell>
          <table:table-cell office:value-type="float" office:value="1.39282866593441E+018" calcext:value-type="float">
            <text:p>1.39282866593441E+018</text:p>
          </table:table-cell>
          <table:table-cell office:value-type="float" office:value="1237" calcext:value-type="float">
            <text:p>1237</text:p>
          </table:table-cell>
          <table:table-cell office:value-type="float" office:value="52762" calcext:value-type="float">
            <text:p>52762</text:p>
          </table:table-cell>
          <table:table-cell office:value-type="float" office:value="329" calcext:value-type="float">
            <text:p>329</text:p>
          </table:table-cell>
          <table:table-cell office:value-type="float" office:value="4004.746" calcext:value-type="float">
            <text:p>4004.746</text:p>
          </table:table-cell>
          <table:table-cell office:value-type="float" office:value="-1.523876" calcext:value-type="float">
            <text:p>-1.523876</text:p>
          </table:table-cell>
          <table:table-cell office:value-type="float" office:value="4.465464" calcext:value-type="float">
            <text:p>4.465464</text:p>
          </table:table-cell>
          <table:table-cell office:value-type="float" office:value="44.55521" calcext:value-type="float">
            <text:p>44.5552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058337305E+018" calcext:value-type="float">
            <text:p>1.23766058337305E+018</text:p>
          </table:table-cell>
          <table:table-cell office:value-type="float" office:value="1.39499607819711E+018" calcext:value-type="float">
            <text:p>1.39499607819711E+018</text:p>
          </table:table-cell>
          <table:table-cell office:value-type="float" office:value="1239" calcext:value-type="float">
            <text:p>1239</text:p>
          </table:table-cell>
          <table:table-cell office:value-type="float" office:value="52760" calcext:value-type="float">
            <text:p>52760</text:p>
          </table:table-cell>
          <table:table-cell office:value-type="float" office:value="22" calcext:value-type="float">
            <text:p>22</text:p>
          </table:table-cell>
          <table:table-cell office:value-type="float" office:value="4225.083" calcext:value-type="float">
            <text:p>4225.083</text:p>
          </table:table-cell>
          <table:table-cell office:value-type="float" office:value="-0.9598202" calcext:value-type="float">
            <text:p>-0.9598202</text:p>
          </table:table-cell>
          <table:table-cell office:value-type="float" office:value="4.01607" calcext:value-type="float">
            <text:p>4.01607</text:p>
          </table:table-cell>
          <table:table-cell office:value-type="float" office:value="33.44374" calcext:value-type="float">
            <text:p>33.443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5691E+018" calcext:value-type="float">
            <text:p>1.23766640845691E+018</text:p>
          </table:table-cell>
          <table:table-cell office:value-type="float" office:value="1.69685106951195E+018" calcext:value-type="float">
            <text:p>1.69685106951195E+018</text:p>
          </table:table-cell>
          <table:table-cell office:value-type="float" office:value="1507" calcext:value-type="float">
            <text:p>1507</text:p>
          </table:table-cell>
          <table:table-cell office:value-type="float" office:value="53763" calcext:value-type="float">
            <text:p>53763</text:p>
          </table:table-cell>
          <table:table-cell office:value-type="float" office:value="436" calcext:value-type="float">
            <text:p>436</text:p>
          </table:table-cell>
          <table:table-cell office:value-type="float" office:value="4443.023" calcext:value-type="float">
            <text:p>4443.023</text:p>
          </table:table-cell>
          <table:table-cell office:value-type="float" office:value="-0.2135878" calcext:value-type="float">
            <text:p>-0.2135878</text:p>
          </table:table-cell>
          <table:table-cell office:value-type="float" office:value="4.026355" calcext:value-type="float">
            <text:p>4.026355</text:p>
          </table:table-cell>
          <table:table-cell office:value-type="float" office:value="34.00338" calcext:value-type="float">
            <text:p>34.003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882E+018" calcext:value-type="float">
            <text:p>1.23766378313882E+018</text:p>
          </table:table-cell>
          <table:table-cell office:value-type="float" office:value="1.69793957228291E+018" calcext:value-type="float">
            <text:p>1.69793957228291E+018</text:p>
          </table:table-cell>
          <table:table-cell office:value-type="float" office:value="1508" calcext:value-type="float">
            <text:p>1508</text:p>
          </table:table-cell>
          <table:table-cell office:value-type="float" office:value="52944" calcext:value-type="float">
            <text:p>52944</text:p>
          </table:table-cell>
          <table:table-cell office:value-type="float" office:value="300" calcext:value-type="float">
            <text:p>300</text:p>
          </table:table-cell>
          <table:table-cell office:value-type="float" office:value="4378.867" calcext:value-type="float">
            <text:p>4378.867</text:p>
          </table:table-cell>
          <table:table-cell office:value-type="float" office:value="-1.030485" calcext:value-type="float">
            <text:p>-1.030485</text:p>
          </table:table-cell>
          <table:table-cell office:value-type="float" office:value="4.15779" calcext:value-type="float">
            <text:p>4.15779</text:p>
          </table:table-cell>
          <table:table-cell office:value-type="float" office:value="30.94493" calcext:value-type="float">
            <text:p>30.944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758709642E+018" calcext:value-type="float">
            <text:p>1.23765758709642E+018</text:p>
          </table:table-cell>
          <table:table-cell office:value-type="float" office:value="1.69908636287713E+018" calcext:value-type="float">
            <text:p>1.69908636287713E+018</text:p>
          </table:table-cell>
          <table:table-cell office:value-type="float" office:value="1509" calcext:value-type="float">
            <text:p>1509</text:p>
          </table:table-cell>
          <table:table-cell office:value-type="float" office:value="52942" calcext:value-type="float">
            <text:p>52942</text:p>
          </table:table-cell>
          <table:table-cell office:value-type="float" office:value="376" calcext:value-type="float">
            <text:p>376</text:p>
          </table:table-cell>
          <table:table-cell office:value-type="float" office:value="4418.81" calcext:value-type="float">
            <text:p>4418.81</text:p>
          </table:table-cell>
          <table:table-cell office:value-type="float" office:value="-0.5585187" calcext:value-type="float">
            <text:p>-0.5585187</text:p>
          </table:table-cell>
          <table:table-cell office:value-type="float" office:value="4.053082" calcext:value-type="float">
            <text:p>4.053082</text:p>
          </table:table-cell>
          <table:table-cell office:value-type="float" office:value="41.30587" calcext:value-type="float">
            <text:p>41.30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009111E+018" calcext:value-type="float">
            <text:p>1.23765707009111E+018</text:p>
          </table:table-cell>
          <table:table-cell office:value-type="float" office:value="1.70012705147168E+018" calcext:value-type="float">
            <text:p>1.70012705147168E+018</text:p>
          </table:table-cell>
          <table:table-cell office:value-type="float" office:value="1510" calcext:value-type="float">
            <text:p>1510</text:p>
          </table:table-cell>
          <table:table-cell office:value-type="float" office:value="52992" calcext:value-type="float">
            <text:p>52992</text:p>
          </table:table-cell>
          <table:table-cell office:value-type="float" office:value="66" calcext:value-type="float">
            <text:p>66</text:p>
          </table:table-cell>
          <table:table-cell office:value-type="float" office:value="4225.091" calcext:value-type="float">
            <text:p>4225.091</text:p>
          </table:table-cell>
          <table:table-cell office:value-type="float" office:value="-1.95645" calcext:value-type="float">
            <text:p>-1.95645</text:p>
          </table:table-cell>
          <table:table-cell office:value-type="float" office:value="4.294441" calcext:value-type="float">
            <text:p>4.294441</text:p>
          </table:table-cell>
          <table:table-cell office:value-type="float" office:value="38.06771" calcext:value-type="float">
            <text:p>38.067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2299E+018" calcext:value-type="float">
            <text:p>1.23766640792299E+018</text:p>
          </table:table-cell>
          <table:table-cell office:value-type="float" office:value="1.70015756291935E+018" calcext:value-type="float">
            <text:p>1.70015756291935E+018</text:p>
          </table:table-cell>
          <table:table-cell office:value-type="float" office:value="1510" calcext:value-type="float">
            <text:p>1510</text:p>
          </table:table-cell>
          <table:table-cell office:value-type="float" office:value="52992" calcext:value-type="float">
            <text:p>52992</text:p>
          </table:table-cell>
          <table:table-cell office:value-type="float" office:value="177" calcext:value-type="float">
            <text:p>177</text:p>
          </table:table-cell>
          <table:table-cell office:value-type="float" office:value="4074.706" calcext:value-type="float">
            <text:p>4074.706</text:p>
          </table:table-cell>
          <table:table-cell office:value-type="float" office:value="-1.225223" calcext:value-type="float">
            <text:p>-1.225223</text:p>
          </table:table-cell>
          <table:table-cell office:value-type="float" office:value="4.244182" calcext:value-type="float">
            <text:p>4.244182</text:p>
          </table:table-cell>
          <table:table-cell office:value-type="float" office:value="45.05961" calcext:value-type="float">
            <text:p>45.0596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3927168E+018" calcext:value-type="float">
            <text:p>1.23766323927168E+018</text:p>
          </table:table-cell>
          <table:table-cell office:value-type="float" office:value="1.70026888847166E+018" calcext:value-type="float">
            <text:p>1.70026888847166E+018</text:p>
          </table:table-cell>
          <table:table-cell office:value-type="float" office:value="1510" calcext:value-type="float">
            <text:p>1510</text:p>
          </table:table-cell>
          <table:table-cell office:value-type="float" office:value="52992" calcext:value-type="float">
            <text:p>52992</text:p>
          </table:table-cell>
          <table:table-cell office:value-type="float" office:value="582" calcext:value-type="float">
            <text:p>582</text:p>
          </table:table-cell>
          <table:table-cell office:value-type="float" office:value="4209.716" calcext:value-type="float">
            <text:p>4209.716</text:p>
          </table:table-cell>
          <table:table-cell office:value-type="float" office:value="-1.807375" calcext:value-type="float">
            <text:p>-1.807375</text:p>
          </table:table-cell>
          <table:table-cell office:value-type="float" office:value="4.442263" calcext:value-type="float">
            <text:p>4.442263</text:p>
          </table:table-cell>
          <table:table-cell office:value-type="float" office:value="45.97004" calcext:value-type="float">
            <text:p>45.970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419E+018" calcext:value-type="float">
            <text:p>1.2376637831419E+018</text:p>
          </table:table-cell>
          <table:table-cell office:value-type="float" office:value="1.70127026791491E+018" calcext:value-type="float">
            <text:p>1.70127026791491E+018</text:p>
          </table:table-cell>
          <table:table-cell office:value-type="float" office:value="1511" calcext:value-type="float">
            <text:p>1511</text:p>
          </table:table-cell>
          <table:table-cell office:value-type="float" office:value="52946" calcext:value-type="float">
            <text:p>52946</text:p>
          </table:table-cell>
          <table:table-cell office:value-type="float" office:value="129" calcext:value-type="float">
            <text:p>129</text:p>
          </table:table-cell>
          <table:table-cell office:value-type="float" office:value="4366.375" calcext:value-type="float">
            <text:p>4366.375</text:p>
          </table:table-cell>
          <table:table-cell office:value-type="float" office:value="-0.2743097" calcext:value-type="float">
            <text:p>-0.2743097</text:p>
          </table:table-cell>
          <table:table-cell office:value-type="float" office:value="4.045269" calcext:value-type="float">
            <text:p>4.045269</text:p>
          </table:table-cell>
          <table:table-cell office:value-type="float" office:value="50.88073" calcext:value-type="float">
            <text:p>50.880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009163E+018" calcext:value-type="float">
            <text:p>1.23765707009163E+018</text:p>
          </table:table-cell>
          <table:table-cell office:value-type="float" office:value="1.70128538619979E+018" calcext:value-type="float">
            <text:p>1.70128538619979E+018</text:p>
          </table:table-cell>
          <table:table-cell office:value-type="float" office:value="1511" calcext:value-type="float">
            <text:p>1511</text:p>
          </table:table-cell>
          <table:table-cell office:value-type="float" office:value="52946" calcext:value-type="float">
            <text:p>52946</text:p>
          </table:table-cell>
          <table:table-cell office:value-type="float" office:value="184" calcext:value-type="float">
            <text:p>184</text:p>
          </table:table-cell>
          <table:table-cell office:value-type="float" office:value="4380.729" calcext:value-type="float">
            <text:p>4380.729</text:p>
          </table:table-cell>
          <table:table-cell office:value-type="float" office:value="-0.4951736" calcext:value-type="float">
            <text:p>-0.4951736</text:p>
          </table:table-cell>
          <table:table-cell office:value-type="float" office:value="4.263102" calcext:value-type="float">
            <text:p>4.263102</text:p>
          </table:table-cell>
          <table:table-cell office:value-type="float" office:value="40.60086" calcext:value-type="float">
            <text:p>40.600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495071E+018" calcext:value-type="float">
            <text:p>1.23765758495071E+018</text:p>
          </table:table-cell>
          <table:table-cell office:value-type="float" office:value="1.70130407789746E+018" calcext:value-type="float">
            <text:p>1.70130407789746E+018</text:p>
          </table:table-cell>
          <table:table-cell office:value-type="float" office:value="1511" calcext:value-type="float">
            <text:p>1511</text:p>
          </table:table-cell>
          <table:table-cell office:value-type="float" office:value="52946" calcext:value-type="float">
            <text:p>52946</text:p>
          </table:table-cell>
          <table:table-cell office:value-type="float" office:value="252" calcext:value-type="float">
            <text:p>252</text:p>
          </table:table-cell>
          <table:table-cell office:value-type="float" office:value="4101.667" calcext:value-type="float">
            <text:p>4101.667</text:p>
          </table:table-cell>
          <table:table-cell office:value-type="float" office:value="-1.047324" calcext:value-type="float">
            <text:p>-1.047324</text:p>
          </table:table-cell>
          <table:table-cell office:value-type="float" office:value="4.330349" calcext:value-type="float">
            <text:p>4.330349</text:p>
          </table:table-cell>
          <table:table-cell office:value-type="float" office:value="49.43536" calcext:value-type="float">
            <text:p>49.4353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421558E+018" calcext:value-type="float">
            <text:p>1.23766378421558E+018</text:p>
          </table:table-cell>
          <table:table-cell office:value-type="float" office:value="1.70136565054862E+018" calcext:value-type="float">
            <text:p>1.70136565054862E+018</text:p>
          </table:table-cell>
          <table:table-cell office:value-type="float" office:value="1511" calcext:value-type="float">
            <text:p>1511</text:p>
          </table:table-cell>
          <table:table-cell office:value-type="float" office:value="52946" calcext:value-type="float">
            <text:p>52946</text:p>
          </table:table-cell>
          <table:table-cell office:value-type="float" office:value="476" calcext:value-type="float">
            <text:p>476</text:p>
          </table:table-cell>
          <table:table-cell office:value-type="float" office:value="4467.971" calcext:value-type="float">
            <text:p>4467.971</text:p>
          </table:table-cell>
          <table:table-cell office:value-type="float" office:value="-0.7839972" calcext:value-type="float">
            <text:p>-0.7839972</text:p>
          </table:table-cell>
          <table:table-cell office:value-type="float" office:value="4.092499" calcext:value-type="float">
            <text:p>4.092499</text:p>
          </table:table-cell>
          <table:table-cell office:value-type="float" office:value="41.30941" calcext:value-type="float">
            <text:p>41.309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7975E+018" calcext:value-type="float">
            <text:p>1.23766378367975E+018</text:p>
          </table:table-cell>
          <table:table-cell office:value-type="float" office:value="1.70240167873455E+018" calcext:value-type="float">
            <text:p>1.70240167873455E+018</text:p>
          </table:table-cell>
          <table:table-cell office:value-type="float" office:value="1512" calcext:value-type="float">
            <text:p>1512</text:p>
          </table:table-cell>
          <table:table-cell office:value-type="float" office:value="53742" calcext:value-type="float">
            <text:p>53742</text:p>
          </table:table-cell>
          <table:table-cell office:value-type="float" office:value="149" calcext:value-type="float">
            <text:p>149</text:p>
          </table:table-cell>
          <table:table-cell office:value-type="float" office:value="4410.105" calcext:value-type="float">
            <text:p>4410.105</text:p>
          </table:table-cell>
          <table:table-cell office:value-type="float" office:value="-0.848774" calcext:value-type="float">
            <text:p>-0.848774</text:p>
          </table:table-cell>
          <table:table-cell office:value-type="float" office:value="4.332019" calcext:value-type="float">
            <text:p>4.332019</text:p>
          </table:table-cell>
          <table:table-cell office:value-type="float" office:value="42.02346" calcext:value-type="float">
            <text:p>42.023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727E+018" calcext:value-type="float">
            <text:p>1.23766630162727E+018</text:p>
          </table:table-cell>
          <table:table-cell office:value-type="float" office:value="1.70359849712461E+018" calcext:value-type="float">
            <text:p>1.70359849712461E+018</text:p>
          </table:table-cell>
          <table:table-cell office:value-type="float" office:value="1513" calcext:value-type="float">
            <text:p>1513</text:p>
          </table:table-cell>
          <table:table-cell office:value-type="float" office:value="53741" calcext:value-type="float">
            <text:p>53741</text:p>
          </table:table-cell>
          <table:table-cell office:value-type="float" office:value="407" calcext:value-type="float">
            <text:p>407</text:p>
          </table:table-cell>
          <table:table-cell office:value-type="float" office:value="4465.198" calcext:value-type="float">
            <text:p>4465.198</text:p>
          </table:table-cell>
          <table:table-cell office:value-type="float" office:value="-0.6508835" calcext:value-type="float">
            <text:p>-0.6508835</text:p>
          </table:table-cell>
          <table:table-cell office:value-type="float" office:value="4.410702" calcext:value-type="float">
            <text:p>4.410702</text:p>
          </table:table-cell>
          <table:table-cell office:value-type="float" office:value="40.09172" calcext:value-type="float">
            <text:p>40.091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376E+018" calcext:value-type="float">
            <text:p>1.2376786174376E+018</text:p>
          </table:table-cell>
          <table:table-cell office:value-type="float" office:value="1.70360454443856E+018" calcext:value-type="float">
            <text:p>1.70360454443856E+018</text:p>
          </table:table-cell>
          <table:table-cell office:value-type="float" office:value="1513" calcext:value-type="float">
            <text:p>1513</text:p>
          </table:table-cell>
          <table:table-cell office:value-type="float" office:value="53741" calcext:value-type="float">
            <text:p>53741</text:p>
          </table:table-cell>
          <table:table-cell office:value-type="float" office:value="429" calcext:value-type="float">
            <text:p>429</text:p>
          </table:table-cell>
          <table:table-cell office:value-type="float" office:value="4219.877" calcext:value-type="float">
            <text:p>4219.877</text:p>
          </table:table-cell>
          <table:table-cell office:value-type="float" office:value="-2.338623" calcext:value-type="float">
            <text:p>-2.338623</text:p>
          </table:table-cell>
          <table:table-cell office:value-type="float" office:value="4.481936" calcext:value-type="float">
            <text:p>4.481936</text:p>
          </table:table-cell>
          <table:table-cell office:value-type="float" office:value="39.73175" calcext:value-type="float">
            <text:p>39.73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97474E+018" calcext:value-type="float">
            <text:p>1.23767861797474E+018</text:p>
          </table:table-cell>
          <table:table-cell office:value-type="float" office:value="1.70360976711879E+018" calcext:value-type="float">
            <text:p>1.70360976711879E+018</text:p>
          </table:table-cell>
          <table:table-cell office:value-type="float" office:value="1513" calcext:value-type="float">
            <text:p>1513</text:p>
          </table:table-cell>
          <table:table-cell office:value-type="float" office:value="53741" calcext:value-type="float">
            <text:p>53741</text:p>
          </table:table-cell>
          <table:table-cell office:value-type="float" office:value="448" calcext:value-type="float">
            <text:p>448</text:p>
          </table:table-cell>
          <table:table-cell office:value-type="float" office:value="4203.259" calcext:value-type="float">
            <text:p>4203.259</text:p>
          </table:table-cell>
          <table:table-cell office:value-type="float" office:value="-0.5185571" calcext:value-type="float">
            <text:p>-0.5185571</text:p>
          </table:table-cell>
          <table:table-cell office:value-type="float" office:value="4.02261" calcext:value-type="float">
            <text:p>4.02261</text:p>
          </table:table-cell>
          <table:table-cell office:value-type="float" office:value="40.20088" calcext:value-type="float">
            <text:p>40.200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24138582E+018" calcext:value-type="float">
            <text:p>1.23766024138582E+018</text:p>
          </table:table-cell>
          <table:table-cell office:value-type="float" office:value="1.70364852490367E+018" calcext:value-type="float">
            <text:p>1.70364852490367E+018</text:p>
          </table:table-cell>
          <table:table-cell office:value-type="float" office:value="1513" calcext:value-type="float">
            <text:p>1513</text:p>
          </table:table-cell>
          <table:table-cell office:value-type="float" office:value="53741" calcext:value-type="float">
            <text:p>53741</text:p>
          </table:table-cell>
          <table:table-cell office:value-type="float" office:value="589" calcext:value-type="float">
            <text:p>589</text:p>
          </table:table-cell>
          <table:table-cell office:value-type="float" office:value="4280.629" calcext:value-type="float">
            <text:p>4280.629</text:p>
          </table:table-cell>
          <table:table-cell office:value-type="float" office:value="-2.633435" calcext:value-type="float">
            <text:p>-2.633435</text:p>
          </table:table-cell>
          <table:table-cell office:value-type="float" office:value="4.490907" calcext:value-type="float">
            <text:p>4.490907</text:p>
          </table:table-cell>
          <table:table-cell office:value-type="float" office:value="42.0302" calcext:value-type="float">
            <text:p>42.03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24031253E+018" calcext:value-type="float">
            <text:p>1.23766024031253E+018</text:p>
          </table:table-cell>
          <table:table-cell office:value-type="float" office:value="1.70466638420354E+018" calcext:value-type="float">
            <text:p>1.70466638420354E+018</text:p>
          </table:table-cell>
          <table:table-cell office:value-type="float" office:value="1514" calcext:value-type="float">
            <text:p>1514</text:p>
          </table:table-cell>
          <table:table-cell office:value-type="float" office:value="52931" calcext:value-type="float">
            <text:p>52931</text:p>
          </table:table-cell>
          <table:table-cell office:value-type="float" office:value="196" calcext:value-type="float">
            <text:p>196</text:p>
          </table:table-cell>
          <table:table-cell office:value-type="float" office:value="4306.849" calcext:value-type="float">
            <text:p>4306.849</text:p>
          </table:table-cell>
          <table:table-cell office:value-type="float" office:value="-0.6840594" calcext:value-type="float">
            <text:p>-0.6840594</text:p>
          </table:table-cell>
          <table:table-cell office:value-type="float" office:value="4.171142" calcext:value-type="float">
            <text:p>4.171142</text:p>
          </table:table-cell>
          <table:table-cell office:value-type="float" office:value="35.1459" calcext:value-type="float">
            <text:p>35.14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2403124E+018" calcext:value-type="float">
            <text:p>1.2376602403124E+018</text:p>
          </table:table-cell>
          <table:table-cell office:value-type="float" office:value="1.70467380590703E+018" calcext:value-type="float">
            <text:p>1.70467380590703E+018</text:p>
          </table:table-cell>
          <table:table-cell office:value-type="float" office:value="1514" calcext:value-type="float">
            <text:p>1514</text:p>
          </table:table-cell>
          <table:table-cell office:value-type="float" office:value="52931" calcext:value-type="float">
            <text:p>52931</text:p>
          </table:table-cell>
          <table:table-cell office:value-type="float" office:value="223" calcext:value-type="float">
            <text:p>223</text:p>
          </table:table-cell>
          <table:table-cell office:value-type="float" office:value="4438.228" calcext:value-type="float">
            <text:p>4438.228</text:p>
          </table:table-cell>
          <table:table-cell office:value-type="float" office:value="-0.1281991" calcext:value-type="float">
            <text:p>-0.1281991</text:p>
          </table:table-cell>
          <table:table-cell office:value-type="float" office:value="4.084352" calcext:value-type="float">
            <text:p>4.084352</text:p>
          </table:table-cell>
          <table:table-cell office:value-type="float" office:value="32.99699" calcext:value-type="float">
            <text:p>32.99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001731E+018" calcext:value-type="float">
            <text:p>1.23766630001731E+018</text:p>
          </table:table-cell>
          <table:table-cell office:value-type="float" office:value="1.70468645029075E+018" calcext:value-type="float">
            <text:p>1.70468645029075E+018</text:p>
          </table:table-cell>
          <table:table-cell office:value-type="float" office:value="1514" calcext:value-type="float">
            <text:p>1514</text:p>
          </table:table-cell>
          <table:table-cell office:value-type="float" office:value="52931" calcext:value-type="float">
            <text:p>52931</text:p>
          </table:table-cell>
          <table:table-cell office:value-type="float" office:value="269" calcext:value-type="float">
            <text:p>269</text:p>
          </table:table-cell>
          <table:table-cell office:value-type="float" office:value="4430.439" calcext:value-type="float">
            <text:p>4430.439</text:p>
          </table:table-cell>
          <table:table-cell office:value-type="float" office:value="-1.002179" calcext:value-type="float">
            <text:p>-1.002179</text:p>
          </table:table-cell>
          <table:table-cell office:value-type="float" office:value="4.416073" calcext:value-type="float">
            <text:p>4.416073</text:p>
          </table:table-cell>
          <table:table-cell office:value-type="float" office:value="54.89298" calcext:value-type="float">
            <text:p>54.8929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30055405E+018" calcext:value-type="float">
            <text:p>1.23766630055405E+018</text:p>
          </table:table-cell>
          <table:table-cell office:value-type="float" office:value="1.70468782468028E+018" calcext:value-type="float">
            <text:p>1.70468782468028E+018</text:p>
          </table:table-cell>
          <table:table-cell office:value-type="float" office:value="1514" calcext:value-type="float">
            <text:p>1514</text:p>
          </table:table-cell>
          <table:table-cell office:value-type="float" office:value="52931" calcext:value-type="float">
            <text:p>52931</text:p>
          </table:table-cell>
          <table:table-cell office:value-type="float" office:value="274" calcext:value-type="float">
            <text:p>274</text:p>
          </table:table-cell>
          <table:table-cell office:value-type="float" office:value="4434.106" calcext:value-type="float">
            <text:p>4434.106</text:p>
          </table:table-cell>
          <table:table-cell office:value-type="float" office:value="-0.4599661" calcext:value-type="float">
            <text:p>-0.4599661</text:p>
          </table:table-cell>
          <table:table-cell office:value-type="float" office:value="4.281433" calcext:value-type="float">
            <text:p>4.281433</text:p>
          </table:table-cell>
          <table:table-cell office:value-type="float" office:value="56.18628" calcext:value-type="float">
            <text:p>56.18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17E+018" calcext:value-type="float">
            <text:p>1.23767193926717E+018</text:p>
          </table:table-cell>
          <table:table-cell office:value-type="float" office:value="3.92970981829798E+017" calcext:value-type="float">
            <text:p>3.9297098182979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6" calcext:value-type="float">
            <text:p>116</text:p>
          </table:table-cell>
          <table:table-cell office:value-type="float" office:value="6059.757" calcext:value-type="float">
            <text:p>6059.757</text:p>
          </table:table-cell>
          <table:table-cell office:value-type="float" office:value="-0.7877194" calcext:value-type="float">
            <text:p>-0.7877194</text:p>
          </table:table-cell>
          <table:table-cell office:value-type="float" office:value="4.073247" calcext:value-type="float">
            <text:p>4.073247</text:p>
          </table:table-cell>
          <table:table-cell office:value-type="float" office:value="61.90283" calcext:value-type="float">
            <text:p>61.902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23E+018" calcext:value-type="float">
            <text:p>1.23767193926723E+018</text:p>
          </table:table-cell>
          <table:table-cell office:value-type="float" office:value="3.92971256707705E+017" calcext:value-type="float">
            <text:p>3.929712567077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7" calcext:value-type="float">
            <text:p>117</text:p>
          </table:table-cell>
          <table:table-cell office:value-type="float" office:value="5728.05" calcext:value-type="float">
            <text:p>5728.05</text:p>
          </table:table-cell>
          <table:table-cell office:value-type="float" office:value="-0.1413911" calcext:value-type="float">
            <text:p>-0.1413911</text:p>
          </table:table-cell>
          <table:table-cell office:value-type="float" office:value="4.123129" calcext:value-type="float">
            <text:p>4.123129</text:p>
          </table:table-cell>
          <table:table-cell office:value-type="float" office:value="60.02171" calcext:value-type="float">
            <text:p>60.02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23E+018" calcext:value-type="float">
            <text:p>1.23767193926723E+018</text:p>
          </table:table-cell>
          <table:table-cell office:value-type="float" office:value="3.92971806463519E+017" calcext:value-type="float">
            <text:p>3.9297180646351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9" calcext:value-type="float">
            <text:p>119</text:p>
          </table:table-cell>
          <table:table-cell office:value-type="float" office:value="4559.193" calcext:value-type="float">
            <text:p>4559.193</text:p>
          </table:table-cell>
          <table:table-cell office:value-type="float" office:value="-0.2484059" calcext:value-type="float">
            <text:p>-0.2484059</text:p>
          </table:table-cell>
          <table:table-cell office:value-type="float" office:value="4.147501" calcext:value-type="float">
            <text:p>4.147501</text:p>
          </table:table-cell>
          <table:table-cell office:value-type="float" office:value="58.89898" calcext:value-type="float">
            <text:p>58.89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299E+018" calcext:value-type="float">
            <text:p>1.2376719387299E+018</text:p>
          </table:table-cell>
          <table:table-cell office:value-type="float" office:value="3.92974005486774E+017" calcext:value-type="float">
            <text:p>3.9297400548677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27" calcext:value-type="float">
            <text:p>127</text:p>
          </table:table-cell>
          <table:table-cell office:value-type="float" office:value="7105.805" calcext:value-type="float">
            <text:p>7105.805</text:p>
          </table:table-cell>
          <table:table-cell office:value-type="float" office:value="-0.4269864" calcext:value-type="float">
            <text:p>-0.4269864</text:p>
          </table:table-cell>
          <table:table-cell office:value-type="float" office:value="4.166413" calcext:value-type="float">
            <text:p>4.166413</text:p>
          </table:table-cell>
          <table:table-cell office:value-type="float" office:value="50.89599" calcext:value-type="float">
            <text:p>50.89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02E+018" calcext:value-type="float">
            <text:p>1.23767176800502E+018</text:p>
          </table:table-cell>
          <table:table-cell office:value-type="float" office:value="3.92981702068169E+017" calcext:value-type="float">
            <text:p>3.9298170206816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55" calcext:value-type="float">
            <text:p>155</text:p>
          </table:table-cell>
          <table:table-cell office:value-type="float" office:value="7220.827" calcext:value-type="float">
            <text:p>7220.827</text:p>
          </table:table-cell>
          <table:table-cell office:value-type="float" office:value="-0.5897312" calcext:value-type="float">
            <text:p>-0.5897312</text:p>
          </table:table-cell>
          <table:table-cell office:value-type="float" office:value="4.132549" calcext:value-type="float">
            <text:p>4.132549</text:p>
          </table:table-cell>
          <table:table-cell office:value-type="float" office:value="54.07135" calcext:value-type="float">
            <text:p>54.07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3023E+018" calcext:value-type="float">
            <text:p>1.23767193873023E+018</text:p>
          </table:table-cell>
          <table:table-cell office:value-type="float" office:value="3.92982801579797E+017" calcext:value-type="float">
            <text:p>3.9298280157979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59" calcext:value-type="float">
            <text:p>159</text:p>
          </table:table-cell>
          <table:table-cell office:value-type="float" office:value="6014.775" calcext:value-type="float">
            <text:p>6014.775</text:p>
          </table:table-cell>
          <table:table-cell office:value-type="float" office:value="-0.6040456" calcext:value-type="float">
            <text:p>-0.6040456</text:p>
          </table:table-cell>
          <table:table-cell office:value-type="float" office:value="4.050822" calcext:value-type="float">
            <text:p>4.050822</text:p>
          </table:table-cell>
          <table:table-cell office:value-type="float" office:value="73.0926" calcext:value-type="float">
            <text:p>73.09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693095E+018" calcext:value-type="float">
            <text:p>1.23767176693095E+018</text:p>
          </table:table-cell>
          <table:table-cell office:value-type="float" office:value="3.92999019376306E+017" calcext:value-type="float">
            <text:p>3.9299901937630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18" calcext:value-type="float">
            <text:p>218</text:p>
          </table:table-cell>
          <table:table-cell office:value-type="float" office:value="5359.68" calcext:value-type="float">
            <text:p>5359.68</text:p>
          </table:table-cell>
          <table:table-cell office:value-type="float" office:value="-1.077414" calcext:value-type="float">
            <text:p>-1.077414</text:p>
          </table:table-cell>
          <table:table-cell office:value-type="float" office:value="4.273169" calcext:value-type="float">
            <text:p>4.273169</text:p>
          </table:table-cell>
          <table:table-cell office:value-type="float" office:value="32.47623" calcext:value-type="float">
            <text:p>32.476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693095E+018" calcext:value-type="float">
            <text:p>1.23767176693095E+018</text:p>
          </table:table-cell>
          <table:table-cell office:value-type="float" office:value="3.92999294254213E+017" calcext:value-type="float">
            <text:p>3.9299929425421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19" calcext:value-type="float">
            <text:p>219</text:p>
          </table:table-cell>
          <table:table-cell office:value-type="float" office:value="5318.812" calcext:value-type="float">
            <text:p>5318.812</text:p>
          </table:table-cell>
          <table:table-cell office:value-type="float" office:value="-0.4688873" calcext:value-type="float">
            <text:p>-0.4688873</text:p>
          </table:table-cell>
          <table:table-cell office:value-type="float" office:value="4.377236" calcext:value-type="float">
            <text:p>4.377236</text:p>
          </table:table-cell>
          <table:table-cell office:value-type="float" office:value="78.07952" calcext:value-type="float">
            <text:p>78.07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2977E+018" calcext:value-type="float">
            <text:p>1.23767193872977E+018</text:p>
          </table:table-cell>
          <table:table-cell office:value-type="float" office:value="3.93006715957701E+017" calcext:value-type="float">
            <text:p>3.93006715957701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46" calcext:value-type="float">
            <text:p>246</text:p>
          </table:table-cell>
          <table:table-cell office:value-type="float" office:value="5934.367" calcext:value-type="float">
            <text:p>5934.367</text:p>
          </table:table-cell>
          <table:table-cell office:value-type="float" office:value="-0.8037239" calcext:value-type="float">
            <text:p>-0.8037239</text:p>
          </table:table-cell>
          <table:table-cell office:value-type="float" office:value="4.123272" calcext:value-type="float">
            <text:p>4.123272</text:p>
          </table:table-cell>
          <table:table-cell office:value-type="float" office:value="47.10423" calcext:value-type="float">
            <text:p>47.10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157E+018" calcext:value-type="float">
            <text:p>1.23765121121157E+018</text:p>
          </table:table-cell>
          <table:table-cell office:value-type="float" office:value="3.93008365225142E+017" calcext:value-type="float">
            <text:p>3.93008365225142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52" calcext:value-type="float">
            <text:p>252</text:p>
          </table:table-cell>
          <table:table-cell office:value-type="float" office:value="5606.391" calcext:value-type="float">
            <text:p>5606.391</text:p>
          </table:table-cell>
          <table:table-cell office:value-type="float" office:value="-0.6939937" calcext:value-type="float">
            <text:p>-0.6939937</text:p>
          </table:table-cell>
          <table:table-cell office:value-type="float" office:value="4.19963" calcext:value-type="float">
            <text:p>4.19963</text:p>
          </table:table-cell>
          <table:table-cell office:value-type="float" office:value="60.71674" calcext:value-type="float">
            <text:p>60.716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06E+018" calcext:value-type="float">
            <text:p>1.23767194087706E+018</text:p>
          </table:table-cell>
          <table:table-cell office:value-type="float" office:value="3.9302925594607E+017" calcext:value-type="float">
            <text:p>3.930292559460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28" calcext:value-type="float">
            <text:p>328</text:p>
          </table:table-cell>
          <table:table-cell office:value-type="float" office:value="5797.181" calcext:value-type="float">
            <text:p>5797.181</text:p>
          </table:table-cell>
          <table:table-cell office:value-type="float" office:value="-0.1435198" calcext:value-type="float">
            <text:p>-0.1435198</text:p>
          </table:table-cell>
          <table:table-cell office:value-type="float" office:value="4.142475" calcext:value-type="float">
            <text:p>4.142475</text:p>
          </table:table-cell>
          <table:table-cell office:value-type="float" office:value="54.42382" calcext:value-type="float">
            <text:p>54.423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06E+018" calcext:value-type="float">
            <text:p>1.23767194087706E+018</text:p>
          </table:table-cell>
          <table:table-cell office:value-type="float" office:value="3.93032554480953E+017" calcext:value-type="float">
            <text:p>3.9303255448095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40" calcext:value-type="float">
            <text:p>340</text:p>
          </table:table-cell>
          <table:table-cell office:value-type="float" office:value="5119.854" calcext:value-type="float">
            <text:p>5119.854</text:p>
          </table:table-cell>
          <table:table-cell office:value-type="float" office:value="-0.06024312" calcext:value-type="float">
            <text:p>-0.06024312</text:p>
          </table:table-cell>
          <table:table-cell office:value-type="float" office:value="4.273061" calcext:value-type="float">
            <text:p>4.273061</text:p>
          </table:table-cell>
          <table:table-cell office:value-type="float" office:value="48.91949" calcext:value-type="float">
            <text:p>48.91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539E+018" calcext:value-type="float">
            <text:p>1.23766378419539E+018</text:p>
          </table:table-cell>
          <table:table-cell office:value-type="float" office:value="4.33612506414475E+017" calcext:value-type="float">
            <text:p>4.33612506414475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513" calcext:value-type="float">
            <text:p>513</text:p>
          </table:table-cell>
          <table:table-cell office:value-type="float" office:value="6248.884" calcext:value-type="float">
            <text:p>6248.884</text:p>
          </table:table-cell>
          <table:table-cell office:value-type="float" office:value="-1.202217" calcext:value-type="float">
            <text:p>-1.202217</text:p>
          </table:table-cell>
          <table:table-cell office:value-type="float" office:value="4.408898" calcext:value-type="float">
            <text:p>4.408898</text:p>
          </table:table-cell>
          <table:table-cell office:value-type="float" office:value="38.76611" calcext:value-type="float">
            <text:p>38.76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619E+018" calcext:value-type="float">
            <text:p>1.23766327792619E+018</text:p>
          </table:table-cell>
          <table:table-cell office:value-type="float" office:value="4.3364356761796E+017" calcext:value-type="float">
            <text:p>4.3364356761796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626" calcext:value-type="float">
            <text:p>626</text:p>
          </table:table-cell>
          <table:table-cell office:value-type="float" office:value="4694.543" calcext:value-type="float">
            <text:p>4694.543</text:p>
          </table:table-cell>
          <table:table-cell office:value-type="float" office:value="-0.1038336" calcext:value-type="float">
            <text:p>-0.1038336</text:p>
          </table:table-cell>
          <table:table-cell office:value-type="float" office:value="4.446421" calcext:value-type="float">
            <text:p>4.446421</text:p>
          </table:table-cell>
          <table:table-cell office:value-type="float" office:value="47.69231" calcext:value-type="float">
            <text:p>47.69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903803E+018" calcext:value-type="float">
            <text:p>1.23765690903803E+018</text:p>
          </table:table-cell>
          <table:table-cell office:value-type="float" office:value="4.34690852527303E+017" calcext:value-type="float">
            <text:p>4.34690852527303E+017</text:p>
          </table:table-cell>
          <table:table-cell office:value-type="float" office:value="386" calcext:value-type="float">
            <text:p>386</text:p>
          </table:table-cell>
          <table:table-cell office:value-type="float" office:value="51788" calcext:value-type="float">
            <text:p>51788</text:p>
          </table:table-cell>
          <table:table-cell office:value-type="float" office:value="340" calcext:value-type="float">
            <text:p>340</text:p>
          </table:table-cell>
          <table:table-cell office:value-type="float" office:value="5929.621" calcext:value-type="float">
            <text:p>5929.621</text:p>
          </table:table-cell>
          <table:table-cell office:value-type="float" office:value="-0.5722334" calcext:value-type="float">
            <text:p>-0.5722334</text:p>
          </table:table-cell>
          <table:table-cell office:value-type="float" office:value="4.003837" calcext:value-type="float">
            <text:p>4.003837</text:p>
          </table:table-cell>
          <table:table-cell office:value-type="float" office:value="34.32494" calcext:value-type="float">
            <text:p>34.324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450469E+018" calcext:value-type="float">
            <text:p>1.23767370450469E+018</text:p>
          </table:table-cell>
          <table:table-cell office:value-type="float" office:value="4.86527329829415E+017" calcext:value-type="float">
            <text:p>4.86527329829415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504" calcext:value-type="float">
            <text:p>504</text:p>
          </table:table-cell>
          <table:table-cell office:value-type="float" office:value="5987.511" calcext:value-type="float">
            <text:p>5987.511</text:p>
          </table:table-cell>
          <table:table-cell office:value-type="float" office:value="-1.408481" calcext:value-type="float">
            <text:p>-1.408481</text:p>
          </table:table-cell>
          <table:table-cell office:value-type="float" office:value="4.136097" calcext:value-type="float">
            <text:p>4.136097</text:p>
          </table:table-cell>
          <table:table-cell office:value-type="float" office:value="46.18129" calcext:value-type="float">
            <text:p>46.181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901684E+018" calcext:value-type="float">
            <text:p>1.23765358901684E+018</text:p>
          </table:table-cell>
          <table:table-cell office:value-type="float" office:value="4.87521563034282E+017" calcext:value-type="float">
            <text:p>4.87521563034282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5" calcext:value-type="float">
            <text:p>25</text:p>
          </table:table-cell>
          <table:table-cell office:value-type="float" office:value="8045.525" calcext:value-type="float">
            <text:p>8045.525</text:p>
          </table:table-cell>
          <table:table-cell office:value-type="float" office:value="-0.3862547" calcext:value-type="float">
            <text:p>-0.3862547</text:p>
          </table:table-cell>
          <table:table-cell office:value-type="float" office:value="4.252315" calcext:value-type="float">
            <text:p>4.252315</text:p>
          </table:table-cell>
          <table:table-cell office:value-type="float" office:value="62.95855" calcext:value-type="float">
            <text:p>62.95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217585E+018" calcext:value-type="float">
            <text:p>1.23765439217585E+018</text:p>
          </table:table-cell>
          <table:table-cell office:value-type="float" office:value="4.87523762057538E+017" calcext:value-type="float">
            <text:p>4.8752376205753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33" calcext:value-type="float">
            <text:p>33</text:p>
          </table:table-cell>
          <table:table-cell office:value-type="float" office:value="6277.035" calcext:value-type="float">
            <text:p>6277.035</text:p>
          </table:table-cell>
          <table:table-cell office:value-type="float" office:value="-0.4769846" calcext:value-type="float">
            <text:p>-0.4769846</text:p>
          </table:table-cell>
          <table:table-cell office:value-type="float" office:value="4.102953" calcext:value-type="float">
            <text:p>4.102953</text:p>
          </table:table-cell>
          <table:table-cell office:value-type="float" office:value="45.7096" calcext:value-type="float">
            <text:p>45.7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530359127304E+017" calcext:value-type="float">
            <text:p>4.87530359127304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7" calcext:value-type="float">
            <text:p>57</text:p>
          </table:table-cell>
          <table:table-cell office:value-type="float" office:value="8036.055" calcext:value-type="float">
            <text:p>8036.055</text:p>
          </table:table-cell>
          <table:table-cell office:value-type="float" office:value="-0.9695389" calcext:value-type="float">
            <text:p>-0.9695389</text:p>
          </table:table-cell>
          <table:table-cell office:value-type="float" office:value="4.222462" calcext:value-type="float">
            <text:p>4.222462</text:p>
          </table:table-cell>
          <table:table-cell office:value-type="float" office:value="52.53231" calcext:value-type="float">
            <text:p>52.53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159E+018" calcext:value-type="float">
            <text:p>1.23765125094159E+018</text:p>
          </table:table-cell>
          <table:table-cell office:value-type="float" office:value="4.87547126679628E+017" calcext:value-type="float">
            <text:p>4.8754712667962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118" calcext:value-type="float">
            <text:p>118</text:p>
          </table:table-cell>
          <table:table-cell office:value-type="float" office:value="6142.518" calcext:value-type="float">
            <text:p>6142.518</text:p>
          </table:table-cell>
          <table:table-cell office:value-type="float" office:value="-0.7306131" calcext:value-type="float">
            <text:p>-0.7306131</text:p>
          </table:table-cell>
          <table:table-cell office:value-type="float" office:value="4.014539" calcext:value-type="float">
            <text:p>4.014539</text:p>
          </table:table-cell>
          <table:table-cell office:value-type="float" office:value="38.13156" calcext:value-type="float">
            <text:p>38.13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336E+018" calcext:value-type="float">
            <text:p>1.23765119081336E+018</text:p>
          </table:table-cell>
          <table:table-cell office:value-type="float" office:value="4.87550700092418E+017" calcext:value-type="float">
            <text:p>4.8755070009241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131" calcext:value-type="float">
            <text:p>131</text:p>
          </table:table-cell>
          <table:table-cell office:value-type="float" office:value="4424.817" calcext:value-type="float">
            <text:p>4424.817</text:p>
          </table:table-cell>
          <table:table-cell office:value-type="float" office:value="-0.6126228" calcext:value-type="float">
            <text:p>-0.6126228</text:p>
          </table:table-cell>
          <table:table-cell office:value-type="float" office:value="4.052783" calcext:value-type="float">
            <text:p>4.052783</text:p>
          </table:table-cell>
          <table:table-cell office:value-type="float" office:value="45.62529" calcext:value-type="float">
            <text:p>45.62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697E+018" calcext:value-type="float">
            <text:p>1.23765119188697E+018</text:p>
          </table:table-cell>
          <table:table-cell office:value-type="float" office:value="4.87586434220321E+017" calcext:value-type="float">
            <text:p>4.87586434220321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61" calcext:value-type="float">
            <text:p>261</text:p>
          </table:table-cell>
          <table:table-cell office:value-type="float" office:value="5266.266" calcext:value-type="float">
            <text:p>5266.266</text:p>
          </table:table-cell>
          <table:table-cell office:value-type="float" office:value="-0.05113051" calcext:value-type="float">
            <text:p>-0.05113051</text:p>
          </table:table-cell>
          <table:table-cell office:value-type="float" office:value="4.341546" calcext:value-type="float">
            <text:p>4.341546</text:p>
          </table:table-cell>
          <table:table-cell office:value-type="float" office:value="51.27165" calcext:value-type="float">
            <text:p>51.27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397E+018" calcext:value-type="float">
            <text:p>1.23765119242397E+018</text:p>
          </table:table-cell>
          <table:table-cell office:value-type="float" office:value="4.87590557388925E+017" calcext:value-type="float">
            <text:p>4.87590557388925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76" calcext:value-type="float">
            <text:p>276</text:p>
          </table:table-cell>
          <table:table-cell office:value-type="float" office:value="6250.197" calcext:value-type="float">
            <text:p>6250.197</text:p>
          </table:table-cell>
          <table:table-cell office:value-type="float" office:value="-0.5617214" calcext:value-type="float">
            <text:p>-0.5617214</text:p>
          </table:table-cell>
          <table:table-cell office:value-type="float" office:value="4.101573" calcext:value-type="float">
            <text:p>4.101573</text:p>
          </table:table-cell>
          <table:table-cell office:value-type="float" office:value="51.6178" calcext:value-type="float">
            <text:p>51.61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723E+018" calcext:value-type="float">
            <text:p>1.23765119188723E+018</text:p>
          </table:table-cell>
          <table:table-cell office:value-type="float" office:value="4.87620793958689E+017" calcext:value-type="float">
            <text:p>4.87620793958689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386" calcext:value-type="float">
            <text:p>386</text:p>
          </table:table-cell>
          <table:table-cell office:value-type="float" office:value="5512.101" calcext:value-type="float">
            <text:p>5512.101</text:p>
          </table:table-cell>
          <table:table-cell office:value-type="float" office:value="-0.5483392" calcext:value-type="float">
            <text:p>-0.5483392</text:p>
          </table:table-cell>
          <table:table-cell office:value-type="float" office:value="4.071977" calcext:value-type="float">
            <text:p>4.071977</text:p>
          </table:table-cell>
          <table:table-cell office:value-type="float" office:value="34.6186" calcext:value-type="float">
            <text:p>34.6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782E+018" calcext:value-type="float">
            <text:p>1.23765119188782E+018</text:p>
          </table:table-cell>
          <table:table-cell office:value-type="float" office:value="4.87629864929618E+017" calcext:value-type="float">
            <text:p>4.8762986492961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419" calcext:value-type="float">
            <text:p>419</text:p>
          </table:table-cell>
          <table:table-cell office:value-type="float" office:value="5739.561" calcext:value-type="float">
            <text:p>5739.561</text:p>
          </table:table-cell>
          <table:table-cell office:value-type="float" office:value="-0.5275655" calcext:value-type="float">
            <text:p>-0.5275655</text:p>
          </table:table-cell>
          <table:table-cell office:value-type="float" office:value="4.170636" calcext:value-type="float">
            <text:p>4.170636</text:p>
          </table:table-cell>
          <table:table-cell office:value-type="float" office:value="31.50043" calcext:value-type="float">
            <text:p>31.50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192E+018" calcext:value-type="float">
            <text:p>1.23765125094192E+018</text:p>
          </table:table-cell>
          <table:table-cell office:value-type="float" office:value="4.87653504429615E+017" calcext:value-type="float">
            <text:p>4.87653504429615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05" calcext:value-type="float">
            <text:p>505</text:p>
          </table:table-cell>
          <table:table-cell office:value-type="float" office:value="7353.592" calcext:value-type="float">
            <text:p>7353.592</text:p>
          </table:table-cell>
          <table:table-cell office:value-type="float" office:value="0.3846529" calcext:value-type="float">
            <text:p>0.3846529</text:p>
          </table:table-cell>
          <table:table-cell office:value-type="float" office:value="4.092076" calcext:value-type="float">
            <text:p>4.092076</text:p>
          </table:table-cell>
          <table:table-cell office:value-type="float" office:value="65.48749" calcext:value-type="float">
            <text:p>65.487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388E+018" calcext:value-type="float">
            <text:p>1.23765119081388E+018</text:p>
          </table:table-cell>
          <table:table-cell office:value-type="float" office:value="4.87657352720312E+017" calcext:value-type="float">
            <text:p>4.87657352720312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19" calcext:value-type="float">
            <text:p>519</text:p>
          </table:table-cell>
          <table:table-cell office:value-type="float" office:value="5830.849" calcext:value-type="float">
            <text:p>5830.849</text:p>
          </table:table-cell>
          <table:table-cell office:value-type="float" office:value="-0.6166894" calcext:value-type="float">
            <text:p>-0.6166894</text:p>
          </table:table-cell>
          <table:table-cell office:value-type="float" office:value="4.239731" calcext:value-type="float">
            <text:p>4.239731</text:p>
          </table:table-cell>
          <table:table-cell office:value-type="float" office:value="32.15105" calcext:value-type="float">
            <text:p>32.151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205E+018" calcext:value-type="float">
            <text:p>1.23765125094205E+018</text:p>
          </table:table-cell>
          <table:table-cell office:value-type="float" office:value="4.87671646371473E+017" calcext:value-type="float">
            <text:p>4.87671646371473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71" calcext:value-type="float">
            <text:p>571</text:p>
          </table:table-cell>
          <table:table-cell office:value-type="float" office:value="5969.389" calcext:value-type="float">
            <text:p>5969.389</text:p>
          </table:table-cell>
          <table:table-cell office:value-type="float" office:value="-0.466529" calcext:value-type="float">
            <text:p>-0.466529</text:p>
          </table:table-cell>
          <table:table-cell office:value-type="float" office:value="4.028607" calcext:value-type="float">
            <text:p>4.028607</text:p>
          </table:table-cell>
          <table:table-cell office:value-type="float" office:value="43.44207" calcext:value-type="float">
            <text:p>43.442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84E+018" calcext:value-type="float">
            <text:p>1.23767446094984E+018</text:p>
          </table:table-cell>
          <table:table-cell office:value-type="float" office:value="5.28047638159845E+017" calcext:value-type="float">
            <text:p>5.2804763815984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2" calcext:value-type="float">
            <text:p>2</text:p>
          </table:table-cell>
          <table:table-cell office:value-type="float" office:value="6702.991" calcext:value-type="float">
            <text:p>6702.991</text:p>
          </table:table-cell>
          <table:table-cell office:value-type="float" office:value="-0.4337956" calcext:value-type="float">
            <text:p>-0.4337956</text:p>
          </table:table-cell>
          <table:table-cell office:value-type="float" office:value="4.11086" calcext:value-type="float">
            <text:p>4.11086</text:p>
          </table:table-cell>
          <table:table-cell office:value-type="float" office:value="31.59618" calcext:value-type="float">
            <text:p>31.59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77E+018" calcext:value-type="float">
            <text:p>1.23767446094977E+018</text:p>
          </table:table-cell>
          <table:table-cell office:value-type="float" office:value="5.28061931811006E+017" calcext:value-type="float">
            <text:p>5.28061931811006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4" calcext:value-type="float">
            <text:p>54</text:p>
          </table:table-cell>
          <table:table-cell office:value-type="float" office:value="7785.126" calcext:value-type="float">
            <text:p>7785.126</text:p>
          </table:table-cell>
          <table:table-cell office:value-type="float" office:value="-1.118963" calcext:value-type="float">
            <text:p>-1.118963</text:p>
          </table:table-cell>
          <table:table-cell office:value-type="float" office:value="4.328551" calcext:value-type="float">
            <text:p>4.328551</text:p>
          </table:table-cell>
          <table:table-cell office:value-type="float" office:value="42.77861" calcext:value-type="float">
            <text:p>42.778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227E+018" calcext:value-type="float">
            <text:p>1.23765079675227E+018</text:p>
          </table:table-cell>
          <table:table-cell office:value-type="float" office:value="5.28064405712169E+017" calcext:value-type="float">
            <text:p>5.28064405712169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63" calcext:value-type="float">
            <text:p>63</text:p>
          </table:table-cell>
          <table:table-cell office:value-type="float" office:value="5734.146" calcext:value-type="float">
            <text:p>5734.146</text:p>
          </table:table-cell>
          <table:table-cell office:value-type="float" office:value="-0.4497113" calcext:value-type="float">
            <text:p>-0.4497113</text:p>
          </table:table-cell>
          <table:table-cell office:value-type="float" office:value="4.015277" calcext:value-type="float">
            <text:p>4.015277</text:p>
          </table:table-cell>
          <table:table-cell office:value-type="float" office:value="47.94445" calcext:value-type="float">
            <text:p>47.944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097E+018" calcext:value-type="float">
            <text:p>1.23764872121097E+018</text:p>
          </table:table-cell>
          <table:table-cell office:value-type="float" office:value="5.28073201805191E+017" calcext:value-type="float">
            <text:p>5.2807320180519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95" calcext:value-type="float">
            <text:p>95</text:p>
          </table:table-cell>
          <table:table-cell office:value-type="float" office:value="5987.156" calcext:value-type="float">
            <text:p>5987.156</text:p>
          </table:table-cell>
          <table:table-cell office:value-type="float" office:value="-0.2908574" calcext:value-type="float">
            <text:p>-0.2908574</text:p>
          </table:table-cell>
          <table:table-cell office:value-type="float" office:value="4.324457" calcext:value-type="float">
            <text:p>4.324457</text:p>
          </table:table-cell>
          <table:table-cell office:value-type="float" office:value="42.6841" calcext:value-type="float">
            <text:p>42.68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02384E+018" calcext:value-type="float">
            <text:p>1.23767446202384E+018</text:p>
          </table:table-cell>
          <table:table-cell office:value-type="float" office:value="5.2807869936333E+017" calcext:value-type="float">
            <text:p>5.2807869936333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115" calcext:value-type="float">
            <text:p>115</text:p>
          </table:table-cell>
          <table:table-cell office:value-type="float" office:value="5900.469" calcext:value-type="float">
            <text:p>5900.469</text:p>
          </table:table-cell>
          <table:table-cell office:value-type="float" office:value="-0.6512488" calcext:value-type="float">
            <text:p>-0.6512488</text:p>
          </table:table-cell>
          <table:table-cell office:value-type="float" office:value="4.137596" calcext:value-type="float">
            <text:p>4.137596</text:p>
          </table:table-cell>
          <table:table-cell office:value-type="float" office:value="35.75886" calcext:value-type="float">
            <text:p>35.758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201E+018" calcext:value-type="float">
            <text:p>1.23765079675201E+018</text:p>
          </table:table-cell>
          <table:table-cell office:value-type="float" office:value="5.28087220578445E+017" calcext:value-type="float">
            <text:p>5.2808722057844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146" calcext:value-type="float">
            <text:p>146</text:p>
          </table:table-cell>
          <table:table-cell office:value-type="float" office:value="6369.063" calcext:value-type="float">
            <text:p>6369.063</text:p>
          </table:table-cell>
          <table:table-cell office:value-type="float" office:value="-1.409757" calcext:value-type="float">
            <text:p>-1.409757</text:p>
          </table:table-cell>
          <table:table-cell office:value-type="float" office:value="4.053342" calcext:value-type="float">
            <text:p>4.053342</text:p>
          </table:table-cell>
          <table:table-cell office:value-type="float" office:value="46.88099" calcext:value-type="float">
            <text:p>46.88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807E+018" calcext:value-type="float">
            <text:p>1.23765079567807E+018</text:p>
          </table:table-cell>
          <table:table-cell office:value-type="float" office:value="5.28103163497048E+017" calcext:value-type="float">
            <text:p>5.28103163497048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204" calcext:value-type="float">
            <text:p>204</text:p>
          </table:table-cell>
          <table:table-cell office:value-type="float" office:value="6021.408" calcext:value-type="float">
            <text:p>6021.408</text:p>
          </table:table-cell>
          <table:table-cell office:value-type="float" office:value="-0.7529562" calcext:value-type="float">
            <text:p>-0.7529562</text:p>
          </table:table-cell>
          <table:table-cell office:value-type="float" office:value="4.284431" calcext:value-type="float">
            <text:p>4.284431</text:p>
          </table:table-cell>
          <table:table-cell office:value-type="float" office:value="40.81049" calcext:value-type="float">
            <text:p>40.810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336E+018" calcext:value-type="float">
            <text:p>1.23765175345336E+018</text:p>
          </table:table-cell>
          <table:table-cell office:value-type="float" office:value="5.28152366642391E+017" calcext:value-type="float">
            <text:p>5.2815236664239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383" calcext:value-type="float">
            <text:p>383</text:p>
          </table:table-cell>
          <table:table-cell office:value-type="float" office:value="6085.038" calcext:value-type="float">
            <text:p>6085.038</text:p>
          </table:table-cell>
          <table:table-cell office:value-type="float" office:value="-1.668754" calcext:value-type="float">
            <text:p>-1.668754</text:p>
          </table:table-cell>
          <table:table-cell office:value-type="float" office:value="4.220953" calcext:value-type="float">
            <text:p>4.220953</text:p>
          </table:table-cell>
          <table:table-cell office:value-type="float" office:value="43.82747" calcext:value-type="float">
            <text:p>43.82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036E+018" calcext:value-type="float">
            <text:p>1.23765175399036E+018</text:p>
          </table:table-cell>
          <table:table-cell office:value-type="float" office:value="5.2816501102611E+017" calcext:value-type="float">
            <text:p>5.281650110261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429" calcext:value-type="float">
            <text:p>429</text:p>
          </table:table-cell>
          <table:table-cell office:value-type="float" office:value="5636.649" calcext:value-type="float">
            <text:p>5636.649</text:p>
          </table:table-cell>
          <table:table-cell office:value-type="float" office:value="-0.4929732" calcext:value-type="float">
            <text:p>-0.4929732</text:p>
          </table:table-cell>
          <table:table-cell office:value-type="float" office:value="4.322699" calcext:value-type="float">
            <text:p>4.322699</text:p>
          </table:table-cell>
          <table:table-cell office:value-type="float" office:value="46.93989" calcext:value-type="float">
            <text:p>46.93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531E+018" calcext:value-type="float">
            <text:p>1.23765366471531E+018</text:p>
          </table:table-cell>
          <table:table-cell office:value-type="float" office:value="5.28175181508667E+017" calcext:value-type="float">
            <text:p>5.28175181508667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466" calcext:value-type="float">
            <text:p>466</text:p>
          </table:table-cell>
          <table:table-cell office:value-type="float" office:value="6087.74" calcext:value-type="float">
            <text:p>6087.74</text:p>
          </table:table-cell>
          <table:table-cell office:value-type="float" office:value="-0.5714729" calcext:value-type="float">
            <text:p>-0.5714729</text:p>
          </table:table-cell>
          <table:table-cell office:value-type="float" office:value="4.060423" calcext:value-type="float">
            <text:p>4.060423</text:p>
          </table:table-cell>
          <table:table-cell office:value-type="float" office:value="54.82622" calcext:value-type="float">
            <text:p>54.826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56065E+018" calcext:value-type="float">
            <text:p>1.23767446256065E+018</text:p>
          </table:table-cell>
          <table:table-cell office:value-type="float" office:value="5.28188100770294E+017" calcext:value-type="float">
            <text:p>5.28188100770294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13" calcext:value-type="float">
            <text:p>513</text:p>
          </table:table-cell>
          <table:table-cell office:value-type="float" office:value="6300.023" calcext:value-type="float">
            <text:p>6300.023</text:p>
          </table:table-cell>
          <table:table-cell office:value-type="float" office:value="-0.5164788" calcext:value-type="float">
            <text:p>-0.5164788</text:p>
          </table:table-cell>
          <table:table-cell office:value-type="float" office:value="4.062623" calcext:value-type="float">
            <text:p>4.062623</text:p>
          </table:table-cell>
          <table:table-cell office:value-type="float" office:value="43.80832" calcext:value-type="float">
            <text:p>43.80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075E+018" calcext:value-type="float">
            <text:p>1.23765175399075E+018</text:p>
          </table:table-cell>
          <table:table-cell office:value-type="float" office:value="5.28196072229595E+017" calcext:value-type="float">
            <text:p>5.2819607222959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42" calcext:value-type="float">
            <text:p>542</text:p>
          </table:table-cell>
          <table:table-cell office:value-type="float" office:value="7377.313" calcext:value-type="float">
            <text:p>7377.313</text:p>
          </table:table-cell>
          <table:table-cell office:value-type="float" office:value="-0.4019132" calcext:value-type="float">
            <text:p>-0.4019132</text:p>
          </table:table-cell>
          <table:table-cell office:value-type="float" office:value="4.020423" calcext:value-type="float">
            <text:p>4.020423</text:p>
          </table:table-cell>
          <table:table-cell office:value-type="float" office:value="55.13182" calcext:value-type="float">
            <text:p>55.13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7669E+018" calcext:value-type="float">
            <text:p>1.23767445987669E+018</text:p>
          </table:table-cell>
          <table:table-cell office:value-type="float" office:value="5.29191680276982E+017" calcext:value-type="float">
            <text:p>5.29191680276982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68" calcext:value-type="float">
            <text:p>68</text:p>
          </table:table-cell>
          <table:table-cell office:value-type="float" office:value="5922.36" calcext:value-type="float">
            <text:p>5922.36</text:p>
          </table:table-cell>
          <table:table-cell office:value-type="float" office:value="-1.363411" calcext:value-type="float">
            <text:p>-1.363411</text:p>
          </table:table-cell>
          <table:table-cell office:value-type="float" office:value="4.182043" calcext:value-type="float">
            <text:p>4.182043</text:p>
          </table:table-cell>
          <table:table-cell office:value-type="float" office:value="30.65124" calcext:value-type="float">
            <text:p>30.6512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45987669E+018" calcext:value-type="float">
            <text:p>1.23767445987669E+018</text:p>
          </table:table-cell>
          <table:table-cell office:value-type="float" office:value="5.29193879300237E+017" calcext:value-type="float">
            <text:p>5.29193879300237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76" calcext:value-type="float">
            <text:p>76</text:p>
          </table:table-cell>
          <table:table-cell office:value-type="float" office:value="7653.472" calcext:value-type="float">
            <text:p>7653.472</text:p>
          </table:table-cell>
          <table:table-cell office:value-type="float" office:value="-1.427435" calcext:value-type="float">
            <text:p>-1.427435</text:p>
          </table:table-cell>
          <table:table-cell office:value-type="float" office:value="4.225421" calcext:value-type="float">
            <text:p>4.225421</text:p>
          </table:table-cell>
          <table:table-cell office:value-type="float" office:value="49.67833" calcext:value-type="float">
            <text:p>49.678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471E+018" calcext:value-type="float">
            <text:p>1.2376517357471E+018</text:p>
          </table:table-cell>
          <table:table-cell office:value-type="float" office:value="5.68663054712072E+017" calcext:value-type="float">
            <text:p>5.68663054712072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304" calcext:value-type="float">
            <text:p>304</text:p>
          </table:table-cell>
          <table:table-cell office:value-type="float" office:value="6305.939" calcext:value-type="float">
            <text:p>6305.939</text:p>
          </table:table-cell>
          <table:table-cell office:value-type="float" office:value="-1.905865" calcext:value-type="float">
            <text:p>-1.905865</text:p>
          </table:table-cell>
          <table:table-cell office:value-type="float" office:value="4.164489" calcext:value-type="float">
            <text:p>4.164489</text:p>
          </table:table-cell>
          <table:table-cell office:value-type="float" office:value="39.17025" calcext:value-type="float">
            <text:p>39.17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837E+018" calcext:value-type="float">
            <text:p>1.23765175453837E+018</text:p>
          </table:table-cell>
          <table:table-cell office:value-type="float" office:value="5.68739195892296E+017" calcext:value-type="float">
            <text:p>5.68739195892296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581" calcext:value-type="float">
            <text:p>581</text:p>
          </table:table-cell>
          <table:table-cell office:value-type="float" office:value="6016.166" calcext:value-type="float">
            <text:p>6016.166</text:p>
          </table:table-cell>
          <table:table-cell office:value-type="float" office:value="-1.281183" calcext:value-type="float">
            <text:p>-1.281183</text:p>
          </table:table-cell>
          <table:table-cell office:value-type="float" office:value="4.217819" calcext:value-type="float">
            <text:p>4.217819</text:p>
          </table:table-cell>
          <table:table-cell office:value-type="float" office:value="32.07992" calcext:value-type="float">
            <text:p>32.07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702E+018" calcext:value-type="float">
            <text:p>1.23765459995702E+018</text:p>
          </table:table-cell>
          <table:table-cell office:value-type="float" office:value="5.68746617595783E+017" calcext:value-type="float">
            <text:p>5.68746617595783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608" calcext:value-type="float">
            <text:p>608</text:p>
          </table:table-cell>
          <table:table-cell office:value-type="float" office:value="6122.366" calcext:value-type="float">
            <text:p>6122.366</text:p>
          </table:table-cell>
          <table:table-cell office:value-type="float" office:value="-1.275171" calcext:value-type="float">
            <text:p>-1.275171</text:p>
          </table:table-cell>
          <table:table-cell office:value-type="float" office:value="4.08864" calcext:value-type="float">
            <text:p>4.08864</text:p>
          </table:table-cell>
          <table:table-cell office:value-type="float" office:value="38.27399" calcext:value-type="float">
            <text:p>38.27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1167E+018" calcext:value-type="float">
            <text:p>1.23765173521167E+018</text:p>
          </table:table-cell>
          <table:table-cell office:value-type="float" office:value="5.69741670669642E+017" calcext:value-type="float">
            <text:p>5.69741670669642E+017</text:p>
          </table:table-cell>
          <table:table-cell office:value-type="float" office:value="506" calcext:value-type="float">
            <text:p>506</text:p>
          </table:table-cell>
          <table:table-cell office:value-type="float" office:value="52022" calcext:value-type="float">
            <text:p>52022</text:p>
          </table:table-cell>
          <table:table-cell office:value-type="float" office:value="132" calcext:value-type="float">
            <text:p>132</text:p>
          </table:table-cell>
          <table:table-cell office:value-type="float" office:value="6168.966" calcext:value-type="float">
            <text:p>6168.966</text:p>
          </table:table-cell>
          <table:table-cell office:value-type="float" office:value="-2.042392" calcext:value-type="float">
            <text:p>-2.042392</text:p>
          </table:table-cell>
          <table:table-cell office:value-type="float" office:value="4.030912" calcext:value-type="float">
            <text:p>4.030912</text:p>
          </table:table-cell>
          <table:table-cell office:value-type="float" office:value="38.54887" calcext:value-type="float">
            <text:p>38.548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8E+018" calcext:value-type="float">
            <text:p>1.2376536658E+018</text:p>
          </table:table-cell>
          <table:table-cell office:value-type="float" office:value="5.69798570396379E+017" calcext:value-type="float">
            <text:p>5.69798570396379E+017</text:p>
          </table:table-cell>
          <table:table-cell office:value-type="float" office:value="506" calcext:value-type="float">
            <text:p>506</text:p>
          </table:table-cell>
          <table:table-cell office:value-type="float" office:value="52022" calcext:value-type="float">
            <text:p>52022</text:p>
          </table:table-cell>
          <table:table-cell office:value-type="float" office:value="339" calcext:value-type="float">
            <text:p>339</text:p>
          </table:table-cell>
          <table:table-cell office:value-type="float" office:value="5811.362" calcext:value-type="float">
            <text:p>5811.362</text:p>
          </table:table-cell>
          <table:table-cell office:value-type="float" office:value="-0.4891777" calcext:value-type="float">
            <text:p>-0.4891777</text:p>
          </table:table-cell>
          <table:table-cell office:value-type="float" office:value="4.379911" calcext:value-type="float">
            <text:p>4.379911</text:p>
          </table:table-cell>
          <table:table-cell office:value-type="float" office:value="45.55539" calcext:value-type="float">
            <text:p>45.555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05E+018" calcext:value-type="float">
            <text:p>1.23765358740505E+018</text:p>
          </table:table-cell>
          <table:table-cell office:value-type="float" office:value="6.10371648486402E+017" calcext:value-type="float">
            <text:p>6.10371648486402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487" calcext:value-type="float">
            <text:p>487</text:p>
          </table:table-cell>
          <table:table-cell office:value-type="float" office:value="6843.535" calcext:value-type="float">
            <text:p>6843.535</text:p>
          </table:table-cell>
          <table:table-cell office:value-type="float" office:value="-1.337638" calcext:value-type="float">
            <text:p>-1.337638</text:p>
          </table:table-cell>
          <table:table-cell office:value-type="float" office:value="4.17757" calcext:value-type="float">
            <text:p>4.17757</text:p>
          </table:table-cell>
          <table:table-cell office:value-type="float" office:value="31.98952" calcext:value-type="float">
            <text:p>31.98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05E+018" calcext:value-type="float">
            <text:p>1.23765358740505E+018</text:p>
          </table:table-cell>
          <table:table-cell office:value-type="float" office:value="6.10373022875937E+017" calcext:value-type="float">
            <text:p>6.10373022875937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492" calcext:value-type="float">
            <text:p>492</text:p>
          </table:table-cell>
          <table:table-cell office:value-type="float" office:value="6024.248" calcext:value-type="float">
            <text:p>6024.248</text:p>
          </table:table-cell>
          <table:table-cell office:value-type="float" office:value="-0.4464256" calcext:value-type="float">
            <text:p>-0.4464256</text:p>
          </table:table-cell>
          <table:table-cell office:value-type="float" office:value="4.236836" calcext:value-type="float">
            <text:p>4.236836</text:p>
          </table:table-cell>
          <table:table-cell office:value-type="float" office:value="53.87604" calcext:value-type="float">
            <text:p>53.87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24E+018" calcext:value-type="float">
            <text:p>1.23765358740524E+018</text:p>
          </table:table-cell>
          <table:table-cell office:value-type="float" office:value="6.1037907018989E+017" calcext:value-type="float">
            <text:p>6.1037907018989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14" calcext:value-type="float">
            <text:p>514</text:p>
          </table:table-cell>
          <table:table-cell office:value-type="float" office:value="6313.157" calcext:value-type="float">
            <text:p>6313.157</text:p>
          </table:table-cell>
          <table:table-cell office:value-type="float" office:value="-0.5437776" calcext:value-type="float">
            <text:p>-0.5437776</text:p>
          </table:table-cell>
          <table:table-cell office:value-type="float" office:value="4.195406" calcext:value-type="float">
            <text:p>4.195406</text:p>
          </table:table-cell>
          <table:table-cell office:value-type="float" office:value="75.3335" calcext:value-type="float">
            <text:p>75.3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432E+018" calcext:value-type="float">
            <text:p>1.23765439056432E+018</text:p>
          </table:table-cell>
          <table:table-cell office:value-type="float" office:value="6.10383743114308E+017" calcext:value-type="float">
            <text:p>6.10383743114308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31" calcext:value-type="float">
            <text:p>531</text:p>
          </table:table-cell>
          <table:table-cell office:value-type="float" office:value="6228.99" calcext:value-type="float">
            <text:p>6228.99</text:p>
          </table:table-cell>
          <table:table-cell office:value-type="float" office:value="-0.6773428" calcext:value-type="float">
            <text:p>-0.6773428</text:p>
          </table:table-cell>
          <table:table-cell office:value-type="float" office:value="4.204065" calcext:value-type="float">
            <text:p>4.204065</text:p>
          </table:table-cell>
          <table:table-cell office:value-type="float" office:value="33.78264" calcext:value-type="float">
            <text:p>33.782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432E+018" calcext:value-type="float">
            <text:p>1.23765439056432E+018</text:p>
          </table:table-cell>
          <table:table-cell office:value-type="float" office:value="6.10385667259656E+017" calcext:value-type="float">
            <text:p>6.10385667259656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38" calcext:value-type="float">
            <text:p>538</text:p>
          </table:table-cell>
          <table:table-cell office:value-type="float" office:value="5907.915" calcext:value-type="float">
            <text:p>5907.915</text:p>
          </table:table-cell>
          <table:table-cell office:value-type="float" office:value="-0.63393" calcext:value-type="float">
            <text:p>-0.63393</text:p>
          </table:table-cell>
          <table:table-cell office:value-type="float" office:value="4.182385" calcext:value-type="float">
            <text:p>4.182385</text:p>
          </table:table-cell>
          <table:table-cell office:value-type="float" office:value="32.36884" calcext:value-type="float">
            <text:p>32.36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185E+018" calcext:value-type="float">
            <text:p>1.23767464992185E+018</text:p>
          </table:table-cell>
          <table:table-cell office:value-type="float" office:value="3.10759401432574E+017" calcext:value-type="float">
            <text:p>3.10759401432574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0" calcext:value-type="float">
            <text:p>40</text:p>
          </table:table-cell>
          <table:table-cell office:value-type="float" office:value="5810.695" calcext:value-type="float">
            <text:p>5810.695</text:p>
          </table:table-cell>
          <table:table-cell office:value-type="float" office:value="-0.937852" calcext:value-type="float">
            <text:p>-0.937852</text:p>
          </table:table-cell>
          <table:table-cell office:value-type="float" office:value="4.219557" calcext:value-type="float">
            <text:p>4.219557</text:p>
          </table:table-cell>
          <table:table-cell office:value-type="float" office:value="45.01931" calcext:value-type="float">
            <text:p>45.019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478E+018" calcext:value-type="float">
            <text:p>1.23767464938478E+018</text:p>
          </table:table-cell>
          <table:table-cell office:value-type="float" office:value="3.10761325577923E+017" calcext:value-type="float">
            <text:p>3.10761325577923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7" calcext:value-type="float">
            <text:p>47</text:p>
          </table:table-cell>
          <table:table-cell office:value-type="float" office:value="5911.877" calcext:value-type="float">
            <text:p>5911.877</text:p>
          </table:table-cell>
          <table:table-cell office:value-type="float" office:value="-0.6006494" calcext:value-type="float">
            <text:p>-0.6006494</text:p>
          </table:table-cell>
          <table:table-cell office:value-type="float" office:value="4.165533" calcext:value-type="float">
            <text:p>4.165533</text:p>
          </table:table-cell>
          <table:table-cell office:value-type="float" office:value="48.12797" calcext:value-type="float">
            <text:p>48.12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361E+018" calcext:value-type="float">
            <text:p>1.23764872122361E+018</text:p>
          </table:table-cell>
          <table:table-cell office:value-type="float" office:value="3.10780017275595E+017" calcext:value-type="float">
            <text:p>3.1078001727559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115" calcext:value-type="float">
            <text:p>115</text:p>
          </table:table-cell>
          <table:table-cell office:value-type="float" office:value="6162.567" calcext:value-type="float">
            <text:p>6162.567</text:p>
          </table:table-cell>
          <table:table-cell office:value-type="float" office:value="-1.261389" calcext:value-type="float">
            <text:p>-1.261389</text:p>
          </table:table-cell>
          <table:table-cell office:value-type="float" office:value="4.074837" calcext:value-type="float">
            <text:p>4.074837</text:p>
          </table:table-cell>
          <table:table-cell office:value-type="float" office:value="44.55373" calcext:value-type="float">
            <text:p>44.55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4752E+018" calcext:value-type="float">
            <text:p>1.23767464884752E+018</text:p>
          </table:table-cell>
          <table:table-cell office:value-type="float" office:value="3.1080475628722E+017" calcext:value-type="float">
            <text:p>3.1080475628722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205" calcext:value-type="float">
            <text:p>205</text:p>
          </table:table-cell>
          <table:table-cell office:value-type="float" office:value="4849.068" calcext:value-type="float">
            <text:p>4849.068</text:p>
          </table:table-cell>
          <table:table-cell office:value-type="float" office:value="-0.009503691" calcext:value-type="float">
            <text:p>-0.009503691</text:p>
          </table:table-cell>
          <table:table-cell office:value-type="float" office:value="4.381267" calcext:value-type="float">
            <text:p>4.381267</text:p>
          </table:table-cell>
          <table:table-cell office:value-type="float" office:value="61.38572" calcext:value-type="float">
            <text:p>61.38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87E+018" calcext:value-type="float">
            <text:p>1.23767465153187E+018</text:p>
          </table:table-cell>
          <table:table-cell office:value-type="float" office:value="3.10860556502329E+017" calcext:value-type="float">
            <text:p>3.10860556502329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08" calcext:value-type="float">
            <text:p>408</text:p>
          </table:table-cell>
          <table:table-cell office:value-type="float" office:value="4574.314" calcext:value-type="float">
            <text:p>4574.314</text:p>
          </table:table-cell>
          <table:table-cell office:value-type="float" office:value="-0.2593599" calcext:value-type="float">
            <text:p>-0.2593599</text:p>
          </table:table-cell>
          <table:table-cell office:value-type="float" office:value="4.451139" calcext:value-type="float">
            <text:p>4.451139</text:p>
          </table:table-cell>
          <table:table-cell office:value-type="float" office:value="40.25078" calcext:value-type="float">
            <text:p>40.250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2376252328E+017" calcext:value-type="float">
            <text:p>3.1087237625232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1" calcext:value-type="float">
            <text:p>451</text:p>
          </table:table-cell>
          <table:table-cell office:value-type="float" office:value="5497.384" calcext:value-type="float">
            <text:p>5497.384</text:p>
          </table:table-cell>
          <table:table-cell office:value-type="float" office:value="-0.5481921" calcext:value-type="float">
            <text:p>-0.5481921</text:p>
          </table:table-cell>
          <table:table-cell office:value-type="float" office:value="4.421202" calcext:value-type="float">
            <text:p>4.421202</text:p>
          </table:table-cell>
          <table:table-cell office:value-type="float" office:value="45.28662" calcext:value-type="float">
            <text:p>45.286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2651130235E+017" calcext:value-type="float">
            <text:p>3.1087265113023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2" calcext:value-type="float">
            <text:p>452</text:p>
          </table:table-cell>
          <table:table-cell office:value-type="float" office:value="5751.802" calcext:value-type="float">
            <text:p>5751.802</text:p>
          </table:table-cell>
          <table:table-cell office:value-type="float" office:value="-0.6846271" calcext:value-type="float">
            <text:p>-0.6846271</text:p>
          </table:table-cell>
          <table:table-cell office:value-type="float" office:value="4.2605" calcext:value-type="float">
            <text:p>4.2605</text:p>
          </table:table-cell>
          <table:table-cell office:value-type="float" office:value="64.35139" calcext:value-type="float">
            <text:p>64.35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2E+018" calcext:value-type="float">
            <text:p>1.237674651532E+018</text:p>
          </table:table-cell>
          <table:table-cell office:value-type="float" office:value="3.10872926008142E+017" calcext:value-type="float">
            <text:p>3.10872926008142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3" calcext:value-type="float">
            <text:p>453</text:p>
          </table:table-cell>
          <table:table-cell office:value-type="float" office:value="5745.264" calcext:value-type="float">
            <text:p>5745.264</text:p>
          </table:table-cell>
          <table:table-cell office:value-type="float" office:value="-0.3937719" calcext:value-type="float">
            <text:p>-0.3937719</text:p>
          </table:table-cell>
          <table:table-cell office:value-type="float" office:value="4.209582" calcext:value-type="float">
            <text:p>4.209582</text:p>
          </table:table-cell>
          <table:table-cell office:value-type="float" office:value="53.93998" calcext:value-type="float">
            <text:p>53.939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485015349E+017" calcext:value-type="float">
            <text:p>3.1087485015349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60" calcext:value-type="float">
            <text:p>460</text:p>
          </table:table-cell>
          <table:table-cell office:value-type="float" office:value="5968.644" calcext:value-type="float">
            <text:p>5968.644</text:p>
          </table:table-cell>
          <table:table-cell office:value-type="float" office:value="-0.9187778" calcext:value-type="float">
            <text:p>-0.9187778</text:p>
          </table:table-cell>
          <table:table-cell office:value-type="float" office:value="4.364298" calcext:value-type="float">
            <text:p>4.364298</text:p>
          </table:table-cell>
          <table:table-cell office:value-type="float" office:value="31.01854" calcext:value-type="float">
            <text:p>31.01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429E+018" calcext:value-type="float">
            <text:p>1.23764872283429E+018</text:p>
          </table:table-cell>
          <table:table-cell office:value-type="float" office:value="3.10906735990696E+017" calcext:value-type="float">
            <text:p>3.10906735990696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576" calcext:value-type="float">
            <text:p>576</text:p>
          </table:table-cell>
          <table:table-cell office:value-type="float" office:value="5578.225" calcext:value-type="float">
            <text:p>5578.225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4.345499" calcext:value-type="float">
            <text:p>4.345499</text:p>
          </table:table-cell>
          <table:table-cell office:value-type="float" office:value="32.31256" calcext:value-type="float">
            <text:p>32.3125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99559E+018" calcext:value-type="float">
            <text:p>1.23767465099559E+018</text:p>
          </table:table-cell>
          <table:table-cell office:value-type="float" office:value="3.10908385258138E+017" calcext:value-type="float">
            <text:p>3.1090838525813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582" calcext:value-type="float">
            <text:p>582</text:p>
          </table:table-cell>
          <table:table-cell office:value-type="float" office:value="6076.526" calcext:value-type="float">
            <text:p>6076.526</text:p>
          </table:table-cell>
          <table:table-cell office:value-type="float" office:value="-0.3874308" calcext:value-type="float">
            <text:p>-0.3874308</text:p>
          </table:table-cell>
          <table:table-cell office:value-type="float" office:value="4.176368" calcext:value-type="float">
            <text:p>4.176368</text:p>
          </table:table-cell>
          <table:table-cell office:value-type="float" office:value="65.87478" calcext:value-type="float">
            <text:p>65.87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762E+018" calcext:value-type="float">
            <text:p>1.23764872229762E+018</text:p>
          </table:table-cell>
          <table:table-cell office:value-type="float" office:value="3.10918280862788E+017" calcext:value-type="float">
            <text:p>3.1091828086278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18" calcext:value-type="float">
            <text:p>618</text:p>
          </table:table-cell>
          <table:table-cell office:value-type="float" office:value="6043.403" calcext:value-type="float">
            <text:p>6043.403</text:p>
          </table:table-cell>
          <table:table-cell office:value-type="float" office:value="-1.260968" calcext:value-type="float">
            <text:p>-1.260968</text:p>
          </table:table-cell>
          <table:table-cell office:value-type="float" office:value="4.04302" calcext:value-type="float">
            <text:p>4.04302</text:p>
          </table:table-cell>
          <table:table-cell office:value-type="float" office:value="30.873" calcext:value-type="float">
            <text:p>30.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768E+018" calcext:value-type="float">
            <text:p>1.23764872229768E+018</text:p>
          </table:table-cell>
          <table:table-cell office:value-type="float" office:value="3.10918555740695E+017" calcext:value-type="float">
            <text:p>3.1091855574069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19" calcext:value-type="float">
            <text:p>619</text:p>
          </table:table-cell>
          <table:table-cell office:value-type="float" office:value="6113.79" calcext:value-type="float">
            <text:p>6113.79</text:p>
          </table:table-cell>
          <table:table-cell office:value-type="float" office:value="-0.5271825" calcext:value-type="float">
            <text:p>-0.5271825</text:p>
          </table:table-cell>
          <table:table-cell office:value-type="float" office:value="4.0271" calcext:value-type="float">
            <text:p>4.0271</text:p>
          </table:table-cell>
          <table:table-cell office:value-type="float" office:value="49.51772" calcext:value-type="float">
            <text:p>49.51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094E+018" calcext:value-type="float">
            <text:p>1.23764872176094E+018</text:p>
          </table:table-cell>
          <table:table-cell office:value-type="float" office:value="3.10920205008136E+017" calcext:value-type="float">
            <text:p>3.10920205008136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25" calcext:value-type="float">
            <text:p>625</text:p>
          </table:table-cell>
          <table:table-cell office:value-type="float" office:value="5907.123" calcext:value-type="float">
            <text:p>5907.123</text:p>
          </table:table-cell>
          <table:table-cell office:value-type="float" office:value="-0.6978852" calcext:value-type="float">
            <text:p>-0.6978852</text:p>
          </table:table-cell>
          <table:table-cell office:value-type="float" office:value="4.217519" calcext:value-type="float">
            <text:p>4.217519</text:p>
          </table:table-cell>
          <table:table-cell office:value-type="float" office:value="44.726" calcext:value-type="float">
            <text:p>44.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92E+018" calcext:value-type="float">
            <text:p>1.2376487045892E+018</text:p>
          </table:table-cell>
          <table:table-cell office:value-type="float" office:value="3.39071551523547E+017" calcext:value-type="float">
            <text:p>3.3907155152354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639" calcext:value-type="float">
            <text:p>639</text:p>
          </table:table-cell>
          <table:table-cell office:value-type="float" office:value="5925.774" calcext:value-type="float">
            <text:p>5925.774</text:p>
          </table:table-cell>
          <table:table-cell office:value-type="float" office:value="-0.8320169" calcext:value-type="float">
            <text:p>-0.8320169</text:p>
          </table:table-cell>
          <table:table-cell office:value-type="float" office:value="4.196267" calcext:value-type="float">
            <text:p>4.196267</text:p>
          </table:table-cell>
          <table:table-cell office:value-type="float" office:value="42.21527" calcext:value-type="float">
            <text:p>42.21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911E+018" calcext:value-type="float">
            <text:p>1.23764870297911E+018</text:p>
          </table:table-cell>
          <table:table-cell office:value-type="float" office:value="3.40045989442251E+017" calcext:value-type="float">
            <text:p>3.40045989442251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88" calcext:value-type="float">
            <text:p>88</text:p>
          </table:table-cell>
          <table:table-cell office:value-type="float" office:value="6227.575" calcext:value-type="float">
            <text:p>6227.575</text:p>
          </table:table-cell>
          <table:table-cell office:value-type="float" office:value="-1.866604" calcext:value-type="float">
            <text:p>-1.866604</text:p>
          </table:table-cell>
          <table:table-cell office:value-type="float" office:value="4.113855" calcext:value-type="float">
            <text:p>4.113855</text:p>
          </table:table-cell>
          <table:table-cell office:value-type="float" office:value="41.65643" calcext:value-type="float">
            <text:p>41.6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585E+018" calcext:value-type="float">
            <text:p>1.23764870351585E+018</text:p>
          </table:table-cell>
          <table:table-cell office:value-type="float" office:value="3.40057809192249E+017" calcext:value-type="float">
            <text:p>3.40057809192249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131" calcext:value-type="float">
            <text:p>131</text:p>
          </table:table-cell>
          <table:table-cell office:value-type="float" office:value="5704.387" calcext:value-type="float">
            <text:p>5704.387</text:p>
          </table:table-cell>
          <table:table-cell office:value-type="float" office:value="-0.56394" calcext:value-type="float">
            <text:p>-0.56394</text:p>
          </table:table-cell>
          <table:table-cell office:value-type="float" office:value="4.152266" calcext:value-type="float">
            <text:p>4.152266</text:p>
          </table:table-cell>
          <table:table-cell office:value-type="float" office:value="45.00703" calcext:value-type="float">
            <text:p>45.007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16053E+018" calcext:value-type="float">
            <text:p>1.2376746016053E+018</text:p>
          </table:table-cell>
          <table:table-cell office:value-type="float" office:value="3.40077600401549E+017" calcext:value-type="float">
            <text:p>3.40077600401549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203" calcext:value-type="float">
            <text:p>203</text:p>
          </table:table-cell>
          <table:table-cell office:value-type="float" office:value="5517.463" calcext:value-type="float">
            <text:p>5517.463</text:p>
          </table:table-cell>
          <table:table-cell office:value-type="float" office:value="-0.09604625" calcext:value-type="float">
            <text:p>-0.09604625</text:p>
          </table:table-cell>
          <table:table-cell office:value-type="float" office:value="4.366383" calcext:value-type="float">
            <text:p>4.366383</text:p>
          </table:table-cell>
          <table:table-cell office:value-type="float" office:value="53.36437" calcext:value-type="float">
            <text:p>53.364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526E+018" calcext:value-type="float">
            <text:p>1.23764870351526E+018</text:p>
          </table:table-cell>
          <table:table-cell office:value-type="float" office:value="3.40102339413174E+017" calcext:value-type="float">
            <text:p>3.40102339413174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293" calcext:value-type="float">
            <text:p>293</text:p>
          </table:table-cell>
          <table:table-cell office:value-type="float" office:value="5739.947" calcext:value-type="float">
            <text:p>5739.947</text:p>
          </table:table-cell>
          <table:table-cell office:value-type="float" office:value="-0.8614287" calcext:value-type="float">
            <text:p>-0.8614287</text:p>
          </table:table-cell>
          <table:table-cell office:value-type="float" office:value="4.259468" calcext:value-type="float">
            <text:p>4.259468</text:p>
          </table:table-cell>
          <table:table-cell office:value-type="float" office:value="36.06871" calcext:value-type="float">
            <text:p>36.068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13E+018" calcext:value-type="float">
            <text:p>1.23764870405213E+018</text:p>
          </table:table-cell>
          <table:table-cell office:value-type="float" office:value="3.40106462581778E+017" calcext:value-type="float">
            <text:p>3.40106462581778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308" calcext:value-type="float">
            <text:p>308</text:p>
          </table:table-cell>
          <table:table-cell office:value-type="float" office:value="5722.355" calcext:value-type="float">
            <text:p>5722.355</text:p>
          </table:table-cell>
          <table:table-cell office:value-type="float" office:value="-0.6754004" calcext:value-type="float">
            <text:p>-0.6754004</text:p>
          </table:table-cell>
          <table:table-cell office:value-type="float" office:value="4.138061" calcext:value-type="float">
            <text:p>4.138061</text:p>
          </table:table-cell>
          <table:table-cell office:value-type="float" office:value="35.38332" calcext:value-type="float">
            <text:p>35.383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758906E+018" calcext:value-type="float">
            <text:p>1.23765549758906E+018</text:p>
          </table:table-cell>
          <table:table-cell office:value-type="float" office:value="3.83987147046152E+017" calcext:value-type="float">
            <text:p>3.83987147046152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01" calcext:value-type="float">
            <text:p>201</text:p>
          </table:table-cell>
          <table:table-cell office:value-type="float" office:value="6055.918" calcext:value-type="float">
            <text:p>6055.918</text:p>
          </table:table-cell>
          <table:table-cell office:value-type="float" office:value="-0.8232719" calcext:value-type="float">
            <text:p>-0.8232719</text:p>
          </table:table-cell>
          <table:table-cell office:value-type="float" office:value="4.026574" calcext:value-type="float">
            <text:p>4.026574</text:p>
          </table:table-cell>
          <table:table-cell office:value-type="float" office:value="48.82278" calcext:value-type="float">
            <text:p>48.82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329351E+018" calcext:value-type="float">
            <text:p>1.23765549329351E+018</text:p>
          </table:table-cell>
          <table:table-cell office:value-type="float" office:value="3.84000341185686E+017" calcext:value-type="float">
            <text:p>3.84000341185686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49" calcext:value-type="float">
            <text:p>249</text:p>
          </table:table-cell>
          <table:table-cell office:value-type="float" office:value="5538.34" calcext:value-type="float">
            <text:p>5538.34</text:p>
          </table:table-cell>
          <table:table-cell office:value-type="float" office:value="-0.1789774" calcext:value-type="float">
            <text:p>-0.1789774</text:p>
          </table:table-cell>
          <table:table-cell office:value-type="float" office:value="4.218405" calcext:value-type="float">
            <text:p>4.218405</text:p>
          </table:table-cell>
          <table:table-cell office:value-type="float" office:value="55.82185" calcext:value-type="float">
            <text:p>55.821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866267E+018" calcext:value-type="float">
            <text:p>1.23765549866267E+018</text:p>
          </table:table-cell>
          <table:table-cell office:value-type="float" office:value="3.84008862400801E+017" calcext:value-type="float">
            <text:p>3.84008862400801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80" calcext:value-type="float">
            <text:p>280</text:p>
          </table:table-cell>
          <table:table-cell office:value-type="float" office:value="5836.689" calcext:value-type="float">
            <text:p>5836.689</text:p>
          </table:table-cell>
          <table:table-cell office:value-type="float" office:value="-0.7588127" calcext:value-type="float">
            <text:p>-0.7588127</text:p>
          </table:table-cell>
          <table:table-cell office:value-type="float" office:value="4.216637" calcext:value-type="float">
            <text:p>4.216637</text:p>
          </table:table-cell>
          <table:table-cell office:value-type="float" office:value="43.1984" calcext:value-type="float">
            <text:p>43.19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29E+018" calcext:value-type="float">
            <text:p>1.23765549973629E+018</text:p>
          </table:table-cell>
          <table:table-cell office:value-type="float" office:value="3.8402782897638E+017" calcext:value-type="float">
            <text:p>3.8402782897638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349" calcext:value-type="float">
            <text:p>349</text:p>
          </table:table-cell>
          <table:table-cell office:value-type="float" office:value="5537.822" calcext:value-type="float">
            <text:p>5537.822</text:p>
          </table:table-cell>
          <table:table-cell office:value-type="float" office:value="-0.900874" calcext:value-type="float">
            <text:p>-0.900874</text:p>
          </table:table-cell>
          <table:table-cell office:value-type="float" office:value="4.364128" calcext:value-type="float">
            <text:p>4.364128</text:p>
          </table:table-cell>
          <table:table-cell office:value-type="float" office:value="47.05171" calcext:value-type="float">
            <text:p>47.05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387E+018" calcext:value-type="float">
            <text:p>1.23764870297387E+018</text:p>
          </table:table-cell>
          <table:table-cell office:value-type="float" office:value="3.84054217255447E+017" calcext:value-type="float">
            <text:p>3.84054217255447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445" calcext:value-type="float">
            <text:p>445</text:p>
          </table:table-cell>
          <table:table-cell office:value-type="float" office:value="6093.41" calcext:value-type="float">
            <text:p>6093.41</text:p>
          </table:table-cell>
          <table:table-cell office:value-type="float" office:value="-1.386182" calcext:value-type="float">
            <text:p>-1.386182</text:p>
          </table:table-cell>
          <table:table-cell office:value-type="float" office:value="4.164373" calcext:value-type="float">
            <text:p>4.164373</text:p>
          </table:table-cell>
          <table:table-cell office:value-type="float" office:value="37.05572" calcext:value-type="float">
            <text:p>37.05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027361E+018" calcext:value-type="float">
            <text:p>1.23765550027361E+018</text:p>
          </table:table-cell>
          <table:table-cell office:value-type="float" office:value="3.8407730699963E+017" calcext:value-type="float">
            <text:p>3.8407730699963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529" calcext:value-type="float">
            <text:p>529</text:p>
          </table:table-cell>
          <table:table-cell office:value-type="float" office:value="6216.301" calcext:value-type="float">
            <text:p>6216.301</text:p>
          </table:table-cell>
          <table:table-cell office:value-type="float" office:value="-0.4373871" calcext:value-type="float">
            <text:p>-0.4373871</text:p>
          </table:table-cell>
          <table:table-cell office:value-type="float" office:value="4.127692" calcext:value-type="float">
            <text:p>4.127692</text:p>
          </table:table-cell>
          <table:table-cell office:value-type="float" office:value="47.46936" calcext:value-type="float">
            <text:p>47.46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886E+018" calcext:value-type="float">
            <text:p>1.23764872071886E+018</text:p>
          </table:table-cell>
          <table:table-cell office:value-type="float" office:value="3.85099028196518E+017" calcext:value-type="float">
            <text:p>3.85099028196518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150" calcext:value-type="float">
            <text:p>150</text:p>
          </table:table-cell>
          <table:table-cell office:value-type="float" office:value="5820.604" calcext:value-type="float">
            <text:p>5820.604</text:p>
          </table:table-cell>
          <table:table-cell office:value-type="float" office:value="-0.6858363" calcext:value-type="float">
            <text:p>-0.6858363</text:p>
          </table:table-cell>
          <table:table-cell office:value-type="float" office:value="4.060505" calcext:value-type="float">
            <text:p>4.060505</text:p>
          </table:table-cell>
          <table:table-cell office:value-type="float" office:value="32.67766" calcext:value-type="float">
            <text:p>32.67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659E+018" calcext:value-type="float">
            <text:p>1.23766002449659E+018</text:p>
          </table:table-cell>
          <table:table-cell office:value-type="float" office:value="4.26751553957816E+017" calcext:value-type="float">
            <text:p>4.26751553957816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129" calcext:value-type="float">
            <text:p>129</text:p>
          </table:table-cell>
          <table:table-cell office:value-type="float" office:value="5825.923" calcext:value-type="float">
            <text:p>5825.923</text:p>
          </table:table-cell>
          <table:table-cell office:value-type="float" office:value="-0.6372208" calcext:value-type="float">
            <text:p>-0.6372208</text:p>
          </table:table-cell>
          <table:table-cell office:value-type="float" office:value="4.278986" calcext:value-type="float">
            <text:p>4.278986</text:p>
          </table:table-cell>
          <table:table-cell office:value-type="float" office:value="42.23428" calcext:value-type="float">
            <text:p>42.234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646E+018" calcext:value-type="float">
            <text:p>1.23766347872646E+018</text:p>
          </table:table-cell>
          <table:table-cell office:value-type="float" office:value="4.2676557273107E+017" calcext:value-type="float">
            <text:p>4.2676557273107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180" calcext:value-type="float">
            <text:p>180</text:p>
          </table:table-cell>
          <table:table-cell office:value-type="float" office:value="5857.656" calcext:value-type="float">
            <text:p>5857.656</text:p>
          </table:table-cell>
          <table:table-cell office:value-type="float" office:value="-0.7020345" calcext:value-type="float">
            <text:p>-0.7020345</text:p>
          </table:table-cell>
          <table:table-cell office:value-type="float" office:value="4.268354" calcext:value-type="float">
            <text:p>4.268354</text:p>
          </table:table-cell>
          <table:table-cell office:value-type="float" office:value="32.6434" calcext:value-type="float">
            <text:p>32.64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8033655E+018" calcext:value-type="float">
            <text:p>1.23766348033655E+018</text:p>
          </table:table-cell>
          <table:table-cell office:value-type="float" office:value="4.26806804417112E+017" calcext:value-type="float">
            <text:p>4.26806804417112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330" calcext:value-type="float">
            <text:p>330</text:p>
          </table:table-cell>
          <table:table-cell office:value-type="float" office:value="5837.494" calcext:value-type="float">
            <text:p>5837.494</text:p>
          </table:table-cell>
          <table:table-cell office:value-type="float" office:value="-0.4215027" calcext:value-type="float">
            <text:p>-0.4215027</text:p>
          </table:table-cell>
          <table:table-cell office:value-type="float" office:value="4.406495" calcext:value-type="float">
            <text:p>4.406495</text:p>
          </table:table-cell>
          <table:table-cell office:value-type="float" office:value="36.71363" calcext:value-type="float">
            <text:p>36.71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449053E+018" calcext:value-type="float">
            <text:p>1.2376634449053E+018</text:p>
          </table:table-cell>
          <table:table-cell office:value-type="float" office:value="4.2682137294618E+017" calcext:value-type="float">
            <text:p>4.2682137294618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383" calcext:value-type="float">
            <text:p>383</text:p>
          </table:table-cell>
          <table:table-cell office:value-type="float" office:value="5957.378" calcext:value-type="float">
            <text:p>5957.378</text:p>
          </table:table-cell>
          <table:table-cell office:value-type="float" office:value="-0.5492049" calcext:value-type="float">
            <text:p>-0.5492049</text:p>
          </table:table-cell>
          <table:table-cell office:value-type="float" office:value="4.265214" calcext:value-type="float">
            <text:p>4.265214</text:p>
          </table:table-cell>
          <table:table-cell office:value-type="float" office:value="32.35337" calcext:value-type="float">
            <text:p>32.353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968E+018" calcext:value-type="float">
            <text:p>1.23766347979968E+018</text:p>
          </table:table-cell>
          <table:table-cell office:value-type="float" office:value="4.26826045870598E+017" calcext:value-type="float">
            <text:p>4.26826045870598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400" calcext:value-type="float">
            <text:p>400</text:p>
          </table:table-cell>
          <table:table-cell office:value-type="float" office:value="5860.474" calcext:value-type="float">
            <text:p>5860.474</text:p>
          </table:table-cell>
          <table:table-cell office:value-type="float" office:value="-0.3623737" calcext:value-type="float">
            <text:p>-0.3623737</text:p>
          </table:table-cell>
          <table:table-cell office:value-type="float" office:value="4.037089" calcext:value-type="float">
            <text:p>4.037089</text:p>
          </table:table-cell>
          <table:table-cell office:value-type="float" office:value="40.44819" calcext:value-type="float">
            <text:p>40.448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503398E+018" calcext:value-type="float">
            <text:p>1.23766002503398E+018</text:p>
          </table:table-cell>
          <table:table-cell office:value-type="float" office:value="4.27900818537081E+017" calcext:value-type="float">
            <text:p>4.27900818537081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14" calcext:value-type="float">
            <text:p>214</text:p>
          </table:table-cell>
          <table:table-cell office:value-type="float" office:value="6011.836" calcext:value-type="float">
            <text:p>6011.836</text:p>
          </table:table-cell>
          <table:table-cell office:value-type="float" office:value="-1.079397" calcext:value-type="float">
            <text:p>-1.079397</text:p>
          </table:table-cell>
          <table:table-cell office:value-type="float" office:value="4.030078" calcext:value-type="float">
            <text:p>4.030078</text:p>
          </table:table-cell>
          <table:table-cell office:value-type="float" office:value="41.47164" calcext:value-type="float">
            <text:p>41.47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6366E+018" calcext:value-type="float">
            <text:p>1.23766347926366E+018</text:p>
          </table:table-cell>
          <table:table-cell office:value-type="float" office:value="4.27906865851034E+017" calcext:value-type="float">
            <text:p>4.2790686585103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36" calcext:value-type="float">
            <text:p>236</text:p>
          </table:table-cell>
          <table:table-cell office:value-type="float" office:value="6942.777" calcext:value-type="float">
            <text:p>6942.777</text:p>
          </table:table-cell>
          <table:table-cell office:value-type="float" office:value="-0.2852127" calcext:value-type="float">
            <text:p>-0.2852127</text:p>
          </table:table-cell>
          <table:table-cell office:value-type="float" office:value="4.14669" calcext:value-type="float">
            <text:p>4.14669</text:p>
          </table:table-cell>
          <table:table-cell office:value-type="float" office:value="58.18767" calcext:value-type="float">
            <text:p>58.18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1695E+018" calcext:value-type="float">
            <text:p>1.23766378421695E+018</text:p>
          </table:table-cell>
          <table:table-cell office:value-type="float" office:value="4.61639884017265E+017" calcext:value-type="float">
            <text:p>4.61639884017265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76" calcext:value-type="float">
            <text:p>76</text:p>
          </table:table-cell>
          <table:table-cell office:value-type="float" office:value="4810.732" calcext:value-type="float">
            <text:p>4810.732</text:p>
          </table:table-cell>
          <table:table-cell office:value-type="float" office:value="-0.1821717" calcext:value-type="float">
            <text:p>-0.1821717</text:p>
          </table:table-cell>
          <table:table-cell office:value-type="float" office:value="4.357291" calcext:value-type="float">
            <text:p>4.357291</text:p>
          </table:table-cell>
          <table:table-cell office:value-type="float" office:value="42.55378" calcext:value-type="float">
            <text:p>42.553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4269E+018" calcext:value-type="float">
            <text:p>1.23766378314269E+018</text:p>
          </table:table-cell>
          <table:table-cell office:value-type="float" office:value="4.61676442778888E+017" calcext:value-type="float">
            <text:p>4.61676442778888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209" calcext:value-type="float">
            <text:p>209</text:p>
          </table:table-cell>
          <table:table-cell office:value-type="float" office:value="5836.521" calcext:value-type="float">
            <text:p>5836.521</text:p>
          </table:table-cell>
          <table:table-cell office:value-type="float" office:value="-0.8877314" calcext:value-type="float">
            <text:p>-0.8877314</text:p>
          </table:table-cell>
          <table:table-cell office:value-type="float" office:value="4.371722" calcext:value-type="float">
            <text:p>4.371722</text:p>
          </table:table-cell>
          <table:table-cell office:value-type="float" office:value="32.58923" calcext:value-type="float">
            <text:p>32.58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495175E+018" calcext:value-type="float">
            <text:p>1.23765758495175E+018</text:p>
          </table:table-cell>
          <table:table-cell office:value-type="float" office:value="4.61679466435865E+017" calcext:value-type="float">
            <text:p>4.61679466435865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220" calcext:value-type="float">
            <text:p>220</text:p>
          </table:table-cell>
          <table:table-cell office:value-type="float" office:value="6120.312" calcext:value-type="float">
            <text:p>6120.312</text:p>
          </table:table-cell>
          <table:table-cell office:value-type="float" office:value="-1.112301" calcext:value-type="float">
            <text:p>-1.112301</text:p>
          </table:table-cell>
          <table:table-cell office:value-type="float" office:value="4.094141" calcext:value-type="float">
            <text:p>4.094141</text:p>
          </table:table-cell>
          <table:table-cell office:value-type="float" office:value="36.59208" calcext:value-type="float">
            <text:p>36.59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089E+018" calcext:value-type="float">
            <text:p>1.23764991897089E+018</text:p>
          </table:table-cell>
          <table:table-cell office:value-type="float" office:value="4.83052597133994E+017" calcext:value-type="float">
            <text:p>4.83052597133994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151" calcext:value-type="float">
            <text:p>151</text:p>
          </table:table-cell>
          <table:table-cell office:value-type="float" office:value="6096.918" calcext:value-type="float">
            <text:p>6096.918</text:p>
          </table:table-cell>
          <table:table-cell office:value-type="float" office:value="-1.384847" calcext:value-type="float">
            <text:p>-1.384847</text:p>
          </table:table-cell>
          <table:table-cell office:value-type="float" office:value="4.048418" calcext:value-type="float">
            <text:p>4.048418</text:p>
          </table:table-cell>
          <table:table-cell office:value-type="float" office:value="72.50404" calcext:value-type="float">
            <text:p>72.504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5130946E+018" calcext:value-type="float">
            <text:p>1.23765365130946E+018</text:p>
          </table:table-cell>
          <table:table-cell office:value-type="float" office:value="4.83053421767715E+017" calcext:value-type="float">
            <text:p>4.83053421767715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154" calcext:value-type="float">
            <text:p>154</text:p>
          </table:table-cell>
          <table:table-cell office:value-type="float" office:value="6893.039" calcext:value-type="float">
            <text:p>6893.039</text:p>
          </table:table-cell>
          <table:table-cell office:value-type="float" office:value="-0.7440666" calcext:value-type="float">
            <text:p>-0.7440666</text:p>
          </table:table-cell>
          <table:table-cell office:value-type="float" office:value="4.002763" calcext:value-type="float">
            <text:p>4.002763</text:p>
          </table:table-cell>
          <table:table-cell office:value-type="float" office:value="55.23909" calcext:value-type="float">
            <text:p>55.23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69E+018" calcext:value-type="float">
            <text:p>1.23764991843369E+018</text:p>
          </table:table-cell>
          <table:table-cell office:value-type="float" office:value="4.83077885901433E+017" calcext:value-type="float">
            <text:p>4.8307788590143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43" calcext:value-type="float">
            <text:p>243</text:p>
          </table:table-cell>
          <table:table-cell office:value-type="float" office:value="5411.585" calcext:value-type="float">
            <text:p>5411.585</text:p>
          </table:table-cell>
          <table:table-cell office:value-type="float" office:value="-0.4272572" calcext:value-type="float">
            <text:p>-0.4272572</text:p>
          </table:table-cell>
          <table:table-cell office:value-type="float" office:value="4.416981" calcext:value-type="float">
            <text:p>4.416981</text:p>
          </table:table-cell>
          <table:table-cell office:value-type="float" office:value="70.66443" calcext:value-type="float">
            <text:p>70.66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24E+018" calcext:value-type="float">
            <text:p>1.23764991950724E+018</text:p>
          </table:table-cell>
          <table:table-cell office:value-type="float" office:value="4.83086956872362E+017" calcext:value-type="float">
            <text:p>4.83086956872362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76" calcext:value-type="float">
            <text:p>276</text:p>
          </table:table-cell>
          <table:table-cell office:value-type="float" office:value="5785.001" calcext:value-type="float">
            <text:p>5785.001</text:p>
          </table:table-cell>
          <table:table-cell office:value-type="float" office:value="-0.5995998" calcext:value-type="float">
            <text:p>-0.5995998</text:p>
          </table:table-cell>
          <table:table-cell office:value-type="float" office:value="4.11607" calcext:value-type="float">
            <text:p>4.11607</text:p>
          </table:table-cell>
          <table:table-cell office:value-type="float" office:value="69.44604" calcext:value-type="float">
            <text:p>69.44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56E+018" calcext:value-type="float">
            <text:p>1.23764991843356E+018</text:p>
          </table:table-cell>
          <table:table-cell office:value-type="float" office:value="4.83093279064222E+017" calcext:value-type="float">
            <text:p>4.83093279064222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99" calcext:value-type="float">
            <text:p>299</text:p>
          </table:table-cell>
          <table:table-cell office:value-type="float" office:value="5857.418" calcext:value-type="float">
            <text:p>5857.418</text:p>
          </table:table-cell>
          <table:table-cell office:value-type="float" office:value="-1.74104" calcext:value-type="float">
            <text:p>-1.74104</text:p>
          </table:table-cell>
          <table:table-cell office:value-type="float" office:value="4.22406" calcext:value-type="float">
            <text:p>4.22406</text:p>
          </table:table-cell>
          <table:table-cell office:value-type="float" office:value="51.17352" calcext:value-type="float">
            <text:p>51.1735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2004384E+018" calcext:value-type="float">
            <text:p>1.23764992004384E+018</text:p>
          </table:table-cell>
          <table:table-cell office:value-type="float" office:value="4.83104823936313E+017" calcext:value-type="float">
            <text:p>4.8310482393631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1" calcext:value-type="float">
            <text:p>341</text:p>
          </table:table-cell>
          <table:table-cell office:value-type="float" office:value="6179.751" calcext:value-type="float">
            <text:p>6179.751</text:p>
          </table:table-cell>
          <table:table-cell office:value-type="float" office:value="-0.7617466" calcext:value-type="float">
            <text:p>-0.7617466</text:p>
          </table:table-cell>
          <table:table-cell office:value-type="float" office:value="4.010787" calcext:value-type="float">
            <text:p>4.010787</text:p>
          </table:table-cell>
          <table:table-cell office:value-type="float" office:value="53.27769" calcext:value-type="float">
            <text:p>53.27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14E+018" calcext:value-type="float">
            <text:p>1.23764995440614E+018</text:p>
          </table:table-cell>
          <table:table-cell office:value-type="float" office:value="4.83105373692127E+017" calcext:value-type="float">
            <text:p>4.83105373692127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3" calcext:value-type="float">
            <text:p>343</text:p>
          </table:table-cell>
          <table:table-cell office:value-type="float" office:value="5774.865" calcext:value-type="float">
            <text:p>5774.865</text:p>
          </table:table-cell>
          <table:table-cell office:value-type="float" office:value="-1.157984" calcext:value-type="float">
            <text:p>-1.157984</text:p>
          </table:table-cell>
          <table:table-cell office:value-type="float" office:value="4.279804" calcext:value-type="float">
            <text:p>4.279804</text:p>
          </table:table-cell>
          <table:table-cell office:value-type="float" office:value="30.51969" calcext:value-type="float">
            <text:p>30.519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950724E+018" calcext:value-type="float">
            <text:p>1.23764991950724E+018</text:p>
          </table:table-cell>
          <table:table-cell office:value-type="float" office:value="4.83107022959569E+017" calcext:value-type="float">
            <text:p>4.83107022959569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9" calcext:value-type="float">
            <text:p>349</text:p>
          </table:table-cell>
          <table:table-cell office:value-type="float" office:value="5642.076" calcext:value-type="float">
            <text:p>5642.076</text:p>
          </table:table-cell>
          <table:table-cell office:value-type="float" office:value="-0.8431296" calcext:value-type="float">
            <text:p>-0.8431296</text:p>
          </table:table-cell>
          <table:table-cell office:value-type="float" office:value="4.496428" calcext:value-type="float">
            <text:p>4.496428</text:p>
          </table:table-cell>
          <table:table-cell office:value-type="float" office:value="33.39321" calcext:value-type="float">
            <text:p>33.39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91E+018" calcext:value-type="float">
            <text:p>1.23764992111791E+018</text:p>
          </table:table-cell>
          <table:table-cell office:value-type="float" office:value="4.83115544174684E+017" calcext:value-type="float">
            <text:p>4.83115544174684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80" calcext:value-type="float">
            <text:p>380</text:p>
          </table:table-cell>
          <table:table-cell office:value-type="float" office:value="7125.927" calcext:value-type="float">
            <text:p>7125.927</text:p>
          </table:table-cell>
          <table:table-cell office:value-type="float" office:value="0.2595508" calcext:value-type="float">
            <text:p>0.2595508</text:p>
          </table:table-cell>
          <table:table-cell office:value-type="float" office:value="4.066031" calcext:value-type="float">
            <text:p>4.066031</text:p>
          </table:table-cell>
          <table:table-cell office:value-type="float" office:value="75.06034" calcext:value-type="float">
            <text:p>75.06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994E+018" calcext:value-type="float">
            <text:p>1.23765365291994E+018</text:p>
          </table:table-cell>
          <table:table-cell office:value-type="float" office:value="4.83123515633986E+017" calcext:value-type="float">
            <text:p>4.83123515633986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09" calcext:value-type="float">
            <text:p>409</text:p>
          </table:table-cell>
          <table:table-cell office:value-type="float" office:value="5857.489" calcext:value-type="float">
            <text:p>5857.489</text:p>
          </table:table-cell>
          <table:table-cell office:value-type="float" office:value="-0.5549111" calcext:value-type="float">
            <text:p>-0.5549111</text:p>
          </table:table-cell>
          <table:table-cell office:value-type="float" office:value="4.003345" calcext:value-type="float">
            <text:p>4.003345</text:p>
          </table:table-cell>
          <table:table-cell office:value-type="float" office:value="50.2265" calcext:value-type="float">
            <text:p>50.22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614E+018" calcext:value-type="float">
            <text:p>1.23765365184614E+018</text:p>
          </table:table-cell>
          <table:table-cell office:value-type="float" office:value="4.83129562947938E+017" calcext:value-type="float">
            <text:p>4.83129562947938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31" calcext:value-type="float">
            <text:p>431</text:p>
          </table:table-cell>
          <table:table-cell office:value-type="float" office:value="6060.535" calcext:value-type="float">
            <text:p>6060.535</text:p>
          </table:table-cell>
          <table:table-cell office:value-type="float" office:value="-0.5688714" calcext:value-type="float">
            <text:p>-0.5688714</text:p>
          </table:table-cell>
          <table:table-cell office:value-type="float" office:value="4.245472" calcext:value-type="float">
            <text:p>4.245472</text:p>
          </table:table-cell>
          <table:table-cell office:value-type="float" office:value="62.75695" calcext:value-type="float">
            <text:p>62.756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2001E+018" calcext:value-type="float">
            <text:p>1.23765365292001E+018</text:p>
          </table:table-cell>
          <table:table-cell office:value-type="float" office:value="4.83134235872356E+017" calcext:value-type="float">
            <text:p>4.83134235872356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48" calcext:value-type="float">
            <text:p>448</text:p>
          </table:table-cell>
          <table:table-cell office:value-type="float" office:value="6143.102" calcext:value-type="float">
            <text:p>6143.102</text:p>
          </table:table-cell>
          <table:table-cell office:value-type="float" office:value="-0.7075642" calcext:value-type="float">
            <text:p>-0.7075642</text:p>
          </table:table-cell>
          <table:table-cell office:value-type="float" office:value="4.208584" calcext:value-type="float">
            <text:p>4.208584</text:p>
          </table:table-cell>
          <table:table-cell office:value-type="float" office:value="71.21558" calcext:value-type="float">
            <text:p>71.21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73E+018" calcext:value-type="float">
            <text:p>1.23764995440673E+018</text:p>
          </table:table-cell>
          <table:table-cell office:value-type="float" office:value="4.83160074395609E+017" calcext:value-type="float">
            <text:p>4.83160074395609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542" calcext:value-type="float">
            <text:p>542</text:p>
          </table:table-cell>
          <table:table-cell office:value-type="float" office:value="6012.657" calcext:value-type="float">
            <text:p>6012.657</text:p>
          </table:table-cell>
          <table:table-cell office:value-type="float" office:value="-0.5374693" calcext:value-type="float">
            <text:p>-0.5374693</text:p>
          </table:table-cell>
          <table:table-cell office:value-type="float" office:value="4.212751" calcext:value-type="float">
            <text:p>4.212751</text:p>
          </table:table-cell>
          <table:table-cell office:value-type="float" office:value="48.89113" calcext:value-type="float">
            <text:p>48.89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17E+018" calcext:value-type="float">
            <text:p>1.2376499205817E+018</text:p>
          </table:table-cell>
          <table:table-cell office:value-type="float" office:value="4.83180415360723E+017" calcext:value-type="float">
            <text:p>4.8318041536072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616" calcext:value-type="float">
            <text:p>616</text:p>
          </table:table-cell>
          <table:table-cell office:value-type="float" office:value="5904.99" calcext:value-type="float">
            <text:p>5904.99</text:p>
          </table:table-cell>
          <table:table-cell office:value-type="float" office:value="-0.4659694" calcext:value-type="float">
            <text:p>-0.4659694</text:p>
          </table:table-cell>
          <table:table-cell office:value-type="float" office:value="4.256635" calcext:value-type="float">
            <text:p>4.256635</text:p>
          </table:table-cell>
          <table:table-cell office:value-type="float" office:value="53.05256" calcext:value-type="float">
            <text:p>53.05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745E+018" calcext:value-type="float">
            <text:p>1.23765365184745E+018</text:p>
          </table:table-cell>
          <table:table-cell office:value-type="float" office:value="4.84145787526212E+017" calcext:value-type="float">
            <text:p>4.84145787526212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32" calcext:value-type="float">
            <text:p>32</text:p>
          </table:table-cell>
          <table:table-cell office:value-type="float" office:value="5811.661" calcext:value-type="float">
            <text:p>5811.661</text:p>
          </table:table-cell>
          <table:table-cell office:value-type="float" office:value="-0.4720213" calcext:value-type="float">
            <text:p>-0.4720213</text:p>
          </table:table-cell>
          <table:table-cell office:value-type="float" office:value="4.142936" calcext:value-type="float">
            <text:p>4.142936</text:p>
          </table:table-cell>
          <table:table-cell office:value-type="float" office:value="41.72221" calcext:value-type="float">
            <text:p>41.72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718E+018" calcext:value-type="float">
            <text:p>1.23765365184718E+018</text:p>
          </table:table-cell>
          <table:table-cell office:value-type="float" office:value="4.84167777758767E+017" calcext:value-type="float">
            <text:p>4.84167777758767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112" calcext:value-type="float">
            <text:p>112</text:p>
          </table:table-cell>
          <table:table-cell office:value-type="float" office:value="7399.17" calcext:value-type="float">
            <text:p>7399.17</text:p>
          </table:table-cell>
          <table:table-cell office:value-type="float" office:value="-1.569685" calcext:value-type="float">
            <text:p>-1.569685</text:p>
          </table:table-cell>
          <table:table-cell office:value-type="float" office:value="4.029908" calcext:value-type="float">
            <text:p>4.029908</text:p>
          </table:table-cell>
          <table:table-cell office:value-type="float" office:value="34.20131" calcext:value-type="float">
            <text:p>34.20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025E+018" calcext:value-type="float">
            <text:p>1.23765365131025E+018</text:p>
          </table:table-cell>
          <table:table-cell office:value-type="float" office:value="4.84175199462255E+017" calcext:value-type="float">
            <text:p>4.84175199462255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139" calcext:value-type="float">
            <text:p>139</text:p>
          </table:table-cell>
          <table:table-cell office:value-type="float" office:value="5956.871" calcext:value-type="float">
            <text:p>5956.871</text:p>
          </table:table-cell>
          <table:table-cell office:value-type="float" office:value="-0.6332574" calcext:value-type="float">
            <text:p>-0.6332574</text:p>
          </table:table-cell>
          <table:table-cell office:value-type="float" office:value="4.070516" calcext:value-type="float">
            <text:p>4.070516</text:p>
          </table:table-cell>
          <table:table-cell office:value-type="float" office:value="35.52038" calcext:value-type="float">
            <text:p>35.52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06E+018" calcext:value-type="float">
            <text:p>1.23765366471406E+018</text:p>
          </table:table-cell>
          <table:table-cell office:value-type="float" office:value="5.25935476121561E+017" calcext:value-type="float">
            <text:p>5.2593547612156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10" calcext:value-type="float">
            <text:p>510</text:p>
          </table:table-cell>
          <table:table-cell office:value-type="float" office:value="5510.789" calcext:value-type="float">
            <text:p>5510.789</text:p>
          </table:table-cell>
          <table:table-cell office:value-type="float" office:value="-0.4263962" calcext:value-type="float">
            <text:p>-0.4263962</text:p>
          </table:table-cell>
          <table:table-cell office:value-type="float" office:value="4.268211" calcext:value-type="float">
            <text:p>4.268211</text:p>
          </table:table-cell>
          <table:table-cell office:value-type="float" office:value="39.95636" calcext:value-type="float">
            <text:p>39.956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54E+018" calcext:value-type="float">
            <text:p>1.23765460423954E+018</text:p>
          </table:table-cell>
          <table:table-cell office:value-type="float" office:value="5.25941798313421E+017" calcext:value-type="float">
            <text:p>5.2594179831342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33" calcext:value-type="float">
            <text:p>533</text:p>
          </table:table-cell>
          <table:table-cell office:value-type="float" office:value="6301.135" calcext:value-type="float">
            <text:p>6301.135</text:p>
          </table:table-cell>
          <table:table-cell office:value-type="float" office:value="-0.2184138" calcext:value-type="float">
            <text:p>-0.2184138</text:p>
          </table:table-cell>
          <table:table-cell office:value-type="float" office:value="4.104049" calcext:value-type="float">
            <text:p>4.104049</text:p>
          </table:table-cell>
          <table:table-cell office:value-type="float" office:value="47.95096" calcext:value-type="float">
            <text:p>47.95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06E+018" calcext:value-type="float">
            <text:p>1.2376487228206E+018</text:p>
          </table:table-cell>
          <table:table-cell office:value-type="float" office:value="5.25958016109931E+017" calcext:value-type="float">
            <text:p>5.2595801610993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92" calcext:value-type="float">
            <text:p>592</text:p>
          </table:table-cell>
          <table:table-cell office:value-type="float" office:value="5087.79" calcext:value-type="float">
            <text:p>5087.79</text:p>
          </table:table-cell>
          <table:table-cell office:value-type="float" office:value="-0.147026" calcext:value-type="float">
            <text:p>-0.147026</text:p>
          </table:table-cell>
          <table:table-cell office:value-type="float" office:value="4.16992" calcext:value-type="float">
            <text:p>4.16992</text:p>
          </table:table-cell>
          <table:table-cell office:value-type="float" office:value="31.72721" calcext:value-type="float">
            <text:p>31.7272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2067364E+018" calcext:value-type="float">
            <text:p>1.23764872067364E+018</text:p>
          </table:table-cell>
          <table:table-cell office:value-type="float" office:value="5.26933832864131E+017" calcext:value-type="float">
            <text:p>5.26933832864131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6" calcext:value-type="float">
            <text:p>46</text:p>
          </table:table-cell>
          <table:table-cell office:value-type="float" office:value="5486.709" calcext:value-type="float">
            <text:p>5486.709</text:p>
          </table:table-cell>
          <table:table-cell office:value-type="float" office:value="-0.309608" calcext:value-type="float">
            <text:p>-0.309608</text:p>
          </table:table-cell>
          <table:table-cell office:value-type="float" office:value="4.379697" calcext:value-type="float">
            <text:p>4.379697</text:p>
          </table:table-cell>
          <table:table-cell office:value-type="float" office:value="45.72839" calcext:value-type="float">
            <text:p>45.728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768E+018" calcext:value-type="float">
            <text:p>1.23765079567768E+018</text:p>
          </table:table-cell>
          <table:table-cell office:value-type="float" office:value="5.26934382619945E+017" calcext:value-type="float">
            <text:p>5.2693438261994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8" calcext:value-type="float">
            <text:p>48</text:p>
          </table:table-cell>
          <table:table-cell office:value-type="float" office:value="5628.283" calcext:value-type="float">
            <text:p>5628.283</text:p>
          </table:table-cell>
          <table:table-cell office:value-type="float" office:value="-0.4712054" calcext:value-type="float">
            <text:p>-0.4712054</text:p>
          </table:table-cell>
          <table:table-cell office:value-type="float" office:value="4.167222" calcext:value-type="float">
            <text:p>4.167222</text:p>
          </table:table-cell>
          <table:table-cell office:value-type="float" office:value="30.2656" calcext:value-type="float">
            <text:p>30.2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56019E+018" calcext:value-type="float">
            <text:p>1.23767446256019E+018</text:p>
          </table:table-cell>
          <table:table-cell office:value-type="float" office:value="5.26940704811805E+017" calcext:value-type="float">
            <text:p>5.2694070481180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71" calcext:value-type="float">
            <text:p>71</text:p>
          </table:table-cell>
          <table:table-cell office:value-type="float" office:value="7589.848" calcext:value-type="float">
            <text:p>7589.848</text:p>
          </table:table-cell>
          <table:table-cell office:value-type="float" office:value="-0.3893732" calcext:value-type="float">
            <text:p>-0.3893732</text:p>
          </table:table-cell>
          <table:table-cell office:value-type="float" office:value="4.181036" calcext:value-type="float">
            <text:p>4.181036</text:p>
          </table:table-cell>
          <table:table-cell office:value-type="float" office:value="57.33348" calcext:value-type="float">
            <text:p>57.33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742E+018" calcext:value-type="float">
            <text:p>1.23765079567742E+018</text:p>
          </table:table-cell>
          <table:table-cell office:value-type="float" office:value="5.26976438939707E+017" calcext:value-type="float">
            <text:p>5.2697643893970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201" calcext:value-type="float">
            <text:p>201</text:p>
          </table:table-cell>
          <table:table-cell office:value-type="float" office:value="5987.802" calcext:value-type="float">
            <text:p>5987.802</text:p>
          </table:table-cell>
          <table:table-cell office:value-type="float" office:value="-1.230689" calcext:value-type="float">
            <text:p>-1.230689</text:p>
          </table:table-cell>
          <table:table-cell office:value-type="float" office:value="4.124204" calcext:value-type="float">
            <text:p>4.124204</text:p>
          </table:table-cell>
          <table:table-cell office:value-type="float" office:value="46.3371" calcext:value-type="float">
            <text:p>46.33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006E+018" calcext:value-type="float">
            <text:p>1.23765460424006E+018</text:p>
          </table:table-cell>
          <table:table-cell office:value-type="float" office:value="5.27022618428074E+017" calcext:value-type="float">
            <text:p>5.27022618428074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369" calcext:value-type="float">
            <text:p>369</text:p>
          </table:table-cell>
          <table:table-cell office:value-type="float" office:value="6044.813" calcext:value-type="float">
            <text:p>6044.813</text:p>
          </table:table-cell>
          <table:table-cell office:value-type="float" office:value="-0.6699942" calcext:value-type="float">
            <text:p>-0.6699942</text:p>
          </table:table-cell>
          <table:table-cell office:value-type="float" office:value="4.165091" calcext:value-type="float">
            <text:p>4.165091</text:p>
          </table:table-cell>
          <table:table-cell office:value-type="float" office:value="44.34201" calcext:value-type="float">
            <text:p>44.34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053E+018" calcext:value-type="float">
            <text:p>1.23764872282053E+018</text:p>
          </table:table-cell>
          <table:table-cell office:value-type="float" office:value="5.27027566230399E+017" calcext:value-type="float">
            <text:p>5.27027566230399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387" calcext:value-type="float">
            <text:p>387</text:p>
          </table:table-cell>
          <table:table-cell office:value-type="float" office:value="5589.696" calcext:value-type="float">
            <text:p>5589.696</text:p>
          </table:table-cell>
          <table:table-cell office:value-type="float" office:value="-0.8475379" calcext:value-type="float">
            <text:p>-0.8475379</text:p>
          </table:table-cell>
          <table:table-cell office:value-type="float" office:value="4.314714" calcext:value-type="float">
            <text:p>4.314714</text:p>
          </table:table-cell>
          <table:table-cell office:value-type="float" office:value="31.92014" calcext:value-type="float">
            <text:p>31.92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59E+018" calcext:value-type="float">
            <text:p>1.23765366471459E+018</text:p>
          </table:table-cell>
          <table:table-cell office:value-type="float" office:value="5.27038561346677E+017" calcext:value-type="float">
            <text:p>5.2703856134667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27" calcext:value-type="float">
            <text:p>427</text:p>
          </table:table-cell>
          <table:table-cell office:value-type="float" office:value="5324.31" calcext:value-type="float">
            <text:p>5324.31</text:p>
          </table:table-cell>
          <table:table-cell office:value-type="float" office:value="-0.2746827" calcext:value-type="float">
            <text:p>-0.2746827</text:p>
          </table:table-cell>
          <table:table-cell office:value-type="float" office:value="4.387777" calcext:value-type="float">
            <text:p>4.387777</text:p>
          </table:table-cell>
          <table:table-cell office:value-type="float" office:value="58.50216" calcext:value-type="float">
            <text:p>58.502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59E+018" calcext:value-type="float">
            <text:p>1.23765366471459E+018</text:p>
          </table:table-cell>
          <table:table-cell office:value-type="float" office:value="5.2704818207342E+017" calcext:value-type="float">
            <text:p>5.2704818207342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62" calcext:value-type="float">
            <text:p>462</text:p>
          </table:table-cell>
          <table:table-cell office:value-type="float" office:value="5509.023" calcext:value-type="float">
            <text:p>5509.023</text:p>
          </table:table-cell>
          <table:table-cell office:value-type="float" office:value="-0.333304" calcext:value-type="float">
            <text:p>-0.333304</text:p>
          </table:table-cell>
          <table:table-cell office:value-type="float" office:value="4.344234" calcext:value-type="float">
            <text:p>4.344234</text:p>
          </table:table-cell>
          <table:table-cell office:value-type="float" office:value="55.52156" calcext:value-type="float">
            <text:p>55.52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105E+018" calcext:value-type="float">
            <text:p>1.23764872282105E+018</text:p>
          </table:table-cell>
          <table:table-cell office:value-type="float" office:value="5.27055054021093E+017" calcext:value-type="float">
            <text:p>5.27055054021093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87" calcext:value-type="float">
            <text:p>487</text:p>
          </table:table-cell>
          <table:table-cell office:value-type="float" office:value="7133.416" calcext:value-type="float">
            <text:p>7133.416</text:p>
          </table:table-cell>
          <table:table-cell office:value-type="float" office:value="-0.573051" calcext:value-type="float">
            <text:p>-0.573051</text:p>
          </table:table-cell>
          <table:table-cell office:value-type="float" office:value="4.025771" calcext:value-type="float">
            <text:p>4.025771</text:p>
          </table:table-cell>
          <table:table-cell office:value-type="float" office:value="42.82774" calcext:value-type="float">
            <text:p>42.827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336E+018" calcext:value-type="float">
            <text:p>1.23765175345336E+018</text:p>
          </table:table-cell>
          <table:table-cell office:value-type="float" office:value="5.27061376212953E+017" calcext:value-type="float">
            <text:p>5.27061376212953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10" calcext:value-type="float">
            <text:p>510</text:p>
          </table:table-cell>
          <table:table-cell office:value-type="float" office:value="5114.146" calcext:value-type="float">
            <text:p>5114.146</text:p>
          </table:table-cell>
          <table:table-cell office:value-type="float" office:value="-0.2793173" calcext:value-type="float">
            <text:p>-0.2793173</text:p>
          </table:table-cell>
          <table:table-cell office:value-type="float" office:value="4.437218" calcext:value-type="float">
            <text:p>4.437218</text:p>
          </table:table-cell>
          <table:table-cell office:value-type="float" office:value="53.54228" calcext:value-type="float">
            <text:p>53.54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728836E+018" calcext:value-type="float">
            <text:p>1.23765079728836E+018</text:p>
          </table:table-cell>
          <table:table-cell office:value-type="float" office:value="5.27061925968767E+017" calcext:value-type="float">
            <text:p>5.2706192596876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12" calcext:value-type="float">
            <text:p>512</text:p>
          </table:table-cell>
          <table:table-cell office:value-type="float" office:value="8128.421" calcext:value-type="float">
            <text:p>8128.421</text:p>
          </table:table-cell>
          <table:table-cell office:value-type="float" office:value="-0.6127602" calcext:value-type="float">
            <text:p>-0.6127602</text:p>
          </table:table-cell>
          <table:table-cell office:value-type="float" office:value="4.341661" calcext:value-type="float">
            <text:p>4.341661</text:p>
          </table:table-cell>
          <table:table-cell office:value-type="float" office:value="38.95489" calcext:value-type="float">
            <text:p>38.954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4555E+018" calcext:value-type="float">
            <text:p>1.23765459994555E+018</text:p>
          </table:table-cell>
          <table:table-cell office:value-type="float" office:value="5.2706522450365E+017" calcext:value-type="float">
            <text:p>5.270652245036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24" calcext:value-type="float">
            <text:p>524</text:p>
          </table:table-cell>
          <table:table-cell office:value-type="float" office:value="6014.267" calcext:value-type="float">
            <text:p>6014.267</text:p>
          </table:table-cell>
          <table:table-cell office:value-type="float" office:value="-0.1304168" calcext:value-type="float">
            <text:p>-0.1304168</text:p>
          </table:table-cell>
          <table:table-cell office:value-type="float" office:value="4.021869" calcext:value-type="float">
            <text:p>4.021869</text:p>
          </table:table-cell>
          <table:table-cell office:value-type="float" office:value="53.57384" calcext:value-type="float">
            <text:p>53.573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134906E+018" calcext:value-type="float">
            <text:p>1.23765467134906E+018</text:p>
          </table:table-cell>
          <table:table-cell office:value-type="float" office:value="5.67490150666365E+017" calcext:value-type="float">
            <text:p>5.67490150666365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133" calcext:value-type="float">
            <text:p>133</text:p>
          </table:table-cell>
          <table:table-cell office:value-type="float" office:value="4950.592" calcext:value-type="float">
            <text:p>4950.592</text:p>
          </table:table-cell>
          <table:table-cell office:value-type="float" office:value="-0.6137852" calcext:value-type="float">
            <text:p>-0.6137852</text:p>
          </table:table-cell>
          <table:table-cell office:value-type="float" office:value="4.411041" calcext:value-type="float">
            <text:p>4.411041</text:p>
          </table:table-cell>
          <table:table-cell office:value-type="float" office:value="43.28504" calcext:value-type="float">
            <text:p>43.28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2E+018" calcext:value-type="float">
            <text:p>1.23765175292612E+018</text:p>
          </table:table-cell>
          <table:table-cell office:value-type="float" office:value="5.67524235526826E+017" calcext:value-type="float">
            <text:p>5.67524235526826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257" calcext:value-type="float">
            <text:p>257</text:p>
          </table:table-cell>
          <table:table-cell office:value-type="float" office:value="6014.074" calcext:value-type="float">
            <text:p>6014.074</text:p>
          </table:table-cell>
          <table:table-cell office:value-type="float" office:value="-1.363544" calcext:value-type="float">
            <text:p>-1.363544</text:p>
          </table:table-cell>
          <table:table-cell office:value-type="float" office:value="4.284725" calcext:value-type="float">
            <text:p>4.284725</text:p>
          </table:table-cell>
          <table:table-cell office:value-type="float" office:value="31.97126" calcext:value-type="float">
            <text:p>31.971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699E+018" calcext:value-type="float">
            <text:p>1.23765175453699E+018</text:p>
          </table:table-cell>
          <table:table-cell office:value-type="float" office:value="5.67570415015193E+017" calcext:value-type="float">
            <text:p>5.67570415015193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425" calcext:value-type="float">
            <text:p>425</text:p>
          </table:table-cell>
          <table:table-cell office:value-type="float" office:value="8498.075" calcext:value-type="float">
            <text:p>8498.075</text:p>
          </table:table-cell>
          <table:table-cell office:value-type="float" office:value="-1.567639" calcext:value-type="float">
            <text:p>-1.567639</text:p>
          </table:table-cell>
          <table:table-cell office:value-type="float" office:value="4.293334" calcext:value-type="float">
            <text:p>4.293334</text:p>
          </table:table-cell>
          <table:table-cell office:value-type="float" office:value="43.58424" calcext:value-type="float">
            <text:p>43.58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1115E+018" calcext:value-type="float">
            <text:p>1.23765173521115E+018</text:p>
          </table:table-cell>
          <table:table-cell office:value-type="float" office:value="5.68606429863242E+017" calcext:value-type="float">
            <text:p>5.68606429863242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98" calcext:value-type="float">
            <text:p>98</text:p>
          </table:table-cell>
          <table:table-cell office:value-type="float" office:value="6161.934" calcext:value-type="float">
            <text:p>6161.934</text:p>
          </table:table-cell>
          <table:table-cell office:value-type="float" office:value="-1.754367" calcext:value-type="float">
            <text:p>-1.754367</text:p>
          </table:table-cell>
          <table:table-cell office:value-type="float" office:value="4.021024" calcext:value-type="float">
            <text:p>4.021024</text:p>
          </table:table-cell>
          <table:table-cell office:value-type="float" office:value="37.90536" calcext:value-type="float">
            <text:p>37.90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423E+018" calcext:value-type="float">
            <text:p>1.23765175346423E+018</text:p>
          </table:table-cell>
          <table:table-cell office:value-type="float" office:value="5.68631168874867E+017" calcext:value-type="float">
            <text:p>5.68631168874867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188" calcext:value-type="float">
            <text:p>188</text:p>
          </table:table-cell>
          <table:table-cell office:value-type="float" office:value="5981.395" calcext:value-type="float">
            <text:p>5981.395</text:p>
          </table:table-cell>
          <table:table-cell office:value-type="float" office:value="-0.5101177" calcext:value-type="float">
            <text:p>-0.5101177</text:p>
          </table:table-cell>
          <table:table-cell office:value-type="float" office:value="4.102119" calcext:value-type="float">
            <text:p>4.102119</text:p>
          </table:table-cell>
          <table:table-cell office:value-type="float" office:value="54.78618" calcext:value-type="float">
            <text:p>54.78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29075429E+018" calcext:value-type="float">
            <text:p>1.23767429075429E+018</text:p>
          </table:table-cell>
          <table:table-cell office:value-type="float" office:value="6.09216061195184E+017" calcext:value-type="float">
            <text:p>6.09216061195184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379" calcext:value-type="float">
            <text:p>379</text:p>
          </table:table-cell>
          <table:table-cell office:value-type="float" office:value="5885.229" calcext:value-type="float">
            <text:p>5885.229</text:p>
          </table:table-cell>
          <table:table-cell office:value-type="float" office:value="-1.314395" calcext:value-type="float">
            <text:p>-1.314395</text:p>
          </table:table-cell>
          <table:table-cell office:value-type="float" office:value="4.335899" calcext:value-type="float">
            <text:p>4.335899</text:p>
          </table:table-cell>
          <table:table-cell office:value-type="float" office:value="54.62704" calcext:value-type="float">
            <text:p>54.627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20459241695E+017" calcext:value-type="float">
            <text:p>6.09220459241695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395" calcext:value-type="float">
            <text:p>395</text:p>
          </table:table-cell>
          <table:table-cell office:value-type="float" office:value="8166.781" calcext:value-type="float">
            <text:p>8166.781</text:p>
          </table:table-cell>
          <table:table-cell office:value-type="float" office:value="-1.054345" calcext:value-type="float">
            <text:p>-1.054345</text:p>
          </table:table-cell>
          <table:table-cell office:value-type="float" office:value="4.128845" calcext:value-type="float">
            <text:p>4.128845</text:p>
          </table:table-cell>
          <table:table-cell office:value-type="float" office:value="64.8115" calcext:value-type="float">
            <text:p>64.8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2183363123E+017" calcext:value-type="float">
            <text:p>6.0922183363123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00" calcext:value-type="float">
            <text:p>400</text:p>
          </table:table-cell>
          <table:table-cell office:value-type="float" office:value="5292.719" calcext:value-type="float">
            <text:p>5292.719</text:p>
          </table:table-cell>
          <table:table-cell office:value-type="float" office:value="-0.5743095" calcext:value-type="float">
            <text:p>-0.5743095</text:p>
          </table:table-cell>
          <table:table-cell office:value-type="float" office:value="4.374165" calcext:value-type="float">
            <text:p>4.374165</text:p>
          </table:table-cell>
          <table:table-cell office:value-type="float" office:value="86.04733" calcext:value-type="float">
            <text:p>86.04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29075436E+018" calcext:value-type="float">
            <text:p>1.23767429075436E+018</text:p>
          </table:table-cell>
          <table:table-cell office:value-type="float" office:value="6.09223482898672E+017" calcext:value-type="float">
            <text:p>6.09223482898672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06" calcext:value-type="float">
            <text:p>406</text:p>
          </table:table-cell>
          <table:table-cell office:value-type="float" office:value="4746.134" calcext:value-type="float">
            <text:p>4746.134</text:p>
          </table:table-cell>
          <table:table-cell office:value-type="float" office:value="-0.2630127" calcext:value-type="float">
            <text:p>-0.2630127</text:p>
          </table:table-cell>
          <table:table-cell office:value-type="float" office:value="4.399999" calcext:value-type="float">
            <text:p>4.399999</text:p>
          </table:table-cell>
          <table:table-cell office:value-type="float" office:value="69.99195" calcext:value-type="float">
            <text:p>69.99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847767E+018" calcext:value-type="float">
            <text:p>1.23765358847767E+018</text:p>
          </table:table-cell>
          <table:table-cell office:value-type="float" office:value="6.09228430700997E+017" calcext:value-type="float">
            <text:p>6.09228430700997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24" calcext:value-type="float">
            <text:p>424</text:p>
          </table:table-cell>
          <table:table-cell office:value-type="float" office:value="5420.196" calcext:value-type="float">
            <text:p>5420.196</text:p>
          </table:table-cell>
          <table:table-cell office:value-type="float" office:value="-0.09200964" calcext:value-type="float">
            <text:p>-0.09200964</text:p>
          </table:table-cell>
          <table:table-cell office:value-type="float" office:value="4.364737" calcext:value-type="float">
            <text:p>4.364737</text:p>
          </table:table-cell>
          <table:table-cell office:value-type="float" office:value="83.79011" calcext:value-type="float">
            <text:p>83.790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32553869601E+017" calcext:value-type="float">
            <text:p>6.0923255386960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39" calcext:value-type="float">
            <text:p>439</text:p>
          </table:table-cell>
          <table:table-cell office:value-type="float" office:value="7325.898" calcext:value-type="float">
            <text:p>7325.898</text:p>
          </table:table-cell>
          <table:table-cell office:value-type="float" office:value="-0.09719693" calcext:value-type="float">
            <text:p>-0.09719693</text:p>
          </table:table-cell>
          <table:table-cell office:value-type="float" office:value="4.181087" calcext:value-type="float">
            <text:p>4.181087</text:p>
          </table:table-cell>
          <table:table-cell office:value-type="float" office:value="33.0817" calcext:value-type="float">
            <text:p>33.08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806554E+018" calcext:value-type="float">
            <text:p>1.23767436806554E+018</text:p>
          </table:table-cell>
          <table:table-cell office:value-type="float" office:value="6.09233928259136E+017" calcext:value-type="float">
            <text:p>6.0923392825913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44" calcext:value-type="float">
            <text:p>444</text:p>
          </table:table-cell>
          <table:table-cell office:value-type="float" office:value="4585.602" calcext:value-type="float">
            <text:p>4585.602</text:p>
          </table:table-cell>
          <table:table-cell office:value-type="float" office:value="-0.327362" calcext:value-type="float">
            <text:p>-0.327362</text:p>
          </table:table-cell>
          <table:table-cell office:value-type="float" office:value="4.327981" calcext:value-type="float">
            <text:p>4.327981</text:p>
          </table:table-cell>
          <table:table-cell office:value-type="float" office:value="62.83244" calcext:value-type="float">
            <text:p>62.832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80656E+018" calcext:value-type="float">
            <text:p>1.2376743680656E+018</text:p>
          </table:table-cell>
          <table:table-cell office:value-type="float" office:value="6.09236951916112E+017" calcext:value-type="float">
            <text:p>6.09236951916112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55" calcext:value-type="float">
            <text:p>455</text:p>
          </table:table-cell>
          <table:table-cell office:value-type="float" office:value="6261.673" calcext:value-type="float">
            <text:p>6261.673</text:p>
          </table:table-cell>
          <table:table-cell office:value-type="float" office:value="-0.3162274" calcext:value-type="float">
            <text:p>-0.3162274</text:p>
          </table:table-cell>
          <table:table-cell office:value-type="float" office:value="4.081762" calcext:value-type="float">
            <text:p>4.081762</text:p>
          </table:table-cell>
          <table:table-cell office:value-type="float" office:value="86.96261" calcext:value-type="float">
            <text:p>86.96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110021E+018" calcext:value-type="float">
            <text:p>1.23765439110021E+018</text:p>
          </table:table-cell>
          <table:table-cell office:value-type="float" office:value="6.09237226794019E+017" calcext:value-type="float">
            <text:p>6.09237226794019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56" calcext:value-type="float">
            <text:p>456</text:p>
          </table:table-cell>
          <table:table-cell office:value-type="float" office:value="6118.323" calcext:value-type="float">
            <text:p>6118.323</text:p>
          </table:table-cell>
          <table:table-cell office:value-type="float" office:value="-0.4495682" calcext:value-type="float">
            <text:p>-0.4495682</text:p>
          </table:table-cell>
          <table:table-cell office:value-type="float" office:value="4.093159" calcext:value-type="float">
            <text:p>4.093159</text:p>
          </table:table-cell>
          <table:table-cell office:value-type="float" office:value="37.82875" calcext:value-type="float">
            <text:p>37.82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9408E+018" calcext:value-type="float">
            <text:p>1.2376535879408E+018</text:p>
          </table:table-cell>
          <table:table-cell office:value-type="float" office:value="6.09241075084716E+017" calcext:value-type="float">
            <text:p>6.0924107508471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70" calcext:value-type="float">
            <text:p>470</text:p>
          </table:table-cell>
          <table:table-cell office:value-type="float" office:value="4308.12" calcext:value-type="float">
            <text:p>4308.12</text:p>
          </table:table-cell>
          <table:table-cell office:value-type="float" office:value="-1.320349" calcext:value-type="float">
            <text:p>-1.320349</text:p>
          </table:table-cell>
          <table:table-cell office:value-type="float" office:value="4.348791" calcext:value-type="float">
            <text:p>4.348791</text:p>
          </table:table-cell>
          <table:table-cell office:value-type="float" office:value="31.06766" calcext:value-type="float">
            <text:p>31.0676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5217E+018" calcext:value-type="float">
            <text:p>1.23764872015217E+018</text:p>
          </table:table-cell>
          <table:table-cell office:value-type="float" office:value="3.1418410653348E+017" calcext:value-type="float">
            <text:p>3.1418410653348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211" calcext:value-type="float">
            <text:p>211</text:p>
          </table:table-cell>
          <table:table-cell office:value-type="float" office:value="5805.631" calcext:value-type="float">
            <text:p>5805.631</text:p>
          </table:table-cell>
          <table:table-cell office:value-type="float" office:value="-0.626587" calcext:value-type="float">
            <text:p>-0.626587</text:p>
          </table:table-cell>
          <table:table-cell office:value-type="float" office:value="4.244966" calcext:value-type="float">
            <text:p>4.244966</text:p>
          </table:table-cell>
          <table:table-cell office:value-type="float" office:value="38.76891" calcext:value-type="float">
            <text:p>38.76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368E+018" calcext:value-type="float">
            <text:p>1.23767464992368E+018</text:p>
          </table:table-cell>
          <table:table-cell office:value-type="float" office:value="3.14190153847433E+017" calcext:value-type="float">
            <text:p>3.1419015384743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233" calcext:value-type="float">
            <text:p>233</text:p>
          </table:table-cell>
          <table:table-cell office:value-type="float" office:value="5946.795" calcext:value-type="float">
            <text:p>5946.795</text:p>
          </table:table-cell>
          <table:table-cell office:value-type="float" office:value="-1.247336" calcext:value-type="float">
            <text:p>-1.247336</text:p>
          </table:table-cell>
          <table:table-cell office:value-type="float" office:value="4.307957" calcext:value-type="float">
            <text:p>4.307957</text:p>
          </table:table-cell>
          <table:table-cell office:value-type="float" office:value="42.6251" calcext:value-type="float">
            <text:p>42.62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2558E+018" calcext:value-type="float">
            <text:p>1.23764872122558E+018</text:p>
          </table:table-cell>
          <table:table-cell office:value-type="float" office:value="3.14211869202082E+017" calcext:value-type="float">
            <text:p>3.14211869202082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312" calcext:value-type="float">
            <text:p>312</text:p>
          </table:table-cell>
          <table:table-cell office:value-type="float" office:value="5651.9" calcext:value-type="float">
            <text:p>5651.9</text:p>
          </table:table-cell>
          <table:table-cell office:value-type="float" office:value="-1.026202" calcext:value-type="float">
            <text:p>-1.026202</text:p>
          </table:table-cell>
          <table:table-cell office:value-type="float" office:value="4.312511" calcext:value-type="float">
            <text:p>4.312511</text:p>
          </table:table-cell>
          <table:table-cell office:value-type="float" office:value="33.66183" calcext:value-type="float">
            <text:p>33.6618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46029E+018" calcext:value-type="float">
            <text:p>1.23767465046029E+018</text:p>
          </table:table-cell>
          <table:table-cell office:value-type="float" office:value="3.14222589440453E+017" calcext:value-type="float">
            <text:p>3.1422258944045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351" calcext:value-type="float">
            <text:p>351</text:p>
          </table:table-cell>
          <table:table-cell office:value-type="float" office:value="5580.103" calcext:value-type="float">
            <text:p>5580.103</text:p>
          </table:table-cell>
          <table:table-cell office:value-type="float" office:value="-1.635895" calcext:value-type="float">
            <text:p>-1.635895</text:p>
          </table:table-cell>
          <table:table-cell office:value-type="float" office:value="4.307561" calcext:value-type="float">
            <text:p>4.307561</text:p>
          </table:table-cell>
          <table:table-cell office:value-type="float" office:value="44.44268" calcext:value-type="float">
            <text:p>44.442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9952E+018" calcext:value-type="float">
            <text:p>1.23764872229952E+018</text:p>
          </table:table-cell>
          <table:table-cell office:value-type="float" office:value="3.14236608213707E+017" calcext:value-type="float">
            <text:p>3.14236608213707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02" calcext:value-type="float">
            <text:p>402</text:p>
          </table:table-cell>
          <table:table-cell office:value-type="float" office:value="6208.496" calcext:value-type="float">
            <text:p>6208.496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4.077949" calcext:value-type="float">
            <text:p>4.077949</text:p>
          </table:table-cell>
          <table:table-cell office:value-type="float" office:value="43.33889" calcext:value-type="float">
            <text:p>43.33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265E+018" calcext:value-type="float">
            <text:p>1.23764872176265E+018</text:p>
          </table:table-cell>
          <table:table-cell office:value-type="float" office:value="3.14245404306729E+017" calcext:value-type="float">
            <text:p>3.14245404306729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34" calcext:value-type="float">
            <text:p>434</text:p>
          </table:table-cell>
          <table:table-cell office:value-type="float" office:value="5688.507" calcext:value-type="float">
            <text:p>5688.507</text:p>
          </table:table-cell>
          <table:table-cell office:value-type="float" office:value="-0.3213882" calcext:value-type="float">
            <text:p>-0.3213882</text:p>
          </table:table-cell>
          <table:table-cell office:value-type="float" office:value="4.362595" calcext:value-type="float">
            <text:p>4.362595</text:p>
          </table:table-cell>
          <table:table-cell office:value-type="float" office:value="33.28223" calcext:value-type="float">
            <text:p>33.282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068E+018" calcext:value-type="float">
            <text:p>1.23767465046068E+018</text:p>
          </table:table-cell>
          <table:table-cell office:value-type="float" office:value="3.14256674300914E+017" calcext:value-type="float">
            <text:p>3.14256674300914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75" calcext:value-type="float">
            <text:p>475</text:p>
          </table:table-cell>
          <table:table-cell office:value-type="float" office:value="5573.576" calcext:value-type="float">
            <text:p>5573.576</text:p>
          </table:table-cell>
          <table:table-cell office:value-type="float" office:value="-1.799291" calcext:value-type="float">
            <text:p>-1.799291</text:p>
          </table:table-cell>
          <table:table-cell office:value-type="float" office:value="4.336548" calcext:value-type="float">
            <text:p>4.336548</text:p>
          </table:table-cell>
          <table:table-cell office:value-type="float" office:value="34.90559" calcext:value-type="float">
            <text:p>34.9055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46082E+018" calcext:value-type="float">
            <text:p>1.23767465046082E+018</text:p>
          </table:table-cell>
          <table:table-cell office:value-type="float" office:value="3.14262171859053E+017" calcext:value-type="float">
            <text:p>3.1426217185905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95" calcext:value-type="float">
            <text:p>495</text:p>
          </table:table-cell>
          <table:table-cell office:value-type="float" office:value="6195.838" calcext:value-type="float">
            <text:p>6195.838</text:p>
          </table:table-cell>
          <table:table-cell office:value-type="float" office:value="-1.034079" calcext:value-type="float">
            <text:p>-1.034079</text:p>
          </table:table-cell>
          <table:table-cell office:value-type="float" office:value="4.022729" calcext:value-type="float">
            <text:p>4.022729</text:p>
          </table:table-cell>
          <table:table-cell office:value-type="float" office:value="51.64182" calcext:value-type="float">
            <text:p>51.64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985E+018" calcext:value-type="float">
            <text:p>1.23764872229985E+018</text:p>
          </table:table-cell>
          <table:table-cell office:value-type="float" office:value="3.1427234234161E+017" calcext:value-type="float">
            <text:p>3.1427234234161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32" calcext:value-type="float">
            <text:p>532</text:p>
          </table:table-cell>
          <table:table-cell office:value-type="float" office:value="5827.097" calcext:value-type="float">
            <text:p>5827.097</text:p>
          </table:table-cell>
          <table:table-cell office:value-type="float" office:value="-0.8758449" calcext:value-type="float">
            <text:p>-0.8758449</text:p>
          </table:table-cell>
          <table:table-cell office:value-type="float" office:value="4.300053" calcext:value-type="float">
            <text:p>4.300053</text:p>
          </table:table-cell>
          <table:table-cell office:value-type="float" office:value="52.60307" calcext:value-type="float">
            <text:p>52.603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21545E+018" calcext:value-type="float">
            <text:p>1.23767460321545E+018</text:p>
          </table:table-cell>
          <table:table-cell office:value-type="float" office:value="3.40137248907356E+017" calcext:value-type="float">
            <text:p>3.40137248907356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420" calcext:value-type="float">
            <text:p>420</text:p>
          </table:table-cell>
          <table:table-cell office:value-type="float" office:value="7775.402" calcext:value-type="float">
            <text:p>7775.402</text:p>
          </table:table-cell>
          <table:table-cell office:value-type="float" office:value="-1.370377" calcext:value-type="float">
            <text:p>-1.370377</text:p>
          </table:table-cell>
          <table:table-cell office:value-type="float" office:value="4.071015" calcext:value-type="float">
            <text:p>4.071015</text:p>
          </table:table-cell>
          <table:table-cell office:value-type="float" office:value="41.66375" calcext:value-type="float">
            <text:p>41.663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627E+018" calcext:value-type="float">
            <text:p>1.23764870512627E+018</text:p>
          </table:table-cell>
          <table:table-cell office:value-type="float" office:value="3.40137523785263E+017" calcext:value-type="float">
            <text:p>3.40137523785263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421" calcext:value-type="float">
            <text:p>421</text:p>
          </table:table-cell>
          <table:table-cell office:value-type="float" office:value="8095.401" calcext:value-type="float">
            <text:p>8095.401</text:p>
          </table:table-cell>
          <table:table-cell office:value-type="float" office:value="-1.792321" calcext:value-type="float">
            <text:p>-1.792321</text:p>
          </table:table-cell>
          <table:table-cell office:value-type="float" office:value="4.107287" calcext:value-type="float">
            <text:p>4.107287</text:p>
          </table:table-cell>
          <table:table-cell office:value-type="float" office:value="30.82201" calcext:value-type="float">
            <text:p>30.82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946E+018" calcext:value-type="float">
            <text:p>1.23767460428946E+018</text:p>
          </table:table-cell>
          <table:table-cell office:value-type="float" office:value="3.40178480593398E+017" calcext:value-type="float">
            <text:p>3.40178480593398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570" calcext:value-type="float">
            <text:p>570</text:p>
          </table:table-cell>
          <table:table-cell office:value-type="float" office:value="5619.679" calcext:value-type="float">
            <text:p>5619.679</text:p>
          </table:table-cell>
          <table:table-cell office:value-type="float" office:value="-0.6903697" calcext:value-type="float">
            <text:p>-0.6903697</text:p>
          </table:table-cell>
          <table:table-cell office:value-type="float" office:value="4.431478" calcext:value-type="float">
            <text:p>4.431478</text:p>
          </table:table-cell>
          <table:table-cell office:value-type="float" office:value="47.34218" calcext:value-type="float">
            <text:p>47.342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02E+018" calcext:value-type="float">
            <text:p>1.23764870513702E+018</text:p>
          </table:table-cell>
          <table:table-cell office:value-type="float" office:value="3.85167472795347E+017" calcext:value-type="float">
            <text:p>3.85167472795347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399" calcext:value-type="float">
            <text:p>399</text:p>
          </table:table-cell>
          <table:table-cell office:value-type="float" office:value="6776.237" calcext:value-type="float">
            <text:p>6776.237</text:p>
          </table:table-cell>
          <table:table-cell office:value-type="float" office:value="-0.6531732" calcext:value-type="float">
            <text:p>-0.6531732</text:p>
          </table:table-cell>
          <table:table-cell office:value-type="float" office:value="4.096094" calcext:value-type="float">
            <text:p>4.096094</text:p>
          </table:table-cell>
          <table:table-cell office:value-type="float" office:value="40.76673" calcext:value-type="float">
            <text:p>40.766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60256E+018" calcext:value-type="float">
            <text:p>1.23765546860256E+018</text:p>
          </table:table-cell>
          <table:table-cell office:value-type="float" office:value="3.85168847184882E+017" calcext:value-type="float">
            <text:p>3.85168847184882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04" calcext:value-type="float">
            <text:p>404</text:p>
          </table:table-cell>
          <table:table-cell office:value-type="float" office:value="5858.128" calcext:value-type="float">
            <text:p>5858.128</text:p>
          </table:table-cell>
          <table:table-cell office:value-type="float" office:value="-0.2132357" calcext:value-type="float">
            <text:p>-0.2132357</text:p>
          </table:table-cell>
          <table:table-cell office:value-type="float" office:value="4.126299" calcext:value-type="float">
            <text:p>4.126299</text:p>
          </table:table-cell>
          <table:table-cell office:value-type="float" office:value="55.62714" calcext:value-type="float">
            <text:p>55.62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60249E+018" calcext:value-type="float">
            <text:p>1.23765546860249E+018</text:p>
          </table:table-cell>
          <table:table-cell office:value-type="float" office:value="3.85169122062789E+017" calcext:value-type="float">
            <text:p>3.85169122062789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05" calcext:value-type="float">
            <text:p>405</text:p>
          </table:table-cell>
          <table:table-cell office:value-type="float" office:value="5374.182" calcext:value-type="float">
            <text:p>5374.182</text:p>
          </table:table-cell>
          <table:table-cell office:value-type="float" office:value="-0.7886975" calcext:value-type="float">
            <text:p>-0.7886975</text:p>
          </table:table-cell>
          <table:table-cell office:value-type="float" office:value="4.390919" calcext:value-type="float">
            <text:p>4.390919</text:p>
          </table:table-cell>
          <table:table-cell office:value-type="float" office:value="42.04155" calcext:value-type="float">
            <text:p>42.04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234E+018" calcext:value-type="float">
            <text:p>1.23764872179234E+018</text:p>
          </table:table-cell>
          <table:table-cell office:value-type="float" office:value="3.85178467911625E+017" calcext:value-type="float">
            <text:p>3.85178467911625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39" calcext:value-type="float">
            <text:p>439</text:p>
          </table:table-cell>
          <table:table-cell office:value-type="float" office:value="6047.17" calcext:value-type="float">
            <text:p>6047.17</text:p>
          </table:table-cell>
          <table:table-cell office:value-type="float" office:value="-0.8110461" calcext:value-type="float">
            <text:p>-0.8110461</text:p>
          </table:table-cell>
          <table:table-cell office:value-type="float" office:value="4.27904" calcext:value-type="float">
            <text:p>4.27904</text:p>
          </table:table-cell>
          <table:table-cell office:value-type="float" office:value="39.61396" calcext:value-type="float">
            <text:p>39.613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28E+018" calcext:value-type="float">
            <text:p>1.23764870513728E+018</text:p>
          </table:table-cell>
          <table:table-cell office:value-type="float" office:value="3.85184515225578E+017" calcext:value-type="float">
            <text:p>3.85184515225578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61" calcext:value-type="float">
            <text:p>461</text:p>
          </table:table-cell>
          <table:table-cell office:value-type="float" office:value="6146.688" calcext:value-type="float">
            <text:p>6146.688</text:p>
          </table:table-cell>
          <table:table-cell office:value-type="float" office:value="-1.23393" calcext:value-type="float">
            <text:p>-1.23393</text:p>
          </table:table-cell>
          <table:table-cell office:value-type="float" office:value="4.370265" calcext:value-type="float">
            <text:p>4.370265</text:p>
          </table:table-cell>
          <table:table-cell office:value-type="float" office:value="44.77912" calcext:value-type="float">
            <text:p>44.779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247E+018" calcext:value-type="float">
            <text:p>1.23764872179247E+018</text:p>
          </table:table-cell>
          <table:table-cell office:value-type="float" office:value="3.85190287661623E+017" calcext:value-type="float">
            <text:p>3.85190287661623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82" calcext:value-type="float">
            <text:p>482</text:p>
          </table:table-cell>
          <table:table-cell office:value-type="float" office:value="8111.086" calcext:value-type="float">
            <text:p>8111.086</text:p>
          </table:table-cell>
          <table:table-cell office:value-type="float" office:value="-1.607587" calcext:value-type="float">
            <text:p>-1.607587</text:p>
          </table:table-cell>
          <table:table-cell office:value-type="float" office:value="4.339188" calcext:value-type="float">
            <text:p>4.339188</text:p>
          </table:table-cell>
          <table:table-cell office:value-type="float" office:value="31.53507" calcext:value-type="float">
            <text:p>31.535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953E+018" calcext:value-type="float">
            <text:p>1.23764872232953E+018</text:p>
          </table:table-cell>
          <table:table-cell office:value-type="float" office:value="3.85204031556971E+017" calcext:value-type="float">
            <text:p>3.85204031556971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32" calcext:value-type="float">
            <text:p>532</text:p>
          </table:table-cell>
          <table:table-cell office:value-type="float" office:value="7817.141" calcext:value-type="float">
            <text:p>7817.141</text:p>
          </table:table-cell>
          <table:table-cell office:value-type="float" office:value="-1.780207" calcext:value-type="float">
            <text:p>-1.780207</text:p>
          </table:table-cell>
          <table:table-cell office:value-type="float" office:value="4.310712" calcext:value-type="float">
            <text:p>4.310712</text:p>
          </table:table-cell>
          <table:table-cell office:value-type="float" office:value="50.51492" calcext:value-type="float">
            <text:p>50.51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6647E+018" calcext:value-type="float">
            <text:p>1.23764872286647E+018</text:p>
          </table:table-cell>
          <table:table-cell office:value-type="float" office:value="3.85206230580226E+017" calcext:value-type="float">
            <text:p>3.8520623058022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40" calcext:value-type="float">
            <text:p>540</text:p>
          </table:table-cell>
          <table:table-cell office:value-type="float" office:value="5843.88" calcext:value-type="float">
            <text:p>5843.88</text:p>
          </table:table-cell>
          <table:table-cell office:value-type="float" office:value="-0.4852435" calcext:value-type="float">
            <text:p>-0.4852435</text:p>
          </table:table-cell>
          <table:table-cell office:value-type="float" office:value="4.09637" calcext:value-type="float">
            <text:p>4.09637</text:p>
          </table:table-cell>
          <table:table-cell office:value-type="float" office:value="51.70495" calcext:value-type="float">
            <text:p>51.70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074E+018" calcext:value-type="float">
            <text:p>1.23764870460074E+018</text:p>
          </table:table-cell>
          <table:table-cell office:value-type="float" office:value="3.8520678033604E+017" calcext:value-type="float">
            <text:p>3.8520678033604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42" calcext:value-type="float">
            <text:p>542</text:p>
          </table:table-cell>
          <table:table-cell office:value-type="float" office:value="5612.902" calcext:value-type="float">
            <text:p>5612.902</text:p>
          </table:table-cell>
          <table:table-cell office:value-type="float" office:value="-0.6311719" calcext:value-type="float">
            <text:p>-0.6311719</text:p>
          </table:table-cell>
          <table:table-cell office:value-type="float" office:value="4.492442" calcext:value-type="float">
            <text:p>4.492442</text:p>
          </table:table-cell>
          <table:table-cell office:value-type="float" office:value="53.30882" calcext:value-type="float">
            <text:p>53.308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96E+018" calcext:value-type="float">
            <text:p>1.2376487223296E+018</text:p>
          </table:table-cell>
          <table:table-cell office:value-type="float" office:value="3.85210078870923E+017" calcext:value-type="float">
            <text:p>3.85210078870923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54" calcext:value-type="float">
            <text:p>554</text:p>
          </table:table-cell>
          <table:table-cell office:value-type="float" office:value="5998.346" calcext:value-type="float">
            <text:p>5998.346</text:p>
          </table:table-cell>
          <table:table-cell office:value-type="float" office:value="-0.4222246" calcext:value-type="float">
            <text:p>-0.4222246</text:p>
          </table:table-cell>
          <table:table-cell office:value-type="float" office:value="4.121334" calcext:value-type="float">
            <text:p>4.121334</text:p>
          </table:table-cell>
          <table:table-cell office:value-type="float" office:value="63.35808" calcext:value-type="float">
            <text:p>63.358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21E+018" calcext:value-type="float">
            <text:p>1.2376517357821E+018</text:p>
          </table:table-cell>
          <table:table-cell office:value-type="float" office:value="3.85214751795341E+017" calcext:value-type="float">
            <text:p>3.85214751795341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71" calcext:value-type="float">
            <text:p>571</text:p>
          </table:table-cell>
          <table:table-cell office:value-type="float" office:value="6003.99" calcext:value-type="float">
            <text:p>6003.99</text:p>
          </table:table-cell>
          <table:table-cell office:value-type="float" office:value="-0.89758" calcext:value-type="float">
            <text:p>-0.89758</text:p>
          </table:table-cell>
          <table:table-cell office:value-type="float" office:value="4.406385" calcext:value-type="float">
            <text:p>4.406385</text:p>
          </table:table-cell>
          <table:table-cell office:value-type="float" office:value="41.92828" calcext:value-type="float">
            <text:p>41.92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6647E+018" calcext:value-type="float">
            <text:p>1.23764872286647E+018</text:p>
          </table:table-cell>
          <table:table-cell office:value-type="float" office:value="3.85215576429062E+017" calcext:value-type="float">
            <text:p>3.85215576429062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74" calcext:value-type="float">
            <text:p>574</text:p>
          </table:table-cell>
          <table:table-cell office:value-type="float" office:value="5562.514" calcext:value-type="float">
            <text:p>5562.514</text:p>
          </table:table-cell>
          <table:table-cell office:value-type="float" office:value="-0.3591315" calcext:value-type="float">
            <text:p>-0.3591315</text:p>
          </table:table-cell>
          <table:table-cell office:value-type="float" office:value="4.089881" calcext:value-type="float">
            <text:p>4.089881</text:p>
          </table:table-cell>
          <table:table-cell office:value-type="float" office:value="54.07305" calcext:value-type="float">
            <text:p>54.073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67E+018" calcext:value-type="float">
            <text:p>1.23764870513767E+018</text:p>
          </table:table-cell>
          <table:table-cell office:value-type="float" office:value="3.85218874963946E+017" calcext:value-type="float">
            <text:p>3.8521887496394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86" calcext:value-type="float">
            <text:p>586</text:p>
          </table:table-cell>
          <table:table-cell office:value-type="float" office:value="4628.026" calcext:value-type="float">
            <text:p>4628.026</text:p>
          </table:table-cell>
          <table:table-cell office:value-type="float" office:value="-0.5176307" calcext:value-type="float">
            <text:p>-0.5176307</text:p>
          </table:table-cell>
          <table:table-cell office:value-type="float" office:value="4.464872" calcext:value-type="float">
            <text:p>4.464872</text:p>
          </table:table-cell>
          <table:table-cell office:value-type="float" office:value="54.71478" calcext:value-type="float">
            <text:p>54.71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2967E+018" calcext:value-type="float">
            <text:p>1.23764867452967E+018</text:p>
          </table:table-cell>
          <table:table-cell office:value-type="float" office:value="3.85229595202316E+017" calcext:value-type="float">
            <text:p>3.8522959520231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625" calcext:value-type="float">
            <text:p>625</text:p>
          </table:table-cell>
          <table:table-cell office:value-type="float" office:value="5886.442" calcext:value-type="float">
            <text:p>5886.442</text:p>
          </table:table-cell>
          <table:table-cell office:value-type="float" office:value="-0.4429995" calcext:value-type="float">
            <text:p>-0.4429995</text:p>
          </table:table-cell>
          <table:table-cell office:value-type="float" office:value="4.181939" calcext:value-type="float">
            <text:p>4.181939</text:p>
          </table:table-cell>
          <table:table-cell office:value-type="float" office:value="38.88104" calcext:value-type="float">
            <text:p>38.88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4931507E+018" calcext:value-type="float">
            <text:p>1.23766864931507E+018</text:p>
          </table:table-cell>
          <table:table-cell office:value-type="float" office:value="3.86213383248046E+017" calcext:value-type="float">
            <text:p>3.8621338324804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08" calcext:value-type="float">
            <text:p>108</text:p>
          </table:table-cell>
          <table:table-cell office:value-type="float" office:value="6057.378" calcext:value-type="float">
            <text:p>6057.378</text:p>
          </table:table-cell>
          <table:table-cell office:value-type="float" office:value="-0.4548604" calcext:value-type="float">
            <text:p>-0.4548604</text:p>
          </table:table-cell>
          <table:table-cell office:value-type="float" office:value="4.063116" calcext:value-type="float">
            <text:p>4.063116</text:p>
          </table:table-cell>
          <table:table-cell office:value-type="float" office:value="47.61301" calcext:value-type="float">
            <text:p>47.61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4931514E+018" calcext:value-type="float">
            <text:p>1.23766864931514E+018</text:p>
          </table:table-cell>
          <table:table-cell office:value-type="float" office:value="3.8621393300386E+017" calcext:value-type="float">
            <text:p>3.862139330038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10" calcext:value-type="float">
            <text:p>110</text:p>
          </table:table-cell>
          <table:table-cell office:value-type="float" office:value="5804.766" calcext:value-type="float">
            <text:p>5804.766</text:p>
          </table:table-cell>
          <table:table-cell office:value-type="float" office:value="-0.7015169" calcext:value-type="float">
            <text:p>-0.7015169</text:p>
          </table:table-cell>
          <table:table-cell office:value-type="float" office:value="4.084168" calcext:value-type="float">
            <text:p>4.084168</text:p>
          </table:table-cell>
          <table:table-cell office:value-type="float" office:value="42.6537" calcext:value-type="float">
            <text:p>42.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291958E+018" calcext:value-type="float">
            <text:p>1.23764867291958E+018</text:p>
          </table:table-cell>
          <table:table-cell office:value-type="float" office:value="3.86216956660836E+017" calcext:value-type="float">
            <text:p>3.8621695666083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21" calcext:value-type="float">
            <text:p>121</text:p>
          </table:table-cell>
          <table:table-cell office:value-type="float" office:value="5793.09" calcext:value-type="float">
            <text:p>5793.09</text:p>
          </table:table-cell>
          <table:table-cell office:value-type="float" office:value="-0.6959321" calcext:value-type="float">
            <text:p>-0.6959321</text:p>
          </table:table-cell>
          <table:table-cell office:value-type="float" office:value="4.069174" calcext:value-type="float">
            <text:p>4.069174</text:p>
          </table:table-cell>
          <table:table-cell office:value-type="float" office:value="37.13884" calcext:value-type="float">
            <text:p>37.13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45646E+018" calcext:value-type="float">
            <text:p>1.23764867345646E+018</text:p>
          </table:table-cell>
          <table:table-cell office:value-type="float" office:value="3.86224103486417E+017" calcext:value-type="float">
            <text:p>3.86224103486417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47" calcext:value-type="float">
            <text:p>147</text:p>
          </table:table-cell>
          <table:table-cell office:value-type="float" office:value="7887.04" calcext:value-type="float">
            <text:p>7887.04</text:p>
          </table:table-cell>
          <table:table-cell office:value-type="float" office:value="-0.9340656" calcext:value-type="float">
            <text:p>-0.9340656</text:p>
          </table:table-cell>
          <table:table-cell office:value-type="float" office:value="4.286781" calcext:value-type="float">
            <text:p>4.286781</text:p>
          </table:table-cell>
          <table:table-cell office:value-type="float" office:value="55.66631" calcext:value-type="float">
            <text:p>55.666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791E+018" calcext:value-type="float">
            <text:p>1.23764870352791E+018</text:p>
          </table:table-cell>
          <table:table-cell office:value-type="float" office:value="3.86224653242231E+017" calcext:value-type="float">
            <text:p>3.86224653242231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49" calcext:value-type="float">
            <text:p>149</text:p>
          </table:table-cell>
          <table:table-cell office:value-type="float" office:value="4530.363" calcext:value-type="float">
            <text:p>4530.363</text:p>
          </table:table-cell>
          <table:table-cell office:value-type="float" office:value="-0.229741" calcext:value-type="float">
            <text:p>-0.229741</text:p>
          </table:table-cell>
          <table:table-cell office:value-type="float" office:value="4.162507" calcext:value-type="float">
            <text:p>4.162507</text:p>
          </table:table-cell>
          <table:table-cell office:value-type="float" office:value="39.3302" calcext:value-type="float">
            <text:p>39.33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3E+018" calcext:value-type="float">
            <text:p>1.237648673993E+018</text:p>
          </table:table-cell>
          <table:table-cell office:value-type="float" office:value="3.86245543963159E+017" calcext:value-type="float">
            <text:p>3.86245543963159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225" calcext:value-type="float">
            <text:p>225</text:p>
          </table:table-cell>
          <table:table-cell office:value-type="float" office:value="5692.542" calcext:value-type="float">
            <text:p>5692.542</text:p>
          </table:table-cell>
          <table:table-cell office:value-type="float" office:value="-0.9742297" calcext:value-type="float">
            <text:p>-0.9742297</text:p>
          </table:table-cell>
          <table:table-cell office:value-type="float" office:value="4.358646" calcext:value-type="float">
            <text:p>4.358646</text:p>
          </table:table-cell>
          <table:table-cell office:value-type="float" office:value="37.52424" calcext:value-type="float">
            <text:p>37.52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2948E+018" calcext:value-type="float">
            <text:p>1.23764867452948E+018</text:p>
          </table:table-cell>
          <table:table-cell office:value-type="float" office:value="3.86279903701527E+017" calcext:value-type="float">
            <text:p>3.86279903701527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350" calcext:value-type="float">
            <text:p>350</text:p>
          </table:table-cell>
          <table:table-cell office:value-type="float" office:value="5672.223" calcext:value-type="float">
            <text:p>5672.223</text:p>
          </table:table-cell>
          <table:table-cell office:value-type="float" office:value="-0.6311198" calcext:value-type="float">
            <text:p>-0.6311198</text:p>
          </table:table-cell>
          <table:table-cell office:value-type="float" office:value="4.051283" calcext:value-type="float">
            <text:p>4.051283</text:p>
          </table:table-cell>
          <table:table-cell office:value-type="float" office:value="46.36837" calcext:value-type="float">
            <text:p>46.368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194E+018" calcext:value-type="float">
            <text:p>1.23765719090194E+018</text:p>
          </table:table-cell>
          <table:table-cell office:value-type="float" office:value="4.31229865304287E+017" calcext:value-type="float">
            <text:p>4.31229865304287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37" calcext:value-type="float">
            <text:p>37</text:p>
          </table:table-cell>
          <table:table-cell office:value-type="float" office:value="8067.677" calcext:value-type="float">
            <text:p>8067.677</text:p>
          </table:table-cell>
          <table:table-cell office:value-type="float" office:value="-1.928219" calcext:value-type="float">
            <text:p>-1.928219</text:p>
          </table:table-cell>
          <table:table-cell office:value-type="float" office:value="4.21278" calcext:value-type="float">
            <text:p>4.21278</text:p>
          </table:table-cell>
          <table:table-cell office:value-type="float" office:value="49.85199" calcext:value-type="float">
            <text:p>49.85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968E+018" calcext:value-type="float">
            <text:p>1.23766378311968E+018</text:p>
          </table:table-cell>
          <table:table-cell office:value-type="float" office:value="4.31278243815909E+017" calcext:value-type="float">
            <text:p>4.31278243815909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213" calcext:value-type="float">
            <text:p>213</text:p>
          </table:table-cell>
          <table:table-cell office:value-type="float" office:value="4609.396" calcext:value-type="float">
            <text:p>4609.396</text:p>
          </table:table-cell>
          <table:table-cell office:value-type="float" office:value="-0.06063943" calcext:value-type="float">
            <text:p>-0.06063943</text:p>
          </table:table-cell>
          <table:table-cell office:value-type="float" office:value="4.144964" calcext:value-type="float">
            <text:p>4.144964</text:p>
          </table:table-cell>
          <table:table-cell office:value-type="float" office:value="41.83141" calcext:value-type="float">
            <text:p>41.831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3856E+018" calcext:value-type="float">
            <text:p>1.23766640843856E+018</text:p>
          </table:table-cell>
          <table:table-cell office:value-type="float" office:value="4.31353285484505E+017" calcext:value-type="float">
            <text:p>4.31353285484505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486" calcext:value-type="float">
            <text:p>486</text:p>
          </table:table-cell>
          <table:table-cell office:value-type="float" office:value="5350.571" calcext:value-type="float">
            <text:p>5350.571</text:p>
          </table:table-cell>
          <table:table-cell office:value-type="float" office:value="-1.000617" calcext:value-type="float">
            <text:p>-1.000617</text:p>
          </table:table-cell>
          <table:table-cell office:value-type="float" office:value="4.421335" calcext:value-type="float">
            <text:p>4.421335</text:p>
          </table:table-cell>
          <table:table-cell office:value-type="float" office:value="31.25178" calcext:value-type="float">
            <text:p>31.251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402E+018" calcext:value-type="float">
            <text:p>1.23766327792402E+018</text:p>
          </table:table-cell>
          <table:table-cell office:value-type="float" office:value="4.31359882554272E+017" calcext:value-type="float">
            <text:p>4.31359882554272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510" calcext:value-type="float">
            <text:p>510</text:p>
          </table:table-cell>
          <table:table-cell office:value-type="float" office:value="5848.443" calcext:value-type="float">
            <text:p>5848.443</text:p>
          </table:table-cell>
          <table:table-cell office:value-type="float" office:value="-0.4852369" calcext:value-type="float">
            <text:p>-0.4852369</text:p>
          </table:table-cell>
          <table:table-cell office:value-type="float" office:value="4.335501" calcext:value-type="float">
            <text:p>4.335501</text:p>
          </table:table-cell>
          <table:table-cell office:value-type="float" office:value="36.78345" calcext:value-type="float">
            <text:p>36.783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686E+018" calcext:value-type="float">
            <text:p>1.23767843701686E+018</text:p>
          </table:table-cell>
          <table:table-cell office:value-type="float" office:value="4.59532943921015E+017" calcext:value-type="float">
            <text:p>4.59532943921015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603" calcext:value-type="float">
            <text:p>603</text:p>
          </table:table-cell>
          <table:table-cell office:value-type="float" office:value="4276.043" calcext:value-type="float">
            <text:p>4276.043</text:p>
          </table:table-cell>
          <table:table-cell office:value-type="float" office:value="-1.362442" calcext:value-type="float">
            <text:p>-1.362442</text:p>
          </table:table-cell>
          <table:table-cell office:value-type="float" office:value="4.209795" calcext:value-type="float">
            <text:p>4.209795</text:p>
          </table:table-cell>
          <table:table-cell office:value-type="float" office:value="30.99846" calcext:value-type="float">
            <text:p>30.998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062896E+018" calcext:value-type="float">
            <text:p>1.23765707062896E+018</text:p>
          </table:table-cell>
          <table:table-cell office:value-type="float" office:value="4.60515083521387E+017" calcext:value-type="float">
            <text:p>4.60515083521387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80" calcext:value-type="float">
            <text:p>80</text:p>
          </table:table-cell>
          <table:table-cell office:value-type="float" office:value="6039.9" calcext:value-type="float">
            <text:p>6039.9</text:p>
          </table:table-cell>
          <table:table-cell office:value-type="float" office:value="-0.4674261" calcext:value-type="float">
            <text:p>-0.4674261</text:p>
          </table:table-cell>
          <table:table-cell office:value-type="float" office:value="4.036471" calcext:value-type="float">
            <text:p>4.036471</text:p>
          </table:table-cell>
          <table:table-cell office:value-type="float" office:value="44.92654" calcext:value-type="float">
            <text:p>44.92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1551E+018" calcext:value-type="float">
            <text:p>1.23766378421551E+018</text:p>
          </table:table-cell>
          <table:table-cell office:value-type="float" office:value="4.60600020794632E+017" calcext:value-type="float">
            <text:p>4.60600020794632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389" calcext:value-type="float">
            <text:p>389</text:p>
          </table:table-cell>
          <table:table-cell office:value-type="float" office:value="4477.914" calcext:value-type="float">
            <text:p>4477.914</text:p>
          </table:table-cell>
          <table:table-cell office:value-type="float" office:value="-0.05709393" calcext:value-type="float">
            <text:p>-0.05709393</text:p>
          </table:table-cell>
          <table:table-cell office:value-type="float" office:value="4.070186" calcext:value-type="float">
            <text:p>4.070186</text:p>
          </table:table-cell>
          <table:table-cell office:value-type="float" office:value="33.91975" calcext:value-type="float">
            <text:p>33.91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97303E+018" calcext:value-type="float">
            <text:p>1.23767861797303E+018</text:p>
          </table:table-cell>
          <table:table-cell office:value-type="float" office:value="4.60616513469049E+017" calcext:value-type="float">
            <text:p>4.60616513469049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449" calcext:value-type="float">
            <text:p>449</text:p>
          </table:table-cell>
          <table:table-cell office:value-type="float" office:value="5730.427" calcext:value-type="float">
            <text:p>5730.427</text:p>
          </table:table-cell>
          <table:table-cell office:value-type="float" office:value="0.04038848" calcext:value-type="float">
            <text:p>0.04038848</text:p>
          </table:table-cell>
          <table:table-cell office:value-type="float" office:value="4.060918" calcext:value-type="float">
            <text:p>4.060918</text:p>
          </table:table-cell>
          <table:table-cell office:value-type="float" office:value="56.33466" calcext:value-type="float">
            <text:p>56.334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922E+018" calcext:value-type="float">
            <text:p>1.23765365291922E+018</text:p>
          </table:table-cell>
          <table:table-cell office:value-type="float" office:value="4.79781825959455E+017" calcext:value-type="float">
            <text:p>4.7978182595945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40" calcext:value-type="float">
            <text:p>540</text:p>
          </table:table-cell>
          <table:table-cell office:value-type="float" office:value="5880.014" calcext:value-type="float">
            <text:p>5880.014</text:p>
          </table:table-cell>
          <table:table-cell office:value-type="float" office:value="-0.8126951" calcext:value-type="float">
            <text:p>-0.8126951</text:p>
          </table:table-cell>
          <table:table-cell office:value-type="float" office:value="4.184968" calcext:value-type="float">
            <text:p>4.184968</text:p>
          </table:table-cell>
          <table:table-cell office:value-type="float" office:value="57.09349" calcext:value-type="float">
            <text:p>57.09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568E+018" calcext:value-type="float">
            <text:p>1.23765365184568E+018</text:p>
          </table:table-cell>
          <table:table-cell office:value-type="float" office:value="4.79785124494338E+017" calcext:value-type="float">
            <text:p>4.79785124494338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52" calcext:value-type="float">
            <text:p>552</text:p>
          </table:table-cell>
          <table:table-cell office:value-type="float" office:value="6025.336" calcext:value-type="float">
            <text:p>6025.336</text:p>
          </table:table-cell>
          <table:table-cell office:value-type="float" office:value="-0.9397168" calcext:value-type="float">
            <text:p>-0.9397168</text:p>
          </table:table-cell>
          <table:table-cell office:value-type="float" office:value="4.249624" calcext:value-type="float">
            <text:p>4.249624</text:p>
          </table:table-cell>
          <table:table-cell office:value-type="float" office:value="44.19861" calcext:value-type="float">
            <text:p>44.198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52E+018" calcext:value-type="float">
            <text:p>1.23764992111752E+018</text:p>
          </table:table-cell>
          <table:table-cell office:value-type="float" office:value="4.79790896930384E+017" calcext:value-type="float">
            <text:p>4.79790896930384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73" calcext:value-type="float">
            <text:p>573</text:p>
          </table:table-cell>
          <table:table-cell office:value-type="float" office:value="5862.471" calcext:value-type="float">
            <text:p>5862.471</text:p>
          </table:table-cell>
          <table:table-cell office:value-type="float" office:value="-0.8865287" calcext:value-type="float">
            <text:p>-0.8865287</text:p>
          </table:table-cell>
          <table:table-cell office:value-type="float" office:value="4.290957" calcext:value-type="float">
            <text:p>4.290957</text:p>
          </table:table-cell>
          <table:table-cell office:value-type="float" office:value="32.56562" calcext:value-type="float">
            <text:p>32.565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156E+018" calcext:value-type="float">
            <text:p>1.23765365131156E+018</text:p>
          </table:table-cell>
          <table:table-cell office:value-type="float" office:value="4.80763140389235E+017" calcext:value-type="float">
            <text:p>4.80763140389235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14" calcext:value-type="float">
            <text:p>14</text:p>
          </table:table-cell>
          <table:table-cell office:value-type="float" office:value="6028.062" calcext:value-type="float">
            <text:p>6028.062</text:p>
          </table:table-cell>
          <table:table-cell office:value-type="float" office:value="-0.2410094" calcext:value-type="float">
            <text:p>-0.2410094</text:p>
          </table:table-cell>
          <table:table-cell office:value-type="float" office:value="4.036508" calcext:value-type="float">
            <text:p>4.036508</text:p>
          </table:table-cell>
          <table:table-cell office:value-type="float" office:value="51.96384" calcext:value-type="float">
            <text:p>51.963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566E+018" calcext:value-type="float">
            <text:p>1.23764991843566E+018</text:p>
          </table:table-cell>
          <table:table-cell office:value-type="float" office:value="4.80784031110162E+017" calcext:value-type="float">
            <text:p>4.80784031110162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90" calcext:value-type="float">
            <text:p>90</text:p>
          </table:table-cell>
          <table:table-cell office:value-type="float" office:value="4985.897" calcext:value-type="float">
            <text:p>4985.897</text:p>
          </table:table-cell>
          <table:table-cell office:value-type="float" office:value="-0.1995464" calcext:value-type="float">
            <text:p>-0.1995464</text:p>
          </table:table-cell>
          <table:table-cell office:value-type="float" office:value="4.453524" calcext:value-type="float">
            <text:p>4.453524</text:p>
          </table:table-cell>
          <table:table-cell office:value-type="float" office:value="48.63887" calcext:value-type="float">
            <text:p>48.638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123E+018" calcext:value-type="float">
            <text:p>1.23765365131123E+018</text:p>
          </table:table-cell>
          <table:table-cell office:value-type="float" office:value="4.8078513062179E+017" calcext:value-type="float">
            <text:p>4.8078513062179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94" calcext:value-type="float">
            <text:p>94</text:p>
          </table:table-cell>
          <table:table-cell office:value-type="float" office:value="5852.773" calcext:value-type="float">
            <text:p>5852.773</text:p>
          </table:table-cell>
          <table:table-cell office:value-type="float" office:value="-0.6904189" calcext:value-type="float">
            <text:p>-0.6904189</text:p>
          </table:table-cell>
          <table:table-cell office:value-type="float" office:value="4.392637" calcext:value-type="float">
            <text:p>4.392637</text:p>
          </table:table-cell>
          <table:table-cell office:value-type="float" office:value="55.81837" calcext:value-type="float">
            <text:p>55.818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226E+018" calcext:value-type="float">
            <text:p>1.23764991897226E+018</text:p>
          </table:table-cell>
          <table:table-cell office:value-type="float" office:value="4.8081839084853E+017" calcext:value-type="float">
            <text:p>4.808183908485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215" calcext:value-type="float">
            <text:p>215</text:p>
          </table:table-cell>
          <table:table-cell office:value-type="float" office:value="4708.854" calcext:value-type="float">
            <text:p>4708.854</text:p>
          </table:table-cell>
          <table:table-cell office:value-type="float" office:value="-0.1872048" calcext:value-type="float">
            <text:p>-0.1872048</text:p>
          </table:table-cell>
          <table:table-cell office:value-type="float" office:value="4.454764" calcext:value-type="float">
            <text:p>4.454764</text:p>
          </table:table-cell>
          <table:table-cell office:value-type="float" office:value="56.77184" calcext:value-type="float">
            <text:p>56.77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384E+018" calcext:value-type="float">
            <text:p>1.23765365077384E+018</text:p>
          </table:table-cell>
          <table:table-cell office:value-type="float" office:value="4.80837907179923E+017" calcext:value-type="float">
            <text:p>4.8083790717992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286" calcext:value-type="float">
            <text:p>286</text:p>
          </table:table-cell>
          <table:table-cell office:value-type="float" office:value="6147.307" calcext:value-type="float">
            <text:p>6147.307</text:p>
          </table:table-cell>
          <table:table-cell office:value-type="float" office:value="-0.4928476" calcext:value-type="float">
            <text:p>-0.4928476</text:p>
          </table:table-cell>
          <table:table-cell office:value-type="float" office:value="4.142279" calcext:value-type="float">
            <text:p>4.142279</text:p>
          </table:table-cell>
          <table:table-cell office:value-type="float" office:value="57.41153" calcext:value-type="float">
            <text:p>57.411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868E+018" calcext:value-type="float">
            <text:p>1.23764991950868E+018</text:p>
          </table:table-cell>
          <table:table-cell office:value-type="float" office:value="4.80844229371783E+017" calcext:value-type="float">
            <text:p>4.8084422937178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09" calcext:value-type="float">
            <text:p>309</text:p>
          </table:table-cell>
          <table:table-cell office:value-type="float" office:value="5754.86" calcext:value-type="float">
            <text:p>5754.86</text:p>
          </table:table-cell>
          <table:table-cell office:value-type="float" office:value="-0.4824799" calcext:value-type="float">
            <text:p>-0.4824799</text:p>
          </table:table-cell>
          <table:table-cell office:value-type="float" office:value="4.208529" calcext:value-type="float">
            <text:p>4.208529</text:p>
          </table:table-cell>
          <table:table-cell office:value-type="float" office:value="43.3121" calcext:value-type="float">
            <text:p>43.31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613E+018" calcext:value-type="float">
            <text:p>1.2376791671613E+018</text:p>
          </table:table-cell>
          <table:table-cell office:value-type="float" office:value="4.80848352540387E+017" calcext:value-type="float">
            <text:p>4.80848352540387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24" calcext:value-type="float">
            <text:p>324</text:p>
          </table:table-cell>
          <table:table-cell office:value-type="float" office:value="7473.168" calcext:value-type="float">
            <text:p>7473.168</text:p>
          </table:table-cell>
          <table:table-cell office:value-type="float" office:value="-1.501181" calcext:value-type="float">
            <text:p>-1.501181</text:p>
          </table:table-cell>
          <table:table-cell office:value-type="float" office:value="4.139295" calcext:value-type="float">
            <text:p>4.139295</text:p>
          </table:table-cell>
          <table:table-cell office:value-type="float" office:value="34.79811" calcext:value-type="float">
            <text:p>34.79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936E+018" calcext:value-type="float">
            <text:p>1.23764992111936E+018</text:p>
          </table:table-cell>
          <table:table-cell office:value-type="float" office:value="4.80848902296201E+017" calcext:value-type="float">
            <text:p>4.80848902296201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26" calcext:value-type="float">
            <text:p>326</text:p>
          </table:table-cell>
          <table:table-cell office:value-type="float" office:value="5949.809" calcext:value-type="float">
            <text:p>5949.809</text:p>
          </table:table-cell>
          <table:table-cell office:value-type="float" office:value="-0.7079318" calcext:value-type="float">
            <text:p>-0.7079318</text:p>
          </table:table-cell>
          <table:table-cell office:value-type="float" office:value="4.1462" calcext:value-type="float">
            <text:p>4.1462</text:p>
          </table:table-cell>
          <table:table-cell office:value-type="float" office:value="55.70303" calcext:value-type="float">
            <text:p>55.703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936E+018" calcext:value-type="float">
            <text:p>1.23764992111936E+018</text:p>
          </table:table-cell>
          <table:table-cell office:value-type="float" office:value="4.80850276685736E+017" calcext:value-type="float">
            <text:p>4.80850276685736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31" calcext:value-type="float">
            <text:p>331</text:p>
          </table:table-cell>
          <table:table-cell office:value-type="float" office:value="5939.862" calcext:value-type="float">
            <text:p>5939.862</text:p>
          </table:table-cell>
          <table:table-cell office:value-type="float" office:value="-0.2211739" calcext:value-type="float">
            <text:p>-0.2211739</text:p>
          </table:table-cell>
          <table:table-cell office:value-type="float" office:value="4.018489" calcext:value-type="float">
            <text:p>4.018489</text:p>
          </table:table-cell>
          <table:table-cell office:value-type="float" office:value="48.28395" calcext:value-type="float">
            <text:p>48.28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6137E+018" calcext:value-type="float">
            <text:p>1.23767916716137E+018</text:p>
          </table:table-cell>
          <table:table-cell office:value-type="float" office:value="4.80859622534572E+017" calcext:value-type="float">
            <text:p>4.80859622534572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65" calcext:value-type="float">
            <text:p>365</text:p>
          </table:table-cell>
          <table:table-cell office:value-type="float" office:value="5794.033" calcext:value-type="float">
            <text:p>5794.033</text:p>
          </table:table-cell>
          <table:table-cell office:value-type="float" office:value="-0.7202058" calcext:value-type="float">
            <text:p>-0.7202058</text:p>
          </table:table-cell>
          <table:table-cell office:value-type="float" office:value="4.368039" calcext:value-type="float">
            <text:p>4.368039</text:p>
          </table:table-cell>
          <table:table-cell office:value-type="float" office:value="41.74307" calcext:value-type="float">
            <text:p>41.743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281E+018" calcext:value-type="float">
            <text:p>1.23764992058281E+018</text:p>
          </table:table-cell>
          <table:table-cell office:value-type="float" office:value="4.80876115208989E+017" calcext:value-type="float">
            <text:p>4.80876115208989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425" calcext:value-type="float">
            <text:p>425</text:p>
          </table:table-cell>
          <table:table-cell office:value-type="float" office:value="4709.979" calcext:value-type="float">
            <text:p>4709.979</text:p>
          </table:table-cell>
          <table:table-cell office:value-type="float" office:value="-0.0892968" calcext:value-type="float">
            <text:p>-0.0892968</text:p>
          </table:table-cell>
          <table:table-cell office:value-type="float" office:value="4.404994" calcext:value-type="float">
            <text:p>4.404994</text:p>
          </table:table-cell>
          <table:table-cell office:value-type="float" office:value="52.07211" calcext:value-type="float">
            <text:p>52.072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0024436E+018" calcext:value-type="float">
            <text:p>1.23767860024436E+018</text:p>
          </table:table-cell>
          <table:table-cell office:value-type="float" office:value="4.80884911302011E+017" calcext:value-type="float">
            <text:p>4.80884911302011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457" calcext:value-type="float">
            <text:p>457</text:p>
          </table:table-cell>
          <table:table-cell office:value-type="float" office:value="5593.703" calcext:value-type="float">
            <text:p>5593.703</text:p>
          </table:table-cell>
          <table:table-cell office:value-type="float" office:value="-0.7601141" calcext:value-type="float">
            <text:p>-0.7601141</text:p>
          </table:table-cell>
          <table:table-cell office:value-type="float" office:value="4.226309" calcext:value-type="float">
            <text:p>4.226309</text:p>
          </table:table-cell>
          <table:table-cell office:value-type="float" office:value="35.95573" calcext:value-type="float">
            <text:p>35.955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6215483E+018" calcext:value-type="float">
            <text:p>1.23767096215483E+018</text:p>
          </table:table-cell>
          <table:table-cell office:value-type="float" office:value="4.80900579342707E+017" calcext:value-type="float">
            <text:p>4.80900579342707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514" calcext:value-type="float">
            <text:p>514</text:p>
          </table:table-cell>
          <table:table-cell office:value-type="float" office:value="5661.318" calcext:value-type="float">
            <text:p>5661.318</text:p>
          </table:table-cell>
          <table:table-cell office:value-type="float" office:value="-0.5323053" calcext:value-type="float">
            <text:p>-0.5323053</text:p>
          </table:table-cell>
          <table:table-cell office:value-type="float" office:value="4.157092" calcext:value-type="float">
            <text:p>4.157092</text:p>
          </table:table-cell>
          <table:table-cell office:value-type="float" office:value="41.05108" calcext:value-type="float">
            <text:p>41.051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99529E+018" calcext:value-type="float">
            <text:p>1.23764996299529E+018</text:p>
          </table:table-cell>
          <table:table-cell office:value-type="float" office:value="5.21428852954655E+017" calcext:value-type="float">
            <text:p>5.21428852954655E+017</text:p>
          </table:table-cell>
          <table:table-cell office:value-type="float" office:value="463" calcext:value-type="float">
            <text:p>463</text:p>
          </table:table-cell>
          <table:table-cell office:value-type="float" office:value="51908" calcext:value-type="float">
            <text:p>51908</text:p>
          </table:table-cell>
          <table:table-cell office:value-type="float" office:value="499" calcext:value-type="float">
            <text:p>499</text:p>
          </table:table-cell>
          <table:table-cell office:value-type="float" office:value="5893.436" calcext:value-type="float">
            <text:p>5893.436</text:p>
          </table:table-cell>
          <table:table-cell office:value-type="float" office:value="-0.2245624" calcext:value-type="float">
            <text:p>-0.2245624</text:p>
          </table:table-cell>
          <table:table-cell office:value-type="float" office:value="4.159441" calcext:value-type="float">
            <text:p>4.159441</text:p>
          </table:table-cell>
          <table:table-cell office:value-type="float" office:value="35.26919" calcext:value-type="float">
            <text:p>35.26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45966E+018" calcext:value-type="float">
            <text:p>1.23764996245966E+018</text:p>
          </table:table-cell>
          <table:table-cell office:value-type="float" office:value="5.22442602675464E+017" calcext:value-type="float">
            <text:p>5.22442602675464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91" calcext:value-type="float">
            <text:p>91</text:p>
          </table:table-cell>
          <table:table-cell office:value-type="float" office:value="4224.191" calcext:value-type="float">
            <text:p>4224.191</text:p>
          </table:table-cell>
          <table:table-cell office:value-type="float" office:value="-1.564839" calcext:value-type="float">
            <text:p>-1.564839</text:p>
          </table:table-cell>
          <table:table-cell office:value-type="float" office:value="4.363453" calcext:value-type="float">
            <text:p>4.363453</text:p>
          </table:table-cell>
          <table:table-cell office:value-type="float" office:value="63.46035" calcext:value-type="float">
            <text:p>63.4603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023715E+018" calcext:value-type="float">
            <text:p>1.23765290023715E+018</text:p>
          </table:table-cell>
          <table:table-cell office:value-type="float" office:value="5.224519485243E+017" calcext:value-type="float">
            <text:p>5.224519485243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25" calcext:value-type="float">
            <text:p>125</text:p>
          </table:table-cell>
          <table:table-cell office:value-type="float" office:value="5886.736" calcext:value-type="float">
            <text:p>5886.736</text:p>
          </table:table-cell>
          <table:table-cell office:value-type="float" office:value="-0.07544191" calcext:value-type="float">
            <text:p>-0.07544191</text:p>
          </table:table-cell>
          <table:table-cell office:value-type="float" office:value="4.010888" calcext:value-type="float">
            <text:p>4.010888</text:p>
          </table:table-cell>
          <table:table-cell office:value-type="float" office:value="75.76368" calcext:value-type="float">
            <text:p>75.763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3695E+018" calcext:value-type="float">
            <text:p>1.23765290023695E+018</text:p>
          </table:table-cell>
          <table:table-cell office:value-type="float" office:value="5.22462393884764E+017" calcext:value-type="float">
            <text:p>5.22462393884764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63" calcext:value-type="float">
            <text:p>163</text:p>
          </table:table-cell>
          <table:table-cell office:value-type="float" office:value="5611.867" calcext:value-type="float">
            <text:p>5611.867</text:p>
          </table:table-cell>
          <table:table-cell office:value-type="float" office:value="-1.779616" calcext:value-type="float">
            <text:p>-1.779616</text:p>
          </table:table-cell>
          <table:table-cell office:value-type="float" office:value="4.27564" calcext:value-type="float">
            <text:p>4.27564</text:p>
          </table:table-cell>
          <table:table-cell office:value-type="float" office:value="54.692" calcext:value-type="float">
            <text:p>54.69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023695E+018" calcext:value-type="float">
            <text:p>1.23765290023695E+018</text:p>
          </table:table-cell>
          <table:table-cell office:value-type="float" office:value="5.22462943640578E+017" calcext:value-type="float">
            <text:p>5.22462943640578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65" calcext:value-type="float">
            <text:p>165</text:p>
          </table:table-cell>
          <table:table-cell office:value-type="float" office:value="5753.422" calcext:value-type="float">
            <text:p>5753.422</text:p>
          </table:table-cell>
          <table:table-cell office:value-type="float" office:value="-0.4065901" calcext:value-type="float">
            <text:p>-0.4065901</text:p>
          </table:table-cell>
          <table:table-cell office:value-type="float" office:value="4.286698" calcext:value-type="float">
            <text:p>4.286698</text:p>
          </table:table-cell>
          <table:table-cell office:value-type="float" office:value="67.07623" calcext:value-type="float">
            <text:p>67.07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335E+018" calcext:value-type="float">
            <text:p>1.23765459995335E+018</text:p>
          </table:table-cell>
          <table:table-cell office:value-type="float" office:value="5.64232571232217E+017" calcext:value-type="float">
            <text:p>5.64232571232217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570" calcext:value-type="float">
            <text:p>570</text:p>
          </table:table-cell>
          <table:table-cell office:value-type="float" office:value="6005.38" calcext:value-type="float">
            <text:p>6005.38</text:p>
          </table:table-cell>
          <table:table-cell office:value-type="float" office:value="-0.9043245" calcext:value-type="float">
            <text:p>-0.9043245</text:p>
          </table:table-cell>
          <table:table-cell office:value-type="float" office:value="4.103013" calcext:value-type="float">
            <text:p>4.103013</text:p>
          </table:table-cell>
          <table:table-cell office:value-type="float" office:value="45.6591" calcext:value-type="float">
            <text:p>45.6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652E+018" calcext:value-type="float">
            <text:p>1.23765366579652E+018</text:p>
          </table:table-cell>
          <table:table-cell office:value-type="float" office:value="5.64243841226402E+017" calcext:value-type="float">
            <text:p>5.64243841226402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611" calcext:value-type="float">
            <text:p>611</text:p>
          </table:table-cell>
          <table:table-cell office:value-type="float" office:value="6681.405" calcext:value-type="float">
            <text:p>6681.405</text:p>
          </table:table-cell>
          <table:table-cell office:value-type="float" office:value="-0.5810501" calcext:value-type="float">
            <text:p>-0.5810501</text:p>
          </table:table-cell>
          <table:table-cell office:value-type="float" office:value="4.058034" calcext:value-type="float">
            <text:p>4.058034</text:p>
          </table:table-cell>
          <table:table-cell office:value-type="float" office:value="33.19994" calcext:value-type="float">
            <text:p>33.19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194E+018" calcext:value-type="float">
            <text:p>1.23765175346194E+018</text:p>
          </table:table-cell>
          <table:table-cell office:value-type="float" office:value="5.65223226544777E+017" calcext:value-type="float">
            <text:p>5.65223226544777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78" calcext:value-type="float">
            <text:p>78</text:p>
          </table:table-cell>
          <table:table-cell office:value-type="float" office:value="6069.75" calcext:value-type="float">
            <text:p>6069.75</text:p>
          </table:table-cell>
          <table:table-cell office:value-type="float" office:value="-2.30901" calcext:value-type="float">
            <text:p>-2.30901</text:p>
          </table:table-cell>
          <table:table-cell office:value-type="float" office:value="4.006417" calcext:value-type="float">
            <text:p>4.006417</text:p>
          </table:table-cell>
          <table:table-cell office:value-type="float" office:value="39.77391" calcext:value-type="float">
            <text:p>39.773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672E+018" calcext:value-type="float">
            <text:p>1.23765366579672E+018</text:p>
          </table:table-cell>
          <table:table-cell office:value-type="float" office:value="5.65306239672674E+017" calcext:value-type="float">
            <text:p>5.65306239672674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380" calcext:value-type="float">
            <text:p>380</text:p>
          </table:table-cell>
          <table:table-cell office:value-type="float" office:value="5703.683" calcext:value-type="float">
            <text:p>5703.683</text:p>
          </table:table-cell>
          <table:table-cell office:value-type="float" office:value="-0.4616833" calcext:value-type="float">
            <text:p>-0.4616833</text:p>
          </table:table-cell>
          <table:table-cell office:value-type="float" office:value="4.260232" calcext:value-type="float">
            <text:p>4.260232</text:p>
          </table:table-cell>
          <table:table-cell office:value-type="float" office:value="35.98063" calcext:value-type="float">
            <text:p>35.98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991E+018" calcext:value-type="float">
            <text:p>1.23765366525991E+018</text:p>
          </table:table-cell>
          <table:table-cell office:value-type="float" office:value="5.65318884056394E+017" calcext:value-type="float">
            <text:p>5.65318884056394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426" calcext:value-type="float">
            <text:p>426</text:p>
          </table:table-cell>
          <table:table-cell office:value-type="float" office:value="5154.345" calcext:value-type="float">
            <text:p>5154.345</text:p>
          </table:table-cell>
          <table:table-cell office:value-type="float" office:value="-0.1525813" calcext:value-type="float">
            <text:p>-0.1525813</text:p>
          </table:table-cell>
          <table:table-cell office:value-type="float" office:value="4.329193" calcext:value-type="float">
            <text:p>4.329193</text:p>
          </table:table-cell>
          <table:table-cell office:value-type="float" office:value="38.10144" calcext:value-type="float">
            <text:p>38.101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605E+018" calcext:value-type="float">
            <text:p>1.2376536652605E+018</text:p>
          </table:table-cell>
          <table:table-cell office:value-type="float" office:value="5.65362864521505E+017" calcext:value-type="float">
            <text:p>5.65362864521505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586" calcext:value-type="float">
            <text:p>586</text:p>
          </table:table-cell>
          <table:table-cell office:value-type="float" office:value="6037.01" calcext:value-type="float">
            <text:p>6037.01</text:p>
          </table:table-cell>
          <table:table-cell office:value-type="float" office:value="-0.6666265" calcext:value-type="float">
            <text:p>-0.6666265</text:p>
          </table:table-cell>
          <table:table-cell office:value-type="float" office:value="4.009958" calcext:value-type="float">
            <text:p>4.009958</text:p>
          </table:table-cell>
          <table:table-cell office:value-type="float" office:value="46.32149" calcext:value-type="float">
            <text:p>46.321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11E+018" calcext:value-type="float">
            <text:p>1.2376554680611E+018</text:p>
          </table:table-cell>
          <table:table-cell office:value-type="float" office:value="6.08063223874218E+017" calcext:value-type="float">
            <text:p>6.08063223874218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281" calcext:value-type="float">
            <text:p>281</text:p>
          </table:table-cell>
          <table:table-cell office:value-type="float" office:value="6120.622" calcext:value-type="float">
            <text:p>6120.622</text:p>
          </table:table-cell>
          <table:table-cell office:value-type="float" office:value="-1.282324" calcext:value-type="float">
            <text:p>-1.282324</text:p>
          </table:table-cell>
          <table:table-cell office:value-type="float" office:value="4.020664" calcext:value-type="float">
            <text:p>4.020664</text:p>
          </table:table-cell>
          <table:table-cell office:value-type="float" office:value="46.33977" calcext:value-type="float">
            <text:p>46.339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12E+018" calcext:value-type="float">
            <text:p>1.23765173738812E+018</text:p>
          </table:table-cell>
          <table:table-cell office:value-type="float" office:value="6.08085763862587E+017" calcext:value-type="float">
            <text:p>6.08085763862587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363" calcext:value-type="float">
            <text:p>363</text:p>
          </table:table-cell>
          <table:table-cell office:value-type="float" office:value="5888.337" calcext:value-type="float">
            <text:p>5888.337</text:p>
          </table:table-cell>
          <table:table-cell office:value-type="float" office:value="-1.723873" calcext:value-type="float">
            <text:p>-1.723873</text:p>
          </table:table-cell>
          <table:table-cell office:value-type="float" office:value="4.404535" calcext:value-type="float">
            <text:p>4.404535</text:p>
          </table:table-cell>
          <table:table-cell office:value-type="float" office:value="39.40581" calcext:value-type="float">
            <text:p>39.405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25E+018" calcext:value-type="float">
            <text:p>1.23765173685125E+018</text:p>
          </table:table-cell>
          <table:table-cell office:value-type="float" office:value="6.08090711664912E+017" calcext:value-type="float">
            <text:p>6.08090711664912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381" calcext:value-type="float">
            <text:p>381</text:p>
          </table:table-cell>
          <table:table-cell office:value-type="float" office:value="5750.016" calcext:value-type="float">
            <text:p>5750.016</text:p>
          </table:table-cell>
          <table:table-cell office:value-type="float" office:value="-0.4838543" calcext:value-type="float">
            <text:p>-0.4838543</text:p>
          </table:table-cell>
          <table:table-cell office:value-type="float" office:value="4.439164" calcext:value-type="float">
            <text:p>4.439164</text:p>
          </table:table-cell>
          <table:table-cell office:value-type="float" office:value="37.92627" calcext:value-type="float">
            <text:p>37.926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32E+018" calcext:value-type="float">
            <text:p>1.23765173685132E+018</text:p>
          </table:table-cell>
          <table:table-cell office:value-type="float" office:value="6.08096758978865E+017" calcext:value-type="float">
            <text:p>6.08096758978865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403" calcext:value-type="float">
            <text:p>403</text:p>
          </table:table-cell>
          <table:table-cell office:value-type="float" office:value="5583.963" calcext:value-type="float">
            <text:p>5583.963</text:p>
          </table:table-cell>
          <table:table-cell office:value-type="float" office:value="-0.1367413" calcext:value-type="float">
            <text:p>-0.1367413</text:p>
          </table:table-cell>
          <table:table-cell office:value-type="float" office:value="4.207824" calcext:value-type="float">
            <text:p>4.207824</text:p>
          </table:table-cell>
          <table:table-cell office:value-type="float" office:value="36.10415" calcext:value-type="float">
            <text:p>36.104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25E+018" calcext:value-type="float">
            <text:p>1.23765173738825E+018</text:p>
          </table:table-cell>
          <table:table-cell office:value-type="float" office:value="6.08097583612586E+017" calcext:value-type="float">
            <text:p>6.08097583612586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406" calcext:value-type="float">
            <text:p>406</text:p>
          </table:table-cell>
          <table:table-cell office:value-type="float" office:value="8641.801" calcext:value-type="float">
            <text:p>8641.801</text:p>
          </table:table-cell>
          <table:table-cell office:value-type="float" office:value="-0.4797726" calcext:value-type="float">
            <text:p>-0.4797726</text:p>
          </table:table-cell>
          <table:table-cell office:value-type="float" office:value="4.151663" calcext:value-type="float">
            <text:p>4.151663</text:p>
          </table:table-cell>
          <table:table-cell office:value-type="float" office:value="36.17895" calcext:value-type="float">
            <text:p>36.17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64E+018" calcext:value-type="float">
            <text:p>1.23765173685164E+018</text:p>
          </table:table-cell>
          <table:table-cell office:value-type="float" office:value="6.08127545304443E+017" calcext:value-type="float">
            <text:p>6.08127545304443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15" calcext:value-type="float">
            <text:p>515</text:p>
          </table:table-cell>
          <table:table-cell office:value-type="float" office:value="6197.668" calcext:value-type="float">
            <text:p>6197.668</text:p>
          </table:table-cell>
          <table:table-cell office:value-type="float" office:value="-1.451623" calcext:value-type="float">
            <text:p>-1.451623</text:p>
          </table:table-cell>
          <table:table-cell office:value-type="float" office:value="4.444513" calcext:value-type="float">
            <text:p>4.444513</text:p>
          </table:table-cell>
          <table:table-cell office:value-type="float" office:value="46.05902" calcext:value-type="float">
            <text:p>46.059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65E+018" calcext:value-type="float">
            <text:p>1.23765173738865E+018</text:p>
          </table:table-cell>
          <table:table-cell office:value-type="float" office:value="6.08140464566069E+017" calcext:value-type="float">
            <text:p>6.08140464566069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62" calcext:value-type="float">
            <text:p>562</text:p>
          </table:table-cell>
          <table:table-cell office:value-type="float" office:value="5291.607" calcext:value-type="float">
            <text:p>5291.607</text:p>
          </table:table-cell>
          <table:table-cell office:value-type="float" office:value="-1.068001" calcext:value-type="float">
            <text:p>-1.068001</text:p>
          </table:table-cell>
          <table:table-cell office:value-type="float" office:value="4.476852" calcext:value-type="float">
            <text:p>4.476852</text:p>
          </table:table-cell>
          <table:table-cell office:value-type="float" office:value="32.70922" calcext:value-type="float">
            <text:p>32.7092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5178E+018" calcext:value-type="float">
            <text:p>1.23765173685178E+018</text:p>
          </table:table-cell>
          <table:table-cell office:value-type="float" office:value="6.08146511880022E+017" calcext:value-type="float">
            <text:p>6.08146511880022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84" calcext:value-type="float">
            <text:p>584</text:p>
          </table:table-cell>
          <table:table-cell office:value-type="float" office:value="5736.67" calcext:value-type="float">
            <text:p>5736.67</text:p>
          </table:table-cell>
          <table:table-cell office:value-type="float" office:value="-0.7905843" calcext:value-type="float">
            <text:p>-0.7905843</text:p>
          </table:table-cell>
          <table:table-cell office:value-type="float" office:value="4.343916" calcext:value-type="float">
            <text:p>4.343916</text:p>
          </table:table-cell>
          <table:table-cell office:value-type="float" office:value="35.14295" calcext:value-type="float">
            <text:p>35.14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5363199E+018" calcext:value-type="float">
            <text:p>1.23765465363199E+018</text:p>
          </table:table-cell>
          <table:table-cell office:value-type="float" office:value="6.09112432224266E+017" calcext:value-type="float">
            <text:p>6.0911243222426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2" calcext:value-type="float">
            <text:p>2</text:p>
          </table:table-cell>
          <table:table-cell office:value-type="float" office:value="6035.007" calcext:value-type="float">
            <text:p>6035.007</text:p>
          </table:table-cell>
          <table:table-cell office:value-type="float" office:value="-0.5826315" calcext:value-type="float">
            <text:p>-0.5826315</text:p>
          </table:table-cell>
          <table:table-cell office:value-type="float" office:value="4.149234" calcext:value-type="float">
            <text:p>4.149234</text:p>
          </table:table-cell>
          <table:table-cell office:value-type="float" office:value="36.08374" calcext:value-type="float">
            <text:p>36.083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38079E+018" calcext:value-type="float">
            <text:p>1.23767436538079E+018</text:p>
          </table:table-cell>
          <table:table-cell office:value-type="float" office:value="6.09114081491708E+017" calcext:value-type="float">
            <text:p>6.09114081491708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8" calcext:value-type="float">
            <text:p>8</text:p>
          </table:table-cell>
          <table:table-cell office:value-type="float" office:value="6032.333" calcext:value-type="float">
            <text:p>6032.333</text:p>
          </table:table-cell>
          <table:table-cell office:value-type="float" office:value="-0.6366966" calcext:value-type="float">
            <text:p>-0.6366966</text:p>
          </table:table-cell>
          <table:table-cell office:value-type="float" office:value="4.144946" calcext:value-type="float">
            <text:p>4.144946</text:p>
          </table:table-cell>
          <table:table-cell office:value-type="float" office:value="71.10785" calcext:value-type="float">
            <text:p>71.10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38079E+018" calcext:value-type="float">
            <text:p>1.23767436538079E+018</text:p>
          </table:table-cell>
          <table:table-cell office:value-type="float" office:value="6.09114356369615E+017" calcext:value-type="float">
            <text:p>6.09114356369615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" calcext:value-type="float">
            <text:p>9</text:p>
          </table:table-cell>
          <table:table-cell office:value-type="float" office:value="5402.085" calcext:value-type="float">
            <text:p>5402.085</text:p>
          </table:table-cell>
          <table:table-cell office:value-type="float" office:value="-0.5927634" calcext:value-type="float">
            <text:p>-0.5927634</text:p>
          </table:table-cell>
          <table:table-cell office:value-type="float" office:value="4.173399" calcext:value-type="float">
            <text:p>4.173399</text:p>
          </table:table-cell>
          <table:table-cell office:value-type="float" office:value="30.43661" calcext:value-type="float">
            <text:p>30.4366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39002575E+018" calcext:value-type="float">
            <text:p>1.23765439002575E+018</text:p>
          </table:table-cell>
          <table:table-cell office:value-type="float" office:value="6.09133597823101E+017" calcext:value-type="float">
            <text:p>6.0913359782310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79" calcext:value-type="float">
            <text:p>79</text:p>
          </table:table-cell>
          <table:table-cell office:value-type="float" office:value="6226.89" calcext:value-type="float">
            <text:p>6226.89</text:p>
          </table:table-cell>
          <table:table-cell office:value-type="float" office:value="-0.1544136" calcext:value-type="float">
            <text:p>-0.1544136</text:p>
          </table:table-cell>
          <table:table-cell office:value-type="float" office:value="4.030653" calcext:value-type="float">
            <text:p>4.030653</text:p>
          </table:table-cell>
          <table:table-cell office:value-type="float" office:value="92.9613" calcext:value-type="float">
            <text:p>92.9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91753E+018" calcext:value-type="float">
            <text:p>1.23767436591753E+018</text:p>
          </table:table-cell>
          <table:table-cell office:value-type="float" office:value="6.09137171235891E+017" calcext:value-type="float">
            <text:p>6.0913717123589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2" calcext:value-type="float">
            <text:p>92</text:p>
          </table:table-cell>
          <table:table-cell office:value-type="float" office:value="4899.454" calcext:value-type="float">
            <text:p>4899.454</text:p>
          </table:table-cell>
          <table:table-cell office:value-type="float" office:value="-0.1571023" calcext:value-type="float">
            <text:p>-0.1571023</text:p>
          </table:table-cell>
          <table:table-cell office:value-type="float" office:value="4.167158" calcext:value-type="float">
            <text:p>4.167158</text:p>
          </table:table-cell>
          <table:table-cell office:value-type="float" office:value="36.89125" calcext:value-type="float">
            <text:p>36.89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341E+018" calcext:value-type="float">
            <text:p>1.23765358740341E+018</text:p>
          </table:table-cell>
          <table:table-cell office:value-type="float" office:value="6.09138545625426E+017" calcext:value-type="float">
            <text:p>6.0913854562542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7" calcext:value-type="float">
            <text:p>97</text:p>
          </table:table-cell>
          <table:table-cell office:value-type="float" office:value="7241.047" calcext:value-type="float">
            <text:p>7241.047</text:p>
          </table:table-cell>
          <table:table-cell office:value-type="float" office:value="0.02836198" calcext:value-type="float">
            <text:p>0.02836198</text:p>
          </table:table-cell>
          <table:table-cell office:value-type="float" office:value="4.022892" calcext:value-type="float">
            <text:p>4.022892</text:p>
          </table:table-cell>
          <table:table-cell office:value-type="float" office:value="92.58948" calcext:value-type="float">
            <text:p>92.58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4546E+018" calcext:value-type="float">
            <text:p>1.2376743664546E+018</text:p>
          </table:table-cell>
          <table:table-cell office:value-type="float" office:value="6.09141019526588E+017" calcext:value-type="float">
            <text:p>6.09141019526588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106" calcext:value-type="float">
            <text:p>106</text:p>
          </table:table-cell>
          <table:table-cell office:value-type="float" office:value="7750.617" calcext:value-type="float">
            <text:p>7750.617</text:p>
          </table:table-cell>
          <table:table-cell office:value-type="float" office:value="-0.9606937" calcext:value-type="float">
            <text:p>-0.9606937</text:p>
          </table:table-cell>
          <table:table-cell office:value-type="float" office:value="4.44838" calcext:value-type="float">
            <text:p>4.44838</text:p>
          </table:table-cell>
          <table:table-cell office:value-type="float" office:value="96.93111" calcext:value-type="float">
            <text:p>96.93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367E+018" calcext:value-type="float">
            <text:p>1.23765358740367E+018</text:p>
          </table:table-cell>
          <table:table-cell office:value-type="float" office:value="6.09142943671937E+017" calcext:value-type="float">
            <text:p>6.09142943671937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113" calcext:value-type="float">
            <text:p>113</text:p>
          </table:table-cell>
          <table:table-cell office:value-type="float" office:value="5858.753" calcext:value-type="float">
            <text:p>5858.753</text:p>
          </table:table-cell>
          <table:table-cell office:value-type="float" office:value="-0.6983165" calcext:value-type="float">
            <text:p>-0.6983165</text:p>
          </table:table-cell>
          <table:table-cell office:value-type="float" office:value="4.212335" calcext:value-type="float">
            <text:p>4.212335</text:p>
          </table:table-cell>
          <table:table-cell office:value-type="float" office:value="36.47139" calcext:value-type="float">
            <text:p>36.47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38E+018" calcext:value-type="float">
            <text:p>1.2376487201538E+018</text:p>
          </table:table-cell>
          <table:table-cell office:value-type="float" office:value="3.16378450657045E+017" calcext:value-type="float">
            <text:p>3.1637845065704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2" calcext:value-type="float">
            <text:p>2</text:p>
          </table:table-cell>
          <table:table-cell office:value-type="float" office:value="5986.765" calcext:value-type="float">
            <text:p>5986.765</text:p>
          </table:table-cell>
          <table:table-cell office:value-type="float" office:value="-0.6718433" calcext:value-type="float">
            <text:p>-0.6718433</text:p>
          </table:table-cell>
          <table:table-cell office:value-type="float" office:value="4.010084" calcext:value-type="float">
            <text:p>4.010084</text:p>
          </table:table-cell>
          <table:table-cell office:value-type="float" office:value="52.41454" calcext:value-type="float">
            <text:p>52.41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71E+018" calcext:value-type="float">
            <text:p>1.23767464885171E+018</text:p>
          </table:table-cell>
          <table:table-cell office:value-type="float" office:value="3.16378725534951E+017" calcext:value-type="float">
            <text:p>3.1637872553495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" calcext:value-type="float">
            <text:p>3</text:p>
          </table:table-cell>
          <table:table-cell office:value-type="float" office:value="4579.021" calcext:value-type="float">
            <text:p>4579.021</text:p>
          </table:table-cell>
          <table:table-cell office:value-type="float" office:value="-0.269667" calcext:value-type="float">
            <text:p>-0.269667</text:p>
          </table:table-cell>
          <table:table-cell office:value-type="float" office:value="4.297411" calcext:value-type="float">
            <text:p>4.297411</text:p>
          </table:table-cell>
          <table:table-cell office:value-type="float" office:value="55.08478" calcext:value-type="float">
            <text:p>55.0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087E+018" calcext:value-type="float">
            <text:p>1.23764872069087E+018</text:p>
          </table:table-cell>
          <table:table-cell office:value-type="float" office:value="3.16387796505881E+017" calcext:value-type="float">
            <text:p>3.1638779650588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6" calcext:value-type="float">
            <text:p>36</text:p>
          </table:table-cell>
          <table:table-cell office:value-type="float" office:value="5642.705" calcext:value-type="float">
            <text:p>5642.705</text:p>
          </table:table-cell>
          <table:table-cell office:value-type="float" office:value="-1.870755" calcext:value-type="float">
            <text:p>-1.870755</text:p>
          </table:table-cell>
          <table:table-cell office:value-type="float" office:value="4.123518" calcext:value-type="float">
            <text:p>4.123518</text:p>
          </table:table-cell>
          <table:table-cell office:value-type="float" office:value="33.71548" calcext:value-type="float">
            <text:p>33.715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545E+018" calcext:value-type="float">
            <text:p>1.23767464992545E+018</text:p>
          </table:table-cell>
          <table:table-cell office:value-type="float" office:value="3.16395493087275E+017" calcext:value-type="float">
            <text:p>3.1639549308727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64" calcext:value-type="float">
            <text:p>64</text:p>
          </table:table-cell>
          <table:table-cell office:value-type="float" office:value="5912.202" calcext:value-type="float">
            <text:p>5912.202</text:p>
          </table:table-cell>
          <table:table-cell office:value-type="float" office:value="-0.8539963" calcext:value-type="float">
            <text:p>-0.8539963</text:p>
          </table:table-cell>
          <table:table-cell office:value-type="float" office:value="4.270926" calcext:value-type="float">
            <text:p>4.270926</text:p>
          </table:table-cell>
          <table:table-cell office:value-type="float" office:value="32.09245" calcext:value-type="float">
            <text:p>32.092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45E+018" calcext:value-type="float">
            <text:p>1.23767464885145E+018</text:p>
          </table:table-cell>
          <table:table-cell office:value-type="float" office:value="3.16411161127971E+017" calcext:value-type="float">
            <text:p>3.1641116112797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21" calcext:value-type="float">
            <text:p>121</text:p>
          </table:table-cell>
          <table:table-cell office:value-type="float" office:value="6194.988" calcext:value-type="float">
            <text:p>6194.988</text:p>
          </table:table-cell>
          <table:table-cell office:value-type="float" office:value="-0.399047" calcext:value-type="float">
            <text:p>-0.399047</text:p>
          </table:table-cell>
          <table:table-cell office:value-type="float" office:value="4.051006" calcext:value-type="float">
            <text:p>4.051006</text:p>
          </table:table-cell>
          <table:table-cell office:value-type="float" office:value="61.37875" calcext:value-type="float">
            <text:p>61.37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45E+018" calcext:value-type="float">
            <text:p>1.23767464885145E+018</text:p>
          </table:table-cell>
          <table:table-cell office:value-type="float" office:value="3.16416108930296E+017" calcext:value-type="float">
            <text:p>3.16416108930296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39" calcext:value-type="float">
            <text:p>139</text:p>
          </table:table-cell>
          <table:table-cell office:value-type="float" office:value="5655.233" calcext:value-type="float">
            <text:p>5655.233</text:p>
          </table:table-cell>
          <table:table-cell office:value-type="float" office:value="-0.3355167" calcext:value-type="float">
            <text:p>-0.3355167</text:p>
          </table:table-cell>
          <table:table-cell office:value-type="float" office:value="4.317745" calcext:value-type="float">
            <text:p>4.317745</text:p>
          </table:table-cell>
          <table:table-cell office:value-type="float" office:value="41.88075" calcext:value-type="float">
            <text:p>41.88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722E+018" calcext:value-type="float">
            <text:p>1.23764872122722E+018</text:p>
          </table:table-cell>
          <table:table-cell office:value-type="float" office:value="3.16424905023318E+017" calcext:value-type="float">
            <text:p>3.16424905023318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71" calcext:value-type="float">
            <text:p>171</text:p>
          </table:table-cell>
          <table:table-cell office:value-type="float" office:value="5854.259" calcext:value-type="float">
            <text:p>5854.259</text:p>
          </table:table-cell>
          <table:table-cell office:value-type="float" office:value="-0.6247288" calcext:value-type="float">
            <text:p>-0.6247288</text:p>
          </table:table-cell>
          <table:table-cell office:value-type="float" office:value="4.26204" calcext:value-type="float">
            <text:p>4.26204</text:p>
          </table:table-cell>
          <table:table-cell office:value-type="float" office:value="45.46013" calcext:value-type="float">
            <text:p>45.46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099E+018" calcext:value-type="float">
            <text:p>1.23767464885099E+018</text:p>
          </table:table-cell>
          <table:table-cell office:value-type="float" office:value="3.16459539639593E+017" calcext:value-type="float">
            <text:p>3.16459539639593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297" calcext:value-type="float">
            <text:p>297</text:p>
          </table:table-cell>
          <table:table-cell office:value-type="float" office:value="4535.225" calcext:value-type="float">
            <text:p>4535.225</text:p>
          </table:table-cell>
          <table:table-cell office:value-type="float" office:value="-0.7445443" calcext:value-type="float">
            <text:p>-0.7445443</text:p>
          </table:table-cell>
          <table:table-cell office:value-type="float" office:value="4.408951" calcext:value-type="float">
            <text:p>4.408951</text:p>
          </table:table-cell>
          <table:table-cell office:value-type="float" office:value="33.57803" calcext:value-type="float">
            <text:p>33.578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063E+018" calcext:value-type="float">
            <text:p>1.23764872230063E+018</text:p>
          </table:table-cell>
          <table:table-cell office:value-type="float" office:value="3.16481529872149E+017" calcext:value-type="float">
            <text:p>3.16481529872149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77" calcext:value-type="float">
            <text:p>377</text:p>
          </table:table-cell>
          <table:table-cell office:value-type="float" office:value="5894.754" calcext:value-type="float">
            <text:p>5894.754</text:p>
          </table:table-cell>
          <table:table-cell office:value-type="float" office:value="-0.5162156" calcext:value-type="float">
            <text:p>-0.5162156</text:p>
          </table:table-cell>
          <table:table-cell office:value-type="float" office:value="4.134436" calcext:value-type="float">
            <text:p>4.134436</text:p>
          </table:table-cell>
          <table:table-cell office:value-type="float" office:value="33.98138" calcext:value-type="float">
            <text:p>33.98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75E+018" calcext:value-type="float">
            <text:p>1.2376487228375E+018</text:p>
          </table:table-cell>
          <table:table-cell office:value-type="float" office:value="3.16488126941915E+017" calcext:value-type="float">
            <text:p>3.1648812694191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01" calcext:value-type="float">
            <text:p>401</text:p>
          </table:table-cell>
          <table:table-cell office:value-type="float" office:value="5946.87" calcext:value-type="float">
            <text:p>5946.87</text:p>
          </table:table-cell>
          <table:table-cell office:value-type="float" office:value="-0.5445551" calcext:value-type="float">
            <text:p>-0.5445551</text:p>
          </table:table-cell>
          <table:table-cell office:value-type="float" office:value="4.146988" calcext:value-type="float">
            <text:p>4.146988</text:p>
          </table:table-cell>
          <table:table-cell office:value-type="float" office:value="48.11306" calcext:value-type="float">
            <text:p>48.113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561E+018" calcext:value-type="float">
            <text:p>1.23767465153561E+018</text:p>
          </table:table-cell>
          <table:table-cell office:value-type="float" office:value="3.16491425476798E+017" calcext:value-type="float">
            <text:p>3.16491425476798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13" calcext:value-type="float">
            <text:p>413</text:p>
          </table:table-cell>
          <table:table-cell office:value-type="float" office:value="5918.776" calcext:value-type="float">
            <text:p>5918.776</text:p>
          </table:table-cell>
          <table:table-cell office:value-type="float" office:value="-0.7838945" calcext:value-type="float">
            <text:p>-0.7838945</text:p>
          </table:table-cell>
          <table:table-cell office:value-type="float" office:value="4.106714" calcext:value-type="float">
            <text:p>4.106714</text:p>
          </table:table-cell>
          <table:table-cell office:value-type="float" office:value="49.43454" calcext:value-type="float">
            <text:p>49.43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E+018" calcext:value-type="float">
            <text:p>1.237674650999E+018</text:p>
          </table:table-cell>
          <table:table-cell office:value-type="float" office:value="3.16510666930285E+017" calcext:value-type="float">
            <text:p>3.1651066693028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83" calcext:value-type="float">
            <text:p>483</text:p>
          </table:table-cell>
          <table:table-cell office:value-type="float" office:value="5855.062" calcext:value-type="float">
            <text:p>5855.062</text:p>
          </table:table-cell>
          <table:table-cell office:value-type="float" office:value="-0.6902966" calcext:value-type="float">
            <text:p>-0.6902966</text:p>
          </table:table-cell>
          <table:table-cell office:value-type="float" office:value="4.057172" calcext:value-type="float">
            <text:p>4.057172</text:p>
          </table:table-cell>
          <table:table-cell office:value-type="float" office:value="39.97995" calcext:value-type="float">
            <text:p>39.979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435E+018" calcext:value-type="float">
            <text:p>1.23764872176435E+018</text:p>
          </table:table-cell>
          <table:table-cell office:value-type="float" office:value="3.16520562534935E+017" calcext:value-type="float">
            <text:p>3.1652056253493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19" calcext:value-type="float">
            <text:p>519</text:p>
          </table:table-cell>
          <table:table-cell office:value-type="float" office:value="6118.345" calcext:value-type="float">
            <text:p>6118.345</text:p>
          </table:table-cell>
          <table:table-cell office:value-type="float" office:value="-0.8968889" calcext:value-type="float">
            <text:p>-0.8968889</text:p>
          </table:table-cell>
          <table:table-cell office:value-type="float" office:value="4.039536" calcext:value-type="float">
            <text:p>4.039536</text:p>
          </table:table-cell>
          <table:table-cell office:value-type="float" office:value="33.99527" calcext:value-type="float">
            <text:p>33.99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32E+018" calcext:value-type="float">
            <text:p>1.23767465099932E+018</text:p>
          </table:table-cell>
          <table:table-cell office:value-type="float" office:value="3.16537879843072E+017" calcext:value-type="float">
            <text:p>3.16537879843072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82" calcext:value-type="float">
            <text:p>582</text:p>
          </table:table-cell>
          <table:table-cell office:value-type="float" office:value="5366.569" calcext:value-type="float">
            <text:p>5366.569</text:p>
          </table:table-cell>
          <table:table-cell office:value-type="float" office:value="-0.1646965" calcext:value-type="float">
            <text:p>-0.1646965</text:p>
          </table:table-cell>
          <table:table-cell office:value-type="float" office:value="4.438017" calcext:value-type="float">
            <text:p>4.438017</text:p>
          </table:table-cell>
          <table:table-cell office:value-type="float" office:value="46.10658" calcext:value-type="float">
            <text:p>46.10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32E+018" calcext:value-type="float">
            <text:p>1.23767465099932E+018</text:p>
          </table:table-cell>
          <table:table-cell office:value-type="float" office:value="3.165389793547E+017" calcext:value-type="float">
            <text:p>3.165389793547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86" calcext:value-type="float">
            <text:p>586</text:p>
          </table:table-cell>
          <table:table-cell office:value-type="float" office:value="5686.372" calcext:value-type="float">
            <text:p>5686.372</text:p>
          </table:table-cell>
          <table:table-cell office:value-type="float" office:value="-0.3575284" calcext:value-type="float">
            <text:p>-0.3575284</text:p>
          </table:table-cell>
          <table:table-cell office:value-type="float" office:value="4.30555" calcext:value-type="float">
            <text:p>4.30555</text:p>
          </table:table-cell>
          <table:table-cell office:value-type="float" office:value="51.45351" calcext:value-type="float">
            <text:p>51.45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163E+018" calcext:value-type="float">
            <text:p>1.23764870459163E+018</text:p>
          </table:table-cell>
          <table:table-cell office:value-type="float" office:value="3.44624355004672E+017" calcext:value-type="float">
            <text:p>3.44624355004672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360" calcext:value-type="float">
            <text:p>360</text:p>
          </table:table-cell>
          <table:table-cell office:value-type="float" office:value="5807.321" calcext:value-type="float">
            <text:p>5807.321</text:p>
          </table:table-cell>
          <table:table-cell office:value-type="float" office:value="-0.6296877" calcext:value-type="float">
            <text:p>-0.6296877</text:p>
          </table:table-cell>
          <table:table-cell office:value-type="float" office:value="4.275993" calcext:value-type="float">
            <text:p>4.275993</text:p>
          </table:table-cell>
          <table:table-cell office:value-type="float" office:value="31.49579" calcext:value-type="float">
            <text:p>31.49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596E+018" calcext:value-type="float">
            <text:p>1.23764870566596E+018</text:p>
          </table:table-cell>
          <table:table-cell office:value-type="float" office:value="3.44649643772111E+017" calcext:value-type="float">
            <text:p>3.44649643772111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452" calcext:value-type="float">
            <text:p>452</text:p>
          </table:table-cell>
          <table:table-cell office:value-type="float" office:value="6200.966" calcext:value-type="float">
            <text:p>6200.966</text:p>
          </table:table-cell>
          <table:table-cell office:value-type="float" office:value="-1.309449" calcext:value-type="float">
            <text:p>-1.309449</text:p>
          </table:table-cell>
          <table:table-cell office:value-type="float" office:value="4.059359" calcext:value-type="float">
            <text:p>4.059359</text:p>
          </table:table-cell>
          <table:table-cell office:value-type="float" office:value="51.389" calcext:value-type="float">
            <text:p>51.38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2915E+018" calcext:value-type="float">
            <text:p>1.23764870512915E+018</text:p>
          </table:table-cell>
          <table:table-cell office:value-type="float" office:value="3.44662563033737E+017" calcext:value-type="float">
            <text:p>3.44662563033737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499" calcext:value-type="float">
            <text:p>499</text:p>
          </table:table-cell>
          <table:table-cell office:value-type="float" office:value="5533.196" calcext:value-type="float">
            <text:p>5533.196</text:p>
          </table:table-cell>
          <table:table-cell office:value-type="float" office:value="-0.8755231" calcext:value-type="float">
            <text:p>-0.8755231</text:p>
          </table:table-cell>
          <table:table-cell office:value-type="float" office:value="4.288098" calcext:value-type="float">
            <text:p>4.288098</text:p>
          </table:table-cell>
          <table:table-cell office:value-type="float" office:value="35.47047" calcext:value-type="float">
            <text:p>35.470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241E+018" calcext:value-type="float">
            <text:p>1.23764870459241E+018</text:p>
          </table:table-cell>
          <table:table-cell office:value-type="float" office:value="3.44676856684898E+017" calcext:value-type="float">
            <text:p>3.44676856684898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551" calcext:value-type="float">
            <text:p>551</text:p>
          </table:table-cell>
          <table:table-cell office:value-type="float" office:value="5814.735" calcext:value-type="float">
            <text:p>5814.735</text:p>
          </table:table-cell>
          <table:table-cell office:value-type="float" office:value="-0.4419349" calcext:value-type="float">
            <text:p>-0.4419349</text:p>
          </table:table-cell>
          <table:table-cell office:value-type="float" office:value="4.20732" calcext:value-type="float">
            <text:p>4.20732</text:p>
          </table:table-cell>
          <table:table-cell office:value-type="float" office:value="44.21398" calcext:value-type="float">
            <text:p>44.213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154E+018" calcext:value-type="float">
            <text:p>1.23764872232154E+018</text:p>
          </table:table-cell>
          <table:table-cell office:value-type="float" office:value="3.44694173993036E+017" calcext:value-type="float">
            <text:p>3.44694173993036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614" calcext:value-type="float">
            <text:p>614</text:p>
          </table:table-cell>
          <table:table-cell office:value-type="float" office:value="5897.519" calcext:value-type="float">
            <text:p>5897.519</text:p>
          </table:table-cell>
          <table:table-cell office:value-type="float" office:value="-0.587619" calcext:value-type="float">
            <text:p>-0.587619</text:p>
          </table:table-cell>
          <table:table-cell office:value-type="float" office:value="4.248116" calcext:value-type="float">
            <text:p>4.248116</text:p>
          </table:table-cell>
          <table:table-cell office:value-type="float" office:value="47.94297" calcext:value-type="float">
            <text:p>47.94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972E+018" calcext:value-type="float">
            <text:p>1.23764870351972E+018</text:p>
          </table:table-cell>
          <table:table-cell office:value-type="float" office:value="3.45656796859361E+017" calcext:value-type="float">
            <text:p>3.45656796859361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20" calcext:value-type="float">
            <text:p>20</text:p>
          </table:table-cell>
          <table:table-cell office:value-type="float" office:value="5781.604" calcext:value-type="float">
            <text:p>5781.604</text:p>
          </table:table-cell>
          <table:table-cell office:value-type="float" office:value="-0.6335713" calcext:value-type="float">
            <text:p>-0.6335713</text:p>
          </table:table-cell>
          <table:table-cell office:value-type="float" office:value="4.255287" calcext:value-type="float">
            <text:p>4.255287</text:p>
          </table:table-cell>
          <table:table-cell office:value-type="float" office:value="58.85002" calcext:value-type="float">
            <text:p>58.850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666E+018" calcext:value-type="float">
            <text:p>1.23764870405666E+018</text:p>
          </table:table-cell>
          <table:table-cell office:value-type="float" office:value="3.45660645150059E+017" calcext:value-type="float">
            <text:p>3.45660645150059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34" calcext:value-type="float">
            <text:p>34</text:p>
          </table:table-cell>
          <table:table-cell office:value-type="float" office:value="5855.337" calcext:value-type="float">
            <text:p>5855.337</text:p>
          </table:table-cell>
          <table:table-cell office:value-type="float" office:value="-0.5956222" calcext:value-type="float">
            <text:p>-0.5956222</text:p>
          </table:table-cell>
          <table:table-cell office:value-type="float" office:value="4.112134" calcext:value-type="float">
            <text:p>4.112134</text:p>
          </table:table-cell>
          <table:table-cell office:value-type="float" office:value="41.12474" calcext:value-type="float">
            <text:p>41.124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951E+018" calcext:value-type="float">
            <text:p>1.2376487029951E+018</text:p>
          </table:table-cell>
          <table:table-cell office:value-type="float" office:value="3.91836010482264E+017" calcext:value-type="float">
            <text:p>3.9183601048226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83" calcext:value-type="float">
            <text:p>83</text:p>
          </table:table-cell>
          <table:table-cell office:value-type="float" office:value="5982.801" calcext:value-type="float">
            <text:p>5982.801</text:p>
          </table:table-cell>
          <table:table-cell office:value-type="float" office:value="-0.6080987" calcext:value-type="float">
            <text:p>-0.6080987</text:p>
          </table:table-cell>
          <table:table-cell office:value-type="float" office:value="4.201025" calcext:value-type="float">
            <text:p>4.201025</text:p>
          </table:table-cell>
          <table:table-cell office:value-type="float" office:value="35.02866" calcext:value-type="float">
            <text:p>35.02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78E+018" calcext:value-type="float">
            <text:p>1.23765554913378E+018</text:p>
          </table:table-cell>
          <table:table-cell office:value-type="float" office:value="3.91839858772961E+017" calcext:value-type="float">
            <text:p>3.91839858772961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97" calcext:value-type="float">
            <text:p>97</text:p>
          </table:table-cell>
          <table:table-cell office:value-type="float" office:value="5582.109" calcext:value-type="float">
            <text:p>5582.109</text:p>
          </table:table-cell>
          <table:table-cell office:value-type="float" office:value="-0.1491649" calcext:value-type="float">
            <text:p>-0.1491649</text:p>
          </table:table-cell>
          <table:table-cell office:value-type="float" office:value="4.145416" calcext:value-type="float">
            <text:p>4.145416</text:p>
          </table:table-cell>
          <table:table-cell office:value-type="float" office:value="52.16781" calcext:value-type="float">
            <text:p>52.16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7085E+018" calcext:value-type="float">
            <text:p>1.23765554967085E+018</text:p>
          </table:table-cell>
          <table:table-cell office:value-type="float" office:value="3.91840958284589E+017" calcext:value-type="float">
            <text:p>3.9184095828458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01" calcext:value-type="float">
            <text:p>101</text:p>
          </table:table-cell>
          <table:table-cell office:value-type="float" office:value="5574.608" calcext:value-type="float">
            <text:p>5574.608</text:p>
          </table:table-cell>
          <table:table-cell office:value-type="float" office:value="-0.7158411" calcext:value-type="float">
            <text:p>-0.7158411</text:p>
          </table:table-cell>
          <table:table-cell office:value-type="float" office:value="4.405279" calcext:value-type="float">
            <text:p>4.405279</text:p>
          </table:table-cell>
          <table:table-cell office:value-type="float" office:value="46.70942" calcext:value-type="float">
            <text:p>46.70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9504E+018" calcext:value-type="float">
            <text:p>1.23764870299504E+018</text:p>
          </table:table-cell>
          <table:table-cell office:value-type="float" office:value="3.91847280476449E+017" calcext:value-type="float">
            <text:p>3.918472804764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24" calcext:value-type="float">
            <text:p>124</text:p>
          </table:table-cell>
          <table:table-cell office:value-type="float" office:value="5322.66" calcext:value-type="float">
            <text:p>5322.66</text:p>
          </table:table-cell>
          <table:table-cell office:value-type="float" office:value="-0.147945" calcext:value-type="float">
            <text:p>-0.147945</text:p>
          </table:table-cell>
          <table:table-cell office:value-type="float" office:value="4.238279" calcext:value-type="float">
            <text:p>4.238279</text:p>
          </table:table-cell>
          <table:table-cell office:value-type="float" office:value="56.89331" calcext:value-type="float">
            <text:p>56.893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986694E+018" calcext:value-type="float">
            <text:p>1.23765555986694E+018</text:p>
          </table:table-cell>
          <table:table-cell office:value-type="float" office:value="3.91854702179936E+017" calcext:value-type="float">
            <text:p>3.9185470217993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51" calcext:value-type="float">
            <text:p>151</text:p>
          </table:table-cell>
          <table:table-cell office:value-type="float" office:value="4773.801" calcext:value-type="float">
            <text:p>4773.801</text:p>
          </table:table-cell>
          <table:table-cell office:value-type="float" office:value="-0.1255136" calcext:value-type="float">
            <text:p>-0.1255136</text:p>
          </table:table-cell>
          <table:table-cell office:value-type="float" office:value="4.241909" calcext:value-type="float">
            <text:p>4.241909</text:p>
          </table:table-cell>
          <table:table-cell office:value-type="float" office:value="40.61441" calcext:value-type="float">
            <text:p>40.61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85E+018" calcext:value-type="float">
            <text:p>1.23764870406885E+018</text:p>
          </table:table-cell>
          <table:table-cell office:value-type="float" office:value="3.91865697296214E+017" calcext:value-type="float">
            <text:p>3.9186569729621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91" calcext:value-type="float">
            <text:p>191</text:p>
          </table:table-cell>
          <table:table-cell office:value-type="float" office:value="4377.306" calcext:value-type="float">
            <text:p>4377.306</text:p>
          </table:table-cell>
          <table:table-cell office:value-type="float" office:value="-0.8181714" calcext:value-type="float">
            <text:p>-0.8181714</text:p>
          </table:table-cell>
          <table:table-cell office:value-type="float" office:value="4.256338" calcext:value-type="float">
            <text:p>4.256338</text:p>
          </table:table-cell>
          <table:table-cell office:value-type="float" office:value="34.42472" calcext:value-type="float">
            <text:p>34.42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20746E+018" calcext:value-type="float">
            <text:p>1.23765555020746E+018</text:p>
          </table:table-cell>
          <table:table-cell office:value-type="float" office:value="3.91866247052028E+017" calcext:value-type="float">
            <text:p>3.9186624705202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93" calcext:value-type="float">
            <text:p>193</text:p>
          </table:table-cell>
          <table:table-cell office:value-type="float" office:value="5059.01" calcext:value-type="float">
            <text:p>5059.01</text:p>
          </table:table-cell>
          <table:table-cell office:value-type="float" office:value="-0.06495149" calcext:value-type="float">
            <text:p>-0.06495149</text:p>
          </table:table-cell>
          <table:table-cell office:value-type="float" office:value="4.364971" calcext:value-type="float">
            <text:p>4.364971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65E+018" calcext:value-type="float">
            <text:p>1.23764870406865E+018</text:p>
          </table:table-cell>
          <table:table-cell office:value-type="float" office:value="3.91874493389236E+017" calcext:value-type="float">
            <text:p>3.9187449338923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23" calcext:value-type="float">
            <text:p>223</text:p>
          </table:table-cell>
          <table:table-cell office:value-type="float" office:value="5079.898" calcext:value-type="float">
            <text:p>5079.898</text:p>
          </table:table-cell>
          <table:table-cell office:value-type="float" office:value="0.131135" calcext:value-type="float">
            <text:p>0.131135</text:p>
          </table:table-cell>
          <table:table-cell office:value-type="float" office:value="4.231525" calcext:value-type="float">
            <text:p>4.231525</text:p>
          </table:table-cell>
          <table:table-cell office:value-type="float" office:value="57.94361" calcext:value-type="float">
            <text:p>57.943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71E+018" calcext:value-type="float">
            <text:p>1.23764870406871E+018</text:p>
          </table:table-cell>
          <table:table-cell office:value-type="float" office:value="3.9187504314505E+017" calcext:value-type="float">
            <text:p>3.9187504314505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25" calcext:value-type="float">
            <text:p>225</text:p>
          </table:table-cell>
          <table:table-cell office:value-type="float" office:value="5704.186" calcext:value-type="float">
            <text:p>5704.186</text:p>
          </table:table-cell>
          <table:table-cell office:value-type="float" office:value="-0.762429" calcext:value-type="float">
            <text:p>-0.762429</text:p>
          </table:table-cell>
          <table:table-cell office:value-type="float" office:value="4.281671" calcext:value-type="float">
            <text:p>4.281671</text:p>
          </table:table-cell>
          <table:table-cell office:value-type="float" office:value="42.39119" calcext:value-type="float">
            <text:p>42.39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7033E+018" calcext:value-type="float">
            <text:p>1.23765554967033E+018</text:p>
          </table:table-cell>
          <table:table-cell office:value-type="float" office:value="3.91876692412492E+017" calcext:value-type="float">
            <text:p>3.9187669241249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31" calcext:value-type="float">
            <text:p>231</text:p>
          </table:table-cell>
          <table:table-cell office:value-type="float" office:value="5919.913" calcext:value-type="float">
            <text:p>5919.913</text:p>
          </table:table-cell>
          <table:table-cell office:value-type="float" office:value="-0.5725682" calcext:value-type="float">
            <text:p>-0.5725682</text:p>
          </table:table-cell>
          <table:table-cell office:value-type="float" office:value="4.052432" calcext:value-type="float">
            <text:p>4.052432</text:p>
          </table:table-cell>
          <table:table-cell office:value-type="float" office:value="54.12832" calcext:value-type="float">
            <text:p>54.12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719E+018" calcext:value-type="float">
            <text:p>1.23764867399719E+018</text:p>
          </table:table-cell>
          <table:table-cell office:value-type="float" office:value="3.91886862895049E+017" calcext:value-type="float">
            <text:p>3.918868628950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68" calcext:value-type="float">
            <text:p>268</text:p>
          </table:table-cell>
          <table:table-cell office:value-type="float" office:value="7703.711" calcext:value-type="float">
            <text:p>7703.711</text:p>
          </table:table-cell>
          <table:table-cell office:value-type="float" office:value="-0.2630503" calcext:value-type="float">
            <text:p>-0.2630503</text:p>
          </table:table-cell>
          <table:table-cell office:value-type="float" office:value="4.073954" calcext:value-type="float">
            <text:p>4.073954</text:p>
          </table:table-cell>
          <table:table-cell office:value-type="float" office:value="56.00106" calcext:value-type="float">
            <text:p>56.00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19E+018" calcext:value-type="float">
            <text:p>1.23765554913319E+018</text:p>
          </table:table-cell>
          <table:table-cell office:value-type="float" office:value="3.91890986063653E+017" calcext:value-type="float">
            <text:p>3.91890986063653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83" calcext:value-type="float">
            <text:p>283</text:p>
          </table:table-cell>
          <table:table-cell office:value-type="float" office:value="4190.233" calcext:value-type="float">
            <text:p>4190.233</text:p>
          </table:table-cell>
          <table:table-cell office:value-type="float" office:value="-1.290992" calcext:value-type="float">
            <text:p>-1.290992</text:p>
          </table:table-cell>
          <table:table-cell office:value-type="float" office:value="4.398281" calcext:value-type="float">
            <text:p>4.398281</text:p>
          </table:table-cell>
          <table:table-cell office:value-type="float" office:value="53.87393" calcext:value-type="float">
            <text:p>53.873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5181755E+018" calcext:value-type="float">
            <text:p>1.23765555181755E+018</text:p>
          </table:table-cell>
          <table:table-cell office:value-type="float" office:value="3.91903080691558E+017" calcext:value-type="float">
            <text:p>3.9190308069155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27" calcext:value-type="float">
            <text:p>327</text:p>
          </table:table-cell>
          <table:table-cell office:value-type="float" office:value="5797.961" calcext:value-type="float">
            <text:p>5797.961</text:p>
          </table:table-cell>
          <table:table-cell office:value-type="float" office:value="-0.4373938" calcext:value-type="float">
            <text:p>-0.4373938</text:p>
          </table:table-cell>
          <table:table-cell office:value-type="float" office:value="4.215327" calcext:value-type="float">
            <text:p>4.215327</text:p>
          </table:table-cell>
          <table:table-cell office:value-type="float" office:value="38.68094" calcext:value-type="float">
            <text:p>38.68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06E+018" calcext:value-type="float">
            <text:p>1.23764870514206E+018</text:p>
          </table:table-cell>
          <table:table-cell office:value-type="float" office:value="3.91910227517139E+017" calcext:value-type="float">
            <text:p>3.9191022751713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53" calcext:value-type="float">
            <text:p>353</text:p>
          </table:table-cell>
          <table:table-cell office:value-type="float" office:value="5009.275" calcext:value-type="float">
            <text:p>5009.275</text:p>
          </table:table-cell>
          <table:table-cell office:value-type="float" office:value="-0.3115828" calcext:value-type="float">
            <text:p>-0.3115828</text:p>
          </table:table-cell>
          <table:table-cell office:value-type="float" office:value="4.423697" calcext:value-type="float">
            <text:p>4.423697</text:p>
          </table:table-cell>
          <table:table-cell office:value-type="float" office:value="42.42322" calcext:value-type="float">
            <text:p>42.423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781E+018" calcext:value-type="float">
            <text:p>1.23764867560781E+018</text:p>
          </table:table-cell>
          <table:table-cell office:value-type="float" office:value="3.91914350685743E+017" calcext:value-type="float">
            <text:p>3.91914350685743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68" calcext:value-type="float">
            <text:p>368</text:p>
          </table:table-cell>
          <table:table-cell office:value-type="float" office:value="5386.671" calcext:value-type="float">
            <text:p>5386.671</text:p>
          </table:table-cell>
          <table:table-cell office:value-type="float" office:value="-0.7008776" calcext:value-type="float">
            <text:p>-0.7008776</text:p>
          </table:table-cell>
          <table:table-cell office:value-type="float" office:value="4.372062" calcext:value-type="float">
            <text:p>4.372062</text:p>
          </table:table-cell>
          <table:table-cell office:value-type="float" office:value="36.80554" calcext:value-type="float">
            <text:p>36.80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87E+018" calcext:value-type="float">
            <text:p>1.23764867507087E+018</text:p>
          </table:table-cell>
          <table:table-cell office:value-type="float" office:value="3.9191737434272E+017" calcext:value-type="float">
            <text:p>3.919173743427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79" calcext:value-type="float">
            <text:p>379</text:p>
          </table:table-cell>
          <table:table-cell office:value-type="float" office:value="5559.418" calcext:value-type="float">
            <text:p>5559.418</text:p>
          </table:table-cell>
          <table:table-cell office:value-type="float" office:value="-0.1235393" calcext:value-type="float">
            <text:p>-0.1235393</text:p>
          </table:table-cell>
          <table:table-cell office:value-type="float" office:value="4.103882" calcext:value-type="float">
            <text:p>4.103882</text:p>
          </table:table-cell>
          <table:table-cell office:value-type="float" office:value="60.04191" calcext:value-type="float">
            <text:p>60.04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94E+018" calcext:value-type="float">
            <text:p>1.23764867507094E+018</text:p>
          </table:table-cell>
          <table:table-cell office:value-type="float" office:value="3.91926170435742E+017" calcext:value-type="float">
            <text:p>3.9192617043574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1" calcext:value-type="float">
            <text:p>411</text:p>
          </table:table-cell>
          <table:table-cell office:value-type="float" office:value="5519.68" calcext:value-type="float">
            <text:p>5519.68</text:p>
          </table:table-cell>
          <table:table-cell office:value-type="float" office:value="-0.168083" calcext:value-type="float">
            <text:p>-0.168083</text:p>
          </table:table-cell>
          <table:table-cell office:value-type="float" office:value="4.342052" calcext:value-type="float">
            <text:p>4.342052</text:p>
          </table:table-cell>
          <table:table-cell office:value-type="float" office:value="55.14991" calcext:value-type="float">
            <text:p>55.149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94E+018" calcext:value-type="float">
            <text:p>1.23764867507094E+018</text:p>
          </table:table-cell>
          <table:table-cell office:value-type="float" office:value="3.91926445313649E+017" calcext:value-type="float">
            <text:p>3.919264453136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2" calcext:value-type="float">
            <text:p>412</text:p>
          </table:table-cell>
          <table:table-cell office:value-type="float" office:value="5842.554" calcext:value-type="float">
            <text:p>5842.554</text:p>
          </table:table-cell>
          <table:table-cell office:value-type="float" office:value="-0.2131776" calcext:value-type="float">
            <text:p>-0.2131776</text:p>
          </table:table-cell>
          <table:table-cell office:value-type="float" office:value="4.127846" calcext:value-type="float">
            <text:p>4.127846</text:p>
          </table:table-cell>
          <table:table-cell office:value-type="float" office:value="32.9243" calcext:value-type="float">
            <text:p>32.92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926E+018" calcext:value-type="float">
            <text:p>1.23764870567926E+018</text:p>
          </table:table-cell>
          <table:table-cell office:value-type="float" office:value="3.91926720191556E+017" calcext:value-type="float">
            <text:p>3.9192672019155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3" calcext:value-type="float">
            <text:p>413</text:p>
          </table:table-cell>
          <table:table-cell office:value-type="float" office:value="5936.126" calcext:value-type="float">
            <text:p>5936.126</text:p>
          </table:table-cell>
          <table:table-cell office:value-type="float" office:value="-0.648173" calcext:value-type="float">
            <text:p>-0.648173</text:p>
          </table:table-cell>
          <table:table-cell office:value-type="float" office:value="4.20618" calcext:value-type="float">
            <text:p>4.20618</text:p>
          </table:table-cell>
          <table:table-cell office:value-type="float" office:value="58.91708" calcext:value-type="float">
            <text:p>58.91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926E+018" calcext:value-type="float">
            <text:p>1.23764870567926E+018</text:p>
          </table:table-cell>
          <table:table-cell office:value-type="float" office:value="3.91928369458997E+017" calcext:value-type="float">
            <text:p>3.91928369458997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9" calcext:value-type="float">
            <text:p>419</text:p>
          </table:table-cell>
          <table:table-cell office:value-type="float" office:value="7715.608" calcext:value-type="float">
            <text:p>7715.608</text:p>
          </table:table-cell>
          <table:table-cell office:value-type="float" office:value="-2.678" calcext:value-type="float">
            <text:p>-2.678</text:p>
          </table:table-cell>
          <table:table-cell office:value-type="float" office:value="4.064713" calcext:value-type="float">
            <text:p>4.064713</text:p>
          </table:table-cell>
          <table:table-cell office:value-type="float" office:value="45.44492" calcext:value-type="float">
            <text:p>45.44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539E+018" calcext:value-type="float">
            <text:p>1.23764870460539E+018</text:p>
          </table:table-cell>
          <table:table-cell office:value-type="float" office:value="3.91932217749694E+017" calcext:value-type="float">
            <text:p>3.9193221774969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33" calcext:value-type="float">
            <text:p>433</text:p>
          </table:table-cell>
          <table:table-cell office:value-type="float" office:value="5984.601" calcext:value-type="float">
            <text:p>5984.601</text:p>
          </table:table-cell>
          <table:table-cell office:value-type="float" office:value="-0.5243285" calcext:value-type="float">
            <text:p>-0.5243285</text:p>
          </table:table-cell>
          <table:table-cell office:value-type="float" office:value="4.003642" calcext:value-type="float">
            <text:p>4.003642</text:p>
          </table:table-cell>
          <table:table-cell office:value-type="float" office:value="41.47814" calcext:value-type="float">
            <text:p>41.478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539E+018" calcext:value-type="float">
            <text:p>1.23764870460539E+018</text:p>
          </table:table-cell>
          <table:table-cell office:value-type="float" office:value="3.91932492627601E+017" calcext:value-type="float">
            <text:p>3.91932492627601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34" calcext:value-type="float">
            <text:p>434</text:p>
          </table:table-cell>
          <table:table-cell office:value-type="float" office:value="6067.102" calcext:value-type="float">
            <text:p>6067.102</text:p>
          </table:table-cell>
          <table:table-cell office:value-type="float" office:value="-1.903996" calcext:value-type="float">
            <text:p>-1.903996</text:p>
          </table:table-cell>
          <table:table-cell office:value-type="float" office:value="4.035671" calcext:value-type="float">
            <text:p>4.035671</text:p>
          </table:table-cell>
          <table:table-cell office:value-type="float" office:value="30.8694" calcext:value-type="float">
            <text:p>30.86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894E+018" calcext:value-type="float">
            <text:p>1.23766327792894E+018</text:p>
          </table:table-cell>
          <table:table-cell office:value-type="float" office:value="4.38069376998992E+017" calcext:value-type="float">
            <text:p>4.38069376998992E+017</text:p>
          </table:table-cell>
          <table:table-cell office:value-type="float" office:value="389" calcext:value-type="float">
            <text:p>389</text:p>
          </table:table-cell>
          <table:table-cell office:value-type="float" office:value="51795" calcext:value-type="float">
            <text:p>51795</text:p>
          </table:table-cell>
          <table:table-cell office:value-type="float" office:value="343" calcext:value-type="float">
            <text:p>343</text:p>
          </table:table-cell>
          <table:table-cell office:value-type="float" office:value="4560.71" calcext:value-type="float">
            <text:p>4560.71</text:p>
          </table:table-cell>
          <table:table-cell office:value-type="float" office:value="-0.5417411" calcext:value-type="float">
            <text:p>-0.5417411</text:p>
          </table:table-cell>
          <table:table-cell office:value-type="float" office:value="4.343338" calcext:value-type="float">
            <text:p>4.343338</text:p>
          </table:table-cell>
          <table:table-cell office:value-type="float" office:value="35.53419" calcext:value-type="float">
            <text:p>35.53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664E+018" calcext:value-type="float">
            <text:p>1.2376632784664E+018</text:p>
          </table:table-cell>
          <table:table-cell office:value-type="float" office:value="4.38118305266428E+017" calcext:value-type="float">
            <text:p>4.38118305266428E+017</text:p>
          </table:table-cell>
          <table:table-cell office:value-type="float" office:value="389" calcext:value-type="float">
            <text:p>389</text:p>
          </table:table-cell>
          <table:table-cell office:value-type="float" office:value="51795" calcext:value-type="float">
            <text:p>51795</text:p>
          </table:table-cell>
          <table:table-cell office:value-type="float" office:value="521" calcext:value-type="float">
            <text:p>521</text:p>
          </table:table-cell>
          <table:table-cell office:value-type="float" office:value="6159.106" calcext:value-type="float">
            <text:p>6159.106</text:p>
          </table:table-cell>
          <table:table-cell office:value-type="float" office:value="-1.523154" calcext:value-type="float">
            <text:p>-1.523154</text:p>
          </table:table-cell>
          <table:table-cell office:value-type="float" office:value="4.258397" calcext:value-type="float">
            <text:p>4.258397</text:p>
          </table:table-cell>
          <table:table-cell office:value-type="float" office:value="43.60181" calcext:value-type="float">
            <text:p>43.60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24192295E+018" calcext:value-type="float">
            <text:p>1.23766024192295E+018</text:p>
          </table:table-cell>
          <table:table-cell office:value-type="float" office:value="4.6396178408934E+017" calcext:value-type="float">
            <text:p>4.6396178408934E+017</text:p>
          </table:table-cell>
          <table:table-cell office:value-type="float" office:value="412" calcext:value-type="float">
            <text:p>412</text:p>
          </table:table-cell>
          <table:table-cell office:value-type="float" office:value="52258" calcext:value-type="float">
            <text:p>52258</text:p>
          </table:table-cell>
          <table:table-cell office:value-type="float" office:value="331" calcext:value-type="float">
            <text:p>331</text:p>
          </table:table-cell>
          <table:table-cell office:value-type="float" office:value="4583.316" calcext:value-type="float">
            <text:p>4583.316</text:p>
          </table:table-cell>
          <table:table-cell office:value-type="float" office:value="-0.2622481" calcext:value-type="float">
            <text:p>-0.2622481</text:p>
          </table:table-cell>
          <table:table-cell office:value-type="float" office:value="4.176055" calcext:value-type="float">
            <text:p>4.176055</text:p>
          </table:table-cell>
          <table:table-cell office:value-type="float" office:value="30.62009" calcext:value-type="float">
            <text:p>30.62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25E+018" calcext:value-type="float">
            <text:p>1.23765127349325E+018</text:p>
          </table:table-cell>
          <table:table-cell office:value-type="float" office:value="4.90967982399318E+017" calcext:value-type="float">
            <text:p>4.90967982399318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275" calcext:value-type="float">
            <text:p>275</text:p>
          </table:table-cell>
          <table:table-cell office:value-type="float" office:value="4542.222" calcext:value-type="float">
            <text:p>4542.222</text:p>
          </table:table-cell>
          <table:table-cell office:value-type="float" office:value="-0.3464514" calcext:value-type="float">
            <text:p>-0.3464514</text:p>
          </table:table-cell>
          <table:table-cell office:value-type="float" office:value="4.364622" calcext:value-type="float">
            <text:p>4.364622</text:p>
          </table:table-cell>
          <table:table-cell office:value-type="float" office:value="34.16714" calcext:value-type="float">
            <text:p>34.16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05E+018" calcext:value-type="float">
            <text:p>1.23765127349305E+018</text:p>
          </table:table-cell>
          <table:table-cell office:value-type="float" office:value="4.90973754835364E+017" calcext:value-type="float">
            <text:p>4.9097375483536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296" calcext:value-type="float">
            <text:p>296</text:p>
          </table:table-cell>
          <table:table-cell office:value-type="float" office:value="5058.011" calcext:value-type="float">
            <text:p>5058.011</text:p>
          </table:table-cell>
          <table:table-cell office:value-type="float" office:value="-0.2117469" calcext:value-type="float">
            <text:p>-0.2117469</text:p>
          </table:table-cell>
          <table:table-cell office:value-type="float" office:value="4.259668" calcext:value-type="float">
            <text:p>4.259668</text:p>
          </table:table-cell>
          <table:table-cell office:value-type="float" office:value="34.1327" calcext:value-type="float">
            <text:p>34.1327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49683096E+018" calcext:value-type="float">
            <text:p>1.23765149683096E+018</text:p>
          </table:table-cell>
          <table:table-cell office:value-type="float" office:value="4.90977878003968E+017" calcext:value-type="float">
            <text:p>4.90977878003968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11" calcext:value-type="float">
            <text:p>311</text:p>
          </table:table-cell>
          <table:table-cell office:value-type="float" office:value="6199.139" calcext:value-type="float">
            <text:p>6199.139</text:p>
          </table:table-cell>
          <table:table-cell office:value-type="float" office:value="-0.5170274" calcext:value-type="float">
            <text:p>-0.5170274</text:p>
          </table:table-cell>
          <table:table-cell office:value-type="float" office:value="4.290384" calcext:value-type="float">
            <text:p>4.290384</text:p>
          </table:table-cell>
          <table:table-cell office:value-type="float" office:value="31.51398" calcext:value-type="float">
            <text:p>31.513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3038E+018" calcext:value-type="float">
            <text:p>1.23765127403038E+018</text:p>
          </table:table-cell>
          <table:table-cell office:value-type="float" office:value="4.90989972631874E+017" calcext:value-type="float">
            <text:p>4.9098997263187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55" calcext:value-type="float">
            <text:p>355</text:p>
          </table:table-cell>
          <table:table-cell office:value-type="float" office:value="4635.481" calcext:value-type="float">
            <text:p>4635.481</text:p>
          </table:table-cell>
          <table:table-cell office:value-type="float" office:value="-0.1621876" calcext:value-type="float">
            <text:p>-0.1621876</text:p>
          </table:table-cell>
          <table:table-cell office:value-type="float" office:value="4.118124" calcext:value-type="float">
            <text:p>4.118124</text:p>
          </table:table-cell>
          <table:table-cell office:value-type="float" office:value="41.9238" calcext:value-type="float">
            <text:p>41.92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51E+018" calcext:value-type="float">
            <text:p>1.23765127349351E+018</text:p>
          </table:table-cell>
          <table:table-cell office:value-type="float" office:value="4.91000692870244E+017" calcext:value-type="float">
            <text:p>4.9100069287024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94" calcext:value-type="float">
            <text:p>394</text:p>
          </table:table-cell>
          <table:table-cell office:value-type="float" office:value="4047.505" calcext:value-type="float">
            <text:p>4047.505</text:p>
          </table:table-cell>
          <table:table-cell office:value-type="float" office:value="-1.384894" calcext:value-type="float">
            <text:p>-1.384894</text:p>
          </table:table-cell>
          <table:table-cell office:value-type="float" office:value="4.398175" calcext:value-type="float">
            <text:p>4.398175</text:p>
          </table:table-cell>
          <table:table-cell office:value-type="float" office:value="37.27475" calcext:value-type="float">
            <text:p>37.2747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403084E+018" calcext:value-type="float">
            <text:p>1.23765127403084E+018</text:p>
          </table:table-cell>
          <table:table-cell office:value-type="float" office:value="4.910028918935E+017" calcext:value-type="float">
            <text:p>4.910028918935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402" calcext:value-type="float">
            <text:p>402</text:p>
          </table:table-cell>
          <table:table-cell office:value-type="float" office:value="5940.399" calcext:value-type="float">
            <text:p>5940.399</text:p>
          </table:table-cell>
          <table:table-cell office:value-type="float" office:value="-0.9598675" calcext:value-type="float">
            <text:p>-0.9598675</text:p>
          </table:table-cell>
          <table:table-cell office:value-type="float" office:value="4.191826" calcext:value-type="float">
            <text:p>4.191826</text:p>
          </table:table-cell>
          <table:table-cell office:value-type="float" office:value="33.70502" calcext:value-type="float">
            <text:p>33.705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162E+018" calcext:value-type="float">
            <text:p>1.23765149683162E+018</text:p>
          </table:table-cell>
          <table:table-cell office:value-type="float" office:value="4.91004541160942E+017" calcext:value-type="float">
            <text:p>4.91004541160942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408" calcext:value-type="float">
            <text:p>408</text:p>
          </table:table-cell>
          <table:table-cell office:value-type="float" office:value="6034.854" calcext:value-type="float">
            <text:p>6034.854</text:p>
          </table:table-cell>
          <table:table-cell office:value-type="float" office:value="-0.6055143" calcext:value-type="float">
            <text:p>-0.6055143</text:p>
          </table:table-cell>
          <table:table-cell office:value-type="float" office:value="4.220557" calcext:value-type="float">
            <text:p>4.220557</text:p>
          </table:table-cell>
          <table:table-cell office:value-type="float" office:value="41.89618" calcext:value-type="float">
            <text:p>41.89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023E+018" calcext:value-type="float">
            <text:p>1.23765127242023E+018</text:p>
          </table:table-cell>
          <table:table-cell office:value-type="float" office:value="4.91054568940005E+017" calcext:value-type="float">
            <text:p>4.91054568940005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590" calcext:value-type="float">
            <text:p>590</text:p>
          </table:table-cell>
          <table:table-cell office:value-type="float" office:value="5592.471" calcext:value-type="float">
            <text:p>5592.471</text:p>
          </table:table-cell>
          <table:table-cell office:value-type="float" office:value="-0.2920343" calcext:value-type="float">
            <text:p>-0.2920343</text:p>
          </table:table-cell>
          <table:table-cell office:value-type="float" office:value="4.347369" calcext:value-type="float">
            <text:p>4.347369</text:p>
          </table:table-cell>
          <table:table-cell office:value-type="float" office:value="54.54638" calcext:value-type="float">
            <text:p>54.546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87E+018" calcext:value-type="float">
            <text:p>1.23765149522087E+018</text:p>
          </table:table-cell>
          <table:table-cell office:value-type="float" office:value="4.91056493085354E+017" calcext:value-type="float">
            <text:p>4.9105649308535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597" calcext:value-type="float">
            <text:p>597</text:p>
          </table:table-cell>
          <table:table-cell office:value-type="float" office:value="6100.978" calcext:value-type="float">
            <text:p>6100.978</text:p>
          </table:table-cell>
          <table:table-cell office:value-type="float" office:value="-0.4523882" calcext:value-type="float">
            <text:p>-0.4523882</text:p>
          </table:table-cell>
          <table:table-cell office:value-type="float" office:value="4.018843" calcext:value-type="float">
            <text:p>4.018843</text:p>
          </table:table-cell>
          <table:table-cell office:value-type="float" office:value="35.37634" calcext:value-type="float">
            <text:p>35.37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717E+018" calcext:value-type="float">
            <text:p>1.23765127295717E+018</text:p>
          </table:table-cell>
          <table:table-cell office:value-type="float" office:value="4.91061440887679E+017" calcext:value-type="float">
            <text:p>4.91061440887679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15" calcext:value-type="float">
            <text:p>615</text:p>
          </table:table-cell>
          <table:table-cell office:value-type="float" office:value="8024.878" calcext:value-type="float">
            <text:p>8024.878</text:p>
          </table:table-cell>
          <table:table-cell office:value-type="float" office:value="-0.1560128" calcext:value-type="float">
            <text:p>-0.1560128</text:p>
          </table:table-cell>
          <table:table-cell office:value-type="float" office:value="4.098271" calcext:value-type="float">
            <text:p>4.098271</text:p>
          </table:table-cell>
          <table:table-cell office:value-type="float" office:value="30.94822" calcext:value-type="float">
            <text:p>30.948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494E+018" calcext:value-type="float">
            <text:p>1.23765149629494E+018</text:p>
          </table:table-cell>
          <table:table-cell office:value-type="float" office:value="4.91062540399307E+017" calcext:value-type="float">
            <text:p>4.91062540399307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19" calcext:value-type="float">
            <text:p>619</text:p>
          </table:table-cell>
          <table:table-cell office:value-type="float" office:value="8058.302" calcext:value-type="float">
            <text:p>8058.302</text:p>
          </table:table-cell>
          <table:table-cell office:value-type="float" office:value="-0.3778312" calcext:value-type="float">
            <text:p>-0.3778312</text:p>
          </table:table-cell>
          <table:table-cell office:value-type="float" office:value="4.100128" calcext:value-type="float">
            <text:p>4.100128</text:p>
          </table:table-cell>
          <table:table-cell office:value-type="float" office:value="45.6331" calcext:value-type="float">
            <text:p>45.63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107E+018" calcext:value-type="float">
            <text:p>1.23765149522107E+018</text:p>
          </table:table-cell>
          <table:table-cell office:value-type="float" office:value="4.91063914788842E+017" calcext:value-type="float">
            <text:p>4.91063914788842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24" calcext:value-type="float">
            <text:p>624</text:p>
          </table:table-cell>
          <table:table-cell office:value-type="float" office:value="6438.441" calcext:value-type="float">
            <text:p>6438.441</text:p>
          </table:table-cell>
          <table:table-cell office:value-type="float" office:value="-0.2839979" calcext:value-type="float">
            <text:p>-0.2839979</text:p>
          </table:table-cell>
          <table:table-cell office:value-type="float" office:value="4.06537" calcext:value-type="float">
            <text:p>4.06537</text:p>
          </table:table-cell>
          <table:table-cell office:value-type="float" office:value="53.9249" calcext:value-type="float">
            <text:p>53.92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217821E+018" calcext:value-type="float">
            <text:p>1.23765439217821E+018</text:p>
          </table:table-cell>
          <table:table-cell office:value-type="float" office:value="4.92040280996866E+017" calcext:value-type="float">
            <text:p>4.92040280996866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80" calcext:value-type="float">
            <text:p>80</text:p>
          </table:table-cell>
          <table:table-cell office:value-type="float" office:value="6069.823" calcext:value-type="float">
            <text:p>6069.823</text:p>
          </table:table-cell>
          <table:table-cell office:value-type="float" office:value="-1.231071" calcext:value-type="float">
            <text:p>-1.231071</text:p>
          </table:table-cell>
          <table:table-cell office:value-type="float" office:value="4.009594" calcext:value-type="float">
            <text:p>4.009594</text:p>
          </table:table-cell>
          <table:table-cell office:value-type="float" office:value="43.2604" calcext:value-type="float">
            <text:p>43.2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565E+018" calcext:value-type="float">
            <text:p>1.23765119081565E+018</text:p>
          </table:table-cell>
          <table:table-cell office:value-type="float" office:value="4.92054849525934E+017" calcext:value-type="float">
            <text:p>4.9205484952593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133" calcext:value-type="float">
            <text:p>133</text:p>
          </table:table-cell>
          <table:table-cell office:value-type="float" office:value="8137.799" calcext:value-type="float">
            <text:p>8137.799</text:p>
          </table:table-cell>
          <table:table-cell office:value-type="float" office:value="-1.391827" calcext:value-type="float">
            <text:p>-1.391827</text:p>
          </table:table-cell>
          <table:table-cell office:value-type="float" office:value="4.271983" calcext:value-type="float">
            <text:p>4.271983</text:p>
          </table:table-cell>
          <table:table-cell office:value-type="float" office:value="50.00657" calcext:value-type="float">
            <text:p>50.006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879599E+018" calcext:value-type="float">
            <text:p>1.23767370879599E+018</text:p>
          </table:table-cell>
          <table:table-cell office:value-type="float" office:value="5.32688677009123E+017" calcext:value-type="float">
            <text:p>5.32688677009123E+017</text:p>
          </table:table-cell>
          <table:table-cell office:value-type="float" office:value="473" calcext:value-type="float">
            <text:p>473</text:p>
          </table:table-cell>
          <table:table-cell office:value-type="float" office:value="51929" calcext:value-type="float">
            <text:p>51929</text:p>
          </table:table-cell>
          <table:table-cell office:value-type="float" office:value="502" calcext:value-type="float">
            <text:p>502</text:p>
          </table:table-cell>
          <table:table-cell office:value-type="float" office:value="5957.774" calcext:value-type="float">
            <text:p>5957.774</text:p>
          </table:table-cell>
          <table:table-cell office:value-type="float" office:value="-0.5566087" calcext:value-type="float">
            <text:p>-0.5566087</text:p>
          </table:table-cell>
          <table:table-cell office:value-type="float" office:value="4.051601" calcext:value-type="float">
            <text:p>4.051601</text:p>
          </table:table-cell>
          <table:table-cell office:value-type="float" office:value="39.57221" calcext:value-type="float">
            <text:p>39.57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8142E+018" calcext:value-type="float">
            <text:p>1.23765079568142E+018</text:p>
          </table:table-cell>
          <table:table-cell office:value-type="float" office:value="5.33693906706E+017" calcext:value-type="float">
            <text:p>5.33693906706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63" calcext:value-type="float">
            <text:p>63</text:p>
          </table:table-cell>
          <table:table-cell office:value-type="float" office:value="6215.138" calcext:value-type="float">
            <text:p>6215.138</text:p>
          </table:table-cell>
          <table:table-cell office:value-type="float" office:value="-1.794062" calcext:value-type="float">
            <text:p>-1.794062</text:p>
          </table:table-cell>
          <table:table-cell office:value-type="float" office:value="4.239697" calcext:value-type="float">
            <text:p>4.239697</text:p>
          </table:table-cell>
          <table:table-cell office:value-type="float" office:value="38.8778" calcext:value-type="float">
            <text:p>38.87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14435E+018" calcext:value-type="float">
            <text:p>1.23765079514435E+018</text:p>
          </table:table-cell>
          <table:table-cell office:value-type="float" office:value="5.33700503775767E+017" calcext:value-type="float">
            <text:p>5.33700503775767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87" calcext:value-type="float">
            <text:p>87</text:p>
          </table:table-cell>
          <table:table-cell office:value-type="float" office:value="7841.069" calcext:value-type="float">
            <text:p>7841.069</text:p>
          </table:table-cell>
          <table:table-cell office:value-type="float" office:value="-1.259971" calcext:value-type="float">
            <text:p>-1.259971</text:p>
          </table:table-cell>
          <table:table-cell office:value-type="float" office:value="4.173872" calcext:value-type="float">
            <text:p>4.173872</text:p>
          </table:table-cell>
          <table:table-cell office:value-type="float" office:value="32.48928" calcext:value-type="float">
            <text:p>32.48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7724E+018" calcext:value-type="float">
            <text:p>1.23764872067724E+018</text:p>
          </table:table-cell>
          <table:table-cell office:value-type="float" office:value="5.33709299868789E+017" calcext:value-type="float">
            <text:p>5.33709299868789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119" calcext:value-type="float">
            <text:p>119</text:p>
          </table:table-cell>
          <table:table-cell office:value-type="float" office:value="6344.954" calcext:value-type="float">
            <text:p>6344.954</text:p>
          </table:table-cell>
          <table:table-cell office:value-type="float" office:value="-0.1365403" calcext:value-type="float">
            <text:p>-0.1365403</text:p>
          </table:table-cell>
          <table:table-cell office:value-type="float" office:value="4.205851" calcext:value-type="float">
            <text:p>4.205851</text:p>
          </table:table-cell>
          <table:table-cell office:value-type="float" office:value="57.82164" calcext:value-type="float">
            <text:p>57.82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8128E+018" calcext:value-type="float">
            <text:p>1.23765079568128E+018</text:p>
          </table:table-cell>
          <table:table-cell office:value-type="float" office:value="5.33719745229253E+017" calcext:value-type="float">
            <text:p>5.33719745229253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157" calcext:value-type="float">
            <text:p>157</text:p>
          </table:table-cell>
          <table:table-cell office:value-type="float" office:value="5211.555" calcext:value-type="float">
            <text:p>5211.555</text:p>
          </table:table-cell>
          <table:table-cell office:value-type="float" office:value="-0.04343606" calcext:value-type="float">
            <text:p>-0.04343606</text:p>
          </table:table-cell>
          <table:table-cell office:value-type="float" office:value="4.412303" calcext:value-type="float">
            <text:p>4.412303</text:p>
          </table:table-cell>
          <table:table-cell office:value-type="float" office:value="48.53621" calcext:value-type="float">
            <text:p>48.53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21743E+018" calcext:value-type="float">
            <text:p>1.23765079621743E+018</text:p>
          </table:table-cell>
          <table:table-cell office:value-type="float" office:value="5.3378654056064E+017" calcext:value-type="float">
            <text:p>5.3378654056064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400" calcext:value-type="float">
            <text:p>400</text:p>
          </table:table-cell>
          <table:table-cell office:value-type="float" office:value="7670.556" calcext:value-type="float">
            <text:p>7670.556</text:p>
          </table:table-cell>
          <table:table-cell office:value-type="float" office:value="0.1860742" calcext:value-type="float">
            <text:p>0.1860742</text:p>
          </table:table-cell>
          <table:table-cell office:value-type="float" office:value="4.094857" calcext:value-type="float">
            <text:p>4.094857</text:p>
          </table:table-cell>
          <table:table-cell office:value-type="float" office:value="58.18224" calcext:value-type="float">
            <text:p>58.182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372E+018" calcext:value-type="float">
            <text:p>1.23764872121372E+018</text:p>
          </table:table-cell>
          <table:table-cell office:value-type="float" office:value="5.33810454938544E+017" calcext:value-type="float">
            <text:p>5.33810454938544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487" calcext:value-type="float">
            <text:p>487</text:p>
          </table:table-cell>
          <table:table-cell office:value-type="float" office:value="6101.367" calcext:value-type="float">
            <text:p>6101.367</text:p>
          </table:table-cell>
          <table:table-cell office:value-type="float" office:value="-0.5980907" calcext:value-type="float">
            <text:p>-0.5980907</text:p>
          </table:table-cell>
          <table:table-cell office:value-type="float" office:value="4.159069" calcext:value-type="float">
            <text:p>4.159069</text:p>
          </table:table-cell>
          <table:table-cell office:value-type="float" office:value="46.11055" calcext:value-type="float">
            <text:p>46.110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21829E+018" calcext:value-type="float">
            <text:p>1.23765079621829E+018</text:p>
          </table:table-cell>
          <table:table-cell office:value-type="float" office:value="5.33839042240866E+017" calcext:value-type="float">
            <text:p>5.33839042240866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591" calcext:value-type="float">
            <text:p>591</text:p>
          </table:table-cell>
          <table:table-cell office:value-type="float" office:value="5793.813" calcext:value-type="float">
            <text:p>5793.813</text:p>
          </table:table-cell>
          <table:table-cell office:value-type="float" office:value="-0.8002349" calcext:value-type="float">
            <text:p>-0.8002349</text:p>
          </table:table-cell>
          <table:table-cell office:value-type="float" office:value="4.18518" calcext:value-type="float">
            <text:p>4.18518</text:p>
          </table:table-cell>
          <table:table-cell office:value-type="float" office:value="33.343" calcext:value-type="float">
            <text:p>33.3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30328E+018" calcext:value-type="float">
            <text:p>1.237654030328E+018</text:p>
          </table:table-cell>
          <table:table-cell office:value-type="float" office:value="5.75462165092264E+017" calcext:value-type="float">
            <text:p>5.75462165092264E+017</text:p>
          </table:table-cell>
          <table:table-cell office:value-type="float" office:value="511" calcext:value-type="float">
            <text:p>511</text:p>
          </table:table-cell>
          <table:table-cell office:value-type="float" office:value="52636" calcext:value-type="float">
            <text:p>52636</text:p>
          </table:table-cell>
          <table:table-cell office:value-type="float" office:value="463" calcext:value-type="float">
            <text:p>463</text:p>
          </table:table-cell>
          <table:table-cell office:value-type="float" office:value="4407.038" calcext:value-type="float">
            <text:p>4407.038</text:p>
          </table:table-cell>
          <table:table-cell office:value-type="float" office:value="-0.4461262" calcext:value-type="float">
            <text:p>-0.4461262</text:p>
          </table:table-cell>
          <table:table-cell office:value-type="float" office:value="4.108521" calcext:value-type="float">
            <text:p>4.108521</text:p>
          </table:table-cell>
          <table:table-cell office:value-type="float" office:value="32.28461" calcext:value-type="float">
            <text:p>32.284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9646E+018" calcext:value-type="float">
            <text:p>1.23765175239646E+018</text:p>
          </table:table-cell>
          <table:table-cell office:value-type="float" office:value="5.76483600589941E+017" calcext:value-type="float">
            <text:p>5.76483600589941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83" calcext:value-type="float">
            <text:p>83</text:p>
          </table:table-cell>
          <table:table-cell office:value-type="float" office:value="6172.843" calcext:value-type="float">
            <text:p>6172.843</text:p>
          </table:table-cell>
          <table:table-cell office:value-type="float" office:value="-1.559061" calcext:value-type="float">
            <text:p>-1.559061</text:p>
          </table:table-cell>
          <table:table-cell office:value-type="float" office:value="4.065894" calcext:value-type="float">
            <text:p>4.065894</text:p>
          </table:table-cell>
          <table:table-cell office:value-type="float" office:value="41.1041" calcext:value-type="float">
            <text:p>41.1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32E+018" calcext:value-type="float">
            <text:p>1.2376517529332E+018</text:p>
          </table:table-cell>
          <table:table-cell office:value-type="float" office:value="5.76487723758545E+017" calcext:value-type="float">
            <text:p>5.76487723758545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98" calcext:value-type="float">
            <text:p>98</text:p>
          </table:table-cell>
          <table:table-cell office:value-type="float" office:value="5913.453" calcext:value-type="float">
            <text:p>5913.453</text:p>
          </table:table-cell>
          <table:table-cell office:value-type="float" office:value="-1.978205" calcext:value-type="float">
            <text:p>-1.978205</text:p>
          </table:table-cell>
          <table:table-cell office:value-type="float" office:value="4.155818" calcext:value-type="float">
            <text:p>4.155818</text:p>
          </table:table-cell>
          <table:table-cell office:value-type="float" office:value="34.8671" calcext:value-type="float">
            <text:p>34.86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79E+018" calcext:value-type="float">
            <text:p>1.2376487228379E+018</text:p>
          </table:table-cell>
          <table:table-cell office:value-type="float" office:value="5.76494870584125E+017" calcext:value-type="float">
            <text:p>5.76494870584125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124" calcext:value-type="float">
            <text:p>124</text:p>
          </table:table-cell>
          <table:table-cell office:value-type="float" office:value="5785.885" calcext:value-type="float">
            <text:p>5785.885</text:p>
          </table:table-cell>
          <table:table-cell office:value-type="float" office:value="-1.032493" calcext:value-type="float">
            <text:p>-1.032493</text:p>
          </table:table-cell>
          <table:table-cell office:value-type="float" office:value="4.326161" calcext:value-type="float">
            <text:p>4.326161</text:p>
          </table:table-cell>
          <table:table-cell office:value-type="float" office:value="33.42537" calcext:value-type="float">
            <text:p>33.4253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02871818E+018" calcext:value-type="float">
            <text:p>1.23765402871818E+018</text:p>
          </table:table-cell>
          <table:table-cell office:value-type="float" office:value="5.7649899375273E+017" calcext:value-type="float">
            <text:p>5.7649899375273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139" calcext:value-type="float">
            <text:p>139</text:p>
          </table:table-cell>
          <table:table-cell office:value-type="float" office:value="5167.164" calcext:value-type="float">
            <text:p>5167.164</text:p>
          </table:table-cell>
          <table:table-cell office:value-type="float" office:value="-0.2485558" calcext:value-type="float">
            <text:p>-0.2485558</text:p>
          </table:table-cell>
          <table:table-cell office:value-type="float" office:value="4.282612" calcext:value-type="float">
            <text:p>4.282612</text:p>
          </table:table-cell>
          <table:table-cell office:value-type="float" office:value="45.73918" calcext:value-type="float">
            <text:p>45.739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342E+018" calcext:value-type="float">
            <text:p>1.23765175454342E+018</text:p>
          </table:table-cell>
          <table:table-cell office:value-type="float" office:value="5.76551770310863E+017" calcext:value-type="float">
            <text:p>5.76551770310863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331" calcext:value-type="float">
            <text:p>331</text:p>
          </table:table-cell>
          <table:table-cell office:value-type="float" office:value="5460.176" calcext:value-type="float">
            <text:p>5460.176</text:p>
          </table:table-cell>
          <table:table-cell office:value-type="float" office:value="-0.1632838" calcext:value-type="float">
            <text:p>-0.1632838</text:p>
          </table:table-cell>
          <table:table-cell office:value-type="float" office:value="4.355645" calcext:value-type="float">
            <text:p>4.355645</text:p>
          </table:table-cell>
          <table:table-cell office:value-type="float" office:value="38.31746" calcext:value-type="float">
            <text:p>38.317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11E+018" calcext:value-type="float">
            <text:p>1.23765439003211E+018</text:p>
          </table:table-cell>
          <table:table-cell office:value-type="float" office:value="6.16025611583908E+017" calcext:value-type="float">
            <text:p>6.16025611583908E+017</text:p>
          </table:table-cell>
          <table:table-cell office:value-type="float" office:value="547" calcext:value-type="float">
            <text:p>547</text:p>
          </table:table-cell>
          <table:table-cell office:value-type="float" office:value="51959" calcext:value-type="float">
            <text:p>51959</text:p>
          </table:table-cell>
          <table:table-cell office:value-type="float" office:value="576" calcext:value-type="float">
            <text:p>576</text:p>
          </table:table-cell>
          <table:table-cell office:value-type="float" office:value="5886.429" calcext:value-type="float">
            <text:p>5886.429</text:p>
          </table:table-cell>
          <table:table-cell office:value-type="float" office:value="-0.6249377" calcext:value-type="float">
            <text:p>-0.6249377</text:p>
          </table:table-cell>
          <table:table-cell office:value-type="float" office:value="4.244016" calcext:value-type="float">
            <text:p>4.244016</text:p>
          </table:table-cell>
          <table:table-cell office:value-type="float" office:value="33.09273" calcext:value-type="float">
            <text:p>33.09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94703E+018" calcext:value-type="float">
            <text:p>1.23765358794703E+018</text:p>
          </table:table-cell>
          <table:table-cell office:value-type="float" office:value="6.16030559386233E+017" calcext:value-type="float">
            <text:p>6.16030559386233E+017</text:p>
          </table:table-cell>
          <table:table-cell office:value-type="float" office:value="547" calcext:value-type="float">
            <text:p>547</text:p>
          </table:table-cell>
          <table:table-cell office:value-type="float" office:value="51959" calcext:value-type="float">
            <text:p>51959</text:p>
          </table:table-cell>
          <table:table-cell office:value-type="float" office:value="594" calcext:value-type="float">
            <text:p>594</text:p>
          </table:table-cell>
          <table:table-cell office:value-type="float" office:value="5803.992" calcext:value-type="float">
            <text:p>5803.992</text:p>
          </table:table-cell>
          <table:table-cell office:value-type="float" office:value="-1.357243" calcext:value-type="float">
            <text:p>-1.357243</text:p>
          </table:table-cell>
          <table:table-cell office:value-type="float" office:value="4.40612" calcext:value-type="float">
            <text:p>4.40612</text:p>
          </table:table-cell>
          <table:table-cell office:value-type="float" office:value="30.44414" calcext:value-type="float">
            <text:p>30.4441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38573176E+018" calcext:value-type="float">
            <text:p>1.23765438573176E+018</text:p>
          </table:table-cell>
          <table:table-cell office:value-type="float" office:value="6.17005551775148E+017" calcext:value-type="float">
            <text:p>6.17005551775148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45" calcext:value-type="float">
            <text:p>45</text:p>
          </table:table-cell>
          <table:table-cell office:value-type="float" office:value="4644.921" calcext:value-type="float">
            <text:p>4644.921</text:p>
          </table:table-cell>
          <table:table-cell office:value-type="float" office:value="-0.4161049" calcext:value-type="float">
            <text:p>-0.4161049</text:p>
          </table:table-cell>
          <table:table-cell office:value-type="float" office:value="4.416616" calcext:value-type="float">
            <text:p>4.416616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19E+018" calcext:value-type="float">
            <text:p>1.2376543857319E+018</text:p>
          </table:table-cell>
          <table:table-cell office:value-type="float" office:value="6.17008025676311E+017" calcext:value-type="float">
            <text:p>6.17008025676311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54" calcext:value-type="float">
            <text:p>54</text:p>
          </table:table-cell>
          <table:table-cell office:value-type="float" office:value="6035.572" calcext:value-type="float">
            <text:p>6035.572</text:p>
          </table:table-cell>
          <table:table-cell office:value-type="float" office:value="-0.1510015" calcext:value-type="float">
            <text:p>-0.1510015</text:p>
          </table:table-cell>
          <table:table-cell office:value-type="float" office:value="4.292593" calcext:value-type="float">
            <text:p>4.292593</text:p>
          </table:table-cell>
          <table:table-cell office:value-type="float" office:value="71.75346" calcext:value-type="float">
            <text:p>71.753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43E+018" calcext:value-type="float">
            <text:p>1.23765439003243E+018</text:p>
          </table:table-cell>
          <table:table-cell office:value-type="float" office:value="6.17025342984448E+017" calcext:value-type="float">
            <text:p>6.17025342984448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17" calcext:value-type="float">
            <text:p>117</text:p>
          </table:table-cell>
          <table:table-cell office:value-type="float" office:value="6136.534" calcext:value-type="float">
            <text:p>6136.534</text:p>
          </table:table-cell>
          <table:table-cell office:value-type="float" office:value="-0.3828451" calcext:value-type="float">
            <text:p>-0.3828451</text:p>
          </table:table-cell>
          <table:table-cell office:value-type="float" office:value="4.071812" calcext:value-type="float">
            <text:p>4.071812</text:p>
          </table:table-cell>
          <table:table-cell office:value-type="float" office:value="30.10174" calcext:value-type="float">
            <text:p>30.101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857E+018" calcext:value-type="float">
            <text:p>1.23765438626857E+018</text:p>
          </table:table-cell>
          <table:table-cell office:value-type="float" office:value="6.17030015908866E+017" calcext:value-type="float">
            <text:p>6.17030015908866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34" calcext:value-type="float">
            <text:p>134</text:p>
          </table:table-cell>
          <table:table-cell office:value-type="float" office:value="6484.9" calcext:value-type="float">
            <text:p>6484.9</text:p>
          </table:table-cell>
          <table:table-cell office:value-type="float" office:value="-1.149045" calcext:value-type="float">
            <text:p>-1.149045</text:p>
          </table:table-cell>
          <table:table-cell office:value-type="float" office:value="4.076034" calcext:value-type="float">
            <text:p>4.076034</text:p>
          </table:table-cell>
          <table:table-cell office:value-type="float" office:value="55.2917" calcext:value-type="float">
            <text:p>55.29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944E+018" calcext:value-type="float">
            <text:p>1.23765439056944E+018</text:p>
          </table:table-cell>
          <table:table-cell office:value-type="float" office:value="6.17041285903051E+017" calcext:value-type="float">
            <text:p>6.17041285903051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75" calcext:value-type="float">
            <text:p>175</text:p>
          </table:table-cell>
          <table:table-cell office:value-type="float" office:value="7934.974" calcext:value-type="float">
            <text:p>7934.974</text:p>
          </table:table-cell>
          <table:table-cell office:value-type="float" office:value="-0.8931623" calcext:value-type="float">
            <text:p>-0.8931623</text:p>
          </table:table-cell>
          <table:table-cell office:value-type="float" office:value="4.167618" calcext:value-type="float">
            <text:p>4.167618</text:p>
          </table:table-cell>
          <table:table-cell office:value-type="float" office:value="50.69124" calcext:value-type="float">
            <text:p>50.69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831E+018" calcext:value-type="float">
            <text:p>1.23765438626831E+018</text:p>
          </table:table-cell>
          <table:table-cell office:value-type="float" office:value="6.17047058339097E+017" calcext:value-type="float">
            <text:p>6.17047058339097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96" calcext:value-type="float">
            <text:p>196</text:p>
          </table:table-cell>
          <table:table-cell office:value-type="float" office:value="7488.138" calcext:value-type="float">
            <text:p>7488.138</text:p>
          </table:table-cell>
          <table:table-cell office:value-type="float" office:value="0.08168849" calcext:value-type="float">
            <text:p>0.08168849</text:p>
          </table:table-cell>
          <table:table-cell office:value-type="float" office:value="4.043987" calcext:value-type="float">
            <text:p>4.043987</text:p>
          </table:table-cell>
          <table:table-cell office:value-type="float" office:value="90.17155" calcext:value-type="float">
            <text:p>90.17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902103E+018" calcext:value-type="float">
            <text:p>1.23765358902103E+018</text:p>
          </table:table-cell>
          <table:table-cell office:value-type="float" office:value="6.1708636587979E+017" calcext:value-type="float">
            <text:p>6.1708636587979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339" calcext:value-type="float">
            <text:p>339</text:p>
          </table:table-cell>
          <table:table-cell office:value-type="float" office:value="5609.616" calcext:value-type="float">
            <text:p>5609.616</text:p>
          </table:table-cell>
          <table:table-cell office:value-type="float" office:value="-1.641012" calcext:value-type="float">
            <text:p>-1.641012</text:p>
          </table:table-cell>
          <table:table-cell office:value-type="float" office:value="4.390419" calcext:value-type="float">
            <text:p>4.390419</text:p>
          </table:table-cell>
          <table:table-cell office:value-type="float" office:value="53.41312" calcext:value-type="float">
            <text:p>53.413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4522E+018" calcext:value-type="float">
            <text:p>1.23764872014522E+018</text:p>
          </table:table-cell>
          <table:table-cell office:value-type="float" office:value="3.0402901588105E+017" calcext:value-type="float">
            <text:p>3.0402901588105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131" calcext:value-type="float">
            <text:p>131</text:p>
          </table:table-cell>
          <table:table-cell office:value-type="float" office:value="5827.522" calcext:value-type="float">
            <text:p>5827.522</text:p>
          </table:table-cell>
          <table:table-cell office:value-type="float" office:value="-0.9150033" calcext:value-type="float">
            <text:p>-0.9150033</text:p>
          </table:table-cell>
          <table:table-cell office:value-type="float" office:value="4.048271" calcext:value-type="float">
            <text:p>4.048271</text:p>
          </table:table-cell>
          <table:table-cell office:value-type="float" office:value="40.85896" calcext:value-type="float">
            <text:p>40.858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4483E+018" calcext:value-type="float">
            <text:p>1.23764872014483E+018</text:p>
          </table:table-cell>
          <table:table-cell office:value-type="float" office:value="3.04061176596163E+017" calcext:value-type="float">
            <text:p>3.04061176596163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248" calcext:value-type="float">
            <text:p>248</text:p>
          </table:table-cell>
          <table:table-cell office:value-type="float" office:value="5740.672" calcext:value-type="float">
            <text:p>5740.672</text:p>
          </table:table-cell>
          <table:table-cell office:value-type="float" office:value="-0.5190089" calcext:value-type="float">
            <text:p>-0.5190089</text:p>
          </table:table-cell>
          <table:table-cell office:value-type="float" office:value="4.278857" calcext:value-type="float">
            <text:p>4.278857</text:p>
          </table:table-cell>
          <table:table-cell office:value-type="float" office:value="38.16645" calcext:value-type="float">
            <text:p>38.16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211E+018" calcext:value-type="float">
            <text:p>1.23764872229211E+018</text:p>
          </table:table-cell>
          <table:table-cell office:value-type="float" office:value="3.04081517561276E+017" calcext:value-type="float">
            <text:p>3.04081517561276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322" calcext:value-type="float">
            <text:p>322</text:p>
          </table:table-cell>
          <table:table-cell office:value-type="float" office:value="6146.726" calcext:value-type="float">
            <text:p>6146.726</text:p>
          </table:table-cell>
          <table:table-cell office:value-type="float" office:value="-0.9990153" calcext:value-type="float">
            <text:p>-0.9990153</text:p>
          </table:table-cell>
          <table:table-cell office:value-type="float" office:value="4.04761" calcext:value-type="float">
            <text:p>4.04761</text:p>
          </table:table-cell>
          <table:table-cell office:value-type="float" office:value="37.17294" calcext:value-type="float">
            <text:p>37.172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896E+018" calcext:value-type="float">
            <text:p>1.23764872121896E+018</text:p>
          </table:table-cell>
          <table:table-cell office:value-type="float" office:value="3.04127422171736E+017" calcext:value-type="float">
            <text:p>3.04127422171736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489" calcext:value-type="float">
            <text:p>489</text:p>
          </table:table-cell>
          <table:table-cell office:value-type="float" office:value="6104.092" calcext:value-type="float">
            <text:p>6104.092</text:p>
          </table:table-cell>
          <table:table-cell office:value-type="float" office:value="-0.57998" calcext:value-type="float">
            <text:p>-0.57998</text:p>
          </table:table-cell>
          <table:table-cell office:value-type="float" office:value="4.026039" calcext:value-type="float">
            <text:p>4.026039</text:p>
          </table:table-cell>
          <table:table-cell office:value-type="float" office:value="42.97891" calcext:value-type="float">
            <text:p>42.97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909E+018" calcext:value-type="float">
            <text:p>1.23764872121909E+018</text:p>
          </table:table-cell>
          <table:table-cell office:value-type="float" office:value="3.04135393631037E+017" calcext:value-type="float">
            <text:p>3.04135393631037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518" calcext:value-type="float">
            <text:p>518</text:p>
          </table:table-cell>
          <table:table-cell office:value-type="float" office:value="5812.937" calcext:value-type="float">
            <text:p>5812.937</text:p>
          </table:table-cell>
          <table:table-cell office:value-type="float" office:value="-0.3440236" calcext:value-type="float">
            <text:p>-0.3440236</text:p>
          </table:table-cell>
          <table:table-cell office:value-type="float" office:value="4.099764" calcext:value-type="float">
            <text:p>4.099764</text:p>
          </table:table-cell>
          <table:table-cell office:value-type="float" office:value="36.41682" calcext:value-type="float">
            <text:p>36.416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13E+018" calcext:value-type="float">
            <text:p>1.23765175238813E+018</text:p>
          </table:table-cell>
          <table:table-cell office:value-type="float" office:value="3.04159857764755E+017" calcext:value-type="float">
            <text:p>3.04159857764755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607" calcext:value-type="float">
            <text:p>607</text:p>
          </table:table-cell>
          <table:table-cell office:value-type="float" office:value="5745.403" calcext:value-type="float">
            <text:p>5745.403</text:p>
          </table:table-cell>
          <table:table-cell office:value-type="float" office:value="-1.107111" calcext:value-type="float">
            <text:p>-1.107111</text:p>
          </table:table-cell>
          <table:table-cell office:value-type="float" office:value="4.367345" calcext:value-type="float">
            <text:p>4.367345</text:p>
          </table:table-cell>
          <table:table-cell office:value-type="float" office:value="34.26782" calcext:value-type="float">
            <text:p>34.2678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996257E+018" calcext:value-type="float">
            <text:p>1.2376517996257E+018</text:p>
          </table:table-cell>
          <table:table-cell office:value-type="float" office:value="3.05121930002852E+017" calcext:value-type="float">
            <text:p>3.05121930002852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1" calcext:value-type="float">
            <text:p>11</text:p>
          </table:table-cell>
          <table:table-cell office:value-type="float" office:value="5653.747" calcext:value-type="float">
            <text:p>5653.747</text:p>
          </table:table-cell>
          <table:table-cell office:value-type="float" office:value="-0.7423995" calcext:value-type="float">
            <text:p>-0.7423995</text:p>
          </table:table-cell>
          <table:table-cell office:value-type="float" office:value="4.235106" calcext:value-type="float">
            <text:p>4.235106</text:p>
          </table:table-cell>
          <table:table-cell office:value-type="float" office:value="35.20712" calcext:value-type="float">
            <text:p>35.207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4607E+018" calcext:value-type="float">
            <text:p>1.23764872014607E+018</text:p>
          </table:table-cell>
          <table:table-cell office:value-type="float" office:value="3.05122754636573E+017" calcext:value-type="float">
            <text:p>3.0512275463657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4" calcext:value-type="float">
            <text:p>14</text:p>
          </table:table-cell>
          <table:table-cell office:value-type="float" office:value="5703.542" calcext:value-type="float">
            <text:p>5703.542</text:p>
          </table:table-cell>
          <table:table-cell office:value-type="float" office:value="-0.7121332" calcext:value-type="float">
            <text:p>-0.7121332</text:p>
          </table:table-cell>
          <table:table-cell office:value-type="float" office:value="4.27047" calcext:value-type="float">
            <text:p>4.27047</text:p>
          </table:table-cell>
          <table:table-cell office:value-type="float" office:value="36.29328" calcext:value-type="float">
            <text:p>36.29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385E+018" calcext:value-type="float">
            <text:p>1.23765466866385E+018</text:p>
          </table:table-cell>
          <table:table-cell office:value-type="float" office:value="3.05141721212152E+017" calcext:value-type="float">
            <text:p>3.05141721212152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83" calcext:value-type="float">
            <text:p>83</text:p>
          </table:table-cell>
          <table:table-cell office:value-type="float" office:value="6090.351" calcext:value-type="float">
            <text:p>6090.351</text:p>
          </table:table-cell>
          <table:table-cell office:value-type="float" office:value="-0.975949" calcext:value-type="float">
            <text:p>-0.975949</text:p>
          </table:table-cell>
          <table:table-cell office:value-type="float" office:value="4.15694" calcext:value-type="float">
            <text:p>4.15694</text:p>
          </table:table-cell>
          <table:table-cell office:value-type="float" office:value="44.94075" calcext:value-type="float">
            <text:p>44.94075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50434296E+018" calcext:value-type="float">
            <text:p>1.23765150434296E+018</text:p>
          </table:table-cell>
          <table:table-cell office:value-type="float" office:value="3.34412371286059E+017" calcext:value-type="float">
            <text:p>3.3441237128605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73" calcext:value-type="float">
            <text:p>73</text:p>
          </table:table-cell>
          <table:table-cell office:value-type="float" office:value="5956.386" calcext:value-type="float">
            <text:p>5956.386</text:p>
          </table:table-cell>
          <table:table-cell office:value-type="float" office:value="-0.6268829" calcext:value-type="float">
            <text:p>-0.6268829</text:p>
          </table:table-cell>
          <table:table-cell office:value-type="float" office:value="4.2025" calcext:value-type="float">
            <text:p>4.2025</text:p>
          </table:table-cell>
          <table:table-cell office:value-type="float" office:value="51.72113" calcext:value-type="float">
            <text:p>51.72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882928E+018" calcext:value-type="float">
            <text:p>1.23765076882928E+018</text:p>
          </table:table-cell>
          <table:table-cell office:value-type="float" office:value="3.34425840303499E+017" calcext:value-type="float">
            <text:p>3.3442584030349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122" calcext:value-type="float">
            <text:p>122</text:p>
          </table:table-cell>
          <table:table-cell office:value-type="float" office:value="5654.706" calcext:value-type="float">
            <text:p>5654.706</text:p>
          </table:table-cell>
          <table:table-cell office:value-type="float" office:value="-0.7324674" calcext:value-type="float">
            <text:p>-0.7324674</text:p>
          </table:table-cell>
          <table:table-cell office:value-type="float" office:value="4.319314" calcext:value-type="float">
            <text:p>4.319314</text:p>
          </table:table-cell>
          <table:table-cell office:value-type="float" office:value="36.88738" calcext:value-type="float">
            <text:p>36.887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586E+018" calcext:value-type="float">
            <text:p>1.23765076185586E+018</text:p>
          </table:table-cell>
          <table:table-cell office:value-type="float" office:value="3.75065445272676E+017" calcext:value-type="float">
            <text:p>3.75065445272676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512" calcext:value-type="float">
            <text:p>512</text:p>
          </table:table-cell>
          <table:table-cell office:value-type="float" office:value="5966.36" calcext:value-type="float">
            <text:p>5966.36</text:p>
          </table:table-cell>
          <table:table-cell office:value-type="float" office:value="-0.5872622" calcext:value-type="float">
            <text:p>-0.5872622</text:p>
          </table:table-cell>
          <table:table-cell office:value-type="float" office:value="4.139812" calcext:value-type="float">
            <text:p>4.139812</text:p>
          </table:table-cell>
          <table:table-cell office:value-type="float" office:value="34.37456" calcext:value-type="float">
            <text:p>34.374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135E+018" calcext:value-type="float">
            <text:p>1.23765036941135E+018</text:p>
          </table:table-cell>
          <table:table-cell office:value-type="float" office:value="3.76076990601521E+017" calcext:value-type="float">
            <text:p>3.76076990601521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96" calcext:value-type="float">
            <text:p>96</text:p>
          </table:table-cell>
          <table:table-cell office:value-type="float" office:value="5852.739" calcext:value-type="float">
            <text:p>5852.739</text:p>
          </table:table-cell>
          <table:table-cell office:value-type="float" office:value="-0.515828" calcext:value-type="float">
            <text:p>-0.515828</text:p>
          </table:table-cell>
          <table:table-cell office:value-type="float" office:value="4.11039" calcext:value-type="float">
            <text:p>4.11039</text:p>
          </table:table-cell>
          <table:table-cell office:value-type="float" office:value="33.73199" calcext:value-type="float">
            <text:p>33.73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984E+018" calcext:value-type="float">
            <text:p>1.23765076131984E+018</text:p>
          </table:table-cell>
          <table:table-cell office:value-type="float" office:value="3.76105028148029E+017" calcext:value-type="float">
            <text:p>3.76105028148029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198" calcext:value-type="float">
            <text:p>198</text:p>
          </table:table-cell>
          <table:table-cell office:value-type="float" office:value="5748.407" calcext:value-type="float">
            <text:p>5748.407</text:p>
          </table:table-cell>
          <table:table-cell office:value-type="float" office:value="-0.7388298" calcext:value-type="float">
            <text:p>-0.7388298</text:p>
          </table:table-cell>
          <table:table-cell office:value-type="float" office:value="4.105157" calcext:value-type="float">
            <text:p>4.105157</text:p>
          </table:table-cell>
          <table:table-cell office:value-type="float" office:value="42.92284" calcext:value-type="float">
            <text:p>42.92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258E+018" calcext:value-type="float">
            <text:p>1.23765076078258E+018</text:p>
          </table:table-cell>
          <table:table-cell office:value-type="float" office:value="3.76128117892213E+017" calcext:value-type="float">
            <text:p>3.7612811789221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282" calcext:value-type="float">
            <text:p>282</text:p>
          </table:table-cell>
          <table:table-cell office:value-type="float" office:value="5648.104" calcext:value-type="float">
            <text:p>5648.104</text:p>
          </table:table-cell>
          <table:table-cell office:value-type="float" office:value="-0.8128107" calcext:value-type="float">
            <text:p>-0.8128107</text:p>
          </table:table-cell>
          <table:table-cell office:value-type="float" office:value="4.369717" calcext:value-type="float">
            <text:p>4.369717</text:p>
          </table:table-cell>
          <table:table-cell office:value-type="float" office:value="43.1876" calcext:value-type="float">
            <text:p>43.1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544E+018" calcext:value-type="float">
            <text:p>1.23765037209544E+018</text:p>
          </table:table-cell>
          <table:table-cell office:value-type="float" office:value="3.76150383002675E+017" calcext:value-type="float">
            <text:p>3.76150383002675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363" calcext:value-type="float">
            <text:p>363</text:p>
          </table:table-cell>
          <table:table-cell office:value-type="float" office:value="7263.124" calcext:value-type="float">
            <text:p>7263.124</text:p>
          </table:table-cell>
          <table:table-cell office:value-type="float" office:value="-1.075764" calcext:value-type="float">
            <text:p>-1.075764</text:p>
          </table:table-cell>
          <table:table-cell office:value-type="float" office:value="4.017808" calcext:value-type="float">
            <text:p>4.017808</text:p>
          </table:table-cell>
          <table:table-cell office:value-type="float" office:value="47.95022" calcext:value-type="float">
            <text:p>47.950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065E+018" calcext:value-type="float">
            <text:p>1.23765076293065E+018</text:p>
          </table:table-cell>
          <table:table-cell office:value-type="float" office:value="3.76174847136393E+017" calcext:value-type="float">
            <text:p>3.7617484713639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52" calcext:value-type="float">
            <text:p>452</text:p>
          </table:table-cell>
          <table:table-cell office:value-type="float" office:value="5943.1" calcext:value-type="float">
            <text:p>5943.1</text:p>
          </table:table-cell>
          <table:table-cell office:value-type="float" office:value="-0.5706559" calcext:value-type="float">
            <text:p>-0.5706559</text:p>
          </table:table-cell>
          <table:table-cell office:value-type="float" office:value="4.343824" calcext:value-type="float">
            <text:p>4.343824</text:p>
          </table:table-cell>
          <table:table-cell office:value-type="float" office:value="37.71028" calcext:value-type="float">
            <text:p>37.71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059E+018" calcext:value-type="float">
            <text:p>1.23765076293059E+018</text:p>
          </table:table-cell>
          <table:table-cell office:value-type="float" office:value="3.76175946648021E+017" calcext:value-type="float">
            <text:p>3.76175946648021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56" calcext:value-type="float">
            <text:p>456</text:p>
          </table:table-cell>
          <table:table-cell office:value-type="float" office:value="6104.149" calcext:value-type="float">
            <text:p>6104.149</text:p>
          </table:table-cell>
          <table:table-cell office:value-type="float" office:value="-0.7915896" calcext:value-type="float">
            <text:p>-0.7915896</text:p>
          </table:table-cell>
          <table:table-cell office:value-type="float" office:value="4.12996" calcext:value-type="float">
            <text:p>4.12996</text:p>
          </table:table-cell>
          <table:table-cell office:value-type="float" office:value="42.14547" calcext:value-type="float">
            <text:p>42.145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183E+018" calcext:value-type="float">
            <text:p>1.23765037102183E+018</text:p>
          </table:table-cell>
          <table:table-cell office:value-type="float" office:value="3.76177595915463E+017" calcext:value-type="float">
            <text:p>3.7617759591546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62" calcext:value-type="float">
            <text:p>462</text:p>
          </table:table-cell>
          <table:table-cell office:value-type="float" office:value="5911.649" calcext:value-type="float">
            <text:p>5911.649</text:p>
          </table:table-cell>
          <table:table-cell office:value-type="float" office:value="-0.8650998" calcext:value-type="float">
            <text:p>-0.8650998</text:p>
          </table:table-cell>
          <table:table-cell office:value-type="float" office:value="4.227806" calcext:value-type="float">
            <text:p>4.227806</text:p>
          </table:table-cell>
          <table:table-cell office:value-type="float" office:value="34.84536" calcext:value-type="float">
            <text:p>34.84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09E+018" calcext:value-type="float">
            <text:p>1.23765037102209E+018</text:p>
          </table:table-cell>
          <table:table-cell office:value-type="float" office:value="3.76199861025925E+017" calcext:value-type="float">
            <text:p>3.76199861025925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543" calcext:value-type="float">
            <text:p>543</text:p>
          </table:table-cell>
          <table:table-cell office:value-type="float" office:value="5861.39" calcext:value-type="float">
            <text:p>5861.39</text:p>
          </table:table-cell>
          <table:table-cell office:value-type="float" office:value="-0.7739618" calcext:value-type="float">
            <text:p>-0.7739618</text:p>
          </table:table-cell>
          <table:table-cell office:value-type="float" office:value="4.352574" calcext:value-type="float">
            <text:p>4.352574</text:p>
          </table:table-cell>
          <table:table-cell office:value-type="float" office:value="46.77772" calcext:value-type="float">
            <text:p>46.77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765021E+018" calcext:value-type="float">
            <text:p>1.23765129765021E+018</text:p>
          </table:table-cell>
          <table:table-cell office:value-type="float" office:value="4.12182478959176E+017" calcext:value-type="float">
            <text:p>4.1218247895917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75" calcext:value-type="float">
            <text:p>375</text:p>
          </table:table-cell>
          <table:table-cell office:value-type="float" office:value="5886.759" calcext:value-type="float">
            <text:p>5886.759</text:p>
          </table:table-cell>
          <table:table-cell office:value-type="float" office:value="-0.6357943" calcext:value-type="float">
            <text:p>-0.6357943</text:p>
          </table:table-cell>
          <table:table-cell office:value-type="float" office:value="4.081708" calcext:value-type="float">
            <text:p>4.081708</text:p>
          </table:table-cell>
          <table:table-cell office:value-type="float" office:value="39.00777" calcext:value-type="float">
            <text:p>39.00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603E+018" calcext:value-type="float">
            <text:p>1.23765989563603E+018</text:p>
          </table:table-cell>
          <table:table-cell office:value-type="float" office:value="4.12188526273128E+017" calcext:value-type="float">
            <text:p>4.1218852627312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97" calcext:value-type="float">
            <text:p>397</text:p>
          </table:table-cell>
          <table:table-cell office:value-type="float" office:value="7384.69" calcext:value-type="float">
            <text:p>7384.69</text:p>
          </table:table-cell>
          <table:table-cell office:value-type="float" office:value="-0.4887616" calcext:value-type="float">
            <text:p>-0.4887616</text:p>
          </table:table-cell>
          <table:table-cell office:value-type="float" office:value="4.11937" calcext:value-type="float">
            <text:p>4.11937</text:p>
          </table:table-cell>
          <table:table-cell office:value-type="float" office:value="31.86974" calcext:value-type="float">
            <text:p>31.869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818721E+018" calcext:value-type="float">
            <text:p>1.23765129818721E+018</text:p>
          </table:table-cell>
          <table:table-cell office:value-type="float" office:value="4.12192649441733E+017" calcext:value-type="float">
            <text:p>4.1219264944173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12" calcext:value-type="float">
            <text:p>412</text:p>
          </table:table-cell>
          <table:table-cell office:value-type="float" office:value="7037.649" calcext:value-type="float">
            <text:p>7037.649</text:p>
          </table:table-cell>
          <table:table-cell office:value-type="float" office:value="-0.131662" calcext:value-type="float">
            <text:p>-0.131662</text:p>
          </table:table-cell>
          <table:table-cell office:value-type="float" office:value="4.053167" calcext:value-type="float">
            <text:p>4.053167</text:p>
          </table:table-cell>
          <table:table-cell office:value-type="float" office:value="50.91702" calcext:value-type="float">
            <text:p>50.917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07E+018" calcext:value-type="float">
            <text:p>1.23765652945607E+018</text:p>
          </table:table-cell>
          <table:table-cell office:value-type="float" office:value="4.12212990406846E+017" calcext:value-type="float">
            <text:p>4.1221299040684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86" calcext:value-type="float">
            <text:p>486</text:p>
          </table:table-cell>
          <table:table-cell office:value-type="float" office:value="5243.845" calcext:value-type="float">
            <text:p>5243.845</text:p>
          </table:table-cell>
          <table:table-cell office:value-type="float" office:value="-0.2198237" calcext:value-type="float">
            <text:p>-0.2198237</text:p>
          </table:table-cell>
          <table:table-cell office:value-type="float" office:value="4.446908" calcext:value-type="float">
            <text:p>4.446908</text:p>
          </table:table-cell>
          <table:table-cell office:value-type="float" office:value="48.155" calcext:value-type="float">
            <text:p>48.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2E+018" calcext:value-type="float">
            <text:p>1.2376565294562E+018</text:p>
          </table:table-cell>
          <table:table-cell office:value-type="float" office:value="4.12214364796381E+017" calcext:value-type="float">
            <text:p>4.12214364796381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1" calcext:value-type="float">
            <text:p>491</text:p>
          </table:table-cell>
          <table:table-cell office:value-type="float" office:value="5723.705" calcext:value-type="float">
            <text:p>5723.705</text:p>
          </table:table-cell>
          <table:table-cell office:value-type="float" office:value="-0.6288448" calcext:value-type="float">
            <text:p>-0.6288448</text:p>
          </table:table-cell>
          <table:table-cell office:value-type="float" office:value="4.375508" calcext:value-type="float">
            <text:p>4.375508</text:p>
          </table:table-cell>
          <table:table-cell office:value-type="float" office:value="38.29967" calcext:value-type="float">
            <text:p>38.299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01E+018" calcext:value-type="float">
            <text:p>1.23765652945601E+018</text:p>
          </table:table-cell>
          <table:table-cell office:value-type="float" office:value="4.12214639674288E+017" calcext:value-type="float">
            <text:p>4.1221463967428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2" calcext:value-type="float">
            <text:p>492</text:p>
          </table:table-cell>
          <table:table-cell office:value-type="float" office:value="4609.179" calcext:value-type="float">
            <text:p>4609.179</text:p>
          </table:table-cell>
          <table:table-cell office:value-type="float" office:value="-0.6694201" calcext:value-type="float">
            <text:p>-0.6694201</text:p>
          </table:table-cell>
          <table:table-cell office:value-type="float" office:value="4.248026" calcext:value-type="float">
            <text:p>4.248026</text:p>
          </table:table-cell>
          <table:table-cell office:value-type="float" office:value="37.11952" calcext:value-type="float">
            <text:p>37.11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31E+018" calcext:value-type="float">
            <text:p>1.2376598961731E+018</text:p>
          </table:table-cell>
          <table:table-cell office:value-type="float" office:value="4.1221628894173E+017" calcext:value-type="float">
            <text:p>4.122162889417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8" calcext:value-type="float">
            <text:p>498</text:p>
          </table:table-cell>
          <table:table-cell office:value-type="float" office:value="7824.896" calcext:value-type="float">
            <text:p>7824.896</text:p>
          </table:table-cell>
          <table:table-cell office:value-type="float" office:value="0.04347482" calcext:value-type="float">
            <text:p>0.04347482</text:p>
          </table:table-cell>
          <table:table-cell office:value-type="float" office:value="4.078011" calcext:value-type="float">
            <text:p>4.078011</text:p>
          </table:table-cell>
          <table:table-cell office:value-type="float" office:value="54.70669" calcext:value-type="float">
            <text:p>54.706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497E+018" calcext:value-type="float">
            <text:p>1.23765574670497E+018</text:p>
          </table:table-cell>
          <table:table-cell office:value-type="float" office:value="4.12250923558005E+017" calcext:value-type="float">
            <text:p>4.12250923558005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624" calcext:value-type="float">
            <text:p>624</text:p>
          </table:table-cell>
          <table:table-cell office:value-type="float" office:value="5567.233" calcext:value-type="float">
            <text:p>5567.233</text:p>
          </table:table-cell>
          <table:table-cell office:value-type="float" office:value="-0.6848854" calcext:value-type="float">
            <text:p>-0.6848854</text:p>
          </table:table-cell>
          <table:table-cell office:value-type="float" office:value="4.46541" calcext:value-type="float">
            <text:p>4.46541</text:p>
          </table:table-cell>
          <table:table-cell office:value-type="float" office:value="50.38695" calcext:value-type="float">
            <text:p>50.386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49E+018" calcext:value-type="float">
            <text:p>1.2376557467049E+018</text:p>
          </table:table-cell>
          <table:table-cell office:value-type="float" office:value="4.12253397459167E+017" calcext:value-type="float">
            <text:p>4.1225339745916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633" calcext:value-type="float">
            <text:p>633</text:p>
          </table:table-cell>
          <table:table-cell office:value-type="float" office:value="5710.909" calcext:value-type="float">
            <text:p>5710.909</text:p>
          </table:table-cell>
          <table:table-cell office:value-type="float" office:value="-0.03280661" calcext:value-type="float">
            <text:p>-0.03280661</text:p>
          </table:table-cell>
          <table:table-cell office:value-type="float" office:value="4.102945" calcext:value-type="float">
            <text:p>4.102945</text:p>
          </table:table-cell>
          <table:table-cell office:value-type="float" office:value="53.52414" calcext:value-type="float">
            <text:p>53.52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97E+018" calcext:value-type="float">
            <text:p>1.23765652892097E+018</text:p>
          </table:table-cell>
          <table:table-cell office:value-type="float" office:value="4.13216019553741E+017" calcext:value-type="float">
            <text:p>4.13216019553741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9" calcext:value-type="float">
            <text:p>39</text:p>
          </table:table-cell>
          <table:table-cell office:value-type="float" office:value="7795.374" calcext:value-type="float">
            <text:p>7795.374</text:p>
          </table:table-cell>
          <table:table-cell office:value-type="float" office:value="-0.8121189" calcext:value-type="float">
            <text:p>-0.8121189</text:p>
          </table:table-cell>
          <table:table-cell office:value-type="float" office:value="4.133421" calcext:value-type="float">
            <text:p>4.133421</text:p>
          </table:table-cell>
          <table:table-cell office:value-type="float" office:value="53.43415" calcext:value-type="float">
            <text:p>53.434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437E+018" calcext:value-type="float">
            <text:p>1.23765122678437E+018</text:p>
          </table:table-cell>
          <table:table-cell office:value-type="float" office:value="4.13226739792112E+017" calcext:value-type="float">
            <text:p>4.1322673979211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78" calcext:value-type="float">
            <text:p>78</text:p>
          </table:table-cell>
          <table:table-cell office:value-type="float" office:value="5264.646" calcext:value-type="float">
            <text:p>5264.646</text:p>
          </table:table-cell>
          <table:table-cell office:value-type="float" office:value="-0.2151953" calcext:value-type="float">
            <text:p>-0.2151953</text:p>
          </table:table-cell>
          <table:table-cell office:value-type="float" office:value="4.234864" calcext:value-type="float">
            <text:p>4.234864</text:p>
          </table:table-cell>
          <table:table-cell office:value-type="float" office:value="66.87197" calcext:value-type="float">
            <text:p>66.871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43E+018" calcext:value-type="float">
            <text:p>1.2376512267843E+018</text:p>
          </table:table-cell>
          <table:table-cell office:value-type="float" office:value="4.13227014670019E+017" calcext:value-type="float">
            <text:p>4.13227014670019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79" calcext:value-type="float">
            <text:p>79</text:p>
          </table:table-cell>
          <table:table-cell office:value-type="float" office:value="6027.475" calcext:value-type="float">
            <text:p>6027.475</text:p>
          </table:table-cell>
          <table:table-cell office:value-type="float" office:value="-0.5282798" calcext:value-type="float">
            <text:p>-0.5282798</text:p>
          </table:table-cell>
          <table:table-cell office:value-type="float" office:value="4.045365" calcext:value-type="float">
            <text:p>4.045365</text:p>
          </table:table-cell>
          <table:table-cell office:value-type="float" office:value="44.02352" calcext:value-type="float">
            <text:p>44.023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63E+018" calcext:value-type="float">
            <text:p>1.23765122624763E+018</text:p>
          </table:table-cell>
          <table:table-cell office:value-type="float" office:value="4.13236635396762E+017" calcext:value-type="float">
            <text:p>4.1323663539676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14" calcext:value-type="float">
            <text:p>114</text:p>
          </table:table-cell>
          <table:table-cell office:value-type="float" office:value="5656.96" calcext:value-type="float">
            <text:p>5656.96</text:p>
          </table:table-cell>
          <table:table-cell office:value-type="float" office:value="-0.4301867" calcext:value-type="float">
            <text:p>-0.4301867</text:p>
          </table:table-cell>
          <table:table-cell office:value-type="float" office:value="4.244604" calcext:value-type="float">
            <text:p>4.244604</text:p>
          </table:table-cell>
          <table:table-cell office:value-type="float" office:value="75.59381" calcext:value-type="float">
            <text:p>75.593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402E+018" calcext:value-type="float">
            <text:p>1.23765122517402E+018</text:p>
          </table:table-cell>
          <table:table-cell office:value-type="float" office:value="4.13239933931645E+017" calcext:value-type="float">
            <text:p>4.1323993393164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26" calcext:value-type="float">
            <text:p>126</text:p>
          </table:table-cell>
          <table:table-cell office:value-type="float" office:value="5702.786" calcext:value-type="float">
            <text:p>5702.786</text:p>
          </table:table-cell>
          <table:table-cell office:value-type="float" office:value="-0.6010395" calcext:value-type="float">
            <text:p>-0.6010395</text:p>
          </table:table-cell>
          <table:table-cell office:value-type="float" office:value="4.138057" calcext:value-type="float">
            <text:p>4.138057</text:p>
          </table:table-cell>
          <table:table-cell office:value-type="float" office:value="33.71921" calcext:value-type="float">
            <text:p>33.719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389E+018" calcext:value-type="float">
            <text:p>1.23765122517389E+018</text:p>
          </table:table-cell>
          <table:table-cell office:value-type="float" office:value="4.13242682710714E+017" calcext:value-type="float">
            <text:p>4.13242682710714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36" calcext:value-type="float">
            <text:p>136</text:p>
          </table:table-cell>
          <table:table-cell office:value-type="float" office:value="5922.844" calcext:value-type="float">
            <text:p>5922.844</text:p>
          </table:table-cell>
          <table:table-cell office:value-type="float" office:value="-0.5855807" calcext:value-type="float">
            <text:p>-0.5855807</text:p>
          </table:table-cell>
          <table:table-cell office:value-type="float" office:value="4.055169" calcext:value-type="float">
            <text:p>4.055169</text:p>
          </table:table-cell>
          <table:table-cell office:value-type="float" office:value="62.35161" calcext:value-type="float">
            <text:p>62.351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72E+018" calcext:value-type="float">
            <text:p>1.23765121282572E+018</text:p>
          </table:table-cell>
          <table:table-cell office:value-type="float" office:value="4.13246531001412E+017" calcext:value-type="float">
            <text:p>4.1324653100141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50" calcext:value-type="float">
            <text:p>150</text:p>
          </table:table-cell>
          <table:table-cell office:value-type="float" office:value="4567.656" calcext:value-type="float">
            <text:p>4567.656</text:p>
          </table:table-cell>
          <table:table-cell office:value-type="float" office:value="-0.4459244" calcext:value-type="float">
            <text:p>-0.4459244</text:p>
          </table:table-cell>
          <table:table-cell office:value-type="float" office:value="4.298528" calcext:value-type="float">
            <text:p>4.298528</text:p>
          </table:table-cell>
          <table:table-cell office:value-type="float" office:value="35.26421" calcext:value-type="float">
            <text:p>35.26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59E+018" calcext:value-type="float">
            <text:p>1.23765121282559E+018</text:p>
          </table:table-cell>
          <table:table-cell office:value-type="float" office:value="4.13254502460713E+017" calcext:value-type="float">
            <text:p>4.13254502460713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79" calcext:value-type="float">
            <text:p>179</text:p>
          </table:table-cell>
          <table:table-cell office:value-type="float" office:value="5932.908" calcext:value-type="float">
            <text:p>5932.908</text:p>
          </table:table-cell>
          <table:table-cell office:value-type="float" office:value="-0.8294603" calcext:value-type="float">
            <text:p>-0.8294603</text:p>
          </table:table-cell>
          <table:table-cell office:value-type="float" office:value="4.206244" calcext:value-type="float">
            <text:p>4.206244</text:p>
          </table:table-cell>
          <table:table-cell office:value-type="float" office:value="48.05604" calcext:value-type="float">
            <text:p>48.05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879E+018" calcext:value-type="float">
            <text:p>1.23765121228879E+018</text:p>
          </table:table-cell>
          <table:table-cell office:value-type="float" office:value="4.13258625629317E+017" calcext:value-type="float">
            <text:p>4.1325862562931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94" calcext:value-type="float">
            <text:p>194</text:p>
          </table:table-cell>
          <table:table-cell office:value-type="float" office:value="4417.266" calcext:value-type="float">
            <text:p>4417.266</text:p>
          </table:table-cell>
          <table:table-cell office:value-type="float" office:value="-0.2689527" calcext:value-type="float">
            <text:p>-0.2689527</text:p>
          </table:table-cell>
          <table:table-cell office:value-type="float" office:value="4.136352" calcext:value-type="float">
            <text:p>4.136352</text:p>
          </table:table-cell>
          <table:table-cell office:value-type="float" office:value="30.02133" calcext:value-type="float">
            <text:p>30.021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75198E+018" calcext:value-type="float">
            <text:p>1.23765121175198E+018</text:p>
          </table:table-cell>
          <table:table-cell office:value-type="float" office:value="4.13272919280478E+017" calcext:value-type="float">
            <text:p>4.1327291928047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246" calcext:value-type="float">
            <text:p>246</text:p>
          </table:table-cell>
          <table:table-cell office:value-type="float" office:value="5929.087" calcext:value-type="float">
            <text:p>5929.087</text:p>
          </table:table-cell>
          <table:table-cell office:value-type="float" office:value="-0.3313223" calcext:value-type="float">
            <text:p>-0.3313223</text:p>
          </table:table-cell>
          <table:table-cell office:value-type="float" office:value="4.061626" calcext:value-type="float">
            <text:p>4.061626</text:p>
          </table:table-cell>
          <table:table-cell office:value-type="float" office:value="64.72514" calcext:value-type="float">
            <text:p>64.72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688E+018" calcext:value-type="float">
            <text:p>1.23765122463688E+018</text:p>
          </table:table-cell>
          <table:table-cell office:value-type="float" office:value="4.13274293670013E+017" calcext:value-type="float">
            <text:p>4.13274293670013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251" calcext:value-type="float">
            <text:p>251</text:p>
          </table:table-cell>
          <table:table-cell office:value-type="float" office:value="7665.205" calcext:value-type="float">
            <text:p>7665.205</text:p>
          </table:table-cell>
          <table:table-cell office:value-type="float" office:value="-1.45409" calcext:value-type="float">
            <text:p>-1.45409</text:p>
          </table:table-cell>
          <table:table-cell office:value-type="float" office:value="4.130953" calcext:value-type="float">
            <text:p>4.130953</text:p>
          </table:table-cell>
          <table:table-cell office:value-type="float" office:value="74.58698" calcext:value-type="float">
            <text:p>74.586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629E+018" calcext:value-type="float">
            <text:p>1.23765122463629E+018</text:p>
          </table:table-cell>
          <table:table-cell office:value-type="float" office:value="4.13299032681638E+017" calcext:value-type="float">
            <text:p>4.1329903268163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41" calcext:value-type="float">
            <text:p>341</text:p>
          </table:table-cell>
          <table:table-cell office:value-type="float" office:value="7219.424" calcext:value-type="float">
            <text:p>7219.424</text:p>
          </table:table-cell>
          <table:table-cell office:value-type="float" office:value="0.1660652" calcext:value-type="float">
            <text:p>0.1660652</text:p>
          </table:table-cell>
          <table:table-cell office:value-type="float" office:value="4.019182" calcext:value-type="float">
            <text:p>4.019182</text:p>
          </table:table-cell>
          <table:table-cell office:value-type="float" office:value="77.59478" calcext:value-type="float">
            <text:p>77.59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452E+018" calcext:value-type="float">
            <text:p>1.23765121121452E+018</text:p>
          </table:table-cell>
          <table:table-cell office:value-type="float" office:value="4.13302331216521E+017" calcext:value-type="float">
            <text:p>4.13302331216521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53" calcext:value-type="float">
            <text:p>353</text:p>
          </table:table-cell>
          <table:table-cell office:value-type="float" office:value="5904.777" calcext:value-type="float">
            <text:p>5904.777</text:p>
          </table:table-cell>
          <table:table-cell office:value-type="float" office:value="-1.085429" calcext:value-type="float">
            <text:p>-1.085429</text:p>
          </table:table-cell>
          <table:table-cell office:value-type="float" office:value="4.276025" calcext:value-type="float">
            <text:p>4.276025</text:p>
          </table:table-cell>
          <table:table-cell office:value-type="float" office:value="58.58097" calcext:value-type="float">
            <text:p>58.580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570997E+018" calcext:value-type="float">
            <text:p>1.23765122570997E+018</text:p>
          </table:table-cell>
          <table:table-cell office:value-type="float" office:value="4.13316624867682E+017" calcext:value-type="float">
            <text:p>4.1331662486768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05" calcext:value-type="float">
            <text:p>405</text:p>
          </table:table-cell>
          <table:table-cell office:value-type="float" office:value="5926.496" calcext:value-type="float">
            <text:p>5926.496</text:p>
          </table:table-cell>
          <table:table-cell office:value-type="float" office:value="-0.6341982" calcext:value-type="float">
            <text:p>-0.6341982</text:p>
          </table:table-cell>
          <table:table-cell office:value-type="float" office:value="4.159513" calcext:value-type="float">
            <text:p>4.159513</text:p>
          </table:table-cell>
          <table:table-cell office:value-type="float" office:value="41.53513" calcext:value-type="float">
            <text:p>41.53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1004E+018" calcext:value-type="float">
            <text:p>1.23765122571004E+018</text:p>
          </table:table-cell>
          <table:table-cell office:value-type="float" office:value="4.13319648524659E+017" calcext:value-type="float">
            <text:p>4.13319648524659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16" calcext:value-type="float">
            <text:p>416</text:p>
          </table:table-cell>
          <table:table-cell office:value-type="float" office:value="8981.645" calcext:value-type="float">
            <text:p>8981.645</text:p>
          </table:table-cell>
          <table:table-cell office:value-type="float" office:value="-3.505722" calcext:value-type="float">
            <text:p>-3.505722</text:p>
          </table:table-cell>
          <table:table-cell office:value-type="float" office:value="4.430994" calcext:value-type="float">
            <text:p>4.430994</text:p>
          </table:table-cell>
          <table:table-cell office:value-type="float" office:value="36.80684" calcext:value-type="float">
            <text:p>36.80684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2571004E+018" calcext:value-type="float">
            <text:p>1.23765122571004E+018</text:p>
          </table:table-cell>
          <table:table-cell office:value-type="float" office:value="4.13320748036286E+017" calcext:value-type="float">
            <text:p>4.13320748036286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20" calcext:value-type="float">
            <text:p>420</text:p>
          </table:table-cell>
          <table:table-cell office:value-type="float" office:value="5931.624" calcext:value-type="float">
            <text:p>5931.624</text:p>
          </table:table-cell>
          <table:table-cell office:value-type="float" office:value="-0.5877643" calcext:value-type="float">
            <text:p>-0.5877643</text:p>
          </table:table-cell>
          <table:table-cell office:value-type="float" office:value="4.137185" calcext:value-type="float">
            <text:p>4.137185</text:p>
          </table:table-cell>
          <table:table-cell office:value-type="float" office:value="37.45476" calcext:value-type="float">
            <text:p>37.454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343E+018" calcext:value-type="float">
            <text:p>1.23765122517343E+018</text:p>
          </table:table-cell>
          <table:table-cell office:value-type="float" office:value="4.13322397303728E+017" calcext:value-type="float">
            <text:p>4.1332239730372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26" calcext:value-type="float">
            <text:p>426</text:p>
          </table:table-cell>
          <table:table-cell office:value-type="float" office:value="5890.736" calcext:value-type="float">
            <text:p>5890.736</text:p>
          </table:table-cell>
          <table:table-cell office:value-type="float" office:value="-1.09477" calcext:value-type="float">
            <text:p>-1.09477</text:p>
          </table:table-cell>
          <table:table-cell office:value-type="float" office:value="4.052026" calcext:value-type="float">
            <text:p>4.052026</text:p>
          </table:table-cell>
          <table:table-cell office:value-type="float" office:value="35.39647" calcext:value-type="float">
            <text:p>35.3964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86174279E+018" calcext:value-type="float">
            <text:p>1.2376786174279E+018</text:p>
          </table:table-cell>
          <table:table-cell office:value-type="float" office:value="4.50460048829737E+017" calcext:value-type="float">
            <text:p>4.50460048829737E+017</text:p>
          </table:table-cell>
          <table:table-cell office:value-type="float" office:value="400" calcext:value-type="float">
            <text:p>400</text:p>
          </table:table-cell>
          <table:table-cell office:value-type="float" office:value="51820" calcext:value-type="float">
            <text:p>51820</text:p>
          </table:table-cell>
          <table:table-cell office:value-type="float" office:value="364" calcext:value-type="float">
            <text:p>364</text:p>
          </table:table-cell>
          <table:table-cell office:value-type="float" office:value="6140.471" calcext:value-type="float">
            <text:p>6140.471</text:p>
          </table:table-cell>
          <table:table-cell office:value-type="float" office:value="-1.794144" calcext:value-type="float">
            <text:p>-1.794144</text:p>
          </table:table-cell>
          <table:table-cell office:value-type="float" office:value="4.195403" calcext:value-type="float">
            <text:p>4.195403</text:p>
          </table:table-cell>
          <table:table-cell office:value-type="float" office:value="48.81785" calcext:value-type="float">
            <text:p>48.81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15803E+018" calcext:value-type="float">
            <text:p>1.23765707115803E+018</text:p>
          </table:table-cell>
          <table:table-cell office:value-type="float" office:value="4.50532341719263E+017" calcext:value-type="float">
            <text:p>4.50532341719263E+017</text:p>
          </table:table-cell>
          <table:table-cell office:value-type="float" office:value="400" calcext:value-type="float">
            <text:p>400</text:p>
          </table:table-cell>
          <table:table-cell office:value-type="float" office:value="51820" calcext:value-type="float">
            <text:p>51820</text:p>
          </table:table-cell>
          <table:table-cell office:value-type="float" office:value="627" calcext:value-type="float">
            <text:p>627</text:p>
          </table:table-cell>
          <table:table-cell office:value-type="float" office:value="6026.355" calcext:value-type="float">
            <text:p>6026.355</text:p>
          </table:table-cell>
          <table:table-cell office:value-type="float" office:value="-0.4869391" calcext:value-type="float">
            <text:p>-0.4869391</text:p>
          </table:table-cell>
          <table:table-cell office:value-type="float" office:value="4.327448" calcext:value-type="float">
            <text:p>4.327448</text:p>
          </table:table-cell>
          <table:table-cell office:value-type="float" office:value="41.76733" calcext:value-type="float">
            <text:p>41.76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7228E+018" calcext:value-type="float">
            <text:p>1.23766378367228E+018</text:p>
          </table:table-cell>
          <table:table-cell office:value-type="float" office:value="4.5149496361251E+017" calcext:value-type="float">
            <text:p>4.5149496361251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3" calcext:value-type="float">
            <text:p>33</text:p>
          </table:table-cell>
          <table:table-cell office:value-type="float" office:value="5618.66" calcext:value-type="float">
            <text:p>5618.66</text:p>
          </table:table-cell>
          <table:table-cell office:value-type="float" office:value="-1.029438" calcext:value-type="float">
            <text:p>-1.029438</text:p>
          </table:table-cell>
          <table:table-cell office:value-type="float" office:value="4.374726" calcext:value-type="float">
            <text:p>4.374726</text:p>
          </table:table-cell>
          <table:table-cell office:value-type="float" office:value="33.20491" calcext:value-type="float">
            <text:p>33.204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3482E+018" calcext:value-type="float">
            <text:p>1.23766378313482E+018</text:p>
          </table:table-cell>
          <table:table-cell office:value-type="float" office:value="4.51533446519482E+017" calcext:value-type="float">
            <text:p>4.51533446519482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173" calcext:value-type="float">
            <text:p>173</text:p>
          </table:table-cell>
          <table:table-cell office:value-type="float" office:value="5833.554" calcext:value-type="float">
            <text:p>5833.554</text:p>
          </table:table-cell>
          <table:table-cell office:value-type="float" office:value="-1.163481" calcext:value-type="float">
            <text:p>-1.163481</text:p>
          </table:table-cell>
          <table:table-cell office:value-type="float" office:value="4.272201" calcext:value-type="float">
            <text:p>4.272201</text:p>
          </table:table-cell>
          <table:table-cell office:value-type="float" office:value="36.4209" calcext:value-type="float">
            <text:p>36.42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3469E+018" calcext:value-type="float">
            <text:p>1.23766378313469E+018</text:p>
          </table:table-cell>
          <table:table-cell office:value-type="float" office:value="4.51555436752038E+017" calcext:value-type="float">
            <text:p>4.5155543675203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253" calcext:value-type="float">
            <text:p>253</text:p>
          </table:table-cell>
          <table:table-cell office:value-type="float" office:value="5748.056" calcext:value-type="float">
            <text:p>5748.056</text:p>
          </table:table-cell>
          <table:table-cell office:value-type="float" office:value="-0.5776324" calcext:value-type="float">
            <text:p>-0.5776324</text:p>
          </table:table-cell>
          <table:table-cell office:value-type="float" office:value="4.152155" calcext:value-type="float">
            <text:p>4.152155</text:p>
          </table:table-cell>
          <table:table-cell office:value-type="float" office:value="35.69344" calcext:value-type="float">
            <text:p>35.69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528191E+018" calcext:value-type="float">
            <text:p>1.23766378528191E+018</text:p>
          </table:table-cell>
          <table:table-cell office:value-type="float" office:value="4.51576327472966E+017" calcext:value-type="float">
            <text:p>4.51576327472966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29" calcext:value-type="float">
            <text:p>329</text:p>
          </table:table-cell>
          <table:table-cell office:value-type="float" office:value="7126.728" calcext:value-type="float">
            <text:p>7126.728</text:p>
          </table:table-cell>
          <table:table-cell office:value-type="float" office:value="-1.316321" calcext:value-type="float">
            <text:p>-1.316321</text:p>
          </table:table-cell>
          <table:table-cell office:value-type="float" office:value="4.060847" calcext:value-type="float">
            <text:p>4.060847</text:p>
          </table:table-cell>
          <table:table-cell office:value-type="float" office:value="40.70024" calcext:value-type="float">
            <text:p>40.700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69491E+018" calcext:value-type="float">
            <text:p>1.23765707169491E+018</text:p>
          </table:table-cell>
          <table:table-cell office:value-type="float" office:value="4.51585123565988E+017" calcext:value-type="float">
            <text:p>4.5158512356598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61" calcext:value-type="float">
            <text:p>361</text:p>
          </table:table-cell>
          <table:table-cell office:value-type="float" office:value="5593.904" calcext:value-type="float">
            <text:p>5593.904</text:p>
          </table:table-cell>
          <table:table-cell office:value-type="float" office:value="-0.7617105" calcext:value-type="float">
            <text:p>-0.7617105</text:p>
          </table:table-cell>
          <table:table-cell office:value-type="float" office:value="4.441434" calcext:value-type="float">
            <text:p>4.441434</text:p>
          </table:table-cell>
          <table:table-cell office:value-type="float" office:value="32.58095" calcext:value-type="float">
            <text:p>32.580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237E+018" calcext:value-type="float">
            <text:p>1.23764991896237E+018</text:p>
          </table:table-cell>
          <table:table-cell office:value-type="float" office:value="4.69588252634933E+017" calcext:value-type="float">
            <text:p>4.69588252634933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320" calcext:value-type="float">
            <text:p>320</text:p>
          </table:table-cell>
          <table:table-cell office:value-type="float" office:value="6011.982" calcext:value-type="float">
            <text:p>6011.982</text:p>
          </table:table-cell>
          <table:table-cell office:value-type="float" office:value="-0.8093486" calcext:value-type="float">
            <text:p>-0.8093486</text:p>
          </table:table-cell>
          <table:table-cell office:value-type="float" office:value="4.014451" calcext:value-type="float">
            <text:p>4.014451</text:p>
          </table:table-cell>
          <table:table-cell office:value-type="float" office:value="36.6827" calcext:value-type="float">
            <text:p>36.6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344856E+018" calcext:value-type="float">
            <text:p>1.23765365344856E+018</text:p>
          </table:table-cell>
          <table:table-cell office:value-type="float" office:value="4.69593750193072E+017" calcext:value-type="float">
            <text:p>4.69593750193072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340" calcext:value-type="float">
            <text:p>340</text:p>
          </table:table-cell>
          <table:table-cell office:value-type="float" office:value="5898.164" calcext:value-type="float">
            <text:p>5898.164</text:p>
          </table:table-cell>
          <table:table-cell office:value-type="float" office:value="-0.4503185" calcext:value-type="float">
            <text:p>-0.4503185</text:p>
          </table:table-cell>
          <table:table-cell office:value-type="float" office:value="4.210315" calcext:value-type="float">
            <text:p>4.210315</text:p>
          </table:table-cell>
          <table:table-cell office:value-type="float" office:value="38.37572" calcext:value-type="float">
            <text:p>38.37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827E+018" calcext:value-type="float">
            <text:p>1.23765365183827E+018</text:p>
          </table:table-cell>
          <table:table-cell office:value-type="float" office:value="4.69630583832603E+017" calcext:value-type="float">
            <text:p>4.69630583832603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474" calcext:value-type="float">
            <text:p>474</text:p>
          </table:table-cell>
          <table:table-cell office:value-type="float" office:value="5921.877" calcext:value-type="float">
            <text:p>5921.877</text:p>
          </table:table-cell>
          <table:table-cell office:value-type="float" office:value="-1.9244" calcext:value-type="float">
            <text:p>-1.9244</text:p>
          </table:table-cell>
          <table:table-cell office:value-type="float" office:value="4.297181" calcext:value-type="float">
            <text:p>4.297181</text:p>
          </table:table-cell>
          <table:table-cell office:value-type="float" office:value="30.10352" calcext:value-type="float">
            <text:p>30.103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44E+018" calcext:value-type="float">
            <text:p>1.23764992057344E+018</text:p>
          </table:table-cell>
          <table:table-cell office:value-type="float" office:value="4.69639105047718E+017" calcext:value-type="float">
            <text:p>4.69639105047718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505" calcext:value-type="float">
            <text:p>505</text:p>
          </table:table-cell>
          <table:table-cell office:value-type="float" office:value="6063.118" calcext:value-type="float">
            <text:p>6063.118</text:p>
          </table:table-cell>
          <table:table-cell office:value-type="float" office:value="-0.6282701" calcext:value-type="float">
            <text:p>-0.6282701</text:p>
          </table:table-cell>
          <table:table-cell office:value-type="float" office:value="4.089507" calcext:value-type="float">
            <text:p>4.089507</text:p>
          </table:table-cell>
          <table:table-cell office:value-type="float" office:value="46.06276" calcext:value-type="float">
            <text:p>46.06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49672772E+018" calcext:value-type="float">
            <text:p>1.23765649672772E+018</text:p>
          </table:table-cell>
          <table:table-cell office:value-type="float" office:value="4.69655047966321E+017" calcext:value-type="float">
            <text:p>4.69655047966321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563" calcext:value-type="float">
            <text:p>563</text:p>
          </table:table-cell>
          <table:table-cell office:value-type="float" office:value="5813.127" calcext:value-type="float">
            <text:p>5813.127</text:p>
          </table:table-cell>
          <table:table-cell office:value-type="float" office:value="-0.5883051" calcext:value-type="float">
            <text:p>-0.5883051</text:p>
          </table:table-cell>
          <table:table-cell office:value-type="float" office:value="4.282695" calcext:value-type="float">
            <text:p>4.282695</text:p>
          </table:table-cell>
          <table:table-cell office:value-type="float" office:value="35.44478" calcext:value-type="float">
            <text:p>35.44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7E+018" calcext:value-type="float">
            <text:p>1.2376499205737E+018</text:p>
          </table:table-cell>
          <table:table-cell office:value-type="float" office:value="4.69676213565155E+017" calcext:value-type="float">
            <text:p>4.69676213565155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640" calcext:value-type="float">
            <text:p>640</text:p>
          </table:table-cell>
          <table:table-cell office:value-type="float" office:value="6042.629" calcext:value-type="float">
            <text:p>6042.629</text:p>
          </table:table-cell>
          <table:table-cell office:value-type="float" office:value="-0.6522356" calcext:value-type="float">
            <text:p>-0.6522356</text:p>
          </table:table-cell>
          <table:table-cell office:value-type="float" office:value="4.235372" calcext:value-type="float">
            <text:p>4.235372</text:p>
          </table:table-cell>
          <table:table-cell office:value-type="float" office:value="43.94576" calcext:value-type="float">
            <text:p>43.94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392E+018" calcext:value-type="float">
            <text:p>1.23765119189392E+018</text:p>
          </table:table-cell>
          <table:table-cell office:value-type="float" office:value="5.0109118578848E+017" calcext:value-type="float">
            <text:p>5.010911857884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39" calcext:value-type="float">
            <text:p>239</text:p>
          </table:table-cell>
          <table:table-cell office:value-type="float" office:value="5980.358" calcext:value-type="float">
            <text:p>5980.358</text:p>
          </table:table-cell>
          <table:table-cell office:value-type="float" office:value="-1.505759" calcext:value-type="float">
            <text:p>-1.505759</text:p>
          </table:table-cell>
          <table:table-cell office:value-type="float" office:value="4.040762" calcext:value-type="float">
            <text:p>4.040762</text:p>
          </table:table-cell>
          <table:table-cell office:value-type="float" office:value="41.86975" calcext:value-type="float">
            <text:p>41.86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795E+018" calcext:value-type="float">
            <text:p>1.23765125094795E+018</text:p>
          </table:table-cell>
          <table:table-cell office:value-type="float" office:value="5.01095858712898E+017" calcext:value-type="float">
            <text:p>5.0109585871289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56" calcext:value-type="float">
            <text:p>256</text:p>
          </table:table-cell>
          <table:table-cell office:value-type="float" office:value="5654.482" calcext:value-type="float">
            <text:p>5654.482</text:p>
          </table:table-cell>
          <table:table-cell office:value-type="float" office:value="-0.5531317" calcext:value-type="float">
            <text:p>-0.5531317</text:p>
          </table:table-cell>
          <table:table-cell office:value-type="float" office:value="4.301747" calcext:value-type="float">
            <text:p>4.301747</text:p>
          </table:table-cell>
          <table:table-cell office:value-type="float" office:value="48.37301" calcext:value-type="float">
            <text:p>48.37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775E+018" calcext:value-type="float">
            <text:p>1.23765125094775E+018</text:p>
          </table:table-cell>
          <table:table-cell office:value-type="float" office:value="5.01103280416385E+017" calcext:value-type="float">
            <text:p>5.01103280416385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83" calcext:value-type="float">
            <text:p>283</text:p>
          </table:table-cell>
          <table:table-cell office:value-type="float" office:value="5730.806" calcext:value-type="float">
            <text:p>5730.806</text:p>
          </table:table-cell>
          <table:table-cell office:value-type="float" office:value="-0.620796" calcext:value-type="float">
            <text:p>-0.620796</text:p>
          </table:table-cell>
          <table:table-cell office:value-type="float" office:value="4.198829" calcext:value-type="float">
            <text:p>4.198829</text:p>
          </table:table-cell>
          <table:table-cell office:value-type="float" office:value="30.70032" calcext:value-type="float">
            <text:p>30.70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398E+018" calcext:value-type="float">
            <text:p>1.23765119189398E+018</text:p>
          </table:table-cell>
          <table:table-cell office:value-type="float" office:value="5.01146161369868E+017" calcext:value-type="float">
            <text:p>5.0114616136986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439" calcext:value-type="float">
            <text:p>439</text:p>
          </table:table-cell>
          <table:table-cell office:value-type="float" office:value="6042.187" calcext:value-type="float">
            <text:p>6042.187</text:p>
          </table:table-cell>
          <table:table-cell office:value-type="float" office:value="-0.4673054" calcext:value-type="float">
            <text:p>-0.4673054</text:p>
          </table:table-cell>
          <table:table-cell office:value-type="float" office:value="4.219527" calcext:value-type="float">
            <text:p>4.219527</text:p>
          </table:table-cell>
          <table:table-cell office:value-type="float" office:value="32.711" calcext:value-type="float">
            <text:p>32.7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88E+018" calcext:value-type="float">
            <text:p>1.2376512509488E+018</text:p>
          </table:table-cell>
          <table:table-cell office:value-type="float" office:value="5.01183544765213E+017" calcext:value-type="float">
            <text:p>5.01183544765213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575" calcext:value-type="float">
            <text:p>575</text:p>
          </table:table-cell>
          <table:table-cell office:value-type="float" office:value="6129.318" calcext:value-type="float">
            <text:p>6129.318</text:p>
          </table:table-cell>
          <table:table-cell office:value-type="float" office:value="-0.6553198" calcext:value-type="float">
            <text:p>-0.6553198</text:p>
          </table:table-cell>
          <table:table-cell office:value-type="float" office:value="4.008556" calcext:value-type="float">
            <text:p>4.008556</text:p>
          </table:table-cell>
          <table:table-cell office:value-type="float" office:value="37.48376" calcext:value-type="float">
            <text:p>37.483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033E+018" calcext:value-type="float">
            <text:p>1.23765125256033E+018</text:p>
          </table:table-cell>
          <table:table-cell office:value-type="float" office:value="5.02191522486184E+017" calcext:value-type="float">
            <text:p>5.02191522486184E+017</text:p>
          </table:table-cell>
          <table:table-cell office:value-type="float" office:value="446" calcext:value-type="float">
            <text:p>446</text:p>
          </table:table-cell>
          <table:table-cell office:value-type="float" office:value="51899" calcext:value-type="float">
            <text:p>51899</text:p>
          </table:table-cell>
          <table:table-cell office:value-type="float" office:value="146" calcext:value-type="float">
            <text:p>146</text:p>
          </table:table-cell>
          <table:table-cell office:value-type="float" office:value="5953.449" calcext:value-type="float">
            <text:p>5953.449</text:p>
          </table:table-cell>
          <table:table-cell office:value-type="float" office:value="-0.6467007" calcext:value-type="float">
            <text:p>-0.6467007</text:p>
          </table:table-cell>
          <table:table-cell office:value-type="float" office:value="4.130976" calcext:value-type="float">
            <text:p>4.130976</text:p>
          </table:table-cell>
          <table:table-cell office:value-type="float" office:value="31.57166" calcext:value-type="float">
            <text:p>31.57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397E+018" calcext:value-type="float">
            <text:p>1.2376515392397E+018</text:p>
          </table:table-cell>
          <table:table-cell office:value-type="float" office:value="5.45093366824593E+017" calcext:value-type="float">
            <text:p>5.45093366824593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74" calcext:value-type="float">
            <text:p>574</text:p>
          </table:table-cell>
          <table:table-cell office:value-type="float" office:value="5667.409" calcext:value-type="float">
            <text:p>5667.409</text:p>
          </table:table-cell>
          <table:table-cell office:value-type="float" office:value="-0.5129957" calcext:value-type="float">
            <text:p>-0.5129957</text:p>
          </table:table-cell>
          <table:table-cell office:value-type="float" office:value="4.224785" calcext:value-type="float">
            <text:p>4.224785</text:p>
          </table:table-cell>
          <table:table-cell office:value-type="float" office:value="32.81168" calcext:value-type="float">
            <text:p>32.81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103E+018" calcext:value-type="float">
            <text:p>1.23765127189103E+018</text:p>
          </table:table-cell>
          <table:table-cell office:value-type="float" office:value="5.45098589504825E+017" calcext:value-type="float">
            <text:p>5.45098589504825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93" calcext:value-type="float">
            <text:p>593</text:p>
          </table:table-cell>
          <table:table-cell office:value-type="float" office:value="7686.01" calcext:value-type="float">
            <text:p>7686.01</text:p>
          </table:table-cell>
          <table:table-cell office:value-type="float" office:value="-0.9368572" calcext:value-type="float">
            <text:p>-0.9368572</text:p>
          </table:table-cell>
          <table:table-cell office:value-type="float" office:value="4.197876" calcext:value-type="float">
            <text:p>4.197876</text:p>
          </table:table-cell>
          <table:table-cell office:value-type="float" office:value="35.28661" calcext:value-type="float">
            <text:p>35.286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096E+018" calcext:value-type="float">
            <text:p>1.23765127189096E+018</text:p>
          </table:table-cell>
          <table:table-cell office:value-type="float" office:value="5.45100238772267E+017" calcext:value-type="float">
            <text:p>5.45100238772267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99" calcext:value-type="float">
            <text:p>599</text:p>
          </table:table-cell>
          <table:table-cell office:value-type="float" office:value="4731.244" calcext:value-type="float">
            <text:p>4731.244</text:p>
          </table:table-cell>
          <table:table-cell office:value-type="float" office:value="0.01973189" calcext:value-type="float">
            <text:p>0.01973189</text:p>
          </table:table-cell>
          <table:table-cell office:value-type="float" office:value="4.431273" calcext:value-type="float">
            <text:p>4.431273</text:p>
          </table:table-cell>
          <table:table-cell office:value-type="float" office:value="42.05793" calcext:value-type="float">
            <text:p>42.057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6602E+018" calcext:value-type="float">
            <text:p>1.23765153816602E+018</text:p>
          </table:table-cell>
          <table:table-cell office:value-type="float" office:value="5.4510353730715E+017" calcext:value-type="float">
            <text:p>5.4510353730715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611" calcext:value-type="float">
            <text:p>611</text:p>
          </table:table-cell>
          <table:table-cell office:value-type="float" office:value="5628.575" calcext:value-type="float">
            <text:p>5628.575</text:p>
          </table:table-cell>
          <table:table-cell office:value-type="float" office:value="-0.7650173" calcext:value-type="float">
            <text:p>-0.7650173</text:p>
          </table:table-cell>
          <table:table-cell office:value-type="float" office:value="4.398072" calcext:value-type="float">
            <text:p>4.398072</text:p>
          </table:table-cell>
          <table:table-cell office:value-type="float" office:value="31.3524" calcext:value-type="float">
            <text:p>31.35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168E+018" calcext:value-type="float">
            <text:p>1.23765127189168E+018</text:p>
          </table:table-cell>
          <table:table-cell office:value-type="float" office:value="5.46076880009194E+017" calcext:value-type="float">
            <text:p>5.46076880009194E+017</text:p>
          </table:table-cell>
          <table:table-cell office:value-type="float" office:value="485" calcext:value-type="float">
            <text:p>485</text:p>
          </table:table-cell>
          <table:table-cell office:value-type="float" office:value="51909" calcext:value-type="float">
            <text:p>51909</text:p>
          </table:table-cell>
          <table:table-cell office:value-type="float" office:value="56" calcext:value-type="float">
            <text:p>56</text:p>
          </table:table-cell>
          <table:table-cell office:value-type="float" office:value="6190.968" calcext:value-type="float">
            <text:p>6190.968</text:p>
          </table:table-cell>
          <table:table-cell office:value-type="float" office:value="-1.706173" calcext:value-type="float">
            <text:p>-1.706173</text:p>
          </table:table-cell>
          <table:table-cell office:value-type="float" office:value="4.060777" calcext:value-type="float">
            <text:p>4.060777</text:p>
          </table:table-cell>
          <table:table-cell office:value-type="float" office:value="44.41293" calcext:value-type="float">
            <text:p>44.41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329E+018" calcext:value-type="float">
            <text:p>1.23765153870329E+018</text:p>
          </table:table-cell>
          <table:table-cell office:value-type="float" office:value="5.46113988526631E+017" calcext:value-type="float">
            <text:p>5.46113988526631E+017</text:p>
          </table:table-cell>
          <table:table-cell office:value-type="float" office:value="485" calcext:value-type="float">
            <text:p>485</text:p>
          </table:table-cell>
          <table:table-cell office:value-type="float" office:value="51909" calcext:value-type="float">
            <text:p>51909</text:p>
          </table:table-cell>
          <table:table-cell office:value-type="float" office:value="191" calcext:value-type="float">
            <text:p>191</text:p>
          </table:table-cell>
          <table:table-cell office:value-type="float" office:value="4801.75" calcext:value-type="float">
            <text:p>4801.75</text:p>
          </table:table-cell>
          <table:table-cell office:value-type="float" office:value="-0.4003898" calcext:value-type="float">
            <text:p>-0.4003898</text:p>
          </table:table-cell>
          <table:table-cell office:value-type="float" office:value="4.498893" calcext:value-type="float">
            <text:p>4.498893</text:p>
          </table:table-cell>
          <table:table-cell office:value-type="float" office:value="45.70949" calcext:value-type="float">
            <text:p>45.70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366E+018" calcext:value-type="float">
            <text:p>1.23765173522366E+018</text:p>
          </table:table-cell>
          <table:table-cell office:value-type="float" office:value="5.85502624560736E+017" calcext:value-type="float">
            <text:p>5.85502624560736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126" calcext:value-type="float">
            <text:p>126</text:p>
          </table:table-cell>
          <table:table-cell office:value-type="float" office:value="6061.842" calcext:value-type="float">
            <text:p>6061.842</text:p>
          </table:table-cell>
          <table:table-cell office:value-type="float" office:value="-1.409114" calcext:value-type="float">
            <text:p>-1.409114</text:p>
          </table:table-cell>
          <table:table-cell office:value-type="float" office:value="4.114842" calcext:value-type="float">
            <text:p>4.114842</text:p>
          </table:table-cell>
          <table:table-cell office:value-type="float" office:value="40.55883" calcext:value-type="float">
            <text:p>40.55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988E+018" calcext:value-type="float">
            <text:p>1.23765175293988E+018</text:p>
          </table:table-cell>
          <table:table-cell office:value-type="float" office:value="5.855328611305E+017" calcext:value-type="float">
            <text:p>5.855328611305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236" calcext:value-type="float">
            <text:p>236</text:p>
          </table:table-cell>
          <table:table-cell office:value-type="float" office:value="5705.765" calcext:value-type="float">
            <text:p>5705.765</text:p>
          </table:table-cell>
          <table:table-cell office:value-type="float" office:value="-1.113292" calcext:value-type="float">
            <text:p>-1.113292</text:p>
          </table:table-cell>
          <table:table-cell office:value-type="float" office:value="4.088464" calcext:value-type="float">
            <text:p>4.088464</text:p>
          </table:table-cell>
          <table:table-cell office:value-type="float" office:value="35.15171" calcext:value-type="float">
            <text:p>35.151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29701E+018" calcext:value-type="float">
            <text:p>1.23765173629701E+018</text:p>
          </table:table-cell>
          <table:table-cell office:value-type="float" office:value="5.85540007956081E+017" calcext:value-type="float">
            <text:p>5.85540007956081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262" calcext:value-type="float">
            <text:p>262</text:p>
          </table:table-cell>
          <table:table-cell office:value-type="float" office:value="4695.018" calcext:value-type="float">
            <text:p>4695.018</text:p>
          </table:table-cell>
          <table:table-cell office:value-type="float" office:value="-0.5677165" calcext:value-type="float">
            <text:p>-0.5677165</text:p>
          </table:table-cell>
          <table:table-cell office:value-type="float" office:value="4.477636" calcext:value-type="float">
            <text:p>4.477636</text:p>
          </table:table-cell>
          <table:table-cell office:value-type="float" office:value="34.11928" calcext:value-type="float">
            <text:p>34.11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7649E+018" calcext:value-type="float">
            <text:p>1.23765175347649E+018</text:p>
          </table:table-cell>
          <table:table-cell office:value-type="float" office:value="5.85554851363056E+017" calcext:value-type="float">
            <text:p>5.85554851363056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316" calcext:value-type="float">
            <text:p>316</text:p>
          </table:table-cell>
          <table:table-cell office:value-type="float" office:value="6167.889" calcext:value-type="float">
            <text:p>6167.889</text:p>
          </table:table-cell>
          <table:table-cell office:value-type="float" office:value="-1.709096" calcext:value-type="float">
            <text:p>-1.709096</text:p>
          </table:table-cell>
          <table:table-cell office:value-type="float" office:value="4.177708" calcext:value-type="float">
            <text:p>4.177708</text:p>
          </table:table-cell>
          <table:table-cell office:value-type="float" office:value="56.71191" calcext:value-type="float">
            <text:p>56.71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3408E+018" calcext:value-type="float">
            <text:p>1.23765173683408E+018</text:p>
          </table:table-cell>
          <table:table-cell office:value-type="float" office:value="5.85599656461888E+017" calcext:value-type="float">
            <text:p>5.85599656461888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479" calcext:value-type="float">
            <text:p>479</text:p>
          </table:table-cell>
          <table:table-cell office:value-type="float" office:value="6313.322" calcext:value-type="float">
            <text:p>6313.322</text:p>
          </table:table-cell>
          <table:table-cell office:value-type="float" office:value="-1.475815" calcext:value-type="float">
            <text:p>-1.475815</text:p>
          </table:table-cell>
          <table:table-cell office:value-type="float" office:value="4.081352" calcext:value-type="float">
            <text:p>4.081352</text:p>
          </table:table-cell>
          <table:table-cell office:value-type="float" office:value="61.67616" calcext:value-type="float">
            <text:p>61.67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8782E+018" calcext:value-type="float">
            <text:p>1.23765175508782E+018</text:p>
          </table:table-cell>
          <table:table-cell office:value-type="float" office:value="5.85625769863047E+017" calcext:value-type="float">
            <text:p>5.85625769863047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574" calcext:value-type="float">
            <text:p>574</text:p>
          </table:table-cell>
          <table:table-cell office:value-type="float" office:value="5949.23" calcext:value-type="float">
            <text:p>5949.23</text:p>
          </table:table-cell>
          <table:table-cell office:value-type="float" office:value="-0.9428297" calcext:value-type="float">
            <text:p>-0.9428297</text:p>
          </table:table-cell>
          <table:table-cell office:value-type="float" office:value="4.253605" calcext:value-type="float">
            <text:p>4.253605</text:p>
          </table:table-cell>
          <table:table-cell office:value-type="float" office:value="37.68369" calcext:value-type="float">
            <text:p>37.683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121E+018" calcext:value-type="float">
            <text:p>1.23765175455121E+018</text:p>
          </table:table-cell>
          <table:table-cell office:value-type="float" office:value="5.85629893031651E+017" calcext:value-type="float">
            <text:p>5.85629893031651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589" calcext:value-type="float">
            <text:p>589</text:p>
          </table:table-cell>
          <table:table-cell office:value-type="float" office:value="5942.557" calcext:value-type="float">
            <text:p>5942.557</text:p>
          </table:table-cell>
          <table:table-cell office:value-type="float" office:value="-0.4473234" calcext:value-type="float">
            <text:p>-0.4473234</text:p>
          </table:table-cell>
          <table:table-cell office:value-type="float" office:value="4.100956" calcext:value-type="float">
            <text:p>4.100956</text:p>
          </table:table-cell>
          <table:table-cell office:value-type="float" office:value="63.96135" calcext:value-type="float">
            <text:p>63.96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5E+018" calcext:value-type="float">
            <text:p>1.2376543830535E+018</text:p>
          </table:table-cell>
          <table:table-cell office:value-type="float" office:value="6.26078172055628E+017" calcext:value-type="float">
            <text:p>6.26078172055628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283" calcext:value-type="float">
            <text:p>283</text:p>
          </table:table-cell>
          <table:table-cell office:value-type="float" office:value="5878.016" calcext:value-type="float">
            <text:p>5878.016</text:p>
          </table:table-cell>
          <table:table-cell office:value-type="float" office:value="-1.398356" calcext:value-type="float">
            <text:p>-1.398356</text:p>
          </table:table-cell>
          <table:table-cell office:value-type="float" office:value="4.118784" calcext:value-type="float">
            <text:p>4.118784</text:p>
          </table:table-cell>
          <table:table-cell office:value-type="float" office:value="38.24697" calcext:value-type="float">
            <text:p>38.246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38359077E+018" calcext:value-type="float">
            <text:p>1.23765438359077E+018</text:p>
          </table:table-cell>
          <table:table-cell office:value-type="float" office:value="6.2610043716609E+017" calcext:value-type="float">
            <text:p>6.2610043716609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364" calcext:value-type="float">
            <text:p>364</text:p>
          </table:table-cell>
          <table:table-cell office:value-type="float" office:value="5673.431" calcext:value-type="float">
            <text:p>5673.431</text:p>
          </table:table-cell>
          <table:table-cell office:value-type="float" office:value="-0.8222959" calcext:value-type="float">
            <text:p>-0.8222959</text:p>
          </table:table-cell>
          <table:table-cell office:value-type="float" office:value="4.436976" calcext:value-type="float">
            <text:p>4.436976</text:p>
          </table:table-cell>
          <table:table-cell office:value-type="float" office:value="32.65304" calcext:value-type="float">
            <text:p>32.65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25E+018" calcext:value-type="float">
            <text:p>1.23765124987925E+018</text:p>
          </table:table-cell>
          <table:table-cell office:value-type="float" office:value="6.26107309113764E+017" calcext:value-type="float">
            <text:p>6.26107309113764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389" calcext:value-type="float">
            <text:p>389</text:p>
          </table:table-cell>
          <table:table-cell office:value-type="float" office:value="5206.558" calcext:value-type="float">
            <text:p>5206.558</text:p>
          </table:table-cell>
          <table:table-cell office:value-type="float" office:value="-0.5746956" calcext:value-type="float">
            <text:p>-0.5746956</text:p>
          </table:table-cell>
          <table:table-cell office:value-type="float" office:value="4.49361" calcext:value-type="float">
            <text:p>4.49361</text:p>
          </table:table-cell>
          <table:table-cell office:value-type="float" office:value="56.06537" calcext:value-type="float">
            <text:p>56.0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9077E+018" calcext:value-type="float">
            <text:p>1.23765438359077E+018</text:p>
          </table:table-cell>
          <table:table-cell office:value-type="float" office:value="6.2611308154981E+017" calcext:value-type="float">
            <text:p>6.2611308154981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0" calcext:value-type="float">
            <text:p>410</text:p>
          </table:table-cell>
          <table:table-cell office:value-type="float" office:value="6390.154" calcext:value-type="float">
            <text:p>6390.154</text:p>
          </table:table-cell>
          <table:table-cell office:value-type="float" office:value="-0.292596" calcext:value-type="float">
            <text:p>-0.292596</text:p>
          </table:table-cell>
          <table:table-cell office:value-type="float" office:value="4.030307" calcext:value-type="float">
            <text:p>4.030307</text:p>
          </table:table-cell>
          <table:table-cell office:value-type="float" office:value="56.31852" calcext:value-type="float">
            <text:p>56.318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96E+018" calcext:value-type="float">
            <text:p>1.23765438305396E+018</text:p>
          </table:table-cell>
          <table:table-cell office:value-type="float" office:value="6.26113906183531E+017" calcext:value-type="float">
            <text:p>6.26113906183531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3" calcext:value-type="float">
            <text:p>413</text:p>
          </table:table-cell>
          <table:table-cell office:value-type="float" office:value="6064.666" calcext:value-type="float">
            <text:p>6064.666</text:p>
          </table:table-cell>
          <table:table-cell office:value-type="float" office:value="-0.5761704" calcext:value-type="float">
            <text:p>-0.5761704</text:p>
          </table:table-cell>
          <table:table-cell office:value-type="float" office:value="4.148864" calcext:value-type="float">
            <text:p>4.148864</text:p>
          </table:table-cell>
          <table:table-cell office:value-type="float" office:value="35.96219" calcext:value-type="float">
            <text:p>35.96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9E+018" calcext:value-type="float">
            <text:p>1.2376543830539E+018</text:p>
          </table:table-cell>
          <table:table-cell office:value-type="float" office:value="6.26114455939344E+017" calcext:value-type="float">
            <text:p>6.26114455939344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5" calcext:value-type="float">
            <text:p>415</text:p>
          </table:table-cell>
          <table:table-cell office:value-type="float" office:value="5695.497" calcext:value-type="float">
            <text:p>5695.497</text:p>
          </table:table-cell>
          <table:table-cell office:value-type="float" office:value="-2.412539" calcext:value-type="float">
            <text:p>-2.412539</text:p>
          </table:table-cell>
          <table:table-cell office:value-type="float" office:value="4.432766" calcext:value-type="float">
            <text:p>4.432766</text:p>
          </table:table-cell>
          <table:table-cell office:value-type="float" office:value="30.00952" calcext:value-type="float">
            <text:p>30.00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58E+018" calcext:value-type="float">
            <text:p>1.2376487056558E+018</text:p>
          </table:table-cell>
          <table:table-cell office:value-type="float" office:value="3.30003600006736E+017" calcext:value-type="float">
            <text:p>3.30003600006736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18" calcext:value-type="float">
            <text:p>418</text:p>
          </table:table-cell>
          <table:table-cell office:value-type="float" office:value="6094.443" calcext:value-type="float">
            <text:p>6094.443</text:p>
          </table:table-cell>
          <table:table-cell office:value-type="float" office:value="-0.8895059" calcext:value-type="float">
            <text:p>-0.8895059</text:p>
          </table:table-cell>
          <table:table-cell office:value-type="float" office:value="4.083148" calcext:value-type="float">
            <text:p>4.083148</text:p>
          </table:table-cell>
          <table:table-cell office:value-type="float" office:value="46.889" calcext:value-type="float">
            <text:p>46.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567E+018" calcext:value-type="float">
            <text:p>1.23764870565567E+018</text:p>
          </table:table-cell>
          <table:table-cell office:value-type="float" office:value="3.3000414976255E+017" calcext:value-type="float">
            <text:p>3.3000414976255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20" calcext:value-type="float">
            <text:p>420</text:p>
          </table:table-cell>
          <table:table-cell office:value-type="float" office:value="5761.362" calcext:value-type="float">
            <text:p>5761.362</text:p>
          </table:table-cell>
          <table:table-cell office:value-type="float" office:value="-0.4680382" calcext:value-type="float">
            <text:p>-0.4680382</text:p>
          </table:table-cell>
          <table:table-cell office:value-type="float" office:value="4.299367" calcext:value-type="float">
            <text:p>4.299367</text:p>
          </table:table-cell>
          <table:table-cell office:value-type="float" office:value="48.03595" calcext:value-type="float">
            <text:p>48.03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88E+018" calcext:value-type="float">
            <text:p>1.2376487051188E+018</text:p>
          </table:table-cell>
          <table:table-cell office:value-type="float" office:value="3.30018168535804E+017" calcext:value-type="float">
            <text:p>3.30018168535804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71" calcext:value-type="float">
            <text:p>471</text:p>
          </table:table-cell>
          <table:table-cell office:value-type="float" office:value="6189.418" calcext:value-type="float">
            <text:p>6189.418</text:p>
          </table:table-cell>
          <table:table-cell office:value-type="float" office:value="-1.168002" calcext:value-type="float">
            <text:p>-1.168002</text:p>
          </table:table-cell>
          <table:table-cell office:value-type="float" office:value="4.004436" calcext:value-type="float">
            <text:p>4.004436</text:p>
          </table:table-cell>
          <table:table-cell office:value-type="float" office:value="52.27567" calcext:value-type="float">
            <text:p>52.275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88E+018" calcext:value-type="float">
            <text:p>1.2376487051188E+018</text:p>
          </table:table-cell>
          <table:table-cell office:value-type="float" office:value="3.30018993169525E+017" calcext:value-type="float">
            <text:p>3.30018993169525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74" calcext:value-type="float">
            <text:p>474</text:p>
          </table:table-cell>
          <table:table-cell office:value-type="float" office:value="5679.839" calcext:value-type="float">
            <text:p>5679.839</text:p>
          </table:table-cell>
          <table:table-cell office:value-type="float" office:value="-0.6419113" calcext:value-type="float">
            <text:p>-0.6419113</text:p>
          </table:table-cell>
          <table:table-cell office:value-type="float" office:value="4.42395" calcext:value-type="float">
            <text:p>4.42395</text:p>
          </table:table-cell>
          <table:table-cell office:value-type="float" office:value="53.40458" calcext:value-type="float">
            <text:p>53.40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112E+018" calcext:value-type="float">
            <text:p>1.23764872231112E+018</text:p>
          </table:table-cell>
          <table:table-cell office:value-type="float" office:value="3.30028339018361E+017" calcext:value-type="float">
            <text:p>3.30028339018361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508" calcext:value-type="float">
            <text:p>508</text:p>
          </table:table-cell>
          <table:table-cell office:value-type="float" office:value="7437.497" calcext:value-type="float">
            <text:p>7437.497</text:p>
          </table:table-cell>
          <table:table-cell office:value-type="float" office:value="-2.389009" calcext:value-type="float">
            <text:p>-2.389009</text:p>
          </table:table-cell>
          <table:table-cell office:value-type="float" office:value="4.110709" calcext:value-type="float">
            <text:p>4.110709</text:p>
          </table:table-cell>
          <table:table-cell office:value-type="float" office:value="50.1654" calcext:value-type="float">
            <text:p>50.1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792E+018" calcext:value-type="float">
            <text:p>1.23764872284792E+018</text:p>
          </table:table-cell>
          <table:table-cell office:value-type="float" office:value="3.30034386332314E+017" calcext:value-type="float">
            <text:p>3.30034386332314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530" calcext:value-type="float">
            <text:p>530</text:p>
          </table:table-cell>
          <table:table-cell office:value-type="float" office:value="6853.351" calcext:value-type="float">
            <text:p>6853.351</text:p>
          </table:table-cell>
          <table:table-cell office:value-type="float" office:value="-1.399594" calcext:value-type="float">
            <text:p>-1.399594</text:p>
          </table:table-cell>
          <table:table-cell office:value-type="float" office:value="4.122346" calcext:value-type="float">
            <text:p>4.122346</text:p>
          </table:table-cell>
          <table:table-cell office:value-type="float" office:value="50.05247" calcext:value-type="float">
            <text:p>50.05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806E+018" calcext:value-type="float">
            <text:p>1.23764872284806E+018</text:p>
          </table:table-cell>
          <table:table-cell office:value-type="float" office:value="3.30054452419521E+017" calcext:value-type="float">
            <text:p>3.30054452419521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603" calcext:value-type="float">
            <text:p>603</text:p>
          </table:table-cell>
          <table:table-cell office:value-type="float" office:value="8658.973" calcext:value-type="float">
            <text:p>8658.973</text:p>
          </table:table-cell>
          <table:table-cell office:value-type="float" office:value="-3.288478" calcext:value-type="float">
            <text:p>-3.288478</text:p>
          </table:table-cell>
          <table:table-cell office:value-type="float" office:value="4.454072" calcext:value-type="float">
            <text:p>4.454072</text:p>
          </table:table-cell>
          <table:table-cell office:value-type="float" office:value="43.67136" calcext:value-type="float">
            <text:p>43.671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118E+018" calcext:value-type="float">
            <text:p>1.23764872231118E+018</text:p>
          </table:table-cell>
          <table:table-cell office:value-type="float" office:value="3.30056926320683E+017" calcext:value-type="float">
            <text:p>3.30056926320683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612" calcext:value-type="float">
            <text:p>612</text:p>
          </table:table-cell>
          <table:table-cell office:value-type="float" office:value="6840.438" calcext:value-type="float">
            <text:p>6840.438</text:p>
          </table:table-cell>
          <table:table-cell office:value-type="float" office:value="-0.7744881" calcext:value-type="float">
            <text:p>-0.7744881</text:p>
          </table:table-cell>
          <table:table-cell office:value-type="float" office:value="4.259109" calcext:value-type="float">
            <text:p>4.259109</text:p>
          </table:table-cell>
          <table:table-cell office:value-type="float" office:value="53.78582" calcext:value-type="float">
            <text:p>53.78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0897E+018" calcext:value-type="float">
            <text:p>1.23764870350897E+018</text:p>
          </table:table-cell>
          <table:table-cell office:value-type="float" office:value="3.31074529315023E+017" calcext:value-type="float">
            <text:p>3.31074529315023E+017</text:p>
          </table:table-cell>
          <table:table-cell office:value-type="float" office:value="294" calcext:value-type="float">
            <text:p>294</text:p>
          </table:table-cell>
          <table:table-cell office:value-type="float" office:value="51986" calcext:value-type="float">
            <text:p>51986</text:p>
          </table:table-cell>
          <table:table-cell office:value-type="float" office:value="218" calcext:value-type="float">
            <text:p>218</text:p>
          </table:table-cell>
          <table:table-cell office:value-type="float" office:value="5541.906" calcext:value-type="float">
            <text:p>5541.906</text:p>
          </table:table-cell>
          <table:table-cell office:value-type="float" office:value="-1.250749" calcext:value-type="float">
            <text:p>-1.250749</text:p>
          </table:table-cell>
          <table:table-cell office:value-type="float" office:value="4.302094" calcext:value-type="float">
            <text:p>4.302094</text:p>
          </table:table-cell>
          <table:table-cell office:value-type="float" office:value="39.59302" calcext:value-type="float">
            <text:p>39.5930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024243E+018" calcext:value-type="float">
            <text:p>1.23765076024243E+018</text:p>
          </table:table-cell>
          <table:table-cell office:value-type="float" office:value="3.7158246827009E+017" calcext:value-type="float">
            <text:p>3.7158246827009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129" calcext:value-type="float">
            <text:p>129</text:p>
          </table:table-cell>
          <table:table-cell office:value-type="float" office:value="5875.204" calcext:value-type="float">
            <text:p>5875.204</text:p>
          </table:table-cell>
          <table:table-cell office:value-type="float" office:value="-0.5295889" calcext:value-type="float">
            <text:p>-0.5295889</text:p>
          </table:table-cell>
          <table:table-cell office:value-type="float" office:value="4.148818" calcext:value-type="float">
            <text:p>4.148818</text:p>
          </table:table-cell>
          <table:table-cell office:value-type="float" office:value="34.69877" calcext:value-type="float">
            <text:p>34.69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791E+018" calcext:value-type="float">
            <text:p>1.2376507607791E+018</text:p>
          </table:table-cell>
          <table:table-cell office:value-type="float" office:value="3.71593463386368E+017" calcext:value-type="float">
            <text:p>3.71593463386368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169" calcext:value-type="float">
            <text:p>169</text:p>
          </table:table-cell>
          <table:table-cell office:value-type="float" office:value="4766.833" calcext:value-type="float">
            <text:p>4766.833</text:p>
          </table:table-cell>
          <table:table-cell office:value-type="float" office:value="-0.4632599" calcext:value-type="float">
            <text:p>-0.4632599</text:p>
          </table:table-cell>
          <table:table-cell office:value-type="float" office:value="4.142206" calcext:value-type="float">
            <text:p>4.142206</text:p>
          </table:table-cell>
          <table:table-cell office:value-type="float" office:value="35.93893" calcext:value-type="float">
            <text:p>35.938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626E+018" calcext:value-type="float">
            <text:p>1.23765076292626E+018</text:p>
          </table:table-cell>
          <table:table-cell office:value-type="float" office:value="3.71635244828224E+017" calcext:value-type="float">
            <text:p>3.71635244828224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321" calcext:value-type="float">
            <text:p>321</text:p>
          </table:table-cell>
          <table:table-cell office:value-type="float" office:value="5934.551" calcext:value-type="float">
            <text:p>5934.551</text:p>
          </table:table-cell>
          <table:table-cell office:value-type="float" office:value="-0.9722316" calcext:value-type="float">
            <text:p>-0.9722316</text:p>
          </table:table-cell>
          <table:table-cell office:value-type="float" office:value="4.047106" calcext:value-type="float">
            <text:p>4.047106</text:p>
          </table:table-cell>
          <table:table-cell office:value-type="float" office:value="40.0007" calcext:value-type="float">
            <text:p>40.0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291E+018" calcext:value-type="float">
            <text:p>1.23765076185291E+018</text:p>
          </table:table-cell>
          <table:table-cell office:value-type="float" office:value="3.71677576025893E+017" calcext:value-type="float">
            <text:p>3.71677576025893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475" calcext:value-type="float">
            <text:p>475</text:p>
          </table:table-cell>
          <table:table-cell office:value-type="float" office:value="4503.013" calcext:value-type="float">
            <text:p>4503.013</text:p>
          </table:table-cell>
          <table:table-cell office:value-type="float" office:value="-0.1209885" calcext:value-type="float">
            <text:p>-0.1209885</text:p>
          </table:table-cell>
          <table:table-cell office:value-type="float" office:value="4.116137" calcext:value-type="float">
            <text:p>4.116137</text:p>
          </table:table-cell>
          <table:table-cell office:value-type="float" office:value="43.99171" calcext:value-type="float">
            <text:p>43.99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711E+018" calcext:value-type="float">
            <text:p>1.23765076292711E+018</text:p>
          </table:table-cell>
          <table:table-cell office:value-type="float" office:value="3.71714409665423E+017" calcext:value-type="float">
            <text:p>3.71714409665423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609" calcext:value-type="float">
            <text:p>609</text:p>
          </table:table-cell>
          <table:table-cell office:value-type="float" office:value="4640.447" calcext:value-type="float">
            <text:p>4640.447</text:p>
          </table:table-cell>
          <table:table-cell office:value-type="float" office:value="0.04093873" calcext:value-type="float">
            <text:p>0.04093873</text:p>
          </table:table-cell>
          <table:table-cell office:value-type="float" office:value="4.213493" calcext:value-type="float">
            <text:p>4.213493</text:p>
          </table:table-cell>
          <table:table-cell office:value-type="float" office:value="41.11176" calcext:value-type="float">
            <text:p>41.111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886E+018" calcext:value-type="float">
            <text:p>1.23765036940886E+018</text:p>
          </table:table-cell>
          <table:table-cell office:value-type="float" office:value="3.72674283282917E+017" calcext:value-type="float">
            <text:p>3.72674283282917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5" calcext:value-type="float">
            <text:p>5</text:p>
          </table:table-cell>
          <table:table-cell office:value-type="float" office:value="5866.132" calcext:value-type="float">
            <text:p>5866.132</text:p>
          </table:table-cell>
          <table:table-cell office:value-type="float" office:value="-1.560211" calcext:value-type="float">
            <text:p>-1.560211</text:p>
          </table:table-cell>
          <table:table-cell office:value-type="float" office:value="4.137151" calcext:value-type="float">
            <text:p>4.137151</text:p>
          </table:table-cell>
          <table:table-cell office:value-type="float" office:value="37.79036" calcext:value-type="float">
            <text:p>37.790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254E+018" calcext:value-type="float">
            <text:p>1.23765037048254E+018</text:p>
          </table:table-cell>
          <table:table-cell office:value-type="float" office:value="3.72681979864312E+017" calcext:value-type="float">
            <text:p>3.72681979864312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33" calcext:value-type="float">
            <text:p>33</text:p>
          </table:table-cell>
          <table:table-cell office:value-type="float" office:value="5903.363" calcext:value-type="float">
            <text:p>5903.363</text:p>
          </table:table-cell>
          <table:table-cell office:value-type="float" office:value="-0.826381" calcext:value-type="float">
            <text:p>-0.826381</text:p>
          </table:table-cell>
          <table:table-cell office:value-type="float" office:value="4.108605" calcext:value-type="float">
            <text:p>4.108605</text:p>
          </table:table-cell>
          <table:table-cell office:value-type="float" office:value="30.51949" calcext:value-type="float">
            <text:p>30.51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702E+018" calcext:value-type="float">
            <text:p>1.23765076131702E+018</text:p>
          </table:table-cell>
          <table:table-cell office:value-type="float" office:value="3.72715514968959E+017" calcext:value-type="float">
            <text:p>3.72715514968959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155" calcext:value-type="float">
            <text:p>155</text:p>
          </table:table-cell>
          <table:table-cell office:value-type="float" office:value="4879.257" calcext:value-type="float">
            <text:p>4879.257</text:p>
          </table:table-cell>
          <table:table-cell office:value-type="float" office:value="-0.3790889" calcext:value-type="float">
            <text:p>-0.3790889</text:p>
          </table:table-cell>
          <table:table-cell office:value-type="float" office:value="4.420157" calcext:value-type="float">
            <text:p>4.420157</text:p>
          </table:table-cell>
          <table:table-cell office:value-type="float" office:value="33.32014" calcext:value-type="float">
            <text:p>33.3201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040674E+018" calcext:value-type="float">
            <text:p>1.2376487040674E+018</text:p>
          </table:table-cell>
          <table:table-cell office:value-type="float" office:value="4.09902366435863E+017" calcext:value-type="float">
            <text:p>4.0990236643586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72" calcext:value-type="float">
            <text:p>272</text:p>
          </table:table-cell>
          <table:table-cell office:value-type="float" office:value="7690.219" calcext:value-type="float">
            <text:p>7690.219</text:p>
          </table:table-cell>
          <table:table-cell office:value-type="float" office:value="0.1300061" calcext:value-type="float">
            <text:p>0.1300061</text:p>
          </table:table-cell>
          <table:table-cell office:value-type="float" office:value="4.140257" calcext:value-type="float">
            <text:p>4.140257</text:p>
          </table:table-cell>
          <table:table-cell office:value-type="float" office:value="34.76683" calcext:value-type="float">
            <text:p>34.766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982E+018" calcext:value-type="float">
            <text:p>1.23764867506982E+018</text:p>
          </table:table-cell>
          <table:table-cell office:value-type="float" office:value="4.09916385209117E+017" calcext:value-type="float">
            <text:p>4.0991638520911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23" calcext:value-type="float">
            <text:p>323</text:p>
          </table:table-cell>
          <table:table-cell office:value-type="float" office:value="5490.856" calcext:value-type="float">
            <text:p>5490.856</text:p>
          </table:table-cell>
          <table:table-cell office:value-type="float" office:value="-0.6674601" calcext:value-type="float">
            <text:p>-0.6674601</text:p>
          </table:table-cell>
          <table:table-cell office:value-type="float" office:value="4.381203" calcext:value-type="float">
            <text:p>4.381203</text:p>
          </table:table-cell>
          <table:table-cell office:value-type="float" office:value="47.35344" calcext:value-type="float">
            <text:p>47.35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795E+018" calcext:value-type="float">
            <text:p>1.23764870567795E+018</text:p>
          </table:table-cell>
          <table:table-cell office:value-type="float" office:value="4.09919683744E+017" calcext:value-type="float">
            <text:p>4.0991968374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35" calcext:value-type="float">
            <text:p>335</text:p>
          </table:table-cell>
          <table:table-cell office:value-type="float" office:value="6007.076" calcext:value-type="float">
            <text:p>6007.076</text:p>
          </table:table-cell>
          <table:table-cell office:value-type="float" office:value="-0.4409172" calcext:value-type="float">
            <text:p>-0.4409172</text:p>
          </table:table-cell>
          <table:table-cell office:value-type="float" office:value="4.085342" calcext:value-type="float">
            <text:p>4.085342</text:p>
          </table:table-cell>
          <table:table-cell office:value-type="float" office:value="43.83836" calcext:value-type="float">
            <text:p>43.838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108E+018" calcext:value-type="float">
            <text:p>1.23764870514108E+018</text:p>
          </table:table-cell>
          <table:table-cell office:value-type="float" office:value="4.09922982278883E+017" calcext:value-type="float">
            <text:p>4.0992298227888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47" calcext:value-type="float">
            <text:p>347</text:p>
          </table:table-cell>
          <table:table-cell office:value-type="float" office:value="6127.836" calcext:value-type="float">
            <text:p>6127.836</text:p>
          </table:table-cell>
          <table:table-cell office:value-type="float" office:value="-1.580347" calcext:value-type="float">
            <text:p>-1.580347</text:p>
          </table:table-cell>
          <table:table-cell office:value-type="float" office:value="4.223916" calcext:value-type="float">
            <text:p>4.223916</text:p>
          </table:table-cell>
          <table:table-cell office:value-type="float" office:value="30.94158" calcext:value-type="float">
            <text:p>30.94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15E+018" calcext:value-type="float">
            <text:p>1.23764870567815E+018</text:p>
          </table:table-cell>
          <table:table-cell office:value-type="float" office:value="4.09929854226557E+017" calcext:value-type="float">
            <text:p>4.0992985422655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72" calcext:value-type="float">
            <text:p>372</text:p>
          </table:table-cell>
          <table:table-cell office:value-type="float" office:value="5481.298" calcext:value-type="float">
            <text:p>5481.298</text:p>
          </table:table-cell>
          <table:table-cell office:value-type="float" office:value="-0.5585073" calcext:value-type="float">
            <text:p>-0.5585073</text:p>
          </table:table-cell>
          <table:table-cell office:value-type="float" office:value="4.251694" calcext:value-type="float">
            <text:p>4.251694</text:p>
          </table:table-cell>
          <table:table-cell office:value-type="float" office:value="55.7383" calcext:value-type="float">
            <text:p>55.73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995E+018" calcext:value-type="float">
            <text:p>1.23764867506995E+018</text:p>
          </table:table-cell>
          <table:table-cell office:value-type="float" office:value="4.09930403982371E+017" calcext:value-type="float">
            <text:p>4.0993040398237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74" calcext:value-type="float">
            <text:p>374</text:p>
          </table:table-cell>
          <table:table-cell office:value-type="float" office:value="8112.06" calcext:value-type="float">
            <text:p>8112.06</text:p>
          </table:table-cell>
          <table:table-cell office:value-type="float" office:value="-0.6008854" calcext:value-type="float">
            <text:p>-0.6008854</text:p>
          </table:table-cell>
          <table:table-cell office:value-type="float" office:value="4.474475" calcext:value-type="float">
            <text:p>4.474475</text:p>
          </table:table-cell>
          <table:table-cell office:value-type="float" office:value="30.63686" calcext:value-type="float">
            <text:p>30.63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74289E+018" calcext:value-type="float">
            <text:p>1.23765555074289E+018</text:p>
          </table:table-cell>
          <table:table-cell office:value-type="float" office:value="4.09935076906789E+017" calcext:value-type="float">
            <text:p>4.0993507690678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91" calcext:value-type="float">
            <text:p>391</text:p>
          </table:table-cell>
          <table:table-cell office:value-type="float" office:value="5661.23" calcext:value-type="float">
            <text:p>5661.23</text:p>
          </table:table-cell>
          <table:table-cell office:value-type="float" office:value="-0.6033038" calcext:value-type="float">
            <text:p>-0.6033038</text:p>
          </table:table-cell>
          <table:table-cell office:value-type="float" office:value="4.359313" calcext:value-type="float">
            <text:p>4.359313</text:p>
          </table:table-cell>
          <table:table-cell office:value-type="float" office:value="46.84816" calcext:value-type="float">
            <text:p>46.848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34E+018" calcext:value-type="float">
            <text:p>1.23764870460434E+018</text:p>
          </table:table-cell>
          <table:table-cell office:value-type="float" office:value="4.09935351784696E+017" calcext:value-type="float">
            <text:p>4.0993535178469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92" calcext:value-type="float">
            <text:p>392</text:p>
          </table:table-cell>
          <table:table-cell office:value-type="float" office:value="5709.78" calcext:value-type="float">
            <text:p>5709.78</text:p>
          </table:table-cell>
          <table:table-cell office:value-type="float" office:value="-1.305538" calcext:value-type="float">
            <text:p>-1.305538</text:p>
          </table:table-cell>
          <table:table-cell office:value-type="float" office:value="4.413655" calcext:value-type="float">
            <text:p>4.413655</text:p>
          </table:table-cell>
          <table:table-cell office:value-type="float" office:value="63.87207" calcext:value-type="float">
            <text:p>63.8720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6995E+018" calcext:value-type="float">
            <text:p>1.23764867506995E+018</text:p>
          </table:table-cell>
          <table:table-cell office:value-type="float" office:value="4.09940849342835E+017" calcext:value-type="float">
            <text:p>4.0994084934283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12" calcext:value-type="float">
            <text:p>412</text:p>
          </table:table-cell>
          <table:table-cell office:value-type="float" office:value="5850.486" calcext:value-type="float">
            <text:p>5850.486</text:p>
          </table:table-cell>
          <table:table-cell office:value-type="float" office:value="-1.538411" calcext:value-type="float">
            <text:p>-1.538411</text:p>
          </table:table-cell>
          <table:table-cell office:value-type="float" office:value="4.440753" calcext:value-type="float">
            <text:p>4.440753</text:p>
          </table:table-cell>
          <table:table-cell office:value-type="float" office:value="39.55371" calcext:value-type="float">
            <text:p>39.553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7002E+018" calcext:value-type="float">
            <text:p>1.23764867507002E+018</text:p>
          </table:table-cell>
          <table:table-cell office:value-type="float" office:value="4.0994304836609E+017" calcext:value-type="float">
            <text:p>4.099430483660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20" calcext:value-type="float">
            <text:p>420</text:p>
          </table:table-cell>
          <table:table-cell office:value-type="float" office:value="5187.396" calcext:value-type="float">
            <text:p>5187.396</text:p>
          </table:table-cell>
          <table:table-cell office:value-type="float" office:value="0.04460249" calcext:value-type="float">
            <text:p>0.04460249</text:p>
          </table:table-cell>
          <table:table-cell office:value-type="float" office:value="4.419304" calcext:value-type="float">
            <text:p>4.419304</text:p>
          </table:table-cell>
          <table:table-cell office:value-type="float" office:value="61.67731" calcext:value-type="float">
            <text:p>61.677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48E+018" calcext:value-type="float">
            <text:p>1.23764870567848E+018</text:p>
          </table:table-cell>
          <table:table-cell office:value-type="float" office:value="4.09950470069578E+017" calcext:value-type="float">
            <text:p>4.0995047006957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47" calcext:value-type="float">
            <text:p>447</text:p>
          </table:table-cell>
          <table:table-cell office:value-type="float" office:value="5562.688" calcext:value-type="float">
            <text:p>5562.688</text:p>
          </table:table-cell>
          <table:table-cell office:value-type="float" office:value="-0.7095148" calcext:value-type="float">
            <text:p>-0.7095148</text:p>
          </table:table-cell>
          <table:table-cell office:value-type="float" office:value="4.360792" calcext:value-type="float">
            <text:p>4.360792</text:p>
          </table:table-cell>
          <table:table-cell office:value-type="float" office:value="50.27824" calcext:value-type="float">
            <text:p>50.278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702E+018" calcext:value-type="float">
            <text:p>1.23764867560702E+018</text:p>
          </table:table-cell>
          <table:table-cell office:value-type="float" office:value="4.09950744947485E+017" calcext:value-type="float">
            <text:p>4.0995074494748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48" calcext:value-type="float">
            <text:p>448</text:p>
          </table:table-cell>
          <table:table-cell office:value-type="float" office:value="5124.619" calcext:value-type="float">
            <text:p>5124.619</text:p>
          </table:table-cell>
          <table:table-cell office:value-type="float" office:value="0.06757836" calcext:value-type="float">
            <text:p>0.06757836</text:p>
          </table:table-cell>
          <table:table-cell office:value-type="float" office:value="4.402385" calcext:value-type="float">
            <text:p>4.402385</text:p>
          </table:table-cell>
          <table:table-cell office:value-type="float" office:value="59.50631" calcext:value-type="float">
            <text:p>59.506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09E+018" calcext:value-type="float">
            <text:p>1.23765555181709E+018</text:p>
          </table:table-cell>
          <table:table-cell office:value-type="float" office:value="4.09951294703299E+017" calcext:value-type="float">
            <text:p>4.0995129470329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50" calcext:value-type="float">
            <text:p>450</text:p>
          </table:table-cell>
          <table:table-cell office:value-type="float" office:value="5877.649" calcext:value-type="float">
            <text:p>5877.649</text:p>
          </table:table-cell>
          <table:table-cell office:value-type="float" office:value="-0.9306827" calcext:value-type="float">
            <text:p>-0.9306827</text:p>
          </table:table-cell>
          <table:table-cell office:value-type="float" office:value="4.014922" calcext:value-type="float">
            <text:p>4.014922</text:p>
          </table:table-cell>
          <table:table-cell office:value-type="float" office:value="31.8582" calcext:value-type="float">
            <text:p>31.8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08E+018" calcext:value-type="float">
            <text:p>1.23764867507008E+018</text:p>
          </table:table-cell>
          <table:table-cell office:value-type="float" office:value="4.09953768604461E+017" calcext:value-type="float">
            <text:p>4.099537686044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59" calcext:value-type="float">
            <text:p>459</text:p>
          </table:table-cell>
          <table:table-cell office:value-type="float" office:value="5680.32" calcext:value-type="float">
            <text:p>5680.32</text:p>
          </table:table-cell>
          <table:table-cell office:value-type="float" office:value="-0.6592044" calcext:value-type="float">
            <text:p>-0.6592044</text:p>
          </table:table-cell>
          <table:table-cell office:value-type="float" office:value="4.297369" calcext:value-type="float">
            <text:p>4.297369</text:p>
          </table:table-cell>
          <table:table-cell office:value-type="float" office:value="31.2819" calcext:value-type="float">
            <text:p>31.28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7996E+018" calcext:value-type="float">
            <text:p>1.23765555127996E+018</text:p>
          </table:table-cell>
          <table:table-cell office:value-type="float" office:value="4.09954593238182E+017" calcext:value-type="float">
            <text:p>4.099545932381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62" calcext:value-type="float">
            <text:p>462</text:p>
          </table:table-cell>
          <table:table-cell office:value-type="float" office:value="6984.52" calcext:value-type="float">
            <text:p>6984.52</text:p>
          </table:table-cell>
          <table:table-cell office:value-type="float" office:value="-0.2955213" calcext:value-type="float">
            <text:p>-0.2955213</text:p>
          </table:table-cell>
          <table:table-cell office:value-type="float" office:value="4.099807" calcext:value-type="float">
            <text:p>4.099807</text:p>
          </table:table-cell>
          <table:table-cell office:value-type="float" office:value="66.82336" calcext:value-type="float">
            <text:p>66.823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167E+018" calcext:value-type="float">
            <text:p>1.23764870514167E+018</text:p>
          </table:table-cell>
          <table:table-cell office:value-type="float" office:value="4.09968612011436E+017" calcext:value-type="float">
            <text:p>4.0996861201143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13" calcext:value-type="float">
            <text:p>513</text:p>
          </table:table-cell>
          <table:table-cell office:value-type="float" office:value="6072.228" calcext:value-type="float">
            <text:p>6072.228</text:p>
          </table:table-cell>
          <table:table-cell office:value-type="float" office:value="-0.7990113" calcext:value-type="float">
            <text:p>-0.7990113</text:p>
          </table:table-cell>
          <table:table-cell office:value-type="float" office:value="4.104879" calcext:value-type="float">
            <text:p>4.104879</text:p>
          </table:table-cell>
          <table:table-cell office:value-type="float" office:value="62.47855" calcext:value-type="float">
            <text:p>62.47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73834691668E+017" calcext:value-type="float">
            <text:p>4.0997383469166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32" calcext:value-type="float">
            <text:p>532</text:p>
          </table:table-cell>
          <table:table-cell office:value-type="float" office:value="5264.855" calcext:value-type="float">
            <text:p>5264.855</text:p>
          </table:table-cell>
          <table:table-cell office:value-type="float" office:value="-0.8000805" calcext:value-type="float">
            <text:p>-0.8000805</text:p>
          </table:table-cell>
          <table:table-cell office:value-type="float" office:value="4.12325" calcext:value-type="float">
            <text:p>4.12325</text:p>
          </table:table-cell>
          <table:table-cell office:value-type="float" office:value="37.90767" calcext:value-type="float">
            <text:p>37.90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22E+018" calcext:value-type="float">
            <text:p>1.23764867507022E+018</text:p>
          </table:table-cell>
          <table:table-cell office:value-type="float" office:value="4.09976033714924E+017" calcext:value-type="float">
            <text:p>4.0997603371492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40" calcext:value-type="float">
            <text:p>540</text:p>
          </table:table-cell>
          <table:table-cell office:value-type="float" office:value="5256.719" calcext:value-type="float">
            <text:p>5256.719</text:p>
          </table:table-cell>
          <table:table-cell office:value-type="float" office:value="-0.7830472" calcext:value-type="float">
            <text:p>-0.7830472</text:p>
          </table:table-cell>
          <table:table-cell office:value-type="float" office:value="4.44004" calcext:value-type="float">
            <text:p>4.44004</text:p>
          </table:table-cell>
          <table:table-cell office:value-type="float" office:value="30.02094" calcext:value-type="float">
            <text:p>30.0209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8263078469E+017" calcext:value-type="float">
            <text:p>4.099826307846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64" calcext:value-type="float">
            <text:p>564</text:p>
          </table:table-cell>
          <table:table-cell office:value-type="float" office:value="5338.875" calcext:value-type="float">
            <text:p>5338.875</text:p>
          </table:table-cell>
          <table:table-cell office:value-type="float" office:value="-0.6423607" calcext:value-type="float">
            <text:p>-0.6423607</text:p>
          </table:table-cell>
          <table:table-cell office:value-type="float" office:value="4.428028" calcext:value-type="float">
            <text:p>4.428028</text:p>
          </table:table-cell>
          <table:table-cell office:value-type="float" office:value="30.48525" calcext:value-type="float">
            <text:p>30.48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74E+018" calcext:value-type="float">
            <text:p>1.23764870567874E+018</text:p>
          </table:table-cell>
          <table:table-cell office:value-type="float" office:value="4.09982905662597E+017" calcext:value-type="float">
            <text:p>4.0998290566259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65" calcext:value-type="float">
            <text:p>565</text:p>
          </table:table-cell>
          <table:table-cell office:value-type="float" office:value="5821.314" calcext:value-type="float">
            <text:p>5821.314</text:p>
          </table:table-cell>
          <table:table-cell office:value-type="float" office:value="-0.978138" calcext:value-type="float">
            <text:p>-0.978138</text:p>
          </table:table-cell>
          <table:table-cell office:value-type="float" office:value="4.271335" calcext:value-type="float">
            <text:p>4.271335</text:p>
          </table:table-cell>
          <table:table-cell office:value-type="float" office:value="45.77635" calcext:value-type="float">
            <text:p>45.776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35E+018" calcext:value-type="float">
            <text:p>1.23765555181735E+018</text:p>
          </table:table-cell>
          <table:table-cell office:value-type="float" office:value="4.09984554930039E+017" calcext:value-type="float">
            <text:p>4.0998455493003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71" calcext:value-type="float">
            <text:p>571</text:p>
          </table:table-cell>
          <table:table-cell office:value-type="float" office:value="5992.041" calcext:value-type="float">
            <text:p>5992.041</text:p>
          </table:table-cell>
          <table:table-cell office:value-type="float" office:value="-0.7530608" calcext:value-type="float">
            <text:p>-0.7530608</text:p>
          </table:table-cell>
          <table:table-cell office:value-type="float" office:value="4.066403" calcext:value-type="float">
            <text:p>4.066403</text:p>
          </table:table-cell>
          <table:table-cell office:value-type="float" office:value="37.3436" calcext:value-type="float">
            <text:p>37.34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74E+018" calcext:value-type="float">
            <text:p>1.23764870567874E+018</text:p>
          </table:table-cell>
          <table:table-cell office:value-type="float" office:value="4.09986479075387E+017" calcext:value-type="float">
            <text:p>4.0998647907538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78" calcext:value-type="float">
            <text:p>578</text:p>
          </table:table-cell>
          <table:table-cell office:value-type="float" office:value="5776.82" calcext:value-type="float">
            <text:p>5776.82</text:p>
          </table:table-cell>
          <table:table-cell office:value-type="float" office:value="-0.3337052" calcext:value-type="float">
            <text:p>-0.3337052</text:p>
          </table:table-cell>
          <table:table-cell office:value-type="float" office:value="4.050207" calcext:value-type="float">
            <text:p>4.050207</text:p>
          </table:table-cell>
          <table:table-cell office:value-type="float" office:value="60.30401" calcext:value-type="float">
            <text:p>60.304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87028831201E+017" calcext:value-type="float">
            <text:p>4.0998702883120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80" calcext:value-type="float">
            <text:p>580</text:p>
          </table:table-cell>
          <table:table-cell office:value-type="float" office:value="5930.742" calcext:value-type="float">
            <text:p>5930.742</text:p>
          </table:table-cell>
          <table:table-cell office:value-type="float" office:value="-0.9614968" calcext:value-type="float">
            <text:p>-0.9614968</text:p>
          </table:table-cell>
          <table:table-cell office:value-type="float" office:value="4.429739" calcext:value-type="float">
            <text:p>4.429739</text:p>
          </table:table-cell>
          <table:table-cell office:value-type="float" office:value="31.57638" calcext:value-type="float">
            <text:p>31.576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E+018" calcext:value-type="float">
            <text:p>1.237648705142E+018</text:p>
          </table:table-cell>
          <table:table-cell office:value-type="float" office:value="4.09988403220736E+017" calcext:value-type="float">
            <text:p>4.0998840322073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85" calcext:value-type="float">
            <text:p>585</text:p>
          </table:table-cell>
          <table:table-cell office:value-type="float" office:value="6011.671" calcext:value-type="float">
            <text:p>6011.671</text:p>
          </table:table-cell>
          <table:table-cell office:value-type="float" office:value="-1.221991" calcext:value-type="float">
            <text:p>-1.221991</text:p>
          </table:table-cell>
          <table:table-cell office:value-type="float" office:value="4.029523" calcext:value-type="float">
            <text:p>4.029523</text:p>
          </table:table-cell>
          <table:table-cell office:value-type="float" office:value="47.39468" calcext:value-type="float">
            <text:p>47.394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7054E+018" calcext:value-type="float">
            <text:p>1.23764867507054E+018</text:p>
          </table:table-cell>
          <table:table-cell office:value-type="float" office:value="4.09993076145154E+017" calcext:value-type="float">
            <text:p>4.0999307614515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2" calcext:value-type="float">
            <text:p>602</text:p>
          </table:table-cell>
          <table:table-cell office:value-type="float" office:value="6205.024" calcext:value-type="float">
            <text:p>6205.024</text:p>
          </table:table-cell>
          <table:table-cell office:value-type="float" office:value="-1.234115" calcext:value-type="float">
            <text:p>-1.234115</text:p>
          </table:table-cell>
          <table:table-cell office:value-type="float" office:value="4.123646" calcext:value-type="float">
            <text:p>4.123646</text:p>
          </table:table-cell>
          <table:table-cell office:value-type="float" office:value="48.7101" calcext:value-type="float">
            <text:p>48.71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2E+018" calcext:value-type="float">
            <text:p>1.23765555181742E+018</text:p>
          </table:table-cell>
          <table:table-cell office:value-type="float" office:value="4.09993351023061E+017" calcext:value-type="float">
            <text:p>4.099933510230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3" calcext:value-type="float">
            <text:p>603</text:p>
          </table:table-cell>
          <table:table-cell office:value-type="float" office:value="5665.276" calcext:value-type="float">
            <text:p>5665.276</text:p>
          </table:table-cell>
          <table:table-cell office:value-type="float" office:value="-0.1425515" calcext:value-type="float">
            <text:p>-0.1425515</text:p>
          </table:table-cell>
          <table:table-cell office:value-type="float" office:value="4.141095" calcext:value-type="float">
            <text:p>4.141095</text:p>
          </table:table-cell>
          <table:table-cell office:value-type="float" office:value="63.78014" calcext:value-type="float">
            <text:p>63.78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35E+018" calcext:value-type="float">
            <text:p>1.23765555181735E+018</text:p>
          </table:table-cell>
          <table:table-cell office:value-type="float" office:value="4.09993900778875E+017" calcext:value-type="float">
            <text:p>4.0999390077887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5" calcext:value-type="float">
            <text:p>605</text:p>
          </table:table-cell>
          <table:table-cell office:value-type="float" office:value="4410.313" calcext:value-type="float">
            <text:p>4410.313</text:p>
          </table:table-cell>
          <table:table-cell office:value-type="float" office:value="-0.3515461" calcext:value-type="float">
            <text:p>-0.3515461</text:p>
          </table:table-cell>
          <table:table-cell office:value-type="float" office:value="4.063287" calcext:value-type="float">
            <text:p>4.063287</text:p>
          </table:table-cell>
          <table:table-cell office:value-type="float" office:value="34.77732" calcext:value-type="float">
            <text:p>34.77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8E+018" calcext:value-type="float">
            <text:p>1.23765555181748E+018</text:p>
          </table:table-cell>
          <table:table-cell office:value-type="float" office:value="4.09994175656782E+017" calcext:value-type="float">
            <text:p>4.099941756567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6" calcext:value-type="float">
            <text:p>606</text:p>
          </table:table-cell>
          <table:table-cell office:value-type="float" office:value="5277.316" calcext:value-type="float">
            <text:p>5277.316</text:p>
          </table:table-cell>
          <table:table-cell office:value-type="float" office:value="-0.4453212" calcext:value-type="float">
            <text:p>-0.4453212</text:p>
          </table:table-cell>
          <table:table-cell office:value-type="float" office:value="4.475178" calcext:value-type="float">
            <text:p>4.475178</text:p>
          </table:table-cell>
          <table:table-cell office:value-type="float" office:value="61.98969" calcext:value-type="float">
            <text:p>61.989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8E+018" calcext:value-type="float">
            <text:p>1.23765555181748E+018</text:p>
          </table:table-cell>
          <table:table-cell office:value-type="float" office:value="4.09996649557944E+017" calcext:value-type="float">
            <text:p>4.0999664955794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15" calcext:value-type="float">
            <text:p>615</text:p>
          </table:table-cell>
          <table:table-cell office:value-type="float" office:value="4972.49" calcext:value-type="float">
            <text:p>4972.49</text:p>
          </table:table-cell>
          <table:table-cell office:value-type="float" office:value="0.009522928" calcext:value-type="float">
            <text:p>0.009522928</text:p>
          </table:table-cell>
          <table:table-cell office:value-type="float" office:value="4.44672" calcext:value-type="float">
            <text:p>4.44672</text:p>
          </table:table-cell>
          <table:table-cell office:value-type="float" office:value="61.40755" calcext:value-type="float">
            <text:p>61.40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98023947479E+017" calcext:value-type="float">
            <text:p>4.0999802394747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20" calcext:value-type="float">
            <text:p>620</text:p>
          </table:table-cell>
          <table:table-cell office:value-type="float" office:value="5816.962" calcext:value-type="float">
            <text:p>5816.962</text:p>
          </table:table-cell>
          <table:table-cell office:value-type="float" office:value="-0.3673432" calcext:value-type="float">
            <text:p>-0.3673432</text:p>
          </table:table-cell>
          <table:table-cell office:value-type="float" office:value="4.246629" calcext:value-type="float">
            <text:p>4.246629</text:p>
          </table:table-cell>
          <table:table-cell office:value-type="float" office:value="63.35071" calcext:value-type="float">
            <text:p>63.35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8068E+018" calcext:value-type="float">
            <text:p>1.23765555128068E+018</text:p>
          </table:table-cell>
          <table:table-cell office:value-type="float" office:value="4.09998573703293E+017" calcext:value-type="float">
            <text:p>4.0999857370329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22" calcext:value-type="float">
            <text:p>622</text:p>
          </table:table-cell>
          <table:table-cell office:value-type="float" office:value="7072.507" calcext:value-type="float">
            <text:p>7072.507</text:p>
          </table:table-cell>
          <table:table-cell office:value-type="float" office:value="-1.090609" calcext:value-type="float">
            <text:p>-1.090609</text:p>
          </table:table-cell>
          <table:table-cell office:value-type="float" office:value="4.176814" calcext:value-type="float">
            <text:p>4.176814</text:p>
          </table:table-cell>
          <table:table-cell office:value-type="float" office:value="40.13338" calcext:value-type="float">
            <text:p>40.133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74394E+018" calcext:value-type="float">
            <text:p>1.23765555074394E+018</text:p>
          </table:table-cell>
          <table:table-cell office:value-type="float" office:value="4.10000772726549E+017" calcext:value-type="float">
            <text:p>4.1000077272654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30" calcext:value-type="float">
            <text:p>630</text:p>
          </table:table-cell>
          <table:table-cell office:value-type="float" office:value="5843.875" calcext:value-type="float">
            <text:p>5843.875</text:p>
          </table:table-cell>
          <table:table-cell office:value-type="float" office:value="-0.6003104" calcext:value-type="float">
            <text:p>-0.6003104</text:p>
          </table:table-cell>
          <table:table-cell office:value-type="float" office:value="4.434822" calcext:value-type="float">
            <text:p>4.434822</text:p>
          </table:table-cell>
          <table:table-cell office:value-type="float" office:value="33.00699" calcext:value-type="float">
            <text:p>33.00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398E+018" calcext:value-type="float">
            <text:p>1.23765989778398E+018</text:p>
          </table:table-cell>
          <table:table-cell office:value-type="float" office:value="4.12100015587093E+017" calcext:value-type="float">
            <text:p>4.1210001558709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75" calcext:value-type="float">
            <text:p>75</text:p>
          </table:table-cell>
          <table:table-cell office:value-type="float" office:value="5705.346" calcext:value-type="float">
            <text:p>5705.346</text:p>
          </table:table-cell>
          <table:table-cell office:value-type="float" office:value="-0.6790687" calcext:value-type="float">
            <text:p>-0.6790687</text:p>
          </table:table-cell>
          <table:table-cell office:value-type="float" office:value="4.170035" calcext:value-type="float">
            <text:p>4.170035</text:p>
          </table:table-cell>
          <table:table-cell office:value-type="float" office:value="49.23593" calcext:value-type="float">
            <text:p>49.23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17E+018" calcext:value-type="float">
            <text:p>1.23765989724717E+018</text:p>
          </table:table-cell>
          <table:table-cell office:value-type="float" office:value="4.12107712168487E+017" calcext:value-type="float">
            <text:p>4.1210771216848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03" calcext:value-type="float">
            <text:p>103</text:p>
          </table:table-cell>
          <table:table-cell office:value-type="float" office:value="5430.619" calcext:value-type="float">
            <text:p>5430.619</text:p>
          </table:table-cell>
          <table:table-cell office:value-type="float" office:value="-0.7155789" calcext:value-type="float">
            <text:p>-0.7155789</text:p>
          </table:table-cell>
          <table:table-cell office:value-type="float" office:value="4.257529" calcext:value-type="float">
            <text:p>4.257529</text:p>
          </table:table-cell>
          <table:table-cell office:value-type="float" office:value="32.49191" calcext:value-type="float">
            <text:p>32.49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53E+018" calcext:value-type="float">
            <text:p>1.23765652945653E+018</text:p>
          </table:table-cell>
          <table:table-cell office:value-type="float" office:value="4.12114858994067E+017" calcext:value-type="float">
            <text:p>4.1211485899406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29" calcext:value-type="float">
            <text:p>129</text:p>
          </table:table-cell>
          <table:table-cell office:value-type="float" office:value="5872.884" calcext:value-type="float">
            <text:p>5872.884</text:p>
          </table:table-cell>
          <table:table-cell office:value-type="float" office:value="-0.679101" calcext:value-type="float">
            <text:p>-0.679101</text:p>
          </table:table-cell>
          <table:table-cell office:value-type="float" office:value="4.079556" calcext:value-type="float">
            <text:p>4.079556</text:p>
          </table:table-cell>
          <table:table-cell office:value-type="float" office:value="43.26014" calcext:value-type="float">
            <text:p>43.26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53E+018" calcext:value-type="float">
            <text:p>1.23765652945653E+018</text:p>
          </table:table-cell>
          <table:table-cell office:value-type="float" office:value="4.12115683627788E+017" calcext:value-type="float">
            <text:p>4.1211568362778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32" calcext:value-type="float">
            <text:p>132</text:p>
          </table:table-cell>
          <table:table-cell office:value-type="float" office:value="8973.954" calcext:value-type="float">
            <text:p>8973.954</text:p>
          </table:table-cell>
          <table:table-cell office:value-type="float" office:value="-1.984211" calcext:value-type="float">
            <text:p>-1.984211</text:p>
          </table:table-cell>
          <table:table-cell office:value-type="float" office:value="4.100494" calcext:value-type="float">
            <text:p>4.100494</text:p>
          </table:table-cell>
          <table:table-cell office:value-type="float" office:value="42.54103" calcext:value-type="float">
            <text:p>42.541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107251E+018" calcext:value-type="float">
            <text:p>1.23765131107251E+018</text:p>
          </table:table-cell>
          <table:table-cell office:value-type="float" office:value="4.12125029476624E+017" calcext:value-type="float">
            <text:p>4.12125029476624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66" calcext:value-type="float">
            <text:p>166</text:p>
          </table:table-cell>
          <table:table-cell office:value-type="float" office:value="4753.895" calcext:value-type="float">
            <text:p>4753.895</text:p>
          </table:table-cell>
          <table:table-cell office:value-type="float" office:value="-1.306368" calcext:value-type="float">
            <text:p>-1.306368</text:p>
          </table:table-cell>
          <table:table-cell office:value-type="float" office:value="4.140441" calcext:value-type="float">
            <text:p>4.140441</text:p>
          </table:table-cell>
          <table:table-cell office:value-type="float" office:value="46.12405" calcext:value-type="float">
            <text:p>46.124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323E+018" calcext:value-type="float">
            <text:p>1.23765989617323E+018</text:p>
          </table:table-cell>
          <table:table-cell office:value-type="float" office:value="4.12140147761506E+017" calcext:value-type="float">
            <text:p>4.1214014776150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221" calcext:value-type="float">
            <text:p>221</text:p>
          </table:table-cell>
          <table:table-cell office:value-type="float" office:value="5800.964" calcext:value-type="float">
            <text:p>5800.964</text:p>
          </table:table-cell>
          <table:table-cell office:value-type="float" office:value="-0.8524148" calcext:value-type="float">
            <text:p>-0.8524148</text:p>
          </table:table-cell>
          <table:table-cell office:value-type="float" office:value="4.130691" calcext:value-type="float">
            <text:p>4.130691</text:p>
          </table:table-cell>
          <table:table-cell office:value-type="float" office:value="31.44288" calcext:value-type="float">
            <text:p>31.442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93E+018" calcext:value-type="float">
            <text:p>1.23765122678293E+018</text:p>
          </table:table-cell>
          <table:table-cell office:value-type="float" office:value="4.12162137994062E+017" calcext:value-type="float">
            <text:p>4.12162137994062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01" calcext:value-type="float">
            <text:p>301</text:p>
          </table:table-cell>
          <table:table-cell office:value-type="float" office:value="8350.253" calcext:value-type="float">
            <text:p>8350.253</text:p>
          </table:table-cell>
          <table:table-cell office:value-type="float" office:value="-2.225435" calcext:value-type="float">
            <text:p>-2.225435</text:p>
          </table:table-cell>
          <table:table-cell office:value-type="float" office:value="4.32559" calcext:value-type="float">
            <text:p>4.32559</text:p>
          </table:table-cell>
          <table:table-cell office:value-type="float" office:value="43.41244" calcext:value-type="float">
            <text:p>43.412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89763E+018" calcext:value-type="float">
            <text:p>1.23765121389763E+018</text:p>
          </table:table-cell>
          <table:table-cell office:value-type="float" office:value="4.12172583354526E+017" calcext:value-type="float">
            <text:p>4.1217258335452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39" calcext:value-type="float">
            <text:p>339</text:p>
          </table:table-cell>
          <table:table-cell office:value-type="float" office:value="5725.904" calcext:value-type="float">
            <text:p>5725.904</text:p>
          </table:table-cell>
          <table:table-cell office:value-type="float" office:value="-0.409982" calcext:value-type="float">
            <text:p>-0.409982</text:p>
          </table:table-cell>
          <table:table-cell office:value-type="float" office:value="4.33166" calcext:value-type="float">
            <text:p>4.33166</text:p>
          </table:table-cell>
          <table:table-cell office:value-type="float" office:value="50.43708" calcext:value-type="float">
            <text:p>50.43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089E+018" calcext:value-type="float">
            <text:p>1.23765121336089E+018</text:p>
          </table:table-cell>
          <table:table-cell office:value-type="float" office:value="4.12175881889409E+017" calcext:value-type="float">
            <text:p>4.12175881889409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51" calcext:value-type="float">
            <text:p>351</text:p>
          </table:table-cell>
          <table:table-cell office:value-type="float" office:value="5772.407" calcext:value-type="float">
            <text:p>5772.407</text:p>
          </table:table-cell>
          <table:table-cell office:value-type="float" office:value="-0.5764007" calcext:value-type="float">
            <text:p>-0.5764007</text:p>
          </table:table-cell>
          <table:table-cell office:value-type="float" office:value="4.268474" calcext:value-type="float">
            <text:p>4.268474</text:p>
          </table:table-cell>
          <table:table-cell office:value-type="float" office:value="39.62756" calcext:value-type="float">
            <text:p>39.627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29E+018" calcext:value-type="float">
            <text:p>1.23767843701529E+018</text:p>
          </table:table-cell>
          <table:table-cell office:value-type="float" office:value="4.58333651596241E+017" calcext:value-type="float">
            <text:p>4.58333651596241E+017</text:p>
          </table:table-cell>
          <table:table-cell office:value-type="float" office:value="407" calcext:value-type="float">
            <text:p>407</text:p>
          </table:table-cell>
          <table:table-cell office:value-type="float" office:value="51820" calcext:value-type="float">
            <text:p>51820</text:p>
          </table:table-cell>
          <table:table-cell office:value-type="float" office:value="336" calcext:value-type="float">
            <text:p>336</text:p>
          </table:table-cell>
          <table:table-cell office:value-type="float" office:value="4677.073" calcext:value-type="float">
            <text:p>4677.073</text:p>
          </table:table-cell>
          <table:table-cell office:value-type="float" office:value="-0.05355876" calcext:value-type="float">
            <text:p>-0.05355876</text:p>
          </table:table-cell>
          <table:table-cell office:value-type="float" office:value="4.375933" calcext:value-type="float">
            <text:p>4.375933</text:p>
          </table:table-cell>
          <table:table-cell office:value-type="float" office:value="67.83298" calcext:value-type="float">
            <text:p>67.83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5039312E+018" calcext:value-type="float">
            <text:p>1.23765655039312E+018</text:p>
          </table:table-cell>
          <table:table-cell office:value-type="float" office:value="4.59392206432659E+017" calcext:value-type="float">
            <text:p>4.59392206432659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91" calcext:value-type="float">
            <text:p>91</text:p>
          </table:table-cell>
          <table:table-cell office:value-type="float" office:value="4713.508" calcext:value-type="float">
            <text:p>4713.508</text:p>
          </table:table-cell>
          <table:table-cell office:value-type="float" office:value="-0.2181173" calcext:value-type="float">
            <text:p>-0.2181173</text:p>
          </table:table-cell>
          <table:table-cell office:value-type="float" office:value="4.471615" calcext:value-type="float">
            <text:p>4.471615</text:p>
          </table:table-cell>
          <table:table-cell office:value-type="float" office:value="40.31823" calcext:value-type="float">
            <text:p>40.318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2332E+018" calcext:value-type="float">
            <text:p>1.23766640792332E+018</text:p>
          </table:table-cell>
          <table:table-cell office:value-type="float" office:value="4.59395230089636E+017" calcext:value-type="float">
            <text:p>4.59395230089636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102" calcext:value-type="float">
            <text:p>102</text:p>
          </table:table-cell>
          <table:table-cell office:value-type="float" office:value="5664.126" calcext:value-type="float">
            <text:p>5664.126</text:p>
          </table:table-cell>
          <table:table-cell office:value-type="float" office:value="-0.3556019" calcext:value-type="float">
            <text:p>-0.3556019</text:p>
          </table:table-cell>
          <table:table-cell office:value-type="float" office:value="4.024035" calcext:value-type="float">
            <text:p>4.024035</text:p>
          </table:table-cell>
          <table:table-cell office:value-type="float" office:value="49.27732" calcext:value-type="float">
            <text:p>49.27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463E+018" calcext:value-type="float">
            <text:p>1.23765365184463E+018</text:p>
          </table:table-cell>
          <table:table-cell office:value-type="float" office:value="4.78556145640827E+017" calcext:value-type="float">
            <text:p>4.78556145640827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77" calcext:value-type="float">
            <text:p>177</text:p>
          </table:table-cell>
          <table:table-cell office:value-type="float" office:value="4700.471" calcext:value-type="float">
            <text:p>4700.471</text:p>
          </table:table-cell>
          <table:table-cell office:value-type="float" office:value="-0.1065117" calcext:value-type="float">
            <text:p>-0.1065117</text:p>
          </table:table-cell>
          <table:table-cell office:value-type="float" office:value="4.152609" calcext:value-type="float">
            <text:p>4.152609</text:p>
          </table:table-cell>
          <table:table-cell office:value-type="float" office:value="45.08135" calcext:value-type="float">
            <text:p>45.08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776E+018" calcext:value-type="float">
            <text:p>1.23765365130776E+018</text:p>
          </table:table-cell>
          <table:table-cell office:value-type="float" office:value="4.78556695396641E+017" calcext:value-type="float">
            <text:p>4.78556695396641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79" calcext:value-type="float">
            <text:p>179</text:p>
          </table:table-cell>
          <table:table-cell office:value-type="float" office:value="5829.297" calcext:value-type="float">
            <text:p>5829.297</text:p>
          </table:table-cell>
          <table:table-cell office:value-type="float" office:value="-1.030734" calcext:value-type="float">
            <text:p>-1.030734</text:p>
          </table:table-cell>
          <table:table-cell office:value-type="float" office:value="4.252219" calcext:value-type="float">
            <text:p>4.252219</text:p>
          </table:table-cell>
          <table:table-cell office:value-type="float" office:value="41.71815" calcext:value-type="float">
            <text:p>41.718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5345485E+018" calcext:value-type="float">
            <text:p>1.23765365345485E+018</text:p>
          </table:table-cell>
          <table:table-cell office:value-type="float" office:value="4.78607547809425E+017" calcext:value-type="float">
            <text:p>4.78607547809425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364" calcext:value-type="float">
            <text:p>364</text:p>
          </table:table-cell>
          <table:table-cell office:value-type="float" office:value="6769.625" calcext:value-type="float">
            <text:p>6769.625</text:p>
          </table:table-cell>
          <table:table-cell office:value-type="float" office:value="-0.513801" calcext:value-type="float">
            <text:p>-0.513801</text:p>
          </table:table-cell>
          <table:table-cell office:value-type="float" office:value="4.101892" calcext:value-type="float">
            <text:p>4.101892</text:p>
          </table:table-cell>
          <table:table-cell office:value-type="float" office:value="41.64642" calcext:value-type="float">
            <text:p>41.64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804E+018" calcext:value-type="float">
            <text:p>1.23765365291804E+018</text:p>
          </table:table-cell>
          <table:table-cell office:value-type="float" office:value="4.78612220733843E+017" calcext:value-type="float">
            <text:p>4.7861222073384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381" calcext:value-type="float">
            <text:p>381</text:p>
          </table:table-cell>
          <table:table-cell office:value-type="float" office:value="6280.421" calcext:value-type="float">
            <text:p>6280.421</text:p>
          </table:table-cell>
          <table:table-cell office:value-type="float" office:value="-0.3008385" calcext:value-type="float">
            <text:p>-0.3008385</text:p>
          </table:table-cell>
          <table:table-cell office:value-type="float" office:value="4.005396" calcext:value-type="float">
            <text:p>4.005396</text:p>
          </table:table-cell>
          <table:table-cell office:value-type="float" office:value="48.19472" calcext:value-type="float">
            <text:p>48.19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476E+018" calcext:value-type="float">
            <text:p>1.23764995440476E+018</text:p>
          </table:table-cell>
          <table:table-cell office:value-type="float" office:value="4.78634760722213E+017" calcext:value-type="float">
            <text:p>4.7863476072221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463" calcext:value-type="float">
            <text:p>463</text:p>
          </table:table-cell>
          <table:table-cell office:value-type="float" office:value="5937.294" calcext:value-type="float">
            <text:p>5937.294</text:p>
          </table:table-cell>
          <table:table-cell office:value-type="float" office:value="-1.525379" calcext:value-type="float">
            <text:p>-1.525379</text:p>
          </table:table-cell>
          <table:table-cell office:value-type="float" office:value="4.239169" calcext:value-type="float">
            <text:p>4.239169</text:p>
          </table:table-cell>
          <table:table-cell office:value-type="float" office:value="35.32046" calcext:value-type="float">
            <text:p>35.320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578E+018" calcext:value-type="float">
            <text:p>1.23765290130578E+018</text:p>
          </table:table-cell>
          <table:table-cell office:value-type="float" office:value="5.16903813118978E+017" calcext:value-type="float">
            <text:p>5.16903813118978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421" calcext:value-type="float">
            <text:p>421</text:p>
          </table:table-cell>
          <table:table-cell office:value-type="float" office:value="6155.074" calcext:value-type="float">
            <text:p>6155.074</text:p>
          </table:table-cell>
          <table:table-cell office:value-type="float" office:value="-1.839609" calcext:value-type="float">
            <text:p>-1.839609</text:p>
          </table:table-cell>
          <table:table-cell office:value-type="float" office:value="4.032074" calcext:value-type="float">
            <text:p>4.032074</text:p>
          </table:table-cell>
          <table:table-cell office:value-type="float" office:value="63.60135" calcext:value-type="float">
            <text:p>63.60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516E+018" calcext:value-type="float">
            <text:p>1.23764996406516E+018</text:p>
          </table:table-cell>
          <table:table-cell office:value-type="float" office:value="5.16933774810835E+017" calcext:value-type="float">
            <text:p>5.16933774810835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530" calcext:value-type="float">
            <text:p>530</text:p>
          </table:table-cell>
          <table:table-cell office:value-type="float" office:value="6350.814" calcext:value-type="float">
            <text:p>6350.814</text:p>
          </table:table-cell>
          <table:table-cell office:value-type="float" office:value="-1.528406" calcext:value-type="float">
            <text:p>-1.528406</text:p>
          </table:table-cell>
          <table:table-cell office:value-type="float" office:value="4.021507" calcext:value-type="float">
            <text:p>4.021507</text:p>
          </table:table-cell>
          <table:table-cell office:value-type="float" office:value="41.58304" calcext:value-type="float">
            <text:p>41.58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943E+018" calcext:value-type="float">
            <text:p>1.23765290076943E+018</text:p>
          </table:table-cell>
          <table:table-cell office:value-type="float" office:value="5.16948893095717E+017" calcext:value-type="float">
            <text:p>5.16948893095717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585" calcext:value-type="float">
            <text:p>585</text:p>
          </table:table-cell>
          <table:table-cell office:value-type="float" office:value="5890.733" calcext:value-type="float">
            <text:p>5890.733</text:p>
          </table:table-cell>
          <table:table-cell office:value-type="float" office:value="-0.5230029" calcext:value-type="float">
            <text:p>-0.5230029</text:p>
          </table:table-cell>
          <table:table-cell office:value-type="float" office:value="4.045505" calcext:value-type="float">
            <text:p>4.045505</text:p>
          </table:table-cell>
          <table:table-cell office:value-type="float" office:value="36.21165" calcext:value-type="float">
            <text:p>36.21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3263E+018" calcext:value-type="float">
            <text:p>1.23765290023263E+018</text:p>
          </table:table-cell>
          <table:table-cell office:value-type="float" office:value="5.18001950357219E+017" calcext:value-type="float">
            <text:p>5.18001950357219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320" calcext:value-type="float">
            <text:p>320</text:p>
          </table:table-cell>
          <table:table-cell office:value-type="float" office:value="6448.022" calcext:value-type="float">
            <text:p>6448.022</text:p>
          </table:table-cell>
          <table:table-cell office:value-type="float" office:value="-1.998715" calcext:value-type="float">
            <text:p>-1.998715</text:p>
          </table:table-cell>
          <table:table-cell office:value-type="float" office:value="4.171256" calcext:value-type="float">
            <text:p>4.171256</text:p>
          </table:table-cell>
          <table:table-cell office:value-type="float" office:value="44.78869" calcext:value-type="float">
            <text:p>44.788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601E+018" calcext:value-type="float">
            <text:p>1.23764996406601E+018</text:p>
          </table:table-cell>
          <table:table-cell office:value-type="float" office:value="5.18017618397915E+017" calcext:value-type="float">
            <text:p>5.18017618397915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377" calcext:value-type="float">
            <text:p>377</text:p>
          </table:table-cell>
          <table:table-cell office:value-type="float" office:value="6106.166" calcext:value-type="float">
            <text:p>6106.166</text:p>
          </table:table-cell>
          <table:table-cell office:value-type="float" office:value="-0.9775087" calcext:value-type="float">
            <text:p>-0.9775087</text:p>
          </table:table-cell>
          <table:table-cell office:value-type="float" office:value="4.08412" calcext:value-type="float">
            <text:p>4.08412</text:p>
          </table:table-cell>
          <table:table-cell office:value-type="float" office:value="39.10708" calcext:value-type="float">
            <text:p>39.10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84396E+018" calcext:value-type="float">
            <text:p>1.23765290184396E+018</text:p>
          </table:table-cell>
          <table:table-cell office:value-type="float" office:value="5.18040158386285E+017" calcext:value-type="float">
            <text:p>5.18040158386285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459" calcext:value-type="float">
            <text:p>459</text:p>
          </table:table-cell>
          <table:table-cell office:value-type="float" office:value="5863.841" calcext:value-type="float">
            <text:p>5863.841</text:p>
          </table:table-cell>
          <table:table-cell office:value-type="float" office:value="-1.629596" calcext:value-type="float">
            <text:p>-1.629596</text:p>
          </table:table-cell>
          <table:table-cell office:value-type="float" office:value="4.250665" calcext:value-type="float">
            <text:p>4.250665</text:p>
          </table:table-cell>
          <table:table-cell office:value-type="float" office:value="42.24308" calcext:value-type="float">
            <text:p>42.243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405214E+018" calcext:value-type="float">
            <text:p>1.23765127405214E+018</text:p>
          </table:table-cell>
          <table:table-cell office:value-type="float" office:value="5.59742161617185E+017" calcext:value-type="float">
            <text:p>5.59742161617185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618" calcext:value-type="float">
            <text:p>618</text:p>
          </table:table-cell>
          <table:table-cell office:value-type="float" office:value="6134.892" calcext:value-type="float">
            <text:p>6134.892</text:p>
          </table:table-cell>
          <table:table-cell office:value-type="float" office:value="-1.119022" calcext:value-type="float">
            <text:p>-1.119022</text:p>
          </table:table-cell>
          <table:table-cell office:value-type="float" office:value="4.165342" calcext:value-type="float">
            <text:p>4.165342</text:p>
          </table:table-cell>
          <table:table-cell office:value-type="float" office:value="43.99997" calcext:value-type="float">
            <text:p>43.999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4363E+018" calcext:value-type="float">
            <text:p>1.23765153764363E+018</text:p>
          </table:table-cell>
          <table:table-cell office:value-type="float" office:value="5.60732271754111E+017" calcext:value-type="float">
            <text:p>5.60732271754111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24" calcext:value-type="float">
            <text:p>124</text:p>
          </table:table-cell>
          <table:table-cell office:value-type="float" office:value="6213.95" calcext:value-type="float">
            <text:p>6213.95</text:p>
          </table:table-cell>
          <table:table-cell office:value-type="float" office:value="-1.280681" calcext:value-type="float">
            <text:p>-1.280681</text:p>
          </table:table-cell>
          <table:table-cell office:value-type="float" office:value="4.123926" calcext:value-type="float">
            <text:p>4.123926</text:p>
          </table:table-cell>
          <table:table-cell office:value-type="float" office:value="46.39019" calcext:value-type="float">
            <text:p>46.390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758543E+018" calcext:value-type="float">
            <text:p>1.23767447758543E+018</text:p>
          </table:table-cell>
          <table:table-cell office:value-type="float" office:value="5.60732821509925E+017" calcext:value-type="float">
            <text:p>5.60732821509925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26" calcext:value-type="float">
            <text:p>126</text:p>
          </table:table-cell>
          <table:table-cell office:value-type="float" office:value="6059.351" calcext:value-type="float">
            <text:p>6059.351</text:p>
          </table:table-cell>
          <table:table-cell office:value-type="float" office:value="-1.48785" calcext:value-type="float">
            <text:p>-1.48785</text:p>
          </table:table-cell>
          <table:table-cell office:value-type="float" office:value="4.049381" calcext:value-type="float">
            <text:p>4.049381</text:p>
          </table:table-cell>
          <table:table-cell office:value-type="float" office:value="46.84054" calcext:value-type="float">
            <text:p>46.840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1692E+018" calcext:value-type="float">
            <text:p>1.23765153871692E+018</text:p>
          </table:table-cell>
          <table:table-cell office:value-type="float" office:value="5.60750963451783E+017" calcext:value-type="float">
            <text:p>5.60750963451783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92" calcext:value-type="float">
            <text:p>192</text:p>
          </table:table-cell>
          <table:table-cell office:value-type="float" office:value="6313.702" calcext:value-type="float">
            <text:p>6313.702</text:p>
          </table:table-cell>
          <table:table-cell office:value-type="float" office:value="-0.1880859" calcext:value-type="float">
            <text:p>-0.1880859</text:p>
          </table:table-cell>
          <table:table-cell office:value-type="float" office:value="4.093729" calcext:value-type="float">
            <text:p>4.093729</text:p>
          </table:table-cell>
          <table:table-cell office:value-type="float" office:value="49.86684" calcext:value-type="float">
            <text:p>49.86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972E+018" calcext:value-type="float">
            <text:p>1.23765153817972E+018</text:p>
          </table:table-cell>
          <table:table-cell office:value-type="float" office:value="5.60782024655268E+017" calcext:value-type="float">
            <text:p>5.60782024655268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305" calcext:value-type="float">
            <text:p>305</text:p>
          </table:table-cell>
          <table:table-cell office:value-type="float" office:value="6113.796" calcext:value-type="float">
            <text:p>6113.796</text:p>
          </table:table-cell>
          <table:table-cell office:value-type="float" office:value="-1.664188" calcext:value-type="float">
            <text:p>-1.664188</text:p>
          </table:table-cell>
          <table:table-cell office:value-type="float" office:value="4.023802" calcext:value-type="float">
            <text:p>4.023802</text:p>
          </table:table-cell>
          <table:table-cell office:value-type="float" office:value="42.95261" calcext:value-type="float">
            <text:p>42.95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5128E+018" calcext:value-type="float">
            <text:p>1.23765175295128E+018</text:p>
          </table:table-cell>
          <table:table-cell office:value-type="float" office:value="6.00139593295096E+017" calcext:value-type="float">
            <text:p>6.0013959329509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127" calcext:value-type="float">
            <text:p>127</text:p>
          </table:table-cell>
          <table:table-cell office:value-type="float" office:value="6064.007" calcext:value-type="float">
            <text:p>6064.007</text:p>
          </table:table-cell>
          <table:table-cell office:value-type="float" office:value="-1.446305" calcext:value-type="float">
            <text:p>-1.446305</text:p>
          </table:table-cell>
          <table:table-cell office:value-type="float" office:value="4.379968" calcext:value-type="float">
            <text:p>4.379968</text:p>
          </table:table-cell>
          <table:table-cell office:value-type="float" office:value="36.45716" calcext:value-type="float">
            <text:p>36.45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77E+018" calcext:value-type="float">
            <text:p>1.2376517534877E+018</text:p>
          </table:table-cell>
          <table:table-cell office:value-type="float" office:value="6.0018962107416E+017" calcext:value-type="float">
            <text:p>6.001896210741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309" calcext:value-type="float">
            <text:p>309</text:p>
          </table:table-cell>
          <table:table-cell office:value-type="float" office:value="5936.018" calcext:value-type="float">
            <text:p>5936.018</text:p>
          </table:table-cell>
          <table:table-cell office:value-type="float" office:value="-1.077582" calcext:value-type="float">
            <text:p>-1.077582</text:p>
          </table:table-cell>
          <table:table-cell office:value-type="float" office:value="4.19633" calcext:value-type="float">
            <text:p>4.19633</text:p>
          </table:table-cell>
          <table:table-cell office:value-type="float" office:value="30.97712" calcext:value-type="float">
            <text:p>30.977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02529E+018" calcext:value-type="float">
            <text:p>1.23765175402529E+018</text:p>
          </table:table-cell>
          <table:table-cell office:value-type="float" office:value="6.00258340550896E+017" calcext:value-type="float">
            <text:p>6.0025834055089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559" calcext:value-type="float">
            <text:p>559</text:p>
          </table:table-cell>
          <table:table-cell office:value-type="float" office:value="6101.942" calcext:value-type="float">
            <text:p>6101.942</text:p>
          </table:table-cell>
          <table:table-cell office:value-type="float" office:value="-1.131453" calcext:value-type="float">
            <text:p>-1.131453</text:p>
          </table:table-cell>
          <table:table-cell office:value-type="float" office:value="4.119713" calcext:value-type="float">
            <text:p>4.119713</text:p>
          </table:table-cell>
          <table:table-cell office:value-type="float" office:value="37.23098" calcext:value-type="float">
            <text:p>37.23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927E+018" calcext:value-type="float">
            <text:p>1.23765175348927E+018</text:p>
          </table:table-cell>
          <table:table-cell office:value-type="float" office:value="6.01261370083666E+017" calcext:value-type="float">
            <text:p>6.01261370083666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12" calcext:value-type="float">
            <text:p>112</text:p>
          </table:table-cell>
          <table:table-cell office:value-type="float" office:value="6072.083" calcext:value-type="float">
            <text:p>6072.083</text:p>
          </table:table-cell>
          <table:table-cell office:value-type="float" office:value="-1.462505" calcext:value-type="float">
            <text:p>-1.462505</text:p>
          </table:table-cell>
          <table:table-cell office:value-type="float" office:value="4.179383" calcext:value-type="float">
            <text:p>4.179383</text:p>
          </table:table-cell>
          <table:table-cell office:value-type="float" office:value="41.93781" calcext:value-type="float">
            <text:p>41.93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6.01268516909247E+017" calcext:value-type="float">
            <text:p>6.01268516909247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38" calcext:value-type="float">
            <text:p>138</text:p>
          </table:table-cell>
          <table:table-cell office:value-type="float" office:value="5184.595" calcext:value-type="float">
            <text:p>5184.595</text:p>
          </table:table-cell>
          <table:table-cell office:value-type="float" office:value="-0.4818097" calcext:value-type="float">
            <text:p>-0.4818097</text:p>
          </table:table-cell>
          <table:table-cell office:value-type="float" office:value="4.477552" calcext:value-type="float">
            <text:p>4.477552</text:p>
          </table:table-cell>
          <table:table-cell office:value-type="float" office:value="48.4933" calcext:value-type="float">
            <text:p>48.4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6.0126906666506E+017" calcext:value-type="float">
            <text:p>6.0126906666506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40" calcext:value-type="float">
            <text:p>140</text:p>
          </table:table-cell>
          <table:table-cell office:value-type="float" office:value="4034.586" calcext:value-type="float">
            <text:p>4034.586</text:p>
          </table:table-cell>
          <table:table-cell office:value-type="float" office:value="-1.406888" calcext:value-type="float">
            <text:p>-1.406888</text:p>
          </table:table-cell>
          <table:table-cell office:value-type="float" office:value="4.371627" calcext:value-type="float">
            <text:p>4.371627</text:p>
          </table:table-cell>
          <table:table-cell office:value-type="float" office:value="30.0717" calcext:value-type="float">
            <text:p>30.07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842247601E+018" calcext:value-type="float">
            <text:p>1.23765842247601E+018</text:p>
          </table:table-cell>
          <table:table-cell office:value-type="float" office:value="6.44181910884477E+017" calcext:value-type="float">
            <text:p>6.44181910884477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608" calcext:value-type="float">
            <text:p>608</text:p>
          </table:table-cell>
          <table:table-cell office:value-type="float" office:value="7622.505" calcext:value-type="float">
            <text:p>7622.505</text:p>
          </table:table-cell>
          <table:table-cell office:value-type="float" office:value="-0.852774" calcext:value-type="float">
            <text:p>-0.852774</text:p>
          </table:table-cell>
          <table:table-cell office:value-type="float" office:value="4.011175" calcext:value-type="float">
            <text:p>4.011175</text:p>
          </table:table-cell>
          <table:table-cell office:value-type="float" office:value="32.697" calcext:value-type="float">
            <text:p>32.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088E+018" calcext:value-type="float">
            <text:p>1.23764870458088E+018</text:p>
          </table:table-cell>
          <table:table-cell office:value-type="float" office:value="3.27811452708612E+017" calcext:value-type="float">
            <text:p>3.27811452708612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635" calcext:value-type="float">
            <text:p>635</text:p>
          </table:table-cell>
          <table:table-cell office:value-type="float" office:value="5798.732" calcext:value-type="float">
            <text:p>5798.732</text:p>
          </table:table-cell>
          <table:table-cell office:value-type="float" office:value="-0.4443698" calcext:value-type="float">
            <text:p>-0.4443698</text:p>
          </table:table-cell>
          <table:table-cell office:value-type="float" office:value="4.072004" calcext:value-type="float">
            <text:p>4.072004</text:p>
          </table:table-cell>
          <table:table-cell office:value-type="float" office:value="58.60963" calcext:value-type="float">
            <text:p>58.60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076E+018" calcext:value-type="float">
            <text:p>1.2376487035076E+018</text:p>
          </table:table-cell>
          <table:table-cell office:value-type="float" office:value="3.2876582344959E+017" calcext:value-type="float">
            <text:p>3.2876582344959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11" calcext:value-type="float">
            <text:p>11</text:p>
          </table:table-cell>
          <table:table-cell office:value-type="float" office:value="6128.406" calcext:value-type="float">
            <text:p>6128.406</text:p>
          </table:table-cell>
          <table:table-cell office:value-type="float" office:value="-1.324386" calcext:value-type="float">
            <text:p>-1.324386</text:p>
          </table:table-cell>
          <table:table-cell office:value-type="float" office:value="4.013958" calcext:value-type="float">
            <text:p>4.013958</text:p>
          </table:table-cell>
          <table:table-cell office:value-type="float" office:value="33.32111" calcext:value-type="float">
            <text:p>33.32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659E+018" calcext:value-type="float">
            <text:p>1.23764872123659E+018</text:p>
          </table:table-cell>
          <table:table-cell office:value-type="float" office:value="3.28781216612379E+017" calcext:value-type="float">
            <text:p>3.28781216612379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67" calcext:value-type="float">
            <text:p>67</text:p>
          </table:table-cell>
          <table:table-cell office:value-type="float" office:value="5685.243" calcext:value-type="float">
            <text:p>5685.243</text:p>
          </table:table-cell>
          <table:table-cell office:value-type="float" office:value="-0.4641709" calcext:value-type="float">
            <text:p>-0.4641709</text:p>
          </table:table-cell>
          <table:table-cell office:value-type="float" office:value="4.108036" calcext:value-type="float">
            <text:p>4.108036</text:p>
          </table:table-cell>
          <table:table-cell office:value-type="float" office:value="51.79155" calcext:value-type="float">
            <text:p>51.79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059E+018" calcext:value-type="float">
            <text:p>1.23764870297059E+018</text:p>
          </table:table-cell>
          <table:table-cell office:value-type="float" office:value="3.28786989048424E+017" calcext:value-type="float">
            <text:p>3.28786989048424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88" calcext:value-type="float">
            <text:p>88</text:p>
          </table:table-cell>
          <table:table-cell office:value-type="float" office:value="7753.351" calcext:value-type="float">
            <text:p>7753.351</text:p>
          </table:table-cell>
          <table:table-cell office:value-type="float" office:value="-2.299473" calcext:value-type="float">
            <text:p>-2.299473</text:p>
          </table:table-cell>
          <table:table-cell office:value-type="float" office:value="4.307086" calcext:value-type="float">
            <text:p>4.307086</text:p>
          </table:table-cell>
          <table:table-cell office:value-type="float" office:value="35.639" calcext:value-type="float">
            <text:p>35.6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5933E+018" calcext:value-type="float">
            <text:p>1.23767126495933E+018</text:p>
          </table:table-cell>
          <table:table-cell office:value-type="float" office:value="3.28820524153072E+017" calcext:value-type="float">
            <text:p>3.28820524153072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210" calcext:value-type="float">
            <text:p>210</text:p>
          </table:table-cell>
          <table:table-cell office:value-type="float" office:value="7389.93" calcext:value-type="float">
            <text:p>7389.93</text:p>
          </table:table-cell>
          <table:table-cell office:value-type="float" office:value="-0.6766319" calcext:value-type="float">
            <text:p>-0.6766319</text:p>
          </table:table-cell>
          <table:table-cell office:value-type="float" office:value="4.236047" calcext:value-type="float">
            <text:p>4.236047</text:p>
          </table:table-cell>
          <table:table-cell office:value-type="float" office:value="36.97856" calcext:value-type="float">
            <text:p>36.978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32E+018" calcext:value-type="float">
            <text:p>1.2376717637132E+018</text:p>
          </table:table-cell>
          <table:table-cell office:value-type="float" office:value="3.28851860234463E+017" calcext:value-type="float">
            <text:p>3.28851860234463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24" calcext:value-type="float">
            <text:p>324</text:p>
          </table:table-cell>
          <table:table-cell office:value-type="float" office:value="6033.636" calcext:value-type="float">
            <text:p>6033.636</text:p>
          </table:table-cell>
          <table:table-cell office:value-type="float" office:value="-0.8950064" calcext:value-type="float">
            <text:p>-0.8950064</text:p>
          </table:table-cell>
          <table:table-cell office:value-type="float" office:value="4.183404" calcext:value-type="float">
            <text:p>4.183404</text:p>
          </table:table-cell>
          <table:table-cell office:value-type="float" office:value="43.79602" calcext:value-type="float">
            <text:p>43.796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25E+018" calcext:value-type="float">
            <text:p>1.23767176425E+018</text:p>
          </table:table-cell>
          <table:table-cell office:value-type="float" office:value="3.28854609013533E+017" calcext:value-type="float">
            <text:p>3.28854609013533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34" calcext:value-type="float">
            <text:p>334</text:p>
          </table:table-cell>
          <table:table-cell office:value-type="float" office:value="6100.162" calcext:value-type="float">
            <text:p>6100.162</text:p>
          </table:table-cell>
          <table:table-cell office:value-type="float" office:value="-0.8755857" calcext:value-type="float">
            <text:p>-0.8755857</text:p>
          </table:table-cell>
          <table:table-cell office:value-type="float" office:value="4.176032" calcext:value-type="float">
            <text:p>4.176032</text:p>
          </table:table-cell>
          <table:table-cell office:value-type="float" office:value="34.38005" calcext:value-type="float">
            <text:p>34.380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7261E+018" calcext:value-type="float">
            <text:p>1.23764872177261E+018</text:p>
          </table:table-cell>
          <table:table-cell office:value-type="float" office:value="3.28858732182137E+017" calcext:value-type="float">
            <text:p>3.28858732182137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49" calcext:value-type="float">
            <text:p>349</text:p>
          </table:table-cell>
          <table:table-cell office:value-type="float" office:value="6419.146" calcext:value-type="float">
            <text:p>6419.146</text:p>
          </table:table-cell>
          <table:table-cell office:value-type="float" office:value="-1.382037" calcext:value-type="float">
            <text:p>-1.382037</text:p>
          </table:table-cell>
          <table:table-cell office:value-type="float" office:value="4.100448" calcext:value-type="float">
            <text:p>4.100448</text:p>
          </table:table-cell>
          <table:table-cell office:value-type="float" office:value="35.84458" calcext:value-type="float">
            <text:p>35.84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17639E+018" calcext:value-type="float">
            <text:p>1.23767176317639E+018</text:p>
          </table:table-cell>
          <table:table-cell office:value-type="float" office:value="3.28863679984462E+017" calcext:value-type="float">
            <text:p>3.28863679984462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67" calcext:value-type="float">
            <text:p>367</text:p>
          </table:table-cell>
          <table:table-cell office:value-type="float" office:value="8381.993" calcext:value-type="float">
            <text:p>8381.993</text:p>
          </table:table-cell>
          <table:table-cell office:value-type="float" office:value="-1.058354" calcext:value-type="float">
            <text:p>-1.058354</text:p>
          </table:table-cell>
          <table:table-cell office:value-type="float" office:value="4.259516" calcext:value-type="float">
            <text:p>4.259516</text:p>
          </table:table-cell>
          <table:table-cell office:value-type="float" office:value="37.26892" calcext:value-type="float">
            <text:p>37.26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32E+018" calcext:value-type="float">
            <text:p>1.2376717637132E+018</text:p>
          </table:table-cell>
          <table:table-cell office:value-type="float" office:value="3.28866428763531E+017" calcext:value-type="float">
            <text:p>3.28866428763531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77" calcext:value-type="float">
            <text:p>377</text:p>
          </table:table-cell>
          <table:table-cell office:value-type="float" office:value="8576.63" calcext:value-type="float">
            <text:p>8576.63</text:p>
          </table:table-cell>
          <table:table-cell office:value-type="float" office:value="-0.3424274" calcext:value-type="float">
            <text:p>-0.3424274</text:p>
          </table:table-cell>
          <table:table-cell office:value-type="float" office:value="4.069567" calcext:value-type="float">
            <text:p>4.069567</text:p>
          </table:table-cell>
          <table:table-cell office:value-type="float" office:value="31.41752" calcext:value-type="float">
            <text:p>31.41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6032E+018" calcext:value-type="float">
            <text:p>1.23767126496032E+018</text:p>
          </table:table-cell>
          <table:table-cell office:value-type="float" office:value="3.28874949978647E+017" calcext:value-type="float">
            <text:p>3.28874949978647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408" calcext:value-type="float">
            <text:p>408</text:p>
          </table:table-cell>
          <table:table-cell office:value-type="float" office:value="8704.985" calcext:value-type="float">
            <text:p>8704.985</text:p>
          </table:table-cell>
          <table:table-cell office:value-type="float" office:value="-1.202766" calcext:value-type="float">
            <text:p>-1.202766</text:p>
          </table:table-cell>
          <table:table-cell office:value-type="float" office:value="4.26195" calcext:value-type="float">
            <text:p>4.26195</text:p>
          </table:table-cell>
          <table:table-cell office:value-type="float" office:value="32.07499" calcext:value-type="float">
            <text:p>32.074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6032E+018" calcext:value-type="float">
            <text:p>1.23767126496032E+018</text:p>
          </table:table-cell>
          <table:table-cell office:value-type="float" office:value="3.28877698757716E+017" calcext:value-type="float">
            <text:p>3.28877698757716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418" calcext:value-type="float">
            <text:p>418</text:p>
          </table:table-cell>
          <table:table-cell office:value-type="float" office:value="5912.389" calcext:value-type="float">
            <text:p>5912.389</text:p>
          </table:table-cell>
          <table:table-cell office:value-type="float" office:value="-0.2896563" calcext:value-type="float">
            <text:p>-0.2896563</text:p>
          </table:table-cell>
          <table:table-cell office:value-type="float" office:value="4.04588" calcext:value-type="float">
            <text:p>4.04588</text:p>
          </table:table-cell>
          <table:table-cell office:value-type="float" office:value="35.47769" calcext:value-type="float">
            <text:p>35.47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66144E+018" calcext:value-type="float">
            <text:p>1.23767112966144E+018</text:p>
          </table:table-cell>
          <table:table-cell office:value-type="float" office:value="3.68319116483783E+017" calcext:value-type="float">
            <text:p>3.68319116483783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45" calcext:value-type="float">
            <text:p>545</text:p>
          </table:table-cell>
          <table:table-cell office:value-type="float" office:value="5766.075" calcext:value-type="float">
            <text:p>5766.075</text:p>
          </table:table-cell>
          <table:table-cell office:value-type="float" office:value="-0.6612504" calcext:value-type="float">
            <text:p>-0.6612504</text:p>
          </table:table-cell>
          <table:table-cell office:value-type="float" office:value="4.301432" calcext:value-type="float">
            <text:p>4.301432</text:p>
          </table:table-cell>
          <table:table-cell office:value-type="float" office:value="39.86001" calcext:value-type="float">
            <text:p>39.860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37E+018" calcext:value-type="float">
            <text:p>1.23767464885237E+018</text:p>
          </table:table-cell>
          <table:table-cell office:value-type="float" office:value="3.68323514530294E+017" calcext:value-type="float">
            <text:p>3.68323514530294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1" calcext:value-type="float">
            <text:p>561</text:p>
          </table:table-cell>
          <table:table-cell office:value-type="float" office:value="5765.652" calcext:value-type="float">
            <text:p>5765.652</text:p>
          </table:table-cell>
          <table:table-cell office:value-type="float" office:value="-0.6478996" calcext:value-type="float">
            <text:p>-0.6478996</text:p>
          </table:table-cell>
          <table:table-cell office:value-type="float" office:value="4.292641" calcext:value-type="float">
            <text:p>4.292641</text:p>
          </table:table-cell>
          <table:table-cell office:value-type="float" office:value="33.60709" calcext:value-type="float">
            <text:p>33.607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66157E+018" calcext:value-type="float">
            <text:p>1.23767112966157E+018</text:p>
          </table:table-cell>
          <table:table-cell office:value-type="float" office:value="3.68324339164015E+017" calcext:value-type="float">
            <text:p>3.68324339164015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4" calcext:value-type="float">
            <text:p>564</text:p>
          </table:table-cell>
          <table:table-cell office:value-type="float" office:value="5690.349" calcext:value-type="float">
            <text:p>5690.349</text:p>
          </table:table-cell>
          <table:table-cell office:value-type="float" office:value="-0.4863142" calcext:value-type="float">
            <text:p>-0.4863142</text:p>
          </table:table-cell>
          <table:table-cell office:value-type="float" office:value="4.183332" calcext:value-type="float">
            <text:p>4.183332</text:p>
          </table:table-cell>
          <table:table-cell office:value-type="float" office:value="51.35195" calcext:value-type="float">
            <text:p>51.35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55375E+018" calcext:value-type="float">
            <text:p>1.23767114255375E+018</text:p>
          </table:table-cell>
          <table:table-cell office:value-type="float" office:value="3.68325713553549E+017" calcext:value-type="float">
            <text:p>3.68325713553549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9" calcext:value-type="float">
            <text:p>569</text:p>
          </table:table-cell>
          <table:table-cell office:value-type="float" office:value="5799.783" calcext:value-type="float">
            <text:p>5799.783</text:p>
          </table:table-cell>
          <table:table-cell office:value-type="float" office:value="-0.5749483" calcext:value-type="float">
            <text:p>-0.5749483</text:p>
          </table:table-cell>
          <table:table-cell office:value-type="float" office:value="4.130971" calcext:value-type="float">
            <text:p>4.130971</text:p>
          </table:table-cell>
          <table:table-cell office:value-type="float" office:value="49.9232" calcext:value-type="float">
            <text:p>49.92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38E+018" calcext:value-type="float">
            <text:p>1.23765076024138E+018</text:p>
          </table:table-cell>
          <table:table-cell office:value-type="float" office:value="3.69297131875363E+017" calcext:value-type="float">
            <text:p>3.6929713187536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7" calcext:value-type="float">
            <text:p>7</text:p>
          </table:table-cell>
          <table:table-cell office:value-type="float" office:value="4506.869" calcext:value-type="float">
            <text:p>4506.869</text:p>
          </table:table-cell>
          <table:table-cell office:value-type="float" office:value="-0.3712234" calcext:value-type="float">
            <text:p>-0.3712234</text:p>
          </table:table-cell>
          <table:table-cell office:value-type="float" office:value="4.153753" calcext:value-type="float">
            <text:p>4.153753</text:p>
          </table:table-cell>
          <table:table-cell office:value-type="float" office:value="54.14231" calcext:value-type="float">
            <text:p>54.14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344E+018" calcext:value-type="float">
            <text:p>1.23765036994344E+018</text:p>
          </table:table-cell>
          <table:table-cell office:value-type="float" office:value="3.69313074793966E+017" calcext:value-type="float">
            <text:p>3.69313074793966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65" calcext:value-type="float">
            <text:p>65</text:p>
          </table:table-cell>
          <table:table-cell office:value-type="float" office:value="5813.929" calcext:value-type="float">
            <text:p>5813.929</text:p>
          </table:table-cell>
          <table:table-cell office:value-type="float" office:value="-0.7877422" calcext:value-type="float">
            <text:p>-0.7877422</text:p>
          </table:table-cell>
          <table:table-cell office:value-type="float" office:value="4.191942" calcext:value-type="float">
            <text:p>4.191942</text:p>
          </table:table-cell>
          <table:table-cell office:value-type="float" office:value="50.32304" calcext:value-type="float">
            <text:p>50.32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81E+018" calcext:value-type="float">
            <text:p>1.23767114040581E+018</text:p>
          </table:table-cell>
          <table:table-cell office:value-type="float" office:value="3.69331491613731E+017" calcext:value-type="float">
            <text:p>3.69331491613731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132" calcext:value-type="float">
            <text:p>132</text:p>
          </table:table-cell>
          <table:table-cell office:value-type="float" office:value="5950.133" calcext:value-type="float">
            <text:p>5950.133</text:p>
          </table:table-cell>
          <table:table-cell office:value-type="float" office:value="-0.6549006" calcext:value-type="float">
            <text:p>-0.6549006</text:p>
          </table:table-cell>
          <table:table-cell office:value-type="float" office:value="4.116883" calcext:value-type="float">
            <text:p>4.116883</text:p>
          </table:table-cell>
          <table:table-cell office:value-type="float" office:value="58.90464" calcext:value-type="float">
            <text:p>58.904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61E+018" calcext:value-type="float">
            <text:p>1.23767114040561E+018</text:p>
          </table:table-cell>
          <table:table-cell office:value-type="float" office:value="3.69354581357914E+017" calcext:value-type="float">
            <text:p>3.6935458135791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216" calcext:value-type="float">
            <text:p>216</text:p>
          </table:table-cell>
          <table:table-cell office:value-type="float" office:value="6025.645" calcext:value-type="float">
            <text:p>6025.645</text:p>
          </table:table-cell>
          <table:table-cell office:value-type="float" office:value="-0.9697106" calcext:value-type="float">
            <text:p>-0.9697106</text:p>
          </table:table-cell>
          <table:table-cell office:value-type="float" office:value="4.383436" calcext:value-type="float">
            <text:p>4.383436</text:p>
          </table:table-cell>
          <table:table-cell office:value-type="float" office:value="39.40167" calcext:value-type="float">
            <text:p>39.401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61E+018" calcext:value-type="float">
            <text:p>1.23767114040561E+018</text:p>
          </table:table-cell>
          <table:table-cell office:value-type="float" office:value="3.69363652328843E+017" calcext:value-type="float">
            <text:p>3.6936365232884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249" calcext:value-type="float">
            <text:p>249</text:p>
          </table:table-cell>
          <table:table-cell office:value-type="float" office:value="4302.196" calcext:value-type="float">
            <text:p>4302.196</text:p>
          </table:table-cell>
          <table:table-cell office:value-type="float" office:value="-0.5010758" calcext:value-type="float">
            <text:p>-0.5010758</text:p>
          </table:table-cell>
          <table:table-cell office:value-type="float" office:value="4.074326" calcext:value-type="float">
            <text:p>4.074326</text:p>
          </table:table-cell>
          <table:table-cell office:value-type="float" office:value="37.61986" calcext:value-type="float">
            <text:p>37.619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01655E+018" calcext:value-type="float">
            <text:p>1.23767114201655E+018</text:p>
          </table:table-cell>
          <table:table-cell office:value-type="float" office:value="3.69391964753259E+017" calcext:value-type="float">
            <text:p>3.69391964753259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52" calcext:value-type="float">
            <text:p>352</text:p>
          </table:table-cell>
          <table:table-cell office:value-type="float" office:value="5778.788" calcext:value-type="float">
            <text:p>5778.788</text:p>
          </table:table-cell>
          <table:table-cell office:value-type="float" office:value="-0.4898241" calcext:value-type="float">
            <text:p>-0.4898241</text:p>
          </table:table-cell>
          <table:table-cell office:value-type="float" office:value="4.278276" calcext:value-type="float">
            <text:p>4.278276</text:p>
          </table:table-cell>
          <table:table-cell office:value-type="float" office:value="56.35411" calcext:value-type="float">
            <text:p>56.354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7933E+018" calcext:value-type="float">
            <text:p>1.23765037047933E+018</text:p>
          </table:table-cell>
          <table:table-cell office:value-type="float" office:value="3.69393339142793E+017" calcext:value-type="float">
            <text:p>3.6939333914279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57" calcext:value-type="float">
            <text:p>357</text:p>
          </table:table-cell>
          <table:table-cell office:value-type="float" office:value="6038.121" calcext:value-type="float">
            <text:p>6038.121</text:p>
          </table:table-cell>
          <table:table-cell office:value-type="float" office:value="-1.247838" calcext:value-type="float">
            <text:p>-1.247838</text:p>
          </table:table-cell>
          <table:table-cell office:value-type="float" office:value="4.406627" calcext:value-type="float">
            <text:p>4.406627</text:p>
          </table:table-cell>
          <table:table-cell office:value-type="float" office:value="65.86589" calcext:value-type="float">
            <text:p>65.865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01707E+018" calcext:value-type="float">
            <text:p>1.23767114201707E+018</text:p>
          </table:table-cell>
          <table:table-cell office:value-type="float" office:value="3.69397737189304E+017" calcext:value-type="float">
            <text:p>3.6939773718930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73" calcext:value-type="float">
            <text:p>373</text:p>
          </table:table-cell>
          <table:table-cell office:value-type="float" office:value="5752.619" calcext:value-type="float">
            <text:p>5752.619</text:p>
          </table:table-cell>
          <table:table-cell office:value-type="float" office:value="-0.6788096" calcext:value-type="float">
            <text:p>-0.6788096</text:p>
          </table:table-cell>
          <table:table-cell office:value-type="float" office:value="4.140466" calcext:value-type="float">
            <text:p>4.140466</text:p>
          </table:table-cell>
          <table:table-cell office:value-type="float" office:value="50.96576" calcext:value-type="float">
            <text:p>50.96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148027E+018" calcext:value-type="float">
            <text:p>1.23767114148027E+018</text:p>
          </table:table-cell>
          <table:table-cell office:value-type="float" office:value="3.69406808160234E+017" calcext:value-type="float">
            <text:p>3.6940680816023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406" calcext:value-type="float">
            <text:p>406</text:p>
          </table:table-cell>
          <table:table-cell office:value-type="float" office:value="6207.498" calcext:value-type="float">
            <text:p>6207.498</text:p>
          </table:table-cell>
          <table:table-cell office:value-type="float" office:value="-1.419674" calcext:value-type="float">
            <text:p>-1.419674</text:p>
          </table:table-cell>
          <table:table-cell office:value-type="float" office:value="4.026567" calcext:value-type="float">
            <text:p>4.026567</text:p>
          </table:table-cell>
          <table:table-cell office:value-type="float" office:value="30.00436" calcext:value-type="float">
            <text:p>30.0043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1409432E+018" calcext:value-type="float">
            <text:p>1.2376711409432E+018</text:p>
          </table:table-cell>
          <table:table-cell office:value-type="float" office:value="3.69410931328838E+017" calcext:value-type="float">
            <text:p>3.69410931328838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421" calcext:value-type="float">
            <text:p>421</text:p>
          </table:table-cell>
          <table:table-cell office:value-type="float" office:value="6218.369" calcext:value-type="float">
            <text:p>6218.369</text:p>
          </table:table-cell>
          <table:table-cell office:value-type="float" office:value="-1.482259" calcext:value-type="float">
            <text:p>-1.482259</text:p>
          </table:table-cell>
          <table:table-cell office:value-type="float" office:value="4.069353" calcext:value-type="float">
            <text:p>4.069353</text:p>
          </table:table-cell>
          <table:table-cell office:value-type="float" office:value="38.04208" calcext:value-type="float">
            <text:p>38.04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3986959E+018" calcext:value-type="float">
            <text:p>1.23767113986959E+018</text:p>
          </table:table-cell>
          <table:table-cell office:value-type="float" office:value="3.69458210328832E+017" calcext:value-type="float">
            <text:p>3.69458210328832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593" calcext:value-type="float">
            <text:p>593</text:p>
          </table:table-cell>
          <table:table-cell office:value-type="float" office:value="6074.555" calcext:value-type="float">
            <text:p>6074.555</text:p>
          </table:table-cell>
          <table:table-cell office:value-type="float" office:value="-2.02261" calcext:value-type="float">
            <text:p>-2.02261</text:p>
          </table:table-cell>
          <table:table-cell office:value-type="float" office:value="4.068361" calcext:value-type="float">
            <text:p>4.068361</text:p>
          </table:table-cell>
          <table:table-cell office:value-type="float" office:value="37.84131" calcext:value-type="float">
            <text:p>37.8413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989778607E+018" calcext:value-type="float">
            <text:p>1.23765989778607E+018</text:p>
          </table:table-cell>
          <table:table-cell office:value-type="float" office:value="4.07577449082153E+017" calcext:value-type="float">
            <text:p>4.0757744908215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" calcext:value-type="float">
            <text:p>6</text:p>
          </table:table-cell>
          <table:table-cell office:value-type="float" office:value="6078.437" calcext:value-type="float">
            <text:p>6078.437</text:p>
          </table:table-cell>
          <table:table-cell office:value-type="float" office:value="-0.8581472" calcext:value-type="float">
            <text:p>-0.8581472</text:p>
          </table:table-cell>
          <table:table-cell office:value-type="float" office:value="4.009839" calcext:value-type="float">
            <text:p>4.009839</text:p>
          </table:table-cell>
          <table:table-cell office:value-type="float" office:value="43.92179" calcext:value-type="float">
            <text:p>43.92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614E+018" calcext:value-type="float">
            <text:p>1.23765989778614E+018</text:p>
          </table:table-cell>
          <table:table-cell office:value-type="float" office:value="4.07577998837967E+017" calcext:value-type="float">
            <text:p>4.07577998837967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8" calcext:value-type="float">
            <text:p>8</text:p>
          </table:table-cell>
          <table:table-cell office:value-type="float" office:value="5260.865" calcext:value-type="float">
            <text:p>5260.865</text:p>
          </table:table-cell>
          <table:table-cell office:value-type="float" office:value="-0.4580888" calcext:value-type="float">
            <text:p>-0.4580888</text:p>
          </table:table-cell>
          <table:table-cell office:value-type="float" office:value="4.141341" calcext:value-type="float">
            <text:p>4.141341</text:p>
          </table:table-cell>
          <table:table-cell office:value-type="float" office:value="31.63395" calcext:value-type="float">
            <text:p>31.63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607E+018" calcext:value-type="float">
            <text:p>1.23765989778607E+018</text:p>
          </table:table-cell>
          <table:table-cell office:value-type="float" office:value="4.07579373227502E+017" calcext:value-type="float">
            <text:p>4.07579373227502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13" calcext:value-type="float">
            <text:p>13</text:p>
          </table:table-cell>
          <table:table-cell office:value-type="float" office:value="4751.525" calcext:value-type="float">
            <text:p>4751.525</text:p>
          </table:table-cell>
          <table:table-cell office:value-type="float" office:value="-0.2578427" calcext:value-type="float">
            <text:p>-0.2578427</text:p>
          </table:table-cell>
          <table:table-cell office:value-type="float" office:value="4.439178" calcext:value-type="float">
            <text:p>4.439178</text:p>
          </table:table-cell>
          <table:table-cell office:value-type="float" office:value="52.41872" calcext:value-type="float">
            <text:p>52.418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733E+018" calcext:value-type="float">
            <text:p>1.23765574670733E+018</text:p>
          </table:table-cell>
          <table:table-cell office:value-type="float" office:value="4.07579922983315E+017" calcext:value-type="float">
            <text:p>4.07579922983315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15" calcext:value-type="float">
            <text:p>15</text:p>
          </table:table-cell>
          <table:table-cell office:value-type="float" office:value="4085.306" calcext:value-type="float">
            <text:p>4085.306</text:p>
          </table:table-cell>
          <table:table-cell office:value-type="float" office:value="-1.564792" calcext:value-type="float">
            <text:p>-1.564792</text:p>
          </table:table-cell>
          <table:table-cell office:value-type="float" office:value="4.271656" calcext:value-type="float">
            <text:p>4.271656</text:p>
          </table:table-cell>
          <table:table-cell office:value-type="float" office:value="39.54187" calcext:value-type="float">
            <text:p>39.5418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98961752E+018" calcext:value-type="float">
            <text:p>1.2376598961752E+018</text:p>
          </table:table-cell>
          <table:table-cell office:value-type="float" office:value="4.07636822710053E+017" calcext:value-type="float">
            <text:p>4.0763682271005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22" calcext:value-type="float">
            <text:p>222</text:p>
          </table:table-cell>
          <table:table-cell office:value-type="float" office:value="5677.102" calcext:value-type="float">
            <text:p>5677.102</text:p>
          </table:table-cell>
          <table:table-cell office:value-type="float" office:value="-0.494917" calcext:value-type="float">
            <text:p>-0.494917</text:p>
          </table:table-cell>
          <table:table-cell office:value-type="float" office:value="4.34996" calcext:value-type="float">
            <text:p>4.34996</text:p>
          </table:table-cell>
          <table:table-cell office:value-type="float" office:value="33.474" calcext:value-type="float">
            <text:p>33.4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52E+018" calcext:value-type="float">
            <text:p>1.2376598961752E+018</text:p>
          </table:table-cell>
          <table:table-cell office:value-type="float" office:value="4.07641770512378E+017" calcext:value-type="float">
            <text:p>4.07641770512378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40" calcext:value-type="float">
            <text:p>240</text:p>
          </table:table-cell>
          <table:table-cell office:value-type="float" office:value="5845.598" calcext:value-type="float">
            <text:p>5845.598</text:p>
          </table:table-cell>
          <table:table-cell office:value-type="float" office:value="-0.6220454" calcext:value-type="float">
            <text:p>-0.6220454</text:p>
          </table:table-cell>
          <table:table-cell office:value-type="float" office:value="4.130966" calcext:value-type="float">
            <text:p>4.130966</text:p>
          </table:table-cell>
          <table:table-cell office:value-type="float" office:value="40.01246" calcext:value-type="float">
            <text:p>40.012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502E+018" calcext:value-type="float">
            <text:p>1.23765122678502E+018</text:p>
          </table:table-cell>
          <table:table-cell office:value-type="float" office:value="4.07656339041446E+017" calcext:value-type="float">
            <text:p>4.0765633904144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93" calcext:value-type="float">
            <text:p>293</text:p>
          </table:table-cell>
          <table:table-cell office:value-type="float" office:value="5578.43" calcext:value-type="float">
            <text:p>5578.43</text:p>
          </table:table-cell>
          <table:table-cell office:value-type="float" office:value="-0.5245073" calcext:value-type="float">
            <text:p>-0.5245073</text:p>
          </table:table-cell>
          <table:table-cell office:value-type="float" office:value="4.313202" calcext:value-type="float">
            <text:p>4.313202</text:p>
          </table:table-cell>
          <table:table-cell office:value-type="float" office:value="42.82842" calcext:value-type="float">
            <text:p>42.82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71174E+018" calcext:value-type="float">
            <text:p>1.23765989671174E+018</text:p>
          </table:table-cell>
          <table:table-cell office:value-type="float" office:value="4.077099402333E+017" calcext:value-type="float">
            <text:p>4.07709940233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488" calcext:value-type="float">
            <text:p>488</text:p>
          </table:table-cell>
          <table:table-cell office:value-type="float" office:value="5621.648" calcext:value-type="float">
            <text:p>5621.648</text:p>
          </table:table-cell>
          <table:table-cell office:value-type="float" office:value="-0.3056096" calcext:value-type="float">
            <text:p>-0.3056096</text:p>
          </table:table-cell>
          <table:table-cell office:value-type="float" office:value="4.239071" calcext:value-type="float">
            <text:p>4.239071</text:p>
          </table:table-cell>
          <table:table-cell office:value-type="float" office:value="32.96073" calcext:value-type="float">
            <text:p>32.960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053152E+018" calcext:value-type="float">
            <text:p>1.23765653053152E+018</text:p>
          </table:table-cell>
          <table:table-cell office:value-type="float" office:value="4.0771983583795E+017" calcext:value-type="float">
            <text:p>4.0771983583795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24" calcext:value-type="float">
            <text:p>524</text:p>
          </table:table-cell>
          <table:table-cell office:value-type="float" office:value="5656.368" calcext:value-type="float">
            <text:p>5656.368</text:p>
          </table:table-cell>
          <table:table-cell office:value-type="float" office:value="-0.4154939" calcext:value-type="float">
            <text:p>-0.4154939</text:p>
          </table:table-cell>
          <table:table-cell office:value-type="float" office:value="4.296627" calcext:value-type="float">
            <text:p>4.296627</text:p>
          </table:table-cell>
          <table:table-cell office:value-type="float" office:value="53.16271" calcext:value-type="float">
            <text:p>53.162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868E+018" calcext:value-type="float">
            <text:p>1.23765989724868E+018</text:p>
          </table:table-cell>
          <table:table-cell office:value-type="float" office:value="4.07724508762368E+017" calcext:value-type="float">
            <text:p>4.07724508762368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41" calcext:value-type="float">
            <text:p>541</text:p>
          </table:table-cell>
          <table:table-cell office:value-type="float" office:value="4719.295" calcext:value-type="float">
            <text:p>4719.295</text:p>
          </table:table-cell>
          <table:table-cell office:value-type="float" office:value="-0.9122884" calcext:value-type="float">
            <text:p>-0.9122884</text:p>
          </table:table-cell>
          <table:table-cell office:value-type="float" office:value="4.267145" calcext:value-type="float">
            <text:p>4.267145</text:p>
          </table:table-cell>
          <table:table-cell office:value-type="float" office:value="35.69172" calcext:value-type="float">
            <text:p>35.691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053191E+018" calcext:value-type="float">
            <text:p>1.23765653053191E+018</text:p>
          </table:table-cell>
          <table:table-cell office:value-type="float" office:value="4.07728631930972E+017" calcext:value-type="float">
            <text:p>4.07728631930972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56" calcext:value-type="float">
            <text:p>556</text:p>
          </table:table-cell>
          <table:table-cell office:value-type="float" office:value="5110.315" calcext:value-type="float">
            <text:p>5110.315</text:p>
          </table:table-cell>
          <table:table-cell office:value-type="float" office:value="-0.7557651" calcext:value-type="float">
            <text:p>-0.7557651</text:p>
          </table:table-cell>
          <table:table-cell office:value-type="float" office:value="4.436021" calcext:value-type="float">
            <text:p>4.436021</text:p>
          </table:table-cell>
          <table:table-cell office:value-type="float" office:value="33.92637" calcext:value-type="float">
            <text:p>33.926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881E+018" calcext:value-type="float">
            <text:p>1.23765989724881E+018</text:p>
          </table:table-cell>
          <table:table-cell office:value-type="float" office:value="4.07729456564693E+017" calcext:value-type="float">
            <text:p>4.0772945656469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59" calcext:value-type="float">
            <text:p>559</text:p>
          </table:table-cell>
          <table:table-cell office:value-type="float" office:value="5871.055" calcext:value-type="float">
            <text:p>5871.055</text:p>
          </table:table-cell>
          <table:table-cell office:value-type="float" office:value="-1.083195" calcext:value-type="float">
            <text:p>-1.083195</text:p>
          </table:table-cell>
          <table:table-cell office:value-type="float" office:value="4.41896" calcext:value-type="float">
            <text:p>4.41896</text:p>
          </table:table-cell>
          <table:table-cell office:value-type="float" office:value="40.40408" calcext:value-type="float">
            <text:p>40.404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989778529E+018" calcext:value-type="float">
            <text:p>1.23765989778529E+018</text:p>
          </table:table-cell>
          <table:table-cell office:value-type="float" office:value="4.07730556076321E+017" calcext:value-type="float">
            <text:p>4.07730556076321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63" calcext:value-type="float">
            <text:p>563</text:p>
          </table:table-cell>
          <table:table-cell office:value-type="float" office:value="5932.965" calcext:value-type="float">
            <text:p>5932.965</text:p>
          </table:table-cell>
          <table:table-cell office:value-type="float" office:value="-0.4523479" calcext:value-type="float">
            <text:p>-0.4523479</text:p>
          </table:table-cell>
          <table:table-cell office:value-type="float" office:value="4.161239" calcext:value-type="float">
            <text:p>4.161239</text:p>
          </table:table-cell>
          <table:table-cell office:value-type="float" office:value="31.30395" calcext:value-type="float">
            <text:p>31.30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575E+018" calcext:value-type="float">
            <text:p>1.23765989778575E+018</text:p>
          </table:table-cell>
          <table:table-cell office:value-type="float" office:value="4.07739077291436E+017" calcext:value-type="float">
            <text:p>4.0773907729143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94" calcext:value-type="float">
            <text:p>594</text:p>
          </table:table-cell>
          <table:table-cell office:value-type="float" office:value="6034.688" calcext:value-type="float">
            <text:p>6034.688</text:p>
          </table:table-cell>
          <table:table-cell office:value-type="float" office:value="-0.4355222" calcext:value-type="float">
            <text:p>-0.4355222</text:p>
          </table:table-cell>
          <table:table-cell office:value-type="float" office:value="4.237085" calcext:value-type="float">
            <text:p>4.237085</text:p>
          </table:table-cell>
          <table:table-cell office:value-type="float" office:value="50.23087" calcext:value-type="float">
            <text:p>50.230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667E+018" calcext:value-type="float">
            <text:p>1.23765574670667E+018</text:p>
          </table:table-cell>
          <table:table-cell office:value-type="float" office:value="4.07745124605389E+017" calcext:value-type="float">
            <text:p>4.07745124605389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16" calcext:value-type="float">
            <text:p>616</text:p>
          </table:table-cell>
          <table:table-cell office:value-type="float" office:value="5894.205" calcext:value-type="float">
            <text:p>5894.205</text:p>
          </table:table-cell>
          <table:table-cell office:value-type="float" office:value="-0.6402378" calcext:value-type="float">
            <text:p>-0.6402378</text:p>
          </table:table-cell>
          <table:table-cell office:value-type="float" office:value="4.17233" calcext:value-type="float">
            <text:p>4.17233</text:p>
          </table:table-cell>
          <table:table-cell office:value-type="float" office:value="30.15779" calcext:value-type="float">
            <text:p>30.15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275426E+018" calcext:value-type="float">
            <text:p>1.23765656275426E+018</text:p>
          </table:table-cell>
          <table:table-cell office:value-type="float" office:value="4.07748972896086E+017" calcext:value-type="float">
            <text:p>4.0774897289608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30" calcext:value-type="float">
            <text:p>630</text:p>
          </table:table-cell>
          <table:table-cell office:value-type="float" office:value="4604.915" calcext:value-type="float">
            <text:p>4604.915</text:p>
          </table:table-cell>
          <table:table-cell office:value-type="float" office:value="-0.3501832" calcext:value-type="float">
            <text:p>-0.3501832</text:p>
          </table:table-cell>
          <table:table-cell office:value-type="float" office:value="4.34204" calcext:value-type="float">
            <text:p>4.34204</text:p>
          </table:table-cell>
          <table:table-cell office:value-type="float" office:value="45.03734" calcext:value-type="float">
            <text:p>45.037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236E+018" calcext:value-type="float">
            <text:p>1.23764870406236E+018</text:p>
          </table:table-cell>
          <table:table-cell office:value-type="float" office:value="4.0870994589099E+017" calcext:value-type="float">
            <text:p>4.087099458909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0" calcext:value-type="float">
            <text:p>30</text:p>
          </table:table-cell>
          <table:table-cell office:value-type="float" office:value="5770.839" calcext:value-type="float">
            <text:p>5770.839</text:p>
          </table:table-cell>
          <table:table-cell office:value-type="float" office:value="-0.5046474" calcext:value-type="float">
            <text:p>-0.5046474</text:p>
          </table:table-cell>
          <table:table-cell office:value-type="float" office:value="4.046926" calcext:value-type="float">
            <text:p>4.046926</text:p>
          </table:table-cell>
          <table:table-cell office:value-type="float" office:value="36.6779" calcext:value-type="float">
            <text:p>36.6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429E+018" calcext:value-type="float">
            <text:p>1.23764992057429E+018</text:p>
          </table:table-cell>
          <table:table-cell office:value-type="float" office:value="4.71845550979836E+017" calcext:value-type="float">
            <text:p>4.71845550979836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340" calcext:value-type="float">
            <text:p>340</text:p>
          </table:table-cell>
          <table:table-cell office:value-type="float" office:value="6482.949" calcext:value-type="float">
            <text:p>6482.949</text:p>
          </table:table-cell>
          <table:table-cell office:value-type="float" office:value="-0.4547884" calcext:value-type="float">
            <text:p>-0.4547884</text:p>
          </table:table-cell>
          <table:table-cell office:value-type="float" office:value="4.140767" calcext:value-type="float">
            <text:p>4.140767</text:p>
          </table:table-cell>
          <table:table-cell office:value-type="float" office:value="46.16491" calcext:value-type="float">
            <text:p>46.164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319E+018" calcext:value-type="float">
            <text:p>1.23765365291319E+018</text:p>
          </table:table-cell>
          <table:table-cell office:value-type="float" office:value="4.71855721462393E+017" calcext:value-type="float">
            <text:p>4.71855721462393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377" calcext:value-type="float">
            <text:p>377</text:p>
          </table:table-cell>
          <table:table-cell office:value-type="float" office:value="6391.296" calcext:value-type="float">
            <text:p>6391.296</text:p>
          </table:table-cell>
          <table:table-cell office:value-type="float" office:value="-0.05052226" calcext:value-type="float">
            <text:p>-0.05052226</text:p>
          </table:table-cell>
          <table:table-cell office:value-type="float" office:value="4.100027" calcext:value-type="float">
            <text:p>4.100027</text:p>
          </table:table-cell>
          <table:table-cell office:value-type="float" office:value="56.88342" calcext:value-type="float">
            <text:p>56.883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37632E+018" calcext:value-type="float">
            <text:p>1.23765365237632E+018</text:p>
          </table:table-cell>
          <table:table-cell office:value-type="float" office:value="4.7187303877053E+017" calcext:value-type="float">
            <text:p>4.7187303877053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440" calcext:value-type="float">
            <text:p>440</text:p>
          </table:table-cell>
          <table:table-cell office:value-type="float" office:value="5770.103" calcext:value-type="float">
            <text:p>5770.103</text:p>
          </table:table-cell>
          <table:table-cell office:value-type="float" office:value="-0.4630482" calcext:value-type="float">
            <text:p>-0.4630482</text:p>
          </table:table-cell>
          <table:table-cell office:value-type="float" office:value="4.442085" calcext:value-type="float">
            <text:p>4.442085</text:p>
          </table:table-cell>
          <table:table-cell office:value-type="float" office:value="33.05115" calcext:value-type="float">
            <text:p>33.05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634E+018" calcext:value-type="float">
            <text:p>1.23765125202634E+018</text:p>
          </table:table-cell>
          <table:table-cell office:value-type="float" office:value="5.08989528204143E+017" calcext:value-type="float">
            <text:p>5.08989528204143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301" calcext:value-type="float">
            <text:p>301</text:p>
          </table:table-cell>
          <table:table-cell office:value-type="float" office:value="5708.244" calcext:value-type="float">
            <text:p>5708.244</text:p>
          </table:table-cell>
          <table:table-cell office:value-type="float" office:value="-1.376414" calcext:value-type="float">
            <text:p>-1.376414</text:p>
          </table:table-cell>
          <table:table-cell office:value-type="float" office:value="4.371052" calcext:value-type="float">
            <text:p>4.371052</text:p>
          </table:table-cell>
          <table:table-cell office:value-type="float" office:value="41.77411" calcext:value-type="float">
            <text:p>41.7741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5202693E+018" calcext:value-type="float">
            <text:p>1.23765125202693E+018</text:p>
          </table:table-cell>
          <table:table-cell office:value-type="float" office:value="5.09007120390187E+017" calcext:value-type="float">
            <text:p>5.09007120390187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365" calcext:value-type="float">
            <text:p>365</text:p>
          </table:table-cell>
          <table:table-cell office:value-type="float" office:value="6094.55" calcext:value-type="float">
            <text:p>6094.55</text:p>
          </table:table-cell>
          <table:table-cell office:value-type="float" office:value="-0.5135626" calcext:value-type="float">
            <text:p>-0.5135626</text:p>
          </table:table-cell>
          <table:table-cell office:value-type="float" office:value="4.062987" calcext:value-type="float">
            <text:p>4.062987</text:p>
          </table:table-cell>
          <table:table-cell office:value-type="float" office:value="36.71484" calcext:value-type="float">
            <text:p>36.714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674E+018" calcext:value-type="float">
            <text:p>1.23765125202674E+018</text:p>
          </table:table-cell>
          <table:table-cell office:value-type="float" office:value="5.09026361843673E+017" calcext:value-type="float">
            <text:p>5.09026361843673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435" calcext:value-type="float">
            <text:p>435</text:p>
          </table:table-cell>
          <table:table-cell office:value-type="float" office:value="5064.452" calcext:value-type="float">
            <text:p>5064.452</text:p>
          </table:table-cell>
          <table:table-cell office:value-type="float" office:value="-0.4430839" calcext:value-type="float">
            <text:p>-0.4430839</text:p>
          </table:table-cell>
          <table:table-cell office:value-type="float" office:value="4.47508" calcext:value-type="float">
            <text:p>4.47508</text:p>
          </table:table-cell>
          <table:table-cell office:value-type="float" office:value="34.59141" calcext:value-type="float">
            <text:p>34.591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936E+018" calcext:value-type="float">
            <text:p>1.23765119189936E+018</text:p>
          </table:table-cell>
          <table:table-cell office:value-type="float" office:value="5.09054949145995E+017" calcext:value-type="float">
            <text:p>5.09054949145995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539" calcext:value-type="float">
            <text:p>539</text:p>
          </table:table-cell>
          <table:table-cell office:value-type="float" office:value="6439.304" calcext:value-type="float">
            <text:p>6439.304</text:p>
          </table:table-cell>
          <table:table-cell office:value-type="float" office:value="-0.2835852" calcext:value-type="float">
            <text:p>-0.2835852</text:p>
          </table:table-cell>
          <table:table-cell office:value-type="float" office:value="4.014625" calcext:value-type="float">
            <text:p>4.014625</text:p>
          </table:table-cell>
          <table:table-cell office:value-type="float" office:value="45.2037" calcext:value-type="float">
            <text:p>45.2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837E+018" calcext:value-type="float">
            <text:p>1.23765361479837E+018</text:p>
          </table:table-cell>
          <table:table-cell office:value-type="float" office:value="5.10036813096708E+017" calcext:value-type="float">
            <text:p>5.10036813096708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5" calcext:value-type="float">
            <text:p>15</text:p>
          </table:table-cell>
          <table:table-cell office:value-type="float" office:value="6230.895" calcext:value-type="float">
            <text:p>6230.895</text:p>
          </table:table-cell>
          <table:table-cell office:value-type="float" office:value="-0.6290699" calcext:value-type="float">
            <text:p>-0.6290699</text:p>
          </table:table-cell>
          <table:table-cell office:value-type="float" office:value="4.03386" calcext:value-type="float">
            <text:p>4.03386</text:p>
          </table:table-cell>
          <table:table-cell office:value-type="float" office:value="65.04483" calcext:value-type="float">
            <text:p>65.04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8076E+018" calcext:value-type="float">
            <text:p>1.23765124988076E+018</text:p>
          </table:table-cell>
          <table:table-cell office:value-type="float" office:value="5.10042860410661E+017" calcext:value-type="float">
            <text:p>5.10042860410661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7" calcext:value-type="float">
            <text:p>37</text:p>
          </table:table-cell>
          <table:table-cell office:value-type="float" office:value="4399.534" calcext:value-type="float">
            <text:p>4399.534</text:p>
          </table:table-cell>
          <table:table-cell office:value-type="float" office:value="-1.136727" calcext:value-type="float">
            <text:p>-1.136727</text:p>
          </table:table-cell>
          <table:table-cell office:value-type="float" office:value="4.394917" calcext:value-type="float">
            <text:p>4.394917</text:p>
          </table:table-cell>
          <table:table-cell office:value-type="float" office:value="32.02816" calcext:value-type="float">
            <text:p>32.028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894E+018" calcext:value-type="float">
            <text:p>1.23765119028894E+018</text:p>
          </table:table-cell>
          <table:table-cell office:value-type="float" office:value="5.10066774788565E+017" calcext:value-type="float">
            <text:p>5.1006677478856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24" calcext:value-type="float">
            <text:p>124</text:p>
          </table:table-cell>
          <table:table-cell office:value-type="float" office:value="7870.189" calcext:value-type="float">
            <text:p>7870.189</text:p>
          </table:table-cell>
          <table:table-cell office:value-type="float" office:value="-4.378448" calcext:value-type="float">
            <text:p>-4.378448</text:p>
          </table:table-cell>
          <table:table-cell office:value-type="float" office:value="4.45284" calcext:value-type="float">
            <text:p>4.45284</text:p>
          </table:table-cell>
          <table:table-cell office:value-type="float" office:value="32.95041" calcext:value-type="float">
            <text:p>32.9504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19082621E+018" calcext:value-type="float">
            <text:p>1.23765119082621E+018</text:p>
          </table:table-cell>
          <table:table-cell office:value-type="float" office:value="5.10079694050191E+017" calcext:value-type="float">
            <text:p>5.10079694050191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71" calcext:value-type="float">
            <text:p>171</text:p>
          </table:table-cell>
          <table:table-cell office:value-type="float" office:value="6073.974" calcext:value-type="float">
            <text:p>6073.974</text:p>
          </table:table-cell>
          <table:table-cell office:value-type="float" office:value="-1.247315" calcext:value-type="float">
            <text:p>-1.247315</text:p>
          </table:table-cell>
          <table:table-cell office:value-type="float" office:value="4.063949" calcext:value-type="float">
            <text:p>4.063949</text:p>
          </table:table-cell>
          <table:table-cell office:value-type="float" office:value="48.82202" calcext:value-type="float">
            <text:p>48.822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84E+018" calcext:value-type="float">
            <text:p>1.23765124987984E+018</text:p>
          </table:table-cell>
          <table:table-cell office:value-type="float" office:value="5.10089314776934E+017" calcext:value-type="float">
            <text:p>5.10089314776934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206" calcext:value-type="float">
            <text:p>206</text:p>
          </table:table-cell>
          <table:table-cell office:value-type="float" office:value="4742.32" calcext:value-type="float">
            <text:p>4742.32</text:p>
          </table:table-cell>
          <table:table-cell office:value-type="float" office:value="-0.06291179" calcext:value-type="float">
            <text:p>-0.06291179</text:p>
          </table:table-cell>
          <table:table-cell office:value-type="float" office:value="4.234097" calcext:value-type="float">
            <text:p>4.234097</text:p>
          </table:table-cell>
          <table:table-cell office:value-type="float" office:value="60.60357" calcext:value-type="float">
            <text:p>60.603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433E+018" calcext:value-type="float">
            <text:p>1.23765125256433E+018</text:p>
          </table:table-cell>
          <table:table-cell office:value-type="float" office:value="5.1012120061414E+017" calcext:value-type="float">
            <text:p>5.1012120061414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22" calcext:value-type="float">
            <text:p>322</text:p>
          </table:table-cell>
          <table:table-cell office:value-type="float" office:value="6011.133" calcext:value-type="float">
            <text:p>6011.133</text:p>
          </table:table-cell>
          <table:table-cell office:value-type="float" office:value="-1.288623" calcext:value-type="float">
            <text:p>-1.288623</text:p>
          </table:table-cell>
          <table:table-cell office:value-type="float" office:value="4.298652" calcext:value-type="float">
            <text:p>4.298652</text:p>
          </table:table-cell>
          <table:table-cell office:value-type="float" office:value="54.41314" calcext:value-type="float">
            <text:p>54.41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684E+018" calcext:value-type="float">
            <text:p>1.23765153924684E+018</text:p>
          </table:table-cell>
          <table:table-cell office:value-type="float" office:value="5.52955425306208E+017" calcext:value-type="float">
            <text:p>5.52955425306208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504" calcext:value-type="float">
            <text:p>504</text:p>
          </table:table-cell>
          <table:table-cell office:value-type="float" office:value="5211.73" calcext:value-type="float">
            <text:p>5211.73</text:p>
          </table:table-cell>
          <table:table-cell office:value-type="float" office:value="-0.7250035" calcext:value-type="float">
            <text:p>-0.7250035</text:p>
          </table:table-cell>
          <table:table-cell office:value-type="float" office:value="4.28286" calcext:value-type="float">
            <text:p>4.28286</text:p>
          </table:table-cell>
          <table:table-cell office:value-type="float" office:value="37.09377" calcext:value-type="float">
            <text:p>37.093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3728E+018" calcext:value-type="float">
            <text:p>1.23765153763728E+018</text:p>
          </table:table-cell>
          <table:table-cell office:value-type="float" office:value="5.53955431349774E+017" calcext:value-type="float">
            <text:p>5.53955431349774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46" calcext:value-type="float">
            <text:p>46</text:p>
          </table:table-cell>
          <table:table-cell office:value-type="float" office:value="5623.291" calcext:value-type="float">
            <text:p>5623.291</text:p>
          </table:table-cell>
          <table:table-cell office:value-type="float" office:value="-0.4104814" calcext:value-type="float">
            <text:p>-0.4104814</text:p>
          </table:table-cell>
          <table:table-cell office:value-type="float" office:value="4.092421" calcext:value-type="float">
            <text:p>4.092421</text:p>
          </table:table-cell>
          <table:table-cell office:value-type="float" office:value="84.81425" calcext:value-type="float">
            <text:p>84.814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4975377E+018" calcext:value-type="float">
            <text:p>1.23767174975377E+018</text:p>
          </table:table-cell>
          <table:table-cell office:value-type="float" office:value="5.53958729884658E+017" calcext:value-type="float">
            <text:p>5.53958729884658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58" calcext:value-type="float">
            <text:p>58</text:p>
          </table:table-cell>
          <table:table-cell office:value-type="float" office:value="6073.373" calcext:value-type="float">
            <text:p>6073.373</text:p>
          </table:table-cell>
          <table:table-cell office:value-type="float" office:value="-1.38063" calcext:value-type="float">
            <text:p>-1.38063</text:p>
          </table:table-cell>
          <table:table-cell office:value-type="float" office:value="4.016239" calcext:value-type="float">
            <text:p>4.016239</text:p>
          </table:table-cell>
          <table:table-cell office:value-type="float" office:value="50.06117" calcext:value-type="float">
            <text:p>50.061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763695E+018" calcext:value-type="float">
            <text:p>1.23765153763695E+018</text:p>
          </table:table-cell>
          <table:table-cell office:value-type="float" office:value="5.5397742158233E+017" calcext:value-type="float">
            <text:p>5.5397742158233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126" calcext:value-type="float">
            <text:p>126</text:p>
          </table:table-cell>
          <table:table-cell office:value-type="float" office:value="4599.25" calcext:value-type="float">
            <text:p>4599.25</text:p>
          </table:table-cell>
          <table:table-cell office:value-type="float" office:value="-0.3571624" calcext:value-type="float">
            <text:p>-0.3571624</text:p>
          </table:table-cell>
          <table:table-cell office:value-type="float" office:value="4.241185" calcext:value-type="float">
            <text:p>4.241185</text:p>
          </table:table-cell>
          <table:table-cell office:value-type="float" office:value="35.24949" calcext:value-type="float">
            <text:p>35.24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336E+018" calcext:value-type="float">
            <text:p>1.23765153817336E+018</text:p>
          </table:table-cell>
          <table:table-cell office:value-type="float" office:value="5.54015354733488E+017" calcext:value-type="float">
            <text:p>5.54015354733488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264" calcext:value-type="float">
            <text:p>264</text:p>
          </table:table-cell>
          <table:table-cell office:value-type="float" office:value="5938.147" calcext:value-type="float">
            <text:p>5938.147</text:p>
          </table:table-cell>
          <table:table-cell office:value-type="float" office:value="-1.124467" calcext:value-type="float">
            <text:p>-1.124467</text:p>
          </table:table-cell>
          <table:table-cell office:value-type="float" office:value="4.169892" calcext:value-type="float">
            <text:p>4.169892</text:p>
          </table:table-cell>
          <table:table-cell office:value-type="float" office:value="32.89752" calcext:value-type="float">
            <text:p>32.8975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4975298E+018" calcext:value-type="float">
            <text:p>1.23767174975298E+018</text:p>
          </table:table-cell>
          <table:table-cell office:value-type="float" office:value="5.54089571768363E+017" calcext:value-type="float">
            <text:p>5.54089571768363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534" calcext:value-type="float">
            <text:p>534</text:p>
          </table:table-cell>
          <table:table-cell office:value-type="float" office:value="6217.22" calcext:value-type="float">
            <text:p>6217.22</text:p>
          </table:table-cell>
          <table:table-cell office:value-type="float" office:value="-1.339287" calcext:value-type="float">
            <text:p>-1.339287</text:p>
          </table:table-cell>
          <table:table-cell office:value-type="float" office:value="4.043244" calcext:value-type="float">
            <text:p>4.043244</text:p>
          </table:table-cell>
          <table:table-cell office:value-type="float" office:value="59.98098" calcext:value-type="float">
            <text:p>59.98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6689E+018" calcext:value-type="float">
            <text:p>1.23765173576689E+018</text:p>
          </table:table-cell>
          <table:table-cell office:value-type="float" office:value="5.94555174207384E+017" calcext:value-type="float">
            <text:p>5.94555174207384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291" calcext:value-type="float">
            <text:p>291</text:p>
          </table:table-cell>
          <table:table-cell office:value-type="float" office:value="6082.116" calcext:value-type="float">
            <text:p>6082.116</text:p>
          </table:table-cell>
          <table:table-cell office:value-type="float" office:value="-1.231116" calcext:value-type="float">
            <text:p>-1.231116</text:p>
          </table:table-cell>
          <table:table-cell office:value-type="float" office:value="4.152744" calcext:value-type="float">
            <text:p>4.152744</text:p>
          </table:table-cell>
          <table:table-cell office:value-type="float" office:value="44.80294" calcext:value-type="float">
            <text:p>44.802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26669E+018" calcext:value-type="float">
            <text:p>1.23767199026669E+018</text:p>
          </table:table-cell>
          <table:table-cell office:value-type="float" office:value="5.94579088585288E+017" calcext:value-type="float">
            <text:p>5.94579088585288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378" calcext:value-type="float">
            <text:p>378</text:p>
          </table:table-cell>
          <table:table-cell office:value-type="float" office:value="6258.114" calcext:value-type="float">
            <text:p>6258.114</text:p>
          </table:table-cell>
          <table:table-cell office:value-type="float" office:value="-1.260358" calcext:value-type="float">
            <text:p>-1.260358</text:p>
          </table:table-cell>
          <table:table-cell office:value-type="float" office:value="4.025947" calcext:value-type="float">
            <text:p>4.025947</text:p>
          </table:table-cell>
          <table:table-cell office:value-type="float" office:value="54.9408" calcext:value-type="float">
            <text:p>54.94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698148E+018" calcext:value-type="float">
            <text:p>1.23767195698148E+018</text:p>
          </table:table-cell>
          <table:table-cell office:value-type="float" office:value="5.9461399807947E+017" calcext:value-type="float">
            <text:p>5.9461399807947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505" calcext:value-type="float">
            <text:p>505</text:p>
          </table:table-cell>
          <table:table-cell office:value-type="float" office:value="6093.274" calcext:value-type="float">
            <text:p>6093.274</text:p>
          </table:table-cell>
          <table:table-cell office:value-type="float" office:value="-0.3235585" calcext:value-type="float">
            <text:p>-0.3235585</text:p>
          </table:table-cell>
          <table:table-cell office:value-type="float" office:value="4.363213" calcext:value-type="float">
            <text:p>4.363213</text:p>
          </table:table-cell>
          <table:table-cell office:value-type="float" office:value="86.51868" calcext:value-type="float">
            <text:p>86.518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87763E+018" calcext:value-type="float">
            <text:p>1.23767199187763E+018</text:p>
          </table:table-cell>
          <table:table-cell office:value-type="float" office:value="5.94643135137606E+017" calcext:value-type="float">
            <text:p>5.94643135137606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611" calcext:value-type="float">
            <text:p>611</text:p>
          </table:table-cell>
          <table:table-cell office:value-type="float" office:value="5617.946" calcext:value-type="float">
            <text:p>5617.946</text:p>
          </table:table-cell>
          <table:table-cell office:value-type="float" office:value="-0.4854428" calcext:value-type="float">
            <text:p>-0.4854428</text:p>
          </table:table-cell>
          <table:table-cell office:value-type="float" office:value="4.065905" calcext:value-type="float">
            <text:p>4.065905</text:p>
          </table:table-cell>
          <table:table-cell office:value-type="float" office:value="59.83963" calcext:value-type="float">
            <text:p>59.83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95209E+018" calcext:value-type="float">
            <text:p>1.23767199295209E+018</text:p>
          </table:table-cell>
          <table:table-cell office:value-type="float" office:value="5.9560713200759E+017" calcext:value-type="float">
            <text:p>5.9560713200759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2" calcext:value-type="float">
            <text:p>22</text:p>
          </table:table-cell>
          <table:table-cell office:value-type="float" office:value="6384.881" calcext:value-type="float">
            <text:p>6384.881</text:p>
          </table:table-cell>
          <table:table-cell office:value-type="float" office:value="-1.876193" calcext:value-type="float">
            <text:p>-1.876193</text:p>
          </table:table-cell>
          <table:table-cell office:value-type="float" office:value="4.117592" calcext:value-type="float">
            <text:p>4.117592</text:p>
          </table:table-cell>
          <table:table-cell office:value-type="float" office:value="45.6297" calcext:value-type="float">
            <text:p>45.6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61E+018" calcext:value-type="float">
            <text:p>1.23767199134161E+018</text:p>
          </table:table-cell>
          <table:table-cell office:value-type="float" office:value="5.95660458321537E+017" calcext:value-type="float">
            <text:p>5.95660458321537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16" calcext:value-type="float">
            <text:p>216</text:p>
          </table:table-cell>
          <table:table-cell office:value-type="float" office:value="6010.64" calcext:value-type="float">
            <text:p>6010.64</text:p>
          </table:table-cell>
          <table:table-cell office:value-type="float" office:value="-0.8245993" calcext:value-type="float">
            <text:p>-0.8245993</text:p>
          </table:table-cell>
          <table:table-cell office:value-type="float" office:value="4.029274" calcext:value-type="float">
            <text:p>4.029274</text:p>
          </table:table-cell>
          <table:table-cell office:value-type="float" office:value="30.57697" calcext:value-type="float">
            <text:p>30.57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475E+018" calcext:value-type="float">
            <text:p>1.23765150595475E+018</text:p>
          </table:table-cell>
          <table:table-cell office:value-type="float" office:value="5.95668154902932E+017" calcext:value-type="float">
            <text:p>5.95668154902932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4" calcext:value-type="float">
            <text:p>244</text:p>
          </table:table-cell>
          <table:table-cell office:value-type="float" office:value="6384.352" calcext:value-type="float">
            <text:p>6384.352</text:p>
          </table:table-cell>
          <table:table-cell office:value-type="float" office:value="-1.606221" calcext:value-type="float">
            <text:p>-1.606221</text:p>
          </table:table-cell>
          <table:table-cell office:value-type="float" office:value="4.204857" calcext:value-type="float">
            <text:p>4.204857</text:p>
          </table:table-cell>
          <table:table-cell office:value-type="float" office:value="32.03571" calcext:value-type="float">
            <text:p>32.035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48E+018" calcext:value-type="float">
            <text:p>1.23767199134148E+018</text:p>
          </table:table-cell>
          <table:table-cell office:value-type="float" office:value="5.95668979536652E+017" calcext:value-type="float">
            <text:p>5.95668979536652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7" calcext:value-type="float">
            <text:p>247</text:p>
          </table:table-cell>
          <table:table-cell office:value-type="float" office:value="6291.095" calcext:value-type="float">
            <text:p>6291.095</text:p>
          </table:table-cell>
          <table:table-cell office:value-type="float" office:value="-1.387046" calcext:value-type="float">
            <text:p>-1.387046</text:p>
          </table:table-cell>
          <table:table-cell office:value-type="float" office:value="4.175111" calcext:value-type="float">
            <text:p>4.175111</text:p>
          </table:table-cell>
          <table:table-cell office:value-type="float" office:value="45.30253" calcext:value-type="float">
            <text:p>45.302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55E+018" calcext:value-type="float">
            <text:p>1.23767199134155E+018</text:p>
          </table:table-cell>
          <table:table-cell office:value-type="float" office:value="5.95669254414559E+017" calcext:value-type="float">
            <text:p>5.95669254414559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8" calcext:value-type="float">
            <text:p>248</text:p>
          </table:table-cell>
          <table:table-cell office:value-type="float" office:value="5336.233" calcext:value-type="float">
            <text:p>5336.233</text:p>
          </table:table-cell>
          <table:table-cell office:value-type="float" office:value="-0.5058178" calcext:value-type="float">
            <text:p>-0.5058178</text:p>
          </table:table-cell>
          <table:table-cell office:value-type="float" office:value="4.471321" calcext:value-type="float">
            <text:p>4.471321</text:p>
          </table:table-cell>
          <table:table-cell office:value-type="float" office:value="45.18005" calcext:value-type="float">
            <text:p>45.180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511E+018" calcext:value-type="float">
            <text:p>1.23765460424511E+018</text:p>
          </table:table-cell>
          <table:table-cell office:value-type="float" office:value="6.40650553994537E+017" calcext:value-type="float">
            <text:p>6.4065055399453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9" calcext:value-type="float">
            <text:p>49</text:p>
          </table:table-cell>
          <table:table-cell office:value-type="float" office:value="6748.271" calcext:value-type="float">
            <text:p>6748.271</text:p>
          </table:table-cell>
          <table:table-cell office:value-type="float" office:value="-0.6514012" calcext:value-type="float">
            <text:p>-0.6514012</text:p>
          </table:table-cell>
          <table:table-cell office:value-type="float" office:value="4.253838" calcext:value-type="float">
            <text:p>4.253838</text:p>
          </table:table-cell>
          <table:table-cell office:value-type="float" office:value="45.77098" calcext:value-type="float">
            <text:p>45.77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8688E+018" calcext:value-type="float">
            <text:p>1.23765460048688E+018</text:p>
          </table:table-cell>
          <table:table-cell office:value-type="float" office:value="6.40675018128255E+017" calcext:value-type="float">
            <text:p>6.40675018128255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138" calcext:value-type="float">
            <text:p>138</text:p>
          </table:table-cell>
          <table:table-cell office:value-type="float" office:value="6074.157" calcext:value-type="float">
            <text:p>6074.157</text:p>
          </table:table-cell>
          <table:table-cell office:value-type="float" office:value="-1.105753" calcext:value-type="float">
            <text:p>-1.105753</text:p>
          </table:table-cell>
          <table:table-cell office:value-type="float" office:value="4.076161" calcext:value-type="float">
            <text:p>4.076161</text:p>
          </table:table-cell>
          <table:table-cell office:value-type="float" office:value="58.16546" calcext:value-type="float">
            <text:p>58.165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723E+018" calcext:value-type="float">
            <text:p>1.23765460209723E+018</text:p>
          </table:table-cell>
          <table:table-cell office:value-type="float" office:value="6.40729718831737E+017" calcext:value-type="float">
            <text:p>6.4072971883173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337" calcext:value-type="float">
            <text:p>337</text:p>
          </table:table-cell>
          <table:table-cell office:value-type="float" office:value="6324.586" calcext:value-type="float">
            <text:p>6324.586</text:p>
          </table:table-cell>
          <table:table-cell office:value-type="float" office:value="-0.5396353" calcext:value-type="float">
            <text:p>-0.5396353</text:p>
          </table:table-cell>
          <table:table-cell office:value-type="float" office:value="4.006197" calcext:value-type="float">
            <text:p>4.006197</text:p>
          </table:table-cell>
          <table:table-cell office:value-type="float" office:value="66.14278" calcext:value-type="float">
            <text:p>66.14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749E+018" calcext:value-type="float">
            <text:p>1.23765460209749E+018</text:p>
          </table:table-cell>
          <table:table-cell office:value-type="float" office:value="6.40751983942199E+017" calcext:value-type="float">
            <text:p>6.40751983942199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18" calcext:value-type="float">
            <text:p>418</text:p>
          </table:table-cell>
          <table:table-cell office:value-type="float" office:value="4704.765" calcext:value-type="float">
            <text:p>4704.765</text:p>
          </table:table-cell>
          <table:table-cell office:value-type="float" office:value="-0.1776255" calcext:value-type="float">
            <text:p>-0.1776255</text:p>
          </table:table-cell>
          <table:table-cell office:value-type="float" office:value="4.337837" calcext:value-type="float">
            <text:p>4.337837</text:p>
          </table:table-cell>
          <table:table-cell office:value-type="float" office:value="32.57044" calcext:value-type="float">
            <text:p>32.570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705E+018" calcext:value-type="float">
            <text:p>1.23765829791705E+018</text:p>
          </table:table-cell>
          <table:table-cell office:value-type="float" office:value="6.4075913076778E+017" calcext:value-type="float">
            <text:p>6.4075913076778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44" calcext:value-type="float">
            <text:p>444</text:p>
          </table:table-cell>
          <table:table-cell office:value-type="float" office:value="5866.253" calcext:value-type="float">
            <text:p>5866.253</text:p>
          </table:table-cell>
          <table:table-cell office:value-type="float" office:value="-0.5884991" calcext:value-type="float">
            <text:p>-0.5884991</text:p>
          </table:table-cell>
          <table:table-cell office:value-type="float" office:value="4.260586" calcext:value-type="float">
            <text:p>4.260586</text:p>
          </table:table-cell>
          <table:table-cell office:value-type="float" office:value="31.47349" calcext:value-type="float">
            <text:p>31.47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852E+018" calcext:value-type="float">
            <text:p>1.23765460531852E+018</text:p>
          </table:table-cell>
          <table:table-cell office:value-type="float" office:value="6.4076902637243E+017" calcext:value-type="float">
            <text:p>6.4076902637243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80" calcext:value-type="float">
            <text:p>480</text:p>
          </table:table-cell>
          <table:table-cell office:value-type="float" office:value="5827.64" calcext:value-type="float">
            <text:p>5827.64</text:p>
          </table:table-cell>
          <table:table-cell office:value-type="float" office:value="-0.4598928" calcext:value-type="float">
            <text:p>-0.4598928</text:p>
          </table:table-cell>
          <table:table-cell office:value-type="float" office:value="4.332784" calcext:value-type="float">
            <text:p>4.332784</text:p>
          </table:table-cell>
          <table:table-cell office:value-type="float" office:value="33.60707" calcext:value-type="float">
            <text:p>33.607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8023E+018" calcext:value-type="float">
            <text:p>1.23767445988023E+018</text:p>
          </table:table-cell>
          <table:table-cell office:value-type="float" office:value="6.40775623442197E+017" calcext:value-type="float">
            <text:p>6.4077562344219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04" calcext:value-type="float">
            <text:p>504</text:p>
          </table:table-cell>
          <table:table-cell office:value-type="float" office:value="8177.843" calcext:value-type="float">
            <text:p>8177.843</text:p>
          </table:table-cell>
          <table:table-cell office:value-type="float" office:value="-1.508882" calcext:value-type="float">
            <text:p>-1.508882</text:p>
          </table:table-cell>
          <table:table-cell office:value-type="float" office:value="4.057027" calcext:value-type="float">
            <text:p>4.057027</text:p>
          </table:table-cell>
          <table:table-cell office:value-type="float" office:value="40.51728" calcext:value-type="float">
            <text:p>40.517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579E+018" calcext:value-type="float">
            <text:p>1.23765460585579E+018</text:p>
          </table:table-cell>
          <table:table-cell office:value-type="float" office:value="6.40797338796845E+017" calcext:value-type="float">
            <text:p>6.40797338796845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83" calcext:value-type="float">
            <text:p>583</text:p>
          </table:table-cell>
          <table:table-cell office:value-type="float" office:value="5959.192" calcext:value-type="float">
            <text:p>5959.192</text:p>
          </table:table-cell>
          <table:table-cell office:value-type="float" office:value="-1.323398" calcext:value-type="float">
            <text:p>-1.323398</text:p>
          </table:table-cell>
          <table:table-cell office:value-type="float" office:value="4.357515" calcext:value-type="float">
            <text:p>4.357515</text:p>
          </table:table-cell>
          <table:table-cell office:value-type="float" office:value="46.8873" calcext:value-type="float">
            <text:p>46.887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156101E+018" calcext:value-type="float">
            <text:p>1.23765460156101E+018</text:p>
          </table:table-cell>
          <table:table-cell office:value-type="float" office:value="6.40801187087542E+017" calcext:value-type="float">
            <text:p>6.40801187087542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97" calcext:value-type="float">
            <text:p>597</text:p>
          </table:table-cell>
          <table:table-cell office:value-type="float" office:value="4534.256" calcext:value-type="float">
            <text:p>4534.256</text:p>
          </table:table-cell>
          <table:table-cell office:value-type="float" office:value="-0.083084" calcext:value-type="float">
            <text:p>-0.083084</text:p>
          </table:table-cell>
          <table:table-cell office:value-type="float" office:value="4.333606" calcext:value-type="float">
            <text:p>4.333606</text:p>
          </table:table-cell>
          <table:table-cell office:value-type="float" office:value="70.18801" calcext:value-type="float">
            <text:p>70.188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826121E+018" calcext:value-type="float">
            <text:p>1.23767370826121E+018</text:p>
          </table:table-cell>
          <table:table-cell office:value-type="float" office:value="6.40805310256146E+017" calcext:value-type="float">
            <text:p>6.40805310256146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612" calcext:value-type="float">
            <text:p>612</text:p>
          </table:table-cell>
          <table:table-cell office:value-type="float" office:value="6002.746" calcext:value-type="float">
            <text:p>6002.746</text:p>
          </table:table-cell>
          <table:table-cell office:value-type="float" office:value="-0.2704868" calcext:value-type="float">
            <text:p>-0.2704868</text:p>
          </table:table-cell>
          <table:table-cell office:value-type="float" office:value="4.131588" calcext:value-type="float">
            <text:p>4.131588</text:p>
          </table:table-cell>
          <table:table-cell office:value-type="float" office:value="67.82877" calcext:value-type="float">
            <text:p>67.82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905E+018" calcext:value-type="float">
            <text:p>1.23765460531905E+018</text:p>
          </table:table-cell>
          <table:table-cell office:value-type="float" office:value="6.40810258058471E+017" calcext:value-type="float">
            <text:p>6.40810258058471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630" calcext:value-type="float">
            <text:p>630</text:p>
          </table:table-cell>
          <table:table-cell office:value-type="float" office:value="6138.729" calcext:value-type="float">
            <text:p>6138.729</text:p>
          </table:table-cell>
          <table:table-cell office:value-type="float" office:value="-0.7113227" calcext:value-type="float">
            <text:p>-0.7113227</text:p>
          </table:table-cell>
          <table:table-cell office:value-type="float" office:value="4.024433" calcext:value-type="float">
            <text:p>4.024433</text:p>
          </table:table-cell>
          <table:table-cell office:value-type="float" office:value="44.76432" calcext:value-type="float">
            <text:p>44.764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99E+018" calcext:value-type="float">
            <text:p>1.2376546053199E+018</text:p>
          </table:table-cell>
          <table:table-cell office:value-type="float" office:value="6.4178222637098E+017" calcext:value-type="float">
            <text:p>6.4178222637098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70" calcext:value-type="float">
            <text:p>70</text:p>
          </table:table-cell>
          <table:table-cell office:value-type="float" office:value="8224.169" calcext:value-type="float">
            <text:p>8224.169</text:p>
          </table:table-cell>
          <table:table-cell office:value-type="float" office:value="-1.600831" calcext:value-type="float">
            <text:p>-1.600831</text:p>
          </table:table-cell>
          <table:table-cell office:value-type="float" office:value="4.354103" calcext:value-type="float">
            <text:p>4.354103</text:p>
          </table:table-cell>
          <table:table-cell office:value-type="float" office:value="34.13492" calcext:value-type="float">
            <text:p>34.13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747E+018" calcext:value-type="float">
            <text:p>1.23764872175747E+018</text:p>
          </table:table-cell>
          <table:table-cell office:value-type="float" office:value="3.0747818466269E+017" calcext:value-type="float">
            <text:p>3.0747818466269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91" calcext:value-type="float">
            <text:p>391</text:p>
          </table:table-cell>
          <table:table-cell office:value-type="float" office:value="8662.664" calcext:value-type="float">
            <text:p>8662.664</text:p>
          </table:table-cell>
          <table:table-cell office:value-type="float" office:value="-1.007463" calcext:value-type="float">
            <text:p>-1.007463</text:p>
          </table:table-cell>
          <table:table-cell office:value-type="float" office:value="4.435462" calcext:value-type="float">
            <text:p>4.435462</text:p>
          </table:table-cell>
          <table:table-cell office:value-type="float" office:value="35.36066" calcext:value-type="float">
            <text:p>35.360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297E+018" calcext:value-type="float">
            <text:p>1.23765467081297E+018</text:p>
          </table:table-cell>
          <table:table-cell office:value-type="float" office:value="3.07504023185943E+017" calcext:value-type="float">
            <text:p>3.07504023185943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485" calcext:value-type="float">
            <text:p>485</text:p>
          </table:table-cell>
          <table:table-cell office:value-type="float" office:value="6022.692" calcext:value-type="float">
            <text:p>6022.692</text:p>
          </table:table-cell>
          <table:table-cell office:value-type="float" office:value="-0.7026928" calcext:value-type="float">
            <text:p>-0.7026928</text:p>
          </table:table-cell>
          <table:table-cell office:value-type="float" office:value="4.205321" calcext:value-type="float">
            <text:p>4.205321</text:p>
          </table:table-cell>
          <table:table-cell office:value-type="float" office:value="38.68613" calcext:value-type="float">
            <text:p>38.68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526E+018" calcext:value-type="float">
            <text:p>1.23764872229526E+018</text:p>
          </table:table-cell>
          <table:table-cell office:value-type="float" office:value="3.07539207558031E+017" calcext:value-type="float">
            <text:p>3.07539207558031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613" calcext:value-type="float">
            <text:p>613</text:p>
          </table:table-cell>
          <table:table-cell office:value-type="float" office:value="6864.481" calcext:value-type="float">
            <text:p>6864.481</text:p>
          </table:table-cell>
          <table:table-cell office:value-type="float" office:value="-0.7396877" calcext:value-type="float">
            <text:p>-0.7396877</text:p>
          </table:table-cell>
          <table:table-cell office:value-type="float" office:value="4.199138" calcext:value-type="float">
            <text:p>4.199138</text:p>
          </table:table-cell>
          <table:table-cell office:value-type="float" office:value="36.2037" calcext:value-type="float">
            <text:p>36.2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334E+018" calcext:value-type="float">
            <text:p>1.23765466920334E+018</text:p>
          </table:table-cell>
          <table:table-cell office:value-type="float" office:value="3.08509525831346E+017" calcext:value-type="float">
            <text:p>3.08509525831346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7" calcext:value-type="float">
            <text:p>47</text:p>
          </table:table-cell>
          <table:table-cell office:value-type="float" office:value="6047.546" calcext:value-type="float">
            <text:p>6047.546</text:p>
          </table:table-cell>
          <table:table-cell office:value-type="float" office:value="-0.2530171" calcext:value-type="float">
            <text:p>-0.2530171</text:p>
          </table:table-cell>
          <table:table-cell office:value-type="float" office:value="4.318375" calcext:value-type="float">
            <text:p>4.318375</text:p>
          </table:table-cell>
          <table:table-cell office:value-type="float" office:value="47.16052" calcext:value-type="float">
            <text:p>47.160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517E+018" calcext:value-type="float">
            <text:p>1.23764872068517E+018</text:p>
          </table:table-cell>
          <table:table-cell office:value-type="float" office:value="3.08541686546459E+017" calcext:value-type="float">
            <text:p>3.0854168654645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164" calcext:value-type="float">
            <text:p>164</text:p>
          </table:table-cell>
          <table:table-cell office:value-type="float" office:value="6012.382" calcext:value-type="float">
            <text:p>6012.382</text:p>
          </table:table-cell>
          <table:table-cell office:value-type="float" office:value="-0.5249444" calcext:value-type="float">
            <text:p>-0.5249444</text:p>
          </table:table-cell>
          <table:table-cell office:value-type="float" office:value="4.175404" calcext:value-type="float">
            <text:p>4.175404</text:p>
          </table:table-cell>
          <table:table-cell office:value-type="float" office:value="40.57094" calcext:value-type="float">
            <text:p>40.57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185E+018" calcext:value-type="float">
            <text:p>1.23764872122185E+018</text:p>
          </table:table-cell>
          <table:table-cell office:value-type="float" office:value="3.08561477755759E+017" calcext:value-type="float">
            <text:p>3.0856147775575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236" calcext:value-type="float">
            <text:p>236</text:p>
          </table:table-cell>
          <table:table-cell office:value-type="float" office:value="5816.922" calcext:value-type="float">
            <text:p>5816.922</text:p>
          </table:table-cell>
          <table:table-cell office:value-type="float" office:value="-0.6087843" calcext:value-type="float">
            <text:p>-0.6087843</text:p>
          </table:table-cell>
          <table:table-cell office:value-type="float" office:value="4.184631" calcext:value-type="float">
            <text:p>4.184631</text:p>
          </table:table-cell>
          <table:table-cell office:value-type="float" office:value="40.99245" calcext:value-type="float">
            <text:p>40.992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49E+018" calcext:value-type="float">
            <text:p>1.23765466920249E+018</text:p>
          </table:table-cell>
          <table:table-cell office:value-type="float" office:value="3.08580169453431E+017" calcext:value-type="float">
            <text:p>3.08580169453431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304" calcext:value-type="float">
            <text:p>304</text:p>
          </table:table-cell>
          <table:table-cell office:value-type="float" office:value="6020.061" calcext:value-type="float">
            <text:p>6020.061</text:p>
          </table:table-cell>
          <table:table-cell office:value-type="float" office:value="-0.2181905" calcext:value-type="float">
            <text:p>-0.2181905</text:p>
          </table:table-cell>
          <table:table-cell office:value-type="float" office:value="4.451055" calcext:value-type="float">
            <text:p>4.451055</text:p>
          </table:table-cell>
          <table:table-cell office:value-type="float" office:value="55.78134" calcext:value-type="float">
            <text:p>55.78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852E+018" calcext:value-type="float">
            <text:p>1.23764872175852E+018</text:p>
          </table:table-cell>
          <table:table-cell office:value-type="float" office:value="3.08594463104592E+017" calcext:value-type="float">
            <text:p>3.08594463104592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356" calcext:value-type="float">
            <text:p>356</text:p>
          </table:table-cell>
          <table:table-cell office:value-type="float" office:value="5949.905" calcext:value-type="float">
            <text:p>5949.905</text:p>
          </table:table-cell>
          <table:table-cell office:value-type="float" office:value="-0.5405964" calcext:value-type="float">
            <text:p>-0.5405964</text:p>
          </table:table-cell>
          <table:table-cell office:value-type="float" office:value="4.142638" calcext:value-type="float">
            <text:p>4.142638</text:p>
          </table:table-cell>
          <table:table-cell office:value-type="float" office:value="59.85527" calcext:value-type="float">
            <text:p>59.85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369E+018" calcext:value-type="float">
            <text:p>1.23765467081369E+018</text:p>
          </table:table-cell>
          <table:table-cell office:value-type="float" office:value="3.0861260504645E+017" calcext:value-type="float">
            <text:p>3.0861260504645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22" calcext:value-type="float">
            <text:p>422</text:p>
          </table:table-cell>
          <table:table-cell office:value-type="float" office:value="5764.857" calcext:value-type="float">
            <text:p>5764.857</text:p>
          </table:table-cell>
          <table:table-cell office:value-type="float" office:value="-0.5338762" calcext:value-type="float">
            <text:p>-0.5338762</text:p>
          </table:table-cell>
          <table:table-cell office:value-type="float" office:value="4.265272" calcext:value-type="float">
            <text:p>4.265272</text:p>
          </table:table-cell>
          <table:table-cell office:value-type="float" office:value="45.112" calcext:value-type="float">
            <text:p>45.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27695E+018" calcext:value-type="float">
            <text:p>1.23765467027695E+018</text:p>
          </table:table-cell>
          <table:table-cell office:value-type="float" office:value="3.08631571622029E+017" calcext:value-type="float">
            <text:p>3.0863157162202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91" calcext:value-type="float">
            <text:p>491</text:p>
          </table:table-cell>
          <table:table-cell office:value-type="float" office:value="5830.898" calcext:value-type="float">
            <text:p>5830.898</text:p>
          </table:table-cell>
          <table:table-cell office:value-type="float" office:value="-1.392516" calcext:value-type="float">
            <text:p>-1.392516</text:p>
          </table:table-cell>
          <table:table-cell office:value-type="float" office:value="4.199783" calcext:value-type="float">
            <text:p>4.199783</text:p>
          </table:table-cell>
          <table:table-cell office:value-type="float" office:value="49.94699" calcext:value-type="float">
            <text:p>49.9469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5644638E+018" calcext:value-type="float">
            <text:p>1.23767195644638E+018</text:p>
          </table:table-cell>
          <table:table-cell office:value-type="float" office:value="3.36655645052791E+017" calcext:value-type="float">
            <text:p>3.36655645052791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42" calcext:value-type="float">
            <text:p>42</text:p>
          </table:table-cell>
          <table:table-cell office:value-type="float" office:value="5903.453" calcext:value-type="float">
            <text:p>5903.453</text:p>
          </table:table-cell>
          <table:table-cell office:value-type="float" office:value="-0.5377659" calcext:value-type="float">
            <text:p>-0.5377659</text:p>
          </table:table-cell>
          <table:table-cell office:value-type="float" office:value="4.072265" calcext:value-type="float">
            <text:p>4.072265</text:p>
          </table:table-cell>
          <table:table-cell office:value-type="float" office:value="42.471" calcext:value-type="float">
            <text:p>42.4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80527E+018" calcext:value-type="float">
            <text:p>1.23767199080527E+018</text:p>
          </table:table-cell>
          <table:table-cell office:value-type="float" office:value="3.36686981134182E+017" calcext:value-type="float">
            <text:p>3.36686981134182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156" calcext:value-type="float">
            <text:p>156</text:p>
          </table:table-cell>
          <table:table-cell office:value-type="float" office:value="6106.949" calcext:value-type="float">
            <text:p>6106.949</text:p>
          </table:table-cell>
          <table:table-cell office:value-type="float" office:value="-0.9069291" calcext:value-type="float">
            <text:p>-0.9069291</text:p>
          </table:table-cell>
          <table:table-cell office:value-type="float" office:value="4.093041" calcext:value-type="float">
            <text:p>4.093041</text:p>
          </table:table-cell>
          <table:table-cell office:value-type="float" office:value="52.66147" calcext:value-type="float">
            <text:p>52.661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26846E+018" calcext:value-type="float">
            <text:p>1.23767199026846E+018</text:p>
          </table:table-cell>
          <table:table-cell office:value-type="float" office:value="3.36694677715577E+017" calcext:value-type="float">
            <text:p>3.36694677715577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184" calcext:value-type="float">
            <text:p>184</text:p>
          </table:table-cell>
          <table:table-cell office:value-type="float" office:value="5889.491" calcext:value-type="float">
            <text:p>5889.491</text:p>
          </table:table-cell>
          <table:table-cell office:value-type="float" office:value="-0.617137" calcext:value-type="float">
            <text:p>-0.617137</text:p>
          </table:table-cell>
          <table:table-cell office:value-type="float" office:value="4.023728" calcext:value-type="float">
            <text:p>4.023728</text:p>
          </table:table-cell>
          <table:table-cell office:value-type="float" office:value="34.28381" calcext:value-type="float">
            <text:p>34.283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64E+018" calcext:value-type="float">
            <text:p>1.23764870351264E+018</text:p>
          </table:table-cell>
          <table:table-cell office:value-type="float" office:value="3.36704848198134E+017" calcext:value-type="float">
            <text:p>3.36704848198134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21" calcext:value-type="float">
            <text:p>221</text:p>
          </table:table-cell>
          <table:table-cell office:value-type="float" office:value="8432.185" calcext:value-type="float">
            <text:p>8432.185</text:p>
          </table:table-cell>
          <table:table-cell office:value-type="float" office:value="-2.594869" calcext:value-type="float">
            <text:p>-2.594869</text:p>
          </table:table-cell>
          <table:table-cell office:value-type="float" office:value="4.280261" calcext:value-type="float">
            <text:p>4.280261</text:p>
          </table:table-cell>
          <table:table-cell office:value-type="float" office:value="46.00257" calcext:value-type="float">
            <text:p>46.00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58E+018" calcext:value-type="float">
            <text:p>1.23764870404958E+018</text:p>
          </table:table-cell>
          <table:table-cell office:value-type="float" office:value="3.36707596977203E+017" calcext:value-type="float">
            <text:p>3.36707596977203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31" calcext:value-type="float">
            <text:p>231</text:p>
          </table:table-cell>
          <table:table-cell office:value-type="float" office:value="8140.558" calcext:value-type="float">
            <text:p>8140.558</text:p>
          </table:table-cell>
          <table:table-cell office:value-type="float" office:value="-1.776616" calcext:value-type="float">
            <text:p>-1.776616</text:p>
          </table:table-cell>
          <table:table-cell office:value-type="float" office:value="4.261829" calcext:value-type="float">
            <text:p>4.261829</text:p>
          </table:table-cell>
          <table:table-cell office:value-type="float" office:value="49.9539" calcext:value-type="float">
            <text:p>49.95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45E+018" calcext:value-type="float">
            <text:p>1.23764870351245E+018</text:p>
          </table:table-cell>
          <table:table-cell office:value-type="float" office:value="3.36718317215574E+017" calcext:value-type="float">
            <text:p>3.36718317215574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70" calcext:value-type="float">
            <text:p>270</text:p>
          </table:table-cell>
          <table:table-cell office:value-type="float" office:value="5740.773" calcext:value-type="float">
            <text:p>5740.773</text:p>
          </table:table-cell>
          <table:table-cell office:value-type="float" office:value="-0.6357054" calcext:value-type="float">
            <text:p>-0.6357054</text:p>
          </table:table-cell>
          <table:table-cell office:value-type="float" office:value="4.307399" calcext:value-type="float">
            <text:p>4.307399</text:p>
          </table:table-cell>
          <table:table-cell office:value-type="float" office:value="31.89349" calcext:value-type="float">
            <text:p>31.89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61E+018" calcext:value-type="float">
            <text:p>1.23767199134161E+018</text:p>
          </table:table-cell>
          <table:table-cell office:value-type="float" office:value="3.36758724267895E+017" calcext:value-type="float">
            <text:p>3.36758724267895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417" calcext:value-type="float">
            <text:p>417</text:p>
          </table:table-cell>
          <table:table-cell office:value-type="float" office:value="7747.402" calcext:value-type="float">
            <text:p>7747.402</text:p>
          </table:table-cell>
          <table:table-cell office:value-type="float" office:value="-1.674821" calcext:value-type="float">
            <text:p>-1.674821</text:p>
          </table:table-cell>
          <table:table-cell office:value-type="float" office:value="4.112969" calcext:value-type="float">
            <text:p>4.112969</text:p>
          </table:table-cell>
          <table:table-cell office:value-type="float" office:value="34.12082" calcext:value-type="float">
            <text:p>34.120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371E+018" calcext:value-type="float">
            <text:p>1.23764870512371E+018</text:p>
          </table:table-cell>
          <table:table-cell office:value-type="float" office:value="3.36792259372542E+017" calcext:value-type="float">
            <text:p>3.36792259372542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539" calcext:value-type="float">
            <text:p>539</text:p>
          </table:table-cell>
          <table:table-cell office:value-type="float" office:value="6089.851" calcext:value-type="float">
            <text:p>6089.851</text:p>
          </table:table-cell>
          <table:table-cell office:value-type="float" office:value="-1.634317" calcext:value-type="float">
            <text:p>-1.634317</text:p>
          </table:table-cell>
          <table:table-cell office:value-type="float" office:value="4.242069" calcext:value-type="float">
            <text:p>4.242069</text:p>
          </table:table-cell>
          <table:table-cell office:value-type="float" office:value="46.1282" calcext:value-type="float">
            <text:p>46.12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87894E+018" calcext:value-type="float">
            <text:p>1.23767199187894E+018</text:p>
          </table:table-cell>
          <table:table-cell office:value-type="float" office:value="3.36794458395798E+017" calcext:value-type="float">
            <text:p>3.36794458395798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547" calcext:value-type="float">
            <text:p>547</text:p>
          </table:table-cell>
          <table:table-cell office:value-type="float" office:value="5478.46" calcext:value-type="float">
            <text:p>5478.46</text:p>
          </table:table-cell>
          <table:table-cell office:value-type="float" office:value="-0.8885019" calcext:value-type="float">
            <text:p>-0.8885019</text:p>
          </table:table-cell>
          <table:table-cell office:value-type="float" office:value="4.442403" calcext:value-type="float">
            <text:p>4.442403</text:p>
          </table:table-cell>
          <table:table-cell office:value-type="float" office:value="51.27328" calcext:value-type="float">
            <text:p>51.27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73E+018" calcext:value-type="float">
            <text:p>1.2376487045873E+018</text:p>
          </table:table-cell>
          <table:table-cell office:value-type="float" office:value="3.36815349116725E+017" calcext:value-type="float">
            <text:p>3.36815349116725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623" calcext:value-type="float">
            <text:p>623</text:p>
          </table:table-cell>
          <table:table-cell office:value-type="float" office:value="5732.449" calcext:value-type="float">
            <text:p>5732.449</text:p>
          </table:table-cell>
          <table:table-cell office:value-type="float" office:value="-0.9437979" calcext:value-type="float">
            <text:p>-0.9437979</text:p>
          </table:table-cell>
          <table:table-cell office:value-type="float" office:value="4.2705" calcext:value-type="float">
            <text:p>4.2705</text:p>
          </table:table-cell>
          <table:table-cell office:value-type="float" office:value="32.65904" calcext:value-type="float">
            <text:p>32.65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815E+018" calcext:value-type="float">
            <text:p>1.23764870458815E+018</text:p>
          </table:table-cell>
          <table:table-cell office:value-type="float" office:value="3.37780450011408E+017" calcext:value-type="float">
            <text:p>3.37780450011408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38" calcext:value-type="float">
            <text:p>38</text:p>
          </table:table-cell>
          <table:table-cell office:value-type="float" office:value="5873.351" calcext:value-type="float">
            <text:p>5873.351</text:p>
          </table:table-cell>
          <table:table-cell office:value-type="float" office:value="-0.6778235" calcext:value-type="float">
            <text:p>-0.6778235</text:p>
          </table:table-cell>
          <table:table-cell office:value-type="float" office:value="4.223103" calcext:value-type="float">
            <text:p>4.223103</text:p>
          </table:table-cell>
          <table:table-cell office:value-type="float" office:value="60.89291" calcext:value-type="float">
            <text:p>60.892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2481E+018" calcext:value-type="float">
            <text:p>1.2376717642481E+018</text:p>
          </table:table-cell>
          <table:table-cell office:value-type="float" office:value="3.7835847732982E+017" calcext:value-type="float">
            <text:p>3.7835847732982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204" calcext:value-type="float">
            <text:p>204</text:p>
          </table:table-cell>
          <table:table-cell office:value-type="float" office:value="5862.58" calcext:value-type="float">
            <text:p>5862.58</text:p>
          </table:table-cell>
          <table:table-cell office:value-type="float" office:value="-0.740961" calcext:value-type="float">
            <text:p>-0.740961</text:p>
          </table:table-cell>
          <table:table-cell office:value-type="float" office:value="4.293034" calcext:value-type="float">
            <text:p>4.293034</text:p>
          </table:table-cell>
          <table:table-cell office:value-type="float" office:value="34.56636" calcext:value-type="float">
            <text:p>34.566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56028E+018" calcext:value-type="float">
            <text:p>1.23765037156028E+018</text:p>
          </table:table-cell>
          <table:table-cell office:value-type="float" office:value="3.78395585847257E+017" calcext:value-type="float">
            <text:p>3.78395585847257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339" calcext:value-type="float">
            <text:p>339</text:p>
          </table:table-cell>
          <table:table-cell office:value-type="float" office:value="5790.319" calcext:value-type="float">
            <text:p>5790.319</text:p>
          </table:table-cell>
          <table:table-cell office:value-type="float" office:value="-0.8591515" calcext:value-type="float">
            <text:p>-0.8591515</text:p>
          </table:table-cell>
          <table:table-cell office:value-type="float" office:value="4.378247" calcext:value-type="float">
            <text:p>4.378247</text:p>
          </table:table-cell>
          <table:table-cell office:value-type="float" office:value="32.74256" calcext:value-type="float">
            <text:p>32.74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228E+018" calcext:value-type="float">
            <text:p>1.23767176371228E+018</text:p>
          </table:table-cell>
          <table:table-cell office:value-type="float" office:value="3.78447262893763E+017" calcext:value-type="float">
            <text:p>3.78447262893763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527" calcext:value-type="float">
            <text:p>527</text:p>
          </table:table-cell>
          <table:table-cell office:value-type="float" office:value="5900.474" calcext:value-type="float">
            <text:p>5900.474</text:p>
          </table:table-cell>
          <table:table-cell office:value-type="float" office:value="-0.8322458" calcext:value-type="float">
            <text:p>-0.8322458</text:p>
          </table:table-cell>
          <table:table-cell office:value-type="float" office:value="4.328134" calcext:value-type="float">
            <text:p>4.328134</text:p>
          </table:table-cell>
          <table:table-cell office:value-type="float" office:value="38.58908" calcext:value-type="float">
            <text:p>38.589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17521E+018" calcext:value-type="float">
            <text:p>1.23767176317521E+018</text:p>
          </table:table-cell>
          <table:table-cell office:value-type="float" office:value="3.78453310207715E+017" calcext:value-type="float">
            <text:p>3.78453310207715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549" calcext:value-type="float">
            <text:p>549</text:p>
          </table:table-cell>
          <table:table-cell office:value-type="float" office:value="5743.258" calcext:value-type="float">
            <text:p>5743.258</text:p>
          </table:table-cell>
          <table:table-cell office:value-type="float" office:value="-0.3214802" calcext:value-type="float">
            <text:p>-0.3214802</text:p>
          </table:table-cell>
          <table:table-cell office:value-type="float" office:value="4.183934" calcext:value-type="float">
            <text:p>4.183934</text:p>
          </table:table-cell>
          <table:table-cell office:value-type="float" office:value="33.67503" calcext:value-type="float">
            <text:p>33.6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391E+018" calcext:value-type="float">
            <text:p>1.23765036941391E+018</text:p>
          </table:table-cell>
          <table:table-cell office:value-type="float" office:value="3.79454415511251E+017" calcext:value-type="float">
            <text:p>3.79454415511251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95" calcext:value-type="float">
            <text:p>95</text:p>
          </table:table-cell>
          <table:table-cell office:value-type="float" office:value="5349.286" calcext:value-type="float">
            <text:p>5349.286</text:p>
          </table:table-cell>
          <table:table-cell office:value-type="float" office:value="-0.6983632" calcext:value-type="float">
            <text:p>-0.6983632</text:p>
          </table:table-cell>
          <table:table-cell office:value-type="float" office:value="4.468636" calcext:value-type="float">
            <text:p>4.468636</text:p>
          </table:table-cell>
          <table:table-cell office:value-type="float" office:value="30.51599" calcext:value-type="float">
            <text:p>30.51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194E+018" calcext:value-type="float">
            <text:p>1.2376635442194E+018</text:p>
          </table:table-cell>
          <table:table-cell office:value-type="float" office:value="4.17882348260977E+017" calcext:value-type="float">
            <text:p>4.1788234826097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631" calcext:value-type="float">
            <text:p>631</text:p>
          </table:table-cell>
          <table:table-cell office:value-type="float" office:value="7905.646" calcext:value-type="float">
            <text:p>7905.646</text:p>
          </table:table-cell>
          <table:table-cell office:value-type="float" office:value="-1.052603" calcext:value-type="float">
            <text:p>-1.052603</text:p>
          </table:table-cell>
          <table:table-cell office:value-type="float" office:value="4.103117" calcext:value-type="float">
            <text:p>4.103117</text:p>
          </table:table-cell>
          <table:table-cell office:value-type="float" office:value="35.75206" calcext:value-type="float">
            <text:p>35.75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260958E+018" calcext:value-type="float">
            <text:p>1.23766354260958E+018</text:p>
          </table:table-cell>
          <table:table-cell office:value-type="float" office:value="4.18840849116326E+017" calcext:value-type="float">
            <text:p>4.18840849116326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22" calcext:value-type="float">
            <text:p>22</text:p>
          </table:table-cell>
          <table:table-cell office:value-type="float" office:value="4562.129" calcext:value-type="float">
            <text:p>4562.129</text:p>
          </table:table-cell>
          <table:table-cell office:value-type="float" office:value="-0.04037673" calcext:value-type="float">
            <text:p>-0.04037673</text:p>
          </table:table-cell>
          <table:table-cell office:value-type="float" office:value="4.087191" calcext:value-type="float">
            <text:p>4.087191</text:p>
          </table:table-cell>
          <table:table-cell office:value-type="float" office:value="43.2744" calcext:value-type="float">
            <text:p>43.27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282E+018" calcext:value-type="float">
            <text:p>1.23765656758282E+018</text:p>
          </table:table-cell>
          <table:table-cell office:value-type="float" office:value="4.18881256168647E+017" calcext:value-type="float">
            <text:p>4.1888125616864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169" calcext:value-type="float">
            <text:p>169</text:p>
          </table:table-cell>
          <table:table-cell office:value-type="float" office:value="7734.163" calcext:value-type="float">
            <text:p>7734.163</text:p>
          </table:table-cell>
          <table:table-cell office:value-type="float" office:value="-0.7473367" calcext:value-type="float">
            <text:p>-0.7473367</text:p>
          </table:table-cell>
          <table:table-cell office:value-type="float" office:value="4.021243" calcext:value-type="float">
            <text:p>4.021243</text:p>
          </table:table-cell>
          <table:table-cell office:value-type="float" office:value="55.22738" calcext:value-type="float">
            <text:p>55.227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260886E+018" calcext:value-type="float">
            <text:p>1.23766354260886E+018</text:p>
          </table:table-cell>
          <table:table-cell office:value-type="float" office:value="4.1889802372097E+017" calcext:value-type="float">
            <text:p>4.188980237209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230" calcext:value-type="float">
            <text:p>230</text:p>
          </table:table-cell>
          <table:table-cell office:value-type="float" office:value="7862.551" calcext:value-type="float">
            <text:p>7862.551</text:p>
          </table:table-cell>
          <table:table-cell office:value-type="float" office:value="-1.75277" calcext:value-type="float">
            <text:p>-1.75277</text:p>
          </table:table-cell>
          <table:table-cell office:value-type="float" office:value="4.388247" calcext:value-type="float">
            <text:p>4.388247</text:p>
          </table:table-cell>
          <table:table-cell office:value-type="float" office:value="50.84893" calcext:value-type="float">
            <text:p>50.84893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7861740451E+018" calcext:value-type="float">
            <text:p>1.23767861740451E+018</text:p>
          </table:table-cell>
          <table:table-cell office:value-type="float" office:value="4.18949700767476E+017" calcext:value-type="float">
            <text:p>4.18949700767476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418" calcext:value-type="float">
            <text:p>418</text:p>
          </table:table-cell>
          <table:table-cell office:value-type="float" office:value="8065.858" calcext:value-type="float">
            <text:p>8065.858</text:p>
          </table:table-cell>
          <table:table-cell office:value-type="float" office:value="-1.712709" calcext:value-type="float">
            <text:p>-1.712709</text:p>
          </table:table-cell>
          <table:table-cell office:value-type="float" office:value="4.323325" calcext:value-type="float">
            <text:p>4.323325</text:p>
          </table:table-cell>
          <table:table-cell office:value-type="float" office:value="39.38527" calcext:value-type="float">
            <text:p>39.38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59592987E+018" calcext:value-type="float">
            <text:p>1.23767859592987E+018</text:p>
          </table:table-cell>
          <table:table-cell office:value-type="float" office:value="4.18980212215147E+017" calcext:value-type="float">
            <text:p>4.1898021221514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529" calcext:value-type="float">
            <text:p>529</text:p>
          </table:table-cell>
          <table:table-cell office:value-type="float" office:value="5833.211" calcext:value-type="float">
            <text:p>5833.211</text:p>
          </table:table-cell>
          <table:table-cell office:value-type="float" office:value="-0.52575" calcext:value-type="float">
            <text:p>-0.52575</text:p>
          </table:table-cell>
          <table:table-cell office:value-type="float" office:value="4.233387" calcext:value-type="float">
            <text:p>4.233387</text:p>
          </table:table-cell>
          <table:table-cell office:value-type="float" office:value="50.72262" calcext:value-type="float">
            <text:p>50.72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5769E+018" calcext:value-type="float">
            <text:p>1.23766347925769E+018</text:p>
          </table:table-cell>
          <table:table-cell office:value-type="float" office:value="4.18996704889563E+017" calcext:value-type="float">
            <text:p>4.18996704889563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589" calcext:value-type="float">
            <text:p>589</text:p>
          </table:table-cell>
          <table:table-cell office:value-type="float" office:value="5964.744" calcext:value-type="float">
            <text:p>5964.744</text:p>
          </table:table-cell>
          <table:table-cell office:value-type="float" office:value="-0.4799096" calcext:value-type="float">
            <text:p>-0.4799096</text:p>
          </table:table-cell>
          <table:table-cell office:value-type="float" office:value="4.1127" calcext:value-type="float">
            <text:p>4.1127</text:p>
          </table:table-cell>
          <table:table-cell office:value-type="float" office:value="35.9968" calcext:value-type="float">
            <text:p>35.99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1993E+018" calcext:value-type="float">
            <text:p>1.23766354421993E+018</text:p>
          </table:table-cell>
          <table:table-cell office:value-type="float" office:value="4.19005226104678E+017" calcext:value-type="float">
            <text:p>4.19005226104678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620" calcext:value-type="float">
            <text:p>620</text:p>
          </table:table-cell>
          <table:table-cell office:value-type="float" office:value="5841.23" calcext:value-type="float">
            <text:p>5841.23</text:p>
          </table:table-cell>
          <table:table-cell office:value-type="float" office:value="-0.6763348" calcext:value-type="float">
            <text:p>-0.6763348</text:p>
          </table:table-cell>
          <table:table-cell office:value-type="float" office:value="4.349935" calcext:value-type="float">
            <text:p>4.349935</text:p>
          </table:table-cell>
          <table:table-cell office:value-type="float" office:value="36.19619" calcext:value-type="float">
            <text:p>36.196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4723E+018" calcext:value-type="float">
            <text:p>1.23766354314723E+018</text:p>
          </table:table-cell>
          <table:table-cell office:value-type="float" office:value="4.19981585970915E+017" calcext:value-type="float">
            <text:p>4.19981585970915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76" calcext:value-type="float">
            <text:p>76</text:p>
          </table:table-cell>
          <table:table-cell office:value-type="float" office:value="5772.704" calcext:value-type="float">
            <text:p>5772.704</text:p>
          </table:table-cell>
          <table:table-cell office:value-type="float" office:value="-0.7715988" calcext:value-type="float">
            <text:p>-0.7715988</text:p>
          </table:table-cell>
          <table:table-cell office:value-type="float" office:value="4.147847" calcext:value-type="float">
            <text:p>4.147847</text:p>
          </table:table-cell>
          <table:table-cell office:value-type="float" office:value="31.47278" calcext:value-type="float">
            <text:p>31.47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148E+018" calcext:value-type="float">
            <text:p>1.23766347872148E+018</text:p>
          </table:table-cell>
          <table:table-cell office:value-type="float" office:value="4.19988732796496E+017" calcext:value-type="float">
            <text:p>4.19988732796496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102" calcext:value-type="float">
            <text:p>102</text:p>
          </table:table-cell>
          <table:table-cell office:value-type="float" office:value="5994.956" calcext:value-type="float">
            <text:p>5994.956</text:p>
          </table:table-cell>
          <table:table-cell office:value-type="float" office:value="-0.6827242" calcext:value-type="float">
            <text:p>-0.6827242</text:p>
          </table:table-cell>
          <table:table-cell office:value-type="float" office:value="4.224679" calcext:value-type="float">
            <text:p>4.224679</text:p>
          </table:table-cell>
          <table:table-cell office:value-type="float" office:value="31.51166" calcext:value-type="float">
            <text:p>31.51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1939E+018" calcext:value-type="float">
            <text:p>1.23766640791939E+018</text:p>
          </table:table-cell>
          <table:table-cell office:value-type="float" office:value="4.55015050491488E+017" calcext:value-type="float">
            <text:p>4.55015050491488E+017</text:p>
          </table:table-cell>
          <table:table-cell office:value-type="float" office:value="404" calcext:value-type="float">
            <text:p>404</text:p>
          </table:table-cell>
          <table:table-cell office:value-type="float" office:value="51812" calcext:value-type="float">
            <text:p>51812</text:p>
          </table:table-cell>
          <table:table-cell office:value-type="float" office:value="551" calcext:value-type="float">
            <text:p>551</text:p>
          </table:table-cell>
          <table:table-cell office:value-type="float" office:value="6142.574" calcext:value-type="float">
            <text:p>6142.574</text:p>
          </table:table-cell>
          <table:table-cell office:value-type="float" office:value="-1.606244" calcext:value-type="float">
            <text:p>-1.606244</text:p>
          </table:table-cell>
          <table:table-cell office:value-type="float" office:value="4.184269" calcext:value-type="float">
            <text:p>4.184269</text:p>
          </table:table-cell>
          <table:table-cell office:value-type="float" office:value="39.26928" calcext:value-type="float">
            <text:p>39.26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836E+018" calcext:value-type="float">
            <text:p>1.23766378313836E+018</text:p>
          </table:table-cell>
          <table:table-cell office:value-type="float" office:value="4.56034297837546E+017" calcext:value-type="float">
            <text:p>4.56034297837546E+017</text:p>
          </table:table-cell>
          <table:table-cell office:value-type="float" office:value="405" calcext:value-type="float">
            <text:p>405</text:p>
          </table:table-cell>
          <table:table-cell office:value-type="float" office:value="51816" calcext:value-type="float">
            <text:p>51816</text:p>
          </table:table-cell>
          <table:table-cell office:value-type="float" office:value="163" calcext:value-type="float">
            <text:p>163</text:p>
          </table:table-cell>
          <table:table-cell office:value-type="float" office:value="6024.551" calcext:value-type="float">
            <text:p>6024.551</text:p>
          </table:table-cell>
          <table:table-cell office:value-type="float" office:value="-0.6023961" calcext:value-type="float">
            <text:p>-0.6023961</text:p>
          </table:table-cell>
          <table:table-cell office:value-type="float" office:value="4.124083" calcext:value-type="float">
            <text:p>4.124083</text:p>
          </table:table-cell>
          <table:table-cell office:value-type="float" office:value="44.6213" calcext:value-type="float">
            <text:p>44.6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69E+018" calcext:value-type="float">
            <text:p>1.23765365076669E+018</text:p>
          </table:table-cell>
          <table:table-cell office:value-type="float" office:value="4.72938190525721E+017" calcext:value-type="float">
            <text:p>4.72938190525721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19" calcext:value-type="float">
            <text:p>219</text:p>
          </table:table-cell>
          <table:table-cell office:value-type="float" office:value="6115.681" calcext:value-type="float">
            <text:p>6115.681</text:p>
          </table:table-cell>
          <table:table-cell office:value-type="float" office:value="-0.4889073" calcext:value-type="float">
            <text:p>-0.4889073</text:p>
          </table:table-cell>
          <table:table-cell office:value-type="float" office:value="4.284751" calcext:value-type="float">
            <text:p>4.284751</text:p>
          </table:table-cell>
          <table:table-cell office:value-type="float" office:value="39.86768" calcext:value-type="float">
            <text:p>39.867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147E+018" calcext:value-type="float">
            <text:p>1.23764991950147E+018</text:p>
          </table:table-cell>
          <table:table-cell office:value-type="float" office:value="4.72950560031533E+017" calcext:value-type="float">
            <text:p>4.7295056003153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64" calcext:value-type="float">
            <text:p>264</text:p>
          </table:table-cell>
          <table:table-cell office:value-type="float" office:value="6141.283" calcext:value-type="float">
            <text:p>6141.283</text:p>
          </table:table-cell>
          <table:table-cell office:value-type="float" office:value="-1.295109" calcext:value-type="float">
            <text:p>-1.295109</text:p>
          </table:table-cell>
          <table:table-cell office:value-type="float" office:value="4.241107" calcext:value-type="float">
            <text:p>4.241107</text:p>
          </table:table-cell>
          <table:table-cell office:value-type="float" office:value="48.65184" calcext:value-type="float">
            <text:p>48.65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16E+018" calcext:value-type="float">
            <text:p>1.2376499195016E+018</text:p>
          </table:table-cell>
          <table:table-cell office:value-type="float" office:value="4.72951384665254E+017" calcext:value-type="float">
            <text:p>4.72951384665254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67" calcext:value-type="float">
            <text:p>267</text:p>
          </table:table-cell>
          <table:table-cell office:value-type="float" office:value="6038.164" calcext:value-type="float">
            <text:p>6038.164</text:p>
          </table:table-cell>
          <table:table-cell office:value-type="float" office:value="-0.5245328" calcext:value-type="float">
            <text:p>-0.5245328</text:p>
          </table:table-cell>
          <table:table-cell office:value-type="float" office:value="4.137166" calcext:value-type="float">
            <text:p>4.137166</text:p>
          </table:table-cell>
          <table:table-cell office:value-type="float" office:value="30.97659" calcext:value-type="float">
            <text:p>30.976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221E+018" calcext:value-type="float">
            <text:p>1.23764992111221E+018</text:p>
          </table:table-cell>
          <table:table-cell office:value-type="float" office:value="4.7298052172339E+017" calcext:value-type="float">
            <text:p>4.7298052172339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373" calcext:value-type="float">
            <text:p>373</text:p>
          </table:table-cell>
          <table:table-cell office:value-type="float" office:value="5578.386" calcext:value-type="float">
            <text:p>5578.386</text:p>
          </table:table-cell>
          <table:table-cell office:value-type="float" office:value="-0.8132434" calcext:value-type="float">
            <text:p>-0.8132434</text:p>
          </table:table-cell>
          <table:table-cell office:value-type="float" office:value="4.496425" calcext:value-type="float">
            <text:p>4.496425</text:p>
          </table:table-cell>
          <table:table-cell office:value-type="float" office:value="49.88195" calcext:value-type="float">
            <text:p>49.88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411E+018" calcext:value-type="float">
            <text:p>1.23765365291411E+018</text:p>
          </table:table-cell>
          <table:table-cell office:value-type="float" office:value="4.72995640008272E+017" calcext:value-type="float">
            <text:p>4.7299564000827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428" calcext:value-type="float">
            <text:p>428</text:p>
          </table:table-cell>
          <table:table-cell office:value-type="float" office:value="4534.554" calcext:value-type="float">
            <text:p>4534.554</text:p>
          </table:table-cell>
          <table:table-cell office:value-type="float" office:value="-0.3830911" calcext:value-type="float">
            <text:p>-0.3830911</text:p>
          </table:table-cell>
          <table:table-cell office:value-type="float" office:value="4.097146" calcext:value-type="float">
            <text:p>4.097146</text:p>
          </table:table-cell>
          <table:table-cell office:value-type="float" office:value="30.81286" calcext:value-type="float">
            <text:p>30.812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429E+018" calcext:value-type="float">
            <text:p>1.23767916715429E+018</text:p>
          </table:table-cell>
          <table:table-cell office:value-type="float" office:value="4.73024502188501E+017" calcext:value-type="float">
            <text:p>4.73024502188501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33" calcext:value-type="float">
            <text:p>533</text:p>
          </table:table-cell>
          <table:table-cell office:value-type="float" office:value="6119.83" calcext:value-type="float">
            <text:p>6119.83</text:p>
          </table:table-cell>
          <table:table-cell office:value-type="float" office:value="-0.4519668" calcext:value-type="float">
            <text:p>-0.4519668</text:p>
          </table:table-cell>
          <table:table-cell office:value-type="float" office:value="4.054541" calcext:value-type="float">
            <text:p>4.054541</text:p>
          </table:table-cell>
          <table:table-cell office:value-type="float" office:value="40.68478" calcext:value-type="float">
            <text:p>40.6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E+018" calcext:value-type="float">
            <text:p>1.237649920576E+018</text:p>
          </table:table-cell>
          <table:table-cell office:value-type="float" office:value="4.73031649014082E+017" calcext:value-type="float">
            <text:p>4.7303164901408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59" calcext:value-type="float">
            <text:p>559</text:p>
          </table:table-cell>
          <table:table-cell office:value-type="float" office:value="6040.525" calcext:value-type="float">
            <text:p>6040.525</text:p>
          </table:table-cell>
          <table:table-cell office:value-type="float" office:value="-0.4398986" calcext:value-type="float">
            <text:p>-0.4398986</text:p>
          </table:table-cell>
          <table:table-cell office:value-type="float" office:value="4.08218" calcext:value-type="float">
            <text:p>4.08218</text:p>
          </table:table-cell>
          <table:table-cell office:value-type="float" office:value="44.70473" calcext:value-type="float">
            <text:p>44.704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06E+018" calcext:value-type="float">
            <text:p>1.23764992057606E+018</text:p>
          </table:table-cell>
          <table:table-cell office:value-type="float" office:value="4.73038520961755E+017" calcext:value-type="float">
            <text:p>4.73038520961755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84" calcext:value-type="float">
            <text:p>584</text:p>
          </table:table-cell>
          <table:table-cell office:value-type="float" office:value="5841.47" calcext:value-type="float">
            <text:p>5841.47</text:p>
          </table:table-cell>
          <table:table-cell office:value-type="float" office:value="-0.3676893" calcext:value-type="float">
            <text:p>-0.3676893</text:p>
          </table:table-cell>
          <table:table-cell office:value-type="float" office:value="4.338498" calcext:value-type="float">
            <text:p>4.338498</text:p>
          </table:table-cell>
          <table:table-cell office:value-type="float" office:value="41.51686" calcext:value-type="float">
            <text:p>41.51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813E+018" calcext:value-type="float">
            <text:p>1.23765365076813E+018</text:p>
          </table:table-cell>
          <table:table-cell office:value-type="float" office:value="4.74004990843709E+017" calcext:value-type="float">
            <text:p>4.74004990843709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4" calcext:value-type="float">
            <text:p>4</text:p>
          </table:table-cell>
          <table:table-cell office:value-type="float" office:value="4120.664" calcext:value-type="float">
            <text:p>4120.664</text:p>
          </table:table-cell>
          <table:table-cell office:value-type="float" office:value="-1.512592" calcext:value-type="float">
            <text:p>-1.512592</text:p>
          </table:table-cell>
          <table:table-cell office:value-type="float" office:value="4.229848" calcext:value-type="float">
            <text:p>4.229848</text:p>
          </table:table-cell>
          <table:table-cell office:value-type="float" office:value="37.42069" calcext:value-type="float">
            <text:p>37.420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09166218E+018" calcext:value-type="float">
            <text:p>1.23766609166218E+018</text:p>
          </table:table-cell>
          <table:table-cell office:value-type="float" office:value="4.74014336692546E+017" calcext:value-type="float">
            <text:p>4.74014336692546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8" calcext:value-type="float">
            <text:p>38</text:p>
          </table:table-cell>
          <table:table-cell office:value-type="float" office:value="6489.76" calcext:value-type="float">
            <text:p>6489.76</text:p>
          </table:table-cell>
          <table:table-cell office:value-type="float" office:value="-2.408233" calcext:value-type="float">
            <text:p>-2.408233</text:p>
          </table:table-cell>
          <table:table-cell office:value-type="float" office:value="4.02769" calcext:value-type="float">
            <text:p>4.02769</text:p>
          </table:table-cell>
          <table:table-cell office:value-type="float" office:value="33.742" calcext:value-type="float">
            <text:p>33.7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591E+018" calcext:value-type="float">
            <text:p>1.23764991896591E+018</text:p>
          </table:table-cell>
          <table:table-cell office:value-type="float" office:value="4.74030554489055E+017" calcext:value-type="float">
            <text:p>4.74030554489055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97" calcext:value-type="float">
            <text:p>97</text:p>
          </table:table-cell>
          <table:table-cell office:value-type="float" office:value="5984.439" calcext:value-type="float">
            <text:p>5984.439</text:p>
          </table:table-cell>
          <table:table-cell office:value-type="float" office:value="-0.4576623" calcext:value-type="float">
            <text:p>-0.4576623</text:p>
          </table:table-cell>
          <table:table-cell office:value-type="float" office:value="4.153253" calcext:value-type="float">
            <text:p>4.153253</text:p>
          </table:table-cell>
          <table:table-cell office:value-type="float" office:value="40.78493" calcext:value-type="float">
            <text:p>40.784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71E+018" calcext:value-type="float">
            <text:p>1.23764991842871E+018</text:p>
          </table:table-cell>
          <table:table-cell office:value-type="float" office:value="4.74074534954166E+017" calcext:value-type="float">
            <text:p>4.74074534954166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57" calcext:value-type="float">
            <text:p>257</text:p>
          </table:table-cell>
          <table:table-cell office:value-type="float" office:value="5692.357" calcext:value-type="float">
            <text:p>5692.357</text:p>
          </table:table-cell>
          <table:table-cell office:value-type="float" office:value="-0.7502712" calcext:value-type="float">
            <text:p>-0.7502712</text:p>
          </table:table-cell>
          <table:table-cell office:value-type="float" office:value="4.375127" calcext:value-type="float">
            <text:p>4.375127</text:p>
          </table:table-cell>
          <table:table-cell office:value-type="float" office:value="49.66593" calcext:value-type="float">
            <text:p>49.66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232E+018" calcext:value-type="float">
            <text:p>1.23764991950232E+018</text:p>
          </table:table-cell>
          <table:table-cell office:value-type="float" office:value="4.7407865812277E+017" calcext:value-type="float">
            <text:p>4.7407865812277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72" calcext:value-type="float">
            <text:p>272</text:p>
          </table:table-cell>
          <table:table-cell office:value-type="float" office:value="5573.984" calcext:value-type="float">
            <text:p>5573.984</text:p>
          </table:table-cell>
          <table:table-cell office:value-type="float" office:value="-1.109752" calcext:value-type="float">
            <text:p>-1.109752</text:p>
          </table:table-cell>
          <table:table-cell office:value-type="float" office:value="4.364982" calcext:value-type="float">
            <text:p>4.364982</text:p>
          </table:table-cell>
          <table:table-cell office:value-type="float" office:value="41.39969" calcext:value-type="float">
            <text:p>41.399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896551E+018" calcext:value-type="float">
            <text:p>1.23764991896551E+018</text:p>
          </table:table-cell>
          <table:table-cell office:value-type="float" office:value="4.74083880803002E+017" calcext:value-type="float">
            <text:p>4.7408388080300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91" calcext:value-type="float">
            <text:p>291</text:p>
          </table:table-cell>
          <table:table-cell office:value-type="float" office:value="5834.887" calcext:value-type="float">
            <text:p>5834.887</text:p>
          </table:table-cell>
          <table:table-cell office:value-type="float" office:value="-0.6149321" calcext:value-type="float">
            <text:p>-0.6149321</text:p>
          </table:table-cell>
          <table:table-cell office:value-type="float" office:value="4.236727" calcext:value-type="float">
            <text:p>4.236727</text:p>
          </table:table-cell>
          <table:table-cell office:value-type="float" office:value="38.61945" calcext:value-type="float">
            <text:p>38.61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477E+018" calcext:value-type="float">
            <text:p>1.23765365291477E+018</text:p>
          </table:table-cell>
          <table:table-cell office:value-type="float" office:value="4.74092951773932E+017" calcext:value-type="float">
            <text:p>4.7409295177393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24" calcext:value-type="float">
            <text:p>324</text:p>
          </table:table-cell>
          <table:table-cell office:value-type="float" office:value="5778.45" calcext:value-type="float">
            <text:p>5778.45</text:p>
          </table:table-cell>
          <table:table-cell office:value-type="float" office:value="-0.6517228" calcext:value-type="float">
            <text:p>-0.6517228</text:p>
          </table:table-cell>
          <table:table-cell office:value-type="float" office:value="4.328791" calcext:value-type="float">
            <text:p>4.328791</text:p>
          </table:table-cell>
          <table:table-cell office:value-type="float" office:value="41.84427" calcext:value-type="float">
            <text:p>41.844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287E+018" calcext:value-type="float">
            <text:p>1.23764992111287E+018</text:p>
          </table:table-cell>
          <table:table-cell office:value-type="float" office:value="4.74093776407652E+017" calcext:value-type="float">
            <text:p>4.7409377640765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27" calcext:value-type="float">
            <text:p>327</text:p>
          </table:table-cell>
          <table:table-cell office:value-type="float" office:value="6148.733" calcext:value-type="float">
            <text:p>6148.733</text:p>
          </table:table-cell>
          <table:table-cell office:value-type="float" office:value="-0.8113681" calcext:value-type="float">
            <text:p>-0.8113681</text:p>
          </table:table-cell>
          <table:table-cell office:value-type="float" office:value="4.052541" calcext:value-type="float">
            <text:p>4.052541</text:p>
          </table:table-cell>
          <table:table-cell office:value-type="float" office:value="31.70979" calcext:value-type="float">
            <text:p>31.7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733E+018" calcext:value-type="float">
            <text:p>1.23765125202733E+018</text:p>
          </table:table-cell>
          <table:table-cell office:value-type="float" office:value="5.10130546462976E+017" calcext:value-type="float">
            <text:p>5.10130546462976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56" calcext:value-type="float">
            <text:p>356</text:p>
          </table:table-cell>
          <table:table-cell office:value-type="float" office:value="5865.287" calcext:value-type="float">
            <text:p>5865.287</text:p>
          </table:table-cell>
          <table:table-cell office:value-type="float" office:value="-1.195262" calcext:value-type="float">
            <text:p>-1.195262</text:p>
          </table:table-cell>
          <table:table-cell office:value-type="float" office:value="4.400266" calcext:value-type="float">
            <text:p>4.400266</text:p>
          </table:table-cell>
          <table:table-cell office:value-type="float" office:value="32.06223" calcext:value-type="float">
            <text:p>32.062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19189975E+018" calcext:value-type="float">
            <text:p>1.23765119189975E+018</text:p>
          </table:table-cell>
          <table:table-cell office:value-type="float" office:value="5.10162157422275E+017" calcext:value-type="float">
            <text:p>5.1016215742227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471" calcext:value-type="float">
            <text:p>471</text:p>
          </table:table-cell>
          <table:table-cell office:value-type="float" office:value="5563.741" calcext:value-type="float">
            <text:p>5563.741</text:p>
          </table:table-cell>
          <table:table-cell office:value-type="float" office:value="-0.432296" calcext:value-type="float">
            <text:p>-0.432296</text:p>
          </table:table-cell>
          <table:table-cell office:value-type="float" office:value="4.443847" calcext:value-type="float">
            <text:p>4.443847</text:p>
          </table:table-cell>
          <table:table-cell office:value-type="float" office:value="42.85414" calcext:value-type="float">
            <text:p>42.85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818E+018" calcext:value-type="float">
            <text:p>1.23765125202818E+018</text:p>
          </table:table-cell>
          <table:table-cell office:value-type="float" office:value="5.10187446189713E+017" calcext:value-type="float">
            <text:p>5.10187446189713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563" calcext:value-type="float">
            <text:p>563</text:p>
          </table:table-cell>
          <table:table-cell office:value-type="float" office:value="6126.501" calcext:value-type="float">
            <text:p>6126.501</text:p>
          </table:table-cell>
          <table:table-cell office:value-type="float" office:value="-0.8060036" calcext:value-type="float">
            <text:p>-0.8060036</text:p>
          </table:table-cell>
          <table:table-cell office:value-type="float" office:value="4.059919" calcext:value-type="float">
            <text:p>4.059919</text:p>
          </table:table-cell>
          <table:table-cell office:value-type="float" office:value="35.82701" calcext:value-type="float">
            <text:p>35.82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327E+018" calcext:value-type="float">
            <text:p>1.23765119136327E+018</text:p>
          </table:table-cell>
          <table:table-cell office:value-type="float" office:value="5.10195692526922E+017" calcext:value-type="float">
            <text:p>5.10195692526922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593" calcext:value-type="float">
            <text:p>593</text:p>
          </table:table-cell>
          <table:table-cell office:value-type="float" office:value="6203.665" calcext:value-type="float">
            <text:p>6203.665</text:p>
          </table:table-cell>
          <table:table-cell office:value-type="float" office:value="-1.788205" calcext:value-type="float">
            <text:p>-1.788205</text:p>
          </table:table-cell>
          <table:table-cell office:value-type="float" office:value="4.183305" calcext:value-type="float">
            <text:p>4.183305</text:p>
          </table:table-cell>
          <table:table-cell office:value-type="float" office:value="62.68514" calcext:value-type="float">
            <text:p>62.68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334E+018" calcext:value-type="float">
            <text:p>1.23765119136334E+018</text:p>
          </table:table-cell>
          <table:table-cell office:value-type="float" office:value="5.10202564474595E+017" calcext:value-type="float">
            <text:p>5.1020256447459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618" calcext:value-type="float">
            <text:p>618</text:p>
          </table:table-cell>
          <table:table-cell office:value-type="float" office:value="6205.04" calcext:value-type="float">
            <text:p>6205.04</text:p>
          </table:table-cell>
          <table:table-cell office:value-type="float" office:value="-1.613246" calcext:value-type="float">
            <text:p>-1.613246</text:p>
          </table:table-cell>
          <table:table-cell office:value-type="float" office:value="4.047797" calcext:value-type="float">
            <text:p>4.047797</text:p>
          </table:table-cell>
          <table:table-cell office:value-type="float" office:value="66.06162" calcext:value-type="float">
            <text:p>66.06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573496E+018" calcext:value-type="float">
            <text:p>1.23765106573496E+018</text:p>
          </table:table-cell>
          <table:table-cell office:value-type="float" office:value="5.1020393886413E+017" calcext:value-type="float">
            <text:p>5.1020393886413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623" calcext:value-type="float">
            <text:p>623</text:p>
          </table:table-cell>
          <table:table-cell office:value-type="float" office:value="4660.916" calcext:value-type="float">
            <text:p>4660.916</text:p>
          </table:table-cell>
          <table:table-cell office:value-type="float" office:value="-0.3301688" calcext:value-type="float">
            <text:p>-0.3301688</text:p>
          </table:table-cell>
          <table:table-cell office:value-type="float" office:value="4.434464" calcext:value-type="float">
            <text:p>4.434464</text:p>
          </table:table-cell>
          <table:table-cell office:value-type="float" office:value="54.03366" calcext:value-type="float">
            <text:p>54.03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69966872E+018" calcext:value-type="float">
            <text:p>1.23767369966872E+018</text:p>
          </table:table-cell>
          <table:table-cell office:value-type="float" office:value="5.11168485322156E+017" calcext:value-type="float">
            <text:p>5.11168485322156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6" calcext:value-type="float">
            <text:p>36</text:p>
          </table:table-cell>
          <table:table-cell office:value-type="float" office:value="5805.58" calcext:value-type="float">
            <text:p>5805.58</text:p>
          </table:table-cell>
          <table:table-cell office:value-type="float" office:value="-1.007135" calcext:value-type="float">
            <text:p>-1.007135</text:p>
          </table:table-cell>
          <table:table-cell office:value-type="float" office:value="4.187514" calcext:value-type="float">
            <text:p>4.187514</text:p>
          </table:table-cell>
          <table:table-cell office:value-type="float" office:value="32.67378" calcext:value-type="float">
            <text:p>32.6737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369966846E+018" calcext:value-type="float">
            <text:p>1.23767369966846E+018</text:p>
          </table:table-cell>
          <table:table-cell office:value-type="float" office:value="5.11177281415178E+017" calcext:value-type="float">
            <text:p>5.1117728141517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68" calcext:value-type="float">
            <text:p>68</text:p>
          </table:table-cell>
          <table:table-cell office:value-type="float" office:value="6234.603" calcext:value-type="float">
            <text:p>6234.603</text:p>
          </table:table-cell>
          <table:table-cell office:value-type="float" office:value="-1.845521" calcext:value-type="float">
            <text:p>-1.845521</text:p>
          </table:table-cell>
          <table:table-cell office:value-type="float" office:value="4.066527" calcext:value-type="float">
            <text:p>4.066527</text:p>
          </table:table-cell>
          <table:table-cell office:value-type="float" office:value="48.45549" calcext:value-type="float">
            <text:p>48.455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18525287448E+017" calcext:value-type="float">
            <text:p>5.111852528744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97" calcext:value-type="float">
            <text:p>97</text:p>
          </table:table-cell>
          <table:table-cell office:value-type="float" office:value="6141.357" calcext:value-type="float">
            <text:p>6141.357</text:p>
          </table:table-cell>
          <table:table-cell office:value-type="float" office:value="-0.4126384" calcext:value-type="float">
            <text:p>-0.4126384</text:p>
          </table:table-cell>
          <table:table-cell office:value-type="float" office:value="4.208314" calcext:value-type="float">
            <text:p>4.208314</text:p>
          </table:table-cell>
          <table:table-cell office:value-type="float" office:value="58.08894" calcext:value-type="float">
            <text:p>58.088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0205E+018" calcext:value-type="float">
            <text:p>1.237673700205E+018</text:p>
          </table:table-cell>
          <table:table-cell office:value-type="float" office:value="5.11187451897735E+017" calcext:value-type="float">
            <text:p>5.11187451897735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105" calcext:value-type="float">
            <text:p>105</text:p>
          </table:table-cell>
          <table:table-cell office:value-type="float" office:value="6184.491" calcext:value-type="float">
            <text:p>6184.491</text:p>
          </table:table-cell>
          <table:table-cell office:value-type="float" office:value="-1.531459" calcext:value-type="float">
            <text:p>-1.531459</text:p>
          </table:table-cell>
          <table:table-cell office:value-type="float" office:value="4.099608" calcext:value-type="float">
            <text:p>4.099608</text:p>
          </table:table-cell>
          <table:table-cell office:value-type="float" office:value="48.86735" calcext:value-type="float">
            <text:p>48.867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33895862E+018" calcext:value-type="float">
            <text:p>1.23767933895862E+018</text:p>
          </table:table-cell>
          <table:table-cell office:value-type="float" office:value="5.11249849182611E+017" calcext:value-type="float">
            <text:p>5.11249849182611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32" calcext:value-type="float">
            <text:p>332</text:p>
          </table:table-cell>
          <table:table-cell office:value-type="float" office:value="6153.133" calcext:value-type="float">
            <text:p>6153.133</text:p>
          </table:table-cell>
          <table:table-cell office:value-type="float" office:value="-0.936796" calcext:value-type="float">
            <text:p>-0.936796</text:p>
          </table:table-cell>
          <table:table-cell office:value-type="float" office:value="4.036367" calcext:value-type="float">
            <text:p>4.036367</text:p>
          </table:table-cell>
          <table:table-cell office:value-type="float" office:value="45.71947" calcext:value-type="float">
            <text:p>45.71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43774123E+018" calcext:value-type="float">
            <text:p>1.23767943774123E+018</text:p>
          </table:table-cell>
          <table:table-cell office:value-type="float" office:value="5.11262493566331E+017" calcext:value-type="float">
            <text:p>5.11262493566331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78" calcext:value-type="float">
            <text:p>378</text:p>
          </table:table-cell>
          <table:table-cell office:value-type="float" office:value="4572.475" calcext:value-type="float">
            <text:p>4572.475</text:p>
          </table:table-cell>
          <table:table-cell office:value-type="float" office:value="-0.7157562" calcext:value-type="float">
            <text:p>-0.7157562</text:p>
          </table:table-cell>
          <table:table-cell office:value-type="float" office:value="4.252789" calcext:value-type="float">
            <text:p>4.252789</text:p>
          </table:table-cell>
          <table:table-cell office:value-type="float" office:value="33.2736" calcext:value-type="float">
            <text:p>33.2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0311677E+018" calcext:value-type="float">
            <text:p>1.23765350311677E+018</text:p>
          </table:table-cell>
          <table:table-cell office:value-type="float" office:value="5.11269090636098E+017" calcext:value-type="float">
            <text:p>5.1126909063609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02" calcext:value-type="float">
            <text:p>402</text:p>
          </table:table-cell>
          <table:table-cell office:value-type="float" office:value="5397.631" calcext:value-type="float">
            <text:p>5397.631</text:p>
          </table:table-cell>
          <table:table-cell office:value-type="float" office:value="-0.9029432" calcext:value-type="float">
            <text:p>-0.9029432</text:p>
          </table:table-cell>
          <table:table-cell office:value-type="float" office:value="4.189002" calcext:value-type="float">
            <text:p>4.189002</text:p>
          </table:table-cell>
          <table:table-cell office:value-type="float" office:value="40.31325" calcext:value-type="float">
            <text:p>40.31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067E+018" calcext:value-type="float">
            <text:p>1.23765290130067E+018</text:p>
          </table:table-cell>
          <table:table-cell office:value-type="float" office:value="5.11276237461678E+017" calcext:value-type="float">
            <text:p>5.1127623746167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28" calcext:value-type="float">
            <text:p>428</text:p>
          </table:table-cell>
          <table:table-cell office:value-type="float" office:value="5935.604" calcext:value-type="float">
            <text:p>5935.604</text:p>
          </table:table-cell>
          <table:table-cell office:value-type="float" office:value="-0.6584771" calcext:value-type="float">
            <text:p>-0.6584771</text:p>
          </table:table-cell>
          <table:table-cell office:value-type="float" office:value="4.203703" calcext:value-type="float">
            <text:p>4.203703</text:p>
          </table:table-cell>
          <table:table-cell office:value-type="float" office:value="36.8214" calcext:value-type="float">
            <text:p>36.8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366E+018" calcext:value-type="float">
            <text:p>1.23765290076366E+018</text:p>
          </table:table-cell>
          <table:table-cell office:value-type="float" office:value="5.11277062095399E+017" calcext:value-type="float">
            <text:p>5.11277062095399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31" calcext:value-type="float">
            <text:p>431</text:p>
          </table:table-cell>
          <table:table-cell office:value-type="float" office:value="5563.758" calcext:value-type="float">
            <text:p>5563.758</text:p>
          </table:table-cell>
          <table:table-cell office:value-type="float" office:value="-1.187339" calcext:value-type="float">
            <text:p>-1.187339</text:p>
          </table:table-cell>
          <table:table-cell office:value-type="float" office:value="4.44243" calcext:value-type="float">
            <text:p>4.44243</text:p>
          </table:table-cell>
          <table:table-cell office:value-type="float" office:value="35.95482" calcext:value-type="float">
            <text:p>35.9548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860983328E+018" calcext:value-type="float">
            <text:p>1.23765860983328E+018</text:p>
          </table:table-cell>
          <table:table-cell office:value-type="float" office:value="5.5511294224947E+017" calcext:value-type="float">
            <text:p>5.5511294224947E+017</text:p>
          </table:table-cell>
          <table:table-cell office:value-type="float" office:value="493" calcext:value-type="float">
            <text:p>493</text:p>
          </table:table-cell>
          <table:table-cell office:value-type="float" office:value="51957" calcext:value-type="float">
            <text:p>51957</text:p>
          </table:table-cell>
          <table:table-cell office:value-type="float" office:value="161" calcext:value-type="float">
            <text:p>161</text:p>
          </table:table-cell>
          <table:table-cell office:value-type="float" office:value="8036.618" calcext:value-type="float">
            <text:p>8036.618</text:p>
          </table:table-cell>
          <table:table-cell office:value-type="float" office:value="-1.660398" calcext:value-type="float">
            <text:p>-1.660398</text:p>
          </table:table-cell>
          <table:table-cell office:value-type="float" office:value="4.472431" calcext:value-type="float">
            <text:p>4.472431</text:p>
          </table:table-cell>
          <table:table-cell office:value-type="float" office:value="48.73424" calcext:value-type="float">
            <text:p>48.73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434E+018" calcext:value-type="float">
            <text:p>1.23765127297434E+018</text:p>
          </table:table-cell>
          <table:table-cell office:value-type="float" office:value="5.55242959499454E+017" calcext:value-type="float">
            <text:p>5.55242959499454E+017</text:p>
          </table:table-cell>
          <table:table-cell office:value-type="float" office:value="493" calcext:value-type="float">
            <text:p>493</text:p>
          </table:table-cell>
          <table:table-cell office:value-type="float" office:value="51957" calcext:value-type="float">
            <text:p>51957</text:p>
          </table:table-cell>
          <table:table-cell office:value-type="float" office:value="634" calcext:value-type="float">
            <text:p>634</text:p>
          </table:table-cell>
          <table:table-cell office:value-type="float" office:value="7556.773" calcext:value-type="float">
            <text:p>7556.773</text:p>
          </table:table-cell>
          <table:table-cell office:value-type="float" office:value="-1.669506" calcext:value-type="float">
            <text:p>-1.669506</text:p>
          </table:table-cell>
          <table:table-cell office:value-type="float" office:value="4.003778" calcext:value-type="float">
            <text:p>4.003778</text:p>
          </table:table-cell>
          <table:table-cell office:value-type="float" office:value="42.45951" calcext:value-type="float">
            <text:p>42.4595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75294624E+018" calcext:value-type="float">
            <text:p>1.23765175294624E+018</text:p>
          </table:table-cell>
          <table:table-cell office:value-type="float" office:value="5.93400692366928E+017" calcext:value-type="float">
            <text:p>5.9340069236692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187" calcext:value-type="float">
            <text:p>187</text:p>
          </table:table-cell>
          <table:table-cell office:value-type="float" office:value="5291.304" calcext:value-type="float">
            <text:p>5291.304</text:p>
          </table:table-cell>
          <table:table-cell office:value-type="float" office:value="-0.6955329" calcext:value-type="float">
            <text:p>-0.6955329</text:p>
          </table:table-cell>
          <table:table-cell office:value-type="float" office:value="4.28846" calcext:value-type="float">
            <text:p>4.28846</text:p>
          </table:table-cell>
          <table:table-cell office:value-type="float" office:value="30.12074" calcext:value-type="float">
            <text:p>30.1207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7352295E+018" calcext:value-type="float">
            <text:p>1.2376517352295E+018</text:p>
          </table:table-cell>
          <table:table-cell office:value-type="float" office:value="5.934193840646E+017" calcext:value-type="float">
            <text:p>5.934193840646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255" calcext:value-type="float">
            <text:p>255</text:p>
          </table:table-cell>
          <table:table-cell office:value-type="float" office:value="6019.369" calcext:value-type="float">
            <text:p>6019.369</text:p>
          </table:table-cell>
          <table:table-cell office:value-type="float" office:value="-0.7179172" calcext:value-type="float">
            <text:p>-0.7179172</text:p>
          </table:table-cell>
          <table:table-cell office:value-type="float" office:value="4.115451" calcext:value-type="float">
            <text:p>4.115451</text:p>
          </table:table-cell>
          <table:table-cell office:value-type="float" office:value="46.15366" calcext:value-type="float">
            <text:p>46.15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7705E+018" calcext:value-type="float">
            <text:p>1.23765173737705E+018</text:p>
          </table:table-cell>
          <table:table-cell office:value-type="float" office:value="5.93450170390178E+017" calcext:value-type="float">
            <text:p>5.9345017039017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367" calcext:value-type="float">
            <text:p>367</text:p>
          </table:table-cell>
          <table:table-cell office:value-type="float" office:value="6126.213" calcext:value-type="float">
            <text:p>6126.213</text:p>
          </table:table-cell>
          <table:table-cell office:value-type="float" office:value="-0.9514769" calcext:value-type="float">
            <text:p>-0.9514769</text:p>
          </table:table-cell>
          <table:table-cell office:value-type="float" office:value="4.220782" calcext:value-type="float">
            <text:p>4.220782</text:p>
          </table:table-cell>
          <table:table-cell office:value-type="float" office:value="41.92582" calcext:value-type="float">
            <text:p>41.92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0344E+018" calcext:value-type="float">
            <text:p>1.23765173630344E+018</text:p>
          </table:table-cell>
          <table:table-cell office:value-type="float" office:value="5.93486454273894E+017" calcext:value-type="float">
            <text:p>5.93486454273894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499" calcext:value-type="float">
            <text:p>499</text:p>
          </table:table-cell>
          <table:table-cell office:value-type="float" office:value="6104.991" calcext:value-type="float">
            <text:p>6104.991</text:p>
          </table:table-cell>
          <table:table-cell office:value-type="float" office:value="-2.25289" calcext:value-type="float">
            <text:p>-2.25289</text:p>
          </table:table-cell>
          <table:table-cell office:value-type="float" office:value="4.10753" calcext:value-type="float">
            <text:p>4.10753</text:p>
          </table:table-cell>
          <table:table-cell office:value-type="float" office:value="44.19182" calcext:value-type="float">
            <text:p>44.19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698214E+018" calcext:value-type="float">
            <text:p>1.23767195698214E+018</text:p>
          </table:table-cell>
          <table:table-cell office:value-type="float" office:value="5.94478483271346E+017" calcext:value-type="float">
            <text:p>5.94478483271346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12" calcext:value-type="float">
            <text:p>12</text:p>
          </table:table-cell>
          <table:table-cell office:value-type="float" office:value="5940.356" calcext:value-type="float">
            <text:p>5940.356</text:p>
          </table:table-cell>
          <table:table-cell office:value-type="float" office:value="-1.324744" calcext:value-type="float">
            <text:p>-1.324744</text:p>
          </table:table-cell>
          <table:table-cell office:value-type="float" office:value="4.023103" calcext:value-type="float">
            <text:p>4.023103</text:p>
          </table:table-cell>
          <table:table-cell office:value-type="float" office:value="39.12914" calcext:value-type="float">
            <text:p>39.12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436E+018" calcext:value-type="float">
            <text:p>1.23765150595436E+018</text:p>
          </table:table-cell>
          <table:table-cell office:value-type="float" office:value="5.94510643986459E+017" calcext:value-type="float">
            <text:p>5.94510643986459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129" calcext:value-type="float">
            <text:p>129</text:p>
          </table:table-cell>
          <table:table-cell office:value-type="float" office:value="4687.325" calcext:value-type="float">
            <text:p>4687.325</text:p>
          </table:table-cell>
          <table:table-cell office:value-type="float" office:value="-0.705255" calcext:value-type="float">
            <text:p>-0.705255</text:p>
          </table:table-cell>
          <table:table-cell office:value-type="float" office:value="4.476594" calcext:value-type="float">
            <text:p>4.476594</text:p>
          </table:table-cell>
          <table:table-cell office:value-type="float" office:value="43.99128" calcext:value-type="float">
            <text:p>43.99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8E+018" calcext:value-type="float">
            <text:p>1.237654601558E+018</text:p>
          </table:table-cell>
          <table:table-cell office:value-type="float" office:value="6.37421562785458E+017" calcext:value-type="float">
            <text:p>6.37421562785458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590" calcext:value-type="float">
            <text:p>590</text:p>
          </table:table-cell>
          <table:table-cell office:value-type="float" office:value="5796.09" calcext:value-type="float">
            <text:p>5796.09</text:p>
          </table:table-cell>
          <table:table-cell office:value-type="float" office:value="-0.239686" calcext:value-type="float">
            <text:p>-0.239686</text:p>
          </table:table-cell>
          <table:table-cell office:value-type="float" office:value="4.081028" calcext:value-type="float">
            <text:p>4.081028</text:p>
          </table:table-cell>
          <table:table-cell office:value-type="float" office:value="40.72449" calcext:value-type="float">
            <text:p>40.724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78E+018" calcext:value-type="float">
            <text:p>1.2376546015578E+018</text:p>
          </table:table-cell>
          <table:table-cell office:value-type="float" office:value="6.37424036686621E+017" calcext:value-type="float">
            <text:p>6.37424036686621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599" calcext:value-type="float">
            <text:p>599</text:p>
          </table:table-cell>
          <table:table-cell office:value-type="float" office:value="5470.563" calcext:value-type="float">
            <text:p>5470.563</text:p>
          </table:table-cell>
          <table:table-cell office:value-type="float" office:value="-1.360368" calcext:value-type="float">
            <text:p>-1.360368</text:p>
          </table:table-cell>
          <table:table-cell office:value-type="float" office:value="4.307053" calcext:value-type="float">
            <text:p>4.307053</text:p>
          </table:table-cell>
          <table:table-cell office:value-type="float" office:value="34.19146" calcext:value-type="float">
            <text:p>34.191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46148822E+018" calcext:value-type="float">
            <text:p>1.23767446148822E+018</text:p>
          </table:table-cell>
          <table:table-cell office:value-type="float" office:value="6.38462800531843E+017" calcext:value-type="float">
            <text:p>6.38462800531843E+017</text:p>
          </table:table-cell>
          <table:table-cell office:value-type="float" office:value="567" calcext:value-type="float">
            <text:p>567</text:p>
          </table:table-cell>
          <table:table-cell office:value-type="float" office:value="52252" calcext:value-type="float">
            <text:p>52252</text:p>
          </table:table-cell>
          <table:table-cell office:value-type="float" office:value="282" calcext:value-type="float">
            <text:p>282</text:p>
          </table:table-cell>
          <table:table-cell office:value-type="float" office:value="4290.597" calcext:value-type="float">
            <text:p>4290.597</text:p>
          </table:table-cell>
          <table:table-cell office:value-type="float" office:value="-0.3185627" calcext:value-type="float">
            <text:p>-0.3185627</text:p>
          </table:table-cell>
          <table:table-cell office:value-type="float" office:value="4.021944" calcext:value-type="float">
            <text:p>4.021944</text:p>
          </table:table-cell>
          <table:table-cell office:value-type="float" office:value="36.81591" calcext:value-type="float">
            <text:p>36.81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681289E+018" calcext:value-type="float">
            <text:p>1.23765106681289E+018</text:p>
          </table:table-cell>
          <table:table-cell office:value-type="float" office:value="6.7114633540301E+017" calcext:value-type="float">
            <text:p>6.7114633540301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400" calcext:value-type="float">
            <text:p>400</text:p>
          </table:table-cell>
          <table:table-cell office:value-type="float" office:value="5977.077" calcext:value-type="float">
            <text:p>5977.077</text:p>
          </table:table-cell>
          <table:table-cell office:value-type="float" office:value="-1.257212" calcext:value-type="float">
            <text:p>-1.257212</text:p>
          </table:table-cell>
          <table:table-cell office:value-type="float" office:value="4.250388" calcext:value-type="float">
            <text:p>4.250388</text:p>
          </table:table-cell>
          <table:table-cell office:value-type="float" office:value="39.00754" calcext:value-type="float">
            <text:p>39.0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369E+018" calcext:value-type="float">
            <text:p>1.23765440076369E+018</text:p>
          </table:table-cell>
          <table:table-cell office:value-type="float" office:value="6.71181519775099E+017" calcext:value-type="float">
            <text:p>6.71181519775099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528" calcext:value-type="float">
            <text:p>528</text:p>
          </table:table-cell>
          <table:table-cell office:value-type="float" office:value="5228.764" calcext:value-type="float">
            <text:p>5228.764</text:p>
          </table:table-cell>
          <table:table-cell office:value-type="float" office:value="-0.4443149" calcext:value-type="float">
            <text:p>-0.4443149</text:p>
          </table:table-cell>
          <table:table-cell office:value-type="float" office:value="4.329455" calcext:value-type="float">
            <text:p>4.329455</text:p>
          </table:table-cell>
          <table:table-cell office:value-type="float" office:value="34.75164" calcext:value-type="float">
            <text:p>34.75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735035E+018" calcext:value-type="float">
            <text:p>1.23765106735035E+018</text:p>
          </table:table-cell>
          <table:table-cell office:value-type="float" office:value="6.71203784885561E+017" calcext:value-type="float">
            <text:p>6.71203784885561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609" calcext:value-type="float">
            <text:p>609</text:p>
          </table:table-cell>
          <table:table-cell office:value-type="float" office:value="4552.713" calcext:value-type="float">
            <text:p>4552.713</text:p>
          </table:table-cell>
          <table:table-cell office:value-type="float" office:value="-0.08188938" calcext:value-type="float">
            <text:p>-0.08188938</text:p>
          </table:table-cell>
          <table:table-cell office:value-type="float" office:value="4.315107" calcext:value-type="float">
            <text:p>4.315107</text:p>
          </table:table-cell>
          <table:table-cell office:value-type="float" office:value="35.11566" calcext:value-type="float">
            <text:p>35.115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5432E+018" calcext:value-type="float">
            <text:p>1.23765439915432E+018</text:p>
          </table:table-cell>
          <table:table-cell office:value-type="float" office:value="6.72182070138661E+017" calcext:value-type="float">
            <text:p>6.72182070138661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72" calcext:value-type="float">
            <text:p>72</text:p>
          </table:table-cell>
          <table:table-cell office:value-type="float" office:value="5799.746" calcext:value-type="float">
            <text:p>5799.746</text:p>
          </table:table-cell>
          <table:table-cell office:value-type="float" office:value="-2.142678" calcext:value-type="float">
            <text:p>-2.142678</text:p>
          </table:table-cell>
          <table:table-cell office:value-type="float" office:value="4.066715" calcext:value-type="float">
            <text:p>4.066715</text:p>
          </table:table-cell>
          <table:table-cell office:value-type="float" office:value="43.98497" calcext:value-type="float">
            <text:p>43.984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8982E+018" calcext:value-type="float">
            <text:p>1.23764872228982E+018</text:p>
          </table:table-cell>
          <table:table-cell office:value-type="float" office:value="3.00703812790807E+017" calcext:value-type="float">
            <text:p>3.00703812790807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322" calcext:value-type="float">
            <text:p>322</text:p>
          </table:table-cell>
          <table:table-cell office:value-type="float" office:value="5955.732" calcext:value-type="float">
            <text:p>5955.732</text:p>
          </table:table-cell>
          <table:table-cell office:value-type="float" office:value="-0.5716892" calcext:value-type="float">
            <text:p>-0.5716892</text:p>
          </table:table-cell>
          <table:table-cell office:value-type="float" office:value="4.133781" calcext:value-type="float">
            <text:p>4.133781</text:p>
          </table:table-cell>
          <table:table-cell office:value-type="float" office:value="37.71604" calcext:value-type="float">
            <text:p>37.71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729419E+018" calcext:value-type="float">
            <text:p>1.23765079729419E+018</text:p>
          </table:table-cell>
          <table:table-cell office:value-type="float" office:value="3.00704637424527E+017" calcext:value-type="float">
            <text:p>3.00704637424527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325" calcext:value-type="float">
            <text:p>325</text:p>
          </table:table-cell>
          <table:table-cell office:value-type="float" office:value="5918.68" calcext:value-type="float">
            <text:p>5918.68</text:p>
          </table:table-cell>
          <table:table-cell office:value-type="float" office:value="-0.4463375" calcext:value-type="float">
            <text:p>-0.4463375</text:p>
          </table:table-cell>
          <table:table-cell office:value-type="float" office:value="4.212233" calcext:value-type="float">
            <text:p>4.212233</text:p>
          </table:table-cell>
          <table:table-cell office:value-type="float" office:value="36.2658" calcext:value-type="float">
            <text:p>36.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6997E+018" calcext:value-type="float">
            <text:p>1.23765180176997E+018</text:p>
          </table:table-cell>
          <table:table-cell office:value-type="float" office:value="3.00732674971036E+017" calcext:value-type="float">
            <text:p>3.00732674971036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427" calcext:value-type="float">
            <text:p>427</text:p>
          </table:table-cell>
          <table:table-cell office:value-type="float" office:value="5442.617" calcext:value-type="float">
            <text:p>5442.617</text:p>
          </table:table-cell>
          <table:table-cell office:value-type="float" office:value="-0.4081051" calcext:value-type="float">
            <text:p>-0.4081051</text:p>
          </table:table-cell>
          <table:table-cell office:value-type="float" office:value="4.405681" calcext:value-type="float">
            <text:p>4.405681</text:p>
          </table:table-cell>
          <table:table-cell office:value-type="float" office:value="41.41862" calcext:value-type="float">
            <text:p>41.41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38E+018" calcext:value-type="float">
            <text:p>1.2376487217538E+018</text:p>
          </table:table-cell>
          <table:table-cell office:value-type="float" office:value="3.00768409098938E+017" calcext:value-type="float">
            <text:p>3.00768409098938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557" calcext:value-type="float">
            <text:p>557</text:p>
          </table:table-cell>
          <table:table-cell office:value-type="float" office:value="6014.297" calcext:value-type="float">
            <text:p>6014.297</text:p>
          </table:table-cell>
          <table:table-cell office:value-type="float" office:value="-0.5535418" calcext:value-type="float">
            <text:p>-0.5535418</text:p>
          </table:table-cell>
          <table:table-cell office:value-type="float" office:value="4.109684" calcext:value-type="float">
            <text:p>4.109684</text:p>
          </table:table-cell>
          <table:table-cell office:value-type="float" office:value="36.92061" calcext:value-type="float">
            <text:p>36.92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016047E+018" calcext:value-type="float">
            <text:p>1.23765180016047E+018</text:p>
          </table:table-cell>
          <table:table-cell office:value-type="float" office:value="3.01745875355462E+017" calcext:value-type="float">
            <text:p>3.01745875355462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17" calcext:value-type="float">
            <text:p>17</text:p>
          </table:table-cell>
          <table:table-cell office:value-type="float" office:value="6647.241" calcext:value-type="float">
            <text:p>6647.241</text:p>
          </table:table-cell>
          <table:table-cell office:value-type="float" office:value="-0.5435781" calcext:value-type="float">
            <text:p>-0.5435781</text:p>
          </table:table-cell>
          <table:table-cell office:value-type="float" office:value="4.077094" calcext:value-type="float">
            <text:p>4.077094</text:p>
          </table:table-cell>
          <table:table-cell office:value-type="float" office:value="36.16483" calcext:value-type="float">
            <text:p>36.16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85E+018" calcext:value-type="float">
            <text:p>1.23764872068085E+018</text:p>
          </table:table-cell>
          <table:table-cell office:value-type="float" office:value="3.01746150233369E+017" calcext:value-type="float">
            <text:p>3.01746150233369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18" calcext:value-type="float">
            <text:p>18</text:p>
          </table:table-cell>
          <table:table-cell office:value-type="float" office:value="5766.619" calcext:value-type="float">
            <text:p>5766.619</text:p>
          </table:table-cell>
          <table:table-cell office:value-type="float" office:value="-0.7692432" calcext:value-type="float">
            <text:p>-0.7692432</text:p>
          </table:table-cell>
          <table:table-cell office:value-type="float" office:value="4.442018" calcext:value-type="float">
            <text:p>4.442018</text:p>
          </table:table-cell>
          <table:table-cell office:value-type="float" office:value="36.75269" calcext:value-type="float">
            <text:p>36.75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14697E+018" calcext:value-type="float">
            <text:p>1.23765079514697E+018</text:p>
          </table:table-cell>
          <table:table-cell office:value-type="float" office:value="3.01821741657778E+017" calcext:value-type="float">
            <text:p>3.01821741657778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293" calcext:value-type="float">
            <text:p>293</text:p>
          </table:table-cell>
          <table:table-cell office:value-type="float" office:value="5593.499" calcext:value-type="float">
            <text:p>5593.499</text:p>
          </table:table-cell>
          <table:table-cell office:value-type="float" office:value="-0.6046082" calcext:value-type="float">
            <text:p>-0.6046082</text:p>
          </table:table-cell>
          <table:table-cell office:value-type="float" office:value="4.252815" calcext:value-type="float">
            <text:p>4.252815</text:p>
          </table:table-cell>
          <table:table-cell office:value-type="float" office:value="37.98077" calcext:value-type="float">
            <text:p>37.980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66E+018" calcext:value-type="float">
            <text:p>1.2376487212166E+018</text:p>
          </table:table-cell>
          <table:table-cell office:value-type="float" office:value="3.01824215558941E+017" calcext:value-type="float">
            <text:p>3.01824215558941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302" calcext:value-type="float">
            <text:p>302</text:p>
          </table:table-cell>
          <table:table-cell office:value-type="float" office:value="5957.208" calcext:value-type="float">
            <text:p>5957.208</text:p>
          </table:table-cell>
          <table:table-cell office:value-type="float" office:value="-1.065001" calcext:value-type="float">
            <text:p>-1.065001</text:p>
          </table:table-cell>
          <table:table-cell office:value-type="float" office:value="4.19194" calcext:value-type="float">
            <text:p>4.19194</text:p>
          </table:table-cell>
          <table:table-cell office:value-type="float" office:value="34.99546" calcext:value-type="float">
            <text:p>34.995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908E+018" calcext:value-type="float">
            <text:p>1.2376487222908E+018</text:p>
          </table:table-cell>
          <table:table-cell office:value-type="float" office:value="3.01834111163591E+017" calcext:value-type="float">
            <text:p>3.01834111163591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338" calcext:value-type="float">
            <text:p>338</text:p>
          </table:table-cell>
          <table:table-cell office:value-type="float" office:value="6053.382" calcext:value-type="float">
            <text:p>6053.382</text:p>
          </table:table-cell>
          <table:table-cell office:value-type="float" office:value="-1.366327" calcext:value-type="float">
            <text:p>-1.366327</text:p>
          </table:table-cell>
          <table:table-cell office:value-type="float" office:value="4.040945" calcext:value-type="float">
            <text:p>4.040945</text:p>
          </table:table-cell>
          <table:table-cell office:value-type="float" office:value="36.60254" calcext:value-type="float">
            <text:p>36.60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380543E+018" calcext:value-type="float">
            <text:p>1.23765150380543E+018</text:p>
          </table:table-cell>
          <table:table-cell office:value-type="float" office:value="3.3328344814167E+017" calcext:value-type="float">
            <text:p>3.3328344814167E+017</text:p>
          </table:table-cell>
          <table:table-cell office:value-type="float" office:value="296" calcext:value-type="float">
            <text:p>296</text:p>
          </table:table-cell>
          <table:table-cell office:value-type="float" office:value="51984" calcext:value-type="float">
            <text:p>51984</text:p>
          </table:table-cell>
          <table:table-cell office:value-type="float" office:value="62" calcext:value-type="float">
            <text:p>62</text:p>
          </table:table-cell>
          <table:table-cell office:value-type="float" office:value="5899.873" calcext:value-type="float">
            <text:p>5899.873</text:p>
          </table:table-cell>
          <table:table-cell office:value-type="float" office:value="-0.5039157" calcext:value-type="float">
            <text:p>-0.5039157</text:p>
          </table:table-cell>
          <table:table-cell office:value-type="float" office:value="4.016941" calcext:value-type="float">
            <text:p>4.016941</text:p>
          </table:table-cell>
          <table:table-cell office:value-type="float" office:value="46.51295" calcext:value-type="float">
            <text:p>46.51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403E+018" calcext:value-type="float">
            <text:p>1.23765036994403E+018</text:p>
          </table:table-cell>
          <table:table-cell office:value-type="float" office:value="3.70451065537063E+017" calcext:value-type="float">
            <text:p>3.7045106553706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109" calcext:value-type="float">
            <text:p>109</text:p>
          </table:table-cell>
          <table:table-cell office:value-type="float" office:value="7931.205" calcext:value-type="float">
            <text:p>7931.205</text:p>
          </table:table-cell>
          <table:table-cell office:value-type="float" office:value="-0.9930319" calcext:value-type="float">
            <text:p>-0.9930319</text:p>
          </table:table-cell>
          <table:table-cell office:value-type="float" office:value="4.226969" calcext:value-type="float">
            <text:p>4.226969</text:p>
          </table:table-cell>
          <table:table-cell office:value-type="float" office:value="33.65876" calcext:value-type="float">
            <text:p>33.65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683E+018" calcext:value-type="float">
            <text:p>1.23765036940683E+018</text:p>
          </table:table-cell>
          <table:table-cell office:value-type="float" office:value="3.70454638949853E+017" calcext:value-type="float">
            <text:p>3.7045463894985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122" calcext:value-type="float">
            <text:p>122</text:p>
          </table:table-cell>
          <table:table-cell office:value-type="float" office:value="5975.908" calcext:value-type="float">
            <text:p>5975.908</text:p>
          </table:table-cell>
          <table:table-cell office:value-type="float" office:value="-0.4603564" calcext:value-type="float">
            <text:p>-0.4603564</text:p>
          </table:table-cell>
          <table:table-cell office:value-type="float" office:value="4.129304" calcext:value-type="float">
            <text:p>4.129304</text:p>
          </table:table-cell>
          <table:table-cell office:value-type="float" office:value="37.19125" calcext:value-type="float">
            <text:p>37.19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58E+018" calcext:value-type="float">
            <text:p>1.23765076024158E+018</text:p>
          </table:table-cell>
          <table:table-cell office:value-type="float" office:value="3.70478003571943E+017" calcext:value-type="float">
            <text:p>3.7047800357194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207" calcext:value-type="float">
            <text:p>207</text:p>
          </table:table-cell>
          <table:table-cell office:value-type="float" office:value="5850.474" calcext:value-type="float">
            <text:p>5850.474</text:p>
          </table:table-cell>
          <table:table-cell office:value-type="float" office:value="-0.5128262" calcext:value-type="float">
            <text:p>-0.5128262</text:p>
          </table:table-cell>
          <table:table-cell office:value-type="float" office:value="4.179746" calcext:value-type="float">
            <text:p>4.179746</text:p>
          </table:table-cell>
          <table:table-cell office:value-type="float" office:value="41.85139" calcext:value-type="float">
            <text:p>41.85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45E+018" calcext:value-type="float">
            <text:p>1.23765076024145E+018</text:p>
          </table:table-cell>
          <table:table-cell office:value-type="float" office:value="3.70501917949848E+017" calcext:value-type="float">
            <text:p>3.7050191794984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294" calcext:value-type="float">
            <text:p>294</text:p>
          </table:table-cell>
          <table:table-cell office:value-type="float" office:value="4508.8" calcext:value-type="float">
            <text:p>4508.8</text:p>
          </table:table-cell>
          <table:table-cell office:value-type="float" office:value="-0.1830569" calcext:value-type="float">
            <text:p>-0.1830569</text:p>
          </table:table-cell>
          <table:table-cell office:value-type="float" office:value="4.085996" calcext:value-type="float">
            <text:p>4.085996</text:p>
          </table:table-cell>
          <table:table-cell office:value-type="float" office:value="40.17601" calcext:value-type="float">
            <text:p>40.17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858809E+018" calcext:value-type="float">
            <text:p>1.23767112858809E+018</text:p>
          </table:table-cell>
          <table:table-cell office:value-type="float" office:value="3.70512638188218E+017" calcext:value-type="float">
            <text:p>3.7051263818821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333" calcext:value-type="float">
            <text:p>333</text:p>
          </table:table-cell>
          <table:table-cell office:value-type="float" office:value="5984.743" calcext:value-type="float">
            <text:p>5984.743</text:p>
          </table:table-cell>
          <table:table-cell office:value-type="float" office:value="-0.7260044" calcext:value-type="float">
            <text:p>-0.7260044</text:p>
          </table:table-cell>
          <table:table-cell office:value-type="float" office:value="4.128528" calcext:value-type="float">
            <text:p>4.128528</text:p>
          </table:table-cell>
          <table:table-cell office:value-type="float" office:value="48.07942" calcext:value-type="float">
            <text:p>48.07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805083E+018" calcext:value-type="float">
            <text:p>1.23767112805083E+018</text:p>
          </table:table-cell>
          <table:table-cell office:value-type="float" office:value="3.70516486478916E+017" calcext:value-type="float">
            <text:p>3.70516486478916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347" calcext:value-type="float">
            <text:p>347</text:p>
          </table:table-cell>
          <table:table-cell office:value-type="float" office:value="5949.136" calcext:value-type="float">
            <text:p>5949.136</text:p>
          </table:table-cell>
          <table:table-cell office:value-type="float" office:value="-0.4356699" calcext:value-type="float">
            <text:p>-0.4356699</text:p>
          </table:table-cell>
          <table:table-cell office:value-type="float" office:value="4.101945" calcext:value-type="float">
            <text:p>4.101945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245E+018" calcext:value-type="float">
            <text:p>1.23765076185245E+018</text:p>
          </table:table-cell>
          <table:table-cell office:value-type="float" office:value="3.70564040356817E+017" calcext:value-type="float">
            <text:p>3.70564040356817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20" calcext:value-type="float">
            <text:p>520</text:p>
          </table:table-cell>
          <table:table-cell office:value-type="float" office:value="6023.896" calcext:value-type="float">
            <text:p>6023.896</text:p>
          </table:table-cell>
          <table:table-cell office:value-type="float" office:value="-0.9865806" calcext:value-type="float">
            <text:p>-0.9865806</text:p>
          </table:table-cell>
          <table:table-cell office:value-type="float" office:value="4.464953" calcext:value-type="float">
            <text:p>4.464953</text:p>
          </table:table-cell>
          <table:table-cell office:value-type="float" office:value="33.61512" calcext:value-type="float">
            <text:p>33.615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619E+018" calcext:value-type="float">
            <text:p>1.23765076292619E+018</text:p>
          </table:table-cell>
          <table:table-cell office:value-type="float" office:value="3.70578334007978E+017" calcext:value-type="float">
            <text:p>3.7057833400797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72" calcext:value-type="float">
            <text:p>572</text:p>
          </table:table-cell>
          <table:table-cell office:value-type="float" office:value="5853.46" calcext:value-type="float">
            <text:p>5853.46</text:p>
          </table:table-cell>
          <table:table-cell office:value-type="float" office:value="-0.5433729" calcext:value-type="float">
            <text:p>-0.5433729</text:p>
          </table:table-cell>
          <table:table-cell office:value-type="float" office:value="4.223094" calcext:value-type="float">
            <text:p>4.223094</text:p>
          </table:table-cell>
          <table:table-cell office:value-type="float" office:value="43.68828" calcext:value-type="float">
            <text:p>43.68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8952E+018" calcext:value-type="float">
            <text:p>1.23765076238952E+018</text:p>
          </table:table-cell>
          <table:table-cell office:value-type="float" office:value="3.70581357664954E+017" calcext:value-type="float">
            <text:p>3.70581357664954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83" calcext:value-type="float">
            <text:p>583</text:p>
          </table:table-cell>
          <table:table-cell office:value-type="float" office:value="6973.958" calcext:value-type="float">
            <text:p>6973.958</text:p>
          </table:table-cell>
          <table:table-cell office:value-type="float" office:value="-0.4839909" calcext:value-type="float">
            <text:p>-0.4839909</text:p>
          </table:table-cell>
          <table:table-cell office:value-type="float" office:value="4.031613" calcext:value-type="float">
            <text:p>4.031613</text:p>
          </table:table-cell>
          <table:table-cell office:value-type="float" office:value="48.67023" calcext:value-type="float">
            <text:p>48.670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269E+018" calcext:value-type="float">
            <text:p>1.23765076024269E+018</text:p>
          </table:table-cell>
          <table:table-cell office:value-type="float" office:value="3.71547558775908E+017" calcext:value-type="float">
            <text:p>3.71547558775908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2" calcext:value-type="float">
            <text:p>2</text:p>
          </table:table-cell>
          <table:table-cell office:value-type="float" office:value="6059.894" calcext:value-type="float">
            <text:p>6059.894</text:p>
          </table:table-cell>
          <table:table-cell office:value-type="float" office:value="-1.119576" calcext:value-type="float">
            <text:p>-1.119576</text:p>
          </table:table-cell>
          <table:table-cell office:value-type="float" office:value="4.000317" calcext:value-type="float">
            <text:p>4.000317</text:p>
          </table:table-cell>
          <table:table-cell office:value-type="float" office:value="32.35947" calcext:value-type="float">
            <text:p>32.35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01866E+018" calcext:value-type="float">
            <text:p>1.23765569301866E+018</text:p>
          </table:table-cell>
          <table:table-cell office:value-type="float" office:value="4.08759149036333E+017" calcext:value-type="float">
            <text:p>4.08759149036333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09" calcext:value-type="float">
            <text:p>209</text:p>
          </table:table-cell>
          <table:table-cell office:value-type="float" office:value="5989.796" calcext:value-type="float">
            <text:p>5989.796</text:p>
          </table:table-cell>
          <table:table-cell office:value-type="float" office:value="-0.3204219" calcext:value-type="float">
            <text:p>-0.3204219</text:p>
          </table:table-cell>
          <table:table-cell office:value-type="float" office:value="4.144323" calcext:value-type="float">
            <text:p>4.144323</text:p>
          </table:table-cell>
          <table:table-cell office:value-type="float" office:value="60.31577" calcext:value-type="float">
            <text:p>60.315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689E+018" calcext:value-type="float">
            <text:p>1.23764872071689E+018</text:p>
          </table:table-cell>
          <table:table-cell office:value-type="float" office:value="4.08774267321215E+017" calcext:value-type="float">
            <text:p>4.08774267321215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64" calcext:value-type="float">
            <text:p>264</text:p>
          </table:table-cell>
          <table:table-cell office:value-type="float" office:value="4467.896" calcext:value-type="float">
            <text:p>4467.896</text:p>
          </table:table-cell>
          <table:table-cell office:value-type="float" office:value="-0.4308296" calcext:value-type="float">
            <text:p>-0.4308296</text:p>
          </table:table-cell>
          <table:table-cell office:value-type="float" office:value="4.297737" calcext:value-type="float">
            <text:p>4.297737</text:p>
          </table:table-cell>
          <table:table-cell office:value-type="float" office:value="31.21966" calcext:value-type="float">
            <text:p>31.219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45E+018" calcext:value-type="float">
            <text:p>1.2376487035245E+018</text:p>
          </table:table-cell>
          <table:table-cell office:value-type="float" office:value="4.08781414146796E+017" calcext:value-type="float">
            <text:p>4.08781414146796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90" calcext:value-type="float">
            <text:p>290</text:p>
          </table:table-cell>
          <table:table-cell office:value-type="float" office:value="5893.63" calcext:value-type="float">
            <text:p>5893.63</text:p>
          </table:table-cell>
          <table:table-cell office:value-type="float" office:value="-0.5191448" calcext:value-type="float">
            <text:p>-0.5191448</text:p>
          </table:table-cell>
          <table:table-cell office:value-type="float" office:value="4.193693" calcext:value-type="float">
            <text:p>4.193693</text:p>
          </table:table-cell>
          <table:table-cell office:value-type="float" office:value="35.20752" calcext:value-type="float">
            <text:p>35.20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352E+018" calcext:value-type="float">
            <text:p>1.23765546806352E+018</text:p>
          </table:table-cell>
          <table:table-cell office:value-type="float" office:value="4.08791859507259E+017" calcext:value-type="float">
            <text:p>4.0879185950725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28" calcext:value-type="float">
            <text:p>328</text:p>
          </table:table-cell>
          <table:table-cell office:value-type="float" office:value="6128.995" calcext:value-type="float">
            <text:p>6128.995</text:p>
          </table:table-cell>
          <table:table-cell office:value-type="float" office:value="-1.109867" calcext:value-type="float">
            <text:p>-1.109867</text:p>
          </table:table-cell>
          <table:table-cell office:value-type="float" office:value="4.138877" calcext:value-type="float">
            <text:p>4.138877</text:p>
          </table:table-cell>
          <table:table-cell office:value-type="float" office:value="37.3362" calcext:value-type="float">
            <text:p>37.33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57E+018" calcext:value-type="float">
            <text:p>1.23764870459857E+018</text:p>
          </table:table-cell>
          <table:table-cell office:value-type="float" office:value="4.08798456577026E+017" calcext:value-type="float">
            <text:p>4.08798456577026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2" calcext:value-type="float">
            <text:p>352</text:p>
          </table:table-cell>
          <table:table-cell office:value-type="float" office:value="6000.539" calcext:value-type="float">
            <text:p>6000.539</text:p>
          </table:table-cell>
          <table:table-cell office:value-type="float" office:value="-1.490721" calcext:value-type="float">
            <text:p>-1.490721</text:p>
          </table:table-cell>
          <table:table-cell office:value-type="float" office:value="4.064683" calcext:value-type="float">
            <text:p>4.064683</text:p>
          </table:table-cell>
          <table:table-cell office:value-type="float" office:value="37.3621" calcext:value-type="float">
            <text:p>37.3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25E+018" calcext:value-type="float">
            <text:p>1.23764870459825E+018</text:p>
          </table:table-cell>
          <table:table-cell office:value-type="float" office:value="4.08798731454933E+017" calcext:value-type="float">
            <text:p>4.08798731454933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3" calcext:value-type="float">
            <text:p>353</text:p>
          </table:table-cell>
          <table:table-cell office:value-type="float" office:value="5912.265" calcext:value-type="float">
            <text:p>5912.265</text:p>
          </table:table-cell>
          <table:table-cell office:value-type="float" office:value="-1.09522" calcext:value-type="float">
            <text:p>-1.09522</text:p>
          </table:table-cell>
          <table:table-cell office:value-type="float" office:value="4.224151" calcext:value-type="float">
            <text:p>4.224151</text:p>
          </table:table-cell>
          <table:table-cell office:value-type="float" office:value="32.3626" calcext:value-type="float">
            <text:p>32.36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3499E+018" calcext:value-type="float">
            <text:p>1.23764870513499E+018</text:p>
          </table:table-cell>
          <table:table-cell office:value-type="float" office:value="4.08800105844468E+017" calcext:value-type="float">
            <text:p>4.08800105844468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8" calcext:value-type="float">
            <text:p>358</text:p>
          </table:table-cell>
          <table:table-cell office:value-type="float" office:value="5883.646" calcext:value-type="float">
            <text:p>5883.646</text:p>
          </table:table-cell>
          <table:table-cell office:value-type="float" office:value="-0.6506084" calcext:value-type="float">
            <text:p>-0.6506084</text:p>
          </table:table-cell>
          <table:table-cell office:value-type="float" office:value="4.2738" calcext:value-type="float">
            <text:p>4.2738</text:p>
          </table:table-cell>
          <table:table-cell office:value-type="float" office:value="40.0148" calcext:value-type="float">
            <text:p>40.0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64E+018" calcext:value-type="float">
            <text:p>1.23764870459864E+018</text:p>
          </table:table-cell>
          <table:table-cell office:value-type="float" office:value="4.08820171931675E+017" calcext:value-type="float">
            <text:p>4.08820171931675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431" calcext:value-type="float">
            <text:p>431</text:p>
          </table:table-cell>
          <table:table-cell office:value-type="float" office:value="5946.439" calcext:value-type="float">
            <text:p>5946.439</text:p>
          </table:table-cell>
          <table:table-cell office:value-type="float" office:value="-1.573984" calcext:value-type="float">
            <text:p>-1.573984</text:p>
          </table:table-cell>
          <table:table-cell office:value-type="float" office:value="4.27159" calcext:value-type="float">
            <text:p>4.27159</text:p>
          </table:table-cell>
          <table:table-cell office:value-type="float" office:value="53.97911" calcext:value-type="float">
            <text:p>53.979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59E+018" calcext:value-type="float">
            <text:p>1.2376487051359E+018</text:p>
          </table:table-cell>
          <table:table-cell office:value-type="float" office:value="4.08863877518879E+017" calcext:value-type="float">
            <text:p>4.0886387751887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590" calcext:value-type="float">
            <text:p>590</text:p>
          </table:table-cell>
          <table:table-cell office:value-type="float" office:value="7771.862" calcext:value-type="float">
            <text:p>7771.862</text:p>
          </table:table-cell>
          <table:table-cell office:value-type="float" office:value="-4.036634" calcext:value-type="float">
            <text:p>-4.036634</text:p>
          </table:table-cell>
          <table:table-cell office:value-type="float" office:value="4.410313" calcext:value-type="float">
            <text:p>4.410313</text:p>
          </table:table-cell>
          <table:table-cell office:value-type="float" office:value="31.04326" calcext:value-type="float">
            <text:p>31.0432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556040283E+018" calcext:value-type="float">
            <text:p>1.23765556040283E+018</text:p>
          </table:table-cell>
          <table:table-cell office:value-type="float" office:value="4.09828149400988E+017" calcext:value-type="float">
            <text:p>4.0982814940098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float" office:value="7030.477" calcext:value-type="float">
            <text:p>7030.477</text:p>
          </table:table-cell>
          <table:table-cell office:value-type="float" office:value="-0.9985674" calcext:value-type="float">
            <text:p>-0.9985674</text:p>
          </table:table-cell>
          <table:table-cell office:value-type="float" office:value="4.105618" calcext:value-type="float">
            <text:p>4.105618</text:p>
          </table:table-cell>
          <table:table-cell office:value-type="float" office:value="42.25792" calcext:value-type="float">
            <text:p>42.25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06E+018" calcext:value-type="float">
            <text:p>1.23765554913306E+018</text:p>
          </table:table-cell>
          <table:table-cell office:value-type="float" office:value="4.09828699156802E+017" calcext:value-type="float">
            <text:p>4.0982869915680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float" office:value="4321.832" calcext:value-type="float">
            <text:p>4321.832</text:p>
          </table:table-cell>
          <table:table-cell office:value-type="float" office:value="-1.041503" calcext:value-type="float">
            <text:p>-1.041503</text:p>
          </table:table-cell>
          <table:table-cell office:value-type="float" office:value="4.19955" calcext:value-type="float">
            <text:p>4.19955</text:p>
          </table:table-cell>
          <table:table-cell office:value-type="float" office:value="42.72691" calcext:value-type="float">
            <text:p>42.726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292299E+018" calcext:value-type="float">
            <text:p>1.23764867292299E+018</text:p>
          </table:table-cell>
          <table:table-cell office:value-type="float" office:value="4.09831722813778E+017" calcext:value-type="float">
            <text:p>4.0983172281377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5" calcext:value-type="float">
            <text:p>15</text:p>
          </table:table-cell>
          <table:table-cell office:value-type="float" office:value="5492.859" calcext:value-type="float">
            <text:p>5492.859</text:p>
          </table:table-cell>
          <table:table-cell office:value-type="float" office:value="-0.4321218" calcext:value-type="float">
            <text:p>-0.4321218</text:p>
          </table:table-cell>
          <table:table-cell office:value-type="float" office:value="4.366912" calcext:value-type="float">
            <text:p>4.366912</text:p>
          </table:table-cell>
          <table:table-cell office:value-type="float" office:value="52.9585" calcext:value-type="float">
            <text:p>52.9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06E+018" calcext:value-type="float">
            <text:p>1.23765554913306E+018</text:p>
          </table:table-cell>
          <table:table-cell office:value-type="float" office:value="4.09832547447499E+017" calcext:value-type="float">
            <text:p>4.0983254744749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8" calcext:value-type="float">
            <text:p>18</text:p>
          </table:table-cell>
          <table:table-cell office:value-type="float" office:value="5913.163" calcext:value-type="float">
            <text:p>5913.163</text:p>
          </table:table-cell>
          <table:table-cell office:value-type="float" office:value="-0.4778023" calcext:value-type="float">
            <text:p>-0.4778023</text:p>
          </table:table-cell>
          <table:table-cell office:value-type="float" office:value="4.327892" calcext:value-type="float">
            <text:p>4.327892</text:p>
          </table:table-cell>
          <table:table-cell office:value-type="float" office:value="56.48508" calcext:value-type="float">
            <text:p>56.485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45E+018" calcext:value-type="float">
            <text:p>1.23764870406845E+018</text:p>
          </table:table-cell>
          <table:table-cell office:value-type="float" office:value="4.09835021348661E+017" calcext:value-type="float">
            <text:p>4.098350213486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7" calcext:value-type="float">
            <text:p>27</text:p>
          </table:table-cell>
          <table:table-cell office:value-type="float" office:value="5483.571" calcext:value-type="float">
            <text:p>5483.571</text:p>
          </table:table-cell>
          <table:table-cell office:value-type="float" office:value="-0.5074894" calcext:value-type="float">
            <text:p>-0.5074894</text:p>
          </table:table-cell>
          <table:table-cell office:value-type="float" office:value="4.079792" calcext:value-type="float">
            <text:p>4.079792</text:p>
          </table:table-cell>
          <table:table-cell office:value-type="float" office:value="57.81062" calcext:value-type="float">
            <text:p>57.81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687E+018" calcext:value-type="float">
            <text:p>1.23764867399687E+018</text:p>
          </table:table-cell>
          <table:table-cell office:value-type="float" office:value="4.09836395738196E+017" calcext:value-type="float">
            <text:p>4.0983639573819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2" calcext:value-type="float">
            <text:p>32</text:p>
          </table:table-cell>
          <table:table-cell office:value-type="float" office:value="5370.168" calcext:value-type="float">
            <text:p>5370.168</text:p>
          </table:table-cell>
          <table:table-cell office:value-type="float" office:value="-0.1901457" calcext:value-type="float">
            <text:p>-0.1901457</text:p>
          </table:table-cell>
          <table:table-cell office:value-type="float" office:value="4.360685" calcext:value-type="float">
            <text:p>4.360685</text:p>
          </table:table-cell>
          <table:table-cell office:value-type="float" office:value="53.92022" calcext:value-type="float">
            <text:p>53.920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292299E+018" calcext:value-type="float">
            <text:p>1.23764867292299E+018</text:p>
          </table:table-cell>
          <table:table-cell office:value-type="float" office:value="4.09842443052149E+017" calcext:value-type="float">
            <text:p>4.0984244305214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4" calcext:value-type="float">
            <text:p>54</text:p>
          </table:table-cell>
          <table:table-cell office:value-type="float" office:value="7688.183" calcext:value-type="float">
            <text:p>7688.183</text:p>
          </table:table-cell>
          <table:table-cell office:value-type="float" office:value="-1.415578" calcext:value-type="float">
            <text:p>-1.415578</text:p>
          </table:table-cell>
          <table:table-cell office:value-type="float" office:value="4.200053" calcext:value-type="float">
            <text:p>4.200053</text:p>
          </table:table-cell>
          <table:table-cell office:value-type="float" office:value="38.47597" calcext:value-type="float">
            <text:p>38.475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93E+018" calcext:value-type="float">
            <text:p>1.23764870460493E+018</text:p>
          </table:table-cell>
          <table:table-cell office:value-type="float" office:value="4.09858385970752E+017" calcext:value-type="float">
            <text:p>4.0985838597075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12" calcext:value-type="float">
            <text:p>112</text:p>
          </table:table-cell>
          <table:table-cell office:value-type="float" office:value="5893.886" calcext:value-type="float">
            <text:p>5893.886</text:p>
          </table:table-cell>
          <table:table-cell office:value-type="float" office:value="-0.4233218" calcext:value-type="float">
            <text:p>-0.4233218</text:p>
          </table:table-cell>
          <table:table-cell office:value-type="float" office:value="4.087738" calcext:value-type="float">
            <text:p>4.087738</text:p>
          </table:table-cell>
          <table:table-cell office:value-type="float" office:value="59.18699" calcext:value-type="float">
            <text:p>59.18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86E+018" calcext:value-type="float">
            <text:p>1.23764870460486E+018</text:p>
          </table:table-cell>
          <table:table-cell office:value-type="float" office:value="4.09858660848658E+017" calcext:value-type="float">
            <text:p>4.0985866084865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13" calcext:value-type="float">
            <text:p>113</text:p>
          </table:table-cell>
          <table:table-cell office:value-type="float" office:value="6015.576" calcext:value-type="float">
            <text:p>6015.576</text:p>
          </table:table-cell>
          <table:table-cell office:value-type="float" office:value="-0.727528" calcext:value-type="float">
            <text:p>-0.727528</text:p>
          </table:table-cell>
          <table:table-cell office:value-type="float" office:value="4.11489" calcext:value-type="float">
            <text:p>4.11489</text:p>
          </table:table-cell>
          <table:table-cell office:value-type="float" office:value="47.24734" calcext:value-type="float">
            <text:p>47.247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4596E+018" calcext:value-type="float">
            <text:p>1.2376486734596E+018</text:p>
          </table:table-cell>
          <table:table-cell office:value-type="float" office:value="4.09868831331215E+017" calcext:value-type="float">
            <text:p>4.0986883133121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50" calcext:value-type="float">
            <text:p>150</text:p>
          </table:table-cell>
          <table:table-cell office:value-type="float" office:value="4513.899" calcext:value-type="float">
            <text:p>4513.899</text:p>
          </table:table-cell>
          <table:table-cell office:value-type="float" office:value="-0.6025072" calcext:value-type="float">
            <text:p>-0.6025072</text:p>
          </table:table-cell>
          <table:table-cell office:value-type="float" office:value="4.389528" calcext:value-type="float">
            <text:p>4.389528</text:p>
          </table:table-cell>
          <table:table-cell office:value-type="float" office:value="47.56917" calcext:value-type="float">
            <text:p>47.569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6947E+018" calcext:value-type="float">
            <text:p>1.23765554966947E+018</text:p>
          </table:table-cell>
          <table:table-cell office:value-type="float" office:value="4.0987295449982E+017" calcext:value-type="float">
            <text:p>4.09872954499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65" calcext:value-type="float">
            <text:p>165</text:p>
          </table:table-cell>
          <table:table-cell office:value-type="float" office:value="4501.891" calcext:value-type="float">
            <text:p>4501.891</text:p>
          </table:table-cell>
          <table:table-cell office:value-type="float" office:value="-0.01758405" calcext:value-type="float">
            <text:p>-0.01758405</text:p>
          </table:table-cell>
          <table:table-cell office:value-type="float" office:value="4.099805" calcext:value-type="float">
            <text:p>4.099805</text:p>
          </table:table-cell>
          <table:table-cell office:value-type="float" office:value="57.01112" calcext:value-type="float">
            <text:p>57.01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621E+018" calcext:value-type="float">
            <text:p>1.23764867399621E+018</text:p>
          </table:table-cell>
          <table:table-cell office:value-type="float" office:value="4.09880376203307E+017" calcext:value-type="float">
            <text:p>4.0988037620330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92" calcext:value-type="float">
            <text:p>192</text:p>
          </table:table-cell>
          <table:table-cell office:value-type="float" office:value="7158.539" calcext:value-type="float">
            <text:p>7158.539</text:p>
          </table:table-cell>
          <table:table-cell office:value-type="float" office:value="0.1507999" calcext:value-type="float">
            <text:p>0.1507999</text:p>
          </table:table-cell>
          <table:table-cell office:value-type="float" office:value="4.01513" calcext:value-type="float">
            <text:p>4.01513</text:p>
          </table:table-cell>
          <table:table-cell office:value-type="float" office:value="61.47818" calcext:value-type="float">
            <text:p>61.478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54E+018" calcext:value-type="float">
            <text:p>1.23764870460454E+018</text:p>
          </table:table-cell>
          <table:table-cell office:value-type="float" office:value="4.09882575226563E+017" calcext:value-type="float">
            <text:p>4.0988257522656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00" calcext:value-type="float">
            <text:p>200</text:p>
          </table:table-cell>
          <table:table-cell office:value-type="float" office:value="5892.193" calcext:value-type="float">
            <text:p>5892.193</text:p>
          </table:table-cell>
          <table:table-cell office:value-type="float" office:value="-0.2471957" calcext:value-type="float">
            <text:p>-0.2471957</text:p>
          </table:table-cell>
          <table:table-cell office:value-type="float" office:value="4.198549" calcext:value-type="float">
            <text:p>4.198549</text:p>
          </table:table-cell>
          <table:table-cell office:value-type="float" office:value="69.02777" calcext:value-type="float">
            <text:p>69.0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03926E+018" calcext:value-type="float">
            <text:p>1.23764992003926E+018</text:p>
          </table:table-cell>
          <table:table-cell office:value-type="float" office:value="4.72886513479215E+017" calcext:value-type="float">
            <text:p>4.72886513479215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31" calcext:value-type="float">
            <text:p>31</text:p>
          </table:table-cell>
          <table:table-cell office:value-type="float" office:value="6009.071" calcext:value-type="float">
            <text:p>6009.071</text:p>
          </table:table-cell>
          <table:table-cell office:value-type="float" office:value="0.0452067" calcext:value-type="float">
            <text:p>0.0452067</text:p>
          </table:table-cell>
          <table:table-cell office:value-type="float" office:value="4.156894" calcext:value-type="float">
            <text:p>4.156894</text:p>
          </table:table-cell>
          <table:table-cell office:value-type="float" office:value="58.97009" calcext:value-type="float">
            <text:p>58.97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32E+018" calcext:value-type="float">
            <text:p>1.23764991842832E+018</text:p>
          </table:table-cell>
          <table:table-cell office:value-type="float" office:value="4.72901631764097E+017" calcext:value-type="float">
            <text:p>4.72901631764097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86" calcext:value-type="float">
            <text:p>86</text:p>
          </table:table-cell>
          <table:table-cell office:value-type="float" office:value="6345.424" calcext:value-type="float">
            <text:p>6345.424</text:p>
          </table:table-cell>
          <table:table-cell office:value-type="float" office:value="-0.2148819" calcext:value-type="float">
            <text:p>-0.2148819</text:p>
          </table:table-cell>
          <table:table-cell office:value-type="float" office:value="4.452212" calcext:value-type="float">
            <text:p>4.452212</text:p>
          </table:table-cell>
          <table:table-cell office:value-type="float" office:value="50.56454" calcext:value-type="float">
            <text:p>50.56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89E+018" calcext:value-type="float">
            <text:p>1.23765365076689E+018</text:p>
          </table:table-cell>
          <table:table-cell office:value-type="float" office:value="4.72912901758282E+017" calcext:value-type="float">
            <text:p>4.7291290175828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127" calcext:value-type="float">
            <text:p>127</text:p>
          </table:table-cell>
          <table:table-cell office:value-type="float" office:value="7644.292" calcext:value-type="float">
            <text:p>7644.292</text:p>
          </table:table-cell>
          <table:table-cell office:value-type="float" office:value="-1.020035" calcext:value-type="float">
            <text:p>-1.020035</text:p>
          </table:table-cell>
          <table:table-cell office:value-type="float" office:value="4.28334" calcext:value-type="float">
            <text:p>4.28334</text:p>
          </table:table-cell>
          <table:table-cell office:value-type="float" office:value="41.65852" calcext:value-type="float">
            <text:p>41.658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89E+018" calcext:value-type="float">
            <text:p>1.23765365076689E+018</text:p>
          </table:table-cell>
          <table:table-cell office:value-type="float" office:value="4.72913726392003E+017" calcext:value-type="float">
            <text:p>4.7291372639200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130" calcext:value-type="float">
            <text:p>130</text:p>
          </table:table-cell>
          <table:table-cell office:value-type="float" office:value="5964.614" calcext:value-type="float">
            <text:p>5964.614</text:p>
          </table:table-cell>
          <table:table-cell office:value-type="float" office:value="-0.451876" calcext:value-type="float">
            <text:p>-0.451876</text:p>
          </table:table-cell>
          <table:table-cell office:value-type="float" office:value="4.242844" calcext:value-type="float">
            <text:p>4.242844</text:p>
          </table:table-cell>
          <table:table-cell office:value-type="float" office:value="52.70021" calcext:value-type="float">
            <text:p>52.700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12E+018" calcext:value-type="float">
            <text:p>1.23764991842812E+018</text:p>
          </table:table-cell>
          <table:table-cell office:value-type="float" office:value="4.72933517601303E+017" calcext:value-type="float">
            <text:p>4.7293351760130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02" calcext:value-type="float">
            <text:p>202</text:p>
          </table:table-cell>
          <table:table-cell office:value-type="float" office:value="5963.332" calcext:value-type="float">
            <text:p>5963.332</text:p>
          </table:table-cell>
          <table:table-cell office:value-type="float" office:value="-0.3401556" calcext:value-type="float">
            <text:p>-0.3401556</text:p>
          </table:table-cell>
          <table:table-cell office:value-type="float" office:value="4.439901" calcext:value-type="float">
            <text:p>4.439901</text:p>
          </table:table-cell>
          <table:table-cell office:value-type="float" office:value="39.14907" calcext:value-type="float">
            <text:p>39.14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847E+018" calcext:value-type="float">
            <text:p>1.23765124987847E+018</text:p>
          </table:table-cell>
          <table:table-cell office:value-type="float" office:value="5.07809202421393E+017" calcext:value-type="float">
            <text:p>5.07809202421393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103" calcext:value-type="float">
            <text:p>103</text:p>
          </table:table-cell>
          <table:table-cell office:value-type="float" office:value="6055.348" calcext:value-type="float">
            <text:p>6055.348</text:p>
          </table:table-cell>
          <table:table-cell office:value-type="float" office:value="-1.006954" calcext:value-type="float">
            <text:p>-1.006954</text:p>
          </table:table-cell>
          <table:table-cell office:value-type="float" office:value="4.08181" calcext:value-type="float">
            <text:p>4.08181</text:p>
          </table:table-cell>
          <table:table-cell office:value-type="float" office:value="59.06257" calcext:value-type="float">
            <text:p>59.0625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19243492E+018" calcext:value-type="float">
            <text:p>1.23765119243492E+018</text:p>
          </table:table-cell>
          <table:table-cell office:value-type="float" office:value="5.07881220433013E+017" calcext:value-type="float">
            <text:p>5.07881220433013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365" calcext:value-type="float">
            <text:p>365</text:p>
          </table:table-cell>
          <table:table-cell office:value-type="float" office:value="5257.516" calcext:value-type="float">
            <text:p>5257.516</text:p>
          </table:table-cell>
          <table:table-cell office:value-type="float" office:value="-0.3229632" calcext:value-type="float">
            <text:p>-0.3229632</text:p>
          </table:table-cell>
          <table:table-cell office:value-type="float" office:value="4.448549" calcext:value-type="float">
            <text:p>4.448549</text:p>
          </table:table-cell>
          <table:table-cell office:value-type="float" office:value="51.47482" calcext:value-type="float">
            <text:p>51.474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459E+018" calcext:value-type="float">
            <text:p>1.23765119243459E+018</text:p>
          </table:table-cell>
          <table:table-cell office:value-type="float" office:value="5.07886717991152E+017" calcext:value-type="float">
            <text:p>5.07886717991152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385" calcext:value-type="float">
            <text:p>385</text:p>
          </table:table-cell>
          <table:table-cell office:value-type="float" office:value="7604.505" calcext:value-type="float">
            <text:p>7604.505</text:p>
          </table:table-cell>
          <table:table-cell office:value-type="float" office:value="-0.5529016" calcext:value-type="float">
            <text:p>-0.5529016</text:p>
          </table:table-cell>
          <table:table-cell office:value-type="float" office:value="4.011051" calcext:value-type="float">
            <text:p>4.011051</text:p>
          </table:table-cell>
          <table:table-cell office:value-type="float" office:value="54.96811" calcext:value-type="float">
            <text:p>54.96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511E+018" calcext:value-type="float">
            <text:p>1.23765119243511E+018</text:p>
          </table:table-cell>
          <table:table-cell office:value-type="float" office:value="5.07892765305104E+017" calcext:value-type="float">
            <text:p>5.07892765305104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407" calcext:value-type="float">
            <text:p>407</text:p>
          </table:table-cell>
          <table:table-cell office:value-type="float" office:value="6033.136" calcext:value-type="float">
            <text:p>6033.136</text:p>
          </table:table-cell>
          <table:table-cell office:value-type="float" office:value="-1.02515" calcext:value-type="float">
            <text:p>-1.02515</text:p>
          </table:table-cell>
          <table:table-cell office:value-type="float" office:value="4.105324" calcext:value-type="float">
            <text:p>4.105324</text:p>
          </table:table-cell>
          <table:table-cell office:value-type="float" office:value="38.85469" calcext:value-type="float">
            <text:p>38.85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48908E+018" calcext:value-type="float">
            <text:p>1.23765125148908E+018</text:p>
          </table:table-cell>
          <table:table-cell office:value-type="float" office:value="5.07915030415567E+017" calcext:value-type="float">
            <text:p>5.07915030415567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488" calcext:value-type="float">
            <text:p>488</text:p>
          </table:table-cell>
          <table:table-cell office:value-type="float" office:value="6202.332" calcext:value-type="float">
            <text:p>6202.332</text:p>
          </table:table-cell>
          <table:table-cell office:value-type="float" office:value="-1.125366" calcext:value-type="float">
            <text:p>-1.125366</text:p>
          </table:table-cell>
          <table:table-cell office:value-type="float" office:value="4.051758" calcext:value-type="float">
            <text:p>4.051758</text:p>
          </table:table-cell>
          <table:table-cell office:value-type="float" office:value="38.30404" calcext:value-type="float">
            <text:p>38.304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824E+018" calcext:value-type="float">
            <text:p>1.23765119189824E+018</text:p>
          </table:table-cell>
          <table:table-cell office:value-type="float" office:value="5.07929049188821E+017" calcext:value-type="float">
            <text:p>5.07929049188821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539" calcext:value-type="float">
            <text:p>539</text:p>
          </table:table-cell>
          <table:table-cell office:value-type="float" office:value="5743.738" calcext:value-type="float">
            <text:p>5743.738</text:p>
          </table:table-cell>
          <table:table-cell office:value-type="float" office:value="-0.6989795" calcext:value-type="float">
            <text:p>-0.6989795</text:p>
          </table:table-cell>
          <table:table-cell office:value-type="float" office:value="4.270138" calcext:value-type="float">
            <text:p>4.270138</text:p>
          </table:table-cell>
          <table:table-cell office:value-type="float" office:value="43.32665" calcext:value-type="float">
            <text:p>43.326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45E+018" calcext:value-type="float">
            <text:p>1.2376511908245E+018</text:p>
          </table:table-cell>
          <table:table-cell office:value-type="float" office:value="5.07941968450447E+017" calcext:value-type="float">
            <text:p>5.07941968450447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586" calcext:value-type="float">
            <text:p>586</text:p>
          </table:table-cell>
          <table:table-cell office:value-type="float" office:value="5611.874" calcext:value-type="float">
            <text:p>5611.874</text:p>
          </table:table-cell>
          <table:table-cell office:value-type="float" office:value="-0.7180884" calcext:value-type="float">
            <text:p>-0.7180884</text:p>
          </table:table-cell>
          <table:table-cell office:value-type="float" office:value="4.441404" calcext:value-type="float">
            <text:p>4.441404</text:p>
          </table:table-cell>
          <table:table-cell office:value-type="float" office:value="31.43153" calcext:value-type="float">
            <text:p>31.431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752E+018" calcext:value-type="float">
            <text:p>1.23765361479752E+018</text:p>
          </table:table-cell>
          <table:table-cell office:value-type="float" office:value="5.08910913122757E+017" calcext:value-type="float">
            <text:p>5.08910913122757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15" calcext:value-type="float">
            <text:p>15</text:p>
          </table:table-cell>
          <table:table-cell office:value-type="float" office:value="5902.432" calcext:value-type="float">
            <text:p>5902.432</text:p>
          </table:table-cell>
          <table:table-cell office:value-type="float" office:value="-0.166179" calcext:value-type="float">
            <text:p>-0.166179</text:p>
          </table:table-cell>
          <table:table-cell office:value-type="float" office:value="4.183795" calcext:value-type="float">
            <text:p>4.183795</text:p>
          </table:table-cell>
          <table:table-cell office:value-type="float" office:value="50.36752" calcext:value-type="float">
            <text:p>50.36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65E+018" calcext:value-type="float">
            <text:p>1.23765124987965E+018</text:p>
          </table:table-cell>
          <table:table-cell office:value-type="float" office:value="5.08914761413454E+017" calcext:value-type="float">
            <text:p>5.08914761413454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29" calcext:value-type="float">
            <text:p>29</text:p>
          </table:table-cell>
          <table:table-cell office:value-type="float" office:value="5304.514" calcext:value-type="float">
            <text:p>5304.514</text:p>
          </table:table-cell>
          <table:table-cell office:value-type="float" office:value="-0.4329311" calcext:value-type="float">
            <text:p>-0.4329311</text:p>
          </table:table-cell>
          <table:table-cell office:value-type="float" office:value="4.497286" calcext:value-type="float">
            <text:p>4.497286</text:p>
          </table:table-cell>
          <table:table-cell office:value-type="float" office:value="38.69131" calcext:value-type="float">
            <text:p>38.69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835E+018" calcext:value-type="float">
            <text:p>1.23765119028835E+018</text:p>
          </table:table-cell>
          <table:table-cell office:value-type="float" office:value="5.08935652134382E+017" calcext:value-type="float">
            <text:p>5.08935652134382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105" calcext:value-type="float">
            <text:p>105</text:p>
          </table:table-cell>
          <table:table-cell office:value-type="float" office:value="5980.068" calcext:value-type="float">
            <text:p>5980.068</text:p>
          </table:table-cell>
          <table:table-cell office:value-type="float" office:value="-1.403047" calcext:value-type="float">
            <text:p>-1.403047</text:p>
          </table:table-cell>
          <table:table-cell office:value-type="float" office:value="4.357688" calcext:value-type="float">
            <text:p>4.357688</text:p>
          </table:table-cell>
          <table:table-cell office:value-type="float" office:value="36.90933" calcext:value-type="float">
            <text:p>36.90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0734E+018" calcext:value-type="float">
            <text:p>1.23765127350734E+018</text:p>
          </table:table-cell>
          <table:table-cell office:value-type="float" office:value="5.5180093787894E+017" calcext:value-type="float">
            <text:p>5.5180093787894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400" calcext:value-type="float">
            <text:p>400</text:p>
          </table:table-cell>
          <table:table-cell office:value-type="float" office:value="6139.524" calcext:value-type="float">
            <text:p>6139.524</text:p>
          </table:table-cell>
          <table:table-cell office:value-type="float" office:value="-1.437505" calcext:value-type="float">
            <text:p>-1.437505</text:p>
          </table:table-cell>
          <table:table-cell office:value-type="float" office:value="4.190611" calcext:value-type="float">
            <text:p>4.190611</text:p>
          </table:table-cell>
          <table:table-cell office:value-type="float" office:value="65.06883" calcext:value-type="float">
            <text:p>65.06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5E+018" calcext:value-type="float">
            <text:p>1.237651274045E+018</text:p>
          </table:table-cell>
          <table:table-cell office:value-type="float" office:value="5.51845742977772E+017" calcext:value-type="float">
            <text:p>5.51845742977772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563" calcext:value-type="float">
            <text:p>563</text:p>
          </table:table-cell>
          <table:table-cell office:value-type="float" office:value="5386.852" calcext:value-type="float">
            <text:p>5386.852</text:p>
          </table:table-cell>
          <table:table-cell office:value-type="float" office:value="-0.6313804" calcext:value-type="float">
            <text:p>-0.6313804</text:p>
          </table:table-cell>
          <table:table-cell office:value-type="float" office:value="4.143274" calcext:value-type="float">
            <text:p>4.143274</text:p>
          </table:table-cell>
          <table:table-cell office:value-type="float" office:value="55.50537" calcext:value-type="float">
            <text:p>55.50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524E+018" calcext:value-type="float">
            <text:p>1.23765127243524E+018</text:p>
          </table:table-cell>
          <table:table-cell office:value-type="float" office:value="5.52857843649243E+017" calcext:value-type="float">
            <text:p>5.52857843649243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149" calcext:value-type="float">
            <text:p>149</text:p>
          </table:table-cell>
          <table:table-cell office:value-type="float" office:value="7363.983" calcext:value-type="float">
            <text:p>7363.983</text:p>
          </table:table-cell>
          <table:table-cell office:value-type="float" office:value="-2.704483" calcext:value-type="float">
            <text:p>-2.704483</text:p>
          </table:table-cell>
          <table:table-cell office:value-type="float" office:value="4.188779" calcext:value-type="float">
            <text:p>4.188779</text:p>
          </table:table-cell>
          <table:table-cell office:value-type="float" office:value="37.15298" calcext:value-type="float">
            <text:p>37.15298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53763577E+018" calcext:value-type="float">
            <text:p>1.23765153763577E+018</text:p>
          </table:table-cell>
          <table:table-cell office:value-type="float" office:value="5.52873786567846E+017" calcext:value-type="float">
            <text:p>5.52873786567846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07" calcext:value-type="float">
            <text:p>207</text:p>
          </table:table-cell>
          <table:table-cell office:value-type="float" office:value="5578.856" calcext:value-type="float">
            <text:p>5578.856</text:p>
          </table:table-cell>
          <table:table-cell office:value-type="float" office:value="-0.5432555" calcext:value-type="float">
            <text:p>-0.5432555</text:p>
          </table:table-cell>
          <table:table-cell office:value-type="float" office:value="4.290873" calcext:value-type="float">
            <text:p>4.290873</text:p>
          </table:table-cell>
          <table:table-cell office:value-type="float" office:value="92.0754" calcext:value-type="float">
            <text:p>92.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791E+018" calcext:value-type="float">
            <text:p>1.23765127189791E+018</text:p>
          </table:table-cell>
          <table:table-cell office:value-type="float" office:value="5.52877359980636E+017" calcext:value-type="float">
            <text:p>5.52877359980636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20" calcext:value-type="float">
            <text:p>220</text:p>
          </table:table-cell>
          <table:table-cell office:value-type="float" office:value="5702.249" calcext:value-type="float">
            <text:p>5702.249</text:p>
          </table:table-cell>
          <table:table-cell office:value-type="float" office:value="-1.133976" calcext:value-type="float">
            <text:p>-1.133976</text:p>
          </table:table-cell>
          <table:table-cell office:value-type="float" office:value="4.16474" calcext:value-type="float">
            <text:p>4.16474</text:p>
          </table:table-cell>
          <table:table-cell office:value-type="float" office:value="30.48843" calcext:value-type="float">
            <text:p>30.4884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870977E+018" calcext:value-type="float">
            <text:p>1.23765153870977E+018</text:p>
          </table:table-cell>
          <table:table-cell office:value-type="float" office:value="5.52882307782961E+017" calcext:value-type="float">
            <text:p>5.52882307782961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38" calcext:value-type="float">
            <text:p>238</text:p>
          </table:table-cell>
          <table:table-cell office:value-type="float" office:value="5573.264" calcext:value-type="float">
            <text:p>5573.264</text:p>
          </table:table-cell>
          <table:table-cell office:value-type="float" office:value="-1.083783" calcext:value-type="float">
            <text:p>-1.083783</text:p>
          </table:table-cell>
          <table:table-cell office:value-type="float" office:value="4.408352" calcext:value-type="float">
            <text:p>4.408352</text:p>
          </table:table-cell>
          <table:table-cell office:value-type="float" office:value="42.35869" calcext:value-type="float">
            <text:p>42.358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189771E+018" calcext:value-type="float">
            <text:p>1.23765127189771E+018</text:p>
          </table:table-cell>
          <table:table-cell office:value-type="float" office:value="5.52899350213192E+017" calcext:value-type="float">
            <text:p>5.52899350213192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00" calcext:value-type="float">
            <text:p>300</text:p>
          </table:table-cell>
          <table:table-cell office:value-type="float" office:value="6168.185" calcext:value-type="float">
            <text:p>6168.185</text:p>
          </table:table-cell>
          <table:table-cell office:value-type="float" office:value="-2.264673" calcext:value-type="float">
            <text:p>-2.264673</text:p>
          </table:table-cell>
          <table:table-cell office:value-type="float" office:value="4.154708" calcext:value-type="float">
            <text:p>4.154708</text:p>
          </table:table-cell>
          <table:table-cell office:value-type="float" office:value="60.91747" calcext:value-type="float">
            <text:p>60.91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152E+018" calcext:value-type="float">
            <text:p>1.23765127297152E+018</text:p>
          </table:table-cell>
          <table:table-cell office:value-type="float" office:value="5.52903748259703E+017" calcext:value-type="float">
            <text:p>5.52903748259703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16" calcext:value-type="float">
            <text:p>316</text:p>
          </table:table-cell>
          <table:table-cell office:value-type="float" office:value="7434" calcext:value-type="float">
            <text:p>7434</text:p>
          </table:table-cell>
          <table:table-cell office:value-type="float" office:value="-2.645125" calcext:value-type="float">
            <text:p>-2.645125</text:p>
          </table:table-cell>
          <table:table-cell office:value-type="float" office:value="4.493237" calcext:value-type="float">
            <text:p>4.493237</text:p>
          </table:table-cell>
          <table:table-cell office:value-type="float" office:value="35.18713" calcext:value-type="float">
            <text:p>35.1871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27404506E+018" calcext:value-type="float">
            <text:p>1.23765127404506E+018</text:p>
          </table:table-cell>
          <table:table-cell office:value-type="float" office:value="5.52912819230632E+017" calcext:value-type="float">
            <text:p>5.52912819230632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49" calcext:value-type="float">
            <text:p>349</text:p>
          </table:table-cell>
          <table:table-cell office:value-type="float" office:value="6120.873" calcext:value-type="float">
            <text:p>6120.873</text:p>
          </table:table-cell>
          <table:table-cell office:value-type="float" office:value="-0.9743086" calcext:value-type="float">
            <text:p>-0.9743086</text:p>
          </table:table-cell>
          <table:table-cell office:value-type="float" office:value="4.094543" calcext:value-type="float">
            <text:p>4.094543</text:p>
          </table:table-cell>
          <table:table-cell office:value-type="float" office:value="58.66942" calcext:value-type="float">
            <text:p>58.66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632E+018" calcext:value-type="float">
            <text:p>1.23765153924632E+018</text:p>
          </table:table-cell>
          <table:table-cell office:value-type="float" office:value="5.52915568009701E+017" calcext:value-type="float">
            <text:p>5.52915568009701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59" calcext:value-type="float">
            <text:p>359</text:p>
          </table:table-cell>
          <table:table-cell office:value-type="float" office:value="5695.853" calcext:value-type="float">
            <text:p>5695.853</text:p>
          </table:table-cell>
          <table:table-cell office:value-type="float" office:value="-0.6317477" calcext:value-type="float">
            <text:p>-0.6317477</text:p>
          </table:table-cell>
          <table:table-cell office:value-type="float" office:value="4.305823" calcext:value-type="float">
            <text:p>4.305823</text:p>
          </table:table-cell>
          <table:table-cell office:value-type="float" office:value="49.63292" calcext:value-type="float">
            <text:p>49.63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561E+018" calcext:value-type="float">
            <text:p>1.23765175455561E+018</text:p>
          </table:table-cell>
          <table:table-cell office:value-type="float" office:value="5.91269838043769E+017" calcext:value-type="float">
            <text:p>5.91269838043769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627" calcext:value-type="float">
            <text:p>627</text:p>
          </table:table-cell>
          <table:table-cell office:value-type="float" office:value="8429.988" calcext:value-type="float">
            <text:p>8429.988</text:p>
          </table:table-cell>
          <table:table-cell office:value-type="float" office:value="-0.9490752" calcext:value-type="float">
            <text:p>-0.9490752</text:p>
          </table:table-cell>
          <table:table-cell office:value-type="float" office:value="4.128845" calcext:value-type="float">
            <text:p>4.128845</text:p>
          </table:table-cell>
          <table:table-cell office:value-type="float" office:value="46.53653" calcext:value-type="float">
            <text:p>46.536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91E+018" calcext:value-type="float">
            <text:p>1.2376517352291E+018</text:p>
          </table:table-cell>
          <table:table-cell office:value-type="float" office:value="5.92238508073052E+017" calcext:value-type="float">
            <text:p>5.9223850807305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5" calcext:value-type="float">
            <text:p>55</text:p>
          </table:table-cell>
          <table:table-cell office:value-type="float" office:value="4762.421" calcext:value-type="float">
            <text:p>4762.421</text:p>
          </table:table-cell>
          <table:table-cell office:value-type="float" office:value="-0.3337994" calcext:value-type="float">
            <text:p>-0.3337994</text:p>
          </table:table-cell>
          <table:table-cell office:value-type="float" office:value="4.413557" calcext:value-type="float">
            <text:p>4.413557</text:p>
          </table:table-cell>
          <table:table-cell office:value-type="float" office:value="50.83007" calcext:value-type="float">
            <text:p>50.83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167E+018" calcext:value-type="float">
            <text:p>1.23765175348167E+018</text:p>
          </table:table-cell>
          <table:table-cell office:value-type="float" office:value="5.92309701450951E+017" calcext:value-type="float">
            <text:p>5.92309701450951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314" calcext:value-type="float">
            <text:p>314</text:p>
          </table:table-cell>
          <table:table-cell office:value-type="float" office:value="5915.32" calcext:value-type="float">
            <text:p>5915.32</text:p>
          </table:table-cell>
          <table:table-cell office:value-type="float" office:value="-0.6959701" calcext:value-type="float">
            <text:p>-0.6959701</text:p>
          </table:table-cell>
          <table:table-cell office:value-type="float" office:value="4.000556" calcext:value-type="float">
            <text:p>4.000556</text:p>
          </table:table-cell>
          <table:table-cell office:value-type="float" office:value="43.70945" calcext:value-type="float">
            <text:p>43.70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241E+018" calcext:value-type="float">
            <text:p>1.23765175509241E+018</text:p>
          </table:table-cell>
          <table:table-cell office:value-type="float" office:value="5.9231245023002E+017" calcext:value-type="float">
            <text:p>5.923124502300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324" calcext:value-type="float">
            <text:p>324</text:p>
          </table:table-cell>
          <table:table-cell office:value-type="float" office:value="6083.567" calcext:value-type="float">
            <text:p>6083.567</text:p>
          </table:table-cell>
          <table:table-cell office:value-type="float" office:value="-1.400081" calcext:value-type="float">
            <text:p>-1.400081</text:p>
          </table:table-cell>
          <table:table-cell office:value-type="float" office:value="4.276103" calcext:value-type="float">
            <text:p>4.276103</text:p>
          </table:table-cell>
          <table:table-cell office:value-type="float" office:value="47.10299" calcext:value-type="float">
            <text:p>47.10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3965E+018" calcext:value-type="float">
            <text:p>1.23765173683965E+018</text:p>
          </table:table-cell>
          <table:table-cell office:value-type="float" office:value="5.92373473125362E+017" calcext:value-type="float">
            <text:p>5.9237347312536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46" calcext:value-type="float">
            <text:p>546</text:p>
          </table:table-cell>
          <table:table-cell office:value-type="float" office:value="5738.471" calcext:value-type="float">
            <text:p>5738.471</text:p>
          </table:table-cell>
          <table:table-cell office:value-type="float" office:value="-0.6412348" calcext:value-type="float">
            <text:p>-0.6412348</text:p>
          </table:table-cell>
          <table:table-cell office:value-type="float" office:value="4.403716" calcext:value-type="float">
            <text:p>4.403716</text:p>
          </table:table-cell>
          <table:table-cell office:value-type="float" office:value="33.7034" calcext:value-type="float">
            <text:p>33.7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626E+018" calcext:value-type="float">
            <text:p>1.23765175455626E+018</text:p>
          </table:table-cell>
          <table:table-cell office:value-type="float" office:value="5.92382269218384E+017" calcext:value-type="float">
            <text:p>5.92382269218384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78" calcext:value-type="float">
            <text:p>578</text:p>
          </table:table-cell>
          <table:table-cell office:value-type="float" office:value="6220.283" calcext:value-type="float">
            <text:p>6220.283</text:p>
          </table:table-cell>
          <table:table-cell office:value-type="float" office:value="-0.6328681" calcext:value-type="float">
            <text:p>-0.6328681</text:p>
          </table:table-cell>
          <table:table-cell office:value-type="float" office:value="4.004542" calcext:value-type="float">
            <text:p>4.004542</text:p>
          </table:table-cell>
          <table:table-cell office:value-type="float" office:value="34.54373" calcext:value-type="float">
            <text:p>34.54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009E+018" calcext:value-type="float">
            <text:p>1.23765173523009E+018</text:p>
          </table:table-cell>
          <table:table-cell office:value-type="float" office:value="5.93351214343678E+017" calcext:value-type="float">
            <text:p>5.9335121434367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7" calcext:value-type="float">
            <text:p>7</text:p>
          </table:table-cell>
          <table:table-cell office:value-type="float" office:value="5670.966" calcext:value-type="float">
            <text:p>5670.966</text:p>
          </table:table-cell>
          <table:table-cell office:value-type="float" office:value="-0.8039176" calcext:value-type="float">
            <text:p>-0.8039176</text:p>
          </table:table-cell>
          <table:table-cell office:value-type="float" office:value="4.028433" calcext:value-type="float">
            <text:p>4.028433</text:p>
          </table:table-cell>
          <table:table-cell office:value-type="float" office:value="49.03619" calcext:value-type="float">
            <text:p>49.036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015E+018" calcext:value-type="float">
            <text:p>1.23765173523015E+018</text:p>
          </table:table-cell>
          <table:table-cell office:value-type="float" office:value="5.93353138489027E+017" calcext:value-type="float">
            <text:p>5.93353138489027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14" calcext:value-type="float">
            <text:p>14</text:p>
          </table:table-cell>
          <table:table-cell office:value-type="float" office:value="5576.151" calcext:value-type="float">
            <text:p>5576.151</text:p>
          </table:table-cell>
          <table:table-cell office:value-type="float" office:value="-0.01994106" calcext:value-type="float">
            <text:p>-0.01994106</text:p>
          </table:table-cell>
          <table:table-cell office:value-type="float" office:value="4.072135" calcext:value-type="float">
            <text:p>4.072135</text:p>
          </table:table-cell>
          <table:table-cell office:value-type="float" office:value="59.18758" calcext:value-type="float">
            <text:p>59.187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8249E+018" calcext:value-type="float">
            <text:p>1.23765460048249E+018</text:p>
          </table:table-cell>
          <table:table-cell office:value-type="float" office:value="6.36193957834943E+017" calcext:value-type="float">
            <text:p>6.36193957834943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220" calcext:value-type="float">
            <text:p>220</text:p>
          </table:table-cell>
          <table:table-cell office:value-type="float" office:value="6021.641" calcext:value-type="float">
            <text:p>6021.641</text:p>
          </table:table-cell>
          <table:table-cell office:value-type="float" office:value="-0.6812987" calcext:value-type="float">
            <text:p>-0.6812987</text:p>
          </table:table-cell>
          <table:table-cell office:value-type="float" office:value="4.308074" calcext:value-type="float">
            <text:p>4.308074</text:p>
          </table:table-cell>
          <table:table-cell office:value-type="float" office:value="38.24289" calcext:value-type="float">
            <text:p>38.242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84E+018" calcext:value-type="float">
            <text:p>1.2376536657884E+018</text:p>
          </table:table-cell>
          <table:table-cell office:value-type="float" office:value="6.36199730270988E+017" calcext:value-type="float">
            <text:p>6.36199730270988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241" calcext:value-type="float">
            <text:p>241</text:p>
          </table:table-cell>
          <table:table-cell office:value-type="float" office:value="5739.578" calcext:value-type="float">
            <text:p>5739.578</text:p>
          </table:table-cell>
          <table:table-cell office:value-type="float" office:value="-1.052665" calcext:value-type="float">
            <text:p>-1.052665</text:p>
          </table:table-cell>
          <table:table-cell office:value-type="float" office:value="4.30564" calcext:value-type="float">
            <text:p>4.30564</text:p>
          </table:table-cell>
          <table:table-cell office:value-type="float" office:value="33.72055" calcext:value-type="float">
            <text:p>33.720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20929E+018" calcext:value-type="float">
            <text:p>1.2376546020929E+018</text:p>
          </table:table-cell>
          <table:table-cell office:value-type="float" office:value="6.36225568794241E+017" calcext:value-type="float">
            <text:p>6.36225568794241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335" calcext:value-type="float">
            <text:p>335</text:p>
          </table:table-cell>
          <table:table-cell office:value-type="float" office:value="5570.241" calcext:value-type="float">
            <text:p>5570.241</text:p>
          </table:table-cell>
          <table:table-cell office:value-type="float" office:value="-0.5495038" calcext:value-type="float">
            <text:p>-0.5495038</text:p>
          </table:table-cell>
          <table:table-cell office:value-type="float" office:value="4.268145" calcext:value-type="float">
            <text:p>4.268145</text:p>
          </table:table-cell>
          <table:table-cell office:value-type="float" office:value="33.17329" calcext:value-type="float">
            <text:p>33.173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57E+018" calcext:value-type="float">
            <text:p>1.2376546053157E+018</text:p>
          </table:table-cell>
          <table:table-cell office:value-type="float" office:value="6.37289346512218E+017" calcext:value-type="float">
            <text:p>6.37289346512218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109" calcext:value-type="float">
            <text:p>109</text:p>
          </table:table-cell>
          <table:table-cell office:value-type="float" office:value="6153.998" calcext:value-type="float">
            <text:p>6153.998</text:p>
          </table:table-cell>
          <table:table-cell office:value-type="float" office:value="-1.547667" calcext:value-type="float">
            <text:p>-1.547667</text:p>
          </table:table-cell>
          <table:table-cell office:value-type="float" office:value="4.06329" calcext:value-type="float">
            <text:p>4.06329</text:p>
          </table:table-cell>
          <table:table-cell office:value-type="float" office:value="43.14452" calcext:value-type="float">
            <text:p>43.144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7864E+018" calcext:value-type="float">
            <text:p>1.23765460477864E+018</text:p>
          </table:table-cell>
          <table:table-cell office:value-type="float" office:value="6.37295118948264E+017" calcext:value-type="float">
            <text:p>6.37295118948264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130" calcext:value-type="float">
            <text:p>130</text:p>
          </table:table-cell>
          <table:table-cell office:value-type="float" office:value="7327.703" calcext:value-type="float">
            <text:p>7327.703</text:p>
          </table:table-cell>
          <table:table-cell office:value-type="float" office:value="-0.8729022" calcext:value-type="float">
            <text:p>-0.8729022</text:p>
          </table:table-cell>
          <table:table-cell office:value-type="float" office:value="4.08464" calcext:value-type="float">
            <text:p>4.08464</text:p>
          </table:table-cell>
          <table:table-cell office:value-type="float" office:value="41.59262" calcext:value-type="float">
            <text:p>41.59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579E+018" calcext:value-type="float">
            <text:p>1.23765440076579E+018</text:p>
          </table:table-cell>
          <table:table-cell office:value-type="float" office:value="6.73445688188627E+017" calcext:value-type="float">
            <text:p>6.73445688188627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573" calcext:value-type="float">
            <text:p>573</text:p>
          </table:table-cell>
          <table:table-cell office:value-type="float" office:value="5330.41" calcext:value-type="float">
            <text:p>5330.41</text:p>
          </table:table-cell>
          <table:table-cell office:value-type="float" office:value="-0.6116459" calcext:value-type="float">
            <text:p>-0.6116459</text:p>
          </table:table-cell>
          <table:table-cell office:value-type="float" office:value="4.481122" calcext:value-type="float">
            <text:p>4.481122</text:p>
          </table:table-cell>
          <table:table-cell office:value-type="float" office:value="38.14832" calcext:value-type="float">
            <text:p>38.14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627858E+018" calcext:value-type="float">
            <text:p>1.23765106627858E+018</text:p>
          </table:table-cell>
          <table:table-cell office:value-type="float" office:value="6.7345173550258E+017" calcext:value-type="float">
            <text:p>6.7345173550258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595" calcext:value-type="float">
            <text:p>595</text:p>
          </table:table-cell>
          <table:table-cell office:value-type="float" office:value="8304.365" calcext:value-type="float">
            <text:p>8304.365</text:p>
          </table:table-cell>
          <table:table-cell office:value-type="float" office:value="-1.082837" calcext:value-type="float">
            <text:p>-1.082837</text:p>
          </table:table-cell>
          <table:table-cell office:value-type="float" office:value="4.476564" calcext:value-type="float">
            <text:p>4.476564</text:p>
          </table:table-cell>
          <table:table-cell office:value-type="float" office:value="40.68841" calcext:value-type="float">
            <text:p>40.688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451E+018" calcext:value-type="float">
            <text:p>1.23765460960451E+018</text:p>
          </table:table-cell>
          <table:table-cell office:value-type="float" office:value="6.74489949373884E+017" calcext:value-type="float">
            <text:p>6.74489949373884E+017</text:p>
          </table:table-cell>
          <table:table-cell office:value-type="float" office:value="599" calcext:value-type="float">
            <text:p>599</text:p>
          </table:table-cell>
          <table:table-cell office:value-type="float" office:value="52317" calcext:value-type="float">
            <text:p>52317</text:p>
          </table:table-cell>
          <table:table-cell office:value-type="float" office:value="276" calcext:value-type="float">
            <text:p>276</text:p>
          </table:table-cell>
          <table:table-cell office:value-type="float" office:value="8234.039" calcext:value-type="float">
            <text:p>8234.039</text:p>
          </table:table-cell>
          <table:table-cell office:value-type="float" office:value="-0.7293825" calcext:value-type="float">
            <text:p>-0.7293825</text:p>
          </table:table-cell>
          <table:table-cell office:value-type="float" office:value="4.412107" calcext:value-type="float">
            <text:p>4.412107</text:p>
          </table:table-cell>
          <table:table-cell office:value-type="float" office:value="38.45741" calcext:value-type="float">
            <text:p>38.457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425E+018" calcext:value-type="float">
            <text:p>1.23765460960425E+018</text:p>
          </table:table-cell>
          <table:table-cell office:value-type="float" office:value="6.74500394734348E+017" calcext:value-type="float">
            <text:p>6.74500394734348E+017</text:p>
          </table:table-cell>
          <table:table-cell office:value-type="float" office:value="599" calcext:value-type="float">
            <text:p>599</text:p>
          </table:table-cell>
          <table:table-cell office:value-type="float" office:value="52317" calcext:value-type="float">
            <text:p>52317</text:p>
          </table:table-cell>
          <table:table-cell office:value-type="float" office:value="314" calcext:value-type="float">
            <text:p>314</text:p>
          </table:table-cell>
          <table:table-cell office:value-type="float" office:value="5857.414" calcext:value-type="float">
            <text:p>5857.414</text:p>
          </table:table-cell>
          <table:table-cell office:value-type="float" office:value="-0.6136215" calcext:value-type="float">
            <text:p>-0.6136215</text:p>
          </table:table-cell>
          <table:table-cell office:value-type="float" office:value="4.013253" calcext:value-type="float">
            <text:p>4.013253</text:p>
          </table:table-cell>
          <table:table-cell office:value-type="float" office:value="32.14991" calcext:value-type="float">
            <text:p>32.149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866E+018" calcext:value-type="float">
            <text:p>1.23767464992866E+018</text:p>
          </table:table-cell>
          <table:table-cell office:value-type="float" office:value="3.20932633120893E+017" calcext:value-type="float">
            <text:p>3.20932633120893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186" calcext:value-type="float">
            <text:p>186</text:p>
          </table:table-cell>
          <table:table-cell office:value-type="float" office:value="5957.515" calcext:value-type="float">
            <text:p>5957.515</text:p>
          </table:table-cell>
          <table:table-cell office:value-type="float" office:value="-0.6919018" calcext:value-type="float">
            <text:p>-0.6919018</text:p>
          </table:table-cell>
          <table:table-cell office:value-type="float" office:value="4.1218" calcext:value-type="float">
            <text:p>4.1218</text:p>
          </table:table-cell>
          <table:table-cell office:value-type="float" office:value="43.23554" calcext:value-type="float">
            <text:p>43.23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49400673217E+017" calcext:value-type="float">
            <text:p>3.20949400673217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47" calcext:value-type="float">
            <text:p>247</text:p>
          </table:table-cell>
          <table:table-cell office:value-type="float" office:value="4517.212" calcext:value-type="float">
            <text:p>4517.212</text:p>
          </table:table-cell>
          <table:table-cell office:value-type="float" office:value="-0.4172843" calcext:value-type="float">
            <text:p>-0.4172843</text:p>
          </table:table-cell>
          <table:table-cell office:value-type="float" office:value="4.342467" calcext:value-type="float">
            <text:p>4.342467</text:p>
          </table:table-cell>
          <table:table-cell office:value-type="float" office:value="51.3875" calcext:value-type="float">
            <text:p>51.3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51599696472E+017" calcext:value-type="float">
            <text:p>3.20951599696472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55" calcext:value-type="float">
            <text:p>255</text:p>
          </table:table-cell>
          <table:table-cell office:value-type="float" office:value="5514.44" calcext:value-type="float">
            <text:p>5514.44</text:p>
          </table:table-cell>
          <table:table-cell office:value-type="float" office:value="-0.6258048" calcext:value-type="float">
            <text:p>-0.6258048</text:p>
          </table:table-cell>
          <table:table-cell office:value-type="float" office:value="4.355133" calcext:value-type="float">
            <text:p>4.355133</text:p>
          </table:table-cell>
          <table:table-cell office:value-type="float" office:value="39.91154" calcext:value-type="float">
            <text:p>39.911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52424330193E+017" calcext:value-type="float">
            <text:p>3.20952424330193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58" calcext:value-type="float">
            <text:p>258</text:p>
          </table:table-cell>
          <table:table-cell office:value-type="float" office:value="4517.008" calcext:value-type="float">
            <text:p>4517.008</text:p>
          </table:table-cell>
          <table:table-cell office:value-type="float" office:value="-0.4439943" calcext:value-type="float">
            <text:p>-0.4439943</text:p>
          </table:table-cell>
          <table:table-cell office:value-type="float" office:value="4.133813" calcext:value-type="float">
            <text:p>4.133813</text:p>
          </table:table-cell>
          <table:table-cell office:value-type="float" office:value="47.30064" calcext:value-type="float">
            <text:p>47.300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60670667401E+017" calcext:value-type="float">
            <text:p>3.20960670667401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88" calcext:value-type="float">
            <text:p>288</text:p>
          </table:table-cell>
          <table:table-cell office:value-type="float" office:value="5899.293" calcext:value-type="float">
            <text:p>5899.293</text:p>
          </table:table-cell>
          <table:table-cell office:value-type="float" office:value="-0.715188" calcext:value-type="float">
            <text:p>-0.715188</text:p>
          </table:table-cell>
          <table:table-cell office:value-type="float" office:value="4.142809" calcext:value-type="float">
            <text:p>4.142809</text:p>
          </table:table-cell>
          <table:table-cell office:value-type="float" office:value="53.76506" calcext:value-type="float">
            <text:p>53.765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61770179029E+017" calcext:value-type="float">
            <text:p>3.20961770179029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92" calcext:value-type="float">
            <text:p>292</text:p>
          </table:table-cell>
          <table:table-cell office:value-type="float" office:value="4676.359" calcext:value-type="float">
            <text:p>4676.359</text:p>
          </table:table-cell>
          <table:table-cell office:value-type="float" office:value="-0.2803241" calcext:value-type="float">
            <text:p>-0.2803241</text:p>
          </table:table-cell>
          <table:table-cell office:value-type="float" office:value="4.488625" calcext:value-type="float">
            <text:p>4.488625</text:p>
          </table:table-cell>
          <table:table-cell office:value-type="float" office:value="40.46582" calcext:value-type="float">
            <text:p>40.46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814E+018" calcext:value-type="float">
            <text:p>1.23767464992814E+018</text:p>
          </table:table-cell>
          <table:table-cell office:value-type="float" office:value="3.20965068713912E+017" calcext:value-type="float">
            <text:p>3.20965068713912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04" calcext:value-type="float">
            <text:p>304</text:p>
          </table:table-cell>
          <table:table-cell office:value-type="float" office:value="5472.544" calcext:value-type="float">
            <text:p>5472.544</text:p>
          </table:table-cell>
          <table:table-cell office:value-type="float" office:value="-0.9934122" calcext:value-type="float">
            <text:p>-0.9934122</text:p>
          </table:table-cell>
          <table:table-cell office:value-type="float" office:value="4.363532" calcext:value-type="float">
            <text:p>4.363532</text:p>
          </table:table-cell>
          <table:table-cell office:value-type="float" office:value="37.85301" calcext:value-type="float">
            <text:p>37.85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098E+018" calcext:value-type="float">
            <text:p>1.23764872284098E+018</text:p>
          </table:table-cell>
          <table:table-cell office:value-type="float" office:value="3.20970841149958E+017" calcext:value-type="float">
            <text:p>3.2097084114995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25" calcext:value-type="float">
            <text:p>325</text:p>
          </table:table-cell>
          <table:table-cell office:value-type="float" office:value="4451.054" calcext:value-type="float">
            <text:p>4451.054</text:p>
          </table:table-cell>
          <table:table-cell office:value-type="float" office:value="-0.9397386" calcext:value-type="float">
            <text:p>-0.9397386</text:p>
          </table:table-cell>
          <table:table-cell office:value-type="float" office:value="4.386624" calcext:value-type="float">
            <text:p>4.386624</text:p>
          </table:table-cell>
          <table:table-cell office:value-type="float" office:value="47.94065" calcext:value-type="float">
            <text:p>47.940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882E+018" calcext:value-type="float">
            <text:p>1.23767465153882E+018</text:p>
          </table:table-cell>
          <table:table-cell office:value-type="float" office:value="3.20973589929028E+017" calcext:value-type="float">
            <text:p>3.2097358992902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35" calcext:value-type="float">
            <text:p>335</text:p>
          </table:table-cell>
          <table:table-cell office:value-type="float" office:value="5900.426" calcext:value-type="float">
            <text:p>5900.426</text:p>
          </table:table-cell>
          <table:table-cell office:value-type="float" office:value="-0.7314985" calcext:value-type="float">
            <text:p>-0.7314985</text:p>
          </table:table-cell>
          <table:table-cell office:value-type="float" office:value="4.33368" calcext:value-type="float">
            <text:p>4.33368</text:p>
          </table:table-cell>
          <table:table-cell office:value-type="float" office:value="32.20117" calcext:value-type="float">
            <text:p>32.201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488E+018" calcext:value-type="float">
            <text:p>1.23767465046488E+018</text:p>
          </table:table-cell>
          <table:table-cell office:value-type="float" office:value="3.2097963724298E+017" calcext:value-type="float">
            <text:p>3.209796372429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57" calcext:value-type="float">
            <text:p>357</text:p>
          </table:table-cell>
          <table:table-cell office:value-type="float" office:value="6153.808" calcext:value-type="float">
            <text:p>6153.808</text:p>
          </table:table-cell>
          <table:table-cell office:value-type="float" office:value="-1.063979" calcext:value-type="float">
            <text:p>-1.063979</text:p>
          </table:table-cell>
          <table:table-cell office:value-type="float" office:value="4.064283" calcext:value-type="float">
            <text:p>4.064283</text:p>
          </table:table-cell>
          <table:table-cell office:value-type="float" office:value="35.32323" calcext:value-type="float">
            <text:p>35.323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954E+018" calcext:value-type="float">
            <text:p>1.23764870405954E+018</text:p>
          </table:table-cell>
          <table:table-cell office:value-type="float" office:value="3.50191457723771E+017" calcext:value-type="float">
            <text:p>3.50191457723771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133" calcext:value-type="float">
            <text:p>133</text:p>
          </table:table-cell>
          <table:table-cell office:value-type="float" office:value="5892.436" calcext:value-type="float">
            <text:p>5892.436</text:p>
          </table:table-cell>
          <table:table-cell office:value-type="float" office:value="-0.9563531" calcext:value-type="float">
            <text:p>-0.9563531</text:p>
          </table:table-cell>
          <table:table-cell office:value-type="float" office:value="4.032218" calcext:value-type="float">
            <text:p>4.032218</text:p>
          </table:table-cell>
          <table:table-cell office:value-type="float" office:value="32.22033" calcext:value-type="float">
            <text:p>32.220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241E+018" calcext:value-type="float">
            <text:p>1.23764870352241E+018</text:p>
          </table:table-cell>
          <table:table-cell office:value-type="float" office:value="3.50226367217953E+017" calcext:value-type="float">
            <text:p>3.5022636721795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260" calcext:value-type="float">
            <text:p>260</text:p>
          </table:table-cell>
          <table:table-cell office:value-type="float" office:value="6142.964" calcext:value-type="float">
            <text:p>6142.964</text:p>
          </table:table-cell>
          <table:table-cell office:value-type="float" office:value="-1.561418" calcext:value-type="float">
            <text:p>-1.561418</text:p>
          </table:table-cell>
          <table:table-cell office:value-type="float" office:value="4.185668" calcext:value-type="float">
            <text:p>4.185668</text:p>
          </table:table-cell>
          <table:table-cell office:value-type="float" office:value="31.65503" calcext:value-type="float">
            <text:p>31.65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14E+018" calcext:value-type="float">
            <text:p>1.2376487212514E+018</text:p>
          </table:table-cell>
          <table:table-cell office:value-type="float" office:value="3.50229940630743E+017" calcext:value-type="float">
            <text:p>3.5022994063074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273" calcext:value-type="float">
            <text:p>273</text:p>
          </table:table-cell>
          <table:table-cell office:value-type="float" office:value="4486.925" calcext:value-type="float">
            <text:p>4486.925</text:p>
          </table:table-cell>
          <table:table-cell office:value-type="float" office:value="-0.8486215" calcext:value-type="float">
            <text:p>-0.8486215</text:p>
          </table:table-cell>
          <table:table-cell office:value-type="float" office:value="4.296259" calcext:value-type="float">
            <text:p>4.296259</text:p>
          </table:table-cell>
          <table:table-cell office:value-type="float" office:value="32.47513" calcext:value-type="float">
            <text:p>32.47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101E+018" calcext:value-type="float">
            <text:p>1.23764872125101E+018</text:p>
          </table:table-cell>
          <table:table-cell office:value-type="float" office:value="3.50239836235393E+017" calcext:value-type="float">
            <text:p>3.5023983623539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09" calcext:value-type="float">
            <text:p>309</text:p>
          </table:table-cell>
          <table:table-cell office:value-type="float" office:value="5752.195" calcext:value-type="float">
            <text:p>5752.195</text:p>
          </table:table-cell>
          <table:table-cell office:value-type="float" office:value="-0.6752415" calcext:value-type="float">
            <text:p>-0.6752415</text:p>
          </table:table-cell>
          <table:table-cell office:value-type="float" office:value="4.128975" calcext:value-type="float">
            <text:p>4.128975</text:p>
          </table:table-cell>
          <table:table-cell office:value-type="float" office:value="41.25348" calcext:value-type="float">
            <text:p>41.25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821E+018" calcext:value-type="float">
            <text:p>1.23764872178821E+018</text:p>
          </table:table-cell>
          <table:table-cell office:value-type="float" office:value="3.50252205741206E+017" calcext:value-type="float">
            <text:p>3.50252205741206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54" calcext:value-type="float">
            <text:p>354</text:p>
          </table:table-cell>
          <table:table-cell office:value-type="float" office:value="5897.397" calcext:value-type="float">
            <text:p>5897.397</text:p>
          </table:table-cell>
          <table:table-cell office:value-type="float" office:value="-0.9320439" calcext:value-type="float">
            <text:p>-0.9320439</text:p>
          </table:table-cell>
          <table:table-cell office:value-type="float" office:value="4.104814" calcext:value-type="float">
            <text:p>4.104814</text:p>
          </table:table-cell>
          <table:table-cell office:value-type="float" office:value="35.97229" calcext:value-type="float">
            <text:p>35.97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821E+018" calcext:value-type="float">
            <text:p>1.23764872178821E+018</text:p>
          </table:table-cell>
          <table:table-cell office:value-type="float" office:value="3.50253305252833E+017" calcext:value-type="float">
            <text:p>3.5025330525283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58" calcext:value-type="float">
            <text:p>358</text:p>
          </table:table-cell>
          <table:table-cell office:value-type="float" office:value="5907.732" calcext:value-type="float">
            <text:p>5907.732</text:p>
          </table:table-cell>
          <table:table-cell office:value-type="float" office:value="-0.6852324" calcext:value-type="float">
            <text:p>-0.6852324</text:p>
          </table:table-cell>
          <table:table-cell office:value-type="float" office:value="4.012833" calcext:value-type="float">
            <text:p>4.012833</text:p>
          </table:table-cell>
          <table:table-cell office:value-type="float" office:value="35.24175" calcext:value-type="float">
            <text:p>35.24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009E+018" calcext:value-type="float">
            <text:p>1.23764870567009E+018</text:p>
          </table:table-cell>
          <table:table-cell office:value-type="float" office:value="3.50267324026087E+017" calcext:value-type="float">
            <text:p>3.50267324026087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409" calcext:value-type="float">
            <text:p>409</text:p>
          </table:table-cell>
          <table:table-cell office:value-type="float" office:value="5837.521" calcext:value-type="float">
            <text:p>5837.521</text:p>
          </table:table-cell>
          <table:table-cell office:value-type="float" office:value="-1.141349" calcext:value-type="float">
            <text:p>-1.141349</text:p>
          </table:table-cell>
          <table:table-cell office:value-type="float" office:value="4.147225" calcext:value-type="float">
            <text:p>4.147225</text:p>
          </table:table-cell>
          <table:table-cell office:value-type="float" office:value="38.1493" calcext:value-type="float">
            <text:p>38.14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3348E+018" calcext:value-type="float">
            <text:p>1.23764870513348E+018</text:p>
          </table:table-cell>
          <table:table-cell office:value-type="float" office:value="3.50289864014457E+017" calcext:value-type="float">
            <text:p>3.50289864014457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491" calcext:value-type="float">
            <text:p>491</text:p>
          </table:table-cell>
          <table:table-cell office:value-type="float" office:value="5391.272" calcext:value-type="float">
            <text:p>5391.272</text:p>
          </table:table-cell>
          <table:table-cell office:value-type="float" office:value="-0.5654478" calcext:value-type="float">
            <text:p>-0.5654478</text:p>
          </table:table-cell>
          <table:table-cell office:value-type="float" office:value="4.110878" calcext:value-type="float">
            <text:p>4.110878</text:p>
          </table:table-cell>
          <table:table-cell office:value-type="float" office:value="30.88899" calcext:value-type="float">
            <text:p>30.888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558E+018" calcext:value-type="float">
            <text:p>1.23764872071558E+018</text:p>
          </table:table-cell>
          <table:table-cell office:value-type="float" office:value="3.51310211207686E+017" calcext:value-type="float">
            <text:p>3.51310211207686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107" calcext:value-type="float">
            <text:p>107</text:p>
          </table:table-cell>
          <table:table-cell office:value-type="float" office:value="5859.908" calcext:value-type="float">
            <text:p>5859.908</text:p>
          </table:table-cell>
          <table:table-cell office:value-type="float" office:value="-0.5013747" calcext:value-type="float">
            <text:p>-0.5013747</text:p>
          </table:table-cell>
          <table:table-cell office:value-type="float" office:value="4.176369" calcext:value-type="float">
            <text:p>4.176369</text:p>
          </table:table-cell>
          <table:table-cell office:value-type="float" office:value="37.90284" calcext:value-type="float">
            <text:p>37.90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794E+018" calcext:value-type="float">
            <text:p>1.23765122570794E+018</text:p>
          </table:table-cell>
          <table:table-cell office:value-type="float" office:value="3.97553746361477E+017" calcext:value-type="float">
            <text:p>3.97553746361477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04" calcext:value-type="float">
            <text:p>404</text:p>
          </table:table-cell>
          <table:table-cell office:value-type="float" office:value="5637.596" calcext:value-type="float">
            <text:p>5637.596</text:p>
          </table:table-cell>
          <table:table-cell office:value-type="float" office:value="-0.4304452" calcext:value-type="float">
            <text:p>-0.4304452</text:p>
          </table:table-cell>
          <table:table-cell office:value-type="float" office:value="4.343506" calcext:value-type="float">
            <text:p>4.343506</text:p>
          </table:table-cell>
          <table:table-cell office:value-type="float" office:value="46.40935" calcext:value-type="float">
            <text:p>46.40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794E+018" calcext:value-type="float">
            <text:p>1.23765122570794E+018</text:p>
          </table:table-cell>
          <table:table-cell office:value-type="float" office:value="3.97554570995198E+017" calcext:value-type="float">
            <text:p>3.9755457099519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07" calcext:value-type="float">
            <text:p>407</text:p>
          </table:table-cell>
          <table:table-cell office:value-type="float" office:value="5936.98" calcext:value-type="float">
            <text:p>5936.98</text:p>
          </table:table-cell>
          <table:table-cell office:value-type="float" office:value="-0.364894" calcext:value-type="float">
            <text:p>-0.364894</text:p>
          </table:table-cell>
          <table:table-cell office:value-type="float" office:value="4.011497" calcext:value-type="float">
            <text:p>4.011497</text:p>
          </table:table-cell>
          <table:table-cell office:value-type="float" office:value="59.13757" calcext:value-type="float">
            <text:p>59.137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336E+018" calcext:value-type="float">
            <text:p>1.23765121282336E+018</text:p>
          </table:table-cell>
          <table:table-cell office:value-type="float" office:value="3.97564466599848E+017" calcext:value-type="float">
            <text:p>3.9756446659984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43" calcext:value-type="float">
            <text:p>443</text:p>
          </table:table-cell>
          <table:table-cell office:value-type="float" office:value="4413.054" calcext:value-type="float">
            <text:p>4413.054</text:p>
          </table:table-cell>
          <table:table-cell office:value-type="float" office:value="-0.7615207" calcext:value-type="float">
            <text:p>-0.7615207</text:p>
          </table:table-cell>
          <table:table-cell office:value-type="float" office:value="4.132025" calcext:value-type="float">
            <text:p>4.132025</text:p>
          </table:table-cell>
          <table:table-cell office:value-type="float" office:value="36.75579" calcext:value-type="float">
            <text:p>36.75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846E+018" calcext:value-type="float">
            <text:p>1.23765122570846E+018</text:p>
          </table:table-cell>
          <table:table-cell office:value-type="float" office:value="3.97580684396358E+017" calcext:value-type="float">
            <text:p>3.9758068439635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2" calcext:value-type="float">
            <text:p>502</text:p>
          </table:table-cell>
          <table:table-cell office:value-type="float" office:value="5849.995" calcext:value-type="float">
            <text:p>5849.995</text:p>
          </table:table-cell>
          <table:table-cell office:value-type="float" office:value="-0.5529138" calcext:value-type="float">
            <text:p>-0.5529138</text:p>
          </table:table-cell>
          <table:table-cell office:value-type="float" office:value="4.275517" calcext:value-type="float">
            <text:p>4.275517</text:p>
          </table:table-cell>
          <table:table-cell office:value-type="float" office:value="43.04849" calcext:value-type="float">
            <text:p>43.048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846E+018" calcext:value-type="float">
            <text:p>1.23765122570846E+018</text:p>
          </table:table-cell>
          <table:table-cell office:value-type="float" office:value="3.97580959274265E+017" calcext:value-type="float">
            <text:p>3.97580959274265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3" calcext:value-type="float">
            <text:p>503</text:p>
          </table:table-cell>
          <table:table-cell office:value-type="float" office:value="6198.659" calcext:value-type="float">
            <text:p>6198.659</text:p>
          </table:table-cell>
          <table:table-cell office:value-type="float" office:value="-2.041283" calcext:value-type="float">
            <text:p>-2.041283</text:p>
          </table:table-cell>
          <table:table-cell office:value-type="float" office:value="4.061802" calcext:value-type="float">
            <text:p>4.061802</text:p>
          </table:table-cell>
          <table:table-cell office:value-type="float" office:value="48.62016" calcext:value-type="float">
            <text:p>48.620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5997E+018" calcext:value-type="float">
            <text:p>1.23765121335997E+018</text:p>
          </table:table-cell>
          <table:table-cell office:value-type="float" office:value="3.9758590707659E+017" calcext:value-type="float">
            <text:p>3.975859070765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21" calcext:value-type="float">
            <text:p>521</text:p>
          </table:table-cell>
          <table:table-cell office:value-type="float" office:value="4567.195" calcext:value-type="float">
            <text:p>4567.195</text:p>
          </table:table-cell>
          <table:table-cell office:value-type="float" office:value="-0.6078452" calcext:value-type="float">
            <text:p>-0.6078452</text:p>
          </table:table-cell>
          <table:table-cell office:value-type="float" office:value="4.119362" calcext:value-type="float">
            <text:p>4.119362</text:p>
          </table:table-cell>
          <table:table-cell office:value-type="float" office:value="33.80854" calcext:value-type="float">
            <text:p>33.80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514E+018" calcext:value-type="float">
            <text:p>1.23765122624514E+018</text:p>
          </table:table-cell>
          <table:table-cell office:value-type="float" office:value="3.97590580001008E+017" calcext:value-type="float">
            <text:p>3.9759058000100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38" calcext:value-type="float">
            <text:p>538</text:p>
          </table:table-cell>
          <table:table-cell office:value-type="float" office:value="4391.565" calcext:value-type="float">
            <text:p>4391.565</text:p>
          </table:table-cell>
          <table:table-cell office:value-type="float" office:value="-0.6041244" calcext:value-type="float">
            <text:p>-0.6041244</text:p>
          </table:table-cell>
          <table:table-cell office:value-type="float" office:value="4.250395" calcext:value-type="float">
            <text:p>4.250395</text:p>
          </table:table-cell>
          <table:table-cell office:value-type="float" office:value="57.26668" calcext:value-type="float">
            <text:p>57.266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27E+018" calcext:value-type="float">
            <text:p>1.23765122678227E+018</text:p>
          </table:table-cell>
          <table:table-cell office:value-type="float" office:value="3.9760294950682E+017" calcext:value-type="float">
            <text:p>3.9760294950682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83" calcext:value-type="float">
            <text:p>583</text:p>
          </table:table-cell>
          <table:table-cell office:value-type="float" office:value="5724.214" calcext:value-type="float">
            <text:p>5724.214</text:p>
          </table:table-cell>
          <table:table-cell office:value-type="float" office:value="-0.1670892" calcext:value-type="float">
            <text:p>-0.1670892</text:p>
          </table:table-cell>
          <table:table-cell office:value-type="float" office:value="4.101001" calcext:value-type="float">
            <text:p>4.101001</text:p>
          </table:table-cell>
          <table:table-cell office:value-type="float" office:value="46.28588" calcext:value-type="float">
            <text:p>46.28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07E+018" calcext:value-type="float">
            <text:p>1.23765122678207E+018</text:p>
          </table:table-cell>
          <table:table-cell office:value-type="float" office:value="3.97608447064959E+017" calcext:value-type="float">
            <text:p>3.9760844706495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03" calcext:value-type="float">
            <text:p>603</text:p>
          </table:table-cell>
          <table:table-cell office:value-type="float" office:value="5867.26" calcext:value-type="float">
            <text:p>5867.26</text:p>
          </table:table-cell>
          <table:table-cell office:value-type="float" office:value="-0.4140239" calcext:value-type="float">
            <text:p>-0.4140239</text:p>
          </table:table-cell>
          <table:table-cell office:value-type="float" office:value="4.145506" calcext:value-type="float">
            <text:p>4.145506</text:p>
          </table:table-cell>
          <table:table-cell office:value-type="float" office:value="51.00612" calcext:value-type="float">
            <text:p>51.006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89756E+018" calcext:value-type="float">
            <text:p>1.23765121389756E+018</text:p>
          </table:table-cell>
          <table:table-cell office:value-type="float" office:value="3.97618067791702E+017" calcext:value-type="float">
            <text:p>3.97618067791702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38" calcext:value-type="float">
            <text:p>638</text:p>
          </table:table-cell>
          <table:table-cell office:value-type="float" office:value="5962.756" calcext:value-type="float">
            <text:p>5962.756</text:p>
          </table:table-cell>
          <table:table-cell office:value-type="float" office:value="-0.4250996" calcext:value-type="float">
            <text:p>-0.4250996</text:p>
          </table:table-cell>
          <table:table-cell office:value-type="float" office:value="4.268723" calcext:value-type="float">
            <text:p>4.268723</text:p>
          </table:table-cell>
          <table:table-cell office:value-type="float" office:value="45.69013" calcext:value-type="float">
            <text:p>45.69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076E+018" calcext:value-type="float">
            <text:p>1.23765129926076E+018</text:p>
          </table:table-cell>
          <table:table-cell office:value-type="float" office:value="3.9858536463941E+017" calcext:value-type="float">
            <text:p>3.985853646394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1" calcext:value-type="float">
            <text:p>61</text:p>
          </table:table-cell>
          <table:table-cell office:value-type="float" office:value="7947.131" calcext:value-type="float">
            <text:p>7947.131</text:p>
          </table:table-cell>
          <table:table-cell office:value-type="float" office:value="-1.603688" calcext:value-type="float">
            <text:p>-1.603688</text:p>
          </table:table-cell>
          <table:table-cell office:value-type="float" office:value="4.313006" calcext:value-type="float">
            <text:p>4.313006</text:p>
          </table:table-cell>
          <table:table-cell office:value-type="float" office:value="31.25009" calcext:value-type="float">
            <text:p>31.25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555E+018" calcext:value-type="float">
            <text:p>1.23765652945555E+018</text:p>
          </table:table-cell>
          <table:table-cell office:value-type="float" office:value="3.98619174621964E+017" calcext:value-type="float">
            <text:p>3.98619174621964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184" calcext:value-type="float">
            <text:p>184</text:p>
          </table:table-cell>
          <table:table-cell office:value-type="float" office:value="7394.786" calcext:value-type="float">
            <text:p>7394.786</text:p>
          </table:table-cell>
          <table:table-cell office:value-type="float" office:value="-0.6498865" calcext:value-type="float">
            <text:p>-0.6498865</text:p>
          </table:table-cell>
          <table:table-cell office:value-type="float" office:value="4.117369" calcext:value-type="float">
            <text:p>4.117369</text:p>
          </table:table-cell>
          <table:table-cell office:value-type="float" office:value="46.51782" calcext:value-type="float">
            <text:p>46.51782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1389671E+018" calcext:value-type="float">
            <text:p>1.23765121389671E+018</text:p>
          </table:table-cell>
          <table:table-cell office:value-type="float" office:value="3.98659031918471E+017" calcext:value-type="float">
            <text:p>3.9865903191847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329" calcext:value-type="float">
            <text:p>329</text:p>
          </table:table-cell>
          <table:table-cell office:value-type="float" office:value="5645.077" calcext:value-type="float">
            <text:p>5645.077</text:p>
          </table:table-cell>
          <table:table-cell office:value-type="float" office:value="-0.7008047" calcext:value-type="float">
            <text:p>-0.7008047</text:p>
          </table:table-cell>
          <table:table-cell office:value-type="float" office:value="4.461268" calcext:value-type="float">
            <text:p>4.461268</text:p>
          </table:table-cell>
          <table:table-cell office:value-type="float" office:value="44.63073" calcext:value-type="float">
            <text:p>44.630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175E+018" calcext:value-type="float">
            <text:p>1.23765122678175E+018</text:p>
          </table:table-cell>
          <table:table-cell office:value-type="float" office:value="3.98666728499866E+017" calcext:value-type="float">
            <text:p>3.98666728499866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357" calcext:value-type="float">
            <text:p>357</text:p>
          </table:table-cell>
          <table:table-cell office:value-type="float" office:value="5724.697" calcext:value-type="float">
            <text:p>5724.697</text:p>
          </table:table-cell>
          <table:table-cell office:value-type="float" office:value="-0.5577633" calcext:value-type="float">
            <text:p>-0.5577633</text:p>
          </table:table-cell>
          <table:table-cell office:value-type="float" office:value="4.232297" calcext:value-type="float">
            <text:p>4.232297</text:p>
          </table:table-cell>
          <table:table-cell office:value-type="float" office:value="32.1723" calcext:value-type="float">
            <text:p>32.17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764969E+018" calcext:value-type="float">
            <text:p>1.23765129764969E+018</text:p>
          </table:table-cell>
          <table:table-cell office:value-type="float" office:value="3.98695315802188E+017" calcext:value-type="float">
            <text:p>3.98695315802188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461" calcext:value-type="float">
            <text:p>461</text:p>
          </table:table-cell>
          <table:table-cell office:value-type="float" office:value="6018.766" calcext:value-type="float">
            <text:p>6018.766</text:p>
          </table:table-cell>
          <table:table-cell office:value-type="float" office:value="-0.928645" calcext:value-type="float">
            <text:p>-0.928645</text:p>
          </table:table-cell>
          <table:table-cell office:value-type="float" office:value="4.219857" calcext:value-type="float">
            <text:p>4.219857</text:p>
          </table:table-cell>
          <table:table-cell office:value-type="float" office:value="32.8736" calcext:value-type="float">
            <text:p>32.8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125E+018" calcext:value-type="float">
            <text:p>1.23765719198125E+018</text:p>
          </table:table-cell>
          <table:table-cell office:value-type="float" office:value="4.3922606499302E+017" calcext:value-type="float">
            <text:p>4.3922606499302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55" calcext:value-type="float">
            <text:p>455</text:p>
          </table:table-cell>
          <table:table-cell office:value-type="float" office:value="7802.836" calcext:value-type="float">
            <text:p>7802.836</text:p>
          </table:table-cell>
          <table:table-cell office:value-type="float" office:value="-4.316619" calcext:value-type="float">
            <text:p>-4.316619</text:p>
          </table:table-cell>
          <table:table-cell office:value-type="float" office:value="4.014984" calcext:value-type="float">
            <text:p>4.014984</text:p>
          </table:table-cell>
          <table:table-cell office:value-type="float" office:value="52.02286" calcext:value-type="float">
            <text:p>52.02286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6371601672E+018" calcext:value-type="float">
            <text:p>1.23766371601672E+018</text:p>
          </table:table-cell>
          <table:table-cell office:value-type="float" office:value="4.39230188161624E+017" calcext:value-type="float">
            <text:p>4.39230188161624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70" calcext:value-type="float">
            <text:p>470</text:p>
          </table:table-cell>
          <table:table-cell office:value-type="float" office:value="6027.748" calcext:value-type="float">
            <text:p>6027.748</text:p>
          </table:table-cell>
          <table:table-cell office:value-type="float" office:value="-0.5979364" calcext:value-type="float">
            <text:p>-0.5979364</text:p>
          </table:table-cell>
          <table:table-cell office:value-type="float" office:value="4.009849" calcext:value-type="float">
            <text:p>4.009849</text:p>
          </table:table-cell>
          <table:table-cell office:value-type="float" office:value="55.76349" calcext:value-type="float">
            <text:p>55.76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51E+018" calcext:value-type="float">
            <text:p>1.23765719144451E+018</text:p>
          </table:table-cell>
          <table:table-cell office:value-type="float" office:value="4.39234586208135E+017" calcext:value-type="float">
            <text:p>4.39234586208135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86" calcext:value-type="float">
            <text:p>486</text:p>
          </table:table-cell>
          <table:table-cell office:value-type="float" office:value="7045.218" calcext:value-type="float">
            <text:p>7045.218</text:p>
          </table:table-cell>
          <table:table-cell office:value-type="float" office:value="-0.1418805" calcext:value-type="float">
            <text:p>-0.1418805</text:p>
          </table:table-cell>
          <table:table-cell office:value-type="float" office:value="4.150242" calcext:value-type="float">
            <text:p>4.150242</text:p>
          </table:table-cell>
          <table:table-cell office:value-type="float" office:value="87.92498" calcext:value-type="float">
            <text:p>87.92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98E+018" calcext:value-type="float">
            <text:p>1.23766378419998E+018</text:p>
          </table:table-cell>
          <table:table-cell office:value-type="float" office:value="4.39243657179064E+017" calcext:value-type="float">
            <text:p>4.39243657179064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19" calcext:value-type="float">
            <text:p>519</text:p>
          </table:table-cell>
          <table:table-cell office:value-type="float" office:value="7112.604" calcext:value-type="float">
            <text:p>7112.604</text:p>
          </table:table-cell>
          <table:table-cell office:value-type="float" office:value="-2.366787" calcext:value-type="float">
            <text:p>-2.366787</text:p>
          </table:table-cell>
          <table:table-cell office:value-type="float" office:value="4.210001" calcext:value-type="float">
            <text:p>4.210001</text:p>
          </table:table-cell>
          <table:table-cell office:value-type="float" office:value="77.0247" calcext:value-type="float">
            <text:p>77.0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138E+018" calcext:value-type="float">
            <text:p>1.23765719198138E+018</text:p>
          </table:table-cell>
          <table:table-cell office:value-type="float" office:value="4.39245031568599E+017" calcext:value-type="float">
            <text:p>4.39245031568599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24" calcext:value-type="float">
            <text:p>524</text:p>
          </table:table-cell>
          <table:table-cell office:value-type="float" office:value="4536.044" calcext:value-type="float">
            <text:p>4536.044</text:p>
          </table:table-cell>
          <table:table-cell office:value-type="float" office:value="-0.1785616" calcext:value-type="float">
            <text:p>-0.1785616</text:p>
          </table:table-cell>
          <table:table-cell office:value-type="float" office:value="4.24437" calcext:value-type="float">
            <text:p>4.24437</text:p>
          </table:table-cell>
          <table:table-cell office:value-type="float" office:value="41.86586" calcext:value-type="float">
            <text:p>41.865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25E+018" calcext:value-type="float">
            <text:p>1.23765719251825E+018</text:p>
          </table:table-cell>
          <table:table-cell office:value-type="float" office:value="4.39246131080227E+017" calcext:value-type="float">
            <text:p>4.39246131080227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28" calcext:value-type="float">
            <text:p>528</text:p>
          </table:table-cell>
          <table:table-cell office:value-type="float" office:value="6165.217" calcext:value-type="float">
            <text:p>6165.217</text:p>
          </table:table-cell>
          <table:table-cell office:value-type="float" office:value="-1.362943" calcext:value-type="float">
            <text:p>-1.362943</text:p>
          </table:table-cell>
          <table:table-cell office:value-type="float" office:value="4.169453" calcext:value-type="float">
            <text:p>4.169453</text:p>
          </table:table-cell>
          <table:table-cell office:value-type="float" office:value="43.80593" calcext:value-type="float">
            <text:p>43.80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71E+018" calcext:value-type="float">
            <text:p>1.23765719144471E+018</text:p>
          </table:table-cell>
          <table:table-cell office:value-type="float" office:value="4.39251353760459E+017" calcext:value-type="float">
            <text:p>4.39251353760459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47" calcext:value-type="float">
            <text:p>547</text:p>
          </table:table-cell>
          <table:table-cell office:value-type="float" office:value="7013.792" calcext:value-type="float">
            <text:p>7013.792</text:p>
          </table:table-cell>
          <table:table-cell office:value-type="float" office:value="-1.838566" calcext:value-type="float">
            <text:p>-1.838566</text:p>
          </table:table-cell>
          <table:table-cell office:value-type="float" office:value="4.351746" calcext:value-type="float">
            <text:p>4.351746</text:p>
          </table:table-cell>
          <table:table-cell office:value-type="float" office:value="71.17255" calcext:value-type="float">
            <text:p>71.17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189E+018" calcext:value-type="float">
            <text:p>1.23765719037189E+018</text:p>
          </table:table-cell>
          <table:table-cell office:value-type="float" office:value="4.40233490542258E+017" calcext:value-type="float">
            <text:p>4.40233490542258E+017</text:p>
          </table:table-cell>
          <table:table-cell office:value-type="float" office:value="391" calcext:value-type="float">
            <text:p>391</text:p>
          </table:table-cell>
          <table:table-cell office:value-type="float" office:value="51782" calcext:value-type="float">
            <text:p>51782</text:p>
          </table:table-cell>
          <table:table-cell office:value-type="float" office:value="24" calcext:value-type="float">
            <text:p>24</text:p>
          </table:table-cell>
          <table:table-cell office:value-type="float" office:value="6759.913" calcext:value-type="float">
            <text:p>6759.913</text:p>
          </table:table-cell>
          <table:table-cell office:value-type="float" office:value="-0.963785" calcext:value-type="float">
            <text:p>-0.963785</text:p>
          </table:table-cell>
          <table:table-cell office:value-type="float" office:value="4.07422" calcext:value-type="float">
            <text:p>4.07422</text:p>
          </table:table-cell>
          <table:table-cell office:value-type="float" office:value="32.85203" calcext:value-type="float">
            <text:p>32.852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9948123E+018" calcext:value-type="float">
            <text:p>1.23766629948123E+018</text:p>
          </table:table-cell>
          <table:table-cell office:value-type="float" office:value="4.65066236187798E+017" calcext:value-type="float">
            <text:p>4.65066236187798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253" calcext:value-type="float">
            <text:p>253</text:p>
          </table:table-cell>
          <table:table-cell office:value-type="float" office:value="5894.513" calcext:value-type="float">
            <text:p>5894.513</text:p>
          </table:table-cell>
          <table:table-cell office:value-type="float" office:value="-0.4512494" calcext:value-type="float">
            <text:p>-0.4512494</text:p>
          </table:table-cell>
          <table:table-cell office:value-type="float" office:value="4.257993" calcext:value-type="float">
            <text:p>4.257993</text:p>
          </table:table-cell>
          <table:table-cell office:value-type="float" office:value="44.82545" calcext:value-type="float">
            <text:p>44.825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216565E+018" calcext:value-type="float">
            <text:p>1.23766630216565E+018</text:p>
          </table:table-cell>
          <table:table-cell office:value-type="float" office:value="4.65096197879654E+017" calcext:value-type="float">
            <text:p>4.65096197879654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362" calcext:value-type="float">
            <text:p>362</text:p>
          </table:table-cell>
          <table:table-cell office:value-type="float" office:value="4852.289" calcext:value-type="float">
            <text:p>4852.289</text:p>
          </table:table-cell>
          <table:table-cell office:value-type="float" office:value="-0.04380583" calcext:value-type="float">
            <text:p>-0.04380583</text:p>
          </table:table-cell>
          <table:table-cell office:value-type="float" office:value="4.475439" calcext:value-type="float">
            <text:p>4.475439</text:p>
          </table:table-cell>
          <table:table-cell office:value-type="float" office:value="44.85461" calcext:value-type="float">
            <text:p>44.854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88E+018" calcext:value-type="float">
            <text:p>1.2376512729588E+018</text:p>
          </table:table-cell>
          <table:table-cell office:value-type="float" office:value="4.95438871589317E+017" calcext:value-type="float">
            <text:p>4.95438871589317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156" calcext:value-type="float">
            <text:p>156</text:p>
          </table:table-cell>
          <table:table-cell office:value-type="float" office:value="5548.839" calcext:value-type="float">
            <text:p>5548.839</text:p>
          </table:table-cell>
          <table:table-cell office:value-type="float" office:value="-0.4130225" calcext:value-type="float">
            <text:p>-0.4130225</text:p>
          </table:table-cell>
          <table:table-cell office:value-type="float" office:value="4.297926" calcext:value-type="float">
            <text:p>4.297926</text:p>
          </table:table-cell>
          <table:table-cell office:value-type="float" office:value="44.86324" calcext:value-type="float">
            <text:p>44.863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861E+018" calcext:value-type="float">
            <text:p>1.23765127295861E+018</text:p>
          </table:table-cell>
          <table:table-cell office:value-type="float" office:value="4.954421701242E+017" calcext:value-type="float">
            <text:p>4.954421701242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168" calcext:value-type="float">
            <text:p>168</text:p>
          </table:table-cell>
          <table:table-cell office:value-type="float" office:value="5979.089" calcext:value-type="float">
            <text:p>5979.089</text:p>
          </table:table-cell>
          <table:table-cell office:value-type="float" office:value="-0.2193043" calcext:value-type="float">
            <text:p>-0.2193043</text:p>
          </table:table-cell>
          <table:table-cell office:value-type="float" office:value="4.148702" calcext:value-type="float">
            <text:p>4.148702</text:p>
          </table:table-cell>
          <table:table-cell office:value-type="float" office:value="48.88462" calcext:value-type="float">
            <text:p>48.884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312E+018" calcext:value-type="float">
            <text:p>1.23765149683312E+018</text:p>
          </table:table-cell>
          <table:table-cell office:value-type="float" office:value="4.95470757426522E+017" calcext:value-type="float">
            <text:p>4.95470757426522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272" calcext:value-type="float">
            <text:p>272</text:p>
          </table:table-cell>
          <table:table-cell office:value-type="float" office:value="5545.493" calcext:value-type="float">
            <text:p>5545.493</text:p>
          </table:table-cell>
          <table:table-cell office:value-type="float" office:value="-0.07686841" calcext:value-type="float">
            <text:p>-0.07686841</text:p>
          </table:table-cell>
          <table:table-cell office:value-type="float" office:value="4.15372" calcext:value-type="float">
            <text:p>4.15372</text:p>
          </table:table-cell>
          <table:table-cell office:value-type="float" office:value="44.61547" calcext:value-type="float">
            <text:p>44.615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352E+018" calcext:value-type="float">
            <text:p>1.23765149683352E+018</text:p>
          </table:table-cell>
          <table:table-cell office:value-type="float" office:value="4.95505392042797E+017" calcext:value-type="float">
            <text:p>4.95505392042797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398" calcext:value-type="float">
            <text:p>398</text:p>
          </table:table-cell>
          <table:table-cell office:value-type="float" office:value="5932.165" calcext:value-type="float">
            <text:p>5932.165</text:p>
          </table:table-cell>
          <table:table-cell office:value-type="float" office:value="-0.5626923" calcext:value-type="float">
            <text:p>-0.5626923</text:p>
          </table:table-cell>
          <table:table-cell office:value-type="float" office:value="4.095191" calcext:value-type="float">
            <text:p>4.095191</text:p>
          </table:table-cell>
          <table:table-cell office:value-type="float" office:value="52.62379" calcext:value-type="float">
            <text:p>52.623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841E+018" calcext:value-type="float">
            <text:p>1.23765366525841E+018</text:p>
          </table:table-cell>
          <table:table-cell office:value-type="float" office:value="5.41724738091772E+017" calcext:value-type="float">
            <text:p>5.41724738091772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07" calcext:value-type="float">
            <text:p>607</text:p>
          </table:table-cell>
          <table:table-cell office:value-type="float" office:value="5949.768" calcext:value-type="float">
            <text:p>5949.768</text:p>
          </table:table-cell>
          <table:table-cell office:value-type="float" office:value="-0.7797362" calcext:value-type="float">
            <text:p>-0.7797362</text:p>
          </table:table-cell>
          <table:table-cell office:value-type="float" office:value="4.132268" calcext:value-type="float">
            <text:p>4.132268</text:p>
          </table:table-cell>
          <table:table-cell office:value-type="float" office:value="34.64552" calcext:value-type="float">
            <text:p>34.64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217E+018" calcext:value-type="float">
            <text:p>1.23765459995217E+018</text:p>
          </table:table-cell>
          <table:table-cell office:value-type="float" office:value="5.41728311504562E+017" calcext:value-type="float">
            <text:p>5.41728311504562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20" calcext:value-type="float">
            <text:p>620</text:p>
          </table:table-cell>
          <table:table-cell office:value-type="float" office:value="8343.594" calcext:value-type="float">
            <text:p>8343.594</text:p>
          </table:table-cell>
          <table:table-cell office:value-type="float" office:value="-1.156391" calcext:value-type="float">
            <text:p>-1.156391</text:p>
          </table:table-cell>
          <table:table-cell office:value-type="float" office:value="4.052546" calcext:value-type="float">
            <text:p>4.052546</text:p>
          </table:table-cell>
          <table:table-cell office:value-type="float" office:value="42.02954" calcext:value-type="float">
            <text:p>42.029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216E+018" calcext:value-type="float">
            <text:p>1.2376536647216E+018</text:p>
          </table:table-cell>
          <table:table-cell office:value-type="float" office:value="5.41730235649911E+017" calcext:value-type="float">
            <text:p>5.41730235649911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27" calcext:value-type="float">
            <text:p>627</text:p>
          </table:table-cell>
          <table:table-cell office:value-type="float" office:value="6071.506" calcext:value-type="float">
            <text:p>6071.506</text:p>
          </table:table-cell>
          <table:table-cell office:value-type="float" office:value="-1.107381" calcext:value-type="float">
            <text:p>-1.107381</text:p>
          </table:table-cell>
          <table:table-cell office:value-type="float" office:value="4.037058" calcext:value-type="float">
            <text:p>4.037058</text:p>
          </table:table-cell>
          <table:table-cell office:value-type="float" office:value="31.65362" calcext:value-type="float">
            <text:p>31.653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93501851E+018" calcext:value-type="float">
            <text:p>1.23766093501851E+018</text:p>
          </table:table-cell>
          <table:table-cell office:value-type="float" office:value="5.43813260697168E+017" calcext:value-type="float">
            <text:p>5.43813260697168E+017</text:p>
          </table:table-cell>
          <table:table-cell office:value-type="float" office:value="483" calcext:value-type="float">
            <text:p>483</text:p>
          </table:table-cell>
          <table:table-cell office:value-type="float" office:value="51924" calcext:value-type="float">
            <text:p>51924</text:p>
          </table:table-cell>
          <table:table-cell office:value-type="float" office:value="13" calcext:value-type="float">
            <text:p>13</text:p>
          </table:table-cell>
          <table:table-cell office:value-type="float" office:value="5895.074" calcext:value-type="float">
            <text:p>5895.074</text:p>
          </table:table-cell>
          <table:table-cell office:value-type="float" office:value="-0.7712333" calcext:value-type="float">
            <text:p>-0.7712333</text:p>
          </table:table-cell>
          <table:table-cell office:value-type="float" office:value="4.082142" calcext:value-type="float">
            <text:p>4.082142</text:p>
          </table:table-cell>
          <table:table-cell office:value-type="float" office:value="36.46661" calcext:value-type="float">
            <text:p>36.466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19E+018" calcext:value-type="float">
            <text:p>1.2376512525619E+018</text:p>
          </table:table-cell>
          <table:table-cell office:value-type="float" office:value="5.43819033133214E+017" calcext:value-type="float">
            <text:p>5.43819033133214E+017</text:p>
          </table:table-cell>
          <table:table-cell office:value-type="float" office:value="483" calcext:value-type="float">
            <text:p>483</text:p>
          </table:table-cell>
          <table:table-cell office:value-type="float" office:value="51924" calcext:value-type="float">
            <text:p>51924</text:p>
          </table:table-cell>
          <table:table-cell office:value-type="float" office:value="34" calcext:value-type="float">
            <text:p>34</text:p>
          </table:table-cell>
          <table:table-cell office:value-type="float" office:value="6971.882" calcext:value-type="float">
            <text:p>6971.882</text:p>
          </table:table-cell>
          <table:table-cell office:value-type="float" office:value="-0.5342816" calcext:value-type="float">
            <text:p>-0.5342816</text:p>
          </table:table-cell>
          <table:table-cell office:value-type="float" office:value="4.089856" calcext:value-type="float">
            <text:p>4.089856</text:p>
          </table:table-cell>
          <table:table-cell office:value-type="float" office:value="45.39091" calcext:value-type="float">
            <text:p>45.390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065E+018" calcext:value-type="float">
            <text:p>1.23765173522065E+018</text:p>
          </table:table-cell>
          <table:table-cell office:value-type="float" office:value="5.82157356004043E+017" calcext:value-type="float">
            <text:p>5.82157356004043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244" calcext:value-type="float">
            <text:p>244</text:p>
          </table:table-cell>
          <table:table-cell office:value-type="float" office:value="6056.53" calcext:value-type="float">
            <text:p>6056.53</text:p>
          </table:table-cell>
          <table:table-cell office:value-type="float" office:value="-0.8176134" calcext:value-type="float">
            <text:p>-0.8176134</text:p>
          </table:table-cell>
          <table:table-cell office:value-type="float" office:value="4.186906" calcext:value-type="float">
            <text:p>4.186906</text:p>
          </table:table-cell>
          <table:table-cell office:value-type="float" office:value="38.6658" calcext:value-type="float">
            <text:p>38.6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0507E+018" calcext:value-type="float">
            <text:p>1.23765173790507E+018</text:p>
          </table:table-cell>
          <table:table-cell office:value-type="float" office:value="5.82190066474969E+017" calcext:value-type="float">
            <text:p>5.82190066474969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63" calcext:value-type="float">
            <text:p>363</text:p>
          </table:table-cell>
          <table:table-cell office:value-type="float" office:value="6246.976" calcext:value-type="float">
            <text:p>6246.976</text:p>
          </table:table-cell>
          <table:table-cell office:value-type="float" office:value="-2.002883" calcext:value-type="float">
            <text:p>-2.002883</text:p>
          </table:table-cell>
          <table:table-cell office:value-type="float" office:value="4.197964" calcext:value-type="float">
            <text:p>4.197964</text:p>
          </table:table-cell>
          <table:table-cell office:value-type="float" office:value="39.07326" calcext:value-type="float">
            <text:p>39.073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0514E+018" calcext:value-type="float">
            <text:p>1.23765173790514E+018</text:p>
          </table:table-cell>
          <table:table-cell office:value-type="float" office:value="5.82200511835433E+017" calcext:value-type="float">
            <text:p>5.82200511835433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01" calcext:value-type="float">
            <text:p>401</text:p>
          </table:table-cell>
          <table:table-cell office:value-type="float" office:value="6221.988" calcext:value-type="float">
            <text:p>6221.988</text:p>
          </table:table-cell>
          <table:table-cell office:value-type="float" office:value="-1.34125" calcext:value-type="float">
            <text:p>-1.34125</text:p>
          </table:table-cell>
          <table:table-cell office:value-type="float" office:value="4.016208" calcext:value-type="float">
            <text:p>4.016208</text:p>
          </table:table-cell>
          <table:table-cell office:value-type="float" office:value="38.81221" calcext:value-type="float">
            <text:p>38.81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774E+018" calcext:value-type="float">
            <text:p>1.23765175454774E+018</text:p>
          </table:table-cell>
          <table:table-cell office:value-type="float" office:value="5.82207383783107E+017" calcext:value-type="float">
            <text:p>5.82207383783107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26" calcext:value-type="float">
            <text:p>426</text:p>
          </table:table-cell>
          <table:table-cell office:value-type="float" office:value="5237.899" calcext:value-type="float">
            <text:p>5237.899</text:p>
          </table:table-cell>
          <table:table-cell office:value-type="float" office:value="-0.3717726" calcext:value-type="float">
            <text:p>-0.3717726</text:p>
          </table:table-cell>
          <table:table-cell office:value-type="float" office:value="4.462319" calcext:value-type="float">
            <text:p>4.462319</text:p>
          </table:table-cell>
          <table:table-cell office:value-type="float" office:value="64.14845" calcext:value-type="float">
            <text:p>64.14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684E+018" calcext:value-type="float">
            <text:p>1.2376517373684E+018</text:p>
          </table:table-cell>
          <table:table-cell office:value-type="float" office:value="5.82215904998222E+017" calcext:value-type="float">
            <text:p>5.8221590499822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57" calcext:value-type="float">
            <text:p>457</text:p>
          </table:table-cell>
          <table:table-cell office:value-type="float" office:value="5944.16" calcext:value-type="float">
            <text:p>5944.16</text:p>
          </table:table-cell>
          <table:table-cell office:value-type="float" office:value="-0.8051356" calcext:value-type="float">
            <text:p>-0.8051356</text:p>
          </table:table-cell>
          <table:table-cell office:value-type="float" office:value="4.319047" calcext:value-type="float">
            <text:p>4.319047</text:p>
          </table:table-cell>
          <table:table-cell office:value-type="float" office:value="31.77038" calcext:value-type="float">
            <text:p>31.77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853E+018" calcext:value-type="float">
            <text:p>1.23765175454853E+018</text:p>
          </table:table-cell>
          <table:table-cell office:value-type="float" office:value="5.82265383021472E+017" calcext:value-type="float">
            <text:p>5.8226538302147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637" calcext:value-type="float">
            <text:p>637</text:p>
          </table:table-cell>
          <table:table-cell office:value-type="float" office:value="6348.02" calcext:value-type="float">
            <text:p>6348.02</text:p>
          </table:table-cell>
          <table:table-cell office:value-type="float" office:value="-1.771842" calcext:value-type="float">
            <text:p>-1.771842</text:p>
          </table:table-cell>
          <table:table-cell office:value-type="float" office:value="4.003726" calcext:value-type="float">
            <text:p>4.003726</text:p>
          </table:table-cell>
          <table:table-cell office:value-type="float" office:value="47.04713" calcext:value-type="float">
            <text:p>47.047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235E+018" calcext:value-type="float">
            <text:p>1.23765173522235E+018</text:p>
          </table:table-cell>
          <table:table-cell office:value-type="float" office:value="5.83217289541741E+017" calcext:value-type="float">
            <text:p>5.83217289541741E+017</text:p>
          </table:table-cell>
          <table:table-cell office:value-type="float" office:value="518" calcext:value-type="float">
            <text:p>518</text:p>
          </table:table-cell>
          <table:table-cell office:value-type="float" office:value="52282" calcext:value-type="float">
            <text:p>52282</text:p>
          </table:table-cell>
          <table:table-cell office:value-type="float" office:value="4" calcext:value-type="float">
            <text:p>4</text:p>
          </table:table-cell>
          <table:table-cell office:value-type="float" office:value="6101.279" calcext:value-type="float">
            <text:p>6101.279</text:p>
          </table:table-cell>
          <table:table-cell office:value-type="float" office:value="-1.288506" calcext:value-type="float">
            <text:p>-1.288506</text:p>
          </table:table-cell>
          <table:table-cell office:value-type="float" office:value="4.148494" calcext:value-type="float">
            <text:p>4.148494</text:p>
          </table:table-cell>
          <table:table-cell office:value-type="float" office:value="38.11293" calcext:value-type="float">
            <text:p>38.11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0196E+018" calcext:value-type="float">
            <text:p>1.23765175240196E+018</text:p>
          </table:table-cell>
          <table:table-cell office:value-type="float" office:value="5.83217839297554E+017" calcext:value-type="float">
            <text:p>5.83217839297554E+017</text:p>
          </table:table-cell>
          <table:table-cell office:value-type="float" office:value="518" calcext:value-type="float">
            <text:p>518</text:p>
          </table:table-cell>
          <table:table-cell office:value-type="float" office:value="52282" calcext:value-type="float">
            <text:p>52282</text:p>
          </table:table-cell>
          <table:table-cell office:value-type="float" office:value="6" calcext:value-type="float">
            <text:p>6</text:p>
          </table:table-cell>
          <table:table-cell office:value-type="float" office:value="6297.459" calcext:value-type="float">
            <text:p>6297.459</text:p>
          </table:table-cell>
          <table:table-cell office:value-type="float" office:value="-1.583888" calcext:value-type="float">
            <text:p>-1.583888</text:p>
          </table:table-cell>
          <table:table-cell office:value-type="float" office:value="4.024494" calcext:value-type="float">
            <text:p>4.024494</text:p>
          </table:table-cell>
          <table:table-cell office:value-type="float" office:value="37.32174" calcext:value-type="float">
            <text:p>37.321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46E+018" calcext:value-type="float">
            <text:p>1.23765438305246E+018</text:p>
          </table:table-cell>
          <table:table-cell office:value-type="float" office:value="6.22794480713493E+017" calcext:value-type="float">
            <text:p>6.22794480713493E+017</text:p>
          </table:table-cell>
          <table:table-cell office:value-type="float" office:value="553" calcext:value-type="float">
            <text:p>553</text:p>
          </table:table-cell>
          <table:table-cell office:value-type="float" office:value="51999" calcext:value-type="float">
            <text:p>51999</text:p>
          </table:table-cell>
          <table:table-cell office:value-type="float" office:value="625" calcext:value-type="float">
            <text:p>625</text:p>
          </table:table-cell>
          <table:table-cell office:value-type="float" office:value="5997.058" calcext:value-type="float">
            <text:p>5997.058</text:p>
          </table:table-cell>
          <table:table-cell office:value-type="float" office:value="-0.5363212" calcext:value-type="float">
            <text:p>-0.5363212</text:p>
          </table:table-cell>
          <table:table-cell office:value-type="float" office:value="4.048834" calcext:value-type="float">
            <text:p>4.048834</text:p>
          </table:table-cell>
          <table:table-cell office:value-type="float" office:value="30.07556" calcext:value-type="float">
            <text:p>30.075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959E+018" calcext:value-type="float">
            <text:p>1.23765438358959E+018</text:p>
          </table:table-cell>
          <table:table-cell office:value-type="float" office:value="6.23847263113865E+017" calcext:value-type="float">
            <text:p>6.23847263113865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359" calcext:value-type="float">
            <text:p>359</text:p>
          </table:table-cell>
          <table:table-cell office:value-type="float" office:value="6266.962" calcext:value-type="float">
            <text:p>6266.962</text:p>
          </table:table-cell>
          <table:table-cell office:value-type="float" office:value="-1.215697" calcext:value-type="float">
            <text:p>-1.215697</text:p>
          </table:table-cell>
          <table:table-cell office:value-type="float" office:value="4.121441" calcext:value-type="float">
            <text:p>4.121441</text:p>
          </table:table-cell>
          <table:table-cell office:value-type="float" office:value="40.64472" calcext:value-type="float">
            <text:p>40.64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52E+018" calcext:value-type="float">
            <text:p>1.23765438305252E+018</text:p>
          </table:table-cell>
          <table:table-cell office:value-type="float" office:value="6.23870902613862E+017" calcext:value-type="float">
            <text:p>6.2387090261386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45" calcext:value-type="float">
            <text:p>445</text:p>
          </table:table-cell>
          <table:table-cell office:value-type="float" office:value="6098.185" calcext:value-type="float">
            <text:p>6098.185</text:p>
          </table:table-cell>
          <table:table-cell office:value-type="float" office:value="-0.5037051" calcext:value-type="float">
            <text:p>-0.5037051</text:p>
          </table:table-cell>
          <table:table-cell office:value-type="float" office:value="4.071566" calcext:value-type="float">
            <text:p>4.071566</text:p>
          </table:table-cell>
          <table:table-cell office:value-type="float" office:value="46.02727" calcext:value-type="float">
            <text:p>46.027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59E+018" calcext:value-type="float">
            <text:p>1.23765438305259E+018</text:p>
          </table:table-cell>
          <table:table-cell office:value-type="float" office:value="6.23873651392932E+017" calcext:value-type="float">
            <text:p>6.2387365139293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55" calcext:value-type="float">
            <text:p>455</text:p>
          </table:table-cell>
          <table:table-cell office:value-type="float" office:value="6240.281" calcext:value-type="float">
            <text:p>6240.281</text:p>
          </table:table-cell>
          <table:table-cell office:value-type="float" office:value="-0.5330552" calcext:value-type="float">
            <text:p>-0.5330552</text:p>
          </table:table-cell>
          <table:table-cell office:value-type="float" office:value="4.152195" calcext:value-type="float">
            <text:p>4.152195</text:p>
          </table:table-cell>
          <table:table-cell office:value-type="float" office:value="48.09567" calcext:value-type="float">
            <text:p>48.095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72E+018" calcext:value-type="float">
            <text:p>1.23765438305272E+018</text:p>
          </table:table-cell>
          <table:table-cell office:value-type="float" office:value="6.23880798218512E+017" calcext:value-type="float">
            <text:p>6.2388079821851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81" calcext:value-type="float">
            <text:p>481</text:p>
          </table:table-cell>
          <table:table-cell office:value-type="float" office:value="5878.889" calcext:value-type="float">
            <text:p>5878.889</text:p>
          </table:table-cell>
          <table:table-cell office:value-type="float" office:value="-0.6391037" calcext:value-type="float">
            <text:p>-0.6391037</text:p>
          </table:table-cell>
          <table:table-cell office:value-type="float" office:value="4.173902" calcext:value-type="float">
            <text:p>4.173902</text:p>
          </table:table-cell>
          <table:table-cell office:value-type="float" office:value="34.13025" calcext:value-type="float">
            <text:p>34.13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3959E+018" calcext:value-type="float">
            <text:p>1.23765488073959E+018</text:p>
          </table:table-cell>
          <table:table-cell office:value-type="float" office:value="6.61021201929366E+017" calcext:value-type="float">
            <text:p>6.61021201929366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429" calcext:value-type="float">
            <text:p>429</text:p>
          </table:table-cell>
          <table:table-cell office:value-type="float" office:value="5954.671" calcext:value-type="float">
            <text:p>5954.671</text:p>
          </table:table-cell>
          <table:table-cell office:value-type="float" office:value="-1.997726" calcext:value-type="float">
            <text:p>-1.997726</text:p>
          </table:table-cell>
          <table:table-cell office:value-type="float" office:value="4.004409" calcext:value-type="float">
            <text:p>4.004409</text:p>
          </table:table-cell>
          <table:table-cell office:value-type="float" office:value="51.76163" calcext:value-type="float">
            <text:p>51.761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298E+018" calcext:value-type="float">
            <text:p>1.23765488020298E+018</text:p>
          </table:table-cell>
          <table:table-cell office:value-type="float" office:value="6.61042642406107E+017" calcext:value-type="float">
            <text:p>6.61042642406107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507" calcext:value-type="float">
            <text:p>507</text:p>
          </table:table-cell>
          <table:table-cell office:value-type="float" office:value="5128.648" calcext:value-type="float">
            <text:p>5128.648</text:p>
          </table:table-cell>
          <table:table-cell office:value-type="float" office:value="-2.549287" calcext:value-type="float">
            <text:p>-2.549287</text:p>
          </table:table-cell>
          <table:table-cell office:value-type="float" office:value="4.071813" calcext:value-type="float">
            <text:p>4.071813</text:p>
          </table:table-cell>
          <table:table-cell office:value-type="float" office:value="40.97868" calcext:value-type="float">
            <text:p>40.97868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88020331E+018" calcext:value-type="float">
            <text:p>1.23765488020331E+018</text:p>
          </table:table-cell>
          <table:table-cell office:value-type="float" office:value="6.61066556784011E+017" calcext:value-type="float">
            <text:p>6.61066556784011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594" calcext:value-type="float">
            <text:p>594</text:p>
          </table:table-cell>
          <table:table-cell office:value-type="float" office:value="7596.525" calcext:value-type="float">
            <text:p>7596.525</text:p>
          </table:table-cell>
          <table:table-cell office:value-type="float" office:value="-1.941835" calcext:value-type="float">
            <text:p>-1.941835</text:p>
          </table:table-cell>
          <table:table-cell office:value-type="float" office:value="4.096659" calcext:value-type="float">
            <text:p>4.096659</text:p>
          </table:table-cell>
          <table:table-cell office:value-type="float" office:value="76.26051" calcext:value-type="float">
            <text:p>76.2605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88127712E+018" calcext:value-type="float">
            <text:p>1.23765488127712E+018</text:p>
          </table:table-cell>
          <table:table-cell office:value-type="float" office:value="6.61071504586336E+017" calcext:value-type="float">
            <text:p>6.61071504586336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612" calcext:value-type="float">
            <text:p>612</text:p>
          </table:table-cell>
          <table:table-cell office:value-type="float" office:value="5424.239" calcext:value-type="float">
            <text:p>5424.239</text:p>
          </table:table-cell>
          <table:table-cell office:value-type="float" office:value="-0.5107793" calcext:value-type="float">
            <text:p>-0.5107793</text:p>
          </table:table-cell>
          <table:table-cell office:value-type="float" office:value="4.404637" calcext:value-type="float">
            <text:p>4.404637</text:p>
          </table:table-cell>
          <table:table-cell office:value-type="float" office:value="66.58904" calcext:value-type="float">
            <text:p>66.58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736E+018" calcext:value-type="float">
            <text:p>1.23765487966736E+018</text:p>
          </table:table-cell>
          <table:table-cell office:value-type="float" office:value="6.62047321474755E+017" calcext:value-type="float">
            <text:p>6.62047321474755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66" calcext:value-type="float">
            <text:p>66</text:p>
          </table:table-cell>
          <table:table-cell office:value-type="float" office:value="7665.319" calcext:value-type="float">
            <text:p>7665.319</text:p>
          </table:table-cell>
          <table:table-cell office:value-type="float" office:value="0.05151475" calcext:value-type="float">
            <text:p>0.05151475</text:p>
          </table:table-cell>
          <table:table-cell office:value-type="float" office:value="4.002632" calcext:value-type="float">
            <text:p>4.002632</text:p>
          </table:table-cell>
          <table:table-cell office:value-type="float" office:value="35.65107" calcext:value-type="float">
            <text:p>35.651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13029E+018" calcext:value-type="float">
            <text:p>1.23765487913029E+018</text:p>
          </table:table-cell>
          <table:table-cell office:value-type="float" office:value="6.62053918544521E+017" calcext:value-type="float">
            <text:p>6.62053918544521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90" calcext:value-type="float">
            <text:p>90</text:p>
          </table:table-cell>
          <table:table-cell office:value-type="float" office:value="6126.026" calcext:value-type="float">
            <text:p>6126.026</text:p>
          </table:table-cell>
          <table:table-cell office:value-type="float" office:value="-2.034166" calcext:value-type="float">
            <text:p>-2.034166</text:p>
          </table:table-cell>
          <table:table-cell office:value-type="float" office:value="4.174183" calcext:value-type="float">
            <text:p>4.174183</text:p>
          </table:table-cell>
          <table:table-cell office:value-type="float" office:value="38.24316" calcext:value-type="float">
            <text:p>38.243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63904E+018" calcext:value-type="float">
            <text:p>1.23765182163904E+018</text:p>
          </table:table-cell>
          <table:table-cell office:value-type="float" office:value="6.62055292934056E+017" calcext:value-type="float">
            <text:p>6.62055292934056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95" calcext:value-type="float">
            <text:p>95</text:p>
          </table:table-cell>
          <table:table-cell office:value-type="float" office:value="4568.352" calcext:value-type="float">
            <text:p>4568.352</text:p>
          </table:table-cell>
          <table:table-cell office:value-type="float" office:value="-0.01615833" calcext:value-type="float">
            <text:p>-0.01615833</text:p>
          </table:table-cell>
          <table:table-cell office:value-type="float" office:value="4.046417" calcext:value-type="float">
            <text:p>4.046417</text:p>
          </table:table-cell>
          <table:table-cell office:value-type="float" office:value="39.6119" calcext:value-type="float">
            <text:p>39.6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217558E+018" calcext:value-type="float">
            <text:p>1.23765182217558E+018</text:p>
          </table:table-cell>
          <table:table-cell office:value-type="float" office:value="6.62079757067774E+017" calcext:value-type="float">
            <text:p>6.62079757067774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184" calcext:value-type="float">
            <text:p>184</text:p>
          </table:table-cell>
          <table:table-cell office:value-type="float" office:value="7332.263" calcext:value-type="float">
            <text:p>7332.263</text:p>
          </table:table-cell>
          <table:table-cell office:value-type="float" office:value="-0.1807174" calcext:value-type="float">
            <text:p>-0.1807174</text:p>
          </table:table-cell>
          <table:table-cell office:value-type="float" office:value="4.045256" calcext:value-type="float">
            <text:p>4.045256</text:p>
          </table:table-cell>
          <table:table-cell office:value-type="float" office:value="37.77484" calcext:value-type="float">
            <text:p>37.774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648E+018" calcext:value-type="float">
            <text:p>1.23765173738648E+018</text:p>
          </table:table-cell>
          <table:table-cell office:value-type="float" office:value="6.62089652672424E+017" calcext:value-type="float">
            <text:p>6.62089652672424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220" calcext:value-type="float">
            <text:p>220</text:p>
          </table:table-cell>
          <table:table-cell office:value-type="float" office:value="6295.611" calcext:value-type="float">
            <text:p>6295.611</text:p>
          </table:table-cell>
          <table:table-cell office:value-type="float" office:value="-1.348178" calcext:value-type="float">
            <text:p>-1.348178</text:p>
          </table:table-cell>
          <table:table-cell office:value-type="float" office:value="4.064285" calcext:value-type="float">
            <text:p>4.064285</text:p>
          </table:table-cell>
          <table:table-cell office:value-type="float" office:value="37.61057" calcext:value-type="float">
            <text:p>37.610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217526E+018" calcext:value-type="float">
            <text:p>1.23765182217526E+018</text:p>
          </table:table-cell>
          <table:table-cell office:value-type="float" office:value="6.62102022178236E+017" calcext:value-type="float">
            <text:p>6.62102022178236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265" calcext:value-type="float">
            <text:p>265</text:p>
          </table:table-cell>
          <table:table-cell office:value-type="float" office:value="6329.025" calcext:value-type="float">
            <text:p>6329.025</text:p>
          </table:table-cell>
          <table:table-cell office:value-type="float" office:value="-2.039998" calcext:value-type="float">
            <text:p>-2.039998</text:p>
          </table:table-cell>
          <table:table-cell office:value-type="float" office:value="4.163671" calcext:value-type="float">
            <text:p>4.163671</text:p>
          </table:table-cell>
          <table:table-cell office:value-type="float" office:value="42.54932" calcext:value-type="float">
            <text:p>42.549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48E+018" calcext:value-type="float">
            <text:p>1.2376551303748E+018</text:p>
          </table:table-cell>
          <table:table-cell office:value-type="float" office:value="7.0269709655739E+017" calcext:value-type="float">
            <text:p>7.0269709655739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493" calcext:value-type="float">
            <text:p>493</text:p>
          </table:table-cell>
          <table:table-cell office:value-type="float" office:value="6187.288" calcext:value-type="float">
            <text:p>6187.288</text:p>
          </table:table-cell>
          <table:table-cell office:value-type="float" office:value="-1.062502" calcext:value-type="float">
            <text:p>-1.062502</text:p>
          </table:table-cell>
          <table:table-cell office:value-type="float" office:value="4.025448" calcext:value-type="float">
            <text:p>4.025448</text:p>
          </table:table-cell>
          <table:table-cell office:value-type="float" office:value="43.11906" calcext:value-type="float">
            <text:p>43.119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266574E+018" calcext:value-type="float">
            <text:p>1.23765495266574E+018</text:p>
          </table:table-cell>
          <table:table-cell office:value-type="float" office:value="7.02733380441106E+017" calcext:value-type="float">
            <text:p>7.02733380441106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625" calcext:value-type="float">
            <text:p>625</text:p>
          </table:table-cell>
          <table:table-cell office:value-type="float" office:value="6006.415" calcext:value-type="float">
            <text:p>6006.415</text:p>
          </table:table-cell>
          <table:table-cell office:value-type="float" office:value="-1.468014" calcext:value-type="float">
            <text:p>-1.468014</text:p>
          </table:table-cell>
          <table:table-cell office:value-type="float" office:value="4.183151" calcext:value-type="float">
            <text:p>4.183151</text:p>
          </table:table-cell>
          <table:table-cell office:value-type="float" office:value="43.09024" calcext:value-type="float">
            <text:p>43.090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8864E+018" calcext:value-type="float">
            <text:p>1.23765125258864E+018</text:p>
          </table:table-cell>
          <table:table-cell office:value-type="float" office:value="7.02735854342269E+017" calcext:value-type="float">
            <text:p>7.02735854342269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634" calcext:value-type="float">
            <text:p>634</text:p>
          </table:table-cell>
          <table:table-cell office:value-type="float" office:value="7886.69" calcext:value-type="float">
            <text:p>7886.69</text:p>
          </table:table-cell>
          <table:table-cell office:value-type="float" office:value="-3.605048" calcext:value-type="float">
            <text:p>-3.605048</text:p>
          </table:table-cell>
          <table:table-cell office:value-type="float" office:value="4.3" calcext:value-type="float">
            <text:p>4.3</text:p>
          </table:table-cell>
          <table:table-cell office:value-type="float" office:value="45.34132" calcext:value-type="float">
            <text:p>45.34132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95427642E+018" calcext:value-type="float">
            <text:p>1.23765495427642E+018</text:p>
          </table:table-cell>
          <table:table-cell office:value-type="float" office:value="7.03694349711469E+017" calcext:value-type="float">
            <text:p>7.03694349711469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25" calcext:value-type="float">
            <text:p>25</text:p>
          </table:table-cell>
          <table:table-cell office:value-type="float" office:value="5435.119" calcext:value-type="float">
            <text:p>5435.119</text:p>
          </table:table-cell>
          <table:table-cell office:value-type="float" office:value="-0.4639709" calcext:value-type="float">
            <text:p>-0.4639709</text:p>
          </table:table-cell>
          <table:table-cell office:value-type="float" office:value="4.363361" calcext:value-type="float">
            <text:p>4.363361</text:p>
          </table:table-cell>
          <table:table-cell office:value-type="float" office:value="32.26421" calcext:value-type="float">
            <text:p>32.26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8805E+018" calcext:value-type="float">
            <text:p>1.23765125258805E+018</text:p>
          </table:table-cell>
          <table:table-cell office:value-type="float" office:value="7.03763344066112E+017" calcext:value-type="float">
            <text:p>7.03763344066112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276" calcext:value-type="float">
            <text:p>276</text:p>
          </table:table-cell>
          <table:table-cell office:value-type="float" office:value="7765.97" calcext:value-type="float">
            <text:p>7765.97</text:p>
          </table:table-cell>
          <table:table-cell office:value-type="float" office:value="-1.155327" calcext:value-type="float">
            <text:p>-1.155327</text:p>
          </table:table-cell>
          <table:table-cell office:value-type="float" office:value="4.198666" calcext:value-type="float">
            <text:p>4.198666</text:p>
          </table:table-cell>
          <table:table-cell office:value-type="float" office:value="38.53411" calcext:value-type="float">
            <text:p>38.534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5099E+018" calcext:value-type="float">
            <text:p>1.23765125205099E+018</text:p>
          </table:table-cell>
          <table:table-cell office:value-type="float" office:value="7.03772964792855E+017" calcext:value-type="float">
            <text:p>7.03772964792855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311" calcext:value-type="float">
            <text:p>311</text:p>
          </table:table-cell>
          <table:table-cell office:value-type="float" office:value="5395.9" calcext:value-type="float">
            <text:p>5395.9</text:p>
          </table:table-cell>
          <table:table-cell office:value-type="float" office:value="-0.8306744" calcext:value-type="float">
            <text:p>-0.8306744</text:p>
          </table:table-cell>
          <table:table-cell office:value-type="float" office:value="4.487933" calcext:value-type="float">
            <text:p>4.487933</text:p>
          </table:table-cell>
          <table:table-cell office:value-type="float" office:value="35.37488" calcext:value-type="float">
            <text:p>35.374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5118E+018" calcext:value-type="float">
            <text:p>1.23765125205118E+018</text:p>
          </table:table-cell>
          <table:table-cell office:value-type="float" office:value="7.03774614060296E+017" calcext:value-type="float">
            <text:p>7.03774614060296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317" calcext:value-type="float">
            <text:p>317</text:p>
          </table:table-cell>
          <table:table-cell office:value-type="float" office:value="5692.069" calcext:value-type="float">
            <text:p>5692.069</text:p>
          </table:table-cell>
          <table:table-cell office:value-type="float" office:value="-0.9921045" calcext:value-type="float">
            <text:p>-0.9921045</text:p>
          </table:table-cell>
          <table:table-cell office:value-type="float" office:value="4.410999" calcext:value-type="float">
            <text:p>4.410999</text:p>
          </table:table-cell>
          <table:table-cell office:value-type="float" office:value="31.27628" calcext:value-type="float">
            <text:p>31.27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427557E+018" calcext:value-type="float">
            <text:p>1.23765495427557E+018</text:p>
          </table:table-cell>
          <table:table-cell office:value-type="float" office:value="7.0383096403122E+017" calcext:value-type="float">
            <text:p>7.0383096403122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522" calcext:value-type="float">
            <text:p>522</text:p>
          </table:table-cell>
          <table:table-cell office:value-type="float" office:value="6331.385" calcext:value-type="float">
            <text:p>6331.385</text:p>
          </table:table-cell>
          <table:table-cell office:value-type="float" office:value="-1.817108" calcext:value-type="float">
            <text:p>-1.817108</text:p>
          </table:table-cell>
          <table:table-cell office:value-type="float" office:value="4.06013" calcext:value-type="float">
            <text:p>4.06013</text:p>
          </table:table-cell>
          <table:table-cell office:value-type="float" office:value="41.06104" calcext:value-type="float">
            <text:p>41.06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353E+018" calcext:value-type="float">
            <text:p>1.23765179962353E+018</text:p>
          </table:table-cell>
          <table:table-cell office:value-type="float" office:value="3.02946821578189E+017" calcext:value-type="float">
            <text:p>3.0294682157818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290" calcext:value-type="float">
            <text:p>290</text:p>
          </table:table-cell>
          <table:table-cell office:value-type="float" office:value="5708.933" calcext:value-type="float">
            <text:p>5708.933</text:p>
          </table:table-cell>
          <table:table-cell office:value-type="float" office:value="-0.2656773" calcext:value-type="float">
            <text:p>-0.2656773</text:p>
          </table:table-cell>
          <table:table-cell office:value-type="float" office:value="4.297188" calcext:value-type="float">
            <text:p>4.297188</text:p>
          </table:table-cell>
          <table:table-cell office:value-type="float" office:value="52.23959" calcext:value-type="float">
            <text:p>52.23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65E+018" calcext:value-type="float">
            <text:p>1.23764872068065E+018</text:p>
          </table:table-cell>
          <table:table-cell office:value-type="float" office:value="3.02950394990979E+017" calcext:value-type="float">
            <text:p>3.0295039499097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03" calcext:value-type="float">
            <text:p>303</text:p>
          </table:table-cell>
          <table:table-cell office:value-type="float" office:value="5766.831" calcext:value-type="float">
            <text:p>5766.831</text:p>
          </table:table-cell>
          <table:table-cell office:value-type="float" office:value="-0.5771207" calcext:value-type="float">
            <text:p>-0.5771207</text:p>
          </table:table-cell>
          <table:table-cell office:value-type="float" office:value="4.311933" calcext:value-type="float">
            <text:p>4.311933</text:p>
          </table:table-cell>
          <table:table-cell office:value-type="float" office:value="31.88299" calcext:value-type="float">
            <text:p>31.88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98E+018" calcext:value-type="float">
            <text:p>1.23764872068098E+018</text:p>
          </table:table-cell>
          <table:table-cell office:value-type="float" office:value="3.02953968403769E+017" calcext:value-type="float">
            <text:p>3.0295396840376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16" calcext:value-type="float">
            <text:p>316</text:p>
          </table:table-cell>
          <table:table-cell office:value-type="float" office:value="5492.699" calcext:value-type="float">
            <text:p>5492.699</text:p>
          </table:table-cell>
          <table:table-cell office:value-type="float" office:value="-1.212722" calcext:value-type="float">
            <text:p>-1.212722</text:p>
          </table:table-cell>
          <table:table-cell office:value-type="float" office:value="4.472058" calcext:value-type="float">
            <text:p>4.472058</text:p>
          </table:table-cell>
          <table:table-cell office:value-type="float" office:value="37.28191" calcext:value-type="float">
            <text:p>37.281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80177134E+018" calcext:value-type="float">
            <text:p>1.23765180177134E+018</text:p>
          </table:table-cell>
          <table:table-cell office:value-type="float" office:value="3.02976508392139E+017" calcext:value-type="float">
            <text:p>3.0297650839213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98" calcext:value-type="float">
            <text:p>398</text:p>
          </table:table-cell>
          <table:table-cell office:value-type="float" office:value="5923.862" calcext:value-type="float">
            <text:p>5923.862</text:p>
          </table:table-cell>
          <table:table-cell office:value-type="float" office:value="-0.9224211" calcext:value-type="float">
            <text:p>-0.9224211</text:p>
          </table:table-cell>
          <table:table-cell office:value-type="float" office:value="4.184913" calcext:value-type="float">
            <text:p>4.184913</text:p>
          </table:table-cell>
          <table:table-cell office:value-type="float" office:value="44.53757" calcext:value-type="float">
            <text:p>44.537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859E+018" calcext:value-type="float">
            <text:p>1.23764872282859E+018</text:p>
          </table:table-cell>
          <table:table-cell office:value-type="float" office:value="3.02988877897951E+017" calcext:value-type="float">
            <text:p>3.02988877897951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443" calcext:value-type="float">
            <text:p>443</text:p>
          </table:table-cell>
          <table:table-cell office:value-type="float" office:value="5911.848" calcext:value-type="float">
            <text:p>5911.848</text:p>
          </table:table-cell>
          <table:table-cell office:value-type="float" office:value="-1.018889" calcext:value-type="float">
            <text:p>-1.018889</text:p>
          </table:table-cell>
          <table:table-cell office:value-type="float" office:value="4.269688" calcext:value-type="float">
            <text:p>4.269688</text:p>
          </table:table-cell>
          <table:table-cell office:value-type="float" office:value="32.06247" calcext:value-type="float">
            <text:p>32.06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879E+018" calcext:value-type="float">
            <text:p>1.23764872282879E+018</text:p>
          </table:table-cell>
          <table:table-cell office:value-type="float" office:value="3.03025161781668E+017" calcext:value-type="float">
            <text:p>3.03025161781668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575" calcext:value-type="float">
            <text:p>575</text:p>
          </table:table-cell>
          <table:table-cell office:value-type="float" office:value="5936.587" calcext:value-type="float">
            <text:p>5936.587</text:p>
          </table:table-cell>
          <table:table-cell office:value-type="float" office:value="-0.8066705" calcext:value-type="float">
            <text:p>-0.8066705</text:p>
          </table:table-cell>
          <table:table-cell office:value-type="float" office:value="4.187905" calcext:value-type="float">
            <text:p>4.187905</text:p>
          </table:table-cell>
          <table:table-cell office:value-type="float" office:value="40.05821" calcext:value-type="float">
            <text:p>40.058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461E+018" calcext:value-type="float">
            <text:p>1.23764870458461E+018</text:p>
          </table:table-cell>
          <table:table-cell office:value-type="float" office:value="3.34479991251167E+017" calcext:value-type="float">
            <text:p>3.34479991251167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319" calcext:value-type="float">
            <text:p>319</text:p>
          </table:table-cell>
          <table:table-cell office:value-type="float" office:value="5762.385" calcext:value-type="float">
            <text:p>5762.385</text:p>
          </table:table-cell>
          <table:table-cell office:value-type="float" office:value="-0.8221794" calcext:value-type="float">
            <text:p>-0.8221794</text:p>
          </table:table-cell>
          <table:table-cell office:value-type="float" office:value="4.142346" calcext:value-type="float">
            <text:p>4.142346</text:p>
          </table:table-cell>
          <table:table-cell office:value-type="float" office:value="37.25037" calcext:value-type="float">
            <text:p>37.25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468E+018" calcext:value-type="float">
            <text:p>1.23764870458468E+018</text:p>
          </table:table-cell>
          <table:table-cell office:value-type="float" office:value="3.34490711489538E+017" calcext:value-type="float">
            <text:p>3.34490711489538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358" calcext:value-type="float">
            <text:p>358</text:p>
          </table:table-cell>
          <table:table-cell office:value-type="float" office:value="5627.692" calcext:value-type="float">
            <text:p>5627.692</text:p>
          </table:table-cell>
          <table:table-cell office:value-type="float" office:value="-0.8055633" calcext:value-type="float">
            <text:p>-0.8055633</text:p>
          </table:table-cell>
          <table:table-cell office:value-type="float" office:value="4.459623" calcext:value-type="float">
            <text:p>4.459623</text:p>
          </table:table-cell>
          <table:table-cell office:value-type="float" office:value="33.47179" calcext:value-type="float">
            <text:p>33.47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367E+018" calcext:value-type="float">
            <text:p>1.23765037209367E+018</text:p>
          </table:table-cell>
          <table:table-cell office:value-type="float" office:value="3.73925252620642E+017" calcext:value-type="float">
            <text:p>3.73925252620642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460" calcext:value-type="float">
            <text:p>460</text:p>
          </table:table-cell>
          <table:table-cell office:value-type="float" office:value="6029.56" calcext:value-type="float">
            <text:p>6029.56</text:p>
          </table:table-cell>
          <table:table-cell office:value-type="float" office:value="-0.4579462" calcext:value-type="float">
            <text:p>-0.4579462</text:p>
          </table:table-cell>
          <table:table-cell office:value-type="float" office:value="4.067057" calcext:value-type="float">
            <text:p>4.067057</text:p>
          </table:table-cell>
          <table:table-cell office:value-type="float" office:value="40.64333" calcext:value-type="float">
            <text:p>40.643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4E+018" calcext:value-type="float">
            <text:p>1.237650372094E+018</text:p>
          </table:table-cell>
          <table:table-cell office:value-type="float" office:value="3.73953839922965E+017" calcext:value-type="float">
            <text:p>3.73953839922965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564" calcext:value-type="float">
            <text:p>564</text:p>
          </table:table-cell>
          <table:table-cell office:value-type="float" office:value="7740.153" calcext:value-type="float">
            <text:p>7740.153</text:p>
          </table:table-cell>
          <table:table-cell office:value-type="float" office:value="-3.175584" calcext:value-type="float">
            <text:p>-3.175584</text:p>
          </table:table-cell>
          <table:table-cell office:value-type="float" office:value="4.45163" calcext:value-type="float">
            <text:p>4.45163</text:p>
          </table:table-cell>
          <table:table-cell office:value-type="float" office:value="35.13877" calcext:value-type="float">
            <text:p>35.13877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5037155713E+018" calcext:value-type="float">
            <text:p>1.23765037155713E+018</text:p>
          </table:table-cell>
          <table:table-cell office:value-type="float" office:value="3.73959337481103E+017" calcext:value-type="float">
            <text:p>3.73959337481103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584" calcext:value-type="float">
            <text:p>584</text:p>
          </table:table-cell>
          <table:table-cell office:value-type="float" office:value="5340.444" calcext:value-type="float">
            <text:p>5340.444</text:p>
          </table:table-cell>
          <table:table-cell office:value-type="float" office:value="0.1429858" calcext:value-type="float">
            <text:p>0.1429858</text:p>
          </table:table-cell>
          <table:table-cell office:value-type="float" office:value="4.289454" calcext:value-type="float">
            <text:p>4.289454</text:p>
          </table:table-cell>
          <table:table-cell office:value-type="float" office:value="45.80138" calcext:value-type="float">
            <text:p>45.80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925E+018" calcext:value-type="float">
            <text:p>1.23765076131925E+018</text:p>
          </table:table-cell>
          <table:table-cell office:value-type="float" office:value="3.74945873383156E+017" calcext:value-type="float">
            <text:p>3.74945873383156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77" calcext:value-type="float">
            <text:p>77</text:p>
          </table:table-cell>
          <table:table-cell office:value-type="float" office:value="8541.938" calcext:value-type="float">
            <text:p>8541.938</text:p>
          </table:table-cell>
          <table:table-cell office:value-type="float" office:value="-3.535523" calcext:value-type="float">
            <text:p>-3.535523</text:p>
          </table:table-cell>
          <table:table-cell office:value-type="float" office:value="4.415548" calcext:value-type="float">
            <text:p>4.415548</text:p>
          </table:table-cell>
          <table:table-cell office:value-type="float" office:value="35.68193" calcext:value-type="float">
            <text:p>35.6819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036941024E+018" calcext:value-type="float">
            <text:p>1.23765036941024E+018</text:p>
          </table:table-cell>
          <table:table-cell office:value-type="float" office:value="3.74961816301758E+017" calcext:value-type="float">
            <text:p>3.74961816301758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35" calcext:value-type="float">
            <text:p>135</text:p>
          </table:table-cell>
          <table:table-cell office:value-type="float" office:value="5771.843" calcext:value-type="float">
            <text:p>5771.843</text:p>
          </table:table-cell>
          <table:table-cell office:value-type="float" office:value="-0.960788" calcext:value-type="float">
            <text:p>-0.960788</text:p>
          </table:table-cell>
          <table:table-cell office:value-type="float" office:value="4.417461" calcext:value-type="float">
            <text:p>4.417461</text:p>
          </table:table-cell>
          <table:table-cell office:value-type="float" office:value="41.85094" calcext:value-type="float">
            <text:p>41.85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424E+018" calcext:value-type="float">
            <text:p>1.23765037048424E+018</text:p>
          </table:table-cell>
          <table:table-cell office:value-type="float" office:value="3.74964015325014E+017" calcext:value-type="float">
            <text:p>3.74964015325014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43" calcext:value-type="float">
            <text:p>143</text:p>
          </table:table-cell>
          <table:table-cell office:value-type="float" office:value="5811.217" calcext:value-type="float">
            <text:p>5811.217</text:p>
          </table:table-cell>
          <table:table-cell office:value-type="float" office:value="-0.7324606" calcext:value-type="float">
            <text:p>-0.7324606</text:p>
          </table:table-cell>
          <table:table-cell office:value-type="float" office:value="4.266905" calcext:value-type="float">
            <text:p>4.266905</text:p>
          </table:table-cell>
          <table:table-cell office:value-type="float" office:value="40.97113" calcext:value-type="float">
            <text:p>40.97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698E+018" calcext:value-type="float">
            <text:p>1.23765036994698E+018</text:p>
          </table:table-cell>
          <table:table-cell office:value-type="float" office:value="3.74977759220361E+017" calcext:value-type="float">
            <text:p>3.74977759220361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93" calcext:value-type="float">
            <text:p>193</text:p>
          </table:table-cell>
          <table:table-cell office:value-type="float" office:value="5753.544" calcext:value-type="float">
            <text:p>5753.544</text:p>
          </table:table-cell>
          <table:table-cell office:value-type="float" office:value="-0.6368593" calcext:value-type="float">
            <text:p>-0.6368593</text:p>
          </table:table-cell>
          <table:table-cell office:value-type="float" office:value="4.421154" calcext:value-type="float">
            <text:p>4.421154</text:p>
          </table:table-cell>
          <table:table-cell office:value-type="float" office:value="54.71914" calcext:value-type="float">
            <text:p>54.71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991E+018" calcext:value-type="float">
            <text:p>1.23765036940991E+018</text:p>
          </table:table-cell>
          <table:table-cell office:value-type="float" office:value="3.75002223354079E+017" calcext:value-type="float">
            <text:p>3.75002223354079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282" calcext:value-type="float">
            <text:p>282</text:p>
          </table:table-cell>
          <table:table-cell office:value-type="float" office:value="5761.573" calcext:value-type="float">
            <text:p>5761.573</text:p>
          </table:table-cell>
          <table:table-cell office:value-type="float" office:value="-0.9633684" calcext:value-type="float">
            <text:p>-0.9633684</text:p>
          </table:table-cell>
          <table:table-cell office:value-type="float" office:value="4.346298" calcext:value-type="float">
            <text:p>4.346298</text:p>
          </table:table-cell>
          <table:table-cell office:value-type="float" office:value="35.19087" calcext:value-type="float">
            <text:p>35.190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479E+018" calcext:value-type="float">
            <text:p>1.23765076024479E+018</text:p>
          </table:table-cell>
          <table:table-cell office:value-type="float" office:value="3.75005521888963E+017" calcext:value-type="float">
            <text:p>3.75005521888963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294" calcext:value-type="float">
            <text:p>294</text:p>
          </table:table-cell>
          <table:table-cell office:value-type="float" office:value="6537.604" calcext:value-type="float">
            <text:p>6537.604</text:p>
          </table:table-cell>
          <table:table-cell office:value-type="float" office:value="0.1319753" calcext:value-type="float">
            <text:p>0.1319753</text:p>
          </table:table-cell>
          <table:table-cell office:value-type="float" office:value="4.011677" calcext:value-type="float">
            <text:p>4.011677</text:p>
          </table:table-cell>
          <table:table-cell office:value-type="float" office:value="49.0419" calcext:value-type="float">
            <text:p>49.0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046E+018" calcext:value-type="float">
            <text:p>1.23765037102046E+018</text:p>
          </table:table-cell>
          <table:table-cell office:value-type="float" office:value="3.75029436266867E+017" calcext:value-type="float">
            <text:p>3.75029436266867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381" calcext:value-type="float">
            <text:p>381</text:p>
          </table:table-cell>
          <table:table-cell office:value-type="float" office:value="5827.697" calcext:value-type="float">
            <text:p>5827.697</text:p>
          </table:table-cell>
          <table:table-cell office:value-type="float" office:value="-0.6132425" calcext:value-type="float">
            <text:p>-0.6132425</text:p>
          </table:table-cell>
          <table:table-cell office:value-type="float" office:value="4.242795" calcext:value-type="float">
            <text:p>4.242795</text:p>
          </table:table-cell>
          <table:table-cell office:value-type="float" office:value="37.01371" calcext:value-type="float">
            <text:p>37.013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378E+018" calcext:value-type="float">
            <text:p>1.23765037048378E+018</text:p>
          </table:table-cell>
          <table:table-cell office:value-type="float" office:value="3.75045379185469E+017" calcext:value-type="float">
            <text:p>3.75045379185469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439" calcext:value-type="float">
            <text:p>439</text:p>
          </table:table-cell>
          <table:table-cell office:value-type="float" office:value="5763.094" calcext:value-type="float">
            <text:p>5763.094</text:p>
          </table:table-cell>
          <table:table-cell office:value-type="float" office:value="-0.4659228" calcext:value-type="float">
            <text:p>-0.4659228</text:p>
          </table:table-cell>
          <table:table-cell office:value-type="float" office:value="4.159426" calcext:value-type="float">
            <text:p>4.159426</text:p>
          </table:table-cell>
          <table:table-cell office:value-type="float" office:value="45.65282" calcext:value-type="float">
            <text:p>45.652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091E+018" calcext:value-type="float">
            <text:p>1.23765037102091E+018</text:p>
          </table:table-cell>
          <table:table-cell office:value-type="float" office:value="3.75060222592444E+017" calcext:value-type="float">
            <text:p>3.75060222592444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493" calcext:value-type="float">
            <text:p>493</text:p>
          </table:table-cell>
          <table:table-cell office:value-type="float" office:value="5957.749" calcext:value-type="float">
            <text:p>5957.749</text:p>
          </table:table-cell>
          <table:table-cell office:value-type="float" office:value="-0.4955519" calcext:value-type="float">
            <text:p>-0.4955519</text:p>
          </table:table-cell>
          <table:table-cell office:value-type="float" office:value="4.213058" calcext:value-type="float">
            <text:p>4.213058</text:p>
          </table:table-cell>
          <table:table-cell office:value-type="float" office:value="37.34572" calcext:value-type="float">
            <text:p>37.34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267E+018" calcext:value-type="float">
            <text:p>1.23765076239267E+018</text:p>
          </table:table-cell>
          <table:table-cell office:value-type="float" office:value="3.75062146737793E+017" calcext:value-type="float">
            <text:p>3.75062146737793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500" calcext:value-type="float">
            <text:p>500</text:p>
          </table:table-cell>
          <table:table-cell office:value-type="float" office:value="5871.574" calcext:value-type="float">
            <text:p>5871.574</text:p>
          </table:table-cell>
          <table:table-cell office:value-type="float" office:value="-0.6697532" calcext:value-type="float">
            <text:p>-0.6697532</text:p>
          </table:table-cell>
          <table:table-cell office:value-type="float" office:value="4.205879" calcext:value-type="float">
            <text:p>4.205879</text:p>
          </table:table-cell>
          <table:table-cell office:value-type="float" office:value="48.07419" calcext:value-type="float">
            <text:p>48.07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1E+018" calcext:value-type="float">
            <text:p>1.2376512262471E+018</text:p>
          </table:table-cell>
          <table:table-cell office:value-type="float" office:value="4.1334383778047E+017" calcext:value-type="float">
            <text:p>4.133438377804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04" calcext:value-type="float">
            <text:p>504</text:p>
          </table:table-cell>
          <table:table-cell office:value-type="float" office:value="4642.488" calcext:value-type="float">
            <text:p>4642.488</text:p>
          </table:table-cell>
          <table:table-cell office:value-type="float" office:value="-0.2932859" calcext:value-type="float">
            <text:p>-0.2932859</text:p>
          </table:table-cell>
          <table:table-cell office:value-type="float" office:value="4.309399" calcext:value-type="float">
            <text:p>4.309399</text:p>
          </table:table-cell>
          <table:table-cell office:value-type="float" office:value="58.60302" calcext:value-type="float">
            <text:p>58.603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17E+018" calcext:value-type="float">
            <text:p>1.23765122624717E+018</text:p>
          </table:table-cell>
          <table:table-cell office:value-type="float" office:value="4.13344937292098E+017" calcext:value-type="float">
            <text:p>4.1334493729209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08" calcext:value-type="float">
            <text:p>508</text:p>
          </table:table-cell>
          <table:table-cell office:value-type="float" office:value="4809.715" calcext:value-type="float">
            <text:p>4809.715</text:p>
          </table:table-cell>
          <table:table-cell office:value-type="float" office:value="-0.4487419" calcext:value-type="float">
            <text:p>-0.4487419</text:p>
          </table:table-cell>
          <table:table-cell office:value-type="float" office:value="4.493299" calcext:value-type="float">
            <text:p>4.493299</text:p>
          </table:table-cell>
          <table:table-cell office:value-type="float" office:value="58.48145" calcext:value-type="float">
            <text:p>58.481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691E+018" calcext:value-type="float">
            <text:p>1.23765122624691E+018</text:p>
          </table:table-cell>
          <table:table-cell office:value-type="float" office:value="4.13348785582795E+017" calcext:value-type="float">
            <text:p>4.1334878558279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22" calcext:value-type="float">
            <text:p>522</text:p>
          </table:table-cell>
          <table:table-cell office:value-type="float" office:value="5062.194" calcext:value-type="float">
            <text:p>5062.194</text:p>
          </table:table-cell>
          <table:table-cell office:value-type="float" office:value="-0.8874456" calcext:value-type="float">
            <text:p>-0.8874456</text:p>
          </table:table-cell>
          <table:table-cell office:value-type="float" office:value="4.173178" calcext:value-type="float">
            <text:p>4.173178</text:p>
          </table:table-cell>
          <table:table-cell office:value-type="float" office:value="61.87498" calcext:value-type="float">
            <text:p>61.87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13E+018" calcext:value-type="float">
            <text:p>1.23765121282513E+018</text:p>
          </table:table-cell>
          <table:table-cell office:value-type="float" office:value="4.13352358995585E+017" calcext:value-type="float">
            <text:p>4.1335235899558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35" calcext:value-type="float">
            <text:p>535</text:p>
          </table:table-cell>
          <table:table-cell office:value-type="float" office:value="5886.709" calcext:value-type="float">
            <text:p>5886.709</text:p>
          </table:table-cell>
          <table:table-cell office:value-type="float" office:value="-0.5071298" calcext:value-type="float">
            <text:p>-0.5071298</text:p>
          </table:table-cell>
          <table:table-cell office:value-type="float" office:value="4.090421" calcext:value-type="float">
            <text:p>4.090421</text:p>
          </table:table-cell>
          <table:table-cell office:value-type="float" office:value="57.98392" calcext:value-type="float">
            <text:p>57.983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227E+018" calcext:value-type="float">
            <text:p>1.23765121336227E+018</text:p>
          </table:table-cell>
          <table:table-cell office:value-type="float" office:value="4.13354008263027E+017" calcext:value-type="float">
            <text:p>4.1335400826302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41" calcext:value-type="float">
            <text:p>541</text:p>
          </table:table-cell>
          <table:table-cell office:value-type="float" office:value="5126.829" calcext:value-type="float">
            <text:p>5126.829</text:p>
          </table:table-cell>
          <table:table-cell office:value-type="float" office:value="-0.2055504" calcext:value-type="float">
            <text:p>-0.2055504</text:p>
          </table:table-cell>
          <table:table-cell office:value-type="float" office:value="4.400915" calcext:value-type="float">
            <text:p>4.400915</text:p>
          </table:table-cell>
          <table:table-cell office:value-type="float" office:value="36.41236" calcext:value-type="float">
            <text:p>36.412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246E+018" calcext:value-type="float">
            <text:p>1.23765121336246E+018</text:p>
          </table:table-cell>
          <table:table-cell office:value-type="float" office:value="4.13368576792095E+017" calcext:value-type="float">
            <text:p>4.1336857679209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94" calcext:value-type="float">
            <text:p>594</text:p>
          </table:table-cell>
          <table:table-cell office:value-type="float" office:value="5569.272" calcext:value-type="float">
            <text:p>5569.272</text:p>
          </table:table-cell>
          <table:table-cell office:value-type="float" office:value="-0.6760668" calcext:value-type="float">
            <text:p>-0.6760668</text:p>
          </table:table-cell>
          <table:table-cell office:value-type="float" office:value="4.267134" calcext:value-type="float">
            <text:p>4.267134</text:p>
          </table:table-cell>
          <table:table-cell office:value-type="float" office:value="43.34026" calcext:value-type="float">
            <text:p>43.34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45E+018" calcext:value-type="float">
            <text:p>1.23765652892045E+018</text:p>
          </table:table-cell>
          <table:table-cell office:value-type="float" office:value="4.13374898983954E+017" calcext:value-type="float">
            <text:p>4.13374898983954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617" calcext:value-type="float">
            <text:p>617</text:p>
          </table:table-cell>
          <table:table-cell office:value-type="float" office:value="6055.226" calcext:value-type="float">
            <text:p>6055.226</text:p>
          </table:table-cell>
          <table:table-cell office:value-type="float" office:value="-0.5317498" calcext:value-type="float">
            <text:p>-0.5317498</text:p>
          </table:table-cell>
          <table:table-cell office:value-type="float" office:value="4.045779" calcext:value-type="float">
            <text:p>4.045779</text:p>
          </table:table-cell>
          <table:table-cell office:value-type="float" office:value="48.02183" calcext:value-type="float">
            <text:p>48.021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64E+018" calcext:value-type="float">
            <text:p>1.23765652892064E+018</text:p>
          </table:table-cell>
          <table:table-cell office:value-type="float" office:value="4.1338067142E+017" calcext:value-type="float">
            <text:p>4.133806714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638" calcext:value-type="float">
            <text:p>638</text:p>
          </table:table-cell>
          <table:table-cell office:value-type="float" office:value="7001.516" calcext:value-type="float">
            <text:p>7001.516</text:p>
          </table:table-cell>
          <table:table-cell office:value-type="float" office:value="-0.2585875" calcext:value-type="float">
            <text:p>-0.2585875</text:p>
          </table:table-cell>
          <table:table-cell office:value-type="float" office:value="4.022905" calcext:value-type="float">
            <text:p>4.022905</text:p>
          </table:table-cell>
          <table:table-cell office:value-type="float" office:value="69.08259" calcext:value-type="float">
            <text:p>69.08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88154375E+018" calcext:value-type="float">
            <text:p>1.23767888154375E+018</text:p>
          </table:table-cell>
          <table:table-cell office:value-type="float" office:value="4.1772374370867E+017" calcext:value-type="float">
            <text:p>4.17723743708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54" calcext:value-type="float">
            <text:p>54</text:p>
          </table:table-cell>
          <table:table-cell office:value-type="float" office:value="8528.281" calcext:value-type="float">
            <text:p>8528.281</text:p>
          </table:table-cell>
          <table:table-cell office:value-type="float" office:value="-1.616079" calcext:value-type="float">
            <text:p>-1.616079</text:p>
          </table:table-cell>
          <table:table-cell office:value-type="float" office:value="4.392341" calcext:value-type="float">
            <text:p>4.392341</text:p>
          </table:table-cell>
          <table:table-cell office:value-type="float" office:value="38.99313" calcext:value-type="float">
            <text:p>38.99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81193E+018" calcext:value-type="float">
            <text:p>1.2376565681193E+018</text:p>
          </table:table-cell>
          <table:table-cell office:value-type="float" office:value="4.17726767365646E+017" calcext:value-type="float">
            <text:p>4.17726767365646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65" calcext:value-type="float">
            <text:p>65</text:p>
          </table:table-cell>
          <table:table-cell office:value-type="float" office:value="8781.064" calcext:value-type="float">
            <text:p>8781.064</text:p>
          </table:table-cell>
          <table:table-cell office:value-type="float" office:value="-1.124986" calcext:value-type="float">
            <text:p>-1.124986</text:p>
          </table:table-cell>
          <table:table-cell office:value-type="float" office:value="4.117281" calcext:value-type="float">
            <text:p>4.117281</text:p>
          </table:table-cell>
          <table:table-cell office:value-type="float" office:value="55.53041" calcext:value-type="float">
            <text:p>55.53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243E+018" calcext:value-type="float">
            <text:p>1.23765656758243E+018</text:p>
          </table:table-cell>
          <table:table-cell office:value-type="float" office:value="4.17728691510995E+017" calcext:value-type="float">
            <text:p>4.17728691510995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72" calcext:value-type="float">
            <text:p>72</text:p>
          </table:table-cell>
          <table:table-cell office:value-type="float" office:value="5863.303" calcext:value-type="float">
            <text:p>5863.303</text:p>
          </table:table-cell>
          <table:table-cell office:value-type="float" office:value="-0.4223719" calcext:value-type="float">
            <text:p>-0.4223719</text:p>
          </table:table-cell>
          <table:table-cell office:value-type="float" office:value="4.274134" calcext:value-type="float">
            <text:p>4.274134</text:p>
          </table:table-cell>
          <table:table-cell office:value-type="float" office:value="53.07971" calcext:value-type="float">
            <text:p>53.079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1719E+018" calcext:value-type="float">
            <text:p>1.23765718981719E+018</text:p>
          </table:table-cell>
          <table:table-cell office:value-type="float" office:value="4.17778169534245E+017" calcext:value-type="float">
            <text:p>4.17778169534245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252" calcext:value-type="float">
            <text:p>252</text:p>
          </table:table-cell>
          <table:table-cell office:value-type="float" office:value="6122.682" calcext:value-type="float">
            <text:p>6122.682</text:p>
          </table:table-cell>
          <table:table-cell office:value-type="float" office:value="-0.7178274" calcext:value-type="float">
            <text:p>-0.7178274</text:p>
          </table:table-cell>
          <table:table-cell office:value-type="float" office:value="4.079972" calcext:value-type="float">
            <text:p>4.079972</text:p>
          </table:table-cell>
          <table:table-cell office:value-type="float" office:value="78.26009" calcext:value-type="float">
            <text:p>78.26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68148E+018" calcext:value-type="float">
            <text:p>1.23766354368148E+018</text:p>
          </table:table-cell>
          <table:table-cell office:value-type="float" office:value="4.17806756836567E+017" calcext:value-type="float">
            <text:p>4.178067568365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356" calcext:value-type="float">
            <text:p>356</text:p>
          </table:table-cell>
          <table:table-cell office:value-type="float" office:value="5996.381" calcext:value-type="float">
            <text:p>5996.381</text:p>
          </table:table-cell>
          <table:table-cell office:value-type="float" office:value="-0.6634482" calcext:value-type="float">
            <text:p>-0.6634482</text:p>
          </table:table-cell>
          <table:table-cell office:value-type="float" office:value="4.121424" calcext:value-type="float">
            <text:p>4.121424</text:p>
          </table:table-cell>
          <table:table-cell office:value-type="float" office:value="58.03648" calcext:value-type="float">
            <text:p>58.036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365E+018" calcext:value-type="float">
            <text:p>1.23767861740365E+018</text:p>
          </table:table-cell>
          <table:table-cell office:value-type="float" office:value="4.17824349022611E+017" calcext:value-type="float">
            <text:p>4.17824349022611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20" calcext:value-type="float">
            <text:p>420</text:p>
          </table:table-cell>
          <table:table-cell office:value-type="float" office:value="6112.725" calcext:value-type="float">
            <text:p>6112.725</text:p>
          </table:table-cell>
          <table:table-cell office:value-type="float" office:value="-0.6362205" calcext:value-type="float">
            <text:p>-0.6362205</text:p>
          </table:table-cell>
          <table:table-cell office:value-type="float" office:value="4.095757" calcext:value-type="float">
            <text:p>4.095757</text:p>
          </table:table-cell>
          <table:table-cell office:value-type="float" office:value="58.91646" calcext:value-type="float">
            <text:p>58.916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23847289E+018" calcext:value-type="float">
            <text:p>1.23765623847289E+018</text:p>
          </table:table-cell>
          <table:table-cell office:value-type="float" office:value="4.17826548045867E+017" calcext:value-type="float">
            <text:p>4.178265480458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28" calcext:value-type="float">
            <text:p>428</text:p>
          </table:table-cell>
          <table:table-cell office:value-type="float" office:value="4511.782" calcext:value-type="float">
            <text:p>4511.782</text:p>
          </table:table-cell>
          <table:table-cell office:value-type="float" office:value="-0.1978652" calcext:value-type="float">
            <text:p>-0.1978652</text:p>
          </table:table-cell>
          <table:table-cell office:value-type="float" office:value="4.226346" calcext:value-type="float">
            <text:p>4.226346</text:p>
          </table:table-cell>
          <table:table-cell office:value-type="float" office:value="36.62689" calcext:value-type="float">
            <text:p>36.626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23847315E+018" calcext:value-type="float">
            <text:p>1.23765623847315E+018</text:p>
          </table:table-cell>
          <table:table-cell office:value-type="float" office:value="4.17843590476098E+017" calcext:value-type="float">
            <text:p>4.17843590476098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90" calcext:value-type="float">
            <text:p>490</text:p>
          </table:table-cell>
          <table:table-cell office:value-type="float" office:value="5341.652" calcext:value-type="float">
            <text:p>5341.652</text:p>
          </table:table-cell>
          <table:table-cell office:value-type="float" office:value="0.0459581" calcext:value-type="float">
            <text:p>0.0459581</text:p>
          </table:table-cell>
          <table:table-cell office:value-type="float" office:value="4.419899" calcext:value-type="float">
            <text:p>4.419899</text:p>
          </table:table-cell>
          <table:table-cell office:value-type="float" office:value="45.32918" calcext:value-type="float">
            <text:p>45.329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365E+018" calcext:value-type="float">
            <text:p>1.23766347979365E+018</text:p>
          </table:table-cell>
          <table:table-cell office:value-type="float" office:value="4.17868879243536E+017" calcext:value-type="float">
            <text:p>4.17868879243536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582" calcext:value-type="float">
            <text:p>582</text:p>
          </table:table-cell>
          <table:table-cell office:value-type="float" office:value="5757.346" calcext:value-type="float">
            <text:p>5757.346</text:p>
          </table:table-cell>
          <table:table-cell office:value-type="float" office:value="-0.4934445" calcext:value-type="float">
            <text:p>-0.4934445</text:p>
          </table:table-cell>
          <table:table-cell office:value-type="float" office:value="4.340483" calcext:value-type="float">
            <text:p>4.340483</text:p>
          </table:table-cell>
          <table:table-cell office:value-type="float" office:value="49.4845" calcext:value-type="float">
            <text:p>49.4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621715E+018" calcext:value-type="float">
            <text:p>1.23766621621715E+018</text:p>
          </table:table-cell>
          <table:table-cell office:value-type="float" office:value="4.75201259326958E+017" calcext:value-type="float">
            <text:p>4.75201259326958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260" calcext:value-type="float">
            <text:p>260</text:p>
          </table:table-cell>
          <table:table-cell office:value-type="float" office:value="5240.429" calcext:value-type="float">
            <text:p>5240.429</text:p>
          </table:table-cell>
          <table:table-cell office:value-type="float" office:value="-1.899606" calcext:value-type="float">
            <text:p>-1.899606</text:p>
          </table:table-cell>
          <table:table-cell office:value-type="float" office:value="4.476488" calcext:value-type="float">
            <text:p>4.476488</text:p>
          </table:table-cell>
          <table:table-cell office:value-type="float" office:value="42.25905" calcext:value-type="float">
            <text:p>42.2590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950298E+018" calcext:value-type="float">
            <text:p>1.23764991950298E+018</text:p>
          </table:table-cell>
          <table:table-cell office:value-type="float" office:value="4.75214728344398E+017" calcext:value-type="float">
            <text:p>4.75214728344398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309" calcext:value-type="float">
            <text:p>309</text:p>
          </table:table-cell>
          <table:table-cell office:value-type="float" office:value="5853.404" calcext:value-type="float">
            <text:p>5853.404</text:p>
          </table:table-cell>
          <table:table-cell office:value-type="float" office:value="-0.6944055" calcext:value-type="float">
            <text:p>-0.6944055</text:p>
          </table:table-cell>
          <table:table-cell office:value-type="float" office:value="4.159362" calcext:value-type="float">
            <text:p>4.159362</text:p>
          </table:table-cell>
          <table:table-cell office:value-type="float" office:value="36.96703" calcext:value-type="float">
            <text:p>36.967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85E+018" calcext:value-type="float">
            <text:p>1.23764992057685E+018</text:p>
          </table:table-cell>
          <table:table-cell office:value-type="float" office:value="4.75239192478116E+017" calcext:value-type="float">
            <text:p>4.75239192478116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398" calcext:value-type="float">
            <text:p>398</text:p>
          </table:table-cell>
          <table:table-cell office:value-type="float" office:value="6151.708" calcext:value-type="float">
            <text:p>6151.708</text:p>
          </table:table-cell>
          <table:table-cell office:value-type="float" office:value="-0.4595999" calcext:value-type="float">
            <text:p>-0.4595999</text:p>
          </table:table-cell>
          <table:table-cell office:value-type="float" office:value="4.125227" calcext:value-type="float">
            <text:p>4.125227</text:p>
          </table:table-cell>
          <table:table-cell office:value-type="float" office:value="36.37162" calcext:value-type="float">
            <text:p>36.37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514426E+018" calcext:value-type="float">
            <text:p>1.23766621514426E+018</text:p>
          </table:table-cell>
          <table:table-cell office:value-type="float" office:value="4.75277950262995E+017" calcext:value-type="float">
            <text:p>4.75277950262995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539" calcext:value-type="float">
            <text:p>539</text:p>
          </table:table-cell>
          <table:table-cell office:value-type="float" office:value="5797.597" calcext:value-type="float">
            <text:p>5797.597</text:p>
          </table:table-cell>
          <table:table-cell office:value-type="float" office:value="-0.5422105" calcext:value-type="float">
            <text:p>-0.5422105</text:p>
          </table:table-cell>
          <table:table-cell office:value-type="float" office:value="4.335962" calcext:value-type="float">
            <text:p>4.335962</text:p>
          </table:table-cell>
          <table:table-cell office:value-type="float" office:value="41.99525" calcext:value-type="float">
            <text:p>41.99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5574E+018" calcext:value-type="float">
            <text:p>1.23765289915574E+018</text:p>
          </table:table-cell>
          <table:table-cell office:value-type="float" office:value="5.13422209314744E+017" calcext:value-type="float">
            <text:p>5.134222093147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43" calcext:value-type="float">
            <text:p>43</text:p>
          </table:table-cell>
          <table:table-cell office:value-type="float" office:value="8641.68" calcext:value-type="float">
            <text:p>8641.68</text:p>
          </table:table-cell>
          <table:table-cell office:value-type="float" office:value="-0.9689699" calcext:value-type="float">
            <text:p>-0.9689699</text:p>
          </table:table-cell>
          <table:table-cell office:value-type="float" office:value="4.061648" calcext:value-type="float">
            <text:p>4.061648</text:p>
          </table:table-cell>
          <table:table-cell office:value-type="float" office:value="48.32928" calcext:value-type="float">
            <text:p>48.32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5567E+018" calcext:value-type="float">
            <text:p>1.23765289915567E+018</text:p>
          </table:table-cell>
          <table:table-cell office:value-type="float" office:value="5.13424133460093E+017" calcext:value-type="float">
            <text:p>5.13424133460093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50" calcext:value-type="float">
            <text:p>50</text:p>
          </table:table-cell>
          <table:table-cell office:value-type="float" office:value="8623.953" calcext:value-type="float">
            <text:p>8623.953</text:p>
          </table:table-cell>
          <table:table-cell office:value-type="float" office:value="-0.4364164" calcext:value-type="float">
            <text:p>-0.4364164</text:p>
          </table:table-cell>
          <table:table-cell office:value-type="float" office:value="4.140689" calcext:value-type="float">
            <text:p>4.140689</text:p>
          </table:table-cell>
          <table:table-cell office:value-type="float" office:value="37.0148" calcext:value-type="float">
            <text:p>37.0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2955E+018" calcext:value-type="float">
            <text:p>1.23765290022955E+018</text:p>
          </table:table-cell>
          <table:table-cell office:value-type="float" office:value="5.13432379797301E+017" calcext:value-type="float">
            <text:p>5.13432379797301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80" calcext:value-type="float">
            <text:p>80</text:p>
          </table:table-cell>
          <table:table-cell office:value-type="float" office:value="5545.144" calcext:value-type="float">
            <text:p>5545.144</text:p>
          </table:table-cell>
          <table:table-cell office:value-type="float" office:value="-1.036223" calcext:value-type="float">
            <text:p>-1.036223</text:p>
          </table:table-cell>
          <table:table-cell office:value-type="float" office:value="4.46751" calcext:value-type="float">
            <text:p>4.46751</text:p>
          </table:table-cell>
          <table:table-cell office:value-type="float" office:value="32.75893" calcext:value-type="float">
            <text:p>32.758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50043465E+018" calcext:value-type="float">
            <text:p>1.23765350043465E+018</text:p>
          </table:table-cell>
          <table:table-cell office:value-type="float" office:value="5.1343787735544E+017" calcext:value-type="float">
            <text:p>5.13437877355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100" calcext:value-type="float">
            <text:p>100</text:p>
          </table:table-cell>
          <table:table-cell office:value-type="float" office:value="5779.695" calcext:value-type="float">
            <text:p>5779.695</text:p>
          </table:table-cell>
          <table:table-cell office:value-type="float" office:value="-0.5314326" calcext:value-type="float">
            <text:p>-0.5314326</text:p>
          </table:table-cell>
          <table:table-cell office:value-type="float" office:value="4.178849" calcext:value-type="float">
            <text:p>4.178849</text:p>
          </table:table-cell>
          <table:table-cell office:value-type="float" office:value="45.14672" calcext:value-type="float">
            <text:p>45.14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2935E+018" calcext:value-type="float">
            <text:p>1.23765290022935E+018</text:p>
          </table:table-cell>
          <table:table-cell office:value-type="float" office:value="5.13443100035672E+017" calcext:value-type="float">
            <text:p>5.13443100035672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119" calcext:value-type="float">
            <text:p>119</text:p>
          </table:table-cell>
          <table:table-cell office:value-type="float" office:value="4001.39" calcext:value-type="float">
            <text:p>4001.39</text:p>
          </table:table-cell>
          <table:table-cell office:value-type="float" office:value="-1.571444" calcext:value-type="float">
            <text:p>-1.571444</text:p>
          </table:table-cell>
          <table:table-cell office:value-type="float" office:value="4.433624" calcext:value-type="float">
            <text:p>4.433624</text:p>
          </table:table-cell>
          <table:table-cell office:value-type="float" office:value="37.92509" calcext:value-type="float">
            <text:p>37.925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50204473E+018" calcext:value-type="float">
            <text:p>1.23765350204473E+018</text:p>
          </table:table-cell>
          <table:table-cell office:value-type="float" office:value="5.13508795855432E+017" calcext:value-type="float">
            <text:p>5.13508795855432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358" calcext:value-type="float">
            <text:p>358</text:p>
          </table:table-cell>
          <table:table-cell office:value-type="float" office:value="8953.588" calcext:value-type="float">
            <text:p>8953.588</text:p>
          </table:table-cell>
          <table:table-cell office:value-type="float" office:value="-1.697206" calcext:value-type="float">
            <text:p>-1.697206</text:p>
          </table:table-cell>
          <table:table-cell office:value-type="float" office:value="4.112757" calcext:value-type="float">
            <text:p>4.112757</text:p>
          </table:table-cell>
          <table:table-cell office:value-type="float" office:value="57.76204" calcext:value-type="float">
            <text:p>57.76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730541E+018" calcext:value-type="float">
            <text:p>1.2376534730541E+018</text:p>
          </table:table-cell>
          <table:table-cell office:value-type="float" office:value="5.13567069971704E+017" calcext:value-type="float">
            <text:p>5.1356706997170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570" calcext:value-type="float">
            <text:p>570</text:p>
          </table:table-cell>
          <table:table-cell office:value-type="float" office:value="6149.446" calcext:value-type="float">
            <text:p>6149.446</text:p>
          </table:table-cell>
          <table:table-cell office:value-type="float" office:value="-0.660655" calcext:value-type="float">
            <text:p>-0.660655</text:p>
          </table:table-cell>
          <table:table-cell office:value-type="float" office:value="4.04737" calcext:value-type="float">
            <text:p>4.04737</text:p>
          </table:table-cell>
          <table:table-cell office:value-type="float" office:value="45.35797" calcext:value-type="float">
            <text:p>45.35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335E+018" calcext:value-type="float">
            <text:p>1.23765290130335E+018</text:p>
          </table:table-cell>
          <table:table-cell office:value-type="float" office:value="5.13580538989144E+017" calcext:value-type="float">
            <text:p>5.135805389891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619" calcext:value-type="float">
            <text:p>619</text:p>
          </table:table-cell>
          <table:table-cell office:value-type="float" office:value="4427.193" calcext:value-type="float">
            <text:p>4427.193</text:p>
          </table:table-cell>
          <table:table-cell office:value-type="float" office:value="-0.4332498" calcext:value-type="float">
            <text:p>-0.4332498</text:p>
          </table:table-cell>
          <table:table-cell office:value-type="float" office:value="4.017383" calcext:value-type="float">
            <text:p>4.017383</text:p>
          </table:table-cell>
          <table:table-cell office:value-type="float" office:value="33.15643" calcext:value-type="float">
            <text:p>33.1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37897E+018" calcext:value-type="float">
            <text:p>1.23764996137897E+018</text:p>
          </table:table-cell>
          <table:table-cell office:value-type="float" office:value="5.14551682483382E+017" calcext:value-type="float">
            <text:p>5.14551682483382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56" calcext:value-type="float">
            <text:p>56</text:p>
          </table:table-cell>
          <table:table-cell office:value-type="float" office:value="5767.205" calcext:value-type="float">
            <text:p>5767.205</text:p>
          </table:table-cell>
          <table:table-cell office:value-type="float" office:value="-0.4674038" calcext:value-type="float">
            <text:p>-0.4674038</text:p>
          </table:table-cell>
          <table:table-cell office:value-type="float" office:value="4.216837" calcext:value-type="float">
            <text:p>4.216837</text:p>
          </table:table-cell>
          <table:table-cell office:value-type="float" office:value="43.84139" calcext:value-type="float">
            <text:p>43.84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858E+018" calcext:value-type="float">
            <text:p>1.23765127243858E+018</text:p>
          </table:table-cell>
          <table:table-cell office:value-type="float" office:value="5.57392230373943E+017" calcext:value-type="float">
            <text:p>5.57392230373943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261" calcext:value-type="float">
            <text:p>261</text:p>
          </table:table-cell>
          <table:table-cell office:value-type="float" office:value="6128.358" calcext:value-type="float">
            <text:p>6128.358</text:p>
          </table:table-cell>
          <table:table-cell office:value-type="float" office:value="-1.188918" calcext:value-type="float">
            <text:p>-1.188918</text:p>
          </table:table-cell>
          <table:table-cell office:value-type="float" office:value="4.002107" calcext:value-type="float">
            <text:p>4.002107</text:p>
          </table:table-cell>
          <table:table-cell office:value-type="float" office:value="43.34454" calcext:value-type="float">
            <text:p>43.34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838E+018" calcext:value-type="float">
            <text:p>1.23765127243838E+018</text:p>
          </table:table-cell>
          <table:table-cell office:value-type="float" office:value="5.57405424513477E+017" calcext:value-type="float">
            <text:p>5.57405424513477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309" calcext:value-type="float">
            <text:p>309</text:p>
          </table:table-cell>
          <table:table-cell office:value-type="float" office:value="7353.927" calcext:value-type="float">
            <text:p>7353.927</text:p>
          </table:table-cell>
          <table:table-cell office:value-type="float" office:value="-1.921878" calcext:value-type="float">
            <text:p>-1.921878</text:p>
          </table:table-cell>
          <table:table-cell office:value-type="float" office:value="4.351591" calcext:value-type="float">
            <text:p>4.351591</text:p>
          </table:table-cell>
          <table:table-cell office:value-type="float" office:value="32.10376" calcext:value-type="float">
            <text:p>32.103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1232E+018" calcext:value-type="float">
            <text:p>1.23765127351232E+018</text:p>
          </table:table-cell>
          <table:table-cell office:value-type="float" office:value="5.57423291577428E+017" calcext:value-type="float">
            <text:p>5.5742329157742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374" calcext:value-type="float">
            <text:p>374</text:p>
          </table:table-cell>
          <table:table-cell office:value-type="float" office:value="7502.424" calcext:value-type="float">
            <text:p>7502.424</text:p>
          </table:table-cell>
          <table:table-cell office:value-type="float" office:value="-0.2356696" calcext:value-type="float">
            <text:p>-0.2356696</text:p>
          </table:table-cell>
          <table:table-cell office:value-type="float" office:value="4.041064" calcext:value-type="float">
            <text:p>4.041064</text:p>
          </table:table-cell>
          <table:table-cell office:value-type="float" office:value="30.7649" calcext:value-type="float">
            <text:p>30.7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432E+018" calcext:value-type="float">
            <text:p>1.23765154032432E+018</text:p>
          </table:table-cell>
          <table:table-cell office:value-type="float" office:value="5.57446381321611E+017" calcext:value-type="float">
            <text:p>5.57446381321611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458" calcext:value-type="float">
            <text:p>458</text:p>
          </table:table-cell>
          <table:table-cell office:value-type="float" office:value="6271.155" calcext:value-type="float">
            <text:p>6271.155</text:p>
          </table:table-cell>
          <table:table-cell office:value-type="float" office:value="-1.301933" calcext:value-type="float">
            <text:p>-1.301933</text:p>
          </table:table-cell>
          <table:table-cell office:value-type="float" office:value="4.263574" calcext:value-type="float">
            <text:p>4.263574</text:p>
          </table:table-cell>
          <table:table-cell office:value-type="float" office:value="34.17503" calcext:value-type="float">
            <text:p>34.1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578E+018" calcext:value-type="float">
            <text:p>1.23765127297578E+018</text:p>
          </table:table-cell>
          <table:table-cell office:value-type="float" office:value="5.57452428635564E+017" calcext:value-type="float">
            <text:p>5.57452428635564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480" calcext:value-type="float">
            <text:p>480</text:p>
          </table:table-cell>
          <table:table-cell office:value-type="float" office:value="6282.236" calcext:value-type="float">
            <text:p>6282.236</text:p>
          </table:table-cell>
          <table:table-cell office:value-type="float" office:value="-1.359125" calcext:value-type="float">
            <text:p>-1.359125</text:p>
          </table:table-cell>
          <table:table-cell office:value-type="float" office:value="4.244518" calcext:value-type="float">
            <text:p>4.244518</text:p>
          </table:table-cell>
          <table:table-cell office:value-type="float" office:value="46.18769" calcext:value-type="float">
            <text:p>46.18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17E+018" calcext:value-type="float">
            <text:p>1.23765127297617E+018</text:p>
          </table:table-cell>
          <table:table-cell office:value-type="float" office:value="5.57472769600678E+017" calcext:value-type="float">
            <text:p>5.5747276960067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554" calcext:value-type="float">
            <text:p>554</text:p>
          </table:table-cell>
          <table:table-cell office:value-type="float" office:value="6213.829" calcext:value-type="float">
            <text:p>6213.829</text:p>
          </table:table-cell>
          <table:table-cell office:value-type="float" office:value="-1.198936" calcext:value-type="float">
            <text:p>-1.198936</text:p>
          </table:table-cell>
          <table:table-cell office:value-type="float" office:value="4.055014" calcext:value-type="float">
            <text:p>4.055014</text:p>
          </table:table-cell>
          <table:table-cell office:value-type="float" office:value="33.08111" calcext:value-type="float">
            <text:p>33.08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17E+018" calcext:value-type="float">
            <text:p>1.23765127297617E+018</text:p>
          </table:table-cell>
          <table:table-cell office:value-type="float" office:value="5.5748431447277E+017" calcext:value-type="float">
            <text:p>5.5748431447277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596" calcext:value-type="float">
            <text:p>596</text:p>
          </table:table-cell>
          <table:table-cell office:value-type="float" office:value="6286.736" calcext:value-type="float">
            <text:p>6286.736</text:p>
          </table:table-cell>
          <table:table-cell office:value-type="float" office:value="-1.498628" calcext:value-type="float">
            <text:p>-1.498628</text:p>
          </table:table-cell>
          <table:table-cell office:value-type="float" office:value="4.154876" calcext:value-type="float">
            <text:p>4.154876</text:p>
          </table:table-cell>
          <table:table-cell office:value-type="float" office:value="45.54565" calcext:value-type="float">
            <text:p>45.545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998E+018" calcext:value-type="float">
            <text:p>1.23765127404998E+018</text:p>
          </table:table-cell>
          <table:table-cell office:value-type="float" office:value="5.57489812030908E+017" calcext:value-type="float">
            <text:p>5.5748981203090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616" calcext:value-type="float">
            <text:p>616</text:p>
          </table:table-cell>
          <table:table-cell office:value-type="float" office:value="5930.958" calcext:value-type="float">
            <text:p>5930.958</text:p>
          </table:table-cell>
          <table:table-cell office:value-type="float" office:value="-1.044583" calcext:value-type="float">
            <text:p>-1.044583</text:p>
          </table:table-cell>
          <table:table-cell office:value-type="float" office:value="4.228623" calcext:value-type="float">
            <text:p>4.228623</text:p>
          </table:table-cell>
          <table:table-cell office:value-type="float" office:value="36.43887" calcext:value-type="float">
            <text:p>36.4388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871521E+018" calcext:value-type="float">
            <text:p>1.23765153871521E+018</text:p>
          </table:table-cell>
          <table:table-cell office:value-type="float" office:value="5.5845655762963E+017" calcext:value-type="float">
            <text:p>5.5845655762963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7" calcext:value-type="float">
            <text:p>37</text:p>
          </table:table-cell>
          <table:table-cell office:value-type="float" office:value="6171.306" calcext:value-type="float">
            <text:p>6171.306</text:p>
          </table:table-cell>
          <table:table-cell office:value-type="float" office:value="-1.135612" calcext:value-type="float">
            <text:p>-1.135612</text:p>
          </table:table-cell>
          <table:table-cell office:value-type="float" office:value="4.155382" calcext:value-type="float">
            <text:p>4.155382</text:p>
          </table:table-cell>
          <table:table-cell office:value-type="float" office:value="35.18168" calcext:value-type="float">
            <text:p>35.18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1508E+018" calcext:value-type="float">
            <text:p>1.23765153871508E+018</text:p>
          </table:table-cell>
          <table:table-cell office:value-type="float" office:value="5.58474974449396E+017" calcext:value-type="float">
            <text:p>5.58474974449396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104" calcext:value-type="float">
            <text:p>104</text:p>
          </table:table-cell>
          <table:table-cell office:value-type="float" office:value="6090.887" calcext:value-type="float">
            <text:p>6090.887</text:p>
          </table:table-cell>
          <table:table-cell office:value-type="float" office:value="-1.370338" calcext:value-type="float">
            <text:p>-1.370338</text:p>
          </table:table-cell>
          <table:table-cell office:value-type="float" office:value="4.156547" calcext:value-type="float">
            <text:p>4.156547</text:p>
          </table:table-cell>
          <table:table-cell office:value-type="float" office:value="30.62611" calcext:value-type="float">
            <text:p>30.62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654E+018" calcext:value-type="float">
            <text:p>1.23765175509654E+018</text:p>
          </table:table-cell>
          <table:table-cell office:value-type="float" office:value="5.96896034530028E+017" calcext:value-type="float">
            <text:p>5.96896034530028E+017</text:p>
          </table:table-cell>
          <table:table-cell office:value-type="float" office:value="530" calcext:value-type="float">
            <text:p>530</text:p>
          </table:table-cell>
          <table:table-cell office:value-type="float" office:value="52026" calcext:value-type="float">
            <text:p>52026</text:p>
          </table:table-cell>
          <table:table-cell office:value-type="float" office:value="615" calcext:value-type="float">
            <text:p>615</text:p>
          </table:table-cell>
          <table:table-cell office:value-type="float" office:value="6318.908" calcext:value-type="float">
            <text:p>6318.908</text:p>
          </table:table-cell>
          <table:table-cell office:value-type="float" office:value="-1.435595" calcext:value-type="float">
            <text:p>-1.435595</text:p>
          </table:table-cell>
          <table:table-cell office:value-type="float" office:value="4.312703" calcext:value-type="float">
            <text:p>4.312703</text:p>
          </table:table-cell>
          <table:table-cell office:value-type="float" office:value="41.4862" calcext:value-type="float">
            <text:p>41.4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861E+018" calcext:value-type="float">
            <text:p>1.23767460428861E+018</text:p>
          </table:table-cell>
          <table:table-cell office:value-type="float" office:value="5.97863055040211E+017" calcext:value-type="float">
            <text:p>5.97863055040211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7" calcext:value-type="float">
            <text:p>37</text:p>
          </table:table-cell>
          <table:table-cell office:value-type="float" office:value="7784.401" calcext:value-type="float">
            <text:p>7784.401</text:p>
          </table:table-cell>
          <table:table-cell office:value-type="float" office:value="-1.112131" calcext:value-type="float">
            <text:p>-1.112131</text:p>
          </table:table-cell>
          <table:table-cell office:value-type="float" office:value="4.15551" calcext:value-type="float">
            <text:p>4.15551</text:p>
          </table:table-cell>
          <table:table-cell office:value-type="float" office:value="32.23505" calcext:value-type="float">
            <text:p>32.235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75154E+018" calcext:value-type="float">
            <text:p>1.23767460375154E+018</text:p>
          </table:table-cell>
          <table:table-cell office:value-type="float" office:value="5.97885045272767E+017" calcext:value-type="float">
            <text:p>5.97885045272767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117" calcext:value-type="float">
            <text:p>117</text:p>
          </table:table-cell>
          <table:table-cell office:value-type="float" office:value="5316.772" calcext:value-type="float">
            <text:p>5316.772</text:p>
          </table:table-cell>
          <table:table-cell office:value-type="float" office:value="-1.217981" calcext:value-type="float">
            <text:p>-1.217981</text:p>
          </table:table-cell>
          <table:table-cell office:value-type="float" office:value="4.410778" calcext:value-type="float">
            <text:p>4.410778</text:p>
          </table:table-cell>
          <table:table-cell office:value-type="float" office:value="38.95348" calcext:value-type="float">
            <text:p>38.9534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5435E+018" calcext:value-type="float">
            <text:p>1.23764872285435E+018</text:p>
          </table:table-cell>
          <table:table-cell office:value-type="float" office:value="5.97910608918112E+017" calcext:value-type="float">
            <text:p>5.97910608918112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10" calcext:value-type="float">
            <text:p>210</text:p>
          </table:table-cell>
          <table:table-cell office:value-type="float" office:value="5905.881" calcext:value-type="float">
            <text:p>5905.881</text:p>
          </table:table-cell>
          <table:table-cell office:value-type="float" office:value="-2.070015" calcext:value-type="float">
            <text:p>-2.070015</text:p>
          </table:table-cell>
          <table:table-cell office:value-type="float" office:value="4.174662" calcext:value-type="float">
            <text:p>4.174662</text:p>
          </table:table-cell>
          <table:table-cell office:value-type="float" office:value="54.52076" calcext:value-type="float">
            <text:p>54.520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4945E+018" calcext:value-type="float">
            <text:p>1.23765175294945E+018</text:p>
          </table:table-cell>
          <table:table-cell office:value-type="float" office:value="5.97923528179739E+017" calcext:value-type="float">
            <text:p>5.97923528179739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57" calcext:value-type="float">
            <text:p>257</text:p>
          </table:table-cell>
          <table:table-cell office:value-type="float" office:value="5799.989" calcext:value-type="float">
            <text:p>5799.989</text:p>
          </table:table-cell>
          <table:table-cell office:value-type="float" office:value="-0.5929809" calcext:value-type="float">
            <text:p>-0.5929809</text:p>
          </table:table-cell>
          <table:table-cell office:value-type="float" office:value="4.315593" calcext:value-type="float">
            <text:p>4.315593</text:p>
          </table:table-cell>
          <table:table-cell office:value-type="float" office:value="55.6208" calcext:value-type="float">
            <text:p>55.6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4906E+018" calcext:value-type="float">
            <text:p>1.23765175294906E+018</text:p>
          </table:table-cell>
          <table:table-cell office:value-type="float" office:value="5.97934523296016E+017" calcext:value-type="float">
            <text:p>5.97934523296016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97" calcext:value-type="float">
            <text:p>297</text:p>
          </table:table-cell>
          <table:table-cell office:value-type="float" office:value="7603.347" calcext:value-type="float">
            <text:p>7603.347</text:p>
          </table:table-cell>
          <table:table-cell office:value-type="float" office:value="-0.8628321" calcext:value-type="float">
            <text:p>-0.8628321</text:p>
          </table:table-cell>
          <table:table-cell office:value-type="float" office:value="4.093066" calcext:value-type="float">
            <text:p>4.093066</text:p>
          </table:table-cell>
          <table:table-cell office:value-type="float" office:value="46.02769" calcext:value-type="float">
            <text:p>46.02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674E+018" calcext:value-type="float">
            <text:p>1.23765175509674E+018</text:p>
          </table:table-cell>
          <table:table-cell office:value-type="float" office:value="5.97942769633225E+017" calcext:value-type="float">
            <text:p>5.97942769633225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27" calcext:value-type="float">
            <text:p>327</text:p>
          </table:table-cell>
          <table:table-cell office:value-type="float" office:value="6304.276" calcext:value-type="float">
            <text:p>6304.276</text:p>
          </table:table-cell>
          <table:table-cell office:value-type="float" office:value="-1.263573" calcext:value-type="float">
            <text:p>-1.263573</text:p>
          </table:table-cell>
          <table:table-cell office:value-type="float" office:value="4.151836" calcext:value-type="float">
            <text:p>4.151836</text:p>
          </table:table-cell>
          <table:table-cell office:value-type="float" office:value="51.57555" calcext:value-type="float">
            <text:p>51.57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75101E+018" calcext:value-type="float">
            <text:p>1.23767460375101E+018</text:p>
          </table:table-cell>
          <table:table-cell office:value-type="float" office:value="5.9795486426113E+017" calcext:value-type="float">
            <text:p>5.9795486426113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71" calcext:value-type="float">
            <text:p>371</text:p>
          </table:table-cell>
          <table:table-cell office:value-type="float" office:value="6266.584" calcext:value-type="float">
            <text:p>6266.584</text:p>
          </table:table-cell>
          <table:table-cell office:value-type="float" office:value="-1.432683" calcext:value-type="float">
            <text:p>-1.432683</text:p>
          </table:table-cell>
          <table:table-cell office:value-type="float" office:value="4.298834" calcext:value-type="float">
            <text:p>4.298834</text:p>
          </table:table-cell>
          <table:table-cell office:value-type="float" office:value="40.39785" calcext:value-type="float">
            <text:p>40.39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802E+018" calcext:value-type="float">
            <text:p>1.23767460428802E+018</text:p>
          </table:table-cell>
          <table:table-cell office:value-type="float" office:value="5.97979053516941E+017" calcext:value-type="float">
            <text:p>5.97979053516941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459" calcext:value-type="float">
            <text:p>459</text:p>
          </table:table-cell>
          <table:table-cell office:value-type="float" office:value="7137.396" calcext:value-type="float">
            <text:p>7137.396</text:p>
          </table:table-cell>
          <table:table-cell office:value-type="float" office:value="-0.0247878" calcext:value-type="float">
            <text:p>-0.0247878</text:p>
          </table:table-cell>
          <table:table-cell office:value-type="float" office:value="4.035021" calcext:value-type="float">
            <text:p>4.035021</text:p>
          </table:table-cell>
          <table:table-cell office:value-type="float" office:value="56.341" calcext:value-type="float">
            <text:p>56.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358E+018" calcext:value-type="float">
            <text:p>1.23765175402358E+018</text:p>
          </table:table-cell>
          <table:table-cell office:value-type="float" office:value="5.98006816185543E+017" calcext:value-type="float">
            <text:p>5.98006816185543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560" calcext:value-type="float">
            <text:p>560</text:p>
          </table:table-cell>
          <table:table-cell office:value-type="float" office:value="8300.068" calcext:value-type="float">
            <text:p>8300.068</text:p>
          </table:table-cell>
          <table:table-cell office:value-type="float" office:value="-0.7211" calcext:value-type="float">
            <text:p>-0.7211</text:p>
          </table:table-cell>
          <table:table-cell office:value-type="float" office:value="4.052728" calcext:value-type="float">
            <text:p>4.052728</text:p>
          </table:table-cell>
          <table:table-cell office:value-type="float" office:value="55.98158" calcext:value-type="float">
            <text:p>55.98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585E+018" calcext:value-type="float">
            <text:p>1.23765460585585E+018</text:p>
          </table:table-cell>
          <table:table-cell office:value-type="float" office:value="6.41858092673296E+017" calcext:value-type="float">
            <text:p>6.41858092673296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346" calcext:value-type="float">
            <text:p>346</text:p>
          </table:table-cell>
          <table:table-cell office:value-type="float" office:value="6041.692" calcext:value-type="float">
            <text:p>6041.692</text:p>
          </table:table-cell>
          <table:table-cell office:value-type="float" office:value="-0.241544" calcext:value-type="float">
            <text:p>-0.241544</text:p>
          </table:table-cell>
          <table:table-cell office:value-type="float" office:value="4.198545" calcext:value-type="float">
            <text:p>4.198545</text:p>
          </table:table-cell>
          <table:table-cell office:value-type="float" office:value="45.80979" calcext:value-type="float">
            <text:p>45.8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42247424E+018" calcext:value-type="float">
            <text:p>1.23765842247424E+018</text:p>
          </table:table-cell>
          <table:table-cell office:value-type="float" office:value="6.41928186539567E+017" calcext:value-type="float">
            <text:p>6.41928186539567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601" calcext:value-type="float">
            <text:p>601</text:p>
          </table:table-cell>
          <table:table-cell office:value-type="float" office:value="5787.812" calcext:value-type="float">
            <text:p>5787.812</text:p>
          </table:table-cell>
          <table:table-cell office:value-type="float" office:value="-2.169436" calcext:value-type="float">
            <text:p>-2.169436</text:p>
          </table:table-cell>
          <table:table-cell office:value-type="float" office:value="4.194605" calcext:value-type="float">
            <text:p>4.194605</text:p>
          </table:table-cell>
          <table:table-cell office:value-type="float" office:value="34.44011" calcext:value-type="float">
            <text:p>34.440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8407E+018" calcext:value-type="float">
            <text:p>1.23765460478407E+018</text:p>
          </table:table-cell>
          <table:table-cell office:value-type="float" office:value="6.42896306863368E+017" calcext:value-type="float">
            <text:p>6.42896306863368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27" calcext:value-type="float">
            <text:p>27</text:p>
          </table:table-cell>
          <table:table-cell office:value-type="float" office:value="6415.853" calcext:value-type="float">
            <text:p>6415.853</text:p>
          </table:table-cell>
          <table:table-cell office:value-type="float" office:value="-1.720961" calcext:value-type="float">
            <text:p>-1.720961</text:p>
          </table:table-cell>
          <table:table-cell office:value-type="float" office:value="4.16282" calcext:value-type="float">
            <text:p>4.16282</text:p>
          </table:table-cell>
          <table:table-cell office:value-type="float" office:value="42.54564" calcext:value-type="float">
            <text:p>42.545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042E+018" calcext:value-type="float">
            <text:p>1.23765460532042E+018</text:p>
          </table:table-cell>
          <table:table-cell office:value-type="float" office:value="6.42936713915689E+017" calcext:value-type="float">
            <text:p>6.42936713915689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174" calcext:value-type="float">
            <text:p>174</text:p>
          </table:table-cell>
          <table:table-cell office:value-type="float" office:value="6459.656" calcext:value-type="float">
            <text:p>6459.656</text:p>
          </table:table-cell>
          <table:table-cell office:value-type="float" office:value="-1.718347" calcext:value-type="float">
            <text:p>-1.718347</text:p>
          </table:table-cell>
          <table:table-cell office:value-type="float" office:value="4.268469" calcext:value-type="float">
            <text:p>4.268469</text:p>
          </table:table-cell>
          <table:table-cell office:value-type="float" office:value="46.40474" calcext:value-type="float">
            <text:p>46.4047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06735428E+018" calcext:value-type="float">
            <text:p>1.23765106735428E+018</text:p>
          </table:table-cell>
          <table:table-cell office:value-type="float" office:value="6.76769236961487E+017" calcext:value-type="float">
            <text:p>6.76769236961487E+017</text:p>
          </table:table-cell>
          <table:table-cell office:value-type="float" office:value="601" calcext:value-type="float">
            <text:p>601</text:p>
          </table:table-cell>
          <table:table-cell office:value-type="float" office:value="52316" calcext:value-type="float">
            <text:p>52316</text:p>
          </table:table-cell>
          <table:table-cell office:value-type="float" office:value="376" calcext:value-type="float">
            <text:p>376</text:p>
          </table:table-cell>
          <table:table-cell office:value-type="float" office:value="6074.664" calcext:value-type="float">
            <text:p>6074.664</text:p>
          </table:table-cell>
          <table:table-cell office:value-type="float" office:value="-2.029336" calcext:value-type="float">
            <text:p>-2.029336</text:p>
          </table:table-cell>
          <table:table-cell office:value-type="float" office:value="4.342393" calcext:value-type="float">
            <text:p>4.342393</text:p>
          </table:table-cell>
          <table:table-cell office:value-type="float" office:value="38.2478" calcext:value-type="float">
            <text:p>38.2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643604E+018" calcext:value-type="float">
            <text:p>1.23765487643604E+018</text:p>
          </table:table-cell>
          <table:table-cell office:value-type="float" office:value="6.76840705217292E+017" calcext:value-type="float">
            <text:p>6.76840705217292E+017</text:p>
          </table:table-cell>
          <table:table-cell office:value-type="float" office:value="601" calcext:value-type="float">
            <text:p>601</text:p>
          </table:table-cell>
          <table:table-cell office:value-type="float" office:value="52316" calcext:value-type="float">
            <text:p>52316</text:p>
          </table:table-cell>
          <table:table-cell office:value-type="float" office:value="636" calcext:value-type="float">
            <text:p>636</text:p>
          </table:table-cell>
          <table:table-cell office:value-type="float" office:value="5564.966" calcext:value-type="float">
            <text:p>5564.966</text:p>
          </table:table-cell>
          <table:table-cell office:value-type="float" office:value="-0.4355751" calcext:value-type="float">
            <text:p>-0.4355751</text:p>
          </table:table-cell>
          <table:table-cell office:value-type="float" office:value="4.280371" calcext:value-type="float">
            <text:p>4.280371</text:p>
          </table:table-cell>
          <table:table-cell office:value-type="float" office:value="46.96772" calcext:value-type="float">
            <text:p>46.96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6479E+018" calcext:value-type="float">
            <text:p>1.23765125096479E+018</text:p>
          </table:table-cell>
          <table:table-cell office:value-type="float" office:value="6.77799200385165E+017" calcext:value-type="float">
            <text:p>6.77799200385165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27" calcext:value-type="float">
            <text:p>27</text:p>
          </table:table-cell>
          <table:table-cell office:value-type="float" office:value="7464.714" calcext:value-type="float">
            <text:p>7464.714</text:p>
          </table:table-cell>
          <table:table-cell office:value-type="float" office:value="-2.086193" calcext:value-type="float">
            <text:p>-2.086193</text:p>
          </table:table-cell>
          <table:table-cell office:value-type="float" office:value="4.102028" calcext:value-type="float">
            <text:p>4.102028</text:p>
          </table:table-cell>
          <table:table-cell office:value-type="float" office:value="57.55025" calcext:value-type="float">
            <text:p>57.55025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4989066E+018" calcext:value-type="float">
            <text:p>1.23765124989066E+018</text:p>
          </table:table-cell>
          <table:table-cell office:value-type="float" office:value="6.77826138420046E+017" calcext:value-type="float">
            <text:p>6.77826138420046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125" calcext:value-type="float">
            <text:p>125</text:p>
          </table:table-cell>
          <table:table-cell office:value-type="float" office:value="8408.442" calcext:value-type="float">
            <text:p>8408.442</text:p>
          </table:table-cell>
          <table:table-cell office:value-type="float" office:value="-0.6351712" calcext:value-type="float">
            <text:p>-0.6351712</text:p>
          </table:table-cell>
          <table:table-cell office:value-type="float" office:value="4.046851" calcext:value-type="float">
            <text:p>4.046851</text:p>
          </table:table-cell>
          <table:table-cell office:value-type="float" office:value="51.06119" calcext:value-type="float">
            <text:p>51.06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739E+018" calcext:value-type="float">
            <text:p>1.23765460960739E+018</text:p>
          </table:table-cell>
          <table:table-cell office:value-type="float" office:value="6.77835484268882E+017" calcext:value-type="float">
            <text:p>6.77835484268882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159" calcext:value-type="float">
            <text:p>159</text:p>
          </table:table-cell>
          <table:table-cell office:value-type="float" office:value="6107.743" calcext:value-type="float">
            <text:p>6107.743</text:p>
          </table:table-cell>
          <table:table-cell office:value-type="float" office:value="-1.906476" calcext:value-type="float">
            <text:p>-1.906476</text:p>
          </table:table-cell>
          <table:table-cell office:value-type="float" office:value="4.249132" calcext:value-type="float">
            <text:p>4.249132</text:p>
          </table:table-cell>
          <table:table-cell office:value-type="float" office:value="37.96654" calcext:value-type="float">
            <text:p>37.96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125E+018" calcext:value-type="float">
            <text:p>1.23765439862125E+018</text:p>
          </table:table-cell>
          <table:table-cell office:value-type="float" office:value="6.77852526699112E+017" calcext:value-type="float">
            <text:p>6.77852526699112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221" calcext:value-type="float">
            <text:p>221</text:p>
          </table:table-cell>
          <table:table-cell office:value-type="float" office:value="5689.106" calcext:value-type="float">
            <text:p>5689.106</text:p>
          </table:table-cell>
          <table:table-cell office:value-type="float" office:value="-1.778104" calcext:value-type="float">
            <text:p>-1.778104</text:p>
          </table:table-cell>
          <table:table-cell office:value-type="float" office:value="4.110839" calcext:value-type="float">
            <text:p>4.110839</text:p>
          </table:table-cell>
          <table:table-cell office:value-type="float" office:value="33.76512" calcext:value-type="float">
            <text:p>33.765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0456989E+018" calcext:value-type="float">
            <text:p>1.23765550456989E+018</text:p>
          </table:table-cell>
          <table:table-cell office:value-type="float" office:value="7.12746627835652E+017" calcext:value-type="float">
            <text:p>7.12746627835652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189" calcext:value-type="float">
            <text:p>189</text:p>
          </table:table-cell>
          <table:table-cell office:value-type="float" office:value="5960.878" calcext:value-type="float">
            <text:p>5960.878</text:p>
          </table:table-cell>
          <table:table-cell office:value-type="float" office:value="-1.626561" calcext:value-type="float">
            <text:p>-1.626561</text:p>
          </table:table-cell>
          <table:table-cell office:value-type="float" office:value="4.329287" calcext:value-type="float">
            <text:p>4.329287</text:p>
          </table:table-cell>
          <table:table-cell office:value-type="float" office:value="55.69494" calcext:value-type="float">
            <text:p>55.694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320753E+018" calcext:value-type="float">
            <text:p>1.23765495320753E+018</text:p>
          </table:table-cell>
          <table:table-cell office:value-type="float" office:value="7.12753774661233E+017" calcext:value-type="float">
            <text:p>7.12753774661233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215" calcext:value-type="float">
            <text:p>215</text:p>
          </table:table-cell>
          <table:table-cell office:value-type="float" office:value="5711.15" calcext:value-type="float">
            <text:p>5711.15</text:p>
          </table:table-cell>
          <table:table-cell office:value-type="float" office:value="-0.5944706" calcext:value-type="float">
            <text:p>-0.5944706</text:p>
          </table:table-cell>
          <table:table-cell office:value-type="float" office:value="4.060676" calcext:value-type="float">
            <text:p>4.060676</text:p>
          </table:table-cell>
          <table:table-cell office:value-type="float" office:value="32.7495" calcext:value-type="float">
            <text:p>32.7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267066E+018" calcext:value-type="float">
            <text:p>1.23765495267066E+018</text:p>
          </table:table-cell>
          <table:table-cell office:value-type="float" office:value="7.12760921486813E+017" calcext:value-type="float">
            <text:p>7.12760921486813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241" calcext:value-type="float">
            <text:p>241</text:p>
          </table:table-cell>
          <table:table-cell office:value-type="float" office:value="6018.164" calcext:value-type="float">
            <text:p>6018.164</text:p>
          </table:table-cell>
          <table:table-cell office:value-type="float" office:value="-1.546026" calcext:value-type="float">
            <text:p>-1.546026</text:p>
          </table:table-cell>
          <table:table-cell office:value-type="float" office:value="4.111252" calcext:value-type="float">
            <text:p>4.111252</text:p>
          </table:table-cell>
          <table:table-cell office:value-type="float" office:value="41.26067" calcext:value-type="float">
            <text:p>41.260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79E+018" calcext:value-type="float">
            <text:p>1.23765175238879E+018</text:p>
          </table:table-cell>
          <table:table-cell office:value-type="float" office:value="3.0633359278974E+017" calcext:value-type="float">
            <text:p>3.063335927897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323" calcext:value-type="float">
            <text:p>323</text:p>
          </table:table-cell>
          <table:table-cell office:value-type="float" office:value="5859.717" calcext:value-type="float">
            <text:p>5859.717</text:p>
          </table:table-cell>
          <table:table-cell office:value-type="float" office:value="-0.3732312" calcext:value-type="float">
            <text:p>-0.3732312</text:p>
          </table:table-cell>
          <table:table-cell office:value-type="float" office:value="4.263273" calcext:value-type="float">
            <text:p>4.263273</text:p>
          </table:table-cell>
          <table:table-cell office:value-type="float" office:value="36.79611" calcext:value-type="float">
            <text:p>36.79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708E+018" calcext:value-type="float">
            <text:p>1.23764872175708E+018</text:p>
          </table:table-cell>
          <table:table-cell office:value-type="float" office:value="3.06372900330433E+017" calcext:value-type="float">
            <text:p>3.06372900330433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66" calcext:value-type="float">
            <text:p>466</text:p>
          </table:table-cell>
          <table:table-cell office:value-type="float" office:value="5914.779" calcext:value-type="float">
            <text:p>5914.779</text:p>
          </table:table-cell>
          <table:table-cell office:value-type="float" office:value="-0.686937" calcext:value-type="float">
            <text:p>-0.686937</text:p>
          </table:table-cell>
          <table:table-cell office:value-type="float" office:value="4.347788" calcext:value-type="float">
            <text:p>4.347788</text:p>
          </table:table-cell>
          <table:table-cell office:value-type="float" office:value="45.54802" calcext:value-type="float">
            <text:p>45.54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401E+018" calcext:value-type="float">
            <text:p>1.23764872229401E+018</text:p>
          </table:table-cell>
          <table:table-cell office:value-type="float" office:value="3.06379222522292E+017" calcext:value-type="float">
            <text:p>3.0637922252229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89" calcext:value-type="float">
            <text:p>489</text:p>
          </table:table-cell>
          <table:table-cell office:value-type="float" office:value="6069.155" calcext:value-type="float">
            <text:p>6069.155</text:p>
          </table:table-cell>
          <table:table-cell office:value-type="float" office:value="-0.5875077" calcext:value-type="float">
            <text:p>-0.5875077</text:p>
          </table:table-cell>
          <table:table-cell office:value-type="float" office:value="4.220307" calcext:value-type="float">
            <text:p>4.220307</text:p>
          </table:table-cell>
          <table:table-cell office:value-type="float" office:value="35.34341" calcext:value-type="float">
            <text:p>35.34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218E+018" calcext:value-type="float">
            <text:p>1.23765467081218E+018</text:p>
          </table:table-cell>
          <table:table-cell office:value-type="float" office:value="3.06397089586244E+017" calcext:value-type="float">
            <text:p>3.0639708958624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554" calcext:value-type="float">
            <text:p>554</text:p>
          </table:table-cell>
          <table:table-cell office:value-type="float" office:value="5983.486" calcext:value-type="float">
            <text:p>5983.486</text:p>
          </table:table-cell>
          <table:table-cell office:value-type="float" office:value="-0.7057475" calcext:value-type="float">
            <text:p>-0.7057475</text:p>
          </table:table-cell>
          <table:table-cell office:value-type="float" office:value="4.324241" calcext:value-type="float">
            <text:p>4.324241</text:p>
          </table:table-cell>
          <table:table-cell office:value-type="float" office:value="36.08492" calcext:value-type="float">
            <text:p>36.08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951E+018" calcext:value-type="float">
            <text:p>1.23765175238951E+018</text:p>
          </table:table-cell>
          <table:table-cell office:value-type="float" office:value="3.06415231528102E+017" calcext:value-type="float">
            <text:p>3.0641523152810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620" calcext:value-type="float">
            <text:p>620</text:p>
          </table:table-cell>
          <table:table-cell office:value-type="float" office:value="5974.927" calcext:value-type="float">
            <text:p>5974.927</text:p>
          </table:table-cell>
          <table:table-cell office:value-type="float" office:value="-0.5373539" calcext:value-type="float">
            <text:p>-0.5373539</text:p>
          </table:table-cell>
          <table:table-cell office:value-type="float" office:value="4.238882" calcext:value-type="float">
            <text:p>4.238882</text:p>
          </table:table-cell>
          <table:table-cell office:value-type="float" office:value="52.44028" calcext:value-type="float">
            <text:p>52.44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36E+018" calcext:value-type="float">
            <text:p>1.23765466920236E+018</text:p>
          </table:table-cell>
          <table:table-cell office:value-type="float" office:value="3.07397645435955E+017" calcext:value-type="float">
            <text:p>3.0739764543595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98" calcext:value-type="float">
            <text:p>98</text:p>
          </table:table-cell>
          <table:table-cell office:value-type="float" office:value="6964.653" calcext:value-type="float">
            <text:p>6964.653</text:p>
          </table:table-cell>
          <table:table-cell office:value-type="float" office:value="-0.2953424" calcext:value-type="float">
            <text:p>-0.2953424</text:p>
          </table:table-cell>
          <table:table-cell office:value-type="float" office:value="4.11523" calcext:value-type="float">
            <text:p>4.11523</text:p>
          </table:table-cell>
          <table:table-cell office:value-type="float" office:value="51.7387" calcext:value-type="float">
            <text:p>51.7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29E+018" calcext:value-type="float">
            <text:p>1.23765466920229E+018</text:p>
          </table:table-cell>
          <table:table-cell office:value-type="float" office:value="3.07407541040605E+017" calcext:value-type="float">
            <text:p>3.0740754104060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34" calcext:value-type="float">
            <text:p>134</text:p>
          </table:table-cell>
          <table:table-cell office:value-type="float" office:value="6234.1" calcext:value-type="float">
            <text:p>6234.1</text:p>
          </table:table-cell>
          <table:table-cell office:value-type="float" office:value="-0.8732004" calcext:value-type="float">
            <text:p>-0.8732004</text:p>
          </table:table-cell>
          <table:table-cell office:value-type="float" office:value="4.18025" calcext:value-type="float">
            <text:p>4.18025</text:p>
          </table:table-cell>
          <table:table-cell office:value-type="float" office:value="31.40221" calcext:value-type="float">
            <text:p>31.40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536E+018" calcext:value-type="float">
            <text:p>1.23765466866536E+018</text:p>
          </table:table-cell>
          <table:table-cell office:value-type="float" office:value="3.07409190308047E+017" calcext:value-type="float">
            <text:p>3.07409190308047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40" calcext:value-type="float">
            <text:p>140</text:p>
          </table:table-cell>
          <table:table-cell office:value-type="float" office:value="4508.716" calcext:value-type="float">
            <text:p>4508.716</text:p>
          </table:table-cell>
          <table:table-cell office:value-type="float" office:value="-0.4521604" calcext:value-type="float">
            <text:p>-0.4521604</text:p>
          </table:table-cell>
          <table:table-cell office:value-type="float" office:value="4.27187" calcext:value-type="float">
            <text:p>4.27187</text:p>
          </table:table-cell>
          <table:table-cell office:value-type="float" office:value="31.74667" calcext:value-type="float">
            <text:p>31.746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73936E+018" calcext:value-type="float">
            <text:p>1.23765466973936E+018</text:p>
          </table:table-cell>
          <table:table-cell office:value-type="float" office:value="3.07411114453395E+017" calcext:value-type="float">
            <text:p>3.0741111445339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47" calcext:value-type="float">
            <text:p>147</text:p>
          </table:table-cell>
          <table:table-cell office:value-type="float" office:value="6043.815" calcext:value-type="float">
            <text:p>6043.815</text:p>
          </table:table-cell>
          <table:table-cell office:value-type="float" office:value="-1.503313" calcext:value-type="float">
            <text:p>-1.503313</text:p>
          </table:table-cell>
          <table:table-cell office:value-type="float" office:value="4.205484" calcext:value-type="float">
            <text:p>4.205484</text:p>
          </table:table-cell>
          <table:table-cell office:value-type="float" office:value="42.14271" calcext:value-type="float">
            <text:p>42.142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438E+018" calcext:value-type="float">
            <text:p>1.23764872068438E+018</text:p>
          </table:table-cell>
          <table:table-cell office:value-type="float" office:value="3.0741606225572E+017" calcext:value-type="float">
            <text:p>3.0741606225572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65" calcext:value-type="float">
            <text:p>165</text:p>
          </table:table-cell>
          <table:table-cell office:value-type="float" office:value="6933.103" calcext:value-type="float">
            <text:p>6933.103</text:p>
          </table:table-cell>
          <table:table-cell office:value-type="float" office:value="-0.8157961" calcext:value-type="float">
            <text:p>-0.8157961</text:p>
          </table:table-cell>
          <table:table-cell office:value-type="float" office:value="4.173448" calcext:value-type="float">
            <text:p>4.173448</text:p>
          </table:table-cell>
          <table:table-cell office:value-type="float" office:value="43.35032" calcext:value-type="float">
            <text:p>43.35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434E+018" calcext:value-type="float">
            <text:p>1.23764872229434E+018</text:p>
          </table:table-cell>
          <table:table-cell office:value-type="float" office:value="3.07464165889436E+017" calcext:value-type="float">
            <text:p>3.07464165889436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40" calcext:value-type="float">
            <text:p>340</text:p>
          </table:table-cell>
          <table:table-cell office:value-type="float" office:value="5776.494" calcext:value-type="float">
            <text:p>5776.494</text:p>
          </table:table-cell>
          <table:table-cell office:value-type="float" office:value="-0.772412" calcext:value-type="float">
            <text:p>-0.772412</text:p>
          </table:table-cell>
          <table:table-cell office:value-type="float" office:value="4.275581" calcext:value-type="float">
            <text:p>4.275581</text:p>
          </table:table-cell>
          <table:table-cell office:value-type="float" office:value="43.46672" calcext:value-type="float">
            <text:p>43.46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141E+018" calcext:value-type="float">
            <text:p>1.23764872283141E+018</text:p>
          </table:table-cell>
          <table:table-cell office:value-type="float" office:value="3.07471312715016E+017" calcext:value-type="float">
            <text:p>3.07471312715016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66" calcext:value-type="float">
            <text:p>366</text:p>
          </table:table-cell>
          <table:table-cell office:value-type="float" office:value="6918.097" calcext:value-type="float">
            <text:p>6918.097</text:p>
          </table:table-cell>
          <table:table-cell office:value-type="float" office:value="-0.7910753" calcext:value-type="float">
            <text:p>-0.7910753</text:p>
          </table:table-cell>
          <table:table-cell office:value-type="float" office:value="4.103367" calcext:value-type="float">
            <text:p>4.103367</text:p>
          </table:table-cell>
          <table:table-cell office:value-type="float" office:value="48.4898" calcext:value-type="float">
            <text:p>48.4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86E+018" calcext:value-type="float">
            <text:p>1.2376487040486E+018</text:p>
          </table:table-cell>
          <table:table-cell office:value-type="float" office:value="3.35591872317647E+017" calcext:value-type="float">
            <text:p>3.35591872317647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68" calcext:value-type="float">
            <text:p>268</text:p>
          </table:table-cell>
          <table:table-cell office:value-type="float" office:value="6721.063" calcext:value-type="float">
            <text:p>6721.063</text:p>
          </table:table-cell>
          <table:table-cell office:value-type="float" office:value="-0.5254401" calcext:value-type="float">
            <text:p>-0.5254401</text:p>
          </table:table-cell>
          <table:table-cell office:value-type="float" office:value="4.110897" calcext:value-type="float">
            <text:p>4.110897</text:p>
          </table:table-cell>
          <table:table-cell office:value-type="float" office:value="40.7182" calcext:value-type="float">
            <text:p>40.7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364E+018" calcext:value-type="float">
            <text:p>1.23765150595364E+018</text:p>
          </table:table-cell>
          <table:table-cell office:value-type="float" office:value="3.35611113771133E+017" calcext:value-type="float">
            <text:p>3.3561111377113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38" calcext:value-type="float">
            <text:p>338</text:p>
          </table:table-cell>
          <table:table-cell office:value-type="float" office:value="5923.75" calcext:value-type="float">
            <text:p>5923.75</text:p>
          </table:table-cell>
          <table:table-cell office:value-type="float" office:value="-0.8684299" calcext:value-type="float">
            <text:p>-0.8684299</text:p>
          </table:table-cell>
          <table:table-cell office:value-type="float" office:value="4.121139" calcext:value-type="float">
            <text:p>4.121139</text:p>
          </table:table-cell>
          <table:table-cell office:value-type="float" office:value="52.87542" calcext:value-type="float">
            <text:p>52.87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27E+018" calcext:value-type="float">
            <text:p>1.23764870512227E+018</text:p>
          </table:table-cell>
          <table:table-cell office:value-type="float" office:value="3.35617161085086E+017" calcext:value-type="float">
            <text:p>3.35617161085086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60" calcext:value-type="float">
            <text:p>360</text:p>
          </table:table-cell>
          <table:table-cell office:value-type="float" office:value="6033.009" calcext:value-type="float">
            <text:p>6033.009</text:p>
          </table:table-cell>
          <table:table-cell office:value-type="float" office:value="-0.5580102" calcext:value-type="float">
            <text:p>-0.5580102</text:p>
          </table:table-cell>
          <table:table-cell office:value-type="float" office:value="4.09271" calcext:value-type="float">
            <text:p>4.09271</text:p>
          </table:table-cell>
          <table:table-cell office:value-type="float" office:value="57.35181" calcext:value-type="float">
            <text:p>57.35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47E+018" calcext:value-type="float">
            <text:p>1.23764870512247E+018</text:p>
          </table:table-cell>
          <table:table-cell office:value-type="float" office:value="3.35624033032759E+017" calcext:value-type="float">
            <text:p>3.3562403303275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85" calcext:value-type="float">
            <text:p>385</text:p>
          </table:table-cell>
          <table:table-cell office:value-type="float" office:value="6573.933" calcext:value-type="float">
            <text:p>6573.933</text:p>
          </table:table-cell>
          <table:table-cell office:value-type="float" office:value="-0.6875575" calcext:value-type="float">
            <text:p>-0.6875575</text:p>
          </table:table-cell>
          <table:table-cell office:value-type="float" office:value="4.151765" calcext:value-type="float">
            <text:p>4.151765</text:p>
          </table:table-cell>
          <table:table-cell office:value-type="float" office:value="37.1448" calcext:value-type="float">
            <text:p>37.14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547E+018" calcext:value-type="float">
            <text:p>1.23764870458547E+018</text:p>
          </table:table-cell>
          <table:table-cell office:value-type="float" office:value="3.35628156201363E+017" calcext:value-type="float">
            <text:p>3.3562815620136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00" calcext:value-type="float">
            <text:p>400</text:p>
          </table:table-cell>
          <table:table-cell office:value-type="float" office:value="5512.791" calcext:value-type="float">
            <text:p>5512.791</text:p>
          </table:table-cell>
          <table:table-cell office:value-type="float" office:value="-0.04955123" calcext:value-type="float">
            <text:p>-0.04955123</text:p>
          </table:table-cell>
          <table:table-cell office:value-type="float" office:value="4.188954" calcext:value-type="float">
            <text:p>4.188954</text:p>
          </table:table-cell>
          <table:table-cell office:value-type="float" office:value="77.75652" calcext:value-type="float">
            <text:p>77.756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954E+018" calcext:value-type="float">
            <text:p>1.23764870565954E+018</text:p>
          </table:table-cell>
          <table:table-cell office:value-type="float" office:value="3.35644099119966E+017" calcext:value-type="float">
            <text:p>3.35644099119966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58" calcext:value-type="float">
            <text:p>458</text:p>
          </table:table-cell>
          <table:table-cell office:value-type="float" office:value="5958.75" calcext:value-type="float">
            <text:p>5958.75</text:p>
          </table:table-cell>
          <table:table-cell office:value-type="float" office:value="-0.5395315" calcext:value-type="float">
            <text:p>-0.5395315</text:p>
          </table:table-cell>
          <table:table-cell office:value-type="float" office:value="4.183512" calcext:value-type="float">
            <text:p>4.183512</text:p>
          </table:table-cell>
          <table:table-cell office:value-type="float" office:value="54.19434" calcext:value-type="float">
            <text:p>54.194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488029E+018" calcext:value-type="float">
            <text:p>1.23765150488029E+018</text:p>
          </table:table-cell>
          <table:table-cell office:value-type="float" office:value="3.35645748387408E+017" calcext:value-type="float">
            <text:p>3.35645748387408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64" calcext:value-type="float">
            <text:p>464</text:p>
          </table:table-cell>
          <table:table-cell office:value-type="float" office:value="6930.647" calcext:value-type="float">
            <text:p>6930.647</text:p>
          </table:table-cell>
          <table:table-cell office:value-type="float" office:value="-0.6313739" calcext:value-type="float">
            <text:p>-0.6313739</text:p>
          </table:table-cell>
          <table:table-cell office:value-type="float" office:value="4.057947" calcext:value-type="float">
            <text:p>4.057947</text:p>
          </table:table-cell>
          <table:table-cell office:value-type="float" office:value="58.41417" calcext:value-type="float">
            <text:p>58.41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8E+018" calcext:value-type="float">
            <text:p>1.2376487051228E+018</text:p>
          </table:table-cell>
          <table:table-cell office:value-type="float" office:value="3.35652345457175E+017" calcext:value-type="float">
            <text:p>3.35652345457175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88" calcext:value-type="float">
            <text:p>488</text:p>
          </table:table-cell>
          <table:table-cell office:value-type="float" office:value="8332.432" calcext:value-type="float">
            <text:p>8332.432</text:p>
          </table:table-cell>
          <table:table-cell office:value-type="float" office:value="-1.203857" calcext:value-type="float">
            <text:p>-1.203857</text:p>
          </table:table-cell>
          <table:table-cell office:value-type="float" office:value="4.075336" calcext:value-type="float">
            <text:p>4.075336</text:p>
          </table:table-cell>
          <table:table-cell office:value-type="float" office:value="47.43103" calcext:value-type="float">
            <text:p>47.431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993E+018" calcext:value-type="float">
            <text:p>1.23764870565993E+018</text:p>
          </table:table-cell>
          <table:table-cell office:value-type="float" office:value="3.35677634224613E+017" calcext:value-type="float">
            <text:p>3.3567763422461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580" calcext:value-type="float">
            <text:p>580</text:p>
          </table:table-cell>
          <table:table-cell office:value-type="float" office:value="6559.822" calcext:value-type="float">
            <text:p>6559.822</text:p>
          </table:table-cell>
          <table:table-cell office:value-type="float" office:value="-2.114906" calcext:value-type="float">
            <text:p>-2.114906</text:p>
          </table:table-cell>
          <table:table-cell office:value-type="float" office:value="4.005529" calcext:value-type="float">
            <text:p>4.005529</text:p>
          </table:table-cell>
          <table:table-cell office:value-type="float" office:value="36.84847" calcext:value-type="float">
            <text:p>36.848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263749E+018" calcext:value-type="float">
            <text:p>1.23767176263749E+018</text:p>
          </table:table-cell>
          <table:table-cell office:value-type="float" office:value="3.79498945732176E+017" calcext:value-type="float">
            <text:p>3.79498945732176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257" calcext:value-type="float">
            <text:p>257</text:p>
          </table:table-cell>
          <table:table-cell office:value-type="float" office:value="5879.421" calcext:value-type="float">
            <text:p>5879.421</text:p>
          </table:table-cell>
          <table:table-cell office:value-type="float" office:value="-0.8571811" calcext:value-type="float">
            <text:p>-0.8571811</text:p>
          </table:table-cell>
          <table:table-cell office:value-type="float" office:value="4.232445" calcext:value-type="float">
            <text:p>4.232445</text:p>
          </table:table-cell>
          <table:table-cell office:value-type="float" office:value="45.17486" calcext:value-type="float">
            <text:p>45.17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5835E+018" calcext:value-type="float">
            <text:p>1.23767126495835E+018</text:p>
          </table:table-cell>
          <table:table-cell office:value-type="float" office:value="3.79510490604268E+017" calcext:value-type="float">
            <text:p>3.79510490604268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299" calcext:value-type="float">
            <text:p>299</text:p>
          </table:table-cell>
          <table:table-cell office:value-type="float" office:value="5752.018" calcext:value-type="float">
            <text:p>5752.018</text:p>
          </table:table-cell>
          <table:table-cell office:value-type="float" office:value="-0.7082127" calcext:value-type="float">
            <text:p>-0.7082127</text:p>
          </table:table-cell>
          <table:table-cell office:value-type="float" office:value="4.296679" calcext:value-type="float">
            <text:p>4.296679</text:p>
          </table:table-cell>
          <table:table-cell office:value-type="float" office:value="40.36356" calcext:value-type="float">
            <text:p>40.36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56146E+018" calcext:value-type="float">
            <text:p>1.23765037156146E+018</text:p>
          </table:table-cell>
          <table:table-cell office:value-type="float" office:value="3.79561892772866E+017" calcext:value-type="float">
            <text:p>3.79561892772866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486" calcext:value-type="float">
            <text:p>486</text:p>
          </table:table-cell>
          <table:table-cell office:value-type="float" office:value="7312.229" calcext:value-type="float">
            <text:p>7312.229</text:p>
          </table:table-cell>
          <table:table-cell office:value-type="float" office:value="-1.456454" calcext:value-type="float">
            <text:p>-1.456454</text:p>
          </table:table-cell>
          <table:table-cell office:value-type="float" office:value="4.215024" calcext:value-type="float">
            <text:p>4.215024</text:p>
          </table:table-cell>
          <table:table-cell office:value-type="float" office:value="32.5755" calcext:value-type="float">
            <text:p>32.5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353E+018" calcext:value-type="float">
            <text:p>1.23765076293353E+018</text:p>
          </table:table-cell>
          <table:table-cell office:value-type="float" office:value="3.79597077144955E+017" calcext:value-type="float">
            <text:p>3.79597077144955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614" calcext:value-type="float">
            <text:p>614</text:p>
          </table:table-cell>
          <table:table-cell office:value-type="float" office:value="5697.741" calcext:value-type="float">
            <text:p>5697.741</text:p>
          </table:table-cell>
          <table:table-cell office:value-type="float" office:value="-1.232219" calcext:value-type="float">
            <text:p>-1.232219</text:p>
          </table:table-cell>
          <table:table-cell office:value-type="float" office:value="4.493622" calcext:value-type="float">
            <text:p>4.493622</text:p>
          </table:table-cell>
          <table:table-cell office:value-type="float" office:value="31.23431" calcext:value-type="float">
            <text:p>31.2343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37102498E+018" calcext:value-type="float">
            <text:p>1.23765037102498E+018</text:p>
          </table:table-cell>
          <table:table-cell office:value-type="float" office:value="3.79603949092629E+017" calcext:value-type="float">
            <text:p>3.79603949092629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639" calcext:value-type="float">
            <text:p>639</text:p>
          </table:table-cell>
          <table:table-cell office:value-type="float" office:value="6081.092" calcext:value-type="float">
            <text:p>6081.092</text:p>
          </table:table-cell>
          <table:table-cell office:value-type="float" office:value="-0.5142722" calcext:value-type="float">
            <text:p>-0.5142722</text:p>
          </table:table-cell>
          <table:table-cell office:value-type="float" office:value="4.381468" calcext:value-type="float">
            <text:p>4.381468</text:p>
          </table:table-cell>
          <table:table-cell office:value-type="float" office:value="33.84552" calcext:value-type="float">
            <text:p>33.84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137E+018" calcext:value-type="float">
            <text:p>1.23765036995137E+018</text:p>
          </table:table-cell>
          <table:table-cell office:value-type="float" office:value="3.80626489822964E+017" calcext:value-type="float">
            <text:p>3.8062648982296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263" calcext:value-type="float">
            <text:p>263</text:p>
          </table:table-cell>
          <table:table-cell office:value-type="float" office:value="5824.481" calcext:value-type="float">
            <text:p>5824.481</text:p>
          </table:table-cell>
          <table:table-cell office:value-type="float" office:value="-0.696407" calcext:value-type="float">
            <text:p>-0.696407</text:p>
          </table:table-cell>
          <table:table-cell office:value-type="float" office:value="4.276206" calcext:value-type="float">
            <text:p>4.276206</text:p>
          </table:table-cell>
          <table:table-cell office:value-type="float" office:value="48.65621" calcext:value-type="float">
            <text:p>48.65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118E+018" calcext:value-type="float">
            <text:p>1.23764870297118E+018</text:p>
          </table:table-cell>
          <table:table-cell office:value-type="float" office:value="3.80655901759007E+017" calcext:value-type="float">
            <text:p>3.80655901759007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370" calcext:value-type="float">
            <text:p>370</text:p>
          </table:table-cell>
          <table:table-cell office:value-type="float" office:value="5782.796" calcext:value-type="float">
            <text:p>5782.796</text:p>
          </table:table-cell>
          <table:table-cell office:value-type="float" office:value="-0.4855292" calcext:value-type="float">
            <text:p>-0.4855292</text:p>
          </table:table-cell>
          <table:table-cell office:value-type="float" office:value="4.293592" calcext:value-type="float">
            <text:p>4.293592</text:p>
          </table:table-cell>
          <table:table-cell office:value-type="float" office:value="39.25373" calcext:value-type="float">
            <text:p>39.25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026391069747E+017" calcext:value-type="float">
            <text:p>4.20026391069747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239" calcext:value-type="float">
            <text:p>239</text:p>
          </table:table-cell>
          <table:table-cell office:value-type="float" office:value="4956.34" calcext:value-type="float">
            <text:p>4956.34</text:p>
          </table:table-cell>
          <table:table-cell office:value-type="float" office:value="-0.1473719" calcext:value-type="float">
            <text:p>-0.1473719</text:p>
          </table:table-cell>
          <table:table-cell office:value-type="float" office:value="4.343453" calcext:value-type="float">
            <text:p>4.343453</text:p>
          </table:table-cell>
          <table:table-cell office:value-type="float" office:value="38.92068" calcext:value-type="float">
            <text:p>38.920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056627639511E+017" calcext:value-type="float">
            <text:p>4.20056627639511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349" calcext:value-type="float">
            <text:p>349</text:p>
          </table:table-cell>
          <table:table-cell office:value-type="float" office:value="5217.085" calcext:value-type="float">
            <text:p>5217.085</text:p>
          </table:table-cell>
          <table:table-cell office:value-type="float" office:value="-1.392719" calcext:value-type="float">
            <text:p>-1.392719</text:p>
          </table:table-cell>
          <table:table-cell office:value-type="float" office:value="4.298564" calcext:value-type="float">
            <text:p>4.298564</text:p>
          </table:table-cell>
          <table:table-cell office:value-type="float" office:value="31.64069" calcext:value-type="float">
            <text:p>31.640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5769E+018" calcext:value-type="float">
            <text:p>1.23766347925769E+018</text:p>
          </table:table-cell>
          <table:table-cell office:value-type="float" office:value="4.2006927202323E+017" calcext:value-type="float">
            <text:p>4.2006927202323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395" calcext:value-type="float">
            <text:p>395</text:p>
          </table:table-cell>
          <table:table-cell office:value-type="float" office:value="7160.235" calcext:value-type="float">
            <text:p>7160.235</text:p>
          </table:table-cell>
          <table:table-cell office:value-type="float" office:value="-1.593659" calcext:value-type="float">
            <text:p>-1.593659</text:p>
          </table:table-cell>
          <table:table-cell office:value-type="float" office:value="4.273412" calcext:value-type="float">
            <text:p>4.273412</text:p>
          </table:table-cell>
          <table:table-cell office:value-type="float" office:value="34.47441" calcext:value-type="float">
            <text:p>34.47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59593065E+018" calcext:value-type="float">
            <text:p>1.23767859593065E+018</text:p>
          </table:table-cell>
          <table:table-cell office:value-type="float" office:value="4.20086864209275E+017" calcext:value-type="float">
            <text:p>4.20086864209275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459" calcext:value-type="float">
            <text:p>459</text:p>
          </table:table-cell>
          <table:table-cell office:value-type="float" office:value="4248.595" calcext:value-type="float">
            <text:p>4248.595</text:p>
          </table:table-cell>
          <table:table-cell office:value-type="float" office:value="-1.224323" calcext:value-type="float">
            <text:p>-1.224323</text:p>
          </table:table-cell>
          <table:table-cell office:value-type="float" office:value="4.33697" calcext:value-type="float">
            <text:p>4.33697</text:p>
          </table:table-cell>
          <table:table-cell office:value-type="float" office:value="36.22847" calcext:value-type="float">
            <text:p>36.228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68397E+018" calcext:value-type="float">
            <text:p>1.23766354368397E+018</text:p>
          </table:table-cell>
          <table:table-cell office:value-type="float" office:value="4.20113527366248E+017" calcext:value-type="float">
            <text:p>4.20113527366248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556" calcext:value-type="float">
            <text:p>556</text:p>
          </table:table-cell>
          <table:table-cell office:value-type="float" office:value="4629.271" calcext:value-type="float">
            <text:p>4629.271</text:p>
          </table:table-cell>
          <table:table-cell office:value-type="float" office:value="0.003117228" calcext:value-type="float">
            <text:p>0.003117228</text:p>
          </table:table-cell>
          <table:table-cell office:value-type="float" office:value="4.146112" calcext:value-type="float">
            <text:p>4.146112</text:p>
          </table:table-cell>
          <table:table-cell office:value-type="float" office:value="46.51458" calcext:value-type="float">
            <text:p>46.51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4756E+018" calcext:value-type="float">
            <text:p>1.23766354314756E+018</text:p>
          </table:table-cell>
          <table:table-cell office:value-type="float" office:value="4.21135523474598E+017" calcext:value-type="float">
            <text:p>4.21135523474598E+017</text:p>
          </table:table-cell>
          <table:table-cell office:value-type="float" office:value="374" calcext:value-type="float">
            <text:p>374</text:p>
          </table:table-cell>
          <table:table-cell office:value-type="float" office:value="51791" calcext:value-type="float">
            <text:p>51791</text:p>
          </table:table-cell>
          <table:table-cell office:value-type="float" office:value="178" calcext:value-type="float">
            <text:p>178</text:p>
          </table:table-cell>
          <table:table-cell office:value-type="float" office:value="7054.306" calcext:value-type="float">
            <text:p>7054.306</text:p>
          </table:table-cell>
          <table:table-cell office:value-type="float" office:value="-1.691581" calcext:value-type="float">
            <text:p>-1.691581</text:p>
          </table:table-cell>
          <table:table-cell office:value-type="float" office:value="4.133612" calcext:value-type="float">
            <text:p>4.133612</text:p>
          </table:table-cell>
          <table:table-cell office:value-type="float" office:value="33.87147" calcext:value-type="float">
            <text:p>33.871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2902E+018" calcext:value-type="float">
            <text:p>1.23767861742902E+018</text:p>
          </table:table-cell>
          <table:table-cell office:value-type="float" office:value="4.51598592583428E+017" calcext:value-type="float">
            <text:p>4.5159859258342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10" calcext:value-type="float">
            <text:p>410</text:p>
          </table:table-cell>
          <table:table-cell office:value-type="float" office:value="5751.611" calcext:value-type="float">
            <text:p>5751.611</text:p>
          </table:table-cell>
          <table:table-cell office:value-type="float" office:value="-0.2988844" calcext:value-type="float">
            <text:p>-0.2988844</text:p>
          </table:table-cell>
          <table:table-cell office:value-type="float" office:value="4.038642" calcext:value-type="float">
            <text:p>4.038642</text:p>
          </table:table-cell>
          <table:table-cell office:value-type="float" office:value="56.54417" calcext:value-type="float">
            <text:p>56.54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69523E+018" calcext:value-type="float">
            <text:p>1.23765707169523E+018</text:p>
          </table:table-cell>
          <table:table-cell office:value-type="float" office:value="4.51607938432264E+017" calcext:value-type="float">
            <text:p>4.51607938432264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44" calcext:value-type="float">
            <text:p>444</text:p>
          </table:table-cell>
          <table:table-cell office:value-type="float" office:value="7005.976" calcext:value-type="float">
            <text:p>7005.976</text:p>
          </table:table-cell>
          <table:table-cell office:value-type="float" office:value="-0.3370506" calcext:value-type="float">
            <text:p>-0.3370506</text:p>
          </table:table-cell>
          <table:table-cell office:value-type="float" office:value="4.187743" calcext:value-type="float">
            <text:p>4.187743</text:p>
          </table:table-cell>
          <table:table-cell office:value-type="float" office:value="50.30732" calcext:value-type="float">
            <text:p>50.30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537E+018" calcext:value-type="float">
            <text:p>1.23766378474537E+018</text:p>
          </table:table-cell>
          <table:table-cell office:value-type="float" office:value="4.51615085257845E+017" calcext:value-type="float">
            <text:p>4.51615085257845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70" calcext:value-type="float">
            <text:p>470</text:p>
          </table:table-cell>
          <table:table-cell office:value-type="float" office:value="5996.688" calcext:value-type="float">
            <text:p>5996.688</text:p>
          </table:table-cell>
          <table:table-cell office:value-type="float" office:value="-0.7584294" calcext:value-type="float">
            <text:p>-0.7584294</text:p>
          </table:table-cell>
          <table:table-cell office:value-type="float" office:value="4.132725" calcext:value-type="float">
            <text:p>4.132725</text:p>
          </table:table-cell>
          <table:table-cell office:value-type="float" office:value="46.55127" calcext:value-type="float">
            <text:p>46.551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15869E+018" calcext:value-type="float">
            <text:p>1.23765707115869E+018</text:p>
          </table:table-cell>
          <table:table-cell office:value-type="float" office:value="4.51660714990397E+017" calcext:value-type="float">
            <text:p>4.51660714990397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636" calcext:value-type="float">
            <text:p>636</text:p>
          </table:table-cell>
          <table:table-cell office:value-type="float" office:value="5934.214" calcext:value-type="float">
            <text:p>5934.214</text:p>
          </table:table-cell>
          <table:table-cell office:value-type="float" office:value="-0.5821936" calcext:value-type="float">
            <text:p>-0.5821936</text:p>
          </table:table-cell>
          <table:table-cell office:value-type="float" office:value="4.323512" calcext:value-type="float">
            <text:p>4.323512</text:p>
          </table:table-cell>
          <table:table-cell office:value-type="float" office:value="34.27339" calcext:value-type="float">
            <text:p>34.273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1716E+018" calcext:value-type="float">
            <text:p>1.23766640791716E+018</text:p>
          </table:table-cell>
          <table:table-cell office:value-type="float" office:value="4.52697004783462E+017" calcext:value-type="float">
            <text:p>4.52697004783462E+017</text:p>
          </table:table-cell>
          <table:table-cell office:value-type="float" office:value="402" calcext:value-type="float">
            <text:p>402</text:p>
          </table:table-cell>
          <table:table-cell office:value-type="float" office:value="51793" calcext:value-type="float">
            <text:p>51793</text:p>
          </table:table-cell>
          <table:table-cell office:value-type="float" office:value="310" calcext:value-type="float">
            <text:p>310</text:p>
          </table:table-cell>
          <table:table-cell office:value-type="float" office:value="5867.387" calcext:value-type="float">
            <text:p>5867.387</text:p>
          </table:table-cell>
          <table:table-cell office:value-type="float" office:value="-0.7571678" calcext:value-type="float">
            <text:p>-0.7571678</text:p>
          </table:table-cell>
          <table:table-cell office:value-type="float" office:value="4.198697" calcext:value-type="float">
            <text:p>4.198697</text:p>
          </table:table-cell>
          <table:table-cell office:value-type="float" office:value="42.22351" calcext:value-type="float">
            <text:p>42.22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8009916541E+018" calcext:value-type="float">
            <text:p>1.23768009916541E+018</text:p>
          </table:table-cell>
          <table:table-cell office:value-type="float" office:value="4.527341133009E+017" calcext:value-type="float">
            <text:p>4.527341133009E+017</text:p>
          </table:table-cell>
          <table:table-cell office:value-type="float" office:value="402" calcext:value-type="float">
            <text:p>402</text:p>
          </table:table-cell>
          <table:table-cell office:value-type="float" office:value="51793" calcext:value-type="float">
            <text:p>51793</text:p>
          </table:table-cell>
          <table:table-cell office:value-type="float" office:value="445" calcext:value-type="float">
            <text:p>445</text:p>
          </table:table-cell>
          <table:table-cell office:value-type="float" office:value="5955.405" calcext:value-type="float">
            <text:p>5955.405</text:p>
          </table:table-cell>
          <table:table-cell office:value-type="float" office:value="-0.3052647" calcext:value-type="float">
            <text:p>-0.3052647</text:p>
          </table:table-cell>
          <table:table-cell office:value-type="float" office:value="4.037316" calcext:value-type="float">
            <text:p>4.037316</text:p>
          </table:table-cell>
          <table:table-cell office:value-type="float" office:value="37.49709" calcext:value-type="float">
            <text:p>37.497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971E+018" calcext:value-type="float">
            <text:p>1.23765365183971E+018</text:p>
          </table:table-cell>
          <table:table-cell office:value-type="float" office:value="4.71794148811237E+017" calcext:value-type="float">
            <text:p>4.71794148811237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53" calcext:value-type="float">
            <text:p>153</text:p>
          </table:table-cell>
          <table:table-cell office:value-type="float" office:value="6024.857" calcext:value-type="float">
            <text:p>6024.857</text:p>
          </table:table-cell>
          <table:table-cell office:value-type="float" office:value="-0.6518894" calcext:value-type="float">
            <text:p>-0.6518894</text:p>
          </table:table-cell>
          <table:table-cell office:value-type="float" office:value="4.100828" calcext:value-type="float">
            <text:p>4.100828</text:p>
          </table:table-cell>
          <table:table-cell office:value-type="float" office:value="40.70543" calcext:value-type="float">
            <text:p>40.705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081E+018" calcext:value-type="float">
            <text:p>1.23764991950081E+018</text:p>
          </table:table-cell>
          <table:table-cell office:value-type="float" office:value="4.7180294490426E+017" calcext:value-type="float">
            <text:p>4.7180294490426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85" calcext:value-type="float">
            <text:p>185</text:p>
          </table:table-cell>
          <table:table-cell office:value-type="float" office:value="5976.767" calcext:value-type="float">
            <text:p>5976.767</text:p>
          </table:table-cell>
          <table:table-cell office:value-type="float" office:value="-0.5950502" calcext:value-type="float">
            <text:p>-0.5950502</text:p>
          </table:table-cell>
          <table:table-cell office:value-type="float" office:value="4.116715" calcext:value-type="float">
            <text:p>4.116715</text:p>
          </table:table-cell>
          <table:table-cell office:value-type="float" office:value="51.70164" calcext:value-type="float">
            <text:p>51.70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958E+018" calcext:value-type="float">
            <text:p>1.23765365183958E+018</text:p>
          </table:table-cell>
          <table:table-cell office:value-type="float" office:value="4.71804319293794E+017" calcext:value-type="float">
            <text:p>4.71804319293794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90" calcext:value-type="float">
            <text:p>190</text:p>
          </table:table-cell>
          <table:table-cell office:value-type="float" office:value="5785.928" calcext:value-type="float">
            <text:p>5785.928</text:p>
          </table:table-cell>
          <table:table-cell office:value-type="float" office:value="-0.07461058" calcext:value-type="float">
            <text:p>-0.07461058</text:p>
          </table:table-cell>
          <table:table-cell office:value-type="float" office:value="4.069425" calcext:value-type="float">
            <text:p>4.069425</text:p>
          </table:table-cell>
          <table:table-cell office:value-type="float" office:value="54.77068" calcext:value-type="float">
            <text:p>54.770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6287E+018" calcext:value-type="float">
            <text:p>1.23765127296287E+018</text:p>
          </table:table-cell>
          <table:table-cell office:value-type="float" office:value="5.04538704950356E+017" calcext:value-type="float">
            <text:p>5.04538704950356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493" calcext:value-type="float">
            <text:p>493</text:p>
          </table:table-cell>
          <table:table-cell office:value-type="float" office:value="4578.546" calcext:value-type="float">
            <text:p>4578.546</text:p>
          </table:table-cell>
          <table:table-cell office:value-type="float" office:value="-0.1812306" calcext:value-type="float">
            <text:p>-0.1812306</text:p>
          </table:table-cell>
          <table:table-cell office:value-type="float" office:value="4.071772" calcext:value-type="float">
            <text:p>4.071772</text:p>
          </table:table-cell>
          <table:table-cell office:value-type="float" office:value="40.95155" calcext:value-type="float">
            <text:p>40.95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626E+018" calcext:value-type="float">
            <text:p>1.23765127242626E+018</text:p>
          </table:table-cell>
          <table:table-cell office:value-type="float" office:value="5.04553823235238E+017" calcext:value-type="float">
            <text:p>5.04553823235238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548" calcext:value-type="float">
            <text:p>548</text:p>
          </table:table-cell>
          <table:table-cell office:value-type="float" office:value="6056.772" calcext:value-type="float">
            <text:p>6056.772</text:p>
          </table:table-cell>
          <table:table-cell office:value-type="float" office:value="-0.545023" calcext:value-type="float">
            <text:p>-0.545023</text:p>
          </table:table-cell>
          <table:table-cell office:value-type="float" office:value="4.145259" calcext:value-type="float">
            <text:p>4.145259</text:p>
          </table:table-cell>
          <table:table-cell office:value-type="float" office:value="31.64717" calcext:value-type="float">
            <text:p>31.647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626E+018" calcext:value-type="float">
            <text:p>1.23765127242626E+018</text:p>
          </table:table-cell>
          <table:table-cell office:value-type="float" office:value="5.04554098113145E+017" calcext:value-type="float">
            <text:p>5.04554098113145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549" calcext:value-type="float">
            <text:p>549</text:p>
          </table:table-cell>
          <table:table-cell office:value-type="float" office:value="6213.595" calcext:value-type="float">
            <text:p>6213.595</text:p>
          </table:table-cell>
          <table:table-cell office:value-type="float" office:value="-1.39457" calcext:value-type="float">
            <text:p>-1.39457</text:p>
          </table:table-cell>
          <table:table-cell office:value-type="float" office:value="4.092831" calcext:value-type="float">
            <text:p>4.092831</text:p>
          </table:table-cell>
          <table:table-cell office:value-type="float" office:value="38.33351" calcext:value-type="float">
            <text:p>38.33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451E+018" calcext:value-type="float">
            <text:p>1.23765361479451E+018</text:p>
          </table:table-cell>
          <table:table-cell office:value-type="float" office:value="5.05534587607214E+017" calcext:value-type="float">
            <text:p>5.0553458760721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0" calcext:value-type="float">
            <text:p>20</text:p>
          </table:table-cell>
          <table:table-cell office:value-type="float" office:value="6183.805" calcext:value-type="float">
            <text:p>6183.805</text:p>
          </table:table-cell>
          <table:table-cell office:value-type="float" office:value="-1.991223" calcext:value-type="float">
            <text:p>-1.991223</text:p>
          </table:table-cell>
          <table:table-cell office:value-type="float" office:value="4.181384" calcext:value-type="float">
            <text:p>4.181384</text:p>
          </table:table-cell>
          <table:table-cell office:value-type="float" office:value="44.99555" calcext:value-type="float">
            <text:p>44.99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49E+018" calcext:value-type="float">
            <text:p>1.2376536147949E+018</text:p>
          </table:table-cell>
          <table:table-cell office:value-type="float" office:value="5.05538435897911E+017" calcext:value-type="float">
            <text:p>5.05538435897911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4" calcext:value-type="float">
            <text:p>34</text:p>
          </table:table-cell>
          <table:table-cell office:value-type="float" office:value="4763.079" calcext:value-type="float">
            <text:p>4763.079</text:p>
          </table:table-cell>
          <table:table-cell office:value-type="float" office:value="-0.3011589" calcext:value-type="float">
            <text:p>-0.3011589</text:p>
          </table:table-cell>
          <table:table-cell office:value-type="float" office:value="4.215816" calcext:value-type="float">
            <text:p>4.215816</text:p>
          </table:table-cell>
          <table:table-cell office:value-type="float" office:value="39.98175" calcext:value-type="float">
            <text:p>39.98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34E+018" calcext:value-type="float">
            <text:p>1.23765119082234E+018</text:p>
          </table:table-cell>
          <table:table-cell office:value-type="float" office:value="5.05557952229304E+017" calcext:value-type="float">
            <text:p>5.0555795222930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105" calcext:value-type="float">
            <text:p>105</text:p>
          </table:table-cell>
          <table:table-cell office:value-type="float" office:value="5977.995" calcext:value-type="float">
            <text:p>5977.995</text:p>
          </table:table-cell>
          <table:table-cell office:value-type="float" office:value="-0.6947057" calcext:value-type="float">
            <text:p>-0.6947057</text:p>
          </table:table-cell>
          <table:table-cell office:value-type="float" office:value="4.159744" calcext:value-type="float">
            <text:p>4.159744</text:p>
          </table:table-cell>
          <table:table-cell office:value-type="float" office:value="41.24104" calcext:value-type="float">
            <text:p>41.24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5888E+018" calcext:value-type="float">
            <text:p>1.23765119135888E+018</text:p>
          </table:table-cell>
          <table:table-cell office:value-type="float" office:value="5.05591487333952E+017" calcext:value-type="float">
            <text:p>5.05591487333952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27" calcext:value-type="float">
            <text:p>227</text:p>
          </table:table-cell>
          <table:table-cell office:value-type="float" office:value="5536.003" calcext:value-type="float">
            <text:p>5536.003</text:p>
          </table:table-cell>
          <table:table-cell office:value-type="float" office:value="-0.248472" calcext:value-type="float">
            <text:p>-0.248472</text:p>
          </table:table-cell>
          <table:table-cell office:value-type="float" office:value="4.384335" calcext:value-type="float">
            <text:p>4.384335</text:p>
          </table:table-cell>
          <table:table-cell office:value-type="float" office:value="48.08865" calcext:value-type="float">
            <text:p>48.08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01E+018" calcext:value-type="float">
            <text:p>1.23765119082201E+018</text:p>
          </table:table-cell>
          <table:table-cell office:value-type="float" office:value="5.05597534647904E+017" calcext:value-type="float">
            <text:p>5.0559753464790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49" calcext:value-type="float">
            <text:p>249</text:p>
          </table:table-cell>
          <table:table-cell office:value-type="float" office:value="7782.648" calcext:value-type="float">
            <text:p>7782.648</text:p>
          </table:table-cell>
          <table:table-cell office:value-type="float" office:value="-1.018534" calcext:value-type="float">
            <text:p>-1.018534</text:p>
          </table:table-cell>
          <table:table-cell office:value-type="float" office:value="4.140925" calcext:value-type="float">
            <text:p>4.140925</text:p>
          </table:table-cell>
          <table:table-cell office:value-type="float" office:value="31.09766" calcext:value-type="float">
            <text:p>31.09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01E+018" calcext:value-type="float">
            <text:p>1.23765119082201E+018</text:p>
          </table:table-cell>
          <table:table-cell office:value-type="float" office:value="5.05598084403718E+017" calcext:value-type="float">
            <text:p>5.05598084403718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51" calcext:value-type="float">
            <text:p>251</text:p>
          </table:table-cell>
          <table:table-cell office:value-type="float" office:value="6053.282" calcext:value-type="float">
            <text:p>6053.282</text:p>
          </table:table-cell>
          <table:table-cell office:value-type="float" office:value="-1.618488" calcext:value-type="float">
            <text:p>-1.618488</text:p>
          </table:table-cell>
          <table:table-cell office:value-type="float" office:value="4.23654" calcext:value-type="float">
            <text:p>4.23654</text:p>
          </table:table-cell>
          <table:table-cell office:value-type="float" office:value="39.1422" calcext:value-type="float">
            <text:p>39.14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249E+018" calcext:value-type="float">
            <text:p>1.23765119243249E+018</text:p>
          </table:table-cell>
          <table:table-cell office:value-type="float" office:value="5.0561595146767E+017" calcext:value-type="float">
            <text:p>5.0561595146767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16" calcext:value-type="float">
            <text:p>316</text:p>
          </table:table-cell>
          <table:table-cell office:value-type="float" office:value="6074.914" calcext:value-type="float">
            <text:p>6074.914</text:p>
          </table:table-cell>
          <table:table-cell office:value-type="float" office:value="-0.671064" calcext:value-type="float">
            <text:p>-0.671064</text:p>
          </table:table-cell>
          <table:table-cell office:value-type="float" office:value="4.077037" calcext:value-type="float">
            <text:p>4.077037</text:p>
          </table:table-cell>
          <table:table-cell office:value-type="float" office:value="43.78745" calcext:value-type="float">
            <text:p>43.787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93501707E+018" calcext:value-type="float">
            <text:p>1.23766093501707E+018</text:p>
          </table:table-cell>
          <table:table-cell office:value-type="float" office:value="5.05620349514181E+017" calcext:value-type="float">
            <text:p>5.05620349514181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32" calcext:value-type="float">
            <text:p>332</text:p>
          </table:table-cell>
          <table:table-cell office:value-type="float" office:value="5904.922" calcext:value-type="float">
            <text:p>5904.922</text:p>
          </table:table-cell>
          <table:table-cell office:value-type="float" office:value="-0.5075871" calcext:value-type="float">
            <text:p>-0.5075871</text:p>
          </table:table-cell>
          <table:table-cell office:value-type="float" office:value="4.04995" calcext:value-type="float">
            <text:p>4.04995</text:p>
          </table:table-cell>
          <table:table-cell office:value-type="float" office:value="32.05142" calcext:value-type="float">
            <text:p>32.05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604E+018" calcext:value-type="float">
            <text:p>1.23765153870604E+018</text:p>
          </table:table-cell>
          <table:table-cell office:value-type="float" office:value="5.49526048069413E+017" calcext:value-type="float">
            <text:p>5.49526048069413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16" calcext:value-type="float">
            <text:p>316</text:p>
          </table:table-cell>
          <table:table-cell office:value-type="float" office:value="5895.777" calcext:value-type="float">
            <text:p>5895.777</text:p>
          </table:table-cell>
          <table:table-cell office:value-type="float" office:value="-0.8872218" calcext:value-type="float">
            <text:p>-0.8872218</text:p>
          </table:table-cell>
          <table:table-cell office:value-type="float" office:value="4.137302" calcext:value-type="float">
            <text:p>4.137302</text:p>
          </table:table-cell>
          <table:table-cell office:value-type="float" office:value="30.84284" calcext:value-type="float">
            <text:p>30.84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244E+018" calcext:value-type="float">
            <text:p>1.23765127404244E+018</text:p>
          </table:table-cell>
          <table:table-cell office:value-type="float" office:value="5.49541990988016E+017" calcext:value-type="float">
            <text:p>5.4954199098801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74" calcext:value-type="float">
            <text:p>374</text:p>
          </table:table-cell>
          <table:table-cell office:value-type="float" office:value="6269.17" calcext:value-type="float">
            <text:p>6269.17</text:p>
          </table:table-cell>
          <table:table-cell office:value-type="float" office:value="-1.28668" calcext:value-type="float">
            <text:p>-1.28668</text:p>
          </table:table-cell>
          <table:table-cell office:value-type="float" office:value="4.087399" calcext:value-type="float">
            <text:p>4.087399</text:p>
          </table:table-cell>
          <table:table-cell office:value-type="float" office:value="43.92645" calcext:value-type="float">
            <text:p>43.92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0524E+018" calcext:value-type="float">
            <text:p>1.23765127350524E+018</text:p>
          </table:table-cell>
          <table:table-cell office:value-type="float" office:value="5.49545564400806E+017" calcext:value-type="float">
            <text:p>5.4954556440080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87" calcext:value-type="float">
            <text:p>387</text:p>
          </table:table-cell>
          <table:table-cell office:value-type="float" office:value="7341.84" calcext:value-type="float">
            <text:p>7341.84</text:p>
          </table:table-cell>
          <table:table-cell office:value-type="float" office:value="0.3662744" calcext:value-type="float">
            <text:p>0.3662744</text:p>
          </table:table-cell>
          <table:table-cell office:value-type="float" office:value="4.108993" calcext:value-type="float">
            <text:p>4.108993</text:p>
          </table:table-cell>
          <table:table-cell office:value-type="float" office:value="60.1585" calcext:value-type="float">
            <text:p>60.1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1744E+018" calcext:value-type="float">
            <text:p>1.23765154031744E+018</text:p>
          </table:table-cell>
          <table:table-cell office:value-type="float" office:value="5.49551336836852E+017" calcext:value-type="float">
            <text:p>5.49551336836852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408" calcext:value-type="float">
            <text:p>408</text:p>
          </table:table-cell>
          <table:table-cell office:value-type="float" office:value="4196.122" calcext:value-type="float">
            <text:p>4196.122</text:p>
          </table:table-cell>
          <table:table-cell office:value-type="float" office:value="-1.427225" calcext:value-type="float">
            <text:p>-1.427225</text:p>
          </table:table-cell>
          <table:table-cell office:value-type="float" office:value="4.20373" calcext:value-type="float">
            <text:p>4.20373</text:p>
          </table:table-cell>
          <table:table-cell office:value-type="float" office:value="40.78162" calcext:value-type="float">
            <text:p>40.7816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350577E+018" calcext:value-type="float">
            <text:p>1.23765127350577E+018</text:p>
          </table:table-cell>
          <table:table-cell office:value-type="float" office:value="5.49585421697313E+017" calcext:value-type="float">
            <text:p>5.49585421697313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532" calcext:value-type="float">
            <text:p>532</text:p>
          </table:table-cell>
          <table:table-cell office:value-type="float" office:value="5921.846" calcext:value-type="float">
            <text:p>5921.846</text:p>
          </table:table-cell>
          <table:table-cell office:value-type="float" office:value="-1.66189" calcext:value-type="float">
            <text:p>-1.66189</text:p>
          </table:table-cell>
          <table:table-cell office:value-type="float" office:value="4.097578" calcext:value-type="float">
            <text:p>4.097578</text:p>
          </table:table-cell>
          <table:table-cell office:value-type="float" office:value="47.35609" calcext:value-type="float">
            <text:p>47.356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683E+018" calcext:value-type="float">
            <text:p>1.23765153870683E+018</text:p>
          </table:table-cell>
          <table:table-cell office:value-type="float" office:value="5.49592293644986E+017" calcext:value-type="float">
            <text:p>5.4959229364498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557" calcext:value-type="float">
            <text:p>557</text:p>
          </table:table-cell>
          <table:table-cell office:value-type="float" office:value="5429.099" calcext:value-type="float">
            <text:p>5429.099</text:p>
          </table:table-cell>
          <table:table-cell office:value-type="float" office:value="-0.7226025" calcext:value-type="float">
            <text:p>-0.7226025</text:p>
          </table:table-cell>
          <table:table-cell office:value-type="float" office:value="4.493168" calcext:value-type="float">
            <text:p>4.493168</text:p>
          </table:table-cell>
          <table:table-cell office:value-type="float" office:value="51.7742" calcext:value-type="float">
            <text:p>51.77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709E+018" calcext:value-type="float">
            <text:p>1.23765153870709E+018</text:p>
          </table:table-cell>
          <table:table-cell office:value-type="float" office:value="5.49610160708938E+017" calcext:value-type="float">
            <text:p>5.49610160708938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622" calcext:value-type="float">
            <text:p>622</text:p>
          </table:table-cell>
          <table:table-cell office:value-type="float" office:value="5658.295" calcext:value-type="float">
            <text:p>5658.295</text:p>
          </table:table-cell>
          <table:table-cell office:value-type="float" office:value="-1.164757" calcext:value-type="float">
            <text:p>-1.164757</text:p>
          </table:table-cell>
          <table:table-cell office:value-type="float" office:value="4.459526" calcext:value-type="float">
            <text:p>4.459526</text:p>
          </table:table-cell>
          <table:table-cell office:value-type="float" office:value="35.60253" calcext:value-type="float">
            <text:p>35.6025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763361E+018" calcext:value-type="float">
            <text:p>1.23765153763361E+018</text:p>
          </table:table-cell>
          <table:table-cell office:value-type="float" office:value="5.50603569733069E+017" calcext:value-type="float">
            <text:p>5.50603569733069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140" calcext:value-type="float">
            <text:p>140</text:p>
          </table:table-cell>
          <table:table-cell office:value-type="float" office:value="6049.411" calcext:value-type="float">
            <text:p>6049.411</text:p>
          </table:table-cell>
          <table:table-cell office:value-type="float" office:value="-1.351592" calcext:value-type="float">
            <text:p>-1.351592</text:p>
          </table:table-cell>
          <table:table-cell office:value-type="float" office:value="4.350339" calcext:value-type="float">
            <text:p>4.350339</text:p>
          </table:table-cell>
          <table:table-cell office:value-type="float" office:value="36.25209" calcext:value-type="float">
            <text:p>36.252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55416E+018" calcext:value-type="float">
            <text:p>1.23765175455416E+018</text:p>
          </table:table-cell>
          <table:table-cell office:value-type="float" office:value="5.90103251710405E+017" calcext:value-type="float">
            <text:p>5.90103251710405E+017</text:p>
          </table:table-cell>
          <table:table-cell office:value-type="float" office:value="524" calcext:value-type="float">
            <text:p>524</text:p>
          </table:table-cell>
          <table:table-cell office:value-type="float" office:value="52027" calcext:value-type="float">
            <text:p>52027</text:p>
          </table:table-cell>
          <table:table-cell office:value-type="float" office:value="479" calcext:value-type="float">
            <text:p>479</text:p>
          </table:table-cell>
          <table:table-cell office:value-type="float" office:value="5541.622" calcext:value-type="float">
            <text:p>5541.622</text:p>
          </table:table-cell>
          <table:table-cell office:value-type="float" office:value="-1.074048" calcext:value-type="float">
            <text:p>-1.074048</text:p>
          </table:table-cell>
          <table:table-cell office:value-type="float" office:value="4.18631" calcext:value-type="float">
            <text:p>4.18631</text:p>
          </table:table-cell>
          <table:table-cell office:value-type="float" office:value="34.13327" calcext:value-type="float">
            <text:p>34.1332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3828E+018" calcext:value-type="float">
            <text:p>1.23765173683828E+018</text:p>
          </table:table-cell>
          <table:table-cell office:value-type="float" office:value="5.90143109006912E+017" calcext:value-type="float">
            <text:p>5.90143109006912E+017</text:p>
          </table:table-cell>
          <table:table-cell office:value-type="float" office:value="524" calcext:value-type="float">
            <text:p>524</text:p>
          </table:table-cell>
          <table:table-cell office:value-type="float" office:value="52027" calcext:value-type="float">
            <text:p>52027</text:p>
          </table:table-cell>
          <table:table-cell office:value-type="float" office:value="624" calcext:value-type="float">
            <text:p>624</text:p>
          </table:table-cell>
          <table:table-cell office:value-type="float" office:value="6430.083" calcext:value-type="float">
            <text:p>6430.083</text:p>
          </table:table-cell>
          <table:table-cell office:value-type="float" office:value="-2.256802" calcext:value-type="float">
            <text:p>-2.256802</text:p>
          </table:table-cell>
          <table:table-cell office:value-type="float" office:value="4.071321" calcext:value-type="float">
            <text:p>4.071321</text:p>
          </table:table-cell>
          <table:table-cell office:value-type="float" office:value="41.44753" calcext:value-type="float">
            <text:p>41.447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806E+018" calcext:value-type="float">
            <text:p>1.23765173522806E+018</text:p>
          </table:table-cell>
          <table:table-cell office:value-type="float" office:value="5.91134048357739E+017" calcext:value-type="float">
            <text:p>5.91134048357739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133" calcext:value-type="float">
            <text:p>133</text:p>
          </table:table-cell>
          <table:table-cell office:value-type="float" office:value="5667.75" calcext:value-type="float">
            <text:p>5667.75</text:p>
          </table:table-cell>
          <table:table-cell office:value-type="float" office:value="-0.6645454" calcext:value-type="float">
            <text:p>-0.6645454</text:p>
          </table:table-cell>
          <table:table-cell office:value-type="float" office:value="4.08833" calcext:value-type="float">
            <text:p>4.08833</text:p>
          </table:table-cell>
          <table:table-cell office:value-type="float" office:value="47.0421" calcext:value-type="float">
            <text:p>47.0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035662E+018" calcext:value-type="float">
            <text:p>1.23765537035662E+018</text:p>
          </table:table-cell>
          <table:table-cell office:value-type="float" office:value="6.30673036265155E+017" calcext:value-type="float">
            <text:p>6.30673036265155E+017</text:p>
          </table:table-cell>
          <table:table-cell office:value-type="float" office:value="560" calcext:value-type="float">
            <text:p>560</text:p>
          </table:table-cell>
          <table:table-cell office:value-type="float" office:value="52296" calcext:value-type="float">
            <text:p>52296</text:p>
          </table:table-cell>
          <table:table-cell office:value-type="float" office:value="615" calcext:value-type="float">
            <text:p>615</text:p>
          </table:table-cell>
          <table:table-cell office:value-type="float" office:value="4569.107" calcext:value-type="float">
            <text:p>4569.107</text:p>
          </table:table-cell>
          <table:table-cell office:value-type="float" office:value="-0.2771026" calcext:value-type="float">
            <text:p>-0.2771026</text:p>
          </table:table-cell>
          <table:table-cell office:value-type="float" office:value="4.244361" calcext:value-type="float">
            <text:p>4.244361</text:p>
          </table:table-cell>
          <table:table-cell office:value-type="float" office:value="35.69051" calcext:value-type="float">
            <text:p>35.690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6874647E+018" calcext:value-type="float">
            <text:p>1.23765536874647E+018</text:p>
          </table:table-cell>
          <table:table-cell office:value-type="float" office:value="6.31633734533147E+017" calcext:value-type="float">
            <text:p>6.3163373453314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14" calcext:value-type="float">
            <text:p>14</text:p>
          </table:table-cell>
          <table:table-cell office:value-type="float" office:value="6112.198" calcext:value-type="float">
            <text:p>6112.198</text:p>
          </table:table-cell>
          <table:table-cell office:value-type="float" office:value="-1.87648" calcext:value-type="float">
            <text:p>-1.87648</text:p>
          </table:table-cell>
          <table:table-cell office:value-type="float" office:value="4.142884" calcext:value-type="float">
            <text:p>4.142884</text:p>
          </table:table-cell>
          <table:table-cell office:value-type="float" office:value="32.75272" calcext:value-type="float">
            <text:p>32.752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85452E+018" calcext:value-type="float">
            <text:p>1.2376536185452E+018</text:p>
          </table:table-cell>
          <table:table-cell office:value-type="float" office:value="6.31763202027317E+017" calcext:value-type="float">
            <text:p>6.3176320202731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485" calcext:value-type="float">
            <text:p>485</text:p>
          </table:table-cell>
          <table:table-cell office:value-type="float" office:value="6987.394" calcext:value-type="float">
            <text:p>6987.394</text:p>
          </table:table-cell>
          <table:table-cell office:value-type="float" office:value="-0.3799685" calcext:value-type="float">
            <text:p>-0.3799685</text:p>
          </table:table-cell>
          <table:table-cell office:value-type="float" office:value="4.096892" calcext:value-type="float">
            <text:p>4.096892</text:p>
          </table:table-cell>
          <table:table-cell office:value-type="float" office:value="44.37621" calcext:value-type="float">
            <text:p>44.37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143102E+018" calcext:value-type="float">
            <text:p>1.23765537143102E+018</text:p>
          </table:table-cell>
          <table:table-cell office:value-type="float" office:value="6.31773097631967E+017" calcext:value-type="float">
            <text:p>6.3177309763196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521" calcext:value-type="float">
            <text:p>521</text:p>
          </table:table-cell>
          <table:table-cell office:value-type="float" office:value="7645.422" calcext:value-type="float">
            <text:p>7645.422</text:p>
          </table:table-cell>
          <table:table-cell office:value-type="float" office:value="-0.9027371" calcext:value-type="float">
            <text:p>-0.9027371</text:p>
          </table:table-cell>
          <table:table-cell office:value-type="float" office:value="4.092414" calcext:value-type="float">
            <text:p>4.092414</text:p>
          </table:table-cell>
          <table:table-cell office:value-type="float" office:value="31.33667" calcext:value-type="float">
            <text:p>31.336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035741E+018" calcext:value-type="float">
            <text:p>1.23765537035741E+018</text:p>
          </table:table-cell>
          <table:table-cell office:value-type="float" office:value="6.31797836643592E+017" calcext:value-type="float">
            <text:p>6.31797836643592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611" calcext:value-type="float">
            <text:p>611</text:p>
          </table:table-cell>
          <table:table-cell office:value-type="float" office:value="5865.983" calcext:value-type="float">
            <text:p>5865.983</text:p>
          </table:table-cell>
          <table:table-cell office:value-type="float" office:value="-1.497635" calcext:value-type="float">
            <text:p>-1.497635</text:p>
          </table:table-cell>
          <table:table-cell office:value-type="float" office:value="4.307909" calcext:value-type="float">
            <text:p>4.307909</text:p>
          </table:table-cell>
          <table:table-cell office:value-type="float" office:value="39.63704" calcext:value-type="float">
            <text:p>39.63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86E+018" calcext:value-type="float">
            <text:p>1.23765460423986E+018</text:p>
          </table:table-cell>
          <table:table-cell office:value-type="float" office:value="6.35009508917144E+017" calcext:value-type="float">
            <text:p>6.35009508917144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7" calcext:value-type="float">
            <text:p>7</text:p>
          </table:table-cell>
          <table:table-cell office:value-type="float" office:value="5987.801" calcext:value-type="float">
            <text:p>5987.801</text:p>
          </table:table-cell>
          <table:table-cell office:value-type="float" office:value="-0.5537879" calcext:value-type="float">
            <text:p>-0.5537879</text:p>
          </table:table-cell>
          <table:table-cell office:value-type="float" office:value="4.225712" calcext:value-type="float">
            <text:p>4.225712</text:p>
          </table:table-cell>
          <table:table-cell office:value-type="float" office:value="59.27686" calcext:value-type="float">
            <text:p>59.27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794E+018" calcext:value-type="float">
            <text:p>1.23765366578794E+018</text:p>
          </table:table-cell>
          <table:table-cell office:value-type="float" office:value="6.35021603545049E+017" calcext:value-type="float">
            <text:p>6.35021603545049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1" calcext:value-type="float">
            <text:p>51</text:p>
          </table:table-cell>
          <table:table-cell office:value-type="float" office:value="5824.018" calcext:value-type="float">
            <text:p>5824.018</text:p>
          </table:table-cell>
          <table:table-cell office:value-type="float" office:value="-0.7942538" calcext:value-type="float">
            <text:p>-0.7942538</text:p>
          </table:table-cell>
          <table:table-cell office:value-type="float" office:value="4.134959" calcext:value-type="float">
            <text:p>4.134959</text:p>
          </table:table-cell>
          <table:table-cell office:value-type="float" office:value="46.00943" calcext:value-type="float">
            <text:p>46.00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781E+018" calcext:value-type="float">
            <text:p>1.23765366578781E+018</text:p>
          </table:table-cell>
          <table:table-cell office:value-type="float" office:value="6.3502242817877E+017" calcext:value-type="float">
            <text:p>6.350224281787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4" calcext:value-type="float">
            <text:p>54</text:p>
          </table:table-cell>
          <table:table-cell office:value-type="float" office:value="5567.567" calcext:value-type="float">
            <text:p>5567.567</text:p>
          </table:table-cell>
          <table:table-cell office:value-type="float" office:value="-0.5536447" calcext:value-type="float">
            <text:p>-0.5536447</text:p>
          </table:table-cell>
          <table:table-cell office:value-type="float" office:value="4.379391" calcext:value-type="float">
            <text:p>4.379391</text:p>
          </table:table-cell>
          <table:table-cell office:value-type="float" office:value="56.67943" calcext:value-type="float">
            <text:p>56.67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22664682E+018" calcext:value-type="float">
            <text:p>1.2376622664682E+018</text:p>
          </table:table-cell>
          <table:table-cell office:value-type="float" office:value="6.70012183337265E+017" calcext:value-type="float">
            <text:p>6.70012183337265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370" calcext:value-type="float">
            <text:p>370</text:p>
          </table:table-cell>
          <table:table-cell office:value-type="float" office:value="6623.365" calcext:value-type="float">
            <text:p>6623.365</text:p>
          </table:table-cell>
          <table:table-cell office:value-type="float" office:value="-0.6709627" calcext:value-type="float">
            <text:p>-0.6709627</text:p>
          </table:table-cell>
          <table:table-cell office:value-type="float" office:value="4.140237" calcext:value-type="float">
            <text:p>4.140237</text:p>
          </table:table-cell>
          <table:table-cell office:value-type="float" office:value="30.88414" calcext:value-type="float">
            <text:p>30.88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4752E+018" calcext:value-type="float">
            <text:p>1.23765488074752E+018</text:p>
          </table:table-cell>
          <table:table-cell office:value-type="float" office:value="6.70026476988426E+017" calcext:value-type="float">
            <text:p>6.70026476988426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422" calcext:value-type="float">
            <text:p>422</text:p>
          </table:table-cell>
          <table:table-cell office:value-type="float" office:value="6212.179" calcext:value-type="float">
            <text:p>6212.179</text:p>
          </table:table-cell>
          <table:table-cell office:value-type="float" office:value="-1.47592" calcext:value-type="float">
            <text:p>-1.47592</text:p>
          </table:table-cell>
          <table:table-cell office:value-type="float" office:value="4.002707" calcext:value-type="float">
            <text:p>4.002707</text:p>
          </table:table-cell>
          <table:table-cell office:value-type="float" office:value="33.19112" calcext:value-type="float">
            <text:p>33.19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226646912E+018" calcext:value-type="float">
            <text:p>1.23766226646912E+018</text:p>
          </table:table-cell>
          <table:table-cell office:value-type="float" office:value="6.70070732331444E+017" calcext:value-type="float">
            <text:p>6.70070732331444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583" calcext:value-type="float">
            <text:p>583</text:p>
          </table:table-cell>
          <table:table-cell office:value-type="float" office:value="6148.561" calcext:value-type="float">
            <text:p>6148.561</text:p>
          </table:table-cell>
          <table:table-cell office:value-type="float" office:value="-1.573326" calcext:value-type="float">
            <text:p>-1.573326</text:p>
          </table:table-cell>
          <table:table-cell office:value-type="float" office:value="4.192995" calcext:value-type="float">
            <text:p>4.192995</text:p>
          </table:table-cell>
          <table:table-cell office:value-type="float" office:value="31.09515" calcext:value-type="float">
            <text:p>31.095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5282E+018" calcext:value-type="float">
            <text:p>1.23765439915282E+018</text:p>
          </table:table-cell>
          <table:table-cell office:value-type="float" office:value="6.71086686897203E+017" calcext:value-type="float">
            <text:p>6.71086686897203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183" calcext:value-type="float">
            <text:p>183</text:p>
          </table:table-cell>
          <table:table-cell office:value-type="float" office:value="6038.992" calcext:value-type="float">
            <text:p>6038.992</text:p>
          </table:table-cell>
          <table:table-cell office:value-type="float" office:value="-0.3587863" calcext:value-type="float">
            <text:p>-0.3587863</text:p>
          </table:table-cell>
          <table:table-cell office:value-type="float" office:value="4.028486" calcext:value-type="float">
            <text:p>4.028486</text:p>
          </table:table-cell>
          <table:table-cell office:value-type="float" office:value="41.8075" calcext:value-type="float">
            <text:p>41.8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775E+018" calcext:value-type="float">
            <text:p>1.23765513037775E+018</text:p>
          </table:table-cell>
          <table:table-cell office:value-type="float" office:value="7.0944314466346E+017" calcext:value-type="float">
            <text:p>7.0944314466346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459" calcext:value-type="float">
            <text:p>459</text:p>
          </table:table-cell>
          <table:table-cell office:value-type="float" office:value="6198.209" calcext:value-type="float">
            <text:p>6198.209</text:p>
          </table:table-cell>
          <table:table-cell office:value-type="float" office:value="-0.7372655" calcext:value-type="float">
            <text:p>-0.7372655</text:p>
          </table:table-cell>
          <table:table-cell office:value-type="float" office:value="4.218379" calcext:value-type="float">
            <text:p>4.218379</text:p>
          </table:table-cell>
          <table:table-cell office:value-type="float" office:value="34.77092" calcext:value-type="float">
            <text:p>34.770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03191E+018" calcext:value-type="float">
            <text:p>1.23765550403191E+018</text:p>
          </table:table-cell>
          <table:table-cell office:value-type="float" office:value="7.09473656111131E+017" calcext:value-type="float">
            <text:p>7.09473656111131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570" calcext:value-type="float">
            <text:p>570</text:p>
          </table:table-cell>
          <table:table-cell office:value-type="float" office:value="5929.187" calcext:value-type="float">
            <text:p>5929.187</text:p>
          </table:table-cell>
          <table:table-cell office:value-type="float" office:value="-1.145787" calcext:value-type="float">
            <text:p>-1.145787</text:p>
          </table:table-cell>
          <table:table-cell office:value-type="float" office:value="4.346797" calcext:value-type="float">
            <text:p>4.346797</text:p>
          </table:table-cell>
          <table:table-cell office:value-type="float" office:value="37.71325" calcext:value-type="float">
            <text:p>37.71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443068E+018" calcext:value-type="float">
            <text:p>1.23767193443068E+018</text:p>
          </table:table-cell>
          <table:table-cell office:value-type="float" office:value="7.09480528058804E+017" calcext:value-type="float">
            <text:p>7.09480528058804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595" calcext:value-type="float">
            <text:p>595</text:p>
          </table:table-cell>
          <table:table-cell office:value-type="float" office:value="6139.622" calcext:value-type="float">
            <text:p>6139.622</text:p>
          </table:table-cell>
          <table:table-cell office:value-type="float" office:value="-0.6774384" calcext:value-type="float">
            <text:p>-0.6774384</text:p>
          </table:table-cell>
          <table:table-cell office:value-type="float" office:value="4.134898" calcext:value-type="float">
            <text:p>4.134898</text:p>
          </table:table-cell>
          <table:table-cell office:value-type="float" office:value="54.00366" calcext:value-type="float">
            <text:p>54.00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56878E+018" calcext:value-type="float">
            <text:p>1.23765550456878E+018</text:p>
          </table:table-cell>
          <table:table-cell office:value-type="float" office:value="7.09486850250664E+017" calcext:value-type="float">
            <text:p>7.09486850250664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618" calcext:value-type="float">
            <text:p>618</text:p>
          </table:table-cell>
          <table:table-cell office:value-type="float" office:value="5919.31" calcext:value-type="float">
            <text:p>5919.31</text:p>
          </table:table-cell>
          <table:table-cell office:value-type="float" office:value="-0.5654472" calcext:value-type="float">
            <text:p>-0.5654472</text:p>
          </table:table-cell>
          <table:table-cell office:value-type="float" office:value="4.043" calcext:value-type="float">
            <text:p>4.043</text:p>
          </table:table-cell>
          <table:table-cell office:value-type="float" office:value="38.24591" calcext:value-type="float">
            <text:p>38.24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5693E+018" calcext:value-type="float">
            <text:p>1.2376555045693E+018</text:p>
          </table:table-cell>
          <table:table-cell office:value-type="float" office:value="7.09489324151826E+017" calcext:value-type="float">
            <text:p>7.09489324151826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627" calcext:value-type="float">
            <text:p>627</text:p>
          </table:table-cell>
          <table:table-cell office:value-type="float" office:value="5356.844" calcext:value-type="float">
            <text:p>5356.844</text:p>
          </table:table-cell>
          <table:table-cell office:value-type="float" office:value="-0.2058211" calcext:value-type="float">
            <text:p>-0.2058211</text:p>
          </table:table-cell>
          <table:table-cell office:value-type="float" office:value="4.441034" calcext:value-type="float">
            <text:p>4.441034</text:p>
          </table:table-cell>
          <table:table-cell office:value-type="float" office:value="43.68959" calcext:value-type="float">
            <text:p>43.68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148014E+018" calcext:value-type="float">
            <text:p>1.2376517148014E+018</text:p>
          </table:table-cell>
          <table:table-cell office:value-type="float" office:value="7.10467615109179E+017" calcext:value-type="float">
            <text:p>7.10467615109179E+017</text:p>
          </table:table-cell>
          <table:table-cell office:value-type="float" office:value="631" calcext:value-type="float">
            <text:p>631</text:p>
          </table:table-cell>
          <table:table-cell office:value-type="float" office:value="52079" calcext:value-type="float">
            <text:p>52079</text:p>
          </table:table-cell>
          <table:table-cell office:value-type="float" office:value="90" calcext:value-type="float">
            <text:p>90</text:p>
          </table:table-cell>
          <table:table-cell office:value-type="float" office:value="5534.587" calcext:value-type="float">
            <text:p>5534.587</text:p>
          </table:table-cell>
          <table:table-cell office:value-type="float" office:value="-0.1168831" calcext:value-type="float">
            <text:p>-0.1168831</text:p>
          </table:table-cell>
          <table:table-cell office:value-type="float" office:value="4.48693" calcext:value-type="float">
            <text:p>4.48693</text:p>
          </table:table-cell>
          <table:table-cell office:value-type="float" office:value="44.0198" calcext:value-type="float">
            <text:p>44.01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1533814E+018" calcext:value-type="float">
            <text:p>1.23765171533814E+018</text:p>
          </table:table-cell>
          <table:table-cell office:value-type="float" office:value="7.10472288033597E+017" calcext:value-type="float">
            <text:p>7.10472288033597E+017</text:p>
          </table:table-cell>
          <table:table-cell office:value-type="float" office:value="631" calcext:value-type="float">
            <text:p>631</text:p>
          </table:table-cell>
          <table:table-cell office:value-type="float" office:value="52079" calcext:value-type="float">
            <text:p>52079</text:p>
          </table:table-cell>
          <table:table-cell office:value-type="float" office:value="107" calcext:value-type="float">
            <text:p>107</text:p>
          </table:table-cell>
          <table:table-cell office:value-type="float" office:value="5927.972" calcext:value-type="float">
            <text:p>5927.972</text:p>
          </table:table-cell>
          <table:table-cell office:value-type="float" office:value="-0.8081324" calcext:value-type="float">
            <text:p>-0.8081324</text:p>
          </table:table-cell>
          <table:table-cell office:value-type="float" office:value="4.108895" calcext:value-type="float">
            <text:p>4.108895</text:p>
          </table:table-cell>
          <table:table-cell office:value-type="float" office:value="45.28034" calcext:value-type="float">
            <text:p>45.28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53E+018" calcext:value-type="float">
            <text:p>1.2376517996253E+018</text:p>
          </table:table-cell>
          <table:table-cell office:value-type="float" office:value="3.05152166572616E+017" calcext:value-type="float">
            <text:p>3.05152166572616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21" calcext:value-type="float">
            <text:p>121</text:p>
          </table:table-cell>
          <table:table-cell office:value-type="float" office:value="7546.53" calcext:value-type="float">
            <text:p>7546.53</text:p>
          </table:table-cell>
          <table:table-cell office:value-type="float" office:value="-1.936064" calcext:value-type="float">
            <text:p>-1.936064</text:p>
          </table:table-cell>
          <table:table-cell office:value-type="float" office:value="4.087997" calcext:value-type="float">
            <text:p>4.087997</text:p>
          </table:table-cell>
          <table:table-cell office:value-type="float" office:value="40.87254" calcext:value-type="float">
            <text:p>40.87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235E+018" calcext:value-type="float">
            <text:p>1.23764872068235E+018</text:p>
          </table:table-cell>
          <table:table-cell office:value-type="float" office:value="3.05206867276098E+017" calcext:value-type="float">
            <text:p>3.0520686727609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320" calcext:value-type="float">
            <text:p>320</text:p>
          </table:table-cell>
          <table:table-cell office:value-type="float" office:value="5921.471" calcext:value-type="float">
            <text:p>5921.471</text:p>
          </table:table-cell>
          <table:table-cell office:value-type="float" office:value="-0.4921004" calcext:value-type="float">
            <text:p>-0.4921004</text:p>
          </table:table-cell>
          <table:table-cell office:value-type="float" office:value="4.118198" calcext:value-type="float">
            <text:p>4.118198</text:p>
          </table:table-cell>
          <table:table-cell office:value-type="float" office:value="52.46267" calcext:value-type="float">
            <text:p>52.462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2E+018" calcext:value-type="float">
            <text:p>1.2376517523882E+018</text:p>
          </table:table-cell>
          <table:table-cell office:value-type="float" office:value="3.05210440688888E+017" calcext:value-type="float">
            <text:p>3.0521044068888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333" calcext:value-type="float">
            <text:p>333</text:p>
          </table:table-cell>
          <table:table-cell office:value-type="float" office:value="6102.173" calcext:value-type="float">
            <text:p>6102.173</text:p>
          </table:table-cell>
          <table:table-cell office:value-type="float" office:value="-0.8270057" calcext:value-type="float">
            <text:p>-0.8270057</text:p>
          </table:table-cell>
          <table:table-cell office:value-type="float" office:value="4.050434" calcext:value-type="float">
            <text:p>4.050434</text:p>
          </table:table-cell>
          <table:table-cell office:value-type="float" office:value="58.92601" calcext:value-type="float">
            <text:p>58.92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003E+018" calcext:value-type="float">
            <text:p>1.23764872283003E+018</text:p>
          </table:table-cell>
          <table:table-cell office:value-type="float" office:value="3.05242326526093E+017" calcext:value-type="float">
            <text:p>3.0524232652609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449" calcext:value-type="float">
            <text:p>449</text:p>
          </table:table-cell>
          <table:table-cell office:value-type="float" office:value="6225.568" calcext:value-type="float">
            <text:p>6225.568</text:p>
          </table:table-cell>
          <table:table-cell office:value-type="float" office:value="-2.599422" calcext:value-type="float">
            <text:p>-2.599422</text:p>
          </table:table-cell>
          <table:table-cell office:value-type="float" office:value="4.00736" calcext:value-type="float">
            <text:p>4.00736</text:p>
          </table:table-cell>
          <table:table-cell office:value-type="float" office:value="32.49535" calcext:value-type="float">
            <text:p>32.495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668E+018" calcext:value-type="float">
            <text:p>1.23764872175668E+018</text:p>
          </table:table-cell>
          <table:table-cell office:value-type="float" office:value="3.05269814316788E+017" calcext:value-type="float">
            <text:p>3.0526981431678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549" calcext:value-type="float">
            <text:p>549</text:p>
          </table:table-cell>
          <table:table-cell office:value-type="float" office:value="5912.662" calcext:value-type="float">
            <text:p>5912.662</text:p>
          </table:table-cell>
          <table:table-cell office:value-type="float" office:value="-0.58367" calcext:value-type="float">
            <text:p>-0.58367</text:p>
          </table:table-cell>
          <table:table-cell office:value-type="float" office:value="4.112199" calcext:value-type="float">
            <text:p>4.112199</text:p>
          </table:table-cell>
          <table:table-cell office:value-type="float" office:value="52.66576" calcext:value-type="float">
            <text:p>52.66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7311E+018" calcext:value-type="float">
            <text:p>1.23765180177311E+018</text:p>
          </table:table-cell>
          <table:table-cell office:value-type="float" office:value="3.05276686264461E+017" calcext:value-type="float">
            <text:p>3.05276686264461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574" calcext:value-type="float">
            <text:p>574</text:p>
          </table:table-cell>
          <table:table-cell office:value-type="float" office:value="5972.517" calcext:value-type="float">
            <text:p>5972.517</text:p>
          </table:table-cell>
          <table:table-cell office:value-type="float" office:value="-0.6546656" calcext:value-type="float">
            <text:p>-0.6546656</text:p>
          </table:table-cell>
          <table:table-cell office:value-type="float" office:value="4.190836" calcext:value-type="float">
            <text:p>4.190836</text:p>
          </table:table-cell>
          <table:table-cell office:value-type="float" office:value="42.42647" calcext:value-type="float">
            <text:p>42.426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27492E+018" calcext:value-type="float">
            <text:p>1.23765467027492E+018</text:p>
          </table:table-cell>
          <table:table-cell office:value-type="float" office:value="3.05294553328413E+017" calcext:value-type="float">
            <text:p>3.0529455332841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639" calcext:value-type="float">
            <text:p>639</text:p>
          </table:table-cell>
          <table:table-cell office:value-type="float" office:value="5936.402" calcext:value-type="float">
            <text:p>5936.402</text:p>
          </table:table-cell>
          <table:table-cell office:value-type="float" office:value="-0.420842" calcext:value-type="float">
            <text:p>-0.420842</text:p>
          </table:table-cell>
          <table:table-cell office:value-type="float" office:value="4.043909" calcext:value-type="float">
            <text:p>4.043909</text:p>
          </table:table-cell>
          <table:table-cell office:value-type="float" office:value="46.97167" calcext:value-type="float">
            <text:p>46.971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635E+018" calcext:value-type="float">
            <text:p>1.23765179962635E+018</text:p>
          </table:table-cell>
          <table:table-cell office:value-type="float" office:value="3.06256901853702E+017" calcext:value-type="float">
            <text:p>3.0625690185370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4" calcext:value-type="float">
            <text:p>44</text:p>
          </table:table-cell>
          <table:table-cell office:value-type="float" office:value="6145.372" calcext:value-type="float">
            <text:p>6145.372</text:p>
          </table:table-cell>
          <table:table-cell office:value-type="float" office:value="-0.5959827" calcext:value-type="float">
            <text:p>-0.5959827</text:p>
          </table:table-cell>
          <table:table-cell office:value-type="float" office:value="4.181195" calcext:value-type="float">
            <text:p>4.181195</text:p>
          </table:table-cell>
          <table:table-cell office:value-type="float" office:value="33.30754" calcext:value-type="float">
            <text:p>33.3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45E+018" calcext:value-type="float">
            <text:p>1.2376546686645E+018</text:p>
          </table:table-cell>
          <table:table-cell office:value-type="float" office:value="3.06278342330444E+017" calcext:value-type="float">
            <text:p>3.0627834233044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122" calcext:value-type="float">
            <text:p>122</text:p>
          </table:table-cell>
          <table:table-cell office:value-type="float" office:value="5416.255" calcext:value-type="float">
            <text:p>5416.255</text:p>
          </table:table-cell>
          <table:table-cell office:value-type="float" office:value="-0.922392" calcext:value-type="float">
            <text:p>-0.922392</text:p>
          </table:table-cell>
          <table:table-cell office:value-type="float" office:value="4.495255" calcext:value-type="float">
            <text:p>4.495255</text:p>
          </table:table-cell>
          <table:table-cell office:value-type="float" office:value="36.60571" calcext:value-type="float">
            <text:p>36.605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334E+018" calcext:value-type="float">
            <text:p>1.23764872068334E+018</text:p>
          </table:table-cell>
          <table:table-cell office:value-type="float" office:value="3.06296209394395E+017" calcext:value-type="float">
            <text:p>3.06296209394395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187" calcext:value-type="float">
            <text:p>187</text:p>
          </table:table-cell>
          <table:table-cell office:value-type="float" office:value="5980.871" calcext:value-type="float">
            <text:p>5980.871</text:p>
          </table:table-cell>
          <table:table-cell office:value-type="float" office:value="-0.8334847" calcext:value-type="float">
            <text:p>-0.8334847</text:p>
          </table:table-cell>
          <table:table-cell office:value-type="float" office:value="4.189351" calcext:value-type="float">
            <text:p>4.189351</text:p>
          </table:table-cell>
          <table:table-cell office:value-type="float" office:value="43.86349" calcext:value-type="float">
            <text:p>43.86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21E+018" calcext:value-type="float">
            <text:p>1.23764870512221E+018</text:p>
          </table:table-cell>
          <table:table-cell office:value-type="float" office:value="3.34541014146509E+017" calcext:value-type="float">
            <text:p>3.3454101414650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541" calcext:value-type="float">
            <text:p>541</text:p>
          </table:table-cell>
          <table:table-cell office:value-type="float" office:value="6123.563" calcext:value-type="float">
            <text:p>6123.563</text:p>
          </table:table-cell>
          <table:table-cell office:value-type="float" office:value="-0.9444421" calcext:value-type="float">
            <text:p>-0.9444421</text:p>
          </table:table-cell>
          <table:table-cell office:value-type="float" office:value="4.202575" calcext:value-type="float">
            <text:p>4.202575</text:p>
          </table:table-cell>
          <table:table-cell office:value-type="float" office:value="41.64367" calcext:value-type="float">
            <text:p>41.643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51E+018" calcext:value-type="float">
            <text:p>1.23764870404951E+018</text:p>
          </table:table-cell>
          <table:table-cell office:value-type="float" office:value="3.35524802108353E+017" calcext:value-type="float">
            <text:p>3.3552480210835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4" calcext:value-type="float">
            <text:p>24</text:p>
          </table:table-cell>
          <table:table-cell office:value-type="float" office:value="8899.336" calcext:value-type="float">
            <text:p>8899.336</text:p>
          </table:table-cell>
          <table:table-cell office:value-type="float" office:value="-3.469596" calcext:value-type="float">
            <text:p>-3.469596</text:p>
          </table:table-cell>
          <table:table-cell office:value-type="float" office:value="4.4108" calcext:value-type="float">
            <text:p>4.4108</text:p>
          </table:table-cell>
          <table:table-cell office:value-type="float" office:value="33.3605" calcext:value-type="float">
            <text:p>33.36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18E+018" calcext:value-type="float">
            <text:p>1.23764870351218E+018</text:p>
          </table:table-cell>
          <table:table-cell office:value-type="float" office:value="3.35554763800209E+017" calcext:value-type="float">
            <text:p>3.3555476380020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33" calcext:value-type="float">
            <text:p>133</text:p>
          </table:table-cell>
          <table:table-cell office:value-type="float" office:value="6032.225" calcext:value-type="float">
            <text:p>6032.225</text:p>
          </table:table-cell>
          <table:table-cell office:value-type="float" office:value="-0.6944684" calcext:value-type="float">
            <text:p>-0.6944684</text:p>
          </table:table-cell>
          <table:table-cell office:value-type="float" office:value="4.170852" calcext:value-type="float">
            <text:p>4.170852</text:p>
          </table:table-cell>
          <table:table-cell office:value-type="float" office:value="60.08743" calcext:value-type="float">
            <text:p>60.087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12E+018" calcext:value-type="float">
            <text:p>1.23764870404912E+018</text:p>
          </table:table-cell>
          <table:table-cell office:value-type="float" office:value="3.35560261358348E+017" calcext:value-type="float">
            <text:p>3.35560261358348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53" calcext:value-type="float">
            <text:p>153</text:p>
          </table:table-cell>
          <table:table-cell office:value-type="float" office:value="5941.943" calcext:value-type="float">
            <text:p>5941.943</text:p>
          </table:table-cell>
          <table:table-cell office:value-type="float" office:value="-0.7213407" calcext:value-type="float">
            <text:p>-0.7213407</text:p>
          </table:table-cell>
          <table:table-cell office:value-type="float" office:value="4.093554" calcext:value-type="float">
            <text:p>4.093554</text:p>
          </table:table-cell>
          <table:table-cell office:value-type="float" office:value="53.32904" calcext:value-type="float">
            <text:p>53.32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380655E+018" calcext:value-type="float">
            <text:p>1.23765150380655E+018</text:p>
          </table:table-cell>
          <table:table-cell office:value-type="float" office:value="3.35567957939743E+017" calcext:value-type="float">
            <text:p>3.3556795793974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81" calcext:value-type="float">
            <text:p>181</text:p>
          </table:table-cell>
          <table:table-cell office:value-type="float" office:value="7143.843" calcext:value-type="float">
            <text:p>7143.843</text:p>
          </table:table-cell>
          <table:table-cell office:value-type="float" office:value="-1.401562" calcext:value-type="float">
            <text:p>-1.401562</text:p>
          </table:table-cell>
          <table:table-cell office:value-type="float" office:value="4.156342" calcext:value-type="float">
            <text:p>4.156342</text:p>
          </table:table-cell>
          <table:table-cell office:value-type="float" office:value="43.29039" calcext:value-type="float">
            <text:p>43.290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6724E+018" calcext:value-type="float">
            <text:p>1.23764872016724E+018</text:p>
          </table:table-cell>
          <table:table-cell office:value-type="float" office:value="3.35577303788579E+017" calcext:value-type="float">
            <text:p>3.3557730378857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15" calcext:value-type="float">
            <text:p>215</text:p>
          </table:table-cell>
          <table:table-cell office:value-type="float" office:value="5898.209" calcext:value-type="float">
            <text:p>5898.209</text:p>
          </table:table-cell>
          <table:table-cell office:value-type="float" office:value="-0.6534321" calcext:value-type="float">
            <text:p>-0.6534321</text:p>
          </table:table-cell>
          <table:table-cell office:value-type="float" office:value="4.137085" calcext:value-type="float">
            <text:p>4.137085</text:p>
          </table:table-cell>
          <table:table-cell office:value-type="float" office:value="43.53111" calcext:value-type="float">
            <text:p>43.53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566E+018" calcext:value-type="float">
            <text:p>1.23764870458566E+018</text:p>
          </table:table-cell>
          <table:table-cell office:value-type="float" office:value="3.35583351102532E+017" calcext:value-type="float">
            <text:p>3.35583351102532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37" calcext:value-type="float">
            <text:p>237</text:p>
          </table:table-cell>
          <table:table-cell office:value-type="float" office:value="5713.636" calcext:value-type="float">
            <text:p>5713.636</text:p>
          </table:table-cell>
          <table:table-cell office:value-type="float" office:value="-0.5265004" calcext:value-type="float">
            <text:p>-0.5265004</text:p>
          </table:table-cell>
          <table:table-cell office:value-type="float" office:value="4.216913" calcext:value-type="float">
            <text:p>4.216913</text:p>
          </table:table-cell>
          <table:table-cell office:value-type="float" office:value="45.85257" calcext:value-type="float">
            <text:p>45.85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6704E+018" calcext:value-type="float">
            <text:p>1.23764872016704E+018</text:p>
          </table:table-cell>
          <table:table-cell office:value-type="float" office:value="3.35586099881601E+017" calcext:value-type="float">
            <text:p>3.35586099881601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47" calcext:value-type="float">
            <text:p>247</text:p>
          </table:table-cell>
          <table:table-cell office:value-type="float" office:value="6055.292" calcext:value-type="float">
            <text:p>6055.292</text:p>
          </table:table-cell>
          <table:table-cell office:value-type="float" office:value="-1.817572" calcext:value-type="float">
            <text:p>-1.817572</text:p>
          </table:table-cell>
          <table:table-cell office:value-type="float" office:value="4.040097" calcext:value-type="float">
            <text:p>4.040097</text:p>
          </table:table-cell>
          <table:table-cell office:value-type="float" office:value="30.36426" calcext:value-type="float">
            <text:p>30.36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94E+018" calcext:value-type="float">
            <text:p>1.2376503699494E+018</text:p>
          </table:table-cell>
          <table:table-cell office:value-type="float" office:value="3.77188322096736E+017" calcext:value-type="float">
            <text:p>3.77188322096736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3" calcext:value-type="float">
            <text:p>43</text:p>
          </table:table-cell>
          <table:table-cell office:value-type="float" office:value="5911.234" calcext:value-type="float">
            <text:p>5911.234</text:p>
          </table:table-cell>
          <table:table-cell office:value-type="float" office:value="-0.5221177" calcext:value-type="float">
            <text:p>-0.5221177</text:p>
          </table:table-cell>
          <table:table-cell office:value-type="float" office:value="4.086414" calcext:value-type="float">
            <text:p>4.086414</text:p>
          </table:table-cell>
          <table:table-cell office:value-type="float" office:value="46.10719" calcext:value-type="float">
            <text:p>46.107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409E+018" calcext:value-type="float">
            <text:p>1.23765076078409E+018</text:p>
          </table:table-cell>
          <table:table-cell office:value-type="float" office:value="3.77203165503711E+017" calcext:value-type="float">
            <text:p>3.77203165503711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97" calcext:value-type="float">
            <text:p>97</text:p>
          </table:table-cell>
          <table:table-cell office:value-type="float" office:value="5960.789" calcext:value-type="float">
            <text:p>5960.789</text:p>
          </table:table-cell>
          <table:table-cell office:value-type="float" office:value="-1.427759" calcext:value-type="float">
            <text:p>-1.427759</text:p>
          </table:table-cell>
          <table:table-cell office:value-type="float" office:value="4.272106" calcext:value-type="float">
            <text:p>4.272106</text:p>
          </table:table-cell>
          <table:table-cell office:value-type="float" office:value="37.53212" calcext:value-type="float">
            <text:p>37.532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132115E+018" calcext:value-type="float">
            <text:p>1.23765076132115E+018</text:p>
          </table:table-cell>
          <table:table-cell office:value-type="float" office:value="3.77216634521152E+017" calcext:value-type="float">
            <text:p>3.77216634521152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146" calcext:value-type="float">
            <text:p>146</text:p>
          </table:table-cell>
          <table:table-cell office:value-type="float" office:value="5794.856" calcext:value-type="float">
            <text:p>5794.856</text:p>
          </table:table-cell>
          <table:table-cell office:value-type="float" office:value="-0.8011649" calcext:value-type="float">
            <text:p>-0.8011649</text:p>
          </table:table-cell>
          <table:table-cell office:value-type="float" office:value="4.310417" calcext:value-type="float">
            <text:p>4.310417</text:p>
          </table:table-cell>
          <table:table-cell office:value-type="float" office:value="40.01692" calcext:value-type="float">
            <text:p>40.016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562E+018" calcext:value-type="float">
            <text:p>1.23765037048562E+018</text:p>
          </table:table-cell>
          <table:table-cell office:value-type="float" office:value="3.77261989375797E+017" calcext:value-type="float">
            <text:p>3.77261989375797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11" calcext:value-type="float">
            <text:p>311</text:p>
          </table:table-cell>
          <table:table-cell office:value-type="float" office:value="7861.824" calcext:value-type="float">
            <text:p>7861.824</text:p>
          </table:table-cell>
          <table:table-cell office:value-type="float" office:value="-1.819544" calcext:value-type="float">
            <text:p>-1.819544</text:p>
          </table:table-cell>
          <table:table-cell office:value-type="float" office:value="4.411571" calcext:value-type="float">
            <text:p>4.411571</text:p>
          </table:table-cell>
          <table:table-cell office:value-type="float" office:value="33.67192" calcext:value-type="float">
            <text:p>33.671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42E+018" calcext:value-type="float">
            <text:p>1.23765037102242E+018</text:p>
          </table:table-cell>
          <table:table-cell office:value-type="float" office:value="3.77271335224633E+017" calcext:value-type="float">
            <text:p>3.77271335224633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45" calcext:value-type="float">
            <text:p>345</text:p>
          </table:table-cell>
          <table:table-cell office:value-type="float" office:value="5774.801" calcext:value-type="float">
            <text:p>5774.801</text:p>
          </table:table-cell>
          <table:table-cell office:value-type="float" office:value="-0.674845" calcext:value-type="float">
            <text:p>-0.674845</text:p>
          </table:table-cell>
          <table:table-cell office:value-type="float" office:value="4.277816" calcext:value-type="float">
            <text:p>4.277816</text:p>
          </table:table-cell>
          <table:table-cell office:value-type="float" office:value="36.95988" calcext:value-type="float">
            <text:p>36.959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737E+018" calcext:value-type="float">
            <text:p>1.23765076185737E+018</text:p>
          </table:table-cell>
          <table:table-cell office:value-type="float" office:value="3.77273534247889E+017" calcext:value-type="float">
            <text:p>3.77273534247889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53" calcext:value-type="float">
            <text:p>353</text:p>
          </table:table-cell>
          <table:table-cell office:value-type="float" office:value="6104.289" calcext:value-type="float">
            <text:p>6104.289</text:p>
          </table:table-cell>
          <table:table-cell office:value-type="float" office:value="-0.8138369" calcext:value-type="float">
            <text:p>-0.8138369</text:p>
          </table:table-cell>
          <table:table-cell office:value-type="float" office:value="4.111773" calcext:value-type="float">
            <text:p>4.111773</text:p>
          </table:table-cell>
          <table:table-cell office:value-type="float" office:value="47.32051" calcext:value-type="float">
            <text:p>47.320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124E+018" calcext:value-type="float">
            <text:p>1.23765076293124E+018</text:p>
          </table:table-cell>
          <table:table-cell office:value-type="float" office:value="3.77280131317656E+017" calcext:value-type="float">
            <text:p>3.77280131317656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77" calcext:value-type="float">
            <text:p>377</text:p>
          </table:table-cell>
          <table:table-cell office:value-type="float" office:value="6061.671" calcext:value-type="float">
            <text:p>6061.671</text:p>
          </table:table-cell>
          <table:table-cell office:value-type="float" office:value="-0.8341975" calcext:value-type="float">
            <text:p>-0.8341975</text:p>
          </table:table-cell>
          <table:table-cell office:value-type="float" office:value="4.023728" calcext:value-type="float">
            <text:p>4.023728</text:p>
          </table:table-cell>
          <table:table-cell office:value-type="float" office:value="45.53195" calcext:value-type="float">
            <text:p>45.53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75E+018" calcext:value-type="float">
            <text:p>1.2376507618575E+018</text:p>
          </table:table-cell>
          <table:table-cell office:value-type="float" office:value="3.77283429852539E+017" calcext:value-type="float">
            <text:p>3.77283429852539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89" calcext:value-type="float">
            <text:p>389</text:p>
          </table:table-cell>
          <table:table-cell office:value-type="float" office:value="4390.491" calcext:value-type="float">
            <text:p>4390.491</text:p>
          </table:table-cell>
          <table:table-cell office:value-type="float" office:value="-0.3840236" calcext:value-type="float">
            <text:p>-0.3840236</text:p>
          </table:table-cell>
          <table:table-cell office:value-type="float" office:value="4.028438" calcext:value-type="float">
            <text:p>4.028438</text:p>
          </table:table-cell>
          <table:table-cell office:value-type="float" office:value="43.33707" calcext:value-type="float">
            <text:p>43.337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137E+018" calcext:value-type="float">
            <text:p>1.23765076293137E+018</text:p>
          </table:table-cell>
          <table:table-cell office:value-type="float" office:value="3.77289477166492E+017" calcext:value-type="float">
            <text:p>3.77289477166492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11" calcext:value-type="float">
            <text:p>411</text:p>
          </table:table-cell>
          <table:table-cell office:value-type="float" office:value="6181.514" calcext:value-type="float">
            <text:p>6181.514</text:p>
          </table:table-cell>
          <table:table-cell office:value-type="float" office:value="-0.7107693" calcext:value-type="float">
            <text:p>-0.7107693</text:p>
          </table:table-cell>
          <table:table-cell office:value-type="float" office:value="4.239592" calcext:value-type="float">
            <text:p>4.239592</text:p>
          </table:table-cell>
          <table:table-cell office:value-type="float" office:value="34.26537" calcext:value-type="float">
            <text:p>34.2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82E+018" calcext:value-type="float">
            <text:p>1.23765037102282E+018</text:p>
          </table:table-cell>
          <table:table-cell office:value-type="float" office:value="3.77294424968817E+017" calcext:value-type="float">
            <text:p>3.77294424968817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29" calcext:value-type="float">
            <text:p>429</text:p>
          </table:table-cell>
          <table:table-cell office:value-type="float" office:value="4421.62" calcext:value-type="float">
            <text:p>4421.62</text:p>
          </table:table-cell>
          <table:table-cell office:value-type="float" office:value="-0.8373832" calcext:value-type="float">
            <text:p>-0.8373832</text:p>
          </table:table-cell>
          <table:table-cell office:value-type="float" office:value="4.341462" calcext:value-type="float">
            <text:p>4.341462</text:p>
          </table:table-cell>
          <table:table-cell office:value-type="float" office:value="31.25335" calcext:value-type="float">
            <text:p>31.25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95E+018" calcext:value-type="float">
            <text:p>1.23765037102295E+018</text:p>
          </table:table-cell>
          <table:table-cell office:value-type="float" office:value="3.77307344230443E+017" calcext:value-type="float">
            <text:p>3.77307344230443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76" calcext:value-type="float">
            <text:p>476</text:p>
          </table:table-cell>
          <table:table-cell office:value-type="float" office:value="6729.597" calcext:value-type="float">
            <text:p>6729.597</text:p>
          </table:table-cell>
          <table:table-cell office:value-type="float" office:value="-0.5405962" calcext:value-type="float">
            <text:p>-0.5405962</text:p>
          </table:table-cell>
          <table:table-cell office:value-type="float" office:value="4.186167" calcext:value-type="float">
            <text:p>4.186167</text:p>
          </table:table-cell>
          <table:table-cell office:value-type="float" office:value="48.93043" calcext:value-type="float">
            <text:p>48.93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78569E+018" calcext:value-type="float">
            <text:p>1.23767176478569E+018</text:p>
          </table:table-cell>
          <table:table-cell office:value-type="float" office:value="3.77347751282764E+017" calcext:value-type="float">
            <text:p>3.77347751282764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623" calcext:value-type="float">
            <text:p>623</text:p>
          </table:table-cell>
          <table:table-cell office:value-type="float" office:value="5899.665" calcext:value-type="float">
            <text:p>5899.665</text:p>
          </table:table-cell>
          <table:table-cell office:value-type="float" office:value="-0.7142164" calcext:value-type="float">
            <text:p>-0.7142164</text:p>
          </table:table-cell>
          <table:table-cell office:value-type="float" office:value="4.013373" calcext:value-type="float">
            <text:p>4.013373</text:p>
          </table:table-cell>
          <table:table-cell office:value-type="float" office:value="44.52708" calcext:value-type="float">
            <text:p>44.52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818E+018" calcext:value-type="float">
            <text:p>1.23767861740818E+018</text:p>
          </table:table-cell>
          <table:table-cell office:value-type="float" office:value="4.23482162071759E+017" calcext:value-type="float">
            <text:p>4.23482162071759E+017</text:p>
          </table:table-cell>
          <table:table-cell office:value-type="float" office:value="376" calcext:value-type="float">
            <text:p>376</text:p>
          </table:table-cell>
          <table:table-cell office:value-type="float" office:value="52143" calcext:value-type="float">
            <text:p>52143</text:p>
          </table:table-cell>
          <table:table-cell office:value-type="float" office:value="523" calcext:value-type="float">
            <text:p>523</text:p>
          </table:table-cell>
          <table:table-cell office:value-type="float" office:value="5824.153" calcext:value-type="float">
            <text:p>5824.153</text:p>
          </table:table-cell>
          <table:table-cell office:value-type="float" office:value="-0.3400239" calcext:value-type="float">
            <text:p>-0.3400239</text:p>
          </table:table-cell>
          <table:table-cell office:value-type="float" office:value="4.136239" calcext:value-type="float">
            <text:p>4.136239</text:p>
          </table:table-cell>
          <table:table-cell office:value-type="float" office:value="31.96211" calcext:value-type="float">
            <text:p>31.962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5005E+018" calcext:value-type="float">
            <text:p>1.23766354315005E+018</text:p>
          </table:table-cell>
          <table:table-cell office:value-type="float" office:value="4.24518451814492E+017" calcext:value-type="float">
            <text:p>4.24518451814492E+017</text:p>
          </table:table-cell>
          <table:table-cell office:value-type="float" office:value="377" calcext:value-type="float">
            <text:p>377</text:p>
          </table:table-cell>
          <table:table-cell office:value-type="float" office:value="52145" calcext:value-type="float">
            <text:p>52145</text:p>
          </table:table-cell>
          <table:table-cell office:value-type="float" office:value="197" calcext:value-type="float">
            <text:p>197</text:p>
          </table:table-cell>
          <table:table-cell office:value-type="float" office:value="5896.295" calcext:value-type="float">
            <text:p>5896.295</text:p>
          </table:table-cell>
          <table:table-cell office:value-type="float" office:value="-0.5709729" calcext:value-type="float">
            <text:p>-0.5709729</text:p>
          </table:table-cell>
          <table:table-cell office:value-type="float" office:value="4.1736" calcext:value-type="float">
            <text:p>4.1736</text:p>
          </table:table-cell>
          <table:table-cell office:value-type="float" office:value="38.58583" calcext:value-type="float">
            <text:p>38.58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16E+018" calcext:value-type="float">
            <text:p>1.23767843701516E+018</text:p>
          </table:table-cell>
          <table:table-cell office:value-type="float" office:value="4.57281969663797E+017" calcext:value-type="float">
            <text:p>4.57281969663797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606" calcext:value-type="float">
            <text:p>606</text:p>
          </table:table-cell>
          <table:table-cell office:value-type="float" office:value="5732.4" calcext:value-type="float">
            <text:p>5732.4</text:p>
          </table:table-cell>
          <table:table-cell office:value-type="float" office:value="-0.263248" calcext:value-type="float">
            <text:p>-0.263248</text:p>
          </table:table-cell>
          <table:table-cell office:value-type="float" office:value="4.310849" calcext:value-type="float">
            <text:p>4.310849</text:p>
          </table:table-cell>
          <table:table-cell office:value-type="float" office:value="35.83083" calcext:value-type="float">
            <text:p>35.83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16E+018" calcext:value-type="float">
            <text:p>1.23767843701516E+018</text:p>
          </table:table-cell>
          <table:table-cell office:value-type="float" office:value="4.57282519419611E+017" calcext:value-type="float">
            <text:p>4.57282519419611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608" calcext:value-type="float">
            <text:p>608</text:p>
          </table:table-cell>
          <table:table-cell office:value-type="float" office:value="4703.575" calcext:value-type="float">
            <text:p>4703.575</text:p>
          </table:table-cell>
          <table:table-cell office:value-type="float" office:value="-0.4459426" calcext:value-type="float">
            <text:p>-0.4459426</text:p>
          </table:table-cell>
          <table:table-cell office:value-type="float" office:value="4.38888" calcext:value-type="float">
            <text:p>4.38888</text:p>
          </table:table-cell>
          <table:table-cell office:value-type="float" office:value="31.17804" calcext:value-type="float">
            <text:p>31.17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371E+018" calcext:value-type="float">
            <text:p>1.23765365184371E+018</text:p>
          </table:table-cell>
          <table:table-cell office:value-type="float" office:value="4.7742914613847E+017" calcext:value-type="float">
            <text:p>4.7742914613847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173" calcext:value-type="float">
            <text:p>173</text:p>
          </table:table-cell>
          <table:table-cell office:value-type="float" office:value="5688.104" calcext:value-type="float">
            <text:p>5688.104</text:p>
          </table:table-cell>
          <table:table-cell office:value-type="float" office:value="-0.16759" calcext:value-type="float">
            <text:p>-0.16759</text:p>
          </table:table-cell>
          <table:table-cell office:value-type="float" office:value="4.102174" calcext:value-type="float">
            <text:p>4.102174</text:p>
          </table:table-cell>
          <table:table-cell office:value-type="float" office:value="55.69624" calcext:value-type="float">
            <text:p>55.696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651E+018" calcext:value-type="float">
            <text:p>1.23765365130651E+018</text:p>
          </table:table-cell>
          <table:table-cell office:value-type="float" office:value="4.77454984661723E+017" calcext:value-type="float">
            <text:p>4.77454984661723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67" calcext:value-type="float">
            <text:p>267</text:p>
          </table:table-cell>
          <table:table-cell office:value-type="float" office:value="5716.083" calcext:value-type="float">
            <text:p>5716.083</text:p>
          </table:table-cell>
          <table:table-cell office:value-type="float" office:value="-0.5999032" calcext:value-type="float">
            <text:p>-0.5999032</text:p>
          </table:table-cell>
          <table:table-cell office:value-type="float" office:value="4.243392" calcext:value-type="float">
            <text:p>4.243392</text:p>
          </table:table-cell>
          <table:table-cell office:value-type="float" office:value="41.99601" calcext:value-type="float">
            <text:p>41.99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345E+018" calcext:value-type="float">
            <text:p>1.23765365184345E+018</text:p>
          </table:table-cell>
          <table:table-cell office:value-type="float" office:value="4.77457458562886E+017" calcext:value-type="float">
            <text:p>4.77457458562886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76" calcext:value-type="float">
            <text:p>276</text:p>
          </table:table-cell>
          <table:table-cell office:value-type="float" office:value="4874.384" calcext:value-type="float">
            <text:p>4874.384</text:p>
          </table:table-cell>
          <table:table-cell office:value-type="float" office:value="-0.2638927" calcext:value-type="float">
            <text:p>-0.2638927</text:p>
          </table:table-cell>
          <table:table-cell office:value-type="float" office:value="4.485571" calcext:value-type="float">
            <text:p>4.485571</text:p>
          </table:table-cell>
          <table:table-cell office:value-type="float" office:value="42.83168" calcext:value-type="float">
            <text:p>42.83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794E+018" calcext:value-type="float">
            <text:p>1.23764991896794E+018</text:p>
          </table:table-cell>
          <table:table-cell office:value-type="float" office:value="4.7746158173149E+017" calcext:value-type="float">
            <text:p>4.7746158173149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91" calcext:value-type="float">
            <text:p>291</text:p>
          </table:table-cell>
          <table:table-cell office:value-type="float" office:value="5574.137" calcext:value-type="float">
            <text:p>5574.137</text:p>
          </table:table-cell>
          <table:table-cell office:value-type="float" office:value="-0.7784674" calcext:value-type="float">
            <text:p>-0.7784674</text:p>
          </table:table-cell>
          <table:table-cell office:value-type="float" office:value="4.306635" calcext:value-type="float">
            <text:p>4.306635</text:p>
          </table:table-cell>
          <table:table-cell office:value-type="float" office:value="37.61739" calcext:value-type="float">
            <text:p>37.617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575E+018" calcext:value-type="float">
            <text:p>1.23764992111575E+018</text:p>
          </table:table-cell>
          <table:table-cell office:value-type="float" office:value="4.77506111952415E+017" calcext:value-type="float">
            <text:p>4.7750611195241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53" calcext:value-type="float">
            <text:p>453</text:p>
          </table:table-cell>
          <table:table-cell office:value-type="float" office:value="5940.21" calcext:value-type="float">
            <text:p>5940.21</text:p>
          </table:table-cell>
          <table:table-cell office:value-type="float" office:value="-0.7513214" calcext:value-type="float">
            <text:p>-0.7513214</text:p>
          </table:table-cell>
          <table:table-cell office:value-type="float" office:value="4.017648" calcext:value-type="float">
            <text:p>4.017648</text:p>
          </table:table-cell>
          <table:table-cell office:value-type="float" office:value="36.30009" calcext:value-type="float">
            <text:p>36.30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384E+018" calcext:value-type="float">
            <text:p>1.23764995440384E+018</text:p>
          </table:table-cell>
          <table:table-cell office:value-type="float" office:value="4.77511609510554E+017" calcext:value-type="float">
            <text:p>4.7751160951055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73" calcext:value-type="float">
            <text:p>473</text:p>
          </table:table-cell>
          <table:table-cell office:value-type="float" office:value="6290.772" calcext:value-type="float">
            <text:p>6290.772</text:p>
          </table:table-cell>
          <table:table-cell office:value-type="float" office:value="-0.5633128" calcext:value-type="float">
            <text:p>-0.5633128</text:p>
          </table:table-cell>
          <table:table-cell office:value-type="float" office:value="4.422174" calcext:value-type="float">
            <text:p>4.422174</text:p>
          </table:table-cell>
          <table:table-cell office:value-type="float" office:value="30.31813" calcext:value-type="float">
            <text:p>30.318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875E+018" calcext:value-type="float">
            <text:p>1.23764992057875E+018</text:p>
          </table:table-cell>
          <table:table-cell office:value-type="float" office:value="4.77516007557065E+017" calcext:value-type="float">
            <text:p>4.7751600755706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89" calcext:value-type="float">
            <text:p>489</text:p>
          </table:table-cell>
          <table:table-cell office:value-type="float" office:value="5717.508" calcext:value-type="float">
            <text:p>5717.508</text:p>
          </table:table-cell>
          <table:table-cell office:value-type="float" office:value="-0.5954467" calcext:value-type="float">
            <text:p>-0.5954467</text:p>
          </table:table-cell>
          <table:table-cell office:value-type="float" office:value="4.132115" calcext:value-type="float">
            <text:p>4.132115</text:p>
          </table:table-cell>
          <table:table-cell office:value-type="float" office:value="43.49469" calcext:value-type="float">
            <text:p>43.49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411E+018" calcext:value-type="float">
            <text:p>1.23764995440411E+018</text:p>
          </table:table-cell>
          <table:table-cell office:value-type="float" office:value="4.77519580969855E+017" calcext:value-type="float">
            <text:p>4.7751958096985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02" calcext:value-type="float">
            <text:p>502</text:p>
          </table:table-cell>
          <table:table-cell office:value-type="float" office:value="5974.055" calcext:value-type="float">
            <text:p>5974.055</text:p>
          </table:table-cell>
          <table:table-cell office:value-type="float" office:value="-0.6163065" calcext:value-type="float">
            <text:p>-0.6163065</text:p>
          </table:table-cell>
          <table:table-cell office:value-type="float" office:value="4.174367" calcext:value-type="float">
            <text:p>4.174367</text:p>
          </table:table-cell>
          <table:table-cell office:value-type="float" office:value="32.24716" calcext:value-type="float">
            <text:p>32.24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77E+018" calcext:value-type="float">
            <text:p>1.2376791671577E+018</text:p>
          </table:table-cell>
          <table:table-cell office:value-type="float" office:value="4.77525078527994E+017" calcext:value-type="float">
            <text:p>4.7752507852799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22" calcext:value-type="float">
            <text:p>522</text:p>
          </table:table-cell>
          <table:table-cell office:value-type="float" office:value="5671.188" calcext:value-type="float">
            <text:p>5671.188</text:p>
          </table:table-cell>
          <table:table-cell office:value-type="float" office:value="-0.6373586" calcext:value-type="float">
            <text:p>-0.6373586</text:p>
          </table:table-cell>
          <table:table-cell office:value-type="float" office:value="4.081452" calcext:value-type="float">
            <text:p>4.081452</text:p>
          </table:table-cell>
          <table:table-cell office:value-type="float" office:value="38.71925" calcext:value-type="float">
            <text:p>38.719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778E+018" calcext:value-type="float">
            <text:p>1.23765365291778E+018</text:p>
          </table:table-cell>
          <table:table-cell office:value-type="float" office:value="4.77528377062877E+017" calcext:value-type="float">
            <text:p>4.77528377062877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34" calcext:value-type="float">
            <text:p>534</text:p>
          </table:table-cell>
          <table:table-cell office:value-type="float" office:value="4321.716" calcext:value-type="float">
            <text:p>4321.716</text:p>
          </table:table-cell>
          <table:table-cell office:value-type="float" office:value="-0.469875" calcext:value-type="float">
            <text:p>-0.469875</text:p>
          </table:table-cell>
          <table:table-cell office:value-type="float" office:value="4.038548" calcext:value-type="float">
            <text:p>4.038548</text:p>
          </table:table-cell>
          <table:table-cell office:value-type="float" office:value="37.43223" calcext:value-type="float">
            <text:p>37.432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765E+018" calcext:value-type="float">
            <text:p>1.23765365291765E+018</text:p>
          </table:table-cell>
          <table:table-cell office:value-type="float" office:value="4.77529751452412E+017" calcext:value-type="float">
            <text:p>4.77529751452412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39" calcext:value-type="float">
            <text:p>539</text:p>
          </table:table-cell>
          <table:table-cell office:value-type="float" office:value="6173.189" calcext:value-type="float">
            <text:p>6173.189</text:p>
          </table:table-cell>
          <table:table-cell office:value-type="float" office:value="-2.084524" calcext:value-type="float">
            <text:p>-2.084524</text:p>
          </table:table-cell>
          <table:table-cell office:value-type="float" office:value="4.19348" calcext:value-type="float">
            <text:p>4.19348</text:p>
          </table:table-cell>
          <table:table-cell office:value-type="float" office:value="33.59243" calcext:value-type="float">
            <text:p>33.592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958E+018" calcext:value-type="float">
            <text:p>1.23764991896958E+018</text:p>
          </table:table-cell>
          <table:table-cell office:value-type="float" office:value="4.78508591762926E+017" calcext:value-type="float">
            <text:p>4.7850859176292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4" calcext:value-type="float">
            <text:p>4</text:p>
          </table:table-cell>
          <table:table-cell office:value-type="float" office:value="7063.079" calcext:value-type="float">
            <text:p>7063.079</text:p>
          </table:table-cell>
          <table:table-cell office:value-type="float" office:value="-0.4667505" calcext:value-type="float">
            <text:p>-0.4667505</text:p>
          </table:table-cell>
          <table:table-cell office:value-type="float" office:value="4.033898" calcext:value-type="float">
            <text:p>4.033898</text:p>
          </table:table-cell>
          <table:table-cell office:value-type="float" office:value="47.88303" calcext:value-type="float">
            <text:p>47.883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828E+018" calcext:value-type="float">
            <text:p>1.23765365130828E+018</text:p>
          </table:table-cell>
          <table:table-cell office:value-type="float" office:value="4.7851271493153E+017" calcext:value-type="float">
            <text:p>4.785127149315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9" calcext:value-type="float">
            <text:p>19</text:p>
          </table:table-cell>
          <table:table-cell office:value-type="float" office:value="6041.939" calcext:value-type="float">
            <text:p>6041.939</text:p>
          </table:table-cell>
          <table:table-cell office:value-type="float" office:value="-1.732958" calcext:value-type="float">
            <text:p>-1.732958</text:p>
          </table:table-cell>
          <table:table-cell office:value-type="float" office:value="4.220341" calcext:value-type="float">
            <text:p>4.220341</text:p>
          </table:table-cell>
          <table:table-cell office:value-type="float" office:value="46.08749" calcext:value-type="float">
            <text:p>46.087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502E+018" calcext:value-type="float">
            <text:p>1.23765365184502E+018</text:p>
          </table:table-cell>
          <table:table-cell office:value-type="float" office:value="4.78529207605946E+017" calcext:value-type="float">
            <text:p>4.7852920760594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79" calcext:value-type="float">
            <text:p>79</text:p>
          </table:table-cell>
          <table:table-cell office:value-type="float" office:value="5944.035" calcext:value-type="float">
            <text:p>5944.035</text:p>
          </table:table-cell>
          <table:table-cell office:value-type="float" office:value="-0.5143306" calcext:value-type="float">
            <text:p>-0.5143306</text:p>
          </table:table-cell>
          <table:table-cell office:value-type="float" office:value="4.138219" calcext:value-type="float">
            <text:p>4.138219</text:p>
          </table:table-cell>
          <table:table-cell office:value-type="float" office:value="41.03083" calcext:value-type="float">
            <text:p>41.03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84186E+018" calcext:value-type="float">
            <text:p>1.23765290184186E+018</text:p>
          </table:table-cell>
          <table:table-cell office:value-type="float" office:value="5.15788633534392E+017" calcext:value-type="float">
            <text:p>5.15788633534392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460" calcext:value-type="float">
            <text:p>460</text:p>
          </table:table-cell>
          <table:table-cell office:value-type="float" office:value="6126.282" calcext:value-type="float">
            <text:p>6126.282</text:p>
          </table:table-cell>
          <table:table-cell office:value-type="float" office:value="-0.4744537" calcext:value-type="float">
            <text:p>-0.4744537</text:p>
          </table:table-cell>
          <table:table-cell office:value-type="float" office:value="4.198773" calcext:value-type="float">
            <text:p>4.198773</text:p>
          </table:table-cell>
          <table:table-cell office:value-type="float" office:value="47.30503" calcext:value-type="float">
            <text:p>47.30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799E+018" calcext:value-type="float">
            <text:p>1.23765290076799E+018</text:p>
          </table:table-cell>
          <table:table-cell office:value-type="float" office:value="5.15794405970438E+017" calcext:value-type="float">
            <text:p>5.15794405970438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481" calcext:value-type="float">
            <text:p>481</text:p>
          </table:table-cell>
          <table:table-cell office:value-type="float" office:value="5236.5" calcext:value-type="float">
            <text:p>5236.5</text:p>
          </table:table-cell>
          <table:table-cell office:value-type="float" office:value="-2.265118" calcext:value-type="float">
            <text:p>-2.265118</text:p>
          </table:table-cell>
          <table:table-cell office:value-type="float" office:value="4.371544" calcext:value-type="float">
            <text:p>4.371544</text:p>
          </table:table-cell>
          <table:table-cell office:value-type="float" office:value="31.99032" calcext:value-type="float">
            <text:p>31.99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807E+018" calcext:value-type="float">
            <text:p>1.23764996191807E+018</text:p>
          </table:table-cell>
          <table:table-cell office:value-type="float" office:value="5.16797435368991E+017" calcext:value-type="float">
            <text:p>5.16797435368991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34" calcext:value-type="float">
            <text:p>34</text:p>
          </table:table-cell>
          <table:table-cell office:value-type="float" office:value="5754.521" calcext:value-type="float">
            <text:p>5754.521</text:p>
          </table:table-cell>
          <table:table-cell office:value-type="float" office:value="-0.7529134" calcext:value-type="float">
            <text:p>-0.7529134</text:p>
          </table:table-cell>
          <table:table-cell office:value-type="float" office:value="4.07046" calcext:value-type="float">
            <text:p>4.07046</text:p>
          </table:table-cell>
          <table:table-cell office:value-type="float" office:value="36.15842" calcext:value-type="float">
            <text:p>36.15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787E+018" calcext:value-type="float">
            <text:p>1.23764996191787E+018</text:p>
          </table:table-cell>
          <table:table-cell office:value-type="float" office:value="5.16807880729455E+017" calcext:value-type="float">
            <text:p>5.16807880729455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72" calcext:value-type="float">
            <text:p>72</text:p>
          </table:table-cell>
          <table:table-cell office:value-type="float" office:value="4995.868" calcext:value-type="float">
            <text:p>4995.868</text:p>
          </table:table-cell>
          <table:table-cell office:value-type="float" office:value="0.1433376" calcext:value-type="float">
            <text:p>0.1433376</text:p>
          </table:table-cell>
          <table:table-cell office:value-type="float" office:value="4.451141" calcext:value-type="float">
            <text:p>4.451141</text:p>
          </table:table-cell>
          <table:table-cell office:value-type="float" office:value="52.72407" calcext:value-type="float">
            <text:p>52.724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38054E+018" calcext:value-type="float">
            <text:p>1.23764996138054E+018</text:p>
          </table:table-cell>
          <table:table-cell office:value-type="float" office:value="5.16822449258523E+017" calcext:value-type="float">
            <text:p>5.16822449258523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125" calcext:value-type="float">
            <text:p>125</text:p>
          </table:table-cell>
          <table:table-cell office:value-type="float" office:value="5798.659" calcext:value-type="float">
            <text:p>5798.659</text:p>
          </table:table-cell>
          <table:table-cell office:value-type="float" office:value="-0.7068224" calcext:value-type="float">
            <text:p>-0.7068224</text:p>
          </table:table-cell>
          <table:table-cell office:value-type="float" office:value="4.320891" calcext:value-type="float">
            <text:p>4.320891</text:p>
          </table:table-cell>
          <table:table-cell office:value-type="float" office:value="41.78687" calcext:value-type="float">
            <text:p>41.786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36634E+018" calcext:value-type="float">
            <text:p>1.23765127136634E+018</text:p>
          </table:table-cell>
          <table:table-cell office:value-type="float" office:value="5.58523627838925E+017" calcext:value-type="float">
            <text:p>5.58523627838925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281" calcext:value-type="float">
            <text:p>281</text:p>
          </table:table-cell>
          <table:table-cell office:value-type="float" office:value="5833.957" calcext:value-type="float">
            <text:p>5833.957</text:p>
          </table:table-cell>
          <table:table-cell office:value-type="float" office:value="-1.371816" calcext:value-type="float">
            <text:p>-1.371816</text:p>
          </table:table-cell>
          <table:table-cell office:value-type="float" office:value="4.110558" calcext:value-type="float">
            <text:p>4.110558</text:p>
          </table:table-cell>
          <table:table-cell office:value-type="float" office:value="36.44298" calcext:value-type="float">
            <text:p>36.44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963E+018" calcext:value-type="float">
            <text:p>1.23765127243963E+018</text:p>
          </table:table-cell>
          <table:table-cell office:value-type="float" office:value="5.58542869292411E+017" calcext:value-type="float">
            <text:p>5.58542869292411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51" calcext:value-type="float">
            <text:p>351</text:p>
          </table:table-cell>
          <table:table-cell office:value-type="float" office:value="7671.06" calcext:value-type="float">
            <text:p>7671.06</text:p>
          </table:table-cell>
          <table:table-cell office:value-type="float" office:value="-1.369183" calcext:value-type="float">
            <text:p>-1.369183</text:p>
          </table:table-cell>
          <table:table-cell office:value-type="float" office:value="4.199923" calcext:value-type="float">
            <text:p>4.199923</text:p>
          </table:table-cell>
          <table:table-cell office:value-type="float" office:value="32.51682" calcext:value-type="float">
            <text:p>32.516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8837E+018" calcext:value-type="float">
            <text:p>1.23765153978837E+018</text:p>
          </table:table-cell>
          <table:table-cell office:value-type="float" office:value="5.58548641728457E+017" calcext:value-type="float">
            <text:p>5.585486417284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72" calcext:value-type="float">
            <text:p>372</text:p>
          </table:table-cell>
          <table:table-cell office:value-type="float" office:value="6368.087" calcext:value-type="float">
            <text:p>6368.087</text:p>
          </table:table-cell>
          <table:table-cell office:value-type="float" office:value="-1.412628" calcext:value-type="float">
            <text:p>-1.412628</text:p>
          </table:table-cell>
          <table:table-cell office:value-type="float" office:value="4.159205" calcext:value-type="float">
            <text:p>4.159205</text:p>
          </table:table-cell>
          <table:table-cell office:value-type="float" office:value="33.09895" calcext:value-type="float">
            <text:p>33.09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96E+018" calcext:value-type="float">
            <text:p>1.23765127297696E+018</text:p>
          </table:table-cell>
          <table:table-cell office:value-type="float" office:value="5.58588224147057E+017" calcext:value-type="float">
            <text:p>5.585882241470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516" calcext:value-type="float">
            <text:p>516</text:p>
          </table:table-cell>
          <table:table-cell office:value-type="float" office:value="6151.541" calcext:value-type="float">
            <text:p>6151.541</text:p>
          </table:table-cell>
          <table:table-cell office:value-type="float" office:value="-1.262161" calcext:value-type="float">
            <text:p>-1.262161</text:p>
          </table:table-cell>
          <table:table-cell office:value-type="float" office:value="4.279067" calcext:value-type="float">
            <text:p>4.279067</text:p>
          </table:table-cell>
          <table:table-cell office:value-type="float" office:value="37.12625" calcext:value-type="float">
            <text:p>37.126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5069E+018" calcext:value-type="float">
            <text:p>1.23765175295069E+018</text:p>
          </table:table-cell>
          <table:table-cell office:value-type="float" office:value="5.99015617516825E+017" calcext:value-type="float">
            <text:p>5.9901561751682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134" calcext:value-type="float">
            <text:p>134</text:p>
          </table:table-cell>
          <table:table-cell office:value-type="float" office:value="6193.205" calcext:value-type="float">
            <text:p>6193.205</text:p>
          </table:table-cell>
          <table:table-cell office:value-type="float" office:value="-0.8896816" calcext:value-type="float">
            <text:p>-0.8896816</text:p>
          </table:table-cell>
          <table:table-cell office:value-type="float" office:value="4.200887" calcext:value-type="float">
            <text:p>4.200887</text:p>
          </table:table-cell>
          <table:table-cell office:value-type="float" office:value="35.29459" calcext:value-type="float">
            <text:p>35.294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9E+018" calcext:value-type="float">
            <text:p>1.237674604289E+018</text:p>
          </table:table-cell>
          <table:table-cell office:value-type="float" office:value="5.9904035652845E+017" calcext:value-type="float">
            <text:p>5.990403565284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224" calcext:value-type="float">
            <text:p>224</text:p>
          </table:table-cell>
          <table:table-cell office:value-type="float" office:value="6227.205" calcext:value-type="float">
            <text:p>6227.205</text:p>
          </table:table-cell>
          <table:table-cell office:value-type="float" office:value="-1.409799" calcext:value-type="float">
            <text:p>-1.409799</text:p>
          </table:table-cell>
          <table:table-cell office:value-type="float" office:value="4.066711" calcext:value-type="float">
            <text:p>4.066711</text:p>
          </table:table-cell>
          <table:table-cell office:value-type="float" office:value="38.92941" calcext:value-type="float">
            <text:p>38.929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404E+018" calcext:value-type="float">
            <text:p>1.23765175402404E+018</text:p>
          </table:table-cell>
          <table:table-cell office:value-type="float" office:value="5.99098080888908E+017" calcext:value-type="float">
            <text:p>5.99098080888908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434" calcext:value-type="float">
            <text:p>434</text:p>
          </table:table-cell>
          <table:table-cell office:value-type="float" office:value="8580.023" calcext:value-type="float">
            <text:p>8580.023</text:p>
          </table:table-cell>
          <table:table-cell office:value-type="float" office:value="-1.06503" calcext:value-type="float">
            <text:p>-1.06503</text:p>
          </table:table-cell>
          <table:table-cell office:value-type="float" office:value="4.202" calcext:value-type="float">
            <text:p>4.202</text:p>
          </table:table-cell>
          <table:table-cell office:value-type="float" office:value="34.37378" calcext:value-type="float">
            <text:p>34.373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437E+018" calcext:value-type="float">
            <text:p>1.23765175402437E+018</text:p>
          </table:table-cell>
          <table:table-cell office:value-type="float" office:value="5.99118146976115E+017" calcext:value-type="float">
            <text:p>5.9911814697611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507" calcext:value-type="float">
            <text:p>507</text:p>
          </table:table-cell>
          <table:table-cell office:value-type="float" office:value="6262.767" calcext:value-type="float">
            <text:p>6262.767</text:p>
          </table:table-cell>
          <table:table-cell office:value-type="float" office:value="-1.814418" calcext:value-type="float">
            <text:p>-1.814418</text:p>
          </table:table-cell>
          <table:table-cell office:value-type="float" office:value="4.154538" calcext:value-type="float">
            <text:p>4.154538</text:p>
          </table:table-cell>
          <table:table-cell office:value-type="float" office:value="36.28345" calcext:value-type="float">
            <text:p>36.283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0907E+018" calcext:value-type="float">
            <text:p>1.23765173630907E+018</text:p>
          </table:table-cell>
          <table:table-cell office:value-type="float" office:value="6.00115678917192E+017" calcext:value-type="float">
            <text:p>6.00115678917192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40" calcext:value-type="float">
            <text:p>40</text:p>
          </table:table-cell>
          <table:table-cell office:value-type="float" office:value="6038.905" calcext:value-type="float">
            <text:p>6038.905</text:p>
          </table:table-cell>
          <table:table-cell office:value-type="float" office:value="-1.781252" calcext:value-type="float">
            <text:p>-1.781252</text:p>
          </table:table-cell>
          <table:table-cell office:value-type="float" office:value="4.260403" calcext:value-type="float">
            <text:p>4.260403</text:p>
          </table:table-cell>
          <table:table-cell office:value-type="float" office:value="41.7897" calcext:value-type="float">
            <text:p>41.78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5E+018" calcext:value-type="float">
            <text:p>1.237654601025E+018</text:p>
          </table:table-cell>
          <table:table-cell office:value-type="float" office:value="6.42971898287778E+017" calcext:value-type="float">
            <text:p>6.42971898287778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02" calcext:value-type="float">
            <text:p>302</text:p>
          </table:table-cell>
          <table:table-cell office:value-type="float" office:value="5934.203" calcext:value-type="float">
            <text:p>5934.203</text:p>
          </table:table-cell>
          <table:table-cell office:value-type="float" office:value="-0.7217191" calcext:value-type="float">
            <text:p>-0.7217191</text:p>
          </table:table-cell>
          <table:table-cell office:value-type="float" office:value="4.004469" calcext:value-type="float">
            <text:p>4.004469</text:p>
          </table:table-cell>
          <table:table-cell office:value-type="float" office:value="35.68222" calcext:value-type="float">
            <text:p>35.682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5E+018" calcext:value-type="float">
            <text:p>1.237654601025E+018</text:p>
          </table:table-cell>
          <table:table-cell office:value-type="float" office:value="6.42972997799406E+017" calcext:value-type="float">
            <text:p>6.42972997799406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06" calcext:value-type="float">
            <text:p>306</text:p>
          </table:table-cell>
          <table:table-cell office:value-type="float" office:value="5214.493" calcext:value-type="float">
            <text:p>5214.493</text:p>
          </table:table-cell>
          <table:table-cell office:value-type="float" office:value="-0.09841991" calcext:value-type="float">
            <text:p>-0.09841991</text:p>
          </table:table-cell>
          <table:table-cell office:value-type="float" office:value="4.244807" calcext:value-type="float">
            <text:p>4.244807</text:p>
          </table:table-cell>
          <table:table-cell office:value-type="float" office:value="50.04714" calcext:value-type="float">
            <text:p>50.04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226E+018" calcext:value-type="float">
            <text:p>1.23765460156226E+018</text:p>
          </table:table-cell>
          <table:table-cell office:value-type="float" office:value="6.4299416339824E+017" calcext:value-type="float">
            <text:p>6.4299416339824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83" calcext:value-type="float">
            <text:p>383</text:p>
          </table:table-cell>
          <table:table-cell office:value-type="float" office:value="6267.539" calcext:value-type="float">
            <text:p>6267.539</text:p>
          </table:table-cell>
          <table:table-cell office:value-type="float" office:value="-0.2732881" calcext:value-type="float">
            <text:p>-0.2732881</text:p>
          </table:table-cell>
          <table:table-cell office:value-type="float" office:value="4.066154" calcext:value-type="float">
            <text:p>4.066154</text:p>
          </table:table-cell>
          <table:table-cell office:value-type="float" office:value="38.40952" calcext:value-type="float">
            <text:p>38.40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92E+018" calcext:value-type="float">
            <text:p>1.2376546020992E+018</text:p>
          </table:table-cell>
          <table:table-cell office:value-type="float" office:value="6.43005708270332E+017" calcext:value-type="float">
            <text:p>6.43005708270332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425" calcext:value-type="float">
            <text:p>425</text:p>
          </table:table-cell>
          <table:table-cell office:value-type="float" office:value="5703.311" calcext:value-type="float">
            <text:p>5703.311</text:p>
          </table:table-cell>
          <table:table-cell office:value-type="float" office:value="-0.7652037" calcext:value-type="float">
            <text:p>-0.7652037</text:p>
          </table:table-cell>
          <table:table-cell office:value-type="float" office:value="4.176202" calcext:value-type="float">
            <text:p>4.176202</text:p>
          </table:table-cell>
          <table:table-cell office:value-type="float" office:value="32.65702" calcext:value-type="float">
            <text:p>32.657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901E+018" calcext:value-type="float">
            <text:p>1.23765829791901E+018</text:p>
          </table:table-cell>
          <table:table-cell office:value-type="float" office:value="6.43044191177304E+017" calcext:value-type="float">
            <text:p>6.43044191177304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565" calcext:value-type="float">
            <text:p>565</text:p>
          </table:table-cell>
          <table:table-cell office:value-type="float" office:value="6263.832" calcext:value-type="float">
            <text:p>6263.832</text:p>
          </table:table-cell>
          <table:table-cell office:value-type="float" office:value="-0.4994074" calcext:value-type="float">
            <text:p>-0.4994074</text:p>
          </table:table-cell>
          <table:table-cell office:value-type="float" office:value="4.193411" calcext:value-type="float">
            <text:p>4.193411</text:p>
          </table:table-cell>
          <table:table-cell office:value-type="float" office:value="51.43949" calcext:value-type="float">
            <text:p>51.43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291E+018" calcext:value-type="float">
            <text:p>1.23765460156291E+018</text:p>
          </table:table-cell>
          <table:table-cell office:value-type="float" office:value="6.43052162636605E+017" calcext:value-type="float">
            <text:p>6.43052162636605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594" calcext:value-type="float">
            <text:p>594</text:p>
          </table:table-cell>
          <table:table-cell office:value-type="float" office:value="6173.271" calcext:value-type="float">
            <text:p>6173.271</text:p>
          </table:table-cell>
          <table:table-cell office:value-type="float" office:value="-1.485837" calcext:value-type="float">
            <text:p>-1.485837</text:p>
          </table:table-cell>
          <table:table-cell office:value-type="float" office:value="4.114804" calcext:value-type="float">
            <text:p>4.114804</text:p>
          </table:table-cell>
          <table:table-cell office:value-type="float" office:value="52.37962" calcext:value-type="float">
            <text:p>52.37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703E+018" calcext:value-type="float">
            <text:p>1.23765460102703E+018</text:p>
          </table:table-cell>
          <table:table-cell office:value-type="float" office:value="6.44025780233333E+017" calcext:value-type="float">
            <text:p>6.44025780233333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40" calcext:value-type="float">
            <text:p>40</text:p>
          </table:table-cell>
          <table:table-cell office:value-type="float" office:value="5645.728" calcext:value-type="float">
            <text:p>5645.728</text:p>
          </table:table-cell>
          <table:table-cell office:value-type="float" office:value="-0.7634619" calcext:value-type="float">
            <text:p>-0.7634619</text:p>
          </table:table-cell>
          <table:table-cell office:value-type="float" office:value="4.275392" calcext:value-type="float">
            <text:p>4.275392</text:p>
          </table:table-cell>
          <table:table-cell office:value-type="float" office:value="30.77684" calcext:value-type="float">
            <text:p>30.77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127E+018" calcext:value-type="float">
            <text:p>1.23765460532127E+018</text:p>
          </table:table-cell>
          <table:table-cell office:value-type="float" office:value="6.44061514361236E+017" calcext:value-type="float">
            <text:p>6.44061514361236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170" calcext:value-type="float">
            <text:p>170</text:p>
          </table:table-cell>
          <table:table-cell office:value-type="float" office:value="6079.662" calcext:value-type="float">
            <text:p>6079.662</text:p>
          </table:table-cell>
          <table:table-cell office:value-type="float" office:value="-1.05585" calcext:value-type="float">
            <text:p>-1.05585</text:p>
          </table:table-cell>
          <table:table-cell office:value-type="float" office:value="4.067656" calcext:value-type="float">
            <text:p>4.067656</text:p>
          </table:table-cell>
          <table:table-cell office:value-type="float" office:value="45.95528" calcext:value-type="float">
            <text:p>45.955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727E+018" calcext:value-type="float">
            <text:p>1.23765460424727E+018</text:p>
          </table:table-cell>
          <table:table-cell office:value-type="float" office:value="6.44084604105419E+017" calcext:value-type="float">
            <text:p>6.44084604105419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254" calcext:value-type="float">
            <text:p>254</text:p>
          </table:table-cell>
          <table:table-cell office:value-type="float" office:value="5781.115" calcext:value-type="float">
            <text:p>5781.115</text:p>
          </table:table-cell>
          <table:table-cell office:value-type="float" office:value="-1.259328" calcext:value-type="float">
            <text:p>-1.259328</text:p>
          </table:table-cell>
          <table:table-cell office:value-type="float" office:value="4.270053" calcext:value-type="float">
            <text:p>4.270053</text:p>
          </table:table-cell>
          <table:table-cell office:value-type="float" office:value="37.07655" calcext:value-type="float">
            <text:p>37.076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532088E+018" calcext:value-type="float">
            <text:p>1.23765460532088E+018</text:p>
          </table:table-cell>
          <table:table-cell office:value-type="float" office:value="6.44089277029837E+017" calcext:value-type="float">
            <text:p>6.44089277029837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271" calcext:value-type="float">
            <text:p>271</text:p>
          </table:table-cell>
          <table:table-cell office:value-type="float" office:value="6052.738" calcext:value-type="float">
            <text:p>6052.738</text:p>
          </table:table-cell>
          <table:table-cell office:value-type="float" office:value="-1.032644" calcext:value-type="float">
            <text:p>-1.032644</text:p>
          </table:table-cell>
          <table:table-cell office:value-type="float" office:value="4.005543" calcext:value-type="float">
            <text:p>4.005543</text:p>
          </table:table-cell>
          <table:table-cell office:value-type="float" office:value="32.86341" calcext:value-type="float">
            <text:p>32.86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93698E+018" calcext:value-type="float">
            <text:p>1.23765434493698E+018</text:p>
          </table:table-cell>
          <table:table-cell office:value-type="float" office:value="6.80200808775576E+017" calcext:value-type="float">
            <text:p>6.80200808775576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572" calcext:value-type="float">
            <text:p>572</text:p>
          </table:table-cell>
          <table:table-cell office:value-type="float" office:value="5931.929" calcext:value-type="float">
            <text:p>5931.929</text:p>
          </table:table-cell>
          <table:table-cell office:value-type="float" office:value="0.07959693" calcext:value-type="float">
            <text:p>0.07959693</text:p>
          </table:table-cell>
          <table:table-cell office:value-type="float" office:value="4.126821" calcext:value-type="float">
            <text:p>4.126821</text:p>
          </table:table-cell>
          <table:table-cell office:value-type="float" office:value="55.07038" calcext:value-type="float">
            <text:p>55.07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40044E+018" calcext:value-type="float">
            <text:p>1.23765434440044E+018</text:p>
          </table:table-cell>
          <table:table-cell office:value-type="float" office:value="6.80215102426737E+017" calcext:value-type="float">
            <text:p>6.80215102426737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624" calcext:value-type="float">
            <text:p>624</text:p>
          </table:table-cell>
          <table:table-cell office:value-type="float" office:value="6508.821" calcext:value-type="float">
            <text:p>6508.821</text:p>
          </table:table-cell>
          <table:table-cell office:value-type="float" office:value="-0.5729069" calcext:value-type="float">
            <text:p>-0.5729069</text:p>
          </table:table-cell>
          <table:table-cell office:value-type="float" office:value="4.010165" calcext:value-type="float">
            <text:p>4.010165</text:p>
          </table:table-cell>
          <table:table-cell office:value-type="float" office:value="36.3338" calcext:value-type="float">
            <text:p>36.33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40044E+018" calcext:value-type="float">
            <text:p>1.23765434440044E+018</text:p>
          </table:table-cell>
          <table:table-cell office:value-type="float" office:value="6.80218126083713E+017" calcext:value-type="float">
            <text:p>6.80218126083713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635" calcext:value-type="float">
            <text:p>635</text:p>
          </table:table-cell>
          <table:table-cell office:value-type="float" office:value="6165.042" calcext:value-type="float">
            <text:p>6165.042</text:p>
          </table:table-cell>
          <table:table-cell office:value-type="float" office:value="-0.9710391" calcext:value-type="float">
            <text:p>-0.9710391</text:p>
          </table:table-cell>
          <table:table-cell office:value-type="float" office:value="4.190519" calcext:value-type="float">
            <text:p>4.190519</text:p>
          </table:table-cell>
          <table:table-cell office:value-type="float" office:value="42.6406" calcext:value-type="float">
            <text:p>42.64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279035E+018" calcext:value-type="float">
            <text:p>1.23765434279035E+018</text:p>
          </table:table-cell>
          <table:table-cell office:value-type="float" office:value="6.81231330645666E+017" calcext:value-type="float">
            <text:p>6.81231330645666E+017</text:p>
          </table:table-cell>
          <table:table-cell office:value-type="float" office:value="605" calcext:value-type="float">
            <text:p>605</text:p>
          </table:table-cell>
          <table:table-cell office:value-type="float" office:value="52353" calcext:value-type="float">
            <text:p>52353</text:p>
          </table:table-cell>
          <table:table-cell office:value-type="float" office:value="225" calcext:value-type="float">
            <text:p>225</text:p>
          </table:table-cell>
          <table:table-cell office:value-type="float" office:value="6124.529" calcext:value-type="float">
            <text:p>6124.529</text:p>
          </table:table-cell>
          <table:table-cell office:value-type="float" office:value="-1.725551" calcext:value-type="float">
            <text:p>-1.725551</text:p>
          </table:table-cell>
          <table:table-cell office:value-type="float" office:value="4.034492" calcext:value-type="float">
            <text:p>4.034492</text:p>
          </table:table-cell>
          <table:table-cell office:value-type="float" office:value="43.24872" calcext:value-type="float">
            <text:p>43.248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6682E+018" calcext:value-type="float">
            <text:p>1.23765125096682E+018</text:p>
          </table:table-cell>
          <table:table-cell office:value-type="float" office:value="6.81269813552638E+017" calcext:value-type="float">
            <text:p>6.81269813552638E+017</text:p>
          </table:table-cell>
          <table:table-cell office:value-type="float" office:value="605" calcext:value-type="float">
            <text:p>605</text:p>
          </table:table-cell>
          <table:table-cell office:value-type="float" office:value="52353" calcext:value-type="float">
            <text:p>52353</text:p>
          </table:table-cell>
          <table:table-cell office:value-type="float" office:value="365" calcext:value-type="float">
            <text:p>365</text:p>
          </table:table-cell>
          <table:table-cell office:value-type="float" office:value="5904.335" calcext:value-type="float">
            <text:p>5904.335</text:p>
          </table:table-cell>
          <table:table-cell office:value-type="float" office:value="-1.195179" calcext:value-type="float">
            <text:p>-1.195179</text:p>
          </table:table-cell>
          <table:table-cell office:value-type="float" office:value="4.249686" calcext:value-type="float">
            <text:p>4.249686</text:p>
          </table:table-cell>
          <table:table-cell office:value-type="float" office:value="42.51043" calcext:value-type="float">
            <text:p>42.51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69E+018" calcext:value-type="float">
            <text:p>1.23765293349569E+018</text:p>
          </table:table-cell>
          <table:table-cell office:value-type="float" office:value="7.17226864434768E+017" calcext:value-type="float">
            <text:p>7.17226864434768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04" calcext:value-type="float">
            <text:p>104</text:p>
          </table:table-cell>
          <table:table-cell office:value-type="float" office:value="5694.635" calcext:value-type="float">
            <text:p>5694.635</text:p>
          </table:table-cell>
          <table:table-cell office:value-type="float" office:value="-2.179082" calcext:value-type="float">
            <text:p>-2.179082</text:p>
          </table:table-cell>
          <table:table-cell office:value-type="float" office:value="4.09152" calcext:value-type="float">
            <text:p>4.09152</text:p>
          </table:table-cell>
          <table:table-cell office:value-type="float" office:value="35.9246" calcext:value-type="float">
            <text:p>35.92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3349555E+018" calcext:value-type="float">
            <text:p>1.23765293349555E+018</text:p>
          </table:table-cell>
          <table:table-cell office:value-type="float" office:value="7.17248579789416E+017" calcext:value-type="float">
            <text:p>7.17248579789416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83" calcext:value-type="float">
            <text:p>183</text:p>
          </table:table-cell>
          <table:table-cell office:value-type="float" office:value="5783.949" calcext:value-type="float">
            <text:p>5783.949</text:p>
          </table:table-cell>
          <table:table-cell office:value-type="float" office:value="-0.1530118" calcext:value-type="float">
            <text:p>-0.1530118</text:p>
          </table:table-cell>
          <table:table-cell office:value-type="float" office:value="4.103016" calcext:value-type="float">
            <text:p>4.103016</text:p>
          </table:table-cell>
          <table:table-cell office:value-type="float" office:value="52.84502" calcext:value-type="float">
            <text:p>52.845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848909E+018" calcext:value-type="float">
            <text:p>1.23765259848909E+018</text:p>
          </table:table-cell>
          <table:table-cell office:value-type="float" office:value="7.1724912954523E+017" calcext:value-type="float">
            <text:p>7.1724912954523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85" calcext:value-type="float">
            <text:p>185</text:p>
          </table:table-cell>
          <table:table-cell office:value-type="float" office:value="5574.798" calcext:value-type="float">
            <text:p>5574.798</text:p>
          </table:table-cell>
          <table:table-cell office:value-type="float" office:value="-0.5971816" calcext:value-type="float">
            <text:p>-0.5971816</text:p>
          </table:table-cell>
          <table:table-cell office:value-type="float" office:value="4.206067" calcext:value-type="float">
            <text:p>4.206067</text:p>
          </table:table-cell>
          <table:table-cell office:value-type="float" office:value="33.3366" calcext:value-type="float">
            <text:p>33.3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49E+018" calcext:value-type="float">
            <text:p>1.23765293349549E+018</text:p>
          </table:table-cell>
          <table:table-cell office:value-type="float" office:value="7.17263972952205E+017" calcext:value-type="float">
            <text:p>7.17263972952205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239" calcext:value-type="float">
            <text:p>239</text:p>
          </table:table-cell>
          <table:table-cell office:value-type="float" office:value="5839.895" calcext:value-type="float">
            <text:p>5839.895</text:p>
          </table:table-cell>
          <table:table-cell office:value-type="float" office:value="-0.7530336" calcext:value-type="float">
            <text:p>-0.7530336</text:p>
          </table:table-cell>
          <table:table-cell office:value-type="float" office:value="4.052494" calcext:value-type="float">
            <text:p>4.052494</text:p>
          </table:table-cell>
          <table:table-cell office:value-type="float" office:value="32.22952" calcext:value-type="float">
            <text:p>32.22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29E+018" calcext:value-type="float">
            <text:p>1.23765293349529E+018</text:p>
          </table:table-cell>
          <table:table-cell office:value-type="float" office:value="7.17270295144065E+017" calcext:value-type="float">
            <text:p>7.17270295144065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262" calcext:value-type="float">
            <text:p>262</text:p>
          </table:table-cell>
          <table:table-cell office:value-type="float" office:value="5890.613" calcext:value-type="float">
            <text:p>5890.613</text:p>
          </table:table-cell>
          <table:table-cell office:value-type="float" office:value="-0.4117278" calcext:value-type="float">
            <text:p>-0.4117278</text:p>
          </table:table-cell>
          <table:table-cell office:value-type="float" office:value="4.078238" calcext:value-type="float">
            <text:p>4.078238</text:p>
          </table:table-cell>
          <table:table-cell office:value-type="float" office:value="31.67124" calcext:value-type="float">
            <text:p>31.67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16E+018" calcext:value-type="float">
            <text:p>1.23765293349516E+018</text:p>
          </table:table-cell>
          <table:table-cell office:value-type="float" office:value="7.17282939527784E+017" calcext:value-type="float">
            <text:p>7.17282939527784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308" calcext:value-type="float">
            <text:p>308</text:p>
          </table:table-cell>
          <table:table-cell office:value-type="float" office:value="4093.125" calcext:value-type="float">
            <text:p>4093.125</text:p>
          </table:table-cell>
          <table:table-cell office:value-type="float" office:value="-1.243729" calcext:value-type="float">
            <text:p>-1.243729</text:p>
          </table:table-cell>
          <table:table-cell office:value-type="float" office:value="4.192472" calcext:value-type="float">
            <text:p>4.192472</text:p>
          </table:table-cell>
          <table:table-cell office:value-type="float" office:value="38.80023" calcext:value-type="float">
            <text:p>38.800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59956217E+018" calcext:value-type="float">
            <text:p>1.23765259956217E+018</text:p>
          </table:table-cell>
          <table:table-cell office:value-type="float" office:value="7.17289811475458E+017" calcext:value-type="float">
            <text:p>7.17289811475458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333" calcext:value-type="float">
            <text:p>333</text:p>
          </table:table-cell>
          <table:table-cell office:value-type="float" office:value="7633.142" calcext:value-type="float">
            <text:p>7633.142</text:p>
          </table:table-cell>
          <table:table-cell office:value-type="float" office:value="-2.030083" calcext:value-type="float">
            <text:p>-2.030083</text:p>
          </table:table-cell>
          <table:table-cell office:value-type="float" office:value="4.209975" calcext:value-type="float">
            <text:p>4.209975</text:p>
          </table:table-cell>
          <table:table-cell office:value-type="float" office:value="43.01892" calcext:value-type="float">
            <text:p>43.01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475E+018" calcext:value-type="float">
            <text:p>1.23767465153475E+018</text:p>
          </table:table-cell>
          <table:table-cell office:value-type="float" office:value="3.14283337457887E+017" calcext:value-type="float">
            <text:p>3.14283337457887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72" calcext:value-type="float">
            <text:p>572</text:p>
          </table:table-cell>
          <table:table-cell office:value-type="float" office:value="5894.531" calcext:value-type="float">
            <text:p>5894.531</text:p>
          </table:table-cell>
          <table:table-cell office:value-type="float" office:value="-0.7352313" calcext:value-type="float">
            <text:p>-0.7352313</text:p>
          </table:table-cell>
          <table:table-cell office:value-type="float" office:value="4.062837" calcext:value-type="float">
            <text:p>4.062837</text:p>
          </table:table-cell>
          <table:table-cell office:value-type="float" office:value="33.54716" calcext:value-type="float">
            <text:p>33.54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991E+018" calcext:value-type="float">
            <text:p>1.23764872229991E+018</text:p>
          </table:table-cell>
          <table:table-cell office:value-type="float" office:value="3.14284711847422E+017" calcext:value-type="float">
            <text:p>3.14284711847422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77" calcext:value-type="float">
            <text:p>577</text:p>
          </table:table-cell>
          <table:table-cell office:value-type="float" office:value="5545.229" calcext:value-type="float">
            <text:p>5545.229</text:p>
          </table:table-cell>
          <table:table-cell office:value-type="float" office:value="-0.6314626" calcext:value-type="float">
            <text:p>-0.6314626</text:p>
          </table:table-cell>
          <table:table-cell office:value-type="float" office:value="4.145864" calcext:value-type="float">
            <text:p>4.145864</text:p>
          </table:table-cell>
          <table:table-cell office:value-type="float" office:value="32.61642" calcext:value-type="float">
            <text:p>32.61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289E+018" calcext:value-type="float">
            <text:p>1.23764872015289E+018</text:p>
          </table:table-cell>
          <table:table-cell office:value-type="float" office:value="3.15275640460831E+017" calcext:value-type="float">
            <text:p>3.15275640460831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86" calcext:value-type="float">
            <text:p>86</text:p>
          </table:table-cell>
          <table:table-cell office:value-type="float" office:value="5685.789" calcext:value-type="float">
            <text:p>5685.789</text:p>
          </table:table-cell>
          <table:table-cell office:value-type="float" office:value="-0.4493549" calcext:value-type="float">
            <text:p>-0.4493549</text:p>
          </table:table-cell>
          <table:table-cell office:value-type="float" office:value="4.384612" calcext:value-type="float">
            <text:p>4.384612</text:p>
          </table:table-cell>
          <table:table-cell office:value-type="float" office:value="35.53587" calcext:value-type="float">
            <text:p>35.53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16E+018" calcext:value-type="float">
            <text:p>1.2376746504616E+018</text:p>
          </table:table-cell>
          <table:table-cell office:value-type="float" office:value="3.15294057280596E+017" calcext:value-type="float">
            <text:p>3.1529405728059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153" calcext:value-type="float">
            <text:p>153</text:p>
          </table:table-cell>
          <table:table-cell office:value-type="float" office:value="5912.645" calcext:value-type="float">
            <text:p>5912.645</text:p>
          </table:table-cell>
          <table:table-cell office:value-type="float" office:value="-0.6407058" calcext:value-type="float">
            <text:p>-0.6407058</text:p>
          </table:table-cell>
          <table:table-cell office:value-type="float" office:value="4.030511" calcext:value-type="float">
            <text:p>4.030511</text:p>
          </table:table-cell>
          <table:table-cell office:value-type="float" office:value="49.21101" calcext:value-type="float">
            <text:p>49.211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066E+018" calcext:value-type="float">
            <text:p>1.23767464885066E+018</text:p>
          </table:table-cell>
          <table:table-cell office:value-type="float" office:value="3.15307526298036E+017" calcext:value-type="float">
            <text:p>3.1530752629803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02" calcext:value-type="float">
            <text:p>202</text:p>
          </table:table-cell>
          <table:table-cell office:value-type="float" office:value="6348.903" calcext:value-type="float">
            <text:p>6348.903</text:p>
          </table:table-cell>
          <table:table-cell office:value-type="float" office:value="-0.5609267" calcext:value-type="float">
            <text:p>-0.5609267</text:p>
          </table:table-cell>
          <table:table-cell office:value-type="float" office:value="4.040478" calcext:value-type="float">
            <text:p>4.040478</text:p>
          </table:table-cell>
          <table:table-cell office:value-type="float" office:value="41.31237" calcext:value-type="float">
            <text:p>41.312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956E+018" calcext:value-type="float">
            <text:p>1.23764872068956E+018</text:p>
          </table:table-cell>
          <table:table-cell office:value-type="float" office:value="3.15322919460825E+017" calcext:value-type="float">
            <text:p>3.15322919460825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58" calcext:value-type="float">
            <text:p>258</text:p>
          </table:table-cell>
          <table:table-cell office:value-type="float" office:value="6117.454" calcext:value-type="float">
            <text:p>6117.454</text:p>
          </table:table-cell>
          <table:table-cell office:value-type="float" office:value="-1.245545" calcext:value-type="float">
            <text:p>-1.245545</text:p>
          </table:table-cell>
          <table:table-cell office:value-type="float" office:value="4.057459" calcext:value-type="float">
            <text:p>4.057459</text:p>
          </table:table-cell>
          <table:table-cell office:value-type="float" office:value="48.90594" calcext:value-type="float">
            <text:p>48.905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414E+018" calcext:value-type="float">
            <text:p>1.23767464992414E+018</text:p>
          </table:table-cell>
          <table:table-cell office:value-type="float" office:value="3.15323744094546E+017" calcext:value-type="float">
            <text:p>3.1532374409454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61" calcext:value-type="float">
            <text:p>261</text:p>
          </table:table-cell>
          <table:table-cell office:value-type="float" office:value="5587.169" calcext:value-type="float">
            <text:p>5587.169</text:p>
          </table:table-cell>
          <table:table-cell office:value-type="float" office:value="-0.6285273" calcext:value-type="float">
            <text:p>-0.6285273</text:p>
          </table:table-cell>
          <table:table-cell office:value-type="float" office:value="4.234125" calcext:value-type="float">
            <text:p>4.234125</text:p>
          </table:table-cell>
          <table:table-cell office:value-type="float" office:value="38.36454" calcext:value-type="float">
            <text:p>38.36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28E+018" calcext:value-type="float">
            <text:p>1.23767465099828E+018</text:p>
          </table:table-cell>
          <table:table-cell office:value-type="float" office:value="3.15383392600353E+017" calcext:value-type="float">
            <text:p>3.15383392600353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478" calcext:value-type="float">
            <text:p>478</text:p>
          </table:table-cell>
          <table:table-cell office:value-type="float" office:value="5518.686" calcext:value-type="float">
            <text:p>5518.686</text:p>
          </table:table-cell>
          <table:table-cell office:value-type="float" office:value="-1.003204" calcext:value-type="float">
            <text:p>-1.003204</text:p>
          </table:table-cell>
          <table:table-cell office:value-type="float" office:value="4.426696" calcext:value-type="float">
            <text:p>4.426696</text:p>
          </table:table-cell>
          <table:table-cell office:value-type="float" office:value="31.81509" calcext:value-type="float">
            <text:p>31.815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0076E+018" calcext:value-type="float">
            <text:p>1.23764872230076E+018</text:p>
          </table:table-cell>
          <table:table-cell office:value-type="float" office:value="3.15412529658489E+017" calcext:value-type="float">
            <text:p>3.15412529658489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84" calcext:value-type="float">
            <text:p>584</text:p>
          </table:table-cell>
          <table:table-cell office:value-type="float" office:value="5700.715" calcext:value-type="float">
            <text:p>5700.715</text:p>
          </table:table-cell>
          <table:table-cell office:value-type="float" office:value="-0.5477737" calcext:value-type="float">
            <text:p>-0.5477737</text:p>
          </table:table-cell>
          <table:table-cell office:value-type="float" office:value="4.275759" calcext:value-type="float">
            <text:p>4.275759</text:p>
          </table:table-cell>
          <table:table-cell office:value-type="float" office:value="45.17118" calcext:value-type="float">
            <text:p>45.171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73E+018" calcext:value-type="float">
            <text:p>1.23767465099873E+018</text:p>
          </table:table-cell>
          <table:table-cell office:value-type="float" office:value="3.15414453803837E+017" calcext:value-type="float">
            <text:p>3.15414453803837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91" calcext:value-type="float">
            <text:p>591</text:p>
          </table:table-cell>
          <table:table-cell office:value-type="float" office:value="4573.695" calcext:value-type="float">
            <text:p>4573.695</text:p>
          </table:table-cell>
          <table:table-cell office:value-type="float" office:value="-0.2429671" calcext:value-type="float">
            <text:p>-0.2429671</text:p>
          </table:table-cell>
          <table:table-cell office:value-type="float" office:value="4.381772" calcext:value-type="float">
            <text:p>4.381772</text:p>
          </table:table-cell>
          <table:table-cell office:value-type="float" office:value="59.72498" calcext:value-type="float">
            <text:p>59.72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73E+018" calcext:value-type="float">
            <text:p>1.23767465099873E+018</text:p>
          </table:table-cell>
          <table:table-cell office:value-type="float" office:value="3.15415003559651E+017" calcext:value-type="float">
            <text:p>3.15415003559651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93" calcext:value-type="float">
            <text:p>593</text:p>
          </table:table-cell>
          <table:table-cell office:value-type="float" office:value="6154.366" calcext:value-type="float">
            <text:p>6154.366</text:p>
          </table:table-cell>
          <table:table-cell office:value-type="float" office:value="-1.410688" calcext:value-type="float">
            <text:p>-1.410688</text:p>
          </table:table-cell>
          <table:table-cell office:value-type="float" office:value="4.063028" calcext:value-type="float">
            <text:p>4.063028</text:p>
          </table:table-cell>
          <table:table-cell office:value-type="float" office:value="50.52276" calcext:value-type="float">
            <text:p>50.5227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0375403E+018" calcext:value-type="float">
            <text:p>1.23767460375403E+018</text:p>
          </table:table-cell>
          <table:table-cell office:value-type="float" office:value="3.4233517132588E+017" calcext:value-type="float">
            <text:p>3.4233517132588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24" calcext:value-type="float">
            <text:p>224</text:p>
          </table:table-cell>
          <table:table-cell office:value-type="float" office:value="5912.76" calcext:value-type="float">
            <text:p>5912.76</text:p>
          </table:table-cell>
          <table:table-cell office:value-type="float" office:value="-0.4843636" calcext:value-type="float">
            <text:p>-0.4843636</text:p>
          </table:table-cell>
          <table:table-cell office:value-type="float" office:value="4.116355" calcext:value-type="float">
            <text:p>4.116355</text:p>
          </table:table-cell>
          <table:table-cell office:value-type="float" office:value="40.09257" calcext:value-type="float">
            <text:p>40.09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09434E+018" calcext:value-type="float">
            <text:p>1.237651709434E+018</text:p>
          </table:table-cell>
          <table:table-cell office:value-type="float" office:value="3.42335721081694E+017" calcext:value-type="float">
            <text:p>3.42335721081694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26" calcext:value-type="float">
            <text:p>226</text:p>
          </table:table-cell>
          <table:table-cell office:value-type="float" office:value="5374.197" calcext:value-type="float">
            <text:p>5374.197</text:p>
          </table:table-cell>
          <table:table-cell office:value-type="float" office:value="-0.6092801" calcext:value-type="float">
            <text:p>-0.6092801</text:p>
          </table:table-cell>
          <table:table-cell office:value-type="float" office:value="4.394742" calcext:value-type="float">
            <text:p>4.394742</text:p>
          </table:table-cell>
          <table:table-cell office:value-type="float" office:value="43.35235" calcext:value-type="float">
            <text:p>43.352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455E+018" calcext:value-type="float">
            <text:p>1.2376487212455E+018</text:p>
          </table:table-cell>
          <table:table-cell office:value-type="float" office:value="3.42343417663089E+017" calcext:value-type="float">
            <text:p>3.4234341766308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54" calcext:value-type="float">
            <text:p>254</text:p>
          </table:table-cell>
          <table:table-cell office:value-type="float" office:value="5781.912" calcext:value-type="float">
            <text:p>5781.912</text:p>
          </table:table-cell>
          <table:table-cell office:value-type="float" office:value="-0.6268387" calcext:value-type="float">
            <text:p>-0.6268387</text:p>
          </table:table-cell>
          <table:table-cell office:value-type="float" office:value="4.101252" calcext:value-type="float">
            <text:p>4.101252</text:p>
          </table:table-cell>
          <table:table-cell office:value-type="float" office:value="42.24643" calcext:value-type="float">
            <text:p>42.24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425E+018" calcext:value-type="float">
            <text:p>1.23764870566425E+018</text:p>
          </table:table-cell>
          <table:table-cell office:value-type="float" office:value="3.42367332040993E+017" calcext:value-type="float">
            <text:p>3.42367332040993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41" calcext:value-type="float">
            <text:p>341</text:p>
          </table:table-cell>
          <table:table-cell office:value-type="float" office:value="5635.479" calcext:value-type="float">
            <text:p>5635.479</text:p>
          </table:table-cell>
          <table:table-cell office:value-type="float" office:value="-0.7778686" calcext:value-type="float">
            <text:p>-0.7778686</text:p>
          </table:table-cell>
          <table:table-cell office:value-type="float" office:value="4.397537" calcext:value-type="float">
            <text:p>4.397537</text:p>
          </table:table-cell>
          <table:table-cell office:value-type="float" office:value="41.44366" calcext:value-type="float">
            <text:p>41.44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44E+018" calcext:value-type="float">
            <text:p>1.23764872231944E+018</text:p>
          </table:table-cell>
          <table:table-cell office:value-type="float" office:value="3.42372554721225E+017" calcext:value-type="float">
            <text:p>3.4237255472122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60" calcext:value-type="float">
            <text:p>360</text:p>
          </table:table-cell>
          <table:table-cell office:value-type="float" office:value="6384.062" calcext:value-type="float">
            <text:p>6384.062</text:p>
          </table:table-cell>
          <table:table-cell office:value-type="float" office:value="-1.330203" calcext:value-type="float">
            <text:p>-1.330203</text:p>
          </table:table-cell>
          <table:table-cell office:value-type="float" office:value="4.040725" calcext:value-type="float">
            <text:p>4.040725</text:p>
          </table:table-cell>
          <table:table-cell office:value-type="float" office:value="33.53923" calcext:value-type="float">
            <text:p>33.53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745E+018" calcext:value-type="float">
            <text:p>1.23764870512745E+018</text:p>
          </table:table-cell>
          <table:table-cell office:value-type="float" office:value="3.42375028622387E+017" calcext:value-type="float">
            <text:p>3.42375028622387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69" calcext:value-type="float">
            <text:p>369</text:p>
          </table:table-cell>
          <table:table-cell office:value-type="float" office:value="6037.482" calcext:value-type="float">
            <text:p>6037.482</text:p>
          </table:table-cell>
          <table:table-cell office:value-type="float" office:value="-0.810041" calcext:value-type="float">
            <text:p>-0.810041</text:p>
          </table:table-cell>
          <table:table-cell office:value-type="float" office:value="4.045973" calcext:value-type="float">
            <text:p>4.045973</text:p>
          </table:table-cell>
          <table:table-cell office:value-type="float" office:value="41.17483" calcext:value-type="float">
            <text:p>41.17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64E+018" calcext:value-type="float">
            <text:p>1.23764872231964E+018</text:p>
          </table:table-cell>
          <table:table-cell office:value-type="float" office:value="3.42382450325875E+017" calcext:value-type="float">
            <text:p>3.4238245032587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96" calcext:value-type="float">
            <text:p>396</text:p>
          </table:table-cell>
          <table:table-cell office:value-type="float" office:value="6308.404" calcext:value-type="float">
            <text:p>6308.404</text:p>
          </table:table-cell>
          <table:table-cell office:value-type="float" office:value="-1.42782" calcext:value-type="float">
            <text:p>-1.42782</text:p>
          </table:table-cell>
          <table:table-cell office:value-type="float" office:value="4.183248" calcext:value-type="float">
            <text:p>4.183248</text:p>
          </table:table-cell>
          <table:table-cell office:value-type="float" office:value="30.10156" calcext:value-type="float">
            <text:p>30.10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771E+018" calcext:value-type="float">
            <text:p>1.23764870512771E+018</text:p>
          </table:table-cell>
          <table:table-cell office:value-type="float" office:value="3.423873981282E+017" calcext:value-type="float">
            <text:p>3.423873981282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414" calcext:value-type="float">
            <text:p>414</text:p>
          </table:table-cell>
          <table:table-cell office:value-type="float" office:value="5385.964" calcext:value-type="float">
            <text:p>5385.964</text:p>
          </table:table-cell>
          <table:table-cell office:value-type="float" office:value="-0.5612985" calcext:value-type="float">
            <text:p>-0.5612985</text:p>
          </table:table-cell>
          <table:table-cell office:value-type="float" office:value="4.457362" calcext:value-type="float">
            <text:p>4.457362</text:p>
          </table:table-cell>
          <table:table-cell office:value-type="float" office:value="32.49236" calcext:value-type="float">
            <text:p>32.492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494E+018" calcext:value-type="float">
            <text:p>1.23765175241494E+018</text:p>
          </table:table-cell>
          <table:table-cell office:value-type="float" office:value="3.42392895686339E+017" calcext:value-type="float">
            <text:p>3.4239289568633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434" calcext:value-type="float">
            <text:p>434</text:p>
          </table:table-cell>
          <table:table-cell office:value-type="float" office:value="6007.37" calcext:value-type="float">
            <text:p>6007.37</text:p>
          </table:table-cell>
          <table:table-cell office:value-type="float" office:value="-0.7514807" calcext:value-type="float">
            <text:p>-0.7514807</text:p>
          </table:table-cell>
          <table:table-cell office:value-type="float" office:value="4.161939" calcext:value-type="float">
            <text:p>4.161939</text:p>
          </table:table-cell>
          <table:table-cell office:value-type="float" office:value="31.02658" calcext:value-type="float">
            <text:p>31.0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2067E+018" calcext:value-type="float">
            <text:p>1.23765173632067E+018</text:p>
          </table:table-cell>
          <table:table-cell office:value-type="float" office:value="3.87455006770489E+017" calcext:value-type="float">
            <text:p>3.87455006770489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29" calcext:value-type="float">
            <text:p>529</text:p>
          </table:table-cell>
          <table:table-cell office:value-type="float" office:value="5232.394" calcext:value-type="float">
            <text:p>5232.394</text:p>
          </table:table-cell>
          <table:table-cell office:value-type="float" office:value="0.03643583" calcext:value-type="float">
            <text:p>0.03643583</text:p>
          </table:table-cell>
          <table:table-cell office:value-type="float" office:value="4.407315" calcext:value-type="float">
            <text:p>4.407315</text:p>
          </table:table-cell>
          <table:table-cell office:value-type="float" office:value="32.71864" calcext:value-type="float">
            <text:p>32.71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269E+018" calcext:value-type="float">
            <text:p>1.23766865146269E+018</text:p>
          </table:table-cell>
          <table:table-cell office:value-type="float" office:value="3.87456106282117E+017" calcext:value-type="float">
            <text:p>3.87456106282117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33" calcext:value-type="float">
            <text:p>533</text:p>
          </table:table-cell>
          <table:table-cell office:value-type="float" office:value="6288.167" calcext:value-type="float">
            <text:p>6288.167</text:p>
          </table:table-cell>
          <table:table-cell office:value-type="float" office:value="-0.63416" calcext:value-type="float">
            <text:p>-0.63416</text:p>
          </table:table-cell>
          <table:table-cell office:value-type="float" office:value="4.147811" calcext:value-type="float">
            <text:p>4.147811</text:p>
          </table:table-cell>
          <table:table-cell office:value-type="float" office:value="50.82075" calcext:value-type="float">
            <text:p>50.82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251E+018" calcext:value-type="float">
            <text:p>1.23764870460251E+018</text:p>
          </table:table-cell>
          <table:table-cell office:value-type="float" office:value="3.87461328962349E+017" calcext:value-type="float">
            <text:p>3.87461328962349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52" calcext:value-type="float">
            <text:p>552</text:p>
          </table:table-cell>
          <table:table-cell office:value-type="float" office:value="5825.17" calcext:value-type="float">
            <text:p>5825.17</text:p>
          </table:table-cell>
          <table:table-cell office:value-type="float" office:value="-0.6682774" calcext:value-type="float">
            <text:p>-0.6682774</text:p>
          </table:table-cell>
          <table:table-cell office:value-type="float" office:value="4.062399" calcext:value-type="float">
            <text:p>4.062399</text:p>
          </table:table-cell>
          <table:table-cell office:value-type="float" office:value="37.53487" calcext:value-type="float">
            <text:p>37.534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792E+018" calcext:value-type="float">
            <text:p>1.23764867506792E+018</text:p>
          </table:table-cell>
          <table:table-cell office:value-type="float" office:value="3.87466551642581E+017" calcext:value-type="float">
            <text:p>3.87466551642581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71" calcext:value-type="float">
            <text:p>571</text:p>
          </table:table-cell>
          <table:table-cell office:value-type="float" office:value="5587.938" calcext:value-type="float">
            <text:p>5587.938</text:p>
          </table:table-cell>
          <table:table-cell office:value-type="float" office:value="-0.469877" calcext:value-type="float">
            <text:p>-0.469877</text:p>
          </table:table-cell>
          <table:table-cell office:value-type="float" office:value="4.15448" calcext:value-type="float">
            <text:p>4.15448</text:p>
          </table:table-cell>
          <table:table-cell office:value-type="float" office:value="30.37989" calcext:value-type="float">
            <text:p>30.37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625E+018" calcext:value-type="float">
            <text:p>1.23764870567625E+018</text:p>
          </table:table-cell>
          <table:table-cell office:value-type="float" office:value="3.8746847578793E+017" calcext:value-type="float">
            <text:p>3.8746847578793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78" calcext:value-type="float">
            <text:p>578</text:p>
          </table:table-cell>
          <table:table-cell office:value-type="float" office:value="5770.74" calcext:value-type="float">
            <text:p>5770.74</text:p>
          </table:table-cell>
          <table:table-cell office:value-type="float" office:value="-0.4869729" calcext:value-type="float">
            <text:p>-0.4869729</text:p>
          </table:table-cell>
          <table:table-cell office:value-type="float" office:value="4.010736" calcext:value-type="float">
            <text:p>4.010736</text:p>
          </table:table-cell>
          <table:table-cell office:value-type="float" office:value="37.46016" calcext:value-type="float">
            <text:p>37.460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302E+018" calcext:value-type="float">
            <text:p>1.23766865146302E+018</text:p>
          </table:table-cell>
          <table:table-cell office:value-type="float" office:value="3.87474248223975E+017" calcext:value-type="float">
            <text:p>3.87474248223975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99" calcext:value-type="float">
            <text:p>599</text:p>
          </table:table-cell>
          <table:table-cell office:value-type="float" office:value="5280.488" calcext:value-type="float">
            <text:p>5280.488</text:p>
          </table:table-cell>
          <table:table-cell office:value-type="float" office:value="-0.5301477" calcext:value-type="float">
            <text:p>-0.5301477</text:p>
          </table:table-cell>
          <table:table-cell office:value-type="float" office:value="4.238104" calcext:value-type="float">
            <text:p>4.238104</text:p>
          </table:table-cell>
          <table:table-cell office:value-type="float" office:value="33.81412" calcext:value-type="float">
            <text:p>33.814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27E+018" calcext:value-type="float">
            <text:p>1.2376487046027E+018</text:p>
          </table:table-cell>
          <table:table-cell office:value-type="float" office:value="3.87480295537928E+017" calcext:value-type="float">
            <text:p>3.87480295537928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621" calcext:value-type="float">
            <text:p>621</text:p>
          </table:table-cell>
          <table:table-cell office:value-type="float" office:value="5000.744" calcext:value-type="float">
            <text:p>5000.744</text:p>
          </table:table-cell>
          <table:table-cell office:value-type="float" office:value="-0.06837413" calcext:value-type="float">
            <text:p>-0.06837413</text:p>
          </table:table-cell>
          <table:table-cell office:value-type="float" office:value="4.328536" calcext:value-type="float">
            <text:p>4.328536</text:p>
          </table:table-cell>
          <table:table-cell office:value-type="float" office:value="51.65189" calcext:value-type="float">
            <text:p>51.651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5693219E+018" calcext:value-type="float">
            <text:p>1.2376685693219E+018</text:p>
          </table:table-cell>
          <table:table-cell office:value-type="float" office:value="3.88495144720034E+017" calcext:value-type="float">
            <text:p>3.8849514472003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217" calcext:value-type="float">
            <text:p>217</text:p>
          </table:table-cell>
          <table:table-cell office:value-type="float" office:value="5151.91" calcext:value-type="float">
            <text:p>5151.91</text:p>
          </table:table-cell>
          <table:table-cell office:value-type="float" office:value="-0.6679921" calcext:value-type="float">
            <text:p>-0.6679921</text:p>
          </table:table-cell>
          <table:table-cell office:value-type="float" office:value="4.463087" calcext:value-type="float">
            <text:p>4.463087</text:p>
          </table:table-cell>
          <table:table-cell office:value-type="float" office:value="55.27409" calcext:value-type="float">
            <text:p>55.274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557E+018" calcext:value-type="float">
            <text:p>1.23764870406557E+018</text:p>
          </table:table-cell>
          <table:table-cell office:value-type="float" office:value="3.88522082754914E+017" calcext:value-type="float">
            <text:p>3.8852208275491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315" calcext:value-type="float">
            <text:p>315</text:p>
          </table:table-cell>
          <table:table-cell office:value-type="float" office:value="6305.786" calcext:value-type="float">
            <text:p>6305.786</text:p>
          </table:table-cell>
          <table:table-cell office:value-type="float" office:value="-0.8518335" calcext:value-type="float">
            <text:p>-0.8518335</text:p>
          </table:table-cell>
          <table:table-cell office:value-type="float" office:value="4.181045" calcext:value-type="float">
            <text:p>4.181045</text:p>
          </table:table-cell>
          <table:table-cell office:value-type="float" office:value="49.15613" calcext:value-type="float">
            <text:p>49.15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393E+018" calcext:value-type="float">
            <text:p>1.23765173578393E+018</text:p>
          </table:table-cell>
          <table:table-cell office:value-type="float" office:value="3.88527580313053E+017" calcext:value-type="float">
            <text:p>3.8852758031305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335" calcext:value-type="float">
            <text:p>335</text:p>
          </table:table-cell>
          <table:table-cell office:value-type="float" office:value="5448.553" calcext:value-type="float">
            <text:p>5448.553</text:p>
          </table:table-cell>
          <table:table-cell office:value-type="float" office:value="-0.2139933" calcext:value-type="float">
            <text:p>-0.2139933</text:p>
          </table:table-cell>
          <table:table-cell office:value-type="float" office:value="4.242984" calcext:value-type="float">
            <text:p>4.242984</text:p>
          </table:table-cell>
          <table:table-cell office:value-type="float" office:value="47.08528" calcext:value-type="float">
            <text:p>47.085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38E+018" calcext:value-type="float">
            <text:p>1.23764867506838E+018</text:p>
          </table:table-cell>
          <table:table-cell office:value-type="float" office:value="3.88550670057237E+017" calcext:value-type="float">
            <text:p>3.88550670057237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19" calcext:value-type="float">
            <text:p>419</text:p>
          </table:table-cell>
          <table:table-cell office:value-type="float" office:value="4841.605" calcext:value-type="float">
            <text:p>4841.605</text:p>
          </table:table-cell>
          <table:table-cell office:value-type="float" office:value="-0.09011567" calcext:value-type="float">
            <text:p>-0.09011567</text:p>
          </table:table-cell>
          <table:table-cell office:value-type="float" office:value="4.473876" calcext:value-type="float">
            <text:p>4.473876</text:p>
          </table:table-cell>
          <table:table-cell office:value-type="float" office:value="52.11696" calcext:value-type="float">
            <text:p>52.116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984E+018" calcext:value-type="float">
            <text:p>1.23764870513984E+018</text:p>
          </table:table-cell>
          <table:table-cell office:value-type="float" office:value="3.88569086877002E+017" calcext:value-type="float">
            <text:p>3.88569086877002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86" calcext:value-type="float">
            <text:p>486</text:p>
          </table:table-cell>
          <table:table-cell office:value-type="float" office:value="6006.317" calcext:value-type="float">
            <text:p>6006.317</text:p>
          </table:table-cell>
          <table:table-cell office:value-type="float" office:value="-0.5074437" calcext:value-type="float">
            <text:p>-0.5074437</text:p>
          </table:table-cell>
          <table:table-cell office:value-type="float" office:value="4.027735" calcext:value-type="float">
            <text:p>4.027735</text:p>
          </table:table-cell>
          <table:table-cell office:value-type="float" office:value="52.37179" calcext:value-type="float">
            <text:p>52.37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99E+018" calcext:value-type="float">
            <text:p>1.2376487051399E+018</text:p>
          </table:table-cell>
          <table:table-cell office:value-type="float" office:value="3.88569911510723E+017" calcext:value-type="float">
            <text:p>3.8856991151072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89" calcext:value-type="float">
            <text:p>489</text:p>
          </table:table-cell>
          <table:table-cell office:value-type="float" office:value="5554.798" calcext:value-type="float">
            <text:p>5554.798</text:p>
          </table:table-cell>
          <table:table-cell office:value-type="float" office:value="-0.51978" calcext:value-type="float">
            <text:p>-0.51978</text:p>
          </table:table-cell>
          <table:table-cell office:value-type="float" office:value="4.209979" calcext:value-type="float">
            <text:p>4.209979</text:p>
          </table:table-cell>
          <table:table-cell office:value-type="float" office:value="43.97204" calcext:value-type="float">
            <text:p>43.97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3164E+018" calcext:value-type="float">
            <text:p>1.23764867453164E+018</text:p>
          </table:table-cell>
          <table:table-cell office:value-type="float" office:value="3.88574584435141E+017" calcext:value-type="float">
            <text:p>3.88574584435141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06" calcext:value-type="float">
            <text:p>506</text:p>
          </table:table-cell>
          <table:table-cell office:value-type="float" office:value="5995.134" calcext:value-type="float">
            <text:p>5995.134</text:p>
          </table:table-cell>
          <table:table-cell office:value-type="float" office:value="-0.4636618" calcext:value-type="float">
            <text:p>-0.4636618</text:p>
          </table:table-cell>
          <table:table-cell office:value-type="float" office:value="4.272953" calcext:value-type="float">
            <text:p>4.272953</text:p>
          </table:table-cell>
          <table:table-cell office:value-type="float" office:value="44.39641" calcext:value-type="float">
            <text:p>44.396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7865E+018" calcext:value-type="float">
            <text:p>1.23765555127865E+018</text:p>
          </table:table-cell>
          <table:table-cell office:value-type="float" office:value="3.88584205161884E+017" calcext:value-type="float">
            <text:p>3.8858420516188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41" calcext:value-type="float">
            <text:p>541</text:p>
          </table:table-cell>
          <table:table-cell office:value-type="float" office:value="5363.538" calcext:value-type="float">
            <text:p>5363.538</text:p>
          </table:table-cell>
          <table:table-cell office:value-type="float" office:value="-0.3090566" calcext:value-type="float">
            <text:p>-0.3090566</text:p>
          </table:table-cell>
          <table:table-cell office:value-type="float" office:value="4.388922" calcext:value-type="float">
            <text:p>4.388922</text:p>
          </table:table-cell>
          <table:table-cell office:value-type="float" office:value="36.03375" calcext:value-type="float">
            <text:p>36.033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38E+018" calcext:value-type="float">
            <text:p>1.23764867560538E+018</text:p>
          </table:table-cell>
          <table:table-cell office:value-type="float" office:value="3.88591351987464E+017" calcext:value-type="float">
            <text:p>3.8859135198746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67" calcext:value-type="float">
            <text:p>567</text:p>
          </table:table-cell>
          <table:table-cell office:value-type="float" office:value="5630.794" calcext:value-type="float">
            <text:p>5630.794</text:p>
          </table:table-cell>
          <table:table-cell office:value-type="float" office:value="-0.334954" calcext:value-type="float">
            <text:p>-0.334954</text:p>
          </table:table-cell>
          <table:table-cell office:value-type="float" office:value="4.187617" calcext:value-type="float">
            <text:p>4.187617</text:p>
          </table:table-cell>
          <table:table-cell office:value-type="float" office:value="47.6574" calcext:value-type="float">
            <text:p>47.65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45E+018" calcext:value-type="float">
            <text:p>1.23764867560545E+018</text:p>
          </table:table-cell>
          <table:table-cell office:value-type="float" office:value="3.88592176621185E+017" calcext:value-type="float">
            <text:p>3.88592176621185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0" calcext:value-type="float">
            <text:p>570</text:p>
          </table:table-cell>
          <table:table-cell office:value-type="float" office:value="5725.203" calcext:value-type="float">
            <text:p>5725.203</text:p>
          </table:table-cell>
          <table:table-cell office:value-type="float" office:value="-0.6458988" calcext:value-type="float">
            <text:p>-0.6458988</text:p>
          </table:table-cell>
          <table:table-cell office:value-type="float" office:value="4.008598" calcext:value-type="float">
            <text:p>4.008598</text:p>
          </table:table-cell>
          <table:table-cell office:value-type="float" office:value="37.66135" calcext:value-type="float">
            <text:p>37.66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45E+018" calcext:value-type="float">
            <text:p>1.23764867560545E+018</text:p>
          </table:table-cell>
          <table:table-cell office:value-type="float" office:value="3.88593276132813E+017" calcext:value-type="float">
            <text:p>3.8859327613281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4" calcext:value-type="float">
            <text:p>574</text:p>
          </table:table-cell>
          <table:table-cell office:value-type="float" office:value="5154.08" calcext:value-type="float">
            <text:p>5154.08</text:p>
          </table:table-cell>
          <table:table-cell office:value-type="float" office:value="0.02005018" calcext:value-type="float">
            <text:p>0.02005018</text:p>
          </table:table-cell>
          <table:table-cell office:value-type="float" office:value="4.47183" calcext:value-type="float">
            <text:p>4.47183</text:p>
          </table:table-cell>
          <table:table-cell office:value-type="float" office:value="41.8922" calcext:value-type="float">
            <text:p>41.89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64E+018" calcext:value-type="float">
            <text:p>1.23764867506864E+018</text:p>
          </table:table-cell>
          <table:table-cell office:value-type="float" office:value="3.8859355101072E+017" calcext:value-type="float">
            <text:p>3.8859355101072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5" calcext:value-type="float">
            <text:p>575</text:p>
          </table:table-cell>
          <table:table-cell office:value-type="float" office:value="5737.715" calcext:value-type="float">
            <text:p>5737.715</text:p>
          </table:table-cell>
          <table:table-cell office:value-type="float" office:value="-0.142756" calcext:value-type="float">
            <text:p>-0.142756</text:p>
          </table:table-cell>
          <table:table-cell office:value-type="float" office:value="4.165986" calcext:value-type="float">
            <text:p>4.165986</text:p>
          </table:table-cell>
          <table:table-cell office:value-type="float" office:value="48.8945" calcext:value-type="float">
            <text:p>48.8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01E+018" calcext:value-type="float">
            <text:p>1.2376487051401E+018</text:p>
          </table:table-cell>
          <table:table-cell office:value-type="float" office:value="3.88596574667696E+017" calcext:value-type="float">
            <text:p>3.88596574667696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86" calcext:value-type="float">
            <text:p>586</text:p>
          </table:table-cell>
          <table:table-cell office:value-type="float" office:value="5954.669" calcext:value-type="float">
            <text:p>5954.669</text:p>
          </table:table-cell>
          <table:table-cell office:value-type="float" office:value="-0.8015258" calcext:value-type="float">
            <text:p>-0.8015258</text:p>
          </table:table-cell>
          <table:table-cell office:value-type="float" office:value="4.096338" calcext:value-type="float">
            <text:p>4.096338</text:p>
          </table:table-cell>
          <table:table-cell office:value-type="float" office:value="56.98088" calcext:value-type="float">
            <text:p>56.980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84E+018" calcext:value-type="float">
            <text:p>1.23764867506884E+018</text:p>
          </table:table-cell>
          <table:table-cell office:value-type="float" office:value="3.88603996371184E+017" calcext:value-type="float">
            <text:p>3.8860399637118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613" calcext:value-type="float">
            <text:p>613</text:p>
          </table:table-cell>
          <table:table-cell office:value-type="float" office:value="5258.023" calcext:value-type="float">
            <text:p>5258.023</text:p>
          </table:table-cell>
          <table:table-cell office:value-type="float" office:value="-0.3621805" calcext:value-type="float">
            <text:p>-0.3621805</text:p>
          </table:table-cell>
          <table:table-cell office:value-type="float" office:value="4.33883" calcext:value-type="float">
            <text:p>4.33883</text:p>
          </table:table-cell>
          <table:table-cell office:value-type="float" office:value="48.33304" calcext:value-type="float">
            <text:p>48.33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633E+018" calcext:value-type="float">
            <text:p>1.23766640736633E+018</text:p>
          </table:table-cell>
          <table:table-cell office:value-type="float" office:value="4.32355215505648E+017" calcext:value-type="float">
            <text:p>4.32355215505648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35" calcext:value-type="float">
            <text:p>35</text:p>
          </table:table-cell>
          <table:table-cell office:value-type="float" office:value="7441.816" calcext:value-type="float">
            <text:p>7441.816</text:p>
          </table:table-cell>
          <table:table-cell office:value-type="float" office:value="-1.41063" calcext:value-type="float">
            <text:p>-1.41063</text:p>
          </table:table-cell>
          <table:table-cell office:value-type="float" office:value="4.034115" calcext:value-type="float">
            <text:p>4.034115</text:p>
          </table:table-cell>
          <table:table-cell office:value-type="float" office:value="37.96988" calcext:value-type="float">
            <text:p>37.969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8E+018" calcext:value-type="float">
            <text:p>1.237663783658E+018</text:p>
          </table:table-cell>
          <table:table-cell office:value-type="float" office:value="4.32365660866112E+017" calcext:value-type="float">
            <text:p>4.32365660866112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73" calcext:value-type="float">
            <text:p>73</text:p>
          </table:table-cell>
          <table:table-cell office:value-type="float" office:value="7196.359" calcext:value-type="float">
            <text:p>7196.359</text:p>
          </table:table-cell>
          <table:table-cell office:value-type="float" office:value="-0.715532" calcext:value-type="float">
            <text:p>-0.715532</text:p>
          </table:table-cell>
          <table:table-cell office:value-type="float" office:value="4.217657" calcext:value-type="float">
            <text:p>4.217657</text:p>
          </table:table-cell>
          <table:table-cell office:value-type="float" office:value="31.66228" calcext:value-type="float">
            <text:p>31.66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728E+018" calcext:value-type="float">
            <text:p>1.23766378365728E+018</text:p>
          </table:table-cell>
          <table:table-cell office:value-type="float" office:value="4.32420911325407E+017" calcext:value-type="float">
            <text:p>4.32420911325407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274" calcext:value-type="float">
            <text:p>274</text:p>
          </table:table-cell>
          <table:table-cell office:value-type="float" office:value="6536.206" calcext:value-type="float">
            <text:p>6536.206</text:p>
          </table:table-cell>
          <table:table-cell office:value-type="float" office:value="-0.401909" calcext:value-type="float">
            <text:p>-0.401909</text:p>
          </table:table-cell>
          <table:table-cell office:value-type="float" office:value="4.427536" calcext:value-type="float">
            <text:p>4.427536</text:p>
          </table:table-cell>
          <table:table-cell office:value-type="float" office:value="46.3491" calcext:value-type="float">
            <text:p>46.34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314495E+018" calcext:value-type="float">
            <text:p>1.23766346314495E+018</text:p>
          </table:table-cell>
          <table:table-cell office:value-type="float" office:value="4.32436029610289E+017" calcext:value-type="float">
            <text:p>4.32436029610289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329" calcext:value-type="float">
            <text:p>329</text:p>
          </table:table-cell>
          <table:table-cell office:value-type="float" office:value="5939.357" calcext:value-type="float">
            <text:p>5939.357</text:p>
          </table:table-cell>
          <table:table-cell office:value-type="float" office:value="-0.4660123" calcext:value-type="float">
            <text:p>-0.4660123</text:p>
          </table:table-cell>
          <table:table-cell office:value-type="float" office:value="4.140871" calcext:value-type="float">
            <text:p>4.140871</text:p>
          </table:table-cell>
          <table:table-cell office:value-type="float" office:value="36.48177" calcext:value-type="float">
            <text:p>36.481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378E+018" calcext:value-type="float">
            <text:p>1.23765719090378E+018</text:p>
          </table:table-cell>
          <table:table-cell office:value-type="float" office:value="4.33480290141235E+017" calcext:value-type="float">
            <text:p>4.33480290141235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32" calcext:value-type="float">
            <text:p>32</text:p>
          </table:table-cell>
          <table:table-cell office:value-type="float" office:value="4066.85" calcext:value-type="float">
            <text:p>4066.85</text:p>
          </table:table-cell>
          <table:table-cell office:value-type="float" office:value="-1.395268" calcext:value-type="float">
            <text:p>-1.395268</text:p>
          </table:table-cell>
          <table:table-cell office:value-type="float" office:value="4.353202" calcext:value-type="float">
            <text:p>4.353202</text:p>
          </table:table-cell>
          <table:table-cell office:value-type="float" office:value="48.19421" calcext:value-type="float">
            <text:p>48.1942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6191905E+018" calcext:value-type="float">
            <text:p>1.23764996191905E+018</text:p>
          </table:table-cell>
          <table:table-cell office:value-type="float" office:value="5.19121802715228E+017" calcext:value-type="float">
            <text:p>5.19121802715228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298" calcext:value-type="float">
            <text:p>298</text:p>
          </table:table-cell>
          <table:table-cell office:value-type="float" office:value="6756.121" calcext:value-type="float">
            <text:p>6756.121</text:p>
          </table:table-cell>
          <table:table-cell office:value-type="float" office:value="-0.3586156" calcext:value-type="float">
            <text:p>-0.3586156</text:p>
          </table:table-cell>
          <table:table-cell office:value-type="float" office:value="4.380119" calcext:value-type="float">
            <text:p>4.380119</text:p>
          </table:table-cell>
          <table:table-cell office:value-type="float" office:value="46.99507" calcext:value-type="float">
            <text:p>46.995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45684E+018" calcext:value-type="float">
            <text:p>1.23764996245684E+018</text:p>
          </table:table-cell>
          <table:table-cell office:value-type="float" office:value="5.19203441453591E+017" calcext:value-type="float">
            <text:p>5.19203441453591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595" calcext:value-type="float">
            <text:p>595</text:p>
          </table:table-cell>
          <table:table-cell office:value-type="float" office:value="5035.357" calcext:value-type="float">
            <text:p>5035.357</text:p>
          </table:table-cell>
          <table:table-cell office:value-type="float" office:value="-0.2596203" calcext:value-type="float">
            <text:p>-0.2596203</text:p>
          </table:table-cell>
          <table:table-cell office:value-type="float" office:value="4.498784" calcext:value-type="float">
            <text:p>4.498784</text:p>
          </table:table-cell>
          <table:table-cell office:value-type="float" office:value="51.78941" calcext:value-type="float">
            <text:p>51.789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5286E+018" calcext:value-type="float">
            <text:p>1.23765127405286E+018</text:p>
          </table:table-cell>
          <table:table-cell office:value-type="float" office:value="5.6085651656805E+017" calcext:value-type="float">
            <text:p>5.6085651656805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576" calcext:value-type="float">
            <text:p>576</text:p>
          </table:table-cell>
          <table:table-cell office:value-type="float" office:value="6169.824" calcext:value-type="float">
            <text:p>6169.824</text:p>
          </table:table-cell>
          <table:table-cell office:value-type="float" office:value="-1.32104" calcext:value-type="float">
            <text:p>-1.32104</text:p>
          </table:table-cell>
          <table:table-cell office:value-type="float" office:value="4.084017" calcext:value-type="float">
            <text:p>4.084017</text:p>
          </table:table-cell>
          <table:table-cell office:value-type="float" office:value="32.29261" calcext:value-type="float">
            <text:p>32.29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099E+018" calcext:value-type="float">
            <text:p>1.23765153979099E+018</text:p>
          </table:table-cell>
          <table:table-cell office:value-type="float" office:value="5.60858990469212E+017" calcext:value-type="float">
            <text:p>5.60858990469212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585" calcext:value-type="float">
            <text:p>585</text:p>
          </table:table-cell>
          <table:table-cell office:value-type="float" office:value="6346.306" calcext:value-type="float">
            <text:p>6346.306</text:p>
          </table:table-cell>
          <table:table-cell office:value-type="float" office:value="-0.4212142" calcext:value-type="float">
            <text:p>-0.4212142</text:p>
          </table:table-cell>
          <table:table-cell office:value-type="float" office:value="4.142676" calcext:value-type="float">
            <text:p>4.142676</text:p>
          </table:table-cell>
          <table:table-cell office:value-type="float" office:value="54.16805" calcext:value-type="float">
            <text:p>54.168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786E+018" calcext:value-type="float">
            <text:p>1.23765154032786E+018</text:p>
          </table:table-cell>
          <table:table-cell office:value-type="float" office:value="5.60863938271537E+017" calcext:value-type="float">
            <text:p>5.60863938271537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603" calcext:value-type="float">
            <text:p>603</text:p>
          </table:table-cell>
          <table:table-cell office:value-type="float" office:value="5907.428" calcext:value-type="float">
            <text:p>5907.428</text:p>
          </table:table-cell>
          <table:table-cell office:value-type="float" office:value="-1.679833" calcext:value-type="float">
            <text:p>-1.679833</text:p>
          </table:table-cell>
          <table:table-cell office:value-type="float" office:value="4.165401" calcext:value-type="float">
            <text:p>4.165401</text:p>
          </table:table-cell>
          <table:table-cell office:value-type="float" office:value="42.60785" calcext:value-type="float">
            <text:p>42.60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4475E+018" calcext:value-type="float">
            <text:p>1.23765153764475E+018</text:p>
          </table:table-cell>
          <table:table-cell office:value-type="float" office:value="5.618359066176E+017" calcext:value-type="float">
            <text:p>5.618359066176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43" calcext:value-type="float">
            <text:p>43</text:p>
          </table:table-cell>
          <table:table-cell office:value-type="float" office:value="6164.771" calcext:value-type="float">
            <text:p>6164.771</text:p>
          </table:table-cell>
          <table:table-cell office:value-type="float" office:value="-1.221801" calcext:value-type="float">
            <text:p>-1.221801</text:p>
          </table:table-cell>
          <table:table-cell office:value-type="float" office:value="4.123006" calcext:value-type="float">
            <text:p>4.123006</text:p>
          </table:table-cell>
          <table:table-cell office:value-type="float" office:value="52.93829" calcext:value-type="float">
            <text:p>52.93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866016E+018" calcext:value-type="float">
            <text:p>1.23767447866016E+018</text:p>
          </table:table-cell>
          <table:table-cell office:value-type="float" office:value="5.61841129297832E+017" calcext:value-type="float">
            <text:p>5.61841129297832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62" calcext:value-type="float">
            <text:p>62</text:p>
          </table:table-cell>
          <table:table-cell office:value-type="float" office:value="5921.046" calcext:value-type="float">
            <text:p>5921.046</text:p>
          </table:table-cell>
          <table:table-cell office:value-type="float" office:value="-1.249663" calcext:value-type="float">
            <text:p>-1.249663</text:p>
          </table:table-cell>
          <table:table-cell office:value-type="float" office:value="4.043036" calcext:value-type="float">
            <text:p>4.043036</text:p>
          </table:table-cell>
          <table:table-cell office:value-type="float" office:value="31.2473" calcext:value-type="float">
            <text:p>31.24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36E+018" calcext:value-type="float">
            <text:p>1.2376517545636E+018</text:p>
          </table:table-cell>
          <table:table-cell office:value-type="float" office:value="6.02472207297309E+017" calcext:value-type="float">
            <text:p>6.02472207297309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421" calcext:value-type="float">
            <text:p>421</text:p>
          </table:table-cell>
          <table:table-cell office:value-type="float" office:value="7517.901" calcext:value-type="float">
            <text:p>7517.901</text:p>
          </table:table-cell>
          <table:table-cell office:value-type="float" office:value="-0.6346724" calcext:value-type="float">
            <text:p>-0.6346724</text:p>
          </table:table-cell>
          <table:table-cell office:value-type="float" office:value="4.113856" calcext:value-type="float">
            <text:p>4.113856</text:p>
          </table:table-cell>
          <table:table-cell office:value-type="float" office:value="40.78649" calcext:value-type="float">
            <text:p>40.78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393E+018" calcext:value-type="float">
            <text:p>1.23765173738393E+018</text:p>
          </table:table-cell>
          <table:table-cell office:value-type="float" office:value="6.02479629000796E+017" calcext:value-type="float">
            <text:p>6.02479629000796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448" calcext:value-type="float">
            <text:p>448</text:p>
          </table:table-cell>
          <table:table-cell office:value-type="float" office:value="6095.684" calcext:value-type="float">
            <text:p>6095.684</text:p>
          </table:table-cell>
          <table:table-cell office:value-type="float" office:value="-1.094454" calcext:value-type="float">
            <text:p>-1.094454</text:p>
          </table:table-cell>
          <table:table-cell office:value-type="float" office:value="4.069706" calcext:value-type="float">
            <text:p>4.069706</text:p>
          </table:table-cell>
          <table:table-cell office:value-type="float" office:value="44.79457" calcext:value-type="float">
            <text:p>44.794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1045E+018" calcext:value-type="float">
            <text:p>1.23765173631045E+018</text:p>
          </table:table-cell>
          <table:table-cell office:value-type="float" office:value="6.02509590692653E+017" calcext:value-type="float">
            <text:p>6.02509590692653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557" calcext:value-type="float">
            <text:p>557</text:p>
          </table:table-cell>
          <table:table-cell office:value-type="float" office:value="5955.744" calcext:value-type="float">
            <text:p>5955.744</text:p>
          </table:table-cell>
          <table:table-cell office:value-type="float" office:value="-0.4434554" calcext:value-type="float">
            <text:p>-0.4434554</text:p>
          </table:table-cell>
          <table:table-cell office:value-type="float" office:value="4.106142" calcext:value-type="float">
            <text:p>4.106142</text:p>
          </table:table-cell>
          <table:table-cell office:value-type="float" office:value="49.67916" calcext:value-type="float">
            <text:p>49.679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406E+018" calcext:value-type="float">
            <text:p>1.23765175456406E+018</text:p>
          </table:table-cell>
          <table:table-cell office:value-type="float" office:value="6.02518661663582E+017" calcext:value-type="float">
            <text:p>6.02518661663582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590" calcext:value-type="float">
            <text:p>590</text:p>
          </table:table-cell>
          <table:table-cell office:value-type="float" office:value="6040.986" calcext:value-type="float">
            <text:p>6040.986</text:p>
          </table:table-cell>
          <table:table-cell office:value-type="float" office:value="-1.590277" calcext:value-type="float">
            <text:p>-1.590277</text:p>
          </table:table-cell>
          <table:table-cell office:value-type="float" office:value="4.12697" calcext:value-type="float">
            <text:p>4.12697</text:p>
          </table:table-cell>
          <table:table-cell office:value-type="float" office:value="36.09041" calcext:value-type="float">
            <text:p>36.09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23E+018" calcext:value-type="float">
            <text:p>1.23765175349123E+018</text:p>
          </table:table-cell>
          <table:table-cell office:value-type="float" office:value="6.03492004751501E+017" calcext:value-type="float">
            <text:p>6.03492004751501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35" calcext:value-type="float">
            <text:p>35</text:p>
          </table:table-cell>
          <table:table-cell office:value-type="float" office:value="6098.728" calcext:value-type="float">
            <text:p>6098.728</text:p>
          </table:table-cell>
          <table:table-cell office:value-type="float" office:value="-1.506087" calcext:value-type="float">
            <text:p>-1.506087</text:p>
          </table:table-cell>
          <table:table-cell office:value-type="float" office:value="4.29034" calcext:value-type="float">
            <text:p>4.29034</text:p>
          </table:table-cell>
          <table:table-cell office:value-type="float" office:value="52.65962" calcext:value-type="float">
            <text:p>52.65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1078E+018" calcext:value-type="float">
            <text:p>1.23765173631078E+018</text:p>
          </table:table-cell>
          <table:table-cell office:value-type="float" office:value="6.03588486896839E+017" calcext:value-type="float">
            <text:p>6.03588486896839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386" calcext:value-type="float">
            <text:p>386</text:p>
          </table:table-cell>
          <table:table-cell office:value-type="float" office:value="6007.158" calcext:value-type="float">
            <text:p>6007.158</text:p>
          </table:table-cell>
          <table:table-cell office:value-type="float" office:value="-1.845025" calcext:value-type="float">
            <text:p>-1.845025</text:p>
          </table:table-cell>
          <table:table-cell office:value-type="float" office:value="4.195422" calcext:value-type="float">
            <text:p>4.195422</text:p>
          </table:table-cell>
          <table:table-cell office:value-type="float" office:value="40.71761" calcext:value-type="float">
            <text:p>40.717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445E+018" calcext:value-type="float">
            <text:p>1.23765175456445E+018</text:p>
          </table:table-cell>
          <table:table-cell office:value-type="float" office:value="6.03594259332885E+017" calcext:value-type="float">
            <text:p>6.03594259332885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407" calcext:value-type="float">
            <text:p>407</text:p>
          </table:table-cell>
          <table:table-cell office:value-type="float" office:value="8539.971" calcext:value-type="float">
            <text:p>8539.971</text:p>
          </table:table-cell>
          <table:table-cell office:value-type="float" office:value="-1.59434" calcext:value-type="float">
            <text:p>-1.59434</text:p>
          </table:table-cell>
          <table:table-cell office:value-type="float" office:value="4.147141" calcext:value-type="float">
            <text:p>4.147141</text:p>
          </table:table-cell>
          <table:table-cell office:value-type="float" office:value="35.07995" calcext:value-type="float">
            <text:p>35.079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1004E+018" calcext:value-type="float">
            <text:p>1.2376518211004E+018</text:p>
          </table:table-cell>
          <table:table-cell office:value-type="float" office:value="6.03608003228232E+017" calcext:value-type="float">
            <text:p>6.03608003228232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457" calcext:value-type="float">
            <text:p>457</text:p>
          </table:table-cell>
          <table:table-cell office:value-type="float" office:value="5835.133" calcext:value-type="float">
            <text:p>5835.133</text:p>
          </table:table-cell>
          <table:table-cell office:value-type="float" office:value="-0.217325" calcext:value-type="float">
            <text:p>-0.217325</text:p>
          </table:table-cell>
          <table:table-cell office:value-type="float" office:value="4.215737" calcext:value-type="float">
            <text:p>4.215737</text:p>
          </table:table-cell>
          <table:table-cell office:value-type="float" office:value="37.44278" calcext:value-type="float">
            <text:p>37.44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317E+018" calcext:value-type="float">
            <text:p>1.23765460532317E+018</text:p>
          </table:table-cell>
          <table:table-cell office:value-type="float" office:value="6.46308642357799E+017" calcext:value-type="float">
            <text:p>6.4630864235779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153" calcext:value-type="float">
            <text:p>153</text:p>
          </table:table-cell>
          <table:table-cell office:value-type="float" office:value="5921.222" calcext:value-type="float">
            <text:p>5921.222</text:p>
          </table:table-cell>
          <table:table-cell office:value-type="float" office:value="-0.7179174" calcext:value-type="float">
            <text:p>-0.7179174</text:p>
          </table:table-cell>
          <table:table-cell office:value-type="float" office:value="4.032803" calcext:value-type="float">
            <text:p>4.032803</text:p>
          </table:table-cell>
          <table:table-cell office:value-type="float" office:value="40.85013" calcext:value-type="float">
            <text:p>40.85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146E+018" calcext:value-type="float">
            <text:p>1.23765125043146E+018</text:p>
          </table:table-cell>
          <table:table-cell office:value-type="float" office:value="6.82314074922445E+017" calcext:value-type="float">
            <text:p>6.82314074922445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68" calcext:value-type="float">
            <text:p>68</text:p>
          </table:table-cell>
          <table:table-cell office:value-type="float" office:value="4774.127" calcext:value-type="float">
            <text:p>4774.127</text:p>
          </table:table-cell>
          <table:table-cell office:value-type="float" office:value="-0.1687479" calcext:value-type="float">
            <text:p>-0.1687479</text:p>
          </table:table-cell>
          <table:table-cell office:value-type="float" office:value="4.434114" calcext:value-type="float">
            <text:p>4.434114</text:p>
          </table:table-cell>
          <table:table-cell office:value-type="float" office:value="49.03175" calcext:value-type="float">
            <text:p>49.03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08845E+018" calcext:value-type="float">
            <text:p>1.23765439808845E+018</text:p>
          </table:table-cell>
          <table:table-cell office:value-type="float" office:value="6.82356131242207E+017" calcext:value-type="float">
            <text:p>6.82356131242207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21" calcext:value-type="float">
            <text:p>221</text:p>
          </table:table-cell>
          <table:table-cell office:value-type="float" office:value="5819.368" calcext:value-type="float">
            <text:p>5819.368</text:p>
          </table:table-cell>
          <table:table-cell office:value-type="float" office:value="-0.1322302" calcext:value-type="float">
            <text:p>-0.1322302</text:p>
          </table:table-cell>
          <table:table-cell office:value-type="float" office:value="4.048445" calcext:value-type="float">
            <text:p>4.048445</text:p>
          </table:table-cell>
          <table:table-cell office:value-type="float" office:value="67.52751" calcext:value-type="float">
            <text:p>67.527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433E+018" calcext:value-type="float">
            <text:p>1.23765124989433E+018</text:p>
          </table:table-cell>
          <table:table-cell office:value-type="float" office:value="6.82357780509649E+017" calcext:value-type="float">
            <text:p>6.82357780509649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27" calcext:value-type="float">
            <text:p>227</text:p>
          </table:table-cell>
          <table:table-cell office:value-type="float" office:value="5844.674" calcext:value-type="float">
            <text:p>5844.674</text:p>
          </table:table-cell>
          <table:table-cell office:value-type="float" office:value="-0.6491176" calcext:value-type="float">
            <text:p>-0.6491176</text:p>
          </table:table-cell>
          <table:table-cell office:value-type="float" office:value="4.051332" calcext:value-type="float">
            <text:p>4.051332</text:p>
          </table:table-cell>
          <table:table-cell office:value-type="float" office:value="32.66214" calcext:value-type="float">
            <text:p>32.66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38E+018" calcext:value-type="float">
            <text:p>1.2376512498938E+018</text:p>
          </table:table-cell>
          <table:table-cell office:value-type="float" office:value="6.82373448550345E+017" calcext:value-type="float">
            <text:p>6.82373448550345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84" calcext:value-type="float">
            <text:p>284</text:p>
          </table:table-cell>
          <table:table-cell office:value-type="float" office:value="5889.312" calcext:value-type="float">
            <text:p>5889.312</text:p>
          </table:table-cell>
          <table:table-cell office:value-type="float" office:value="-0.8339556" calcext:value-type="float">
            <text:p>-0.8339556</text:p>
          </table:table-cell>
          <table:table-cell office:value-type="float" office:value="4.321677" calcext:value-type="float">
            <text:p>4.321677</text:p>
          </table:table-cell>
          <table:table-cell office:value-type="float" office:value="33.87181" calcext:value-type="float">
            <text:p>33.87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22E+018" calcext:value-type="float">
            <text:p>1.23765125257822E+018</text:p>
          </table:table-cell>
          <table:table-cell office:value-type="float" office:value="6.82411381701503E+017" calcext:value-type="float">
            <text:p>6.8241138170150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422" calcext:value-type="float">
            <text:p>422</text:p>
          </table:table-cell>
          <table:table-cell office:value-type="float" office:value="6044.458" calcext:value-type="float">
            <text:p>6044.458</text:p>
          </table:table-cell>
          <table:table-cell office:value-type="float" office:value="-1.506334" calcext:value-type="float">
            <text:p>-1.506334</text:p>
          </table:table-cell>
          <table:table-cell office:value-type="float" office:value="4.215855" calcext:value-type="float">
            <text:p>4.215855</text:p>
          </table:table-cell>
          <table:table-cell office:value-type="float" office:value="51.52943" calcext:value-type="float">
            <text:p>51.52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3573E+018" calcext:value-type="float">
            <text:p>1.23765440023573E+018</text:p>
          </table:table-cell>
          <table:table-cell office:value-type="float" office:value="6.82431997544524E+017" calcext:value-type="float">
            <text:p>6.82431997544524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497" calcext:value-type="float">
            <text:p>497</text:p>
          </table:table-cell>
          <table:table-cell office:value-type="float" office:value="7284.225" calcext:value-type="float">
            <text:p>7284.225</text:p>
          </table:table-cell>
          <table:table-cell office:value-type="float" office:value="-0.5274966" calcext:value-type="float">
            <text:p>-0.5274966</text:p>
          </table:table-cell>
          <table:table-cell office:value-type="float" office:value="4.085743" calcext:value-type="float">
            <text:p>4.085743</text:p>
          </table:table-cell>
          <table:table-cell office:value-type="float" office:value="46.07254" calcext:value-type="float">
            <text:p>46.07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42E+018" calcext:value-type="float">
            <text:p>1.23765125257842E+018</text:p>
          </table:table-cell>
          <table:table-cell office:value-type="float" office:value="6.82446566073592E+017" calcext:value-type="float">
            <text:p>6.82446566073592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50" calcext:value-type="float">
            <text:p>550</text:p>
          </table:table-cell>
          <table:table-cell office:value-type="float" office:value="4770.588" calcext:value-type="float">
            <text:p>4770.588</text:p>
          </table:table-cell>
          <table:table-cell office:value-type="float" office:value="-0.145169" calcext:value-type="float">
            <text:p>-0.145169</text:p>
          </table:table-cell>
          <table:table-cell office:value-type="float" office:value="4.128153" calcext:value-type="float">
            <text:p>4.128153</text:p>
          </table:table-cell>
          <table:table-cell office:value-type="float" office:value="55.40199" calcext:value-type="float">
            <text:p>55.40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7241E+018" calcext:value-type="float">
            <text:p>1.23765440077241E+018</text:p>
          </table:table-cell>
          <table:table-cell office:value-type="float" office:value="6.82448215341034E+017" calcext:value-type="float">
            <text:p>6.82448215341034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56" calcext:value-type="float">
            <text:p>556</text:p>
          </table:table-cell>
          <table:table-cell office:value-type="float" office:value="6050.179" calcext:value-type="float">
            <text:p>6050.179</text:p>
          </table:table-cell>
          <table:table-cell office:value-type="float" office:value="-0.6254506" calcext:value-type="float">
            <text:p>-0.6254506</text:p>
          </table:table-cell>
          <table:table-cell office:value-type="float" office:value="4.032224" calcext:value-type="float">
            <text:p>4.032224</text:p>
          </table:table-cell>
          <table:table-cell office:value-type="float" office:value="40.36165" calcext:value-type="float">
            <text:p>40.36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7274E+018" calcext:value-type="float">
            <text:p>1.23765440077274E+018</text:p>
          </table:table-cell>
          <table:table-cell office:value-type="float" office:value="6.82450964120103E+017" calcext:value-type="float">
            <text:p>6.8245096412010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66" calcext:value-type="float">
            <text:p>566</text:p>
          </table:table-cell>
          <table:table-cell office:value-type="float" office:value="6166.418" calcext:value-type="float">
            <text:p>6166.418</text:p>
          </table:table-cell>
          <table:table-cell office:value-type="float" office:value="-1.759897" calcext:value-type="float">
            <text:p>-1.759897</text:p>
          </table:table-cell>
          <table:table-cell office:value-type="float" office:value="4.174409" calcext:value-type="float">
            <text:p>4.174409</text:p>
          </table:table-cell>
          <table:table-cell office:value-type="float" office:value="50.22184" calcext:value-type="float">
            <text:p>50.22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36E+018" calcext:value-type="float">
            <text:p>1.237654400236E+018</text:p>
          </table:table-cell>
          <table:table-cell office:value-type="float" office:value="6.82452888265452E+017" calcext:value-type="float">
            <text:p>6.82452888265452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73" calcext:value-type="float">
            <text:p>573</text:p>
          </table:table-cell>
          <table:table-cell office:value-type="float" office:value="5731.28" calcext:value-type="float">
            <text:p>5731.28</text:p>
          </table:table-cell>
          <table:table-cell office:value-type="float" office:value="-0.893699" calcext:value-type="float">
            <text:p>-0.893699</text:p>
          </table:table-cell>
          <table:table-cell office:value-type="float" office:value="4.348228" calcext:value-type="float">
            <text:p>4.348228</text:p>
          </table:table-cell>
          <table:table-cell office:value-type="float" office:value="39.47672" calcext:value-type="float">
            <text:p>39.47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48E+018" calcext:value-type="float">
            <text:p>1.23765125257848E+018</text:p>
          </table:table-cell>
          <table:table-cell office:value-type="float" office:value="6.82457286311963E+017" calcext:value-type="float">
            <text:p>6.8245728631196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89" calcext:value-type="float">
            <text:p>589</text:p>
          </table:table-cell>
          <table:table-cell office:value-type="float" office:value="6196.602" calcext:value-type="float">
            <text:p>6196.602</text:p>
          </table:table-cell>
          <table:table-cell office:value-type="float" office:value="-0.8402184" calcext:value-type="float">
            <text:p>-0.8402184</text:p>
          </table:table-cell>
          <table:table-cell office:value-type="float" office:value="4.037037" calcext:value-type="float">
            <text:p>4.037037</text:p>
          </table:table-cell>
          <table:table-cell office:value-type="float" office:value="32.55529" calcext:value-type="float">
            <text:p>32.55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618115E+018" calcext:value-type="float">
            <text:p>1.23765293618115E+018</text:p>
          </table:table-cell>
          <table:table-cell office:value-type="float" office:value="7.19539136918219E+017" calcext:value-type="float">
            <text:p>7.1953913691821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324" calcext:value-type="float">
            <text:p>324</text:p>
          </table:table-cell>
          <table:table-cell office:value-type="float" office:value="6024.964" calcext:value-type="float">
            <text:p>6024.964</text:p>
          </table:table-cell>
          <table:table-cell office:value-type="float" office:value="-1.908357" calcext:value-type="float">
            <text:p>-1.908357</text:p>
          </table:table-cell>
          <table:table-cell office:value-type="float" office:value="4.268767" calcext:value-type="float">
            <text:p>4.268767</text:p>
          </table:table-cell>
          <table:table-cell office:value-type="float" office:value="32.76313" calcext:value-type="float">
            <text:p>32.76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10761E+018" calcext:value-type="float">
            <text:p>1.23765293510761E+018</text:p>
          </table:table-cell>
          <table:table-cell office:value-type="float" office:value="7.19546558621706E+017" calcext:value-type="float">
            <text:p>7.19546558621706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351" calcext:value-type="float">
            <text:p>351</text:p>
          </table:table-cell>
          <table:table-cell office:value-type="float" office:value="5630.434" calcext:value-type="float">
            <text:p>5630.434</text:p>
          </table:table-cell>
          <table:table-cell office:value-type="float" office:value="-0.3565042" calcext:value-type="float">
            <text:p>-0.3565042</text:p>
          </table:table-cell>
          <table:table-cell office:value-type="float" office:value="4.284146" calcext:value-type="float">
            <text:p>4.284146</text:p>
          </table:table-cell>
          <table:table-cell office:value-type="float" office:value="30.75785" calcext:value-type="float">
            <text:p>30.75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461E+018" calcext:value-type="float">
            <text:p>1.23765293564461E+018</text:p>
          </table:table-cell>
          <table:table-cell office:value-type="float" office:value="7.1956964836589E+017" calcext:value-type="float">
            <text:p>7.195696483658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35" calcext:value-type="float">
            <text:p>435</text:p>
          </table:table-cell>
          <table:table-cell office:value-type="float" office:value="5096.013" calcext:value-type="float">
            <text:p>5096.013</text:p>
          </table:table-cell>
          <table:table-cell office:value-type="float" office:value="-0.6289242" calcext:value-type="float">
            <text:p>-0.6289242</text:p>
          </table:table-cell>
          <table:table-cell office:value-type="float" office:value="4.335254" calcext:value-type="float">
            <text:p>4.335254</text:p>
          </table:table-cell>
          <table:table-cell office:value-type="float" office:value="44.35363" calcext:value-type="float">
            <text:p>44.35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63808E+018" calcext:value-type="float">
            <text:p>1.23765260063808E+018</text:p>
          </table:table-cell>
          <table:table-cell office:value-type="float" office:value="7.19575970557749E+017" calcext:value-type="float">
            <text:p>7.1957597055774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58" calcext:value-type="float">
            <text:p>458</text:p>
          </table:table-cell>
          <table:table-cell office:value-type="float" office:value="5905.055" calcext:value-type="float">
            <text:p>5905.055</text:p>
          </table:table-cell>
          <table:table-cell office:value-type="float" office:value="-0.5571511" calcext:value-type="float">
            <text:p>-0.5571511</text:p>
          </table:table-cell>
          <table:table-cell office:value-type="float" office:value="4.00263" calcext:value-type="float">
            <text:p>4.00263</text:p>
          </table:table-cell>
          <table:table-cell office:value-type="float" office:value="43.89417" calcext:value-type="float">
            <text:p>43.89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10134E+018" calcext:value-type="float">
            <text:p>1.23765260010134E+018</text:p>
          </table:table-cell>
          <table:table-cell office:value-type="float" office:value="7.19581468115888E+017" calcext:value-type="float">
            <text:p>7.19581468115888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78" calcext:value-type="float">
            <text:p>478</text:p>
          </table:table-cell>
          <table:table-cell office:value-type="float" office:value="5503.503" calcext:value-type="float">
            <text:p>5503.503</text:p>
          </table:table-cell>
          <table:table-cell office:value-type="float" office:value="-0.3040428" calcext:value-type="float">
            <text:p>-0.3040428</text:p>
          </table:table-cell>
          <table:table-cell office:value-type="float" office:value="4.266007" calcext:value-type="float">
            <text:p>4.266007</text:p>
          </table:table-cell>
          <table:table-cell office:value-type="float" office:value="34.58347" calcext:value-type="float">
            <text:p>34.583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597960790305E+017" calcext:value-type="float">
            <text:p>7.19597960790305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538" calcext:value-type="float">
            <text:p>538</text:p>
          </table:table-cell>
          <table:table-cell office:value-type="float" office:value="5816.631" calcext:value-type="float">
            <text:p>5816.631</text:p>
          </table:table-cell>
          <table:table-cell office:value-type="float" office:value="-0.08074646" calcext:value-type="float">
            <text:p>-0.08074646</text:p>
          </table:table-cell>
          <table:table-cell office:value-type="float" office:value="4.138166" calcext:value-type="float">
            <text:p>4.138166</text:p>
          </table:table-cell>
          <table:table-cell office:value-type="float" office:value="46.66297" calcext:value-type="float">
            <text:p>46.66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5E+018" calcext:value-type="float">
            <text:p>1.237652935645E+018</text:p>
          </table:table-cell>
          <table:table-cell office:value-type="float" office:value="7.19599060301933E+017" calcext:value-type="float">
            <text:p>7.19599060301933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542" calcext:value-type="float">
            <text:p>542</text:p>
          </table:table-cell>
          <table:table-cell office:value-type="float" office:value="5775.342" calcext:value-type="float">
            <text:p>5775.342</text:p>
          </table:table-cell>
          <table:table-cell office:value-type="float" office:value="-0.2793373" calcext:value-type="float">
            <text:p>-0.2793373</text:p>
          </table:table-cell>
          <table:table-cell office:value-type="float" office:value="4.150589" calcext:value-type="float">
            <text:p>4.150589</text:p>
          </table:table-cell>
          <table:table-cell office:value-type="float" office:value="31.92465" calcext:value-type="float">
            <text:p>31.924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03511E+018" calcext:value-type="float">
            <text:p>1.23765293403511E+018</text:p>
          </table:table-cell>
          <table:table-cell office:value-type="float" office:value="7.20589721184528E+017" calcext:value-type="float">
            <text:p>7.20589721184528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0" calcext:value-type="float">
            <text:p>50</text:p>
          </table:table-cell>
          <table:table-cell office:value-type="float" office:value="5668.836" calcext:value-type="float">
            <text:p>5668.836</text:p>
          </table:table-cell>
          <table:table-cell office:value-type="float" office:value="-0.679774" calcext:value-type="float">
            <text:p>-0.679774</text:p>
          </table:table-cell>
          <table:table-cell office:value-type="float" office:value="4.217577" calcext:value-type="float">
            <text:p>4.217577</text:p>
          </table:table-cell>
          <table:table-cell office:value-type="float" office:value="30.66654" calcext:value-type="float">
            <text:p>30.66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198E+018" calcext:value-type="float">
            <text:p>1.23765293457198E+018</text:p>
          </table:table-cell>
          <table:table-cell office:value-type="float" office:value="7.20604564591503E+017" calcext:value-type="float">
            <text:p>7.20604564591503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04" calcext:value-type="float">
            <text:p>104</text:p>
          </table:table-cell>
          <table:table-cell office:value-type="float" office:value="5824.582" calcext:value-type="float">
            <text:p>5824.582</text:p>
          </table:table-cell>
          <table:table-cell office:value-type="float" office:value="-0.683484" calcext:value-type="float">
            <text:p>-0.683484</text:p>
          </table:table-cell>
          <table:table-cell office:value-type="float" office:value="4.076887" calcext:value-type="float">
            <text:p>4.076887</text:p>
          </table:table-cell>
          <table:table-cell office:value-type="float" office:value="33.0802" calcext:value-type="float">
            <text:p>33.0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205E+018" calcext:value-type="float">
            <text:p>1.23765293457205E+018</text:p>
          </table:table-cell>
          <table:table-cell office:value-type="float" office:value="7.20605389225224E+017" calcext:value-type="float">
            <text:p>7.20605389225224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07" calcext:value-type="float">
            <text:p>107</text:p>
          </table:table-cell>
          <table:table-cell office:value-type="float" office:value="5811.49" calcext:value-type="float">
            <text:p>5811.49</text:p>
          </table:table-cell>
          <table:table-cell office:value-type="float" office:value="-0.3631125" calcext:value-type="float">
            <text:p>-0.3631125</text:p>
          </table:table-cell>
          <table:table-cell office:value-type="float" office:value="4.096233" calcext:value-type="float">
            <text:p>4.096233</text:p>
          </table:table-cell>
          <table:table-cell office:value-type="float" office:value="44.53433" calcext:value-type="float">
            <text:p>44.534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849145E+018" calcext:value-type="float">
            <text:p>1.23765259849145E+018</text:p>
          </table:table-cell>
          <table:table-cell office:value-type="float" office:value="7.20609237515921E+017" calcext:value-type="float">
            <text:p>7.20609237515921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21" calcext:value-type="float">
            <text:p>121</text:p>
          </table:table-cell>
          <table:table-cell office:value-type="float" office:value="5680.961" calcext:value-type="float">
            <text:p>5680.961</text:p>
          </table:table-cell>
          <table:table-cell office:value-type="float" office:value="-0.6323401" calcext:value-type="float">
            <text:p>-0.6323401</text:p>
          </table:table-cell>
          <table:table-cell office:value-type="float" office:value="4.299271" calcext:value-type="float">
            <text:p>4.299271</text:p>
          </table:table-cell>
          <table:table-cell office:value-type="float" office:value="48.02684" calcext:value-type="float">
            <text:p>48.02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74E+018" calcext:value-type="float">
            <text:p>1.23764872176874E+018</text:p>
          </table:table-cell>
          <table:table-cell office:value-type="float" office:value="3.63785543772826E+017" calcext:value-type="float">
            <text:p>3.6378554377282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36" calcext:value-type="float">
            <text:p>436</text:p>
          </table:table-cell>
          <table:table-cell office:value-type="float" office:value="6022.169" calcext:value-type="float">
            <text:p>6022.169</text:p>
          </table:table-cell>
          <table:table-cell office:value-type="float" office:value="-0.9630225" calcext:value-type="float">
            <text:p>-0.9630225</text:p>
          </table:table-cell>
          <table:table-cell office:value-type="float" office:value="4.157664" calcext:value-type="float">
            <text:p>4.157664</text:p>
          </table:table-cell>
          <table:table-cell office:value-type="float" office:value="31.32209" calcext:value-type="float">
            <text:p>31.322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69E+018" calcext:value-type="float">
            <text:p>1.23764870565069E+018</text:p>
          </table:table-cell>
          <table:table-cell office:value-type="float" office:value="3.63791591086778E+017" calcext:value-type="float">
            <text:p>3.6379159108677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58" calcext:value-type="float">
            <text:p>458</text:p>
          </table:table-cell>
          <table:table-cell office:value-type="float" office:value="4531.143" calcext:value-type="float">
            <text:p>4531.143</text:p>
          </table:table-cell>
          <table:table-cell office:value-type="float" office:value="-0.8718688" calcext:value-type="float">
            <text:p>-0.8718688</text:p>
          </table:table-cell>
          <table:table-cell office:value-type="float" office:value="4.405581" calcext:value-type="float">
            <text:p>4.405581</text:p>
          </table:table-cell>
          <table:table-cell office:value-type="float" office:value="35.1773" calcext:value-type="float">
            <text:p>35.17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00365E+018" calcext:value-type="float">
            <text:p>1.23767465100365E+018</text:p>
          </table:table-cell>
          <table:table-cell office:value-type="float" office:value="3.63792965476313E+017" calcext:value-type="float">
            <text:p>3.637929654763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63" calcext:value-type="float">
            <text:p>463</text:p>
          </table:table-cell>
          <table:table-cell office:value-type="float" office:value="5601.854" calcext:value-type="float">
            <text:p>5601.854</text:p>
          </table:table-cell>
          <table:table-cell office:value-type="float" office:value="-0.3796203" calcext:value-type="float">
            <text:p>-0.3796203</text:p>
          </table:table-cell>
          <table:table-cell office:value-type="float" office:value="4.160204" calcext:value-type="float">
            <text:p>4.160204</text:p>
          </table:table-cell>
          <table:table-cell office:value-type="float" office:value="37.02777" calcext:value-type="float">
            <text:p>37.0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81E+018" calcext:value-type="float">
            <text:p>1.23764872176881E+018</text:p>
          </table:table-cell>
          <table:table-cell office:value-type="float" office:value="3.63795164499569E+017" calcext:value-type="float">
            <text:p>3.6379516449956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1" calcext:value-type="float">
            <text:p>471</text:p>
          </table:table-cell>
          <table:table-cell office:value-type="float" office:value="4447.507" calcext:value-type="float">
            <text:p>4447.507</text:p>
          </table:table-cell>
          <table:table-cell office:value-type="float" office:value="-0.714604" calcext:value-type="float">
            <text:p>-0.714604</text:p>
          </table:table-cell>
          <table:table-cell office:value-type="float" office:value="4.490311" calcext:value-type="float">
            <text:p>4.490311</text:p>
          </table:table-cell>
          <table:table-cell office:value-type="float" office:value="31.43969" calcext:value-type="float">
            <text:p>31.439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678E+018" calcext:value-type="float">
            <text:p>1.23767465046678E+018</text:p>
          </table:table-cell>
          <table:table-cell office:value-type="float" office:value="3.63796264011196E+017" calcext:value-type="float">
            <text:p>3.6379626401119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5" calcext:value-type="float">
            <text:p>475</text:p>
          </table:table-cell>
          <table:table-cell office:value-type="float" office:value="4384.995" calcext:value-type="float">
            <text:p>4384.995</text:p>
          </table:table-cell>
          <table:table-cell office:value-type="float" office:value="-1.242552" calcext:value-type="float">
            <text:p>-1.242552</text:p>
          </table:table-cell>
          <table:table-cell office:value-type="float" office:value="4.486348" calcext:value-type="float">
            <text:p>4.486348</text:p>
          </table:table-cell>
          <table:table-cell office:value-type="float" office:value="34.65314" calcext:value-type="float">
            <text:p>34.65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671E+018" calcext:value-type="float">
            <text:p>1.23767465046671E+018</text:p>
          </table:table-cell>
          <table:table-cell office:value-type="float" office:value="3.63796538889103E+017" calcext:value-type="float">
            <text:p>3.6379653888910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6" calcext:value-type="float">
            <text:p>476</text:p>
          </table:table-cell>
          <table:table-cell office:value-type="float" office:value="5903.243" calcext:value-type="float">
            <text:p>5903.243</text:p>
          </table:table-cell>
          <table:table-cell office:value-type="float" office:value="-0.8331816" calcext:value-type="float">
            <text:p>-0.8331816</text:p>
          </table:table-cell>
          <table:table-cell office:value-type="float" office:value="4.415992" calcext:value-type="float">
            <text:p>4.415992</text:p>
          </table:table-cell>
          <table:table-cell office:value-type="float" office:value="40.64946" calcext:value-type="float">
            <text:p>40.649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81E+018" calcext:value-type="float">
            <text:p>1.23764872230581E+018</text:p>
          </table:table-cell>
          <table:table-cell office:value-type="float" office:value="3.63798463034452E+017" calcext:value-type="float">
            <text:p>3.637984630344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3" calcext:value-type="float">
            <text:p>483</text:p>
          </table:table-cell>
          <table:table-cell office:value-type="float" office:value="5822.124" calcext:value-type="float">
            <text:p>5822.124</text:p>
          </table:table-cell>
          <table:table-cell office:value-type="float" office:value="-0.6114771" calcext:value-type="float">
            <text:p>-0.6114771</text:p>
          </table:table-cell>
          <table:table-cell office:value-type="float" office:value="4.217768" calcext:value-type="float">
            <text:p>4.217768</text:p>
          </table:table-cell>
          <table:table-cell office:value-type="float" office:value="38.99815" calcext:value-type="float">
            <text:p>38.998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382E+018" calcext:value-type="float">
            <text:p>1.23764870511382E+018</text:p>
          </table:table-cell>
          <table:table-cell office:value-type="float" office:value="3.63799287668173E+017" calcext:value-type="float">
            <text:p>3.6379928766817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6" calcext:value-type="float">
            <text:p>486</text:p>
          </table:table-cell>
          <table:table-cell office:value-type="float" office:value="4471.033" calcext:value-type="float">
            <text:p>4471.033</text:p>
          </table:table-cell>
          <table:table-cell office:value-type="float" office:value="-0.4767094" calcext:value-type="float">
            <text:p>-0.4767094</text:p>
          </table:table-cell>
          <table:table-cell office:value-type="float" office:value="4.330076" calcext:value-type="float">
            <text:p>4.330076</text:p>
          </table:table-cell>
          <table:table-cell office:value-type="float" office:value="38.40229" calcext:value-type="float">
            <text:p>38.40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01E+018" calcext:value-type="float">
            <text:p>1.23764872176901E+018</text:p>
          </table:table-cell>
          <table:table-cell office:value-type="float" office:value="3.6379956254608E+017" calcext:value-type="float">
            <text:p>3.637995625460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7" calcext:value-type="float">
            <text:p>487</text:p>
          </table:table-cell>
          <table:table-cell office:value-type="float" office:value="5888.541" calcext:value-type="float">
            <text:p>5888.541</text:p>
          </table:table-cell>
          <table:table-cell office:value-type="float" office:value="-0.6073341" calcext:value-type="float">
            <text:p>-0.6073341</text:p>
          </table:table-cell>
          <table:table-cell office:value-type="float" office:value="4.118918" calcext:value-type="float">
            <text:p>4.118918</text:p>
          </table:table-cell>
          <table:table-cell office:value-type="float" office:value="30.69002" calcext:value-type="float">
            <text:p>30.690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75E+018" calcext:value-type="float">
            <text:p>1.23764872230575E+018</text:p>
          </table:table-cell>
          <table:table-cell office:value-type="float" office:value="3.63800387179801E+017" calcext:value-type="float">
            <text:p>3.6380038717980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0" calcext:value-type="float">
            <text:p>490</text:p>
          </table:table-cell>
          <table:table-cell office:value-type="float" office:value="6022.321" calcext:value-type="float">
            <text:p>6022.321</text:p>
          </table:table-cell>
          <table:table-cell office:value-type="float" office:value="-0.5762265" calcext:value-type="float">
            <text:p>-0.5762265</text:p>
          </table:table-cell>
          <table:table-cell office:value-type="float" office:value="4.111686" calcext:value-type="float">
            <text:p>4.111686</text:p>
          </table:table-cell>
          <table:table-cell office:value-type="float" office:value="32.87234" calcext:value-type="float">
            <text:p>32.872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01E+018" calcext:value-type="float">
            <text:p>1.23764872176901E+018</text:p>
          </table:table-cell>
          <table:table-cell office:value-type="float" office:value="3.63802586203056E+017" calcext:value-type="float">
            <text:p>3.6380258620305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8" calcext:value-type="float">
            <text:p>498</text:p>
          </table:table-cell>
          <table:table-cell office:value-type="float" office:value="4564.144" calcext:value-type="float">
            <text:p>4564.144</text:p>
          </table:table-cell>
          <table:table-cell office:value-type="float" office:value="-0.7966959" calcext:value-type="float">
            <text:p>-0.7966959</text:p>
          </table:table-cell>
          <table:table-cell office:value-type="float" office:value="4.409072" calcext:value-type="float">
            <text:p>4.409072</text:p>
          </table:table-cell>
          <table:table-cell office:value-type="float" office:value="38.32488" calcext:value-type="float">
            <text:p>38.324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695E+018" calcext:value-type="float">
            <text:p>1.23764870457695E+018</text:p>
          </table:table-cell>
          <table:table-cell office:value-type="float" office:value="3.63802861080963E+017" calcext:value-type="float">
            <text:p>3.6380286108096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9" calcext:value-type="float">
            <text:p>499</text:p>
          </table:table-cell>
          <table:table-cell office:value-type="float" office:value="5912.157" calcext:value-type="float">
            <text:p>5912.157</text:p>
          </table:table-cell>
          <table:table-cell office:value-type="float" office:value="-0.6669125" calcext:value-type="float">
            <text:p>-0.6669125</text:p>
          </table:table-cell>
          <table:table-cell office:value-type="float" office:value="4.162126" calcext:value-type="float">
            <text:p>4.162126</text:p>
          </table:table-cell>
          <table:table-cell office:value-type="float" office:value="33.56529" calcext:value-type="float">
            <text:p>33.56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14E+018" calcext:value-type="float">
            <text:p>1.23764870457714E+018</text:p>
          </table:table-cell>
          <table:table-cell office:value-type="float" office:value="3.63803685714684E+017" calcext:value-type="float">
            <text:p>3.6380368571468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2" calcext:value-type="float">
            <text:p>502</text:p>
          </table:table-cell>
          <table:table-cell office:value-type="float" office:value="4431.65" calcext:value-type="float">
            <text:p>4431.65</text:p>
          </table:table-cell>
          <table:table-cell office:value-type="float" office:value="-1.759392" calcext:value-type="float">
            <text:p>-1.759392</text:p>
          </table:table-cell>
          <table:table-cell office:value-type="float" office:value="4.350095" calcext:value-type="float">
            <text:p>4.350095</text:p>
          </table:table-cell>
          <table:table-cell office:value-type="float" office:value="33.23204" calcext:value-type="float">
            <text:p>33.232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907E+018" calcext:value-type="float">
            <text:p>1.23764872176907E+018</text:p>
          </table:table-cell>
          <table:table-cell office:value-type="float" office:value="3.63803960592591E+017" calcext:value-type="float">
            <text:p>3.6380396059259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3" calcext:value-type="float">
            <text:p>503</text:p>
          </table:table-cell>
          <table:table-cell office:value-type="float" office:value="5552.022" calcext:value-type="float">
            <text:p>5552.022</text:p>
          </table:table-cell>
          <table:table-cell office:value-type="float" office:value="-0.4095791" calcext:value-type="float">
            <text:p>-0.4095791</text:p>
          </table:table-cell>
          <table:table-cell office:value-type="float" office:value="4.302903" calcext:value-type="float">
            <text:p>4.302903</text:p>
          </table:table-cell>
          <table:table-cell office:value-type="float" office:value="36.29191" calcext:value-type="float">
            <text:p>36.29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14E+018" calcext:value-type="float">
            <text:p>1.23764872176914E+018</text:p>
          </table:table-cell>
          <table:table-cell office:value-type="float" office:value="3.63804510348405E+017" calcext:value-type="float">
            <text:p>3.6380451034840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5" calcext:value-type="float">
            <text:p>505</text:p>
          </table:table-cell>
          <table:table-cell office:value-type="float" office:value="4390.814" calcext:value-type="float">
            <text:p>4390.814</text:p>
          </table:table-cell>
          <table:table-cell office:value-type="float" office:value="-0.4454775" calcext:value-type="float">
            <text:p>-0.4454775</text:p>
          </table:table-cell>
          <table:table-cell office:value-type="float" office:value="4.010411" calcext:value-type="float">
            <text:p>4.010411</text:p>
          </table:table-cell>
          <table:table-cell office:value-type="float" office:value="36.43259" calcext:value-type="float">
            <text:p>36.43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01E+018" calcext:value-type="float">
            <text:p>1.23764870457701E+018</text:p>
          </table:table-cell>
          <table:table-cell office:value-type="float" office:value="3.63804785226312E+017" calcext:value-type="float">
            <text:p>3.6380478522631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6" calcext:value-type="float">
            <text:p>506</text:p>
          </table:table-cell>
          <table:table-cell office:value-type="float" office:value="4476.013" calcext:value-type="float">
            <text:p>4476.013</text:p>
          </table:table-cell>
          <table:table-cell office:value-type="float" office:value="-0.7756226" calcext:value-type="float">
            <text:p>-0.7756226</text:p>
          </table:table-cell>
          <table:table-cell office:value-type="float" office:value="4.219784" calcext:value-type="float">
            <text:p>4.219784</text:p>
          </table:table-cell>
          <table:table-cell office:value-type="float" office:value="30.97219" calcext:value-type="float">
            <text:p>30.97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14E+018" calcext:value-type="float">
            <text:p>1.23764872176914E+018</text:p>
          </table:table-cell>
          <table:table-cell office:value-type="float" office:value="3.63806159615846E+017" calcext:value-type="float">
            <text:p>3.6380615961584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11" calcext:value-type="float">
            <text:p>511</text:p>
          </table:table-cell>
          <table:table-cell office:value-type="float" office:value="4478.202" calcext:value-type="float">
            <text:p>4478.202</text:p>
          </table:table-cell>
          <table:table-cell office:value-type="float" office:value="-0.1383429" calcext:value-type="float">
            <text:p>-0.1383429</text:p>
          </table:table-cell>
          <table:table-cell office:value-type="float" office:value="4.070823" calcext:value-type="float">
            <text:p>4.070823</text:p>
          </table:table-cell>
          <table:table-cell office:value-type="float" office:value="34.17618" calcext:value-type="float">
            <text:p>34.17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0569E+018" calcext:value-type="float">
            <text:p>1.23764867450569E+018</text:p>
          </table:table-cell>
          <table:table-cell office:value-type="float" office:value="3.6380670937166E+017" calcext:value-type="float">
            <text:p>3.638067093716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13" calcext:value-type="float">
            <text:p>513</text:p>
          </table:table-cell>
          <table:table-cell office:value-type="float" office:value="5798.938" calcext:value-type="float">
            <text:p>5798.938</text:p>
          </table:table-cell>
          <table:table-cell office:value-type="float" office:value="-1.071374" calcext:value-type="float">
            <text:p>-1.071374</text:p>
          </table:table-cell>
          <table:table-cell office:value-type="float" office:value="4.456955" calcext:value-type="float">
            <text:p>4.456955</text:p>
          </table:table-cell>
          <table:table-cell office:value-type="float" office:value="41.90269" calcext:value-type="float">
            <text:p>41.902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09183272823E+017" calcext:value-type="float">
            <text:p>3.6380918327282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22" calcext:value-type="float">
            <text:p>522</text:p>
          </table:table-cell>
          <table:table-cell office:value-type="float" office:value="5277.141" calcext:value-type="float">
            <text:p>5277.141</text:p>
          </table:table-cell>
          <table:table-cell office:value-type="float" office:value="-0.4219068" calcext:value-type="float">
            <text:p>-0.4219068</text:p>
          </table:table-cell>
          <table:table-cell office:value-type="float" office:value="4.478455" calcext:value-type="float">
            <text:p>4.478455</text:p>
          </table:table-cell>
          <table:table-cell office:value-type="float" office:value="31.82109" calcext:value-type="float">
            <text:p>31.821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94E+018" calcext:value-type="float">
            <text:p>1.23764872230594E+018</text:p>
          </table:table-cell>
          <table:table-cell office:value-type="float" office:value="3.63811932051892E+017" calcext:value-type="float">
            <text:p>3.638119320518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2" calcext:value-type="float">
            <text:p>532</text:p>
          </table:table-cell>
          <table:table-cell office:value-type="float" office:value="4196.483" calcext:value-type="float">
            <text:p>4196.483</text:p>
          </table:table-cell>
          <table:table-cell office:value-type="float" office:value="-1.428579" calcext:value-type="float">
            <text:p>-1.428579</text:p>
          </table:table-cell>
          <table:table-cell office:value-type="float" office:value="4.197733" calcext:value-type="float">
            <text:p>4.197733</text:p>
          </table:table-cell>
          <table:table-cell office:value-type="float" office:value="35.10817" calcext:value-type="float">
            <text:p>35.108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65069E+018" calcext:value-type="float">
            <text:p>1.23764870565069E+018</text:p>
          </table:table-cell>
          <table:table-cell office:value-type="float" office:value="3.63812206929799E+017" calcext:value-type="float">
            <text:p>3.6381220692979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3" calcext:value-type="float">
            <text:p>533</text:p>
          </table:table-cell>
          <table:table-cell office:value-type="float" office:value="4730.444" calcext:value-type="float">
            <text:p>4730.444</text:p>
          </table:table-cell>
          <table:table-cell office:value-type="float" office:value="-0.4312852" calcext:value-type="float">
            <text:p>-0.4312852</text:p>
          </table:table-cell>
          <table:table-cell office:value-type="float" office:value="4.405367" calcext:value-type="float">
            <text:p>4.405367</text:p>
          </table:table-cell>
          <table:table-cell office:value-type="float" office:value="33.099" calcext:value-type="float">
            <text:p>33.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82E+018" calcext:value-type="float">
            <text:p>1.23764870565082E+018</text:p>
          </table:table-cell>
          <table:table-cell office:value-type="float" office:value="3.63812756685613E+017" calcext:value-type="float">
            <text:p>3.638127566856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5" calcext:value-type="float">
            <text:p>535</text:p>
          </table:table-cell>
          <table:table-cell office:value-type="float" office:value="4873.313" calcext:value-type="float">
            <text:p>4873.313</text:p>
          </table:table-cell>
          <table:table-cell office:value-type="float" office:value="-0.08100282" calcext:value-type="float">
            <text:p>-0.08100282</text:p>
          </table:table-cell>
          <table:table-cell office:value-type="float" office:value="4.329101" calcext:value-type="float">
            <text:p>4.329101</text:p>
          </table:table-cell>
          <table:table-cell office:value-type="float" office:value="34.64208" calcext:value-type="float">
            <text:p>34.64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1303156352E+017" calcext:value-type="float">
            <text:p>3.63813031563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6" calcext:value-type="float">
            <text:p>536</text:p>
          </table:table-cell>
          <table:table-cell office:value-type="float" office:value="4904.946" calcext:value-type="float">
            <text:p>4904.946</text:p>
          </table:table-cell>
          <table:table-cell office:value-type="float" office:value="-0.4453849" calcext:value-type="float">
            <text:p>-0.4453849</text:p>
          </table:table-cell>
          <table:table-cell office:value-type="float" office:value="4.103411" calcext:value-type="float">
            <text:p>4.103411</text:p>
          </table:table-cell>
          <table:table-cell office:value-type="float" office:value="33.08392" calcext:value-type="float">
            <text:p>33.083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88E+018" calcext:value-type="float">
            <text:p>1.23764872230588E+018</text:p>
          </table:table-cell>
          <table:table-cell office:value-type="float" office:value="3.63813306441427E+017" calcext:value-type="float">
            <text:p>3.6381330644142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7" calcext:value-type="float">
            <text:p>537</text:p>
          </table:table-cell>
          <table:table-cell office:value-type="float" office:value="4063.937" calcext:value-type="float">
            <text:p>4063.937</text:p>
          </table:table-cell>
          <table:table-cell office:value-type="float" office:value="-0.9333355" calcext:value-type="float">
            <text:p>-0.9333355</text:p>
          </table:table-cell>
          <table:table-cell office:value-type="float" office:value="4.255742" calcext:value-type="float">
            <text:p>4.255742</text:p>
          </table:table-cell>
          <table:table-cell office:value-type="float" office:value="32.53316" calcext:value-type="float">
            <text:p>32.533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14E+018" calcext:value-type="float">
            <text:p>1.23764870457714E+018</text:p>
          </table:table-cell>
          <table:table-cell office:value-type="float" office:value="3.63814405953055E+017" calcext:value-type="float">
            <text:p>3.6381440595305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1" calcext:value-type="float">
            <text:p>541</text:p>
          </table:table-cell>
          <table:table-cell office:value-type="float" office:value="5610.646" calcext:value-type="float">
            <text:p>5610.646</text:p>
          </table:table-cell>
          <table:table-cell office:value-type="float" office:value="-0.3392439" calcext:value-type="float">
            <text:p>-0.3392439</text:p>
          </table:table-cell>
          <table:table-cell office:value-type="float" office:value="4.330306" calcext:value-type="float">
            <text:p>4.330306</text:p>
          </table:table-cell>
          <table:table-cell office:value-type="float" office:value="41.1721" calcext:value-type="float">
            <text:p>41.17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0582E+018" calcext:value-type="float">
            <text:p>1.23764867450582E+018</text:p>
          </table:table-cell>
          <table:table-cell office:value-type="float" office:value="3.63815230586776E+017" calcext:value-type="float">
            <text:p>3.6381523058677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4" calcext:value-type="float">
            <text:p>544</text:p>
          </table:table-cell>
          <table:table-cell office:value-type="float" office:value="5507.326" calcext:value-type="float">
            <text:p>5507.326</text:p>
          </table:table-cell>
          <table:table-cell office:value-type="float" office:value="-0.6163636" calcext:value-type="float">
            <text:p>-0.6163636</text:p>
          </table:table-cell>
          <table:table-cell office:value-type="float" office:value="4.447501" calcext:value-type="float">
            <text:p>4.447501</text:p>
          </table:table-cell>
          <table:table-cell office:value-type="float" office:value="39.89518" calcext:value-type="float">
            <text:p>39.89518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217692E+018" calcext:value-type="float">
            <text:p>1.2376487217692E+018</text:p>
          </table:table-cell>
          <table:table-cell office:value-type="float" office:value="3.63815780342589E+017" calcext:value-type="float">
            <text:p>3.6381578034258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6" calcext:value-type="float">
            <text:p>546</text:p>
          </table:table-cell>
          <table:table-cell office:value-type="float" office:value="6007.969" calcext:value-type="float">
            <text:p>6007.969</text:p>
          </table:table-cell>
          <table:table-cell office:value-type="float" office:value="-1.350929" calcext:value-type="float">
            <text:p>-1.350929</text:p>
          </table:table-cell>
          <table:table-cell office:value-type="float" office:value="4.112659" calcext:value-type="float">
            <text:p>4.112659</text:p>
          </table:table-cell>
          <table:table-cell office:value-type="float" office:value="36.32898" calcext:value-type="float">
            <text:p>36.32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01E+018" calcext:value-type="float">
            <text:p>1.23764870511401E+018</text:p>
          </table:table-cell>
          <table:table-cell office:value-type="float" office:value="3.63817429610031E+017" calcext:value-type="float">
            <text:p>3.6381742961003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2" calcext:value-type="float">
            <text:p>552</text:p>
          </table:table-cell>
          <table:table-cell office:value-type="float" office:value="5235.264" calcext:value-type="float">
            <text:p>5235.264</text:p>
          </table:table-cell>
          <table:table-cell office:value-type="float" office:value="-0.8351205" calcext:value-type="float">
            <text:p>-0.8351205</text:p>
          </table:table-cell>
          <table:table-cell office:value-type="float" office:value="4.359167" calcext:value-type="float">
            <text:p>4.359167</text:p>
          </table:table-cell>
          <table:table-cell office:value-type="float" office:value="32.31628" calcext:value-type="float">
            <text:p>32.31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08E+018" calcext:value-type="float">
            <text:p>1.23764870511408E+018</text:p>
          </table:table-cell>
          <table:table-cell office:value-type="float" office:value="3.63818529121659E+017" calcext:value-type="float">
            <text:p>3.6381852912165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6" calcext:value-type="float">
            <text:p>556</text:p>
          </table:table-cell>
          <table:table-cell office:value-type="float" office:value="5912.883" calcext:value-type="float">
            <text:p>5912.883</text:p>
          </table:table-cell>
          <table:table-cell office:value-type="float" office:value="-0.6298358" calcext:value-type="float">
            <text:p>-0.6298358</text:p>
          </table:table-cell>
          <table:table-cell office:value-type="float" office:value="4.145098" calcext:value-type="float">
            <text:p>4.145098</text:p>
          </table:table-cell>
          <table:table-cell office:value-type="float" office:value="42.79096" calcext:value-type="float">
            <text:p>42.79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4256E+018" calcext:value-type="float">
            <text:p>1.23764867504256E+018</text:p>
          </table:table-cell>
          <table:table-cell office:value-type="float" office:value="3.6381935375538E+017" calcext:value-type="float">
            <text:p>3.638193537553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9" calcext:value-type="float">
            <text:p>559</text:p>
          </table:table-cell>
          <table:table-cell office:value-type="float" office:value="4938.73" calcext:value-type="float">
            <text:p>4938.73</text:p>
          </table:table-cell>
          <table:table-cell office:value-type="float" office:value="-0.08328248" calcext:value-type="float">
            <text:p>-0.08328248</text:p>
          </table:table-cell>
          <table:table-cell office:value-type="float" office:value="4.461681" calcext:value-type="float">
            <text:p>4.461681</text:p>
          </table:table-cell>
          <table:table-cell office:value-type="float" office:value="32.64892" calcext:value-type="float">
            <text:p>32.64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22102534449E+017" calcext:value-type="float">
            <text:p>3.6382210253444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69" calcext:value-type="float">
            <text:p>569</text:p>
          </table:table-cell>
          <table:table-cell office:value-type="float" office:value="4710.847" calcext:value-type="float">
            <text:p>4710.847</text:p>
          </table:table-cell>
          <table:table-cell office:value-type="float" office:value="-0.8686087" calcext:value-type="float">
            <text:p>-0.8686087</text:p>
          </table:table-cell>
          <table:table-cell office:value-type="float" office:value="4.493745" calcext:value-type="float">
            <text:p>4.493745</text:p>
          </table:table-cell>
          <table:table-cell office:value-type="float" office:value="36.51158" calcext:value-type="float">
            <text:p>36.51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22652290263E+017" calcext:value-type="float">
            <text:p>3.6382265229026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71" calcext:value-type="float">
            <text:p>571</text:p>
          </table:table-cell>
          <table:table-cell office:value-type="float" office:value="5828.655" calcext:value-type="float">
            <text:p>5828.655</text:p>
          </table:table-cell>
          <table:table-cell office:value-type="float" office:value="-0.7494297" calcext:value-type="float">
            <text:p>-0.7494297</text:p>
          </table:table-cell>
          <table:table-cell office:value-type="float" office:value="4.250223" calcext:value-type="float">
            <text:p>4.250223</text:p>
          </table:table-cell>
          <table:table-cell office:value-type="float" office:value="34.93511" calcext:value-type="float">
            <text:p>34.93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601E+018" calcext:value-type="float">
            <text:p>1.23764872230601E+018</text:p>
          </table:table-cell>
          <table:table-cell office:value-type="float" office:value="3.63824851313519E+017" calcext:value-type="float">
            <text:p>3.6382485131351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79" calcext:value-type="float">
            <text:p>579</text:p>
          </table:table-cell>
          <table:table-cell office:value-type="float" office:value="4401.737" calcext:value-type="float">
            <text:p>4401.737</text:p>
          </table:table-cell>
          <table:table-cell office:value-type="float" office:value="-1.300629" calcext:value-type="float">
            <text:p>-1.300629</text:p>
          </table:table-cell>
          <table:table-cell office:value-type="float" office:value="4.382959" calcext:value-type="float">
            <text:p>4.382959</text:p>
          </table:table-cell>
          <table:table-cell office:value-type="float" office:value="31.19733" calcext:value-type="float">
            <text:p>31.197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062E+018" calcext:value-type="float">
            <text:p>1.2376487223062E+018</text:p>
          </table:table-cell>
          <table:table-cell office:value-type="float" office:value="3.63826775458867E+017" calcext:value-type="float">
            <text:p>3.6382677545886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86" calcext:value-type="float">
            <text:p>586</text:p>
          </table:table-cell>
          <table:table-cell office:value-type="float" office:value="6050.6" calcext:value-type="float">
            <text:p>6050.6</text:p>
          </table:table-cell>
          <table:table-cell office:value-type="float" office:value="-1.46242" calcext:value-type="float">
            <text:p>-1.46242</text:p>
          </table:table-cell>
          <table:table-cell office:value-type="float" office:value="4.37014" calcext:value-type="float">
            <text:p>4.37014</text:p>
          </table:table-cell>
          <table:table-cell office:value-type="float" office:value="33.16584" calcext:value-type="float">
            <text:p>33.165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21E+018" calcext:value-type="float">
            <text:p>1.23764870511421E+018</text:p>
          </table:table-cell>
          <table:table-cell office:value-type="float" office:value="3.63827600092588E+017" calcext:value-type="float">
            <text:p>3.6382760009258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89" calcext:value-type="float">
            <text:p>589</text:p>
          </table:table-cell>
          <table:table-cell office:value-type="float" office:value="5876.965" calcext:value-type="float">
            <text:p>5876.965</text:p>
          </table:table-cell>
          <table:table-cell office:value-type="float" office:value="-1.043128" calcext:value-type="float">
            <text:p>-1.043128</text:p>
          </table:table-cell>
          <table:table-cell office:value-type="float" office:value="4.245748" calcext:value-type="float">
            <text:p>4.245748</text:p>
          </table:table-cell>
          <table:table-cell office:value-type="float" office:value="34.82777" calcext:value-type="float">
            <text:p>34.8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4E+018" calcext:value-type="float">
            <text:p>1.2376487217694E+018</text:p>
          </table:table-cell>
          <table:table-cell office:value-type="float" office:value="3.63828149848402E+017" calcext:value-type="float">
            <text:p>3.6382814984840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1" calcext:value-type="float">
            <text:p>591</text:p>
          </table:table-cell>
          <table:table-cell office:value-type="float" office:value="4431.986" calcext:value-type="float">
            <text:p>4431.986</text:p>
          </table:table-cell>
          <table:table-cell office:value-type="float" office:value="-0.7154393" calcext:value-type="float">
            <text:p>-0.7154393</text:p>
          </table:table-cell>
          <table:table-cell office:value-type="float" office:value="4.287205" calcext:value-type="float">
            <text:p>4.287205</text:p>
          </table:table-cell>
          <table:table-cell office:value-type="float" office:value="31.29445" calcext:value-type="float">
            <text:p>31.294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33E+018" calcext:value-type="float">
            <text:p>1.23764872176933E+018</text:p>
          </table:table-cell>
          <table:table-cell office:value-type="float" office:value="3.63828424726309E+017" calcext:value-type="float">
            <text:p>3.6382842472630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2" calcext:value-type="float">
            <text:p>592</text:p>
          </table:table-cell>
          <table:table-cell office:value-type="float" office:value="6170.096" calcext:value-type="float">
            <text:p>6170.096</text:p>
          </table:table-cell>
          <table:table-cell office:value-type="float" office:value="-1.134886" calcext:value-type="float">
            <text:p>-1.134886</text:p>
          </table:table-cell>
          <table:table-cell office:value-type="float" office:value="4.208425" calcext:value-type="float">
            <text:p>4.208425</text:p>
          </table:table-cell>
          <table:table-cell office:value-type="float" office:value="37.25634" calcext:value-type="float">
            <text:p>37.25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33E+018" calcext:value-type="float">
            <text:p>1.23764872176933E+018</text:p>
          </table:table-cell>
          <table:table-cell office:value-type="float" office:value="3.63828974482123E+017" calcext:value-type="float">
            <text:p>3.6382897448212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4" calcext:value-type="float">
            <text:p>594</text:p>
          </table:table-cell>
          <table:table-cell office:value-type="float" office:value="4046.966" calcext:value-type="float">
            <text:p>4046.966</text:p>
          </table:table-cell>
          <table:table-cell office:value-type="float" office:value="-1.393733" calcext:value-type="float">
            <text:p>-1.393733</text:p>
          </table:table-cell>
          <table:table-cell office:value-type="float" office:value="4.444574" calcext:value-type="float">
            <text:p>4.444574</text:p>
          </table:table-cell>
          <table:table-cell office:value-type="float" office:value="33.57174" calcext:value-type="float">
            <text:p>33.5717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65108E+018" calcext:value-type="float">
            <text:p>1.23764870565108E+018</text:p>
          </table:table-cell>
          <table:table-cell office:value-type="float" office:value="3.63833372528634E+017" calcext:value-type="float">
            <text:p>3.6383337252863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0" calcext:value-type="float">
            <text:p>610</text:p>
          </table:table-cell>
          <table:table-cell office:value-type="float" office:value="5818.687" calcext:value-type="float">
            <text:p>5818.687</text:p>
          </table:table-cell>
          <table:table-cell office:value-type="float" office:value="-0.5424784" calcext:value-type="float">
            <text:p>-0.5424784</text:p>
          </table:table-cell>
          <table:table-cell office:value-type="float" office:value="4.05513" calcext:value-type="float">
            <text:p>4.05513</text:p>
          </table:table-cell>
          <table:table-cell office:value-type="float" office:value="35.15443" calcext:value-type="float">
            <text:p>35.15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35296673982E+017" calcext:value-type="float">
            <text:p>3.6383529667398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7" calcext:value-type="float">
            <text:p>617</text:p>
          </table:table-cell>
          <table:table-cell office:value-type="float" office:value="4570.701" calcext:value-type="float">
            <text:p>4570.701</text:p>
          </table:table-cell>
          <table:table-cell office:value-type="float" office:value="-0.9445372" calcext:value-type="float">
            <text:p>-0.9445372</text:p>
          </table:table-cell>
          <table:table-cell office:value-type="float" office:value="4.48807" calcext:value-type="float">
            <text:p>4.48807</text:p>
          </table:table-cell>
          <table:table-cell office:value-type="float" office:value="30.82199" calcext:value-type="float">
            <text:p>30.82199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35846429796E+017" calcext:value-type="float">
            <text:p>3.6383584642979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9" calcext:value-type="float">
            <text:p>619</text:p>
          </table:table-cell>
          <table:table-cell office:value-type="float" office:value="5731.038" calcext:value-type="float">
            <text:p>5731.038</text:p>
          </table:table-cell>
          <table:table-cell office:value-type="float" office:value="-0.3971571" calcext:value-type="float">
            <text:p>-0.3971571</text:p>
          </table:table-cell>
          <table:table-cell office:value-type="float" office:value="4.256931" calcext:value-type="float">
            <text:p>4.256931</text:p>
          </table:table-cell>
          <table:table-cell office:value-type="float" office:value="41.80059" calcext:value-type="float">
            <text:p>41.800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4E+018" calcext:value-type="float">
            <text:p>1.2376487217694E+018</text:p>
          </table:table-cell>
          <table:table-cell office:value-type="float" office:value="3.63838045453052E+017" calcext:value-type="float">
            <text:p>3.638380454530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27" calcext:value-type="float">
            <text:p>627</text:p>
          </table:table-cell>
          <table:table-cell office:value-type="float" office:value="5847.926" calcext:value-type="float">
            <text:p>5847.926</text:p>
          </table:table-cell>
          <table:table-cell office:value-type="float" office:value="-1.327125" calcext:value-type="float">
            <text:p>-1.327125</text:p>
          </table:table-cell>
          <table:table-cell office:value-type="float" office:value="4.354895" calcext:value-type="float">
            <text:p>4.354895</text:p>
          </table:table-cell>
          <table:table-cell office:value-type="float" office:value="31.85474" calcext:value-type="float">
            <text:p>31.8547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946E+018" calcext:value-type="float">
            <text:p>1.23764872176946E+018</text:p>
          </table:table-cell>
          <table:table-cell office:value-type="float" office:value="3.63839694720494E+017" calcext:value-type="float">
            <text:p>3.6383969472049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33" calcext:value-type="float">
            <text:p>633</text:p>
          </table:table-cell>
          <table:table-cell office:value-type="float" office:value="6134.26" calcext:value-type="float">
            <text:p>6134.26</text:p>
          </table:table-cell>
          <table:table-cell office:value-type="float" office:value="-1.134071" calcext:value-type="float">
            <text:p>-1.134071</text:p>
          </table:table-cell>
          <table:table-cell office:value-type="float" office:value="4.03209" calcext:value-type="float">
            <text:p>4.03209</text:p>
          </table:table-cell>
          <table:table-cell office:value-type="float" office:value="32.51653" calcext:value-type="float">
            <text:p>32.516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9748E+018" calcext:value-type="float">
            <text:p>1.2376786179748E+018</text:p>
          </table:table-cell>
          <table:table-cell office:value-type="float" office:value="4.62890027731413E+017" calcext:value-type="float">
            <text:p>4.62890027731413E+017</text:p>
          </table:table-cell>
          <table:table-cell office:value-type="float" office:value="411" calcext:value-type="float">
            <text:p>411</text:p>
          </table:table-cell>
          <table:table-cell office:value-type="float" office:value="51817" calcext:value-type="float">
            <text:p>51817</text:p>
          </table:table-cell>
          <table:table-cell office:value-type="float" office:value="528" calcext:value-type="float">
            <text:p>528</text:p>
          </table:table-cell>
          <table:table-cell office:value-type="float" office:value="6057.709" calcext:value-type="float">
            <text:p>6057.709</text:p>
          </table:table-cell>
          <table:table-cell office:value-type="float" office:value="-0.3557625" calcext:value-type="float">
            <text:p>-0.3557625</text:p>
          </table:table-cell>
          <table:table-cell office:value-type="float" office:value="4.179269" calcext:value-type="float">
            <text:p>4.179269</text:p>
          </table:table-cell>
          <table:table-cell office:value-type="float" office:value="45.53649" calcext:value-type="float">
            <text:p>45.53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107E+018" calcext:value-type="float">
            <text:p>1.23765149629107E+018</text:p>
          </table:table-cell>
          <table:table-cell office:value-type="float" office:value="4.85366245433043E+017" calcext:value-type="float">
            <text:p>4.85366245433043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76" calcext:value-type="float">
            <text:p>376</text:p>
          </table:table-cell>
          <table:table-cell office:value-type="float" office:value="6355.848" calcext:value-type="float">
            <text:p>6355.848</text:p>
          </table:table-cell>
          <table:table-cell office:value-type="float" office:value="-0.4422766" calcext:value-type="float">
            <text:p>-0.4422766</text:p>
          </table:table-cell>
          <table:table-cell office:value-type="float" office:value="4.133298" calcext:value-type="float">
            <text:p>4.133298</text:p>
          </table:table-cell>
          <table:table-cell office:value-type="float" office:value="46.84372" calcext:value-type="float">
            <text:p>46.843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004E+018" calcext:value-type="float">
            <text:p>1.23765127349004E+018</text:p>
          </table:table-cell>
          <table:table-cell office:value-type="float" office:value="4.85369543967926E+017" calcext:value-type="float">
            <text:p>4.85369543967926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88" calcext:value-type="float">
            <text:p>388</text:p>
          </table:table-cell>
          <table:table-cell office:value-type="float" office:value="4744.208" calcext:value-type="float">
            <text:p>4744.208</text:p>
          </table:table-cell>
          <table:table-cell office:value-type="float" office:value="-0.03316826" calcext:value-type="float">
            <text:p>-0.03316826</text:p>
          </table:table-cell>
          <table:table-cell office:value-type="float" office:value="4.207649" calcext:value-type="float">
            <text:p>4.207649</text:p>
          </table:table-cell>
          <table:table-cell office:value-type="float" office:value="50.46359" calcext:value-type="float">
            <text:p>50.463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8991E+018" calcext:value-type="float">
            <text:p>1.23765127348991E+018</text:p>
          </table:table-cell>
          <table:table-cell office:value-type="float" office:value="4.85370368601647E+017" calcext:value-type="float">
            <text:p>4.85370368601647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91" calcext:value-type="float">
            <text:p>391</text:p>
          </table:table-cell>
          <table:table-cell office:value-type="float" office:value="6304.742" calcext:value-type="float">
            <text:p>6304.742</text:p>
          </table:table-cell>
          <table:table-cell office:value-type="float" office:value="-0.2818324" calcext:value-type="float">
            <text:p>-0.2818324</text:p>
          </table:table-cell>
          <table:table-cell office:value-type="float" office:value="4.05617" calcext:value-type="float">
            <text:p>4.05617</text:p>
          </table:table-cell>
          <table:table-cell office:value-type="float" office:value="48.15583" calcext:value-type="float">
            <text:p>48.15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61E+018" calcext:value-type="float">
            <text:p>1.23765125255161E+018</text:p>
          </table:table-cell>
          <table:table-cell office:value-type="float" office:value="4.85416548090014E+017" calcext:value-type="float">
            <text:p>4.8541654809001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59" calcext:value-type="float">
            <text:p>559</text:p>
          </table:table-cell>
          <table:table-cell office:value-type="float" office:value="8858.843" calcext:value-type="float">
            <text:p>8858.843</text:p>
          </table:table-cell>
          <table:table-cell office:value-type="float" office:value="-1.055564" calcext:value-type="float">
            <text:p>-1.055564</text:p>
          </table:table-cell>
          <table:table-cell office:value-type="float" office:value="4.088257" calcext:value-type="float">
            <text:p>4.088257</text:p>
          </table:table-cell>
          <table:table-cell office:value-type="float" office:value="40.87285" calcext:value-type="float">
            <text:p>40.872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369E+018" calcext:value-type="float">
            <text:p>1.23765127295369E+018</text:p>
          </table:table-cell>
          <table:table-cell office:value-type="float" office:value="4.85418747113269E+017" calcext:value-type="float">
            <text:p>4.8541874711326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67" calcext:value-type="float">
            <text:p>567</text:p>
          </table:table-cell>
          <table:table-cell office:value-type="float" office:value="5541.568" calcext:value-type="float">
            <text:p>5541.568</text:p>
          </table:table-cell>
          <table:table-cell office:value-type="float" office:value="-0.4640712" calcext:value-type="float">
            <text:p>-0.4640712</text:p>
          </table:table-cell>
          <table:table-cell office:value-type="float" office:value="4.389658" calcext:value-type="float">
            <text:p>4.389658</text:p>
          </table:table-cell>
          <table:table-cell office:value-type="float" office:value="45.03899" calcext:value-type="float">
            <text:p>45.038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201E+018" calcext:value-type="float">
            <text:p>1.23765125255201E+018</text:p>
          </table:table-cell>
          <table:table-cell office:value-type="float" office:value="4.85431941252803E+017" calcext:value-type="float">
            <text:p>4.85431941252803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615" calcext:value-type="float">
            <text:p>615</text:p>
          </table:table-cell>
          <table:table-cell office:value-type="float" office:value="6240.6" calcext:value-type="float">
            <text:p>6240.6</text:p>
          </table:table-cell>
          <table:table-cell office:value-type="float" office:value="-0.5986199" calcext:value-type="float">
            <text:p>-0.5986199</text:p>
          </table:table-cell>
          <table:table-cell office:value-type="float" office:value="4.028545" calcext:value-type="float">
            <text:p>4.028545</text:p>
          </table:table-cell>
          <table:table-cell office:value-type="float" office:value="36.343" calcext:value-type="float">
            <text:p>36.3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476E+018" calcext:value-type="float">
            <text:p>1.23765119242476E+018</text:p>
          </table:table-cell>
          <table:table-cell office:value-type="float" office:value="4.86406658428267E+017" calcext:value-type="float">
            <text:p>4.86406658428267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65" calcext:value-type="float">
            <text:p>65</text:p>
          </table:table-cell>
          <table:table-cell office:value-type="float" office:value="4449.452" calcext:value-type="float">
            <text:p>4449.452</text:p>
          </table:table-cell>
          <table:table-cell office:value-type="float" office:value="-0.5843196" calcext:value-type="float">
            <text:p>-0.5843196</text:p>
          </table:table-cell>
          <table:table-cell office:value-type="float" office:value="4.274675" calcext:value-type="float">
            <text:p>4.274675</text:p>
          </table:table-cell>
          <table:table-cell office:value-type="float" office:value="62.11616" calcext:value-type="float">
            <text:p>62.11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5453E+018" calcext:value-type="float">
            <text:p>1.23765149575453E+018</text:p>
          </table:table-cell>
          <table:table-cell office:value-type="float" office:value="4.86424525492218E+017" calcext:value-type="float">
            <text:p>4.86424525492218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30" calcext:value-type="float">
            <text:p>130</text:p>
          </table:table-cell>
          <table:table-cell office:value-type="float" office:value="4910.278" calcext:value-type="float">
            <text:p>4910.278</text:p>
          </table:table-cell>
          <table:table-cell office:value-type="float" office:value="-0.2417865" calcext:value-type="float">
            <text:p>-0.2417865</text:p>
          </table:table-cell>
          <table:table-cell office:value-type="float" office:value="4.39791" calcext:value-type="float">
            <text:p>4.39791</text:p>
          </table:table-cell>
          <table:table-cell office:value-type="float" office:value="65.82651" calcext:value-type="float">
            <text:p>65.82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5506E+018" calcext:value-type="float">
            <text:p>1.23765149575506E+018</text:p>
          </table:table-cell>
          <table:table-cell office:value-type="float" office:value="4.86430847684078E+017" calcext:value-type="float">
            <text:p>4.86430847684078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53" calcext:value-type="float">
            <text:p>153</text:p>
          </table:table-cell>
          <table:table-cell office:value-type="float" office:value="4943.515" calcext:value-type="float">
            <text:p>4943.515</text:p>
          </table:table-cell>
          <table:table-cell office:value-type="float" office:value="-0.3680056" calcext:value-type="float">
            <text:p>-0.3680056</text:p>
          </table:table-cell>
          <table:table-cell office:value-type="float" office:value="4.401031" calcext:value-type="float">
            <text:p>4.401031</text:p>
          </table:table-cell>
          <table:table-cell office:value-type="float" office:value="47.24201" calcext:value-type="float">
            <text:p>47.24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402E+018" calcext:value-type="float">
            <text:p>1.23765127295402E+018</text:p>
          </table:table-cell>
          <table:table-cell office:value-type="float" office:value="4.86442117678262E+017" calcext:value-type="float">
            <text:p>4.86442117678262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94" calcext:value-type="float">
            <text:p>194</text:p>
          </table:table-cell>
          <table:table-cell office:value-type="float" office:value="6133.21" calcext:value-type="float">
            <text:p>6133.21</text:p>
          </table:table-cell>
          <table:table-cell office:value-type="float" office:value="-1.119908" calcext:value-type="float">
            <text:p>-1.119908</text:p>
          </table:table-cell>
          <table:table-cell office:value-type="float" office:value="4.002266" calcext:value-type="float">
            <text:p>4.002266</text:p>
          </table:table-cell>
          <table:table-cell office:value-type="float" office:value="57.42992" calcext:value-type="float">
            <text:p>57.42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396716E+018" calcext:value-type="float">
            <text:p>1.23767370396716E+018</text:p>
          </table:table-cell>
          <table:table-cell office:value-type="float" office:value="4.86464382788725E+017" calcext:value-type="float">
            <text:p>4.86464382788725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275" calcext:value-type="float">
            <text:p>275</text:p>
          </table:table-cell>
          <table:table-cell office:value-type="float" office:value="5980.587" calcext:value-type="float">
            <text:p>5980.587</text:p>
          </table:table-cell>
          <table:table-cell office:value-type="float" office:value="-0.2835867" calcext:value-type="float">
            <text:p>-0.2835867</text:p>
          </table:table-cell>
          <table:table-cell office:value-type="float" office:value="4.081365" calcext:value-type="float">
            <text:p>4.081365</text:p>
          </table:table-cell>
          <table:table-cell office:value-type="float" office:value="37.97829" calcext:value-type="float">
            <text:p>37.97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989205E+018" calcext:value-type="float">
            <text:p>1.23767330989205E+018</text:p>
          </table:table-cell>
          <table:table-cell office:value-type="float" office:value="4.86481700096862E+017" calcext:value-type="float">
            <text:p>4.86481700096862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338" calcext:value-type="float">
            <text:p>338</text:p>
          </table:table-cell>
          <table:table-cell office:value-type="float" office:value="4581.49" calcext:value-type="float">
            <text:p>4581.49</text:p>
          </table:table-cell>
          <table:table-cell office:value-type="float" office:value="-0.6129326" calcext:value-type="float">
            <text:p>-0.6129326</text:p>
          </table:table-cell>
          <table:table-cell office:value-type="float" office:value="4.351195" calcext:value-type="float">
            <text:p>4.351195</text:p>
          </table:table-cell>
          <table:table-cell office:value-type="float" office:value="32.51292" calcext:value-type="float">
            <text:p>32.51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881818E+018" calcext:value-type="float">
            <text:p>1.23767330881818E+018</text:p>
          </table:table-cell>
          <table:table-cell office:value-type="float" office:value="4.86497093259651E+017" calcext:value-type="float">
            <text:p>4.86497093259651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394" calcext:value-type="float">
            <text:p>394</text:p>
          </table:table-cell>
          <table:table-cell office:value-type="float" office:value="8194.178" calcext:value-type="float">
            <text:p>8194.178</text:p>
          </table:table-cell>
          <table:table-cell office:value-type="float" office:value="-0.6100117" calcext:value-type="float">
            <text:p>-0.6100117</text:p>
          </table:table-cell>
          <table:table-cell office:value-type="float" office:value="4.324382" calcext:value-type="float">
            <text:p>4.324382</text:p>
          </table:table-cell>
          <table:table-cell office:value-type="float" office:value="35.36034" calcext:value-type="float">
            <text:p>35.36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881824E+018" calcext:value-type="float">
            <text:p>1.23767330881824E+018</text:p>
          </table:table-cell>
          <table:table-cell office:value-type="float" office:value="4.86509462765464E+017" calcext:value-type="float">
            <text:p>4.86509462765464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39" calcext:value-type="float">
            <text:p>439</text:p>
          </table:table-cell>
          <table:table-cell office:value-type="float" office:value="5207.08" calcext:value-type="float">
            <text:p>5207.08</text:p>
          </table:table-cell>
          <table:table-cell office:value-type="float" office:value="-0.329099" calcext:value-type="float">
            <text:p>-0.329099</text:p>
          </table:table-cell>
          <table:table-cell office:value-type="float" office:value="4.371308" calcext:value-type="float">
            <text:p>4.371308</text:p>
          </table:table-cell>
          <table:table-cell office:value-type="float" office:value="57.35942" calcext:value-type="float">
            <text:p>57.35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1042918E+018" calcext:value-type="float">
            <text:p>1.23767331042918E+018</text:p>
          </table:table-cell>
          <table:table-cell office:value-type="float" office:value="4.8651248642244E+017" calcext:value-type="float">
            <text:p>4.8651248642244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50" calcext:value-type="float">
            <text:p>450</text:p>
          </table:table-cell>
          <table:table-cell office:value-type="float" office:value="6245.199" calcext:value-type="float">
            <text:p>6245.199</text:p>
          </table:table-cell>
          <table:table-cell office:value-type="float" office:value="-0.5734077" calcext:value-type="float">
            <text:p>-0.5734077</text:p>
          </table:table-cell>
          <table:table-cell office:value-type="float" office:value="4.091558" calcext:value-type="float">
            <text:p>4.091558</text:p>
          </table:table-cell>
          <table:table-cell office:value-type="float" office:value="34.13799" calcext:value-type="float">
            <text:p>34.137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450449E+018" calcext:value-type="float">
            <text:p>1.23767370450449E+018</text:p>
          </table:table-cell>
          <table:table-cell office:value-type="float" office:value="4.8651605983523E+017" calcext:value-type="float">
            <text:p>4.8651605983523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63" calcext:value-type="float">
            <text:p>463</text:p>
          </table:table-cell>
          <table:table-cell office:value-type="float" office:value="5616.75" calcext:value-type="float">
            <text:p>5616.75</text:p>
          </table:table-cell>
          <table:table-cell office:value-type="float" office:value="-0.5026339" calcext:value-type="float">
            <text:p>-0.5026339</text:p>
          </table:table-cell>
          <table:table-cell office:value-type="float" office:value="4.285797" calcext:value-type="float">
            <text:p>4.285797</text:p>
          </table:table-cell>
          <table:table-cell office:value-type="float" office:value="31.89113" calcext:value-type="float">
            <text:p>31.89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899E+018" calcext:value-type="float">
            <text:p>1.23765079567899E+018</text:p>
          </table:table-cell>
          <table:table-cell office:value-type="float" office:value="5.29201026125818E+017" calcext:value-type="float">
            <text:p>5.29201026125818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102" calcext:value-type="float">
            <text:p>102</text:p>
          </table:table-cell>
          <table:table-cell office:value-type="float" office:value="6133.021" calcext:value-type="float">
            <text:p>6133.021</text:p>
          </table:table-cell>
          <table:table-cell office:value-type="float" office:value="-1.719989" calcext:value-type="float">
            <text:p>-1.719989</text:p>
          </table:table-cell>
          <table:table-cell office:value-type="float" office:value="4.15815" calcext:value-type="float">
            <text:p>4.15815</text:p>
          </table:table-cell>
          <table:table-cell office:value-type="float" office:value="39.09952" calcext:value-type="float">
            <text:p>39.09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761E+018" calcext:value-type="float">
            <text:p>1.2376744598761E+018</text:p>
          </table:table-cell>
          <table:table-cell office:value-type="float" office:value="5.29229888306047E+017" calcext:value-type="float">
            <text:p>5.29229888306047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207" calcext:value-type="float">
            <text:p>207</text:p>
          </table:table-cell>
          <table:table-cell office:value-type="float" office:value="4825.096" calcext:value-type="float">
            <text:p>4825.096</text:p>
          </table:table-cell>
          <table:table-cell office:value-type="float" office:value="-0.2461815" calcext:value-type="float">
            <text:p>-0.2461815</text:p>
          </table:table-cell>
          <table:table-cell office:value-type="float" office:value="4.449984" calcext:value-type="float">
            <text:p>4.449984</text:p>
          </table:table-cell>
          <table:table-cell office:value-type="float" office:value="41.89691" calcext:value-type="float">
            <text:p>41.896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84E+018" calcext:value-type="float">
            <text:p>1.23767446094984E+018</text:p>
          </table:table-cell>
          <table:table-cell office:value-type="float" office:value="5.29233736596744E+017" calcext:value-type="float">
            <text:p>5.29233736596744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221" calcext:value-type="float">
            <text:p>221</text:p>
          </table:table-cell>
          <table:table-cell office:value-type="float" office:value="4633.89" calcext:value-type="float">
            <text:p>4633.89</text:p>
          </table:table-cell>
          <table:table-cell office:value-type="float" office:value="-0.4401293" calcext:value-type="float">
            <text:p>-0.4401293</text:p>
          </table:table-cell>
          <table:table-cell office:value-type="float" office:value="4.104437" calcext:value-type="float">
            <text:p>4.104437</text:p>
          </table:table-cell>
          <table:table-cell office:value-type="float" office:value="42.92689" calcext:value-type="float">
            <text:p>42.926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02371E+018" calcext:value-type="float">
            <text:p>1.23767446202371E+018</text:p>
          </table:table-cell>
          <table:table-cell office:value-type="float" office:value="5.29261774143253E+017" calcext:value-type="float">
            <text:p>5.29261774143253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323" calcext:value-type="float">
            <text:p>323</text:p>
          </table:table-cell>
          <table:table-cell office:value-type="float" office:value="6031.699" calcext:value-type="float">
            <text:p>6031.699</text:p>
          </table:table-cell>
          <table:table-cell office:value-type="float" office:value="-0.8365558" calcext:value-type="float">
            <text:p>-0.8365558</text:p>
          </table:table-cell>
          <table:table-cell office:value-type="float" office:value="4.210255" calcext:value-type="float">
            <text:p>4.210255</text:p>
          </table:table-cell>
          <table:table-cell office:value-type="float" office:value="35.25106" calcext:value-type="float">
            <text:p>35.25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481E+018" calcext:value-type="float">
            <text:p>1.2376487217481E+018</text:p>
          </table:table-cell>
          <table:table-cell office:value-type="float" office:value="5.2928266486418E+017" calcext:value-type="float">
            <text:p>5.2928266486418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399" calcext:value-type="float">
            <text:p>399</text:p>
          </table:table-cell>
          <table:table-cell office:value-type="float" office:value="5479.733" calcext:value-type="float">
            <text:p>5479.733</text:p>
          </table:table-cell>
          <table:table-cell office:value-type="float" office:value="-0.1929744" calcext:value-type="float">
            <text:p>-0.1929744</text:p>
          </table:table-cell>
          <table:table-cell office:value-type="float" office:value="4.438973" calcext:value-type="float">
            <text:p>4.438973</text:p>
          </table:table-cell>
          <table:table-cell office:value-type="float" office:value="46.62658" calcext:value-type="float">
            <text:p>46.6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986809E+018" calcext:value-type="float">
            <text:p>1.23767370986809E+018</text:p>
          </table:table-cell>
          <table:table-cell office:value-type="float" office:value="5.29327744840919E+017" calcext:value-type="float">
            <text:p>5.29327744840919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563" calcext:value-type="float">
            <text:p>563</text:p>
          </table:table-cell>
          <table:table-cell office:value-type="float" office:value="6120.994" calcext:value-type="float">
            <text:p>6120.994</text:p>
          </table:table-cell>
          <table:table-cell office:value-type="float" office:value="-0.4502153" calcext:value-type="float">
            <text:p>-0.4502153</text:p>
          </table:table-cell>
          <table:table-cell office:value-type="float" office:value="4.073978" calcext:value-type="float">
            <text:p>4.073978</text:p>
          </table:table-cell>
          <table:table-cell office:value-type="float" office:value="35.51617" calcext:value-type="float">
            <text:p>35.516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933135E+018" calcext:value-type="float">
            <text:p>1.23767370933135E+018</text:p>
          </table:table-cell>
          <table:table-cell office:value-type="float" office:value="5.29341488736266E+017" calcext:value-type="float">
            <text:p>5.29341488736266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613" calcext:value-type="float">
            <text:p>613</text:p>
          </table:table-cell>
          <table:table-cell office:value-type="float" office:value="5598.417" calcext:value-type="float">
            <text:p>5598.417</text:p>
          </table:table-cell>
          <table:table-cell office:value-type="float" office:value="-0.7113119" calcext:value-type="float">
            <text:p>-0.7113119</text:p>
          </table:table-cell>
          <table:table-cell office:value-type="float" office:value="4.231803" calcext:value-type="float">
            <text:p>4.231803</text:p>
          </table:table-cell>
          <table:table-cell office:value-type="float" office:value="30.84061" calcext:value-type="float">
            <text:p>30.84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41408E+018" calcext:value-type="float">
            <text:p>1.23767446041408E+018</text:p>
          </table:table-cell>
          <table:table-cell office:value-type="float" office:value="5.30302461815056E+017" calcext:value-type="float">
            <text:p>5.30302461815056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13" calcext:value-type="float">
            <text:p>13</text:p>
          </table:table-cell>
          <table:table-cell office:value-type="float" office:value="6114.151" calcext:value-type="float">
            <text:p>6114.151</text:p>
          </table:table-cell>
          <table:table-cell office:value-type="float" office:value="-2.099566" calcext:value-type="float">
            <text:p>-2.099566</text:p>
          </table:table-cell>
          <table:table-cell office:value-type="float" office:value="4.210984" calcext:value-type="float">
            <text:p>4.210984</text:p>
          </table:table-cell>
          <table:table-cell office:value-type="float" office:value="42.91363" calcext:value-type="float">
            <text:p>42.91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8569E+018" calcext:value-type="float">
            <text:p>1.23764872228569E+018</text:p>
          </table:table-cell>
          <table:table-cell office:value-type="float" office:value="5.30323627413891E+017" calcext:value-type="float">
            <text:p>5.30323627413891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90" calcext:value-type="float">
            <text:p>90</text:p>
          </table:table-cell>
          <table:table-cell office:value-type="float" office:value="5712.513" calcext:value-type="float">
            <text:p>5712.513</text:p>
          </table:table-cell>
          <table:table-cell office:value-type="float" office:value="-0.5963476" calcext:value-type="float">
            <text:p>-0.5963476</text:p>
          </table:table-cell>
          <table:table-cell office:value-type="float" office:value="4.139176" calcext:value-type="float">
            <text:p>4.139176</text:p>
          </table:table-cell>
          <table:table-cell office:value-type="float" office:value="31.94492" calcext:value-type="float">
            <text:p>31.94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41376E+018" calcext:value-type="float">
            <text:p>1.23767446041376E+018</text:p>
          </table:table-cell>
          <table:table-cell office:value-type="float" office:value="5.30324452047612E+017" calcext:value-type="float">
            <text:p>5.30324452047612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93" calcext:value-type="float">
            <text:p>93</text:p>
          </table:table-cell>
          <table:table-cell office:value-type="float" office:value="7345.108" calcext:value-type="float">
            <text:p>7345.108</text:p>
          </table:table-cell>
          <table:table-cell office:value-type="float" office:value="0.110756" calcext:value-type="float">
            <text:p>0.110756</text:p>
          </table:table-cell>
          <table:table-cell office:value-type="float" office:value="4.000205" calcext:value-type="float">
            <text:p>4.000205</text:p>
          </table:table-cell>
          <table:table-cell office:value-type="float" office:value="50.95948" calcext:value-type="float">
            <text:p>50.95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975E+018" calcext:value-type="float">
            <text:p>1.23765175453975E+018</text:p>
          </table:table-cell>
          <table:table-cell office:value-type="float" office:value="5.70968731199498E+017" calcext:value-type="float">
            <text:p>5.70968731199498E+017</text:p>
          </table:table-cell>
          <table:table-cell office:value-type="float" office:value="507" calcext:value-type="float">
            <text:p>507</text:p>
          </table:table-cell>
          <table:table-cell office:value-type="float" office:value="52353" calcext:value-type="float">
            <text:p>52353</text:p>
          </table:table-cell>
          <table:table-cell office:value-type="float" office:value="500" calcext:value-type="float">
            <text:p>500</text:p>
          </table:table-cell>
          <table:table-cell office:value-type="float" office:value="5476.382" calcext:value-type="float">
            <text:p>5476.382</text:p>
          </table:table-cell>
          <table:table-cell office:value-type="float" office:value="-0.1440798" calcext:value-type="float">
            <text:p>-0.1440798</text:p>
          </table:table-cell>
          <table:table-cell office:value-type="float" office:value="4.196568" calcext:value-type="float">
            <text:p>4.196568</text:p>
          </table:table-cell>
          <table:table-cell office:value-type="float" office:value="43.84766" calcext:value-type="float">
            <text:p>43.84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3032492E+018" calcext:value-type="float">
            <text:p>1.23765403032492E+018</text:p>
          </table:table-cell>
          <table:table-cell office:value-type="float" office:value="5.7098384948438E+017" calcext:value-type="float">
            <text:p>5.7098384948438E+017</text:p>
          </table:table-cell>
          <table:table-cell office:value-type="float" office:value="507" calcext:value-type="float">
            <text:p>507</text:p>
          </table:table-cell>
          <table:table-cell office:value-type="float" office:value="52353" calcext:value-type="float">
            <text:p>52353</text:p>
          </table:table-cell>
          <table:table-cell office:value-type="float" office:value="555" calcext:value-type="float">
            <text:p>555</text:p>
          </table:table-cell>
          <table:table-cell office:value-type="float" office:value="6426.192" calcext:value-type="float">
            <text:p>6426.192</text:p>
          </table:table-cell>
          <table:table-cell office:value-type="float" office:value="-1.599387" calcext:value-type="float">
            <text:p>-1.599387</text:p>
          </table:table-cell>
          <table:table-cell office:value-type="float" office:value="4.282074" calcext:value-type="float">
            <text:p>4.282074</text:p>
          </table:table-cell>
          <table:table-cell office:value-type="float" office:value="36.75594" calcext:value-type="float">
            <text:p>36.755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038E+018" calcext:value-type="float">
            <text:p>1.23765175293038E+018</text:p>
          </table:table-cell>
          <table:table-cell office:value-type="float" office:value="5.71980007237249E+017" calcext:value-type="float">
            <text:p>5.71980007237249E+017</text:p>
          </table:table-cell>
          <table:table-cell office:value-type="float" office:value="508" calcext:value-type="float">
            <text:p>508</text:p>
          </table:table-cell>
          <table:table-cell office:value-type="float" office:value="52366" calcext:value-type="float">
            <text:p>52366</text:p>
          </table:table-cell>
          <table:table-cell office:value-type="float" office:value="83" calcext:value-type="float">
            <text:p>83</text:p>
          </table:table-cell>
          <table:table-cell office:value-type="float" office:value="4729.271" calcext:value-type="float">
            <text:p>4729.271</text:p>
          </table:table-cell>
          <table:table-cell office:value-type="float" office:value="-0.3167131" calcext:value-type="float">
            <text:p>-0.3167131</text:p>
          </table:table-cell>
          <table:table-cell office:value-type="float" office:value="4.134785" calcext:value-type="float">
            <text:p>4.134785</text:p>
          </table:table-cell>
          <table:table-cell office:value-type="float" office:value="43.421" calcext:value-type="float">
            <text:p>43.42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39002955E+018" calcext:value-type="float">
            <text:p>1.23765439002955E+018</text:p>
          </table:table-cell>
          <table:table-cell office:value-type="float" office:value="6.13672385899424E+017" calcext:value-type="float">
            <text:p>6.13672385899424E+017</text:p>
          </table:table-cell>
          <table:table-cell office:value-type="float" office:value="545" calcext:value-type="float">
            <text:p>545</text:p>
          </table:table-cell>
          <table:table-cell office:value-type="float" office:value="52202" calcext:value-type="float">
            <text:p>52202</text:p>
          </table:table-cell>
          <table:table-cell office:value-type="float" office:value="207" calcext:value-type="float">
            <text:p>207</text:p>
          </table:table-cell>
          <table:table-cell office:value-type="float" office:value="6364.18" calcext:value-type="float">
            <text:p>6364.18</text:p>
          </table:table-cell>
          <table:table-cell office:value-type="float" office:value="-0.3209898" calcext:value-type="float">
            <text:p>-0.3209898</text:p>
          </table:table-cell>
          <table:table-cell office:value-type="float" office:value="4.10742" calcext:value-type="float">
            <text:p>4.10742</text:p>
          </table:table-cell>
          <table:table-cell office:value-type="float" office:value="47.12079" calcext:value-type="float">
            <text:p>47.120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298E+018" calcext:value-type="float">
            <text:p>1.2376543857298E+018</text:p>
          </table:table-cell>
          <table:table-cell office:value-type="float" office:value="6.14746059054279E+017" calcext:value-type="float">
            <text:p>6.14746059054279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17" calcext:value-type="float">
            <text:p>17</text:p>
          </table:table-cell>
          <table:table-cell office:value-type="float" office:value="5671.157" calcext:value-type="float">
            <text:p>5671.157</text:p>
          </table:table-cell>
          <table:table-cell office:value-type="float" office:value="-0.8093277" calcext:value-type="float">
            <text:p>-0.8093277</text:p>
          </table:table-cell>
          <table:table-cell office:value-type="float" office:value="4.190031" calcext:value-type="float">
            <text:p>4.190031</text:p>
          </table:table-cell>
          <table:table-cell office:value-type="float" office:value="31.78478" calcext:value-type="float">
            <text:p>31.7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647E+018" calcext:value-type="float">
            <text:p>1.23765438626647E+018</text:p>
          </table:table-cell>
          <table:table-cell office:value-type="float" office:value="6.14776295624043E+017" calcext:value-type="float">
            <text:p>6.14776295624043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127" calcext:value-type="float">
            <text:p>127</text:p>
          </table:table-cell>
          <table:table-cell office:value-type="float" office:value="7579.854" calcext:value-type="float">
            <text:p>7579.854</text:p>
          </table:table-cell>
          <table:table-cell office:value-type="float" office:value="-0.3546302" calcext:value-type="float">
            <text:p>-0.3546302</text:p>
          </table:table-cell>
          <table:table-cell office:value-type="float" office:value="4.06458" calcext:value-type="float">
            <text:p>4.06458</text:p>
          </table:table-cell>
          <table:table-cell office:value-type="float" office:value="52.41759" calcext:value-type="float">
            <text:p>52.417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711E+018" calcext:value-type="float">
            <text:p>1.23765460532711E+018</text:p>
          </table:table-cell>
          <table:table-cell office:value-type="float" office:value="6.51938416484706E+017" calcext:value-type="float">
            <text:p>6.51938416484706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154" calcext:value-type="float">
            <text:p>154</text:p>
          </table:table-cell>
          <table:table-cell office:value-type="float" office:value="5005.807" calcext:value-type="float">
            <text:p>5005.807</text:p>
          </table:table-cell>
          <table:table-cell office:value-type="float" office:value="-0.08692484" calcext:value-type="float">
            <text:p>-0.08692484</text:p>
          </table:table-cell>
          <table:table-cell office:value-type="float" office:value="4.435797" calcext:value-type="float">
            <text:p>4.435797</text:p>
          </table:table-cell>
          <table:table-cell office:value-type="float" office:value="45.51699" calcext:value-type="float">
            <text:p>45.51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908E+018" calcext:value-type="float">
            <text:p>1.23765460156908E+018</text:p>
          </table:table-cell>
          <table:table-cell office:value-type="float" office:value="6.5203160009516E+017" calcext:value-type="float">
            <text:p>6.5203160009516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493" calcext:value-type="float">
            <text:p>493</text:p>
          </table:table-cell>
          <table:table-cell office:value-type="float" office:value="6014.539" calcext:value-type="float">
            <text:p>6014.539</text:p>
          </table:table-cell>
          <table:table-cell office:value-type="float" office:value="-1.264727" calcext:value-type="float">
            <text:p>-1.264727</text:p>
          </table:table-cell>
          <table:table-cell office:value-type="float" office:value="4.003474" calcext:value-type="float">
            <text:p>4.003474</text:p>
          </table:table-cell>
          <table:table-cell office:value-type="float" office:value="34.86534" calcext:value-type="float">
            <text:p>34.865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640091E+018" calcext:value-type="float">
            <text:p>1.23765460640091E+018</text:p>
          </table:table-cell>
          <table:table-cell office:value-type="float" office:value="6.52055239595158E+017" calcext:value-type="float">
            <text:p>6.52055239595158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579" calcext:value-type="float">
            <text:p>579</text:p>
          </table:table-cell>
          <table:table-cell office:value-type="float" office:value="7694.385" calcext:value-type="float">
            <text:p>7694.385</text:p>
          </table:table-cell>
          <table:table-cell office:value-type="float" office:value="-1.563893" calcext:value-type="float">
            <text:p>-1.563893</text:p>
          </table:table-cell>
          <table:table-cell office:value-type="float" office:value="4.092865" calcext:value-type="float">
            <text:p>4.092865</text:p>
          </table:table-cell>
          <table:table-cell office:value-type="float" office:value="30.34341" calcext:value-type="float">
            <text:p>30.34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9115E+018" calcext:value-type="float">
            <text:p>1.23765460479115E+018</text:p>
          </table:table-cell>
          <table:table-cell office:value-type="float" office:value="6.53060743482075E+017" calcext:value-type="float">
            <text:p>6.53060743482075E+017</text:p>
          </table:table-cell>
          <table:table-cell office:value-type="float" office:value="580" calcext:value-type="float">
            <text:p>580</text:p>
          </table:table-cell>
          <table:table-cell office:value-type="float" office:value="52368" calcext:value-type="float">
            <text:p>52368</text:p>
          </table:table-cell>
          <table:table-cell office:value-type="float" office:value="141" calcext:value-type="float">
            <text:p>141</text:p>
          </table:table-cell>
          <table:table-cell office:value-type="float" office:value="6177.948" calcext:value-type="float">
            <text:p>6177.948</text:p>
          </table:table-cell>
          <table:table-cell office:value-type="float" office:value="-1.429995" calcext:value-type="float">
            <text:p>-1.429995</text:p>
          </table:table-cell>
          <table:table-cell office:value-type="float" office:value="4.136479" calcext:value-type="float">
            <text:p>4.136479</text:p>
          </table:table-cell>
          <table:table-cell office:value-type="float" office:value="38.1558" calcext:value-type="float">
            <text:p>38.1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692571E+018" calcext:value-type="float">
            <text:p>1.23767176692571E+018</text:p>
          </table:table-cell>
          <table:table-cell office:value-type="float" office:value="6.92503798630869E+017" calcext:value-type="float">
            <text:p>6.92503798630869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274" calcext:value-type="float">
            <text:p>274</text:p>
          </table:table-cell>
          <table:table-cell office:value-type="float" office:value="4845.636" calcext:value-type="float">
            <text:p>4845.636</text:p>
          </table:table-cell>
          <table:table-cell office:value-type="float" office:value="-0.2765484" calcext:value-type="float">
            <text:p>-0.2765484</text:p>
          </table:table-cell>
          <table:table-cell office:value-type="float" office:value="4.080385" calcext:value-type="float">
            <text:p>4.080385</text:p>
          </table:table-cell>
          <table:table-cell office:value-type="float" office:value="46.07809" calcext:value-type="float">
            <text:p>46.07809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7193872459E+018" calcext:value-type="float">
            <text:p>1.23767193872459E+018</text:p>
          </table:table-cell>
          <table:table-cell office:value-type="float" office:value="6.92505173020404E+017" calcext:value-type="float">
            <text:p>6.92505173020404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279" calcext:value-type="float">
            <text:p>279</text:p>
          </table:table-cell>
          <table:table-cell office:value-type="float" office:value="6041.958" calcext:value-type="float">
            <text:p>6041.958</text:p>
          </table:table-cell>
          <table:table-cell office:value-type="float" office:value="-1.596666" calcext:value-type="float">
            <text:p>-1.596666</text:p>
          </table:table-cell>
          <table:table-cell office:value-type="float" office:value="4.257185" calcext:value-type="float">
            <text:p>4.257185</text:p>
          </table:table-cell>
          <table:table-cell office:value-type="float" office:value="33.79736" calcext:value-type="float">
            <text:p>33.79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146E+018" calcext:value-type="float">
            <text:p>1.23767193926146E+018</text:p>
          </table:table-cell>
          <table:table-cell office:value-type="float" office:value="6.92527163252959E+017" calcext:value-type="float">
            <text:p>6.92527163252959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359" calcext:value-type="float">
            <text:p>359</text:p>
          </table:table-cell>
          <table:table-cell office:value-type="float" office:value="5255.228" calcext:value-type="float">
            <text:p>5255.228</text:p>
          </table:table-cell>
          <table:table-cell office:value-type="float" office:value="0.1025903" calcext:value-type="float">
            <text:p>0.1025903</text:p>
          </table:table-cell>
          <table:table-cell office:value-type="float" office:value="4.402637" calcext:value-type="float">
            <text:p>4.402637</text:p>
          </table:table-cell>
          <table:table-cell office:value-type="float" office:value="46.34138" calcext:value-type="float">
            <text:p>46.34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3647E+018" calcext:value-type="float">
            <text:p>1.23765289913647E+018</text:p>
          </table:table-cell>
          <table:table-cell office:value-type="float" office:value="7.30791814717532E+017" calcext:value-type="float">
            <text:p>7.30791814717532E+017</text:p>
          </table:table-cell>
          <table:table-cell office:value-type="float" office:value="649" calcext:value-type="float">
            <text:p>649</text:p>
          </table:table-cell>
          <table:table-cell office:value-type="float" office:value="52201" calcext:value-type="float">
            <text:p>52201</text:p>
          </table:table-cell>
          <table:table-cell office:value-type="float" office:value="301" calcext:value-type="float">
            <text:p>301</text:p>
          </table:table-cell>
          <table:table-cell office:value-type="float" office:value="5851.529" calcext:value-type="float">
            <text:p>5851.529</text:p>
          </table:table-cell>
          <table:table-cell office:value-type="float" office:value="-0.7417369" calcext:value-type="float">
            <text:p>-0.7417369</text:p>
          </table:table-cell>
          <table:table-cell office:value-type="float" office:value="4.247813" calcext:value-type="float">
            <text:p>4.247813</text:p>
          </table:table-cell>
          <table:table-cell office:value-type="float" office:value="36.57603" calcext:value-type="float">
            <text:p>36.576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396E+018" calcext:value-type="float">
            <text:p>1.23767465046396E+018</text:p>
          </table:table-cell>
          <table:table-cell office:value-type="float" office:value="3.18767145456527E+017" calcext:value-type="float">
            <text:p>3.18767145456527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00" calcext:value-type="float">
            <text:p>500</text:p>
          </table:table-cell>
          <table:table-cell office:value-type="float" office:value="5964.107" calcext:value-type="float">
            <text:p>5964.107</text:p>
          </table:table-cell>
          <table:table-cell office:value-type="float" office:value="-0.9584028" calcext:value-type="float">
            <text:p>-0.9584028</text:p>
          </table:table-cell>
          <table:table-cell office:value-type="float" office:value="4.143312" calcext:value-type="float">
            <text:p>4.143312</text:p>
          </table:table-cell>
          <table:table-cell office:value-type="float" office:value="38.34959" calcext:value-type="float">
            <text:p>38.34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738E+018" calcext:value-type="float">
            <text:p>1.23767114040738E+018</text:p>
          </table:table-cell>
          <table:table-cell office:value-type="float" office:value="3.18781713985595E+017" calcext:value-type="float">
            <text:p>3.18781713985595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53" calcext:value-type="float">
            <text:p>553</text:p>
          </table:table-cell>
          <table:table-cell office:value-type="float" office:value="5945.146" calcext:value-type="float">
            <text:p>5945.146</text:p>
          </table:table-cell>
          <table:table-cell office:value-type="float" office:value="-0.6694876" calcext:value-type="float">
            <text:p>-0.6694876</text:p>
          </table:table-cell>
          <table:table-cell office:value-type="float" office:value="4.085921" calcext:value-type="float">
            <text:p>4.085921</text:p>
          </table:table-cell>
          <table:table-cell office:value-type="float" office:value="44.43015" calcext:value-type="float">
            <text:p>44.430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12608E+018" calcext:value-type="float">
            <text:p>1.23767112912608E+018</text:p>
          </table:table-cell>
          <table:table-cell office:value-type="float" office:value="3.18788036177455E+017" calcext:value-type="float">
            <text:p>3.18788036177455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76" calcext:value-type="float">
            <text:p>576</text:p>
          </table:table-cell>
          <table:table-cell office:value-type="float" office:value="5953.081" calcext:value-type="float">
            <text:p>5953.081</text:p>
          </table:table-cell>
          <table:table-cell office:value-type="float" office:value="-0.3902129" calcext:value-type="float">
            <text:p>-0.3902129</text:p>
          </table:table-cell>
          <table:table-cell office:value-type="float" office:value="4.079116" calcext:value-type="float">
            <text:p>4.079116</text:p>
          </table:table-cell>
          <table:table-cell office:value-type="float" office:value="50.22139" calcext:value-type="float">
            <text:p>50.22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771E+018" calcext:value-type="float">
            <text:p>1.23767114040771E+018</text:p>
          </table:table-cell>
          <table:table-cell office:value-type="float" office:value="3.18803429340244E+017" calcext:value-type="float">
            <text:p>3.18803429340244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632" calcext:value-type="float">
            <text:p>632</text:p>
          </table:table-cell>
          <table:table-cell office:value-type="float" office:value="7292.535" calcext:value-type="float">
            <text:p>7292.535</text:p>
          </table:table-cell>
          <table:table-cell office:value-type="float" office:value="-0.9850334" calcext:value-type="float">
            <text:p>-0.9850334</text:p>
          </table:table-cell>
          <table:table-cell office:value-type="float" office:value="4.230956" calcext:value-type="float">
            <text:p>4.230956</text:p>
          </table:table-cell>
          <table:table-cell office:value-type="float" office:value="35.34089" calcext:value-type="float">
            <text:p>35.340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9E+018" calcext:value-type="float">
            <text:p>1.237648703519E+018</text:p>
          </table:table-cell>
          <table:table-cell office:value-type="float" office:value="3.45720843411679E+017" calcext:value-type="float">
            <text:p>3.45720843411679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253" calcext:value-type="float">
            <text:p>253</text:p>
          </table:table-cell>
          <table:table-cell office:value-type="float" office:value="8066.011" calcext:value-type="float">
            <text:p>8066.011</text:p>
          </table:table-cell>
          <table:table-cell office:value-type="float" office:value="-1.606911" calcext:value-type="float">
            <text:p>-1.606911</text:p>
          </table:table-cell>
          <table:table-cell office:value-type="float" office:value="4.100595" calcext:value-type="float">
            <text:p>4.100595</text:p>
          </table:table-cell>
          <table:table-cell office:value-type="float" office:value="52.57468" calcext:value-type="float">
            <text:p>52.574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981E+018" calcext:value-type="float">
            <text:p>1.23764870512981E+018</text:p>
          </table:table-cell>
          <table:table-cell office:value-type="float" office:value="3.45778292894231E+017" calcext:value-type="float">
            <text:p>3.45778292894231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462" calcext:value-type="float">
            <text:p>462</text:p>
          </table:table-cell>
          <table:table-cell office:value-type="float" office:value="5907.775" calcext:value-type="float">
            <text:p>5907.775</text:p>
          </table:table-cell>
          <table:table-cell office:value-type="float" office:value="-0.4628184" calcext:value-type="float">
            <text:p>-0.4628184</text:p>
          </table:table-cell>
          <table:table-cell office:value-type="float" office:value="4.304054" calcext:value-type="float">
            <text:p>4.304054</text:p>
          </table:table-cell>
          <table:table-cell office:value-type="float" office:value="40.6241" calcext:value-type="float">
            <text:p>40.62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701E+018" calcext:value-type="float">
            <text:p>1.23764870566701E+018</text:p>
          </table:table-cell>
          <table:table-cell office:value-type="float" office:value="3.45805505807018E+017" calcext:value-type="float">
            <text:p>3.45805505807018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561" calcext:value-type="float">
            <text:p>561</text:p>
          </table:table-cell>
          <table:table-cell office:value-type="float" office:value="5872.943" calcext:value-type="float">
            <text:p>5872.943</text:p>
          </table:table-cell>
          <table:table-cell office:value-type="float" office:value="-0.4295987" calcext:value-type="float">
            <text:p>-0.4295987</text:p>
          </table:table-cell>
          <table:table-cell office:value-type="float" office:value="4.049012" calcext:value-type="float">
            <text:p>4.049012</text:p>
          </table:table-cell>
          <table:table-cell office:value-type="float" office:value="52.17595" calcext:value-type="float">
            <text:p>52.17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35E+018" calcext:value-type="float">
            <text:p>1.2376487029835E+018</text:p>
          </table:table-cell>
          <table:table-cell office:value-type="float" office:value="3.46791217964542E+017" calcext:value-type="float">
            <text:p>3.46791217964542E+017</text:p>
          </table:table-cell>
          <table:table-cell office:value-type="float" office:value="308" calcext:value-type="float">
            <text:p>308</text:p>
          </table:table-cell>
          <table:table-cell office:value-type="float" office:value="51662" calcext:value-type="float">
            <text:p>51662</text:p>
          </table:table-cell>
          <table:table-cell office:value-type="float" office:value="51" calcext:value-type="float">
            <text:p>51</text:p>
          </table:table-cell>
          <table:table-cell office:value-type="float" office:value="5955.41" calcext:value-type="float">
            <text:p>5955.41</text:p>
          </table:table-cell>
          <table:table-cell office:value-type="float" office:value="-0.6512673" calcext:value-type="float">
            <text:p>-0.6512673</text:p>
          </table:table-cell>
          <table:table-cell office:value-type="float" office:value="4.052735" calcext:value-type="float">
            <text:p>4.052735</text:p>
          </table:table-cell>
          <table:table-cell office:value-type="float" office:value="42.94642" calcext:value-type="float">
            <text:p>42.94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057E+018" calcext:value-type="float">
            <text:p>1.23764870352057E+018</text:p>
          </table:table-cell>
          <table:table-cell office:value-type="float" office:value="3.46795066255239E+017" calcext:value-type="float">
            <text:p>3.46795066255239E+017</text:p>
          </table:table-cell>
          <table:table-cell office:value-type="float" office:value="308" calcext:value-type="float">
            <text:p>308</text:p>
          </table:table-cell>
          <table:table-cell office:value-type="float" office:value="51662" calcext:value-type="float">
            <text:p>51662</text:p>
          </table:table-cell>
          <table:table-cell office:value-type="float" office:value="65" calcext:value-type="float">
            <text:p>65</text:p>
          </table:table-cell>
          <table:table-cell office:value-type="float" office:value="5084.861" calcext:value-type="float">
            <text:p>5084.861</text:p>
          </table:table-cell>
          <table:table-cell office:value-type="float" office:value="-1.328066" calcext:value-type="float">
            <text:p>-1.328066</text:p>
          </table:table-cell>
          <table:table-cell office:value-type="float" office:value="4.466542" calcext:value-type="float">
            <text:p>4.466542</text:p>
          </table:table-cell>
          <table:table-cell office:value-type="float" office:value="33.65586" calcext:value-type="float">
            <text:p>33.6558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87725E+018" calcext:value-type="float">
            <text:p>1.23767194087725E+018</text:p>
          </table:table-cell>
          <table:table-cell office:value-type="float" office:value="3.93042175207696E+017" calcext:value-type="float">
            <text:p>3.9304217520769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75" calcext:value-type="float">
            <text:p>375</text:p>
          </table:table-cell>
          <table:table-cell office:value-type="float" office:value="6137.38" calcext:value-type="float">
            <text:p>6137.38</text:p>
          </table:table-cell>
          <table:table-cell office:value-type="float" office:value="-1.121573" calcext:value-type="float">
            <text:p>-1.121573</text:p>
          </table:table-cell>
          <table:table-cell office:value-type="float" office:value="4.059247" calcext:value-type="float">
            <text:p>4.059247</text:p>
          </table:table-cell>
          <table:table-cell office:value-type="float" office:value="82.23229" calcext:value-type="float">
            <text:p>82.232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87745E+018" calcext:value-type="float">
            <text:p>1.23767194087745E+018</text:p>
          </table:table-cell>
          <table:table-cell office:value-type="float" office:value="3.93052345690253E+017" calcext:value-type="float">
            <text:p>3.9305234569025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12" calcext:value-type="float">
            <text:p>412</text:p>
          </table:table-cell>
          <table:table-cell office:value-type="float" office:value="5790.712" calcext:value-type="float">
            <text:p>5790.712</text:p>
          </table:table-cell>
          <table:table-cell office:value-type="float" office:value="-0.5579947" calcext:value-type="float">
            <text:p>-0.5579947</text:p>
          </table:table-cell>
          <table:table-cell office:value-type="float" office:value="4.227327" calcext:value-type="float">
            <text:p>4.227327</text:p>
          </table:table-cell>
          <table:table-cell office:value-type="float" office:value="58.02555" calcext:value-type="float">
            <text:p>58.02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71E+018" calcext:value-type="float">
            <text:p>1.23767194087771E+018</text:p>
          </table:table-cell>
          <table:table-cell office:value-type="float" office:value="3.93060317149555E+017" calcext:value-type="float">
            <text:p>3.930603171495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41" calcext:value-type="float">
            <text:p>441</text:p>
          </table:table-cell>
          <table:table-cell office:value-type="float" office:value="5248.741" calcext:value-type="float">
            <text:p>5248.741</text:p>
          </table:table-cell>
          <table:table-cell office:value-type="float" office:value="0.282749" calcext:value-type="float">
            <text:p>0.282749</text:p>
          </table:table-cell>
          <table:table-cell office:value-type="float" office:value="4.261214" calcext:value-type="float">
            <text:p>4.261214</text:p>
          </table:table-cell>
          <table:table-cell office:value-type="float" office:value="73.00511" calcext:value-type="float">
            <text:p>73.00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5E+018" calcext:value-type="float">
            <text:p>1.2376717685415E+018</text:p>
          </table:table-cell>
          <table:table-cell office:value-type="float" office:value="3.93069662998391E+017" calcext:value-type="float">
            <text:p>3.93069662998391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75" calcext:value-type="float">
            <text:p>475</text:p>
          </table:table-cell>
          <table:table-cell office:value-type="float" office:value="5884.883" calcext:value-type="float">
            <text:p>5884.883</text:p>
          </table:table-cell>
          <table:table-cell office:value-type="float" office:value="-0.7482466" calcext:value-type="float">
            <text:p>-0.7482466</text:p>
          </table:table-cell>
          <table:table-cell office:value-type="float" office:value="4.283232" calcext:value-type="float">
            <text:p>4.283232</text:p>
          </table:table-cell>
          <table:table-cell office:value-type="float" office:value="79.88438" calcext:value-type="float">
            <text:p>79.884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5E+018" calcext:value-type="float">
            <text:p>1.2376717685415E+018</text:p>
          </table:table-cell>
          <table:table-cell office:value-type="float" office:value="3.93070212754205E+017" calcext:value-type="float">
            <text:p>3.930702127542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77" calcext:value-type="float">
            <text:p>477</text:p>
          </table:table-cell>
          <table:table-cell office:value-type="float" office:value="6980.872" calcext:value-type="float">
            <text:p>6980.872</text:p>
          </table:table-cell>
          <table:table-cell office:value-type="float" office:value="-0.5154719" calcext:value-type="float">
            <text:p>-0.5154719</text:p>
          </table:table-cell>
          <table:table-cell office:value-type="float" office:value="4.191134" calcext:value-type="float">
            <text:p>4.191134</text:p>
          </table:table-cell>
          <table:table-cell office:value-type="float" office:value="91.79417" calcext:value-type="float">
            <text:p>91.79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34065E+018" calcext:value-type="float">
            <text:p>1.23767194034065E+018</text:p>
          </table:table-cell>
          <table:table-cell office:value-type="float" office:value="3.93073511289088E+017" calcext:value-type="float">
            <text:p>3.9307351128908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89" calcext:value-type="float">
            <text:p>489</text:p>
          </table:table-cell>
          <table:table-cell office:value-type="float" office:value="5910.626" calcext:value-type="float">
            <text:p>5910.626</text:p>
          </table:table-cell>
          <table:table-cell office:value-type="float" office:value="-0.5632167" calcext:value-type="float">
            <text:p>-0.5632167</text:p>
          </table:table-cell>
          <table:table-cell office:value-type="float" office:value="4.327963" calcext:value-type="float">
            <text:p>4.327963</text:p>
          </table:table-cell>
          <table:table-cell office:value-type="float" office:value="54.26585" calcext:value-type="float">
            <text:p>54.26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34071E+018" calcext:value-type="float">
            <text:p>1.23767194034071E+018</text:p>
          </table:table-cell>
          <table:table-cell office:value-type="float" office:value="3.93078459091413E+017" calcext:value-type="float">
            <text:p>3.9307845909141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07" calcext:value-type="float">
            <text:p>507</text:p>
          </table:table-cell>
          <table:table-cell office:value-type="float" office:value="5609.778" calcext:value-type="float">
            <text:p>5609.778</text:p>
          </table:table-cell>
          <table:table-cell office:value-type="float" office:value="-0.3927347" calcext:value-type="float">
            <text:p>-0.3927347</text:p>
          </table:table-cell>
          <table:table-cell office:value-type="float" office:value="4.274744" calcext:value-type="float">
            <text:p>4.274744</text:p>
          </table:table-cell>
          <table:table-cell office:value-type="float" office:value="60.90864" calcext:value-type="float">
            <text:p>60.90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378E+018" calcext:value-type="float">
            <text:p>1.23767193980378E+018</text:p>
          </table:table-cell>
          <table:table-cell office:value-type="float" office:value="3.93081207870482E+017" calcext:value-type="float">
            <text:p>3.93081207870482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17" calcext:value-type="float">
            <text:p>517</text:p>
          </table:table-cell>
          <table:table-cell office:value-type="float" office:value="5971.422" calcext:value-type="float">
            <text:p>5971.422</text:p>
          </table:table-cell>
          <table:table-cell office:value-type="float" office:value="-0.7752125" calcext:value-type="float">
            <text:p>-0.7752125</text:p>
          </table:table-cell>
          <table:table-cell office:value-type="float" office:value="4.313634" calcext:value-type="float">
            <text:p>4.313634</text:p>
          </table:table-cell>
          <table:table-cell office:value-type="float" office:value="55.09311" calcext:value-type="float">
            <text:p>55.09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95E+018" calcext:value-type="float">
            <text:p>1.23767176854195E+018</text:p>
          </table:table-cell>
          <table:table-cell office:value-type="float" office:value="3.93082032504203E+017" calcext:value-type="float">
            <text:p>3.9308203250420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20" calcext:value-type="float">
            <text:p>520</text:p>
          </table:table-cell>
          <table:table-cell office:value-type="float" office:value="8732.525" calcext:value-type="float">
            <text:p>8732.525</text:p>
          </table:table-cell>
          <table:table-cell office:value-type="float" office:value="-3.403035" calcext:value-type="float">
            <text:p>-3.403035</text:p>
          </table:table-cell>
          <table:table-cell office:value-type="float" office:value="4.416871" calcext:value-type="float">
            <text:p>4.416871</text:p>
          </table:table-cell>
          <table:table-cell office:value-type="float" office:value="35.03214" calcext:value-type="float">
            <text:p>35.03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84E+018" calcext:value-type="float">
            <text:p>1.23767194087784E+018</text:p>
          </table:table-cell>
          <table:table-cell office:value-type="float" office:value="3.93086430550714E+017" calcext:value-type="float">
            <text:p>3.9308643055071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36" calcext:value-type="float">
            <text:p>536</text:p>
          </table:table-cell>
          <table:table-cell office:value-type="float" office:value="5176.881" calcext:value-type="float">
            <text:p>5176.881</text:p>
          </table:table-cell>
          <table:table-cell office:value-type="float" office:value="-0.2565969" calcext:value-type="float">
            <text:p>-0.2565969</text:p>
          </table:table-cell>
          <table:table-cell office:value-type="float" office:value="4.452038" calcext:value-type="float">
            <text:p>4.452038</text:p>
          </table:table-cell>
          <table:table-cell office:value-type="float" office:value="78.52383" calcext:value-type="float">
            <text:p>78.523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71E+018" calcext:value-type="float">
            <text:p>1.23767194087771E+018</text:p>
          </table:table-cell>
          <table:table-cell office:value-type="float" office:value="3.93086980306528E+017" calcext:value-type="float">
            <text:p>3.9308698030652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38" calcext:value-type="float">
            <text:p>538</text:p>
          </table:table-cell>
          <table:table-cell office:value-type="float" office:value="5563.292" calcext:value-type="float">
            <text:p>5563.292</text:p>
          </table:table-cell>
          <table:table-cell office:value-type="float" office:value="-0.7388788" calcext:value-type="float">
            <text:p>-0.7388788</text:p>
          </table:table-cell>
          <table:table-cell office:value-type="float" office:value="4.235643" calcext:value-type="float">
            <text:p>4.235643</text:p>
          </table:table-cell>
          <table:table-cell office:value-type="float" office:value="46.83912" calcext:value-type="float">
            <text:p>46.839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1E+018" calcext:value-type="float">
            <text:p>1.2376719398041E+018</text:p>
          </table:table-cell>
          <table:table-cell office:value-type="float" office:value="3.93088354696063E+017" calcext:value-type="float">
            <text:p>3.9308835469606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43" calcext:value-type="float">
            <text:p>543</text:p>
          </table:table-cell>
          <table:table-cell office:value-type="float" office:value="6116.092" calcext:value-type="float">
            <text:p>6116.092</text:p>
          </table:table-cell>
          <table:table-cell office:value-type="float" office:value="-0.9551472" calcext:value-type="float">
            <text:p>-0.9551472</text:p>
          </table:table-cell>
          <table:table-cell office:value-type="float" office:value="4.15842" calcext:value-type="float">
            <text:p>4.15842</text:p>
          </table:table-cell>
          <table:table-cell office:value-type="float" office:value="61.32597" calcext:value-type="float">
            <text:p>61.325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04E+018" calcext:value-type="float">
            <text:p>1.23767193980404E+018</text:p>
          </table:table-cell>
          <table:table-cell office:value-type="float" office:value="3.93090003963505E+017" calcext:value-type="float">
            <text:p>3.930900039635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49" calcext:value-type="float">
            <text:p>549</text:p>
          </table:table-cell>
          <table:table-cell office:value-type="float" office:value="5712.695" calcext:value-type="float">
            <text:p>5712.695</text:p>
          </table:table-cell>
          <table:table-cell office:value-type="float" office:value="-0.4899118" calcext:value-type="float">
            <text:p>-0.4899118</text:p>
          </table:table-cell>
          <table:table-cell office:value-type="float" office:value="4.297853" calcext:value-type="float">
            <text:p>4.297853</text:p>
          </table:table-cell>
          <table:table-cell office:value-type="float" office:value="72.40993" calcext:value-type="float">
            <text:p>72.409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804E+018" calcext:value-type="float">
            <text:p>1.23767194087804E+018</text:p>
          </table:table-cell>
          <table:table-cell office:value-type="float" office:value="3.93094402010016E+017" calcext:value-type="float">
            <text:p>3.9309440201001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65" calcext:value-type="float">
            <text:p>565</text:p>
          </table:table-cell>
          <table:table-cell office:value-type="float" office:value="5417.304" calcext:value-type="float">
            <text:p>5417.304</text:p>
          </table:table-cell>
          <table:table-cell office:value-type="float" office:value="-0.5967186" calcext:value-type="float">
            <text:p>-0.5967186</text:p>
          </table:table-cell>
          <table:table-cell office:value-type="float" office:value="4.484483" calcext:value-type="float">
            <text:p>4.484483</text:p>
          </table:table-cell>
          <table:table-cell office:value-type="float" office:value="43.16221" calcext:value-type="float">
            <text:p>43.16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84E+018" calcext:value-type="float">
            <text:p>1.23767194087784E+018</text:p>
          </table:table-cell>
          <table:table-cell office:value-type="float" office:value="3.93094676887923E+017" calcext:value-type="float">
            <text:p>3.9309467688792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66" calcext:value-type="float">
            <text:p>566</text:p>
          </table:table-cell>
          <table:table-cell office:value-type="float" office:value="6050.371" calcext:value-type="float">
            <text:p>6050.371</text:p>
          </table:table-cell>
          <table:table-cell office:value-type="float" office:value="-0.9792392" calcext:value-type="float">
            <text:p>-0.9792392</text:p>
          </table:table-cell>
          <table:table-cell office:value-type="float" office:value="4.213102" calcext:value-type="float">
            <text:p>4.213102</text:p>
          </table:table-cell>
          <table:table-cell office:value-type="float" office:value="48.18382" calcext:value-type="float">
            <text:p>48.183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9E+018" calcext:value-type="float">
            <text:p>1.23767176961589E+018</text:p>
          </table:table-cell>
          <table:table-cell office:value-type="float" office:value="3.9309577639955E+017" calcext:value-type="float">
            <text:p>3.93095776399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70" calcext:value-type="float">
            <text:p>570</text:p>
          </table:table-cell>
          <table:table-cell office:value-type="float" office:value="6079.013" calcext:value-type="float">
            <text:p>6079.013</text:p>
          </table:table-cell>
          <table:table-cell office:value-type="float" office:value="-0.4534511" calcext:value-type="float">
            <text:p>-0.4534511</text:p>
          </table:table-cell>
          <table:table-cell office:value-type="float" office:value="4.041289" calcext:value-type="float">
            <text:p>4.041289</text:p>
          </table:table-cell>
          <table:table-cell office:value-type="float" office:value="67.12388" calcext:value-type="float">
            <text:p>67.123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07902E+018" calcext:value-type="float">
            <text:p>1.23767176907902E+018</text:p>
          </table:table-cell>
          <table:table-cell office:value-type="float" office:value="3.93096326155364E+017" calcext:value-type="float">
            <text:p>3.9309632615536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72" calcext:value-type="float">
            <text:p>572</text:p>
          </table:table-cell>
          <table:table-cell office:value-type="float" office:value="4599.258" calcext:value-type="float">
            <text:p>4599.258</text:p>
          </table:table-cell>
          <table:table-cell office:value-type="float" office:value="-0.3340424" calcext:value-type="float">
            <text:p>-0.3340424</text:p>
          </table:table-cell>
          <table:table-cell office:value-type="float" office:value="4.234451" calcext:value-type="float">
            <text:p>4.234451</text:p>
          </table:table-cell>
          <table:table-cell office:value-type="float" office:value="76.47582" calcext:value-type="float">
            <text:p>76.47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222E+018" calcext:value-type="float">
            <text:p>1.23767176854222E+018</text:p>
          </table:table-cell>
          <table:table-cell office:value-type="float" office:value="3.93099899568155E+017" calcext:value-type="float">
            <text:p>3.930998995681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85" calcext:value-type="float">
            <text:p>585</text:p>
          </table:table-cell>
          <table:table-cell office:value-type="float" office:value="5373.621" calcext:value-type="float">
            <text:p>5373.621</text:p>
          </table:table-cell>
          <table:table-cell office:value-type="float" office:value="-0.1868833" calcext:value-type="float">
            <text:p>-0.1868833</text:p>
          </table:table-cell>
          <table:table-cell office:value-type="float" office:value="4.327968" calcext:value-type="float">
            <text:p>4.327968</text:p>
          </table:table-cell>
          <table:table-cell office:value-type="float" office:value="42.24216" calcext:value-type="float">
            <text:p>42.242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28E+018" calcext:value-type="float">
            <text:p>1.23767176800528E+018</text:p>
          </table:table-cell>
          <table:table-cell office:value-type="float" office:value="3.93102373469317E+017" calcext:value-type="float">
            <text:p>3.9310237346931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94" calcext:value-type="float">
            <text:p>594</text:p>
          </table:table-cell>
          <table:table-cell office:value-type="float" office:value="7731.276" calcext:value-type="float">
            <text:p>7731.276</text:p>
          </table:table-cell>
          <table:table-cell office:value-type="float" office:value="-1.007396" calcext:value-type="float">
            <text:p>-1.007396</text:p>
          </table:table-cell>
          <table:table-cell office:value-type="float" office:value="4.065401" calcext:value-type="float">
            <text:p>4.065401</text:p>
          </table:table-cell>
          <table:table-cell office:value-type="float" office:value="63.47659" calcext:value-type="float">
            <text:p>63.476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07915E+018" calcext:value-type="float">
            <text:p>1.23767176907915E+018</text:p>
          </table:table-cell>
          <table:table-cell office:value-type="float" office:value="3.93108970539084E+017" calcext:value-type="float">
            <text:p>3.9310897053908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618" calcext:value-type="float">
            <text:p>618</text:p>
          </table:table-cell>
          <table:table-cell office:value-type="float" office:value="5238.473" calcext:value-type="float">
            <text:p>5238.473</text:p>
          </table:table-cell>
          <table:table-cell office:value-type="float" office:value="0.0005066991" calcext:value-type="float">
            <text:p>0.0005066991</text:p>
          </table:table-cell>
          <table:table-cell office:value-type="float" office:value="4.169181" calcext:value-type="float">
            <text:p>4.169181</text:p>
          </table:table-cell>
          <table:table-cell office:value-type="float" office:value="35.85663" calcext:value-type="float">
            <text:p>35.856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3E+018" calcext:value-type="float">
            <text:p>1.2376719398043E+018</text:p>
          </table:table-cell>
          <table:table-cell office:value-type="float" office:value="3.93110344928619E+017" calcext:value-type="float">
            <text:p>3.9311034492861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623" calcext:value-type="float">
            <text:p>623</text:p>
          </table:table-cell>
          <table:table-cell office:value-type="float" office:value="5602.716" calcext:value-type="float">
            <text:p>5602.716</text:p>
          </table:table-cell>
          <table:table-cell office:value-type="float" office:value="-0.2948962" calcext:value-type="float">
            <text:p>-0.2948962</text:p>
          </table:table-cell>
          <table:table-cell office:value-type="float" office:value="4.393884" calcext:value-type="float">
            <text:p>4.393884</text:p>
          </table:table-cell>
          <table:table-cell office:value-type="float" office:value="76.0984" calcext:value-type="float">
            <text:p>76.09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95E+018" calcext:value-type="float">
            <text:p>1.23767193980495E+018</text:p>
          </table:table-cell>
          <table:table-cell office:value-type="float" office:value="3.94067744544287E+017" calcext:value-type="float">
            <text:p>3.94067744544287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10" calcext:value-type="float">
            <text:p>10</text:p>
          </table:table-cell>
          <table:table-cell office:value-type="float" office:value="5665.566" calcext:value-type="float">
            <text:p>5665.566</text:p>
          </table:table-cell>
          <table:table-cell office:value-type="float" office:value="-0.6363953" calcext:value-type="float">
            <text:p>-0.6363953</text:p>
          </table:table-cell>
          <table:table-cell office:value-type="float" office:value="4.002446" calcext:value-type="float">
            <text:p>4.002446</text:p>
          </table:table-cell>
          <table:table-cell office:value-type="float" office:value="39.12662" calcext:value-type="float">
            <text:p>39.126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62E+018" calcext:value-type="float">
            <text:p>1.2376717680062E+018</text:p>
          </table:table-cell>
          <table:table-cell office:value-type="float" office:value="3.94070493323356E+017" calcext:value-type="float">
            <text:p>3.94070493323356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20" calcext:value-type="float">
            <text:p>20</text:p>
          </table:table-cell>
          <table:table-cell office:value-type="float" office:value="6095.854" calcext:value-type="float">
            <text:p>6095.854</text:p>
          </table:table-cell>
          <table:table-cell office:value-type="float" office:value="-1.115753" calcext:value-type="float">
            <text:p>-1.115753</text:p>
          </table:table-cell>
          <table:table-cell office:value-type="float" office:value="4.170589" calcext:value-type="float">
            <text:p>4.170589</text:p>
          </table:table-cell>
          <table:table-cell office:value-type="float" office:value="51.00864" calcext:value-type="float">
            <text:p>51.0086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854307E+018" calcext:value-type="float">
            <text:p>1.23767176854307E+018</text:p>
          </table:table-cell>
          <table:table-cell office:value-type="float" office:value="3.94074066736146E+017" calcext:value-type="float">
            <text:p>3.94074066736146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3" calcext:value-type="float">
            <text:p>33</text:p>
          </table:table-cell>
          <table:table-cell office:value-type="float" office:value="4411.931" calcext:value-type="float">
            <text:p>4411.931</text:p>
          </table:table-cell>
          <table:table-cell office:value-type="float" office:value="-0.7870008" calcext:value-type="float">
            <text:p>-0.7870008</text:p>
          </table:table-cell>
          <table:table-cell office:value-type="float" office:value="4.308568" calcext:value-type="float">
            <text:p>4.308568</text:p>
          </table:table-cell>
          <table:table-cell office:value-type="float" office:value="41.0018" calcext:value-type="float">
            <text:p>41.00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67E+018" calcext:value-type="float">
            <text:p>1.23767176800567E+018</text:p>
          </table:table-cell>
          <table:table-cell office:value-type="float" office:value="3.94099905259399E+017" calcext:value-type="float">
            <text:p>3.94099905259399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127" calcext:value-type="float">
            <text:p>127</text:p>
          </table:table-cell>
          <table:table-cell office:value-type="float" office:value="5878.45" calcext:value-type="float">
            <text:p>5878.45</text:p>
          </table:table-cell>
          <table:table-cell office:value-type="float" office:value="-0.7125413" calcext:value-type="float">
            <text:p>-0.7125413</text:p>
          </table:table-cell>
          <table:table-cell office:value-type="float" office:value="4.217554" calcext:value-type="float">
            <text:p>4.217554</text:p>
          </table:table-cell>
          <table:table-cell office:value-type="float" office:value="31.07615" calcext:value-type="float">
            <text:p>31.076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3E+018" calcext:value-type="float">
            <text:p>1.23767176961583E+018</text:p>
          </table:table-cell>
          <table:table-cell office:value-type="float" office:value="3.94152681817532E+017" calcext:value-type="float">
            <text:p>3.94152681817532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19" calcext:value-type="float">
            <text:p>319</text:p>
          </table:table-cell>
          <table:table-cell office:value-type="float" office:value="5705.665" calcext:value-type="float">
            <text:p>5705.665</text:p>
          </table:table-cell>
          <table:table-cell office:value-type="float" office:value="-0.4370098" calcext:value-type="float">
            <text:p>-0.4370098</text:p>
          </table:table-cell>
          <table:table-cell office:value-type="float" office:value="4.008923" calcext:value-type="float">
            <text:p>4.008923</text:p>
          </table:table-cell>
          <table:table-cell office:value-type="float" office:value="56.32061" calcext:value-type="float">
            <text:p>56.32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9E+018" calcext:value-type="float">
            <text:p>1.23767176961589E+018</text:p>
          </table:table-cell>
          <table:table-cell office:value-type="float" office:value="3.94162302544275E+017" calcext:value-type="float">
            <text:p>3.94162302544275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54" calcext:value-type="float">
            <text:p>354</text:p>
          </table:table-cell>
          <table:table-cell office:value-type="float" office:value="5286.698" calcext:value-type="float">
            <text:p>5286.698</text:p>
          </table:table-cell>
          <table:table-cell office:value-type="float" office:value="-0.2132802" calcext:value-type="float">
            <text:p>-0.2132802</text:p>
          </table:table-cell>
          <table:table-cell office:value-type="float" office:value="4.463135" calcext:value-type="float">
            <text:p>4.463135</text:p>
          </table:table-cell>
          <table:table-cell office:value-type="float" office:value="43.93228" calcext:value-type="float">
            <text:p>43.93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141478E+018" calcext:value-type="float">
            <text:p>1.23767194141478E+018</text:p>
          </table:table-cell>
          <table:table-cell office:value-type="float" office:value="3.94162577422182E+017" calcext:value-type="float">
            <text:p>3.94162577422182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55" calcext:value-type="float">
            <text:p>355</text:p>
          </table:table-cell>
          <table:table-cell office:value-type="float" office:value="5339.8" calcext:value-type="float">
            <text:p>5339.8</text:p>
          </table:table-cell>
          <table:table-cell office:value-type="float" office:value="-0.5914229" calcext:value-type="float">
            <text:p>-0.5914229</text:p>
          </table:table-cell>
          <table:table-cell office:value-type="float" office:value="4.469511" calcext:value-type="float">
            <text:p>4.469511</text:p>
          </table:table-cell>
          <table:table-cell office:value-type="float" office:value="47.46541" calcext:value-type="float">
            <text:p>47.465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616E+018" calcext:value-type="float">
            <text:p>1.23767176961616E+018</text:p>
          </table:table-cell>
          <table:table-cell office:value-type="float" office:value="3.94184017898924E+017" calcext:value-type="float">
            <text:p>3.94184017898924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433" calcext:value-type="float">
            <text:p>433</text:p>
          </table:table-cell>
          <table:table-cell office:value-type="float" office:value="5418.49" calcext:value-type="float">
            <text:p>5418.49</text:p>
          </table:table-cell>
          <table:table-cell office:value-type="float" office:value="-0.6122999" calcext:value-type="float">
            <text:p>-0.6122999</text:p>
          </table:table-cell>
          <table:table-cell office:value-type="float" office:value="4.225317" calcext:value-type="float">
            <text:p>4.225317</text:p>
          </table:table-cell>
          <table:table-cell office:value-type="float" office:value="44.42062" calcext:value-type="float">
            <text:p>44.42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3811398E+018" calcext:value-type="float">
            <text:p>1.23766633811398E+018</text:p>
          </table:table-cell>
          <table:table-cell office:value-type="float" office:value="4.43604870268742E+017" calcext:value-type="float">
            <text:p>4.4360487026874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1" calcext:value-type="float">
            <text:p>1</text:p>
          </table:table-cell>
          <table:table-cell office:value-type="float" office:value="5590.803" calcext:value-type="float">
            <text:p>5590.803</text:p>
          </table:table-cell>
          <table:table-cell office:value-type="float" office:value="-1.243697" calcext:value-type="float">
            <text:p>-1.243697</text:p>
          </table:table-cell>
          <table:table-cell office:value-type="float" office:value="4.19008" calcext:value-type="float">
            <text:p>4.19008</text:p>
          </table:table-cell>
          <table:table-cell office:value-type="float" office:value="64.85468" calcext:value-type="float">
            <text:p>64.854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33918792E+018" calcext:value-type="float">
            <text:p>1.23766633918792E+018</text:p>
          </table:table-cell>
          <table:table-cell office:value-type="float" office:value="4.4361311660595E+017" calcext:value-type="float">
            <text:p>4.4361311660595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31" calcext:value-type="float">
            <text:p>31</text:p>
          </table:table-cell>
          <table:table-cell office:value-type="float" office:value="5555.076" calcext:value-type="float">
            <text:p>5555.076</text:p>
          </table:table-cell>
          <table:table-cell office:value-type="float" office:value="-0.8588227" calcext:value-type="float">
            <text:p>-0.8588227</text:p>
          </table:table-cell>
          <table:table-cell office:value-type="float" office:value="4.154247" calcext:value-type="float">
            <text:p>4.154247</text:p>
          </table:table-cell>
          <table:table-cell office:value-type="float" office:value="31.18994" calcext:value-type="float">
            <text:p>31.18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619E+018" calcext:value-type="float">
            <text:p>1.23766378366619E+018</text:p>
          </table:table-cell>
          <table:table-cell office:value-type="float" office:value="4.43654348291992E+017" calcext:value-type="float">
            <text:p>4.4365434829199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181" calcext:value-type="float">
            <text:p>181</text:p>
          </table:table-cell>
          <table:table-cell office:value-type="float" office:value="5750.35" calcext:value-type="float">
            <text:p>5750.35</text:p>
          </table:table-cell>
          <table:table-cell office:value-type="float" office:value="-0.4502535" calcext:value-type="float">
            <text:p>-0.4502535</text:p>
          </table:table-cell>
          <table:table-cell office:value-type="float" office:value="4.146033" calcext:value-type="float">
            <text:p>4.146033</text:p>
          </table:table-cell>
          <table:table-cell office:value-type="float" office:value="64.91792" calcext:value-type="float">
            <text:p>64.91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878E+018" calcext:value-type="float">
            <text:p>1.23766630162878E+018</text:p>
          </table:table-cell>
          <table:table-cell office:value-type="float" office:value="4.65101695437793E+017" calcext:value-type="float">
            <text:p>4.65101695437793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382" calcext:value-type="float">
            <text:p>382</text:p>
          </table:table-cell>
          <table:table-cell office:value-type="float" office:value="7832.65" calcext:value-type="float">
            <text:p>7832.65</text:p>
          </table:table-cell>
          <table:table-cell office:value-type="float" office:value="-2.063815" calcext:value-type="float">
            <text:p>-2.063815</text:p>
          </table:table-cell>
          <table:table-cell office:value-type="float" office:value="4.197083" calcext:value-type="float">
            <text:p>4.197083</text:p>
          </table:table-cell>
          <table:table-cell office:value-type="float" office:value="49.46849" calcext:value-type="float">
            <text:p>49.468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963E+018" calcext:value-type="float">
            <text:p>1.23766630162963E+018</text:p>
          </table:table-cell>
          <table:table-cell office:value-type="float" office:value="4.6516491735639E+017" calcext:value-type="float">
            <text:p>4.6516491735639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612" calcext:value-type="float">
            <text:p>612</text:p>
          </table:table-cell>
          <table:table-cell office:value-type="float" office:value="5659.065" calcext:value-type="float">
            <text:p>5659.065</text:p>
          </table:table-cell>
          <table:table-cell office:value-type="float" office:value="-0.7044778" calcext:value-type="float">
            <text:p>-0.7044778</text:p>
          </table:table-cell>
          <table:table-cell office:value-type="float" office:value="4.394249" calcext:value-type="float">
            <text:p>4.394249</text:p>
          </table:table-cell>
          <table:table-cell office:value-type="float" office:value="34.07934" calcext:value-type="float">
            <text:p>34.079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3712931E+018" calcext:value-type="float">
            <text:p>1.23766323712931E+018</text:p>
          </table:table-cell>
          <table:table-cell office:value-type="float" office:value="4.66135512051116E+017" calcext:value-type="float">
            <text:p>4.66135512051116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47" calcext:value-type="float">
            <text:p>47</text:p>
          </table:table-cell>
          <table:table-cell office:value-type="float" office:value="6446.476" calcext:value-type="float">
            <text:p>6446.476</text:p>
          </table:table-cell>
          <table:table-cell office:value-type="float" office:value="-0.02074197" calcext:value-type="float">
            <text:p>-0.02074197</text:p>
          </table:table-cell>
          <table:table-cell office:value-type="float" office:value="4.123872" calcext:value-type="float">
            <text:p>4.123872</text:p>
          </table:table-cell>
          <table:table-cell office:value-type="float" office:value="53.97426" calcext:value-type="float">
            <text:p>53.97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60293E+018" calcext:value-type="float">
            <text:p>1.2376575860293E+018</text:p>
          </table:table-cell>
          <table:table-cell office:value-type="float" office:value="4.66143758388324E+017" calcext:value-type="float">
            <text:p>4.66143758388324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77" calcext:value-type="float">
            <text:p>77</text:p>
          </table:table-cell>
          <table:table-cell office:value-type="float" office:value="4504.587" calcext:value-type="float">
            <text:p>4504.587</text:p>
          </table:table-cell>
          <table:table-cell office:value-type="float" office:value="-0.5365849" calcext:value-type="float">
            <text:p>-0.5365849</text:p>
          </table:table-cell>
          <table:table-cell office:value-type="float" office:value="4.341577" calcext:value-type="float">
            <text:p>4.341577</text:p>
          </table:table-cell>
          <table:table-cell office:value-type="float" office:value="47.78645" calcext:value-type="float">
            <text:p>47.78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252E+018" calcext:value-type="float">
            <text:p>1.23765127242252E+018</text:p>
          </table:table-cell>
          <table:table-cell office:value-type="float" office:value="4.95565590304418E+017" calcext:value-type="float">
            <text:p>4.95565590304418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617" calcext:value-type="float">
            <text:p>617</text:p>
          </table:table-cell>
          <table:table-cell office:value-type="float" office:value="6202.651" calcext:value-type="float">
            <text:p>6202.651</text:p>
          </table:table-cell>
          <table:table-cell office:value-type="float" office:value="-1.12437" calcext:value-type="float">
            <text:p>-1.12437</text:p>
          </table:table-cell>
          <table:table-cell office:value-type="float" office:value="4.035452" calcext:value-type="float">
            <text:p>4.035452</text:p>
          </table:table-cell>
          <table:table-cell office:value-type="float" office:value="40.62587" calcext:value-type="float">
            <text:p>40.62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0924E+018" calcext:value-type="float">
            <text:p>1.23765125040924E+018</text:p>
          </table:table-cell>
          <table:table-cell office:value-type="float" office:value="4.96544980001647E+017" calcext:value-type="float">
            <text:p>4.96544980001647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84" calcext:value-type="float">
            <text:p>84</text:p>
          </table:table-cell>
          <table:table-cell office:value-type="float" office:value="7363.904" calcext:value-type="float">
            <text:p>7363.904</text:p>
          </table:table-cell>
          <table:table-cell office:value-type="float" office:value="0.1085077" calcext:value-type="float">
            <text:p>0.1085077</text:p>
          </table:table-cell>
          <table:table-cell office:value-type="float" office:value="4.142756" calcext:value-type="float">
            <text:p>4.142756</text:p>
          </table:table-cell>
          <table:table-cell office:value-type="float" office:value="54.49165" calcext:value-type="float">
            <text:p>54.49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5482E+018" calcext:value-type="float">
            <text:p>1.23765119135482E+018</text:p>
          </table:table-cell>
          <table:table-cell office:value-type="float" office:value="4.96566145600481E+017" calcext:value-type="float">
            <text:p>4.96566145600481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161" calcext:value-type="float">
            <text:p>161</text:p>
          </table:table-cell>
          <table:table-cell office:value-type="float" office:value="6028.066" calcext:value-type="float">
            <text:p>6028.066</text:p>
          </table:table-cell>
          <table:table-cell office:value-type="float" office:value="-0.8843341" calcext:value-type="float">
            <text:p>-0.8843341</text:p>
          </table:table-cell>
          <table:table-cell office:value-type="float" office:value="4.061955" calcext:value-type="float">
            <text:p>4.061955</text:p>
          </table:table-cell>
          <table:table-cell office:value-type="float" office:value="37.12982" calcext:value-type="float">
            <text:p>37.129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48279E+018" calcext:value-type="float">
            <text:p>1.23765125148279E+018</text:p>
          </table:table-cell>
          <table:table-cell office:value-type="float" office:value="4.96568619501644E+017" calcext:value-type="float">
            <text:p>4.96568619501644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170" calcext:value-type="float">
            <text:p>170</text:p>
          </table:table-cell>
          <table:table-cell office:value-type="float" office:value="7661.597" calcext:value-type="float">
            <text:p>7661.597</text:p>
          </table:table-cell>
          <table:table-cell office:value-type="float" office:value="-0.3748849" calcext:value-type="float">
            <text:p>-0.3748849</text:p>
          </table:table-cell>
          <table:table-cell office:value-type="float" office:value="4.076581" calcext:value-type="float">
            <text:p>4.076581</text:p>
          </table:table-cell>
          <table:table-cell office:value-type="float" office:value="36.95587" calcext:value-type="float">
            <text:p>36.95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1966E+018" calcext:value-type="float">
            <text:p>1.23765125201966E+018</text:p>
          </table:table-cell>
          <table:table-cell office:value-type="float" office:value="4.96590884612106E+017" calcext:value-type="float">
            <text:p>4.96590884612106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251" calcext:value-type="float">
            <text:p>251</text:p>
          </table:table-cell>
          <table:table-cell office:value-type="float" office:value="5826.071" calcext:value-type="float">
            <text:p>5826.071</text:p>
          </table:table-cell>
          <table:table-cell office:value-type="float" office:value="-0.1602243" calcext:value-type="float">
            <text:p>-0.1602243</text:p>
          </table:table-cell>
          <table:table-cell office:value-type="float" office:value="4.035369" calcext:value-type="float">
            <text:p>4.035369</text:p>
          </table:table-cell>
          <table:table-cell office:value-type="float" office:value="48.28315" calcext:value-type="float">
            <text:p>48.283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762E+018" calcext:value-type="float">
            <text:p>1.23765119081762E+018</text:p>
          </table:table-cell>
          <table:table-cell office:value-type="float" office:value="4.96593633391176E+017" calcext:value-type="float">
            <text:p>4.96593633391176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261" calcext:value-type="float">
            <text:p>261</text:p>
          </table:table-cell>
          <table:table-cell office:value-type="float" office:value="6467.675" calcext:value-type="float">
            <text:p>6467.675</text:p>
          </table:table-cell>
          <table:table-cell office:value-type="float" office:value="-1.677444" calcext:value-type="float">
            <text:p>-1.677444</text:p>
          </table:table-cell>
          <table:table-cell office:value-type="float" office:value="4.085355" calcext:value-type="float">
            <text:p>4.085355</text:p>
          </table:table-cell>
          <table:table-cell office:value-type="float" office:value="30.48716" calcext:value-type="float">
            <text:p>30.48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468525E+018" calcext:value-type="float">
            <text:p>1.23765149468525E+018</text:p>
          </table:table-cell>
          <table:table-cell office:value-type="float" office:value="4.96612599966755E+017" calcext:value-type="float">
            <text:p>4.96612599966755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30" calcext:value-type="float">
            <text:p>330</text:p>
          </table:table-cell>
          <table:table-cell office:value-type="float" office:value="6249.431" calcext:value-type="float">
            <text:p>6249.431</text:p>
          </table:table-cell>
          <table:table-cell office:value-type="float" office:value="-0.5473906" calcext:value-type="float">
            <text:p>-0.5473906</text:p>
          </table:table-cell>
          <table:table-cell office:value-type="float" office:value="4.019262" calcext:value-type="float">
            <text:p>4.019262</text:p>
          </table:table-cell>
          <table:table-cell office:value-type="float" office:value="45.20623" calcext:value-type="float">
            <text:p>45.20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599E+018" calcext:value-type="float">
            <text:p>1.23765175399599E+018</text:p>
          </table:table-cell>
          <table:table-cell office:value-type="float" office:value="5.40580697602026E+017" calcext:value-type="float">
            <text:p>5.40580697602026E+017</text:p>
          </table:table-cell>
          <table:table-cell office:value-type="float" office:value="480" calcext:value-type="float">
            <text:p>480</text:p>
          </table:table-cell>
          <table:table-cell office:value-type="float" office:value="51989" calcext:value-type="float">
            <text:p>51989</text:p>
          </table:table-cell>
          <table:table-cell office:value-type="float" office:value="541" calcext:value-type="float">
            <text:p>541</text:p>
          </table:table-cell>
          <table:table-cell office:value-type="float" office:value="6070.612" calcext:value-type="float">
            <text:p>6070.612</text:p>
          </table:table-cell>
          <table:table-cell office:value-type="float" office:value="-0.9611939" calcext:value-type="float">
            <text:p>-0.9611939</text:p>
          </table:table-cell>
          <table:table-cell office:value-type="float" office:value="4.253506" calcext:value-type="float">
            <text:p>4.253506</text:p>
          </table:table-cell>
          <table:table-cell office:value-type="float" office:value="67.82455" calcext:value-type="float">
            <text:p>67.824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791E+018" calcext:value-type="float">
            <text:p>1.23765079675791E+018</text:p>
          </table:table-cell>
          <table:table-cell office:value-type="float" office:value="5.41581251824347E+017" calcext:value-type="float">
            <text:p>5.41581251824347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85" calcext:value-type="float">
            <text:p>85</text:p>
          </table:table-cell>
          <table:table-cell office:value-type="float" office:value="5668.187" calcext:value-type="float">
            <text:p>5668.187</text:p>
          </table:table-cell>
          <table:table-cell office:value-type="float" office:value="-0.2894446" calcext:value-type="float">
            <text:p>-0.2894446</text:p>
          </table:table-cell>
          <table:table-cell office:value-type="float" office:value="4.291609" calcext:value-type="float">
            <text:p>4.291609</text:p>
          </table:table-cell>
          <table:table-cell office:value-type="float" office:value="34.91744" calcext:value-type="float">
            <text:p>34.917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7016E+018" calcext:value-type="float">
            <text:p>1.23765180177016E+018</text:p>
          </table:table-cell>
          <table:table-cell office:value-type="float" office:value="5.41591697184811E+017" calcext:value-type="float">
            <text:p>5.41591697184811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123" calcext:value-type="float">
            <text:p>123</text:p>
          </table:table-cell>
          <table:table-cell office:value-type="float" office:value="7027.1" calcext:value-type="float">
            <text:p>7027.1</text:p>
          </table:table-cell>
          <table:table-cell office:value-type="float" office:value="-0.6275499" calcext:value-type="float">
            <text:p>-0.6275499</text:p>
          </table:table-cell>
          <table:table-cell office:value-type="float" office:value="4.086958" calcext:value-type="float">
            <text:p>4.086958</text:p>
          </table:table-cell>
          <table:table-cell office:value-type="float" office:value="30.96864" calcext:value-type="float">
            <text:p>30.96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258E+018" calcext:value-type="float">
            <text:p>1.23765175292258E+018</text:p>
          </table:table-cell>
          <table:table-cell office:value-type="float" office:value="5.4162055936504E+017" calcext:value-type="float">
            <text:p>5.4162055936504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228" calcext:value-type="float">
            <text:p>228</text:p>
          </table:table-cell>
          <table:table-cell office:value-type="float" office:value="6096.276" calcext:value-type="float">
            <text:p>6096.276</text:p>
          </table:table-cell>
          <table:table-cell office:value-type="float" office:value="-0.5631151" calcext:value-type="float">
            <text:p>-0.5631151</text:p>
          </table:table-cell>
          <table:table-cell office:value-type="float" office:value="4.040092" calcext:value-type="float">
            <text:p>4.040092</text:p>
          </table:table-cell>
          <table:table-cell office:value-type="float" office:value="36.96154" calcext:value-type="float">
            <text:p>36.961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06E+018" calcext:value-type="float">
            <text:p>1.23765175453306E+018</text:p>
          </table:table-cell>
          <table:table-cell office:value-type="float" office:value="5.41662065928989E+017" calcext:value-type="float">
            <text:p>5.41662065928989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379" calcext:value-type="float">
            <text:p>379</text:p>
          </table:table-cell>
          <table:table-cell office:value-type="float" office:value="4597.43" calcext:value-type="float">
            <text:p>4597.43</text:p>
          </table:table-cell>
          <table:table-cell office:value-type="float" office:value="-0.1873052" calcext:value-type="float">
            <text:p>-0.1873052</text:p>
          </table:table-cell>
          <table:table-cell office:value-type="float" office:value="4.161756" calcext:value-type="float">
            <text:p>4.161756</text:p>
          </table:table-cell>
          <table:table-cell office:value-type="float" office:value="32.49892" calcext:value-type="float">
            <text:p>32.49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32E+018" calcext:value-type="float">
            <text:p>1.23765175453332E+018</text:p>
          </table:table-cell>
          <table:table-cell office:value-type="float" office:value="5.41680207870847E+017" calcext:value-type="float">
            <text:p>5.41680207870847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445" calcext:value-type="float">
            <text:p>445</text:p>
          </table:table-cell>
          <table:table-cell office:value-type="float" office:value="6062.82" calcext:value-type="float">
            <text:p>6062.82</text:p>
          </table:table-cell>
          <table:table-cell office:value-type="float" office:value="-0.4666111" calcext:value-type="float">
            <text:p>-0.4666111</text:p>
          </table:table-cell>
          <table:table-cell office:value-type="float" office:value="4.084464" calcext:value-type="float">
            <text:p>4.084464</text:p>
          </table:table-cell>
          <table:table-cell office:value-type="float" office:value="43.1327" calcext:value-type="float">
            <text:p>43.13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32E+018" calcext:value-type="float">
            <text:p>1.23765175453332E+018</text:p>
          </table:table-cell>
          <table:table-cell office:value-type="float" office:value="5.41704672004565E+017" calcext:value-type="float">
            <text:p>5.41704672004565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534" calcext:value-type="float">
            <text:p>534</text:p>
          </table:table-cell>
          <table:table-cell office:value-type="float" office:value="6105.77" calcext:value-type="float">
            <text:p>6105.77</text:p>
          </table:table-cell>
          <table:table-cell office:value-type="float" office:value="-1.764717" calcext:value-type="float">
            <text:p>-1.764717</text:p>
          </table:table-cell>
          <table:table-cell office:value-type="float" office:value="4.275276" calcext:value-type="float">
            <text:p>4.275276</text:p>
          </table:table-cell>
          <table:table-cell office:value-type="float" office:value="38.45924" calcext:value-type="float">
            <text:p>38.459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8442E+018" calcext:value-type="float">
            <text:p>1.23765175508442E+018</text:p>
          </table:table-cell>
          <table:table-cell office:value-type="float" office:value="5.81133710561143E+017" calcext:value-type="float">
            <text:p>5.81133710561143E+017</text:p>
          </table:table-cell>
          <table:table-cell office:value-type="float" office:value="516" calcext:value-type="float">
            <text:p>516</text:p>
          </table:table-cell>
          <table:table-cell office:value-type="float" office:value="52017" calcext:value-type="float">
            <text:p>52017</text:p>
          </table:table-cell>
          <table:table-cell office:value-type="float" office:value="616" calcext:value-type="float">
            <text:p>616</text:p>
          </table:table-cell>
          <table:table-cell office:value-type="float" office:value="6232.191" calcext:value-type="float">
            <text:p>6232.191</text:p>
          </table:table-cell>
          <table:table-cell office:value-type="float" office:value="-1.276175" calcext:value-type="float">
            <text:p>-1.276175</text:p>
          </table:table-cell>
          <table:table-cell office:value-type="float" office:value="4.163038" calcext:value-type="float">
            <text:p>4.163038</text:p>
          </table:table-cell>
          <table:table-cell office:value-type="float" office:value="39.6767" calcext:value-type="float">
            <text:p>39.6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0098E+018" calcext:value-type="float">
            <text:p>1.23765175240098E+018</text:p>
          </table:table-cell>
          <table:table-cell office:value-type="float" office:value="5.82091110428469E+017" calcext:value-type="float">
            <text:p>5.82091110428469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" calcext:value-type="float">
            <text:p>3</text:p>
          </table:table-cell>
          <table:table-cell office:value-type="float" office:value="5518.871" calcext:value-type="float">
            <text:p>5518.871</text:p>
          </table:table-cell>
          <table:table-cell office:value-type="float" office:value="-0.115449" calcext:value-type="float">
            <text:p>-0.115449</text:p>
          </table:table-cell>
          <table:table-cell office:value-type="float" office:value="4.090122" calcext:value-type="float">
            <text:p>4.090122</text:p>
          </table:table-cell>
          <table:table-cell office:value-type="float" office:value="64.95213" calcext:value-type="float">
            <text:p>64.95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5811E+018" calcext:value-type="float">
            <text:p>1.23765173575811E+018</text:p>
          </table:table-cell>
          <table:table-cell office:value-type="float" office:value="5.82096058230794E+017" calcext:value-type="float">
            <text:p>5.82096058230794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21" calcext:value-type="float">
            <text:p>21</text:p>
          </table:table-cell>
          <table:table-cell office:value-type="float" office:value="6256.555" calcext:value-type="float">
            <text:p>6256.555</text:p>
          </table:table-cell>
          <table:table-cell office:value-type="float" office:value="-1.759573" calcext:value-type="float">
            <text:p>-1.759573</text:p>
          </table:table-cell>
          <table:table-cell office:value-type="float" office:value="4.167342" calcext:value-type="float">
            <text:p>4.167342</text:p>
          </table:table-cell>
          <table:table-cell office:value-type="float" office:value="39.04143" calcext:value-type="float">
            <text:p>39.041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5837E+018" calcext:value-type="float">
            <text:p>1.23765173575837E+018</text:p>
          </table:table-cell>
          <table:table-cell office:value-type="float" office:value="5.82099906521492E+017" calcext:value-type="float">
            <text:p>5.8209990652149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5" calcext:value-type="float">
            <text:p>35</text:p>
          </table:table-cell>
          <table:table-cell office:value-type="float" office:value="5296.881" calcext:value-type="float">
            <text:p>5296.881</text:p>
          </table:table-cell>
          <table:table-cell office:value-type="float" office:value="-1.461142" calcext:value-type="float">
            <text:p>-1.461142</text:p>
          </table:table-cell>
          <table:table-cell office:value-type="float" office:value="4.197192" calcext:value-type="float">
            <text:p>4.197192</text:p>
          </table:table-cell>
          <table:table-cell office:value-type="float" office:value="30.73245" calcext:value-type="float">
            <text:p>30.7324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522124E+018" calcext:value-type="float">
            <text:p>1.23765173522124E+018</text:p>
          </table:table-cell>
          <table:table-cell office:value-type="float" office:value="5.8210183066684E+017" calcext:value-type="float">
            <text:p>5.8210183066684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2" calcext:value-type="float">
            <text:p>42</text:p>
          </table:table-cell>
          <table:table-cell office:value-type="float" office:value="6057.001" calcext:value-type="float">
            <text:p>6057.001</text:p>
          </table:table-cell>
          <table:table-cell office:value-type="float" office:value="-2.085633" calcext:value-type="float">
            <text:p>-2.085633</text:p>
          </table:table-cell>
          <table:table-cell office:value-type="float" office:value="4.179368" calcext:value-type="float">
            <text:p>4.179368</text:p>
          </table:table-cell>
          <table:table-cell office:value-type="float" office:value="42.45874" calcext:value-type="float">
            <text:p>42.458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091E+018" calcext:value-type="float">
            <text:p>1.23765173522091E+018</text:p>
          </table:table-cell>
          <table:table-cell office:value-type="float" office:value="5.82126294800558E+017" calcext:value-type="float">
            <text:p>5.82126294800558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131" calcext:value-type="float">
            <text:p>131</text:p>
          </table:table-cell>
          <table:table-cell office:value-type="float" office:value="5860.666" calcext:value-type="float">
            <text:p>5860.666</text:p>
          </table:table-cell>
          <table:table-cell office:value-type="float" office:value="-0.2907392" calcext:value-type="float">
            <text:p>-0.2907392</text:p>
          </table:table-cell>
          <table:table-cell office:value-type="float" office:value="4.159425" calcext:value-type="float">
            <text:p>4.159425</text:p>
          </table:table-cell>
          <table:table-cell office:value-type="float" office:value="69.77542" calcext:value-type="float">
            <text:p>69.77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29452E+018" calcext:value-type="float">
            <text:p>1.23765173629452E+018</text:p>
          </table:table-cell>
          <table:table-cell office:value-type="float" office:value="5.82137289916836E+017" calcext:value-type="float">
            <text:p>5.82137289916836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171" calcext:value-type="float">
            <text:p>171</text:p>
          </table:table-cell>
          <table:table-cell office:value-type="float" office:value="6163.052" calcext:value-type="float">
            <text:p>6163.052</text:p>
          </table:table-cell>
          <table:table-cell office:value-type="float" office:value="-1.840611" calcext:value-type="float">
            <text:p>-1.840611</text:p>
          </table:table-cell>
          <table:table-cell office:value-type="float" office:value="4.021934" calcext:value-type="float">
            <text:p>4.021934</text:p>
          </table:table-cell>
          <table:table-cell office:value-type="float" office:value="38.8587" calcext:value-type="float">
            <text:p>38.8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203E+018" calcext:value-type="float">
            <text:p>1.23765438573203E+018</text:p>
          </table:table-cell>
          <table:table-cell office:value-type="float" office:value="6.1716278193792E+017" calcext:value-type="float">
            <text:p>6.1716278193792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617" calcext:value-type="float">
            <text:p>617</text:p>
          </table:table-cell>
          <table:table-cell office:value-type="float" office:value="6928.061" calcext:value-type="float">
            <text:p>6928.061</text:p>
          </table:table-cell>
          <table:table-cell office:value-type="float" office:value="-0.4629102" calcext:value-type="float">
            <text:p>-0.4629102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74.42576" calcext:value-type="float">
            <text:p>74.42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89E+018" calcext:value-type="float">
            <text:p>1.23765439003289E+018</text:p>
          </table:table-cell>
          <table:table-cell office:value-type="float" office:value="6.181867020574E+017" calcext:value-type="float">
            <text:p>6.181867020574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246" calcext:value-type="float">
            <text:p>246</text:p>
          </table:table-cell>
          <table:table-cell office:value-type="float" office:value="5964.444" calcext:value-type="float">
            <text:p>5964.444</text:p>
          </table:table-cell>
          <table:table-cell office:value-type="float" office:value="-0.7694418" calcext:value-type="float">
            <text:p>-0.7694418</text:p>
          </table:table-cell>
          <table:table-cell office:value-type="float" office:value="4.17263" calcext:value-type="float">
            <text:p>4.17263</text:p>
          </table:table-cell>
          <table:table-cell office:value-type="float" office:value="48.96632" calcext:value-type="float">
            <text:p>48.966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96E+018" calcext:value-type="float">
            <text:p>1.23765439003296E+018</text:p>
          </table:table-cell>
          <table:table-cell office:value-type="float" office:value="6.18186976935307E+017" calcext:value-type="float">
            <text:p>6.18186976935307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247" calcext:value-type="float">
            <text:p>247</text:p>
          </table:table-cell>
          <table:table-cell office:value-type="float" office:value="5703.5" calcext:value-type="float">
            <text:p>5703.5</text:p>
          </table:table-cell>
          <table:table-cell office:value-type="float" office:value="-0.5506967" calcext:value-type="float">
            <text:p>-0.5506967</text:p>
          </table:table-cell>
          <table:table-cell office:value-type="float" office:value="4.125589" calcext:value-type="float">
            <text:p>4.125589</text:p>
          </table:table-cell>
          <table:table-cell office:value-type="float" office:value="36.69423" calcext:value-type="float">
            <text:p>36.69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18E+018" calcext:value-type="float">
            <text:p>1.2376511902818E+018</text:p>
          </table:table-cell>
          <table:table-cell office:value-type="float" office:value="6.18214189848095E+017" calcext:value-type="float">
            <text:p>6.18214189848095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346" calcext:value-type="float">
            <text:p>346</text:p>
          </table:table-cell>
          <table:table-cell office:value-type="float" office:value="4849.216" calcext:value-type="float">
            <text:p>4849.216</text:p>
          </table:table-cell>
          <table:table-cell office:value-type="float" office:value="-0.1363951" calcext:value-type="float">
            <text:p>-0.1363951</text:p>
          </table:table-cell>
          <table:table-cell office:value-type="float" office:value="4.484723" calcext:value-type="float">
            <text:p>4.484723</text:p>
          </table:table-cell>
          <table:table-cell office:value-type="float" office:value="35.05863" calcext:value-type="float">
            <text:p>35.058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64472E+018" calcext:value-type="float">
            <text:p>1.23765460264472E+018</text:p>
          </table:table-cell>
          <table:table-cell office:value-type="float" office:value="6.54302091908508E+017" calcext:value-type="float">
            <text:p>6.54302091908508E+017</text:p>
          </table:table-cell>
          <table:table-cell office:value-type="float" office:value="581" calcext:value-type="float">
            <text:p>581</text:p>
          </table:table-cell>
          <table:table-cell office:value-type="float" office:value="52356" calcext:value-type="float">
            <text:p>52356</text:p>
          </table:table-cell>
          <table:table-cell office:value-type="float" office:value="561" calcext:value-type="float">
            <text:p>561</text:p>
          </table:table-cell>
          <table:table-cell office:value-type="float" office:value="6011.736" calcext:value-type="float">
            <text:p>6011.736</text:p>
          </table:table-cell>
          <table:table-cell office:value-type="float" office:value="-0.6946591" calcext:value-type="float">
            <text:p>-0.6946591</text:p>
          </table:table-cell>
          <table:table-cell office:value-type="float" office:value="4.05325" calcext:value-type="float">
            <text:p>4.05325</text:p>
          </table:table-cell>
          <table:table-cell office:value-type="float" office:value="53.0365" calcext:value-type="float">
            <text:p>53.03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238E+018" calcext:value-type="float">
            <text:p>1.23765487966238E+018</text:p>
          </table:table-cell>
          <table:table-cell office:value-type="float" office:value="6.55279552527886E+017" calcext:value-type="float">
            <text:p>6.55279552527886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21" calcext:value-type="float">
            <text:p>21</text:p>
          </table:table-cell>
          <table:table-cell office:value-type="float" office:value="6337.49" calcext:value-type="float">
            <text:p>6337.49</text:p>
          </table:table-cell>
          <table:table-cell office:value-type="float" office:value="-1.18549" calcext:value-type="float">
            <text:p>-1.18549</text:p>
          </table:table-cell>
          <table:table-cell office:value-type="float" office:value="4.143308" calcext:value-type="float">
            <text:p>4.143308</text:p>
          </table:table-cell>
          <table:table-cell office:value-type="float" office:value="41.34066" calcext:value-type="float">
            <text:p>41.340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2663145E+018" calcext:value-type="float">
            <text:p>1.23765512663145E+018</text:p>
          </table:table-cell>
          <table:table-cell office:value-type="float" office:value="6.55377958818572E+017" calcext:value-type="float">
            <text:p>6.55377958818572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379" calcext:value-type="float">
            <text:p>379</text:p>
          </table:table-cell>
          <table:table-cell office:value-type="float" office:value="6010.216" calcext:value-type="float">
            <text:p>6010.216</text:p>
          </table:table-cell>
          <table:table-cell office:value-type="float" office:value="-1.650612" calcext:value-type="float">
            <text:p>-1.650612</text:p>
          </table:table-cell>
          <table:table-cell office:value-type="float" office:value="4.356477" calcext:value-type="float">
            <text:p>4.356477</text:p>
          </table:table-cell>
          <table:table-cell office:value-type="float" office:value="36.26046" calcext:value-type="float">
            <text:p>36.260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441E+018" calcext:value-type="float">
            <text:p>1.23765182324441E+018</text:p>
          </table:table-cell>
          <table:table-cell office:value-type="float" office:value="6.55407095876708E+017" calcext:value-type="float">
            <text:p>6.55407095876708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485" calcext:value-type="float">
            <text:p>485</text:p>
          </table:table-cell>
          <table:table-cell office:value-type="float" office:value="4532.679" calcext:value-type="float">
            <text:p>4532.679</text:p>
          </table:table-cell>
          <table:table-cell office:value-type="float" office:value="-0.111055" calcext:value-type="float">
            <text:p>-0.111055</text:p>
          </table:table-cell>
          <table:table-cell office:value-type="float" office:value="4.019345" calcext:value-type="float">
            <text:p>4.019345</text:p>
          </table:table-cell>
          <table:table-cell office:value-type="float" office:value="35.68903" calcext:value-type="float">
            <text:p>35.689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5419190504614E+017" calcext:value-type="float">
            <text:p>6.55419190504614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529" calcext:value-type="float">
            <text:p>529</text:p>
          </table:table-cell>
          <table:table-cell office:value-type="float" office:value="5592.997" calcext:value-type="float">
            <text:p>5592.997</text:p>
          </table:table-cell>
          <table:table-cell office:value-type="float" office:value="-0.238221" calcext:value-type="float">
            <text:p>-0.238221</text:p>
          </table:table-cell>
          <table:table-cell office:value-type="float" office:value="4.237577" calcext:value-type="float">
            <text:p>4.237577</text:p>
          </table:table-cell>
          <table:table-cell office:value-type="float" office:value="35.6053" calcext:value-type="float">
            <text:p>35.60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44976E+018" calcext:value-type="float">
            <text:p>1.23765494944976E+018</text:p>
          </table:table-cell>
          <table:table-cell office:value-type="float" office:value="6.94684125575014E+017" calcext:value-type="float">
            <text:p>6.94684125575014E+017</text:p>
          </table:table-cell>
          <table:table-cell office:value-type="float" office:value="617" calcext:value-type="float">
            <text:p>617</text:p>
          </table:table-cell>
          <table:table-cell office:value-type="float" office:value="52072" calcext:value-type="float">
            <text:p>52072</text:p>
          </table:table-cell>
          <table:table-cell office:value-type="float" office:value="14" calcext:value-type="float">
            <text:p>14</text:p>
          </table:table-cell>
          <table:table-cell office:value-type="float" office:value="6039.751" calcext:value-type="float">
            <text:p>6039.751</text:p>
          </table:table-cell>
          <table:table-cell office:value-type="float" office:value="-1.43945" calcext:value-type="float">
            <text:p>-1.43945</text:p>
          </table:table-cell>
          <table:table-cell office:value-type="float" office:value="4.084509" calcext:value-type="float">
            <text:p>4.084509</text:p>
          </table:table-cell>
          <table:table-cell office:value-type="float" office:value="52.68229" calcext:value-type="float">
            <text:p>52.682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6290982E+018" calcext:value-type="float">
            <text:p>1.2376526290982E+018</text:p>
          </table:table-cell>
          <table:table-cell office:value-type="float" office:value="7.31916889017575E+017" calcext:value-type="float">
            <text:p>7.31916889017575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298" calcext:value-type="float">
            <text:p>298</text:p>
          </table:table-cell>
          <table:table-cell office:value-type="float" office:value="6295.872" calcext:value-type="float">
            <text:p>6295.872</text:p>
          </table:table-cell>
          <table:table-cell office:value-type="float" office:value="-1.768388" calcext:value-type="float">
            <text:p>-1.768388</text:p>
          </table:table-cell>
          <table:table-cell office:value-type="float" office:value="4.12039" calcext:value-type="float">
            <text:p>4.12039</text:p>
          </table:table-cell>
          <table:table-cell office:value-type="float" office:value="46.94951" calcext:value-type="float">
            <text:p>46.949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28448E+018" calcext:value-type="float">
            <text:p>1.23765290128448E+018</text:p>
          </table:table-cell>
          <table:table-cell office:value-type="float" office:value="7.31928708767574E+017" calcext:value-type="float">
            <text:p>7.31928708767574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341" calcext:value-type="float">
            <text:p>341</text:p>
          </table:table-cell>
          <table:table-cell office:value-type="float" office:value="5008.342" calcext:value-type="float">
            <text:p>5008.342</text:p>
          </table:table-cell>
          <table:table-cell office:value-type="float" office:value="-0.284781" calcext:value-type="float">
            <text:p>-0.284781</text:p>
          </table:table-cell>
          <table:table-cell office:value-type="float" office:value="4.31531" calcext:value-type="float">
            <text:p>4.31531</text:p>
          </table:table-cell>
          <table:table-cell office:value-type="float" office:value="32.68826" calcext:value-type="float">
            <text:p>32.6882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34429888E+018" calcext:value-type="float">
            <text:p>1.2376534429888E+018</text:p>
          </table:table-cell>
          <table:table-cell office:value-type="float" office:value="7.31947675343153E+017" calcext:value-type="float">
            <text:p>7.31947675343153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410" calcext:value-type="float">
            <text:p>410</text:p>
          </table:table-cell>
          <table:table-cell office:value-type="float" office:value="6027.44" calcext:value-type="float">
            <text:p>6027.44</text:p>
          </table:table-cell>
          <table:table-cell office:value-type="float" office:value="-2.17545" calcext:value-type="float">
            <text:p>-2.17545</text:p>
          </table:table-cell>
          <table:table-cell office:value-type="float" office:value="4.121981" calcext:value-type="float">
            <text:p>4.121981</text:p>
          </table:table-cell>
          <table:table-cell office:value-type="float" office:value="42.37117" calcext:value-type="float">
            <text:p>42.371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28481E+018" calcext:value-type="float">
            <text:p>1.23765290128481E+018</text:p>
          </table:table-cell>
          <table:table-cell office:value-type="float" office:value="7.31950973878037E+017" calcext:value-type="float">
            <text:p>7.31950973878037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422" calcext:value-type="float">
            <text:p>422</text:p>
          </table:table-cell>
          <table:table-cell office:value-type="float" office:value="6307.277" calcext:value-type="float">
            <text:p>6307.277</text:p>
          </table:table-cell>
          <table:table-cell office:value-type="float" office:value="-1.663461" calcext:value-type="float">
            <text:p>-1.663461</text:p>
          </table:table-cell>
          <table:table-cell office:value-type="float" office:value="4.064817" calcext:value-type="float">
            <text:p>4.064817</text:p>
          </table:table-cell>
          <table:table-cell office:value-type="float" office:value="43.13963" calcext:value-type="float">
            <text:p>43.13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482E+018" calcext:value-type="float">
            <text:p>1.2376529007482E+018</text:p>
          </table:table-cell>
          <table:table-cell office:value-type="float" office:value="7.31977911912917E+017" calcext:value-type="float">
            <text:p>7.31977911912917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520" calcext:value-type="float">
            <text:p>520</text:p>
          </table:table-cell>
          <table:table-cell office:value-type="float" office:value="5763.06" calcext:value-type="float">
            <text:p>5763.06</text:p>
          </table:table-cell>
          <table:table-cell office:value-type="float" office:value="-0.5464765" calcext:value-type="float">
            <text:p>-0.5464765</text:p>
          </table:table-cell>
          <table:table-cell office:value-type="float" office:value="4.1948" calcext:value-type="float">
            <text:p>4.1948</text:p>
          </table:table-cell>
          <table:table-cell office:value-type="float" office:value="34.71989" calcext:value-type="float">
            <text:p>34.71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852584E+018" calcext:value-type="float">
            <text:p>1.23765294852584E+018</text:p>
          </table:table-cell>
          <table:table-cell office:value-type="float" office:value="7.31990556296636E+017" calcext:value-type="float">
            <text:p>7.31990556296636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566" calcext:value-type="float">
            <text:p>566</text:p>
          </table:table-cell>
          <table:table-cell office:value-type="float" office:value="5908.868" calcext:value-type="float">
            <text:p>5908.868</text:p>
          </table:table-cell>
          <table:table-cell office:value-type="float" office:value="-0.9920704" calcext:value-type="float">
            <text:p>-0.9920704</text:p>
          </table:table-cell>
          <table:table-cell office:value-type="float" office:value="4.029151" calcext:value-type="float">
            <text:p>4.029151</text:p>
          </table:table-cell>
          <table:table-cell office:value-type="float" office:value="31.51114" calcext:value-type="float">
            <text:p>31.511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3844E+018" calcext:value-type="float">
            <text:p>1.23765289913844E+018</text:p>
          </table:table-cell>
          <table:table-cell office:value-type="float" office:value="7.32996059646683E+017" calcext:value-type="float">
            <text:p>7.32996059646683E+017</text:p>
          </table:table-cell>
          <table:table-cell office:value-type="float" office:value="651" calcext:value-type="float">
            <text:p>651</text:p>
          </table:table-cell>
          <table:table-cell office:value-type="float" office:value="52141" calcext:value-type="float">
            <text:p>52141</text:p>
          </table:table-cell>
          <table:table-cell office:value-type="float" office:value="128" calcext:value-type="float">
            <text:p>128</text:p>
          </table:table-cell>
          <table:table-cell office:value-type="float" office:value="6219.36" calcext:value-type="float">
            <text:p>6219.36</text:p>
          </table:table-cell>
          <table:table-cell office:value-type="float" office:value="-1.183007" calcext:value-type="float">
            <text:p>-1.183007</text:p>
          </table:table-cell>
          <table:table-cell office:value-type="float" office:value="4.155892" calcext:value-type="float">
            <text:p>4.155892</text:p>
          </table:table-cell>
          <table:table-cell office:value-type="float" office:value="35.39534" calcext:value-type="float">
            <text:p>35.395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637908E+018" calcext:value-type="float">
            <text:p>1.23765294637908E+018</text:p>
          </table:table-cell>
          <table:table-cell office:value-type="float" office:value="7.33018049879239E+017" calcext:value-type="float">
            <text:p>7.33018049879239E+017</text:p>
          </table:table-cell>
          <table:table-cell office:value-type="float" office:value="651" calcext:value-type="float">
            <text:p>651</text:p>
          </table:table-cell>
          <table:table-cell office:value-type="float" office:value="52141" calcext:value-type="float">
            <text:p>52141</text:p>
          </table:table-cell>
          <table:table-cell office:value-type="float" office:value="208" calcext:value-type="float">
            <text:p>208</text:p>
          </table:table-cell>
          <table:table-cell office:value-type="float" office:value="5843.334" calcext:value-type="float">
            <text:p>5843.334</text:p>
          </table:table-cell>
          <table:table-cell office:value-type="float" office:value="-1.253353" calcext:value-type="float">
            <text:p>-1.253353</text:p>
          </table:table-cell>
          <table:table-cell office:value-type="float" office:value="4.29035" calcext:value-type="float">
            <text:p>4.29035</text:p>
          </table:table-cell>
          <table:table-cell office:value-type="float" office:value="35.57981" calcext:value-type="float">
            <text:p>35.579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5505E+018" calcext:value-type="float">
            <text:p>1.23764872015505E+018</text:p>
          </table:table-cell>
          <table:table-cell office:value-type="float" office:value="3.18701174758861E+017" calcext:value-type="float">
            <text:p>3.18701174758861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260" calcext:value-type="float">
            <text:p>260</text:p>
          </table:table-cell>
          <table:table-cell office:value-type="float" office:value="6270.411" calcext:value-type="float">
            <text:p>6270.411</text:p>
          </table:table-cell>
          <table:table-cell office:value-type="float" office:value="-1.530686" calcext:value-type="float">
            <text:p>-1.530686</text:p>
          </table:table-cell>
          <table:table-cell office:value-type="float" office:value="4.12774" calcext:value-type="float">
            <text:p>4.12774</text:p>
          </table:table-cell>
          <table:table-cell office:value-type="float" office:value="42.98649" calcext:value-type="float">
            <text:p>42.98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5546E+018" calcext:value-type="float">
            <text:p>1.2376711425546E+018</text:p>
          </table:table-cell>
          <table:table-cell office:value-type="float" office:value="3.18724814258858E+017" calcext:value-type="float">
            <text:p>3.18724814258858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346" calcext:value-type="float">
            <text:p>346</text:p>
          </table:table-cell>
          <table:table-cell office:value-type="float" office:value="4577.422" calcext:value-type="float">
            <text:p>4577.422</text:p>
          </table:table-cell>
          <table:table-cell office:value-type="float" office:value="-0.3459568" calcext:value-type="float">
            <text:p>-0.3459568</text:p>
          </table:table-cell>
          <table:table-cell office:value-type="float" office:value="4.320571" calcext:value-type="float">
            <text:p>4.320571</text:p>
          </table:table-cell>
          <table:table-cell office:value-type="float" office:value="37.17495" calcext:value-type="float">
            <text:p>37.17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31653471218E+017" calcext:value-type="float">
            <text:p>3.42431653471218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575" calcext:value-type="float">
            <text:p>575</text:p>
          </table:table-cell>
          <table:table-cell office:value-type="float" office:value="5697.119" calcext:value-type="float">
            <text:p>5697.119</text:p>
          </table:table-cell>
          <table:table-cell office:value-type="float" office:value="-0.681458" calcext:value-type="float">
            <text:p>-0.681458</text:p>
          </table:table-cell>
          <table:table-cell office:value-type="float" office:value="4.35548" calcext:value-type="float">
            <text:p>4.35548</text:p>
          </table:table-cell>
          <table:table-cell office:value-type="float" office:value="33.64919" calcext:value-type="float">
            <text:p>33.64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39899808426E+017" calcext:value-type="float">
            <text:p>3.42439899808426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05" calcext:value-type="float">
            <text:p>605</text:p>
          </table:table-cell>
          <table:table-cell office:value-type="float" office:value="4782.644" calcext:value-type="float">
            <text:p>4782.644</text:p>
          </table:table-cell>
          <table:table-cell office:value-type="float" office:value="0.04107232" calcext:value-type="float">
            <text:p>0.04107232</text:p>
          </table:table-cell>
          <table:table-cell office:value-type="float" office:value="4.331385" calcext:value-type="float">
            <text:p>4.331385</text:p>
          </table:table-cell>
          <table:table-cell office:value-type="float" office:value="41.43155" calcext:value-type="float">
            <text:p>41.43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40724442147E+017" calcext:value-type="float">
            <text:p>3.42440724442147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08" calcext:value-type="float">
            <text:p>608</text:p>
          </table:table-cell>
          <table:table-cell office:value-type="float" office:value="5736.264" calcext:value-type="float">
            <text:p>5736.264</text:p>
          </table:table-cell>
          <table:table-cell office:value-type="float" office:value="-1.253381" calcext:value-type="float">
            <text:p>-1.253381</text:p>
          </table:table-cell>
          <table:table-cell office:value-type="float" office:value="4.35465" calcext:value-type="float">
            <text:p>4.35465</text:p>
          </table:table-cell>
          <table:table-cell office:value-type="float" office:value="36.6701" calcext:value-type="float">
            <text:p>36.670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4649E+018" calcext:value-type="float">
            <text:p>1.23764872124649E+018</text:p>
          </table:table-cell>
          <table:table-cell office:value-type="float" office:value="3.42442373709589E+017" calcext:value-type="float">
            <text:p>3.4244237370958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14" calcext:value-type="float">
            <text:p>614</text:p>
          </table:table-cell>
          <table:table-cell office:value-type="float" office:value="5862.922" calcext:value-type="float">
            <text:p>5862.922</text:p>
          </table:table-cell>
          <table:table-cell office:value-type="float" office:value="-0.5412338" calcext:value-type="float">
            <text:p>-0.5412338</text:p>
          </table:table-cell>
          <table:table-cell office:value-type="float" office:value="4.311317" calcext:value-type="float">
            <text:p>4.311317</text:p>
          </table:table-cell>
          <table:table-cell office:value-type="float" office:value="47.71007" calcext:value-type="float">
            <text:p>47.71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43473221216E+017" calcext:value-type="float">
            <text:p>3.42443473221216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18" calcext:value-type="float">
            <text:p>618</text:p>
          </table:table-cell>
          <table:table-cell office:value-type="float" office:value="4635.35" calcext:value-type="float">
            <text:p>4635.35</text:p>
          </table:table-cell>
          <table:table-cell office:value-type="float" office:value="-0.05585387" calcext:value-type="float">
            <text:p>-0.05585387</text:p>
          </table:table-cell>
          <table:table-cell office:value-type="float" office:value="4.304103" calcext:value-type="float">
            <text:p>4.304103</text:p>
          </table:table-cell>
          <table:table-cell office:value-type="float" office:value="30.43827" calcext:value-type="float">
            <text:p>30.43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59E+018" calcext:value-type="float">
            <text:p>1.23765569354859E+018</text:p>
          </table:table-cell>
          <table:table-cell office:value-type="float" office:value="3.43421488881232E+017" calcext:value-type="float">
            <text:p>3.4342148888123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80" calcext:value-type="float">
            <text:p>80</text:p>
          </table:table-cell>
          <table:table-cell office:value-type="float" office:value="5792.932" calcext:value-type="float">
            <text:p>5792.932</text:p>
          </table:table-cell>
          <table:table-cell office:value-type="float" office:value="-0.5098198" calcext:value-type="float">
            <text:p>-0.5098198</text:p>
          </table:table-cell>
          <table:table-cell office:value-type="float" office:value="4.362132" calcext:value-type="float">
            <text:p>4.362132</text:p>
          </table:table-cell>
          <table:table-cell office:value-type="float" office:value="52.59634" calcext:value-type="float">
            <text:p>52.59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0975E+018" calcext:value-type="float">
            <text:p>1.23764872070975E+018</text:p>
          </table:table-cell>
          <table:table-cell office:value-type="float" office:value="3.43448426916112E+017" calcext:value-type="float">
            <text:p>3.4344842691611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178" calcext:value-type="float">
            <text:p>178</text:p>
          </table:table-cell>
          <table:table-cell office:value-type="float" office:value="5735.996" calcext:value-type="float">
            <text:p>5735.996</text:p>
          </table:table-cell>
          <table:table-cell office:value-type="float" office:value="-0.766068" calcext:value-type="float">
            <text:p>-0.766068</text:p>
          </table:table-cell>
          <table:table-cell office:value-type="float" office:value="4.378339" calcext:value-type="float">
            <text:p>4.378339</text:p>
          </table:table-cell>
          <table:table-cell office:value-type="float" office:value="38.59751" calcext:value-type="float">
            <text:p>38.597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32E+018" calcext:value-type="float">
            <text:p>1.23765569354832E+018</text:p>
          </table:table-cell>
          <table:table-cell office:value-type="float" office:value="3.43451175695182E+017" calcext:value-type="float">
            <text:p>3.4345117569518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188" calcext:value-type="float">
            <text:p>188</text:p>
          </table:table-cell>
          <table:table-cell office:value-type="float" office:value="6059.378" calcext:value-type="float">
            <text:p>6059.378</text:p>
          </table:table-cell>
          <table:table-cell office:value-type="float" office:value="-1.467896" calcext:value-type="float">
            <text:p>-1.467896</text:p>
          </table:table-cell>
          <table:table-cell office:value-type="float" office:value="4.16285" calcext:value-type="float">
            <text:p>4.16285</text:p>
          </table:table-cell>
          <table:table-cell office:value-type="float" office:value="46.26387" calcext:value-type="float">
            <text:p>46.26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29E+018" calcext:value-type="float">
            <text:p>1.23767460429129E+018</text:p>
          </table:table-cell>
          <table:table-cell office:value-type="float" office:value="3.43460521544018E+017" calcext:value-type="float">
            <text:p>3.43460521544018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22" calcext:value-type="float">
            <text:p>222</text:p>
          </table:table-cell>
          <table:table-cell office:value-type="float" office:value="5371.412" calcext:value-type="float">
            <text:p>5371.412</text:p>
          </table:table-cell>
          <table:table-cell office:value-type="float" office:value="-0.6917613" calcext:value-type="float">
            <text:p>-0.6917613</text:p>
          </table:table-cell>
          <table:table-cell office:value-type="float" office:value="4.432192" calcext:value-type="float">
            <text:p>4.432192</text:p>
          </table:table-cell>
          <table:table-cell office:value-type="float" office:value="44.96128" calcext:value-type="float">
            <text:p>44.96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069E+018" calcext:value-type="float">
            <text:p>1.23764870298069E+018</text:p>
          </table:table-cell>
          <table:table-cell office:value-type="float" office:value="3.43472341294017E+017" calcext:value-type="float">
            <text:p>3.4347234129401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65" calcext:value-type="float">
            <text:p>265</text:p>
          </table:table-cell>
          <table:table-cell office:value-type="float" office:value="4525.385" calcext:value-type="float">
            <text:p>4525.385</text:p>
          </table:table-cell>
          <table:table-cell office:value-type="float" office:value="-0.4171829" calcext:value-type="float">
            <text:p>-0.4171829</text:p>
          </table:table-cell>
          <table:table-cell office:value-type="float" office:value="4.402759" calcext:value-type="float">
            <text:p>4.402759</text:p>
          </table:table-cell>
          <table:table-cell office:value-type="float" office:value="40.7755" calcext:value-type="float">
            <text:p>40.7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13E+018" calcext:value-type="float">
            <text:p>1.23765569354813E+018</text:p>
          </table:table-cell>
          <table:table-cell office:value-type="float" office:value="3.43474265439365E+017" calcext:value-type="float">
            <text:p>3.4347426543936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2" calcext:value-type="float">
            <text:p>272</text:p>
          </table:table-cell>
          <table:table-cell office:value-type="float" office:value="5717.68" calcext:value-type="float">
            <text:p>5717.68</text:p>
          </table:table-cell>
          <table:table-cell office:value-type="float" office:value="-0.6363895" calcext:value-type="float">
            <text:p>-0.6363895</text:p>
          </table:table-cell>
          <table:table-cell office:value-type="float" office:value="4.300843" calcext:value-type="float">
            <text:p>4.300843</text:p>
          </table:table-cell>
          <table:table-cell office:value-type="float" office:value="49.16994" calcext:value-type="float">
            <text:p>49.16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23E+018" calcext:value-type="float">
            <text:p>1.23767460429123E+018</text:p>
          </table:table-cell>
          <table:table-cell office:value-type="float" office:value="3.43474540317272E+017" calcext:value-type="float">
            <text:p>3.4347454031727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3" calcext:value-type="float">
            <text:p>273</text:p>
          </table:table-cell>
          <table:table-cell office:value-type="float" office:value="5192.521" calcext:value-type="float">
            <text:p>5192.521</text:p>
          </table:table-cell>
          <table:table-cell office:value-type="float" office:value="-0.2324991" calcext:value-type="float">
            <text:p>-0.2324991</text:p>
          </table:table-cell>
          <table:table-cell office:value-type="float" office:value="4.457746" calcext:value-type="float">
            <text:p>4.457746</text:p>
          </table:table-cell>
          <table:table-cell office:value-type="float" office:value="46.34159" calcext:value-type="float">
            <text:p>46.341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069E+018" calcext:value-type="float">
            <text:p>1.23764870298069E+018</text:p>
          </table:table-cell>
          <table:table-cell office:value-type="float" office:value="3.43475364950993E+017" calcext:value-type="float">
            <text:p>3.43475364950993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6" calcext:value-type="float">
            <text:p>276</text:p>
          </table:table-cell>
          <table:table-cell office:value-type="float" office:value="5536.53" calcext:value-type="float">
            <text:p>5536.53</text:p>
          </table:table-cell>
          <table:table-cell office:value-type="float" office:value="-0.688826" calcext:value-type="float">
            <text:p>-0.688826</text:p>
          </table:table-cell>
          <table:table-cell office:value-type="float" office:value="4.468401" calcext:value-type="float">
            <text:p>4.468401</text:p>
          </table:table-cell>
          <table:table-cell office:value-type="float" office:value="39.08975" calcext:value-type="float">
            <text:p>39.08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4435921922E+017" calcext:value-type="float">
            <text:p>3.4348443592192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09" calcext:value-type="float">
            <text:p>309</text:p>
          </table:table-cell>
          <table:table-cell office:value-type="float" office:value="4776.259" calcext:value-type="float">
            <text:p>4776.259</text:p>
          </table:table-cell>
          <table:table-cell office:value-type="float" office:value="-0.5903572" calcext:value-type="float">
            <text:p>-0.5903572</text:p>
          </table:table-cell>
          <table:table-cell office:value-type="float" office:value="4.434898" calcext:value-type="float">
            <text:p>4.434898</text:p>
          </table:table-cell>
          <table:table-cell office:value-type="float" office:value="43.69511" calcext:value-type="float">
            <text:p>43.69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743E+018" calcext:value-type="float">
            <text:p>1.23764870351743E+018</text:p>
          </table:table-cell>
          <table:table-cell office:value-type="float" office:value="3.43485810311457E+017" calcext:value-type="float">
            <text:p>3.4348581031145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4" calcext:value-type="float">
            <text:p>314</text:p>
          </table:table-cell>
          <table:table-cell office:value-type="float" office:value="5823.109" calcext:value-type="float">
            <text:p>5823.109</text:p>
          </table:table-cell>
          <table:table-cell office:value-type="float" office:value="-0.5194253" calcext:value-type="float">
            <text:p>-0.5194253</text:p>
          </table:table-cell>
          <table:table-cell office:value-type="float" office:value="4.290557" calcext:value-type="float">
            <text:p>4.290557</text:p>
          </table:table-cell>
          <table:table-cell office:value-type="float" office:value="34.66589" calcext:value-type="float">
            <text:p>34.665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6085189364E+017" calcext:value-type="float">
            <text:p>3.43486085189364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5" calcext:value-type="float">
            <text:p>315</text:p>
          </table:table-cell>
          <table:table-cell office:value-type="float" office:value="5589.579" calcext:value-type="float">
            <text:p>5589.579</text:p>
          </table:table-cell>
          <table:table-cell office:value-type="float" office:value="-0.6420091" calcext:value-type="float">
            <text:p>-0.6420091</text:p>
          </table:table-cell>
          <table:table-cell office:value-type="float" office:value="4.400652" calcext:value-type="float">
            <text:p>4.400652</text:p>
          </table:table-cell>
          <table:table-cell office:value-type="float" office:value="35.27008" calcext:value-type="float">
            <text:p>35.270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6360067271E+017" calcext:value-type="float">
            <text:p>3.43486360067271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6" calcext:value-type="float">
            <text:p>316</text:p>
          </table:table-cell>
          <table:table-cell office:value-type="float" office:value="5493.802" calcext:value-type="float">
            <text:p>5493.802</text:p>
          </table:table-cell>
          <table:table-cell office:value-type="float" office:value="-1.026127" calcext:value-type="float">
            <text:p>-1.026127</text:p>
          </table:table-cell>
          <table:table-cell office:value-type="float" office:value="4.3525" calcext:value-type="float">
            <text:p>4.3525</text:p>
          </table:table-cell>
          <table:table-cell office:value-type="float" office:value="41.82233" calcext:value-type="float">
            <text:p>41.822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7734456805E+017" calcext:value-type="float">
            <text:p>3.4348773445680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1" calcext:value-type="float">
            <text:p>321</text:p>
          </table:table-cell>
          <table:table-cell office:value-type="float" office:value="6127.058" calcext:value-type="float">
            <text:p>6127.058</text:p>
          </table:table-cell>
          <table:table-cell office:value-type="float" office:value="-1.307732" calcext:value-type="float">
            <text:p>-1.307732</text:p>
          </table:table-cell>
          <table:table-cell office:value-type="float" office:value="4.370442" calcext:value-type="float">
            <text:p>4.370442</text:p>
          </table:table-cell>
          <table:table-cell office:value-type="float" office:value="30.37613" calcext:value-type="float">
            <text:p>30.37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8284212619E+017" calcext:value-type="float">
            <text:p>3.43488284212619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3" calcext:value-type="float">
            <text:p>323</text:p>
          </table:table-cell>
          <table:table-cell office:value-type="float" office:value="5727.668" calcext:value-type="float">
            <text:p>5727.668</text:p>
          </table:table-cell>
          <table:table-cell office:value-type="float" office:value="-0.6662008" calcext:value-type="float">
            <text:p>-0.6662008</text:p>
          </table:table-cell>
          <table:table-cell office:value-type="float" office:value="4.250061" calcext:value-type="float">
            <text:p>4.250061</text:p>
          </table:table-cell>
          <table:table-cell office:value-type="float" office:value="45.77128" calcext:value-type="float">
            <text:p>45.77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9383724247E+017" calcext:value-type="float">
            <text:p>3.4348938372424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7" calcext:value-type="float">
            <text:p>327</text:p>
          </table:table-cell>
          <table:table-cell office:value-type="float" office:value="4458.18" calcext:value-type="float">
            <text:p>4458.18</text:p>
          </table:table-cell>
          <table:table-cell office:value-type="float" office:value="-0.8542665" calcext:value-type="float">
            <text:p>-0.8542665</text:p>
          </table:table-cell>
          <table:table-cell office:value-type="float" office:value="4.386421" calcext:value-type="float">
            <text:p>4.386421</text:p>
          </table:table-cell>
          <table:table-cell office:value-type="float" office:value="41.18646" calcext:value-type="float">
            <text:p>41.186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9658602154E+017" calcext:value-type="float">
            <text:p>3.43489658602154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8" calcext:value-type="float">
            <text:p>328</text:p>
          </table:table-cell>
          <table:table-cell office:value-type="float" office:value="5383.27" calcext:value-type="float">
            <text:p>5383.27</text:p>
          </table:table-cell>
          <table:table-cell office:value-type="float" office:value="-0.6768336" calcext:value-type="float">
            <text:p>-0.6768336</text:p>
          </table:table-cell>
          <table:table-cell office:value-type="float" office:value="4.309966" calcext:value-type="float">
            <text:p>4.309966</text:p>
          </table:table-cell>
          <table:table-cell office:value-type="float" office:value="44.04478" calcext:value-type="float">
            <text:p>44.04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2E+018" calcext:value-type="float">
            <text:p>1.2376517524152E+018</text:p>
          </table:table-cell>
          <table:table-cell office:value-type="float" office:value="3.43497080305642E+017" calcext:value-type="float">
            <text:p>3.4349708030564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55" calcext:value-type="float">
            <text:p>355</text:p>
          </table:table-cell>
          <table:table-cell office:value-type="float" office:value="5751.661" calcext:value-type="float">
            <text:p>5751.661</text:p>
          </table:table-cell>
          <table:table-cell office:value-type="float" office:value="-1.750659" calcext:value-type="float">
            <text:p>-1.750659</text:p>
          </table:table-cell>
          <table:table-cell office:value-type="float" office:value="4.216628" calcext:value-type="float">
            <text:p>4.216628</text:p>
          </table:table-cell>
          <table:table-cell office:value-type="float" office:value="47.15356" calcext:value-type="float">
            <text:p>47.1535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241526E+018" calcext:value-type="float">
            <text:p>1.23765175241526E+018</text:p>
          </table:table-cell>
          <table:table-cell office:value-type="float" office:value="3.43497904939362E+017" calcext:value-type="float">
            <text:p>3.4349790493936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58" calcext:value-type="float">
            <text:p>358</text:p>
          </table:table-cell>
          <table:table-cell office:value-type="float" office:value="5719.852" calcext:value-type="float">
            <text:p>5719.852</text:p>
          </table:table-cell>
          <table:table-cell office:value-type="float" office:value="-0.4805029" calcext:value-type="float">
            <text:p>-0.4805029</text:p>
          </table:table-cell>
          <table:table-cell office:value-type="float" office:value="4.212665" calcext:value-type="float">
            <text:p>4.212665</text:p>
          </table:table-cell>
          <table:table-cell office:value-type="float" office:value="53.14389" calcext:value-type="float">
            <text:p>53.143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3.43504227131222E+017" calcext:value-type="float">
            <text:p>3.4350422713122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81" calcext:value-type="float">
            <text:p>381</text:p>
          </table:table-cell>
          <table:table-cell office:value-type="float" office:value="5790.334" calcext:value-type="float">
            <text:p>5790.334</text:p>
          </table:table-cell>
          <table:table-cell office:value-type="float" office:value="-0.5489052" calcext:value-type="float">
            <text:p>-0.5489052</text:p>
          </table:table-cell>
          <table:table-cell office:value-type="float" office:value="4.314359" calcext:value-type="float">
            <text:p>4.314359</text:p>
          </table:table-cell>
          <table:table-cell office:value-type="float" office:value="34.25229" calcext:value-type="float">
            <text:p>34.25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3.4350532664285E+017" calcext:value-type="float">
            <text:p>3.435053266428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85" calcext:value-type="float">
            <text:p>385</text:p>
          </table:table-cell>
          <table:table-cell office:value-type="float" office:value="5833.404" calcext:value-type="float">
            <text:p>5833.404</text:p>
          </table:table-cell>
          <table:table-cell office:value-type="float" office:value="-1.906808" calcext:value-type="float">
            <text:p>-1.906808</text:p>
          </table:table-cell>
          <table:table-cell office:value-type="float" office:value="4.174383" calcext:value-type="float">
            <text:p>4.174383</text:p>
          </table:table-cell>
          <table:table-cell office:value-type="float" office:value="38.64657" calcext:value-type="float">
            <text:p>38.646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592E+018" calcext:value-type="float">
            <text:p>1.23765173523592E+018</text:p>
          </table:table-cell>
          <table:table-cell office:value-type="float" office:value="3.43519070538197E+017" calcext:value-type="float">
            <text:p>3.4351907053819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435" calcext:value-type="float">
            <text:p>435</text:p>
          </table:table-cell>
          <table:table-cell office:value-type="float" office:value="5882.174" calcext:value-type="float">
            <text:p>5882.174</text:p>
          </table:table-cell>
          <table:table-cell office:value-type="float" office:value="-0.6080236" calcext:value-type="float">
            <text:p>-0.6080236</text:p>
          </table:table-cell>
          <table:table-cell office:value-type="float" office:value="4.07317" calcext:value-type="float">
            <text:p>4.07317</text:p>
          </table:table-cell>
          <table:table-cell office:value-type="float" office:value="46.53238" calcext:value-type="float">
            <text:p>46.532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369E+018" calcext:value-type="float">
            <text:p>1.23764872178369E+018</text:p>
          </table:table-cell>
          <table:table-cell office:value-type="float" office:value="3.43529515898661E+017" calcext:value-type="float">
            <text:p>3.43529515898661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473" calcext:value-type="float">
            <text:p>473</text:p>
          </table:table-cell>
          <table:table-cell office:value-type="float" office:value="6253.219" calcext:value-type="float">
            <text:p>6253.219</text:p>
          </table:table-cell>
          <table:table-cell office:value-type="float" office:value="-1.328178" calcext:value-type="float">
            <text:p>-1.328178</text:p>
          </table:table-cell>
          <table:table-cell office:value-type="float" office:value="4.100432" calcext:value-type="float">
            <text:p>4.100432</text:p>
          </table:table-cell>
          <table:table-cell office:value-type="float" office:value="34.08107" calcext:value-type="float">
            <text:p>34.081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597E+018" calcext:value-type="float">
            <text:p>1.23765989563597E+018</text:p>
          </table:table-cell>
          <table:table-cell office:value-type="float" office:value="3.97451491780094E+017" calcext:value-type="float">
            <text:p>3.97451491780094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32" calcext:value-type="float">
            <text:p>32</text:p>
          </table:table-cell>
          <table:table-cell office:value-type="float" office:value="5173.145" calcext:value-type="float">
            <text:p>5173.145</text:p>
          </table:table-cell>
          <table:table-cell office:value-type="float" office:value="-0.4728834" calcext:value-type="float">
            <text:p>-0.4728834</text:p>
          </table:table-cell>
          <table:table-cell office:value-type="float" office:value="4.186162" calcext:value-type="float">
            <text:p>4.186162</text:p>
          </table:table-cell>
          <table:table-cell office:value-type="float" office:value="72.14105" calcext:value-type="float">
            <text:p>72.141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597E+018" calcext:value-type="float">
            <text:p>1.23765989563597E+018</text:p>
          </table:table-cell>
          <table:table-cell office:value-type="float" office:value="3.97452041535908E+017" calcext:value-type="float">
            <text:p>3.9745204153590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34" calcext:value-type="float">
            <text:p>34</text:p>
          </table:table-cell>
          <table:table-cell office:value-type="float" office:value="4881.017" calcext:value-type="float">
            <text:p>4881.017</text:p>
          </table:table-cell>
          <table:table-cell office:value-type="float" office:value="-0.2360996" calcext:value-type="float">
            <text:p>-0.2360996</text:p>
          </table:table-cell>
          <table:table-cell office:value-type="float" office:value="4.242588" calcext:value-type="float">
            <text:p>4.242588</text:p>
          </table:table-cell>
          <table:table-cell office:value-type="float" office:value="63.5796" calcext:value-type="float">
            <text:p>63.57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912E+018" calcext:value-type="float">
            <text:p>1.23765122570912E+018</text:p>
          </table:table-cell>
          <table:table-cell office:value-type="float" office:value="3.97456439582419E+017" calcext:value-type="float">
            <text:p>3.9745643958241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" calcext:value-type="float">
            <text:p>50</text:p>
          </table:table-cell>
          <table:table-cell office:value-type="float" office:value="5690.463" calcext:value-type="float">
            <text:p>5690.463</text:p>
          </table:table-cell>
          <table:table-cell office:value-type="float" office:value="-0.4632169" calcext:value-type="float">
            <text:p>-0.4632169</text:p>
          </table:table-cell>
          <table:table-cell office:value-type="float" office:value="4.196983" calcext:value-type="float">
            <text:p>4.196983</text:p>
          </table:table-cell>
          <table:table-cell office:value-type="float" office:value="64.28219" calcext:value-type="float">
            <text:p>64.28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579E+018" calcext:value-type="float">
            <text:p>1.23765122624579E+018</text:p>
          </table:table-cell>
          <table:table-cell office:value-type="float" office:value="3.97459463239395E+017" calcext:value-type="float">
            <text:p>3.97459463239395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1" calcext:value-type="float">
            <text:p>61</text:p>
          </table:table-cell>
          <table:table-cell office:value-type="float" office:value="5677.2" calcext:value-type="float">
            <text:p>5677.2</text:p>
          </table:table-cell>
          <table:table-cell office:value-type="float" office:value="-1.330581" calcext:value-type="float">
            <text:p>-1.330581</text:p>
          </table:table-cell>
          <table:table-cell office:value-type="float" office:value="4.136674" calcext:value-type="float">
            <text:p>4.136674</text:p>
          </table:table-cell>
          <table:table-cell office:value-type="float" office:value="33.02133" calcext:value-type="float">
            <text:p>33.021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24573E+018" calcext:value-type="float">
            <text:p>1.23765122624573E+018</text:p>
          </table:table-cell>
          <table:table-cell office:value-type="float" office:value="3.97460287873116E+017" calcext:value-type="float">
            <text:p>3.97460287873116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4" calcext:value-type="float">
            <text:p>64</text:p>
          </table:table-cell>
          <table:table-cell office:value-type="float" office:value="6111.972" calcext:value-type="float">
            <text:p>6111.972</text:p>
          </table:table-cell>
          <table:table-cell office:value-type="float" office:value="-1.098836" calcext:value-type="float">
            <text:p>-1.098836</text:p>
          </table:table-cell>
          <table:table-cell office:value-type="float" office:value="4.052151" calcext:value-type="float">
            <text:p>4.052151</text:p>
          </table:table-cell>
          <table:table-cell office:value-type="float" office:value="42.32031" calcext:value-type="float">
            <text:p>42.320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02E+018" calcext:value-type="float">
            <text:p>1.23765121282402E+018</text:p>
          </table:table-cell>
          <table:table-cell office:value-type="float" office:value="3.97470458355673E+017" calcext:value-type="float">
            <text:p>3.97470458355673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101" calcext:value-type="float">
            <text:p>101</text:p>
          </table:table-cell>
          <table:table-cell office:value-type="float" office:value="5127.414" calcext:value-type="float">
            <text:p>5127.414</text:p>
          </table:table-cell>
          <table:table-cell office:value-type="float" office:value="-0.6176772" calcext:value-type="float">
            <text:p>-0.6176772</text:p>
          </table:table-cell>
          <table:table-cell office:value-type="float" office:value="4.03925" calcext:value-type="float">
            <text:p>4.03925</text:p>
          </table:table-cell>
          <table:table-cell office:value-type="float" office:value="48.05233" calcext:value-type="float">
            <text:p>48.052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376E+018" calcext:value-type="float">
            <text:p>1.23765121282376E+018</text:p>
          </table:table-cell>
          <table:table-cell office:value-type="float" office:value="3.97486126396369E+017" calcext:value-type="float">
            <text:p>3.9748612639636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158" calcext:value-type="float">
            <text:p>158</text:p>
          </table:table-cell>
          <table:table-cell office:value-type="float" office:value="5569.125" calcext:value-type="float">
            <text:p>5569.125</text:p>
          </table:table-cell>
          <table:table-cell office:value-type="float" office:value="-0.8209906" calcext:value-type="float">
            <text:p>-0.8209906</text:p>
          </table:table-cell>
          <table:table-cell office:value-type="float" office:value="4.278898" calcext:value-type="float">
            <text:p>4.278898</text:p>
          </table:table-cell>
          <table:table-cell office:value-type="float" office:value="36.27536" calcext:value-type="float">
            <text:p>36.27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531E+018" calcext:value-type="float">
            <text:p>1.23765122463531E+018</text:p>
          </table:table-cell>
          <table:table-cell office:value-type="float" office:value="3.97502619070786E+017" calcext:value-type="float">
            <text:p>3.97502619070786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218" calcext:value-type="float">
            <text:p>218</text:p>
          </table:table-cell>
          <table:table-cell office:value-type="float" office:value="6303.809" calcext:value-type="float">
            <text:p>6303.809</text:p>
          </table:table-cell>
          <table:table-cell office:value-type="float" office:value="-0.6708563" calcext:value-type="float">
            <text:p>-0.6708563</text:p>
          </table:table-cell>
          <table:table-cell office:value-type="float" office:value="4.10113" calcext:value-type="float">
            <text:p>4.10113</text:p>
          </table:table-cell>
          <table:table-cell office:value-type="float" office:value="44.54096" calcext:value-type="float">
            <text:p>44.54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52766E+018" calcext:value-type="float">
            <text:p>1.2376637852766E+018</text:p>
          </table:table-cell>
          <table:table-cell office:value-type="float" office:value="4.43717570210589E+017" calcext:value-type="float">
            <text:p>4.43717570210589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11" calcext:value-type="float">
            <text:p>411</text:p>
          </table:table-cell>
          <table:table-cell office:value-type="float" office:value="5844.792" calcext:value-type="float">
            <text:p>5844.792</text:p>
          </table:table-cell>
          <table:table-cell office:value-type="float" office:value="-1.741045" calcext:value-type="float">
            <text:p>-1.741045</text:p>
          </table:table-cell>
          <table:table-cell office:value-type="float" office:value="4.131786" calcext:value-type="float">
            <text:p>4.131786</text:p>
          </table:table-cell>
          <table:table-cell office:value-type="float" office:value="48.45815" calcext:value-type="float">
            <text:p>48.458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34079801E+018" calcext:value-type="float">
            <text:p>1.23766634079801E+018</text:p>
          </table:table-cell>
          <table:table-cell office:value-type="float" office:value="4.43727190937332E+017" calcext:value-type="float">
            <text:p>4.4372719093733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46" calcext:value-type="float">
            <text:p>446</text:p>
          </table:table-cell>
          <table:table-cell office:value-type="float" office:value="5757.774" calcext:value-type="float">
            <text:p>5757.774</text:p>
          </table:table-cell>
          <table:table-cell office:value-type="float" office:value="-0.3510395" calcext:value-type="float">
            <text:p>-0.3510395</text:p>
          </table:table-cell>
          <table:table-cell office:value-type="float" office:value="4.10997" calcext:value-type="float">
            <text:p>4.10997</text:p>
          </table:table-cell>
          <table:table-cell office:value-type="float" office:value="84.37592" calcext:value-type="float">
            <text:p>84.375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3986E+018" calcext:value-type="float">
            <text:p>1.23766378473986E+018</text:p>
          </table:table-cell>
          <table:table-cell office:value-type="float" office:value="4.4373186386175E+017" calcext:value-type="float">
            <text:p>4.4373186386175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63" calcext:value-type="float">
            <text:p>463</text:p>
          </table:table-cell>
          <table:table-cell office:value-type="float" office:value="6055.232" calcext:value-type="float">
            <text:p>6055.232</text:p>
          </table:table-cell>
          <table:table-cell office:value-type="float" office:value="-1.345305" calcext:value-type="float">
            <text:p>-1.345305</text:p>
          </table:table-cell>
          <table:table-cell office:value-type="float" office:value="4.315486" calcext:value-type="float">
            <text:p>4.315486</text:p>
          </table:table-cell>
          <table:table-cell office:value-type="float" office:value="75.5554" calcext:value-type="float">
            <text:p>75.5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319E+018" calcext:value-type="float">
            <text:p>1.23766378420319E+018</text:p>
          </table:table-cell>
          <table:table-cell office:value-type="float" office:value="4.43737911175703E+017" calcext:value-type="float">
            <text:p>4.43737911175703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85" calcext:value-type="float">
            <text:p>485</text:p>
          </table:table-cell>
          <table:table-cell office:value-type="float" office:value="6231.933" calcext:value-type="float">
            <text:p>6231.933</text:p>
          </table:table-cell>
          <table:table-cell office:value-type="float" office:value="-1.286254" calcext:value-type="float">
            <text:p>-1.286254</text:p>
          </table:table-cell>
          <table:table-cell office:value-type="float" office:value="4.13411" calcext:value-type="float">
            <text:p>4.13411</text:p>
          </table:table-cell>
          <table:table-cell office:value-type="float" office:value="35.74446" calcext:value-type="float">
            <text:p>35.744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336E+018" calcext:value-type="float">
            <text:p>1.23765125094336E+018</text:p>
          </table:table-cell>
          <table:table-cell office:value-type="float" office:value="4.92084536339884E+017" calcext:value-type="float">
            <text:p>4.9208453633988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241" calcext:value-type="float">
            <text:p>241</text:p>
          </table:table-cell>
          <table:table-cell office:value-type="float" office:value="6549.573" calcext:value-type="float">
            <text:p>6549.573</text:p>
          </table:table-cell>
          <table:table-cell office:value-type="float" office:value="-2.376661" calcext:value-type="float">
            <text:p>-2.376661</text:p>
          </table:table-cell>
          <table:table-cell office:value-type="float" office:value="4.01195" calcext:value-type="float">
            <text:p>4.01195</text:p>
          </table:table-cell>
          <table:table-cell office:value-type="float" office:value="46.24186" calcext:value-type="float">
            <text:p>46.24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946E+018" calcext:value-type="float">
            <text:p>1.23765119188946E+018</text:p>
          </table:table-cell>
          <table:table-cell office:value-type="float" office:value="4.92094431944534E+017" calcext:value-type="float">
            <text:p>4.9209443194453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277" calcext:value-type="float">
            <text:p>277</text:p>
          </table:table-cell>
          <table:table-cell office:value-type="float" office:value="5977.507" calcext:value-type="float">
            <text:p>5977.507</text:p>
          </table:table-cell>
          <table:table-cell office:value-type="float" office:value="-0.4854573" calcext:value-type="float">
            <text:p>-0.4854573</text:p>
          </table:table-cell>
          <table:table-cell office:value-type="float" office:value="4.132093" calcext:value-type="float">
            <text:p>4.132093</text:p>
          </table:table-cell>
          <table:table-cell office:value-type="float" office:value="33.57622" calcext:value-type="float">
            <text:p>33.576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22E+018" calcext:value-type="float">
            <text:p>1.23765149522022E+018</text:p>
          </table:table-cell>
          <table:table-cell office:value-type="float" office:value="4.92107900961974E+017" calcext:value-type="float">
            <text:p>4.9210790096197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26" calcext:value-type="float">
            <text:p>326</text:p>
          </table:table-cell>
          <table:table-cell office:value-type="float" office:value="6459.664" calcext:value-type="float">
            <text:p>6459.664</text:p>
          </table:table-cell>
          <table:table-cell office:value-type="float" office:value="-0.3955426" calcext:value-type="float">
            <text:p>-0.3955426</text:p>
          </table:table-cell>
          <table:table-cell office:value-type="float" office:value="4.151187" calcext:value-type="float">
            <text:p>4.151187</text:p>
          </table:table-cell>
          <table:table-cell office:value-type="float" office:value="44.78664" calcext:value-type="float">
            <text:p>44.78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09E+018" calcext:value-type="float">
            <text:p>1.23765149522009E+018</text:p>
          </table:table-cell>
          <table:table-cell office:value-type="float" office:value="4.92111199496858E+017" calcext:value-type="float">
            <text:p>4.9211119949685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38" calcext:value-type="float">
            <text:p>338</text:p>
          </table:table-cell>
          <table:table-cell office:value-type="float" office:value="6212.65" calcext:value-type="float">
            <text:p>6212.65</text:p>
          </table:table-cell>
          <table:table-cell office:value-type="float" office:value="-1.417278" calcext:value-type="float">
            <text:p>-1.417278</text:p>
          </table:table-cell>
          <table:table-cell office:value-type="float" office:value="4.046808" calcext:value-type="float">
            <text:p>4.046808</text:p>
          </table:table-cell>
          <table:table-cell office:value-type="float" office:value="34.72357" calcext:value-type="float">
            <text:p>34.723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02E+018" calcext:value-type="float">
            <text:p>1.23765149522002E+018</text:p>
          </table:table-cell>
          <table:table-cell office:value-type="float" office:value="4.92111474374765E+017" calcext:value-type="float">
            <text:p>4.92111474374765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39" calcext:value-type="float">
            <text:p>339</text:p>
          </table:table-cell>
          <table:table-cell office:value-type="float" office:value="5825.099" calcext:value-type="float">
            <text:p>5825.099</text:p>
          </table:table-cell>
          <table:table-cell office:value-type="float" office:value="-0.6668199" calcext:value-type="float">
            <text:p>-0.6668199</text:p>
          </table:table-cell>
          <table:table-cell office:value-type="float" office:value="4.106165" calcext:value-type="float">
            <text:p>4.106165</text:p>
          </table:table-cell>
          <table:table-cell office:value-type="float" office:value="42.79276" calcext:value-type="float">
            <text:p>42.79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28E+018" calcext:value-type="float">
            <text:p>1.23765149522028E+018</text:p>
          </table:table-cell>
          <table:table-cell office:value-type="float" office:value="4.92118346322438E+017" calcext:value-type="float">
            <text:p>4.9211834632243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64" calcext:value-type="float">
            <text:p>364</text:p>
          </table:table-cell>
          <table:table-cell office:value-type="float" office:value="4774.573" calcext:value-type="float">
            <text:p>4774.573</text:p>
          </table:table-cell>
          <table:table-cell office:value-type="float" office:value="-0.04990226" calcext:value-type="float">
            <text:p>-0.04990226</text:p>
          </table:table-cell>
          <table:table-cell office:value-type="float" office:value="4.352612" calcext:value-type="float">
            <text:p>4.352612</text:p>
          </table:table-cell>
          <table:table-cell office:value-type="float" office:value="56.54582" calcext:value-type="float">
            <text:p>56.54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1776E+018" calcext:value-type="float">
            <text:p>1.23765125201776E+018</text:p>
          </table:table-cell>
          <table:table-cell office:value-type="float" office:value="4.92135113874762E+017" calcext:value-type="float">
            <text:p>4.92135113874762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425" calcext:value-type="float">
            <text:p>425</text:p>
          </table:table-cell>
          <table:table-cell office:value-type="float" office:value="8632.955" calcext:value-type="float">
            <text:p>8632.955</text:p>
          </table:table-cell>
          <table:table-cell office:value-type="float" office:value="-0.9689699" calcext:value-type="float">
            <text:p>-0.9689699</text:p>
          </table:table-cell>
          <table:table-cell office:value-type="float" office:value="4.119483" calcext:value-type="float">
            <text:p>4.119483</text:p>
          </table:table-cell>
          <table:table-cell office:value-type="float" office:value="42.12486" calcext:value-type="float">
            <text:p>42.12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115045E+018" calcext:value-type="float">
            <text:p>1.2376733115045E+018</text:p>
          </table:table-cell>
          <table:table-cell office:value-type="float" office:value="4.92151606549178E+017" calcext:value-type="float">
            <text:p>4.9215160654917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485" calcext:value-type="float">
            <text:p>485</text:p>
          </table:table-cell>
          <table:table-cell office:value-type="float" office:value="7917.915" calcext:value-type="float">
            <text:p>7917.915</text:p>
          </table:table-cell>
          <table:table-cell office:value-type="float" office:value="-0.5275422" calcext:value-type="float">
            <text:p>-0.5275422</text:p>
          </table:table-cell>
          <table:table-cell office:value-type="float" office:value="4.157407" calcext:value-type="float">
            <text:p>4.157407</text:p>
          </table:table-cell>
          <table:table-cell office:value-type="float" office:value="33.71504" calcext:value-type="float">
            <text:p>33.71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65414E+018" calcext:value-type="float">
            <text:p>1.23767370665414E+018</text:p>
          </table:table-cell>
          <table:table-cell office:value-type="float" office:value="4.92168374101502E+017" calcext:value-type="float">
            <text:p>4.92168374101502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546" calcext:value-type="float">
            <text:p>546</text:p>
          </table:table-cell>
          <table:table-cell office:value-type="float" office:value="5900.385" calcext:value-type="float">
            <text:p>5900.385</text:p>
          </table:table-cell>
          <table:table-cell office:value-type="float" office:value="-1.188772" calcext:value-type="float">
            <text:p>-1.188772</text:p>
          </table:table-cell>
          <table:table-cell office:value-type="float" office:value="4.16455" calcext:value-type="float">
            <text:p>4.16455</text:p>
          </table:table-cell>
          <table:table-cell office:value-type="float" office:value="39.52526" calcext:value-type="float">
            <text:p>39.525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9675614E+018" calcext:value-type="float">
            <text:p>1.23765079675614E+018</text:p>
          </table:table-cell>
          <table:table-cell office:value-type="float" office:value="5.36087823665621E+017" calcext:value-type="float">
            <text:p>5.36087823665621E+017</text:p>
          </table:table-cell>
          <table:table-cell office:value-type="float" office:value="476" calcext:value-type="float">
            <text:p>476</text:p>
          </table:table-cell>
          <table:table-cell office:value-type="float" office:value="52314" calcext:value-type="float">
            <text:p>52314</text:p>
          </table:table-cell>
          <table:table-cell office:value-type="float" office:value="580" calcext:value-type="float">
            <text:p>580</text:p>
          </table:table-cell>
          <table:table-cell office:value-type="float" office:value="5926.785" calcext:value-type="float">
            <text:p>5926.785</text:p>
          </table:table-cell>
          <table:table-cell office:value-type="float" office:value="-1.004073" calcext:value-type="float">
            <text:p>-1.004073</text:p>
          </table:table-cell>
          <table:table-cell office:value-type="float" office:value="4.064403" calcext:value-type="float">
            <text:p>4.064403</text:p>
          </table:table-cell>
          <table:table-cell office:value-type="float" office:value="35.63908" calcext:value-type="float">
            <text:p>35.639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00648E+018" calcext:value-type="float">
            <text:p>1.23765175400648E+018</text:p>
          </table:table-cell>
          <table:table-cell office:value-type="float" office:value="5.76565789084117E+017" calcext:value-type="float">
            <text:p>5.76565789084117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382" calcext:value-type="float">
            <text:p>382</text:p>
          </table:table-cell>
          <table:table-cell office:value-type="float" office:value="6154.565" calcext:value-type="float">
            <text:p>6154.565</text:p>
          </table:table-cell>
          <table:table-cell office:value-type="float" office:value="-1.791216" calcext:value-type="float">
            <text:p>-1.791216</text:p>
          </table:table-cell>
          <table:table-cell office:value-type="float" office:value="4.018109" calcext:value-type="float">
            <text:p>4.018109</text:p>
          </table:table-cell>
          <table:table-cell office:value-type="float" office:value="36.9214" calcext:value-type="float">
            <text:p>36.9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923E+018" calcext:value-type="float">
            <text:p>1.23765402871923E+018</text:p>
          </table:table-cell>
          <table:table-cell office:value-type="float" office:value="5.77613623615056E+017" calcext:value-type="float">
            <text:p>5.77613623615056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98" calcext:value-type="float">
            <text:p>98</text:p>
          </table:table-cell>
          <table:table-cell office:value-type="float" office:value="5369.382" calcext:value-type="float">
            <text:p>5369.382</text:p>
          </table:table-cell>
          <table:table-cell office:value-type="float" office:value="-0.7861091" calcext:value-type="float">
            <text:p>-0.7861091</text:p>
          </table:table-cell>
          <table:table-cell office:value-type="float" office:value="4.476857" calcext:value-type="float">
            <text:p>4.476857</text:p>
          </table:table-cell>
          <table:table-cell office:value-type="float" office:value="44.12479" calcext:value-type="float">
            <text:p>44.124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7085E+018" calcext:value-type="float">
            <text:p>1.23765175347085E+018</text:p>
          </table:table-cell>
          <table:table-cell office:value-type="float" office:value="5.77619121173195E+017" calcext:value-type="float">
            <text:p>5.77619121173195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118" calcext:value-type="float">
            <text:p>118</text:p>
          </table:table-cell>
          <table:table-cell office:value-type="float" office:value="5911.8" calcext:value-type="float">
            <text:p>5911.8</text:p>
          </table:table-cell>
          <table:table-cell office:value-type="float" office:value="-2.137874" calcext:value-type="float">
            <text:p>-2.137874</text:p>
          </table:table-cell>
          <table:table-cell office:value-type="float" office:value="4.068223" calcext:value-type="float">
            <text:p>4.068223</text:p>
          </table:table-cell>
          <table:table-cell office:value-type="float" office:value="51.13865" calcext:value-type="float">
            <text:p>51.13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92557E+018" calcext:value-type="float">
            <text:p>1.2376540292557E+018</text:p>
          </table:table-cell>
          <table:table-cell office:value-type="float" office:value="5.77634239458077E+017" calcext:value-type="float">
            <text:p>5.77634239458077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173" calcext:value-type="float">
            <text:p>173</text:p>
          </table:table-cell>
          <table:table-cell office:value-type="float" office:value="7092.128" calcext:value-type="float">
            <text:p>7092.128</text:p>
          </table:table-cell>
          <table:table-cell office:value-type="float" office:value="-1.101076" calcext:value-type="float">
            <text:p>-1.101076</text:p>
          </table:table-cell>
          <table:table-cell office:value-type="float" office:value="4.319832" calcext:value-type="float">
            <text:p>4.319832</text:p>
          </table:table-cell>
          <table:table-cell office:value-type="float" office:value="30.85497" calcext:value-type="float">
            <text:p>30.854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9691E+018" calcext:value-type="float">
            <text:p>1.23765175239691E+018</text:p>
          </table:table-cell>
          <table:table-cell office:value-type="float" office:value="5.77642210917378E+017" calcext:value-type="float">
            <text:p>5.77642210917378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202" calcext:value-type="float">
            <text:p>202</text:p>
          </table:table-cell>
          <table:table-cell office:value-type="float" office:value="5939.363" calcext:value-type="float">
            <text:p>5939.363</text:p>
          </table:table-cell>
          <table:table-cell office:value-type="float" office:value="-0.6553083" calcext:value-type="float">
            <text:p>-0.6553083</text:p>
          </table:table-cell>
          <table:table-cell office:value-type="float" office:value="4.049313" calcext:value-type="float">
            <text:p>4.049313</text:p>
          </table:table-cell>
          <table:table-cell office:value-type="float" office:value="58.09866" calcext:value-type="float">
            <text:p>58.09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466E+018" calcext:value-type="float">
            <text:p>1.23765175454466E+018</text:p>
          </table:table-cell>
          <table:table-cell office:value-type="float" office:value="5.77711480149928E+017" calcext:value-type="float">
            <text:p>5.77711480149928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454" calcext:value-type="float">
            <text:p>454</text:p>
          </table:table-cell>
          <table:table-cell office:value-type="float" office:value="5979.719" calcext:value-type="float">
            <text:p>5979.719</text:p>
          </table:table-cell>
          <table:table-cell office:value-type="float" office:value="-0.9704257" calcext:value-type="float">
            <text:p>-0.9704257</text:p>
          </table:table-cell>
          <table:table-cell office:value-type="float" office:value="4.18039" calcext:value-type="float">
            <text:p>4.18039</text:p>
          </table:table-cell>
          <table:table-cell office:value-type="float" office:value="31.51316" calcext:value-type="float">
            <text:p>31.5131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361264434E+018" calcext:value-type="float">
            <text:p>1.23765361264434E+018</text:p>
          </table:table-cell>
          <table:table-cell office:value-type="float" office:value="6.19287312827705E+017" calcext:value-type="float">
            <text:p>6.19287312827705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154" calcext:value-type="float">
            <text:p>154</text:p>
          </table:table-cell>
          <table:table-cell office:value-type="float" office:value="5914.271" calcext:value-type="float">
            <text:p>5914.271</text:p>
          </table:table-cell>
          <table:table-cell office:value-type="float" office:value="-0.8713399" calcext:value-type="float">
            <text:p>-0.8713399</text:p>
          </table:table-cell>
          <table:table-cell office:value-type="float" office:value="4.171767" calcext:value-type="float">
            <text:p>4.171767</text:p>
          </table:table-cell>
          <table:table-cell office:value-type="float" office:value="30.46895" calcext:value-type="float">
            <text:p>30.46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251165E+018" calcext:value-type="float">
            <text:p>1.23765438251165E+018</text:p>
          </table:table-cell>
          <table:table-cell office:value-type="float" office:value="6.19295284287007E+017" calcext:value-type="float">
            <text:p>6.19295284287007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183" calcext:value-type="float">
            <text:p>183</text:p>
          </table:table-cell>
          <table:table-cell office:value-type="float" office:value="5895.917" calcext:value-type="float">
            <text:p>5895.917</text:p>
          </table:table-cell>
          <table:table-cell office:value-type="float" office:value="-0.2920358" calcext:value-type="float">
            <text:p>-0.2920358</text:p>
          </table:table-cell>
          <table:table-cell office:value-type="float" office:value="4.129514" calcext:value-type="float">
            <text:p>4.129514</text:p>
          </table:table-cell>
          <table:table-cell office:value-type="float" office:value="39.44834" calcext:value-type="float">
            <text:p>39.448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579E+018" calcext:value-type="float">
            <text:p>1.23765438358579E+018</text:p>
          </table:table-cell>
          <table:table-cell office:value-type="float" office:value="6.19357406693976E+017" calcext:value-type="float">
            <text:p>6.19357406693976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409" calcext:value-type="float">
            <text:p>409</text:p>
          </table:table-cell>
          <table:table-cell office:value-type="float" office:value="5958.316" calcext:value-type="float">
            <text:p>5958.316</text:p>
          </table:table-cell>
          <table:table-cell office:value-type="float" office:value="-0.6024657" calcext:value-type="float">
            <text:p>-0.6024657</text:p>
          </table:table-cell>
          <table:table-cell office:value-type="float" office:value="4.179734" calcext:value-type="float">
            <text:p>4.179734</text:p>
          </table:table-cell>
          <table:table-cell office:value-type="float" office:value="42.21935" calcext:value-type="float">
            <text:p>42.21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592E+018" calcext:value-type="float">
            <text:p>1.23765438358592E+018</text:p>
          </table:table-cell>
          <table:table-cell office:value-type="float" office:value="6.19371150589323E+017" calcext:value-type="float">
            <text:p>6.19371150589323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459" calcext:value-type="float">
            <text:p>459</text:p>
          </table:table-cell>
          <table:table-cell office:value-type="float" office:value="6251.476" calcext:value-type="float">
            <text:p>6251.476</text:p>
          </table:table-cell>
          <table:table-cell office:value-type="float" office:value="-0.4841304" calcext:value-type="float">
            <text:p>-0.4841304</text:p>
          </table:table-cell>
          <table:table-cell office:value-type="float" office:value="4.001801" calcext:value-type="float">
            <text:p>4.001801</text:p>
          </table:table-cell>
          <table:table-cell office:value-type="float" office:value="50.17873" calcext:value-type="float">
            <text:p>50.17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318134E+018" calcext:value-type="float">
            <text:p>1.23765361318134E+018</text:p>
          </table:table-cell>
          <table:table-cell office:value-type="float" office:value="6.19387918141647E+017" calcext:value-type="float">
            <text:p>6.19387918141647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520" calcext:value-type="float">
            <text:p>520</text:p>
          </table:table-cell>
          <table:table-cell office:value-type="float" office:value="6162.397" calcext:value-type="float">
            <text:p>6162.397</text:p>
          </table:table-cell>
          <table:table-cell office:value-type="float" office:value="-1.640319" calcext:value-type="float">
            <text:p>-1.640319</text:p>
          </table:table-cell>
          <table:table-cell office:value-type="float" office:value="4.222288" calcext:value-type="float">
            <text:p>4.222288</text:p>
          </table:table-cell>
          <table:table-cell office:value-type="float" office:value="51.6063" calcext:value-type="float">
            <text:p>51.6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143948E+018" calcext:value-type="float">
            <text:p>1.23765438143948E+018</text:p>
          </table:table-cell>
          <table:table-cell office:value-type="float" office:value="6.20401393554975E+017" calcext:value-type="float">
            <text:p>6.20401393554975E+017</text:p>
          </table:table-cell>
          <table:table-cell office:value-type="float" office:value="551" calcext:value-type="float">
            <text:p>551</text:p>
          </table:table-cell>
          <table:table-cell office:value-type="float" office:value="51993" calcext:value-type="float">
            <text:p>51993</text:p>
          </table:table-cell>
          <table:table-cell office:value-type="float" office:value="111" calcext:value-type="float">
            <text:p>111</text:p>
          </table:table-cell>
          <table:table-cell office:value-type="float" office:value="6006.324" calcext:value-type="float">
            <text:p>6006.324</text:p>
          </table:table-cell>
          <table:table-cell office:value-type="float" office:value="-0.6774943" calcext:value-type="float">
            <text:p>-0.6774943</text:p>
          </table:table-cell>
          <table:table-cell office:value-type="float" office:value="4.17816" calcext:value-type="float">
            <text:p>4.17816</text:p>
          </table:table-cell>
          <table:table-cell office:value-type="float" office:value="61.43656" calcext:value-type="float">
            <text:p>61.43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318258E+018" calcext:value-type="float">
            <text:p>1.23765361318258E+018</text:p>
          </table:table-cell>
          <table:table-cell office:value-type="float" office:value="6.20409639892183E+017" calcext:value-type="float">
            <text:p>6.20409639892183E+017</text:p>
          </table:table-cell>
          <table:table-cell office:value-type="float" office:value="551" calcext:value-type="float">
            <text:p>551</text:p>
          </table:table-cell>
          <table:table-cell office:value-type="float" office:value="51993" calcext:value-type="float">
            <text:p>51993</text:p>
          </table:table-cell>
          <table:table-cell office:value-type="float" office:value="141" calcext:value-type="float">
            <text:p>141</text:p>
          </table:table-cell>
          <table:table-cell office:value-type="float" office:value="5878.084" calcext:value-type="float">
            <text:p>5878.084</text:p>
          </table:table-cell>
          <table:table-cell office:value-type="float" office:value="-0.4851258" calcext:value-type="float">
            <text:p>-0.4851258</text:p>
          </table:table-cell>
          <table:table-cell office:value-type="float" office:value="4.213284" calcext:value-type="float">
            <text:p>4.213284</text:p>
          </table:table-cell>
          <table:table-cell office:value-type="float" office:value="37.15828" calcext:value-type="float">
            <text:p>37.15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46E+018" calcext:value-type="float">
            <text:p>1.2376548796646E+018</text:p>
          </table:table-cell>
          <table:table-cell office:value-type="float" office:value="6.58696834365024E+017" calcext:value-type="float">
            <text:p>6.58696834365024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165" calcext:value-type="float">
            <text:p>165</text:p>
          </table:table-cell>
          <table:table-cell office:value-type="float" office:value="5801.663" calcext:value-type="float">
            <text:p>5801.663</text:p>
          </table:table-cell>
          <table:table-cell office:value-type="float" office:value="-1.108249" calcext:value-type="float">
            <text:p>-1.108249</text:p>
          </table:table-cell>
          <table:table-cell office:value-type="float" office:value="4.026358" calcext:value-type="float">
            <text:p>4.026358</text:p>
          </table:table-cell>
          <table:table-cell office:value-type="float" office:value="30.08642" calcext:value-type="float">
            <text:p>30.0864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87966414E+018" calcext:value-type="float">
            <text:p>1.23765487966414E+018</text:p>
          </table:table-cell>
          <table:table-cell office:value-type="float" office:value="6.58726521178974E+017" calcext:value-type="float">
            <text:p>6.58726521178974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273" calcext:value-type="float">
            <text:p>273</text:p>
          </table:table-cell>
          <table:table-cell office:value-type="float" office:value="5856.152" calcext:value-type="float">
            <text:p>5856.152</text:p>
          </table:table-cell>
          <table:table-cell office:value-type="float" office:value="-0.4806399" calcext:value-type="float">
            <text:p>-0.4806399</text:p>
          </table:table-cell>
          <table:table-cell office:value-type="float" office:value="4.189229" calcext:value-type="float">
            <text:p>4.189229</text:p>
          </table:table-cell>
          <table:table-cell office:value-type="float" office:value="41.83266" calcext:value-type="float">
            <text:p>41.832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651E+018" calcext:value-type="float">
            <text:p>1.23765182324651E+018</text:p>
          </table:table-cell>
          <table:table-cell office:value-type="float" office:value="6.58744663120833E+017" calcext:value-type="float">
            <text:p>6.58744663120833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339" calcext:value-type="float">
            <text:p>339</text:p>
          </table:table-cell>
          <table:table-cell office:value-type="float" office:value="6075.2" calcext:value-type="float">
            <text:p>6075.2</text:p>
          </table:table-cell>
          <table:table-cell office:value-type="float" office:value="-1.303573" calcext:value-type="float">
            <text:p>-1.303573</text:p>
          </table:table-cell>
          <table:table-cell office:value-type="float" office:value="4.329123" calcext:value-type="float">
            <text:p>4.329123</text:p>
          </table:table-cell>
          <table:table-cell office:value-type="float" office:value="43.92599" calcext:value-type="float">
            <text:p>43.92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78358E+018" calcext:value-type="float">
            <text:p>1.23765182378358E+018</text:p>
          </table:table-cell>
          <table:table-cell office:value-type="float" office:value="6.58750710434785E+017" calcext:value-type="float">
            <text:p>6.58750710434785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361" calcext:value-type="float">
            <text:p>361</text:p>
          </table:table-cell>
          <table:table-cell office:value-type="float" office:value="4789.637" calcext:value-type="float">
            <text:p>4789.637</text:p>
          </table:table-cell>
          <table:table-cell office:value-type="float" office:value="-0.4486644" calcext:value-type="float">
            <text:p>-0.4486644</text:p>
          </table:table-cell>
          <table:table-cell office:value-type="float" office:value="4.4933" calcext:value-type="float">
            <text:p>4.4933</text:p>
          </table:table-cell>
          <table:table-cell office:value-type="float" office:value="46.01525" calcext:value-type="float">
            <text:p>46.01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69E+018" calcext:value-type="float">
            <text:p>1.2376518232469E+018</text:p>
          </table:table-cell>
          <table:table-cell office:value-type="float" office:value="6.58766378475481E+017" calcext:value-type="float">
            <text:p>6.58766378475481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418" calcext:value-type="float">
            <text:p>418</text:p>
          </table:table-cell>
          <table:table-cell office:value-type="float" office:value="5713.63" calcext:value-type="float">
            <text:p>5713.63</text:p>
          </table:table-cell>
          <table:table-cell office:value-type="float" office:value="-0.4851979" calcext:value-type="float">
            <text:p>-0.4851979</text:p>
          </table:table-cell>
          <table:table-cell office:value-type="float" office:value="4.216233" calcext:value-type="float">
            <text:p>4.216233</text:p>
          </table:table-cell>
          <table:table-cell office:value-type="float" office:value="48.78509" calcext:value-type="float">
            <text:p>48.785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3828E+018" calcext:value-type="float">
            <text:p>1.23765488073828E+018</text:p>
          </table:table-cell>
          <table:table-cell office:value-type="float" office:value="6.58786719440595E+017" calcext:value-type="float">
            <text:p>6.58786719440595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492" calcext:value-type="float">
            <text:p>492</text:p>
          </table:table-cell>
          <table:table-cell office:value-type="float" office:value="6029.788" calcext:value-type="float">
            <text:p>6029.788</text:p>
          </table:table-cell>
          <table:table-cell office:value-type="float" office:value="-1.698763" calcext:value-type="float">
            <text:p>-1.698763</text:p>
          </table:table-cell>
          <table:table-cell office:value-type="float" office:value="4.243666" calcext:value-type="float">
            <text:p>4.243666</text:p>
          </table:table-cell>
          <table:table-cell office:value-type="float" office:value="37.12214" calcext:value-type="float">
            <text:p>37.12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154E+018" calcext:value-type="float">
            <text:p>1.23765488020154E+018</text:p>
          </table:table-cell>
          <table:table-cell office:value-type="float" office:value="6.58804586504546E+017" calcext:value-type="float">
            <text:p>6.58804586504546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557" calcext:value-type="float">
            <text:p>557</text:p>
          </table:table-cell>
          <table:table-cell office:value-type="float" office:value="5893.395" calcext:value-type="float">
            <text:p>5893.395</text:p>
          </table:table-cell>
          <table:table-cell office:value-type="float" office:value="-0.4431241" calcext:value-type="float">
            <text:p>-0.4431241</text:p>
          </table:table-cell>
          <table:table-cell office:value-type="float" office:value="4.095835" calcext:value-type="float">
            <text:p>4.095835</text:p>
          </table:table-cell>
          <table:table-cell office:value-type="float" office:value="39.37802" calcext:value-type="float">
            <text:p>39.37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2178E+018" calcext:value-type="float">
            <text:p>1.23765173792178E+018</text:p>
          </table:table-cell>
          <table:table-cell office:value-type="float" office:value="6.59812013966387E+017" calcext:value-type="float">
            <text:p>6.59812013966387E+017</text:p>
          </table:table-cell>
          <table:table-cell office:value-type="float" office:value="586" calcext:value-type="float">
            <text:p>586</text:p>
          </table:table-cell>
          <table:table-cell office:value-type="float" office:value="52023" calcext:value-type="float">
            <text:p>52023</text:p>
          </table:table-cell>
          <table:table-cell office:value-type="float" office:value="126" calcext:value-type="float">
            <text:p>126</text:p>
          </table:table-cell>
          <table:table-cell office:value-type="float" office:value="5902.604" calcext:value-type="float">
            <text:p>5902.604</text:p>
          </table:table-cell>
          <table:table-cell office:value-type="float" office:value="-0.727486" calcext:value-type="float">
            <text:p>-0.727486</text:p>
          </table:table-cell>
          <table:table-cell office:value-type="float" office:value="4.032985" calcext:value-type="float">
            <text:p>4.032985</text:p>
          </table:table-cell>
          <table:table-cell office:value-type="float" office:value="33.51933" calcext:value-type="float">
            <text:p>33.51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506E+018" calcext:value-type="float">
            <text:p>1.23765487966506E+018</text:p>
          </table:table-cell>
          <table:table-cell office:value-type="float" office:value="6.59838402245454E+017" calcext:value-type="float">
            <text:p>6.59838402245454E+017</text:p>
          </table:table-cell>
          <table:table-cell office:value-type="float" office:value="586" calcext:value-type="float">
            <text:p>586</text:p>
          </table:table-cell>
          <table:table-cell office:value-type="float" office:value="52023" calcext:value-type="float">
            <text:p>52023</text:p>
          </table:table-cell>
          <table:table-cell office:value-type="float" office:value="222" calcext:value-type="float">
            <text:p>222</text:p>
          </table:table-cell>
          <table:table-cell office:value-type="float" office:value="5749.545" calcext:value-type="float">
            <text:p>5749.545</text:p>
          </table:table-cell>
          <table:table-cell office:value-type="float" office:value="-0.6030909" calcext:value-type="float">
            <text:p>-0.6030909</text:p>
          </table:table-cell>
          <table:table-cell office:value-type="float" office:value="4.266605" calcext:value-type="float">
            <text:p>4.266605</text:p>
          </table:table-cell>
          <table:table-cell office:value-type="float" office:value="33.20262" calcext:value-type="float">
            <text:p>33.20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4996483E+018" calcext:value-type="float">
            <text:p>1.23765534996483E+018</text:p>
          </table:table-cell>
          <table:table-cell office:value-type="float" office:value="6.98136597169728E+017" calcext:value-type="float">
            <text:p>6.98136597169728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286" calcext:value-type="float">
            <text:p>286</text:p>
          </table:table-cell>
          <table:table-cell office:value-type="float" office:value="5825.056" calcext:value-type="float">
            <text:p>5825.056</text:p>
          </table:table-cell>
          <table:table-cell office:value-type="float" office:value="-2.082681" calcext:value-type="float">
            <text:p>-2.082681</text:p>
          </table:table-cell>
          <table:table-cell office:value-type="float" office:value="4.249118" calcext:value-type="float">
            <text:p>4.249118</text:p>
          </table:table-cell>
          <table:table-cell office:value-type="float" office:value="38.84625" calcext:value-type="float">
            <text:p>38.846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841E+018" calcext:value-type="float">
            <text:p>1.23765125043841E+018</text:p>
          </table:table-cell>
          <table:table-cell office:value-type="float" office:value="6.98147867163912E+017" calcext:value-type="float">
            <text:p>6.98147867163912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327" calcext:value-type="float">
            <text:p>327</text:p>
          </table:table-cell>
          <table:table-cell office:value-type="float" office:value="6116.146" calcext:value-type="float">
            <text:p>6116.146</text:p>
          </table:table-cell>
          <table:table-cell office:value-type="float" office:value="-0.9246544" calcext:value-type="float">
            <text:p>-0.9246544</text:p>
          </table:table-cell>
          <table:table-cell office:value-type="float" office:value="4.070911" calcext:value-type="float">
            <text:p>4.070911</text:p>
          </table:table-cell>
          <table:table-cell office:value-type="float" office:value="38.7091" calcext:value-type="float">
            <text:p>38.70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172E+018" calcext:value-type="float">
            <text:p>1.23765513037172E+018</text:p>
          </table:table-cell>
          <table:table-cell office:value-type="float" office:value="6.98166009105771E+017" calcext:value-type="float">
            <text:p>6.98166009105771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393" calcext:value-type="float">
            <text:p>393</text:p>
          </table:table-cell>
          <table:table-cell office:value-type="float" office:value="5628.619" calcext:value-type="float">
            <text:p>5628.619</text:p>
          </table:table-cell>
          <table:table-cell office:value-type="float" office:value="-1.030709" calcext:value-type="float">
            <text:p>-1.030709</text:p>
          </table:table-cell>
          <table:table-cell office:value-type="float" office:value="4.267996" calcext:value-type="float">
            <text:p>4.267996</text:p>
          </table:table-cell>
          <table:table-cell office:value-type="float" office:value="35.87286" calcext:value-type="float">
            <text:p>35.8728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5204895E+018" calcext:value-type="float">
            <text:p>1.23765125204895E+018</text:p>
          </table:table-cell>
          <table:table-cell office:value-type="float" office:value="6.98173980565072E+017" calcext:value-type="float">
            <text:p>6.98173980565072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22" calcext:value-type="float">
            <text:p>422</text:p>
          </table:table-cell>
          <table:table-cell office:value-type="float" office:value="4891.122" calcext:value-type="float">
            <text:p>4891.122</text:p>
          </table:table-cell>
          <table:table-cell office:value-type="float" office:value="-0.6328831" calcext:value-type="float">
            <text:p>-0.6328831</text:p>
          </table:table-cell>
          <table:table-cell office:value-type="float" office:value="4.238676" calcext:value-type="float">
            <text:p>4.238676</text:p>
          </table:table-cell>
          <table:table-cell office:value-type="float" office:value="44.1481" calcext:value-type="float">
            <text:p>44.14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224E+018" calcext:value-type="float">
            <text:p>1.23765513037224E+018</text:p>
          </table:table-cell>
          <table:table-cell office:value-type="float" office:value="6.98188823972047E+017" calcext:value-type="float">
            <text:p>6.98188823972047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76" calcext:value-type="float">
            <text:p>476</text:p>
          </table:table-cell>
          <table:table-cell office:value-type="float" office:value="5628.897" calcext:value-type="float">
            <text:p>5628.897</text:p>
          </table:table-cell>
          <table:table-cell office:value-type="float" office:value="-0.3625397" calcext:value-type="float">
            <text:p>-0.3625397</text:p>
          </table:table-cell>
          <table:table-cell office:value-type="float" office:value="4.246518" calcext:value-type="float">
            <text:p>4.246518</text:p>
          </table:table-cell>
          <table:table-cell office:value-type="float" office:value="42.14962" calcext:value-type="float">
            <text:p>42.14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4948E+018" calcext:value-type="float">
            <text:p>1.23765125204948E+018</text:p>
          </table:table-cell>
          <table:table-cell office:value-type="float" office:value="6.9819212250693E+017" calcext:value-type="float">
            <text:p>6.9819212250693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88" calcext:value-type="float">
            <text:p>488</text:p>
          </table:table-cell>
          <table:table-cell office:value-type="float" office:value="5321.128" calcext:value-type="float">
            <text:p>5321.128</text:p>
          </table:table-cell>
          <table:table-cell office:value-type="float" office:value="0.007992744" calcext:value-type="float">
            <text:p>0.007992744</text:p>
          </table:table-cell>
          <table:table-cell office:value-type="float" office:value="4.2423" calcext:value-type="float">
            <text:p>4.2423</text:p>
          </table:table-cell>
          <table:table-cell office:value-type="float" office:value="40.72029" calcext:value-type="float">
            <text:p>40.720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90872E+018" calcext:value-type="float">
            <text:p>1.23765513090872E+018</text:p>
          </table:table-cell>
          <table:table-cell office:value-type="float" office:value="6.98198994454604E+017" calcext:value-type="float">
            <text:p>6.98198994454604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513" calcext:value-type="float">
            <text:p>513</text:p>
          </table:table-cell>
          <table:table-cell office:value-type="float" office:value="5959.505" calcext:value-type="float">
            <text:p>5959.505</text:p>
          </table:table-cell>
          <table:table-cell office:value-type="float" office:value="-0.710292" calcext:value-type="float">
            <text:p>-0.710292</text:p>
          </table:table-cell>
          <table:table-cell office:value-type="float" office:value="4.163579" calcext:value-type="float">
            <text:p>4.163579</text:p>
          </table:table-cell>
          <table:table-cell office:value-type="float" office:value="41.63242" calcext:value-type="float">
            <text:p>41.632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052527E+018" calcext:value-type="float">
            <text:p>1.23765495052527E+018</text:p>
          </table:table-cell>
          <table:table-cell office:value-type="float" office:value="6.99188549550893E+017" calcext:value-type="float">
            <text:p>6.99188549550893E+017</text:p>
          </table:table-cell>
          <table:table-cell office:value-type="float" office:value="621" calcext:value-type="float">
            <text:p>621</text:p>
          </table:table-cell>
          <table:table-cell office:value-type="float" office:value="52055" calcext:value-type="float">
            <text:p>52055</text:p>
          </table:table-cell>
          <table:table-cell office:value-type="float" office:value="17" calcext:value-type="float">
            <text:p>17</text:p>
          </table:table-cell>
          <table:table-cell office:value-type="float" office:value="6036.65" calcext:value-type="float">
            <text:p>6036.65</text:p>
          </table:table-cell>
          <table:table-cell office:value-type="float" office:value="-0.8757963" calcext:value-type="float">
            <text:p>-0.8757963</text:p>
          </table:table-cell>
          <table:table-cell office:value-type="float" office:value="4.149129" calcext:value-type="float">
            <text:p>4.149129</text:p>
          </table:table-cell>
          <table:table-cell office:value-type="float" office:value="42.1778" calcext:value-type="float">
            <text:p>42.17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853076E+018" calcext:value-type="float">
            <text:p>1.23765294853076E+018</text:p>
          </table:table-cell>
          <table:table-cell office:value-type="float" office:value="7.38737434606463E+017" calcext:value-type="float">
            <text:p>7.38737434606463E+017</text:p>
          </table:table-cell>
          <table:table-cell office:value-type="float" office:value="656" calcext:value-type="float">
            <text:p>656</text:p>
          </table:table-cell>
          <table:table-cell office:value-type="float" office:value="52148" calcext:value-type="float">
            <text:p>52148</text:p>
          </table:table-cell>
          <table:table-cell office:value-type="float" office:value="535" calcext:value-type="float">
            <text:p>535</text:p>
          </table:table-cell>
          <table:table-cell office:value-type="float" office:value="5925.211" calcext:value-type="float">
            <text:p>5925.211</text:p>
          </table:table-cell>
          <table:table-cell office:value-type="float" office:value="-1.831447" calcext:value-type="float">
            <text:p>-1.831447</text:p>
          </table:table-cell>
          <table:table-cell office:value-type="float" office:value="4.077323" calcext:value-type="float">
            <text:p>4.077323</text:p>
          </table:table-cell>
          <table:table-cell office:value-type="float" office:value="45.40999" calcext:value-type="float">
            <text:p>45.409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799428E+018" calcext:value-type="float">
            <text:p>1.23765294799428E+018</text:p>
          </table:table-cell>
          <table:table-cell office:value-type="float" office:value="7.38765472152971E+017" calcext:value-type="float">
            <text:p>7.38765472152971E+017</text:p>
          </table:table-cell>
          <table:table-cell office:value-type="float" office:value="656" calcext:value-type="float">
            <text:p>656</text:p>
          </table:table-cell>
          <table:table-cell office:value-type="float" office:value="52148" calcext:value-type="float">
            <text:p>52148</text:p>
          </table:table-cell>
          <table:table-cell office:value-type="float" office:value="637" calcext:value-type="float">
            <text:p>637</text:p>
          </table:table-cell>
          <table:table-cell office:value-type="float" office:value="6109.383" calcext:value-type="float">
            <text:p>6109.383</text:p>
          </table:table-cell>
          <table:table-cell office:value-type="float" office:value="-1.078806" calcext:value-type="float">
            <text:p>-1.078806</text:p>
          </table:table-cell>
          <table:table-cell office:value-type="float" office:value="4.240092" calcext:value-type="float">
            <text:p>4.240092</text:p>
          </table:table-cell>
          <table:table-cell office:value-type="float" office:value="38.2149" calcext:value-type="float">
            <text:p>38.21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906822E+018" calcext:value-type="float">
            <text:p>1.23765294906822E+018</text:p>
          </table:table-cell>
          <table:table-cell office:value-type="float" office:value="7.39826501360314E+017" calcext:value-type="float">
            <text:p>7.39826501360314E+017</text:p>
          </table:table-cell>
          <table:table-cell office:value-type="float" office:value="657" calcext:value-type="float">
            <text:p>657</text:p>
          </table:table-cell>
          <table:table-cell office:value-type="float" office:value="52177" calcext:value-type="float">
            <text:p>52177</text:p>
          </table:table-cell>
          <table:table-cell office:value-type="float" office:value="401" calcext:value-type="float">
            <text:p>401</text:p>
          </table:table-cell>
          <table:table-cell office:value-type="float" office:value="5778.441" calcext:value-type="float">
            <text:p>5778.441</text:p>
          </table:table-cell>
          <table:table-cell office:value-type="float" office:value="-0.4482881" calcext:value-type="float">
            <text:p>-0.4482881</text:p>
          </table:table-cell>
          <table:table-cell office:value-type="float" office:value="4.180823" calcext:value-type="float">
            <text:p>4.180823</text:p>
          </table:table-cell>
          <table:table-cell office:value-type="float" office:value="48.88186" calcext:value-type="float">
            <text:p>48.88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594E+018" calcext:value-type="float">
            <text:p>1.23764872123594E+018</text:p>
          </table:table-cell>
          <table:table-cell office:value-type="float" office:value="3.27658620592351E+017" calcext:value-type="float">
            <text:p>3.27658620592351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79" calcext:value-type="float">
            <text:p>79</text:p>
          </table:table-cell>
          <table:table-cell office:value-type="float" office:value="5788.778" calcext:value-type="float">
            <text:p>5788.778</text:p>
          </table:table-cell>
          <table:table-cell office:value-type="float" office:value="-0.6493708" calcext:value-type="float">
            <text:p>-0.6493708</text:p>
          </table:table-cell>
          <table:table-cell office:value-type="float" office:value="4.087553" calcext:value-type="float">
            <text:p>4.087553</text:p>
          </table:table-cell>
          <table:table-cell office:value-type="float" office:value="36.73848" calcext:value-type="float">
            <text:p>36.738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603353E+018" calcext:value-type="float">
            <text:p>1.23767126603353E+018</text:p>
          </table:table-cell>
          <table:table-cell office:value-type="float" office:value="3.27679236435372E+017" calcext:value-type="float">
            <text:p>3.27679236435372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154" calcext:value-type="float">
            <text:p>154</text:p>
          </table:table-cell>
          <table:table-cell office:value-type="float" office:value="5763.768" calcext:value-type="float">
            <text:p>5763.768</text:p>
          </table:table-cell>
          <table:table-cell office:value-type="float" office:value="-0.7549348" calcext:value-type="float">
            <text:p>-0.7549348</text:p>
          </table:table-cell>
          <table:table-cell office:value-type="float" office:value="4.340836" calcext:value-type="float">
            <text:p>4.340836</text:p>
          </table:table-cell>
          <table:table-cell office:value-type="float" office:value="50.42913" calcext:value-type="float">
            <text:p>50.429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481E+018" calcext:value-type="float">
            <text:p>1.23764872125481E+018</text:p>
          </table:table-cell>
          <table:table-cell office:value-type="float" office:value="3.54707426823399E+017" calcext:value-type="float">
            <text:p>3.5470742682339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178" calcext:value-type="float">
            <text:p>178</text:p>
          </table:table-cell>
          <table:table-cell office:value-type="float" office:value="5722.921" calcext:value-type="float">
            <text:p>5722.921</text:p>
          </table:table-cell>
          <table:table-cell office:value-type="float" office:value="-0.5262703" calcext:value-type="float">
            <text:p>-0.5262703</text:p>
          </table:table-cell>
          <table:table-cell office:value-type="float" office:value="4.162972" calcext:value-type="float">
            <text:p>4.162972</text:p>
          </table:table-cell>
          <table:table-cell office:value-type="float" office:value="40.37102" calcext:value-type="float">
            <text:p>40.371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774E+018" calcext:value-type="float">
            <text:p>1.23764872071774E+018</text:p>
          </table:table-cell>
          <table:table-cell office:value-type="float" office:value="3.54720071207119E+017" calcext:value-type="float">
            <text:p>3.5472007120711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224" calcext:value-type="float">
            <text:p>224</text:p>
          </table:table-cell>
          <table:table-cell office:value-type="float" office:value="7537.419" calcext:value-type="float">
            <text:p>7537.419</text:p>
          </table:table-cell>
          <table:table-cell office:value-type="float" office:value="-1.72519" calcext:value-type="float">
            <text:p>-1.72519</text:p>
          </table:table-cell>
          <table:table-cell office:value-type="float" office:value="4.069846" calcext:value-type="float">
            <text:p>4.069846</text:p>
          </table:table-cell>
          <table:table-cell office:value-type="float" office:value="30.56276" calcext:value-type="float">
            <text:p>30.56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415E+018" calcext:value-type="float">
            <text:p>1.23764872125415E+018</text:p>
          </table:table-cell>
          <table:table-cell office:value-type="float" office:value="3.54741511683861E+017" calcext:value-type="float">
            <text:p>3.54741511683861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302" calcext:value-type="float">
            <text:p>302</text:p>
          </table:table-cell>
          <table:table-cell office:value-type="float" office:value="5654.788" calcext:value-type="float">
            <text:p>5654.788</text:p>
          </table:table-cell>
          <table:table-cell office:value-type="float" office:value="-0.5419423" calcext:value-type="float">
            <text:p>-0.5419423</text:p>
          </table:table-cell>
          <table:table-cell office:value-type="float" office:value="4.167206" calcext:value-type="float">
            <text:p>4.167206</text:p>
          </table:table-cell>
          <table:table-cell office:value-type="float" office:value="31.7503" calcext:value-type="float">
            <text:p>31.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47E+018" calcext:value-type="float">
            <text:p>1.2376554680647E+018</text:p>
          </table:table-cell>
          <table:table-cell office:value-type="float" office:value="3.54771473375717E+017" calcext:value-type="float">
            <text:p>3.54771473375717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411" calcext:value-type="float">
            <text:p>411</text:p>
          </table:table-cell>
          <table:table-cell office:value-type="float" office:value="6169.324" calcext:value-type="float">
            <text:p>6169.324</text:p>
          </table:table-cell>
          <table:table-cell office:value-type="float" office:value="-1.273719" calcext:value-type="float">
            <text:p>-1.273719</text:p>
          </table:table-cell>
          <table:table-cell office:value-type="float" office:value="4.279377" calcext:value-type="float">
            <text:p>4.279377</text:p>
          </table:table-cell>
          <table:table-cell office:value-type="float" office:value="34.68947" calcext:value-type="float">
            <text:p>34.68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168E+018" calcext:value-type="float">
            <text:p>1.23764872179168E+018</text:p>
          </table:table-cell>
          <table:table-cell office:value-type="float" office:value="3.54799236044319E+017" calcext:value-type="float">
            <text:p>3.5479923604431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12" calcext:value-type="float">
            <text:p>512</text:p>
          </table:table-cell>
          <table:table-cell office:value-type="float" office:value="6068.348" calcext:value-type="float">
            <text:p>6068.348</text:p>
          </table:table-cell>
          <table:table-cell office:value-type="float" office:value="-0.7720761" calcext:value-type="float">
            <text:p>-0.7720761</text:p>
          </table:table-cell>
          <table:table-cell office:value-type="float" office:value="4.058734" calcext:value-type="float">
            <text:p>4.058734</text:p>
          </table:table-cell>
          <table:table-cell office:value-type="float" office:value="47.59697" calcext:value-type="float">
            <text:p>47.59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175E+018" calcext:value-type="float">
            <text:p>1.23764872179175E+018</text:p>
          </table:table-cell>
          <table:table-cell office:value-type="float" office:value="3.54800335555947E+017" calcext:value-type="float">
            <text:p>3.54800335555947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16" calcext:value-type="float">
            <text:p>516</text:p>
          </table:table-cell>
          <table:table-cell office:value-type="float" office:value="5962.424" calcext:value-type="float">
            <text:p>5962.424</text:p>
          </table:table-cell>
          <table:table-cell office:value-type="float" office:value="-0.8891197" calcext:value-type="float">
            <text:p>-0.8891197</text:p>
          </table:table-cell>
          <table:table-cell office:value-type="float" office:value="4.103106" calcext:value-type="float">
            <text:p>4.103106</text:p>
          </table:table-cell>
          <table:table-cell office:value-type="float" office:value="31.70581" calcext:value-type="float">
            <text:p>31.705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105E+018" calcext:value-type="float">
            <text:p>1.23765173578105E+018</text:p>
          </table:table-cell>
          <table:table-cell office:value-type="float" office:value="3.54804183846644E+017" calcext:value-type="float">
            <text:p>3.54804183846644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30" calcext:value-type="float">
            <text:p>530</text:p>
          </table:table-cell>
          <table:table-cell office:value-type="float" office:value="5997.558" calcext:value-type="float">
            <text:p>5997.558</text:p>
          </table:table-cell>
          <table:table-cell office:value-type="float" office:value="-0.7963744" calcext:value-type="float">
            <text:p>-0.7963744</text:p>
          </table:table-cell>
          <table:table-cell office:value-type="float" office:value="4.18387" calcext:value-type="float">
            <text:p>4.18387</text:p>
          </table:table-cell>
          <table:table-cell office:value-type="float" office:value="38.05603" calcext:value-type="float">
            <text:p>38.056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448E+018" calcext:value-type="float">
            <text:p>1.23765989617448E+018</text:p>
          </table:table-cell>
          <table:table-cell office:value-type="float" office:value="4.03142291016935E+017" calcext:value-type="float">
            <text:p>4.03142291016935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255" calcext:value-type="float">
            <text:p>255</text:p>
          </table:table-cell>
          <table:table-cell office:value-type="float" office:value="5930.366" calcext:value-type="float">
            <text:p>5930.366</text:p>
          </table:table-cell>
          <table:table-cell office:value-type="float" office:value="-0.1726348" calcext:value-type="float">
            <text:p>-0.1726348</text:p>
          </table:table-cell>
          <table:table-cell office:value-type="float" office:value="4.231911" calcext:value-type="float">
            <text:p>4.231911</text:p>
          </table:table-cell>
          <table:table-cell office:value-type="float" office:value="45.26994" calcext:value-type="float">
            <text:p>45.26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45E+018" calcext:value-type="float">
            <text:p>1.23765652892045E+018</text:p>
          </table:table-cell>
          <table:table-cell office:value-type="float" office:value="4.03148338330888E+017" calcext:value-type="float">
            <text:p>4.0314833833088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277" calcext:value-type="float">
            <text:p>277</text:p>
          </table:table-cell>
          <table:table-cell office:value-type="float" office:value="5657.462" calcext:value-type="float">
            <text:p>5657.462</text:p>
          </table:table-cell>
          <table:table-cell office:value-type="float" office:value="-1.310413" calcext:value-type="float">
            <text:p>-1.310413</text:p>
          </table:table-cell>
          <table:table-cell office:value-type="float" office:value="4.495419" calcext:value-type="float">
            <text:p>4.495419</text:p>
          </table:table-cell>
          <table:table-cell office:value-type="float" office:value="48.29655" calcext:value-type="float">
            <text:p>48.296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78384E+018" calcext:value-type="float">
            <text:p>1.23765122678384E+018</text:p>
          </table:table-cell>
          <table:table-cell office:value-type="float" office:value="4.0315988320298E+017" calcext:value-type="float">
            <text:p>4.031598832029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19" calcext:value-type="float">
            <text:p>319</text:p>
          </table:table-cell>
          <table:table-cell office:value-type="float" office:value="6055.493" calcext:value-type="float">
            <text:p>6055.493</text:p>
          </table:table-cell>
          <table:table-cell office:value-type="float" office:value="-0.5418396" calcext:value-type="float">
            <text:p>-0.5418396</text:p>
          </table:table-cell>
          <table:table-cell office:value-type="float" office:value="4.173293" calcext:value-type="float">
            <text:p>4.173293</text:p>
          </table:table-cell>
          <table:table-cell office:value-type="float" office:value="46.33333" calcext:value-type="float">
            <text:p>46.333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358E+018" calcext:value-type="float">
            <text:p>1.23765122678358E+018</text:p>
          </table:table-cell>
          <table:table-cell office:value-type="float" office:value="4.03163181737863E+017" calcext:value-type="float">
            <text:p>4.0316318173786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31" calcext:value-type="float">
            <text:p>331</text:p>
          </table:table-cell>
          <table:table-cell office:value-type="float" office:value="5778.637" calcext:value-type="float">
            <text:p>5778.637</text:p>
          </table:table-cell>
          <table:table-cell office:value-type="float" office:value="-0.9734807" calcext:value-type="float">
            <text:p>-0.9734807</text:p>
          </table:table-cell>
          <table:table-cell office:value-type="float" office:value="4.476012" calcext:value-type="float">
            <text:p>4.476012</text:p>
          </table:table-cell>
          <table:table-cell office:value-type="float" office:value="32.17936" calcext:value-type="float">
            <text:p>32.17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365E+018" calcext:value-type="float">
            <text:p>1.23765122678365E+018</text:p>
          </table:table-cell>
          <table:table-cell office:value-type="float" office:value="4.03165930516933E+017" calcext:value-type="float">
            <text:p>4.0316593051693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41" calcext:value-type="float">
            <text:p>341</text:p>
          </table:table-cell>
          <table:table-cell office:value-type="float" office:value="5776.484" calcext:value-type="float">
            <text:p>5776.484</text:p>
          </table:table-cell>
          <table:table-cell office:value-type="float" office:value="-0.4881679" calcext:value-type="float">
            <text:p>-0.4881679</text:p>
          </table:table-cell>
          <table:table-cell office:value-type="float" office:value="4.356001" calcext:value-type="float">
            <text:p>4.356001</text:p>
          </table:table-cell>
          <table:table-cell office:value-type="float" office:value="48.52062" calcext:value-type="float">
            <text:p>48.52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87E+018" calcext:value-type="float">
            <text:p>1.23765121336187E+018</text:p>
          </table:table-cell>
          <table:table-cell office:value-type="float" office:value="4.0316703002856E+017" calcext:value-type="float">
            <text:p>4.0316703002856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45" calcext:value-type="float">
            <text:p>345</text:p>
          </table:table-cell>
          <table:table-cell office:value-type="float" office:value="6109.628" calcext:value-type="float">
            <text:p>6109.628</text:p>
          </table:table-cell>
          <table:table-cell office:value-type="float" office:value="-0.5083544" calcext:value-type="float">
            <text:p>-0.5083544</text:p>
          </table:table-cell>
          <table:table-cell office:value-type="float" office:value="4.034694" calcext:value-type="float">
            <text:p>4.034694</text:p>
          </table:table-cell>
          <table:table-cell office:value-type="float" office:value="41.92937" calcext:value-type="float">
            <text:p>41.929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37E+018" calcext:value-type="float">
            <text:p>1.23765989724737E+018</text:p>
          </table:table-cell>
          <table:table-cell office:value-type="float" office:value="4.0319589220879E+017" calcext:value-type="float">
            <text:p>4.0319589220879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450" calcext:value-type="float">
            <text:p>450</text:p>
          </table:table-cell>
          <table:table-cell office:value-type="float" office:value="5908.755" calcext:value-type="float">
            <text:p>5908.755</text:p>
          </table:table-cell>
          <table:table-cell office:value-type="float" office:value="-0.6492312" calcext:value-type="float">
            <text:p>-0.6492312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35.01794" calcext:value-type="float">
            <text:p>35.017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99386E+018" calcext:value-type="float">
            <text:p>1.23765652999386E+018</text:p>
          </table:table-cell>
          <table:table-cell office:value-type="float" office:value="4.03197266598324E+017" calcext:value-type="float">
            <text:p>4.03197266598324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455" calcext:value-type="float">
            <text:p>455</text:p>
          </table:table-cell>
          <table:table-cell office:value-type="float" office:value="4535.784" calcext:value-type="float">
            <text:p>4535.784</text:p>
          </table:table-cell>
          <table:table-cell office:value-type="float" office:value="-0.6568089" calcext:value-type="float">
            <text:p>-0.6568089</text:p>
          </table:table-cell>
          <table:table-cell office:value-type="float" office:value="4.23303" calcext:value-type="float">
            <text:p>4.23303</text:p>
          </table:table-cell>
          <table:table-cell office:value-type="float" office:value="32.19931" calcext:value-type="float">
            <text:p>32.199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63E+018" calcext:value-type="float">
            <text:p>1.23765989724763E+018</text:p>
          </table:table-cell>
          <table:table-cell office:value-type="float" office:value="4.03218707075066E+017" calcext:value-type="float">
            <text:p>4.03218707075066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33" calcext:value-type="float">
            <text:p>533</text:p>
          </table:table-cell>
          <table:table-cell office:value-type="float" office:value="8771.077" calcext:value-type="float">
            <text:p>8771.077</text:p>
          </table:table-cell>
          <table:table-cell office:value-type="float" office:value="-0.196686" calcext:value-type="float">
            <text:p>-0.196686</text:p>
          </table:table-cell>
          <table:table-cell office:value-type="float" office:value="4.143332" calcext:value-type="float">
            <text:p>4.143332</text:p>
          </table:table-cell>
          <table:table-cell office:value-type="float" office:value="49.28808" calcext:value-type="float">
            <text:p>49.288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76E+018" calcext:value-type="float">
            <text:p>1.23765989724776E+018</text:p>
          </table:table-cell>
          <table:table-cell office:value-type="float" office:value="4.03226128778553E+017" calcext:value-type="float">
            <text:p>4.0322612877855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60" calcext:value-type="float">
            <text:p>560</text:p>
          </table:table-cell>
          <table:table-cell office:value-type="float" office:value="7169.779" calcext:value-type="float">
            <text:p>7169.779</text:p>
          </table:table-cell>
          <table:table-cell office:value-type="float" office:value="-0.2671583" calcext:value-type="float">
            <text:p>-0.2671583</text:p>
          </table:table-cell>
          <table:table-cell office:value-type="float" office:value="4.061534" calcext:value-type="float">
            <text:p>4.061534</text:p>
          </table:table-cell>
          <table:table-cell office:value-type="float" office:value="55.51844" calcext:value-type="float">
            <text:p>55.518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233E+018" calcext:value-type="float">
            <text:p>1.23765129926233E+018</text:p>
          </table:table-cell>
          <table:table-cell office:value-type="float" office:value="4.0323629926111E+017" calcext:value-type="float">
            <text:p>4.0323629926111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97" calcext:value-type="float">
            <text:p>597</text:p>
          </table:table-cell>
          <table:table-cell office:value-type="float" office:value="4577.18" calcext:value-type="float">
            <text:p>4577.18</text:p>
          </table:table-cell>
          <table:table-cell office:value-type="float" office:value="-0.6571563" calcext:value-type="float">
            <text:p>-0.6571563</text:p>
          </table:table-cell>
          <table:table-cell office:value-type="float" office:value="4.277697" calcext:value-type="float">
            <text:p>4.277697</text:p>
          </table:table-cell>
          <table:table-cell office:value-type="float" office:value="30.26134" calcext:value-type="float">
            <text:p>30.26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601E+018" calcext:value-type="float">
            <text:p>1.23765574670601E+018</text:p>
          </table:table-cell>
          <table:table-cell office:value-type="float" office:value="4.03246469743667E+017" calcext:value-type="float">
            <text:p>4.03246469743667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634" calcext:value-type="float">
            <text:p>634</text:p>
          </table:table-cell>
          <table:table-cell office:value-type="float" office:value="6905.73" calcext:value-type="float">
            <text:p>6905.73</text:p>
          </table:table-cell>
          <table:table-cell office:value-type="float" office:value="-0.4827641" calcext:value-type="float">
            <text:p>-0.4827641</text:p>
          </table:table-cell>
          <table:table-cell office:value-type="float" office:value="4.133717" calcext:value-type="float">
            <text:p>4.133717</text:p>
          </table:table-cell>
          <table:table-cell office:value-type="float" office:value="48.24125" calcext:value-type="float">
            <text:p>48.24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595E+018" calcext:value-type="float">
            <text:p>1.23765574670595E+018</text:p>
          </table:table-cell>
          <table:table-cell office:value-type="float" office:value="4.03247294377388E+017" calcext:value-type="float">
            <text:p>4.0324729437738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637" calcext:value-type="float">
            <text:p>637</text:p>
          </table:table-cell>
          <table:table-cell office:value-type="float" office:value="4599.056" calcext:value-type="float">
            <text:p>4599.056</text:p>
          </table:table-cell>
          <table:table-cell office:value-type="float" office:value="-0.1330173" calcext:value-type="float">
            <text:p>-0.1330173</text:p>
          </table:table-cell>
          <table:table-cell office:value-type="float" office:value="4.24066" calcext:value-type="float">
            <text:p>4.24066</text:p>
          </table:table-cell>
          <table:table-cell office:value-type="float" office:value="44.70577" calcext:value-type="float">
            <text:p>44.705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358E+018" calcext:value-type="float">
            <text:p>1.23765121336358E+018</text:p>
          </table:table-cell>
          <table:table-cell office:value-type="float" office:value="4.04201395642722E+017" calcext:value-type="float">
            <text:p>4.04201395642722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2" calcext:value-type="float">
            <text:p>12</text:p>
          </table:table-cell>
          <table:table-cell office:value-type="float" office:value="5755.979" calcext:value-type="float">
            <text:p>5755.979</text:p>
          </table:table-cell>
          <table:table-cell office:value-type="float" office:value="-1.015056" calcext:value-type="float">
            <text:p>-1.015056</text:p>
          </table:table-cell>
          <table:table-cell office:value-type="float" office:value="4.204127" calcext:value-type="float">
            <text:p>4.204127</text:p>
          </table:table-cell>
          <table:table-cell office:value-type="float" office:value="48.31213" calcext:value-type="float">
            <text:p>48.3121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78522E+018" calcext:value-type="float">
            <text:p>1.23765122678522E+018</text:p>
          </table:table-cell>
          <table:table-cell office:value-type="float" office:value="4.0421871295086E+017" calcext:value-type="float">
            <text:p>4.0421871295086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75" calcext:value-type="float">
            <text:p>75</text:p>
          </table:table-cell>
          <table:table-cell office:value-type="float" office:value="4609.415" calcext:value-type="float">
            <text:p>4609.415</text:p>
          </table:table-cell>
          <table:table-cell office:value-type="float" office:value="-0.2532744" calcext:value-type="float">
            <text:p>-0.2532744</text:p>
          </table:table-cell>
          <table:table-cell office:value-type="float" office:value="4.285995" calcext:value-type="float">
            <text:p>4.285995</text:p>
          </table:table-cell>
          <table:table-cell office:value-type="float" office:value="41.02845" calcext:value-type="float">
            <text:p>41.02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984E+018" calcext:value-type="float">
            <text:p>1.23765121228984E+018</text:p>
          </table:table-cell>
          <table:table-cell office:value-type="float" office:value="4.04225584898533E+017" calcext:value-type="float">
            <text:p>4.04225584898533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00" calcext:value-type="float">
            <text:p>100</text:p>
          </table:table-cell>
          <table:table-cell office:value-type="float" office:value="4552.325" calcext:value-type="float">
            <text:p>4552.325</text:p>
          </table:table-cell>
          <table:table-cell office:value-type="float" office:value="-0.1275513" calcext:value-type="float">
            <text:p>-0.1275513</text:p>
          </table:table-cell>
          <table:table-cell office:value-type="float" office:value="4.282749" calcext:value-type="float">
            <text:p>4.282749</text:p>
          </table:table-cell>
          <table:table-cell office:value-type="float" office:value="39.74704" calcext:value-type="float">
            <text:p>39.74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48E+018" calcext:value-type="float">
            <text:p>1.2376512251748E+018</text:p>
          </table:table-cell>
          <table:table-cell office:value-type="float" office:value="4.04233006602021E+017" calcext:value-type="float">
            <text:p>4.04233006602021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27" calcext:value-type="float">
            <text:p>127</text:p>
          </table:table-cell>
          <table:table-cell office:value-type="float" office:value="8531.71" calcext:value-type="float">
            <text:p>8531.71</text:p>
          </table:table-cell>
          <table:table-cell office:value-type="float" office:value="-1.049312" calcext:value-type="float">
            <text:p>-1.049312</text:p>
          </table:table-cell>
          <table:table-cell office:value-type="float" office:value="4.176606" calcext:value-type="float">
            <text:p>4.176606</text:p>
          </table:table-cell>
          <table:table-cell office:value-type="float" office:value="37.35424" calcext:value-type="float">
            <text:p>37.35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828E+018" calcext:value-type="float">
            <text:p>1.23765122624828E+018</text:p>
          </table:table-cell>
          <table:table-cell office:value-type="float" office:value="4.04237129770625E+017" calcext:value-type="float">
            <text:p>4.0423712977062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42" calcext:value-type="float">
            <text:p>142</text:p>
          </table:table-cell>
          <table:table-cell office:value-type="float" office:value="7763.849" calcext:value-type="float">
            <text:p>7763.849</text:p>
          </table:table-cell>
          <table:table-cell office:value-type="float" office:value="-1.545686" calcext:value-type="float">
            <text:p>-1.545686</text:p>
          </table:table-cell>
          <table:table-cell office:value-type="float" office:value="4.004073" calcext:value-type="float">
            <text:p>4.004073</text:p>
          </table:table-cell>
          <table:table-cell office:value-type="float" office:value="49.41466" calcext:value-type="float">
            <text:p>49.414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664E+018" calcext:value-type="float">
            <text:p>1.23765121282664E+018</text:p>
          </table:table-cell>
          <table:table-cell office:value-type="float" office:value="4.04239053915974E+017" calcext:value-type="float">
            <text:p>4.04239053915974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49" calcext:value-type="float">
            <text:p>149</text:p>
          </table:table-cell>
          <table:table-cell office:value-type="float" office:value="5035.593" calcext:value-type="float">
            <text:p>5035.593</text:p>
          </table:table-cell>
          <table:table-cell office:value-type="float" office:value="-1.528272" calcext:value-type="float">
            <text:p>-1.528272</text:p>
          </table:table-cell>
          <table:table-cell office:value-type="float" office:value="4.32275" calcext:value-type="float">
            <text:p>4.32275</text:p>
          </table:table-cell>
          <table:table-cell office:value-type="float" office:value="34.88623" calcext:value-type="float">
            <text:p>34.886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1282657E+018" calcext:value-type="float">
            <text:p>1.23765121282657E+018</text:p>
          </table:table-cell>
          <table:table-cell office:value-type="float" office:value="4.04240703183415E+017" calcext:value-type="float">
            <text:p>4.0424070318341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55" calcext:value-type="float">
            <text:p>155</text:p>
          </table:table-cell>
          <table:table-cell office:value-type="float" office:value="5869.249" calcext:value-type="float">
            <text:p>5869.249</text:p>
          </table:table-cell>
          <table:table-cell office:value-type="float" office:value="-0.4031494" calcext:value-type="float">
            <text:p>-0.4031494</text:p>
          </table:table-cell>
          <table:table-cell office:value-type="float" office:value="4.18441" calcext:value-type="float">
            <text:p>4.18441</text:p>
          </table:table-cell>
          <table:table-cell office:value-type="float" office:value="55.26168" calcext:value-type="float">
            <text:p>55.26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754E+018" calcext:value-type="float">
            <text:p>1.23765122463754E+018</text:p>
          </table:table-cell>
          <table:table-cell office:value-type="float" office:value="4.04272314142714E+017" calcext:value-type="float">
            <text:p>4.04272314142714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270" calcext:value-type="float">
            <text:p>270</text:p>
          </table:table-cell>
          <table:table-cell office:value-type="float" office:value="8544.937" calcext:value-type="float">
            <text:p>8544.937</text:p>
          </table:table-cell>
          <table:table-cell office:value-type="float" office:value="-2.098068" calcext:value-type="float">
            <text:p>-2.098068</text:p>
          </table:table-cell>
          <table:table-cell office:value-type="float" office:value="4.183676" calcext:value-type="float">
            <text:p>4.183676</text:p>
          </table:table-cell>
          <table:table-cell office:value-type="float" office:value="48.49252" calcext:value-type="float">
            <text:p>48.492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609E+018" calcext:value-type="float">
            <text:p>1.23765121121609E+018</text:p>
          </table:table-cell>
          <table:table-cell office:value-type="float" office:value="4.04276712189225E+017" calcext:value-type="float">
            <text:p>4.0427671218922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286" calcext:value-type="float">
            <text:p>286</text:p>
          </table:table-cell>
          <table:table-cell office:value-type="float" office:value="6699.02" calcext:value-type="float">
            <text:p>6699.02</text:p>
          </table:table-cell>
          <table:table-cell office:value-type="float" office:value="-0.07602984" calcext:value-type="float">
            <text:p>-0.07602984</text:p>
          </table:table-cell>
          <table:table-cell office:value-type="float" office:value="4.029855" calcext:value-type="float">
            <text:p>4.029855</text:p>
          </table:table-cell>
          <table:table-cell office:value-type="float" office:value="54.16197" calcext:value-type="float">
            <text:p>54.161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55E+018" calcext:value-type="float">
            <text:p>1.2376512112155E+018</text:p>
          </table:table-cell>
          <table:table-cell office:value-type="float" office:value="4.04293479741549E+017" calcext:value-type="float">
            <text:p>4.04293479741549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347" calcext:value-type="float">
            <text:p>347</text:p>
          </table:table-cell>
          <table:table-cell office:value-type="float" office:value="7245.376" calcext:value-type="float">
            <text:p>7245.376</text:p>
          </table:table-cell>
          <table:table-cell office:value-type="float" office:value="-0.5270973" calcext:value-type="float">
            <text:p>-0.5270973</text:p>
          </table:table-cell>
          <table:table-cell office:value-type="float" office:value="4.186398" calcext:value-type="float">
            <text:p>4.186398</text:p>
          </table:table-cell>
          <table:table-cell office:value-type="float" office:value="55.59687" calcext:value-type="float">
            <text:p>55.596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286E+018" calcext:value-type="float">
            <text:p>1.23766378313286E+018</text:p>
          </table:table-cell>
          <table:table-cell office:value-type="float" office:value="4.49303087669078E+017" calcext:value-type="float">
            <text:p>4.49303087669078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251" calcext:value-type="float">
            <text:p>251</text:p>
          </table:table-cell>
          <table:table-cell office:value-type="float" office:value="5612.181" calcext:value-type="float">
            <text:p>5612.181</text:p>
          </table:table-cell>
          <table:table-cell office:value-type="float" office:value="-0.5134479" calcext:value-type="float">
            <text:p>-0.5134479</text:p>
          </table:table-cell>
          <table:table-cell office:value-type="float" office:value="4.256816" calcext:value-type="float">
            <text:p>4.256816</text:p>
          </table:table-cell>
          <table:table-cell office:value-type="float" office:value="40.62408" calcext:value-type="float">
            <text:p>40.624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1281576E+018" calcext:value-type="float">
            <text:p>1.23765651281576E+018</text:p>
          </table:table-cell>
          <table:table-cell office:value-type="float" office:value="4.49361911541164E+017" calcext:value-type="float">
            <text:p>4.49361911541164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465" calcext:value-type="float">
            <text:p>465</text:p>
          </table:table-cell>
          <table:table-cell office:value-type="float" office:value="6221.409" calcext:value-type="float">
            <text:p>6221.409</text:p>
          </table:table-cell>
          <table:table-cell office:value-type="float" office:value="-0.5252072" calcext:value-type="float">
            <text:p>-0.5252072</text:p>
          </table:table-cell>
          <table:table-cell office:value-type="float" office:value="4.150262" calcext:value-type="float">
            <text:p>4.150262</text:p>
          </table:table-cell>
          <table:table-cell office:value-type="float" office:value="44.95726" calcext:value-type="float">
            <text:p>44.95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367E+018" calcext:value-type="float">
            <text:p>1.23766378474367E+018</text:p>
          </table:table-cell>
          <table:table-cell office:value-type="float" office:value="4.49372356901628E+017" calcext:value-type="float">
            <text:p>4.49372356901628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503" calcext:value-type="float">
            <text:p>503</text:p>
          </table:table-cell>
          <table:table-cell office:value-type="float" office:value="5926.2" calcext:value-type="float">
            <text:p>5926.2</text:p>
          </table:table-cell>
          <table:table-cell office:value-type="float" office:value="-0.42876" calcext:value-type="float">
            <text:p>-0.42876</text:p>
          </table:table-cell>
          <table:table-cell office:value-type="float" office:value="4.39832" calcext:value-type="float">
            <text:p>4.39832</text:p>
          </table:table-cell>
          <table:table-cell office:value-type="float" office:value="37.66277" calcext:value-type="float">
            <text:p>37.66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38E+018" calcext:value-type="float">
            <text:p>1.2376637847438E+018</text:p>
          </table:table-cell>
          <table:table-cell office:value-type="float" office:value="4.49385001285347E+017" calcext:value-type="float">
            <text:p>4.49385001285347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549" calcext:value-type="float">
            <text:p>549</text:p>
          </table:table-cell>
          <table:table-cell office:value-type="float" office:value="5988.091" calcext:value-type="float">
            <text:p>5988.091</text:p>
          </table:table-cell>
          <table:table-cell office:value-type="float" office:value="-0.4262854" calcext:value-type="float">
            <text:p>-0.4262854</text:p>
          </table:table-cell>
          <table:table-cell office:value-type="float" office:value="4.338275" calcext:value-type="float">
            <text:p>4.338275</text:p>
          </table:table-cell>
          <table:table-cell office:value-type="float" office:value="32.31656" calcext:value-type="float">
            <text:p>32.31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886E+018" calcext:value-type="float">
            <text:p>1.23765365183886E+018</text:p>
          </table:table-cell>
          <table:table-cell office:value-type="float" office:value="4.70678968102578E+017" calcext:value-type="float">
            <text:p>4.70678968102578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192" calcext:value-type="float">
            <text:p>192</text:p>
          </table:table-cell>
          <table:table-cell office:value-type="float" office:value="5837.552" calcext:value-type="float">
            <text:p>5837.552</text:p>
          </table:table-cell>
          <table:table-cell office:value-type="float" office:value="-0.623905" calcext:value-type="float">
            <text:p>-0.623905</text:p>
          </table:table-cell>
          <table:table-cell office:value-type="float" office:value="4.293329" calcext:value-type="float">
            <text:p>4.293329</text:p>
          </table:table-cell>
          <table:table-cell office:value-type="float" office:value="30.34471" calcext:value-type="float">
            <text:p>30.344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609E+018" calcext:value-type="float">
            <text:p>1.23764991842609E+018</text:p>
          </table:table-cell>
          <table:table-cell office:value-type="float" office:value="4.70705906137459E+017" calcext:value-type="float">
            <text:p>4.70705906137459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290" calcext:value-type="float">
            <text:p>290</text:p>
          </table:table-cell>
          <table:table-cell office:value-type="float" office:value="5961.09" calcext:value-type="float">
            <text:p>5961.09</text:p>
          </table:table-cell>
          <table:table-cell office:value-type="float" office:value="-0.7205189" calcext:value-type="float">
            <text:p>-0.7205189</text:p>
          </table:table-cell>
          <table:table-cell office:value-type="float" office:value="4.161544" calcext:value-type="float">
            <text:p>4.161544</text:p>
          </table:table-cell>
          <table:table-cell office:value-type="float" office:value="30.72701" calcext:value-type="float">
            <text:p>30.72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344928E+018" calcext:value-type="float">
            <text:p>1.23765365344928E+018</text:p>
          </table:table-cell>
          <table:table-cell office:value-type="float" office:value="4.70725422468852E+017" calcext:value-type="float">
            <text:p>4.70725422468852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361" calcext:value-type="float">
            <text:p>361</text:p>
          </table:table-cell>
          <table:table-cell office:value-type="float" office:value="5943.346" calcext:value-type="float">
            <text:p>5943.346</text:p>
          </table:table-cell>
          <table:table-cell office:value-type="float" office:value="-0.6092122" calcext:value-type="float">
            <text:p>-0.6092122</text:p>
          </table:table-cell>
          <table:table-cell office:value-type="float" office:value="4.002923" calcext:value-type="float">
            <text:p>4.002923</text:p>
          </table:table-cell>
          <table:table-cell office:value-type="float" office:value="39.34218" calcext:value-type="float">
            <text:p>39.342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64E+018" calcext:value-type="float">
            <text:p>1.23764992057364E+018</text:p>
          </table:table-cell>
          <table:table-cell office:value-type="float" office:value="4.70731744660711E+017" calcext:value-type="float">
            <text:p>4.70731744660711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384" calcext:value-type="float">
            <text:p>384</text:p>
          </table:table-cell>
          <table:table-cell office:value-type="float" office:value="5890.776" calcext:value-type="float">
            <text:p>5890.776</text:p>
          </table:table-cell>
          <table:table-cell office:value-type="float" office:value="-0.588609" calcext:value-type="float">
            <text:p>-0.588609</text:p>
          </table:table-cell>
          <table:table-cell office:value-type="float" office:value="4.28803" calcext:value-type="float">
            <text:p>4.28803</text:p>
          </table:table-cell>
          <table:table-cell office:value-type="float" office:value="33.83501" calcext:value-type="float">
            <text:p>33.835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41E+018" calcext:value-type="float">
            <text:p>1.2376499205741E+018</text:p>
          </table:table-cell>
          <table:table-cell office:value-type="float" office:value="4.70768028544428E+017" calcext:value-type="float">
            <text:p>4.70768028544428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516" calcext:value-type="float">
            <text:p>516</text:p>
          </table:table-cell>
          <table:table-cell office:value-type="float" office:value="5809.459" calcext:value-type="float">
            <text:p>5809.459</text:p>
          </table:table-cell>
          <table:table-cell office:value-type="float" office:value="-0.4174152" calcext:value-type="float">
            <text:p>-0.4174152</text:p>
          </table:table-cell>
          <table:table-cell office:value-type="float" office:value="4.265863" calcext:value-type="float">
            <text:p>4.265863</text:p>
          </table:table-cell>
          <table:table-cell office:value-type="float" office:value="39.77875" calcext:value-type="float">
            <text:p>39.77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326E+018" calcext:value-type="float">
            <text:p>1.23765119082326E+018</text:p>
          </table:table-cell>
          <table:table-cell office:value-type="float" office:value="5.06687700561062E+017" calcext:value-type="float">
            <text:p>5.06687700561062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119" calcext:value-type="float">
            <text:p>119</text:p>
          </table:table-cell>
          <table:table-cell office:value-type="float" office:value="6259.235" calcext:value-type="float">
            <text:p>6259.235</text:p>
          </table:table-cell>
          <table:table-cell office:value-type="float" office:value="-1.338855" calcext:value-type="float">
            <text:p>-1.338855</text:p>
          </table:table-cell>
          <table:table-cell office:value-type="float" office:value="4.000166" calcext:value-type="float">
            <text:p>4.000166</text:p>
          </table:table-cell>
          <table:table-cell office:value-type="float" office:value="37.02235" calcext:value-type="float">
            <text:p>37.022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1376E+018" calcext:value-type="float">
            <text:p>1.23765125041376E+018</text:p>
          </table:table-cell>
          <table:table-cell office:value-type="float" office:value="5.06712989328501E+017" calcext:value-type="float">
            <text:p>5.06712989328501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11" calcext:value-type="float">
            <text:p>211</text:p>
          </table:table-cell>
          <table:table-cell office:value-type="float" office:value="5812.153" calcext:value-type="float">
            <text:p>5812.153</text:p>
          </table:table-cell>
          <table:table-cell office:value-type="float" office:value="-0.4203318" calcext:value-type="float">
            <text:p>-0.4203318</text:p>
          </table:table-cell>
          <table:table-cell office:value-type="float" office:value="4.100703" calcext:value-type="float">
            <text:p>4.100703</text:p>
          </table:table-cell>
          <table:table-cell office:value-type="float" office:value="69.0542" calcext:value-type="float">
            <text:p>69.0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77E+018" calcext:value-type="float">
            <text:p>1.23765125095077E+018</text:p>
          </table:table-cell>
          <table:table-cell office:value-type="float" office:value="5.06715463229663E+017" calcext:value-type="float">
            <text:p>5.067154632296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20" calcext:value-type="float">
            <text:p>220</text:p>
          </table:table-cell>
          <table:table-cell office:value-type="float" office:value="5958.621" calcext:value-type="float">
            <text:p>5958.621</text:p>
          </table:table-cell>
          <table:table-cell office:value-type="float" office:value="-0.4896011" calcext:value-type="float">
            <text:p>-0.4896011</text:p>
          </table:table-cell>
          <table:table-cell office:value-type="float" office:value="4.00733" calcext:value-type="float">
            <text:p>4.00733</text:p>
          </table:table-cell>
          <table:table-cell office:value-type="float" office:value="53.31121" calcext:value-type="float">
            <text:p>53.311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64E+018" calcext:value-type="float">
            <text:p>1.23765125095064E+018</text:p>
          </table:table-cell>
          <table:table-cell office:value-type="float" office:value="5.06726183468034E+017" calcext:value-type="float">
            <text:p>5.0672618346803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59" calcext:value-type="float">
            <text:p>259</text:p>
          </table:table-cell>
          <table:table-cell office:value-type="float" office:value="6128.724" calcext:value-type="float">
            <text:p>6128.724</text:p>
          </table:table-cell>
          <table:table-cell office:value-type="float" office:value="-1.160293" calcext:value-type="float">
            <text:p>-1.160293</text:p>
          </table:table-cell>
          <table:table-cell office:value-type="float" office:value="4.044398" calcext:value-type="float">
            <text:p>4.044398</text:p>
          </table:table-cell>
          <table:table-cell office:value-type="float" office:value="55.88106" calcext:value-type="float">
            <text:p>55.88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57E+018" calcext:value-type="float">
            <text:p>1.23765125095057E+018</text:p>
          </table:table-cell>
          <table:table-cell office:value-type="float" office:value="5.06735254438963E+017" calcext:value-type="float">
            <text:p>5.067352544389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92" calcext:value-type="float">
            <text:p>292</text:p>
          </table:table-cell>
          <table:table-cell office:value-type="float" office:value="5889.012" calcext:value-type="float">
            <text:p>5889.012</text:p>
          </table:table-cell>
          <table:table-cell office:value-type="float" office:value="-0.5056019" calcext:value-type="float">
            <text:p>-0.5056019</text:p>
          </table:table-cell>
          <table:table-cell office:value-type="float" office:value="4.241209" calcext:value-type="float">
            <text:p>4.241209</text:p>
          </table:table-cell>
          <table:table-cell office:value-type="float" office:value="49.58206" calcext:value-type="float">
            <text:p>49.58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503E+018" calcext:value-type="float">
            <text:p>1.23765125202503E+018</text:p>
          </table:table-cell>
          <table:table-cell office:value-type="float" office:value="5.06769064421517E+017" calcext:value-type="float">
            <text:p>5.06769064421517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415" calcext:value-type="float">
            <text:p>415</text:p>
          </table:table-cell>
          <table:table-cell office:value-type="float" office:value="7812.78" calcext:value-type="float">
            <text:p>7812.78</text:p>
          </table:table-cell>
          <table:table-cell office:value-type="float" office:value="0.08504206" calcext:value-type="float">
            <text:p>0.08504206</text:p>
          </table:table-cell>
          <table:table-cell office:value-type="float" office:value="4.097023" calcext:value-type="float">
            <text:p>4.097023</text:p>
          </table:table-cell>
          <table:table-cell office:value-type="float" office:value="83.87292" calcext:value-type="float">
            <text:p>83.87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523E+018" calcext:value-type="float">
            <text:p>1.23765125202523E+018</text:p>
          </table:table-cell>
          <table:table-cell office:value-type="float" office:value="5.06814419276163E+017" calcext:value-type="float">
            <text:p>5.068144192761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580" calcext:value-type="float">
            <text:p>580</text:p>
          </table:table-cell>
          <table:table-cell office:value-type="float" office:value="5942.708" calcext:value-type="float">
            <text:p>5942.708</text:p>
          </table:table-cell>
          <table:table-cell office:value-type="float" office:value="-0.8949997" calcext:value-type="float">
            <text:p>-0.8949997</text:p>
          </table:table-cell>
          <table:table-cell office:value-type="float" office:value="4.137507" calcext:value-type="float">
            <text:p>4.137507</text:p>
          </table:table-cell>
          <table:table-cell office:value-type="float" office:value="52.6612" calcext:value-type="float">
            <text:p>52.66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352E+018" calcext:value-type="float">
            <text:p>1.23765119082352E+018</text:p>
          </table:table-cell>
          <table:table-cell office:value-type="float" office:value="5.06818817322674E+017" calcext:value-type="float">
            <text:p>5.0681881732267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596" calcext:value-type="float">
            <text:p>596</text:p>
          </table:table-cell>
          <table:table-cell office:value-type="float" office:value="6247.003" calcext:value-type="float">
            <text:p>6247.003</text:p>
          </table:table-cell>
          <table:table-cell office:value-type="float" office:value="-1.415205" calcext:value-type="float">
            <text:p>-1.415205</text:p>
          </table:table-cell>
          <table:table-cell office:value-type="float" office:value="4.033499" calcext:value-type="float">
            <text:p>4.033499</text:p>
          </table:table-cell>
          <table:table-cell office:value-type="float" office:value="37.35654" calcext:value-type="float">
            <text:p>37.35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059E+018" calcext:value-type="float">
            <text:p>1.23765119136059E+018</text:p>
          </table:table-cell>
          <table:table-cell office:value-type="float" office:value="5.06820741468023E+017" calcext:value-type="float">
            <text:p>5.0682074146802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603" calcext:value-type="float">
            <text:p>603</text:p>
          </table:table-cell>
          <table:table-cell office:value-type="float" office:value="5956.667" calcext:value-type="float">
            <text:p>5956.667</text:p>
          </table:table-cell>
          <table:table-cell office:value-type="float" office:value="-0.7207031" calcext:value-type="float">
            <text:p>-0.7207031</text:p>
          </table:table-cell>
          <table:table-cell office:value-type="float" office:value="4.053036" calcext:value-type="float">
            <text:p>4.053036</text:p>
          </table:table-cell>
          <table:table-cell office:value-type="float" office:value="54.43257" calcext:value-type="float">
            <text:p>54.43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1481E+018" calcext:value-type="float">
            <text:p>1.23765125041481E+018</text:p>
          </table:table-cell>
          <table:table-cell office:value-type="float" office:value="5.06828712927324E+017" calcext:value-type="float">
            <text:p>5.0682871292732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632" calcext:value-type="float">
            <text:p>632</text:p>
          </table:table-cell>
          <table:table-cell office:value-type="float" office:value="5845.29" calcext:value-type="float">
            <text:p>5845.29</text:p>
          </table:table-cell>
          <table:table-cell office:value-type="float" office:value="-1.437541" calcext:value-type="float">
            <text:p>-1.437541</text:p>
          </table:table-cell>
          <table:table-cell office:value-type="float" office:value="4.086247" calcext:value-type="float">
            <text:p>4.086247</text:p>
          </table:table-cell>
          <table:table-cell office:value-type="float" office:value="61.30471" calcext:value-type="float">
            <text:p>61.304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4031816E+018" calcext:value-type="float">
            <text:p>1.23765154031816E+018</text:p>
          </table:table-cell>
          <table:table-cell office:value-type="float" office:value="5.50667616285387E+017" calcext:value-type="float">
            <text:p>5.50667616285387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373" calcext:value-type="float">
            <text:p>373</text:p>
          </table:table-cell>
          <table:table-cell office:value-type="float" office:value="5024.503" calcext:value-type="float">
            <text:p>5024.503</text:p>
          </table:table-cell>
          <table:table-cell office:value-type="float" office:value="0.04240653" calcext:value-type="float">
            <text:p>0.04240653</text:p>
          </table:table-cell>
          <table:table-cell office:value-type="float" office:value="4.479364" calcext:value-type="float">
            <text:p>4.479364</text:p>
          </table:table-cell>
          <table:table-cell office:value-type="float" office:value="49.84632" calcext:value-type="float">
            <text:p>49.846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422E+018" calcext:value-type="float">
            <text:p>1.23765153924422E+018</text:p>
          </table:table-cell>
          <table:table-cell office:value-type="float" office:value="5.5068355920399E+017" calcext:value-type="float">
            <text:p>5.5068355920399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431" calcext:value-type="float">
            <text:p>431</text:p>
          </table:table-cell>
          <table:table-cell office:value-type="float" office:value="6076.454" calcext:value-type="float">
            <text:p>6076.454</text:p>
          </table:table-cell>
          <table:table-cell office:value-type="float" office:value="-0.761882" calcext:value-type="float">
            <text:p>-0.761882</text:p>
          </table:table-cell>
          <table:table-cell office:value-type="float" office:value="4.011828" calcext:value-type="float">
            <text:p>4.011828</text:p>
          </table:table-cell>
          <table:table-cell office:value-type="float" office:value="38.50335" calcext:value-type="float">
            <text:p>38.50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6975E+018" calcext:value-type="float">
            <text:p>1.23765127296975E+018</text:p>
          </table:table-cell>
          <table:table-cell office:value-type="float" office:value="5.50707748459801E+017" calcext:value-type="float">
            <text:p>5.50707748459801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519" calcext:value-type="float">
            <text:p>519</text:p>
          </table:table-cell>
          <table:table-cell office:value-type="float" office:value="5851.666" calcext:value-type="float">
            <text:p>5851.666</text:p>
          </table:table-cell>
          <table:table-cell office:value-type="float" office:value="-1.305536" calcext:value-type="float">
            <text:p>-1.305536</text:p>
          </table:table-cell>
          <table:table-cell office:value-type="float" office:value="4.404906" calcext:value-type="float">
            <text:p>4.404906</text:p>
          </table:table-cell>
          <table:table-cell office:value-type="float" office:value="31.80333" calcext:value-type="float">
            <text:p>31.803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243412E+018" calcext:value-type="float">
            <text:p>1.23765127243412E+018</text:p>
          </table:table-cell>
          <table:table-cell office:value-type="float" office:value="5.51719848896391E+017" calcext:value-type="float">
            <text:p>5.51719848896391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105" calcext:value-type="float">
            <text:p>105</text:p>
          </table:table-cell>
          <table:table-cell office:value-type="float" office:value="5329.404" calcext:value-type="float">
            <text:p>5329.404</text:p>
          </table:table-cell>
          <table:table-cell office:value-type="float" office:value="0.2865149" calcext:value-type="float">
            <text:p>0.2865149</text:p>
          </table:table-cell>
          <table:table-cell office:value-type="float" office:value="4.441998" calcext:value-type="float">
            <text:p>4.441998</text:p>
          </table:table-cell>
          <table:table-cell office:value-type="float" office:value="62.3804" calcext:value-type="float">
            <text:p>62.3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08E+018" calcext:value-type="float">
            <text:p>1.2376512729708E+018</text:p>
          </table:table-cell>
          <table:table-cell office:value-type="float" office:value="5.5173799083825E+017" calcext:value-type="float">
            <text:p>5.5173799083825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171" calcext:value-type="float">
            <text:p>171</text:p>
          </table:table-cell>
          <table:table-cell office:value-type="float" office:value="7995.221" calcext:value-type="float">
            <text:p>7995.221</text:p>
          </table:table-cell>
          <table:table-cell office:value-type="float" office:value="-0.8421865" calcext:value-type="float">
            <text:p>-0.8421865</text:p>
          </table:table-cell>
          <table:table-cell office:value-type="float" office:value="4.184953" calcext:value-type="float">
            <text:p>4.184953</text:p>
          </table:table-cell>
          <table:table-cell office:value-type="float" office:value="78.42019" calcext:value-type="float">
            <text:p>78.420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36E+018" calcext:value-type="float">
            <text:p>1.2376512724336E+018</text:p>
          </table:table-cell>
          <table:table-cell office:value-type="float" office:value="5.51759431314991E+017" calcext:value-type="float">
            <text:p>5.51759431314991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249" calcext:value-type="float">
            <text:p>249</text:p>
          </table:table-cell>
          <table:table-cell office:value-type="float" office:value="5991.697" calcext:value-type="float">
            <text:p>5991.697</text:p>
          </table:table-cell>
          <table:table-cell office:value-type="float" office:value="-1.917113" calcext:value-type="float">
            <text:p>-1.917113</text:p>
          </table:table-cell>
          <table:table-cell office:value-type="float" office:value="4.299729" calcext:value-type="float">
            <text:p>4.299729</text:p>
          </table:table-cell>
          <table:table-cell office:value-type="float" office:value="48.05643" calcext:value-type="float">
            <text:p>48.0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1895E+018" calcext:value-type="float">
            <text:p>1.23765154031895E+018</text:p>
          </table:table-cell>
          <table:table-cell office:value-type="float" office:value="5.51780596913826E+017" calcext:value-type="float">
            <text:p>5.51780596913826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326" calcext:value-type="float">
            <text:p>326</text:p>
          </table:table-cell>
          <table:table-cell office:value-type="float" office:value="5526.124" calcext:value-type="float">
            <text:p>5526.124</text:p>
          </table:table-cell>
          <table:table-cell office:value-type="float" office:value="-0.1314448" calcext:value-type="float">
            <text:p>-0.1314448</text:p>
          </table:table-cell>
          <table:table-cell office:value-type="float" office:value="4.225731" calcext:value-type="float">
            <text:p>4.225731</text:p>
          </table:table-cell>
          <table:table-cell office:value-type="float" office:value="71.873" calcext:value-type="float">
            <text:p>71.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1801E+018" calcext:value-type="float">
            <text:p>1.23765175401801E+018</text:p>
          </table:table-cell>
          <table:table-cell office:value-type="float" office:value="5.91217061485636E+017" calcext:value-type="float">
            <text:p>5.91217061485636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435" calcext:value-type="float">
            <text:p>435</text:p>
          </table:table-cell>
          <table:table-cell office:value-type="float" office:value="5595.909" calcext:value-type="float">
            <text:p>5595.909</text:p>
          </table:table-cell>
          <table:table-cell office:value-type="float" office:value="-0.3510894" calcext:value-type="float">
            <text:p>-0.3510894</text:p>
          </table:table-cell>
          <table:table-cell office:value-type="float" office:value="4.427948" calcext:value-type="float">
            <text:p>4.427948</text:p>
          </table:table-cell>
          <table:table-cell office:value-type="float" office:value="37.6601" calcext:value-type="float">
            <text:p>37.6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208E+018" calcext:value-type="float">
            <text:p>1.23765175509208E+018</text:p>
          </table:table-cell>
          <table:table-cell office:value-type="float" office:value="5.91243174886795E+017" calcext:value-type="float">
            <text:p>5.91243174886795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530" calcext:value-type="float">
            <text:p>530</text:p>
          </table:table-cell>
          <table:table-cell office:value-type="float" office:value="5548.891" calcext:value-type="float">
            <text:p>5548.891</text:p>
          </table:table-cell>
          <table:table-cell office:value-type="float" office:value="-0.6396912" calcext:value-type="float">
            <text:p>-0.6396912</text:p>
          </table:table-cell>
          <table:table-cell office:value-type="float" office:value="4.308365" calcext:value-type="float">
            <text:p>4.308365</text:p>
          </table:table-cell>
          <table:table-cell office:value-type="float" office:value="30.58518" calcext:value-type="float">
            <text:p>30.585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34E+018" calcext:value-type="float">
            <text:p>1.23765460423934E+018</text:p>
          </table:table-cell>
          <table:table-cell office:value-type="float" office:value="6.35040844998535E+017" calcext:value-type="float">
            <text:p>6.35040844998535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121" calcext:value-type="float">
            <text:p>121</text:p>
          </table:table-cell>
          <table:table-cell office:value-type="float" office:value="6021.656" calcext:value-type="float">
            <text:p>6021.656</text:p>
          </table:table-cell>
          <table:table-cell office:value-type="float" office:value="-1.210263" calcext:value-type="float">
            <text:p>-1.210263</text:p>
          </table:table-cell>
          <table:table-cell office:value-type="float" office:value="4.029323" calcext:value-type="float">
            <text:p>4.029323</text:p>
          </table:table-cell>
          <table:table-cell office:value-type="float" office:value="49.95591" calcext:value-type="float">
            <text:p>49.955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6578754E+018" calcext:value-type="float">
            <text:p>1.23765366578754E+018</text:p>
          </table:table-cell>
          <table:table-cell office:value-type="float" office:value="6.35045243045046E+017" calcext:value-type="float">
            <text:p>6.3504524304504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137" calcext:value-type="float">
            <text:p>137</text:p>
          </table:table-cell>
          <table:table-cell office:value-type="float" office:value="5754.543" calcext:value-type="float">
            <text:p>5754.543</text:p>
          </table:table-cell>
          <table:table-cell office:value-type="float" office:value="-0.5779114" calcext:value-type="float">
            <text:p>-0.5779114</text:p>
          </table:table-cell>
          <table:table-cell office:value-type="float" office:value="4.168281" calcext:value-type="float">
            <text:p>4.168281</text:p>
          </table:table-cell>
          <table:table-cell office:value-type="float" office:value="38.71299" calcext:value-type="float">
            <text:p>38.71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459E+018" calcext:value-type="float">
            <text:p>1.23765460155459E+018</text:p>
          </table:table-cell>
          <table:table-cell office:value-type="float" office:value="6.35106540818295E+017" calcext:value-type="float">
            <text:p>6.35106540818295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360" calcext:value-type="float">
            <text:p>360</text:p>
          </table:table-cell>
          <table:table-cell office:value-type="float" office:value="7200.077" calcext:value-type="float">
            <text:p>7200.077</text:p>
          </table:table-cell>
          <table:table-cell office:value-type="float" office:value="-0.05399194" calcext:value-type="float">
            <text:p>-0.05399194</text:p>
          </table:table-cell>
          <table:table-cell office:value-type="float" office:value="4.194959" calcext:value-type="float">
            <text:p>4.194959</text:p>
          </table:table-cell>
          <table:table-cell office:value-type="float" office:value="56.90158" calcext:value-type="float">
            <text:p>56.90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218E+018" calcext:value-type="float">
            <text:p>1.23765460209218E+018</text:p>
          </table:table-cell>
          <table:table-cell office:value-type="float" office:value="6.35130730074106E+017" calcext:value-type="float">
            <text:p>6.3513073007410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448" calcext:value-type="float">
            <text:p>448</text:p>
          </table:table-cell>
          <table:table-cell office:value-type="float" office:value="7838.257" calcext:value-type="float">
            <text:p>7838.257</text:p>
          </table:table-cell>
          <table:table-cell office:value-type="float" office:value="-0.4135559" calcext:value-type="float">
            <text:p>-0.4135559</text:p>
          </table:table-cell>
          <table:table-cell office:value-type="float" office:value="4.146604" calcext:value-type="float">
            <text:p>4.146604</text:p>
          </table:table-cell>
          <table:table-cell office:value-type="float" office:value="33.46827" calcext:value-type="float">
            <text:p>33.46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28E+018" calcext:value-type="float">
            <text:p>1.23765829791128E+018</text:p>
          </table:table-cell>
          <table:table-cell office:value-type="float" office:value="6.3513485324271E+017" calcext:value-type="float">
            <text:p>6.3513485324271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463" calcext:value-type="float">
            <text:p>463</text:p>
          </table:table-cell>
          <table:table-cell office:value-type="float" office:value="5798.93" calcext:value-type="float">
            <text:p>5798.93</text:p>
          </table:table-cell>
          <table:table-cell office:value-type="float" office:value="-2.019507" calcext:value-type="float">
            <text:p>-2.019507</text:p>
          </table:table-cell>
          <table:table-cell office:value-type="float" office:value="4.391335" calcext:value-type="float">
            <text:p>4.391335</text:p>
          </table:table-cell>
          <table:table-cell office:value-type="float" office:value="73.54323" calcext:value-type="float">
            <text:p>73.543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525E+018" calcext:value-type="float">
            <text:p>1.23765460155525E+018</text:p>
          </table:table-cell>
          <table:table-cell office:value-type="float" office:value="6.35150521283406E+017" calcext:value-type="float">
            <text:p>6.3515052128340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20" calcext:value-type="float">
            <text:p>520</text:p>
          </table:table-cell>
          <table:table-cell office:value-type="float" office:value="5885.21" calcext:value-type="float">
            <text:p>5885.21</text:p>
          </table:table-cell>
          <table:table-cell office:value-type="float" office:value="-0.3013556" calcext:value-type="float">
            <text:p>-0.3013556</text:p>
          </table:table-cell>
          <table:table-cell office:value-type="float" office:value="4.153381" calcext:value-type="float">
            <text:p>4.153381</text:p>
          </table:table-cell>
          <table:table-cell office:value-type="float" office:value="39.55943" calcext:value-type="float">
            <text:p>39.55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8E+018" calcext:value-type="float">
            <text:p>1.2376582979118E+018</text:p>
          </table:table-cell>
          <table:table-cell office:value-type="float" office:value="6.3516454005666E+017" calcext:value-type="float">
            <text:p>6.351645400566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71" calcext:value-type="float">
            <text:p>571</text:p>
          </table:table-cell>
          <table:table-cell office:value-type="float" office:value="7453.332" calcext:value-type="float">
            <text:p>7453.332</text:p>
          </table:table-cell>
          <table:table-cell office:value-type="float" office:value="-0.3075189" calcext:value-type="float">
            <text:p>-0.3075189</text:p>
          </table:table-cell>
          <table:table-cell office:value-type="float" office:value="4.019931" calcext:value-type="float">
            <text:p>4.019931</text:p>
          </table:table-cell>
          <table:table-cell office:value-type="float" office:value="56.53873" calcext:value-type="float">
            <text:p>56.53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8E+018" calcext:value-type="float">
            <text:p>1.2376582979118E+018</text:p>
          </table:table-cell>
          <table:table-cell office:value-type="float" office:value="6.35164814934567E+017" calcext:value-type="float">
            <text:p>6.3516481493456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72" calcext:value-type="float">
            <text:p>572</text:p>
          </table:table-cell>
          <table:table-cell office:value-type="float" office:value="7537.559" calcext:value-type="float">
            <text:p>7537.559</text:p>
          </table:table-cell>
          <table:table-cell office:value-type="float" office:value="-1.27214" calcext:value-type="float">
            <text:p>-1.27214</text:p>
          </table:table-cell>
          <table:table-cell office:value-type="float" office:value="4.088173" calcext:value-type="float">
            <text:p>4.088173</text:p>
          </table:table-cell>
          <table:table-cell office:value-type="float" office:value="67.79952" calcext:value-type="float">
            <text:p>67.79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258E+018" calcext:value-type="float">
            <text:p>1.23765460209258E+018</text:p>
          </table:table-cell>
          <table:table-cell office:value-type="float" office:value="6.35174710539217E+017" calcext:value-type="float">
            <text:p>6.3517471053921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608" calcext:value-type="float">
            <text:p>608</text:p>
          </table:table-cell>
          <table:table-cell office:value-type="float" office:value="6099.833" calcext:value-type="float">
            <text:p>6099.833</text:p>
          </table:table-cell>
          <table:table-cell office:value-type="float" office:value="-1.209079" calcext:value-type="float">
            <text:p>-1.209079</text:p>
          </table:table-cell>
          <table:table-cell office:value-type="float" office:value="4.34256" calcext:value-type="float">
            <text:p>4.34256</text:p>
          </table:table-cell>
          <table:table-cell office:value-type="float" office:value="75.51503" calcext:value-type="float">
            <text:p>75.51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94E+018" calcext:value-type="float">
            <text:p>1.23765829791194E+018</text:p>
          </table:table-cell>
          <table:table-cell office:value-type="float" office:value="6.35176909562472E+017" calcext:value-type="float">
            <text:p>6.35176909562472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616" calcext:value-type="float">
            <text:p>616</text:p>
          </table:table-cell>
          <table:table-cell office:value-type="float" office:value="6264.8" calcext:value-type="float">
            <text:p>6264.8</text:p>
          </table:table-cell>
          <table:table-cell office:value-type="float" office:value="-0.4717656" calcext:value-type="float">
            <text:p>-0.4717656</text:p>
          </table:table-cell>
          <table:table-cell office:value-type="float" office:value="4.047295" calcext:value-type="float">
            <text:p>4.047295</text:p>
          </table:table-cell>
          <table:table-cell office:value-type="float" office:value="60.74406" calcext:value-type="float">
            <text:p>60.744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2754E+018" calcext:value-type="float">
            <text:p>1.23765440022754E+018</text:p>
          </table:table-cell>
          <table:table-cell office:value-type="float" office:value="6.72290372033997E+017" calcext:value-type="float">
            <text:p>6.72290372033997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466" calcext:value-type="float">
            <text:p>466</text:p>
          </table:table-cell>
          <table:table-cell office:value-type="float" office:value="5985.542" calcext:value-type="float">
            <text:p>5985.542</text:p>
          </table:table-cell>
          <table:table-cell office:value-type="float" office:value="-0.621057" calcext:value-type="float">
            <text:p>-0.621057</text:p>
          </table:table-cell>
          <table:table-cell office:value-type="float" office:value="4.064031" calcext:value-type="float">
            <text:p>4.064031</text:p>
          </table:table-cell>
          <table:table-cell office:value-type="float" office:value="46.06129" calcext:value-type="float">
            <text:p>46.061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735147E+018" calcext:value-type="float">
            <text:p>1.23765106735147E+018</text:p>
          </table:table-cell>
          <table:table-cell office:value-type="float" office:value="6.72328030307248E+017" calcext:value-type="float">
            <text:p>6.72328030307248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603" calcext:value-type="float">
            <text:p>603</text:p>
          </table:table-cell>
          <table:table-cell office:value-type="float" office:value="4897.198" calcext:value-type="float">
            <text:p>4897.198</text:p>
          </table:table-cell>
          <table:table-cell office:value-type="float" office:value="-0.3159308" calcext:value-type="float">
            <text:p>-0.3159308</text:p>
          </table:table-cell>
          <table:table-cell office:value-type="float" office:value="4.360139" calcext:value-type="float">
            <text:p>4.360139</text:p>
          </table:table-cell>
          <table:table-cell office:value-type="float" office:value="36.9992" calcext:value-type="float">
            <text:p>36.9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520483E+018" calcext:value-type="float">
            <text:p>1.23765106520483E+018</text:p>
          </table:table-cell>
          <table:table-cell office:value-type="float" office:value="6.73292581194459E+017" calcext:value-type="float">
            <text:p>6.73292581194459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16" calcext:value-type="float">
            <text:p>16</text:p>
          </table:table-cell>
          <table:table-cell office:value-type="float" office:value="5280.562" calcext:value-type="float">
            <text:p>5280.562</text:p>
          </table:table-cell>
          <table:table-cell office:value-type="float" office:value="-0.2520083" calcext:value-type="float">
            <text:p>-0.2520083</text:p>
          </table:table-cell>
          <table:table-cell office:value-type="float" office:value="4.397708" calcext:value-type="float">
            <text:p>4.397708</text:p>
          </table:table-cell>
          <table:table-cell office:value-type="float" office:value="41.90616" calcext:value-type="float">
            <text:p>41.90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52E+018" calcext:value-type="float">
            <text:p>1.2376544007652E+018</text:p>
          </table:table-cell>
          <table:table-cell office:value-type="float" office:value="6.73379442613053E+017" calcext:value-type="float">
            <text:p>6.73379442613053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332" calcext:value-type="float">
            <text:p>332</text:p>
          </table:table-cell>
          <table:table-cell office:value-type="float" office:value="7968.364" calcext:value-type="float">
            <text:p>7968.364</text:p>
          </table:table-cell>
          <table:table-cell office:value-type="float" office:value="-2.025553" calcext:value-type="float">
            <text:p>-2.025553</text:p>
          </table:table-cell>
          <table:table-cell office:value-type="float" office:value="4.200543" calcext:value-type="float">
            <text:p>4.200543</text:p>
          </table:table-cell>
          <table:table-cell office:value-type="float" office:value="33.43297" calcext:value-type="float">
            <text:p>33.43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69178E+018" calcext:value-type="float">
            <text:p>1.23765439969178E+018</text:p>
          </table:table-cell>
          <table:table-cell office:value-type="float" office:value="6.73424797467699E+017" calcext:value-type="float">
            <text:p>6.73424797467699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497" calcext:value-type="float">
            <text:p>497</text:p>
          </table:table-cell>
          <table:table-cell office:value-type="float" office:value="6253.666" calcext:value-type="float">
            <text:p>6253.666</text:p>
          </table:table-cell>
          <table:table-cell office:value-type="float" office:value="-1.961959" calcext:value-type="float">
            <text:p>-1.961959</text:p>
          </table:table-cell>
          <table:table-cell office:value-type="float" office:value="4.05394" calcext:value-type="float">
            <text:p>4.05394</text:p>
          </table:table-cell>
          <table:table-cell office:value-type="float" office:value="39.82993" calcext:value-type="float">
            <text:p>39.829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03335E+018" calcext:value-type="float">
            <text:p>1.23765550403335E+018</text:p>
          </table:table-cell>
          <table:table-cell office:value-type="float" office:value="7.1159928731785E+017" calcext:value-type="float">
            <text:p>7.1159928731785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11" calcext:value-type="float">
            <text:p>111</text:p>
          </table:table-cell>
          <table:table-cell office:value-type="float" office:value="6124.233" calcext:value-type="float">
            <text:p>6124.233</text:p>
          </table:table-cell>
          <table:table-cell office:value-type="float" office:value="-0.9817876" calcext:value-type="float">
            <text:p>-0.9817876</text:p>
          </table:table-cell>
          <table:table-cell office:value-type="float" office:value="4.060175" calcext:value-type="float">
            <text:p>4.060175</text:p>
          </table:table-cell>
          <table:table-cell office:value-type="float" office:value="31.91828" calcext:value-type="float">
            <text:p>31.91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54E+018" calcext:value-type="float">
            <text:p>1.23765550349654E+018</text:p>
          </table:table-cell>
          <table:table-cell office:value-type="float" office:value="7.11608083410872E+017" calcext:value-type="float">
            <text:p>7.11608083410872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43" calcext:value-type="float">
            <text:p>143</text:p>
          </table:table-cell>
          <table:table-cell office:value-type="float" office:value="5262.226" calcext:value-type="float">
            <text:p>5262.226</text:p>
          </table:table-cell>
          <table:table-cell office:value-type="float" office:value="-0.5794234" calcext:value-type="float">
            <text:p>-0.5794234</text:p>
          </table:table-cell>
          <table:table-cell office:value-type="float" office:value="4.308828" calcext:value-type="float">
            <text:p>4.308828</text:p>
          </table:table-cell>
          <table:table-cell office:value-type="float" office:value="40.99545" calcext:value-type="float">
            <text:p>40.995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48E+018" calcext:value-type="float">
            <text:p>1.23765550349648E+018</text:p>
          </table:table-cell>
          <table:table-cell office:value-type="float" office:value="7.11610007556221E+017" calcext:value-type="float">
            <text:p>7.11610007556221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50" calcext:value-type="float">
            <text:p>150</text:p>
          </table:table-cell>
          <table:table-cell office:value-type="float" office:value="5778.179" calcext:value-type="float">
            <text:p>5778.179</text:p>
          </table:table-cell>
          <table:table-cell office:value-type="float" office:value="-0.3627413" calcext:value-type="float">
            <text:p>-0.3627413</text:p>
          </table:table-cell>
          <table:table-cell office:value-type="float" office:value="4.291425" calcext:value-type="float">
            <text:p>4.291425</text:p>
          </table:table-cell>
          <table:table-cell office:value-type="float" office:value="45.61309" calcext:value-type="float">
            <text:p>45.613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35E+018" calcext:value-type="float">
            <text:p>1.23765550349635E+018</text:p>
          </table:table-cell>
          <table:table-cell office:value-type="float" office:value="7.11618253893429E+017" calcext:value-type="float">
            <text:p>7.11618253893429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80" calcext:value-type="float">
            <text:p>180</text:p>
          </table:table-cell>
          <table:table-cell office:value-type="float" office:value="4062.846" calcext:value-type="float">
            <text:p>4062.846</text:p>
          </table:table-cell>
          <table:table-cell office:value-type="float" office:value="-1.016196" calcext:value-type="float">
            <text:p>-1.016196</text:p>
          </table:table-cell>
          <table:table-cell office:value-type="float" office:value="4.230057" calcext:value-type="float">
            <text:p>4.230057</text:p>
          </table:table-cell>
          <table:table-cell office:value-type="float" office:value="54.32006" calcext:value-type="float">
            <text:p>54.3200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0403263E+018" calcext:value-type="float">
            <text:p>1.23765550403263E+018</text:p>
          </table:table-cell>
          <table:table-cell office:value-type="float" office:value="7.1168202556784E+017" calcext:value-type="float">
            <text:p>7.1168202556784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412" calcext:value-type="float">
            <text:p>412</text:p>
          </table:table-cell>
          <table:table-cell office:value-type="float" office:value="5905.105" calcext:value-type="float">
            <text:p>5905.105</text:p>
          </table:table-cell>
          <table:table-cell office:value-type="float" office:value="-0.7966978" calcext:value-type="float">
            <text:p>-0.7966978</text:p>
          </table:table-cell>
          <table:table-cell office:value-type="float" office:value="4.040578" calcext:value-type="float">
            <text:p>4.040578</text:p>
          </table:table-cell>
          <table:table-cell office:value-type="float" office:value="36.17522" calcext:value-type="float">
            <text:p>36.175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374394E+018" calcext:value-type="float">
            <text:p>1.23765495374394E+018</text:p>
          </table:table-cell>
          <table:table-cell office:value-type="float" office:value="7.11736176515508E+017" calcext:value-type="float">
            <text:p>7.11736176515508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609" calcext:value-type="float">
            <text:p>609</text:p>
          </table:table-cell>
          <table:table-cell office:value-type="float" office:value="5785.085" calcext:value-type="float">
            <text:p>5785.085</text:p>
          </table:table-cell>
          <table:table-cell office:value-type="float" office:value="-0.4920819" calcext:value-type="float">
            <text:p>-0.4920819</text:p>
          </table:table-cell>
          <table:table-cell office:value-type="float" office:value="4.049867" calcext:value-type="float">
            <text:p>4.049867</text:p>
          </table:table-cell>
          <table:table-cell office:value-type="float" office:value="30.98255" calcext:value-type="float">
            <text:p>30.98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428134E+018" calcext:value-type="float">
            <text:p>1.23765495428134E+018</text:p>
          </table:table-cell>
          <table:table-cell office:value-type="float" office:value="7.12711168585656E+017" calcext:value-type="float">
            <text:p>7.12711168585656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60" calcext:value-type="float">
            <text:p>60</text:p>
          </table:table-cell>
          <table:table-cell office:value-type="float" office:value="5378.922" calcext:value-type="float">
            <text:p>5378.922</text:p>
          </table:table-cell>
          <table:table-cell office:value-type="float" office:value="-0.582257" calcext:value-type="float">
            <text:p>-0.582257</text:p>
          </table:table-cell>
          <table:table-cell office:value-type="float" office:value="4.446567" calcext:value-type="float">
            <text:p>4.446567</text:p>
          </table:table-cell>
          <table:table-cell office:value-type="float" office:value="31.24938" calcext:value-type="float">
            <text:p>31.249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55056E+018" calcext:value-type="float">
            <text:p>1.2376719355056E+018</text:p>
          </table:table-cell>
          <table:table-cell office:value-type="float" office:value="7.12730135161236E+017" calcext:value-type="float">
            <text:p>7.12730135161236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129" calcext:value-type="float">
            <text:p>129</text:p>
          </table:table-cell>
          <table:table-cell office:value-type="float" office:value="5004.686" calcext:value-type="float">
            <text:p>5004.686</text:p>
          </table:table-cell>
          <table:table-cell office:value-type="float" office:value="-0.06598507" calcext:value-type="float">
            <text:p>-0.06598507</text:p>
          </table:table-cell>
          <table:table-cell office:value-type="float" office:value="4.35141" calcext:value-type="float">
            <text:p>4.35141</text:p>
          </table:table-cell>
          <table:table-cell office:value-type="float" office:value="45.49163" calcext:value-type="float">
            <text:p>45.491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0204231E+018" calcext:value-type="float">
            <text:p>1.23765350204231E+018</text:p>
          </table:table-cell>
          <table:table-cell office:value-type="float" office:value="7.52234764706015E+017" calcext:value-type="float">
            <text:p>7.52234764706015E+017</text:p>
          </table:table-cell>
          <table:table-cell office:value-type="float" office:value="668" calcext:value-type="float">
            <text:p>668</text:p>
          </table:table-cell>
          <table:table-cell office:value-type="float" office:value="52162" calcext:value-type="float">
            <text:p>52162</text:p>
          </table:table-cell>
          <table:table-cell office:value-type="float" office:value="486" calcext:value-type="float">
            <text:p>486</text:p>
          </table:table-cell>
          <table:table-cell office:value-type="float" office:value="4199.489" calcext:value-type="float">
            <text:p>4199.489</text:p>
          </table:table-cell>
          <table:table-cell office:value-type="float" office:value="-0.5357267" calcext:value-type="float">
            <text:p>-0.5357267</text:p>
          </table:table-cell>
          <table:table-cell office:value-type="float" office:value="4.014984" calcext:value-type="float">
            <text:p>4.014984</text:p>
          </table:table-cell>
          <table:table-cell office:value-type="float" office:value="51.10142" calcext:value-type="float">
            <text:p>51.10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43E+018" calcext:value-type="float">
            <text:p>1.23767464885243E+018</text:p>
          </table:table-cell>
          <table:table-cell office:value-type="float" office:value="3.17527990802082E+017" calcext:value-type="float">
            <text:p>3.17527990802082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88" calcext:value-type="float">
            <text:p>88</text:p>
          </table:table-cell>
          <table:table-cell office:value-type="float" office:value="8044.192" calcext:value-type="float">
            <text:p>8044.192</text:p>
          </table:table-cell>
          <table:table-cell office:value-type="float" office:value="-1.034605" calcext:value-type="float">
            <text:p>-1.034605</text:p>
          </table:table-cell>
          <table:table-cell office:value-type="float" office:value="4.117329" calcext:value-type="float">
            <text:p>4.117329</text:p>
          </table:table-cell>
          <table:table-cell office:value-type="float" office:value="57.0862" calcext:value-type="float">
            <text:p>57.0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943E+018" calcext:value-type="float">
            <text:p>1.23767464938943E+018</text:p>
          </table:table-cell>
          <table:table-cell office:value-type="float" office:value="3.17532113970686E+017" calcext:value-type="float">
            <text:p>3.1753211397068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03" calcext:value-type="float">
            <text:p>103</text:p>
          </table:table-cell>
          <table:table-cell office:value-type="float" office:value="5531.818" calcext:value-type="float">
            <text:p>5531.818</text:p>
          </table:table-cell>
          <table:table-cell office:value-type="float" office:value="-0.9711244" calcext:value-type="float">
            <text:p>-0.9711244</text:p>
          </table:table-cell>
          <table:table-cell office:value-type="float" office:value="4.136408" calcext:value-type="float">
            <text:p>4.136408</text:p>
          </table:table-cell>
          <table:table-cell office:value-type="float" office:value="41.04099" calcext:value-type="float">
            <text:p>41.04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23E+018" calcext:value-type="float">
            <text:p>1.23767464885223E+018</text:p>
          </table:table-cell>
          <table:table-cell office:value-type="float" office:value="3.1753898591836E+017" calcext:value-type="float">
            <text:p>3.175389859183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28" calcext:value-type="float">
            <text:p>128</text:p>
          </table:table-cell>
          <table:table-cell office:value-type="float" office:value="5913.432" calcext:value-type="float">
            <text:p>5913.432</text:p>
          </table:table-cell>
          <table:table-cell office:value-type="float" office:value="-0.6085147" calcext:value-type="float">
            <text:p>-0.6085147</text:p>
          </table:table-cell>
          <table:table-cell office:value-type="float" office:value="4.023023" calcext:value-type="float">
            <text:p>4.023023</text:p>
          </table:table-cell>
          <table:table-cell office:value-type="float" office:value="42.48441" calcext:value-type="float">
            <text:p>42.48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904E+018" calcext:value-type="float">
            <text:p>1.23767464938904E+018</text:p>
          </table:table-cell>
          <table:table-cell office:value-type="float" office:value="3.1755602834859E+017" calcext:value-type="float">
            <text:p>3.1755602834859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90" calcext:value-type="float">
            <text:p>190</text:p>
          </table:table-cell>
          <table:table-cell office:value-type="float" office:value="5557.874" calcext:value-type="float">
            <text:p>5557.874</text:p>
          </table:table-cell>
          <table:table-cell office:value-type="float" office:value="-0.7251565" calcext:value-type="float">
            <text:p>-0.7251565</text:p>
          </table:table-cell>
          <table:table-cell office:value-type="float" office:value="4.297582" calcext:value-type="float">
            <text:p>4.297582</text:p>
          </table:table-cell>
          <table:table-cell office:value-type="float" office:value="37.45328" calcext:value-type="float">
            <text:p>37.45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71E+018" calcext:value-type="float">
            <text:p>1.23767464885171E+018</text:p>
          </table:table-cell>
          <table:table-cell office:value-type="float" office:value="3.17581317116029E+017" calcext:value-type="float">
            <text:p>3.17581317116029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282" calcext:value-type="float">
            <text:p>282</text:p>
          </table:table-cell>
          <table:table-cell office:value-type="float" office:value="4959.233" calcext:value-type="float">
            <text:p>4959.233</text:p>
          </table:table-cell>
          <table:table-cell office:value-type="float" office:value="-0.07147358" calcext:value-type="float">
            <text:p>-0.07147358</text:p>
          </table:table-cell>
          <table:table-cell office:value-type="float" office:value="4.424637" calcext:value-type="float">
            <text:p>4.424637</text:p>
          </table:table-cell>
          <table:table-cell office:value-type="float" office:value="54.41797" calcext:value-type="float">
            <text:p>54.41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858E+018" calcext:value-type="float">
            <text:p>1.23767464938858E+018</text:p>
          </table:table-cell>
          <table:table-cell office:value-type="float" office:value="3.17588738819516E+017" calcext:value-type="float">
            <text:p>3.1758873881951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09" calcext:value-type="float">
            <text:p>309</text:p>
          </table:table-cell>
          <table:table-cell office:value-type="float" office:value="5787.623" calcext:value-type="float">
            <text:p>5787.623</text:p>
          </table:table-cell>
          <table:table-cell office:value-type="float" office:value="-0.7392221" calcext:value-type="float">
            <text:p>-0.7392221</text:p>
          </table:table-cell>
          <table:table-cell office:value-type="float" office:value="4.143613" calcext:value-type="float">
            <text:p>4.143613</text:p>
          </table:table-cell>
          <table:table-cell office:value-type="float" office:value="37.89923" calcext:value-type="float">
            <text:p>37.89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149E+018" calcext:value-type="float">
            <text:p>1.23764872230149E+018</text:p>
          </table:table-cell>
          <table:table-cell office:value-type="float" office:value="3.17593686621841E+017" calcext:value-type="float">
            <text:p>3.17593686621841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27" calcext:value-type="float">
            <text:p>327</text:p>
          </table:table-cell>
          <table:table-cell office:value-type="float" office:value="7042.824" calcext:value-type="float">
            <text:p>7042.824</text:p>
          </table:table-cell>
          <table:table-cell office:value-type="float" office:value="-2.128477" calcext:value-type="float">
            <text:p>-2.128477</text:p>
          </table:table-cell>
          <table:table-cell office:value-type="float" office:value="4.253378" calcext:value-type="float">
            <text:p>4.253378</text:p>
          </table:table-cell>
          <table:table-cell office:value-type="float" office:value="56.2308" calcext:value-type="float">
            <text:p>56.23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19E+018" calcext:value-type="float">
            <text:p>1.23767465099919E+018</text:p>
          </table:table-cell>
          <table:table-cell office:value-type="float" office:value="3.17598909302073E+017" calcext:value-type="float">
            <text:p>3.17598909302073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46" calcext:value-type="float">
            <text:p>346</text:p>
          </table:table-cell>
          <table:table-cell office:value-type="float" office:value="6142.507" calcext:value-type="float">
            <text:p>6142.507</text:p>
          </table:table-cell>
          <table:table-cell office:value-type="float" office:value="-0.5643608" calcext:value-type="float">
            <text:p>-0.5643608</text:p>
          </table:table-cell>
          <table:table-cell office:value-type="float" office:value="4.027144" calcext:value-type="float">
            <text:p>4.027144</text:p>
          </table:table-cell>
          <table:table-cell office:value-type="float" office:value="45.0588" calcext:value-type="float">
            <text:p>45.0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214243E+018" calcext:value-type="float">
            <text:p>1.23767460214243E+018</text:p>
          </table:table-cell>
          <table:table-cell office:value-type="float" office:value="3.41226863705745E+017" calcext:value-type="float">
            <text:p>3.41226863705745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288" calcext:value-type="float">
            <text:p>288</text:p>
          </table:table-cell>
          <table:table-cell office:value-type="float" office:value="5973.583" calcext:value-type="float">
            <text:p>5973.583</text:p>
          </table:table-cell>
          <table:table-cell office:value-type="float" office:value="-0.7205276" calcext:value-type="float">
            <text:p>-0.7205276</text:p>
          </table:table-cell>
          <table:table-cell office:value-type="float" office:value="4.079304" calcext:value-type="float">
            <text:p>4.079304</text:p>
          </table:table-cell>
          <table:table-cell office:value-type="float" office:value="39.06071" calcext:value-type="float">
            <text:p>39.06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4524E+018" calcext:value-type="float">
            <text:p>1.23764872124524E+018</text:p>
          </table:table-cell>
          <table:table-cell office:value-type="float" office:value="3.41233735653419E+017" calcext:value-type="float">
            <text:p>3.41233735653419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313" calcext:value-type="float">
            <text:p>313</text:p>
          </table:table-cell>
          <table:table-cell office:value-type="float" office:value="6038.432" calcext:value-type="float">
            <text:p>6038.432</text:p>
          </table:table-cell>
          <table:table-cell office:value-type="float" office:value="-1.09455" calcext:value-type="float">
            <text:p>-1.09455</text:p>
          </table:table-cell>
          <table:table-cell office:value-type="float" office:value="4.007706" calcext:value-type="float">
            <text:p>4.007706</text:p>
          </table:table-cell>
          <table:table-cell office:value-type="float" office:value="35.29351" calcext:value-type="float">
            <text:p>35.29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402E+018" calcext:value-type="float">
            <text:p>1.23765175241402E+018</text:p>
          </table:table-cell>
          <table:table-cell office:value-type="float" office:value="3.41238683455744E+017" calcext:value-type="float">
            <text:p>3.41238683455744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331" calcext:value-type="float">
            <text:p>331</text:p>
          </table:table-cell>
          <table:table-cell office:value-type="float" office:value="5460.245" calcext:value-type="float">
            <text:p>5460.245</text:p>
          </table:table-cell>
          <table:table-cell office:value-type="float" office:value="-0.384092" calcext:value-type="float">
            <text:p>-0.384092</text:p>
          </table:table-cell>
          <table:table-cell office:value-type="float" office:value="4.246039" calcext:value-type="float">
            <text:p>4.246039</text:p>
          </table:table-cell>
          <table:table-cell office:value-type="float" office:value="32.23743" calcext:value-type="float">
            <text:p>32.237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31E+018" calcext:value-type="float">
            <text:p>1.23764872231931E+018</text:p>
          </table:table-cell>
          <table:table-cell office:value-type="float" office:value="3.4129393391504E+017" calcext:value-type="float">
            <text:p>3.4129393391504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532" calcext:value-type="float">
            <text:p>532</text:p>
          </table:table-cell>
          <table:table-cell office:value-type="float" office:value="5737.723" calcext:value-type="float">
            <text:p>5737.723</text:p>
          </table:table-cell>
          <table:table-cell office:value-type="float" office:value="-0.8420616" calcext:value-type="float">
            <text:p>-0.8420616</text:p>
          </table:table-cell>
          <table:table-cell office:value-type="float" office:value="4.362306" calcext:value-type="float">
            <text:p>4.362306</text:p>
          </table:table-cell>
          <table:table-cell office:value-type="float" office:value="39.84106" calcext:value-type="float">
            <text:p>39.84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749E+018" calcext:value-type="float">
            <text:p>1.23764870351749E+018</text:p>
          </table:table-cell>
          <table:table-cell office:value-type="float" office:value="3.4228211988984E+017" calcext:value-type="float">
            <text:p>3.4228211988984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1" calcext:value-type="float">
            <text:p>31</text:p>
          </table:table-cell>
          <table:table-cell office:value-type="float" office:value="4897.689" calcext:value-type="float">
            <text:p>4897.689</text:p>
          </table:table-cell>
          <table:table-cell office:value-type="float" office:value="-0.2673669" calcext:value-type="float">
            <text:p>-0.2673669</text:p>
          </table:table-cell>
          <table:table-cell office:value-type="float" office:value="4.393123" calcext:value-type="float">
            <text:p>4.393123</text:p>
          </table:table-cell>
          <table:table-cell office:value-type="float" office:value="35.32356" calcext:value-type="float">
            <text:p>35.32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43E+018" calcext:value-type="float">
            <text:p>1.2376487040543E+018</text:p>
          </table:table-cell>
          <table:table-cell office:value-type="float" office:value="3.42289816471235E+017" calcext:value-type="float">
            <text:p>3.4228981647123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59" calcext:value-type="float">
            <text:p>59</text:p>
          </table:table-cell>
          <table:table-cell office:value-type="float" office:value="5958.961" calcext:value-type="float">
            <text:p>5958.961</text:p>
          </table:table-cell>
          <table:table-cell office:value-type="float" office:value="-0.6957103" calcext:value-type="float">
            <text:p>-0.6957103</text:p>
          </table:table-cell>
          <table:table-cell office:value-type="float" office:value="4.170772" calcext:value-type="float">
            <text:p>4.170772</text:p>
          </table:table-cell>
          <table:table-cell office:value-type="float" office:value="31.4584" calcext:value-type="float">
            <text:p>31.45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1001E+018" calcext:value-type="float">
            <text:p>1.2376503721001E+018</text:p>
          </table:table-cell>
          <table:table-cell office:value-type="float" office:value="3.82899185323633E+017" calcext:value-type="float">
            <text:p>3.8289918532363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39" calcext:value-type="float">
            <text:p>339</text:p>
          </table:table-cell>
          <table:table-cell office:value-type="float" office:value="5981.213" calcext:value-type="float">
            <text:p>5981.213</text:p>
          </table:table-cell>
          <table:table-cell office:value-type="float" office:value="-0.9162357" calcext:value-type="float">
            <text:p>-0.9162357</text:p>
          </table:table-cell>
          <table:table-cell office:value-type="float" office:value="4.248716" calcext:value-type="float">
            <text:p>4.248716</text:p>
          </table:table-cell>
          <table:table-cell office:value-type="float" office:value="37.34919" calcext:value-type="float">
            <text:p>37.34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511E+018" calcext:value-type="float">
            <text:p>1.23765076293511E+018</text:p>
          </table:table-cell>
          <table:table-cell office:value-type="float" office:value="3.82905507515492E+017" calcext:value-type="float">
            <text:p>3.82905507515492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62" calcext:value-type="float">
            <text:p>362</text:p>
          </table:table-cell>
          <table:table-cell office:value-type="float" office:value="7155.167" calcext:value-type="float">
            <text:p>7155.167</text:p>
          </table:table-cell>
          <table:table-cell office:value-type="float" office:value="-0.36287" calcext:value-type="float">
            <text:p>-0.36287</text:p>
          </table:table-cell>
          <table:table-cell office:value-type="float" office:value="4.071986" calcext:value-type="float">
            <text:p>4.071986</text:p>
          </table:table-cell>
          <table:table-cell office:value-type="float" office:value="54.19623" calcext:value-type="float">
            <text:p>54.19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511E+018" calcext:value-type="float">
            <text:p>1.23765076293511E+018</text:p>
          </table:table-cell>
          <table:table-cell office:value-type="float" office:value="3.8291018043991E+017" calcext:value-type="float">
            <text:p>3.8291018043991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79" calcext:value-type="float">
            <text:p>379</text:p>
          </table:table-cell>
          <table:table-cell office:value-type="float" office:value="5845.038" calcext:value-type="float">
            <text:p>5845.038</text:p>
          </table:table-cell>
          <table:table-cell office:value-type="float" office:value="-1.489623" calcext:value-type="float">
            <text:p>-1.489623</text:p>
          </table:table-cell>
          <table:table-cell office:value-type="float" office:value="4.117277" calcext:value-type="float">
            <text:p>4.117277</text:p>
          </table:table-cell>
          <table:table-cell office:value-type="float" office:value="34.13477" calcext:value-type="float">
            <text:p>34.1347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293524E+018" calcext:value-type="float">
            <text:p>1.23765076293524E+018</text:p>
          </table:table-cell>
          <table:table-cell office:value-type="float" office:value="3.82918976532933E+017" calcext:value-type="float">
            <text:p>3.8291897653293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11" calcext:value-type="float">
            <text:p>411</text:p>
          </table:table-cell>
          <table:table-cell office:value-type="float" office:value="5801.772" calcext:value-type="float">
            <text:p>5801.772</text:p>
          </table:table-cell>
          <table:table-cell office:value-type="float" office:value="-0.5051833" calcext:value-type="float">
            <text:p>-0.5051833</text:p>
          </table:table-cell>
          <table:table-cell office:value-type="float" office:value="4.274247" calcext:value-type="float">
            <text:p>4.274247</text:p>
          </table:table-cell>
          <table:table-cell office:value-type="float" office:value="49.64939" calcext:value-type="float">
            <text:p>49.649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556E+018" calcext:value-type="float">
            <text:p>1.23765549973556E+018</text:p>
          </table:table-cell>
          <table:table-cell office:value-type="float" office:value="3.82922549945723E+017" calcext:value-type="float">
            <text:p>3.8292254994572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24" calcext:value-type="float">
            <text:p>424</text:p>
          </table:table-cell>
          <table:table-cell office:value-type="float" office:value="6048.905" calcext:value-type="float">
            <text:p>6048.905</text:p>
          </table:table-cell>
          <table:table-cell office:value-type="float" office:value="-0.8253947" calcext:value-type="float">
            <text:p>-0.8253947</text:p>
          </table:table-cell>
          <table:table-cell office:value-type="float" office:value="4.16774" calcext:value-type="float">
            <text:p>4.16774</text:p>
          </table:table-cell>
          <table:table-cell office:value-type="float" office:value="32.96909" calcext:value-type="float">
            <text:p>32.96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55E+018" calcext:value-type="float">
            <text:p>1.2376554997355E+018</text:p>
          </table:table-cell>
          <table:table-cell office:value-type="float" office:value="3.82923099701537E+017" calcext:value-type="float">
            <text:p>3.82923099701537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26" calcext:value-type="float">
            <text:p>426</text:p>
          </table:table-cell>
          <table:table-cell office:value-type="float" office:value="8000.785" calcext:value-type="float">
            <text:p>8000.785</text:p>
          </table:table-cell>
          <table:table-cell office:value-type="float" office:value="-1.536831" calcext:value-type="float">
            <text:p>-1.536831</text:p>
          </table:table-cell>
          <table:table-cell office:value-type="float" office:value="4.110436" calcext:value-type="float">
            <text:p>4.110436</text:p>
          </table:table-cell>
          <table:table-cell office:value-type="float" office:value="40.80972" calcext:value-type="float">
            <text:p>40.809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87E+018" calcext:value-type="float">
            <text:p>1.2376507623987E+018</text:p>
          </table:table-cell>
          <table:table-cell office:value-type="float" office:value="3.82944815056185E+017" calcext:value-type="float">
            <text:p>3.82944815056185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05" calcext:value-type="float">
            <text:p>505</text:p>
          </table:table-cell>
          <table:table-cell office:value-type="float" office:value="6714.464" calcext:value-type="float">
            <text:p>6714.464</text:p>
          </table:table-cell>
          <table:table-cell office:value-type="float" office:value="-0.3503292" calcext:value-type="float">
            <text:p>-0.3503292</text:p>
          </table:table-cell>
          <table:table-cell office:value-type="float" office:value="4.18393" calcext:value-type="float">
            <text:p>4.18393</text:p>
          </table:table-cell>
          <table:table-cell office:value-type="float" office:value="54.34897" calcext:value-type="float">
            <text:p>54.348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59774E+018" calcext:value-type="float">
            <text:p>1.2376554959774E+018</text:p>
          </table:table-cell>
          <table:table-cell office:value-type="float" office:value="3.82953611149208E+017" calcext:value-type="float">
            <text:p>3.82953611149208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37" calcext:value-type="float">
            <text:p>537</text:p>
          </table:table-cell>
          <table:table-cell office:value-type="float" office:value="6584.156" calcext:value-type="float">
            <text:p>6584.156</text:p>
          </table:table-cell>
          <table:table-cell office:value-type="float" office:value="-0.1391463" calcext:value-type="float">
            <text:p>-0.1391463</text:p>
          </table:table-cell>
          <table:table-cell office:value-type="float" office:value="4.145921" calcext:value-type="float">
            <text:p>4.145921</text:p>
          </table:table-cell>
          <table:table-cell office:value-type="float" office:value="38.26116" calcext:value-type="float">
            <text:p>38.261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889E+018" calcext:value-type="float">
            <text:p>1.23765076239889E+018</text:p>
          </table:table-cell>
          <table:table-cell office:value-type="float" office:value="3.82955810172463E+017" calcext:value-type="float">
            <text:p>3.8295581017246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45" calcext:value-type="float">
            <text:p>545</text:p>
          </table:table-cell>
          <table:table-cell office:value-type="float" office:value="5502.985" calcext:value-type="float">
            <text:p>5502.985</text:p>
          </table:table-cell>
          <table:table-cell office:value-type="float" office:value="-0.6131507" calcext:value-type="float">
            <text:p>-0.6131507</text:p>
          </table:table-cell>
          <table:table-cell office:value-type="float" office:value="4.424987" calcext:value-type="float">
            <text:p>4.424987</text:p>
          </table:table-cell>
          <table:table-cell office:value-type="float" office:value="36.87901" calcext:value-type="float">
            <text:p>36.879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02E+018" calcext:value-type="float">
            <text:p>1.23765549973602E+018</text:p>
          </table:table-cell>
          <table:table-cell office:value-type="float" office:value="3.8295883382944E+017" calcext:value-type="float">
            <text:p>3.8295883382944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56" calcext:value-type="float">
            <text:p>556</text:p>
          </table:table-cell>
          <table:table-cell office:value-type="float" office:value="4841.48" calcext:value-type="float">
            <text:p>4841.48</text:p>
          </table:table-cell>
          <table:table-cell office:value-type="float" office:value="-0.5608574" calcext:value-type="float">
            <text:p>-0.5608574</text:p>
          </table:table-cell>
          <table:table-cell office:value-type="float" office:value="4.479584" calcext:value-type="float">
            <text:p>4.479584</text:p>
          </table:table-cell>
          <table:table-cell office:value-type="float" office:value="39.91304" calcext:value-type="float">
            <text:p>39.91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19935E+018" calcext:value-type="float">
            <text:p>1.23765549919935E+018</text:p>
          </table:table-cell>
          <table:table-cell office:value-type="float" office:value="3.82968454556183E+017" calcext:value-type="float">
            <text:p>3.8296845455618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91" calcext:value-type="float">
            <text:p>591</text:p>
          </table:table-cell>
          <table:table-cell office:value-type="float" office:value="5952.29" calcext:value-type="float">
            <text:p>5952.29</text:p>
          </table:table-cell>
          <table:table-cell office:value-type="float" office:value="-1.948467" calcext:value-type="float">
            <text:p>-1.948467</text:p>
          </table:table-cell>
          <table:table-cell office:value-type="float" office:value="4.028853" calcext:value-type="float">
            <text:p>4.028853</text:p>
          </table:table-cell>
          <table:table-cell office:value-type="float" office:value="31.81633" calcext:value-type="float">
            <text:p>31.816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29E+018" calcext:value-type="float">
            <text:p>1.23765549973629E+018</text:p>
          </table:table-cell>
          <table:table-cell office:value-type="float" office:value="3.82981923573623E+017" calcext:value-type="float">
            <text:p>3.8298192357362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640" calcext:value-type="float">
            <text:p>640</text:p>
          </table:table-cell>
          <table:table-cell office:value-type="float" office:value="5706.422" calcext:value-type="float">
            <text:p>5706.422</text:p>
          </table:table-cell>
          <table:table-cell office:value-type="float" office:value="-0.523506" calcext:value-type="float">
            <text:p>-0.523506</text:p>
          </table:table-cell>
          <table:table-cell office:value-type="float" office:value="4.404944" calcext:value-type="float">
            <text:p>4.404944</text:p>
          </table:table-cell>
          <table:table-cell office:value-type="float" office:value="35.41977" calcext:value-type="float">
            <text:p>35.419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43679E+018" calcext:value-type="float">
            <text:p>1.2376554943679E+018</text:p>
          </table:table-cell>
          <table:table-cell office:value-type="float" office:value="3.83952512429877E+017" calcext:value-type="float">
            <text:p>3.83952512429877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75" calcext:value-type="float">
            <text:p>75</text:p>
          </table:table-cell>
          <table:table-cell office:value-type="float" office:value="5310.454" calcext:value-type="float">
            <text:p>5310.454</text:p>
          </table:table-cell>
          <table:table-cell office:value-type="float" office:value="-0.7026788" calcext:value-type="float">
            <text:p>-0.7026788</text:p>
          </table:table-cell>
          <table:table-cell office:value-type="float" office:value="4.456424" calcext:value-type="float">
            <text:p>4.456424</text:p>
          </table:table-cell>
          <table:table-cell office:value-type="float" office:value="36.01891" calcext:value-type="float">
            <text:p>36.01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866313E+018" calcext:value-type="float">
            <text:p>1.23765549866313E+018</text:p>
          </table:table-cell>
          <table:table-cell office:value-type="float" office:value="3.83961583400806E+017" calcext:value-type="float">
            <text:p>3.83961583400806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108" calcext:value-type="float">
            <text:p>108</text:p>
          </table:table-cell>
          <table:table-cell office:value-type="float" office:value="4889.727" calcext:value-type="float">
            <text:p>4889.727</text:p>
          </table:table-cell>
          <table:table-cell office:value-type="float" office:value="-0.004093661" calcext:value-type="float">
            <text:p>-0.004093661</text:p>
          </table:table-cell>
          <table:table-cell office:value-type="float" office:value="4.324002" calcext:value-type="float">
            <text:p>4.324002</text:p>
          </table:table-cell>
          <table:table-cell office:value-type="float" office:value="53.21164" calcext:value-type="float">
            <text:p>53.21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889E+018" calcext:value-type="float">
            <text:p>1.23766378313889E+018</text:p>
          </table:table-cell>
          <table:table-cell office:value-type="float" office:value="4.57197307268459E+017" calcext:value-type="float">
            <text:p>4.57197307268459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298" calcext:value-type="float">
            <text:p>298</text:p>
          </table:table-cell>
          <table:table-cell office:value-type="float" office:value="7108.651" calcext:value-type="float">
            <text:p>7108.651</text:p>
          </table:table-cell>
          <table:table-cell office:value-type="float" office:value="-0.469043" calcext:value-type="float">
            <text:p>-0.469043</text:p>
          </table:table-cell>
          <table:table-cell office:value-type="float" office:value="4.318682" calcext:value-type="float">
            <text:p>4.318682</text:p>
          </table:table-cell>
          <table:table-cell office:value-type="float" office:value="47.01182" calcext:value-type="float">
            <text:p>47.01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658E+018" calcext:value-type="float">
            <text:p>1.23765365130658E+018</text:p>
          </table:table-cell>
          <table:table-cell office:value-type="float" office:value="4.76256240901581E+017" calcext:value-type="float">
            <text:p>4.76256240901581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2" calcext:value-type="float">
            <text:p>2</text:p>
          </table:table-cell>
          <table:table-cell office:value-type="float" office:value="5655.745" calcext:value-type="float">
            <text:p>5655.745</text:p>
          </table:table-cell>
          <table:table-cell office:value-type="float" office:value="-0.9057695" calcext:value-type="float">
            <text:p>-0.9057695</text:p>
          </table:table-cell>
          <table:table-cell office:value-type="float" office:value="4.188809" calcext:value-type="float">
            <text:p>4.188809</text:p>
          </table:table-cell>
          <table:table-cell office:value-type="float" office:value="31.3569" calcext:value-type="float">
            <text:p>31.35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944E+018" calcext:value-type="float">
            <text:p>1.23765365076944E+018</text:p>
          </table:table-cell>
          <table:table-cell office:value-type="float" office:value="4.76269435041114E+017" calcext:value-type="float">
            <text:p>4.76269435041114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50" calcext:value-type="float">
            <text:p>50</text:p>
          </table:table-cell>
          <table:table-cell office:value-type="float" office:value="6137.902" calcext:value-type="float">
            <text:p>6137.902</text:p>
          </table:table-cell>
          <table:table-cell office:value-type="float" office:value="-1.387" calcext:value-type="float">
            <text:p>-1.387</text:p>
          </table:table-cell>
          <table:table-cell office:value-type="float" office:value="4.258548" calcext:value-type="float">
            <text:p>4.258548</text:p>
          </table:table-cell>
          <table:table-cell office:value-type="float" office:value="42.05199" calcext:value-type="float">
            <text:p>42.05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435E+018" calcext:value-type="float">
            <text:p>1.23764991950435E+018</text:p>
          </table:table-cell>
          <table:table-cell office:value-type="float" office:value="4.76296922831809E+017" calcext:value-type="float">
            <text:p>4.76296922831809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150" calcext:value-type="float">
            <text:p>150</text:p>
          </table:table-cell>
          <table:table-cell office:value-type="float" office:value="6052.711" calcext:value-type="float">
            <text:p>6052.711</text:p>
          </table:table-cell>
          <table:table-cell office:value-type="float" office:value="-0.9019581" calcext:value-type="float">
            <text:p>-0.9019581</text:p>
          </table:table-cell>
          <table:table-cell office:value-type="float" office:value="4.053171" calcext:value-type="float">
            <text:p>4.053171</text:p>
          </table:table-cell>
          <table:table-cell office:value-type="float" office:value="48.72295" calcext:value-type="float">
            <text:p>48.72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08897783E+018" calcext:value-type="float">
            <text:p>1.23766608897783E+018</text:p>
          </table:table-cell>
          <table:table-cell office:value-type="float" office:value="4.76307093314365E+017" calcext:value-type="float">
            <text:p>4.76307093314365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187" calcext:value-type="float">
            <text:p>187</text:p>
          </table:table-cell>
          <table:table-cell office:value-type="float" office:value="5944.119" calcext:value-type="float">
            <text:p>5944.119</text:p>
          </table:table-cell>
          <table:table-cell office:value-type="float" office:value="-0.563159" calcext:value-type="float">
            <text:p>-0.563159</text:p>
          </table:table-cell>
          <table:table-cell office:value-type="float" office:value="4.124376" calcext:value-type="float">
            <text:p>4.124376</text:p>
          </table:table-cell>
          <table:table-cell office:value-type="float" office:value="48.63595" calcext:value-type="float">
            <text:p>48.63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40698E+018" calcext:value-type="float">
            <text:p>1.2376662140698E+018</text:p>
          </table:table-cell>
          <table:table-cell office:value-type="float" office:value="4.76318638186457E+017" calcext:value-type="float">
            <text:p>4.76318638186457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229" calcext:value-type="float">
            <text:p>229</text:p>
          </table:table-cell>
          <table:table-cell office:value-type="float" office:value="5615.267" calcext:value-type="float">
            <text:p>5615.267</text:p>
          </table:table-cell>
          <table:table-cell office:value-type="float" office:value="-0.5494658" calcext:value-type="float">
            <text:p>-0.5494658</text:p>
          </table:table-cell>
          <table:table-cell office:value-type="float" office:value="4.343174" calcext:value-type="float">
            <text:p>4.343174</text:p>
          </table:table-cell>
          <table:table-cell office:value-type="float" office:value="39.06148" calcext:value-type="float">
            <text:p>39.06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358E+018" calcext:value-type="float">
            <text:p>1.23764995440358E+018</text:p>
          </table:table-cell>
          <table:table-cell office:value-type="float" office:value="4.76420617889933E+017" calcext:value-type="float">
            <text:p>4.76420617889933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600" calcext:value-type="float">
            <text:p>600</text:p>
          </table:table-cell>
          <table:table-cell office:value-type="float" office:value="4590.01" calcext:value-type="float">
            <text:p>4590.01</text:p>
          </table:table-cell>
          <table:table-cell office:value-type="float" office:value="-0.6666273" calcext:value-type="float">
            <text:p>-0.6666273</text:p>
          </table:table-cell>
          <table:table-cell office:value-type="float" office:value="4.323162" calcext:value-type="float">
            <text:p>4.323162</text:p>
          </table:table-cell>
          <table:table-cell office:value-type="float" office:value="37.70008" calcext:value-type="float">
            <text:p>37.700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84E+018" calcext:value-type="float">
            <text:p>1.2376499189684E+018</text:p>
          </table:table-cell>
          <table:table-cell office:value-type="float" office:value="4.7739588591173E+017" calcext:value-type="float">
            <text:p>4.7739588591173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2" calcext:value-type="float">
            <text:p>52</text:p>
          </table:table-cell>
          <table:table-cell office:value-type="float" office:value="5050.794" calcext:value-type="float">
            <text:p>5050.794</text:p>
          </table:table-cell>
          <table:table-cell office:value-type="float" office:value="-0.6747923" calcext:value-type="float">
            <text:p>-0.6747923</text:p>
          </table:table-cell>
          <table:table-cell office:value-type="float" office:value="4.184432" calcext:value-type="float">
            <text:p>4.184432</text:p>
          </table:table-cell>
          <table:table-cell office:value-type="float" office:value="52.62753" calcext:value-type="float">
            <text:p>52.627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853E+018" calcext:value-type="float">
            <text:p>1.23764991896853E+018</text:p>
          </table:table-cell>
          <table:table-cell office:value-type="float" office:value="4.77396435667544E+017" calcext:value-type="float">
            <text:p>4.7739643566754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4" calcext:value-type="float">
            <text:p>54</text:p>
          </table:table-cell>
          <table:table-cell office:value-type="float" office:value="5670.665" calcext:value-type="float">
            <text:p>5670.665</text:p>
          </table:table-cell>
          <table:table-cell office:value-type="float" office:value="-0.9063728" calcext:value-type="float">
            <text:p>-0.9063728</text:p>
          </table:table-cell>
          <table:table-cell office:value-type="float" office:value="4.248955" calcext:value-type="float">
            <text:p>4.248955</text:p>
          </table:table-cell>
          <table:table-cell office:value-type="float" office:value="53.87321" calcext:value-type="float">
            <text:p>53.87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404E+018" calcext:value-type="float">
            <text:p>1.23765365184404E+018</text:p>
          </table:table-cell>
          <table:table-cell office:value-type="float" office:value="4.7740220810359E+017" calcext:value-type="float">
            <text:p>4.7740220810359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75" calcext:value-type="float">
            <text:p>75</text:p>
          </table:table-cell>
          <table:table-cell office:value-type="float" office:value="5959.214" calcext:value-type="float">
            <text:p>5959.214</text:p>
          </table:table-cell>
          <table:table-cell office:value-type="float" office:value="-0.6003948" calcext:value-type="float">
            <text:p>-0.6003948</text:p>
          </table:table-cell>
          <table:table-cell office:value-type="float" office:value="4.160359" calcext:value-type="float">
            <text:p>4.160359</text:p>
          </table:table-cell>
          <table:table-cell office:value-type="float" office:value="35.32256" calcext:value-type="float">
            <text:p>35.32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313E+018" calcext:value-type="float">
            <text:p>1.23765289969313E+018</text:p>
          </table:table-cell>
          <table:table-cell office:value-type="float" office:value="5.14570374181054E+017" calcext:value-type="float">
            <text:p>5.14570374181054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24" calcext:value-type="float">
            <text:p>124</text:p>
          </table:table-cell>
          <table:table-cell office:value-type="float" office:value="6058.586" calcext:value-type="float">
            <text:p>6058.586</text:p>
          </table:table-cell>
          <table:table-cell office:value-type="float" office:value="-0.9496177" calcext:value-type="float">
            <text:p>-0.9496177</text:p>
          </table:table-cell>
          <table:table-cell office:value-type="float" office:value="4.128923" calcext:value-type="float">
            <text:p>4.128923</text:p>
          </table:table-cell>
          <table:table-cell office:value-type="float" office:value="37.13598" calcext:value-type="float">
            <text:p>37.135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327E+018" calcext:value-type="float">
            <text:p>1.23765289969327E+018</text:p>
          </table:table-cell>
          <table:table-cell office:value-type="float" office:value="5.14573122960124E+017" calcext:value-type="float">
            <text:p>5.14573122960124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34" calcext:value-type="float">
            <text:p>134</text:p>
          </table:table-cell>
          <table:table-cell office:value-type="float" office:value="5762.019" calcext:value-type="float">
            <text:p>5762.019</text:p>
          </table:table-cell>
          <table:table-cell office:value-type="float" office:value="-1.43324" calcext:value-type="float">
            <text:p>-1.43324</text:p>
          </table:table-cell>
          <table:table-cell office:value-type="float" office:value="4.402301" calcext:value-type="float">
            <text:p>4.402301</text:p>
          </table:table-cell>
          <table:table-cell office:value-type="float" office:value="32.37485" calcext:value-type="float">
            <text:p>32.3748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47144381E+018" calcext:value-type="float">
            <text:p>1.23765347144381E+018</text:p>
          </table:table-cell>
          <table:table-cell office:value-type="float" office:value="5.14589615634541E+017" calcext:value-type="float">
            <text:p>5.14589615634541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94" calcext:value-type="float">
            <text:p>194</text:p>
          </table:table-cell>
          <table:table-cell office:value-type="float" office:value="5964.558" calcext:value-type="float">
            <text:p>5964.558</text:p>
          </table:table-cell>
          <table:table-cell office:value-type="float" office:value="-1.71809" calcext:value-type="float">
            <text:p>-1.71809</text:p>
          </table:table-cell>
          <table:table-cell office:value-type="float" office:value="4.28257" calcext:value-type="float">
            <text:p>4.28257</text:p>
          </table:table-cell>
          <table:table-cell office:value-type="float" office:value="34.60979" calcext:value-type="float">
            <text:p>34.6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447E+018" calcext:value-type="float">
            <text:p>1.23765290130447E+018</text:p>
          </table:table-cell>
          <table:table-cell office:value-type="float" office:value="5.1470478947755E+017" calcext:value-type="float">
            <text:p>5.1470478947755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613" calcext:value-type="float">
            <text:p>613</text:p>
          </table:table-cell>
          <table:table-cell office:value-type="float" office:value="6053.762" calcext:value-type="float">
            <text:p>6053.762</text:p>
          </table:table-cell>
          <table:table-cell office:value-type="float" office:value="-0.7709914" calcext:value-type="float">
            <text:p>-0.7709914</text:p>
          </table:table-cell>
          <table:table-cell office:value-type="float" office:value="4.046404" calcext:value-type="float">
            <text:p>4.046404</text:p>
          </table:table-cell>
          <table:table-cell office:value-type="float" office:value="34.9628" calcext:value-type="float">
            <text:p>34.9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676E+018" calcext:value-type="float">
            <text:p>1.23764996191676E+018</text:p>
          </table:table-cell>
          <table:table-cell office:value-type="float" office:value="5.15692976022776E+017" calcext:value-type="float">
            <text:p>5.15692976022776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112" calcext:value-type="float">
            <text:p>112</text:p>
          </table:table-cell>
          <table:table-cell office:value-type="float" office:value="6073.755" calcext:value-type="float">
            <text:p>6073.755</text:p>
          </table:table-cell>
          <table:table-cell office:value-type="float" office:value="-1.001742" calcext:value-type="float">
            <text:p>-1.001742</text:p>
          </table:table-cell>
          <table:table-cell office:value-type="float" office:value="4.215281" calcext:value-type="float">
            <text:p>4.215281</text:p>
          </table:table-cell>
          <table:table-cell office:value-type="float" office:value="32.45995" calcext:value-type="float">
            <text:p>32.4599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6137963E+018" calcext:value-type="float">
            <text:p>1.23764996137963E+018</text:p>
          </table:table-cell>
          <table:table-cell office:value-type="float" office:value="5.15696549435566E+017" calcext:value-type="float">
            <text:p>5.15696549435566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125" calcext:value-type="float">
            <text:p>125</text:p>
          </table:table-cell>
          <table:table-cell office:value-type="float" office:value="6126.149" calcext:value-type="float">
            <text:p>6126.149</text:p>
          </table:table-cell>
          <table:table-cell office:value-type="float" office:value="-0.9870566" calcext:value-type="float">
            <text:p>-0.9870566</text:p>
          </table:table-cell>
          <table:table-cell office:value-type="float" office:value="4.048347" calcext:value-type="float">
            <text:p>4.048347</text:p>
          </table:table-cell>
          <table:table-cell office:value-type="float" office:value="43.86583" calcext:value-type="float">
            <text:p>43.86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215E+018" calcext:value-type="float">
            <text:p>1.23765153925215E+018</text:p>
          </table:table-cell>
          <table:table-cell office:value-type="float" office:value="5.58608015356357E+017" calcext:value-type="float">
            <text:p>5.586080153563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588" calcext:value-type="float">
            <text:p>588</text:p>
          </table:table-cell>
          <table:table-cell office:value-type="float" office:value="5548.869" calcext:value-type="float">
            <text:p>5548.869</text:p>
          </table:table-cell>
          <table:table-cell office:value-type="float" office:value="0.08040255" calcext:value-type="float">
            <text:p>0.08040255</text:p>
          </table:table-cell>
          <table:table-cell office:value-type="float" office:value="4.296229" calcext:value-type="float">
            <text:p>4.296229</text:p>
          </table:table-cell>
          <table:table-cell office:value-type="float" office:value="47.79575" calcext:value-type="float">
            <text:p>47.795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153E+018" calcext:value-type="float">
            <text:p>1.23765127244153E+018</text:p>
          </table:table-cell>
          <table:table-cell office:value-type="float" office:value="5.59583557064878E+017" calcext:value-type="float">
            <text:p>5.59583557064878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1" calcext:value-type="float">
            <text:p>41</text:p>
          </table:table-cell>
          <table:table-cell office:value-type="float" office:value="8699.512" calcext:value-type="float">
            <text:p>8699.512</text:p>
          </table:table-cell>
          <table:table-cell office:value-type="float" office:value="-3.382851" calcext:value-type="float">
            <text:p>-3.382851</text:p>
          </table:table-cell>
          <table:table-cell office:value-type="float" office:value="4.429431" calcext:value-type="float">
            <text:p>4.429431</text:p>
          </table:table-cell>
          <table:table-cell office:value-type="float" office:value="44.03228" calcext:value-type="float">
            <text:p>44.03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133E+018" calcext:value-type="float">
            <text:p>1.23765127244133E+018</text:p>
          </table:table-cell>
          <table:table-cell office:value-type="float" office:value="5.59611869489293E+017" calcext:value-type="float">
            <text:p>5.59611869489293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44" calcext:value-type="float">
            <text:p>144</text:p>
          </table:table-cell>
          <table:table-cell office:value-type="float" office:value="5902.927" calcext:value-type="float">
            <text:p>5902.927</text:p>
          </table:table-cell>
          <table:table-cell office:value-type="float" office:value="-0.5284904" calcext:value-type="float">
            <text:p>-0.5284904</text:p>
          </table:table-cell>
          <table:table-cell office:value-type="float" office:value="4.098211" calcext:value-type="float">
            <text:p>4.098211</text:p>
          </table:table-cell>
          <table:table-cell office:value-type="float" office:value="32.11666" calcext:value-type="float">
            <text:p>32.116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906E+018" calcext:value-type="float">
            <text:p>1.23765153817906E+018</text:p>
          </table:table-cell>
          <table:table-cell office:value-type="float" office:value="5.59620115826502E+017" calcext:value-type="float">
            <text:p>5.5962011582650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74" calcext:value-type="float">
            <text:p>174</text:p>
          </table:table-cell>
          <table:table-cell office:value-type="float" office:value="5846.287" calcext:value-type="float">
            <text:p>5846.287</text:p>
          </table:table-cell>
          <table:table-cell office:value-type="float" office:value="-0.3408878" calcext:value-type="float">
            <text:p>-0.3408878</text:p>
          </table:table-cell>
          <table:table-cell office:value-type="float" office:value="4.190689" calcext:value-type="float">
            <text:p>4.190689</text:p>
          </table:table-cell>
          <table:table-cell office:value-type="float" office:value="34.99592" calcext:value-type="float">
            <text:p>34.995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087E+018" calcext:value-type="float">
            <text:p>1.23765127244087E+018</text:p>
          </table:table-cell>
          <table:table-cell office:value-type="float" office:value="5.5962478875092E+017" calcext:value-type="float">
            <text:p>5.596247887509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91" calcext:value-type="float">
            <text:p>191</text:p>
          </table:table-cell>
          <table:table-cell office:value-type="float" office:value="7650.014" calcext:value-type="float">
            <text:p>7650.014</text:p>
          </table:table-cell>
          <table:table-cell office:value-type="float" office:value="-0.5022197" calcext:value-type="float">
            <text:p>-0.5022197</text:p>
          </table:table-cell>
          <table:table-cell office:value-type="float" office:value="4.112283" calcext:value-type="float">
            <text:p>4.112283</text:p>
          </table:table-cell>
          <table:table-cell office:value-type="float" office:value="47.5913" calcext:value-type="float">
            <text:p>47.59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90387E+018" calcext:value-type="float">
            <text:p>1.23765127190387E+018</text:p>
          </table:table-cell>
          <table:table-cell office:value-type="float" office:value="5.59641006547429E+017" calcext:value-type="float">
            <text:p>5.59641006547429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250" calcext:value-type="float">
            <text:p>250</text:p>
          </table:table-cell>
          <table:table-cell office:value-type="float" office:value="5932.103" calcext:value-type="float">
            <text:p>5932.103</text:p>
          </table:table-cell>
          <table:table-cell office:value-type="float" office:value="-1.427491" calcext:value-type="float">
            <text:p>-1.427491</text:p>
          </table:table-cell>
          <table:table-cell office:value-type="float" office:value="4.098215" calcext:value-type="float">
            <text:p>4.098215</text:p>
          </table:table-cell>
          <table:table-cell office:value-type="float" office:value="32.89765" calcext:value-type="float">
            <text:p>32.89765</text:p>
          </table:table-cell>
          <table:table-cell office:value-type="string" calcext:value-type="string">
            <text:p>nnBgn</text:p>
          </table:table-cell>
        </table:table-row>
        <table:table-row table:style-name="ro1">
          <table:table-cell office:value-type="float" office:value="1.23765127405129E+018" calcext:value-type="float">
            <text:p>1.23765127405129E+018</text:p>
          </table:table-cell>
          <table:table-cell office:value-type="float" office:value="5.59683062867192E+017" calcext:value-type="float">
            <text:p>5.5968306286719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03" calcext:value-type="float">
            <text:p>403</text:p>
          </table:table-cell>
          <table:table-cell office:value-type="float" office:value="8133.161" calcext:value-type="float">
            <text:p>8133.161</text:p>
          </table:table-cell>
          <table:table-cell office:value-type="float" office:value="-0.8718377" calcext:value-type="float">
            <text:p>-0.8718377</text:p>
          </table:table-cell>
          <table:table-cell office:value-type="float" office:value="4.186183" calcext:value-type="float">
            <text:p>4.186183</text:p>
          </table:table-cell>
          <table:table-cell office:value-type="float" office:value="42.13514" calcext:value-type="float">
            <text:p>42.13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248E+018" calcext:value-type="float">
            <text:p>1.23765153925248E+018</text:p>
          </table:table-cell>
          <table:table-cell office:value-type="float" office:value="5.59689110181145E+017" calcext:value-type="float">
            <text:p>5.59689110181145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25" calcext:value-type="float">
            <text:p>425</text:p>
          </table:table-cell>
          <table:table-cell office:value-type="float" office:value="5989.13" calcext:value-type="float">
            <text:p>5989.13</text:p>
          </table:table-cell>
          <table:table-cell office:value-type="float" office:value="-0.6173528" calcext:value-type="float">
            <text:p>-0.6173528</text:p>
          </table:table-cell>
          <table:table-cell office:value-type="float" office:value="4.028801" calcext:value-type="float">
            <text:p>4.028801</text:p>
          </table:table-cell>
          <table:table-cell office:value-type="float" office:value="43.44467" calcext:value-type="float">
            <text:p>43.444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8961E+018" calcext:value-type="float">
            <text:p>1.23765153978961E+018</text:p>
          </table:table-cell>
          <table:table-cell office:value-type="float" office:value="5.59719896506722E+017" calcext:value-type="float">
            <text:p>5.5971989650672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537" calcext:value-type="float">
            <text:p>537</text:p>
          </table:table-cell>
          <table:table-cell office:value-type="float" office:value="5880.84" calcext:value-type="float">
            <text:p>5880.84</text:p>
          </table:table-cell>
          <table:table-cell office:value-type="float" office:value="-1.053784" calcext:value-type="float">
            <text:p>-1.053784</text:p>
          </table:table-cell>
          <table:table-cell office:value-type="float" office:value="4.164859" calcext:value-type="float">
            <text:p>4.164859</text:p>
          </table:table-cell>
          <table:table-cell office:value-type="float" office:value="44.55697" calcext:value-type="float">
            <text:p>44.556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978987E+018" calcext:value-type="float">
            <text:p>1.23765153978987E+018</text:p>
          </table:table-cell>
          <table:table-cell office:value-type="float" office:value="5.5972374479742E+017" calcext:value-type="float">
            <text:p>5.597237447974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551" calcext:value-type="float">
            <text:p>551</text:p>
          </table:table-cell>
          <table:table-cell office:value-type="float" office:value="5947.338" calcext:value-type="float">
            <text:p>5947.338</text:p>
          </table:table-cell>
          <table:table-cell office:value-type="float" office:value="-1.240191" calcext:value-type="float">
            <text:p>-1.240191</text:p>
          </table:table-cell>
          <table:table-cell office:value-type="float" office:value="4.393723" calcext:value-type="float">
            <text:p>4.393723</text:p>
          </table:table-cell>
          <table:table-cell office:value-type="float" office:value="32.64954" calcext:value-type="float">
            <text:p>32.649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52E+018" calcext:value-type="float">
            <text:p>1.2376517352352E+018</text:p>
          </table:table-cell>
          <table:table-cell office:value-type="float" office:value="6.01311122984823E+017" calcext:value-type="float">
            <text:p>6.01311122984823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293" calcext:value-type="float">
            <text:p>293</text:p>
          </table:table-cell>
          <table:table-cell office:value-type="float" office:value="5948.934" calcext:value-type="float">
            <text:p>5948.934</text:p>
          </table:table-cell>
          <table:table-cell office:value-type="float" office:value="-1.504597" calcext:value-type="float">
            <text:p>-1.504597</text:p>
          </table:table-cell>
          <table:table-cell office:value-type="float" office:value="4.238526" calcext:value-type="float">
            <text:p>4.238526</text:p>
          </table:table-cell>
          <table:table-cell office:value-type="float" office:value="48.27368" calcext:value-type="float">
            <text:p>48.273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4653E+018" calcext:value-type="float">
            <text:p>1.23765173684653E+018</text:p>
          </table:table-cell>
          <table:table-cell office:value-type="float" office:value="6.01379567583652E+017" calcext:value-type="float">
            <text:p>6.01379567583652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542" calcext:value-type="float">
            <text:p>542</text:p>
          </table:table-cell>
          <table:table-cell office:value-type="float" office:value="4562.866" calcext:value-type="float">
            <text:p>4562.866</text:p>
          </table:table-cell>
          <table:table-cell office:value-type="float" office:value="-0.2911344" calcext:value-type="float">
            <text:p>-0.2911344</text:p>
          </table:table-cell>
          <table:table-cell office:value-type="float" office:value="4.333523" calcext:value-type="float">
            <text:p>4.333523</text:p>
          </table:table-cell>
          <table:table-cell office:value-type="float" office:value="33.84468" calcext:value-type="float">
            <text:p>33.844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4673E+018" calcext:value-type="float">
            <text:p>1.23765173684673E+018</text:p>
          </table:table-cell>
          <table:table-cell office:value-type="float" office:value="6.01404306595277E+017" calcext:value-type="float">
            <text:p>6.01404306595277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632" calcext:value-type="float">
            <text:p>632</text:p>
          </table:table-cell>
          <table:table-cell office:value-type="float" office:value="6261.625" calcext:value-type="float">
            <text:p>6261.625</text:p>
          </table:table-cell>
          <table:table-cell office:value-type="float" office:value="-1.005772" calcext:value-type="float">
            <text:p>-1.005772</text:p>
          </table:table-cell>
          <table:table-cell office:value-type="float" office:value="4.183036" calcext:value-type="float">
            <text:p>4.183036</text:p>
          </table:table-cell>
          <table:table-cell office:value-type="float" office:value="37.58809" calcext:value-type="float">
            <text:p>37.588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4686E+018" calcext:value-type="float">
            <text:p>1.23765173684686E+018</text:p>
          </table:table-cell>
          <table:table-cell office:value-type="float" office:value="6.01405955862719E+017" calcext:value-type="float">
            <text:p>6.01405955862719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638" calcext:value-type="float">
            <text:p>638</text:p>
          </table:table-cell>
          <table:table-cell office:value-type="float" office:value="6180.763" calcext:value-type="float">
            <text:p>6180.763</text:p>
          </table:table-cell>
          <table:table-cell office:value-type="float" office:value="-1.312877" calcext:value-type="float">
            <text:p>-1.312877</text:p>
          </table:table-cell>
          <table:table-cell office:value-type="float" office:value="4.005812" calcext:value-type="float">
            <text:p>4.005812</text:p>
          </table:table-cell>
          <table:table-cell office:value-type="float" office:value="32.16664" calcext:value-type="float">
            <text:p>32.16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933E+018" calcext:value-type="float">
            <text:p>1.23765175348933E+018</text:p>
          </table:table-cell>
          <table:table-cell office:value-type="float" office:value="6.02442245605452E+017" calcext:value-type="float">
            <text:p>6.02442245605452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312" calcext:value-type="float">
            <text:p>312</text:p>
          </table:table-cell>
          <table:table-cell office:value-type="float" office:value="6259.284" calcext:value-type="float">
            <text:p>6259.284</text:p>
          </table:table-cell>
          <table:table-cell office:value-type="float" office:value="-1.551927" calcext:value-type="float">
            <text:p>-1.551927</text:p>
          </table:table-cell>
          <table:table-cell office:value-type="float" office:value="4.142964" calcext:value-type="float">
            <text:p>4.142964</text:p>
          </table:table-cell>
          <table:table-cell office:value-type="float" office:value="32.16227" calcext:value-type="float">
            <text:p>32.162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327E+018" calcext:value-type="float">
            <text:p>1.23765175456327E+018</text:p>
          </table:table-cell>
          <table:table-cell office:value-type="float" office:value="6.02445544140335E+017" calcext:value-type="float">
            <text:p>6.02445544140335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324" calcext:value-type="float">
            <text:p>324</text:p>
          </table:table-cell>
          <table:table-cell office:value-type="float" office:value="6064.47" calcext:value-type="float">
            <text:p>6064.47</text:p>
          </table:table-cell>
          <table:table-cell office:value-type="float" office:value="-1.794836" calcext:value-type="float">
            <text:p>-1.794836</text:p>
          </table:table-cell>
          <table:table-cell office:value-type="float" office:value="4.16297" calcext:value-type="float">
            <text:p>4.16297</text:p>
          </table:table-cell>
          <table:table-cell office:value-type="float" office:value="34.44269" calcext:value-type="float">
            <text:p>34.44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10116E+018" calcext:value-type="float">
            <text:p>1.23765460210116E+018</text:p>
          </table:table-cell>
          <table:table-cell office:value-type="float" office:value="6.45287745308092E+017" calcext:value-type="float">
            <text:p>6.45287745308092E+017</text:p>
          </table:table-cell>
          <table:table-cell office:value-type="float" office:value="573" calcext:value-type="float">
            <text:p>573</text:p>
          </table:table-cell>
          <table:table-cell office:value-type="float" office:value="52325" calcext:value-type="float">
            <text:p>52325</text:p>
          </table:table-cell>
          <table:table-cell office:value-type="float" office:value="535" calcext:value-type="float">
            <text:p>535</text:p>
          </table:table-cell>
          <table:table-cell office:value-type="float" office:value="5913.664" calcext:value-type="float">
            <text:p>5913.664</text:p>
          </table:table-cell>
          <table:table-cell office:value-type="float" office:value="-2.015848" calcext:value-type="float">
            <text:p>-2.015848</text:p>
          </table:table-cell>
          <table:table-cell office:value-type="float" office:value="4.050104" calcext:value-type="float">
            <text:p>4.050104</text:p>
          </table:table-cell>
          <table:table-cell office:value-type="float" office:value="36.45047" calcext:value-type="float">
            <text:p>36.450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2085E+018" calcext:value-type="float">
            <text:p>1.23765829792085E+018</text:p>
          </table:table-cell>
          <table:table-cell office:value-type="float" office:value="6.45306986761579E+017" calcext:value-type="float">
            <text:p>6.45306986761579E+017</text:p>
          </table:table-cell>
          <table:table-cell office:value-type="float" office:value="573" calcext:value-type="float">
            <text:p>573</text:p>
          </table:table-cell>
          <table:table-cell office:value-type="float" office:value="52325" calcext:value-type="float">
            <text:p>52325</text:p>
          </table:table-cell>
          <table:table-cell office:value-type="float" office:value="605" calcext:value-type="float">
            <text:p>605</text:p>
          </table:table-cell>
          <table:table-cell office:value-type="float" office:value="6176.566" calcext:value-type="float">
            <text:p>6176.566</text:p>
          </table:table-cell>
          <table:table-cell office:value-type="float" office:value="-2.470819" calcext:value-type="float">
            <text:p>-2.470819</text:p>
          </table:table-cell>
          <table:table-cell office:value-type="float" office:value="4.150853" calcext:value-type="float">
            <text:p>4.150853</text:p>
          </table:table-cell>
          <table:table-cell office:value-type="float" office:value="44.75314" calcext:value-type="float">
            <text:p>44.75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865E+018" calcext:value-type="float">
            <text:p>1.2376546047865E+018</text:p>
          </table:table-cell>
          <table:table-cell office:value-type="float" office:value="6.46283628468267E+017" calcext:value-type="float">
            <text:p>6.46283628468267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62" calcext:value-type="float">
            <text:p>62</text:p>
          </table:table-cell>
          <table:table-cell office:value-type="float" office:value="6070.634" calcext:value-type="float">
            <text:p>6070.634</text:p>
          </table:table-cell>
          <table:table-cell office:value-type="float" office:value="-0.8763205" calcext:value-type="float">
            <text:p>-0.8763205</text:p>
          </table:table-cell>
          <table:table-cell office:value-type="float" office:value="4.061256" calcext:value-type="float">
            <text:p>4.061256</text:p>
          </table:table-cell>
          <table:table-cell office:value-type="float" office:value="52.45871" calcext:value-type="float">
            <text:p>52.458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9147E+018" calcext:value-type="float">
            <text:p>1.23765460049147E+018</text:p>
          </table:table-cell>
          <table:table-cell office:value-type="float" office:value="6.46292424561289E+017" calcext:value-type="float">
            <text:p>6.4629242456128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94" calcext:value-type="float">
            <text:p>94</text:p>
          </table:table-cell>
          <table:table-cell office:value-type="float" office:value="5402.726" calcext:value-type="float">
            <text:p>5402.726</text:p>
          </table:table-cell>
          <table:table-cell office:value-type="float" office:value="-0.5056283" calcext:value-type="float">
            <text:p>-0.5056283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62.59122" calcext:value-type="float">
            <text:p>62.591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571E+018" calcext:value-type="float">
            <text:p>1.23765439862571E+018</text:p>
          </table:table-cell>
          <table:table-cell office:value-type="float" office:value="6.83489452902869E+017" calcext:value-type="float">
            <text:p>6.83489452902869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248" calcext:value-type="float">
            <text:p>248</text:p>
          </table:table-cell>
          <table:table-cell office:value-type="float" office:value="6254.352" calcext:value-type="float">
            <text:p>6254.352</text:p>
          </table:table-cell>
          <table:table-cell office:value-type="float" office:value="-1.926329" calcext:value-type="float">
            <text:p>-1.926329</text:p>
          </table:table-cell>
          <table:table-cell office:value-type="float" office:value="4.221599" calcext:value-type="float">
            <text:p>4.221599</text:p>
          </table:table-cell>
          <table:table-cell office:value-type="float" office:value="35.15429" calcext:value-type="float">
            <text:p>35.154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146E+018" calcext:value-type="float">
            <text:p>1.23765125043146E+018</text:p>
          </table:table-cell>
          <table:table-cell office:value-type="float" office:value="6.83513917036587E+017" calcext:value-type="float">
            <text:p>6.83513917036587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337" calcext:value-type="float">
            <text:p>337</text:p>
          </table:table-cell>
          <table:table-cell office:value-type="float" office:value="5533.304" calcext:value-type="float">
            <text:p>5533.304</text:p>
          </table:table-cell>
          <table:table-cell office:value-type="float" office:value="-0.5664401" calcext:value-type="float">
            <text:p>-0.5664401</text:p>
          </table:table-cell>
          <table:table-cell office:value-type="float" office:value="4.44336" calcext:value-type="float">
            <text:p>4.44336</text:p>
          </table:table-cell>
          <table:table-cell office:value-type="float" office:value="43.17222" calcext:value-type="float">
            <text:p>43.172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50527E+018" calcext:value-type="float">
            <text:p>1.23765125150527E+018</text:p>
          </table:table-cell>
          <table:table-cell office:value-type="float" office:value="6.83517765327284E+017" calcext:value-type="float">
            <text:p>6.83517765327284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351" calcext:value-type="float">
            <text:p>351</text:p>
          </table:table-cell>
          <table:table-cell office:value-type="float" office:value="6152.627" calcext:value-type="float">
            <text:p>6152.627</text:p>
          </table:table-cell>
          <table:table-cell office:value-type="float" office:value="-1.87696" calcext:value-type="float">
            <text:p>-1.87696</text:p>
          </table:table-cell>
          <table:table-cell office:value-type="float" office:value="4.079226" calcext:value-type="float">
            <text:p>4.079226</text:p>
          </table:table-cell>
          <table:table-cell office:value-type="float" office:value="39.07745" calcext:value-type="float">
            <text:p>39.077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921E+018" calcext:value-type="float">
            <text:p>1.23765125257921E+018</text:p>
          </table:table-cell>
          <table:table-cell office:value-type="float" office:value="6.83562570426116E+017" calcext:value-type="float">
            <text:p>6.83562570426116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514" calcext:value-type="float">
            <text:p>514</text:p>
          </table:table-cell>
          <table:table-cell office:value-type="float" office:value="5971.211" calcext:value-type="float">
            <text:p>5971.211</text:p>
          </table:table-cell>
          <table:table-cell office:value-type="float" office:value="-0.503221" calcext:value-type="float">
            <text:p>-0.503221</text:p>
          </table:table-cell>
          <table:table-cell office:value-type="float" office:value="4.003111" calcext:value-type="float">
            <text:p>4.003111</text:p>
          </table:table-cell>
          <table:table-cell office:value-type="float" office:value="44.65231" calcext:value-type="float">
            <text:p>44.65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722E+018" calcext:value-type="float">
            <text:p>1.23765439862722E+018</text:p>
          </table:table-cell>
          <table:table-cell office:value-type="float" office:value="6.84574666064423E+017" calcext:value-type="float">
            <text:p>6.84574666064423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00" calcext:value-type="float">
            <text:p>100</text:p>
          </table:table-cell>
          <table:table-cell office:value-type="float" office:value="6406.796" calcext:value-type="float">
            <text:p>6406.796</text:p>
          </table:table-cell>
          <table:table-cell office:value-type="float" office:value="-2.298724" calcext:value-type="float">
            <text:p>-2.298724</text:p>
          </table:table-cell>
          <table:table-cell office:value-type="float" office:value="4.15544" calcext:value-type="float">
            <text:p>4.15544</text:p>
          </table:table-cell>
          <table:table-cell office:value-type="float" office:value="49.47026" calcext:value-type="float">
            <text:p>49.47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29E+018" calcext:value-type="float">
            <text:p>1.2376512504329E+018</text:p>
          </table:table-cell>
          <table:table-cell office:value-type="float" office:value="6.84592258250467E+017" calcext:value-type="float">
            <text:p>6.84592258250467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64" calcext:value-type="float">
            <text:p>164</text:p>
          </table:table-cell>
          <table:table-cell office:value-type="float" office:value="5876.273" calcext:value-type="float">
            <text:p>5876.273</text:p>
          </table:table-cell>
          <table:table-cell office:value-type="float" office:value="-0.9925087" calcext:value-type="float">
            <text:p>-0.9925087</text:p>
          </table:table-cell>
          <table:table-cell office:value-type="float" office:value="4.233263" calcext:value-type="float">
            <text:p>4.233263</text:p>
          </table:table-cell>
          <table:table-cell office:value-type="float" office:value="38.82867" calcext:value-type="float">
            <text:p>38.828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637E+018" calcext:value-type="float">
            <text:p>1.2376543991637E+018</text:p>
          </table:table-cell>
          <table:table-cell office:value-type="float" office:value="6.84592808006281E+017" calcext:value-type="float">
            <text:p>6.84592808006281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66" calcext:value-type="float">
            <text:p>166</text:p>
          </table:table-cell>
          <table:table-cell office:value-type="float" office:value="8288.463" calcext:value-type="float">
            <text:p>8288.463</text:p>
          </table:table-cell>
          <table:table-cell office:value-type="float" office:value="-1.141262" calcext:value-type="float">
            <text:p>-1.141262</text:p>
          </table:table-cell>
          <table:table-cell office:value-type="float" office:value="4.019018" calcext:value-type="float">
            <text:p>4.019018</text:p>
          </table:table-cell>
          <table:table-cell office:value-type="float" office:value="38.15767" calcext:value-type="float">
            <text:p>38.15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159E+018" calcext:value-type="float">
            <text:p>1.23765293457159E+018</text:p>
          </table:table-cell>
          <table:table-cell office:value-type="float" office:value="7.2065074407987E+017" calcext:value-type="float">
            <text:p>7.2065074407987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272" calcext:value-type="float">
            <text:p>272</text:p>
          </table:table-cell>
          <table:table-cell office:value-type="float" office:value="5991.825" calcext:value-type="float">
            <text:p>5991.825</text:p>
          </table:table-cell>
          <table:table-cell office:value-type="float" office:value="-0.5447515" calcext:value-type="float">
            <text:p>-0.5447515</text:p>
          </table:table-cell>
          <table:table-cell office:value-type="float" office:value="4.018589" calcext:value-type="float">
            <text:p>4.018589</text:p>
          </table:table-cell>
          <table:table-cell office:value-type="float" office:value="41.41388" calcext:value-type="float">
            <text:p>41.413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10879E+018" calcext:value-type="float">
            <text:p>1.23765293510879E+018</text:p>
          </table:table-cell>
          <table:table-cell office:value-type="float" office:value="7.20729359161256E+017" calcext:value-type="float">
            <text:p>7.20729359161256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58" calcext:value-type="float">
            <text:p>558</text:p>
          </table:table-cell>
          <table:table-cell office:value-type="float" office:value="5849.398" calcext:value-type="float">
            <text:p>5849.398</text:p>
          </table:table-cell>
          <table:table-cell office:value-type="float" office:value="-0.1932868" calcext:value-type="float">
            <text:p>-0.1932868</text:p>
          </table:table-cell>
          <table:table-cell office:value-type="float" office:value="4.057401" calcext:value-type="float">
            <text:p>4.057401</text:p>
          </table:table-cell>
          <table:table-cell office:value-type="float" office:value="48.43075" calcext:value-type="float">
            <text:p>48.43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63919E+018" calcext:value-type="float">
            <text:p>1.23765260063919E+018</text:p>
          </table:table-cell>
          <table:table-cell office:value-type="float" office:value="7.20730183794977E+017" calcext:value-type="float">
            <text:p>7.20730183794977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61" calcext:value-type="float">
            <text:p>561</text:p>
          </table:table-cell>
          <table:table-cell office:value-type="float" office:value="7562.811" calcext:value-type="float">
            <text:p>7562.811</text:p>
          </table:table-cell>
          <table:table-cell office:value-type="float" office:value="-0.4490542" calcext:value-type="float">
            <text:p>-0.4490542</text:p>
          </table:table-cell>
          <table:table-cell office:value-type="float" office:value="4.051666" calcext:value-type="float">
            <text:p>4.051666</text:p>
          </table:table-cell>
          <table:table-cell office:value-type="float" office:value="49.98194" calcext:value-type="float">
            <text:p>49.981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791E+018" calcext:value-type="float">
            <text:p>1.23767861740791E+018</text:p>
          </table:table-cell>
          <table:table-cell office:value-type="float" office:value="7.57853269123951E+017" calcext:value-type="float">
            <text:p>7.57853269123951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446" calcext:value-type="float">
            <text:p>446</text:p>
          </table:table-cell>
          <table:table-cell office:value-type="float" office:value="5797.844" calcext:value-type="float">
            <text:p>5797.844</text:p>
          </table:table-cell>
          <table:table-cell office:value-type="float" office:value="-1.031655" calcext:value-type="float">
            <text:p>-1.031655</text:p>
          </table:table-cell>
          <table:table-cell office:value-type="float" office:value="4.237107" calcext:value-type="float">
            <text:p>4.237107</text:p>
          </table:table-cell>
          <table:table-cell office:value-type="float" office:value="41.10881" calcext:value-type="float">
            <text:p>41.108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543686E+018" calcext:value-type="float">
            <text:p>1.237663543686E+018</text:p>
          </table:table-cell>
          <table:table-cell office:value-type="float" office:value="7.57863989362321E+017" calcext:value-type="float">
            <text:p>7.57863989362321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485" calcext:value-type="float">
            <text:p>485</text:p>
          </table:table-cell>
          <table:table-cell office:value-type="float" office:value="7984.044" calcext:value-type="float">
            <text:p>7984.044</text:p>
          </table:table-cell>
          <table:table-cell office:value-type="float" office:value="0.2274226" calcext:value-type="float">
            <text:p>0.2274226</text:p>
          </table:table-cell>
          <table:table-cell office:value-type="float" office:value="4.180339" calcext:value-type="float">
            <text:p>4.180339</text:p>
          </table:table-cell>
          <table:table-cell office:value-type="float" office:value="50.06031" calcext:value-type="float">
            <text:p>50.060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738E+018" calcext:value-type="float">
            <text:p>1.23766347979738E+018</text:p>
          </table:table-cell>
          <table:table-cell office:value-type="float" office:value="7.57869212042553E+017" calcext:value-type="float">
            <text:p>7.57869212042553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504" calcext:value-type="float">
            <text:p>504</text:p>
          </table:table-cell>
          <table:table-cell office:value-type="float" office:value="5496.031" calcext:value-type="float">
            <text:p>5496.031</text:p>
          </table:table-cell>
          <table:table-cell office:value-type="float" office:value="0.05253696" calcext:value-type="float">
            <text:p>0.05253696</text:p>
          </table:table-cell>
          <table:table-cell office:value-type="float" office:value="4.049921" calcext:value-type="float">
            <text:p>4.049921</text:p>
          </table:table-cell>
          <table:table-cell office:value-type="float" office:value="55.74942" calcext:value-type="float">
            <text:p>55.74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503169E+018" calcext:value-type="float">
            <text:p>1.23766002503169E+018</text:p>
          </table:table-cell>
          <table:table-cell office:value-type="float" office:value="7.58883787051395E+017" calcext:value-type="float">
            <text:p>7.58883787051395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99" calcext:value-type="float">
            <text:p>99</text:p>
          </table:table-cell>
          <table:table-cell office:value-type="float" office:value="7630.186" calcext:value-type="float">
            <text:p>7630.186</text:p>
          </table:table-cell>
          <table:table-cell office:value-type="float" office:value="-2.473161" calcext:value-type="float">
            <text:p>-2.473161</text:p>
          </table:table-cell>
          <table:table-cell office:value-type="float" office:value="4.278185" calcext:value-type="float">
            <text:p>4.278185</text:p>
          </table:table-cell>
          <table:table-cell office:value-type="float" office:value="30.61258" calcext:value-type="float">
            <text:p>30.612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649E+018" calcext:value-type="float">
            <text:p>1.23765656758649E+018</text:p>
          </table:table-cell>
          <table:table-cell office:value-type="float" office:value="7.58929141906041E+017" calcext:value-type="float">
            <text:p>7.5892914190604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264" calcext:value-type="float">
            <text:p>264</text:p>
          </table:table-cell>
          <table:table-cell office:value-type="float" office:value="5956.332" calcext:value-type="float">
            <text:p>5956.332</text:p>
          </table:table-cell>
          <table:table-cell office:value-type="float" office:value="-1.51098" calcext:value-type="float">
            <text:p>-1.51098</text:p>
          </table:table-cell>
          <table:table-cell office:value-type="float" office:value="4.290253" calcext:value-type="float">
            <text:p>4.290253</text:p>
          </table:table-cell>
          <table:table-cell office:value-type="float" office:value="39.07651" calcext:value-type="float">
            <text:p>39.07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561E+018" calcext:value-type="float">
            <text:p>1.23765690634561E+018</text:p>
          </table:table-cell>
          <table:table-cell office:value-type="float" office:value="7.58938487754877E+017" calcext:value-type="float">
            <text:p>7.58938487754877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298" calcext:value-type="float">
            <text:p>298</text:p>
          </table:table-cell>
          <table:table-cell office:value-type="float" office:value="7798.287" calcext:value-type="float">
            <text:p>7798.287</text:p>
          </table:table-cell>
          <table:table-cell office:value-type="float" office:value="-1.014455" calcext:value-type="float">
            <text:p>-1.014455</text:p>
          </table:table-cell>
          <table:table-cell office:value-type="float" office:value="4.181914" calcext:value-type="float">
            <text:p>4.181914</text:p>
          </table:table-cell>
          <table:table-cell office:value-type="float" office:value="43.73155" calcext:value-type="float">
            <text:p>43.73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2347E+018" calcext:value-type="float">
            <text:p>1.23766354422347E+018</text:p>
          </table:table-cell>
          <table:table-cell office:value-type="float" office:value="7.58958828719991E+017" calcext:value-type="float">
            <text:p>7.5895882871999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372" calcext:value-type="float">
            <text:p>372</text:p>
          </table:table-cell>
          <table:table-cell office:value-type="float" office:value="6009.746" calcext:value-type="float">
            <text:p>6009.746</text:p>
          </table:table-cell>
          <table:table-cell office:value-type="float" office:value="-0.8832902" calcext:value-type="float">
            <text:p>-0.8832902</text:p>
          </table:table-cell>
          <table:table-cell office:value-type="float" office:value="4.23421" calcext:value-type="float">
            <text:p>4.23421</text:p>
          </table:table-cell>
          <table:table-cell office:value-type="float" office:value="30.20124" calcext:value-type="float">
            <text:p>30.20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2347E+018" calcext:value-type="float">
            <text:p>1.23766354422347E+018</text:p>
          </table:table-cell>
          <table:table-cell office:value-type="float" office:value="7.58959928231619E+017" calcext:value-type="float">
            <text:p>7.58959928231619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376" calcext:value-type="float">
            <text:p>376</text:p>
          </table:table-cell>
          <table:table-cell office:value-type="float" office:value="7326.217" calcext:value-type="float">
            <text:p>7326.217</text:p>
          </table:table-cell>
          <table:table-cell office:value-type="float" office:value="-1.297863" calcext:value-type="float">
            <text:p>-1.297863</text:p>
          </table:table-cell>
          <table:table-cell office:value-type="float" office:value="4.317516" calcext:value-type="float">
            <text:p>4.317516</text:p>
          </table:table-cell>
          <table:table-cell office:value-type="float" office:value="43.22838" calcext:value-type="float">
            <text:p>43.228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804E+018" calcext:value-type="float">
            <text:p>1.23766347979804E+018</text:p>
          </table:table-cell>
          <table:table-cell office:value-type="float" office:value="7.58972297737431E+017" calcext:value-type="float">
            <text:p>7.5897229773743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421" calcext:value-type="float">
            <text:p>421</text:p>
          </table:table-cell>
          <table:table-cell office:value-type="float" office:value="7941.479" calcext:value-type="float">
            <text:p>7941.479</text:p>
          </table:table-cell>
          <table:table-cell office:value-type="float" office:value="-1.230953" calcext:value-type="float">
            <text:p>-1.230953</text:p>
          </table:table-cell>
          <table:table-cell office:value-type="float" office:value="4.372056" calcext:value-type="float">
            <text:p>4.372056</text:p>
          </table:table-cell>
          <table:table-cell office:value-type="float" office:value="43.74227" calcext:value-type="float">
            <text:p>43.74227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6354368666E+018" calcext:value-type="float">
            <text:p>1.23766354368666E+018</text:p>
          </table:table-cell>
          <table:table-cell office:value-type="float" office:value="7.58975321394407E+017" calcext:value-type="float">
            <text:p>7.58975321394407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432" calcext:value-type="float">
            <text:p>432</text:p>
          </table:table-cell>
          <table:table-cell office:value-type="float" office:value="8028.338" calcext:value-type="float">
            <text:p>8028.338</text:p>
          </table:table-cell>
          <table:table-cell office:value-type="float" office:value="-0.7356663" calcext:value-type="float">
            <text:p>-0.7356663</text:p>
          </table:table-cell>
          <table:table-cell office:value-type="float" office:value="4.243051" calcext:value-type="float">
            <text:p>4.243051</text:p>
          </table:table-cell>
          <table:table-cell office:value-type="float" office:value="38.39516" calcext:value-type="float">
            <text:p>38.395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585E+018" calcext:value-type="float">
            <text:p>1.23764872229585E+018</text:p>
          </table:table-cell>
          <table:table-cell office:value-type="float" office:value="3.08635419912727E+017" calcext:value-type="float">
            <text:p>3.08635419912727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505" calcext:value-type="float">
            <text:p>505</text:p>
          </table:table-cell>
          <table:table-cell office:value-type="float" office:value="7073.63" calcext:value-type="float">
            <text:p>7073.63</text:p>
          </table:table-cell>
          <table:table-cell office:value-type="float" office:value="-1.294888" calcext:value-type="float">
            <text:p>-1.294888</text:p>
          </table:table-cell>
          <table:table-cell office:value-type="float" office:value="4.292528" calcext:value-type="float">
            <text:p>4.292528</text:p>
          </table:table-cell>
          <table:table-cell office:value-type="float" office:value="34.8259" calcext:value-type="float">
            <text:p>34.8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338E+018" calcext:value-type="float">
            <text:p>1.23764872283338E+018</text:p>
          </table:table-cell>
          <table:table-cell office:value-type="float" office:value="3.09768466594818E+017" calcext:value-type="float">
            <text:p>3.09768466594818E+017</text:p>
          </table:table-cell>
          <table:table-cell office:value-type="float" office:value="275" calcext:value-type="float">
            <text:p>275</text:p>
          </table:table-cell>
          <table:table-cell office:value-type="float" office:value="51910" calcext:value-type="float">
            <text:p>51910</text:p>
          </table:table-cell>
          <table:table-cell office:value-type="float" office:value="531" calcext:value-type="float">
            <text:p>531</text:p>
          </table:table-cell>
          <table:table-cell office:value-type="float" office:value="6025.979" calcext:value-type="float">
            <text:p>6025.979</text:p>
          </table:table-cell>
          <table:table-cell office:value-type="float" office:value="-0.8326176" calcext:value-type="float">
            <text:p>-0.8326176</text:p>
          </table:table-cell>
          <table:table-cell office:value-type="float" office:value="4.351553" calcext:value-type="float">
            <text:p>4.351553</text:p>
          </table:table-cell>
          <table:table-cell office:value-type="float" office:value="38.12623" calcext:value-type="float">
            <text:p>38.12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976E+018" calcext:value-type="float">
            <text:p>1.23764872175976E+018</text:p>
          </table:table-cell>
          <table:table-cell office:value-type="float" office:value="3.09773139519236E+017" calcext:value-type="float">
            <text:p>3.09773139519236E+017</text:p>
          </table:table-cell>
          <table:table-cell office:value-type="float" office:value="275" calcext:value-type="float">
            <text:p>275</text:p>
          </table:table-cell>
          <table:table-cell office:value-type="float" office:value="51910" calcext:value-type="float">
            <text:p>51910</text:p>
          </table:table-cell>
          <table:table-cell office:value-type="float" office:value="548" calcext:value-type="float">
            <text:p>548</text:p>
          </table:table-cell>
          <table:table-cell office:value-type="float" office:value="5748.282" calcext:value-type="float">
            <text:p>5748.282</text:p>
          </table:table-cell>
          <table:table-cell office:value-type="float" office:value="-0.5056627" calcext:value-type="float">
            <text:p>-0.5056627</text:p>
          </table:table-cell>
          <table:table-cell office:value-type="float" office:value="4.193144" calcext:value-type="float">
            <text:p>4.193144</text:p>
          </table:table-cell>
          <table:table-cell office:value-type="float" office:value="31.57586" calcext:value-type="float">
            <text:p>31.575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376E+018" calcext:value-type="float">
            <text:p>1.23764870351376E+018</text:p>
          </table:table-cell>
          <table:table-cell office:value-type="float" office:value="3.37828553645124E+017" calcext:value-type="float">
            <text:p>3.37828553645124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13" calcext:value-type="float">
            <text:p>213</text:p>
          </table:table-cell>
          <table:table-cell office:value-type="float" office:value="7354.651" calcext:value-type="float">
            <text:p>7354.651</text:p>
          </table:table-cell>
          <table:table-cell office:value-type="float" office:value="-1.308356" calcext:value-type="float">
            <text:p>-1.308356</text:p>
          </table:table-cell>
          <table:table-cell office:value-type="float" office:value="4.026896" calcext:value-type="float">
            <text:p>4.026896</text:p>
          </table:table-cell>
          <table:table-cell office:value-type="float" office:value="53.31581" calcext:value-type="float">
            <text:p>53.31581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7195805732E+018" calcext:value-type="float">
            <text:p>1.23767195805732E+018</text:p>
          </table:table-cell>
          <table:table-cell office:value-type="float" office:value="3.37830202912565E+017" calcext:value-type="float">
            <text:p>3.37830202912565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19" calcext:value-type="float">
            <text:p>219</text:p>
          </table:table-cell>
          <table:table-cell office:value-type="float" office:value="5187.58" calcext:value-type="float">
            <text:p>5187.58</text:p>
          </table:table-cell>
          <table:table-cell office:value-type="float" office:value="-1.509588" calcext:value-type="float">
            <text:p>-1.509588</text:p>
          </table:table-cell>
          <table:table-cell office:value-type="float" office:value="4.408303" calcext:value-type="float">
            <text:p>4.408303</text:p>
          </table:table-cell>
          <table:table-cell office:value-type="float" office:value="33.66826" calcext:value-type="float">
            <text:p>33.668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9187966E+018" calcext:value-type="float">
            <text:p>1.23767199187966E+018</text:p>
          </table:table-cell>
          <table:table-cell office:value-type="float" office:value="3.37837624616053E+017" calcext:value-type="float">
            <text:p>3.37837624616053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46" calcext:value-type="float">
            <text:p>246</text:p>
          </table:table-cell>
          <table:table-cell office:value-type="float" office:value="6216.764" calcext:value-type="float">
            <text:p>6216.764</text:p>
          </table:table-cell>
          <table:table-cell office:value-type="float" office:value="-0.8326091" calcext:value-type="float">
            <text:p>-0.8326091</text:p>
          </table:table-cell>
          <table:table-cell office:value-type="float" office:value="4.200261" calcext:value-type="float">
            <text:p>4.200261</text:p>
          </table:table-cell>
          <table:table-cell office:value-type="float" office:value="39.24116" calcext:value-type="float">
            <text:p>39.241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752019E+018" calcext:value-type="float">
            <text:p>1.23767195752019E+018</text:p>
          </table:table-cell>
          <table:table-cell office:value-type="float" office:value="3.37847520220703E+017" calcext:value-type="float">
            <text:p>3.37847520220703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82" calcext:value-type="float">
            <text:p>282</text:p>
          </table:table-cell>
          <table:table-cell office:value-type="float" office:value="8701.896" calcext:value-type="float">
            <text:p>8701.896</text:p>
          </table:table-cell>
          <table:table-cell office:value-type="float" office:value="-3.452644" calcext:value-type="float">
            <text:p>-3.452644</text:p>
          </table:table-cell>
          <table:table-cell office:value-type="float" office:value="4.437545" calcext:value-type="float">
            <text:p>4.437545</text:p>
          </table:table-cell>
          <table:table-cell office:value-type="float" office:value="36.85906" calcext:value-type="float">
            <text:p>36.859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751973E+018" calcext:value-type="float">
            <text:p>1.23767195751973E+018</text:p>
          </table:table-cell>
          <table:table-cell office:value-type="float" office:value="3.37855216802097E+017" calcext:value-type="float">
            <text:p>3.37855216802097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310" calcext:value-type="float">
            <text:p>310</text:p>
          </table:table-cell>
          <table:table-cell office:value-type="float" office:value="5526.25" calcext:value-type="float">
            <text:p>5526.25</text:p>
          </table:table-cell>
          <table:table-cell office:value-type="float" office:value="-0.2773675" calcext:value-type="float">
            <text:p>-0.2773675</text:p>
          </table:table-cell>
          <table:table-cell office:value-type="float" office:value="4.274126" calcext:value-type="float">
            <text:p>4.274126</text:p>
          </table:table-cell>
          <table:table-cell office:value-type="float" office:value="49.9848" calcext:value-type="float">
            <text:p>49.98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41588E+018" calcext:value-type="float">
            <text:p>1.23767199241588E+018</text:p>
          </table:table-cell>
          <table:table-cell office:value-type="float" office:value="3.37886003127675E+017" calcext:value-type="float">
            <text:p>3.37886003127675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22" calcext:value-type="float">
            <text:p>422</text:p>
          </table:table-cell>
          <table:table-cell office:value-type="float" office:value="5484.951" calcext:value-type="float">
            <text:p>5484.951</text:p>
          </table:table-cell>
          <table:table-cell office:value-type="float" office:value="-0.3656369" calcext:value-type="float">
            <text:p>-0.3656369</text:p>
          </table:table-cell>
          <table:table-cell office:value-type="float" office:value="4.289454" calcext:value-type="float">
            <text:p>4.289454</text:p>
          </table:table-cell>
          <table:table-cell office:value-type="float" office:value="46.02573" calcext:value-type="float">
            <text:p>46.025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491E+018" calcext:value-type="float">
            <text:p>1.23765037102491E+018</text:p>
          </table:table-cell>
          <table:table-cell office:value-type="float" office:value="3.80662223950866E+017" calcext:value-type="float">
            <text:p>3.80662223950866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393" calcext:value-type="float">
            <text:p>393</text:p>
          </table:table-cell>
          <table:table-cell office:value-type="float" office:value="6125.777" calcext:value-type="float">
            <text:p>6125.777</text:p>
          </table:table-cell>
          <table:table-cell office:value-type="float" office:value="-0.8939939" calcext:value-type="float">
            <text:p>-0.8939939</text:p>
          </table:table-cell>
          <table:table-cell office:value-type="float" office:value="4.138597" calcext:value-type="float">
            <text:p>4.138597</text:p>
          </table:table-cell>
          <table:table-cell office:value-type="float" office:value="33.3948" calcext:value-type="float">
            <text:p>33.3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706E+018" calcext:value-type="float">
            <text:p>1.23765076239706E+018</text:p>
          </table:table-cell>
          <table:table-cell office:value-type="float" office:value="3.80693285154351E+017" calcext:value-type="float">
            <text:p>3.80693285154351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06" calcext:value-type="float">
            <text:p>506</text:p>
          </table:table-cell>
          <table:table-cell office:value-type="float" office:value="5680.637" calcext:value-type="float">
            <text:p>5680.637</text:p>
          </table:table-cell>
          <table:table-cell office:value-type="float" office:value="-0.7214605" calcext:value-type="float">
            <text:p>-0.7214605</text:p>
          </table:table-cell>
          <table:table-cell office:value-type="float" office:value="4.476343" calcext:value-type="float">
            <text:p>4.476343</text:p>
          </table:table-cell>
          <table:table-cell office:value-type="float" office:value="35.60712" calcext:value-type="float">
            <text:p>35.607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6019E+018" calcext:value-type="float">
            <text:p>1.23765076186019E+018</text:p>
          </table:table-cell>
          <table:table-cell office:value-type="float" office:value="3.80696583689234E+017" calcext:value-type="float">
            <text:p>3.8069658368923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18" calcext:value-type="float">
            <text:p>518</text:p>
          </table:table-cell>
          <table:table-cell office:value-type="float" office:value="5815.481" calcext:value-type="float">
            <text:p>5815.481</text:p>
          </table:table-cell>
          <table:table-cell office:value-type="float" office:value="-0.4353898" calcext:value-type="float">
            <text:p>-0.4353898</text:p>
          </table:table-cell>
          <table:table-cell office:value-type="float" office:value="4.207431" calcext:value-type="float">
            <text:p>4.207431</text:p>
          </table:table-cell>
          <table:table-cell office:value-type="float" office:value="43.1063" calcext:value-type="float">
            <text:p>43.1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158E+018" calcext:value-type="float">
            <text:p>1.23764870297158E+018</text:p>
          </table:table-cell>
          <table:table-cell office:value-type="float" office:value="3.8070867831714E+017" calcext:value-type="float">
            <text:p>3.807086783171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62" calcext:value-type="float">
            <text:p>562</text:p>
          </table:table-cell>
          <table:table-cell office:value-type="float" office:value="5878.422" calcext:value-type="float">
            <text:p>5878.422</text:p>
          </table:table-cell>
          <table:table-cell office:value-type="float" office:value="-0.679229" calcext:value-type="float">
            <text:p>-0.679229</text:p>
          </table:table-cell>
          <table:table-cell office:value-type="float" office:value="4.326339" calcext:value-type="float">
            <text:p>4.326339</text:p>
          </table:table-cell>
          <table:table-cell office:value-type="float" office:value="66.18987" calcext:value-type="float">
            <text:p>66.189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55E+018" calcext:value-type="float">
            <text:p>1.2376503710255E+018</text:p>
          </table:table-cell>
          <table:table-cell office:value-type="float" office:value="3.80716924654348E+017" calcext:value-type="float">
            <text:p>3.80716924654348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92" calcext:value-type="float">
            <text:p>592</text:p>
          </table:table-cell>
          <table:table-cell office:value-type="float" office:value="5941.047" calcext:value-type="float">
            <text:p>5941.047</text:p>
          </table:table-cell>
          <table:table-cell office:value-type="float" office:value="-1.36058" calcext:value-type="float">
            <text:p>-1.36058</text:p>
          </table:table-cell>
          <table:table-cell office:value-type="float" office:value="4.421835" calcext:value-type="float">
            <text:p>4.421835</text:p>
          </table:table-cell>
          <table:table-cell office:value-type="float" office:value="58.16029" calcext:value-type="float">
            <text:p>58.160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37209924E+018" calcext:value-type="float">
            <text:p>1.23765037209924E+018</text:p>
          </table:table-cell>
          <table:table-cell office:value-type="float" office:value="3.80722971968301E+017" calcext:value-type="float">
            <text:p>3.80722971968301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614" calcext:value-type="float">
            <text:p>614</text:p>
          </table:table-cell>
          <table:table-cell office:value-type="float" office:value="5866.797" calcext:value-type="float">
            <text:p>5866.797</text:p>
          </table:table-cell>
          <table:table-cell office:value-type="float" office:value="-0.5257374" calcext:value-type="float">
            <text:p>-0.5257374</text:p>
          </table:table-cell>
          <table:table-cell office:value-type="float" office:value="4.188883" calcext:value-type="float">
            <text:p>4.188883</text:p>
          </table:table-cell>
          <table:table-cell office:value-type="float" office:value="54.88452" calcext:value-type="float">
            <text:p>54.884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561E+018" calcext:value-type="float">
            <text:p>1.23765036941561E+018</text:p>
          </table:table-cell>
          <table:table-cell office:value-type="float" office:value="3.81683670219516E+017" calcext:value-type="float">
            <text:p>3.81683670219516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3" calcext:value-type="float">
            <text:p>13</text:p>
          </table:table-cell>
          <table:table-cell office:value-type="float" office:value="6775.445" calcext:value-type="float">
            <text:p>6775.445</text:p>
          </table:table-cell>
          <table:table-cell office:value-type="float" office:value="-0.3419058" calcext:value-type="float">
            <text:p>-0.3419058</text:p>
          </table:table-cell>
          <table:table-cell office:value-type="float" office:value="4.209889" calcext:value-type="float">
            <text:p>4.209889</text:p>
          </table:table-cell>
          <table:table-cell office:value-type="float" office:value="52.16156" calcext:value-type="float">
            <text:p>52.16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535E+018" calcext:value-type="float">
            <text:p>1.23765036941535E+018</text:p>
          </table:table-cell>
          <table:table-cell office:value-type="float" office:value="3.8169411557998E+017" calcext:value-type="float">
            <text:p>3.8169411557998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51" calcext:value-type="float">
            <text:p>51</text:p>
          </table:table-cell>
          <table:table-cell office:value-type="float" office:value="7377.997" calcext:value-type="float">
            <text:p>7377.997</text:p>
          </table:table-cell>
          <table:table-cell office:value-type="float" office:value="-0.3797201" calcext:value-type="float">
            <text:p>-0.3797201</text:p>
          </table:table-cell>
          <table:table-cell office:value-type="float" office:value="4.170869" calcext:value-type="float">
            <text:p>4.170869</text:p>
          </table:table-cell>
          <table:table-cell office:value-type="float" office:value="51.41811" calcext:value-type="float">
            <text:p>51.41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42E+018" calcext:value-type="float">
            <text:p>1.23765036995242E+018</text:p>
          </table:table-cell>
          <table:table-cell office:value-type="float" office:value="3.81712532399745E+017" calcext:value-type="float">
            <text:p>3.8171253239974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18" calcext:value-type="float">
            <text:p>118</text:p>
          </table:table-cell>
          <table:table-cell office:value-type="float" office:value="5927.004" calcext:value-type="float">
            <text:p>5927.004</text:p>
          </table:table-cell>
          <table:table-cell office:value-type="float" office:value="-0.7602409" calcext:value-type="float">
            <text:p>-0.7602409</text:p>
          </table:table-cell>
          <table:table-cell office:value-type="float" office:value="4.210234" calcext:value-type="float">
            <text:p>4.210234</text:p>
          </table:table-cell>
          <table:table-cell office:value-type="float" office:value="38.19337" calcext:value-type="float">
            <text:p>38.193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22E+018" calcext:value-type="float">
            <text:p>1.23765036995222E+018</text:p>
          </table:table-cell>
          <table:table-cell office:value-type="float" office:value="3.81721328492767E+017" calcext:value-type="float">
            <text:p>3.81721328492767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50" calcext:value-type="float">
            <text:p>150</text:p>
          </table:table-cell>
          <table:table-cell office:value-type="float" office:value="6141.471" calcext:value-type="float">
            <text:p>6141.471</text:p>
          </table:table-cell>
          <table:table-cell office:value-type="float" office:value="-1.759264" calcext:value-type="float">
            <text:p>-1.759264</text:p>
          </table:table-cell>
          <table:table-cell office:value-type="float" office:value="4.317905" calcext:value-type="float">
            <text:p>4.317905</text:p>
          </table:table-cell>
          <table:table-cell office:value-type="float" office:value="41.34443" calcext:value-type="float">
            <text:p>41.34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22E+018" calcext:value-type="float">
            <text:p>1.23765036995222E+018</text:p>
          </table:table-cell>
          <table:table-cell office:value-type="float" office:value="3.81729025074162E+017" calcext:value-type="float">
            <text:p>3.81729025074162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78" calcext:value-type="float">
            <text:p>178</text:p>
          </table:table-cell>
          <table:table-cell office:value-type="float" office:value="5901.791" calcext:value-type="float">
            <text:p>5901.791</text:p>
          </table:table-cell>
          <table:table-cell office:value-type="float" office:value="-0.7650634" calcext:value-type="float">
            <text:p>-0.7650634</text:p>
          </table:table-cell>
          <table:table-cell office:value-type="float" office:value="4.143465" calcext:value-type="float">
            <text:p>4.143465</text:p>
          </table:table-cell>
          <table:table-cell office:value-type="float" office:value="41.09843" calcext:value-type="float">
            <text:p>41.098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997E+018" calcext:value-type="float">
            <text:p>1.23765076024997E+018</text:p>
          </table:table-cell>
          <table:table-cell office:value-type="float" office:value="3.81739745312533E+017" calcext:value-type="float">
            <text:p>3.81739745312533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217" calcext:value-type="float">
            <text:p>217</text:p>
          </table:table-cell>
          <table:table-cell office:value-type="float" office:value="4843.986" calcext:value-type="float">
            <text:p>4843.986</text:p>
          </table:table-cell>
          <table:table-cell office:value-type="float" office:value="-0.6193328" calcext:value-type="float">
            <text:p>-0.6193328</text:p>
          </table:table-cell>
          <table:table-cell office:value-type="float" office:value="4.408003" calcext:value-type="float">
            <text:p>4.408003</text:p>
          </table:table-cell>
          <table:table-cell office:value-type="float" office:value="31.89653" calcext:value-type="float">
            <text:p>31.8965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076078684E+018" calcext:value-type="float">
            <text:p>1.23765076078684E+018</text:p>
          </table:table-cell>
          <table:table-cell office:value-type="float" office:value="3.81743318725323E+017" calcext:value-type="float">
            <text:p>3.81743318725323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230" calcext:value-type="float">
            <text:p>230</text:p>
          </table:table-cell>
          <table:table-cell office:value-type="float" office:value="4615.27" calcext:value-type="float">
            <text:p>4615.27</text:p>
          </table:table-cell>
          <table:table-cell office:value-type="float" office:value="-0.5284466" calcext:value-type="float">
            <text:p>-0.5284466</text:p>
          </table:table-cell>
          <table:table-cell office:value-type="float" office:value="4.310979" calcext:value-type="float">
            <text:p>4.310979</text:p>
          </table:table-cell>
          <table:table-cell office:value-type="float" office:value="36.3791" calcext:value-type="float">
            <text:p>36.37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738E+018" calcext:value-type="float">
            <text:p>1.23765076239738E+018</text:p>
          </table:table-cell>
          <table:table-cell office:value-type="float" office:value="3.81772180905552E+017" calcext:value-type="float">
            <text:p>3.81772180905552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35" calcext:value-type="float">
            <text:p>335</text:p>
          </table:table-cell>
          <table:table-cell office:value-type="float" office:value="5962.217" calcext:value-type="float">
            <text:p>5962.217</text:p>
          </table:table-cell>
          <table:table-cell office:value-type="float" office:value="-0.6734246" calcext:value-type="float">
            <text:p>-0.6734246</text:p>
          </table:table-cell>
          <table:table-cell office:value-type="float" office:value="4.349836" calcext:value-type="float">
            <text:p>4.349836</text:p>
          </table:table-cell>
          <table:table-cell office:value-type="float" office:value="33.20865" calcext:value-type="float">
            <text:p>33.20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6032E+018" calcext:value-type="float">
            <text:p>1.23765076186032E+018</text:p>
          </table:table-cell>
          <table:table-cell office:value-type="float" office:value="3.81778228219505E+017" calcext:value-type="float">
            <text:p>3.8177822821950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57" calcext:value-type="float">
            <text:p>357</text:p>
          </table:table-cell>
          <table:table-cell office:value-type="float" office:value="5968.858" calcext:value-type="float">
            <text:p>5968.858</text:p>
          </table:table-cell>
          <table:table-cell office:value-type="float" office:value="-0.8009822" calcext:value-type="float">
            <text:p>-0.8009822</text:p>
          </table:table-cell>
          <table:table-cell office:value-type="float" office:value="4.177892" calcext:value-type="float">
            <text:p>4.177892</text:p>
          </table:table-cell>
          <table:table-cell office:value-type="float" office:value="50.82624" calcext:value-type="float">
            <text:p>50.826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432E+018" calcext:value-type="float">
            <text:p>1.23765076293432E+018</text:p>
          </table:table-cell>
          <table:table-cell office:value-type="float" office:value="3.8178042724276E+017" calcext:value-type="float">
            <text:p>3.8178042724276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65" calcext:value-type="float">
            <text:p>365</text:p>
          </table:table-cell>
          <table:table-cell office:value-type="float" office:value="5997.357" calcext:value-type="float">
            <text:p>5997.357</text:p>
          </table:table-cell>
          <table:table-cell office:value-type="float" office:value="-0.6936775" calcext:value-type="float">
            <text:p>-0.6936775</text:p>
          </table:table-cell>
          <table:table-cell office:value-type="float" office:value="4.213449" calcext:value-type="float">
            <text:p>4.213449</text:p>
          </table:table-cell>
          <table:table-cell office:value-type="float" office:value="37.01956" calcext:value-type="float">
            <text:p>37.019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944E+018" calcext:value-type="float">
            <text:p>1.23765037209944E+018</text:p>
          </table:table-cell>
          <table:table-cell office:value-type="float" office:value="3.81781801632295E+017" calcext:value-type="float">
            <text:p>3.8178180163229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70" calcext:value-type="float">
            <text:p>370</text:p>
          </table:table-cell>
          <table:table-cell office:value-type="float" office:value="7735.665" calcext:value-type="float">
            <text:p>7735.665</text:p>
          </table:table-cell>
          <table:table-cell office:value-type="float" office:value="-0.5669333" calcext:value-type="float">
            <text:p>-0.5669333</text:p>
          </table:table-cell>
          <table:table-cell office:value-type="float" office:value="4.140307" calcext:value-type="float">
            <text:p>4.140307</text:p>
          </table:table-cell>
          <table:table-cell office:value-type="float" office:value="58.57134" calcext:value-type="float">
            <text:p>58.57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836E+018" calcext:value-type="float">
            <text:p>1.23765690634836E+018</text:p>
          </table:table-cell>
          <table:table-cell office:value-type="float" office:value="4.27912088531266E+017" calcext:value-type="float">
            <text:p>4.27912088531266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55" calcext:value-type="float">
            <text:p>255</text:p>
          </table:table-cell>
          <table:table-cell office:value-type="float" office:value="5978.158" calcext:value-type="float">
            <text:p>5978.158</text:p>
          </table:table-cell>
          <table:table-cell office:value-type="float" office:value="-0.6918984" calcext:value-type="float">
            <text:p>-0.6918984</text:p>
          </table:table-cell>
          <table:table-cell office:value-type="float" office:value="4.219971" calcext:value-type="float">
            <text:p>4.219971</text:p>
          </table:table-cell>
          <table:table-cell office:value-type="float" office:value="44.06162" calcext:value-type="float">
            <text:p>44.06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672E+018" calcext:value-type="float">
            <text:p>1.23766347872672E+018</text:p>
          </table:table-cell>
          <table:table-cell office:value-type="float" office:value="4.27917586089404E+017" calcext:value-type="float">
            <text:p>4.2791758608940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75" calcext:value-type="float">
            <text:p>275</text:p>
          </table:table-cell>
          <table:table-cell office:value-type="float" office:value="6023.115" calcext:value-type="float">
            <text:p>6023.115</text:p>
          </table:table-cell>
          <table:table-cell office:value-type="float" office:value="-0.997655" calcext:value-type="float">
            <text:p>-0.997655</text:p>
          </table:table-cell>
          <table:table-cell office:value-type="float" office:value="4.174035" calcext:value-type="float">
            <text:p>4.174035</text:p>
          </table:table-cell>
          <table:table-cell office:value-type="float" office:value="45.62975" calcext:value-type="float">
            <text:p>45.62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132E+018" calcext:value-type="float">
            <text:p>1.23767861741132E+018</text:p>
          </table:table-cell>
          <table:table-cell office:value-type="float" office:value="4.27963490699864E+017" calcext:value-type="float">
            <text:p>4.2796349069986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42" calcext:value-type="float">
            <text:p>442</text:p>
          </table:table-cell>
          <table:table-cell office:value-type="float" office:value="5828.125" calcext:value-type="float">
            <text:p>5828.125</text:p>
          </table:table-cell>
          <table:table-cell office:value-type="float" office:value="-0.4239077" calcext:value-type="float">
            <text:p>-0.4239077</text:p>
          </table:table-cell>
          <table:table-cell office:value-type="float" office:value="4.372626" calcext:value-type="float">
            <text:p>4.372626</text:p>
          </table:table-cell>
          <table:table-cell office:value-type="float" office:value="41.44781" calcext:value-type="float">
            <text:p>41.44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132E+018" calcext:value-type="float">
            <text:p>1.23767861741132E+018</text:p>
          </table:table-cell>
          <table:table-cell office:value-type="float" office:value="4.2796568972312E+017" calcext:value-type="float">
            <text:p>4.2796568972312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50" calcext:value-type="float">
            <text:p>450</text:p>
          </table:table-cell>
          <table:table-cell office:value-type="float" office:value="5916.449" calcext:value-type="float">
            <text:p>5916.449</text:p>
          </table:table-cell>
          <table:table-cell office:value-type="float" office:value="-0.676251" calcext:value-type="float">
            <text:p>-0.676251</text:p>
          </table:table-cell>
          <table:table-cell office:value-type="float" office:value="4.314761" calcext:value-type="float">
            <text:p>4.314761</text:p>
          </table:table-cell>
          <table:table-cell office:value-type="float" office:value="48.15656" calcext:value-type="float">
            <text:p>48.15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5814E+018" calcext:value-type="float">
            <text:p>1.23766327845814E+018</text:p>
          </table:table-cell>
          <table:table-cell office:value-type="float" office:value="4.27968438502189E+017" calcext:value-type="float">
            <text:p>4.27968438502189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60" calcext:value-type="float">
            <text:p>460</text:p>
          </table:table-cell>
          <table:table-cell office:value-type="float" office:value="6592.345" calcext:value-type="float">
            <text:p>6592.345</text:p>
          </table:table-cell>
          <table:table-cell office:value-type="float" office:value="-2.056591" calcext:value-type="float">
            <text:p>-2.056591</text:p>
          </table:table-cell>
          <table:table-cell office:value-type="float" office:value="4.35311" calcext:value-type="float">
            <text:p>4.35311</text:p>
          </table:table-cell>
          <table:table-cell office:value-type="float" office:value="30.77877" calcext:value-type="float">
            <text:p>30.77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260506E+018" calcext:value-type="float">
            <text:p>1.23766346260506E+018</text:p>
          </table:table-cell>
          <table:table-cell office:value-type="float" office:value="4.27980258252188E+017" calcext:value-type="float">
            <text:p>4.27980258252188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503" calcext:value-type="float">
            <text:p>503</text:p>
          </table:table-cell>
          <table:table-cell office:value-type="float" office:value="6182.496" calcext:value-type="float">
            <text:p>6182.496</text:p>
          </table:table-cell>
          <table:table-cell office:value-type="float" office:value="-1.042657" calcext:value-type="float">
            <text:p>-1.042657</text:p>
          </table:table-cell>
          <table:table-cell office:value-type="float" office:value="4.000402" calcext:value-type="float">
            <text:p>4.000402</text:p>
          </table:table-cell>
          <table:table-cell office:value-type="float" office:value="41.11676" calcext:value-type="float">
            <text:p>41.116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3614E+018" calcext:value-type="float">
            <text:p>1.23766640843614E+018</text:p>
          </table:table-cell>
          <table:table-cell office:value-type="float" office:value="4.27992352880093E+017" calcext:value-type="float">
            <text:p>4.27992352880093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547" calcext:value-type="float">
            <text:p>547</text:p>
          </table:table-cell>
          <table:table-cell office:value-type="float" office:value="6033.821" calcext:value-type="float">
            <text:p>6033.821</text:p>
          </table:table-cell>
          <table:table-cell office:value-type="float" office:value="-0.5924832" calcext:value-type="float">
            <text:p>-0.5924832</text:p>
          </table:table-cell>
          <table:table-cell office:value-type="float" office:value="4.255316" calcext:value-type="float">
            <text:p>4.255316</text:p>
          </table:table-cell>
          <table:table-cell office:value-type="float" office:value="36.90552" calcext:value-type="float">
            <text:p>36.90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260539E+018" calcext:value-type="float">
            <text:p>1.23766346260539E+018</text:p>
          </table:table-cell>
          <table:table-cell office:value-type="float" office:value="4.2801599238009E+017" calcext:value-type="float">
            <text:p>4.2801599238009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633" calcext:value-type="float">
            <text:p>633</text:p>
          </table:table-cell>
          <table:table-cell office:value-type="float" office:value="4882.306" calcext:value-type="float">
            <text:p>4882.306</text:p>
          </table:table-cell>
          <table:table-cell office:value-type="float" office:value="0.03935997" calcext:value-type="float">
            <text:p>0.03935997</text:p>
          </table:table-cell>
          <table:table-cell office:value-type="float" office:value="4.465366" calcext:value-type="float">
            <text:p>4.465366</text:p>
          </table:table-cell>
          <table:table-cell office:value-type="float" office:value="46.07217" calcext:value-type="float">
            <text:p>46.072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987E+018" calcext:value-type="float">
            <text:p>1.23765690634987E+018</text:p>
          </table:table-cell>
          <table:table-cell office:value-type="float" office:value="4.28980814152231E+017" calcext:value-type="float">
            <text:p>4.2898081415223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47" calcext:value-type="float">
            <text:p>47</text:p>
          </table:table-cell>
          <table:table-cell office:value-type="float" office:value="8105.063" calcext:value-type="float">
            <text:p>8105.063</text:p>
          </table:table-cell>
          <table:table-cell office:value-type="float" office:value="-1.941258" calcext:value-type="float">
            <text:p>-1.941258</text:p>
          </table:table-cell>
          <table:table-cell office:value-type="float" office:value="4.14674" calcext:value-type="float">
            <text:p>4.14674</text:p>
          </table:table-cell>
          <table:table-cell office:value-type="float" office:value="51.04204" calcext:value-type="float">
            <text:p>51.04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961E+018" calcext:value-type="float">
            <text:p>1.23765690634961E+018</text:p>
          </table:table-cell>
          <table:table-cell office:value-type="float" office:value="4.28994283169671E+017" calcext:value-type="float">
            <text:p>4.2899428316967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96" calcext:value-type="float">
            <text:p>96</text:p>
          </table:table-cell>
          <table:table-cell office:value-type="float" office:value="5773.368" calcext:value-type="float">
            <text:p>5773.368</text:p>
          </table:table-cell>
          <table:table-cell office:value-type="float" office:value="-1.070218" calcext:value-type="float">
            <text:p>-1.070218</text:p>
          </table:table-cell>
          <table:table-cell office:value-type="float" office:value="4.331883" calcext:value-type="float">
            <text:p>4.331883</text:p>
          </table:table-cell>
          <table:table-cell office:value-type="float" office:value="41.93141" calcext:value-type="float">
            <text:p>41.9314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577477E+018" calcext:value-type="float">
            <text:p>1.23766327577477E+018</text:p>
          </table:table-cell>
          <table:table-cell office:value-type="float" office:value="4.29001979751066E+017" calcext:value-type="float">
            <text:p>4.29001979751066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124" calcext:value-type="float">
            <text:p>124</text:p>
          </table:table-cell>
          <table:table-cell office:value-type="float" office:value="5915.89" calcext:value-type="float">
            <text:p>5915.89</text:p>
          </table:table-cell>
          <table:table-cell office:value-type="float" office:value="-0.4853995" calcext:value-type="float">
            <text:p>-0.4853995</text:p>
          </table:table-cell>
          <table:table-cell office:value-type="float" office:value="4.178918" calcext:value-type="float">
            <text:p>4.178918</text:p>
          </table:table-cell>
          <table:table-cell office:value-type="float" office:value="46.63169" calcext:value-type="float">
            <text:p>46.631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798E+018" calcext:value-type="float">
            <text:p>1.23766378311798E+018</text:p>
          </table:table-cell>
          <table:table-cell office:value-type="float" office:value="4.29026718762691E+017" calcext:value-type="float">
            <text:p>4.2902671876269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214" calcext:value-type="float">
            <text:p>214</text:p>
          </table:table-cell>
          <table:table-cell office:value-type="float" office:value="5787.772" calcext:value-type="float">
            <text:p>5787.772</text:p>
          </table:table-cell>
          <table:table-cell office:value-type="float" office:value="-0.5961742" calcext:value-type="float">
            <text:p>-0.5961742</text:p>
          </table:table-cell>
          <table:table-cell office:value-type="float" office:value="4.046657" calcext:value-type="float">
            <text:p>4.046657</text:p>
          </table:table-cell>
          <table:table-cell office:value-type="float" office:value="34.23536" calcext:value-type="float">
            <text:p>34.23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446E+018" calcext:value-type="float">
            <text:p>1.23766378365446E+018</text:p>
          </table:table-cell>
          <table:table-cell office:value-type="float" office:value="4.29052282408036E+017" calcext:value-type="float">
            <text:p>4.29052282408036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307" calcext:value-type="float">
            <text:p>307</text:p>
          </table:table-cell>
          <table:table-cell office:value-type="float" office:value="5802.445" calcext:value-type="float">
            <text:p>5802.445</text:p>
          </table:table-cell>
          <table:table-cell office:value-type="float" office:value="-1.005987" calcext:value-type="float">
            <text:p>-1.005987</text:p>
          </table:table-cell>
          <table:table-cell office:value-type="float" office:value="4.257582" calcext:value-type="float">
            <text:p>4.257582</text:p>
          </table:table-cell>
          <table:table-cell office:value-type="float" office:value="51.15491" calcext:value-type="float">
            <text:p>51.154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40789953E+018" calcext:value-type="float">
            <text:p>1.23766640789953E+018</text:p>
          </table:table-cell>
          <table:table-cell office:value-type="float" office:value="4.2905558094292E+017" calcext:value-type="float">
            <text:p>4.2905558094292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319" calcext:value-type="float">
            <text:p>319</text:p>
          </table:table-cell>
          <table:table-cell office:value-type="float" office:value="5769.012" calcext:value-type="float">
            <text:p>5769.012</text:p>
          </table:table-cell>
          <table:table-cell office:value-type="float" office:value="-0.7434391" calcext:value-type="float">
            <text:p>-0.7434391</text:p>
          </table:table-cell>
          <table:table-cell office:value-type="float" office:value="4.090135" calcext:value-type="float">
            <text:p>4.090135</text:p>
          </table:table-cell>
          <table:table-cell office:value-type="float" office:value="30.40948" calcext:value-type="float">
            <text:p>30.40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135E+018" calcext:value-type="float">
            <text:p>1.23764991897135E+018</text:p>
          </table:table-cell>
          <table:table-cell office:value-type="float" office:value="4.8420708529946E+017" calcext:value-type="float">
            <text:p>4.8420708529946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255" calcext:value-type="float">
            <text:p>255</text:p>
          </table:table-cell>
          <table:table-cell office:value-type="float" office:value="5773.783" calcext:value-type="float">
            <text:p>5773.783</text:p>
          </table:table-cell>
          <table:table-cell office:value-type="float" office:value="-0.4328133" calcext:value-type="float">
            <text:p>-0.4328133</text:p>
          </table:table-cell>
          <table:table-cell office:value-type="float" office:value="4.102047" calcext:value-type="float">
            <text:p>4.102047</text:p>
          </table:table-cell>
          <table:table-cell office:value-type="float" office:value="47.27888" calcext:value-type="float">
            <text:p>47.278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86E+018" calcext:value-type="float">
            <text:p>1.23764995440686E+018</text:p>
          </table:table-cell>
          <table:table-cell office:value-type="float" office:value="4.84246392840153E+017" calcext:value-type="float">
            <text:p>4.84246392840153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398" calcext:value-type="float">
            <text:p>398</text:p>
          </table:table-cell>
          <table:table-cell office:value-type="float" office:value="5537.973" calcext:value-type="float">
            <text:p>5537.973</text:p>
          </table:table-cell>
          <table:table-cell office:value-type="float" office:value="-0.07832879" calcext:value-type="float">
            <text:p>-0.07832879</text:p>
          </table:table-cell>
          <table:table-cell office:value-type="float" office:value="4.222183" calcext:value-type="float">
            <text:p>4.222183</text:p>
          </table:table-cell>
          <table:table-cell office:value-type="float" office:value="45.56018" calcext:value-type="float">
            <text:p>45.560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306E+018" calcext:value-type="float">
            <text:p>1.23765119242306E+018</text:p>
          </table:table-cell>
          <table:table-cell office:value-type="float" office:value="4.85276635235379E+017" calcext:value-type="float">
            <text:p>4.8527663523537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0" calcext:value-type="float">
            <text:p>50</text:p>
          </table:table-cell>
          <table:table-cell office:value-type="float" office:value="5264.643" calcext:value-type="float">
            <text:p>5264.643</text:p>
          </table:table-cell>
          <table:table-cell office:value-type="float" office:value="-0.9322014" calcext:value-type="float">
            <text:p>-0.9322014</text:p>
          </table:table-cell>
          <table:table-cell office:value-type="float" office:value="4.302079" calcext:value-type="float">
            <text:p>4.302079</text:p>
          </table:table-cell>
          <table:table-cell office:value-type="float" office:value="34.86277" calcext:value-type="float">
            <text:p>34.86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42E+018" calcext:value-type="float">
            <text:p>1.23765125255142E+018</text:p>
          </table:table-cell>
          <table:table-cell office:value-type="float" office:value="4.85282407671425E+017" calcext:value-type="float">
            <text:p>4.85282407671425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71" calcext:value-type="float">
            <text:p>71</text:p>
          </table:table-cell>
          <table:table-cell office:value-type="float" office:value="6148.898" calcext:value-type="float">
            <text:p>6148.898</text:p>
          </table:table-cell>
          <table:table-cell office:value-type="float" office:value="-1.217009" calcext:value-type="float">
            <text:p>-1.217009</text:p>
          </table:table-cell>
          <table:table-cell office:value-type="float" office:value="4.115252" calcext:value-type="float">
            <text:p>4.115252</text:p>
          </table:table-cell>
          <table:table-cell office:value-type="float" office:value="41.2168" calcext:value-type="float">
            <text:p>41.2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1577E+018" calcext:value-type="float">
            <text:p>1.23765127241577E+018</text:p>
          </table:table-cell>
          <table:table-cell office:value-type="float" office:value="4.85285431328401E+017" calcext:value-type="float">
            <text:p>4.85285431328401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82" calcext:value-type="float">
            <text:p>82</text:p>
          </table:table-cell>
          <table:table-cell office:value-type="float" office:value="5471.961" calcext:value-type="float">
            <text:p>5471.961</text:p>
          </table:table-cell>
          <table:table-cell office:value-type="float" office:value="-0.2682711" calcext:value-type="float">
            <text:p>-0.2682711</text:p>
          </table:table-cell>
          <table:table-cell office:value-type="float" office:value="4.384748" calcext:value-type="float">
            <text:p>4.384748</text:p>
          </table:table-cell>
          <table:table-cell office:value-type="float" office:value="31.75151" calcext:value-type="float">
            <text:p>31.751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35E+018" calcext:value-type="float">
            <text:p>1.23765125255135E+018</text:p>
          </table:table-cell>
          <table:table-cell office:value-type="float" office:value="4.85294227421424E+017" calcext:value-type="float">
            <text:p>4.8529422742142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114" calcext:value-type="float">
            <text:p>114</text:p>
          </table:table-cell>
          <table:table-cell office:value-type="float" office:value="5428.205" calcext:value-type="float">
            <text:p>5428.205</text:p>
          </table:table-cell>
          <table:table-cell office:value-type="float" office:value="-0.1087783" calcext:value-type="float">
            <text:p>-0.1087783</text:p>
          </table:table-cell>
          <table:table-cell office:value-type="float" office:value="4.352899" calcext:value-type="float">
            <text:p>4.352899</text:p>
          </table:table-cell>
          <table:table-cell office:value-type="float" office:value="43.1934" calcext:value-type="float">
            <text:p>43.19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35E+018" calcext:value-type="float">
            <text:p>1.23765125255135E+018</text:p>
          </table:table-cell>
          <table:table-cell office:value-type="float" office:value="4.85295052055144E+017" calcext:value-type="float">
            <text:p>4.8529505205514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117" calcext:value-type="float">
            <text:p>117</text:p>
          </table:table-cell>
          <table:table-cell office:value-type="float" office:value="5938.786" calcext:value-type="float">
            <text:p>5938.786</text:p>
          </table:table-cell>
          <table:table-cell office:value-type="float" office:value="-0.3008776" calcext:value-type="float">
            <text:p>-0.3008776</text:p>
          </table:table-cell>
          <table:table-cell office:value-type="float" office:value="4.016424" calcext:value-type="float">
            <text:p>4.016424</text:p>
          </table:table-cell>
          <table:table-cell office:value-type="float" office:value="39.1898" calcext:value-type="float">
            <text:p>39.1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029E+018" calcext:value-type="float">
            <text:p>1.23765149629029E+018</text:p>
          </table:table-cell>
          <table:table-cell office:value-type="float" office:value="4.85336283741186E+017" calcext:value-type="float">
            <text:p>4.85336283741186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67" calcext:value-type="float">
            <text:p>267</text:p>
          </table:table-cell>
          <table:table-cell office:value-type="float" office:value="5960.331" calcext:value-type="float">
            <text:p>5960.331</text:p>
          </table:table-cell>
          <table:table-cell office:value-type="float" office:value="-0.3742417" calcext:value-type="float">
            <text:p>-0.3742417</text:p>
          </table:table-cell>
          <table:table-cell office:value-type="float" office:value="4.010391" calcext:value-type="float">
            <text:p>4.010391</text:p>
          </table:table-cell>
          <table:table-cell office:value-type="float" office:value="40.31873" calcext:value-type="float">
            <text:p>40.31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2736E+018" calcext:value-type="float">
            <text:p>1.23765149682736E+018</text:p>
          </table:table-cell>
          <table:table-cell office:value-type="float" office:value="4.85339582276069E+017" calcext:value-type="float">
            <text:p>4.8533958227606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79" calcext:value-type="float">
            <text:p>279</text:p>
          </table:table-cell>
          <table:table-cell office:value-type="float" office:value="6101.201" calcext:value-type="float">
            <text:p>6101.201</text:p>
          </table:table-cell>
          <table:table-cell office:value-type="float" office:value="-0.6300661" calcext:value-type="float">
            <text:p>-0.6300661</text:p>
          </table:table-cell>
          <table:table-cell office:value-type="float" office:value="4.121961" calcext:value-type="float">
            <text:p>4.121961</text:p>
          </table:table-cell>
          <table:table-cell office:value-type="float" office:value="31.07932" calcext:value-type="float">
            <text:p>31.079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009E+018" calcext:value-type="float">
            <text:p>1.23765149629009E+018</text:p>
          </table:table-cell>
          <table:table-cell office:value-type="float" office:value="4.85342056177232E+017" calcext:value-type="float">
            <text:p>4.85342056177232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88" calcext:value-type="float">
            <text:p>288</text:p>
          </table:table-cell>
          <table:table-cell office:value-type="float" office:value="6208.365" calcext:value-type="float">
            <text:p>6208.365</text:p>
          </table:table-cell>
          <table:table-cell office:value-type="float" office:value="-0.3132929" calcext:value-type="float">
            <text:p>-0.3132929</text:p>
          </table:table-cell>
          <table:table-cell office:value-type="float" office:value="4.143556" calcext:value-type="float">
            <text:p>4.143556</text:p>
          </table:table-cell>
          <table:table-cell office:value-type="float" office:value="48.69508" calcext:value-type="float">
            <text:p>48.695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1102E+018" calcext:value-type="float">
            <text:p>1.23765290131102E+018</text:p>
          </table:table-cell>
          <table:table-cell office:value-type="float" office:value="5.22562174564985E+017" calcext:value-type="float">
            <text:p>5.22562174564985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526" calcext:value-type="float">
            <text:p>526</text:p>
          </table:table-cell>
          <table:table-cell office:value-type="float" office:value="5210.448" calcext:value-type="float">
            <text:p>5210.448</text:p>
          </table:table-cell>
          <table:table-cell office:value-type="float" office:value="-1.094568" calcext:value-type="float">
            <text:p>-1.094568</text:p>
          </table:table-cell>
          <table:table-cell office:value-type="float" office:value="4.384812" calcext:value-type="float">
            <text:p>4.384812</text:p>
          </table:table-cell>
          <table:table-cell office:value-type="float" office:value="39.64708" calcext:value-type="float">
            <text:p>39.647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89916485E+018" calcext:value-type="float">
            <text:p>1.23765289916485E+018</text:p>
          </table:table-cell>
          <table:table-cell office:value-type="float" office:value="5.235542089647E+017" calcext:value-type="float">
            <text:p>5.235542089647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39" calcext:value-type="float">
            <text:p>39</text:p>
          </table:table-cell>
          <table:table-cell office:value-type="float" office:value="8607.022" calcext:value-type="float">
            <text:p>8607.022</text:p>
          </table:table-cell>
          <table:table-cell office:value-type="float" office:value="-0.408154" calcext:value-type="float">
            <text:p>-0.408154</text:p>
          </table:table-cell>
          <table:table-cell office:value-type="float" office:value="4.1014" calcext:value-type="float">
            <text:p>4.1014</text:p>
          </table:table-cell>
          <table:table-cell office:value-type="float" office:value="56.73834" calcext:value-type="float">
            <text:p>56.738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70126E+018" calcext:value-type="float">
            <text:p>1.23765289970126E+018</text:p>
          </table:table-cell>
          <table:table-cell office:value-type="float" office:value="5.23592142115858E+017" calcext:value-type="float">
            <text:p>5.23592142115858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177" calcext:value-type="float">
            <text:p>177</text:p>
          </table:table-cell>
          <table:table-cell office:value-type="float" office:value="5924.487" calcext:value-type="float">
            <text:p>5924.487</text:p>
          </table:table-cell>
          <table:table-cell office:value-type="float" office:value="-0.586665" calcext:value-type="float">
            <text:p>-0.586665</text:p>
          </table:table-cell>
          <table:table-cell office:value-type="float" office:value="4.061323" calcext:value-type="float">
            <text:p>4.061323</text:p>
          </table:table-cell>
          <table:table-cell office:value-type="float" office:value="30.66809" calcext:value-type="float">
            <text:p>30.668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568E+018" calcext:value-type="float">
            <text:p>1.23765175453568E+018</text:p>
          </table:table-cell>
          <table:table-cell office:value-type="float" office:value="5.65369736469178E+017" calcext:value-type="float">
            <text:p>5.65369736469178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611" calcext:value-type="float">
            <text:p>611</text:p>
          </table:table-cell>
          <table:table-cell office:value-type="float" office:value="5582.591" calcext:value-type="float">
            <text:p>5582.591</text:p>
          </table:table-cell>
          <table:table-cell office:value-type="float" office:value="-0.870874" calcext:value-type="float">
            <text:p>-0.870874</text:p>
          </table:table-cell>
          <table:table-cell office:value-type="float" office:value="4.448757" calcext:value-type="float">
            <text:p>4.448757</text:p>
          </table:table-cell>
          <table:table-cell office:value-type="float" office:value="41.78132" calcext:value-type="float">
            <text:p>41.781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568E+018" calcext:value-type="float">
            <text:p>1.23765175453568E+018</text:p>
          </table:table-cell>
          <table:table-cell office:value-type="float" office:value="5.65370011347085E+017" calcext:value-type="float">
            <text:p>5.65370011347085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612" calcext:value-type="float">
            <text:p>612</text:p>
          </table:table-cell>
          <table:table-cell office:value-type="float" office:value="6226.857" calcext:value-type="float">
            <text:p>6226.857</text:p>
          </table:table-cell>
          <table:table-cell office:value-type="float" office:value="-1.346601" calcext:value-type="float">
            <text:p>-1.346601</text:p>
          </table:table-cell>
          <table:table-cell office:value-type="float" office:value="4.131523" calcext:value-type="float">
            <text:p>4.131523</text:p>
          </table:table-cell>
          <table:table-cell office:value-type="float" office:value="45.83035" calcext:value-type="float">
            <text:p>45.830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99E+018" calcext:value-type="float">
            <text:p>1.23765175292599E+018</text:p>
          </table:table-cell>
          <table:table-cell office:value-type="float" office:value="5.66330985214405E+017" calcext:value-type="float">
            <text:p>5.6633098521440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2" calcext:value-type="float">
            <text:p>12</text:p>
          </table:table-cell>
          <table:table-cell office:value-type="float" office:value="5017.429" calcext:value-type="float">
            <text:p>5017.429</text:p>
          </table:table-cell>
          <table:table-cell office:value-type="float" office:value="-0.2625143" calcext:value-type="float">
            <text:p>-0.2625143</text:p>
          </table:table-cell>
          <table:table-cell office:value-type="float" office:value="4.308283" calcext:value-type="float">
            <text:p>4.308283</text:p>
          </table:table-cell>
          <table:table-cell office:value-type="float" office:value="38.87161" calcext:value-type="float">
            <text:p>38.871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8E+018" calcext:value-type="float">
            <text:p>1.23765175292618E+018</text:p>
          </table:table-cell>
          <table:table-cell office:value-type="float" office:value="5.66331809848125E+017" calcext:value-type="float">
            <text:p>5.6633180984812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5" calcext:value-type="float">
            <text:p>15</text:p>
          </table:table-cell>
          <table:table-cell office:value-type="float" office:value="6050.016" calcext:value-type="float">
            <text:p>6050.016</text:p>
          </table:table-cell>
          <table:table-cell office:value-type="float" office:value="-1.207931" calcext:value-type="float">
            <text:p>-1.207931</text:p>
          </table:table-cell>
          <table:table-cell office:value-type="float" office:value="4.215521" calcext:value-type="float">
            <text:p>4.215521</text:p>
          </table:table-cell>
          <table:table-cell office:value-type="float" office:value="31.77771" calcext:value-type="float">
            <text:p>31.777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2E+018" calcext:value-type="float">
            <text:p>1.23765175292612E+018</text:p>
          </table:table-cell>
          <table:table-cell office:value-type="float" office:value="5.66334008871381E+017" calcext:value-type="float">
            <text:p>5.66334008871381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3" calcext:value-type="float">
            <text:p>23</text:p>
          </table:table-cell>
          <table:table-cell office:value-type="float" office:value="4380.602" calcext:value-type="float">
            <text:p>4380.602</text:p>
          </table:table-cell>
          <table:table-cell office:value-type="float" office:value="-1.030266" calcext:value-type="float">
            <text:p>-1.030266</text:p>
          </table:table-cell>
          <table:table-cell office:value-type="float" office:value="4.338913" calcext:value-type="float">
            <text:p>4.338913</text:p>
          </table:table-cell>
          <table:table-cell office:value-type="float" office:value="50.95391" calcext:value-type="float">
            <text:p>50.953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292592E+018" calcext:value-type="float">
            <text:p>1.23765175292592E+018</text:p>
          </table:table-cell>
          <table:table-cell office:value-type="float" office:value="5.66341705452775E+017" calcext:value-type="float">
            <text:p>5.6634170545277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51" calcext:value-type="float">
            <text:p>51</text:p>
          </table:table-cell>
          <table:table-cell office:value-type="float" office:value="6270.107" calcext:value-type="float">
            <text:p>6270.107</text:p>
          </table:table-cell>
          <table:table-cell office:value-type="float" office:value="-0.1007644" calcext:value-type="float">
            <text:p>-0.1007644</text:p>
          </table:table-cell>
          <table:table-cell office:value-type="float" office:value="4.098726" calcext:value-type="float">
            <text:p>4.098726</text:p>
          </table:table-cell>
          <table:table-cell office:value-type="float" office:value="30.23344" calcext:value-type="float">
            <text:p>30.23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59E+018" calcext:value-type="float">
            <text:p>1.23765175292559E+018</text:p>
          </table:table-cell>
          <table:table-cell office:value-type="float" office:value="5.66376889824864E+017" calcext:value-type="float">
            <text:p>5.66376889824864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79" calcext:value-type="float">
            <text:p>179</text:p>
          </table:table-cell>
          <table:table-cell office:value-type="float" office:value="4713.423" calcext:value-type="float">
            <text:p>4713.423</text:p>
          </table:table-cell>
          <table:table-cell office:value-type="float" office:value="-0.3743117" calcext:value-type="float">
            <text:p>-0.3743117</text:p>
          </table:table-cell>
          <table:table-cell office:value-type="float" office:value="4.37699" calcext:value-type="float">
            <text:p>4.37699</text:p>
          </table:table-cell>
          <table:table-cell office:value-type="float" office:value="34.18694" calcext:value-type="float">
            <text:p>34.186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53E+018" calcext:value-type="float">
            <text:p>1.23765175292553E+018</text:p>
          </table:table-cell>
          <table:table-cell office:value-type="float" office:value="5.66385685917886E+017" calcext:value-type="float">
            <text:p>5.66385685917886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11" calcext:value-type="float">
            <text:p>211</text:p>
          </table:table-cell>
          <table:table-cell office:value-type="float" office:value="7349.091" calcext:value-type="float">
            <text:p>7349.091</text:p>
          </table:table-cell>
          <table:table-cell office:value-type="float" office:value="-0.8973243" calcext:value-type="float">
            <text:p>-0.8973243</text:p>
          </table:table-cell>
          <table:table-cell office:value-type="float" office:value="4.319879" calcext:value-type="float">
            <text:p>4.319879</text:p>
          </table:table-cell>
          <table:table-cell office:value-type="float" office:value="47.40115" calcext:value-type="float">
            <text:p>47.40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4579E+018" calcext:value-type="float">
            <text:p>1.23765173574579E+018</text:p>
          </table:table-cell>
          <table:table-cell office:value-type="float" office:value="5.66399429813234E+017" calcext:value-type="float">
            <text:p>5.66399429813234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61" calcext:value-type="float">
            <text:p>261</text:p>
          </table:table-cell>
          <table:table-cell office:value-type="float" office:value="6003.598" calcext:value-type="float">
            <text:p>6003.598</text:p>
          </table:table-cell>
          <table:table-cell office:value-type="float" office:value="-0.804019" calcext:value-type="float">
            <text:p>-0.804019</text:p>
          </table:table-cell>
          <table:table-cell office:value-type="float" office:value="4.035775" calcext:value-type="float">
            <text:p>4.035775</text:p>
          </table:table-cell>
          <table:table-cell office:value-type="float" office:value="42.75252" calcext:value-type="float">
            <text:p>42.752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446E+018" calcext:value-type="float">
            <text:p>1.23765459995446E+018</text:p>
          </table:table-cell>
          <table:table-cell office:value-type="float" office:value="5.66418121510906E+017" calcext:value-type="float">
            <text:p>5.66418121510906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329" calcext:value-type="float">
            <text:p>329</text:p>
          </table:table-cell>
          <table:table-cell office:value-type="float" office:value="8614.163" calcext:value-type="float">
            <text:p>8614.163</text:p>
          </table:table-cell>
          <table:table-cell office:value-type="float" office:value="-3.378665" calcext:value-type="float">
            <text:p>-3.378665</text:p>
          </table:table-cell>
          <table:table-cell office:value-type="float" office:value="4.454733" calcext:value-type="float">
            <text:p>4.454733</text:p>
          </table:table-cell>
          <table:table-cell office:value-type="float" office:value="58.6263" calcext:value-type="float">
            <text:p>58.62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737E+018" calcext:value-type="float">
            <text:p>1.23765366579737E+018</text:p>
          </table:table-cell>
          <table:table-cell office:value-type="float" office:value="5.66418946144627E+017" calcext:value-type="float">
            <text:p>5.66418946144627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332" calcext:value-type="float">
            <text:p>332</text:p>
          </table:table-cell>
          <table:table-cell office:value-type="float" office:value="6056.203" calcext:value-type="float">
            <text:p>6056.203</text:p>
          </table:table-cell>
          <table:table-cell office:value-type="float" office:value="-0.7378343" calcext:value-type="float">
            <text:p>-0.7378343</text:p>
          </table:table-cell>
          <table:table-cell office:value-type="float" office:value="4.21653" calcext:value-type="float">
            <text:p>4.21653</text:p>
          </table:table-cell>
          <table:table-cell office:value-type="float" office:value="37.27698" calcext:value-type="float">
            <text:p>37.276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608E+018" calcext:value-type="float">
            <text:p>1.23765175453608E+018</text:p>
          </table:table-cell>
          <table:table-cell office:value-type="float" office:value="5.66444509789973E+017" calcext:value-type="float">
            <text:p>5.66444509789973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425" calcext:value-type="float">
            <text:p>425</text:p>
          </table:table-cell>
          <table:table-cell office:value-type="float" office:value="5848.934" calcext:value-type="float">
            <text:p>5848.934</text:p>
          </table:table-cell>
          <table:table-cell office:value-type="float" office:value="-0.2763071" calcext:value-type="float">
            <text:p>-0.2763071</text:p>
          </table:table-cell>
          <table:table-cell office:value-type="float" office:value="4.271863" calcext:value-type="float">
            <text:p>4.271863</text:p>
          </table:table-cell>
          <table:table-cell office:value-type="float" office:value="63.10747" calcext:value-type="float">
            <text:p>63.10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79E+018" calcext:value-type="float">
            <text:p>1.2376536657979E+018</text:p>
          </table:table-cell>
          <table:table-cell office:value-type="float" office:value="5.66452756127181E+017" calcext:value-type="float">
            <text:p>5.66452756127181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455" calcext:value-type="float">
            <text:p>455</text:p>
          </table:table-cell>
          <table:table-cell office:value-type="float" office:value="5891.728" calcext:value-type="float">
            <text:p>5891.728</text:p>
          </table:table-cell>
          <table:table-cell office:value-type="float" office:value="-0.3294719" calcext:value-type="float">
            <text:p>-0.3294719</text:p>
          </table:table-cell>
          <table:table-cell office:value-type="float" office:value="4.376712" calcext:value-type="float">
            <text:p>4.376712</text:p>
          </table:table-cell>
          <table:table-cell office:value-type="float" office:value="30.20574" calcext:value-type="float">
            <text:p>30.205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979E+018" calcext:value-type="float">
            <text:p>1.23765175399979E+018</text:p>
          </table:table-cell>
          <table:table-cell office:value-type="float" office:value="5.66502783906245E+017" calcext:value-type="float">
            <text:p>5.6650278390624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637" calcext:value-type="float">
            <text:p>637</text:p>
          </table:table-cell>
          <table:table-cell office:value-type="float" office:value="6201.934" calcext:value-type="float">
            <text:p>6201.934</text:p>
          </table:table-cell>
          <table:table-cell office:value-type="float" office:value="-1.356996" calcext:value-type="float">
            <text:p>-1.356996</text:p>
          </table:table-cell>
          <table:table-cell office:value-type="float" office:value="4.148877" calcext:value-type="float">
            <text:p>4.148877</text:p>
          </table:table-cell>
          <table:table-cell office:value-type="float" office:value="52.02914" calcext:value-type="float">
            <text:p>52.02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7574E+018" calcext:value-type="float">
            <text:p>1.23765173577574E+018</text:p>
          </table:table-cell>
          <table:table-cell office:value-type="float" office:value="6.04615980563327E+017" calcext:value-type="float">
            <text:p>6.04615980563327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28" calcext:value-type="float">
            <text:p>28</text:p>
          </table:table-cell>
          <table:table-cell office:value-type="float" office:value="5870.016" calcext:value-type="float">
            <text:p>5870.016</text:p>
          </table:table-cell>
          <table:table-cell office:value-type="float" office:value="-0.7127725" calcext:value-type="float">
            <text:p>-0.7127725</text:p>
          </table:table-cell>
          <table:table-cell office:value-type="float" office:value="4.117732" calcext:value-type="float">
            <text:p>4.117732</text:p>
          </table:table-cell>
          <table:table-cell office:value-type="float" office:value="41.58064" calcext:value-type="float">
            <text:p>41.580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5E+018" calcext:value-type="float">
            <text:p>1.2376517534915E+018</text:p>
          </table:table-cell>
          <table:table-cell office:value-type="float" office:value="6.04661060540066E+017" calcext:value-type="float">
            <text:p>6.04661060540066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192" calcext:value-type="float">
            <text:p>192</text:p>
          </table:table-cell>
          <table:table-cell office:value-type="float" office:value="6340.343" calcext:value-type="float">
            <text:p>6340.343</text:p>
          </table:table-cell>
          <table:table-cell office:value-type="float" office:value="-1.484046" calcext:value-type="float">
            <text:p>-1.484046</text:p>
          </table:table-cell>
          <table:table-cell office:value-type="float" office:value="4.056231" calcext:value-type="float">
            <text:p>4.056231</text:p>
          </table:table-cell>
          <table:table-cell office:value-type="float" office:value="43.60512" calcext:value-type="float">
            <text:p>43.605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37E+018" calcext:value-type="float">
            <text:p>1.23765175349137E+018</text:p>
          </table:table-cell>
          <table:table-cell office:value-type="float" office:value="6.04670681266809E+017" calcext:value-type="float">
            <text:p>6.04670681266809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227" calcext:value-type="float">
            <text:p>227</text:p>
          </table:table-cell>
          <table:table-cell office:value-type="float" office:value="6083.737" calcext:value-type="float">
            <text:p>6083.737</text:p>
          </table:table-cell>
          <table:table-cell office:value-type="float" office:value="-1.421241" calcext:value-type="float">
            <text:p>-1.421241</text:p>
          </table:table-cell>
          <table:table-cell office:value-type="float" office:value="4.031943" calcext:value-type="float">
            <text:p>4.031943</text:p>
          </table:table-cell>
          <table:table-cell office:value-type="float" office:value="41.11901" calcext:value-type="float">
            <text:p>41.119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57E+018" calcext:value-type="float">
            <text:p>1.2376517545657E+018</text:p>
          </table:table-cell>
          <table:table-cell office:value-type="float" office:value="6.0477046194703E+017" calcext:value-type="float">
            <text:p>6.0477046194703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590" calcext:value-type="float">
            <text:p>590</text:p>
          </table:table-cell>
          <table:table-cell office:value-type="float" office:value="6857.705" calcext:value-type="float">
            <text:p>6857.705</text:p>
          </table:table-cell>
          <table:table-cell office:value-type="float" office:value="-0.8449074" calcext:value-type="float">
            <text:p>-0.8449074</text:p>
          </table:table-cell>
          <table:table-cell office:value-type="float" office:value="4.150301" calcext:value-type="float">
            <text:p>4.150301</text:p>
          </table:table-cell>
          <table:table-cell office:value-type="float" office:value="44.40032" calcext:value-type="float">
            <text:p>44.40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639711E+018" calcext:value-type="float">
            <text:p>1.23765460639711E+018</text:p>
          </table:table-cell>
          <table:table-cell office:value-type="float" office:value="6.46434536439179E+017" calcext:value-type="float">
            <text:p>6.4643453643917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611" calcext:value-type="float">
            <text:p>611</text:p>
          </table:table-cell>
          <table:table-cell office:value-type="float" office:value="6073.275" calcext:value-type="float">
            <text:p>6073.275</text:p>
          </table:table-cell>
          <table:table-cell office:value-type="float" office:value="-0.5859854" calcext:value-type="float">
            <text:p>-0.5859854</text:p>
          </table:table-cell>
          <table:table-cell office:value-type="float" office:value="4.103997" calcext:value-type="float">
            <text:p>4.103997</text:p>
          </table:table-cell>
          <table:table-cell office:value-type="float" office:value="48.19026" calcext:value-type="float">
            <text:p>48.19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98224E+018" calcext:value-type="float">
            <text:p>1.23765494998224E+018</text:p>
          </table:table-cell>
          <table:table-cell office:value-type="float" office:value="6.85810796340472E+017" calcext:value-type="float">
            <text:p>6.85810796340472E+017</text:p>
          </table:table-cell>
          <table:table-cell office:value-type="float" office:value="609" calcext:value-type="float">
            <text:p>609</text:p>
          </table:table-cell>
          <table:table-cell office:value-type="float" office:value="52339" calcext:value-type="float">
            <text:p>52339</text:p>
          </table:table-cell>
          <table:table-cell office:value-type="float" office:value="501" calcext:value-type="float">
            <text:p>501</text:p>
          </table:table-cell>
          <table:table-cell office:value-type="float" office:value="5910.943" calcext:value-type="float">
            <text:p>5910.943</text:p>
          </table:table-cell>
          <table:table-cell office:value-type="float" office:value="-1.054262" calcext:value-type="float">
            <text:p>-1.054262</text:p>
          </table:table-cell>
          <table:table-cell office:value-type="float" office:value="4.116333" calcext:value-type="float">
            <text:p>4.116333</text:p>
          </table:table-cell>
          <table:table-cell office:value-type="float" office:value="38.55148" calcext:value-type="float">
            <text:p>38.5514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33442E+018" calcext:value-type="float">
            <text:p>1.23767194033442E+018</text:p>
          </table:table-cell>
          <table:table-cell office:value-type="float" office:value="6.86803375714495E+017" calcext:value-type="float">
            <text:p>6.86803375714495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6" calcext:value-type="float">
            <text:p>16</text:p>
          </table:table-cell>
          <table:table-cell office:value-type="float" office:value="4585.914" calcext:value-type="float">
            <text:p>4585.914</text:p>
          </table:table-cell>
          <table:table-cell office:value-type="float" office:value="-0.3118106" calcext:value-type="float">
            <text:p>-0.3118106</text:p>
          </table:table-cell>
          <table:table-cell office:value-type="float" office:value="4.204468" calcext:value-type="float">
            <text:p>4.204468</text:p>
          </table:table-cell>
          <table:table-cell office:value-type="float" office:value="36.61202" calcext:value-type="float">
            <text:p>36.612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136E+018" calcext:value-type="float">
            <text:p>1.23767194087136E+018</text:p>
          </table:table-cell>
          <table:table-cell office:value-type="float" office:value="6.86820143266818E+017" calcext:value-type="float">
            <text:p>6.86820143266818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77" calcext:value-type="float">
            <text:p>77</text:p>
          </table:table-cell>
          <table:table-cell office:value-type="float" office:value="5962.165" calcext:value-type="float">
            <text:p>5962.165</text:p>
          </table:table-cell>
          <table:table-cell office:value-type="float" office:value="-1.458457" calcext:value-type="float">
            <text:p>-1.458457</text:p>
          </table:table-cell>
          <table:table-cell office:value-type="float" office:value="4.280998" calcext:value-type="float">
            <text:p>4.280998</text:p>
          </table:table-cell>
          <table:table-cell office:value-type="float" office:value="40.31952" calcext:value-type="float">
            <text:p>40.31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096E+018" calcext:value-type="float">
            <text:p>1.23767194087096E+018</text:p>
          </table:table-cell>
          <table:table-cell office:value-type="float" office:value="6.86833612284258E+017" calcext:value-type="float">
            <text:p>6.86833612284258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26" calcext:value-type="float">
            <text:p>126</text:p>
          </table:table-cell>
          <table:table-cell office:value-type="float" office:value="4536.82" calcext:value-type="float">
            <text:p>4536.82</text:p>
          </table:table-cell>
          <table:table-cell office:value-type="float" office:value="-0.9602666" calcext:value-type="float">
            <text:p>-0.9602666</text:p>
          </table:table-cell>
          <table:table-cell office:value-type="float" office:value="4.483699" calcext:value-type="float">
            <text:p>4.483699</text:p>
          </table:table-cell>
          <table:table-cell office:value-type="float" office:value="40.16317" calcext:value-type="float">
            <text:p>40.163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3913805E+018" calcext:value-type="float">
            <text:p>1.23765463913805E+018</text:p>
          </table:table-cell>
          <table:table-cell office:value-type="float" office:value="6.8685147934821E+017" calcext:value-type="float">
            <text:p>6.8685147934821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91" calcext:value-type="float">
            <text:p>191</text:p>
          </table:table-cell>
          <table:table-cell office:value-type="float" office:value="4717.833" calcext:value-type="float">
            <text:p>4717.833</text:p>
          </table:table-cell>
          <table:table-cell office:value-type="float" office:value="-0.2046865" calcext:value-type="float">
            <text:p>-0.2046865</text:p>
          </table:table-cell>
          <table:table-cell office:value-type="float" office:value="4.496023" calcext:value-type="float">
            <text:p>4.496023</text:p>
          </table:table-cell>
          <table:table-cell office:value-type="float" office:value="44.83773" calcext:value-type="float">
            <text:p>44.837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675E+018" calcext:value-type="float">
            <text:p>1.23765124989675E+018</text:p>
          </table:table-cell>
          <table:table-cell office:value-type="float" office:value="6.86872644947044E+017" calcext:value-type="float">
            <text:p>6.86872644947044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268" calcext:value-type="float">
            <text:p>268</text:p>
          </table:table-cell>
          <table:table-cell office:value-type="float" office:value="5990.807" calcext:value-type="float">
            <text:p>5990.807</text:p>
          </table:table-cell>
          <table:table-cell office:value-type="float" office:value="-0.8690075" calcext:value-type="float">
            <text:p>-0.8690075</text:p>
          </table:table-cell>
          <table:table-cell office:value-type="float" office:value="4.1287" calcext:value-type="float">
            <text:p>4.1287</text:p>
          </table:table-cell>
          <table:table-cell office:value-type="float" office:value="33.6907" calcext:value-type="float">
            <text:p>33.6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828E+018" calcext:value-type="float">
            <text:p>1.23765293564828E+018</text:p>
          </table:table-cell>
          <table:table-cell office:value-type="float" office:value="7.25209593713551E+017" calcext:value-type="float">
            <text:p>7.25209593713551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473" calcext:value-type="float">
            <text:p>473</text:p>
          </table:table-cell>
          <table:table-cell office:value-type="float" office:value="4031.597" calcext:value-type="float">
            <text:p>4031.597</text:p>
          </table:table-cell>
          <table:table-cell office:value-type="float" office:value="-1.171588" calcext:value-type="float">
            <text:p>-1.171588</text:p>
          </table:table-cell>
          <table:table-cell office:value-type="float" office:value="4.338145" calcext:value-type="float">
            <text:p>4.338145</text:p>
          </table:table-cell>
          <table:table-cell office:value-type="float" office:value="45.58577" calcext:value-type="float">
            <text:p>45.5857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21034716E+018" calcext:value-type="float">
            <text:p>1.23766621034716E+018</text:p>
          </table:table-cell>
          <table:table-cell office:value-type="float" office:value="7.25243128818199E+017" calcext:value-type="float">
            <text:p>7.2524312881819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595" calcext:value-type="float">
            <text:p>595</text:p>
          </table:table-cell>
          <table:table-cell office:value-type="float" office:value="4518.259" calcext:value-type="float">
            <text:p>4518.259</text:p>
          </table:table-cell>
          <table:table-cell office:value-type="float" office:value="-0.5601381" calcext:value-type="float">
            <text:p>-0.5601381</text:p>
          </table:table-cell>
          <table:table-cell office:value-type="float" office:value="4.343462" calcext:value-type="float">
            <text:p>4.343462</text:p>
          </table:table-cell>
          <table:table-cell office:value-type="float" office:value="50.90558" calcext:value-type="float">
            <text:p>50.90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413736E+018" calcext:value-type="float">
            <text:p>1.2376534413736E+018</text:p>
          </table:table-cell>
          <table:table-cell office:value-type="float" office:value="7.26300859507436E+017" calcext:value-type="float">
            <text:p>7.26300859507436E+017</text:p>
          </table:table-cell>
          <table:table-cell office:value-type="float" office:value="645" calcext:value-type="float">
            <text:p>645</text:p>
          </table:table-cell>
          <table:table-cell office:value-type="float" office:value="52203" calcext:value-type="float">
            <text:p>52203</text:p>
          </table:table-cell>
          <table:table-cell office:value-type="float" office:value="347" calcext:value-type="float">
            <text:p>347</text:p>
          </table:table-cell>
          <table:table-cell office:value-type="float" office:value="5679.662" calcext:value-type="float">
            <text:p>5679.662</text:p>
          </table:table-cell>
          <table:table-cell office:value-type="float" office:value="-0.6846907" calcext:value-type="float">
            <text:p>-0.6846907</text:p>
          </table:table-cell>
          <table:table-cell office:value-type="float" office:value="4.210476" calcext:value-type="float">
            <text:p>4.210476</text:p>
          </table:table-cell>
          <table:table-cell office:value-type="float" office:value="30.96273" calcext:value-type="float">
            <text:p>30.96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067E+018" calcext:value-type="float">
            <text:p>1.23767861741067E+018</text:p>
          </table:table-cell>
          <table:table-cell office:value-type="float" office:value="7.61253509101283E+017" calcext:value-type="float">
            <text:p>7.61253509101283E+017</text:p>
          </table:table-cell>
          <table:table-cell office:value-type="float" office:value="676" calcext:value-type="float">
            <text:p>676</text:p>
          </table:table-cell>
          <table:table-cell office:value-type="float" office:value="52178" calcext:value-type="float">
            <text:p>52178</text:p>
          </table:table-cell>
          <table:table-cell office:value-type="float" office:value="528" calcext:value-type="float">
            <text:p>528</text:p>
          </table:table-cell>
          <table:table-cell office:value-type="float" office:value="6276.593" calcext:value-type="float">
            <text:p>6276.593</text:p>
          </table:table-cell>
          <table:table-cell office:value-type="float" office:value="-1.356941" calcext:value-type="float">
            <text:p>-1.356941</text:p>
          </table:table-cell>
          <table:table-cell office:value-type="float" office:value="4.021868" calcext:value-type="float">
            <text:p>4.021868</text:p>
          </table:table-cell>
          <table:table-cell office:value-type="float" office:value="35.72697" calcext:value-type="float">
            <text:p>35.72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80027E+018" calcext:value-type="float">
            <text:p>1.23766347980027E+018</text:p>
          </table:table-cell>
          <table:table-cell office:value-type="float" office:value="7.61257357391981E+017" calcext:value-type="float">
            <text:p>7.61257357391981E+017</text:p>
          </table:table-cell>
          <table:table-cell office:value-type="float" office:value="676" calcext:value-type="float">
            <text:p>676</text:p>
          </table:table-cell>
          <table:table-cell office:value-type="float" office:value="52178" calcext:value-type="float">
            <text:p>52178</text:p>
          </table:table-cell>
          <table:table-cell office:value-type="float" office:value="542" calcext:value-type="float">
            <text:p>542</text:p>
          </table:table-cell>
          <table:table-cell office:value-type="float" office:value="5725.206" calcext:value-type="float">
            <text:p>5725.206</text:p>
          </table:table-cell>
          <table:table-cell office:value-type="float" office:value="-0.6960772" calcext:value-type="float">
            <text:p>-0.6960772</text:p>
          </table:table-cell>
          <table:table-cell office:value-type="float" office:value="4.222785" calcext:value-type="float">
            <text:p>4.222785</text:p>
          </table:table-cell>
          <table:table-cell office:value-type="float" office:value="36.83356" calcext:value-type="float">
            <text:p>36.83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233E+018" calcext:value-type="float">
            <text:p>1.23766640736233E+018</text:p>
          </table:table-cell>
          <table:table-cell office:value-type="float" office:value="7.62264517223672E+017" calcext:value-type="float">
            <text:p>7.62264517223672E+017</text:p>
          </table:table-cell>
          <table:table-cell office:value-type="float" office:value="677" calcext:value-type="float">
            <text:p>677</text:p>
          </table:table-cell>
          <table:table-cell office:value-type="float" office:value="52606" calcext:value-type="float">
            <text:p>52606</text:p>
          </table:table-cell>
          <table:table-cell office:value-type="float" office:value="110" calcext:value-type="float">
            <text:p>110</text:p>
          </table:table-cell>
          <table:table-cell office:value-type="float" office:value="9049.407" calcext:value-type="float">
            <text:p>9049.407</text:p>
          </table:table-cell>
          <table:table-cell office:value-type="float" office:value="-2.000489" calcext:value-type="float">
            <text:p>-2.000489</text:p>
          </table:table-cell>
          <table:table-cell office:value-type="float" office:value="4.302987" calcext:value-type="float">
            <text:p>4.302987</text:p>
          </table:table-cell>
          <table:table-cell office:value-type="float" office:value="36.86061" calcext:value-type="float">
            <text:p>36.86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55E+018" calcext:value-type="float">
            <text:p>1.2376746493855E+018</text:p>
          </table:table-cell>
          <table:table-cell office:value-type="float" office:value="3.11925983252867E+017" calcext:value-type="float">
            <text:p>3.11925983252867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188" calcext:value-type="float">
            <text:p>188</text:p>
          </table:table-cell>
          <table:table-cell office:value-type="float" office:value="5392.993" calcext:value-type="float">
            <text:p>5392.993</text:p>
          </table:table-cell>
          <table:table-cell office:value-type="float" office:value="-0.8103771" calcext:value-type="float">
            <text:p>-0.8103771</text:p>
          </table:table-cell>
          <table:table-cell office:value-type="float" office:value="4.146739" calcext:value-type="float">
            <text:p>4.146739</text:p>
          </table:table-cell>
          <table:table-cell office:value-type="float" office:value="38.81224" calcext:value-type="float">
            <text:p>38.812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233E+018" calcext:value-type="float">
            <text:p>1.23767465153233E+018</text:p>
          </table:table-cell>
          <table:table-cell office:value-type="float" office:value="3.11963091770305E+017" calcext:value-type="float">
            <text:p>3.11963091770305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23" calcext:value-type="float">
            <text:p>323</text:p>
          </table:table-cell>
          <table:table-cell office:value-type="float" office:value="7985.955" calcext:value-type="float">
            <text:p>7985.955</text:p>
          </table:table-cell>
          <table:table-cell office:value-type="float" office:value="-1.917267" calcext:value-type="float">
            <text:p>-1.917267</text:p>
          </table:table-cell>
          <table:table-cell office:value-type="float" office:value="4.209887" calcext:value-type="float">
            <text:p>4.209887</text:p>
          </table:table-cell>
          <table:table-cell office:value-type="float" office:value="37.96851" calcext:value-type="float">
            <text:p>37.968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552E+018" calcext:value-type="float">
            <text:p>1.23767465099552E+018</text:p>
          </table:table-cell>
          <table:table-cell office:value-type="float" office:value="3.11970788351699E+017" calcext:value-type="float">
            <text:p>3.11970788351699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51" calcext:value-type="float">
            <text:p>351</text:p>
          </table:table-cell>
          <table:table-cell office:value-type="float" office:value="7902.038" calcext:value-type="float">
            <text:p>7902.038</text:p>
          </table:table-cell>
          <table:table-cell office:value-type="float" office:value="-0.06646301" calcext:value-type="float">
            <text:p>-0.06646301</text:p>
          </table:table-cell>
          <table:table-cell office:value-type="float" office:value="4.128557" calcext:value-type="float">
            <text:p>4.128557</text:p>
          </table:table-cell>
          <table:table-cell office:value-type="float" office:value="43.48854" calcext:value-type="float">
            <text:p>43.48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108E+018" calcext:value-type="float">
            <text:p>1.23764872176108E+018</text:p>
          </table:table-cell>
          <table:table-cell office:value-type="float" office:value="3.11982608101698E+017" calcext:value-type="float">
            <text:p>3.11982608101698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94" calcext:value-type="float">
            <text:p>394</text:p>
          </table:table-cell>
          <table:table-cell office:value-type="float" office:value="6257.857" calcext:value-type="float">
            <text:p>6257.857</text:p>
          </table:table-cell>
          <table:table-cell office:value-type="float" office:value="-1.771592" calcext:value-type="float">
            <text:p>-1.771592</text:p>
          </table:table-cell>
          <table:table-cell office:value-type="float" office:value="4.113283" calcext:value-type="float">
            <text:p>4.113283</text:p>
          </table:table-cell>
          <table:table-cell office:value-type="float" office:value="48.89611" calcext:value-type="float">
            <text:p>48.89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5911E+018" calcext:value-type="float">
            <text:p>1.23767465045911E+018</text:p>
          </table:table-cell>
          <table:table-cell office:value-type="float" office:value="3.11990854438906E+017" calcext:value-type="float">
            <text:p>3.11990854438906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424" calcext:value-type="float">
            <text:p>424</text:p>
          </table:table-cell>
          <table:table-cell office:value-type="float" office:value="6039.982" calcext:value-type="float">
            <text:p>6039.982</text:p>
          </table:table-cell>
          <table:table-cell office:value-type="float" office:value="-0.5371445" calcext:value-type="float">
            <text:p>-0.5371445</text:p>
          </table:table-cell>
          <table:table-cell office:value-type="float" office:value="4.02661" calcext:value-type="float">
            <text:p>4.02661</text:p>
          </table:table-cell>
          <table:table-cell office:value-type="float" office:value="41.46045" calcext:value-type="float">
            <text:p>41.460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814E+018" calcext:value-type="float">
            <text:p>1.23764872229814E+018</text:p>
          </table:table-cell>
          <table:table-cell office:value-type="float" office:value="3.11999100776114E+017" calcext:value-type="float">
            <text:p>3.11999100776114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454" calcext:value-type="float">
            <text:p>454</text:p>
          </table:table-cell>
          <table:table-cell office:value-type="float" office:value="5502.743" calcext:value-type="float">
            <text:p>5502.743</text:p>
          </table:table-cell>
          <table:table-cell office:value-type="float" office:value="-0.8397064" calcext:value-type="float">
            <text:p>-0.8397064</text:p>
          </table:table-cell>
          <table:table-cell office:value-type="float" office:value="4.350741" calcext:value-type="float">
            <text:p>4.350741</text:p>
          </table:table-cell>
          <table:table-cell office:value-type="float" office:value="38.76187" calcext:value-type="float">
            <text:p>38.761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834E+018" calcext:value-type="float">
            <text:p>1.23764872229834E+018</text:p>
          </table:table-cell>
          <table:table-cell office:value-type="float" office:value="3.12030436857506E+017" calcext:value-type="float">
            <text:p>3.12030436857506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568" calcext:value-type="float">
            <text:p>568</text:p>
          </table:table-cell>
          <table:table-cell office:value-type="float" office:value="7217.815" calcext:value-type="float">
            <text:p>7217.815</text:p>
          </table:table-cell>
          <table:table-cell office:value-type="float" office:value="-0.3535498" calcext:value-type="float">
            <text:p>-0.3535498</text:p>
          </table:table-cell>
          <table:table-cell office:value-type="float" office:value="4.09506" calcext:value-type="float">
            <text:p>4.09506</text:p>
          </table:table-cell>
          <table:table-cell office:value-type="float" office:value="51.78652" calcext:value-type="float">
            <text:p>51.786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609E+018" calcext:value-type="float">
            <text:p>1.23767464938609E+018</text:p>
          </table:table-cell>
          <table:table-cell office:value-type="float" office:value="3.13058754973166E+017" calcext:value-type="float">
            <text:p>3.13058754973166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213" calcext:value-type="float">
            <text:p>213</text:p>
          </table:table-cell>
          <table:table-cell office:value-type="float" office:value="5707.075" calcext:value-type="float">
            <text:p>5707.075</text:p>
          </table:table-cell>
          <table:table-cell office:value-type="float" office:value="-0.5176203" calcext:value-type="float">
            <text:p>-0.5176203</text:p>
          </table:table-cell>
          <table:table-cell office:value-type="float" office:value="4.090945" calcext:value-type="float">
            <text:p>4.090945</text:p>
          </table:table-cell>
          <table:table-cell office:value-type="float" office:value="50.39311" calcext:value-type="float">
            <text:p>50.39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573E+018" calcext:value-type="float">
            <text:p>1.23765150595573E+018</text:p>
          </table:table-cell>
          <table:table-cell office:value-type="float" office:value="3.37896173610232E+017" calcext:value-type="float">
            <text:p>3.37896173610232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59" calcext:value-type="float">
            <text:p>459</text:p>
          </table:table-cell>
          <table:table-cell office:value-type="float" office:value="5794.315" calcext:value-type="float">
            <text:p>5794.315</text:p>
          </table:table-cell>
          <table:table-cell office:value-type="float" office:value="-0.8418181" calcext:value-type="float">
            <text:p>-0.8418181</text:p>
          </table:table-cell>
          <table:table-cell office:value-type="float" office:value="4.159844" calcext:value-type="float">
            <text:p>4.159844</text:p>
          </table:table-cell>
          <table:table-cell office:value-type="float" office:value="37.66169" calcext:value-type="float">
            <text:p>37.661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95282E+018" calcext:value-type="float">
            <text:p>1.23767199295282E+018</text:p>
          </table:table-cell>
          <table:table-cell office:value-type="float" office:value="3.37900021900929E+017" calcext:value-type="float">
            <text:p>3.37900021900929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73" calcext:value-type="float">
            <text:p>473</text:p>
          </table:table-cell>
          <table:table-cell office:value-type="float" office:value="5763.521" calcext:value-type="float">
            <text:p>5763.521</text:p>
          </table:table-cell>
          <table:table-cell office:value-type="float" office:value="-1.006527" calcext:value-type="float">
            <text:p>-1.006527</text:p>
          </table:table-cell>
          <table:table-cell office:value-type="float" office:value="4.276082" calcext:value-type="float">
            <text:p>4.276082</text:p>
          </table:table-cell>
          <table:table-cell office:value-type="float" office:value="54.38496" calcext:value-type="float">
            <text:p>54.3849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1682E+018" calcext:value-type="float">
            <text:p>1.23764872231682E+018</text:p>
          </table:table-cell>
          <table:table-cell office:value-type="float" office:value="3.37938779685808E+017" calcext:value-type="float">
            <text:p>3.37938779685808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614" calcext:value-type="float">
            <text:p>614</text:p>
          </table:table-cell>
          <table:table-cell office:value-type="float" office:value="5793.322" calcext:value-type="float">
            <text:p>5793.322</text:p>
          </table:table-cell>
          <table:table-cell office:value-type="float" office:value="-0.4984109" calcext:value-type="float">
            <text:p>-0.4984109</text:p>
          </table:table-cell>
          <table:table-cell office:value-type="float" office:value="4.359746" calcext:value-type="float">
            <text:p>4.359746</text:p>
          </table:table-cell>
          <table:table-cell office:value-type="float" office:value="40.00261" calcext:value-type="float">
            <text:p>40.00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7032E+018" calcext:value-type="float">
            <text:p>1.23764872017032E+018</text:p>
          </table:table-cell>
          <table:table-cell office:value-type="float" office:value="3.38897278930545E+017" calcext:value-type="float">
            <text:p>3.38897278930545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5" calcext:value-type="float">
            <text:p>5</text:p>
          </table:table-cell>
          <table:table-cell office:value-type="float" office:value="5706.477" calcext:value-type="float">
            <text:p>5706.477</text:p>
          </table:table-cell>
          <table:table-cell office:value-type="float" office:value="-1.092176" calcext:value-type="float">
            <text:p>-1.092176</text:p>
          </table:table-cell>
          <table:table-cell office:value-type="float" office:value="4.247766" calcext:value-type="float">
            <text:p>4.247766</text:p>
          </table:table-cell>
          <table:table-cell office:value-type="float" office:value="32.38663" calcext:value-type="float">
            <text:p>32.3866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0160497E+018" calcext:value-type="float">
            <text:p>1.23767460160497E+018</text:p>
          </table:table-cell>
          <table:table-cell office:value-type="float" office:value="3.3890222673287E+017" calcext:value-type="float">
            <text:p>3.389022267328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23" calcext:value-type="float">
            <text:p>23</text:p>
          </table:table-cell>
          <table:table-cell office:value-type="float" office:value="6916.489" calcext:value-type="float">
            <text:p>6916.489</text:p>
          </table:table-cell>
          <table:table-cell office:value-type="float" office:value="-0.5429766" calcext:value-type="float">
            <text:p>-0.5429766</text:p>
          </table:table-cell>
          <table:table-cell office:value-type="float" office:value="4.192883" calcext:value-type="float">
            <text:p>4.192883</text:p>
          </table:table-cell>
          <table:table-cell office:value-type="float" office:value="37.57746" calcext:value-type="float">
            <text:p>37.577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07E+018" calcext:value-type="float">
            <text:p>1.23764870405207E+018</text:p>
          </table:table-cell>
          <table:table-cell office:value-type="float" office:value="3.38913496727054E+017" calcext:value-type="float">
            <text:p>3.38913496727054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64" calcext:value-type="float">
            <text:p>64</text:p>
          </table:table-cell>
          <table:table-cell office:value-type="float" office:value="5874.893" calcext:value-type="float">
            <text:p>5874.893</text:p>
          </table:table-cell>
          <table:table-cell office:value-type="float" office:value="-0.6956751" calcext:value-type="float">
            <text:p>-0.6956751</text:p>
          </table:table-cell>
          <table:table-cell office:value-type="float" office:value="4.244671" calcext:value-type="float">
            <text:p>4.244671</text:p>
          </table:table-cell>
          <table:table-cell office:value-type="float" office:value="49.66629" calcext:value-type="float">
            <text:p>49.666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E+018" calcext:value-type="float">
            <text:p>1.237648704052E+018</text:p>
          </table:table-cell>
          <table:table-cell office:value-type="float" office:value="3.38915970628217E+017" calcext:value-type="float">
            <text:p>3.3891597062821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73" calcext:value-type="float">
            <text:p>73</text:p>
          </table:table-cell>
          <table:table-cell office:value-type="float" office:value="6913.344" calcext:value-type="float">
            <text:p>6913.344</text:p>
          </table:table-cell>
          <table:table-cell office:value-type="float" office:value="-0.84607" calcext:value-type="float">
            <text:p>-0.84607</text:p>
          </table:table-cell>
          <table:table-cell office:value-type="float" office:value="4.086294" calcext:value-type="float">
            <text:p>4.086294</text:p>
          </table:table-cell>
          <table:table-cell office:value-type="float" office:value="44.71882" calcext:value-type="float">
            <text:p>44.718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0996878E+018" calcext:value-type="float">
            <text:p>1.23765170996878E+018</text:p>
          </table:table-cell>
          <table:table-cell office:value-type="float" office:value="3.38937411104958E+017" calcext:value-type="float">
            <text:p>3.38937411104958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151" calcext:value-type="float">
            <text:p>151</text:p>
          </table:table-cell>
          <table:table-cell office:value-type="float" office:value="8545.027" calcext:value-type="float">
            <text:p>8545.027</text:p>
          </table:table-cell>
          <table:table-cell office:value-type="float" office:value="-3.286964" calcext:value-type="float">
            <text:p>-3.286964</text:p>
          </table:table-cell>
          <table:table-cell office:value-type="float" office:value="4.409598" calcext:value-type="float">
            <text:p>4.409598</text:p>
          </table:table-cell>
          <table:table-cell office:value-type="float" office:value="38.7829" calcext:value-type="float">
            <text:p>38.7829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503720999E+018" calcext:value-type="float">
            <text:p>1.2376503720999E+018</text:p>
          </table:table-cell>
          <table:table-cell office:value-type="float" office:value="3.81828255998568E+017" calcext:value-type="float">
            <text:p>3.81828255998568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539" calcext:value-type="float">
            <text:p>539</text:p>
          </table:table-cell>
          <table:table-cell office:value-type="float" office:value="5553.908" calcext:value-type="float">
            <text:p>5553.908</text:p>
          </table:table-cell>
          <table:table-cell office:value-type="float" office:value="-0.4442155" calcext:value-type="float">
            <text:p>-0.4442155</text:p>
          </table:table-cell>
          <table:table-cell office:value-type="float" office:value="4.15397" calcext:value-type="float">
            <text:p>4.15397</text:p>
          </table:table-cell>
          <table:table-cell office:value-type="float" office:value="48.30269" calcext:value-type="float">
            <text:p>48.30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2515E+018" calcext:value-type="float">
            <text:p>1.23765076132515E+018</text:p>
          </table:table-cell>
          <table:table-cell office:value-type="float" office:value="3.82827167312013E+017" calcext:value-type="float">
            <text:p>3.8282716731201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77" calcext:value-type="float">
            <text:p>77</text:p>
          </table:table-cell>
          <table:table-cell office:value-type="float" office:value="6183.645" calcext:value-type="float">
            <text:p>6183.645</text:p>
          </table:table-cell>
          <table:table-cell office:value-type="float" office:value="-1.36588" calcext:value-type="float">
            <text:p>-1.36588</text:p>
          </table:table-cell>
          <table:table-cell office:value-type="float" office:value="4.087827" calcext:value-type="float">
            <text:p>4.087827</text:p>
          </table:table-cell>
          <table:table-cell office:value-type="float" office:value="33.026" calcext:value-type="float">
            <text:p>33.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769E+018" calcext:value-type="float">
            <text:p>1.23765076078769E+018</text:p>
          </table:table-cell>
          <table:table-cell office:value-type="float" office:value="3.8287334680038E+017" calcext:value-type="float">
            <text:p>3.8287334680038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45" calcext:value-type="float">
            <text:p>245</text:p>
          </table:table-cell>
          <table:table-cell office:value-type="float" office:value="5895.445" calcext:value-type="float">
            <text:p>5895.445</text:p>
          </table:table-cell>
          <table:table-cell office:value-type="float" office:value="-0.7080801" calcext:value-type="float">
            <text:p>-0.7080801</text:p>
          </table:table-cell>
          <table:table-cell office:value-type="float" office:value="4.296174" calcext:value-type="float">
            <text:p>4.296174</text:p>
          </table:table-cell>
          <table:table-cell office:value-type="float" office:value="38.42325" calcext:value-type="float">
            <text:p>38.42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2443E+018" calcext:value-type="float">
            <text:p>1.23765076132443E+018</text:p>
          </table:table-cell>
          <table:table-cell office:value-type="float" office:value="3.82879943870147E+017" calcext:value-type="float">
            <text:p>3.82879943870147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69" calcext:value-type="float">
            <text:p>269</text:p>
          </table:table-cell>
          <table:table-cell office:value-type="float" office:value="4078.303" calcext:value-type="float">
            <text:p>4078.303</text:p>
          </table:table-cell>
          <table:table-cell office:value-type="float" office:value="-1.360445" calcext:value-type="float">
            <text:p>-1.360445</text:p>
          </table:table-cell>
          <table:table-cell office:value-type="float" office:value="4.392509" calcext:value-type="float">
            <text:p>4.392509</text:p>
          </table:table-cell>
          <table:table-cell office:value-type="float" office:value="49.32646" calcext:value-type="float">
            <text:p>49.326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078749E+018" calcext:value-type="float">
            <text:p>1.23765076078749E+018</text:p>
          </table:table-cell>
          <table:table-cell office:value-type="float" office:value="3.82884067038751E+017" calcext:value-type="float">
            <text:p>3.82884067038751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84" calcext:value-type="float">
            <text:p>284</text:p>
          </table:table-cell>
          <table:table-cell office:value-type="float" office:value="7789.308" calcext:value-type="float">
            <text:p>7789.308</text:p>
          </table:table-cell>
          <table:table-cell office:value-type="float" office:value="-0.8192044" calcext:value-type="float">
            <text:p>-0.8192044</text:p>
          </table:table-cell>
          <table:table-cell office:value-type="float" office:value="4.05625" calcext:value-type="float">
            <text:p>4.05625</text:p>
          </table:table-cell>
          <table:table-cell office:value-type="float" office:value="42.41504" calcext:value-type="float">
            <text:p>42.41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606E+018" calcext:value-type="float">
            <text:p>1.23766002449606E+018</text:p>
          </table:table-cell>
          <table:table-cell office:value-type="float" office:value="4.25590750546258E+017" calcext:value-type="float">
            <text:p>4.25590750546258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2" calcext:value-type="float">
            <text:p>2</text:p>
          </table:table-cell>
          <table:table-cell office:value-type="float" office:value="5851.753" calcext:value-type="float">
            <text:p>5851.753</text:p>
          </table:table-cell>
          <table:table-cell office:value-type="float" office:value="-0.6953202" calcext:value-type="float">
            <text:p>-0.6953202</text:p>
          </table:table-cell>
          <table:table-cell office:value-type="float" office:value="4.053156" calcext:value-type="float">
            <text:p>4.053156</text:p>
          </table:table-cell>
          <table:table-cell office:value-type="float" office:value="30.95496" calcext:value-type="float">
            <text:p>30.954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102E+018" calcext:value-type="float">
            <text:p>1.23766640736102E+018</text:p>
          </table:table-cell>
          <table:table-cell office:value-type="float" office:value="4.25600096395094E+017" calcext:value-type="float">
            <text:p>4.25600096395094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36" calcext:value-type="float">
            <text:p>36</text:p>
          </table:table-cell>
          <table:table-cell office:value-type="float" office:value="6362.515" calcext:value-type="float">
            <text:p>6362.515</text:p>
          </table:table-cell>
          <table:table-cell office:value-type="float" office:value="-0.7754341" calcext:value-type="float">
            <text:p>-0.7754341</text:p>
          </table:table-cell>
          <table:table-cell office:value-type="float" office:value="4.136344" calcext:value-type="float">
            <text:p>4.136344</text:p>
          </table:table-cell>
          <table:table-cell office:value-type="float" office:value="36.24438" calcext:value-type="float">
            <text:p>36.244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534E+018" calcext:value-type="float">
            <text:p>1.23766002449534E+018</text:p>
          </table:table-cell>
          <table:table-cell office:value-type="float" office:value="4.25659195145087E+017" calcext:value-type="float">
            <text:p>4.25659195145087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251" calcext:value-type="float">
            <text:p>251</text:p>
          </table:table-cell>
          <table:table-cell office:value-type="float" office:value="5723.141" calcext:value-type="float">
            <text:p>5723.141</text:p>
          </table:table-cell>
          <table:table-cell office:value-type="float" office:value="-0.8479216" calcext:value-type="float">
            <text:p>-0.8479216</text:p>
          </table:table-cell>
          <table:table-cell office:value-type="float" office:value="4.367187" calcext:value-type="float">
            <text:p>4.367187</text:p>
          </table:table-cell>
          <table:table-cell office:value-type="float" office:value="36.45824" calcext:value-type="float">
            <text:p>36.458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8033556E+018" calcext:value-type="float">
            <text:p>1.23766348033556E+018</text:p>
          </table:table-cell>
          <table:table-cell office:value-type="float" office:value="4.25682834645084E+017" calcext:value-type="float">
            <text:p>4.25682834645084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337" calcext:value-type="float">
            <text:p>337</text:p>
          </table:table-cell>
          <table:table-cell office:value-type="float" office:value="5837.493" calcext:value-type="float">
            <text:p>5837.493</text:p>
          </table:table-cell>
          <table:table-cell office:value-type="float" office:value="-0.7344091" calcext:value-type="float">
            <text:p>-0.7344091</text:p>
          </table:table-cell>
          <table:table-cell office:value-type="float" office:value="4.043429" calcext:value-type="float">
            <text:p>4.043429</text:p>
          </table:table-cell>
          <table:table-cell office:value-type="float" office:value="31.55023" calcext:value-type="float">
            <text:p>31.550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47E+018" calcext:value-type="float">
            <text:p>1.2376784370147E+018</text:p>
          </table:table-cell>
          <table:table-cell office:value-type="float" office:value="4.57236614809152E+017" calcext:value-type="float">
            <text:p>4.57236614809152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441" calcext:value-type="float">
            <text:p>441</text:p>
          </table:table-cell>
          <table:table-cell office:value-type="float" office:value="4393.38" calcext:value-type="float">
            <text:p>4393.38</text:p>
          </table:table-cell>
          <table:table-cell office:value-type="float" office:value="-0.3511407" calcext:value-type="float">
            <text:p>-0.3511407</text:p>
          </table:table-cell>
          <table:table-cell office:value-type="float" office:value="4.138563" calcext:value-type="float">
            <text:p>4.138563</text:p>
          </table:table-cell>
          <table:table-cell office:value-type="float" office:value="43.63889" calcext:value-type="float">
            <text:p>43.63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5015E+018" calcext:value-type="float">
            <text:p>1.23766378475015E+018</text:p>
          </table:table-cell>
          <table:table-cell office:value-type="float" office:value="4.57256955774265E+017" calcext:value-type="float">
            <text:p>4.57256955774265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515" calcext:value-type="float">
            <text:p>515</text:p>
          </table:table-cell>
          <table:table-cell office:value-type="float" office:value="5746.289" calcext:value-type="float">
            <text:p>5746.289</text:p>
          </table:table-cell>
          <table:table-cell office:value-type="float" office:value="-0.3245592" calcext:value-type="float">
            <text:p>-0.3245592</text:p>
          </table:table-cell>
          <table:table-cell office:value-type="float" office:value="4.16466" calcext:value-type="float">
            <text:p>4.16466</text:p>
          </table:table-cell>
          <table:table-cell office:value-type="float" office:value="45.01701" calcext:value-type="float">
            <text:p>45.01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49E+018" calcext:value-type="float">
            <text:p>1.2376784370149E+018</text:p>
          </table:table-cell>
          <table:table-cell office:value-type="float" office:value="4.57258879919614E+017" calcext:value-type="float">
            <text:p>4.57258879919614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522" calcext:value-type="float">
            <text:p>522</text:p>
          </table:table-cell>
          <table:table-cell office:value-type="float" office:value="5512.096" calcext:value-type="float">
            <text:p>5512.096</text:p>
          </table:table-cell>
          <table:table-cell office:value-type="float" office:value="0.09401698" calcext:value-type="float">
            <text:p>0.09401698</text:p>
          </table:table-cell>
          <table:table-cell office:value-type="float" office:value="4.236351" calcext:value-type="float">
            <text:p>4.236351</text:p>
          </table:table-cell>
          <table:table-cell office:value-type="float" office:value="60.10614" calcext:value-type="float">
            <text:p>60.10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868E+018" calcext:value-type="float">
            <text:p>1.23767916715868E+018</text:p>
          </table:table-cell>
          <table:table-cell office:value-type="float" office:value="4.78664172658256E+017" calcext:value-type="float">
            <text:p>4.7866417265825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570" calcext:value-type="float">
            <text:p>570</text:p>
          </table:table-cell>
          <table:table-cell office:value-type="float" office:value="4476.03" calcext:value-type="float">
            <text:p>4476.03</text:p>
          </table:table-cell>
          <table:table-cell office:value-type="float" office:value="-0.1314153" calcext:value-type="float">
            <text:p>-0.1314153</text:p>
          </table:table-cell>
          <table:table-cell office:value-type="float" office:value="4.133791" calcext:value-type="float">
            <text:p>4.133791</text:p>
          </table:table-cell>
          <table:table-cell office:value-type="float" office:value="41.49909" calcext:value-type="float">
            <text:p>41.49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E+018" calcext:value-type="float">
            <text:p>1.237649921117E+018</text:p>
          </table:table-cell>
          <table:table-cell office:value-type="float" office:value="4.78675717530348E+017" calcext:value-type="float">
            <text:p>4.78675717530348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612" calcext:value-type="float">
            <text:p>612</text:p>
          </table:table-cell>
          <table:table-cell office:value-type="float" office:value="5619.504" calcext:value-type="float">
            <text:p>5619.504</text:p>
          </table:table-cell>
          <table:table-cell office:value-type="float" office:value="-0.6335729" calcext:value-type="float">
            <text:p>-0.6335729</text:p>
          </table:table-cell>
          <table:table-cell office:value-type="float" office:value="4.340966" calcext:value-type="float">
            <text:p>4.340966</text:p>
          </table:table-cell>
          <table:table-cell office:value-type="float" office:value="43.52148" calcext:value-type="float">
            <text:p>43.52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013E+018" calcext:value-type="float">
            <text:p>1.23764992058013E+018</text:p>
          </table:table-cell>
          <table:table-cell office:value-type="float" office:value="4.78680665332673E+017" calcext:value-type="float">
            <text:p>4.7868066533267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630" calcext:value-type="float">
            <text:p>630</text:p>
          </table:table-cell>
          <table:table-cell office:value-type="float" office:value="5716.29" calcext:value-type="float">
            <text:p>5716.29</text:p>
          </table:table-cell>
          <table:table-cell office:value-type="float" office:value="-0.841325" calcext:value-type="float">
            <text:p>-0.841325</text:p>
          </table:table-cell>
          <table:table-cell office:value-type="float" office:value="4.292027" calcext:value-type="float">
            <text:p>4.292027</text:p>
          </table:table-cell>
          <table:table-cell office:value-type="float" office:value="45.96122" calcext:value-type="float">
            <text:p>45.961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23E+018" calcext:value-type="float">
            <text:p>1.23764991950723E+018</text:p>
          </table:table-cell>
          <table:table-cell office:value-type="float" office:value="4.79641363349006E+017" calcext:value-type="float">
            <text:p>4.79641363349006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9" calcext:value-type="float">
            <text:p>29</text:p>
          </table:table-cell>
          <table:table-cell office:value-type="float" office:value="5923.798" calcext:value-type="float">
            <text:p>5923.798</text:p>
          </table:table-cell>
          <table:table-cell office:value-type="float" office:value="-0.6991564" calcext:value-type="float">
            <text:p>-0.6991564</text:p>
          </table:table-cell>
          <table:table-cell office:value-type="float" office:value="4.080229" calcext:value-type="float">
            <text:p>4.080229</text:p>
          </table:table-cell>
          <table:table-cell office:value-type="float" office:value="37.52692" calcext:value-type="float">
            <text:p>37.526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23E+018" calcext:value-type="float">
            <text:p>1.23764991843323E+018</text:p>
          </table:table-cell>
          <table:table-cell office:value-type="float" office:value="4.79647960418773E+017" calcext:value-type="float">
            <text:p>4.79647960418773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3" calcext:value-type="float">
            <text:p>53</text:p>
          </table:table-cell>
          <table:table-cell office:value-type="float" office:value="6519.513" calcext:value-type="float">
            <text:p>6519.513</text:p>
          </table:table-cell>
          <table:table-cell office:value-type="float" office:value="-0.6405915" calcext:value-type="float">
            <text:p>-0.6405915</text:p>
          </table:table-cell>
          <table:table-cell office:value-type="float" office:value="4.155593" calcext:value-type="float">
            <text:p>4.155593</text:p>
          </table:table-cell>
          <table:table-cell office:value-type="float" office:value="52.907" calcext:value-type="float">
            <text:p>52.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1E+018" calcext:value-type="float">
            <text:p>1.2376499195071E+018</text:p>
          </table:table-cell>
          <table:table-cell office:value-type="float" office:value="4.79653183099005E+017" calcext:value-type="float">
            <text:p>4.7965318309900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72" calcext:value-type="float">
            <text:p>72</text:p>
          </table:table-cell>
          <table:table-cell office:value-type="float" office:value="5725.026" calcext:value-type="float">
            <text:p>5725.026</text:p>
          </table:table-cell>
          <table:table-cell office:value-type="float" office:value="-0.3254468" calcext:value-type="float">
            <text:p>-0.3254468</text:p>
          </table:table-cell>
          <table:table-cell office:value-type="float" office:value="4.25532" calcext:value-type="float">
            <text:p>4.25532</text:p>
          </table:table-cell>
          <table:table-cell office:value-type="float" office:value="59.38273" calcext:value-type="float">
            <text:p>59.38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161E+018" calcext:value-type="float">
            <text:p>1.23765365077161E+018</text:p>
          </table:table-cell>
          <table:table-cell office:value-type="float" office:value="4.79668851139701E+017" calcext:value-type="float">
            <text:p>4.79668851139701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129" calcext:value-type="float">
            <text:p>129</text:p>
          </table:table-cell>
          <table:table-cell office:value-type="float" office:value="5640.897" calcext:value-type="float">
            <text:p>5640.897</text:p>
          </table:table-cell>
          <table:table-cell office:value-type="float" office:value="-1.702458" calcext:value-type="float">
            <text:p>-1.702458</text:p>
          </table:table-cell>
          <table:table-cell office:value-type="float" office:value="4.382715" calcext:value-type="float">
            <text:p>4.382715</text:p>
          </table:table-cell>
          <table:table-cell office:value-type="float" office:value="46.59404" calcext:value-type="float">
            <text:p>46.594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896977E+018" calcext:value-type="float">
            <text:p>1.23764991896977E+018</text:p>
          </table:table-cell>
          <table:table-cell office:value-type="float" office:value="4.79683144790862E+017" calcext:value-type="float">
            <text:p>4.79683144790862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181" calcext:value-type="float">
            <text:p>181</text:p>
          </table:table-cell>
          <table:table-cell office:value-type="float" office:value="5670.602" calcext:value-type="float">
            <text:p>5670.602</text:p>
          </table:table-cell>
          <table:table-cell office:value-type="float" office:value="0.05685225" calcext:value-type="float">
            <text:p>0.05685225</text:p>
          </table:table-cell>
          <table:table-cell office:value-type="float" office:value="4.234777" calcext:value-type="float">
            <text:p>4.234777</text:p>
          </table:table-cell>
          <table:table-cell office:value-type="float" office:value="46.11374" calcext:value-type="float">
            <text:p>46.113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651E+018" calcext:value-type="float">
            <text:p>1.23764991950651E+018</text:p>
          </table:table-cell>
          <table:table-cell office:value-type="float" office:value="4.79694414785047E+017" calcext:value-type="float">
            <text:p>4.79694414785047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22" calcext:value-type="float">
            <text:p>222</text:p>
          </table:table-cell>
          <table:table-cell office:value-type="float" office:value="5863.062" calcext:value-type="float">
            <text:p>5863.062</text:p>
          </table:table-cell>
          <table:table-cell office:value-type="float" office:value="-0.4785514" calcext:value-type="float">
            <text:p>-0.4785514</text:p>
          </table:table-cell>
          <table:table-cell office:value-type="float" office:value="4.013618" calcext:value-type="float">
            <text:p>4.013618</text:p>
          </table:table-cell>
          <table:table-cell office:value-type="float" office:value="38.64829" calcext:value-type="float">
            <text:p>38.64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258E+018" calcext:value-type="float">
            <text:p>1.23764991843258E+018</text:p>
          </table:table-cell>
          <table:table-cell office:value-type="float" office:value="4.79710632581556E+017" calcext:value-type="float">
            <text:p>4.79710632581556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81" calcext:value-type="float">
            <text:p>281</text:p>
          </table:table-cell>
          <table:table-cell office:value-type="float" office:value="5807.698" calcext:value-type="float">
            <text:p>5807.698</text:p>
          </table:table-cell>
          <table:table-cell office:value-type="float" office:value="-2.153857" calcext:value-type="float">
            <text:p>-2.153857</text:p>
          </table:table-cell>
          <table:table-cell office:value-type="float" office:value="4.274055" calcext:value-type="float">
            <text:p>4.274055</text:p>
          </table:table-cell>
          <table:table-cell office:value-type="float" office:value="34.57729" calcext:value-type="float">
            <text:p>34.577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121E+018" calcext:value-type="float">
            <text:p>1.23765365077121E+018</text:p>
          </table:table-cell>
          <table:table-cell office:value-type="float" office:value="4.79715855261788E+017" calcext:value-type="float">
            <text:p>4.79715855261788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00" calcext:value-type="float">
            <text:p>300</text:p>
          </table:table-cell>
          <table:table-cell office:value-type="float" office:value="6162.091" calcext:value-type="float">
            <text:p>6162.091</text:p>
          </table:table-cell>
          <table:table-cell office:value-type="float" office:value="-0.855805" calcext:value-type="float">
            <text:p>-0.855805</text:p>
          </table:table-cell>
          <table:table-cell office:value-type="float" office:value="4.219496" calcext:value-type="float">
            <text:p>4.219496</text:p>
          </table:table-cell>
          <table:table-cell office:value-type="float" office:value="33.66" calcext:value-type="float">
            <text:p>33.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986E+018" calcext:value-type="float">
            <text:p>1.23764992057986E+018</text:p>
          </table:table-cell>
          <table:table-cell office:value-type="float" office:value="4.79727949889694E+017" calcext:value-type="float">
            <text:p>4.79727949889694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44" calcext:value-type="float">
            <text:p>344</text:p>
          </table:table-cell>
          <table:table-cell office:value-type="float" office:value="9092.486" calcext:value-type="float">
            <text:p>9092.486</text:p>
          </table:table-cell>
          <table:table-cell office:value-type="float" office:value="-1.369859" calcext:value-type="float">
            <text:p>-1.369859</text:p>
          </table:table-cell>
          <table:table-cell office:value-type="float" office:value="4.187883" calcext:value-type="float">
            <text:p>4.187883</text:p>
          </table:table-cell>
          <table:table-cell office:value-type="float" office:value="53.85966" calcext:value-type="float">
            <text:p>53.859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06E+018" calcext:value-type="float">
            <text:p>1.23764992111706E+018</text:p>
          </table:table-cell>
          <table:table-cell office:value-type="float" office:value="4.7973729573853E+017" calcext:value-type="float">
            <text:p>4.7973729573853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78" calcext:value-type="float">
            <text:p>378</text:p>
          </table:table-cell>
          <table:table-cell office:value-type="float" office:value="6147.192" calcext:value-type="float">
            <text:p>6147.192</text:p>
          </table:table-cell>
          <table:table-cell office:value-type="float" office:value="-0.3102403" calcext:value-type="float">
            <text:p>-0.3102403</text:p>
          </table:table-cell>
          <table:table-cell office:value-type="float" office:value="4.139054" calcext:value-type="float">
            <text:p>4.139054</text:p>
          </table:table-cell>
          <table:table-cell office:value-type="float" office:value="52.41426" calcext:value-type="float">
            <text:p>52.41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914E+018" calcext:value-type="float">
            <text:p>1.23767916715914E+018</text:p>
          </table:table-cell>
          <table:table-cell office:value-type="float" office:value="4.79755712558295E+017" calcext:value-type="float">
            <text:p>4.7975571255829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445" calcext:value-type="float">
            <text:p>445</text:p>
          </table:table-cell>
          <table:table-cell office:value-type="float" office:value="4624.017" calcext:value-type="float">
            <text:p>4624.017</text:p>
          </table:table-cell>
          <table:table-cell office:value-type="float" office:value="-0.1224475" calcext:value-type="float">
            <text:p>-0.1224475</text:p>
          </table:table-cell>
          <table:table-cell office:value-type="float" office:value="4.181124" calcext:value-type="float">
            <text:p>4.181124</text:p>
          </table:table-cell>
          <table:table-cell office:value-type="float" office:value="30.91585" calcext:value-type="float">
            <text:p>30.91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746E+018" calcext:value-type="float">
            <text:p>1.23764996406746E+018</text:p>
          </table:table-cell>
          <table:table-cell office:value-type="float" office:value="5.19205365598939E+017" calcext:value-type="float">
            <text:p>5.19205365598939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602" calcext:value-type="float">
            <text:p>602</text:p>
          </table:table-cell>
          <table:table-cell office:value-type="float" office:value="4402.82" calcext:value-type="float">
            <text:p>4402.82</text:p>
          </table:table-cell>
          <table:table-cell office:value-type="float" office:value="-0.2165822" calcext:value-type="float">
            <text:p>-0.2165822</text:p>
          </table:table-cell>
          <table:table-cell office:value-type="float" office:value="4.07973" calcext:value-type="float">
            <text:p>4.07973</text:p>
          </table:table-cell>
          <table:table-cell office:value-type="float" office:value="33.617" calcext:value-type="float">
            <text:p>33.6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844E+018" calcext:value-type="float">
            <text:p>1.23765289969844E+018</text:p>
          </table:table-cell>
          <table:table-cell office:value-type="float" office:value="5.20191077756463E+017" calcext:value-type="float">
            <text:p>5.20191077756463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92" calcext:value-type="float">
            <text:p>92</text:p>
          </table:table-cell>
          <table:table-cell office:value-type="float" office:value="6102.738" calcext:value-type="float">
            <text:p>6102.738</text:p>
          </table:table-cell>
          <table:table-cell office:value-type="float" office:value="-2.073203" calcext:value-type="float">
            <text:p>-2.073203</text:p>
          </table:table-cell>
          <table:table-cell office:value-type="float" office:value="4.16534" calcext:value-type="float">
            <text:p>4.16534</text:p>
          </table:table-cell>
          <table:table-cell office:value-type="float" office:value="36.34213" calcext:value-type="float">
            <text:p>36.34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785E+018" calcext:value-type="float">
            <text:p>1.23765289969785E+018</text:p>
          </table:table-cell>
          <table:table-cell office:value-type="float" office:value="5.20245778459945E+017" calcext:value-type="float">
            <text:p>5.20245778459945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291" calcext:value-type="float">
            <text:p>291</text:p>
          </table:table-cell>
          <table:table-cell office:value-type="float" office:value="7410.496" calcext:value-type="float">
            <text:p>7410.496</text:p>
          </table:table-cell>
          <table:table-cell office:value-type="float" office:value="-2.135152" calcext:value-type="float">
            <text:p>-2.135152</text:p>
          </table:table-cell>
          <table:table-cell office:value-type="float" office:value="4.095728" calcext:value-type="float">
            <text:p>4.095728</text:p>
          </table:table-cell>
          <table:table-cell office:value-type="float" office:value="39.24866" calcext:value-type="float">
            <text:p>39.24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7153E+018" calcext:value-type="float">
            <text:p>1.23765290077153E+018</text:p>
          </table:table-cell>
          <table:table-cell office:value-type="float" office:value="5.20251825773898E+017" calcext:value-type="float">
            <text:p>5.20251825773898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313" calcext:value-type="float">
            <text:p>313</text:p>
          </table:table-cell>
          <table:table-cell office:value-type="float" office:value="5676.863" calcext:value-type="float">
            <text:p>5676.863</text:p>
          </table:table-cell>
          <table:table-cell office:value-type="float" office:value="-2.02444" calcext:value-type="float">
            <text:p>-2.02444</text:p>
          </table:table-cell>
          <table:table-cell office:value-type="float" office:value="4.321651" calcext:value-type="float">
            <text:p>4.321651</text:p>
          </table:table-cell>
          <table:table-cell office:value-type="float" office:value="43.10963" calcext:value-type="float">
            <text:p>43.1096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184534E+018" calcext:value-type="float">
            <text:p>1.23765290184534E+018</text:p>
          </table:table-cell>
          <table:table-cell office:value-type="float" office:value="5.20257323332037E+017" calcext:value-type="float">
            <text:p>5.20257323332037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333" calcext:value-type="float">
            <text:p>333</text:p>
          </table:table-cell>
          <table:table-cell office:value-type="float" office:value="5857.469" calcext:value-type="float">
            <text:p>5857.469</text:p>
          </table:table-cell>
          <table:table-cell office:value-type="float" office:value="-0.7092789" calcext:value-type="float">
            <text:p>-0.7092789</text:p>
          </table:table-cell>
          <table:table-cell office:value-type="float" office:value="4.142885" calcext:value-type="float">
            <text:p>4.142885</text:p>
          </table:table-cell>
          <table:table-cell office:value-type="float" office:value="42.48936" calcext:value-type="float">
            <text:p>42.48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9947E+018" calcext:value-type="float">
            <text:p>1.2376499629947E+018</text:p>
          </table:table-cell>
          <table:table-cell office:value-type="float" office:value="5.20327966954121E+017" calcext:value-type="float">
            <text:p>5.20327966954121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590" calcext:value-type="float">
            <text:p>590</text:p>
          </table:table-cell>
          <table:table-cell office:value-type="float" office:value="5996.983" calcext:value-type="float">
            <text:p>5996.983</text:p>
          </table:table-cell>
          <table:table-cell office:value-type="float" office:value="-0.9904451" calcext:value-type="float">
            <text:p>-0.9904451</text:p>
          </table:table-cell>
          <table:table-cell office:value-type="float" office:value="4.01776" calcext:value-type="float">
            <text:p>4.01776</text:p>
          </table:table-cell>
          <table:table-cell office:value-type="float" office:value="39.55405" calcext:value-type="float">
            <text:p>39.554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704909E+018" calcext:value-type="float">
            <text:p>1.23767447704909E+018</text:p>
          </table:table-cell>
          <table:table-cell office:value-type="float" office:value="5.61903801460615E+017" calcext:value-type="float">
            <text:p>5.61903801460615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290" calcext:value-type="float">
            <text:p>290</text:p>
          </table:table-cell>
          <table:table-cell office:value-type="float" office:value="5806.014" calcext:value-type="float">
            <text:p>5806.014</text:p>
          </table:table-cell>
          <table:table-cell office:value-type="float" office:value="-0.5006086" calcext:value-type="float">
            <text:p>-0.5006086</text:p>
          </table:table-cell>
          <table:table-cell office:value-type="float" office:value="4.164543" calcext:value-type="float">
            <text:p>4.164543</text:p>
          </table:table-cell>
          <table:table-cell office:value-type="float" office:value="68.56486" calcext:value-type="float">
            <text:p>68.56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145E+018" calcext:value-type="float">
            <text:p>1.23765153979145E+018</text:p>
          </table:table-cell>
          <table:table-cell office:value-type="float" office:value="5.61924142425729E+017" calcext:value-type="float">
            <text:p>5.61924142425729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364" calcext:value-type="float">
            <text:p>364</text:p>
          </table:table-cell>
          <table:table-cell office:value-type="float" office:value="5988.341" calcext:value-type="float">
            <text:p>5988.341</text:p>
          </table:table-cell>
          <table:table-cell office:value-type="float" office:value="-0.7316546" calcext:value-type="float">
            <text:p>-0.7316546</text:p>
          </table:table-cell>
          <table:table-cell office:value-type="float" office:value="4.195442" calcext:value-type="float">
            <text:p>4.195442</text:p>
          </table:table-cell>
          <table:table-cell office:value-type="float" office:value="44.24082" calcext:value-type="float">
            <text:p>44.240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51E+018" calcext:value-type="float">
            <text:p>1.2376515392551E+018</text:p>
          </table:table-cell>
          <table:table-cell office:value-type="float" office:value="5.61962075576887E+017" calcext:value-type="float">
            <text:p>5.61962075576887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502" calcext:value-type="float">
            <text:p>502</text:p>
          </table:table-cell>
          <table:table-cell office:value-type="float" office:value="6187.705" calcext:value-type="float">
            <text:p>6187.705</text:p>
          </table:table-cell>
          <table:table-cell office:value-type="float" office:value="-0.63263" calcext:value-type="float">
            <text:p>-0.63263</text:p>
          </table:table-cell>
          <table:table-cell office:value-type="float" office:value="4.015883" calcext:value-type="float">
            <text:p>4.015883</text:p>
          </table:table-cell>
          <table:table-cell office:value-type="float" office:value="43.85664" calcext:value-type="float">
            <text:p>43.85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871E+018" calcext:value-type="float">
            <text:p>1.23765154032871E+018</text:p>
          </table:table-cell>
          <table:table-cell office:value-type="float" office:value="5.61980492396653E+017" calcext:value-type="float">
            <text:p>5.61980492396653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569" calcext:value-type="float">
            <text:p>569</text:p>
          </table:table-cell>
          <table:table-cell office:value-type="float" office:value="6319.237" calcext:value-type="float">
            <text:p>6319.237</text:p>
          </table:table-cell>
          <table:table-cell office:value-type="float" office:value="-1.307983" calcext:value-type="float">
            <text:p>-1.307983</text:p>
          </table:table-cell>
          <table:table-cell office:value-type="float" office:value="4.09791" calcext:value-type="float">
            <text:p>4.09791</text:p>
          </table:table-cell>
          <table:table-cell office:value-type="float" office:value="61.86569" calcext:value-type="float">
            <text:p>61.865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133E+018" calcext:value-type="float">
            <text:p>1.23764872229133E+018</text:p>
          </table:table-cell>
          <table:table-cell office:value-type="float" office:value="5.62963730770455E+017" calcext:value-type="float">
            <text:p>5.62963730770455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50" calcext:value-type="float">
            <text:p>50</text:p>
          </table:table-cell>
          <table:table-cell office:value-type="float" office:value="5712.063" calcext:value-type="float">
            <text:p>5712.063</text:p>
          </table:table-cell>
          <table:table-cell office:value-type="float" office:value="-0.8142037" calcext:value-type="float">
            <text:p>-0.8142037</text:p>
          </table:table-cell>
          <table:table-cell office:value-type="float" office:value="4.224879" calcext:value-type="float">
            <text:p>4.224879</text:p>
          </table:table-cell>
          <table:table-cell office:value-type="float" office:value="45.90055" calcext:value-type="float">
            <text:p>45.900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043E+018" calcext:value-type="float">
            <text:p>1.23765175346043E+018</text:p>
          </table:table-cell>
          <table:table-cell office:value-type="float" office:value="5.62971152473942E+017" calcext:value-type="float">
            <text:p>5.62971152473942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77" calcext:value-type="float">
            <text:p>77</text:p>
          </table:table-cell>
          <table:table-cell office:value-type="float" office:value="6267.5" calcext:value-type="float">
            <text:p>6267.5</text:p>
          </table:table-cell>
          <table:table-cell office:value-type="float" office:value="-1.261035" calcext:value-type="float">
            <text:p>-1.261035</text:p>
          </table:table-cell>
          <table:table-cell office:value-type="float" office:value="4.034444" calcext:value-type="float">
            <text:p>4.034444</text:p>
          </table:table-cell>
          <table:table-cell office:value-type="float" office:value="45.59079" calcext:value-type="float">
            <text:p>45.590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10171E+018" calcext:value-type="float">
            <text:p>1.23765182110171E+018</text:p>
          </table:table-cell>
          <table:table-cell office:value-type="float" office:value="6.04773760481913E+017" calcext:value-type="float">
            <text:p>6.04773760481913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602" calcext:value-type="float">
            <text:p>602</text:p>
          </table:table-cell>
          <table:table-cell office:value-type="float" office:value="6301.623" calcext:value-type="float">
            <text:p>6301.623</text:p>
          </table:table-cell>
          <table:table-cell office:value-type="float" office:value="-0.3851636" calcext:value-type="float">
            <text:p>-0.3851636</text:p>
          </table:table-cell>
          <table:table-cell office:value-type="float" office:value="4.121693" calcext:value-type="float">
            <text:p>4.121693</text:p>
          </table:table-cell>
          <table:table-cell office:value-type="float" office:value="45.39722" calcext:value-type="float">
            <text:p>45.397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589E+018" calcext:value-type="float">
            <text:p>1.23765175456589E+018</text:p>
          </table:table-cell>
          <table:table-cell office:value-type="float" office:value="6.04784205842377E+017" calcext:value-type="float">
            <text:p>6.04784205842377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640" calcext:value-type="float">
            <text:p>640</text:p>
          </table:table-cell>
          <table:table-cell office:value-type="float" office:value="6098.705" calcext:value-type="float">
            <text:p>6098.705</text:p>
          </table:table-cell>
          <table:table-cell office:value-type="float" office:value="-1.286738" calcext:value-type="float">
            <text:p>-1.286738</text:p>
          </table:table-cell>
          <table:table-cell office:value-type="float" office:value="4.252489" calcext:value-type="float">
            <text:p>4.252489</text:p>
          </table:table-cell>
          <table:table-cell office:value-type="float" office:value="35.00166" calcext:value-type="float">
            <text:p>35.00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7587E+018" calcext:value-type="float">
            <text:p>1.23765173577587E+018</text:p>
          </table:table-cell>
          <table:table-cell office:value-type="float" office:value="6.05810874858367E+017" calcext:value-type="float">
            <text:p>6.05810874858367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279" calcext:value-type="float">
            <text:p>279</text:p>
          </table:table-cell>
          <table:table-cell office:value-type="float" office:value="6091.106" calcext:value-type="float">
            <text:p>6091.106</text:p>
          </table:table-cell>
          <table:table-cell office:value-type="float" office:value="-1.707962" calcext:value-type="float">
            <text:p>-1.707962</text:p>
          </table:table-cell>
          <table:table-cell office:value-type="float" office:value="4.017333" calcext:value-type="float">
            <text:p>4.017333</text:p>
          </table:table-cell>
          <table:table-cell office:value-type="float" office:value="36.28309" calcext:value-type="float">
            <text:p>36.283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609E+018" calcext:value-type="float">
            <text:p>1.23765175456609E+018</text:p>
          </table:table-cell>
          <table:table-cell office:value-type="float" office:value="6.05846059230456E+017" calcext:value-type="float">
            <text:p>6.05846059230456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407" calcext:value-type="float">
            <text:p>407</text:p>
          </table:table-cell>
          <table:table-cell office:value-type="float" office:value="5422.452" calcext:value-type="float">
            <text:p>5422.452</text:p>
          </table:table-cell>
          <table:table-cell office:value-type="float" office:value="-0.2857017" calcext:value-type="float">
            <text:p>-0.2857017</text:p>
          </table:table-cell>
          <table:table-cell office:value-type="float" office:value="4.212016" calcext:value-type="float">
            <text:p>4.212016</text:p>
          </table:table-cell>
          <table:table-cell office:value-type="float" office:value="40.57935" calcext:value-type="float">
            <text:p>40.57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13016E+018" calcext:value-type="float">
            <text:p>1.23765487913016E+018</text:p>
          </table:table-cell>
          <table:table-cell office:value-type="float" office:value="6.0584660898627E+017" calcext:value-type="float">
            <text:p>6.0584660898627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409" calcext:value-type="float">
            <text:p>409</text:p>
          </table:table-cell>
          <table:table-cell office:value-type="float" office:value="6180.095" calcext:value-type="float">
            <text:p>6180.095</text:p>
          </table:table-cell>
          <table:table-cell office:value-type="float" office:value="-1.398717" calcext:value-type="float">
            <text:p>-1.398717</text:p>
          </table:table-cell>
          <table:table-cell office:value-type="float" office:value="4.177416" calcext:value-type="float">
            <text:p>4.177416</text:p>
          </table:table-cell>
          <table:table-cell office:value-type="float" office:value="38.25053" calcext:value-type="float">
            <text:p>38.250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972E+018" calcext:value-type="float">
            <text:p>1.23765460585972E+018</text:p>
          </table:table-cell>
          <table:table-cell office:value-type="float" office:value="6.46386157927557E+017" calcext:value-type="float">
            <text:p>6.46386157927557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435" calcext:value-type="float">
            <text:p>435</text:p>
          </table:table-cell>
          <table:table-cell office:value-type="float" office:value="6631.551" calcext:value-type="float">
            <text:p>6631.551</text:p>
          </table:table-cell>
          <table:table-cell office:value-type="float" office:value="-0.4742586" calcext:value-type="float">
            <text:p>-0.4742586</text:p>
          </table:table-cell>
          <table:table-cell office:value-type="float" office:value="4.055676" calcext:value-type="float">
            <text:p>4.055676</text:p>
          </table:table-cell>
          <table:table-cell office:value-type="float" office:value="43.35028" calcext:value-type="float">
            <text:p>43.35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2137E+018" calcext:value-type="float">
            <text:p>1.23765829792137E+018</text:p>
          </table:table-cell>
          <table:table-cell office:value-type="float" office:value="6.46392754997324E+017" calcext:value-type="float">
            <text:p>6.46392754997324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459" calcext:value-type="float">
            <text:p>459</text:p>
          </table:table-cell>
          <table:table-cell office:value-type="float" office:value="6059.445" calcext:value-type="float">
            <text:p>6059.445</text:p>
          </table:table-cell>
          <table:table-cell office:value-type="float" office:value="-0.8227102" calcext:value-type="float">
            <text:p>-0.8227102</text:p>
          </table:table-cell>
          <table:table-cell office:value-type="float" office:value="4.165597" calcext:value-type="float">
            <text:p>4.165597</text:p>
          </table:table-cell>
          <table:table-cell office:value-type="float" office:value="53.7071" calcext:value-type="float">
            <text:p>53.7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4074886E+018" calcext:value-type="float">
            <text:p>1.23765464074886E+018</text:p>
          </table:table-cell>
          <table:table-cell office:value-type="float" office:value="6.86950160516803E+017" calcext:value-type="float">
            <text:p>6.86950160516803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550" calcext:value-type="float">
            <text:p>550</text:p>
          </table:table-cell>
          <table:table-cell office:value-type="float" office:value="4483.664" calcext:value-type="float">
            <text:p>4483.664</text:p>
          </table:table-cell>
          <table:table-cell office:value-type="float" office:value="-0.3851497" calcext:value-type="float">
            <text:p>-0.3851497</text:p>
          </table:table-cell>
          <table:table-cell office:value-type="float" office:value="4.279974" calcext:value-type="float">
            <text:p>4.279974</text:p>
          </table:table-cell>
          <table:table-cell office:value-type="float" office:value="42.62733" calcext:value-type="float">
            <text:p>42.62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44681E+018" calcext:value-type="float">
            <text:p>1.23765494944681E+018</text:p>
          </table:table-cell>
          <table:table-cell office:value-type="float" office:value="6.87930100238281E+017" calcext:value-type="float">
            <text:p>6.87930100238281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19" calcext:value-type="float">
            <text:p>19</text:p>
          </table:table-cell>
          <table:table-cell office:value-type="float" office:value="6185.146" calcext:value-type="float">
            <text:p>6185.146</text:p>
          </table:table-cell>
          <table:table-cell office:value-type="float" office:value="-1.544415" calcext:value-type="float">
            <text:p>-1.544415</text:p>
          </table:table-cell>
          <table:table-cell office:value-type="float" office:value="4.026645" calcext:value-type="float">
            <text:p>4.026645</text:p>
          </table:table-cell>
          <table:table-cell office:value-type="float" office:value="31.88876" calcext:value-type="float">
            <text:p>31.88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837228E+018" calcext:value-type="float">
            <text:p>1.23765494837228E+018</text:p>
          </table:table-cell>
          <table:table-cell office:value-type="float" office:value="6.87997995081296E+017" calcext:value-type="float">
            <text:p>6.87997995081296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266" calcext:value-type="float">
            <text:p>266</text:p>
          </table:table-cell>
          <table:table-cell office:value-type="float" office:value="5477.403" calcext:value-type="float">
            <text:p>5477.403</text:p>
          </table:table-cell>
          <table:table-cell office:value-type="float" office:value="-0.1713615" calcext:value-type="float">
            <text:p>-0.1713615</text:p>
          </table:table-cell>
          <table:table-cell office:value-type="float" office:value="4.259395" calcext:value-type="float">
            <text:p>4.259395</text:p>
          </table:table-cell>
          <table:table-cell office:value-type="float" office:value="35.92477" calcext:value-type="float">
            <text:p>35.924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713E+018" calcext:value-type="float">
            <text:p>1.23765153925713E+018</text:p>
          </table:table-cell>
          <table:table-cell office:value-type="float" office:value="6.88057093831289E+017" calcext:value-type="float">
            <text:p>6.88057093831289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481" calcext:value-type="float">
            <text:p>481</text:p>
          </table:table-cell>
          <table:table-cell office:value-type="float" office:value="5668.629" calcext:value-type="float">
            <text:p>5668.629</text:p>
          </table:table-cell>
          <table:table-cell office:value-type="float" office:value="-0.8532965" calcext:value-type="float">
            <text:p>-0.8532965</text:p>
          </table:table-cell>
          <table:table-cell office:value-type="float" office:value="4.261425" calcext:value-type="float">
            <text:p>4.261425</text:p>
          </table:table-cell>
          <table:table-cell office:value-type="float" office:value="32.93304" calcext:value-type="float">
            <text:p>32.93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446E+018" calcext:value-type="float">
            <text:p>1.23765153979446E+018</text:p>
          </table:table-cell>
          <table:table-cell office:value-type="float" office:value="6.88089254546401E+017" calcext:value-type="float">
            <text:p>6.88089254546401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598" calcext:value-type="float">
            <text:p>598</text:p>
          </table:table-cell>
          <table:table-cell office:value-type="float" office:value="6163.677" calcext:value-type="float">
            <text:p>6163.677</text:p>
          </table:table-cell>
          <table:table-cell office:value-type="float" office:value="-1.628419" calcext:value-type="float">
            <text:p>-1.628419</text:p>
          </table:table-cell>
          <table:table-cell office:value-type="float" office:value="4.041789" calcext:value-type="float">
            <text:p>4.041789</text:p>
          </table:table-cell>
          <table:table-cell office:value-type="float" office:value="35.38026" calcext:value-type="float">
            <text:p>35.38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7213E+018" calcext:value-type="float">
            <text:p>1.23765125097213E+018</text:p>
          </table:table-cell>
          <table:table-cell office:value-type="float" office:value="6.89051877379172E+017" calcext:value-type="float">
            <text:p>6.89051877379172E+017</text:p>
          </table:table-cell>
          <table:table-cell office:value-type="float" office:value="612" calcext:value-type="float">
            <text:p>612</text:p>
          </table:table-cell>
          <table:table-cell office:value-type="float" office:value="52079" calcext:value-type="float">
            <text:p>52079</text:p>
          </table:table-cell>
          <table:table-cell office:value-type="float" office:value="4" calcext:value-type="float">
            <text:p>4</text:p>
          </table:table-cell>
          <table:table-cell office:value-type="float" office:value="4663.813" calcext:value-type="float">
            <text:p>4663.813</text:p>
          </table:table-cell>
          <table:table-cell office:value-type="float" office:value="-0.2715015" calcext:value-type="float">
            <text:p>-0.2715015</text:p>
          </table:table-cell>
          <table:table-cell office:value-type="float" office:value="4.053156" calcext:value-type="float">
            <text:p>4.053156</text:p>
          </table:table-cell>
          <table:table-cell office:value-type="float" office:value="32.44402" calcext:value-type="float">
            <text:p>32.444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50106E+018" calcext:value-type="float">
            <text:p>1.23765293350106E+018</text:p>
          </table:table-cell>
          <table:table-cell office:value-type="float" office:value="7.25102116451936E+017" calcext:value-type="float">
            <text:p>7.25102116451936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82" calcext:value-type="float">
            <text:p>82</text:p>
          </table:table-cell>
          <table:table-cell office:value-type="float" office:value="5838.951" calcext:value-type="float">
            <text:p>5838.951</text:p>
          </table:table-cell>
          <table:table-cell office:value-type="float" office:value="-0.7662449" calcext:value-type="float">
            <text:p>-0.7662449</text:p>
          </table:table-cell>
          <table:table-cell office:value-type="float" office:value="4.052752" calcext:value-type="float">
            <text:p>4.052752</text:p>
          </table:table-cell>
          <table:table-cell office:value-type="float" office:value="33.46885" calcext:value-type="float">
            <text:p>33.468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48E+018" calcext:value-type="float">
            <text:p>1.2376529345748E+018</text:p>
          </table:table-cell>
          <table:table-cell office:value-type="float" office:value="7.25108163765889E+017" calcext:value-type="float">
            <text:p>7.2510816376588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04" calcext:value-type="float">
            <text:p>104</text:p>
          </table:table-cell>
          <table:table-cell office:value-type="float" office:value="5275.523" calcext:value-type="float">
            <text:p>5275.523</text:p>
          </table:table-cell>
          <table:table-cell office:value-type="float" office:value="-0.8667836" calcext:value-type="float">
            <text:p>-0.8667836</text:p>
          </table:table-cell>
          <table:table-cell office:value-type="float" office:value="4.245929" calcext:value-type="float">
            <text:p>4.245929</text:p>
          </table:table-cell>
          <table:table-cell office:value-type="float" office:value="37.16142" calcext:value-type="float">
            <text:p>37.16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50093E+018" calcext:value-type="float">
            <text:p>1.23765293350093E+018</text:p>
          </table:table-cell>
          <table:table-cell office:value-type="float" office:value="7.25113111568214E+017" calcext:value-type="float">
            <text:p>7.25113111568214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22" calcext:value-type="float">
            <text:p>122</text:p>
          </table:table-cell>
          <table:table-cell office:value-type="float" office:value="4633.178" calcext:value-type="float">
            <text:p>4633.178</text:p>
          </table:table-cell>
          <table:table-cell office:value-type="float" office:value="-0.3413028" calcext:value-type="float">
            <text:p>-0.3413028</text:p>
          </table:table-cell>
          <table:table-cell office:value-type="float" office:value="4.384411" calcext:value-type="float">
            <text:p>4.384411</text:p>
          </table:table-cell>
          <table:table-cell office:value-type="float" office:value="37.36614" calcext:value-type="float">
            <text:p>37.36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956807E+018" calcext:value-type="float">
            <text:p>1.23765259956807E+018</text:p>
          </table:table-cell>
          <table:table-cell office:value-type="float" office:value="7.25123831806585E+017" calcext:value-type="float">
            <text:p>7.25123831806585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61" calcext:value-type="float">
            <text:p>161</text:p>
          </table:table-cell>
          <table:table-cell office:value-type="float" office:value="5899.372" calcext:value-type="float">
            <text:p>5899.372</text:p>
          </table:table-cell>
          <table:table-cell office:value-type="float" office:value="-0.04594822" calcext:value-type="float">
            <text:p>-0.04594822</text:p>
          </table:table-cell>
          <table:table-cell office:value-type="float" office:value="4.024725" calcext:value-type="float">
            <text:p>4.024725</text:p>
          </table:table-cell>
          <table:table-cell office:value-type="float" office:value="59.16039" calcext:value-type="float">
            <text:p>59.160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267972E+018" calcext:value-type="float">
            <text:p>1.23765653267972E+018</text:p>
          </table:table-cell>
          <table:table-cell office:value-type="float" office:value="7.25160665446115E+017" calcext:value-type="float">
            <text:p>7.25160665446115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295" calcext:value-type="float">
            <text:p>295</text:p>
          </table:table-cell>
          <table:table-cell office:value-type="float" office:value="5811.652" calcext:value-type="float">
            <text:p>5811.652</text:p>
          </table:table-cell>
          <table:table-cell office:value-type="float" office:value="-2.122804" calcext:value-type="float">
            <text:p>-2.122804</text:p>
          </table:table-cell>
          <table:table-cell office:value-type="float" office:value="4.030029" calcext:value-type="float">
            <text:p>4.030029</text:p>
          </table:table-cell>
          <table:table-cell office:value-type="float" office:value="36.42979" calcext:value-type="float">
            <text:p>36.4297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3564808E+018" calcext:value-type="float">
            <text:p>1.23765293564808E+018</text:p>
          </table:table-cell>
          <table:table-cell office:value-type="float" office:value="7.2517550885309E+017" calcext:value-type="float">
            <text:p>7.251755088530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349" calcext:value-type="float">
            <text:p>349</text:p>
          </table:table-cell>
          <table:table-cell office:value-type="float" office:value="5061.268" calcext:value-type="float">
            <text:p>5061.268</text:p>
          </table:table-cell>
          <table:table-cell office:value-type="float" office:value="-0.1297059" calcext:value-type="float">
            <text:p>-0.1297059</text:p>
          </table:table-cell>
          <table:table-cell office:value-type="float" office:value="4.373941" calcext:value-type="float">
            <text:p>4.373941</text:p>
          </table:table-cell>
          <table:table-cell office:value-type="float" office:value="34.30909" calcext:value-type="float">
            <text:p>34.30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618496E+018" calcext:value-type="float">
            <text:p>1.23765293618496E+018</text:p>
          </table:table-cell>
          <table:table-cell office:value-type="float" office:value="7.25182105922857E+017" calcext:value-type="float">
            <text:p>7.25182105922857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373" calcext:value-type="float">
            <text:p>373</text:p>
          </table:table-cell>
          <table:table-cell office:value-type="float" office:value="5447.443" calcext:value-type="float">
            <text:p>5447.443</text:p>
          </table:table-cell>
          <table:table-cell office:value-type="float" office:value="-1.143725" calcext:value-type="float">
            <text:p>-1.143725</text:p>
          </table:table-cell>
          <table:table-cell office:value-type="float" office:value="4.321528" calcext:value-type="float">
            <text:p>4.321528</text:p>
          </table:table-cell>
          <table:table-cell office:value-type="float" office:value="36.55273" calcext:value-type="float">
            <text:p>36.5527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419159E+018" calcext:value-type="float">
            <text:p>1.23766378419159E+018</text:p>
          </table:table-cell>
          <table:table-cell office:value-type="float" office:value="7.6349212662015E+017" calcext:value-type="float">
            <text:p>7.6349212662015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480" calcext:value-type="float">
            <text:p>480</text:p>
          </table:table-cell>
          <table:table-cell office:value-type="float" office:value="6147.907" calcext:value-type="float">
            <text:p>6147.907</text:p>
          </table:table-cell>
          <table:table-cell office:value-type="float" office:value="-1.545406" calcext:value-type="float">
            <text:p>-1.545406</text:p>
          </table:table-cell>
          <table:table-cell office:value-type="float" office:value="4.127625" calcext:value-type="float">
            <text:p>4.127625</text:p>
          </table:table-cell>
          <table:table-cell office:value-type="float" office:value="49.2165" calcext:value-type="float">
            <text:p>49.2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217E+018" calcext:value-type="float">
            <text:p>1.23767861741217E+018</text:p>
          </table:table-cell>
          <table:table-cell office:value-type="float" office:value="7.63508619294566E+017" calcext:value-type="float">
            <text:p>7.63508619294566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540" calcext:value-type="float">
            <text:p>540</text:p>
          </table:table-cell>
          <table:table-cell office:value-type="float" office:value="5904.768" calcext:value-type="float">
            <text:p>5904.768</text:p>
          </table:table-cell>
          <table:table-cell office:value-type="float" office:value="-1.212929" calcext:value-type="float">
            <text:p>-1.212929</text:p>
          </table:table-cell>
          <table:table-cell office:value-type="float" office:value="4.229338" calcext:value-type="float">
            <text:p>4.229338</text:p>
          </table:table-cell>
          <table:table-cell office:value-type="float" office:value="43.51629" calcext:value-type="float">
            <text:p>43.516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792258E+018" calcext:value-type="float">
            <text:p>1.23766327792258E+018</text:p>
          </table:table-cell>
          <table:table-cell office:value-type="float" office:value="7.63533908062005E+017" calcext:value-type="float">
            <text:p>7.63533908062005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632" calcext:value-type="float">
            <text:p>632</text:p>
          </table:table-cell>
          <table:table-cell office:value-type="float" office:value="5943.615" calcext:value-type="float">
            <text:p>5943.615</text:p>
          </table:table-cell>
          <table:table-cell office:value-type="float" office:value="-1.629006" calcext:value-type="float">
            <text:p>-1.629006</text:p>
          </table:table-cell>
          <table:table-cell office:value-type="float" office:value="4.324031" calcext:value-type="float">
            <text:p>4.324031</text:p>
          </table:table-cell>
          <table:table-cell office:value-type="float" office:value="33.875" calcext:value-type="float">
            <text:p>33.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916E+018" calcext:value-type="float">
            <text:p>1.23766378311916E+018</text:p>
          </table:table-cell>
          <table:table-cell office:value-type="float" office:value="7.64489371805051E+017" calcext:value-type="float">
            <text:p>7.64489371805051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2" calcext:value-type="float">
            <text:p>12</text:p>
          </table:table-cell>
          <table:table-cell office:value-type="float" office:value="6788.763" calcext:value-type="float">
            <text:p>6788.763</text:p>
          </table:table-cell>
          <table:table-cell office:value-type="float" office:value="-0.3547873" calcext:value-type="float">
            <text:p>-0.3547873</text:p>
          </table:table-cell>
          <table:table-cell office:value-type="float" office:value="4.096203" calcext:value-type="float">
            <text:p>4.096203</text:p>
          </table:table-cell>
          <table:table-cell office:value-type="float" office:value="53.02089" calcext:value-type="float">
            <text:p>53.020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364E+018" calcext:value-type="float">
            <text:p>1.23766640736364E+018</text:p>
          </table:table-cell>
          <table:table-cell office:value-type="float" office:value="7.64533627148069E+017" calcext:value-type="float">
            <text:p>7.64533627148069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73" calcext:value-type="float">
            <text:p>173</text:p>
          </table:table-cell>
          <table:table-cell office:value-type="float" office:value="4423.521" calcext:value-type="float">
            <text:p>4423.521</text:p>
          </table:table-cell>
          <table:table-cell office:value-type="float" office:value="-0.4886468" calcext:value-type="float">
            <text:p>-0.4886468</text:p>
          </table:table-cell>
          <table:table-cell office:value-type="float" office:value="4.111075" calcext:value-type="float">
            <text:p>4.111075</text:p>
          </table:table-cell>
          <table:table-cell office:value-type="float" office:value="39.12048" calcext:value-type="float">
            <text:p>39.120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537E+018" calcext:value-type="float">
            <text:p>1.23766378365537E+018</text:p>
          </table:table-cell>
          <table:table-cell office:value-type="float" office:value="7.6453802519458E+017" calcext:value-type="float">
            <text:p>7.6453802519458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89" calcext:value-type="float">
            <text:p>189</text:p>
          </table:table-cell>
          <table:table-cell office:value-type="float" office:value="7930.679" calcext:value-type="float">
            <text:p>7930.679</text:p>
          </table:table-cell>
          <table:table-cell office:value-type="float" office:value="-0.5898131" calcext:value-type="float">
            <text:p>-0.5898131</text:p>
          </table:table-cell>
          <table:table-cell office:value-type="float" office:value="4.404446" calcext:value-type="float">
            <text:p>4.404446</text:p>
          </table:table-cell>
          <table:table-cell office:value-type="float" office:value="32.20427" calcext:value-type="float">
            <text:p>32.204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524E+018" calcext:value-type="float">
            <text:p>1.23766378365524E+018</text:p>
          </table:table-cell>
          <table:table-cell office:value-type="float" office:value="7.64547096165509E+017" calcext:value-type="float">
            <text:p>7.64547096165509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22" calcext:value-type="float">
            <text:p>222</text:p>
          </table:table-cell>
          <table:table-cell office:value-type="float" office:value="6156.154" calcext:value-type="float">
            <text:p>6156.154</text:p>
          </table:table-cell>
          <table:table-cell office:value-type="float" office:value="-0.7307479" calcext:value-type="float">
            <text:p>-0.7307479</text:p>
          </table:table-cell>
          <table:table-cell office:value-type="float" office:value="4.150817" calcext:value-type="float">
            <text:p>4.150817</text:p>
          </table:table-cell>
          <table:table-cell office:value-type="float" office:value="46.1255" calcext:value-type="float">
            <text:p>46.1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837E+018" calcext:value-type="float">
            <text:p>1.23766378311837E+018</text:p>
          </table:table-cell>
          <table:table-cell office:value-type="float" office:value="7.64565787863181E+017" calcext:value-type="float">
            <text:p>7.64565787863181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90" calcext:value-type="float">
            <text:p>290</text:p>
          </table:table-cell>
          <table:table-cell office:value-type="float" office:value="5965.573" calcext:value-type="float">
            <text:p>5965.573</text:p>
          </table:table-cell>
          <table:table-cell office:value-type="float" office:value="-1.147282" calcext:value-type="float">
            <text:p>-1.147282</text:p>
          </table:table-cell>
          <table:table-cell office:value-type="float" office:value="4.214366" calcext:value-type="float">
            <text:p>4.214366</text:p>
          </table:table-cell>
          <table:table-cell office:value-type="float" office:value="44.69172" calcext:value-type="float">
            <text:p>44.691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837E+018" calcext:value-type="float">
            <text:p>1.23766378311837E+018</text:p>
          </table:table-cell>
          <table:table-cell office:value-type="float" office:value="7.64566612496902E+017" calcext:value-type="float">
            <text:p>7.64566612496902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93" calcext:value-type="float">
            <text:p>293</text:p>
          </table:table-cell>
          <table:table-cell office:value-type="float" office:value="4508.36" calcext:value-type="float">
            <text:p>4508.36</text:p>
          </table:table-cell>
          <table:table-cell office:value-type="float" office:value="-0.6986591" calcext:value-type="float">
            <text:p>-0.6986591</text:p>
          </table:table-cell>
          <table:table-cell office:value-type="float" office:value="4.442557" calcext:value-type="float">
            <text:p>4.442557</text:p>
          </table:table-cell>
          <table:table-cell office:value-type="float" office:value="32.04313" calcext:value-type="float">
            <text:p>32.04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245E+018" calcext:value-type="float">
            <text:p>1.23766327792245E+018</text:p>
          </table:table-cell>
          <table:table-cell office:value-type="float" office:value="7.64579806636436E+017" calcext:value-type="float">
            <text:p>7.64579806636436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341" calcext:value-type="float">
            <text:p>341</text:p>
          </table:table-cell>
          <table:table-cell office:value-type="float" office:value="7541.246" calcext:value-type="float">
            <text:p>7541.246</text:p>
          </table:table-cell>
          <table:table-cell office:value-type="float" office:value="-0.6271446" calcext:value-type="float">
            <text:p>-0.6271446</text:p>
          </table:table-cell>
          <table:table-cell office:value-type="float" office:value="4.05661" calcext:value-type="float">
            <text:p>4.05661</text:p>
          </table:table-cell>
          <table:table-cell office:value-type="float" office:value="56.18254" calcext:value-type="float">
            <text:p>56.18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719E+018" calcext:value-type="float">
            <text:p>1.23764870296719E+018</text:p>
          </table:table-cell>
          <table:table-cell office:value-type="float" office:value="3.2428477037048E+017" calcext:value-type="float">
            <text:p>3.2428477037048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93" calcext:value-type="float">
            <text:p>93</text:p>
          </table:table-cell>
          <table:table-cell office:value-type="float" office:value="5873.553" calcext:value-type="float">
            <text:p>5873.553</text:p>
          </table:table-cell>
          <table:table-cell office:value-type="float" office:value="-0.7141768" calcext:value-type="float">
            <text:p>-0.7141768</text:p>
          </table:table-cell>
          <table:table-cell office:value-type="float" office:value="4.21252" calcext:value-type="float">
            <text:p>4.21252</text:p>
          </table:table-cell>
          <table:table-cell office:value-type="float" office:value="50.19883" calcext:value-type="float">
            <text:p>50.19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85E+018" calcext:value-type="float">
            <text:p>1.23764872069585E+018</text:p>
          </table:table-cell>
          <table:table-cell office:value-type="float" office:value="3.24313632550709E+017" calcext:value-type="float">
            <text:p>3.24313632550709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198" calcext:value-type="float">
            <text:p>198</text:p>
          </table:table-cell>
          <table:table-cell office:value-type="float" office:value="5722.96" calcext:value-type="float">
            <text:p>5722.96</text:p>
          </table:table-cell>
          <table:table-cell office:value-type="float" office:value="-0.6492333" calcext:value-type="float">
            <text:p>-0.6492333</text:p>
          </table:table-cell>
          <table:table-cell office:value-type="float" office:value="4.235843" calcext:value-type="float">
            <text:p>4.235843</text:p>
          </table:table-cell>
          <table:table-cell office:value-type="float" office:value="35.34572" calcext:value-type="float">
            <text:p>35.34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699E+018" calcext:value-type="float">
            <text:p>1.23764870296699E+018</text:p>
          </table:table-cell>
          <table:table-cell office:value-type="float" office:value="3.24316106451872E+017" calcext:value-type="float">
            <text:p>3.24316106451872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207" calcext:value-type="float">
            <text:p>207</text:p>
          </table:table-cell>
          <table:table-cell office:value-type="float" office:value="8287.413" calcext:value-type="float">
            <text:p>8287.413</text:p>
          </table:table-cell>
          <table:table-cell office:value-type="float" office:value="-2.101304" calcext:value-type="float">
            <text:p>-2.101304</text:p>
          </table:table-cell>
          <table:table-cell office:value-type="float" office:value="4.224882" calcext:value-type="float">
            <text:p>4.224882</text:p>
          </table:table-cell>
          <table:table-cell office:value-type="float" office:value="42.1939" calcext:value-type="float">
            <text:p>42.19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34E+018" calcext:value-type="float">
            <text:p>1.2376487228434E+018</text:p>
          </table:table-cell>
          <table:table-cell office:value-type="float" office:value="3.24370532277447E+017" calcext:value-type="float">
            <text:p>3.24370532277447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05" calcext:value-type="float">
            <text:p>405</text:p>
          </table:table-cell>
          <table:table-cell office:value-type="float" office:value="6002.954" calcext:value-type="float">
            <text:p>6002.954</text:p>
          </table:table-cell>
          <table:table-cell office:value-type="float" office:value="-0.6265237" calcext:value-type="float">
            <text:p>-0.6265237</text:p>
          </table:table-cell>
          <table:table-cell office:value-type="float" office:value="4.032355" calcext:value-type="float">
            <text:p>4.032355</text:p>
          </table:table-cell>
          <table:table-cell office:value-type="float" office:value="39.98726" calcext:value-type="float">
            <text:p>39.98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141E+018" calcext:value-type="float">
            <text:p>1.23764870565141E+018</text:p>
          </table:table-cell>
          <table:table-cell office:value-type="float" office:value="3.24370807155354E+017" calcext:value-type="float">
            <text:p>3.24370807155354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06" calcext:value-type="float">
            <text:p>406</text:p>
          </table:table-cell>
          <table:table-cell office:value-type="float" office:value="5671.426" calcext:value-type="float">
            <text:p>5671.426</text:p>
          </table:table-cell>
          <table:table-cell office:value-type="float" office:value="-0.5788469" calcext:value-type="float">
            <text:p>-0.5788469</text:p>
          </table:table-cell>
          <table:table-cell office:value-type="float" office:value="4.367493" calcext:value-type="float">
            <text:p>4.367493</text:p>
          </table:table-cell>
          <table:table-cell office:value-type="float" office:value="39.56234" calcext:value-type="float">
            <text:p>39.562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6E+018" calcext:value-type="float">
            <text:p>1.2376487045776E+018</text:p>
          </table:table-cell>
          <table:table-cell office:value-type="float" office:value="3.2437740422512E+017" calcext:value-type="float">
            <text:p>3.2437740422512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30" calcext:value-type="float">
            <text:p>430</text:p>
          </table:table-cell>
          <table:table-cell office:value-type="float" office:value="6058.137" calcext:value-type="float">
            <text:p>6058.137</text:p>
          </table:table-cell>
          <table:table-cell office:value-type="float" office:value="-0.6578994" calcext:value-type="float">
            <text:p>-0.6578994</text:p>
          </table:table-cell>
          <table:table-cell office:value-type="float" office:value="4.020756" calcext:value-type="float">
            <text:p>4.020756</text:p>
          </table:table-cell>
          <table:table-cell office:value-type="float" office:value="48.16476" calcext:value-type="float">
            <text:p>48.164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823E+018" calcext:value-type="float">
            <text:p>1.23764870296823E+018</text:p>
          </table:table-cell>
          <table:table-cell office:value-type="float" office:value="3.2539994987118E+017" calcext:value-type="float">
            <text:p>3.2539994987118E+017</text:p>
          </table:table-cell>
          <table:table-cell office:value-type="float" office:value="289" calcext:value-type="float">
            <text:p>289</text:p>
          </table:table-cell>
          <table:table-cell office:value-type="float" office:value="51990" calcext:value-type="float">
            <text:p>51990</text:p>
          </table:table-cell>
          <table:table-cell office:value-type="float" office:value="54" calcext:value-type="float">
            <text:p>54</text:p>
          </table:table-cell>
          <table:table-cell office:value-type="float" office:value="5902.688" calcext:value-type="float">
            <text:p>5902.688</text:p>
          </table:table-cell>
          <table:table-cell office:value-type="float" office:value="-0.7370991" calcext:value-type="float">
            <text:p>-0.7370991</text:p>
          </table:table-cell>
          <table:table-cell office:value-type="float" office:value="4.195594" calcext:value-type="float">
            <text:p>4.195594</text:p>
          </table:table-cell>
          <table:table-cell office:value-type="float" office:value="44.43401" calcext:value-type="float">
            <text:p>44.434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326E+018" calcext:value-type="float">
            <text:p>1.23764870352326E+018</text:p>
          </table:table-cell>
          <table:table-cell office:value-type="float" office:value="3.51354466550704E+017" calcext:value-type="float">
            <text:p>3.51354466550704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268" calcext:value-type="float">
            <text:p>268</text:p>
          </table:table-cell>
          <table:table-cell office:value-type="float" office:value="6409.505" calcext:value-type="float">
            <text:p>6409.505</text:p>
          </table:table-cell>
          <table:table-cell office:value-type="float" office:value="-0.828838" calcext:value-type="float">
            <text:p>-0.828838</text:p>
          </table:table-cell>
          <table:table-cell office:value-type="float" office:value="4.094649" calcext:value-type="float">
            <text:p>4.094649</text:p>
          </table:table-cell>
          <table:table-cell office:value-type="float" office:value="39.07295" calcext:value-type="float">
            <text:p>39.07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626E+018" calcext:value-type="float">
            <text:p>1.23764870298626E+018</text:p>
          </table:table-cell>
          <table:table-cell office:value-type="float" office:value="3.51362987765819E+017" calcext:value-type="float">
            <text:p>3.51362987765819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299" calcext:value-type="float">
            <text:p>299</text:p>
          </table:table-cell>
          <table:table-cell office:value-type="float" office:value="5710.054" calcext:value-type="float">
            <text:p>5710.054</text:p>
          </table:table-cell>
          <table:table-cell office:value-type="float" office:value="-0.7163358" calcext:value-type="float">
            <text:p>-0.7163358</text:p>
          </table:table-cell>
          <table:table-cell office:value-type="float" office:value="4.246439" calcext:value-type="float">
            <text:p>4.246439</text:p>
          </table:table-cell>
          <table:table-cell office:value-type="float" office:value="54.0329" calcext:value-type="float">
            <text:p>54.03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752501E+018" calcext:value-type="float">
            <text:p>1.23765546752501E+018</text:p>
          </table:table-cell>
          <table:table-cell office:value-type="float" office:value="3.51371783858842E+017" calcext:value-type="float">
            <text:p>3.51371783858842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331" calcext:value-type="float">
            <text:p>331</text:p>
          </table:table-cell>
          <table:table-cell office:value-type="float" office:value="5861.837" calcext:value-type="float">
            <text:p>5861.837</text:p>
          </table:table-cell>
          <table:table-cell office:value-type="float" office:value="-0.5338342" calcext:value-type="float">
            <text:p>-0.5338342</text:p>
          </table:table-cell>
          <table:table-cell office:value-type="float" office:value="4.228755" calcext:value-type="float">
            <text:p>4.228755</text:p>
          </table:table-cell>
          <table:table-cell office:value-type="float" office:value="36.72858" calcext:value-type="float">
            <text:p>36.728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068E+018" calcext:value-type="float">
            <text:p>1.23764870567068E+018</text:p>
          </table:table-cell>
          <table:table-cell office:value-type="float" office:value="3.51395698236746E+017" calcext:value-type="float">
            <text:p>3.51395698236746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418" calcext:value-type="float">
            <text:p>418</text:p>
          </table:table-cell>
          <table:table-cell office:value-type="float" office:value="6177.176" calcext:value-type="float">
            <text:p>6177.176</text:p>
          </table:table-cell>
          <table:table-cell office:value-type="float" office:value="-0.8558" calcext:value-type="float">
            <text:p>-0.8558</text:p>
          </table:table-cell>
          <table:table-cell office:value-type="float" office:value="4.141505" calcext:value-type="float">
            <text:p>4.141505</text:p>
          </table:table-cell>
          <table:table-cell office:value-type="float" office:value="49.68369" calcext:value-type="float">
            <text:p>49.683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746E+018" calcext:value-type="float">
            <text:p>1.23764870459746E+018</text:p>
          </table:table-cell>
          <table:table-cell office:value-type="float" office:value="3.51440778213485E+017" calcext:value-type="float">
            <text:p>3.51440778213485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582" calcext:value-type="float">
            <text:p>582</text:p>
          </table:table-cell>
          <table:table-cell office:value-type="float" office:value="5774.144" calcext:value-type="float">
            <text:p>5774.144</text:p>
          </table:table-cell>
          <table:table-cell office:value-type="float" office:value="-0.7104861" calcext:value-type="float">
            <text:p>-0.7104861</text:p>
          </table:table-cell>
          <table:table-cell office:value-type="float" office:value="4.012007" calcext:value-type="float">
            <text:p>4.012007</text:p>
          </table:table-cell>
          <table:table-cell office:value-type="float" office:value="31.89414" calcext:value-type="float">
            <text:p>31.89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252E+018" calcext:value-type="float">
            <text:p>1.23764872125252E+018</text:p>
          </table:table-cell>
          <table:table-cell office:value-type="float" office:value="3.51444351626275E+017" calcext:value-type="float">
            <text:p>3.51444351626275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595" calcext:value-type="float">
            <text:p>595</text:p>
          </table:table-cell>
          <table:table-cell office:value-type="float" office:value="5672.704" calcext:value-type="float">
            <text:p>5672.704</text:p>
          </table:table-cell>
          <table:table-cell office:value-type="float" office:value="-0.8249696" calcext:value-type="float">
            <text:p>-0.8249696</text:p>
          </table:table-cell>
          <table:table-cell office:value-type="float" office:value="4.245127" calcext:value-type="float">
            <text:p>4.245127</text:p>
          </table:table-cell>
          <table:table-cell office:value-type="float" office:value="32.462" calcext:value-type="float">
            <text:p>32.4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759E+018" calcext:value-type="float">
            <text:p>1.23764870459759E+018</text:p>
          </table:table-cell>
          <table:table-cell office:value-type="float" office:value="3.51456171376273E+017" calcext:value-type="float">
            <text:p>3.51456171376273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638" calcext:value-type="float">
            <text:p>638</text:p>
          </table:table-cell>
          <table:table-cell office:value-type="float" office:value="6067.124" calcext:value-type="float">
            <text:p>6067.124</text:p>
          </table:table-cell>
          <table:table-cell office:value-type="float" office:value="-0.4148788" calcext:value-type="float">
            <text:p>-0.4148788</text:p>
          </table:table-cell>
          <table:table-cell office:value-type="float" office:value="4.078801" calcext:value-type="float">
            <text:p>4.078801</text:p>
          </table:table-cell>
          <table:table-cell office:value-type="float" office:value="46.72321" calcext:value-type="float">
            <text:p>46.72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763E+018" calcext:value-type="float">
            <text:p>1.23764870298763E+018</text:p>
          </table:table-cell>
          <table:table-cell office:value-type="float" office:value="3.52420167927491E+017" calcext:value-type="float">
            <text:p>3.52420167927491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49" calcext:value-type="float">
            <text:p>49</text:p>
          </table:table-cell>
          <table:table-cell office:value-type="float" office:value="4649.408" calcext:value-type="float">
            <text:p>4649.408</text:p>
          </table:table-cell>
          <table:table-cell office:value-type="float" office:value="-0.5579513" calcext:value-type="float">
            <text:p>-0.5579513</text:p>
          </table:table-cell>
          <table:table-cell office:value-type="float" office:value="4.416247" calcext:value-type="float">
            <text:p>4.416247</text:p>
          </table:table-cell>
          <table:table-cell office:value-type="float" office:value="42.44614" calcext:value-type="float">
            <text:p>42.44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157E+018" calcext:value-type="float">
            <text:p>1.23764870406157E+018</text:p>
          </table:table-cell>
          <table:table-cell office:value-type="float" office:value="3.52424291096095E+017" calcext:value-type="float">
            <text:p>3.52424291096095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64" calcext:value-type="float">
            <text:p>64</text:p>
          </table:table-cell>
          <table:table-cell office:value-type="float" office:value="6264.203" calcext:value-type="float">
            <text:p>6264.203</text:p>
          </table:table-cell>
          <table:table-cell office:value-type="float" office:value="-1.956588" calcext:value-type="float">
            <text:p>-1.956588</text:p>
          </table:table-cell>
          <table:table-cell office:value-type="float" office:value="4.086804" calcext:value-type="float">
            <text:p>4.086804</text:p>
          </table:table-cell>
          <table:table-cell office:value-type="float" office:value="48.82134" calcext:value-type="float">
            <text:p>48.82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398E+018" calcext:value-type="float">
            <text:p>1.23764870352398E+018</text:p>
          </table:table-cell>
          <table:table-cell office:value-type="float" office:value="3.52475418386786E+017" calcext:value-type="float">
            <text:p>3.52475418386786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250" calcext:value-type="float">
            <text:p>250</text:p>
          </table:table-cell>
          <table:table-cell office:value-type="float" office:value="5888.229" calcext:value-type="float">
            <text:p>5888.229</text:p>
          </table:table-cell>
          <table:table-cell office:value-type="float" office:value="-1.126322" calcext:value-type="float">
            <text:p>-1.126322</text:p>
          </table:table-cell>
          <table:table-cell office:value-type="float" office:value="4.299514" calcext:value-type="float">
            <text:p>4.299514</text:p>
          </table:table-cell>
          <table:table-cell office:value-type="float" office:value="34.4409" calcext:value-type="float">
            <text:p>34.44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5245E+018" calcext:value-type="float">
            <text:p>1.23764872125245E+018</text:p>
          </table:table-cell>
          <table:table-cell office:value-type="float" office:value="3.52491361305389E+017" calcext:value-type="float">
            <text:p>3.52491361305389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308" calcext:value-type="float">
            <text:p>308</text:p>
          </table:table-cell>
          <table:table-cell office:value-type="float" office:value="6112.212" calcext:value-type="float">
            <text:p>6112.212</text:p>
          </table:table-cell>
          <table:table-cell office:value-type="float" office:value="-1.318163" calcext:value-type="float">
            <text:p>-1.318163</text:p>
          </table:table-cell>
          <table:table-cell office:value-type="float" office:value="4.190447" calcext:value-type="float">
            <text:p>4.190447</text:p>
          </table:table-cell>
          <table:table-cell office:value-type="float" office:value="40.40942" calcext:value-type="float">
            <text:p>40.40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501E+018" calcext:value-type="float">
            <text:p>1.23765131214501E+018</text:p>
          </table:table-cell>
          <table:table-cell office:value-type="float" office:value="3.98712907988232E+017" calcext:value-type="float">
            <text:p>3.98712907988232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25" calcext:value-type="float">
            <text:p>525</text:p>
          </table:table-cell>
          <table:table-cell office:value-type="float" office:value="6004.979" calcext:value-type="float">
            <text:p>6004.979</text:p>
          </table:table-cell>
          <table:table-cell office:value-type="float" office:value="-0.461963" calcext:value-type="float">
            <text:p>-0.461963</text:p>
          </table:table-cell>
          <table:table-cell office:value-type="float" office:value="4.066549" calcext:value-type="float">
            <text:p>4.066549</text:p>
          </table:table-cell>
          <table:table-cell office:value-type="float" office:value="30.37293" calcext:value-type="float">
            <text:p>30.37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468E+018" calcext:value-type="float">
            <text:p>1.23765131214468E+018</text:p>
          </table:table-cell>
          <table:table-cell office:value-type="float" office:value="3.98714832133581E+017" calcext:value-type="float">
            <text:p>3.9871483213358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32" calcext:value-type="float">
            <text:p>532</text:p>
          </table:table-cell>
          <table:table-cell office:value-type="float" office:value="8179.591" calcext:value-type="float">
            <text:p>8179.591</text:p>
          </table:table-cell>
          <table:table-cell office:value-type="float" office:value="-0.3291489" calcext:value-type="float">
            <text:p>-0.3291489</text:p>
          </table:table-cell>
          <table:table-cell office:value-type="float" office:value="4.356618" calcext:value-type="float">
            <text:p>4.356618</text:p>
          </table:table-cell>
          <table:table-cell office:value-type="float" office:value="42.45285" calcext:value-type="float">
            <text:p>42.452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160827E+018" calcext:value-type="float">
            <text:p>1.23765131160827E+018</text:p>
          </table:table-cell>
          <table:table-cell office:value-type="float" office:value="3.98721154325441E+017" calcext:value-type="float">
            <text:p>3.9872115432544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55" calcext:value-type="float">
            <text:p>555</text:p>
          </table:table-cell>
          <table:table-cell office:value-type="float" office:value="5684.183" calcext:value-type="float">
            <text:p>5684.183</text:p>
          </table:table-cell>
          <table:table-cell office:value-type="float" office:value="-0.4774543" calcext:value-type="float">
            <text:p>-0.4774543</text:p>
          </table:table-cell>
          <table:table-cell office:value-type="float" office:value="4.404588" calcext:value-type="float">
            <text:p>4.404588</text:p>
          </table:table-cell>
          <table:table-cell office:value-type="float" office:value="32.26673" calcext:value-type="float">
            <text:p>32.266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481E+018" calcext:value-type="float">
            <text:p>1.23765131214481E+018</text:p>
          </table:table-cell>
          <table:table-cell office:value-type="float" office:value="3.98723628226603E+017" calcext:value-type="float">
            <text:p>3.98723628226603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64" calcext:value-type="float">
            <text:p>564</text:p>
          </table:table-cell>
          <table:table-cell office:value-type="float" office:value="5741.302" calcext:value-type="float">
            <text:p>5741.302</text:p>
          </table:table-cell>
          <table:table-cell office:value-type="float" office:value="-0.7090662" calcext:value-type="float">
            <text:p>-0.7090662</text:p>
          </table:table-cell>
          <table:table-cell office:value-type="float" office:value="4.458976" calcext:value-type="float">
            <text:p>4.458976</text:p>
          </table:table-cell>
          <table:table-cell office:value-type="float" office:value="39.43387" calcext:value-type="float">
            <text:p>39.43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68175E+018" calcext:value-type="float">
            <text:p>1.23765131268175E+018</text:p>
          </table:table-cell>
          <table:table-cell office:value-type="float" office:value="3.98738471633578E+017" calcext:value-type="float">
            <text:p>3.98738471633578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18" calcext:value-type="float">
            <text:p>618</text:p>
          </table:table-cell>
          <table:table-cell office:value-type="float" office:value="5873.283" calcext:value-type="float">
            <text:p>5873.283</text:p>
          </table:table-cell>
          <table:table-cell office:value-type="float" office:value="-0.2068612" calcext:value-type="float">
            <text:p>-0.2068612</text:p>
          </table:table-cell>
          <table:table-cell office:value-type="float" office:value="4.310248" calcext:value-type="float">
            <text:p>4.310248</text:p>
          </table:table-cell>
          <table:table-cell office:value-type="float" office:value="42.62844" calcext:value-type="float">
            <text:p>42.628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043E+018" calcext:value-type="float">
            <text:p>1.23765129926043E+018</text:p>
          </table:table-cell>
          <table:table-cell office:value-type="float" office:value="3.98743144557996E+017" calcext:value-type="float">
            <text:p>3.98743144557996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35" calcext:value-type="float">
            <text:p>635</text:p>
          </table:table-cell>
          <table:table-cell office:value-type="float" office:value="4602.045" calcext:value-type="float">
            <text:p>4602.045</text:p>
          </table:table-cell>
          <table:table-cell office:value-type="float" office:value="-0.3779016" calcext:value-type="float">
            <text:p>-0.3779016</text:p>
          </table:table-cell>
          <table:table-cell office:value-type="float" office:value="4.300084" calcext:value-type="float">
            <text:p>4.300084</text:p>
          </table:table-cell>
          <table:table-cell office:value-type="float" office:value="34.4881" calcext:value-type="float">
            <text:p>34.48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94E+018" calcext:value-type="float">
            <text:p>1.23765121336194E+018</text:p>
          </table:table-cell>
          <table:table-cell office:value-type="float" office:value="3.99695596438448E+017" calcext:value-type="float">
            <text:p>3.99695596438448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" calcext:value-type="float">
            <text:p>4</text:p>
          </table:table-cell>
          <table:table-cell office:value-type="float" office:value="5677.372" calcext:value-type="float">
            <text:p>5677.372</text:p>
          </table:table-cell>
          <table:table-cell office:value-type="float" office:value="-0.8538352" calcext:value-type="float">
            <text:p>-0.8538352</text:p>
          </table:table-cell>
          <table:table-cell office:value-type="float" office:value="4.163172" calcext:value-type="float">
            <text:p>4.163172</text:p>
          </table:table-cell>
          <table:table-cell office:value-type="float" office:value="50.23978" calcext:value-type="float">
            <text:p>50.239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E+018" calcext:value-type="float">
            <text:p>1.237651212825E+018</text:p>
          </table:table-cell>
          <table:table-cell office:value-type="float" office:value="3.99708790577981E+017" calcext:value-type="float">
            <text:p>3.9970879057798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2" calcext:value-type="float">
            <text:p>52</text:p>
          </table:table-cell>
          <table:table-cell office:value-type="float" office:value="5909.774" calcext:value-type="float">
            <text:p>5909.774</text:p>
          </table:table-cell>
          <table:table-cell office:value-type="float" office:value="-0.5461895" calcext:value-type="float">
            <text:p>-0.5461895</text:p>
          </table:table-cell>
          <table:table-cell office:value-type="float" office:value="4.04829" calcext:value-type="float">
            <text:p>4.04829</text:p>
          </table:table-cell>
          <table:table-cell office:value-type="float" office:value="38.25094" calcext:value-type="float">
            <text:p>38.25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68E+018" calcext:value-type="float">
            <text:p>1.23765121336168E+018</text:p>
          </table:table-cell>
          <table:table-cell office:value-type="float" office:value="3.99715937403562E+017" calcext:value-type="float">
            <text:p>3.99715937403562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78" calcext:value-type="float">
            <text:p>78</text:p>
          </table:table-cell>
          <table:table-cell office:value-type="float" office:value="5075.197" calcext:value-type="float">
            <text:p>5075.197</text:p>
          </table:table-cell>
          <table:table-cell office:value-type="float" office:value="-0.7759527" calcext:value-type="float">
            <text:p>-0.7759527</text:p>
          </table:table-cell>
          <table:table-cell office:value-type="float" office:value="4.389377" calcext:value-type="float">
            <text:p>4.389377</text:p>
          </table:table-cell>
          <table:table-cell office:value-type="float" office:value="31.89143" calcext:value-type="float">
            <text:p>31.891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94E+018" calcext:value-type="float">
            <text:p>1.23765121282494E+018</text:p>
          </table:table-cell>
          <table:table-cell office:value-type="float" office:value="3.99723084229143E+017" calcext:value-type="float">
            <text:p>3.99723084229143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04" calcext:value-type="float">
            <text:p>104</text:p>
          </table:table-cell>
          <table:table-cell office:value-type="float" office:value="7098.121" calcext:value-type="float">
            <text:p>7098.121</text:p>
          </table:table-cell>
          <table:table-cell office:value-type="float" office:value="-0.4232615" calcext:value-type="float">
            <text:p>-0.4232615</text:p>
          </table:table-cell>
          <table:table-cell office:value-type="float" office:value="4.034865" calcext:value-type="float">
            <text:p>4.034865</text:p>
          </table:table-cell>
          <table:table-cell office:value-type="float" office:value="42.94292" calcext:value-type="float">
            <text:p>42.94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8E+018" calcext:value-type="float">
            <text:p>1.237651212288E+018</text:p>
          </table:table-cell>
          <table:table-cell office:value-type="float" office:value="3.99740951293094E+017" calcext:value-type="float">
            <text:p>3.99740951293094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69" calcext:value-type="float">
            <text:p>169</text:p>
          </table:table-cell>
          <table:table-cell office:value-type="float" office:value="4787.233" calcext:value-type="float">
            <text:p>4787.233</text:p>
          </table:table-cell>
          <table:table-cell office:value-type="float" office:value="-1.087533" calcext:value-type="float">
            <text:p>-1.087533</text:p>
          </table:table-cell>
          <table:table-cell office:value-type="float" office:value="4.332989" calcext:value-type="float">
            <text:p>4.332989</text:p>
          </table:table-cell>
          <table:table-cell office:value-type="float" office:value="42.49451" calcext:value-type="float">
            <text:p>42.494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517271E+018" calcext:value-type="float">
            <text:p>1.23765122517271E+018</text:p>
          </table:table-cell>
          <table:table-cell office:value-type="float" office:value="3.99746173973326E+017" calcext:value-type="float">
            <text:p>3.99746173973326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88" calcext:value-type="float">
            <text:p>188</text:p>
          </table:table-cell>
          <table:table-cell office:value-type="float" office:value="4452.746" calcext:value-type="float">
            <text:p>4452.746</text:p>
          </table:table-cell>
          <table:table-cell office:value-type="float" office:value="-0.434501" calcext:value-type="float">
            <text:p>-0.434501</text:p>
          </table:table-cell>
          <table:table-cell office:value-type="float" office:value="4.207382" calcext:value-type="float">
            <text:p>4.207382</text:p>
          </table:table-cell>
          <table:table-cell office:value-type="float" office:value="37.79965" calcext:value-type="float">
            <text:p>37.799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748E+018" calcext:value-type="float">
            <text:p>1.23765121228748E+018</text:p>
          </table:table-cell>
          <table:table-cell office:value-type="float" office:value="3.99808846136109E+017" calcext:value-type="float">
            <text:p>3.99808846136109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16" calcext:value-type="float">
            <text:p>416</text:p>
          </table:table-cell>
          <table:table-cell office:value-type="float" office:value="4427.641" calcext:value-type="float">
            <text:p>4427.641</text:p>
          </table:table-cell>
          <table:table-cell office:value-type="float" office:value="-0.4002158" calcext:value-type="float">
            <text:p>-0.4002158</text:p>
          </table:table-cell>
          <table:table-cell office:value-type="float" office:value="4.060769" calcext:value-type="float">
            <text:p>4.060769</text:p>
          </table:table-cell>
          <table:table-cell office:value-type="float" office:value="34.55418" calcext:value-type="float">
            <text:p>34.554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22E+018" calcext:value-type="float">
            <text:p>1.23765121282422E+018</text:p>
          </table:table-cell>
          <table:table-cell office:value-type="float" office:value="3.99820391008201E+017" calcext:value-type="float">
            <text:p>3.9982039100820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58" calcext:value-type="float">
            <text:p>458</text:p>
          </table:table-cell>
          <table:table-cell office:value-type="float" office:value="4770.3" calcext:value-type="float">
            <text:p>4770.3</text:p>
          </table:table-cell>
          <table:table-cell office:value-type="float" office:value="-0.6487306" calcext:value-type="float">
            <text:p>-0.6487306</text:p>
          </table:table-cell>
          <table:table-cell office:value-type="float" office:value="4.475049" calcext:value-type="float">
            <text:p>4.475049</text:p>
          </table:table-cell>
          <table:table-cell office:value-type="float" office:value="42.9208" calcext:value-type="float">
            <text:p>42.9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767E+018" calcext:value-type="float">
            <text:p>1.23765121228767E+018</text:p>
          </table:table-cell>
          <table:table-cell office:value-type="float" office:value="3.99828637345409E+017" calcext:value-type="float">
            <text:p>3.99828637345409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88" calcext:value-type="float">
            <text:p>488</text:p>
          </table:table-cell>
          <table:table-cell office:value-type="float" office:value="5719.9" calcext:value-type="float">
            <text:p>5719.9</text:p>
          </table:table-cell>
          <table:table-cell office:value-type="float" office:value="-0.5707055" calcext:value-type="float">
            <text:p>-0.5707055</text:p>
          </table:table-cell>
          <table:table-cell office:value-type="float" office:value="4.133373" calcext:value-type="float">
            <text:p>4.133373</text:p>
          </table:table-cell>
          <table:table-cell office:value-type="float" office:value="50.18088" calcext:value-type="float">
            <text:p>50.180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951E+018" calcext:value-type="float">
            <text:p>1.23765122570951E+018</text:p>
          </table:table-cell>
          <table:table-cell office:value-type="float" office:value="3.9983303539192E+017" calcext:value-type="float">
            <text:p>3.9983303539192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04" calcext:value-type="float">
            <text:p>504</text:p>
          </table:table-cell>
          <table:table-cell office:value-type="float" office:value="5918.073" calcext:value-type="float">
            <text:p>5918.073</text:p>
          </table:table-cell>
          <table:table-cell office:value-type="float" office:value="-0.8301653" calcext:value-type="float">
            <text:p>-0.8301653</text:p>
          </table:table-cell>
          <table:table-cell office:value-type="float" office:value="4.245455" calcext:value-type="float">
            <text:p>4.245455</text:p>
          </table:table-cell>
          <table:table-cell office:value-type="float" office:value="54.05015" calcext:value-type="float">
            <text:p>54.050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089E+018" calcext:value-type="float">
            <text:p>1.23765121336089E+018</text:p>
          </table:table-cell>
          <table:table-cell office:value-type="float" office:value="3.99840182217501E+017" calcext:value-type="float">
            <text:p>3.9984018221750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30" calcext:value-type="float">
            <text:p>530</text:p>
          </table:table-cell>
          <table:table-cell office:value-type="float" office:value="4333.935" calcext:value-type="float">
            <text:p>4333.935</text:p>
          </table:table-cell>
          <table:table-cell office:value-type="float" office:value="-0.5229841" calcext:value-type="float">
            <text:p>-0.5229841</text:p>
          </table:table-cell>
          <table:table-cell office:value-type="float" office:value="4.040786" calcext:value-type="float">
            <text:p>4.040786</text:p>
          </table:table-cell>
          <table:table-cell office:value-type="float" office:value="32.27679" calcext:value-type="float">
            <text:p>32.276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41E+018" calcext:value-type="float">
            <text:p>1.23765121282441E+018</text:p>
          </table:table-cell>
          <table:table-cell office:value-type="float" office:value="3.9984293099657E+017" calcext:value-type="float">
            <text:p>3.9984293099657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40" calcext:value-type="float">
            <text:p>540</text:p>
          </table:table-cell>
          <table:table-cell office:value-type="float" office:value="6363.732" calcext:value-type="float">
            <text:p>6363.732</text:p>
          </table:table-cell>
          <table:table-cell office:value-type="float" office:value="-2.746013" calcext:value-type="float">
            <text:p>-2.746013</text:p>
          </table:table-cell>
          <table:table-cell office:value-type="float" office:value="4.016553" calcext:value-type="float">
            <text:p>4.016553</text:p>
          </table:table-cell>
          <table:table-cell office:value-type="float" office:value="37.11479" calcext:value-type="float">
            <text:p>37.114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63E+018" calcext:value-type="float">
            <text:p>1.2376598956363E+018</text:p>
          </table:table-cell>
          <table:table-cell office:value-type="float" office:value="3.99861347816335E+017" calcext:value-type="float">
            <text:p>3.99861347816335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607" calcext:value-type="float">
            <text:p>607</text:p>
          </table:table-cell>
          <table:table-cell office:value-type="float" office:value="5991.364" calcext:value-type="float">
            <text:p>5991.364</text:p>
          </table:table-cell>
          <table:table-cell office:value-type="float" office:value="-0.6245025" calcext:value-type="float">
            <text:p>-0.6245025</text:p>
          </table:table-cell>
          <table:table-cell office:value-type="float" office:value="4.102483" calcext:value-type="float">
            <text:p>4.102483</text:p>
          </table:table-cell>
          <table:table-cell office:value-type="float" office:value="40.73548" calcext:value-type="float">
            <text:p>40.735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2002E+018" calcext:value-type="float">
            <text:p>1.23765719252002E+018</text:p>
          </table:table-cell>
          <table:table-cell office:value-type="float" office:value="4.41519094697585E+017" calcext:value-type="float">
            <text:p>4.41519094697585E+017</text:p>
          </table:table-cell>
          <table:table-cell office:value-type="float" office:value="392" calcext:value-type="float">
            <text:p>392</text:p>
          </table:table-cell>
          <table:table-cell office:value-type="float" office:value="51793" calcext:value-type="float">
            <text:p>51793</text:p>
          </table:table-cell>
          <table:table-cell office:value-type="float" office:value="605" calcext:value-type="float">
            <text:p>605</text:p>
          </table:table-cell>
          <table:table-cell office:value-type="float" office:value="6716.587" calcext:value-type="float">
            <text:p>6716.587</text:p>
          </table:table-cell>
          <table:table-cell office:value-type="float" office:value="-0.08684047" calcext:value-type="float">
            <text:p>-0.08684047</text:p>
          </table:table-cell>
          <table:table-cell office:value-type="float" office:value="4.124689" calcext:value-type="float">
            <text:p>4.124689</text:p>
          </table:table-cell>
          <table:table-cell office:value-type="float" office:value="44.29704" calcext:value-type="float">
            <text:p>44.29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967E+018" calcext:value-type="float">
            <text:p>1.23766371601967E+018</text:p>
          </table:table-cell>
          <table:table-cell office:value-type="float" office:value="4.42651591690971E+017" calcext:value-type="float">
            <text:p>4.42651591690971E+017</text:p>
          </table:table-cell>
          <table:table-cell office:value-type="float" office:value="393" calcext:value-type="float">
            <text:p>393</text:p>
          </table:table-cell>
          <table:table-cell office:value-type="float" office:value="51794" calcext:value-type="float">
            <text:p>51794</text:p>
          </table:table-cell>
          <table:table-cell office:value-type="float" office:value="629" calcext:value-type="float">
            <text:p>629</text:p>
          </table:table-cell>
          <table:table-cell office:value-type="float" office:value="6273.814" calcext:value-type="float">
            <text:p>6273.814</text:p>
          </table:table-cell>
          <table:table-cell office:value-type="float" office:value="-0.3852305" calcext:value-type="float">
            <text:p>-0.3852305</text:p>
          </table:table-cell>
          <table:table-cell office:value-type="float" office:value="4.217405" calcext:value-type="float">
            <text:p>4.217405</text:p>
          </table:table-cell>
          <table:table-cell office:value-type="float" office:value="53.43801" calcext:value-type="float">
            <text:p>53.438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001954E+018" calcext:value-type="float">
            <text:p>1.23766630001954E+018</text:p>
          </table:table-cell>
          <table:table-cell office:value-type="float" office:value="4.66153928870881E+017" calcext:value-type="float">
            <text:p>4.66153928870881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114" calcext:value-type="float">
            <text:p>114</text:p>
          </table:table-cell>
          <table:table-cell office:value-type="float" office:value="5051.601" calcext:value-type="float">
            <text:p>5051.601</text:p>
          </table:table-cell>
          <table:table-cell office:value-type="float" office:value="0.1403197" calcext:value-type="float">
            <text:p>0.1403197</text:p>
          </table:table-cell>
          <table:table-cell office:value-type="float" office:value="4.306041" calcext:value-type="float">
            <text:p>4.306041</text:p>
          </table:table-cell>
          <table:table-cell office:value-type="float" office:value="55.92924" calcext:value-type="float">
            <text:p>55.929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710232E+018" calcext:value-type="float">
            <text:p>1.23765758710232E+018</text:p>
          </table:table-cell>
          <table:table-cell office:value-type="float" office:value="4.66213302498781E+017" calcext:value-type="float">
            <text:p>4.66213302498781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30" calcext:value-type="float">
            <text:p>330</text:p>
          </table:table-cell>
          <table:table-cell office:value-type="float" office:value="5272.228" calcext:value-type="float">
            <text:p>5272.228</text:p>
          </table:table-cell>
          <table:table-cell office:value-type="float" office:value="-0.03515425" calcext:value-type="float">
            <text:p>-0.03515425</text:p>
          </table:table-cell>
          <table:table-cell office:value-type="float" office:value="4.481515" calcext:value-type="float">
            <text:p>4.481515</text:p>
          </table:table-cell>
          <table:table-cell office:value-type="float" office:value="65.15779" calcext:value-type="float">
            <text:p>65.15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216657E+018" calcext:value-type="float">
            <text:p>1.23766630216657E+018</text:p>
          </table:table-cell>
          <table:table-cell office:value-type="float" office:value="4.66222923225524E+017" calcext:value-type="float">
            <text:p>4.66222923225524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65" calcext:value-type="float">
            <text:p>365</text:p>
          </table:table-cell>
          <table:table-cell office:value-type="float" office:value="4575.525" calcext:value-type="float">
            <text:p>4575.525</text:p>
          </table:table-cell>
          <table:table-cell office:value-type="float" office:value="-0.05663703" calcext:value-type="float">
            <text:p>-0.05663703</text:p>
          </table:table-cell>
          <table:table-cell office:value-type="float" office:value="4.254781" calcext:value-type="float">
            <text:p>4.254781</text:p>
          </table:table-cell>
          <table:table-cell office:value-type="float" office:value="38.81501" calcext:value-type="float">
            <text:p>38.815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969E+018" calcext:value-type="float">
            <text:p>1.23766630162969E+018</text:p>
          </table:table-cell>
          <table:table-cell office:value-type="float" office:value="4.66224572492966E+017" calcext:value-type="float">
            <text:p>4.66224572492966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71" calcext:value-type="float">
            <text:p>371</text:p>
          </table:table-cell>
          <table:table-cell office:value-type="float" office:value="6072.162" calcext:value-type="float">
            <text:p>6072.162</text:p>
          </table:table-cell>
          <table:table-cell office:value-type="float" office:value="-0.5453218" calcext:value-type="float">
            <text:p>-0.5453218</text:p>
          </table:table-cell>
          <table:table-cell office:value-type="float" office:value="4.192897" calcext:value-type="float">
            <text:p>4.192897</text:p>
          </table:table-cell>
          <table:table-cell office:value-type="float" office:value="36.71651" calcext:value-type="float">
            <text:p>36.71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8473E+018" calcext:value-type="float">
            <text:p>1.23765127188473E+018</text:p>
          </table:table-cell>
          <table:table-cell office:value-type="float" office:value="4.96615898501638E+017" calcext:value-type="float">
            <text:p>4.96615898501638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42" calcext:value-type="float">
            <text:p>342</text:p>
          </table:table-cell>
          <table:table-cell office:value-type="float" office:value="6030.712" calcext:value-type="float">
            <text:p>6030.712</text:p>
          </table:table-cell>
          <table:table-cell office:value-type="float" office:value="-0.3793778" calcext:value-type="float">
            <text:p>-0.3793778</text:p>
          </table:table-cell>
          <table:table-cell office:value-type="float" office:value="4.028721" calcext:value-type="float">
            <text:p>4.028721</text:p>
          </table:table-cell>
          <table:table-cell office:value-type="float" office:value="30.91579" calcext:value-type="float">
            <text:p>30.91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8467E+018" calcext:value-type="float">
            <text:p>1.23765127188467E+018</text:p>
          </table:table-cell>
          <table:table-cell office:value-type="float" office:value="4.96616173379545E+017" calcext:value-type="float">
            <text:p>4.96616173379545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43" calcext:value-type="float">
            <text:p>343</text:p>
          </table:table-cell>
          <table:table-cell office:value-type="float" office:value="8125.444" calcext:value-type="float">
            <text:p>8125.444</text:p>
          </table:table-cell>
          <table:table-cell office:value-type="float" office:value="-1.710346" calcext:value-type="float">
            <text:p>-1.710346</text:p>
          </table:table-cell>
          <table:table-cell office:value-type="float" office:value="4.077567" calcext:value-type="float">
            <text:p>4.077567</text:p>
          </table:table-cell>
          <table:table-cell office:value-type="float" office:value="56.02946" calcext:value-type="float">
            <text:p>56.029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038E+018" calcext:value-type="float">
            <text:p>1.23765125202038E+018</text:p>
          </table:table-cell>
          <table:table-cell office:value-type="float" office:value="4.96673897740003E+017" calcext:value-type="float">
            <text:p>4.96673897740003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553" calcext:value-type="float">
            <text:p>553</text:p>
          </table:table-cell>
          <table:table-cell office:value-type="float" office:value="6363.202" calcext:value-type="float">
            <text:p>6363.202</text:p>
          </table:table-cell>
          <table:table-cell office:value-type="float" office:value="-0.4214307" calcext:value-type="float">
            <text:p>-0.4214307</text:p>
          </table:table-cell>
          <table:table-cell office:value-type="float" office:value="4.097678" calcext:value-type="float">
            <text:p>4.097678</text:p>
          </table:table-cell>
          <table:table-cell office:value-type="float" office:value="51.3437" calcext:value-type="float">
            <text:p>51.34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677E+018" calcext:value-type="float">
            <text:p>1.23765125094677E+018</text:p>
          </table:table-cell>
          <table:table-cell office:value-type="float" office:value="4.96692864315582E+017" calcext:value-type="float">
            <text:p>4.96692864315582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622" calcext:value-type="float">
            <text:p>622</text:p>
          </table:table-cell>
          <table:table-cell office:value-type="float" office:value="6278.351" calcext:value-type="float">
            <text:p>6278.351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4.086035" calcext:value-type="float">
            <text:p>4.086035</text:p>
          </table:table-cell>
          <table:table-cell office:value-type="float" office:value="41.64449" calcext:value-type="float">
            <text:p>41.644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395E+018" calcext:value-type="float">
            <text:p>1.23765149522395E+018</text:p>
          </table:table-cell>
          <table:table-cell office:value-type="float" office:value="4.97677752091044E+017" calcext:value-type="float">
            <text:p>4.97677752091044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09" calcext:value-type="float">
            <text:p>109</text:p>
          </table:table-cell>
          <table:table-cell office:value-type="float" office:value="4510.805" calcext:value-type="float">
            <text:p>4510.805</text:p>
          </table:table-cell>
          <table:table-cell office:value-type="float" office:value="-0.406022" calcext:value-type="float">
            <text:p>-0.406022</text:p>
          </table:table-cell>
          <table:table-cell office:value-type="float" office:value="4.156883" calcext:value-type="float">
            <text:p>4.156883</text:p>
          </table:table-cell>
          <table:table-cell office:value-type="float" office:value="45.74858" calcext:value-type="float">
            <text:p>45.748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6063E+018" calcext:value-type="float">
            <text:p>1.23765149576063E+018</text:p>
          </table:table-cell>
          <table:table-cell office:value-type="float" office:value="4.97692045742205E+017" calcext:value-type="float">
            <text:p>4.97692045742205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61" calcext:value-type="float">
            <text:p>161</text:p>
          </table:table-cell>
          <table:table-cell office:value-type="float" office:value="6189.4" calcext:value-type="float">
            <text:p>6189.4</text:p>
          </table:table-cell>
          <table:table-cell office:value-type="float" office:value="-1.69538" calcext:value-type="float">
            <text:p>-1.69538</text:p>
          </table:table-cell>
          <table:table-cell office:value-type="float" office:value="4.051929" calcext:value-type="float">
            <text:p>4.051929</text:p>
          </table:table-cell>
          <table:table-cell office:value-type="float" office:value="47.97472" calcext:value-type="float">
            <text:p>47.97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6069E+018" calcext:value-type="float">
            <text:p>1.23765149576069E+018</text:p>
          </table:table-cell>
          <table:table-cell office:value-type="float" office:value="4.97694519643367E+017" calcext:value-type="float">
            <text:p>4.97694519643367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70" calcext:value-type="float">
            <text:p>170</text:p>
          </table:table-cell>
          <table:table-cell office:value-type="float" office:value="5854.944" calcext:value-type="float">
            <text:p>5854.944</text:p>
          </table:table-cell>
          <table:table-cell office:value-type="float" office:value="-0.6275531" calcext:value-type="float">
            <text:p>-0.6275531</text:p>
          </table:table-cell>
          <table:table-cell office:value-type="float" office:value="4.163136" calcext:value-type="float">
            <text:p>4.163136</text:p>
          </table:table-cell>
          <table:table-cell office:value-type="float" office:value="34.43892" calcext:value-type="float">
            <text:p>34.43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972E+018" calcext:value-type="float">
            <text:p>1.23765127295972E+018</text:p>
          </table:table-cell>
          <table:table-cell office:value-type="float" office:value="4.97702216224762E+017" calcext:value-type="float">
            <text:p>4.97702216224762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98" calcext:value-type="float">
            <text:p>198</text:p>
          </table:table-cell>
          <table:table-cell office:value-type="float" office:value="6587.687" calcext:value-type="float">
            <text:p>6587.687</text:p>
          </table:table-cell>
          <table:table-cell office:value-type="float" office:value="-0.4329152" calcext:value-type="float">
            <text:p>-0.4329152</text:p>
          </table:table-cell>
          <table:table-cell office:value-type="float" office:value="4.145287" calcext:value-type="float">
            <text:p>4.145287</text:p>
          </table:table-cell>
          <table:table-cell office:value-type="float" office:value="49.46436" calcext:value-type="float">
            <text:p>49.464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3333E+018" calcext:value-type="float">
            <text:p>1.23765127403333E+018</text:p>
          </table:table-cell>
          <table:table-cell office:value-type="float" office:value="4.9774647156778E+017" calcext:value-type="float">
            <text:p>4.9774647156778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359" calcext:value-type="float">
            <text:p>359</text:p>
          </table:table-cell>
          <table:table-cell office:value-type="float" office:value="5859.023" calcext:value-type="float">
            <text:p>5859.023</text:p>
          </table:table-cell>
          <table:table-cell office:value-type="float" office:value="-1.005343" calcext:value-type="float">
            <text:p>-1.005343</text:p>
          </table:table-cell>
          <table:table-cell office:value-type="float" office:value="4.175814" calcext:value-type="float">
            <text:p>4.175814</text:p>
          </table:table-cell>
          <table:table-cell office:value-type="float" office:value="41.55878" calcext:value-type="float">
            <text:p>41.5587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6418185E+018" calcext:value-type="float">
            <text:p>1.23765366418185E+018</text:p>
          </table:table-cell>
          <table:table-cell office:value-type="float" office:value="5.34843995281451E+017" calcext:value-type="float">
            <text:p>5.34843995281451E+017</text:p>
          </table:table-cell>
          <table:table-cell office:value-type="float" office:value="475" calcext:value-type="float">
            <text:p>475</text:p>
          </table:table-cell>
          <table:table-cell office:value-type="float" office:value="51965" calcext:value-type="float">
            <text:p>51965</text:p>
          </table:table-cell>
          <table:table-cell office:value-type="float" office:value="151" calcext:value-type="float">
            <text:p>151</text:p>
          </table:table-cell>
          <table:table-cell office:value-type="float" office:value="5969.914" calcext:value-type="float">
            <text:p>5969.914</text:p>
          </table:table-cell>
          <table:table-cell office:value-type="float" office:value="-0.5964825" calcext:value-type="float">
            <text:p>-0.5964825</text:p>
          </table:table-cell>
          <table:table-cell office:value-type="float" office:value="4.034951" calcext:value-type="float">
            <text:p>4.034951</text:p>
          </table:table-cell>
          <table:table-cell office:value-type="float" office:value="43.03855" calcext:value-type="float">
            <text:p>43.03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689E+018" calcext:value-type="float">
            <text:p>1.23765175345689E+018</text:p>
          </table:table-cell>
          <table:table-cell office:value-type="float" office:value="5.34854440641915E+017" calcext:value-type="float">
            <text:p>5.34854440641915E+017</text:p>
          </table:table-cell>
          <table:table-cell office:value-type="float" office:value="475" calcext:value-type="float">
            <text:p>475</text:p>
          </table:table-cell>
          <table:table-cell office:value-type="float" office:value="51965" calcext:value-type="float">
            <text:p>51965</text:p>
          </table:table-cell>
          <table:table-cell office:value-type="float" office:value="189" calcext:value-type="float">
            <text:p>189</text:p>
          </table:table-cell>
          <table:table-cell office:value-type="float" office:value="5838.89" calcext:value-type="float">
            <text:p>5838.89</text:p>
          </table:table-cell>
          <table:table-cell office:value-type="float" office:value="-2.043239" calcext:value-type="float">
            <text:p>-2.043239</text:p>
          </table:table-cell>
          <table:table-cell office:value-type="float" office:value="4.013845" calcext:value-type="float">
            <text:p>4.013845</text:p>
          </table:table-cell>
          <table:table-cell office:value-type="float" office:value="30.43736" calcext:value-type="float">
            <text:p>30.43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83E+018" calcext:value-type="float">
            <text:p>1.2376517534683E+018</text:p>
          </table:table-cell>
          <table:table-cell office:value-type="float" office:value="5.73090788993427E+017" calcext:value-type="float">
            <text:p>5.73090788993427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28" calcext:value-type="float">
            <text:p>28</text:p>
          </table:table-cell>
          <table:table-cell office:value-type="float" office:value="6262.421" calcext:value-type="float">
            <text:p>6262.421</text:p>
          </table:table-cell>
          <table:table-cell office:value-type="float" office:value="-1.555613" calcext:value-type="float">
            <text:p>-1.555613</text:p>
          </table:table-cell>
          <table:table-cell office:value-type="float" office:value="4.219908" calcext:value-type="float">
            <text:p>4.219908</text:p>
          </table:table-cell>
          <table:table-cell office:value-type="float" office:value="33.66566" calcext:value-type="float">
            <text:p>33.665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562E+018" calcext:value-type="float">
            <text:p>1.23765402871562E+018</text:p>
          </table:table-cell>
          <table:table-cell office:value-type="float" office:value="5.73162257249233E+017" calcext:value-type="float">
            <text:p>5.73162257249233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288" calcext:value-type="float">
            <text:p>288</text:p>
          </table:table-cell>
          <table:table-cell office:value-type="float" office:value="5769.219" calcext:value-type="float">
            <text:p>5769.219</text:p>
          </table:table-cell>
          <table:table-cell office:value-type="float" office:value="-1.689941" calcext:value-type="float">
            <text:p>-1.689941</text:p>
          </table:table-cell>
          <table:table-cell office:value-type="float" office:value="4.220084" calcext:value-type="float">
            <text:p>4.220084</text:p>
          </table:table-cell>
          <table:table-cell office:value-type="float" office:value="40.85403" calcext:value-type="float">
            <text:p>40.8540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507793E+018" calcext:value-type="float">
            <text:p>1.23765175507793E+018</text:p>
          </table:table-cell>
          <table:table-cell office:value-type="float" office:value="5.73176276022487E+017" calcext:value-type="float">
            <text:p>5.73176276022487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339" calcext:value-type="float">
            <text:p>339</text:p>
          </table:table-cell>
          <table:table-cell office:value-type="float" office:value="6224.208" calcext:value-type="float">
            <text:p>6224.208</text:p>
          </table:table-cell>
          <table:table-cell office:value-type="float" office:value="-0.9102551" calcext:value-type="float">
            <text:p>-0.9102551</text:p>
          </table:table-cell>
          <table:table-cell office:value-type="float" office:value="4.033946" calcext:value-type="float">
            <text:p>4.033946</text:p>
          </table:table-cell>
          <table:table-cell office:value-type="float" office:value="31.04214" calcext:value-type="float">
            <text:p>31.04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687E+018" calcext:value-type="float">
            <text:p>1.23765402871687E+018</text:p>
          </table:table-cell>
          <table:table-cell office:value-type="float" office:value="5.74221087064222E+017" calcext:value-type="float">
            <text:p>5.74221087064222E+017</text:p>
          </table:table-cell>
          <table:table-cell office:value-type="float" office:value="510" calcext:value-type="float">
            <text:p>510</text:p>
          </table:table-cell>
          <table:table-cell office:value-type="float" office:value="52381" calcext:value-type="float">
            <text:p>52381</text:p>
          </table:table-cell>
          <table:table-cell office:value-type="float" office:value="44" calcext:value-type="float">
            <text:p>44</text:p>
          </table:table-cell>
          <table:table-cell office:value-type="float" office:value="6222.159" calcext:value-type="float">
            <text:p>6222.159</text:p>
          </table:table-cell>
          <table:table-cell office:value-type="float" office:value="-1.497249" calcext:value-type="float">
            <text:p>-1.497249</text:p>
          </table:table-cell>
          <table:table-cell office:value-type="float" office:value="4.128634" calcext:value-type="float">
            <text:p>4.128634</text:p>
          </table:table-cell>
          <table:table-cell office:value-type="float" office:value="35.43253" calcext:value-type="float">
            <text:p>35.432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558027E+018" calcext:value-type="float">
            <text:p>1.23767370558027E+018</text:p>
          </table:table-cell>
          <table:table-cell office:value-type="float" office:value="6.14839242664733E+017" calcext:value-type="float">
            <text:p>6.14839242664733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356" calcext:value-type="float">
            <text:p>356</text:p>
          </table:table-cell>
          <table:table-cell office:value-type="float" office:value="5978.531" calcext:value-type="float">
            <text:p>5978.531</text:p>
          </table:table-cell>
          <table:table-cell office:value-type="float" office:value="-0.5113592" calcext:value-type="float">
            <text:p>-0.5113592</text:p>
          </table:table-cell>
          <table:table-cell office:value-type="float" office:value="4.158256" calcext:value-type="float">
            <text:p>4.158256</text:p>
          </table:table-cell>
          <table:table-cell office:value-type="float" office:value="31.05588" calcext:value-type="float">
            <text:p>31.05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11753E+018" calcext:value-type="float">
            <text:p>1.23767370611753E+018</text:p>
          </table:table-cell>
          <table:table-cell office:value-type="float" office:value="6.14845015100779E+017" calcext:value-type="float">
            <text:p>6.14845015100779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377" calcext:value-type="float">
            <text:p>377</text:p>
          </table:table-cell>
          <table:table-cell office:value-type="float" office:value="6550.655" calcext:value-type="float">
            <text:p>6550.655</text:p>
          </table:table-cell>
          <table:table-cell office:value-type="float" office:value="-0.5554042" calcext:value-type="float">
            <text:p>-0.5554042</text:p>
          </table:table-cell>
          <table:table-cell office:value-type="float" office:value="4.030893" calcext:value-type="float">
            <text:p>4.030893</text:p>
          </table:table-cell>
          <table:table-cell office:value-type="float" office:value="31.15792" calcext:value-type="float">
            <text:p>31.15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11773E+018" calcext:value-type="float">
            <text:p>1.23767370611773E+018</text:p>
          </table:table-cell>
          <table:table-cell office:value-type="float" office:value="6.14855185583335E+017" calcext:value-type="float">
            <text:p>6.14855185583335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414" calcext:value-type="float">
            <text:p>414</text:p>
          </table:table-cell>
          <table:table-cell office:value-type="float" office:value="5994.797" calcext:value-type="float">
            <text:p>5994.797</text:p>
          </table:table-cell>
          <table:table-cell office:value-type="float" office:value="-1.149672" calcext:value-type="float">
            <text:p>-1.149672</text:p>
          </table:table-cell>
          <table:table-cell office:value-type="float" office:value="4.256976" calcext:value-type="float">
            <text:p>4.256976</text:p>
          </table:table-cell>
          <table:table-cell office:value-type="float" office:value="40.63451" calcext:value-type="float">
            <text:p>40.634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164206E+018" calcext:value-type="float">
            <text:p>1.23765439164206E+018</text:p>
          </table:table-cell>
          <table:table-cell office:value-type="float" office:value="6.14867005333334E+017" calcext:value-type="float">
            <text:p>6.14867005333334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457" calcext:value-type="float">
            <text:p>457</text:p>
          </table:table-cell>
          <table:table-cell office:value-type="float" office:value="8444.257" calcext:value-type="float">
            <text:p>8444.257</text:p>
          </table:table-cell>
          <table:table-cell office:value-type="float" office:value="-2.142067" calcext:value-type="float">
            <text:p>-2.142067</text:p>
          </table:table-cell>
          <table:table-cell office:value-type="float" office:value="4.365234" calcext:value-type="float">
            <text:p>4.365234</text:p>
          </table:table-cell>
          <table:table-cell office:value-type="float" office:value="33.91397" calcext:value-type="float">
            <text:p>33.913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65493E+018" calcext:value-type="float">
            <text:p>1.23767370665493E+018</text:p>
          </table:table-cell>
          <table:table-cell office:value-type="float" office:value="6.14896692147284E+017" calcext:value-type="float">
            <text:p>6.14896692147284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565" calcext:value-type="float">
            <text:p>565</text:p>
          </table:table-cell>
          <table:table-cell office:value-type="float" office:value="6060.25" calcext:value-type="float">
            <text:p>6060.25</text:p>
          </table:table-cell>
          <table:table-cell office:value-type="float" office:value="-0.9139366" calcext:value-type="float">
            <text:p>-0.9139366</text:p>
          </table:table-cell>
          <table:table-cell office:value-type="float" office:value="4.193806" calcext:value-type="float">
            <text:p>4.193806</text:p>
          </table:table-cell>
          <table:table-cell office:value-type="float" office:value="39.94399" calcext:value-type="float">
            <text:p>39.94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039E+018" calcext:value-type="float">
            <text:p>1.23765438573039E+018</text:p>
          </table:table-cell>
          <table:table-cell office:value-type="float" office:value="6.14914559211235E+017" calcext:value-type="float">
            <text:p>6.14914559211235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630" calcext:value-type="float">
            <text:p>630</text:p>
          </table:table-cell>
          <table:table-cell office:value-type="float" office:value="6391.691" calcext:value-type="float">
            <text:p>6391.691</text:p>
          </table:table-cell>
          <table:table-cell office:value-type="float" office:value="-0.5400639" calcext:value-type="float">
            <text:p>-0.5400639</text:p>
          </table:table-cell>
          <table:table-cell office:value-type="float" office:value="4.006703" calcext:value-type="float">
            <text:p>4.006703</text:p>
          </table:table-cell>
          <table:table-cell office:value-type="float" office:value="51.77003" calcext:value-type="float">
            <text:p>51.770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09883E+018" calcext:value-type="float">
            <text:p>1.23765182109883E+018</text:p>
          </table:table-cell>
          <table:table-cell office:value-type="float" office:value="6.5756103922263E+017" calcext:value-type="float">
            <text:p>6.5756103922263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129" calcext:value-type="float">
            <text:p>129</text:p>
          </table:table-cell>
          <table:table-cell office:value-type="float" office:value="6047.563" calcext:value-type="float">
            <text:p>6047.563</text:p>
          </table:table-cell>
          <table:table-cell office:value-type="float" office:value="-1.188394" calcext:value-type="float">
            <text:p>-1.188394</text:p>
          </table:table-cell>
          <table:table-cell office:value-type="float" office:value="4.10439" calcext:value-type="float">
            <text:p>4.10439</text:p>
          </table:table-cell>
          <table:table-cell office:value-type="float" office:value="40.44127" calcext:value-type="float">
            <text:p>40.441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049E+018" calcext:value-type="float">
            <text:p>1.23765488020049E+018</text:p>
          </table:table-cell>
          <table:table-cell office:value-type="float" office:value="6.57572584094722E+017" calcext:value-type="float">
            <text:p>6.57572584094722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171" calcext:value-type="float">
            <text:p>171</text:p>
          </table:table-cell>
          <table:table-cell office:value-type="float" office:value="5439.267" calcext:value-type="float">
            <text:p>5439.267</text:p>
          </table:table-cell>
          <table:table-cell office:value-type="float" office:value="-0.7178387" calcext:value-type="float">
            <text:p>-0.7178387</text:p>
          </table:table-cell>
          <table:table-cell office:value-type="float" office:value="4.35761" calcext:value-type="float">
            <text:p>4.35761</text:p>
          </table:table-cell>
          <table:table-cell office:value-type="float" office:value="35.65263" calcext:value-type="float">
            <text:p>35.652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12743E+018" calcext:value-type="float">
            <text:p>1.2376548812743E+018</text:p>
          </table:table-cell>
          <table:table-cell office:value-type="float" office:value="6.57671265263315E+017" calcext:value-type="float">
            <text:p>6.57671265263315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530" calcext:value-type="float">
            <text:p>530</text:p>
          </table:table-cell>
          <table:table-cell office:value-type="float" office:value="5596.807" calcext:value-type="float">
            <text:p>5596.807</text:p>
          </table:table-cell>
          <table:table-cell office:value-type="float" office:value="-0.3186234" calcext:value-type="float">
            <text:p>-0.3186234</text:p>
          </table:table-cell>
          <table:table-cell office:value-type="float" office:value="4.107831" calcext:value-type="float">
            <text:p>4.107831</text:p>
          </table:table-cell>
          <table:table-cell office:value-type="float" office:value="45.00311" calcext:value-type="float">
            <text:p>45.00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240462E+018" calcext:value-type="float">
            <text:p>1.23765574240462E+018</text:p>
          </table:table-cell>
          <table:table-cell office:value-type="float" office:value="6.57691331350522E+017" calcext:value-type="float">
            <text:p>6.57691331350522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603" calcext:value-type="float">
            <text:p>603</text:p>
          </table:table-cell>
          <table:table-cell office:value-type="float" office:value="5971.207" calcext:value-type="float">
            <text:p>5971.207</text:p>
          </table:table-cell>
          <table:table-cell office:value-type="float" office:value="-2.000803" calcext:value-type="float">
            <text:p>-2.000803</text:p>
          </table:table-cell>
          <table:table-cell office:value-type="float" office:value="4.096031" calcext:value-type="float">
            <text:p>4.096031</text:p>
          </table:table-cell>
          <table:table-cell office:value-type="float" office:value="44.34971" calcext:value-type="float">
            <text:p>44.34971</text:p>
          </table:table-cell>
          <table:table-cell office:value-type="string" calcext:value-type="string">
            <text:p>nnn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3:28:12.233822314</meta:creation-date>
    <dc:date>2024-12-02T00:43:35.634128962</dc:date>
    <meta:editing-duration>PT1H15M24S</meta:editing-duration>
    <meta:editing-cycles>2</meta:editing-cycles>
    <meta:generator>LibreOffice/24.2.6.2$Linux_X86_64 LibreOffice_project/420$Build-2</meta:generator>
    <meta:document-statistic meta:table-count="1" meta:cell-count="20010" meta:object-count="0"/>
  </office:meta>
</office:document-meta>
</file>